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Sheet1.xml" manifest:media-type="text/xml"/>
  <manifest:file-entry manifest:full-path="Basic/Standard/Sheet2.xml" manifest:media-type="text/xml"/>
  <manifest:file-entry manifest:full-path="Basic/Standard/script-lb.xml" manifest:media-type="text/xml"/>
  <manifest:file-entry manifest:full-path="Basic/VBAProject/Module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Sheet1.xml" manifest:media-type="text/xml"/>
  <manifest:file-entry manifest:full-path="Basic/VBAProject/Sheet2.xml" manifest:media-type="text/xml"/>
  <manifest:file-entry manifest:full-path="Basic/VBAProject/Tools.xml" manifest:media-type="text/xml"/>
  <manifest:file-entry manifest:full-path="Basic/script-lc.xml" manifest:media-type="text/xml"/>
  <manifest:file-entry manifest:full-path="meta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Pictures/100000010000020600000102D1BF4897.png" manifest:media-type="image/png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118in"/>
    </style:style>
    <style:style style:name="co2" style:family="table-column">
      <style:table-column-properties fo:break-before="auto" style:column-width="0.5409in"/>
    </style:style>
    <style:style style:name="co3" style:family="table-column">
      <style:table-column-properties fo:break-before="auto" style:column-width="5.331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9417in"/>
    </style:style>
    <style:style style:name="co6" style:family="table-column">
      <style:table-column-properties fo:break-before="auto" style:column-width="1.0693in"/>
    </style:style>
    <style:style style:name="co7" style:family="table-column">
      <style:table-column-properties fo:break-before="auto" style:column-width="1.6201in"/>
    </style:style>
    <style:style style:name="co8" style:family="table-column">
      <style:table-column-properties fo:break-before="auto" style:column-width="1.0917in"/>
    </style:style>
    <style:style style:name="co9" style:family="table-column">
      <style:table-column-properties fo:break-before="auto" style:column-width="0.9366in"/>
    </style:style>
    <style:style style:name="co10" style:family="table-column">
      <style:table-column-properties fo:break-before="auto" style:column-width="0.6693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770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Data">
      <style:table-properties table:display="true" style:writing-mode="lr-tb"/>
    </style:style>
    <style:style style:name="ta3" style:family="table" style:master-page-name="PageStyle_5f_Plot_20_Template">
      <style:table-properties table:display="true" style:writing-mode="lr-tb"/>
    </style:style>
    <style:style style:name="ta4" style:family="table" style:master-page-name="PageStyle_5f_Plot_20_Template">
      <style:table-properties table:display="fals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5" style:family="table-cell" style:parent-style-name="Default">
      <style:table-cell-properties style:vertical-align="middle"/>
    </style:style>
    <style:style style:name="ce10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 style:data-style-name="N37">
      <style:table-cell-properties style:vertical-align="middle"/>
    </style:style>
    <style:style style:name="ce13" style:family="table-cell" style:parent-style-name="Default">
      <style:table-cell-properties fo:wrap-option="wrap" style:vertical-align="middle"/>
    </style:style>
    <style:style style:name="ce2" style:family="table-cell" style:parent-style-name="Default">
      <style:text-properties fo:font-weight="bold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 style:data-style-name="N172"/>
    <style:style style:name="ce8" style:family="table-cell" style:parent-style-name="Default" style:data-style-name="N133">
      <style:table-cell-properties style:rotation-align="none"/>
    </style:style>
    <style:style style:name="ce9" style:family="table-cell" style:parent-style-name="Default" style:data-style-name="N133">
      <style:text-properties fo:font-weight="bold"/>
    </style:style>
    <style:style style:name="ce25" style:family="table-cell" style:parent-style-name="Default" style:data-style-name="N133">
      <style:text-properties fo:font-weight="bold" style:font-weight-asian="bold" style:font-weight-complex="bold"/>
    </style:style>
    <style:style style:name="ce11" style:family="table-cell" style:parent-style-name="Default" style:data-style-name="N133"/>
    <style:style style:name="ce28" style:family="table-cell" style:parent-style-name="Default" style:data-style-name="N173"/>
    <style:style style:name="ce29" style:family="table-cell" style:parent-style-name="Default" style:data-style-name="N173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0" style:family="table-cell" style:parent-style-name="Default" style:data-style-name="N173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Default" style:data-style-name="N172">
      <style:table-cell-properties style:rotation-align="none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 style:data-style-name="N173">
      <style:table-cell-properties style:rotation-align="none"/>
    </style:style>
    <style:style style:name="gr1" style:family="graphic" style:parent-style-name="Default">
      <style:graphic-properties draw:textarea-vertical-align="middle" fo:background-color="#ece9d8" loext:decorative="false"/>
      <style:text-properties fo:color="#000000" style:text-line-through-style="none" style:text-line-through-type="none" fo:font-family="Calibri" fo:font-size="11pt" fo:font-style="normal" style:text-underline-style="none" fo:font-weight="normal"/>
    </style:style>
    <style:style style:name="gr2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gr3" style:family="graphic" style:parent-style-name="Default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 loext:decorative="false"/>
      <style:paragraph-properties fo:text-align="center"/>
      <style:text-properties fo:font-size="18pt"/>
    </style:style>
    <style:style style:name="P1" style:family="paragraph">
      <style:paragraph-properties fo:text-align="center"/>
      <style:text-properties fo:color="#000000" style:text-line-through-style="none" style:text-line-through-type="none" fo:font-family="Calibri" fo:font-size="11pt" fo:font-style="normal" style:text-underline-style="none" fo:font-weight="normal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Notes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13"/>
        <table:table-column table:style-name="co4" table:number-columns-repeated="61" table:default-cell-style-name="ce5"/>
        <table:table-row table:style-name="ro1">
          <table:table-cell table:style-name="ce1" office:value-type="string" calcext:value-type="string">
            <text:p>PlotLogFile</text:p>
          </table:table-cell>
          <table:table-cell office:value-type="string" calcext:value-type="string">
            <text:p>v. 1.1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This macro has been verified to work quickly in Calc Version: 6.4.4.2 (x64).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he macro is slow using plots showing data points (as opposed to just showing lines) in Calc 6.4.3.2.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10" office:value-type="string" calcext:value-type="string">
            <text:p>Directions:</text:p>
          </table:table-cell>
          <table:table-cell table:number-columns-repeated="6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 the “Data” tab, click the “Load Log File” button to select a log file to load. <text:s/>Any old data on the “Data” tab will be removed, and the data from the selected log file will be loaded on the Data tab. <text:s/>See below for specifications for the Log File Format.</text:p>
          </table:table-cell>
          <table:table-cell table:number-columns-repeated="61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djust the filters in row 3 to select one Subsystem, and if needed selection one Action.</text:p>
          </table:table-cell>
          <table:table-cell table:number-columns-repeated="61"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elect (highlight) the rows to plot. <text:s/>You can select entire rows, a single column within the rows, or any part of the rows, but in all cases the entire row will be used for the plot. <text:s/>Some helpful keyboard shortcuts:</text:p>
          </table:table-cell>
          <table:table-cell table:number-columns-repeated="61"/>
        </table:table-row>
        <table:table-row table:style-name="ro3">
          <table:table-cell table:number-columns-repeated="2"/>
          <table:table-cell office:value-type="string" calcext:value-type="string">
            <text:p>[Ctrl]+Up Arrow or Down Arrow: <text:s/>Go up or down to the end of the current “block” of cells or to the beginning of the next “block” of cells.</text:p>
          </table:table-cell>
          <table:table-cell table:number-columns-repeated="61"/>
        </table:table-row>
        <table:table-row table:style-name="ro4">
          <table:table-cell table:number-columns-repeated="2"/>
          <table:table-cell office:value-type="string" calcext:value-type="string">
            <text:p>[Ctrl]+[Shift]+Up Arrow or Down Arrow: <text:s/>From the current cell, select up or down to the end of the current “block” of cells or to the beginning of the next “block” of cells.</text:p>
          </table:table-cell>
          <table:table-cell table:number-columns-repeated="61"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lick the “Plot Selected Data” button. <text:s/>A new plot tab will be created with a plot of the selected data.</text:p>
          </table:table-cell>
          <table:table-cell table:number-columns-repeated="61"/>
        </table:table-row>
        <table:table-row table:style-name="ro1" table:number-rows-repeated="6">
          <table:table-cell table:number-columns-repeated="64"/>
        </table:table-row>
        <table:table-row table:style-name="ro1">
          <table:table-cell table:style-name="ce10" office:value-type="string" calcext:value-type="string">
            <text:p>Log file format</text:p>
          </table:table-cell>
          <table:table-cell table:number-columns-repeated="6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g files are CSV files.</text:p>
          </table:table-cell>
          <table:table-cell table:number-columns-repeated="6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ach row in the log file is a single record.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Column 1 = the timestamp for the record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Column 2 = the subsystem that generated the record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Column 3 = the action being recorded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Columns 4, 5 = the first parameter name, value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Additions columns are additional parameters = name2, value2, name3, value3, etc</text:p>
          </table:table-cell>
          <table:table-cell table:number-columns-repeated="61"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or a given Subsystem/Action, the number of parameters and parameter names should be the same. <text:s/>However, for different Subsystems or different Actions, the parameters can vary.</text:p>
          </table:table-cell>
          <table:table-cell table:number-columns-repeated="61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1">This macro sets the relative time (in seconds)</text:span> in column A to start at the first record with Action (column 3) = “Mode Init”.  Rows before the Mode Init also are labeled with relative time (t&lt;0).  If “Mode Init” is not found, then t=0 starts with the first row in the log file.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10" office:value-type="string" calcext:value-type="string">
            <text:p>Version history:</text:p>
          </table:table-cell>
          <table:table-cell table:number-columns-repeated="63"/>
        </table:table-row>
        <table:table-row table:style-name="ro1">
          <table:table-cell table:style-name="ce12" office:value-type="date" office:date-value="2020-05-24" calcext:value-type="date">
            <text:p>05/24/20</text:p>
          </table:table-cell>
          <table:table-cell office:value-type="string" calcext:value-type="string">
            <text:p>v. 1.0</text:p>
          </table:table-cell>
          <table:table-cell office:value-type="string" calcext:value-type="string">
            <text:p>Initial release!</text:p>
          </table:table-cell>
          <table:table-cell table:number-columns-repeated="61"/>
        </table:table-row>
        <table:table-row table:style-name="ro4">
          <table:table-cell table:style-name="ce12" office:value-type="date" office:date-value="2021-01-24" calcext:value-type="date">
            <text:p>01/24/21</text:p>
          </table:table-cell>
          <table:table-cell office:value-type="string" calcext:value-type="string">
            <text:p>v. 1.1</text:p>
          </table:table-cell>
          <table:table-cell office:value-type="string" calcext:value-type="string">
            <text:p>Changed column A (Elapsed time) from timestamps (unit = days) to seconds. <text:s/>Ensures that column A is always filled in for all rows, so that plots are built correctly regardless if the robot was enabled.</text:p>
          </table:table-cell>
          <table:table-cell table:number-columns-repeated="61"/>
        </table:table-row>
        <table:table-row table:style-name="ro1" table:number-rows-repeated="104854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ata" table:style-name="ta2">
        <office:forms form:automatic-focus="false" form:apply-design-mode="false">
          <form:form form:name="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Button 2" form:control-implementation="ooo:com.sun.star.form.component.CommandButton" xml:id="control1" form:id="control1" form:label="Load Log File" form:printable="false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VBAProject.Module1.LoadLogFile?language=Basic&amp;location=document" xlink:type="simple"/>
              </office:event-listeners>
            </form:button>
            <form:button form:name="Button 3" form:control-implementation="ooo:com.sun.star.form.component.CommandButton" xml:id="control2" form:id="control2" form:label="Plot Selected Data" form:printable="false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VBAProject.Module1.PlotData?language=Basic&amp;location=document" xlink:type="simple"/>
              </office:event-listeners>
            </form:button>
          </form:form>
        </office:forms>
        <table:shapes>
          <draw:control draw:z-index="0" draw:style-name="gr1" draw:text-style-name="P1" svg:width="2.2709in" svg:height="0.5728in" svg:x="0.0728in" svg:y="0.25in" draw:control="control1"/>
          <draw:control draw:z-index="1" draw:style-name="gr1" draw:text-style-name="P1" svg:width="2.0992in" svg:height="0.5728in" svg:x="2.3854in" svg:y="0.25in" draw:control="control2"/>
        </table:shapes>
        <table:table-column table:style-name="co5" table:default-cell-style-name="Default"/>
        <table:table-column table:style-name="co6" table:default-cell-style-name="ce11"/>
        <table:table-column table:style-name="co7" table:default-cell-style-name="Default"/>
        <table:table-column table:style-name="co8" table:default-cell-style-name="Default"/>
        <table:table-column table:style-name="co4" table:number-columns-repeated="16380" table:default-cell-style-name="Default"/>
        <table:table-row table:style-name="ro1">
          <table:table-cell/>
          <table:table-cell table:style-name="ce8" office:value-type="date" office:date-value="2024-10-27T13:37:34.701" calcext:value-type="date">
            <text:p>10/27/24 13:37</text:p>
          </table:table-cell>
          <table:table-cell table:number-columns-repeated="16382"/>
        </table:table-row>
        <table:table-row table:style-name="ro5">
          <table:table-cell table:style-name="ce2"/>
          <table:table-cell table:style-name="ce9"/>
          <table:table-cell table:style-name="ce2" table:number-columns-repeated="2"/>
          <table:table-cell table:number-columns-repeated="16380"/>
        </table:table-row>
        <table:table-row table:style-name="ro1">
          <table:table-cell table:style-name="ce19" office:value-type="string" calcext:value-type="string">
            <text:p>Elapsed Time</text:p>
          </table:table-cell>
          <table:table-cell table:style-name="ce25" office:value-type="string" calcext:value-type="string">
            <text:p>Time</text:p>
          </table:table-cell>
          <table:table-cell table:style-name="ce19" office:value-type="string" calcext:value-type="string">
            <text:p>Subsytem</text:p>
          </table:table-cell>
          <table:table-cell table:style-name="ce19" office:value-type="string" calcext:value-type="string">
            <text:p>Action</text:p>
          </table:table-cell>
          <table:table-cell table:style-name="ce2" table:formula="of:=&quot;C&quot; &amp; COLUMN()" office:value-type="string" office:string-value="C5" calcext:value-type="string">
            <text:p>C5</text:p>
          </table:table-cell>
          <table:table-cell table:style-name="ce2" table:formula="of:=&quot;C&quot; &amp; COLUMN()" office:value-type="string" office:string-value="C6" calcext:value-type="string">
            <text:p>C6</text:p>
          </table:table-cell>
          <table:table-cell table:style-name="ce2" table:formula="of:=&quot;C&quot; &amp; COLUMN()" office:value-type="string" office:string-value="C7" calcext:value-type="string">
            <text:p>C7</text:p>
          </table:table-cell>
          <table:table-cell table:style-name="ce2" table:formula="of:=&quot;C&quot; &amp; COLUMN()" office:value-type="string" office:string-value="C8" calcext:value-type="string">
            <text:p>C8</text:p>
          </table:table-cell>
          <table:table-cell table:style-name="ce2" table:formula="of:=&quot;C&quot; &amp; COLUMN()" office:value-type="string" office:string-value="C9" calcext:value-type="string">
            <text:p>C9</text:p>
          </table:table-cell>
          <table:table-cell table:style-name="ce2" table:formula="of:=&quot;C&quot; &amp; COLUMN()" office:value-type="string" office:string-value="C10" calcext:value-type="string">
            <text:p>C10</text:p>
          </table:table-cell>
          <table:table-cell table:style-name="ce2" table:formula="of:=&quot;C&quot; &amp; COLUMN()" office:value-type="string" office:string-value="C11" calcext:value-type="string">
            <text:p>C11</text:p>
          </table:table-cell>
          <table:table-cell table:style-name="ce2" table:formula="of:=&quot;C&quot; &amp; COLUMN()" office:value-type="string" office:string-value="C12" calcext:value-type="string">
            <text:p>C12</text:p>
          </table:table-cell>
          <table:table-cell table:style-name="ce2" table:formula="of:=&quot;C&quot; &amp; COLUMN()" office:value-type="string" office:string-value="C13" calcext:value-type="string">
            <text:p>C13</text:p>
          </table:table-cell>
          <table:table-cell table:style-name="ce2" table:formula="of:=&quot;C&quot; &amp; COLUMN()" office:value-type="string" office:string-value="C14" calcext:value-type="string">
            <text:p>C14</text:p>
          </table:table-cell>
          <table:table-cell table:style-name="ce2" table:number-columns-repeated="16370"/>
        </table:table-row>
        <table:table-row table:style-name="ro1" table:visibility="filter">
          <table:table-cell/>
          <table:table-cell office:value-type="string" calcext:value-type="string">
            <text:p>----------------------------</text:p>
          </table:table-cell>
          <table:table-cell table:number-columns-repeated="16382"/>
        </table:table-row>
        <table:table-row table:style-name="ro1" table:visibility="filter">
          <table:table-cell table:style-name="ce21" table:formula="of:=([.B5]-[.$B$1])*24*3600" office:value-type="float" office:value="0" calcext:value-type="float">
            <text:p>0.000</text:p>
          </table:table-cell>
          <table:table-cell office:value-type="date" office:date-value="2024-10-27T13:37:34.701" calcext:value-type="date">
            <text:p>10/27/24 13:37</text:p>
          </table:table-cell>
          <table:table-cell office:value-type="string" calcext:value-type="string">
            <text:p>FileLog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sim\logfilesim.J1.2024-10-27.13-37-34.csv</text:p>
          </table:table-cell>
          <table:table-cell table:number-columns-repeated="16379"/>
        </table:table-row>
        <table:table-row table:style-name="ro1" table:visibility="filter">
          <table:table-cell table:style-name="ce21" table:formula="of:=([.B6]-[.$B$1])*24*3600" office:value-type="float" office:value="0.034000142" calcext:value-type="float">
            <text:p>0.034</text:p>
          </table:table-cell>
          <table:table-cell office:value-type="date" office:date-value="2024-10-27T13:37:34.735" calcext:value-type="date">
            <text:p>10/27/24 13:37</text:p>
          </table:table-cell>
          <table:table-cell office:value-type="string" calcext:value-type="string">
            <text:p>Alliance Selection</text:p>
          </table:table-cell>
          <table:table-cell office:value-type="string" calcext:value-type="string">
            <text:p>SetAlliance</text:p>
          </table:table-cell>
          <table:table-cell office:value-type="string" calcext:value-type="string">
            <text:p>Alliance Chooser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Alliance</text:p>
          </table:table-cell>
          <table:table-cell office:value-type="string" calcext:value-type="string">
            <text:p>Blue</text:p>
          </table:table-cell>
          <table:table-cell table:number-columns-repeated="16376"/>
        </table:table-row>
        <table:table-row table:style-name="ro1" table:visibility="filter">
          <table:table-cell table:style-name="ce21" table:formula="of:=([.B7]-[.$B$1])*24*3600" office:value-type="float" office:value="0.034000142" calcext:value-type="float">
            <text:p>0.034</text:p>
          </table:table-cell>
          <table:table-cell office:value-type="date" office:date-value="2024-10-27T13:37:34.735" calcext:value-type="date">
            <text:p>10/27/24 13:37</text:p>
          </table:table-cell>
          <table:table-cell office:value-type="string" calcext:value-type="string">
            <text:p>Alliance Selection</text:p>
          </table:table-cell>
          <table:table-cell office:value-type="string" calcext:value-type="string">
            <text:p>Initialize</text:p>
          </table:table-cell>
          <table:table-cell office:value-type="string" calcext:value-type="string">
            <text:p>DriverStation not present - default to Blue</text:p>
          </table:table-cell>
          <table:table-cell office:value-type="string" calcext:value-type="string">
            <text:p>Blue</text:p>
          </table:table-cell>
          <table:table-cell table:number-columns-repeated="16378"/>
        </table:table-row>
        <table:table-row table:style-name="ro1" table:visibility="filter">
          <table:table-cell table:style-name="ce21" table:formula="of:=([.B8]-[.$B$1])*24*3600" office:value-type="float" office:value="0.314999674" calcext:value-type="float">
            <text:p>0.315</text:p>
          </table:table-cell>
          <table:table-cell office:value-type="date" office:date-value="2024-10-27T13:37:35.016" calcext:value-type="date">
            <text:p>10/27/24 13:37</text:p>
          </table:table-cell>
          <table:table-cell office:value-type="string" calcext:value-type="string">
            <text:p>Wrist</text:p>
          </table:table-cell>
          <table:table-cell office:value-type="string" calcext:value-type="string">
            <text:p>calibrateThroughBoreEncoder</text:p>
          </table:table-cell>
          <table:table-cell office:value-type="string" calcext:value-type="string">
            <text:p>encoderZe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w encod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coder degrees</text:p>
          </table:table-cell>
          <table:table-cell office:value-type="float" office:value="0" calcext:value-type="float">
            <text:p>0</text:p>
          </table:table-cell>
          <table:table-cell table:number-columns-repeated="16374"/>
        </table:table-row>
        <table:table-row table:style-name="ro1" table:visibility="filter">
          <table:table-cell table:style-name="ce21" table:formula="of:=([.B9]-[.$B$1])*24*3600" office:value-type="float" office:value="1.251999847" calcext:value-type="float">
            <text:p>1.252</text:p>
          </table:table-cell>
          <table:table-cell office:value-type="date" office:date-value="2024-10-27T13:37:35.953" calcext:value-type="date">
            <text:p>10/27/24 13:37</text:p>
          </table:table-cell>
          <table:table-cell office:value-type="string" calcext:value-type="string">
            <text:p>SwerveModule FL</text:p>
          </table:table-cell>
          <table:table-cell office:value-type="string" calcext:value-type="string">
            <text:p>ZeroDriveEncoder</text:p>
          </table:table-cell>
          <table:table-cell office:value-type="string" calcext:value-type="string">
            <text:p>driveEncoderZe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w encod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coder meters</text:p>
          </table:table-cell>
          <table:table-cell office:value-type="float" office:value="0" calcext:value-type="float">
            <text:p>0</text:p>
          </table:table-cell>
          <table:table-cell table:number-columns-repeated="16374"/>
        </table:table-row>
        <table:table-row table:style-name="ro1" table:visibility="filter">
          <table:table-cell table:style-name="ce21" table:formula="of:=([.B10]-[.$B$1])*24*3600" office:value-type="float" office:value="1.253000018" calcext:value-type="float">
            <text:p>1.253</text:p>
          </table:table-cell>
          <table:table-cell office:value-type="date" office:date-value="2024-10-27T13:37:35.954" calcext:value-type="date">
            <text:p>10/27/24 13:37</text:p>
          </table:table-cell>
          <table:table-cell office:value-type="string" calcext:value-type="string">
            <text:p>SwerveModule FL</text:p>
          </table:table-cell>
          <table:table-cell office:value-type="string" calcext:value-type="string">
            <text:p>calibrateCanCoder</text:p>
          </table:table-cell>
          <table:table-cell office:value-type="string" calcext:value-type="string">
            <text:p>cancoderZe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w encoder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encoder degrees</text:p>
          </table:table-cell>
          <table:table-cell office:value-type="float" office:value="-90" calcext:value-type="float">
            <text:p>-90</text:p>
          </table:table-cell>
          <table:table-cell table:number-columns-repeated="16374"/>
        </table:table-row>
        <table:table-row table:style-name="ro1" table:visibility="filter">
          <table:table-cell table:style-name="ce21" table:formula="of:=([.B11]-[.$B$1])*24*3600" office:value-type="float" office:value="1.258000242" calcext:value-type="float">
            <text:p>1.258</text:p>
          </table:table-cell>
          <table:table-cell office:value-type="date" office:date-value="2024-10-27T13:37:35.959" calcext:value-type="date">
            <text:p>10/27/24 13:37</text:p>
          </table:table-cell>
          <table:table-cell office:value-type="string" calcext:value-type="string">
            <text:p>SwerveModule FL</text:p>
          </table:table-cell>
          <table:table-cell office:value-type="string" calcext:value-type="string">
            <text:p>calibrateTurningEncoder</text:p>
          </table:table-cell>
          <table:table-cell office:value-type="string" calcext:value-type="string">
            <text:p>turningEncoderZero</text:p>
          </table:table-cell>
          <table:table-cell office:value-type="float" office:value="5.35714285714286" calcext:value-type="float">
            <text:p>5.35714285714286</text:p>
          </table:table-cell>
          <table:table-cell office:value-type="string" calcext:value-type="string">
            <text:p>raw encod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 degrees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encoder degrees</text:p>
          </table:table-cell>
          <table:table-cell office:value-type="float" office:value="-90" calcext:value-type="float">
            <text:p>-90</text:p>
          </table:table-cell>
          <table:table-cell table:number-columns-repeated="16372"/>
        </table:table-row>
        <table:table-row table:style-name="ro1" table:visibility="filter">
          <table:table-cell table:style-name="ce21" table:formula="of:=([.B12]-[.$B$1])*24*3600" office:value-type="float" office:value="1.69099993" calcext:value-type="float">
            <text:p>1.691</text:p>
          </table:table-cell>
          <table:table-cell office:value-type="date" office:date-value="2024-10-27T13:37:36.392" calcext:value-type="date">
            <text:p>10/27/24 13:37</text:p>
          </table:table-cell>
          <table:table-cell office:value-type="string" calcext:value-type="string">
            <text:p>SwerveModule FR</text:p>
          </table:table-cell>
          <table:table-cell office:value-type="string" calcext:value-type="string">
            <text:p>ZeroDriveEncoder</text:p>
          </table:table-cell>
          <table:table-cell office:value-type="string" calcext:value-type="string">
            <text:p>driveEncoderZe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w encod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coder meters</text:p>
          </table:table-cell>
          <table:table-cell office:value-type="float" office:value="0" calcext:value-type="float">
            <text:p>0</text:p>
          </table:table-cell>
          <table:table-cell table:number-columns-repeated="16374"/>
        </table:table-row>
        <table:table-row table:style-name="ro1" table:visibility="filter">
          <table:table-cell table:style-name="ce21" table:formula="of:=([.B13]-[.$B$1])*24*3600" office:value-type="float" office:value="1.69099993" calcext:value-type="float">
            <text:p>1.691</text:p>
          </table:table-cell>
          <table:table-cell office:value-type="date" office:date-value="2024-10-27T13:37:36.392" calcext:value-type="date">
            <text:p>10/27/24 13:37</text:p>
          </table:table-cell>
          <table:table-cell office:value-type="string" calcext:value-type="string">
            <text:p>SwerveModule FR</text:p>
          </table:table-cell>
          <table:table-cell office:value-type="string" calcext:value-type="string">
            <text:p>calibrateCanCoder</text:p>
          </table:table-cell>
          <table:table-cell office:value-type="string" calcext:value-type="string">
            <text:p>cancoderZe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w encoder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encoder degrees</text:p>
          </table:table-cell>
          <table:table-cell office:value-type="float" office:value="-90" calcext:value-type="float">
            <text:p>-90</text:p>
          </table:table-cell>
          <table:table-cell table:number-columns-repeated="16374"/>
        </table:table-row>
        <table:table-row table:style-name="ro1" table:visibility="filter">
          <table:table-cell table:style-name="ce21" table:formula="of:=([.B14]-[.$B$1])*24*3600" office:value-type="float" office:value="1.692000101" calcext:value-type="float">
            <text:p>1.692</text:p>
          </table:table-cell>
          <table:table-cell office:value-type="date" office:date-value="2024-10-27T13:37:36.393" calcext:value-type="date">
            <text:p>10/27/24 13:37</text:p>
          </table:table-cell>
          <table:table-cell office:value-type="string" calcext:value-type="string">
            <text:p>SwerveModule FR</text:p>
          </table:table-cell>
          <table:table-cell office:value-type="string" calcext:value-type="string">
            <text:p>calibrateTurningEncoder</text:p>
          </table:table-cell>
          <table:table-cell office:value-type="string" calcext:value-type="string">
            <text:p>turningEncoderZero</text:p>
          </table:table-cell>
          <table:table-cell office:value-type="float" office:value="5.35714285714286" calcext:value-type="float">
            <text:p>5.35714285714286</text:p>
          </table:table-cell>
          <table:table-cell office:value-type="string" calcext:value-type="string">
            <text:p>raw encod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 degrees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encoder degrees</text:p>
          </table:table-cell>
          <table:table-cell office:value-type="float" office:value="-90" calcext:value-type="float">
            <text:p>-90</text:p>
          </table:table-cell>
          <table:table-cell table:number-columns-repeated="16372"/>
        </table:table-row>
        <table:table-row table:style-name="ro1" table:visibility="filter">
          <table:table-cell table:style-name="ce21" table:formula="of:=([.B15]-[.$B$1])*24*3600" office:value-type="float" office:value="2.132999897" calcext:value-type="float">
            <text:p>2.133</text:p>
          </table:table-cell>
          <table:table-cell office:value-type="date" office:date-value="2024-10-27T13:37:36.834" calcext:value-type="date">
            <text:p>10/27/24 13:37</text:p>
          </table:table-cell>
          <table:table-cell office:value-type="string" calcext:value-type="string">
            <text:p>SwerveModule BL</text:p>
          </table:table-cell>
          <table:table-cell office:value-type="string" calcext:value-type="string">
            <text:p>ZeroDriveEncoder</text:p>
          </table:table-cell>
          <table:table-cell office:value-type="string" calcext:value-type="string">
            <text:p>driveEncoderZe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w encod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coder meters</text:p>
          </table:table-cell>
          <table:table-cell office:value-type="float" office:value="0" calcext:value-type="float">
            <text:p>0</text:p>
          </table:table-cell>
          <table:table-cell table:number-columns-repeated="16374"/>
        </table:table-row>
        <table:table-row table:style-name="ro1" table:visibility="filter">
          <table:table-cell table:style-name="ce21" table:formula="of:=([.B16]-[.$B$1])*24*3600" office:value-type="float" office:value="2.132999897" calcext:value-type="float">
            <text:p>2.133</text:p>
          </table:table-cell>
          <table:table-cell office:value-type="date" office:date-value="2024-10-27T13:37:36.834" calcext:value-type="date">
            <text:p>10/27/24 13:37</text:p>
          </table:table-cell>
          <table:table-cell office:value-type="string" calcext:value-type="string">
            <text:p>SwerveModule BL</text:p>
          </table:table-cell>
          <table:table-cell office:value-type="string" calcext:value-type="string">
            <text:p>calibrateCanCoder</text:p>
          </table:table-cell>
          <table:table-cell office:value-type="string" calcext:value-type="string">
            <text:p>cancoderZe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w encoder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encoder degrees</text:p>
          </table:table-cell>
          <table:table-cell office:value-type="float" office:value="-90" calcext:value-type="float">
            <text:p>-90</text:p>
          </table:table-cell>
          <table:table-cell table:number-columns-repeated="16374"/>
        </table:table-row>
        <table:table-row table:style-name="ro1" table:visibility="filter">
          <table:table-cell table:style-name="ce21" table:formula="of:=([.B17]-[.$B$1])*24*3600" office:value-type="float" office:value="2.132999897" calcext:value-type="float">
            <text:p>2.133</text:p>
          </table:table-cell>
          <table:table-cell office:value-type="date" office:date-value="2024-10-27T13:37:36.834" calcext:value-type="date">
            <text:p>10/27/24 13:37</text:p>
          </table:table-cell>
          <table:table-cell office:value-type="string" calcext:value-type="string">
            <text:p>SwerveModule BL</text:p>
          </table:table-cell>
          <table:table-cell office:value-type="string" calcext:value-type="string">
            <text:p>calibrateTurningEncoder</text:p>
          </table:table-cell>
          <table:table-cell office:value-type="string" calcext:value-type="string">
            <text:p>turningEncoderZero</text:p>
          </table:table-cell>
          <table:table-cell office:value-type="float" office:value="5.35714285714286" calcext:value-type="float">
            <text:p>5.35714285714286</text:p>
          </table:table-cell>
          <table:table-cell office:value-type="string" calcext:value-type="string">
            <text:p>raw encod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 degrees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encoder degrees</text:p>
          </table:table-cell>
          <table:table-cell office:value-type="float" office:value="-90" calcext:value-type="float">
            <text:p>-90</text:p>
          </table:table-cell>
          <table:table-cell table:number-columns-repeated="16372"/>
        </table:table-row>
        <table:table-row table:style-name="ro1" table:visibility="filter">
          <table:table-cell table:style-name="ce21" table:formula="of:=([.B18]-[.$B$1])*24*3600" office:value-type="float" office:value="2.57300015" calcext:value-type="float">
            <text:p>2.573</text:p>
          </table:table-cell>
          <table:table-cell office:value-type="date" office:date-value="2024-10-27T13:37:37.274" calcext:value-type="date">
            <text:p>10/27/24 13:37</text:p>
          </table:table-cell>
          <table:table-cell office:value-type="string" calcext:value-type="string">
            <text:p>SwerveModule BR</text:p>
          </table:table-cell>
          <table:table-cell office:value-type="string" calcext:value-type="string">
            <text:p>ZeroDriveEncoder</text:p>
          </table:table-cell>
          <table:table-cell office:value-type="string" calcext:value-type="string">
            <text:p>driveEncoderZe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w encod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coder meters</text:p>
          </table:table-cell>
          <table:table-cell office:value-type="float" office:value="0" calcext:value-type="float">
            <text:p>0</text:p>
          </table:table-cell>
          <table:table-cell table:number-columns-repeated="16374"/>
        </table:table-row>
        <table:table-row table:style-name="ro1" table:visibility="filter">
          <table:table-cell table:style-name="ce21" table:formula="of:=([.B19]-[.$B$1])*24*3600" office:value-type="float" office:value="2.573999692" calcext:value-type="float">
            <text:p>2.574</text:p>
          </table:table-cell>
          <table:table-cell office:value-type="date" office:date-value="2024-10-27T13:37:37.275" calcext:value-type="date">
            <text:p>10/27/24 13:37</text:p>
          </table:table-cell>
          <table:table-cell office:value-type="string" calcext:value-type="string">
            <text:p>SwerveModule BR</text:p>
          </table:table-cell>
          <table:table-cell office:value-type="string" calcext:value-type="string">
            <text:p>calibrateCanCoder</text:p>
          </table:table-cell>
          <table:table-cell office:value-type="string" calcext:value-type="string">
            <text:p>cancoderZe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w encoder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encoder degrees</text:p>
          </table:table-cell>
          <table:table-cell office:value-type="float" office:value="-90" calcext:value-type="float">
            <text:p>-90</text:p>
          </table:table-cell>
          <table:table-cell table:number-columns-repeated="16374"/>
        </table:table-row>
        <table:table-row table:style-name="ro1" table:visibility="filter">
          <table:table-cell table:style-name="ce21" table:formula="of:=([.B20]-[.$B$1])*24*3600" office:value-type="float" office:value="2.573999692" calcext:value-type="float">
            <text:p>2.574</text:p>
          </table:table-cell>
          <table:table-cell office:value-type="date" office:date-value="2024-10-27T13:37:37.275" calcext:value-type="date">
            <text:p>10/27/24 13:37</text:p>
          </table:table-cell>
          <table:table-cell office:value-type="string" calcext:value-type="string">
            <text:p>SwerveModule BR</text:p>
          </table:table-cell>
          <table:table-cell office:value-type="string" calcext:value-type="string">
            <text:p>calibrateTurningEncoder</text:p>
          </table:table-cell>
          <table:table-cell office:value-type="string" calcext:value-type="string">
            <text:p>turningEncoderZero</text:p>
          </table:table-cell>
          <table:table-cell office:value-type="float" office:value="5.35714285714286" calcext:value-type="float">
            <text:p>5.35714285714286</text:p>
          </table:table-cell>
          <table:table-cell office:value-type="string" calcext:value-type="string">
            <text:p>raw encod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 degrees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encoder degrees</text:p>
          </table:table-cell>
          <table:table-cell office:value-type="float" office:value="-90" calcext:value-type="float">
            <text:p>-90</text:p>
          </table:table-cell>
          <table:table-cell table:number-columns-repeated="16372"/>
        </table:table-row>
        <table:table-row table:style-name="ro1" table:visibility="filter">
          <table:table-cell table:style-name="ce21" table:formula="of:=([.B21]-[.$B$1])*24*3600" office:value-type="float" office:value="2.702999697" calcext:value-type="float">
            <text:p>2.703</text:p>
          </table:table-cell>
          <table:table-cell office:value-type="date" office:date-value="2024-10-27T13:37:37.404" calcext:value-type="date">
            <text:p>10/27/24 13:37</text:p>
          </table:table-cell>
          <table:table-cell office:value-type="string" calcext:value-type="string">
            <text:p>Drive</text:p>
          </table:table-cell>
          <table:table-cell office:value-type="string" calcext:value-type="string">
            <text:p>Gyro Initialize</text:p>
          </table:table-cell>
          <table:table-cell office:value-type="string" calcext:value-type="string">
            <text:p>Firmware version</text:p>
          </table:table-cell>
          <table:table-cell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table:style-name="ce21" table:formula="of:=([.B22]-[.$B$1])*24*3600" office:value-type="float" office:value="2.856000023" calcext:value-type="float">
            <text:p>2.856</text:p>
          </table:table-cell>
          <table:table-cell office:value-type="date" office:date-value="2024-10-27T13:37:37.557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maxSpeed</text:p>
          </table:table-cell>
          <table:table-cell office:value-type="float" office:value="1.71" calcext:value-type="float">
            <text:p>1.71</text:p>
          </table:table-cell>
          <table:table-cell office:value-type="string" calcext:value-type="string">
            <text:p>maxAcceleration</text:p>
          </table:table-cell>
          <table:table-cell office:value-type="float" office:value="3.6" calcext:value-type="float">
            <text:p>3.6</text:p>
          </table:table-cell>
          <table:table-cell table:number-columns-repeated="16376"/>
        </table:table-row>
        <table:table-row table:style-name="ro1">
          <table:table-cell table:style-name="ce21" table:formula="of:=([.B23]-[.$B$1])*24*3600" office:value-type="float" office:value="2.887999825" calcext:value-type="float">
            <text:p>2.888</text:p>
          </table:table-cell>
          <table:table-cell office:value-type="date" office:date-value="2024-10-27T13:37:37.589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gre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locityMetersPerSec</text:p>
          </table:table-cell>
          <table:table-cell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style-name="ce21" table:formula="of:=([.B24]-[.$B$1])*24*3600" office:value-type="float" office:value="2.887999825" calcext:value-type="float">
            <text:p>2.888</text:p>
          </table:table-cell>
          <table:table-cell office:value-type="date" office:date-value="2024-10-27T13:37:37.589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0.248080193792417" calcext:value-type="float">
            <text:p>0.248080193792417</text:p>
          </table:table-cell>
          <table:table-cell office:value-type="string" calcext:value-type="string">
            <text:p>x</text:p>
          </table:table-cell>
          <table:table-cell office:value-type="float" office:value="0.11077880859375" calcext:value-type="float">
            <text:p>0.11077880859375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gre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locityMetersPerSec</text:p>
          </table:table-cell>
          <table:table-cell office:value-type="float" office:value="0.893088697652702" calcext:value-type="float">
            <text:p>0.893088697652702</text:p>
          </table:table-cell>
          <table:table-cell table:number-columns-repeated="16370"/>
        </table:table-row>
        <table:table-row table:style-name="ro1">
          <table:table-cell table:style-name="ce21" table:formula="of:=([.B25]-[.$B$1])*24*3600" office:value-type="float" office:value="2.887999825" calcext:value-type="float">
            <text:p>2.888</text:p>
          </table:table-cell>
          <table:table-cell office:value-type="date" office:date-value="2024-10-27T13:37:37.589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0.348219055217641" calcext:value-type="float">
            <text:p>0.348219055217641</text:p>
          </table:table-cell>
          <table:table-cell office:value-type="string" calcext:value-type="string">
            <text:p>x</text:p>
          </table:table-cell>
          <table:table-cell office:value-type="float" office:value="0.21826171875" calcext:value-type="float">
            <text:p>0.21826171875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gre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locityMetersPerSec</text:p>
          </table:table-cell>
          <table:table-cell office:value-type="float" office:value="1.25358859878351" calcext:value-type="float">
            <text:p>1.25358859878351</text:p>
          </table:table-cell>
          <table:table-cell table:number-columns-repeated="16370"/>
        </table:table-row>
        <table:table-row table:style-name="ro1">
          <table:table-cell table:style-name="ce21" table:formula="of:=([.B26]-[.$B$1])*24*3600" office:value-type="float" office:value="2.887999825" calcext:value-type="float">
            <text:p>2.888</text:p>
          </table:table-cell>
          <table:table-cell office:value-type="date" office:date-value="2024-10-27T13:37:37.589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0.423391372026226" calcext:value-type="float">
            <text:p>0.423391372026226</text:p>
          </table:table-cell>
          <table:table-cell office:value-type="string" calcext:value-type="string">
            <text:p>x</text:p>
          </table:table-cell>
          <table:table-cell office:value-type="float" office:value="0.32266845703125" calcext:value-type="float">
            <text:p>0.32266845703125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gre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locityMetersPerSec</text:p>
          </table:table-cell>
          <table:table-cell office:value-type="float" office:value="1.52420893929441" calcext:value-type="float">
            <text:p>1.52420893929441</text:p>
          </table:table-cell>
          <table:table-cell table:number-columns-repeated="16370"/>
        </table:table-row>
        <table:table-row table:style-name="ro1">
          <table:table-cell table:style-name="ce21" table:formula="of:=([.B27]-[.$B$1])*24*3600" office:value-type="float" office:value="2.887999825" calcext:value-type="float">
            <text:p>2.888</text:p>
          </table:table-cell>
          <table:table-cell office:value-type="date" office:date-value="2024-10-27T13:37:37.589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0.486188980266654" calcext:value-type="float">
            <text:p>0.486188980266654</text:p>
          </table:table-cell>
          <table:table-cell office:value-type="string" calcext:value-type="string">
            <text:p>x</text:p>
          </table:table-cell>
          <table:table-cell office:value-type="float" office:value="0.42421875" calcext:value-type="float">
            <text:p>0.42421875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gre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locityMetersPerSec</text:p>
          </table:table-cell>
          <table:table-cell office:value-type="float" office:value="1.71" calcext:value-type="float">
            <text:p>1.71</text:p>
          </table:table-cell>
          <table:table-cell table:number-columns-repeated="16370"/>
        </table:table-row>
        <table:table-row table:style-name="ro1">
          <table:table-cell table:style-name="ce21" table:formula="of:=([.B28]-[.$B$1])*24*3600" office:value-type="float" office:value="2.887999825" calcext:value-type="float">
            <text:p>2.888</text:p>
          </table:table-cell>
          <table:table-cell office:value-type="date" office:date-value="2024-10-27T13:37:37.589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0.544033175716215" calcext:value-type="float">
            <text:p>0.544033175716215</text:p>
          </table:table-cell>
          <table:table-cell office:value-type="string" calcext:value-type="string">
            <text:p>x</text:p>
          </table:table-cell>
          <table:table-cell office:value-type="float" office:value="0.52313232421875" calcext:value-type="float">
            <text:p>0.52313232421875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gre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locityMetersPerSec</text:p>
          </table:table-cell>
          <table:table-cell office:value-type="float" office:value="1.71" calcext:value-type="float">
            <text:p>1.71</text:p>
          </table:table-cell>
          <table:table-cell table:number-columns-repeated="16370"/>
        </table:table-row>
        <table:table-row table:style-name="ro1">
          <table:table-cell table:style-name="ce21" table:formula="of:=([.B29]-[.$B$1])*24*3600" office:value-type="float" office:value="2.887999825" calcext:value-type="float">
            <text:p>2.888</text:p>
          </table:table-cell>
          <table:table-cell office:value-type="date" office:date-value="2024-10-27T13:37:37.589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0.600463925442092" calcext:value-type="float">
            <text:p>0.600463925442092</text:p>
          </table:table-cell>
          <table:table-cell office:value-type="string" calcext:value-type="string">
            <text:p>x</text:p>
          </table:table-cell>
          <table:table-cell office:value-type="float" office:value="0.61962890625" calcext:value-type="float">
            <text:p>0.61962890625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gre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locityMetersPerSec</text:p>
          </table:table-cell>
          <table:table-cell office:value-type="float" office:value="1.71" calcext:value-type="float">
            <text:p>1.71</text:p>
          </table:table-cell>
          <table:table-cell table:number-columns-repeated="16370"/>
        </table:table-row>
        <table:table-row table:style-name="ro1">
          <table:table-cell table:style-name="ce21" table:formula="of:=([.B30]-[.$B$1])*24*3600" office:value-type="float" office:value="2.887999825" calcext:value-type="float">
            <text:p>2.888</text:p>
          </table:table-cell>
          <table:table-cell office:value-type="date" office:date-value="2024-10-27T13:37:37.589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0.655609724510075" calcext:value-type="float">
            <text:p>0.655609724510075</text:p>
          </table:table-cell>
          <table:table-cell office:value-type="string" calcext:value-type="string">
            <text:p>x</text:p>
          </table:table-cell>
          <table:table-cell office:value-type="float" office:value="0.71392822265625" calcext:value-type="float">
            <text:p>0.71392822265625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gre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locityMetersPerSec</text:p>
          </table:table-cell>
          <table:table-cell office:value-type="float" office:value="1.71" calcext:value-type="float">
            <text:p>1.71</text:p>
          </table:table-cell>
          <table:table-cell table:number-columns-repeated="16370"/>
        </table:table-row>
        <table:table-row table:style-name="ro1">
          <table:table-cell table:style-name="ce21" table:formula="of:=([.B31]-[.$B$1])*24*3600" office:value-type="float" office:value="2.887999825" calcext:value-type="float">
            <text:p>2.888</text:p>
          </table:table-cell>
          <table:table-cell office:value-type="date" office:date-value="2024-10-27T13:37:37.589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0.709599067985952" calcext:value-type="float">
            <text:p>0.709599067985952</text:p>
          </table:table-cell>
          <table:table-cell office:value-type="string" calcext:value-type="string">
            <text:p>x</text:p>
          </table:table-cell>
          <table:table-cell office:value-type="float" office:value="0.80625" calcext:value-type="float">
            <text:p>0.80625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gre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locityMetersPerSec</text:p>
          </table:table-cell>
          <table:table-cell office:value-type="float" office:value="1.71" calcext:value-type="float">
            <text:p>1.71</text:p>
          </table:table-cell>
          <table:table-cell table:number-columns-repeated="16370"/>
        </table:table-row>
        <table:table-row table:style-name="ro1">
          <table:table-cell table:style-name="ce21" table:formula="of:=([.B32]-[.$B$1])*24*3600" office:value-type="float" office:value="2.887999825" calcext:value-type="float">
            <text:p>2.888</text:p>
          </table:table-cell>
          <table:table-cell office:value-type="date" office:date-value="2024-10-27T13:37:37.589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0.762560450935513" calcext:value-type="float">
            <text:p>0.762560450935513</text:p>
          </table:table-cell>
          <table:table-cell office:value-type="string" calcext:value-type="string">
            <text:p>x</text:p>
          </table:table-cell>
          <table:table-cell office:value-type="float" office:value="0.89681396484375" calcext:value-type="float">
            <text:p>0.89681396484375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gre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locityMetersPerSec</text:p>
          </table:table-cell>
          <table:table-cell office:value-type="float" office:value="1.71" calcext:value-type="float">
            <text:p>1.71</text:p>
          </table:table-cell>
          <table:table-cell table:number-columns-repeated="16370"/>
        </table:table-row>
        <table:table-row table:style-name="ro1">
          <table:table-cell table:style-name="ce21" table:formula="of:=([.B33]-[.$B$1])*24*3600" office:value-type="float" office:value="2.887999825" calcext:value-type="float">
            <text:p>2.888</text:p>
          </table:table-cell>
          <table:table-cell office:value-type="date" office:date-value="2024-10-27T13:37:37.589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0.814622368424549" calcext:value-type="float">
            <text:p>0.814622368424549</text:p>
          </table:table-cell>
          <table:table-cell office:value-type="string" calcext:value-type="string">
            <text:p>x</text:p>
          </table:table-cell>
          <table:table-cell office:value-type="float" office:value="0.98583984375" calcext:value-type="float">
            <text:p>0.98583984375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gre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locityMetersPerSec</text:p>
          </table:table-cell>
          <table:table-cell office:value-type="float" office:value="1.71" calcext:value-type="float">
            <text:p>1.71</text:p>
          </table:table-cell>
          <table:table-cell table:number-columns-repeated="16370"/>
        </table:table-row>
        <table:table-row table:style-name="ro1">
          <table:table-cell table:style-name="ce21" table:formula="of:=([.B34]-[.$B$1])*24*3600" office:value-type="float" office:value="2.888999995" calcext:value-type="float">
            <text:p>2.889</text:p>
          </table:table-cell>
          <table:table-cell office:value-type="date" office:date-value="2024-10-27T13:37:37.59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0.865913315518847" calcext:value-type="float">
            <text:p>0.865913315518847</text:p>
          </table:table-cell>
          <table:table-cell office:value-type="string" calcext:value-type="string">
            <text:p>x</text:p>
          </table:table-cell>
          <table:table-cell office:value-type="float" office:value="1.07354736328125" calcext:value-type="float">
            <text:p>1.07354736328125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gre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locityMetersPerSec</text:p>
          </table:table-cell>
          <table:table-cell office:value-type="float" office:value="1.71" calcext:value-type="float">
            <text:p>1.71</text:p>
          </table:table-cell>
          <table:table-cell table:number-columns-repeated="16370"/>
        </table:table-row>
        <table:table-row table:style-name="ro1">
          <table:table-cell table:style-name="ce21" table:formula="of:=([.B35]-[.$B$1])*24*3600" office:value-type="float" office:value="2.888999995" calcext:value-type="float">
            <text:p>2.889</text:p>
          </table:table-cell>
          <table:table-cell office:value-type="date" office:date-value="2024-10-27T13:37:37.59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0.916561787284198" calcext:value-type="float">
            <text:p>0.916561787284198</text:p>
          </table:table-cell>
          <table:table-cell office:value-type="string" calcext:value-type="string">
            <text:p>x</text:p>
          </table:table-cell>
          <table:table-cell office:value-type="float" office:value="1.16015625" calcext:value-type="float">
            <text:p>1.16015625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gre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locityMetersPerSec</text:p>
          </table:table-cell>
          <table:table-cell office:value-type="float" office:value="1.71" calcext:value-type="float">
            <text:p>1.71</text:p>
          </table:table-cell>
          <table:table-cell table:number-columns-repeated="16370"/>
        </table:table-row>
        <table:table-row table:style-name="ro1">
          <table:table-cell table:style-name="ce21" table:formula="of:=([.B36]-[.$B$1])*24*3600" office:value-type="float" office:value="2.888999995" calcext:value-type="float">
            <text:p>2.889</text:p>
          </table:table-cell>
          <table:table-cell office:value-type="date" office:date-value="2024-10-27T13:37:37.59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0.966696278786391" calcext:value-type="float">
            <text:p>0.966696278786391</text:p>
          </table:table-cell>
          <table:table-cell office:value-type="string" calcext:value-type="string">
            <text:p>x</text:p>
          </table:table-cell>
          <table:table-cell office:value-type="float" office:value="1.24588623046875" calcext:value-type="float">
            <text:p>1.24588623046875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gre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locityMetersPerSec</text:p>
          </table:table-cell>
          <table:table-cell office:value-type="float" office:value="1.71" calcext:value-type="float">
            <text:p>1.71</text:p>
          </table:table-cell>
          <table:table-cell table:number-columns-repeated="16370"/>
        </table:table-row>
        <table:table-row table:style-name="ro1">
          <table:table-cell table:style-name="ce21" table:formula="of:=([.B37]-[.$B$1])*24*3600" office:value-type="float" office:value="2.888999995" calcext:value-type="float">
            <text:p>2.889</text:p>
          </table:table-cell>
          <table:table-cell office:value-type="date" office:date-value="2024-10-27T13:37:37.59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01644528509122" calcext:value-type="float">
            <text:p>1.01644528509122</text:p>
          </table:table-cell>
          <table:table-cell office:value-type="string" calcext:value-type="string">
            <text:p>x</text:p>
          </table:table-cell>
          <table:table-cell office:value-type="float" office:value="1.33095703125" calcext:value-type="float">
            <text:p>1.33095703125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gre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locityMetersPerSec</text:p>
          </table:table-cell>
          <table:table-cell office:value-type="float" office:value="1.71" calcext:value-type="float">
            <text:p>1.71</text:p>
          </table:table-cell>
          <table:table-cell table:number-columns-repeated="16370"/>
        </table:table-row>
        <table:table-row table:style-name="ro1">
          <table:table-cell table:style-name="ce21" table:formula="of:=([.B38]-[.$B$1])*24*3600" office:value-type="float" office:value="2.888999995" calcext:value-type="float">
            <text:p>2.889</text:p>
          </table:table-cell>
          <table:table-cell office:value-type="date" office:date-value="2024-10-27T13:37:37.59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06593730126446" calcext:value-type="float">
            <text:p>1.06593730126446</text:p>
          </table:table-cell>
          <table:table-cell office:value-type="string" calcext:value-type="string">
            <text:p>x</text:p>
          </table:table-cell>
          <table:table-cell office:value-type="float" office:value="1.41558837890625" calcext:value-type="float">
            <text:p>1.41558837890625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gre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locityMetersPerSec</text:p>
          </table:table-cell>
          <table:table-cell office:value-type="float" office:value="1.71" calcext:value-type="float">
            <text:p>1.71</text:p>
          </table:table-cell>
          <table:table-cell table:number-columns-repeated="16370"/>
        </table:table-row>
        <table:table-row table:style-name="ro1">
          <table:table-cell table:style-name="ce21" table:formula="of:=([.B39]-[.$B$1])*24*3600" office:value-type="float" office:value="2.888999995" calcext:value-type="float">
            <text:p>2.889</text:p>
          </table:table-cell>
          <table:table-cell office:value-type="date" office:date-value="2024-10-27T13:37:37.59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11530082237192" calcext:value-type="float">
            <text:p>1.11530082237192</text:p>
          </table:table-cell>
          <table:table-cell office:value-type="string" calcext:value-type="string">
            <text:p>x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gre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locityMetersPerSec</text:p>
          </table:table-cell>
          <table:table-cell office:value-type="float" office:value="1.71" calcext:value-type="float">
            <text:p>1.71</text:p>
          </table:table-cell>
          <table:table-cell table:number-columns-repeated="16370"/>
        </table:table-row>
        <table:table-row table:style-name="ro1">
          <table:table-cell table:style-name="ce21" table:formula="of:=([.B40]-[.$B$1])*24*3600" office:value-type="float" office:value="2.888999995" calcext:value-type="float">
            <text:p>2.889</text:p>
          </table:table-cell>
          <table:table-cell office:value-type="date" office:date-value="2024-10-27T13:37:37.59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16466434347937" calcext:value-type="float">
            <text:p>1.16466434347937</text:p>
          </table:table-cell>
          <table:table-cell office:value-type="string" calcext:value-type="string">
            <text:p>x</text:p>
          </table:table-cell>
          <table:table-cell office:value-type="float" office:value="1.58441162109375" calcext:value-type="float">
            <text:p>1.58441162109375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gre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locityMetersPerSec</text:p>
          </table:table-cell>
          <table:table-cell office:value-type="float" office:value="1.71" calcext:value-type="float">
            <text:p>1.71</text:p>
          </table:table-cell>
          <table:table-cell table:number-columns-repeated="16370"/>
        </table:table-row>
        <table:table-row table:style-name="ro1">
          <table:table-cell table:style-name="ce21" table:formula="of:=([.B41]-[.$B$1])*24*3600" office:value-type="float" office:value="2.888999995" calcext:value-type="float">
            <text:p>2.889</text:p>
          </table:table-cell>
          <table:table-cell office:value-type="date" office:date-value="2024-10-27T13:37:37.59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21415635965262" calcext:value-type="float">
            <text:p>1.21415635965262</text:p>
          </table:table-cell>
          <table:table-cell office:value-type="string" calcext:value-type="string">
            <text:p>x</text:p>
          </table:table-cell>
          <table:table-cell office:value-type="float" office:value="1.66904296875" calcext:value-type="float">
            <text:p>1.66904296875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gre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locityMetersPerSec</text:p>
          </table:table-cell>
          <table:table-cell office:value-type="float" office:value="1.71" calcext:value-type="float">
            <text:p>1.71</text:p>
          </table:table-cell>
          <table:table-cell table:number-columns-repeated="16370"/>
        </table:table-row>
        <table:table-row table:style-name="ro1">
          <table:table-cell table:style-name="ce21" table:formula="of:=([.B42]-[.$B$1])*24*3600" office:value-type="float" office:value="2.888999995" calcext:value-type="float">
            <text:p>2.889</text:p>
          </table:table-cell>
          <table:table-cell office:value-type="date" office:date-value="2024-10-27T13:37:37.59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26390536595744" calcext:value-type="float">
            <text:p>1.26390536595744</text:p>
          </table:table-cell>
          <table:table-cell office:value-type="string" calcext:value-type="string">
            <text:p>x</text:p>
          </table:table-cell>
          <table:table-cell office:value-type="float" office:value="1.75411376953125" calcext:value-type="float">
            <text:p>1.75411376953125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gre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locityMetersPerSec</text:p>
          </table:table-cell>
          <table:table-cell office:value-type="float" office:value="1.71" calcext:value-type="float">
            <text:p>1.71</text:p>
          </table:table-cell>
          <table:table-cell table:number-columns-repeated="16370"/>
        </table:table-row>
        <table:table-row table:style-name="ro1">
          <table:table-cell table:style-name="ce21" table:formula="of:=([.B43]-[.$B$1])*24*3600" office:value-type="float" office:value="2.888999995" calcext:value-type="float">
            <text:p>2.889</text:p>
          </table:table-cell>
          <table:table-cell office:value-type="date" office:date-value="2024-10-27T13:37:37.59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31403985745964" calcext:value-type="float">
            <text:p>1.31403985745964</text:p>
          </table:table-cell>
          <table:table-cell office:value-type="string" calcext:value-type="string">
            <text:p>x</text:p>
          </table:table-cell>
          <table:table-cell office:value-type="float" office:value="1.83984375" calcext:value-type="float">
            <text:p>1.83984375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gre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locityMetersPerSec</text:p>
          </table:table-cell>
          <table:table-cell office:value-type="float" office:value="1.71" calcext:value-type="float">
            <text:p>1.71</text:p>
          </table:table-cell>
          <table:table-cell table:number-columns-repeated="16370"/>
        </table:table-row>
        <table:table-row table:style-name="ro1">
          <table:table-cell table:style-name="ce21" table:formula="of:=([.B44]-[.$B$1])*24*3600" office:value-type="float" office:value="2.890000166" calcext:value-type="float">
            <text:p>2.890</text:p>
          </table:table-cell>
          <table:table-cell office:value-type="date" office:date-value="2024-10-27T13:37:37.591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36468832922499" calcext:value-type="float">
            <text:p>1.36468832922499</text:p>
          </table:table-cell>
          <table:table-cell office:value-type="string" calcext:value-type="string">
            <text:p>x</text:p>
          </table:table-cell>
          <table:table-cell office:value-type="float" office:value="1.92645263671875" calcext:value-type="float">
            <text:p>1.92645263671875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gre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locityMetersPerSec</text:p>
          </table:table-cell>
          <table:table-cell office:value-type="float" office:value="1.71" calcext:value-type="float">
            <text:p>1.71</text:p>
          </table:table-cell>
          <table:table-cell table:number-columns-repeated="16370"/>
        </table:table-row>
        <table:table-row table:style-name="ro1">
          <table:table-cell table:style-name="ce21" table:formula="of:=([.B45]-[.$B$1])*24*3600" office:value-type="float" office:value="2.890000166" calcext:value-type="float">
            <text:p>2.890</text:p>
          </table:table-cell>
          <table:table-cell office:value-type="date" office:date-value="2024-10-27T13:37:37.591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41597927631929" calcext:value-type="float">
            <text:p>1.41597927631929</text:p>
          </table:table-cell>
          <table:table-cell office:value-type="string" calcext:value-type="string">
            <text:p>x</text:p>
          </table:table-cell>
          <table:table-cell office:value-type="float" office:value="2.01416015625" calcext:value-type="float">
            <text:p>2.01416015625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gre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locityMetersPerSec</text:p>
          </table:table-cell>
          <table:table-cell office:value-type="float" office:value="1.71" calcext:value-type="float">
            <text:p>1.71</text:p>
          </table:table-cell>
          <table:table-cell table:number-columns-repeated="16370"/>
        </table:table-row>
        <table:table-row table:style-name="ro1">
          <table:table-cell table:style-name="ce21" table:formula="of:=([.B46]-[.$B$1])*24*3600" office:value-type="float" office:value="2.890000166" calcext:value-type="float">
            <text:p>2.890</text:p>
          </table:table-cell>
          <table:table-cell office:value-type="date" office:date-value="2024-10-27T13:37:37.591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46804119380832" calcext:value-type="float">
            <text:p>1.46804119380832</text:p>
          </table:table-cell>
          <table:table-cell office:value-type="string" calcext:value-type="string">
            <text:p>x</text:p>
          </table:table-cell>
          <table:table-cell office:value-type="float" office:value="2.10318603515625" calcext:value-type="float">
            <text:p>2.10318603515625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gre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locityMetersPerSec</text:p>
          </table:table-cell>
          <table:table-cell office:value-type="float" office:value="1.71" calcext:value-type="float">
            <text:p>1.71</text:p>
          </table:table-cell>
          <table:table-cell table:number-columns-repeated="16370"/>
        </table:table-row>
        <table:table-row table:style-name="ro1">
          <table:table-cell table:style-name="ce21" table:formula="of:=([.B47]-[.$B$1])*24*3600" office:value-type="float" office:value="2.890000166" calcext:value-type="float">
            <text:p>2.890</text:p>
          </table:table-cell>
          <table:table-cell office:value-type="date" office:date-value="2024-10-27T13:37:37.591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52100257675788" calcext:value-type="float">
            <text:p>1.52100257675788</text:p>
          </table:table-cell>
          <table:table-cell office:value-type="string" calcext:value-type="string">
            <text:p>x</text:p>
          </table:table-cell>
          <table:table-cell office:value-type="float" office:value="2.19375" calcext:value-type="float">
            <text:p>2.19375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gre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locityMetersPerSec</text:p>
          </table:table-cell>
          <table:table-cell office:value-type="float" office:value="1.71" calcext:value-type="float">
            <text:p>1.71</text:p>
          </table:table-cell>
          <table:table-cell table:number-columns-repeated="16370"/>
        </table:table-row>
        <table:table-row table:style-name="ro1">
          <table:table-cell table:style-name="ce21" table:formula="of:=([.B48]-[.$B$1])*24*3600" office:value-type="float" office:value="2.890000166" calcext:value-type="float">
            <text:p>2.890</text:p>
          </table:table-cell>
          <table:table-cell office:value-type="date" office:date-value="2024-10-27T13:37:37.591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57499192023376" calcext:value-type="float">
            <text:p>1.57499192023376</text:p>
          </table:table-cell>
          <table:table-cell office:value-type="string" calcext:value-type="string">
            <text:p>x</text:p>
          </table:table-cell>
          <table:table-cell office:value-type="float" office:value="2.28607177734375" calcext:value-type="float">
            <text:p>2.28607177734375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gre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locityMetersPerSec</text:p>
          </table:table-cell>
          <table:table-cell office:value-type="float" office:value="1.71" calcext:value-type="float">
            <text:p>1.71</text:p>
          </table:table-cell>
          <table:table-cell table:number-columns-repeated="16370"/>
        </table:table-row>
        <table:table-row table:style-name="ro1">
          <table:table-cell table:style-name="ce21" table:formula="of:=([.B49]-[.$B$1])*24*3600" office:value-type="float" office:value="2.890000166" calcext:value-type="float">
            <text:p>2.890</text:p>
          </table:table-cell>
          <table:table-cell office:value-type="date" office:date-value="2024-10-27T13:37:37.591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63013771930174" calcext:value-type="float">
            <text:p>1.63013771930174</text:p>
          </table:table-cell>
          <table:table-cell office:value-type="string" calcext:value-type="string">
            <text:p>x</text:p>
          </table:table-cell>
          <table:table-cell office:value-type="float" office:value="2.38037109375" calcext:value-type="float">
            <text:p>2.38037109375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gre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locityMetersPerSec</text:p>
          </table:table-cell>
          <table:table-cell office:value-type="float" office:value="1.71" calcext:value-type="float">
            <text:p>1.71</text:p>
          </table:table-cell>
          <table:table-cell table:number-columns-repeated="16370"/>
        </table:table-row>
        <table:table-row table:style-name="ro1">
          <table:table-cell table:style-name="ce21" table:formula="of:=([.B50]-[.$B$1])*24*3600" office:value-type="float" office:value="2.890000166" calcext:value-type="float">
            <text:p>2.890</text:p>
          </table:table-cell>
          <table:table-cell office:value-type="date" office:date-value="2024-10-27T13:37:37.591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68656846902762" calcext:value-type="float">
            <text:p>1.68656846902762</text:p>
          </table:table-cell>
          <table:table-cell office:value-type="string" calcext:value-type="string">
            <text:p>x</text:p>
          </table:table-cell>
          <table:table-cell office:value-type="float" office:value="2.47686767578125" calcext:value-type="float">
            <text:p>2.47686767578125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gre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locityMetersPerSec</text:p>
          </table:table-cell>
          <table:table-cell office:value-type="float" office:value="1.71" calcext:value-type="float">
            <text:p>1.71</text:p>
          </table:table-cell>
          <table:table-cell table:number-columns-repeated="16370"/>
        </table:table-row>
        <table:table-row table:style-name="ro1">
          <table:table-cell table:style-name="ce21" table:formula="of:=([.B51]-[.$B$1])*24*3600" office:value-type="float" office:value="2.890000166" calcext:value-type="float">
            <text:p>2.890</text:p>
          </table:table-cell>
          <table:table-cell office:value-type="date" office:date-value="2024-10-27T13:37:37.591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74441266447718" calcext:value-type="float">
            <text:p>1.74441266447718</text:p>
          </table:table-cell>
          <table:table-cell office:value-type="string" calcext:value-type="string">
            <text:p>x</text:p>
          </table:table-cell>
          <table:table-cell office:value-type="float" office:value="2.57578125" calcext:value-type="float">
            <text:p>2.57578125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gre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locityMetersPerSec</text:p>
          </table:table-cell>
          <table:table-cell office:value-type="float" office:value="1.71" calcext:value-type="float">
            <text:p>1.71</text:p>
          </table:table-cell>
          <table:table-cell table:number-columns-repeated="16370"/>
        </table:table-row>
        <table:table-row table:style-name="ro1">
          <table:table-cell table:style-name="ce21" table:formula="of:=([.B52]-[.$B$1])*24*3600" office:value-type="float" office:value="2.890000166" calcext:value-type="float">
            <text:p>2.890</text:p>
          </table:table-cell>
          <table:table-cell office:value-type="date" office:date-value="2024-10-27T13:37:37.591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80721027271761" calcext:value-type="float">
            <text:p>1.80721027271761</text:p>
          </table:table-cell>
          <table:table-cell office:value-type="string" calcext:value-type="string">
            <text:p>x</text:p>
          </table:table-cell>
          <table:table-cell office:value-type="float" office:value="2.67733154296875" calcext:value-type="float">
            <text:p>2.67733154296875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gre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locityMetersPerSec</text:p>
          </table:table-cell>
          <table:table-cell office:value-type="float" office:value="1.52420893929441" calcext:value-type="float">
            <text:p>1.52420893929441</text:p>
          </table:table-cell>
          <table:table-cell table:number-columns-repeated="16370"/>
        </table:table-row>
        <table:table-row table:style-name="ro1">
          <table:table-cell table:style-name="ce21" table:formula="of:=([.B53]-[.$B$1])*24*3600" office:value-type="float" office:value="2.890000166" calcext:value-type="float">
            <text:p>2.890</text:p>
          </table:table-cell>
          <table:table-cell office:value-type="date" office:date-value="2024-10-27T13:37:37.591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88238258952619" calcext:value-type="float">
            <text:p>1.88238258952619</text:p>
          </table:table-cell>
          <table:table-cell office:value-type="string" calcext:value-type="string">
            <text:p>x</text:p>
          </table:table-cell>
          <table:table-cell office:value-type="float" office:value="2.78173828125" calcext:value-type="float">
            <text:p>2.78173828125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gre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locityMetersPerSec</text:p>
          </table:table-cell>
          <table:table-cell office:value-type="float" office:value="1.25358859878351" calcext:value-type="float">
            <text:p>1.25358859878351</text:p>
          </table:table-cell>
          <table:table-cell table:number-columns-repeated="16370"/>
        </table:table-row>
        <table:table-row table:style-name="ro1">
          <table:table-cell table:style-name="ce21" table:formula="of:=([.B54]-[.$B$1])*24*3600" office:value-type="float" office:value="2.890999708" calcext:value-type="float">
            <text:p>2.891</text:p>
          </table:table-cell>
          <table:table-cell office:value-type="date" office:date-value="2024-10-27T13:37:37.592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98252145095142" calcext:value-type="float">
            <text:p>1.98252145095142</text:p>
          </table:table-cell>
          <table:table-cell office:value-type="string" calcext:value-type="string">
            <text:p>x</text:p>
          </table:table-cell>
          <table:table-cell office:value-type="float" office:value="2.88922119140625" calcext:value-type="float">
            <text:p>2.88922119140625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gre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locityMetersPerSec</text:p>
          </table:table-cell>
          <table:table-cell office:value-type="float" office:value="0.893088697652702" calcext:value-type="float">
            <text:p>0.893088697652702</text:p>
          </table:table-cell>
          <table:table-cell table:number-columns-repeated="16370"/>
        </table:table-row>
        <table:table-row table:style-name="ro1">
          <table:table-cell table:style-name="ce21" table:formula="of:=([.B55]-[.$B$1])*24*3600" office:value-type="float" office:value="2.890999708" calcext:value-type="float">
            <text:p>2.891</text:p>
          </table:table-cell>
          <table:table-cell office:value-type="date" office:date-value="2024-10-27T13:37:37.592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23060164474383" calcext:value-type="float">
            <text:p>2.23060164474383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gre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locityMetersPerSec</text:p>
          </table:table-cell>
          <table:table-cell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style-name="ce21" table:formula="of:=([.B56]-[.$B$1])*24*3600" office:value-type="float" office:value="2.890999708" calcext:value-type="float">
            <text:p>2.891</text:p>
          </table:table-cell>
          <table:table-cell office:value-type="date" office:date-value="2024-10-27T13:37:37.592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UCCESS</text:p>
          </table:table-cell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table:style-name="ce21" table:formula="of:=([.B57]-[.$B$1])*24*3600" office:value-type="float" office:value="2.891999878" calcext:value-type="float">
            <text:p>2.892</text:p>
          </table:table-cell>
          <table:table-cell office:value-type="date" office:date-value="2024-10-27T13:37:37.593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est Curve</text:p>
          </table:table-cell>
          <table:table-cell office:value-type="string" calcext:value-type="string">
            <text:p>maxSpeed</text:p>
          </table:table-cell>
          <table:table-cell office:value-type="float" office:value="1.71" calcext:value-type="float">
            <text:p>1.71</text:p>
          </table:table-cell>
          <table:table-cell office:value-type="string" calcext:value-type="string">
            <text:p>maxAcceleration</text:p>
          </table:table-cell>
          <table:table-cell office:value-type="float" office:value="3.6" calcext:value-type="float">
            <text:p>3.6</text:p>
          </table:table-cell>
          <table:table-cell table:number-columns-repeated="16376"/>
        </table:table-row>
        <table:table-row table:style-name="ro1">
          <table:table-cell table:style-name="ce21" table:formula="of:=([.B58]-[.$B$1])*24*3600" office:value-type="float" office:value="2.897000103" calcext:value-type="float">
            <text:p>2.897</text:p>
          </table:table-cell>
          <table:table-cell office:value-type="date" office:date-value="2024-10-27T13:37:37.598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gre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locityMetersPerSec</text:p>
          </table:table-cell>
          <table:table-cell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style-name="ce21" table:formula="of:=([.B59]-[.$B$1])*24*3600" office:value-type="float" office:value="2.897000103" calcext:value-type="float">
            <text:p>2.897</text:p>
          </table:table-cell>
          <table:table-cell office:value-type="date" office:date-value="2024-10-27T13:37:37.598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0.209845303642" calcext:value-type="float">
            <text:p>0.209845303642</text:p>
          </table:table-cell>
          <table:table-cell office:value-type="string" calcext:value-type="string">
            <text:p>x</text:p>
          </table:table-cell>
          <table:table-cell office:value-type="float" office:value="0.0792573893150777" calcext:value-type="float">
            <text:p>0.0792573893150777</text:p>
          </table:table-cell>
          <table:table-cell office:value-type="string" calcext:value-type="string">
            <text:p>y</text:p>
          </table:table-cell>
          <table:table-cell office:value-type="float" office:value="0.000950837570395592" calcext:value-type="float">
            <text:p>0.000950837570395592</text:p>
          </table:table-cell>
          <table:table-cell office:value-type="string" calcext:value-type="string">
            <text:p>degrees</text:p>
          </table:table-cell>
          <table:table-cell office:value-type="float" office:value="1.37710105500135" calcext:value-type="float">
            <text:p>1.37710105500135</text:p>
          </table:table-cell>
          <table:table-cell office:value-type="string" calcext:value-type="string">
            <text:p>velocityMetersPerSec</text:p>
          </table:table-cell>
          <table:table-cell office:value-type="float" office:value="0.755443093111201" calcext:value-type="float">
            <text:p>0.755443093111201</text:p>
          </table:table-cell>
          <table:table-cell table:number-columns-repeated="16370"/>
        </table:table-row>
        <table:table-row table:style-name="ro1">
          <table:table-cell table:style-name="ce21" table:formula="of:=([.B60]-[.$B$1])*24*3600" office:value-type="float" office:value="2.897000103" calcext:value-type="float">
            <text:p>2.897</text:p>
          </table:table-cell>
          <table:table-cell office:value-type="date" office:date-value="2024-10-27T13:37:37.598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0.296248366890919" calcext:value-type="float">
            <text:p>0.296248366890919</text:p>
          </table:table-cell>
          <table:table-cell office:value-type="string" calcext:value-type="string">
            <text:p>x</text:p>
          </table:table-cell>
          <table:table-cell office:value-type="float" office:value="0.157916663830138" calcext:value-type="float">
            <text:p>0.157916663830138</text:p>
          </table:table-cell>
          <table:table-cell office:value-type="string" calcext:value-type="string">
            <text:p>y</text:p>
          </table:table-cell>
          <table:table-cell office:value-type="float" office:value="0.00378948261838265" calcext:value-type="float">
            <text:p>0.00378948261838265</text:p>
          </table:table-cell>
          <table:table-cell office:value-type="string" calcext:value-type="string">
            <text:p>degrees</text:p>
          </table:table-cell>
          <table:table-cell office:value-type="float" office:value="2.7587816279187" calcext:value-type="float">
            <text:p>2.7587816279187</text:p>
          </table:table-cell>
          <table:table-cell office:value-type="string" calcext:value-type="string">
            <text:p>velocityMetersPerSec</text:p>
          </table:table-cell>
          <table:table-cell office:value-type="float" office:value="1.06649412080731" calcext:value-type="float">
            <text:p>1.06649412080731</text:p>
          </table:table-cell>
          <table:table-cell table:number-columns-repeated="16370"/>
        </table:table-row>
        <table:table-row table:style-name="ro1">
          <table:table-cell table:style-name="ce21" table:formula="of:=([.B61]-[.$B$1])*24*3600" office:value-type="float" office:value="2.897000103" calcext:value-type="float">
            <text:p>2.897</text:p>
          </table:table-cell>
          <table:table-cell office:value-type="date" office:date-value="2024-10-27T13:37:37.598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0.362212085025633" calcext:value-type="float">
            <text:p>0.362212085025633</text:p>
          </table:table-cell>
          <table:table-cell office:value-type="string" calcext:value-type="string">
            <text:p>x</text:p>
          </table:table-cell>
          <table:table-cell office:value-type="float" office:value="0.235957022050381" calcext:value-type="float">
            <text:p>0.235957022050381</text:p>
          </table:table-cell>
          <table:table-cell office:value-type="string" calcext:value-type="string">
            <text:p>y</text:p>
          </table:table-cell>
          <table:table-cell office:value-type="float" office:value="0.00849513364916159" calcext:value-type="float">
            <text:p>0.00849513364916159</text:p>
          </table:table-cell>
          <table:table-cell office:value-type="string" calcext:value-type="string">
            <text:p>degrees</text:p>
          </table:table-cell>
          <table:table-cell office:value-type="float" office:value="4.14465947122354" calcext:value-type="float">
            <text:p>4.14465947122354</text:p>
          </table:table-cell>
          <table:table-cell office:value-type="string" calcext:value-type="string">
            <text:p>velocityMetersPerSec</text:p>
          </table:table-cell>
          <table:table-cell office:value-type="float" office:value="1.30396350609228" calcext:value-type="float">
            <text:p>1.30396350609228</text:p>
          </table:table-cell>
          <table:table-cell table:number-columns-repeated="16370"/>
        </table:table-row>
        <table:table-row table:style-name="ro1">
          <table:table-cell table:style-name="ce21" table:formula="of:=([.B62]-[.$B$1])*24*3600" office:value-type="float" office:value="2.897000103" calcext:value-type="float">
            <text:p>2.897</text:p>
          </table:table-cell>
          <table:table-cell office:value-type="date" office:date-value="2024-10-27T13:37:37.598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0.417554466381488" calcext:value-type="float">
            <text:p>0.417554466381488</text:p>
          </table:table-cell>
          <table:table-cell office:value-type="string" calcext:value-type="string">
            <text:p>x</text:p>
          </table:table-cell>
          <table:table-cell office:value-type="float" office:value="0.313357662481008" calcext:value-type="float">
            <text:p>0.313357662481008</text:p>
          </table:table-cell>
          <table:table-cell office:value-type="string" calcext:value-type="string">
            <text:p>y</text:p>
          </table:table-cell>
          <table:table-cell office:value-type="float" office:value="0.0150469891679328" calcext:value-type="float">
            <text:p>0.0150469891679328</text:p>
          </table:table-cell>
          <table:table-cell office:value-type="string" calcext:value-type="string">
            <text:p>degrees</text:p>
          </table:table-cell>
          <table:table-cell office:value-type="float" office:value="5.53436327300248" calcext:value-type="float">
            <text:p>5.53436327300248</text:p>
          </table:table-cell>
          <table:table-cell office:value-type="string" calcext:value-type="string">
            <text:p>velocityMetersPerSec</text:p>
          </table:table-cell>
          <table:table-cell office:value-type="float" office:value="1.50319607897336" calcext:value-type="float">
            <text:p>1.50319607897336</text:p>
          </table:table-cell>
          <table:table-cell table:number-columns-repeated="16370"/>
        </table:table-row>
        <table:table-row table:style-name="ro1">
          <table:table-cell table:style-name="ce21" table:formula="of:=([.B63]-[.$B$1])*24*3600" office:value-type="float" office:value="2.897000103" calcext:value-type="float">
            <text:p>2.897</text:p>
          </table:table-cell>
          <table:table-cell office:value-type="date" office:date-value="2024-10-27T13:37:37.598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0.468194576892524" calcext:value-type="float">
            <text:p>0.468194576892524</text:p>
          </table:table-cell>
          <table:table-cell office:value-type="string" calcext:value-type="string">
            <text:p>x</text:p>
          </table:table-cell>
          <table:table-cell office:value-type="float" office:value="0.390097783627218" calcext:value-type="float">
            <text:p>0.390097783627218</text:p>
          </table:table-cell>
          <table:table-cell office:value-type="string" calcext:value-type="string">
            <text:p>y</text:p>
          </table:table-cell>
          <table:table-cell office:value-type="float" office:value="0.0234242476798968" calcext:value-type="float">
            <text:p>0.0234242476798968</text:p>
          </table:table-cell>
          <table:table-cell office:value-type="string" calcext:value-type="string">
            <text:p>degrees</text:p>
          </table:table-cell>
          <table:table-cell office:value-type="float" office:value="6.92753404245811" calcext:value-type="float">
            <text:p>6.92753404245811</text:p>
          </table:table-cell>
          <table:table-cell office:value-type="string" calcext:value-type="string">
            <text:p>velocityMetersPerSec</text:p>
          </table:table-cell>
          <table:table-cell office:value-type="float" office:value="1.5456130059466" calcext:value-type="float">
            <text:p>1.5456130059466</text:p>
          </table:table-cell>
          <table:table-cell table:number-columns-repeated="16370"/>
        </table:table-row>
        <table:table-row table:style-name="ro1">
          <table:table-cell table:style-name="ce21" table:formula="of:=([.B64]-[.$B$1])*24*3600" office:value-type="float" office:value="2.897000103" calcext:value-type="float">
            <text:p>2.897</text:p>
          </table:table-cell>
          <table:table-cell office:value-type="date" office:date-value="2024-10-27T13:37:37.598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0.517902132349929" calcext:value-type="float">
            <text:p>0.517902132349929</text:p>
          </table:table-cell>
          <table:table-cell office:value-type="string" calcext:value-type="string">
            <text:p>x</text:p>
          </table:table-cell>
          <table:table-cell office:value-type="float" office:value="0.466156583994212" calcext:value-type="float">
            <text:p>0.466156583994212</text:p>
          </table:table-cell>
          <table:table-cell office:value-type="string" calcext:value-type="string">
            <text:p>y</text:p>
          </table:table-cell>
          <table:table-cell office:value-type="float" office:value="0.0336061076902539" calcext:value-type="float">
            <text:p>0.0336061076902539</text:p>
          </table:table-cell>
          <table:table-cell office:value-type="string" calcext:value-type="string">
            <text:p>degrees</text:p>
          </table:table-cell>
          <table:table-cell office:value-type="float" office:value="8.32382639064213" calcext:value-type="float">
            <text:p>8.32382639064213</text:p>
          </table:table-cell>
          <table:table-cell office:value-type="string" calcext:value-type="string">
            <text:p>velocityMetersPerSec</text:p>
          </table:table-cell>
          <table:table-cell office:value-type="float" office:value="1.54193726299172" calcext:value-type="float">
            <text:p>1.54193726299172</text:p>
          </table:table-cell>
          <table:table-cell table:number-columns-repeated="16370"/>
        </table:table-row>
        <table:table-row table:style-name="ro1">
          <table:table-cell table:style-name="ce21" table:formula="of:=([.B65]-[.$B$1])*24*3600" office:value-type="float" office:value="2.897000103" calcext:value-type="float">
            <text:p>2.897</text:p>
          </table:table-cell>
          <table:table-cell office:value-type="date" office:date-value="2024-10-27T13:37:37.598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0.567442826249321" calcext:value-type="float">
            <text:p>0.567442826249321</text:p>
          </table:table-cell>
          <table:table-cell office:value-type="string" calcext:value-type="string">
            <text:p>x</text:p>
          </table:table-cell>
          <table:table-cell office:value-type="float" office:value="0.541513262087191" calcext:value-type="float">
            <text:p>0.541513262087191</text:p>
          </table:table-cell>
          <table:table-cell office:value-type="string" calcext:value-type="string">
            <text:p>y</text:p>
          </table:table-cell>
          <table:table-cell office:value-type="float" office:value="0.0455717677042046" calcext:value-type="float">
            <text:p>0.0455717677042046</text:p>
          </table:table-cell>
          <table:table-cell office:value-type="string" calcext:value-type="string">
            <text:p>degrees</text:p>
          </table:table-cell>
          <table:table-cell office:value-type="float" office:value="9.72290969599445" calcext:value-type="float">
            <text:p>9.72290969599445</text:p>
          </table:table-cell>
          <table:table-cell office:value-type="string" calcext:value-type="string">
            <text:p>velocityMetersPerSec</text:p>
          </table:table-cell>
          <table:table-cell office:value-type="float" office:value="1.53838938721615" calcext:value-type="float">
            <text:p>1.53838938721615</text:p>
          </table:table-cell>
          <table:table-cell table:number-columns-repeated="16370"/>
        </table:table-row>
        <table:table-row table:style-name="ro1">
          <table:table-cell table:style-name="ce21" table:formula="of:=([.B66]-[.$B$1])*24*3600" office:value-type="float" office:value="2.898000273" calcext:value-type="float">
            <text:p>2.898</text:p>
          </table:table-cell>
          <table:table-cell office:value-type="date" office:date-value="2024-10-27T13:37:37.599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0.61682581523737" calcext:value-type="float">
            <text:p>0.61682581523737</text:p>
          </table:table-cell>
          <table:table-cell office:value-type="string" calcext:value-type="string">
            <text:p>x</text:p>
          </table:table-cell>
          <table:table-cell office:value-type="float" office:value="0.616147016411355" calcext:value-type="float">
            <text:p>0.616147016411355</text:p>
          </table:table-cell>
          <table:table-cell office:value-type="string" calcext:value-type="string">
            <text:p>y</text:p>
          </table:table-cell>
          <table:table-cell office:value-type="float" office:value="0.0593004262269492" calcext:value-type="float">
            <text:p>0.0593004262269492</text:p>
          </table:table-cell>
          <table:table-cell office:value-type="string" calcext:value-type="string">
            <text:p>degrees</text:p>
          </table:table-cell>
          <table:table-cell office:value-type="float" office:value="11.1244691456559" calcext:value-type="float">
            <text:p>11.1244691456559</text:p>
          </table:table-cell>
          <table:table-cell office:value-type="string" calcext:value-type="string">
            <text:p>velocityMetersPerSec</text:p>
          </table:table-cell>
          <table:table-cell office:value-type="float" office:value="1.53497351840088" calcext:value-type="float">
            <text:p>1.53497351840088</text:p>
          </table:table-cell>
          <table:table-cell table:number-columns-repeated="16370"/>
        </table:table-row>
        <table:table-row table:style-name="ro1">
          <table:table-cell table:style-name="ce21" table:formula="of:=([.B67]-[.$B$1])*24*3600" office:value-type="float" office:value="2.898000273" calcext:value-type="float">
            <text:p>2.898</text:p>
          </table:table-cell>
          <table:table-cell office:value-type="date" office:date-value="2024-10-27T13:37:37.599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0.666059907949679" calcext:value-type="float">
            <text:p>0.666059907949679</text:p>
          </table:table-cell>
          <table:table-cell office:value-type="string" calcext:value-type="string">
            <text:p>x</text:p>
          </table:table-cell>
          <table:table-cell office:value-type="float" office:value="0.690037045471905" calcext:value-type="float">
            <text:p>0.690037045471905</text:p>
          </table:table-cell>
          <table:table-cell office:value-type="string" calcext:value-type="string">
            <text:p>y</text:p>
          </table:table-cell>
          <table:table-cell office:value-type="float" office:value="0.0747712817636883" calcext:value-type="float">
            <text:p>0.0747712817636883</text:p>
          </table:table-cell>
          <table:table-cell office:value-type="string" calcext:value-type="string">
            <text:p>degrees</text:p>
          </table:table-cell>
          <table:table-cell office:value-type="float" office:value="12.5282066449931" calcext:value-type="float">
            <text:p>12.5282066449931</text:p>
          </table:table-cell>
          <table:table-cell office:value-type="string" calcext:value-type="string">
            <text:p>velocityMetersPerSec</text:p>
          </table:table-cell>
          <table:table-cell office:value-type="float" office:value="1.53169317695083" calcext:value-type="float">
            <text:p>1.53169317695083</text:p>
          </table:table-cell>
          <table:table-cell table:number-columns-repeated="16370"/>
        </table:table-row>
        <table:table-row table:style-name="ro1">
          <table:table-cell table:style-name="ce21" table:formula="of:=([.B68]-[.$B$1])*24*3600" office:value-type="float" office:value="2.898000273" calcext:value-type="float">
            <text:p>2.898</text:p>
          </table:table-cell>
          <table:table-cell office:value-type="date" office:date-value="2024-10-27T13:37:37.599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0.715153582117429" calcext:value-type="float">
            <text:p>0.715153582117429</text:p>
          </table:table-cell>
          <table:table-cell office:value-type="string" calcext:value-type="string">
            <text:p>x</text:p>
          </table:table-cell>
          <table:table-cell office:value-type="float" office:value="0.76316254777404" calcext:value-type="float">
            <text:p>0.76316254777404</text:p>
          </table:table-cell>
          <table:table-cell office:value-type="string" calcext:value-type="string">
            <text:p>y</text:p>
          </table:table-cell>
          <table:table-cell office:value-type="float" office:value="0.0919635328196222" calcext:value-type="float">
            <text:p>0.0919635328196222</text:p>
          </table:table-cell>
          <table:table-cell office:value-type="string" calcext:value-type="string">
            <text:p>degrees</text:p>
          </table:table-cell>
          <table:table-cell office:value-type="float" office:value="13.9338415892888" calcext:value-type="float">
            <text:p>13.9338415892888</text:p>
          </table:table-cell>
          <table:table-cell office:value-type="string" calcext:value-type="string">
            <text:p>velocityMetersPerSec</text:p>
          </table:table-cell>
          <table:table-cell office:value-type="float" office:value="1.52855128740269" calcext:value-type="float">
            <text:p>1.52855128740269</text:p>
          </table:table-cell>
          <table:table-cell table:number-columns-repeated="16370"/>
        </table:table-row>
        <table:table-row table:style-name="ro1">
          <table:table-cell table:style-name="ce21" table:formula="of:=([.B69]-[.$B$1])*24*3600" office:value-type="float" office:value="2.898000273" calcext:value-type="float">
            <text:p>2.898</text:p>
          </table:table-cell>
          <table:table-cell office:value-type="date" office:date-value="2024-10-27T13:37:37.599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0.764115001844761" calcext:value-type="float">
            <text:p>0.764115001844761</text:p>
          </table:table-cell>
          <table:table-cell office:value-type="string" calcext:value-type="string">
            <text:p>x</text:p>
          </table:table-cell>
          <table:table-cell office:value-type="float" office:value="0.835502721822962" calcext:value-type="float">
            <text:p>0.835502721822962</text:p>
          </table:table-cell>
          <table:table-cell office:value-type="string" calcext:value-type="string">
            <text:p>y</text:p>
          </table:table-cell>
          <table:table-cell office:value-type="float" office:value="0.110856377899951" calcext:value-type="float">
            <text:p>0.110856377899951</text:p>
          </table:table-cell>
          <table:table-cell office:value-type="string" calcext:value-type="string">
            <text:p>degrees</text:p>
          </table:table-cell>
          <table:table-cell office:value-type="float" office:value="15.3411114930833" calcext:value-type="float">
            <text:p>15.3411114930833</text:p>
          </table:table-cell>
          <table:table-cell office:value-type="string" calcext:value-type="string">
            <text:p>velocityMetersPerSec</text:p>
          </table:table-cell>
          <table:table-cell office:value-type="float" office:value="1.52555020740907" calcext:value-type="float">
            <text:p>1.52555020740907</text:p>
          </table:table-cell>
          <table:table-cell table:number-columns-repeated="16370"/>
        </table:table-row>
        <table:table-row table:style-name="ro1">
          <table:table-cell table:style-name="ce21" table:formula="of:=([.B70]-[.$B$1])*24*3600" office:value-type="float" office:value="2.898000273" calcext:value-type="float">
            <text:p>2.898</text:p>
          </table:table-cell>
          <table:table-cell office:value-type="date" office:date-value="2024-10-27T13:37:37.599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0.812952034937668" calcext:value-type="float">
            <text:p>0.812952034937668</text:p>
          </table:table-cell>
          <table:table-cell office:value-type="string" calcext:value-type="string">
            <text:p>x</text:p>
          </table:table-cell>
          <table:table-cell office:value-type="float" office:value="0.90703676612387" calcext:value-type="float">
            <text:p>0.90703676612387</text:p>
          </table:table-cell>
          <table:table-cell office:value-type="string" calcext:value-type="string">
            <text:p>y</text:p>
          </table:table-cell>
          <table:table-cell office:value-type="float" office:value="0.131429015509876" calcext:value-type="float">
            <text:p>0.131429015509876</text:p>
          </table:table-cell>
          <table:table-cell office:value-type="string" calcext:value-type="string">
            <text:p>degrees</text:p>
          </table:table-cell>
          <table:table-cell office:value-type="float" office:value="16.7497724741698" calcext:value-type="float">
            <text:p>16.7497724741698</text:p>
          </table:table-cell>
          <table:table-cell office:value-type="string" calcext:value-type="string">
            <text:p>velocityMetersPerSec</text:p>
          </table:table-cell>
          <table:table-cell office:value-type="float" office:value="1.52269176147572" calcext:value-type="float">
            <text:p>1.52269176147572</text:p>
          </table:table-cell>
          <table:table-cell table:number-columns-repeated="16370"/>
        </table:table-row>
        <table:table-row table:style-name="ro1">
          <table:table-cell table:style-name="ce21" table:formula="of:=([.B71]-[.$B$1])*24*3600" office:value-type="float" office:value="2.898000273" calcext:value-type="float">
            <text:p>2.898</text:p>
          </table:table-cell>
          <table:table-cell office:value-type="date" office:date-value="2024-10-27T13:37:37.599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0.861672270176505" calcext:value-type="float">
            <text:p>0.861672270176505</text:p>
          </table:table-cell>
          <table:table-cell office:value-type="string" calcext:value-type="string">
            <text:p>x</text:p>
          </table:table-cell>
          <table:table-cell office:value-type="float" office:value="0.977743879181966" calcext:value-type="float">
            <text:p>0.977743879181966</text:p>
          </table:table-cell>
          <table:table-cell office:value-type="string" calcext:value-type="string">
            <text:p>y</text:p>
          </table:table-cell>
          <table:table-cell office:value-type="float" office:value="0.153660644154597" calcext:value-type="float">
            <text:p>0.153660644154597</text:p>
          </table:table-cell>
          <table:table-cell office:value-type="string" calcext:value-type="string">
            <text:p>degrees</text:p>
          </table:table-cell>
          <table:table-cell office:value-type="float" office:value="18.1595995907236" calcext:value-type="float">
            <text:p>18.1595995907236</text:p>
          </table:table-cell>
          <table:table-cell office:value-type="string" calcext:value-type="string">
            <text:p>velocityMetersPerSec</text:p>
          </table:table-cell>
          <table:table-cell office:value-type="float" office:value="1.5199772787096" calcext:value-type="float">
            <text:p>1.5199772787096</text:p>
          </table:table-cell>
          <table:table-cell table:number-columns-repeated="16370"/>
        </table:table-row>
        <table:table-row table:style-name="ro1">
          <table:table-cell table:style-name="ce21" table:formula="of:=([.B72]-[.$B$1])*24*3600" office:value-type="float" office:value="2.898000273" calcext:value-type="float">
            <text:p>2.898</text:p>
          </table:table-cell>
          <table:table-cell office:value-type="date" office:date-value="2024-10-27T13:37:37.599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0.910283034436086" calcext:value-type="float">
            <text:p>0.910283034436086</text:p>
          </table:table-cell>
          <table:table-cell office:value-type="string" calcext:value-type="string">
            <text:p>x</text:p>
          </table:table-cell>
          <table:table-cell office:value-type="float" office:value="1.04760325950245" calcext:value-type="float">
            <text:p>1.04760325950245</text:p>
          </table:table-cell>
          <table:table-cell office:value-type="string" calcext:value-type="string">
            <text:p>y</text:p>
          </table:table-cell>
          <table:table-cell office:value-type="float" office:value="0.177530462339314" calcext:value-type="float">
            <text:p>0.177530462339314</text:p>
          </table:table-cell>
          <table:table-cell office:value-type="string" calcext:value-type="string">
            <text:p>degrees</text:p>
          </table:table-cell>
          <table:table-cell office:value-type="float" office:value="19.5703870314636" calcext:value-type="float">
            <text:p>19.5703870314636</text:p>
          </table:table-cell>
          <table:table-cell office:value-type="string" calcext:value-type="string">
            <text:p>velocityMetersPerSec</text:p>
          </table:table-cell>
          <table:table-cell office:value-type="float" office:value="1.51740763383103" calcext:value-type="float">
            <text:p>1.51740763383103</text:p>
          </table:table-cell>
          <table:table-cell table:number-columns-repeated="16370"/>
        </table:table-row>
        <table:table-row table:style-name="ro1">
          <table:table-cell table:style-name="ce21" table:formula="of:=([.B73]-[.$B$1])*24*3600" office:value-type="float" office:value="2.898000273" calcext:value-type="float">
            <text:p>2.898</text:p>
          </table:table-cell>
          <table:table-cell office:value-type="date" office:date-value="2024-10-27T13:37:37.599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0.958791409569822" calcext:value-type="float">
            <text:p>0.958791409569822</text:p>
          </table:table-cell>
          <table:table-cell office:value-type="string" calcext:value-type="string">
            <text:p>x</text:p>
          </table:table-cell>
          <table:table-cell office:value-type="float" office:value="1.11659410559052" calcext:value-type="float">
            <text:p>1.11659410559052</text:p>
          </table:table-cell>
          <table:table-cell office:value-type="string" calcext:value-type="string">
            <text:p>y</text:p>
          </table:table-cell>
          <table:table-cell office:value-type="float" office:value="0.203017668569229" calcext:value-type="float">
            <text:p>0.203017668569229</text:p>
          </table:table-cell>
          <table:table-cell office:value-type="string" calcext:value-type="string">
            <text:p>degrees</text:p>
          </table:table-cell>
          <table:table-cell office:value-type="float" office:value="20.9819481600748" calcext:value-type="float">
            <text:p>20.9819481600748</text:p>
          </table:table-cell>
          <table:table-cell office:value-type="string" calcext:value-type="string">
            <text:p>velocityMetersPerSec</text:p>
          </table:table-cell>
          <table:table-cell office:value-type="float" office:value="1.51498329071168" calcext:value-type="float">
            <text:p>1.51498329071168</text:p>
          </table:table-cell>
          <table:table-cell table:number-columns-repeated="16370"/>
        </table:table-row>
        <table:table-row table:style-name="ro1">
          <table:table-cell table:style-name="ce21" table:formula="of:=([.B74]-[.$B$1])*24*3600" office:value-type="float" office:value="2.898000273" calcext:value-type="float">
            <text:p>2.898</text:p>
          </table:table-cell>
          <table:table-cell office:value-type="date" office:date-value="2024-10-27T13:37:37.599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00720424898689" calcext:value-type="float">
            <text:p>1.00720424898689</text:p>
          </table:table-cell>
          <table:table-cell office:value-type="string" calcext:value-type="string">
            <text:p>x</text:p>
          </table:table-cell>
          <table:table-cell office:value-type="float" office:value="1.18469561595138" calcext:value-type="float">
            <text:p>1.18469561595138</text:p>
          </table:table-cell>
          <table:table-cell office:value-type="string" calcext:value-type="string">
            <text:p>y</text:p>
          </table:table-cell>
          <table:table-cell office:value-type="float" office:value="0.23010146134954" calcext:value-type="float">
            <text:p>0.23010146134954</text:p>
          </table:table-cell>
          <table:table-cell office:value-type="string" calcext:value-type="string">
            <text:p>degrees</text:p>
          </table:table-cell>
          <table:table-cell office:value-type="float" office:value="22.3941154163552" calcext:value-type="float">
            <text:p>22.3941154163552</text:p>
          </table:table-cell>
          <table:table-cell office:value-type="string" calcext:value-type="string">
            <text:p>velocityMetersPerSec</text:p>
          </table:table-cell>
          <table:table-cell office:value-type="float" office:value="1.5127043477206" calcext:value-type="float">
            <text:p>1.5127043477206</text:p>
          </table:table-cell>
          <table:table-cell table:number-columns-repeated="16370"/>
        </table:table-row>
        <table:table-row table:style-name="ro1">
          <table:table-cell table:style-name="ce21" table:formula="of:=([.B75]-[.$B$1])*24*3600" office:value-type="float" office:value="2.898000273" calcext:value-type="float">
            <text:p>2.898</text:p>
          </table:table-cell>
          <table:table-cell office:value-type="date" office:date-value="2024-10-27T13:37:37.599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05552819386395" calcext:value-type="float">
            <text:p>1.05552819386395</text:p>
          </table:table-cell>
          <table:table-cell office:value-type="string" calcext:value-type="string">
            <text:p>x</text:p>
          </table:table-cell>
          <table:table-cell office:value-type="float" office:value="1.25188698909023" calcext:value-type="float">
            <text:p>1.25188698909023</text:p>
          </table:table-cell>
          <table:table-cell office:value-type="string" calcext:value-type="string">
            <text:p>y</text:p>
          </table:table-cell>
          <table:table-cell office:value-type="float" office:value="0.25876103918545" calcext:value-type="float">
            <text:p>0.25876103918545</text:p>
          </table:table-cell>
          <table:table-cell office:value-type="string" calcext:value-type="string">
            <text:p>degrees</text:p>
          </table:table-cell>
          <table:table-cell office:value-type="float" office:value="23.8067400776739" calcext:value-type="float">
            <text:p>23.8067400776739</text:p>
          </table:table-cell>
          <table:table-cell office:value-type="string" calcext:value-type="string">
            <text:p>velocityMetersPerSec</text:p>
          </table:table-cell>
          <table:table-cell office:value-type="float" office:value="1.51057058418879" calcext:value-type="float">
            <text:p>1.51057058418879</text:p>
          </table:table-cell>
          <table:table-cell table:number-columns-repeated="16370"/>
        </table:table-row>
        <table:table-row table:style-name="ro1">
          <table:table-cell table:style-name="ce21" table:formula="of:=([.B76]-[.$B$1])*24*3600" office:value-type="float" office:value="2.898000273" calcext:value-type="float">
            <text:p>2.898</text:p>
          </table:table-cell>
          <table:table-cell office:value-type="date" office:date-value="2024-10-27T13:37:37.599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10376968894527" calcext:value-type="float">
            <text:p>1.10376968894527</text:p>
          </table:table-cell>
          <table:table-cell office:value-type="string" calcext:value-type="string">
            <text:p>x</text:p>
          </table:table-cell>
          <table:table-cell office:value-type="float" office:value="1.31814742351227" calcext:value-type="float">
            <text:p>1.31814742351227</text:p>
          </table:table-cell>
          <table:table-cell office:value-type="string" calcext:value-type="string">
            <text:p>y</text:p>
          </table:table-cell>
          <table:table-cell office:value-type="float" office:value="0.288975600582157" calcext:value-type="float">
            <text:p>0.288975600582157</text:p>
          </table:table-cell>
          <table:table-cell office:value-type="string" calcext:value-type="string">
            <text:p>degrees</text:p>
          </table:table-cell>
          <table:table-cell office:value-type="float" office:value="25.2196918853303" calcext:value-type="float">
            <text:p>25.2196918853303</text:p>
          </table:table-cell>
          <table:table-cell office:value-type="string" calcext:value-type="string">
            <text:p>velocityMetersPerSec</text:p>
          </table:table-cell>
          <table:table-cell office:value-type="float" office:value="1.50858150734031" calcext:value-type="float">
            <text:p>1.50858150734031</text:p>
          </table:table-cell>
          <table:table-cell table:number-columns-repeated="16370"/>
        </table:table-row>
        <table:table-row table:style-name="ro1">
          <table:table-cell table:style-name="ce21" table:formula="of:=([.B77]-[.$B$1])*24*3600" office:value-type="float" office:value="2.898000273" calcext:value-type="float">
            <text:p>2.898</text:p>
          </table:table-cell>
          <table:table-cell office:value-type="date" office:date-value="2024-10-27T13:37:37.599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15193499789672" calcext:value-type="float">
            <text:p>1.15193499789672</text:p>
          </table:table-cell>
          <table:table-cell office:value-type="string" calcext:value-type="string">
            <text:p>x</text:p>
          </table:table-cell>
          <table:table-cell office:value-type="float" office:value="1.38345611772269" calcext:value-type="float">
            <text:p>1.38345611772269</text:p>
          </table:table-cell>
          <table:table-cell office:value-type="string" calcext:value-type="string">
            <text:p>y</text:p>
          </table:table-cell>
          <table:table-cell office:value-type="float" office:value="0.320724344044863" calcext:value-type="float">
            <text:p>0.320724344044863</text:p>
          </table:table-cell>
          <table:table-cell office:value-type="string" calcext:value-type="string">
            <text:p>degrees</text:p>
          </table:table-cell>
          <table:table-cell office:value-type="float" office:value="26.6328585412845" calcext:value-type="float">
            <text:p>26.6328585412845</text:p>
          </table:table-cell>
          <table:table-cell office:value-type="string" calcext:value-type="string">
            <text:p>velocityMetersPerSec</text:p>
          </table:table-cell>
          <table:table-cell office:value-type="float" office:value="1.50673639907913" calcext:value-type="float">
            <text:p>1.50673639907913</text:p>
          </table:table-cell>
          <table:table-cell table:number-columns-repeated="16370"/>
        </table:table-row>
        <table:table-row table:style-name="ro1">
          <table:table-cell table:style-name="ce21" table:formula="of:=([.B78]-[.$B$1])*24*3600" office:value-type="float" office:value="2.898999815" calcext:value-type="float">
            <text:p>2.899</text:p>
          </table:table-cell>
          <table:table-cell office:value-type="date" office:date-value="2024-10-27T13:37:37.6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20003021819071" calcext:value-type="float">
            <text:p>1.20003021819071</text:p>
          </table:table-cell>
          <table:table-cell office:value-type="string" calcext:value-type="string">
            <text:p>x</text:p>
          </table:table-cell>
          <table:table-cell office:value-type="float" office:value="1.44779227022671" calcext:value-type="float">
            <text:p>1.44779227022671</text:p>
          </table:table-cell>
          <table:table-cell office:value-type="string" calcext:value-type="string">
            <text:p>y</text:p>
          </table:table-cell>
          <table:table-cell office:value-type="float" office:value="0.353986468078769" calcext:value-type="float">
            <text:p>0.353986468078769</text:p>
          </table:table-cell>
          <table:table-cell office:value-type="string" calcext:value-type="string">
            <text:p>degrees</text:p>
          </table:table-cell>
          <table:table-cell office:value-type="float" office:value="28.0461450814828" calcext:value-type="float">
            <text:p>28.0461450814828</text:p>
          </table:table-cell>
          <table:table-cell office:value-type="string" calcext:value-type="string">
            <text:p>velocityMetersPerSec</text:p>
          </table:table-cell>
          <table:table-cell office:value-type="float" office:value="1.50503436206727" calcext:value-type="float">
            <text:p>1.50503436206727</text:p>
          </table:table-cell>
          <table:table-cell table:number-columns-repeated="16370"/>
        </table:table-row>
        <table:table-row table:style-name="ro1">
          <table:table-cell table:style-name="ce21" table:formula="of:=([.B79]-[.$B$1])*24*3600" office:value-type="float" office:value="2.898999815" calcext:value-type="float">
            <text:p>2.899</text:p>
          </table:table-cell>
          <table:table-cell office:value-type="date" office:date-value="2024-10-27T13:37:37.6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2480612955092" calcext:value-type="float">
            <text:p>1.2480612955092</text:p>
          </table:table-cell>
          <table:table-cell office:value-type="string" calcext:value-type="string">
            <text:p>x</text:p>
          </table:table-cell>
          <table:table-cell office:value-type="float" office:value="1.51113507952952" calcext:value-type="float">
            <text:p>1.51113507952952</text:p>
          </table:table-cell>
          <table:table-cell office:value-type="string" calcext:value-type="string">
            <text:p>y</text:p>
          </table:table-cell>
          <table:table-cell office:value-type="float" office:value="0.388741171189073" calcext:value-type="float">
            <text:p>0.388741171189073</text:p>
          </table:table-cell>
          <table:table-cell office:value-type="string" calcext:value-type="string">
            <text:p>degrees</text:p>
          </table:table-cell>
          <table:table-cell office:value-type="float" office:value="29.459473132638" calcext:value-type="float">
            <text:p>29.459473132638</text:p>
          </table:table-cell>
          <table:table-cell office:value-type="string" calcext:value-type="string">
            <text:p>velocityMetersPerSec</text:p>
          </table:table-cell>
          <table:table-cell office:value-type="float" office:value="1.50347436457781" calcext:value-type="float">
            <text:p>1.50347436457781</text:p>
          </table:table-cell>
          <table:table-cell table:number-columns-repeated="16370"/>
        </table:table-row>
        <table:table-row table:style-name="ro1">
          <table:table-cell table:style-name="ce21" table:formula="of:=([.B80]-[.$B$1])*24*3600" office:value-type="float" office:value="2.898999815" calcext:value-type="float">
            <text:p>2.899</text:p>
          </table:table-cell>
          <table:table-cell office:value-type="date" office:date-value="2024-10-27T13:37:37.6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29603403766212" calcext:value-type="float">
            <text:p>1.29603403766212</text:p>
          </table:table-cell>
          <table:table-cell office:value-type="string" calcext:value-type="string">
            <text:p>x</text:p>
          </table:table-cell>
          <table:table-cell office:value-type="float" office:value="1.57346374413632" calcext:value-type="float">
            <text:p>1.57346374413632</text:p>
          </table:table-cell>
          <table:table-cell office:value-type="string" calcext:value-type="string">
            <text:p>y</text:p>
          </table:table-cell>
          <table:table-cell office:value-type="float" office:value="0.424967651880978" calcext:value-type="float">
            <text:p>0.424967651880978</text:p>
          </table:table-cell>
          <table:table-cell office:value-type="string" calcext:value-type="string">
            <text:p>degrees</text:p>
          </table:table-cell>
          <table:table-cell office:value-type="float" office:value="30.8727800598372" calcext:value-type="float">
            <text:p>30.8727800598372</text:p>
          </table:table-cell>
          <table:table-cell office:value-type="string" calcext:value-type="string">
            <text:p>velocityMetersPerSec</text:p>
          </table:table-cell>
          <table:table-cell office:value-type="float" office:value="1.50205528365525" calcext:value-type="float">
            <text:p>1.50205528365525</text:p>
          </table:table-cell>
          <table:table-cell table:number-columns-repeated="16370"/>
        </table:table-row>
        <table:table-row table:style-name="ro1">
          <table:table-cell table:style-name="ce21" table:formula="of:=([.B81]-[.$B$1])*24*3600" office:value-type="float" office:value="2.898999815" calcext:value-type="float">
            <text:p>2.899</text:p>
          </table:table-cell>
          <table:table-cell office:value-type="date" office:date-value="2024-10-27T13:37:37.6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34395412802719" calcext:value-type="float">
            <text:p>1.34395412802719</text:p>
          </table:table-cell>
          <table:table-cell office:value-type="string" calcext:value-type="string">
            <text:p>x</text:p>
          </table:table-cell>
          <table:table-cell office:value-type="float" office:value="1.63475746255231" calcext:value-type="float">
            <text:p>1.63475746255231</text:p>
          </table:table-cell>
          <table:table-cell office:value-type="string" calcext:value-type="string">
            <text:p>y</text:p>
          </table:table-cell>
          <table:table-cell office:value-type="float" office:value="0.462645108659682" calcext:value-type="float">
            <text:p>0.462645108659682</text:p>
          </table:table-cell>
          <table:table-cell office:value-type="string" calcext:value-type="string">
            <text:p>degrees</text:p>
          </table:table-cell>
          <table:table-cell office:value-type="float" office:value="32.2860180127623" calcext:value-type="float">
            <text:p>32.2860180127623</text:p>
          </table:table-cell>
          <table:table-cell office:value-type="string" calcext:value-type="string">
            <text:p>velocityMetersPerSec</text:p>
          </table:table-cell>
          <table:table-cell office:value-type="float" office:value="1.50077594616478" calcext:value-type="float">
            <text:p>1.50077594616478</text:p>
          </table:table-cell>
          <table:table-cell table:number-columns-repeated="16370"/>
        </table:table-row>
        <table:table-row table:style-name="ro1">
          <table:table-cell table:style-name="ce21" table:formula="of:=([.B82]-[.$B$1])*24*3600" office:value-type="float" office:value="2.898999815" calcext:value-type="float">
            <text:p>2.899</text:p>
          </table:table-cell>
          <table:table-cell office:value-type="date" office:date-value="2024-10-27T13:37:37.6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3918271385253" calcext:value-type="float">
            <text:p>1.3918271385253</text:p>
          </table:table-cell>
          <table:table-cell office:value-type="string" calcext:value-type="string">
            <text:p>x</text:p>
          </table:table-cell>
          <table:table-cell office:value-type="float" office:value="1.69499543328269" calcext:value-type="float">
            <text:p>1.69499543328269</text:p>
          </table:table-cell>
          <table:table-cell office:value-type="string" calcext:value-type="string">
            <text:p>y</text:p>
          </table:table-cell>
          <table:table-cell office:value-type="float" office:value="0.501752740030388" calcext:value-type="float">
            <text:p>0.501752740030388</text:p>
          </table:table-cell>
          <table:table-cell office:value-type="string" calcext:value-type="string">
            <text:p>degrees</text:p>
          </table:table-cell>
          <table:table-cell office:value-type="float" office:value="33.6991528786128" calcext:value-type="float">
            <text:p>33.6991528786128</text:p>
          </table:table-cell>
          <table:table-cell office:value-type="string" calcext:value-type="string">
            <text:p>velocityMetersPerSec</text:p>
          </table:table-cell>
          <table:table-cell office:value-type="float" office:value="1.49963516735951" calcext:value-type="float">
            <text:p>1.49963516735951</text:p>
          </table:table-cell>
          <table:table-cell table:number-columns-repeated="16370"/>
        </table:table-row>
        <table:table-row table:style-name="ro1">
          <table:table-cell table:style-name="ce21" table:formula="of:=([.B83]-[.$B$1])*24*3600" office:value-type="float" office:value="2.898999815" calcext:value-type="float">
            <text:p>2.899</text:p>
          </table:table-cell>
          <table:table-cell office:value-type="date" office:date-value="2024-10-27T13:37:37.6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43965854215281" calcext:value-type="float">
            <text:p>1.43965854215281</text:p>
          </table:table-cell>
          <table:table-cell office:value-type="string" calcext:value-type="string">
            <text:p>x</text:p>
          </table:table-cell>
          <table:table-cell office:value-type="float" office:value="1.75415685483266" calcext:value-type="float">
            <text:p>1.75415685483266</text:p>
          </table:table-cell>
          <table:table-cell office:value-type="string" calcext:value-type="string">
            <text:p>y</text:p>
          </table:table-cell>
          <table:table-cell office:value-type="float" office:value="0.542269744498295" calcext:value-type="float">
            <text:p>0.542269744498295</text:p>
          </table:table-cell>
          <table:table-cell office:value-type="string" calcext:value-type="string">
            <text:p>degrees</text:p>
          </table:table-cell>
          <table:table-cell office:value-type="float" office:value="35.1121631500473" calcext:value-type="float">
            <text:p>35.1121631500473</text:p>
          </table:table-cell>
          <table:table-cell office:value-type="string" calcext:value-type="string">
            <text:p>velocityMetersPerSec</text:p>
          </table:table-cell>
          <table:table-cell office:value-type="float" office:value="1.49863178664039" calcext:value-type="float">
            <text:p>1.49863178664039</text:p>
          </table:table-cell>
          <table:table-cell table:number-columns-repeated="16370"/>
        </table:table-row>
        <table:table-row table:style-name="ro1">
          <table:table-cell table:style-name="ce21" table:formula="of:=([.B84]-[.$B$1])*24*3600" office:value-type="float" office:value="2.898999815" calcext:value-type="float">
            <text:p>2.899</text:p>
          </table:table-cell>
          <table:table-cell office:value-type="date" office:date-value="2024-10-27T13:37:37.6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48745372509862" calcext:value-type="float">
            <text:p>1.48745372509862</text:p>
          </table:table-cell>
          <table:table-cell office:value-type="string" calcext:value-type="string">
            <text:p>x</text:p>
          </table:table-cell>
          <table:table-cell office:value-type="float" office:value="1.81222092570743" calcext:value-type="float">
            <text:p>1.81222092570743</text:p>
          </table:table-cell>
          <table:table-cell office:value-type="string" calcext:value-type="string">
            <text:p>y</text:p>
          </table:table-cell>
          <table:table-cell office:value-type="float" office:value="0.584175320568603" calcext:value-type="float">
            <text:p>0.584175320568603</text:p>
          </table:table-cell>
          <table:table-cell office:value-type="string" calcext:value-type="string">
            <text:p>degrees</text:p>
          </table:table-cell>
          <table:table-cell office:value-type="float" office:value="36.5250387166038" calcext:value-type="float">
            <text:p>36.5250387166038</text:p>
          </table:table-cell>
          <table:table-cell office:value-type="string" calcext:value-type="string">
            <text:p>velocityMetersPerSec</text:p>
          </table:table-cell>
          <table:table-cell office:value-type="float" office:value="1.49776470022718" calcext:value-type="float">
            <text:p>1.49776470022718</text:p>
          </table:table-cell>
          <table:table-cell table:number-columns-repeated="16370"/>
        </table:table-row>
        <table:table-row table:style-name="ro1">
          <table:table-cell table:style-name="ce21" table:formula="of:=([.B85]-[.$B$1])*24*3600" office:value-type="float" office:value="2.898999815" calcext:value-type="float">
            <text:p>2.899</text:p>
          </table:table-cell>
          <table:table-cell office:value-type="date" office:date-value="2024-10-27T13:37:37.6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53521799847914" calcext:value-type="float">
            <text:p>1.53521799847914</text:p>
          </table:table-cell>
          <table:table-cell office:value-type="string" calcext:value-type="string">
            <text:p>x</text:p>
          </table:table-cell>
          <table:table-cell office:value-type="float" office:value="1.86916684441219" calcext:value-type="float">
            <text:p>1.86916684441219</text:p>
          </table:table-cell>
          <table:table-cell office:value-type="string" calcext:value-type="string">
            <text:p>y</text:p>
          </table:table-cell>
          <table:table-cell office:value-type="float" office:value="0.627448666746513" calcext:value-type="float">
            <text:p>0.627448666746513</text:p>
          </table:table-cell>
          <table:table-cell office:value-type="string" calcext:value-type="string">
            <text:p>degrees</text:p>
          </table:table-cell>
          <table:table-cell office:value-type="float" office:value="37.9377795881471" calcext:value-type="float">
            <text:p>37.9377795881471</text:p>
          </table:table-cell>
          <table:table-cell office:value-type="string" calcext:value-type="string">
            <text:p>velocityMetersPerSec</text:p>
          </table:table-cell>
          <table:table-cell office:value-type="float" office:value="1.49703289049891" calcext:value-type="float">
            <text:p>1.49703289049891</text:p>
          </table:table-cell>
          <table:table-cell table:number-columns-repeated="16370"/>
        </table:table-row>
        <table:table-row table:style-name="ro1">
          <table:table-cell table:style-name="ce21" table:formula="of:=([.B86]-[.$B$1])*24*3600" office:value-type="float" office:value="2.898999815" calcext:value-type="float">
            <text:p>2.899</text:p>
          </table:table-cell>
          <table:table-cell office:value-type="date" office:date-value="2024-10-27T13:37:37.6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58295660972936" calcext:value-type="float">
            <text:p>1.58295660972936</text:p>
          </table:table-cell>
          <table:table-cell office:value-type="string" calcext:value-type="string">
            <text:p>x</text:p>
          </table:table-cell>
          <table:table-cell office:value-type="float" office:value="1.92497380945214" calcext:value-type="float">
            <text:p>1.92497380945214</text:p>
          </table:table-cell>
          <table:table-cell office:value-type="string" calcext:value-type="string">
            <text:p>y</text:p>
          </table:table-cell>
          <table:table-cell office:value-type="float" office:value="0.672068981537225" calcext:value-type="float">
            <text:p>0.672068981537225</text:p>
          </table:table-cell>
          <table:table-cell office:value-type="string" calcext:value-type="string">
            <text:p>degrees</text:p>
          </table:table-cell>
          <table:table-cell office:value-type="float" office:value="39.3503945589252" calcext:value-type="float">
            <text:p>39.3503945589252</text:p>
          </table:table-cell>
          <table:table-cell office:value-type="string" calcext:value-type="string">
            <text:p>velocityMetersPerSec</text:p>
          </table:table-cell>
          <table:table-cell office:value-type="float" office:value="1.49643545180004" calcext:value-type="float">
            <text:p>1.49643545180004</text:p>
          </table:table-cell>
          <table:table-cell table:number-columns-repeated="16370"/>
        </table:table-row>
        <table:table-row table:style-name="ro1">
          <table:table-cell table:style-name="ce21" table:formula="of:=([.B87]-[.$B$1])*24*3600" office:value-type="float" office:value="2.898999815" calcext:value-type="float">
            <text:p>2.899</text:p>
          </table:table-cell>
          <table:table-cell office:value-type="date" office:date-value="2024-10-27T13:37:37.6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63067475369214" calcext:value-type="float">
            <text:p>1.63067475369214</text:p>
          </table:table-cell>
          <table:table-cell office:value-type="string" calcext:value-type="string">
            <text:p>x</text:p>
          </table:table-cell>
          <table:table-cell office:value-type="float" office:value="1.97962101933249" calcext:value-type="float">
            <text:p>1.97962101933249</text:p>
          </table:table-cell>
          <table:table-cell office:value-type="string" calcext:value-type="string">
            <text:p>y</text:p>
          </table:table-cell>
          <table:table-cell office:value-type="float" office:value="0.718015463445941" calcext:value-type="float">
            <text:p>0.718015463445941</text:p>
          </table:table-cell>
          <table:table-cell office:value-type="string" calcext:value-type="string">
            <text:p>degrees</text:p>
          </table:table-cell>
          <table:table-cell office:value-type="float" office:value="40.7628998208199" calcext:value-type="float">
            <text:p>40.7628998208199</text:p>
          </table:table-cell>
          <table:table-cell office:value-type="string" calcext:value-type="string">
            <text:p>velocityMetersPerSec</text:p>
          </table:table-cell>
          <table:table-cell office:value-type="float" office:value="1.49597161254305" calcext:value-type="float">
            <text:p>1.49597161254305</text:p>
          </table:table-cell>
          <table:table-cell table:number-columns-repeated="16370"/>
        </table:table-row>
        <table:table-row table:style-name="ro1">
          <table:table-cell table:style-name="ce21" table:formula="of:=([.B88]-[.$B$1])*24*3600" office:value-type="float" office:value="2.898999815" calcext:value-type="float">
            <text:p>2.899</text:p>
          </table:table-cell>
          <table:table-cell office:value-type="date" office:date-value="2024-10-27T13:37:37.6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67837758345104" calcext:value-type="float">
            <text:p>1.67837758345104</text:p>
          </table:table-cell>
          <table:table-cell office:value-type="string" calcext:value-type="string">
            <text:p>x</text:p>
          </table:table-cell>
          <table:table-cell office:value-type="float" office:value="2.03308767255843" calcext:value-type="float">
            <text:p>2.03308767255843</text:p>
          </table:table-cell>
          <table:table-cell office:value-type="string" calcext:value-type="string">
            <text:p>y</text:p>
          </table:table-cell>
          <table:table-cell office:value-type="float" office:value="0.765267310977859" calcext:value-type="float">
            <text:p>0.765267310977859</text:p>
          </table:table-cell>
          <table:table-cell office:value-type="string" calcext:value-type="string">
            <text:p>degrees</text:p>
          </table:table-cell>
          <table:table-cell office:value-type="float" office:value="42.1753175343504" calcext:value-type="float">
            <text:p>42.1753175343504</text:p>
          </table:table-cell>
          <table:table-cell office:value-type="string" calcext:value-type="string">
            <text:p>velocityMetersPerSec</text:p>
          </table:table-cell>
          <table:table-cell office:value-type="float" office:value="1.49564075346969" calcext:value-type="float">
            <text:p>1.49564075346969</text:p>
          </table:table-cell>
          <table:table-cell table:number-columns-repeated="16370"/>
        </table:table-row>
        <table:table-row table:style-name="ro1">
          <table:table-cell table:style-name="ce21" table:formula="of:=([.B89]-[.$B$1])*24*3600" office:value-type="float" office:value="2.898999815" calcext:value-type="float">
            <text:p>2.899</text:p>
          </table:table-cell>
          <table:table-cell office:value-type="date" office:date-value="2024-10-27T13:37:37.6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72607022095501" calcext:value-type="float">
            <text:p>1.72607022095501</text:p>
          </table:table-cell>
          <table:table-cell office:value-type="string" calcext:value-type="string">
            <text:p>x</text:p>
          </table:table-cell>
          <table:table-cell office:value-type="float" office:value="2.08535296763516" calcext:value-type="float">
            <text:p>2.08535296763516</text:p>
          </table:table-cell>
          <table:table-cell office:value-type="string" calcext:value-type="string">
            <text:p>y</text:p>
          </table:table-cell>
          <table:table-cell office:value-type="float" office:value="0.813803722638181" calcext:value-type="float">
            <text:p>0.813803722638181</text:p>
          </table:table-cell>
          <table:table-cell office:value-type="string" calcext:value-type="string">
            <text:p>degrees</text:p>
          </table:table-cell>
          <table:table-cell office:value-type="float" office:value="43.5876743659504" calcext:value-type="float">
            <text:p>43.5876743659504</text:p>
          </table:table-cell>
          <table:table-cell office:value-type="string" calcext:value-type="string">
            <text:p>velocityMetersPerSec</text:p>
          </table:table-cell>
          <table:table-cell office:value-type="float" office:value="1.49544242196219" calcext:value-type="float">
            <text:p>1.49544242196219</text:p>
          </table:table-cell>
          <table:table-cell table:number-columns-repeated="16370"/>
        </table:table-row>
        <table:table-row table:style-name="ro1">
          <table:table-cell table:style-name="ce21" table:formula="of:=([.B90]-[.$B$1])*24*3600" office:value-type="float" office:value="2.898999815" calcext:value-type="float">
            <text:p>2.899</text:p>
          </table:table-cell>
          <table:table-cell office:value-type="date" office:date-value="2024-10-27T13:37:37.6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77375776748515" calcext:value-type="float">
            <text:p>1.77375776748515</text:p>
          </table:table-cell>
          <table:table-cell office:value-type="string" calcext:value-type="string">
            <text:p>x</text:p>
          </table:table-cell>
          <table:table-cell office:value-type="float" office:value="2.13639610306789" calcext:value-type="float">
            <text:p>2.13639610306789</text:p>
          </table:table-cell>
          <table:table-cell office:value-type="string" calcext:value-type="string">
            <text:p>y</text:p>
          </table:table-cell>
          <table:table-cell office:value-type="float" office:value="0.863603896932107" calcext:value-type="float">
            <text:p>0.863603896932107</text:p>
          </table:table-cell>
          <table:table-cell office:value-type="string" calcext:value-type="string">
            <text:p>degree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velocityMetersPerSec</text:p>
          </table:table-cell>
          <table:table-cell office:value-type="float" office:value="1.49537634232248" calcext:value-type="float">
            <text:p>1.49537634232248</text:p>
          </table:table-cell>
          <table:table-cell table:number-columns-repeated="16370"/>
        </table:table-row>
        <table:table-row table:style-name="ro1">
          <table:table-cell table:style-name="ce21" table:formula="of:=([.B91]-[.$B$1])*24*3600" office:value-type="float" office:value="2.898999815" calcext:value-type="float">
            <text:p>2.899</text:p>
          </table:table-cell>
          <table:table-cell office:value-type="date" office:date-value="2024-10-27T13:37:37.6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82144531401528" calcext:value-type="float">
            <text:p>1.82144531401528</text:p>
          </table:table-cell>
          <table:table-cell office:value-type="string" calcext:value-type="string">
            <text:p>x</text:p>
          </table:table-cell>
          <table:table-cell office:value-type="float" office:value="2.18619627736182" calcext:value-type="float">
            <text:p>2.18619627736182</text:p>
          </table:table-cell>
          <table:table-cell office:value-type="string" calcext:value-type="string">
            <text:p>y</text:p>
          </table:table-cell>
          <table:table-cell office:value-type="float" office:value="0.914647032364838" calcext:value-type="float">
            <text:p>0.914647032364838</text:p>
          </table:table-cell>
          <table:table-cell office:value-type="string" calcext:value-type="string">
            <text:p>degrees</text:p>
          </table:table-cell>
          <table:table-cell office:value-type="float" office:value="46.4123256340496" calcext:value-type="float">
            <text:p>46.4123256340496</text:p>
          </table:table-cell>
          <table:table-cell office:value-type="string" calcext:value-type="string">
            <text:p>velocityMetersPerSec</text:p>
          </table:table-cell>
          <table:table-cell office:value-type="float" office:value="1.49544242196219" calcext:value-type="float">
            <text:p>1.49544242196219</text:p>
          </table:table-cell>
          <table:table-cell table:number-columns-repeated="16370"/>
        </table:table-row>
        <table:table-row table:style-name="ro1">
          <table:table-cell table:style-name="ce21" table:formula="of:=([.B92]-[.$B$1])*24*3600" office:value-type="float" office:value="2.898999815" calcext:value-type="float">
            <text:p>2.899</text:p>
          </table:table-cell>
          <table:table-cell office:value-type="date" office:date-value="2024-10-27T13:37:37.6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86913795151926" calcext:value-type="float">
            <text:p>1.86913795151926</text:p>
          </table:table-cell>
          <table:table-cell office:value-type="string" calcext:value-type="string">
            <text:p>x</text:p>
          </table:table-cell>
          <table:table-cell office:value-type="float" office:value="2.23473268902214" calcext:value-type="float">
            <text:p>2.23473268902214</text:p>
          </table:table-cell>
          <table:table-cell office:value-type="string" calcext:value-type="string">
            <text:p>y</text:p>
          </table:table-cell>
          <table:table-cell office:value-type="float" office:value="0.966912327441573" calcext:value-type="float">
            <text:p>0.966912327441573</text:p>
          </table:table-cell>
          <table:table-cell office:value-type="string" calcext:value-type="string">
            <text:p>degrees</text:p>
          </table:table-cell>
          <table:table-cell office:value-type="float" office:value="47.8246824656496" calcext:value-type="float">
            <text:p>47.8246824656496</text:p>
          </table:table-cell>
          <table:table-cell office:value-type="string" calcext:value-type="string">
            <text:p>velocityMetersPerSec</text:p>
          </table:table-cell>
          <table:table-cell office:value-type="float" office:value="1.49564075346969" calcext:value-type="float">
            <text:p>1.49564075346969</text:p>
          </table:table-cell>
          <table:table-cell table:number-columns-repeated="16370"/>
        </table:table-row>
        <table:table-row table:style-name="ro1">
          <table:table-cell table:style-name="ce21" table:formula="of:=([.B93]-[.$B$1])*24*3600" office:value-type="float" office:value="2.898999815" calcext:value-type="float">
            <text:p>2.899</text:p>
          </table:table-cell>
          <table:table-cell office:value-type="date" office:date-value="2024-10-27T13:37:37.6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91684078127817" calcext:value-type="float">
            <text:p>1.91684078127817</text:p>
          </table:table-cell>
          <table:table-cell office:value-type="string" calcext:value-type="string">
            <text:p>x</text:p>
          </table:table-cell>
          <table:table-cell office:value-type="float" office:value="2.28198453655406" calcext:value-type="float">
            <text:p>2.28198453655406</text:p>
          </table:table-cell>
          <table:table-cell office:value-type="string" calcext:value-type="string">
            <text:p>y</text:p>
          </table:table-cell>
          <table:table-cell office:value-type="float" office:value="1.02037898066751" calcext:value-type="float">
            <text:p>1.02037898066751</text:p>
          </table:table-cell>
          <table:table-cell office:value-type="string" calcext:value-type="string">
            <text:p>degrees</text:p>
          </table:table-cell>
          <table:table-cell office:value-type="float" office:value="49.2371001791801" calcext:value-type="float">
            <text:p>49.2371001791801</text:p>
          </table:table-cell>
          <table:table-cell office:value-type="string" calcext:value-type="string">
            <text:p>velocityMetersPerSec</text:p>
          </table:table-cell>
          <table:table-cell office:value-type="float" office:value="1.49597161254305" calcext:value-type="float">
            <text:p>1.49597161254305</text:p>
          </table:table-cell>
          <table:table-cell table:number-columns-repeated="16370"/>
        </table:table-row>
        <table:table-row table:style-name="ro1">
          <table:table-cell table:style-name="ce21" table:formula="of:=([.B94]-[.$B$1])*24*3600" office:value-type="float" office:value="2.898999815" calcext:value-type="float">
            <text:p>2.899</text:p>
          </table:table-cell>
          <table:table-cell office:value-type="date" office:date-value="2024-10-27T13:37:37.6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96455892524094" calcext:value-type="float">
            <text:p>1.96455892524094</text:p>
          </table:table-cell>
          <table:table-cell office:value-type="string" calcext:value-type="string">
            <text:p>x</text:p>
          </table:table-cell>
          <table:table-cell office:value-type="float" office:value="2.32793101846278" calcext:value-type="float">
            <text:p>2.32793101846278</text:p>
          </table:table-cell>
          <table:table-cell office:value-type="string" calcext:value-type="string">
            <text:p>y</text:p>
          </table:table-cell>
          <table:table-cell office:value-type="float" office:value="1.07502619054786" calcext:value-type="float">
            <text:p>1.07502619054786</text:p>
          </table:table-cell>
          <table:table-cell office:value-type="string" calcext:value-type="string">
            <text:p>degrees</text:p>
          </table:table-cell>
          <table:table-cell office:value-type="float" office:value="50.6496054410748" calcext:value-type="float">
            <text:p>50.6496054410748</text:p>
          </table:table-cell>
          <table:table-cell office:value-type="string" calcext:value-type="string">
            <text:p>velocityMetersPerSec</text:p>
          </table:table-cell>
          <table:table-cell office:value-type="float" office:value="1.49643545180004" calcext:value-type="float">
            <text:p>1.49643545180004</text:p>
          </table:table-cell>
          <table:table-cell table:number-columns-repeated="16370"/>
        </table:table-row>
        <table:table-row table:style-name="ro1">
          <table:table-cell table:style-name="ce21" table:formula="of:=([.B95]-[.$B$1])*24*3600" office:value-type="float" office:value="2.898999815" calcext:value-type="float">
            <text:p>2.899</text:p>
          </table:table-cell>
          <table:table-cell office:value-type="date" office:date-value="2024-10-27T13:37:37.6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01229753649116" calcext:value-type="float">
            <text:p>2.01229753649116</text:p>
          </table:table-cell>
          <table:table-cell office:value-type="string" calcext:value-type="string">
            <text:p>x</text:p>
          </table:table-cell>
          <table:table-cell office:value-type="float" office:value="2.37255133325349" calcext:value-type="float">
            <text:p>2.37255133325349</text:p>
          </table:table-cell>
          <table:table-cell office:value-type="string" calcext:value-type="string">
            <text:p>y</text:p>
          </table:table-cell>
          <table:table-cell office:value-type="float" office:value="1.13083315558781" calcext:value-type="float">
            <text:p>1.13083315558781</text:p>
          </table:table-cell>
          <table:table-cell office:value-type="string" calcext:value-type="string">
            <text:p>degrees</text:p>
          </table:table-cell>
          <table:table-cell office:value-type="float" office:value="52.0622204118529" calcext:value-type="float">
            <text:p>52.0622204118529</text:p>
          </table:table-cell>
          <table:table-cell office:value-type="string" calcext:value-type="string">
            <text:p>velocityMetersPerSec</text:p>
          </table:table-cell>
          <table:table-cell office:value-type="float" office:value="1.49703289049891" calcext:value-type="float">
            <text:p>1.49703289049891</text:p>
          </table:table-cell>
          <table:table-cell table:number-columns-repeated="16370"/>
        </table:table-row>
        <table:table-row table:style-name="ro1">
          <table:table-cell table:style-name="ce21" table:formula="of:=([.B96]-[.$B$1])*24*3600" office:value-type="float" office:value="2.898999815" calcext:value-type="float">
            <text:p>2.899</text:p>
          </table:table-cell>
          <table:table-cell office:value-type="date" office:date-value="2024-10-27T13:37:37.6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06006180987167" calcext:value-type="float">
            <text:p>2.06006180987167</text:p>
          </table:table-cell>
          <table:table-cell office:value-type="string" calcext:value-type="string">
            <text:p>x</text:p>
          </table:table-cell>
          <table:table-cell office:value-type="float" office:value="2.4158246794314" calcext:value-type="float">
            <text:p>2.4158246794314</text:p>
          </table:table-cell>
          <table:table-cell office:value-type="string" calcext:value-type="string">
            <text:p>y</text:p>
          </table:table-cell>
          <table:table-cell office:value-type="float" office:value="1.18777907429257" calcext:value-type="float">
            <text:p>1.18777907429257</text:p>
          </table:table-cell>
          <table:table-cell office:value-type="string" calcext:value-type="string">
            <text:p>degrees</text:p>
          </table:table-cell>
          <table:table-cell office:value-type="float" office:value="53.4749612833962" calcext:value-type="float">
            <text:p>53.4749612833962</text:p>
          </table:table-cell>
          <table:table-cell office:value-type="string" calcext:value-type="string">
            <text:p>velocityMetersPerSec</text:p>
          </table:table-cell>
          <table:table-cell office:value-type="float" office:value="1.49776470022718" calcext:value-type="float">
            <text:p>1.49776470022718</text:p>
          </table:table-cell>
          <table:table-cell table:number-columns-repeated="16370"/>
        </table:table-row>
        <table:table-row table:style-name="ro1">
          <table:table-cell table:style-name="ce21" table:formula="of:=([.B97]-[.$B$1])*24*3600" office:value-type="float" office:value="2.898999815" calcext:value-type="float">
            <text:p>2.899</text:p>
          </table:table-cell>
          <table:table-cell office:value-type="date" office:date-value="2024-10-27T13:37:37.6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10785699281748" calcext:value-type="float">
            <text:p>2.10785699281748</text:p>
          </table:table-cell>
          <table:table-cell office:value-type="string" calcext:value-type="string">
            <text:p>x</text:p>
          </table:table-cell>
          <table:table-cell office:value-type="float" office:value="2.45773025550171" calcext:value-type="float">
            <text:p>2.45773025550171</text:p>
          </table:table-cell>
          <table:table-cell office:value-type="string" calcext:value-type="string">
            <text:p>y</text:p>
          </table:table-cell>
          <table:table-cell office:value-type="float" office:value="1.24584314516734" calcext:value-type="float">
            <text:p>1.24584314516734</text:p>
          </table:table-cell>
          <table:table-cell office:value-type="string" calcext:value-type="string">
            <text:p>degrees</text:p>
          </table:table-cell>
          <table:table-cell office:value-type="float" office:value="54.8878368499528" calcext:value-type="float">
            <text:p>54.8878368499528</text:p>
          </table:table-cell>
          <table:table-cell office:value-type="string" calcext:value-type="string">
            <text:p>velocityMetersPerSec</text:p>
          </table:table-cell>
          <table:table-cell office:value-type="float" office:value="1.49863178664039" calcext:value-type="float">
            <text:p>1.49863178664039</text:p>
          </table:table-cell>
          <table:table-cell table:number-columns-repeated="16370"/>
        </table:table-row>
        <table:table-row table:style-name="ro1">
          <table:table-cell table:style-name="ce21" table:formula="of:=([.B98]-[.$B$1])*24*3600" office:value-type="float" office:value="2.898999815" calcext:value-type="float">
            <text:p>2.899</text:p>
          </table:table-cell>
          <table:table-cell office:value-type="date" office:date-value="2024-10-27T13:37:37.6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155688396445" calcext:value-type="float">
            <text:p>2.155688396445</text:p>
          </table:table-cell>
          <table:table-cell office:value-type="string" calcext:value-type="string">
            <text:p>x</text:p>
          </table:table-cell>
          <table:table-cell office:value-type="float" office:value="2.49824725996961" calcext:value-type="float">
            <text:p>2.49824725996961</text:p>
          </table:table-cell>
          <table:table-cell office:value-type="string" calcext:value-type="string">
            <text:p>y</text:p>
          </table:table-cell>
          <table:table-cell office:value-type="float" office:value="1.30500456671731" calcext:value-type="float">
            <text:p>1.30500456671731</text:p>
          </table:table-cell>
          <table:table-cell office:value-type="string" calcext:value-type="string">
            <text:p>degrees</text:p>
          </table:table-cell>
          <table:table-cell office:value-type="float" office:value="56.3008471213872" calcext:value-type="float">
            <text:p>56.3008471213872</text:p>
          </table:table-cell>
          <table:table-cell office:value-type="string" calcext:value-type="string">
            <text:p>velocityMetersPerSec</text:p>
          </table:table-cell>
          <table:table-cell office:value-type="float" office:value="1.49963516735951" calcext:value-type="float">
            <text:p>1.49963516735951</text:p>
          </table:table-cell>
          <table:table-cell table:number-columns-repeated="16370"/>
        </table:table-row>
        <table:table-row table:style-name="ro1">
          <table:table-cell table:style-name="ce21" table:formula="of:=([.B99]-[.$B$1])*24*3600" office:value-type="float" office:value="2.898999815" calcext:value-type="float">
            <text:p>2.899</text:p>
          </table:table-cell>
          <table:table-cell office:value-type="date" office:date-value="2024-10-27T13:37:37.6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2035614069431" calcext:value-type="float">
            <text:p>2.2035614069431</text:p>
          </table:table-cell>
          <table:table-cell office:value-type="string" calcext:value-type="string">
            <text:p>x</text:p>
          </table:table-cell>
          <table:table-cell office:value-type="float" office:value="2.53735489134032" calcext:value-type="float">
            <text:p>2.53735489134032</text:p>
          </table:table-cell>
          <table:table-cell office:value-type="string" calcext:value-type="string">
            <text:p>y</text:p>
          </table:table-cell>
          <table:table-cell office:value-type="float" office:value="1.36524253744769" calcext:value-type="float">
            <text:p>1.36524253744769</text:p>
          </table:table-cell>
          <table:table-cell office:value-type="string" calcext:value-type="string">
            <text:p>degrees</text:p>
          </table:table-cell>
          <table:table-cell office:value-type="float" office:value="57.7139819872377" calcext:value-type="float">
            <text:p>57.7139819872377</text:p>
          </table:table-cell>
          <table:table-cell office:value-type="string" calcext:value-type="string">
            <text:p>velocityMetersPerSec</text:p>
          </table:table-cell>
          <table:table-cell office:value-type="float" office:value="1.50077594616478" calcext:value-type="float">
            <text:p>1.50077594616478</text:p>
          </table:table-cell>
          <table:table-cell table:number-columns-repeated="16370"/>
        </table:table-row>
        <table:table-row table:style-name="ro1">
          <table:table-cell table:style-name="ce21" table:formula="of:=([.B100]-[.$B$1])*24*3600" office:value-type="float" office:value="2.899999986" calcext:value-type="float">
            <text:p>2.900</text:p>
          </table:table-cell>
          <table:table-cell office:value-type="date" office:date-value="2024-10-27T13:37:37.601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25148149730818" calcext:value-type="float">
            <text:p>2.25148149730818</text:p>
          </table:table-cell>
          <table:table-cell office:value-type="string" calcext:value-type="string">
            <text:p>x</text:p>
          </table:table-cell>
          <table:table-cell office:value-type="float" office:value="2.57503234811902" calcext:value-type="float">
            <text:p>2.57503234811902</text:p>
          </table:table-cell>
          <table:table-cell office:value-type="string" calcext:value-type="string">
            <text:p>y</text:p>
          </table:table-cell>
          <table:table-cell office:value-type="float" office:value="1.42653625586368" calcext:value-type="float">
            <text:p>1.42653625586368</text:p>
          </table:table-cell>
          <table:table-cell office:value-type="string" calcext:value-type="string">
            <text:p>degrees</text:p>
          </table:table-cell>
          <table:table-cell office:value-type="float" office:value="59.1272199401628" calcext:value-type="float">
            <text:p>59.1272199401628</text:p>
          </table:table-cell>
          <table:table-cell office:value-type="string" calcext:value-type="string">
            <text:p>velocityMetersPerSec</text:p>
          </table:table-cell>
          <table:table-cell office:value-type="float" office:value="1.50205528365525" calcext:value-type="float">
            <text:p>1.50205528365525</text:p>
          </table:table-cell>
          <table:table-cell table:number-columns-repeated="16370"/>
        </table:table-row>
        <table:table-row table:style-name="ro1">
          <table:table-cell table:style-name="ce21" table:formula="of:=([.B101]-[.$B$1])*24*3600" office:value-type="float" office:value="2.899999986" calcext:value-type="float">
            <text:p>2.900</text:p>
          </table:table-cell>
          <table:table-cell office:value-type="date" office:date-value="2024-10-27T13:37:37.601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2994542394611" calcext:value-type="float">
            <text:p>2.2994542394611</text:p>
          </table:table-cell>
          <table:table-cell office:value-type="string" calcext:value-type="string">
            <text:p>x</text:p>
          </table:table-cell>
          <table:table-cell office:value-type="float" office:value="2.61125882881093" calcext:value-type="float">
            <text:p>2.61125882881093</text:p>
          </table:table-cell>
          <table:table-cell office:value-type="string" calcext:value-type="string">
            <text:p>y</text:p>
          </table:table-cell>
          <table:table-cell office:value-type="float" office:value="1.48886492047048" calcext:value-type="float">
            <text:p>1.48886492047048</text:p>
          </table:table-cell>
          <table:table-cell office:value-type="string" calcext:value-type="string">
            <text:p>degrees</text:p>
          </table:table-cell>
          <table:table-cell office:value-type="float" office:value="60.540526867362" calcext:value-type="float">
            <text:p>60.540526867362</text:p>
          </table:table-cell>
          <table:table-cell office:value-type="string" calcext:value-type="string">
            <text:p>velocityMetersPerSec</text:p>
          </table:table-cell>
          <table:table-cell office:value-type="float" office:value="1.50347436457781" calcext:value-type="float">
            <text:p>1.50347436457781</text:p>
          </table:table-cell>
          <table:table-cell table:number-columns-repeated="16370"/>
        </table:table-row>
        <table:table-row table:style-name="ro1">
          <table:table-cell table:style-name="ce21" table:formula="of:=([.B102]-[.$B$1])*24*3600" office:value-type="float" office:value="2.899999986" calcext:value-type="float">
            <text:p>2.900</text:p>
          </table:table-cell>
          <table:table-cell office:value-type="date" office:date-value="2024-10-27T13:37:37.601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34748531677959" calcext:value-type="float">
            <text:p>2.34748531677959</text:p>
          </table:table-cell>
          <table:table-cell office:value-type="string" calcext:value-type="string">
            <text:p>x</text:p>
          </table:table-cell>
          <table:table-cell office:value-type="float" office:value="2.64601353192123" calcext:value-type="float">
            <text:p>2.64601353192123</text:p>
          </table:table-cell>
          <table:table-cell office:value-type="string" calcext:value-type="string">
            <text:p>y</text:p>
          </table:table-cell>
          <table:table-cell office:value-type="float" office:value="1.55220772977329" calcext:value-type="float">
            <text:p>1.55220772977329</text:p>
          </table:table-cell>
          <table:table-cell office:value-type="string" calcext:value-type="string">
            <text:p>degrees</text:p>
          </table:table-cell>
          <table:table-cell office:value-type="float" office:value="61.9538549185172" calcext:value-type="float">
            <text:p>61.9538549185172</text:p>
          </table:table-cell>
          <table:table-cell office:value-type="string" calcext:value-type="string">
            <text:p>velocityMetersPerSec</text:p>
          </table:table-cell>
          <table:table-cell office:value-type="float" office:value="1.50503436206727" calcext:value-type="float">
            <text:p>1.50503436206727</text:p>
          </table:table-cell>
          <table:table-cell table:number-columns-repeated="16370"/>
        </table:table-row>
        <table:table-row table:style-name="ro1">
          <table:table-cell table:style-name="ce21" table:formula="of:=([.B103]-[.$B$1])*24*3600" office:value-type="float" office:value="2.899999986" calcext:value-type="float">
            <text:p>2.900</text:p>
          </table:table-cell>
          <table:table-cell office:value-type="date" office:date-value="2024-10-27T13:37:37.601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39558053707358" calcext:value-type="float">
            <text:p>2.39558053707358</text:p>
          </table:table-cell>
          <table:table-cell office:value-type="string" calcext:value-type="string">
            <text:p>x</text:p>
          </table:table-cell>
          <table:table-cell office:value-type="float" office:value="2.67927565595514" calcext:value-type="float">
            <text:p>2.67927565595514</text:p>
          </table:table-cell>
          <table:table-cell office:value-type="string" calcext:value-type="string">
            <text:p>y</text:p>
          </table:table-cell>
          <table:table-cell office:value-type="float" office:value="1.61654388227731" calcext:value-type="float">
            <text:p>1.61654388227731</text:p>
          </table:table-cell>
          <table:table-cell office:value-type="string" calcext:value-type="string">
            <text:p>degrees</text:p>
          </table:table-cell>
          <table:table-cell office:value-type="float" office:value="63.3671414587155" calcext:value-type="float">
            <text:p>63.3671414587155</text:p>
          </table:table-cell>
          <table:table-cell office:value-type="string" calcext:value-type="string">
            <text:p>velocityMetersPerSec</text:p>
          </table:table-cell>
          <table:table-cell office:value-type="float" office:value="1.50673639907913" calcext:value-type="float">
            <text:p>1.50673639907913</text:p>
          </table:table-cell>
          <table:table-cell table:number-columns-repeated="16370"/>
        </table:table-row>
        <table:table-row table:style-name="ro1">
          <table:table-cell table:style-name="ce21" table:formula="of:=([.B104]-[.$B$1])*24*3600" office:value-type="float" office:value="2.899999986" calcext:value-type="float">
            <text:p>2.900</text:p>
          </table:table-cell>
          <table:table-cell office:value-type="date" office:date-value="2024-10-27T13:37:37.601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44374584602503" calcext:value-type="float">
            <text:p>2.44374584602503</text:p>
          </table:table-cell>
          <table:table-cell office:value-type="string" calcext:value-type="string">
            <text:p>x</text:p>
          </table:table-cell>
          <table:table-cell office:value-type="float" office:value="2.71102439941784" calcext:value-type="float">
            <text:p>2.71102439941784</text:p>
          </table:table-cell>
          <table:table-cell office:value-type="string" calcext:value-type="string">
            <text:p>y</text:p>
          </table:table-cell>
          <table:table-cell office:value-type="float" office:value="1.68185257648774" calcext:value-type="float">
            <text:p>1.68185257648774</text:p>
          </table:table-cell>
          <table:table-cell office:value-type="string" calcext:value-type="string">
            <text:p>degrees</text:p>
          </table:table-cell>
          <table:table-cell office:value-type="float" office:value="64.7803081146697" calcext:value-type="float">
            <text:p>64.7803081146697</text:p>
          </table:table-cell>
          <table:table-cell office:value-type="string" calcext:value-type="string">
            <text:p>velocityMetersPerSec</text:p>
          </table:table-cell>
          <table:table-cell office:value-type="float" office:value="1.50858150734031" calcext:value-type="float">
            <text:p>1.50858150734031</text:p>
          </table:table-cell>
          <table:table-cell table:number-columns-repeated="16370"/>
        </table:table-row>
        <table:table-row table:style-name="ro1">
          <table:table-cell table:style-name="ce21" table:formula="of:=([.B105]-[.$B$1])*24*3600" office:value-type="float" office:value="2.899999986" calcext:value-type="float">
            <text:p>2.900</text:p>
          </table:table-cell>
          <table:table-cell office:value-type="date" office:date-value="2024-10-27T13:37:37.601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49198734110635" calcext:value-type="float">
            <text:p>2.49198734110635</text:p>
          </table:table-cell>
          <table:table-cell office:value-type="string" calcext:value-type="string">
            <text:p>x</text:p>
          </table:table-cell>
          <table:table-cell office:value-type="float" office:value="2.74123896081455" calcext:value-type="float">
            <text:p>2.74123896081455</text:p>
          </table:table-cell>
          <table:table-cell office:value-type="string" calcext:value-type="string">
            <text:p>y</text:p>
          </table:table-cell>
          <table:table-cell office:value-type="float" office:value="1.74811301090977" calcext:value-type="float">
            <text:p>1.74811301090977</text:p>
          </table:table-cell>
          <table:table-cell office:value-type="string" calcext:value-type="string">
            <text:p>degrees</text:p>
          </table:table-cell>
          <table:table-cell office:value-type="float" office:value="66.1932599223261" calcext:value-type="float">
            <text:p>66.1932599223261</text:p>
          </table:table-cell>
          <table:table-cell office:value-type="string" calcext:value-type="string">
            <text:p>velocityMetersPerSec</text:p>
          </table:table-cell>
          <table:table-cell office:value-type="float" office:value="1.51057058418879" calcext:value-type="float">
            <text:p>1.51057058418879</text:p>
          </table:table-cell>
          <table:table-cell table:number-columns-repeated="16370"/>
        </table:table-row>
        <table:table-row table:style-name="ro1">
          <table:table-cell table:style-name="ce21" table:formula="of:=([.B106]-[.$B$1])*24*3600" office:value-type="float" office:value="2.899999986" calcext:value-type="float">
            <text:p>2.900</text:p>
          </table:table-cell>
          <table:table-cell office:value-type="date" office:date-value="2024-10-27T13:37:37.601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54031128598341" calcext:value-type="float">
            <text:p>2.54031128598341</text:p>
          </table:table-cell>
          <table:table-cell office:value-type="string" calcext:value-type="string">
            <text:p>x</text:p>
          </table:table-cell>
          <table:table-cell office:value-type="float" office:value="2.76989853865046" calcext:value-type="float">
            <text:p>2.76989853865046</text:p>
          </table:table-cell>
          <table:table-cell office:value-type="string" calcext:value-type="string">
            <text:p>y</text:p>
          </table:table-cell>
          <table:table-cell office:value-type="float" office:value="1.81530438404862" calcext:value-type="float">
            <text:p>1.81530438404862</text:p>
          </table:table-cell>
          <table:table-cell office:value-type="string" calcext:value-type="string">
            <text:p>degrees</text:p>
          </table:table-cell>
          <table:table-cell office:value-type="float" office:value="67.6058845836448" calcext:value-type="float">
            <text:p>67.6058845836448</text:p>
          </table:table-cell>
          <table:table-cell office:value-type="string" calcext:value-type="string">
            <text:p>velocityMetersPerSec</text:p>
          </table:table-cell>
          <table:table-cell office:value-type="float" office:value="1.5127043477206" calcext:value-type="float">
            <text:p>1.5127043477206</text:p>
          </table:table-cell>
          <table:table-cell table:number-columns-repeated="16370"/>
        </table:table-row>
        <table:table-row table:style-name="ro1">
          <table:table-cell table:style-name="ce21" table:formula="of:=([.B107]-[.$B$1])*24*3600" office:value-type="float" office:value="2.899999986" calcext:value-type="float">
            <text:p>2.900</text:p>
          </table:table-cell>
          <table:table-cell office:value-type="date" office:date-value="2024-10-27T13:37:37.601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58872412540048" calcext:value-type="float">
            <text:p>2.58872412540048</text:p>
          </table:table-cell>
          <table:table-cell office:value-type="string" calcext:value-type="string">
            <text:p>x</text:p>
          </table:table-cell>
          <table:table-cell office:value-type="float" office:value="2.79698233143077" calcext:value-type="float">
            <text:p>2.79698233143077</text:p>
          </table:table-cell>
          <table:table-cell office:value-type="string" calcext:value-type="string">
            <text:p>y</text:p>
          </table:table-cell>
          <table:table-cell office:value-type="float" office:value="1.88340589440948" calcext:value-type="float">
            <text:p>1.88340589440948</text:p>
          </table:table-cell>
          <table:table-cell office:value-type="string" calcext:value-type="string">
            <text:p>degrees</text:p>
          </table:table-cell>
          <table:table-cell office:value-type="float" office:value="69.0180518399252" calcext:value-type="float">
            <text:p>69.0180518399252</text:p>
          </table:table-cell>
          <table:table-cell office:value-type="string" calcext:value-type="string">
            <text:p>velocityMetersPerSec</text:p>
          </table:table-cell>
          <table:table-cell office:value-type="float" office:value="1.51498329071169" calcext:value-type="float">
            <text:p>1.51498329071169</text:p>
          </table:table-cell>
          <table:table-cell table:number-columns-repeated="16370"/>
        </table:table-row>
        <table:table-row table:style-name="ro1">
          <table:table-cell table:style-name="ce21" table:formula="of:=([.B108]-[.$B$1])*24*3600" office:value-type="float" office:value="2.899999986" calcext:value-type="float">
            <text:p>2.900</text:p>
          </table:table-cell>
          <table:table-cell office:value-type="date" office:date-value="2024-10-27T13:37:37.601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63723250053421" calcext:value-type="float">
            <text:p>2.63723250053421</text:p>
          </table:table-cell>
          <table:table-cell office:value-type="string" calcext:value-type="string">
            <text:p>x</text:p>
          </table:table-cell>
          <table:table-cell office:value-type="float" office:value="2.82246953766069" calcext:value-type="float">
            <text:p>2.82246953766069</text:p>
          </table:table-cell>
          <table:table-cell office:value-type="string" calcext:value-type="string">
            <text:p>y</text:p>
          </table:table-cell>
          <table:table-cell office:value-type="float" office:value="1.95239674049755" calcext:value-type="float">
            <text:p>1.95239674049755</text:p>
          </table:table-cell>
          <table:table-cell office:value-type="string" calcext:value-type="string">
            <text:p>degrees</text:p>
          </table:table-cell>
          <table:table-cell office:value-type="float" office:value="70.4296129685364" calcext:value-type="float">
            <text:p>70.4296129685364</text:p>
          </table:table-cell>
          <table:table-cell office:value-type="string" calcext:value-type="string">
            <text:p>velocityMetersPerSec</text:p>
          </table:table-cell>
          <table:table-cell office:value-type="float" office:value="1.51740763383103" calcext:value-type="float">
            <text:p>1.51740763383103</text:p>
          </table:table-cell>
          <table:table-cell table:number-columns-repeated="16370"/>
        </table:table-row>
        <table:table-row table:style-name="ro1">
          <table:table-cell table:style-name="ce21" table:formula="of:=([.B109]-[.$B$1])*24*3600" office:value-type="float" office:value="2.899999986" calcext:value-type="float">
            <text:p>2.900</text:p>
          </table:table-cell>
          <table:table-cell office:value-type="date" office:date-value="2024-10-27T13:37:37.601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68584326479379" calcext:value-type="float">
            <text:p>2.68584326479379</text:p>
          </table:table-cell>
          <table:table-cell office:value-type="string" calcext:value-type="string">
            <text:p>x</text:p>
          </table:table-cell>
          <table:table-cell office:value-type="float" office:value="2.8463393558454" calcext:value-type="float">
            <text:p>2.8463393558454</text:p>
          </table:table-cell>
          <table:table-cell office:value-type="string" calcext:value-type="string">
            <text:p>y</text:p>
          </table:table-cell>
          <table:table-cell office:value-type="float" office:value="2.02225612081803" calcext:value-type="float">
            <text:p>2.02225612081803</text:p>
          </table:table-cell>
          <table:table-cell office:value-type="string" calcext:value-type="string">
            <text:p>degrees</text:p>
          </table:table-cell>
          <table:table-cell office:value-type="float" office:value="71.8404004092764" calcext:value-type="float">
            <text:p>71.8404004092764</text:p>
          </table:table-cell>
          <table:table-cell office:value-type="string" calcext:value-type="string">
            <text:p>velocityMetersPerSec</text:p>
          </table:table-cell>
          <table:table-cell office:value-type="float" office:value="1.5199772787096" calcext:value-type="float">
            <text:p>1.5199772787096</text:p>
          </table:table-cell>
          <table:table-cell table:number-columns-repeated="16370"/>
        </table:table-row>
        <table:table-row table:style-name="ro1">
          <table:table-cell table:style-name="ce21" table:formula="of:=([.B110]-[.$B$1])*24*3600" office:value-type="float" office:value="2.899999986" calcext:value-type="float">
            <text:p>2.900</text:p>
          </table:table-cell>
          <table:table-cell office:value-type="date" office:date-value="2024-10-27T13:37:37.601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73456350003263" calcext:value-type="float">
            <text:p>2.73456350003263</text:p>
          </table:table-cell>
          <table:table-cell office:value-type="string" calcext:value-type="string">
            <text:p>x</text:p>
          </table:table-cell>
          <table:table-cell office:value-type="float" office:value="2.86857098449012" calcext:value-type="float">
            <text:p>2.86857098449012</text:p>
          </table:table-cell>
          <table:table-cell office:value-type="string" calcext:value-type="string">
            <text:p>y</text:p>
          </table:table-cell>
          <table:table-cell office:value-type="float" office:value="2.09296323387613" calcext:value-type="float">
            <text:p>2.09296323387613</text:p>
          </table:table-cell>
          <table:table-cell office:value-type="string" calcext:value-type="string">
            <text:p>degrees</text:p>
          </table:table-cell>
          <table:table-cell office:value-type="float" office:value="73.2502275258302" calcext:value-type="float">
            <text:p>73.2502275258302</text:p>
          </table:table-cell>
          <table:table-cell office:value-type="string" calcext:value-type="string">
            <text:p>velocityMetersPerSec</text:p>
          </table:table-cell>
          <table:table-cell office:value-type="float" office:value="1.52269176147572" calcext:value-type="float">
            <text:p>1.52269176147572</text:p>
          </table:table-cell>
          <table:table-cell table:number-columns-repeated="16370"/>
        </table:table-row>
        <table:table-row table:style-name="ro1">
          <table:table-cell table:style-name="ce21" table:formula="of:=([.B111]-[.$B$1])*24*3600" office:value-type="float" office:value="2.899999986" calcext:value-type="float">
            <text:p>2.900</text:p>
          </table:table-cell>
          <table:table-cell office:value-type="date" office:date-value="2024-10-27T13:37:37.601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78340053312554" calcext:value-type="float">
            <text:p>2.78340053312554</text:p>
          </table:table-cell>
          <table:table-cell office:value-type="string" calcext:value-type="string">
            <text:p>x</text:p>
          </table:table-cell>
          <table:table-cell office:value-type="float" office:value="2.88914362210005" calcext:value-type="float">
            <text:p>2.88914362210005</text:p>
          </table:table-cell>
          <table:table-cell office:value-type="string" calcext:value-type="string">
            <text:p>y</text:p>
          </table:table-cell>
          <table:table-cell office:value-type="float" office:value="2.16449727817704" calcext:value-type="float">
            <text:p>2.16449727817704</text:p>
          </table:table-cell>
          <table:table-cell office:value-type="string" calcext:value-type="string">
            <text:p>degrees</text:p>
          </table:table-cell>
          <table:table-cell office:value-type="float" office:value="74.6588885069167" calcext:value-type="float">
            <text:p>74.6588885069167</text:p>
          </table:table-cell>
          <table:table-cell office:value-type="string" calcext:value-type="string">
            <text:p>velocityMetersPerSec</text:p>
          </table:table-cell>
          <table:table-cell office:value-type="float" office:value="1.52555020740907" calcext:value-type="float">
            <text:p>1.52555020740907</text:p>
          </table:table-cell>
          <table:table-cell table:number-columns-repeated="16370"/>
        </table:table-row>
        <table:table-row table:style-name="ro1">
          <table:table-cell table:style-name="ce21" table:formula="of:=([.B112]-[.$B$1])*24*3600" office:value-type="float" office:value="2.899999986" calcext:value-type="float">
            <text:p>2.900</text:p>
          </table:table-cell>
          <table:table-cell office:value-type="date" office:date-value="2024-10-27T13:37:37.601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83236195285287" calcext:value-type="float">
            <text:p>2.83236195285287</text:p>
          </table:table-cell>
          <table:table-cell office:value-type="string" calcext:value-type="string">
            <text:p>x</text:p>
          </table:table-cell>
          <table:table-cell office:value-type="float" office:value="2.90803646718038" calcext:value-type="float">
            <text:p>2.90803646718038</text:p>
          </table:table-cell>
          <table:table-cell office:value-type="string" calcext:value-type="string">
            <text:p>y</text:p>
          </table:table-cell>
          <table:table-cell office:value-type="float" office:value="2.23683745222596" calcext:value-type="float">
            <text:p>2.23683745222596</text:p>
          </table:table-cell>
          <table:table-cell office:value-type="string" calcext:value-type="string">
            <text:p>degrees</text:p>
          </table:table-cell>
          <table:table-cell office:value-type="float" office:value="76.0661584107112" calcext:value-type="float">
            <text:p>76.0661584107112</text:p>
          </table:table-cell>
          <table:table-cell office:value-type="string" calcext:value-type="string">
            <text:p>velocityMetersPerSec</text:p>
          </table:table-cell>
          <table:table-cell office:value-type="float" office:value="1.52855128740269" calcext:value-type="float">
            <text:p>1.52855128740269</text:p>
          </table:table-cell>
          <table:table-cell table:number-columns-repeated="16370"/>
        </table:table-row>
        <table:table-row table:style-name="ro1">
          <table:table-cell table:style-name="ce21" table:formula="of:=([.B113]-[.$B$1])*24*3600" office:value-type="float" office:value="2.901000156" calcext:value-type="float">
            <text:p>2.901</text:p>
          </table:table-cell>
          <table:table-cell office:value-type="date" office:date-value="2024-10-27T13:37:37.602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88145562702062" calcext:value-type="float">
            <text:p>2.88145562702062</text:p>
          </table:table-cell>
          <table:table-cell office:value-type="string" calcext:value-type="string">
            <text:p>x</text:p>
          </table:table-cell>
          <table:table-cell office:value-type="float" office:value="2.92522871823631" calcext:value-type="float">
            <text:p>2.92522871823631</text:p>
          </table:table-cell>
          <table:table-cell office:value-type="string" calcext:value-type="string">
            <text:p>y</text:p>
          </table:table-cell>
          <table:table-cell office:value-type="float" office:value="2.3099629545281" calcext:value-type="float">
            <text:p>2.3099629545281</text:p>
          </table:table-cell>
          <table:table-cell office:value-type="string" calcext:value-type="string">
            <text:p>degrees</text:p>
          </table:table-cell>
          <table:table-cell office:value-type="float" office:value="77.4717933550069" calcext:value-type="float">
            <text:p>77.4717933550069</text:p>
          </table:table-cell>
          <table:table-cell office:value-type="string" calcext:value-type="string">
            <text:p>velocityMetersPerSec</text:p>
          </table:table-cell>
          <table:table-cell office:value-type="float" office:value="1.53169317695083" calcext:value-type="float">
            <text:p>1.53169317695083</text:p>
          </table:table-cell>
          <table:table-cell table:number-columns-repeated="16370"/>
        </table:table-row>
        <table:table-row table:style-name="ro1">
          <table:table-cell table:style-name="ce21" table:formula="of:=([.B114]-[.$B$1])*24*3600" office:value-type="float" office:value="2.901000156" calcext:value-type="float">
            <text:p>2.901</text:p>
          </table:table-cell>
          <table:table-cell office:value-type="date" office:date-value="2024-10-27T13:37:37.602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93068971973293" calcext:value-type="float">
            <text:p>2.93068971973293</text:p>
          </table:table-cell>
          <table:table-cell office:value-type="string" calcext:value-type="string">
            <text:p>x</text:p>
          </table:table-cell>
          <table:table-cell office:value-type="float" office:value="2.94069957377305" calcext:value-type="float">
            <text:p>2.94069957377305</text:p>
          </table:table-cell>
          <table:table-cell office:value-type="string" calcext:value-type="string">
            <text:p>y</text:p>
          </table:table-cell>
          <table:table-cell office:value-type="float" office:value="2.38385298358864" calcext:value-type="float">
            <text:p>2.38385298358864</text:p>
          </table:table-cell>
          <table:table-cell office:value-type="string" calcext:value-type="string">
            <text:p>degrees</text:p>
          </table:table-cell>
          <table:table-cell office:value-type="float" office:value="78.8755308543441" calcext:value-type="float">
            <text:p>78.8755308543441</text:p>
          </table:table-cell>
          <table:table-cell office:value-type="string" calcext:value-type="string">
            <text:p>velocityMetersPerSec</text:p>
          </table:table-cell>
          <table:table-cell office:value-type="float" office:value="1.53497351840088" calcext:value-type="float">
            <text:p>1.53497351840088</text:p>
          </table:table-cell>
          <table:table-cell table:number-columns-repeated="16370"/>
        </table:table-row>
        <table:table-row table:style-name="ro1">
          <table:table-cell table:style-name="ce21" table:formula="of:=([.B115]-[.$B$1])*24*3600" office:value-type="float" office:value="2.901000156" calcext:value-type="float">
            <text:p>2.901</text:p>
          </table:table-cell>
          <table:table-cell office:value-type="date" office:date-value="2024-10-27T13:37:37.602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98007270872098" calcext:value-type="float">
            <text:p>2.98007270872098</text:p>
          </table:table-cell>
          <table:table-cell office:value-type="string" calcext:value-type="string">
            <text:p>x</text:p>
          </table:table-cell>
          <table:table-cell office:value-type="float" office:value="2.9544282322958" calcext:value-type="float">
            <text:p>2.9544282322958</text:p>
          </table:table-cell>
          <table:table-cell office:value-type="string" calcext:value-type="string">
            <text:p>y</text:p>
          </table:table-cell>
          <table:table-cell office:value-type="float" office:value="2.45848673791281" calcext:value-type="float">
            <text:p>2.45848673791281</text:p>
          </table:table-cell>
          <table:table-cell office:value-type="string" calcext:value-type="string">
            <text:p>degrees</text:p>
          </table:table-cell>
          <table:table-cell office:value-type="float" office:value="80.2770903040055" calcext:value-type="float">
            <text:p>80.2770903040055</text:p>
          </table:table-cell>
          <table:table-cell office:value-type="string" calcext:value-type="string">
            <text:p>velocityMetersPerSec</text:p>
          </table:table-cell>
          <table:table-cell office:value-type="float" office:value="1.53838938721615" calcext:value-type="float">
            <text:p>1.53838938721615</text:p>
          </table:table-cell>
          <table:table-cell table:number-columns-repeated="16370"/>
        </table:table-row>
        <table:table-row table:style-name="ro1">
          <table:table-cell table:style-name="ce21" table:formula="of:=([.B116]-[.$B$1])*24*3600" office:value-type="float" office:value="2.901000156" calcext:value-type="float">
            <text:p>2.901</text:p>
          </table:table-cell>
          <table:table-cell office:value-type="date" office:date-value="2024-10-27T13:37:37.602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3.02961340262037" calcext:value-type="float">
            <text:p>3.02961340262037</text:p>
          </table:table-cell>
          <table:table-cell office:value-type="string" calcext:value-type="string">
            <text:p>x</text:p>
          </table:table-cell>
          <table:table-cell office:value-type="float" office:value="2.96639389230975" calcext:value-type="float">
            <text:p>2.96639389230975</text:p>
          </table:table-cell>
          <table:table-cell office:value-type="string" calcext:value-type="string">
            <text:p>y</text:p>
          </table:table-cell>
          <table:table-cell office:value-type="float" office:value="2.53384341600579" calcext:value-type="float">
            <text:p>2.53384341600579</text:p>
          </table:table-cell>
          <table:table-cell office:value-type="string" calcext:value-type="string">
            <text:p>degrees</text:p>
          </table:table-cell>
          <table:table-cell office:value-type="float" office:value="81.6761736093579" calcext:value-type="float">
            <text:p>81.6761736093579</text:p>
          </table:table-cell>
          <table:table-cell office:value-type="string" calcext:value-type="string">
            <text:p>velocityMetersPerSec</text:p>
          </table:table-cell>
          <table:table-cell office:value-type="float" office:value="1.54193726299172" calcext:value-type="float">
            <text:p>1.54193726299172</text:p>
          </table:table-cell>
          <table:table-cell table:number-columns-repeated="16370"/>
        </table:table-row>
        <table:table-row table:style-name="ro1">
          <table:table-cell table:style-name="ce21" table:formula="of:=([.B117]-[.$B$1])*24*3600" office:value-type="float" office:value="2.901000156" calcext:value-type="float">
            <text:p>2.901</text:p>
          </table:table-cell>
          <table:table-cell office:value-type="date" office:date-value="2024-10-27T13:37:37.602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3.07932095807777" calcext:value-type="float">
            <text:p>3.07932095807777</text:p>
          </table:table-cell>
          <table:table-cell office:value-type="string" calcext:value-type="string">
            <text:p>x</text:p>
          </table:table-cell>
          <table:table-cell office:value-type="float" office:value="2.9765757523201" calcext:value-type="float">
            <text:p>2.9765757523201</text:p>
          </table:table-cell>
          <table:table-cell office:value-type="string" calcext:value-type="string">
            <text:p>y</text:p>
          </table:table-cell>
          <table:table-cell office:value-type="float" office:value="2.60990221637278" calcext:value-type="float">
            <text:p>2.60990221637278</text:p>
          </table:table-cell>
          <table:table-cell office:value-type="string" calcext:value-type="string">
            <text:p>degrees</text:p>
          </table:table-cell>
          <table:table-cell office:value-type="float" office:value="83.0724659575419" calcext:value-type="float">
            <text:p>83.0724659575419</text:p>
          </table:table-cell>
          <table:table-cell office:value-type="string" calcext:value-type="string">
            <text:p>velocityMetersPerSec</text:p>
          </table:table-cell>
          <table:table-cell office:value-type="float" office:value="1.5456130059466" calcext:value-type="float">
            <text:p>1.5456130059466</text:p>
          </table:table-cell>
          <table:table-cell table:number-columns-repeated="16370"/>
        </table:table-row>
        <table:table-row table:style-name="ro1">
          <table:table-cell table:style-name="ce21" table:formula="of:=([.B118]-[.$B$1])*24*3600" office:value-type="float" office:value="2.901000156" calcext:value-type="float">
            <text:p>2.901</text:p>
          </table:table-cell>
          <table:table-cell office:value-type="date" office:date-value="2024-10-27T13:37:37.602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3.12996106858881" calcext:value-type="float">
            <text:p>3.12996106858881</text:p>
          </table:table-cell>
          <table:table-cell office:value-type="string" calcext:value-type="string">
            <text:p>x</text:p>
          </table:table-cell>
          <table:table-cell office:value-type="float" office:value="2.98495301083207" calcext:value-type="float">
            <text:p>2.98495301083207</text:p>
          </table:table-cell>
          <table:table-cell office:value-type="string" calcext:value-type="string">
            <text:p>y</text:p>
          </table:table-cell>
          <table:table-cell office:value-type="float" office:value="2.68664233751899" calcext:value-type="float">
            <text:p>2.68664233751899</text:p>
          </table:table-cell>
          <table:table-cell office:value-type="string" calcext:value-type="string">
            <text:p>degrees</text:p>
          </table:table-cell>
          <table:table-cell office:value-type="float" office:value="84.4656367269975" calcext:value-type="float">
            <text:p>84.4656367269975</text:p>
          </table:table-cell>
          <table:table-cell office:value-type="string" calcext:value-type="string">
            <text:p>velocityMetersPerSec</text:p>
          </table:table-cell>
          <table:table-cell office:value-type="float" office:value="1.50319607897335" calcext:value-type="float">
            <text:p>1.50319607897335</text:p>
          </table:table-cell>
          <table:table-cell table:number-columns-repeated="16370"/>
        </table:table-row>
        <table:table-row table:style-name="ro1">
          <table:table-cell table:style-name="ce21" table:formula="of:=([.B119]-[.$B$1])*24*3600" office:value-type="float" office:value="2.901000156" calcext:value-type="float">
            <text:p>2.901</text:p>
          </table:table-cell>
          <table:table-cell office:value-type="date" office:date-value="2024-10-27T13:37:37.602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3.18530344994466" calcext:value-type="float">
            <text:p>3.18530344994466</text:p>
          </table:table-cell>
          <table:table-cell office:value-type="string" calcext:value-type="string">
            <text:p>x</text:p>
          </table:table-cell>
          <table:table-cell office:value-type="float" office:value="2.99150486635084" calcext:value-type="float">
            <text:p>2.99150486635084</text:p>
          </table:table-cell>
          <table:table-cell office:value-type="string" calcext:value-type="string">
            <text:p>y</text:p>
          </table:table-cell>
          <table:table-cell office:value-type="float" office:value="2.76404297794962" calcext:value-type="float">
            <text:p>2.76404297794962</text:p>
          </table:table-cell>
          <table:table-cell office:value-type="string" calcext:value-type="string">
            <text:p>degrees</text:p>
          </table:table-cell>
          <table:table-cell office:value-type="float" office:value="85.8553405287765" calcext:value-type="float">
            <text:p>85.8553405287765</text:p>
          </table:table-cell>
          <table:table-cell office:value-type="string" calcext:value-type="string">
            <text:p>velocityMetersPerSec</text:p>
          </table:table-cell>
          <table:table-cell office:value-type="float" office:value="1.30396350609228" calcext:value-type="float">
            <text:p>1.30396350609228</text:p>
          </table:table-cell>
          <table:table-cell table:number-columns-repeated="16370"/>
        </table:table-row>
        <table:table-row table:style-name="ro1">
          <table:table-cell table:style-name="ce21" table:formula="of:=([.B120]-[.$B$1])*24*3600" office:value-type="float" office:value="2.901000156" calcext:value-type="float">
            <text:p>2.901</text:p>
          </table:table-cell>
          <table:table-cell office:value-type="date" office:date-value="2024-10-27T13:37:37.602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3.25126716807938" calcext:value-type="float">
            <text:p>3.25126716807938</text:p>
          </table:table-cell>
          <table:table-cell office:value-type="string" calcext:value-type="string">
            <text:p>x</text:p>
          </table:table-cell>
          <table:table-cell office:value-type="float" office:value="2.99621051738162" calcext:value-type="float">
            <text:p>2.99621051738162</text:p>
          </table:table-cell>
          <table:table-cell office:value-type="string" calcext:value-type="string">
            <text:p>y</text:p>
          </table:table-cell>
          <table:table-cell office:value-type="float" office:value="2.84208333616986" calcext:value-type="float">
            <text:p>2.84208333616986</text:p>
          </table:table-cell>
          <table:table-cell office:value-type="string" calcext:value-type="string">
            <text:p>degrees</text:p>
          </table:table-cell>
          <table:table-cell office:value-type="float" office:value="87.2412183720813" calcext:value-type="float">
            <text:p>87.2412183720813</text:p>
          </table:table-cell>
          <table:table-cell office:value-type="string" calcext:value-type="string">
            <text:p>velocityMetersPerSec</text:p>
          </table:table-cell>
          <table:table-cell office:value-type="float" office:value="1.06649412080731" calcext:value-type="float">
            <text:p>1.06649412080731</text:p>
          </table:table-cell>
          <table:table-cell table:number-columns-repeated="16370"/>
        </table:table-row>
        <table:table-row table:style-name="ro1">
          <table:table-cell table:style-name="ce21" table:formula="of:=([.B121]-[.$B$1])*24*3600" office:value-type="float" office:value="2.901000156" calcext:value-type="float">
            <text:p>2.901</text:p>
          </table:table-cell>
          <table:table-cell office:value-type="date" office:date-value="2024-10-27T13:37:37.602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3.3376702313283" calcext:value-type="float">
            <text:p>3.3376702313283</text:p>
          </table:table-cell>
          <table:table-cell office:value-type="string" calcext:value-type="string">
            <text:p>x</text:p>
          </table:table-cell>
          <table:table-cell office:value-type="float" office:value="2.9990491624296" calcext:value-type="float">
            <text:p>2.9990491624296</text:p>
          </table:table-cell>
          <table:table-cell office:value-type="string" calcext:value-type="string">
            <text:p>y</text:p>
          </table:table-cell>
          <table:table-cell office:value-type="float" office:value="2.92074261068492" calcext:value-type="float">
            <text:p>2.92074261068492</text:p>
          </table:table-cell>
          <table:table-cell office:value-type="string" calcext:value-type="string">
            <text:p>degrees</text:p>
          </table:table-cell>
          <table:table-cell office:value-type="float" office:value="88.6228989449987" calcext:value-type="float">
            <text:p>88.6228989449987</text:p>
          </table:table-cell>
          <table:table-cell office:value-type="string" calcext:value-type="string">
            <text:p>velocityMetersPerSec</text:p>
          </table:table-cell>
          <table:table-cell office:value-type="float" office:value="0.755443093111201" calcext:value-type="float">
            <text:p>0.755443093111201</text:p>
          </table:table-cell>
          <table:table-cell table:number-columns-repeated="16370"/>
        </table:table-row>
        <table:table-row table:style-name="ro1">
          <table:table-cell table:style-name="ce21" table:formula="of:=([.B122]-[.$B$1])*24*3600" office:value-type="float" office:value="2.901000156" calcext:value-type="float">
            <text:p>2.901</text:p>
          </table:table-cell>
          <table:table-cell office:value-type="date" office:date-value="2024-10-27T13:37:37.602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3.5475155349703" calcext:value-type="float">
            <text:p>3.5475155349703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gree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velocityMetersPerSec</text:p>
          </table:table-cell>
          <table:table-cell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style-name="ce21" table:formula="of:=([.B123]-[.$B$1])*24*3600" office:value-type="float" office:value="2.901000156" calcext:value-type="float">
            <text:p>2.901</text:p>
          </table:table-cell>
          <table:table-cell office:value-type="date" office:date-value="2024-10-27T13:37:37.602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est Curve</text:p>
          </table:table-cell>
          <table:table-cell office:value-type="string" calcext:value-type="string">
            <text:p>SUCCESS</text:p>
          </table:table-cell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table:style-name="ce21" table:formula="of:=([.B124]-[.$B$1])*24*3600" office:value-type="float" office:value="2.901999698" calcext:value-type="float">
            <text:p>2.902</text:p>
          </table:table-cell>
          <table:table-cell office:value-type="date" office:date-value="2024-10-27T13:37:37.603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Barrel Race</text:p>
          </table:table-cell>
          <table:table-cell office:value-type="string" calcext:value-type="string">
            <text:p>maxSpeed</text:p>
          </table:table-cell>
          <table:table-cell office:value-type="float" office:value="1.71" calcext:value-type="float">
            <text:p>1.71</text:p>
          </table:table-cell>
          <table:table-cell office:value-type="string" calcext:value-type="string">
            <text:p>maxAcceleration</text:p>
          </table:table-cell>
          <table:table-cell office:value-type="float" office:value="3.6" calcext:value-type="float">
            <text:p>3.6</text:p>
          </table:table-cell>
          <table:table-cell table:number-columns-repeated="16376"/>
        </table:table-row>
        <table:table-row table:style-name="ro1">
          <table:table-cell table:style-name="ce21" table:formula="of:=([.B125]-[.$B$1])*24*3600" office:value-type="float" office:value="2.934000128" calcext:value-type="float">
            <text:p>2.934</text:p>
          </table:table-cell>
          <table:table-cell office:value-type="date" office:date-value="2024-10-27T13:37:37.635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.14300228600457" calcext:value-type="float">
            <text:p>1.14300228600457</text:p>
          </table:table-cell>
          <table:table-cell office:value-type="string" calcext:value-type="string">
            <text:p>y</text:p>
          </table:table-cell>
          <table:table-cell office:value-type="float" office:value="2.28600457200914" calcext:value-type="float">
            <text:p>2.28600457200914</text:p>
          </table:table-cell>
          <table:table-cell office:value-type="string" calcext:value-type="string">
            <text:p>degre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locityMetersPerSec</text:p>
          </table:table-cell>
          <table:table-cell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style-name="ce21" table:formula="of:=([.B126]-[.$B$1])*24*3600" office:value-type="float" office:value="2.934000128" calcext:value-type="float">
            <text:p>2.934</text:p>
          </table:table-cell>
          <table:table-cell office:value-type="date" office:date-value="2024-10-27T13:37:37.635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0.237093061444073" calcext:value-type="float">
            <text:p>0.237093061444073</text:p>
          </table:table-cell>
          <table:table-cell office:value-type="string" calcext:value-type="string">
            <text:p>x</text:p>
          </table:table-cell>
          <table:table-cell office:value-type="float" office:value="1.24417244430382" calcext:value-type="float">
            <text:p>1.24417244430382</text:p>
          </table:table-cell>
          <table:table-cell office:value-type="string" calcext:value-type="string">
            <text:p>y</text:p>
          </table:table-cell>
          <table:table-cell office:value-type="float" office:value="2.28765476539059" calcext:value-type="float">
            <text:p>2.28765476539059</text:p>
          </table:table-cell>
          <table:table-cell office:value-type="string" calcext:value-type="string">
            <text:p>degrees</text:p>
          </table:table-cell>
          <table:table-cell office:value-type="float" office:value="1.8591135088431" calcext:value-type="float">
            <text:p>1.8591135088431</text:p>
          </table:table-cell>
          <table:table-cell office:value-type="string" calcext:value-type="string">
            <text:p>velocityMetersPerSec</text:p>
          </table:table-cell>
          <table:table-cell office:value-type="float" office:value="0.853535021198663" calcext:value-type="float">
            <text:p>0.853535021198663</text:p>
          </table:table-cell>
          <table:table-cell table:number-columns-repeated="16370"/>
        </table:table-row>
        <table:table-row table:style-name="ro1">
          <table:table-cell table:style-name="ce21" table:formula="of:=([.B127]-[.$B$1])*24*3600" office:value-type="float" office:value="2.934000128" calcext:value-type="float">
            <text:p>2.934</text:p>
          </table:table-cell>
          <table:table-cell office:value-type="date" office:date-value="2024-10-27T13:37:37.635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0.334328494236682" calcext:value-type="float">
            <text:p>0.334328494236682</text:p>
          </table:table-cell>
          <table:table-cell office:value-type="string" calcext:value-type="string">
            <text:p>x</text:p>
          </table:table-cell>
          <table:table-cell office:value-type="float" office:value="1.34406947224901" calcext:value-type="float">
            <text:p>1.34406947224901</text:p>
          </table:table-cell>
          <table:table-cell office:value-type="string" calcext:value-type="string">
            <text:p>y</text:p>
          </table:table-cell>
          <table:table-cell office:value-type="float" office:value="2.29245642958146" calcext:value-type="float">
            <text:p>2.29245642958146</text:p>
          </table:table-cell>
          <table:table-cell office:value-type="string" calcext:value-type="string">
            <text:p>degrees</text:p>
          </table:table-cell>
          <table:table-cell office:value-type="float" office:value="3.63319770479061" calcext:value-type="float">
            <text:p>3.63319770479061</text:p>
          </table:table-cell>
          <table:table-cell office:value-type="string" calcext:value-type="string">
            <text:p>velocityMetersPerSec</text:p>
          </table:table-cell>
          <table:table-cell office:value-type="float" office:value="1.20358257925206" calcext:value-type="float">
            <text:p>1.20358257925206</text:p>
          </table:table-cell>
          <table:table-cell table:number-columns-repeated="16370"/>
        </table:table-row>
        <table:table-row table:style-name="ro1">
          <table:table-cell table:style-name="ce21" table:formula="of:=([.B128]-[.$B$1])*24*3600" office:value-type="float" office:value="2.93499967" calcext:value-type="float">
            <text:p>2.935</text:p>
          </table:table-cell>
          <table:table-cell office:value-type="date" office:date-value="2024-10-27T13:37:37.636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0.408339858033393" calcext:value-type="float">
            <text:p>0.408339858033393</text:p>
          </table:table-cell>
          <table:table-cell office:value-type="string" calcext:value-type="string">
            <text:p>x</text:p>
          </table:table-cell>
          <table:table-cell office:value-type="float" office:value="1.44270567486515" calcext:value-type="float">
            <text:p>1.44270567486515</text:p>
          </table:table-cell>
          <table:table-cell office:value-type="string" calcext:value-type="string">
            <text:p>y</text:p>
          </table:table-cell>
          <table:table-cell office:value-type="float" office:value="2.30018619065158" calcext:value-type="float">
            <text:p>2.30018619065158</text:p>
          </table:table-cell>
          <table:table-cell office:value-type="string" calcext:value-type="string">
            <text:p>degrees</text:p>
          </table:table-cell>
          <table:table-cell office:value-type="float" office:value="5.31579309693001" calcext:value-type="float">
            <text:p>5.31579309693001</text:p>
          </table:table-cell>
          <table:table-cell office:value-type="string" calcext:value-type="string">
            <text:p>velocityMetersPerSec</text:p>
          </table:table-cell>
          <table:table-cell office:value-type="float" office:value="1.47002348892022" calcext:value-type="float">
            <text:p>1.47002348892022</text:p>
          </table:table-cell>
          <table:table-cell table:number-columns-repeated="16370"/>
        </table:table-row>
        <table:table-row table:style-name="ro1">
          <table:table-cell table:style-name="ce21" table:formula="of:=([.B129]-[.$B$1])*24*3600" office:value-type="float" office:value="2.93499967" calcext:value-type="float">
            <text:p>2.935</text:p>
          </table:table-cell>
          <table:table-cell office:value-type="date" office:date-value="2024-10-27T13:37:37.636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0.472866282012789" calcext:value-type="float">
            <text:p>0.472866282012789</text:p>
          </table:table-cell>
          <table:table-cell office:value-type="string" calcext:value-type="string">
            <text:p>x</text:p>
          </table:table-cell>
          <table:table-cell office:value-type="float" office:value="1.54009335717725" calcext:value-type="float">
            <text:p>1.54009335717725</text:p>
          </table:table-cell>
          <table:table-cell office:value-type="string" calcext:value-type="string">
            <text:p>y</text:p>
          </table:table-cell>
          <table:table-cell office:value-type="float" office:value="2.31062067467078" calcext:value-type="float">
            <text:p>2.31062067467078</text:p>
          </table:table-cell>
          <table:table-cell office:value-type="string" calcext:value-type="string">
            <text:p>degrees</text:p>
          </table:table-cell>
          <table:table-cell office:value-type="float" office:value="6.90130157191206" calcext:value-type="float">
            <text:p>6.90130157191206</text:p>
          </table:table-cell>
          <table:table-cell office:value-type="string" calcext:value-type="string">
            <text:p>velocityMetersPerSec</text:p>
          </table:table-cell>
          <table:table-cell office:value-type="float" office:value="1.56578962879871" calcext:value-type="float">
            <text:p>1.56578962879871</text:p>
          </table:table-cell>
          <table:table-cell table:number-columns-repeated="16370"/>
        </table:table-row>
        <table:table-row table:style-name="ro1">
          <table:table-cell table:style-name="ce21" table:formula="of:=([.B130]-[.$B$1])*24*3600" office:value-type="float" office:value="2.93499967" calcext:value-type="float">
            <text:p>2.935</text:p>
          </table:table-cell>
          <table:table-cell office:value-type="date" office:date-value="2024-10-27T13:37:37.636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0.534711732964643" calcext:value-type="float">
            <text:p>0.534711732964643</text:p>
          </table:table-cell>
          <table:table-cell office:value-type="string" calcext:value-type="string">
            <text:p>x</text:p>
          </table:table-cell>
          <table:table-cell office:value-type="float" office:value="1.63624482421032" calcext:value-type="float">
            <text:p>1.63624482421032</text:p>
          </table:table-cell>
          <table:table-cell office:value-type="string" calcext:value-type="string">
            <text:p>y</text:p>
          </table:table-cell>
          <table:table-cell office:value-type="float" office:value="2.32353650770888" calcext:value-type="float">
            <text:p>2.32353650770888</text:p>
          </table:table-cell>
          <table:table-cell office:value-type="string" calcext:value-type="string">
            <text:p>degrees</text:p>
          </table:table-cell>
          <table:table-cell office:value-type="float" office:value="8.38491828384983" calcext:value-type="float">
            <text:p>8.38491828384983</text:p>
          </table:table-cell>
          <table:table-cell office:value-type="string" calcext:value-type="string">
            <text:p>velocityMetersPerSec</text:p>
          </table:table-cell>
          <table:table-cell office:value-type="float" office:value="1.5715492111736" calcext:value-type="float">
            <text:p>1.5715492111736</text:p>
          </table:table-cell>
          <table:table-cell table:number-columns-repeated="16370"/>
        </table:table-row>
        <table:table-row table:style-name="ro1">
          <table:table-cell table:style-name="ce21" table:formula="of:=([.B131]-[.$B$1])*24*3600" office:value-type="float" office:value="2.93499967" calcext:value-type="float">
            <text:p>2.935</text:p>
          </table:table-cell>
          <table:table-cell office:value-type="date" office:date-value="2024-10-27T13:37:37.636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0.59574978419753" calcext:value-type="float">
            <text:p>0.59574978419753</text:p>
          </table:table-cell>
          <table:table-cell office:value-type="string" calcext:value-type="string">
            <text:p>x</text:p>
          </table:table-cell>
          <table:table-cell office:value-type="float" office:value="1.73117238098936" calcext:value-type="float">
            <text:p>1.73117238098936</text:p>
          </table:table-cell>
          <table:table-cell office:value-type="string" calcext:value-type="string">
            <text:p>y</text:p>
          </table:table-cell>
          <table:table-cell office:value-type="float" office:value="2.3387103158357" calcext:value-type="float">
            <text:p>2.3387103158357</text:p>
          </table:table-cell>
          <table:table-cell office:value-type="string" calcext:value-type="string">
            <text:p>degrees</text:p>
          </table:table-cell>
          <table:table-cell office:value-type="float" office:value="9.76253703044511" calcext:value-type="float">
            <text:p>9.76253703044511</text:p>
          </table:table-cell>
          <table:table-cell office:value-type="string" calcext:value-type="string">
            <text:p>velocityMetersPerSec</text:p>
          </table:table-cell>
          <table:table-cell office:value-type="float" office:value="1.57837590410305" calcext:value-type="float">
            <text:p>1.57837590410305</text:p>
          </table:table-cell>
          <table:table-cell table:number-columns-repeated="16370"/>
        </table:table-row>
        <table:table-row table:style-name="ro1">
          <table:table-cell table:style-name="ce21" table:formula="of:=([.B132]-[.$B$1])*24*3600" office:value-type="float" office:value="2.93499967" calcext:value-type="float">
            <text:p>2.935</text:p>
          </table:table-cell>
          <table:table-cell office:value-type="date" office:date-value="2024-10-27T13:37:37.636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0.655968064455003" calcext:value-type="float">
            <text:p>0.655968064455003</text:p>
          </table:table-cell>
          <table:table-cell office:value-type="string" calcext:value-type="string">
            <text:p>x</text:p>
          </table:table-cell>
          <table:table-cell office:value-type="float" office:value="1.8248883325394" calcext:value-type="float">
            <text:p>1.8248883325394</text:p>
          </table:table-cell>
          <table:table-cell office:value-type="string" calcext:value-type="string">
            <text:p>y</text:p>
          </table:table-cell>
          <table:table-cell office:value-type="float" office:value="2.35591872512106" calcext:value-type="float">
            <text:p>2.35591872512106</text:p>
          </table:table-cell>
          <table:table-cell office:value-type="string" calcext:value-type="string">
            <text:p>degrees</text:p>
          </table:table-cell>
          <table:table-cell office:value-type="float" office:value="11.0306362437717" calcext:value-type="float">
            <text:p>11.0306362437717</text:p>
          </table:table-cell>
          <table:table-cell office:value-type="string" calcext:value-type="string">
            <text:p>velocityMetersPerSec</text:p>
          </table:table-cell>
          <table:table-cell office:value-type="float" office:value="1.58620413981476" calcext:value-type="float">
            <text:p>1.58620413981476</text:p>
          </table:table-cell>
          <table:table-cell table:number-columns-repeated="16370"/>
        </table:table-row>
        <table:table-row table:style-name="ro1">
          <table:table-cell table:style-name="ce21" table:formula="of:=([.B133]-[.$B$1])*24*3600" office:value-type="float" office:value="2.93499967" calcext:value-type="float">
            <text:p>2.935</text:p>
          </table:table-cell>
          <table:table-cell office:value-type="date" office:date-value="2024-10-27T13:37:37.636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0.71534937462085" calcext:value-type="float">
            <text:p>0.71534937462085</text:p>
          </table:table-cell>
          <table:table-cell office:value-type="string" calcext:value-type="string">
            <text:p>x</text:p>
          </table:table-cell>
          <table:table-cell office:value-type="float" office:value="1.91740498388544" calcext:value-type="float">
            <text:p>1.91740498388544</text:p>
          </table:table-cell>
          <table:table-cell office:value-type="string" calcext:value-type="string">
            <text:p>y</text:p>
          </table:table-cell>
          <table:table-cell office:value-type="float" office:value="2.37493836163478" calcext:value-type="float">
            <text:p>2.37493836163478</text:p>
          </table:table-cell>
          <table:table-cell office:value-type="string" calcext:value-type="string">
            <text:p>degrees</text:p>
          </table:table-cell>
          <table:table-cell office:value-type="float" office:value="12.186152154678" calcext:value-type="float">
            <text:p>12.186152154678</text:p>
          </table:table-cell>
          <table:table-cell office:value-type="string" calcext:value-type="string">
            <text:p>velocityMetersPerSec</text:p>
          </table:table-cell>
          <table:table-cell office:value-type="float" office:value="1.59498046943208" calcext:value-type="float">
            <text:p>1.59498046943208</text:p>
          </table:table-cell>
          <table:table-cell table:number-columns-repeated="16370"/>
        </table:table-row>
        <table:table-row table:style-name="ro1">
          <table:table-cell table:style-name="ce21" table:formula="of:=([.B134]-[.$B$1])*24*3600" office:value-type="float" office:value="2.93499967" calcext:value-type="float">
            <text:p>2.935</text:p>
          </table:table-cell>
          <table:table-cell office:value-type="date" office:date-value="2024-10-27T13:37:37.636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0.773871890590105" calcext:value-type="float">
            <text:p>0.773871890590105</text:p>
          </table:table-cell>
          <table:table-cell office:value-type="string" calcext:value-type="string">
            <text:p>x</text:p>
          </table:table-cell>
          <table:table-cell office:value-type="float" office:value="2.00873464005248" calcext:value-type="float">
            <text:p>2.00873464005248</text:p>
          </table:table-cell>
          <table:table-cell office:value-type="string" calcext:value-type="string">
            <text:p>y</text:p>
          </table:table-cell>
          <table:table-cell office:value-type="float" office:value="2.39554585144669" calcext:value-type="float">
            <text:p>2.39554585144669</text:p>
          </table:table-cell>
          <table:table-cell office:value-type="string" calcext:value-type="string">
            <text:p>degrees</text:p>
          </table:table-cell>
          <table:table-cell office:value-type="float" office:value="13.2263447202534" calcext:value-type="float">
            <text:p>13.2263447202534</text:p>
          </table:table-cell>
          <table:table-cell office:value-type="string" calcext:value-type="string">
            <text:p>velocityMetersPerSec</text:p>
          </table:table-cell>
          <table:table-cell office:value-type="float" office:value="1.60466720936474" calcext:value-type="float">
            <text:p>1.60466720936474</text:p>
          </table:table-cell>
          <table:table-cell table:number-columns-repeated="16370"/>
        </table:table-row>
        <table:table-row table:style-name="ro1">
          <table:table-cell table:style-name="ce21" table:formula="of:=([.B135]-[.$B$1])*24*3600" office:value-type="float" office:value="2.93499967" calcext:value-type="float">
            <text:p>2.935</text:p>
          </table:table-cell>
          <table:table-cell office:value-type="date" office:date-value="2024-10-27T13:37:37.636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0.831509341435596" calcext:value-type="float">
            <text:p>0.831509341435596</text:p>
          </table:table-cell>
          <table:table-cell office:value-type="string" calcext:value-type="string">
            <text:p>x</text:p>
          </table:table-cell>
          <table:table-cell office:value-type="float" office:value="2.09888960606554" calcext:value-type="float">
            <text:p>2.09888960606554</text:p>
          </table:table-cell>
          <table:table-cell office:value-type="string" calcext:value-type="string">
            <text:p>y</text:p>
          </table:table-cell>
          <table:table-cell office:value-type="float" office:value="2.41751782062661" calcext:value-type="float">
            <text:p>2.41751782062661</text:p>
          </table:table-cell>
          <table:table-cell office:value-type="string" calcext:value-type="string">
            <text:p>degrees</text:p>
          </table:table-cell>
          <table:table-cell office:value-type="float" office:value="14.14866074015" calcext:value-type="float">
            <text:p>14.14866074015</text:p>
          </table:table-cell>
          <table:table-cell office:value-type="string" calcext:value-type="string">
            <text:p>velocityMetersPerSec</text:p>
          </table:table-cell>
          <table:table-cell office:value-type="float" office:value="1.61524543870839" calcext:value-type="float">
            <text:p>1.61524543870839</text:p>
          </table:table-cell>
          <table:table-cell table:number-columns-repeated="16370"/>
        </table:table-row>
        <table:table-row table:style-name="ro1">
          <table:table-cell table:style-name="ce21" table:formula="of:=([.B136]-[.$B$1])*24*3600" office:value-type="float" office:value="2.93499967" calcext:value-type="float">
            <text:p>2.935</text:p>
          </table:table-cell>
          <table:table-cell office:value-type="date" office:date-value="2024-10-27T13:37:37.636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0.888231185863964" calcext:value-type="float">
            <text:p>0.888231185863964</text:p>
          </table:table-cell>
          <table:table-cell office:value-type="string" calcext:value-type="string">
            <text:p>x</text:p>
          </table:table-cell>
          <table:table-cell office:value-type="float" office:value="2.18788218694963" calcext:value-type="float">
            <text:p>2.18788218694963</text:p>
          </table:table-cell>
          <table:table-cell office:value-type="string" calcext:value-type="string">
            <text:p>y</text:p>
          </table:table-cell>
          <table:table-cell office:value-type="float" office:value="2.44063089524436" calcext:value-type="float">
            <text:p>2.44063089524436</text:p>
          </table:table-cell>
          <table:table-cell office:value-type="string" calcext:value-type="string">
            <text:p>degrees</text:p>
          </table:table-cell>
          <table:table-cell office:value-type="float" office:value="14.9505974019478" calcext:value-type="float">
            <text:p>14.9505974019478</text:p>
          </table:table-cell>
          <table:table-cell office:value-type="string" calcext:value-type="string">
            <text:p>velocityMetersPerSec</text:p>
          </table:table-cell>
          <table:table-cell office:value-type="float" office:value="1.62671747058143" calcext:value-type="float">
            <text:p>1.62671747058143</text:p>
          </table:table-cell>
          <table:table-cell table:number-columns-repeated="16370"/>
        </table:table-row>
        <table:table-row table:style-name="ro1">
          <table:table-cell table:style-name="ce21" table:formula="of:=([.B137]-[.$B$1])*24*3600" office:value-type="float" office:value="2.93499967" calcext:value-type="float">
            <text:p>2.935</text:p>
          </table:table-cell>
          <table:table-cell office:value-type="date" office:date-value="2024-10-27T13:37:37.636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0.944002808107261" calcext:value-type="float">
            <text:p>0.944002808107261</text:p>
          </table:table-cell>
          <table:table-cell office:value-type="string" calcext:value-type="string">
            <text:p>x</text:p>
          </table:table-cell>
          <table:table-cell office:value-type="float" office:value="2.27572468772976" calcext:value-type="float">
            <text:p>2.27572468772976</text:p>
          </table:table-cell>
          <table:table-cell office:value-type="string" calcext:value-type="string">
            <text:p>y</text:p>
          </table:table-cell>
          <table:table-cell office:value-type="float" office:value="2.46466170136976" calcext:value-type="float">
            <text:p>2.46466170136976</text:p>
          </table:table-cell>
          <table:table-cell office:value-type="string" calcext:value-type="string">
            <text:p>degrees</text:p>
          </table:table-cell>
          <table:table-cell office:value-type="float" office:value="15.6295684178226" calcext:value-type="float">
            <text:p>15.6295684178226</text:p>
          </table:table-cell>
          <table:table-cell office:value-type="string" calcext:value-type="string">
            <text:p>velocityMetersPerSec</text:p>
          </table:table-cell>
          <table:table-cell office:value-type="float" office:value="1.63910892018342" calcext:value-type="float">
            <text:p>1.63910892018342</text:p>
          </table:table-cell>
          <table:table-cell table:number-columns-repeated="16370"/>
        </table:table-row>
        <table:table-row table:style-name="ro1">
          <table:table-cell table:style-name="ce21" table:formula="of:=([.B138]-[.$B$1])*24*3600" office:value-type="float" office:value="2.93499967" calcext:value-type="float">
            <text:p>2.935</text:p>
          </table:table-cell>
          <table:table-cell office:value-type="date" office:date-value="2024-10-27T13:37:37.636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0.998785753322943" calcext:value-type="float">
            <text:p>0.998785753322943</text:p>
          </table:table-cell>
          <table:table-cell office:value-type="string" calcext:value-type="string">
            <text:p>x</text:p>
          </table:table-cell>
          <table:table-cell office:value-type="float" office:value="2.36242941343093" calcext:value-type="float">
            <text:p>2.36242941343093</text:p>
          </table:table-cell>
          <table:table-cell office:value-type="string" calcext:value-type="string">
            <text:p>y</text:p>
          </table:table-cell>
          <table:table-cell office:value-type="float" office:value="2.48938686507264" calcext:value-type="float">
            <text:p>2.48938686507264</text:p>
          </table:table-cell>
          <table:table-cell office:value-type="string" calcext:value-type="string">
            <text:p>degrees</text:p>
          </table:table-cell>
          <table:table-cell office:value-type="float" office:value="16.1827740340233" calcext:value-type="float">
            <text:p>16.1827740340233</text:p>
          </table:table-cell>
          <table:table-cell office:value-type="string" calcext:value-type="string">
            <text:p>velocityMetersPerSec</text:p>
          </table:table-cell>
          <table:table-cell office:value-type="float" office:value="1.65247046695407" calcext:value-type="float">
            <text:p>1.65247046695407</text:p>
          </table:table-cell>
          <table:table-cell table:number-columns-repeated="16370"/>
        </table:table-row>
        <table:table-row table:style-name="ro1">
          <table:table-cell table:style-name="ce21" table:formula="of:=([.B139]-[.$B$1])*24*3600" office:value-type="float" office:value="2.93499967" calcext:value-type="float">
            <text:p>2.935</text:p>
          </table:table-cell>
          <table:table-cell office:value-type="date" office:date-value="2024-10-27T13:37:37.636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05253802290843" calcext:value-type="float">
            <text:p>1.05253802290843</text:p>
          </table:table-cell>
          <table:table-cell office:value-type="string" calcext:value-type="string">
            <text:p>x</text:p>
          </table:table-cell>
          <table:table-cell office:value-type="float" office:value="2.44800866907816" calcext:value-type="float">
            <text:p>2.44800866907816</text:p>
          </table:table-cell>
          <table:table-cell office:value-type="string" calcext:value-type="string">
            <text:p>y</text:p>
          </table:table-cell>
          <table:table-cell office:value-type="float" office:value="2.51458301242282" calcext:value-type="float">
            <text:p>2.51458301242282</text:p>
          </table:table-cell>
          <table:table-cell office:value-type="string" calcext:value-type="string">
            <text:p>degrees</text:p>
          </table:table-cell>
          <table:table-cell office:value-type="float" office:value="16.6070755700108" calcext:value-type="float">
            <text:p>16.6070755700108</text:p>
          </table:table-cell>
          <table:table-cell office:value-type="string" calcext:value-type="string">
            <text:p>velocityMetersPerSec</text:p>
          </table:table-cell>
          <table:table-cell office:value-type="float" office:value="1.66687935438117" calcext:value-type="float">
            <text:p>1.66687935438117</text:p>
          </table:table-cell>
          <table:table-cell table:number-columns-repeated="16370"/>
        </table:table-row>
        <table:table-row table:style-name="ro1">
          <table:table-cell table:style-name="ce21" table:formula="of:=([.B140]-[.$B$1])*24*3600" office:value-type="float" office:value="2.93499967" calcext:value-type="float">
            <text:p>2.935</text:p>
          </table:table-cell>
          <table:table-cell office:value-type="date" office:date-value="2024-10-27T13:37:37.636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10521445244101" calcext:value-type="float">
            <text:p>1.10521445244101</text:p>
          </table:table-cell>
          <table:table-cell office:value-type="string" calcext:value-type="string">
            <text:p>x</text:p>
          </table:table-cell>
          <table:table-cell office:value-type="float" office:value="2.53247475969646" calcext:value-type="float">
            <text:p>2.53247475969646</text:p>
          </table:table-cell>
          <table:table-cell office:value-type="string" calcext:value-type="string">
            <text:p>y</text:p>
          </table:table-cell>
          <table:table-cell office:value-type="float" office:value="2.54002676949011" calcext:value-type="float">
            <text:p>2.54002676949011</text:p>
          </table:table-cell>
          <table:table-cell office:value-type="string" calcext:value-type="string">
            <text:p>degrees</text:p>
          </table:table-cell>
          <table:table-cell office:value-type="float" office:value="16.8988748169317" calcext:value-type="float">
            <text:p>16.8988748169317</text:p>
          </table:table-cell>
          <table:table-cell office:value-type="string" calcext:value-type="string">
            <text:p>velocityMetersPerSec</text:p>
          </table:table-cell>
          <table:table-cell office:value-type="float" office:value="1.68244058047502" calcext:value-type="float">
            <text:p>1.68244058047502</text:p>
          </table:table-cell>
          <table:table-cell table:number-columns-repeated="16370"/>
        </table:table-row>
        <table:table-row table:style-name="ro1">
          <table:table-cell table:style-name="ce21" table:formula="of:=([.B141]-[.$B$1])*24*3600" office:value-type="float" office:value="2.93499967" calcext:value-type="float">
            <text:p>2.935</text:p>
          </table:table-cell>
          <table:table-cell office:value-type="date" office:date-value="2024-10-27T13:37:37.636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15676719979533" calcext:value-type="float">
            <text:p>1.15676719979533</text:p>
          </table:table-cell>
          <table:table-cell office:value-type="string" calcext:value-type="string">
            <text:p>x</text:p>
          </table:table-cell>
          <table:table-cell office:value-type="float" office:value="2.61583999031084" calcext:value-type="float">
            <text:p>2.61583999031084</text:p>
          </table:table-cell>
          <table:table-cell office:value-type="string" calcext:value-type="string">
            <text:p>y</text:p>
          </table:table-cell>
          <table:table-cell office:value-type="float" office:value="2.56549476234435" calcext:value-type="float">
            <text:p>2.56549476234435</text:p>
          </table:table-cell>
          <table:table-cell office:value-type="string" calcext:value-type="string">
            <text:p>degrees</text:p>
          </table:table-cell>
          <table:table-cell office:value-type="float" office:value="17.0539986332789" calcext:value-type="float">
            <text:p>17.0539986332789</text:p>
          </table:table-cell>
          <table:table-cell office:value-type="string" calcext:value-type="string">
            <text:p>velocityMetersPerSec</text:p>
          </table:table-cell>
          <table:table-cell office:value-type="float" office:value="1.69928758866542" calcext:value-type="float">
            <text:p>1.69928758866542</text:p>
          </table:table-cell>
          <table:table-cell table:number-columns-repeated="16370"/>
        </table:table-row>
        <table:table-row table:style-name="ro1">
          <table:table-cell table:style-name="ce21" table:formula="of:=([.B142]-[.$B$1])*24*3600" office:value-type="float" office:value="2.93499967" calcext:value-type="float">
            <text:p>2.935</text:p>
          </table:table-cell>
          <table:table-cell office:value-type="date" office:date-value="2024-10-27T13:37:37.636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20737010572361" calcext:value-type="float">
            <text:p>1.20737010572361</text:p>
          </table:table-cell>
          <table:table-cell office:value-type="string" calcext:value-type="string">
            <text:p>x</text:p>
          </table:table-cell>
          <table:table-cell office:value-type="float" office:value="2.6981166659463" calcext:value-type="float">
            <text:p>2.6981166659463</text:p>
          </table:table-cell>
          <table:table-cell office:value-type="string" calcext:value-type="string">
            <text:p>y</text:p>
          </table:table-cell>
          <table:table-cell office:value-type="float" office:value="2.59076361705535" calcext:value-type="float">
            <text:p>2.59076361705535</text:p>
          </table:table-cell>
          <table:table-cell office:value-type="string" calcext:value-type="string">
            <text:p>degrees</text:p>
          </table:table-cell>
          <table:table-cell office:value-type="float" office:value="17.067589467013" calcext:value-type="float">
            <text:p>17.067589467013</text:p>
          </table:table-cell>
          <table:table-cell office:value-type="string" calcext:value-type="string">
            <text:p>velocityMetersPerSec</text:p>
          </table:table-cell>
          <table:table-cell office:value-type="float" office:value="1.70247530353377" calcext:value-type="float">
            <text:p>1.70247530353377</text:p>
          </table:table-cell>
          <table:table-cell table:number-columns-repeated="16370"/>
        </table:table-row>
        <table:table-row table:style-name="ro1">
          <table:table-cell table:style-name="ce21" table:formula="of:=([.B143]-[.$B$1])*24*3600" office:value-type="float" office:value="2.93499967" calcext:value-type="float">
            <text:p>2.935</text:p>
          </table:table-cell>
          <table:table-cell office:value-type="date" office:date-value="2024-10-27T13:37:37.636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25753205985408" calcext:value-type="float">
            <text:p>1.25753205985408</text:p>
          </table:table-cell>
          <table:table-cell office:value-type="string" calcext:value-type="string">
            <text:p>x</text:p>
          </table:table-cell>
          <table:table-cell office:value-type="float" office:value="2.77931709162786" calcext:value-type="float">
            <text:p>2.77931709162786</text:p>
          </table:table-cell>
          <table:table-cell office:value-type="string" calcext:value-type="string">
            <text:p>y</text:p>
          </table:table-cell>
          <table:table-cell office:value-type="float" office:value="2.61560995969294" calcext:value-type="float">
            <text:p>2.61560995969294</text:p>
          </table:table-cell>
          <table:table-cell office:value-type="string" calcext:value-type="string">
            <text:p>degrees</text:p>
          </table:table-cell>
          <table:table-cell office:value-type="float" office:value="16.9340033782741" calcext:value-type="float">
            <text:p>16.9340033782741</text:p>
          </table:table-cell>
          <table:table-cell office:value-type="string" calcext:value-type="string">
            <text:p>velocityMetersPerSec</text:p>
          </table:table-cell>
          <table:table-cell office:value-type="float" office:value="1.68322705349952" calcext:value-type="float">
            <text:p>1.68322705349952</text:p>
          </table:table-cell>
          <table:table-cell table:number-columns-repeated="16370"/>
        </table:table-row>
        <table:table-row table:style-name="ro1">
          <table:table-cell table:style-name="ce21" table:formula="of:=([.B144]-[.$B$1])*24*3600" office:value-type="float" office:value="2.93499967" calcext:value-type="float">
            <text:p>2.935</text:p>
          </table:table-cell>
          <table:table-cell office:value-type="date" office:date-value="2024-10-27T13:37:37.636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30756468183209" calcext:value-type="float">
            <text:p>1.30756468183209</text:p>
          </table:table-cell>
          <table:table-cell office:value-type="string" calcext:value-type="string">
            <text:p>x</text:p>
          </table:table-cell>
          <table:table-cell office:value-type="float" office:value="2.85945357238052" calcext:value-type="float">
            <text:p>2.85945357238052</text:p>
          </table:table-cell>
          <table:table-cell office:value-type="string" calcext:value-type="string">
            <text:p>y</text:p>
          </table:table-cell>
          <table:table-cell office:value-type="float" office:value="2.63981041632693" calcext:value-type="float">
            <text:p>2.63981041632693</text:p>
          </table:table-cell>
          <table:table-cell office:value-type="string" calcext:value-type="string">
            <text:p>degrees</text:p>
          </table:table-cell>
          <table:table-cell office:value-type="float" office:value="16.6467185377281" calcext:value-type="float">
            <text:p>16.6467185377281</text:p>
          </table:table-cell>
          <table:table-cell office:value-type="string" calcext:value-type="string">
            <text:p>velocityMetersPerSec</text:p>
          </table:table-cell>
          <table:table-cell office:value-type="float" office:value="1.66302640403734" calcext:value-type="float">
            <text:p>1.66302640403734</text:p>
          </table:table-cell>
          <table:table-cell table:number-columns-repeated="16370"/>
        </table:table-row>
        <table:table-row table:style-name="ro1">
          <table:table-cell table:style-name="ce21" table:formula="of:=([.B145]-[.$B$1])*24*3600" office:value-type="float" office:value="2.93499967" calcext:value-type="float">
            <text:p>2.935</text:p>
          </table:table-cell>
          <table:table-cell office:value-type="date" office:date-value="2024-10-27T13:37:37.636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35746385778651" calcext:value-type="float">
            <text:p>1.35746385778651</text:p>
          </table:table-cell>
          <table:table-cell office:value-type="string" calcext:value-type="string">
            <text:p>x</text:p>
          </table:table-cell>
          <table:table-cell office:value-type="float" office:value="2.9385384132293" calcext:value-type="float">
            <text:p>2.9385384132293</text:p>
          </table:table-cell>
          <table:table-cell office:value-type="string" calcext:value-type="string">
            <text:p>y</text:p>
          </table:table-cell>
          <table:table-cell office:value-type="float" office:value="2.66314161302716" calcext:value-type="float">
            <text:p>2.66314161302716</text:p>
          </table:table-cell>
          <table:table-cell office:value-type="string" calcext:value-type="string">
            <text:p>degrees</text:p>
          </table:table-cell>
          <table:table-cell office:value-type="float" office:value="16.1982592742342" calcext:value-type="float">
            <text:p>16.1982592742342</text:p>
          </table:table-cell>
          <table:table-cell office:value-type="string" calcext:value-type="string">
            <text:p>velocityMetersPerSec</text:p>
          </table:table-cell>
          <table:table-cell office:value-type="float" office:value="1.64182072147775" calcext:value-type="float">
            <text:p>1.64182072147775</text:p>
          </table:table-cell>
          <table:table-cell table:number-columns-repeated="16370"/>
        </table:table-row>
        <table:table-row table:style-name="ro1">
          <table:table-cell table:style-name="ce21" table:formula="of:=([.B146]-[.$B$1])*24*3600" office:value-type="float" office:value="2.93499967" calcext:value-type="float">
            <text:p>2.935</text:p>
          </table:table-cell>
          <table:table-cell office:value-type="date" office:date-value="2024-10-27T13:37:37.636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40722911124724" calcext:value-type="float">
            <text:p>1.40722911124724</text:p>
          </table:table-cell>
          <table:table-cell office:value-type="string" calcext:value-type="string">
            <text:p>x</text:p>
          </table:table-cell>
          <table:table-cell office:value-type="float" office:value="3.01658391919921" calcext:value-type="float">
            <text:p>3.01658391919921</text:p>
          </table:table-cell>
          <table:table-cell office:value-type="string" calcext:value-type="string">
            <text:p>y</text:p>
          </table:table-cell>
          <table:table-cell office:value-type="float" office:value="2.68538017586344" calcext:value-type="float">
            <text:p>2.68538017586344</text:p>
          </table:table-cell>
          <table:table-cell office:value-type="string" calcext:value-type="string">
            <text:p>degrees</text:p>
          </table:table-cell>
          <table:table-cell office:value-type="float" office:value="15.5801437217956" calcext:value-type="float">
            <text:p>15.5801437217956</text:p>
          </table:table-cell>
          <table:table-cell office:value-type="string" calcext:value-type="string">
            <text:p>velocityMetersPerSec</text:p>
          </table:table-cell>
          <table:table-cell office:value-type="float" office:value="1.61957316397508" calcext:value-type="float">
            <text:p>1.61957316397508</text:p>
          </table:table-cell>
          <table:table-cell table:number-columns-repeated="16370"/>
        </table:table-row>
        <table:table-row table:style-name="ro1">
          <table:table-cell table:style-name="ce21" table:formula="of:=([.B147]-[.$B$1])*24*3600" office:value-type="float" office:value="2.935999841" calcext:value-type="float">
            <text:p>2.936</text:p>
          </table:table-cell>
          <table:table-cell office:value-type="date" office:date-value="2024-10-27T13:37:37.637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45686438158115" calcext:value-type="float">
            <text:p>1.45686438158115</text:p>
          </table:table-cell>
          <table:table-cell office:value-type="string" calcext:value-type="string">
            <text:p>x</text:p>
          </table:table-cell>
          <table:table-cell office:value-type="float" office:value="3.09360239531525" calcext:value-type="float">
            <text:p>3.09360239531525</text:p>
          </table:table-cell>
          <table:table-cell office:value-type="string" calcext:value-type="string">
            <text:p>y</text:p>
          </table:table-cell>
          <table:table-cell office:value-type="float" office:value="2.7063027309056" calcext:value-type="float">
            <text:p>2.7063027309056</text:p>
          </table:table-cell>
          <table:table-cell office:value-type="string" calcext:value-type="string">
            <text:p>degrees</text:p>
          </table:table-cell>
          <table:table-cell office:value-type="float" office:value="14.782867172402" calcext:value-type="float">
            <text:p>14.782867172402</text:p>
          </table:table-cell>
          <table:table-cell office:value-type="string" calcext:value-type="string">
            <text:p>velocityMetersPerSec</text:p>
          </table:table-cell>
          <table:table-cell office:value-type="float" office:value="1.59627584278527" calcext:value-type="float">
            <text:p>1.59627584278527</text:p>
          </table:table-cell>
          <table:table-cell table:number-columns-repeated="16370"/>
        </table:table-row>
        <table:table-row table:style-name="ro1">
          <table:table-cell table:style-name="ce21" table:formula="of:=([.B148]-[.$B$1])*24*3600" office:value-type="float" office:value="2.935999841" calcext:value-type="float">
            <text:p>2.936</text:p>
          </table:table-cell>
          <table:table-cell office:value-type="date" office:date-value="2024-10-27T13:37:37.637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50637856687339" calcext:value-type="float">
            <text:p>1.50637856687339</text:p>
          </table:table-cell>
          <table:table-cell office:value-type="string" calcext:value-type="string">
            <text:p>x</text:p>
          </table:table-cell>
          <table:table-cell office:value-type="float" office:value="3.16960614660243" calcext:value-type="float">
            <text:p>3.16960614660243</text:p>
          </table:table-cell>
          <table:table-cell office:value-type="string" calcext:value-type="string">
            <text:p>y</text:p>
          </table:table-cell>
          <table:table-cell office:value-type="float" office:value="2.72568590422345" calcext:value-type="float">
            <text:p>2.72568590422345</text:p>
          </table:table-cell>
          <table:table-cell office:value-type="string" calcext:value-type="string">
            <text:p>degrees</text:p>
          </table:table-cell>
          <table:table-cell office:value-type="float" office:value="13.7959385604075" calcext:value-type="float">
            <text:p>13.7959385604075</text:p>
          </table:table-cell>
          <table:table-cell office:value-type="string" calcext:value-type="string">
            <text:p>velocityMetersPerSec</text:p>
          </table:table-cell>
          <table:table-cell office:value-type="float" office:value="1.57196596343634" calcext:value-type="float">
            <text:p>1.57196596343634</text:p>
          </table:table-cell>
          <table:table-cell table:number-columns-repeated="16370"/>
        </table:table-row>
        <table:table-row table:style-name="ro1">
          <table:table-cell table:style-name="ce21" table:formula="of:=([.B149]-[.$B$1])*24*3600" office:value-type="float" office:value="2.935999841" calcext:value-type="float">
            <text:p>2.936</text:p>
          </table:table-cell>
          <table:table-cell office:value-type="date" office:date-value="2024-10-27T13:37:37.637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55578574444195" calcext:value-type="float">
            <text:p>1.55578574444195</text:p>
          </table:table-cell>
          <table:table-cell office:value-type="string" calcext:value-type="string">
            <text:p>x</text:p>
          </table:table-cell>
          <table:table-cell office:value-type="float" office:value="3.24460747808577" calcext:value-type="float">
            <text:p>3.24460747808577</text:p>
          </table:table-cell>
          <table:table-cell office:value-type="string" calcext:value-type="string">
            <text:p>y</text:p>
          </table:table-cell>
          <table:table-cell office:value-type="float" office:value="2.74330632188682" calcext:value-type="float">
            <text:p>2.74330632188682</text:p>
          </table:table-cell>
          <table:table-cell office:value-type="string" calcext:value-type="string">
            <text:p>degrees</text:p>
          </table:table-cell>
          <table:table-cell office:value-type="float" office:value="12.6079941532845" calcext:value-type="float">
            <text:p>12.6079941532845</text:p>
          </table:table-cell>
          <table:table-cell office:value-type="string" calcext:value-type="string">
            <text:p>velocityMetersPerSec</text:p>
          </table:table-cell>
          <table:table-cell office:value-type="float" office:value="1.54674515080353" calcext:value-type="float">
            <text:p>1.54674515080353</text:p>
          </table:table-cell>
          <table:table-cell table:number-columns-repeated="16370"/>
        </table:table-row>
        <table:table-row table:style-name="ro1">
          <table:table-cell table:style-name="ce21" table:formula="of:=([.B150]-[.$B$1])*24*3600" office:value-type="float" office:value="2.935999841" calcext:value-type="float">
            <text:p>2.936</text:p>
          </table:table-cell>
          <table:table-cell office:value-type="date" office:date-value="2024-10-27T13:37:37.637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60510496065919" calcext:value-type="float">
            <text:p>1.60510496065919</text:p>
          </table:table-cell>
          <table:table-cell office:value-type="string" calcext:value-type="string">
            <text:p>x</text:p>
          </table:table-cell>
          <table:table-cell office:value-type="float" office:value="3.31861869479028" calcext:value-type="float">
            <text:p>3.31861869479028</text:p>
          </table:table-cell>
          <table:table-cell office:value-type="string" calcext:value-type="string">
            <text:p>y</text:p>
          </table:table-cell>
          <table:table-cell office:value-type="float" office:value="2.75894060996554" calcext:value-type="float">
            <text:p>2.75894060996554</text:p>
          </table:table-cell>
          <table:table-cell office:value-type="string" calcext:value-type="string">
            <text:p>degrees</text:p>
          </table:table-cell>
          <table:table-cell office:value-type="float" office:value="11.2070202812108" calcext:value-type="float">
            <text:p>11.2070202812108</text:p>
          </table:table-cell>
          <table:table-cell office:value-type="string" calcext:value-type="string">
            <text:p>velocityMetersPerSec</text:p>
          </table:table-cell>
          <table:table-cell office:value-type="float" office:value="1.520801779902" calcext:value-type="float">
            <text:p>1.520801779902</text:p>
          </table:table-cell>
          <table:table-cell table:number-columns-repeated="16370"/>
        </table:table-row>
        <table:table-row table:style-name="ro1">
          <table:table-cell table:style-name="ce21" table:formula="of:=([.B151]-[.$B$1])*24*3600" office:value-type="float" office:value="2.935999841" calcext:value-type="float">
            <text:p>2.936</text:p>
          </table:table-cell>
          <table:table-cell office:value-type="date" office:date-value="2024-10-27T13:37:37.637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6543594647415" calcext:value-type="float">
            <text:p>1.6543594647415</text:p>
          </table:table-cell>
          <table:table-cell office:value-type="string" calcext:value-type="string">
            <text:p>x</text:p>
          </table:table-cell>
          <table:table-cell office:value-type="float" office:value="3.39165210174096" calcext:value-type="float">
            <text:p>3.39165210174096</text:p>
          </table:table-cell>
          <table:table-cell office:value-type="string" calcext:value-type="string">
            <text:p>y</text:p>
          </table:table-cell>
          <table:table-cell office:value-type="float" office:value="2.77236539452941" calcext:value-type="float">
            <text:p>2.77236539452941</text:p>
          </table:table-cell>
          <table:table-cell office:value-type="string" calcext:value-type="string">
            <text:p>degrees</text:p>
          </table:table-cell>
          <table:table-cell office:value-type="float" office:value="9.58072499833493" calcext:value-type="float">
            <text:p>9.58072499833493</text:p>
          </table:table-cell>
          <table:table-cell office:value-type="string" calcext:value-type="string">
            <text:p>velocityMetersPerSec</text:p>
          </table:table-cell>
          <table:table-cell office:value-type="float" office:value="1.49443551820125" calcext:value-type="float">
            <text:p>1.49443551820125</text:p>
          </table:table-cell>
          <table:table-cell table:number-columns-repeated="16370"/>
        </table:table-row>
        <table:table-row table:style-name="ro1">
          <table:table-cell table:style-name="ce21" table:formula="of:=([.B152]-[.$B$1])*24*3600" office:value-type="float" office:value="2.935999841" calcext:value-type="float">
            <text:p>2.936</text:p>
          </table:table-cell>
          <table:table-cell office:value-type="date" office:date-value="2024-10-27T13:37:37.637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70357525766697" calcext:value-type="float">
            <text:p>1.70357525766697</text:p>
          </table:table-cell>
          <table:table-cell office:value-type="string" calcext:value-type="string">
            <text:p>x</text:p>
          </table:table-cell>
          <table:table-cell office:value-type="float" office:value="3.46372000396282" calcext:value-type="float">
            <text:p>3.46372000396282</text:p>
          </table:table-cell>
          <table:table-cell office:value-type="string" calcext:value-type="string">
            <text:p>y</text:p>
          </table:table-cell>
          <table:table-cell office:value-type="float" office:value="2.78335730164828" calcext:value-type="float">
            <text:p>2.78335730164828</text:p>
          </table:table-cell>
          <table:table-cell office:value-type="string" calcext:value-type="string">
            <text:p>degrees</text:p>
          </table:table-cell>
          <table:table-cell office:value-type="float" office:value="7.7171051035785" calcext:value-type="float">
            <text:p>7.7171051035785</text:p>
          </table:table-cell>
          <table:table-cell office:value-type="string" calcext:value-type="string">
            <text:p>velocityMetersPerSec</text:p>
          </table:table-cell>
          <table:table-cell office:value-type="float" office:value="1.46808240686122" calcext:value-type="float">
            <text:p>1.46808240686122</text:p>
          </table:table-cell>
          <table:table-cell table:number-columns-repeated="16370"/>
        </table:table-row>
        <table:table-row table:style-name="ro1">
          <table:table-cell table:style-name="ce21" table:formula="of:=([.B153]-[.$B$1])*24*3600" office:value-type="float" office:value="2.935999841" calcext:value-type="float">
            <text:p>2.936</text:p>
          </table:table-cell>
          <table:table-cell office:value-type="date" office:date-value="2024-10-27T13:37:37.637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75277885197512" calcext:value-type="float">
            <text:p>1.75277885197512</text:p>
          </table:table-cell>
          <table:table-cell office:value-type="string" calcext:value-type="string">
            <text:p>x</text:p>
          </table:table-cell>
          <table:table-cell office:value-type="float" office:value="3.53483470648088" calcext:value-type="float">
            <text:p>3.53483470648088</text:p>
          </table:table-cell>
          <table:table-cell office:value-type="string" calcext:value-type="string">
            <text:p>y</text:p>
          </table:table-cell>
          <table:table-cell office:value-type="float" office:value="2.79169295739195" calcext:value-type="float">
            <text:p>2.79169295739195</text:p>
          </table:table-cell>
          <table:table-cell office:value-type="string" calcext:value-type="string">
            <text:p>degrees</text:p>
          </table:table-cell>
          <table:table-cell office:value-type="float" office:value="5.60525655843968" calcext:value-type="float">
            <text:p>5.60525655843968</text:p>
          </table:table-cell>
          <table:table-cell office:value-type="string" calcext:value-type="string">
            <text:p>velocityMetersPerSec</text:p>
          </table:table-cell>
          <table:table-cell office:value-type="float" office:value="1.44233768462462" calcext:value-type="float">
            <text:p>1.44233768462462</text:p>
          </table:table-cell>
          <table:table-cell table:number-columns-repeated="16370"/>
        </table:table-row>
        <table:table-row table:style-name="ro1">
          <table:table-cell table:style-name="ce21" table:formula="of:=([.B154]-[.$B$1])*24*3600" office:value-type="float" office:value="2.935999841" calcext:value-type="float">
            <text:p>2.936</text:p>
          </table:table-cell>
          <table:table-cell office:value-type="date" office:date-value="2024-10-27T13:37:37.637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8019942118915" calcext:value-type="float">
            <text:p>1.8019942118915</text:p>
          </table:table-cell>
          <table:table-cell office:value-type="string" calcext:value-type="string">
            <text:p>x</text:p>
          </table:table-cell>
          <table:table-cell office:value-type="float" office:value="3.60500851432014" calcext:value-type="float">
            <text:p>3.60500851432014</text:p>
          </table:table-cell>
          <table:table-cell office:value-type="string" calcext:value-type="string">
            <text:p>y</text:p>
          </table:table-cell>
          <table:table-cell office:value-type="float" office:value="2.79714898783026" calcext:value-type="float">
            <text:p>2.79714898783026</text:p>
          </table:table-cell>
          <table:table-cell office:value-type="string" calcext:value-type="string">
            <text:p>degrees</text:p>
          </table:table-cell>
          <table:table-cell office:value-type="float" office:value="3.23646757492888" calcext:value-type="float">
            <text:p>3.23646757492888</text:p>
          </table:table-cell>
          <table:table-cell office:value-type="string" calcext:value-type="string">
            <text:p>velocityMetersPerSec</text:p>
          </table:table-cell>
          <table:table-cell office:value-type="float" office:value="1.41797227618078" calcext:value-type="float">
            <text:p>1.41797227618078</text:p>
          </table:table-cell>
          <table:table-cell table:number-columns-repeated="16370"/>
        </table:table-row>
        <table:table-row table:style-name="ro1">
          <table:table-cell table:style-name="ce21" table:formula="of:=([.B155]-[.$B$1])*24*3600" office:value-type="float" office:value="2.935999841" calcext:value-type="float">
            <text:p>2.936</text:p>
          </table:table-cell>
          <table:table-cell office:value-type="date" office:date-value="2024-10-27T13:37:37.637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85123899170802" calcext:value-type="float">
            <text:p>1.85123899170802</text:p>
          </table:table-cell>
          <table:table-cell office:value-type="string" calcext:value-type="string">
            <text:p>x</text:p>
          </table:table-cell>
          <table:table-cell office:value-type="float" office:value="3.67425373250561" calcext:value-type="float">
            <text:p>3.67425373250561</text:p>
          </table:table-cell>
          <table:table-cell office:value-type="string" calcext:value-type="string">
            <text:p>y</text:p>
          </table:table-cell>
          <table:table-cell office:value-type="float" office:value="2.79950201903301" calcext:value-type="float">
            <text:p>2.79950201903301</text:p>
          </table:table-cell>
          <table:table-cell office:value-type="string" calcext:value-type="string">
            <text:p>degrees</text:p>
          </table:table-cell>
          <table:table-cell office:value-type="float" office:value="0.605607074259524" calcext:value-type="float">
            <text:p>0.605607074259524</text:p>
          </table:table-cell>
          <table:table-cell office:value-type="string" calcext:value-type="string">
            <text:p>velocityMetersPerSec</text:p>
          </table:table-cell>
          <table:table-cell office:value-type="float" office:value="1.39593759390786" calcext:value-type="float">
            <text:p>1.39593759390786</text:p>
          </table:table-cell>
          <table:table-cell table:number-columns-repeated="16370"/>
        </table:table-row>
        <table:table-row table:style-name="ro1">
          <table:table-cell table:style-name="ce21" table:formula="of:=([.B156]-[.$B$1])*24*3600" office:value-type="float" office:value="2.935999841" calcext:value-type="float">
            <text:p>2.936</text:p>
          </table:table-cell>
          <table:table-cell office:value-type="date" office:date-value="2024-10-27T13:37:37.637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9008060199876" calcext:value-type="float">
            <text:p>1.9008060199876</text:p>
          </table:table-cell>
          <table:table-cell office:value-type="string" calcext:value-type="string">
            <text:p>x</text:p>
          </table:table-cell>
          <table:table-cell office:value-type="float" office:value="3.74258266606231" calcext:value-type="float">
            <text:p>3.74258266606231</text:p>
          </table:table-cell>
          <table:table-cell office:value-type="string" calcext:value-type="string">
            <text:p>y</text:p>
          </table:table-cell>
          <table:table-cell office:value-type="float" office:value="2.79852867707005" calcext:value-type="float">
            <text:p>2.79852867707005</text:p>
          </table:table-cell>
          <table:table-cell office:value-type="string" calcext:value-type="string">
            <text:p>degrees</text:p>
          </table:table-cell>
          <table:table-cell office:value-type="float" office:value="-2.28723112761651" calcext:value-type="float">
            <text:p>-2.28723112761651</text:p>
          </table:table-cell>
          <table:table-cell office:value-type="string" calcext:value-type="string">
            <text:p>velocityMetersPerSec</text:p>
          </table:table-cell>
          <table:table-cell office:value-type="float" office:value="1.36137379548623" calcext:value-type="float">
            <text:p>1.36137379548623</text:p>
          </table:table-cell>
          <table:table-cell table:number-columns-repeated="16370"/>
        </table:table-row>
        <table:table-row table:style-name="ro1">
          <table:table-cell table:style-name="ce21" table:formula="of:=([.B157]-[.$B$1])*24*3600" office:value-type="float" office:value="2.935999841" calcext:value-type="float">
            <text:p>2.936</text:p>
          </table:table-cell>
          <table:table-cell office:value-type="date" office:date-value="2024-10-27T13:37:37.637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95112949173759" calcext:value-type="float">
            <text:p>1.95112949173759</text:p>
          </table:table-cell>
          <table:table-cell office:value-type="string" calcext:value-type="string">
            <text:p>x</text:p>
          </table:table-cell>
          <table:table-cell office:value-type="float" office:value="3.81000762001524" calcext:value-type="float">
            <text:p>3.81000762001524</text:p>
          </table:table-cell>
          <table:table-cell office:value-type="string" calcext:value-type="string">
            <text:p>y</text:p>
          </table:table-cell>
          <table:table-cell office:value-type="float" office:value="2.79400558801118" calcext:value-type="float">
            <text:p>2.79400558801118</text:p>
          </table:table-cell>
          <table:table-cell office:value-type="string" calcext:value-type="string">
            <text:p>degrees</text:p>
          </table:table-cell>
          <table:table-cell office:value-type="float" office:value="-5.43495072277054" calcext:value-type="float">
            <text:p>-5.43495072277054</text:p>
          </table:table-cell>
          <table:table-cell office:value-type="string" calcext:value-type="string">
            <text:p>velocityMetersPerSec</text:p>
          </table:table-cell>
          <table:table-cell office:value-type="float" office:value="1.32431116206459" calcext:value-type="float">
            <text:p>1.32431116206459</text:p>
          </table:table-cell>
          <table:table-cell table:number-columns-repeated="16370"/>
        </table:table-row>
        <table:table-row table:style-name="ro1">
          <table:table-cell table:style-name="ce21" table:formula="of:=([.B158]-[.$B$1])*24*3600" office:value-type="float" office:value="2.937000012" calcext:value-type="float">
            <text:p>2.937</text:p>
          </table:table-cell>
          <table:table-cell office:value-type="date" office:date-value="2024-10-27T13:37:37.638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00181578179259" calcext:value-type="float">
            <text:p>2.00181578179259</text:p>
          </table:table-cell>
          <table:table-cell office:value-type="string" calcext:value-type="string">
            <text:p>x</text:p>
          </table:table-cell>
          <table:table-cell office:value-type="float" office:value="3.87652613107809" calcext:value-type="float">
            <text:p>3.87652613107809</text:p>
          </table:table-cell>
          <table:table-cell office:value-type="string" calcext:value-type="string">
            <text:p>y</text:p>
          </table:table-cell>
          <table:table-cell office:value-type="float" office:value="2.78577302759586" calcext:value-type="float">
            <text:p>2.78577302759586</text:p>
          </table:table-cell>
          <table:table-cell office:value-type="string" calcext:value-type="string">
            <text:p>degrees</text:p>
          </table:table-cell>
          <table:table-cell office:value-type="float" office:value="-8.66577883211303" calcext:value-type="float">
            <text:p>-8.66577883211303</text:p>
          </table:table-cell>
          <table:table-cell office:value-type="string" calcext:value-type="string">
            <text:p>velocityMetersPerSec</text:p>
          </table:table-cell>
          <table:table-cell office:value-type="float" office:value="1.32042847016045" calcext:value-type="float">
            <text:p>1.32042847016045</text:p>
          </table:table-cell>
          <table:table-cell table:number-columns-repeated="16370"/>
        </table:table-row>
        <table:table-row table:style-name="ro1">
          <table:table-cell table:style-name="ce21" table:formula="of:=([.B159]-[.$B$1])*24*3600" office:value-type="float" office:value="2.937000012" calcext:value-type="float">
            <text:p>2.937</text:p>
          </table:table-cell>
          <table:table-cell office:value-type="date" office:date-value="2024-10-27T13:37:37.638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05228896580038" calcext:value-type="float">
            <text:p>2.05228896580038</text:p>
          </table:table-cell>
          <table:table-cell office:value-type="string" calcext:value-type="string">
            <text:p>x</text:p>
          </table:table-cell>
          <table:table-cell office:value-type="float" office:value="3.94207666271927" calcext:value-type="float">
            <text:p>3.94207666271927</text:p>
          </table:table-cell>
          <table:table-cell office:value-type="string" calcext:value-type="string">
            <text:p>y</text:p>
          </table:table-cell>
          <table:table-cell office:value-type="float" office:value="2.77392587024212" calcext:value-type="float">
            <text:p>2.77392587024212</text:p>
          </table:table-cell>
          <table:table-cell office:value-type="string" calcext:value-type="string">
            <text:p>degrees</text:p>
          </table:table-cell>
          <table:table-cell office:value-type="float" office:value="-11.8116640515098" calcext:value-type="float">
            <text:p>-11.8116640515098</text:p>
          </table:table-cell>
          <table:table-cell office:value-type="string" calcext:value-type="string">
            <text:p>velocityMetersPerSec</text:p>
          </table:table-cell>
          <table:table-cell office:value-type="float" office:value="1.31909260105519" calcext:value-type="float">
            <text:p>1.31909260105519</text:p>
          </table:table-cell>
          <table:table-cell table:number-columns-repeated="16370"/>
        </table:table-row>
        <table:table-row table:style-name="ro1">
          <table:table-cell table:style-name="ce21" table:formula="of:=([.B160]-[.$B$1])*24*3600" office:value-type="float" office:value="2.937000012" calcext:value-type="float">
            <text:p>2.937</text:p>
          </table:table-cell>
          <table:table-cell office:value-type="date" office:date-value="2024-10-27T13:37:37.638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10253281074887" calcext:value-type="float">
            <text:p>2.10253281074887</text:p>
          </table:table-cell>
          <table:table-cell office:value-type="string" calcext:value-type="string">
            <text:p>x</text:p>
          </table:table-cell>
          <table:table-cell office:value-type="float" office:value="4.00658291009587" calcext:value-type="float">
            <text:p>4.00658291009587</text:p>
          </table:table-cell>
          <table:table-cell office:value-type="string" calcext:value-type="string">
            <text:p>y</text:p>
          </table:table-cell>
          <table:table-cell office:value-type="float" office:value="2.7586226400376" calcext:value-type="float">
            <text:p>2.7586226400376</text:p>
          </table:table-cell>
          <table:table-cell office:value-type="string" calcext:value-type="string">
            <text:p>degrees</text:p>
          </table:table-cell>
          <table:table-cell office:value-type="float" office:value="-14.8668146264153" calcext:value-type="float">
            <text:p>-14.8668146264153</text:p>
          </table:table-cell>
          <table:table-cell office:value-type="string" calcext:value-type="string">
            <text:p>velocityMetersPerSec</text:p>
          </table:table-cell>
          <table:table-cell office:value-type="float" office:value="1.31990298365326" calcext:value-type="float">
            <text:p>1.31990298365326</text:p>
          </table:table-cell>
          <table:table-cell table:number-columns-repeated="16370"/>
        </table:table-row>
        <table:table-row table:style-name="ro1">
          <table:table-cell table:style-name="ce21" table:formula="of:=([.B161]-[.$B$1])*24*3600" office:value-type="float" office:value="2.937000012" calcext:value-type="float">
            <text:p>2.937</text:p>
          </table:table-cell>
          <table:table-cell office:value-type="date" office:date-value="2024-10-27T13:37:37.638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15253258832931" calcext:value-type="float">
            <text:p>2.15253258832931</text:p>
          </table:table-cell>
          <table:table-cell office:value-type="string" calcext:value-type="string">
            <text:p>x</text:p>
          </table:table-cell>
          <table:table-cell office:value-type="float" office:value="4.06996856836496" calcext:value-type="float">
            <text:p>4.06996856836496</text:p>
          </table:table-cell>
          <table:table-cell office:value-type="string" calcext:value-type="string">
            <text:p>y</text:p>
          </table:table-cell>
          <table:table-cell office:value-type="float" office:value="2.74002186106995" calcext:value-type="float">
            <text:p>2.74002186106995</text:p>
          </table:table-cell>
          <table:table-cell office:value-type="string" calcext:value-type="string">
            <text:p>degrees</text:p>
          </table:table-cell>
          <table:table-cell office:value-type="float" office:value="-17.8280015994246" calcext:value-type="float">
            <text:p>-17.8280015994246</text:p>
          </table:table-cell>
          <table:table-cell office:value-type="string" calcext:value-type="string">
            <text:p>velocityMetersPerSec</text:p>
          </table:table-cell>
          <table:table-cell office:value-type="float" office:value="1.32245035406097" calcext:value-type="float">
            <text:p>1.32245035406097</text:p>
          </table:table-cell>
          <table:table-cell table:number-columns-repeated="16370"/>
        </table:table-row>
        <table:table-row table:style-name="ro1">
          <table:table-cell table:style-name="ce21" table:formula="of:=([.B162]-[.$B$1])*24*3600" office:value-type="float" office:value="2.937000012" calcext:value-type="float">
            <text:p>2.937</text:p>
          </table:table-cell>
          <table:table-cell office:value-type="date" office:date-value="2024-10-27T13:37:37.638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20227551940248" calcext:value-type="float">
            <text:p>2.20227551940248</text:p>
          </table:table-cell>
          <table:table-cell office:value-type="string" calcext:value-type="string">
            <text:p>x</text:p>
          </table:table-cell>
          <table:table-cell office:value-type="float" office:value="4.13215733268364" calcext:value-type="float">
            <text:p>4.13215733268364</text:p>
          </table:table-cell>
          <table:table-cell office:value-type="string" calcext:value-type="string">
            <text:p>y</text:p>
          </table:table-cell>
          <table:table-cell office:value-type="float" office:value="2.71828205742682" calcext:value-type="float">
            <text:p>2.71828205742682</text:p>
          </table:table-cell>
          <table:table-cell office:value-type="string" calcext:value-type="string">
            <text:p>degrees</text:p>
          </table:table-cell>
          <table:table-cell office:value-type="float" office:value="-20.6943350916212" calcext:value-type="float">
            <text:p>-20.6943350916212</text:p>
          </table:table-cell>
          <table:table-cell office:value-type="string" calcext:value-type="string">
            <text:p>velocityMetersPerSec</text:p>
          </table:table-cell>
          <table:table-cell office:value-type="float" office:value="1.3263337639599" calcext:value-type="float">
            <text:p>1.3263337639599</text:p>
          </table:table-cell>
          <table:table-cell table:number-columns-repeated="16370"/>
        </table:table-row>
        <table:table-row table:style-name="ro1">
          <table:table-cell table:style-name="ce21" table:formula="of:=([.B163]-[.$B$1])*24*3600" office:value-type="float" office:value="2.937000012" calcext:value-type="float">
            <text:p>2.937</text:p>
          </table:table-cell>
          <table:table-cell office:value-type="date" office:date-value="2024-10-27T13:37:37.638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25175076509717" calcext:value-type="float">
            <text:p>2.25175076509717</text:p>
          </table:table-cell>
          <table:table-cell office:value-type="string" calcext:value-type="string">
            <text:p>x</text:p>
          </table:table-cell>
          <table:table-cell office:value-type="float" office:value="4.19307289820898" calcext:value-type="float">
            <text:p>4.19307289820898</text:p>
          </table:table-cell>
          <table:table-cell office:value-type="string" calcext:value-type="string">
            <text:p>y</text:p>
          </table:table-cell>
          <table:table-cell office:value-type="float" office:value="2.69356175319586" calcext:value-type="float">
            <text:p>2.69356175319586</text:p>
          </table:table-cell>
          <table:table-cell office:value-type="string" calcext:value-type="string">
            <text:p>degrees</text:p>
          </table:table-cell>
          <table:table-cell office:value-type="float" office:value="-23.4669891982275" calcext:value-type="float">
            <text:p>-23.4669891982275</text:p>
          </table:table-cell>
          <table:table-cell office:value-type="string" calcext:value-type="string">
            <text:p>velocityMetersPerSec</text:p>
          </table:table-cell>
          <table:table-cell office:value-type="float" office:value="1.33117280537522" calcext:value-type="float">
            <text:p>1.33117280537522</text:p>
          </table:table-cell>
          <table:table-cell table:number-columns-repeated="16370"/>
        </table:table-row>
        <table:table-row table:style-name="ro1">
          <table:table-cell table:style-name="ce21" table:formula="of:=([.B164]-[.$B$1])*24*3600" office:value-type="float" office:value="2.937000012" calcext:value-type="float">
            <text:p>2.937</text:p>
          </table:table-cell>
          <table:table-cell office:value-type="date" office:date-value="2024-10-27T13:37:37.638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3009491198699" calcext:value-type="float">
            <text:p>2.3009491198699</text:p>
          </table:table-cell>
          <table:table-cell office:value-type="string" calcext:value-type="string">
            <text:p>x</text:p>
          </table:table-cell>
          <table:table-cell office:value-type="float" office:value="4.25263896009808" calcext:value-type="float">
            <text:p>4.25263896009808</text:p>
          </table:table-cell>
          <table:table-cell office:value-type="string" calcext:value-type="string">
            <text:p>y</text:p>
          </table:table-cell>
          <table:table-cell office:value-type="float" office:value="2.66601947246473" calcext:value-type="float">
            <text:p>2.66601947246473</text:p>
          </table:table-cell>
          <table:table-cell office:value-type="string" calcext:value-type="string">
            <text:p>degrees</text:p>
          </table:table-cell>
          <table:table-cell office:value-type="float" office:value="-26.1489073780362" calcext:value-type="float">
            <text:p>-26.1489073780362</text:p>
          </table:table-cell>
          <table:table-cell office:value-type="string" calcext:value-type="string">
            <text:p>velocityMetersPerSec</text:p>
          </table:table-cell>
          <table:table-cell office:value-type="float" office:value="1.33661553920663" calcext:value-type="float">
            <text:p>1.33661553920663</text:p>
          </table:table-cell>
          <table:table-cell table:number-columns-repeated="16370"/>
        </table:table-row>
        <table:table-row table:style-name="ro1">
          <table:table-cell table:style-name="ce21" table:formula="of:=([.B165]-[.$B$1])*24*3600" office:value-type="float" office:value="2.937000012" calcext:value-type="float">
            <text:p>2.937</text:p>
          </table:table-cell>
          <table:table-cell office:value-type="date" office:date-value="2024-10-27T13:37:37.638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34986254385576" calcext:value-type="float">
            <text:p>2.34986254385576</text:p>
          </table:table-cell>
          <table:table-cell office:value-type="string" calcext:value-type="string">
            <text:p>x</text:p>
          </table:table-cell>
          <table:table-cell office:value-type="float" office:value="4.31077921350802" calcext:value-type="float">
            <text:p>4.31077921350802</text:p>
          </table:table-cell>
          <table:table-cell office:value-type="string" calcext:value-type="string">
            <text:p>y</text:p>
          </table:table-cell>
          <table:table-cell office:value-type="float" office:value="2.63581373932107" calcext:value-type="float">
            <text:p>2.63581373932107</text:p>
          </table:table-cell>
          <table:table-cell office:value-type="string" calcext:value-type="string">
            <text:p>degrees</text:p>
          </table:table-cell>
          <table:table-cell office:value-type="float" office:value="-28.7445136103758" calcext:value-type="float">
            <text:p>-28.7445136103758</text:p>
          </table:table-cell>
          <table:table-cell office:value-type="string" calcext:value-type="string">
            <text:p>velocityMetersPerSec</text:p>
          </table:table-cell>
          <table:table-cell office:value-type="float" office:value="1.34234276738106" calcext:value-type="float">
            <text:p>1.34234276738106</text:p>
          </table:table-cell>
          <table:table-cell table:number-columns-repeated="16370"/>
        </table:table-row>
        <table:table-row table:style-name="ro1">
          <table:table-cell table:style-name="ce21" table:formula="of:=([.B166]-[.$B$1])*24*3600" office:value-type="float" office:value="2.937000012" calcext:value-type="float">
            <text:p>2.937</text:p>
          </table:table-cell>
          <table:table-cell office:value-type="date" office:date-value="2024-10-27T13:37:37.638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39848364486222" calcext:value-type="float">
            <text:p>2.39848364486222</text:p>
          </table:table-cell>
          <table:table-cell office:value-type="string" calcext:value-type="string">
            <text:p>x</text:p>
          </table:table-cell>
          <table:table-cell office:value-type="float" office:value="4.36741735359589" calcext:value-type="float">
            <text:p>4.36741735359589</text:p>
          </table:table-cell>
          <table:table-cell office:value-type="string" calcext:value-type="string">
            <text:p>y</text:p>
          </table:table-cell>
          <table:table-cell office:value-type="float" office:value="2.60310307785253" calcext:value-type="float">
            <text:p>2.60310307785253</text:p>
          </table:table-cell>
          <table:table-cell office:value-type="string" calcext:value-type="string">
            <text:p>degrees</text:p>
          </table:table-cell>
          <table:table-cell office:value-type="float" office:value="-31.2594473705879" calcext:value-type="float">
            <text:p>-31.2594473705879</text:p>
          </table:table-cell>
          <table:table-cell office:value-type="string" calcext:value-type="string">
            <text:p>velocityMetersPerSec</text:p>
          </table:table-cell>
          <table:table-cell office:value-type="float" office:value="1.34806934446896" calcext:value-type="float">
            <text:p>1.34806934446896</text:p>
          </table:table-cell>
          <table:table-cell table:number-columns-repeated="16370"/>
        </table:table-row>
        <table:table-row table:style-name="ro1">
          <table:table-cell table:style-name="ce21" table:formula="of:=([.B167]-[.$B$1])*24*3600" office:value-type="float" office:value="2.938000182" calcext:value-type="float">
            <text:p>2.938</text:p>
          </table:table-cell>
          <table:table-cell office:value-type="date" office:date-value="2024-10-27T13:37:37.639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44680519127457" calcext:value-type="float">
            <text:p>2.44680519127457</text:p>
          </table:table-cell>
          <table:table-cell office:value-type="string" calcext:value-type="string">
            <text:p>x</text:p>
          </table:table-cell>
          <table:table-cell office:value-type="float" office:value="4.42247707551876" calcext:value-type="float">
            <text:p>4.42247707551876</text:p>
          </table:table-cell>
          <table:table-cell office:value-type="string" calcext:value-type="string">
            <text:p>y</text:p>
          </table:table-cell>
          <table:table-cell office:value-type="float" office:value="2.56804601214676" calcext:value-type="float">
            <text:p>2.56804601214676</text:p>
          </table:table-cell>
          <table:table-cell office:value-type="string" calcext:value-type="string">
            <text:p>degrees</text:p>
          </table:table-cell>
          <table:table-cell office:value-type="float" office:value="-33.7003338222199" calcext:value-type="float">
            <text:p>-33.7003338222199</text:p>
          </table:table-cell>
          <table:table-cell office:value-type="string" calcext:value-type="string">
            <text:p>velocityMetersPerSec</text:p>
          </table:table-cell>
          <table:table-cell office:value-type="float" office:value="1.35354321325291" calcext:value-type="float">
            <text:p>1.35354321325291</text:p>
          </table:table-cell>
          <table:table-cell table:number-columns-repeated="16370"/>
        </table:table-row>
        <table:table-row table:style-name="ro1">
          <table:table-cell table:style-name="ce21" table:formula="of:=([.B168]-[.$B$1])*24*3600" office:value-type="float" office:value="2.938000182" calcext:value-type="float">
            <text:p>2.938</text:p>
          </table:table-cell>
          <table:table-cell office:value-type="date" office:date-value="2024-10-27T13:37:37.639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4948197104173" calcext:value-type="float">
            <text:p>2.4948197104173</text:p>
          </table:table-cell>
          <table:table-cell office:value-type="string" calcext:value-type="string">
            <text:p>x</text:p>
          </table:table-cell>
          <table:table-cell office:value-type="float" office:value="4.47588207443373" calcext:value-type="float">
            <text:p>4.47588207443373</text:p>
          </table:table-cell>
          <table:table-cell office:value-type="string" calcext:value-type="string">
            <text:p>y</text:p>
          </table:table-cell>
          <table:table-cell office:value-type="float" office:value="2.53080106629142" calcext:value-type="float">
            <text:p>2.53080106629142</text:p>
          </table:table-cell>
          <table:table-cell office:value-type="string" calcext:value-type="string">
            <text:p>degrees</text:p>
          </table:table-cell>
          <table:table-cell office:value-type="float" office:value="-36.0745951885359" calcext:value-type="float">
            <text:p>-36.0745951885359</text:p>
          </table:table-cell>
          <table:table-cell office:value-type="string" calcext:value-type="string">
            <text:p>velocityMetersPerSec</text:p>
          </table:table-cell>
          <table:table-cell office:value-type="float" office:value="1.35854279301784" calcext:value-type="float">
            <text:p>1.35854279301784</text:p>
          </table:table-cell>
          <table:table-cell table:number-columns-repeated="16370"/>
        </table:table-row>
        <table:table-row table:style-name="ro1">
          <table:table-cell table:style-name="ce21" table:formula="of:=([.B169]-[.$B$1])*24*3600" office:value-type="float" office:value="2.938000182" calcext:value-type="float">
            <text:p>2.938</text:p>
          </table:table-cell>
          <table:table-cell office:value-type="date" office:date-value="2024-10-27T13:37:37.639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54251920485928" calcext:value-type="float">
            <text:p>2.54251920485928</text:p>
          </table:table-cell>
          <table:table-cell office:value-type="string" calcext:value-type="string">
            <text:p>x</text:p>
          </table:table-cell>
          <table:table-cell office:value-type="float" office:value="4.52755604549788" calcext:value-type="float">
            <text:p>4.52755604549788</text:p>
          </table:table-cell>
          <table:table-cell office:value-type="string" calcext:value-type="string">
            <text:p>y</text:p>
          </table:table-cell>
          <table:table-cell office:value-type="float" office:value="2.49152676437415" calcext:value-type="float">
            <text:p>2.49152676437415</text:p>
          </table:table-cell>
          <table:table-cell office:value-type="string" calcext:value-type="string">
            <text:p>degrees</text:p>
          </table:table-cell>
          <table:table-cell office:value-type="float" office:value="-38.3903052622543" calcext:value-type="float">
            <text:p>-38.3903052622543</text:p>
          </table:table-cell>
          <table:table-cell office:value-type="string" calcext:value-type="string">
            <text:p>velocityMetersPerSec</text:p>
          </table:table-cell>
          <table:table-cell office:value-type="float" office:value="1.36287326793645" calcext:value-type="float">
            <text:p>1.36287326793645</text:p>
          </table:table-cell>
          <table:table-cell table:number-columns-repeated="16370"/>
        </table:table-row>
        <table:table-row table:style-name="ro1">
          <table:table-cell table:style-name="ce21" table:formula="of:=([.B170]-[.$B$1])*24*3600" office:value-type="float" office:value="2.938000182" calcext:value-type="float">
            <text:p>2.938</text:p>
          </table:table-cell>
          <table:table-cell office:value-type="date" office:date-value="2024-10-27T13:37:37.639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58989500248035" calcext:value-type="float">
            <text:p>2.58989500248035</text:p>
          </table:table-cell>
          <table:table-cell office:value-type="string" calcext:value-type="string">
            <text:p>x</text:p>
          </table:table-cell>
          <table:table-cell office:value-type="float" office:value="4.5774226838683" calcext:value-type="float">
            <text:p>4.5774226838683</text:p>
          </table:table-cell>
          <table:table-cell office:value-type="string" calcext:value-type="string">
            <text:p>y</text:p>
          </table:table-cell>
          <table:table-cell office:value-type="float" office:value="2.45038163048261" calcext:value-type="float">
            <text:p>2.45038163048261</text:p>
          </table:table-cell>
          <table:table-cell office:value-type="string" calcext:value-type="string">
            <text:p>degrees</text:p>
          </table:table-cell>
          <table:table-cell office:value-type="float" office:value="-40.6560863707437" calcext:value-type="float">
            <text:p>-40.6560863707437</text:p>
          </table:table-cell>
          <table:table-cell office:value-type="string" calcext:value-type="string">
            <text:p>velocityMetersPerSec</text:p>
          </table:table-cell>
          <table:table-cell office:value-type="float" office:value="1.36636223118495" calcext:value-type="float">
            <text:p>1.36636223118495</text:p>
          </table:table-cell>
          <table:table-cell table:number-columns-repeated="16370"/>
        </table:table-row>
        <table:table-row table:style-name="ro1">
          <table:table-cell table:style-name="ce21" table:formula="of:=([.B171]-[.$B$1])*24*3600" office:value-type="float" office:value="2.938000182" calcext:value-type="float">
            <text:p>2.938</text:p>
          </table:table-cell>
          <table:table-cell office:value-type="date" office:date-value="2024-10-27T13:37:37.639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63693774453943" calcext:value-type="float">
            <text:p>2.63693774453943</text:p>
          </table:table-cell>
          <table:table-cell office:value-type="string" calcext:value-type="string">
            <text:p>x</text:p>
          </table:table-cell>
          <table:table-cell office:value-type="float" office:value="4.62540568470207" calcext:value-type="float">
            <text:p>4.62540568470207</text:p>
          </table:table-cell>
          <table:table-cell office:value-type="string" calcext:value-type="string">
            <text:p>y</text:p>
          </table:table-cell>
          <table:table-cell office:value-type="float" office:value="2.40752418870444" calcext:value-type="float">
            <text:p>2.40752418870444</text:p>
          </table:table-cell>
          <table:table-cell office:value-type="string" calcext:value-type="string">
            <text:p>degrees</text:p>
          </table:table-cell>
          <table:table-cell office:value-type="float" office:value="-42.8810466145746" calcext:value-type="float">
            <text:p>-42.8810466145746</text:p>
          </table:table-cell>
          <table:table-cell office:value-type="string" calcext:value-type="string">
            <text:p>velocityMetersPerSec</text:p>
          </table:table-cell>
          <table:table-cell office:value-type="float" office:value="1.36885505063259" calcext:value-type="float">
            <text:p>1.36885505063259</text:p>
          </table:table-cell>
          <table:table-cell table:number-columns-repeated="16370"/>
        </table:table-row>
        <table:table-row table:style-name="ro1">
          <table:table-cell table:style-name="ce21" table:formula="of:=([.B172]-[.$B$1])*24*3600" office:value-type="float" office:value="2.938000182" calcext:value-type="float">
            <text:p>2.938</text:p>
          </table:table-cell>
          <table:table-cell office:value-type="date" office:date-value="2024-10-27T13:37:37.639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68363750867987" calcext:value-type="float">
            <text:p>2.68363750867987</text:p>
          </table:table-cell>
          <table:table-cell office:value-type="string" calcext:value-type="string">
            <text:p>x</text:p>
          </table:table-cell>
          <table:table-cell office:value-type="float" office:value="4.67142874315628" calcext:value-type="float">
            <text:p>4.67142874315628</text:p>
          </table:table-cell>
          <table:table-cell office:value-type="string" calcext:value-type="string">
            <text:p>y</text:p>
          </table:table-cell>
          <table:table-cell office:value-type="float" office:value="2.3631129631273" calcext:value-type="float">
            <text:p>2.3631129631273</text:p>
          </table:table-cell>
          <table:table-cell office:value-type="string" calcext:value-type="string">
            <text:p>degrees</text:p>
          </table:table-cell>
          <table:table-cell office:value-type="float" office:value="-45.0747545692448" calcext:value-type="float">
            <text:p>-45.0747545692448</text:p>
          </table:table-cell>
          <table:table-cell office:value-type="string" calcext:value-type="string">
            <text:p>velocityMetersPerSec</text:p>
          </table:table-cell>
          <table:table-cell office:value-type="float" office:value="1.37021024352613" calcext:value-type="float">
            <text:p>1.37021024352613</text:p>
          </table:table-cell>
          <table:table-cell table:number-columns-repeated="16370"/>
        </table:table-row>
        <table:table-row table:style-name="ro1">
          <table:table-cell table:style-name="ce21" table:formula="of:=([.B173]-[.$B$1])*24*3600" office:value-type="float" office:value="2.938000182" calcext:value-type="float">
            <text:p>2.938</text:p>
          </table:table-cell>
          <table:table-cell office:value-type="date" office:date-value="2024-10-27T13:37:37.639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72998405976168" calcext:value-type="float">
            <text:p>2.72998405976168</text:p>
          </table:table-cell>
          <table:table-cell office:value-type="string" calcext:value-type="string">
            <text:p>x</text:p>
          </table:table-cell>
          <table:table-cell office:value-type="float" office:value="4.71541555438801" calcext:value-type="float">
            <text:p>4.71541555438801</text:p>
          </table:table-cell>
          <table:table-cell office:value-type="string" calcext:value-type="string">
            <text:p>y</text:p>
          </table:table-cell>
          <table:table-cell office:value-type="float" office:value="2.31730647783884" calcext:value-type="float">
            <text:p>2.31730647783884</text:p>
          </table:table-cell>
          <table:table-cell office:value-type="string" calcext:value-type="string">
            <text:p>degrees</text:p>
          </table:table-cell>
          <table:table-cell office:value-type="float" office:value="-47.247248619689" calcext:value-type="float">
            <text:p>-47.247248619689</text:p>
          </table:table-cell>
          <table:table-cell office:value-type="string" calcext:value-type="string">
            <text:p>velocityMetersPerSec</text:p>
          </table:table-cell>
          <table:table-cell office:value-type="float" office:value="1.37029508743289" calcext:value-type="float">
            <text:p>1.37029508743289</text:p>
          </table:table-cell>
          <table:table-cell table:number-columns-repeated="16370"/>
        </table:table-row>
        <table:table-row table:style-name="ro1">
          <table:table-cell table:style-name="ce21" table:formula="of:=([.B174]-[.$B$1])*24*3600" office:value-type="float" office:value="2.938000182" calcext:value-type="float">
            <text:p>2.938</text:p>
          </table:table-cell>
          <table:table-cell office:value-type="date" office:date-value="2024-10-27T13:37:37.639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82158685877077" calcext:value-type="float">
            <text:p>2.82158685877077</text:p>
          </table:table-cell>
          <table:table-cell office:value-type="string" calcext:value-type="string">
            <text:p>x</text:p>
          </table:table-cell>
          <table:table-cell office:value-type="float" office:value="4.79697521581237" calcext:value-type="float">
            <text:p>4.79697521581237</text:p>
          </table:table-cell>
          <table:table-cell office:value-type="string" calcext:value-type="string">
            <text:p>y</text:p>
          </table:table-cell>
          <table:table-cell office:value-type="float" office:value="2.22214182447854" calcext:value-type="float">
            <text:p>2.22214182447854</text:p>
          </table:table-cell>
          <table:table-cell office:value-type="string" calcext:value-type="string">
            <text:p>degrees</text:p>
          </table:table-cell>
          <table:table-cell office:value-type="float" office:value="-51.5713768059449" calcext:value-type="float">
            <text:p>-51.5713768059449</text:p>
          </table:table-cell>
          <table:table-cell office:value-type="string" calcext:value-type="string">
            <text:p>velocityMetersPerSec</text:p>
          </table:table-cell>
          <table:table-cell office:value-type="float" office:value="1.36614347209249" calcext:value-type="float">
            <text:p>1.36614347209249</text:p>
          </table:table-cell>
          <table:table-cell table:number-columns-repeated="16370"/>
        </table:table-row>
        <table:table-row table:style-name="ro1">
          <table:table-cell table:style-name="ce21" table:formula="of:=([.B175]-[.$B$1])*24*3600" office:value-type="float" office:value="2.938000182" calcext:value-type="float">
            <text:p>2.938</text:p>
          </table:table-cell>
          <table:table-cell office:value-type="date" office:date-value="2024-10-27T13:37:37.639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91166956711849" calcext:value-type="float">
            <text:p>2.91166956711849</text:p>
          </table:table-cell>
          <table:table-cell office:value-type="string" calcext:value-type="string">
            <text:p>x</text:p>
          </table:table-cell>
          <table:table-cell office:value-type="float" office:value="4.86947423023185" calcext:value-type="float">
            <text:p>4.86947423023185</text:p>
          </table:table-cell>
          <table:table-cell office:value-type="string" calcext:value-type="string">
            <text:p>y</text:p>
          </table:table-cell>
          <table:table-cell office:value-type="float" office:value="2.12329842132475" calcext:value-type="float">
            <text:p>2.12329842132475</text:p>
          </table:table-cell>
          <table:table-cell office:value-type="string" calcext:value-type="string">
            <text:p>degrees</text:p>
          </table:table-cell>
          <table:table-cell office:value-type="float" office:value="-55.9454568479013" calcext:value-type="float">
            <text:p>-55.9454568479013</text:p>
          </table:table-cell>
          <table:table-cell office:value-type="string" calcext:value-type="string">
            <text:p>velocityMetersPerSec</text:p>
          </table:table-cell>
          <table:table-cell office:value-type="float" office:value="1.35537988448524" calcext:value-type="float">
            <text:p>1.35537988448524</text:p>
          </table:table-cell>
          <table:table-cell table:number-columns-repeated="16370"/>
        </table:table-row>
        <table:table-row table:style-name="ro1">
          <table:table-cell table:style-name="ce21" table:formula="of:=([.B176]-[.$B$1])*24*3600" office:value-type="float" office:value="2.938999724" calcext:value-type="float">
            <text:p>2.939</text:p>
          </table:table-cell>
          <table:table-cell office:value-type="date" office:date-value="2024-10-27T13:37:37.64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3.00018946087112" calcext:value-type="float">
            <text:p>3.00018946087112</text:p>
          </table:table-cell>
          <table:table-cell office:value-type="string" calcext:value-type="string">
            <text:p>x</text:p>
          </table:table-cell>
          <table:table-cell office:value-type="float" office:value="4.93230215890313" calcext:value-type="float">
            <text:p>4.93230215890313</text:p>
          </table:table-cell>
          <table:table-cell office:value-type="string" calcext:value-type="string">
            <text:p>y</text:p>
          </table:table-cell>
          <table:table-cell office:value-type="float" office:value="2.02204446107867" calcext:value-type="float">
            <text:p>2.02204446107867</text:p>
          </table:table-cell>
          <table:table-cell office:value-type="string" calcext:value-type="string">
            <text:p>degrees</text:p>
          </table:table-cell>
          <table:table-cell office:value-type="float" office:value="-60.4747279264779" calcext:value-type="float">
            <text:p>-60.4747279264779</text:p>
          </table:table-cell>
          <table:table-cell office:value-type="string" calcext:value-type="string">
            <text:p>velocityMetersPerSec</text:p>
          </table:table-cell>
          <table:table-cell office:value-type="float" office:value="1.3369538714344" calcext:value-type="float">
            <text:p>1.3369538714344</text:p>
          </table:table-cell>
          <table:table-cell table:number-columns-repeated="16370"/>
        </table:table-row>
        <table:table-row table:style-name="ro1">
          <table:table-cell table:style-name="ce21" table:formula="of:=([.B177]-[.$B$1])*24*3600" office:value-type="float" office:value="2.938999724" calcext:value-type="float">
            <text:p>2.939</text:p>
          </table:table-cell>
          <table:table-cell office:value-type="date" office:date-value="2024-10-27T13:37:37.64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3.08715706152432" calcext:value-type="float">
            <text:p>3.08715706152432</text:p>
          </table:table-cell>
          <table:table-cell office:value-type="string" calcext:value-type="string">
            <text:p>x</text:p>
          </table:table-cell>
          <table:table-cell office:value-type="float" office:value="4.98484856308288" calcext:value-type="float">
            <text:p>4.98484856308288</text:p>
          </table:table-cell>
          <table:table-cell office:value-type="string" calcext:value-type="string">
            <text:p>y</text:p>
          </table:table-cell>
          <table:table-cell office:value-type="float" office:value="1.91964813644151" calcext:value-type="float">
            <text:p>1.91964813644151</text:p>
          </table:table-cell>
          <table:table-cell office:value-type="string" calcext:value-type="string">
            <text:p>degrees</text:p>
          </table:table-cell>
          <table:table-cell office:value-type="float" office:value="-65.2830148230498" calcext:value-type="float">
            <text:p>-65.2830148230498</text:p>
          </table:table-cell>
          <table:table-cell office:value-type="string" calcext:value-type="string">
            <text:p>velocityMetersPerSec</text:p>
          </table:table-cell>
          <table:table-cell office:value-type="float" office:value="1.30982125519557" calcext:value-type="float">
            <text:p>1.30982125519557</text:p>
          </table:table-cell>
          <table:table-cell table:number-columns-repeated="16370"/>
        </table:table-row>
        <table:table-row table:style-name="ro1">
          <table:table-cell table:style-name="ce21" table:formula="of:=([.B178]-[.$B$1])*24*3600" office:value-type="float" office:value="2.938999724" calcext:value-type="float">
            <text:p>2.939</text:p>
          </table:table-cell>
          <table:table-cell office:value-type="date" office:date-value="2024-10-27T13:37:37.64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3.13007231458255" calcext:value-type="float">
            <text:p>3.13007231458255</text:p>
          </table:table-cell>
          <table:table-cell office:value-type="string" calcext:value-type="string">
            <text:p>x</text:p>
          </table:table-cell>
          <table:table-cell office:value-type="float" office:value="5.00707543138115" calcext:value-type="float">
            <text:p>5.00707543138115</text:p>
          </table:table-cell>
          <table:table-cell office:value-type="string" calcext:value-type="string">
            <text:p>y</text:p>
          </table:table-cell>
          <table:table-cell office:value-type="float" office:value="1.8684178976954" calcext:value-type="float">
            <text:p>1.8684178976954</text:p>
          </table:table-cell>
          <table:table-cell office:value-type="string" calcext:value-type="string">
            <text:p>degrees</text:p>
          </table:table-cell>
          <table:table-cell office:value-type="float" office:value="-67.8372127513836" calcext:value-type="float">
            <text:p>-67.8372127513836</text:p>
          </table:table-cell>
          <table:table-cell office:value-type="string" calcext:value-type="string">
            <text:p>velocityMetersPerSec</text:p>
          </table:table-cell>
          <table:table-cell office:value-type="float" office:value="1.29271110585765" calcext:value-type="float">
            <text:p>1.29271110585765</text:p>
          </table:table-cell>
          <table:table-cell table:number-columns-repeated="16370"/>
        </table:table-row>
        <table:table-row table:style-name="ro1">
          <table:table-cell table:style-name="ce21" table:formula="of:=([.B179]-[.$B$1])*24*3600" office:value-type="float" office:value="2.938999724" calcext:value-type="float">
            <text:p>2.939</text:p>
          </table:table-cell>
          <table:table-cell office:value-type="date" office:date-value="2024-10-27T13:37:37.64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3.17264093738179" calcext:value-type="float">
            <text:p>3.17264093738179</text:p>
          </table:table-cell>
          <table:table-cell office:value-type="string" calcext:value-type="string">
            <text:p>x</text:p>
          </table:table-cell>
          <table:table-cell office:value-type="float" office:value="5.0265030040278" calcext:value-type="float">
            <text:p>5.0265030040278</text:p>
          </table:table-cell>
          <table:table-cell office:value-type="string" calcext:value-type="string">
            <text:p>y</text:p>
          </table:table-cell>
          <table:table-cell office:value-type="float" office:value="1.81737764011447" calcext:value-type="float">
            <text:p>1.81737764011447</text:p>
          </table:table-cell>
          <table:table-cell office:value-type="string" calcext:value-type="string">
            <text:p>degrees</text:p>
          </table:table-cell>
          <table:table-cell office:value-type="float" office:value="-70.5194728758976" calcext:value-type="float">
            <text:p>-70.5194728758976</text:p>
          </table:table-cell>
          <table:table-cell office:value-type="string" calcext:value-type="string">
            <text:p>velocityMetersPerSec</text:p>
          </table:table-cell>
          <table:table-cell office:value-type="float" office:value="1.27315165068837" calcext:value-type="float">
            <text:p>1.27315165068837</text:p>
          </table:table-cell>
          <table:table-cell table:number-columns-repeated="16370"/>
        </table:table-row>
        <table:table-row table:style-name="ro1">
          <table:table-cell table:style-name="ce21" table:formula="of:=([.B180]-[.$B$1])*24*3600" office:value-type="float" office:value="2.939999895" calcext:value-type="float">
            <text:p>2.940</text:p>
          </table:table-cell>
          <table:table-cell office:value-type="date" office:date-value="2024-10-27T13:37:37.641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3.21489066285512" calcext:value-type="float">
            <text:p>3.21489066285512</text:p>
          </table:table-cell>
          <table:table-cell office:value-type="string" calcext:value-type="string">
            <text:p>x</text:p>
          </table:table-cell>
          <table:table-cell office:value-type="float" office:value="5.0430549761799" calcext:value-type="float">
            <text:p>5.0430549761799</text:p>
          </table:table-cell>
          <table:table-cell office:value-type="string" calcext:value-type="string">
            <text:p>y</text:p>
          </table:table-cell>
          <table:table-cell office:value-type="float" office:value="1.76668588778637" calcext:value-type="float">
            <text:p>1.76668588778637</text:p>
          </table:table-cell>
          <table:table-cell office:value-type="string" calcext:value-type="string">
            <text:p>degrees</text:p>
          </table:table-cell>
          <table:table-cell office:value-type="float" office:value="-73.3535393091298" calcext:value-type="float">
            <text:p>-73.3535393091298</text:p>
          </table:table-cell>
          <table:table-cell office:value-type="string" calcext:value-type="string">
            <text:p>velocityMetersPerSec</text:p>
          </table:table-cell>
          <table:table-cell office:value-type="float" office:value="1.25115436139695" calcext:value-type="float">
            <text:p>1.25115436139695</text:p>
          </table:table-cell>
          <table:table-cell table:number-columns-repeated="16370"/>
        </table:table-row>
        <table:table-row table:style-name="ro1">
          <table:table-cell table:style-name="ce21" table:formula="of:=([.B181]-[.$B$1])*24*3600" office:value-type="float" office:value="2.939999895" calcext:value-type="float">
            <text:p>2.940</text:p>
          </table:table-cell>
          <table:table-cell office:value-type="date" office:date-value="2024-10-27T13:37:37.641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3.25685611878493" calcext:value-type="float">
            <text:p>3.25685611878493</text:p>
          </table:table-cell>
          <table:table-cell office:value-type="string" calcext:value-type="string">
            <text:p>x</text:p>
          </table:table-cell>
          <table:table-cell office:value-type="float" office:value="5.05665504299455" calcext:value-type="float">
            <text:p>5.05665504299455</text:p>
          </table:table-cell>
          <table:table-cell office:value-type="string" calcext:value-type="string">
            <text:p>y</text:p>
          </table:table-cell>
          <table:table-cell office:value-type="float" office:value="1.71650116479875" calcext:value-type="float">
            <text:p>1.71650116479875</text:p>
          </table:table-cell>
          <table:table-cell office:value-type="string" calcext:value-type="string">
            <text:p>degrees</text:p>
          </table:table-cell>
          <table:table-cell office:value-type="float" office:value="-76.3654607862684" calcext:value-type="float">
            <text:p>-76.3654607862684</text:p>
          </table:table-cell>
          <table:table-cell office:value-type="string" calcext:value-type="string">
            <text:p>velocityMetersPerSec</text:p>
          </table:table-cell>
          <table:table-cell office:value-type="float" office:value="1.22683071023937" calcext:value-type="float">
            <text:p>1.22683071023937</text:p>
          </table:table-cell>
          <table:table-cell table:number-columns-repeated="16370"/>
        </table:table-row>
        <table:table-row table:style-name="ro1">
          <table:table-cell table:style-name="ce21" table:formula="of:=([.B182]-[.$B$1])*24*3600" office:value-type="float" office:value="2.939999895" calcext:value-type="float">
            <text:p>2.940</text:p>
          </table:table-cell>
          <table:table-cell office:value-type="date" office:date-value="2024-10-27T13:37:37.641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3.2985780228982" calcext:value-type="float">
            <text:p>3.2985780228982</text:p>
          </table:table-cell>
          <table:table-cell office:value-type="string" calcext:value-type="string">
            <text:p>x</text:p>
          </table:table-cell>
          <table:table-cell office:value-type="float" office:value="5.06722689962883" calcext:value-type="float">
            <text:p>5.06722689962883</text:p>
          </table:table-cell>
          <table:table-cell office:value-type="string" calcext:value-type="string">
            <text:p>y</text:p>
          </table:table-cell>
          <table:table-cell office:value-type="float" office:value="1.66698199523926" calcext:value-type="float">
            <text:p>1.66698199523926</text:p>
          </table:table-cell>
          <table:table-cell office:value-type="string" calcext:value-type="string">
            <text:p>degrees</text:p>
          </table:table-cell>
          <table:table-cell office:value-type="float" office:value="-79.5835049799561" calcext:value-type="float">
            <text:p>-79.5835049799561</text:p>
          </table:table-cell>
          <table:table-cell office:value-type="string" calcext:value-type="string">
            <text:p>velocityMetersPerSec</text:p>
          </table:table-cell>
          <table:table-cell office:value-type="float" office:value="1.20043577017462" calcext:value-type="float">
            <text:p>1.20043577017462</text:p>
          </table:table-cell>
          <table:table-cell table:number-columns-repeated="16370"/>
        </table:table-row>
        <table:table-row table:style-name="ro1">
          <table:table-cell table:style-name="ce21" table:formula="of:=([.B183]-[.$B$1])*24*3600" office:value-type="float" office:value="2.939999895" calcext:value-type="float">
            <text:p>2.940</text:p>
          </table:table-cell>
          <table:table-cell office:value-type="date" office:date-value="2024-10-27T13:37:37.641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3.34010121705945" calcext:value-type="float">
            <text:p>3.34010121705945</text:p>
          </table:table-cell>
          <table:table-cell office:value-type="string" calcext:value-type="string">
            <text:p>x</text:p>
          </table:table-cell>
          <table:table-cell office:value-type="float" office:value="5.07469424123983" calcext:value-type="float">
            <text:p>5.07469424123983</text:p>
          </table:table-cell>
          <table:table-cell office:value-type="string" calcext:value-type="string">
            <text:p>y</text:p>
          </table:table-cell>
          <table:table-cell office:value-type="float" office:value="1.61828690319556" calcext:value-type="float">
            <text:p>1.61828690319556</text:p>
          </table:table-cell>
          <table:table-cell office:value-type="string" calcext:value-type="string">
            <text:p>degrees</text:p>
          </table:table-cell>
          <table:table-cell office:value-type="float" office:value="-83.0377766056533" calcext:value-type="float">
            <text:p>-83.0377766056533</text:p>
          </table:table-cell>
          <table:table-cell office:value-type="string" calcext:value-type="string">
            <text:p>velocityMetersPerSec</text:p>
          </table:table-cell>
          <table:table-cell office:value-type="float" office:value="1.17242212462593" calcext:value-type="float">
            <text:p>1.17242212462593</text:p>
          </table:table-cell>
          <table:table-cell table:number-columns-repeated="16370"/>
        </table:table-row>
        <table:table-row table:style-name="ro1">
          <table:table-cell table:style-name="ce21" table:formula="of:=([.B184]-[.$B$1])*24*3600" office:value-type="float" office:value="2.939999895" calcext:value-type="float">
            <text:p>2.940</text:p>
          </table:table-cell>
          <table:table-cell office:value-type="date" office:date-value="2024-10-27T13:37:37.641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3.38147099147063" calcext:value-type="float">
            <text:p>3.38147099147063</text:p>
          </table:table-cell>
          <table:table-cell office:value-type="string" calcext:value-type="string">
            <text:p>x</text:p>
          </table:table-cell>
          <table:table-cell office:value-type="float" office:value="5.07898076298463" calcext:value-type="float">
            <text:p>5.07898076298463</text:p>
          </table:table-cell>
          <table:table-cell office:value-type="string" calcext:value-type="string">
            <text:p>y</text:p>
          </table:table-cell>
          <table:table-cell office:value-type="float" office:value="1.57057441275528" calcext:value-type="float">
            <text:p>1.57057441275528</text:p>
          </table:table-cell>
          <table:table-cell office:value-type="string" calcext:value-type="string">
            <text:p>degrees</text:p>
          </table:table-cell>
          <table:table-cell office:value-type="float" office:value="-86.7593669333169" calcext:value-type="float">
            <text:p>-86.7593669333169</text:p>
          </table:table-cell>
          <table:table-cell office:value-type="string" calcext:value-type="string">
            <text:p>velocityMetersPerSec</text:p>
          </table:table-cell>
          <table:table-cell office:value-type="float" office:value="1.1435032639141" calcext:value-type="float">
            <text:p>1.1435032639141</text:p>
          </table:table-cell>
          <table:table-cell table:number-columns-repeated="16370"/>
        </table:table-row>
        <table:table-row table:style-name="ro1">
          <table:table-cell table:style-name="ce21" table:formula="of:=([.B185]-[.$B$1])*24*3600" office:value-type="float" office:value="2.939999895" calcext:value-type="float">
            <text:p>2.940</text:p>
          </table:table-cell>
          <table:table-cell office:value-type="date" office:date-value="2024-10-27T13:37:37.641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3.42283604237643" calcext:value-type="float">
            <text:p>3.42283604237643</text:p>
          </table:table-cell>
          <table:table-cell office:value-type="string" calcext:value-type="string">
            <text:p>x</text:p>
          </table:table-cell>
          <table:table-cell office:value-type="float" office:value="5.08001016002032" calcext:value-type="float">
            <text:p>5.08001016002032</text:p>
          </table:table-cell>
          <table:table-cell office:value-type="string" calcext:value-type="string">
            <text:p>y</text:p>
          </table:table-cell>
          <table:table-cell office:value-type="float" office:value="1.5240030480061" calcext:value-type="float">
            <text:p>1.5240030480061</text:p>
          </table:table-cell>
          <table:table-cell office:value-type="string" calcext:value-type="string">
            <text:p>degrees</text:p>
          </table:table-cell>
          <table:table-cell office:value-type="float" office:value="-90.7788105207002" calcext:value-type="float">
            <text:p>-90.7788105207002</text:p>
          </table:table-cell>
          <table:table-cell office:value-type="string" calcext:value-type="string">
            <text:p>velocityMetersPerSec</text:p>
          </table:table-cell>
          <table:table-cell office:value-type="float" office:value="1.10877198074544" calcext:value-type="float">
            <text:p>1.10877198074544</text:p>
          </table:table-cell>
          <table:table-cell table:number-columns-repeated="16370"/>
        </table:table-row>
        <table:table-row table:style-name="ro1">
          <table:table-cell table:style-name="ce21" table:formula="of:=([.B186]-[.$B$1])*24*3600" office:value-type="float" office:value="2.939999895" calcext:value-type="float">
            <text:p>2.940</text:p>
          </table:table-cell>
          <table:table-cell office:value-type="date" office:date-value="2024-10-27T13:37:37.641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3.46442008853316" calcext:value-type="float">
            <text:p>3.46442008853316</text:p>
          </table:table-cell>
          <table:table-cell office:value-type="string" calcext:value-type="string">
            <text:p>x</text:p>
          </table:table-cell>
          <table:table-cell office:value-type="float" office:value="5.07773278237402" calcext:value-type="float">
            <text:p>5.07773278237402</text:p>
          </table:table-cell>
          <table:table-cell office:value-type="string" calcext:value-type="string">
            <text:p>y</text:p>
          </table:table-cell>
          <table:table-cell office:value-type="float" office:value="1.47870622194075" calcext:value-type="float">
            <text:p>1.47870622194075</text:p>
          </table:table-cell>
          <table:table-cell office:value-type="string" calcext:value-type="string">
            <text:p>degrees</text:p>
          </table:table-cell>
          <table:table-cell office:value-type="float" office:value="-95.0131694996556" calcext:value-type="float">
            <text:p>-95.0131694996556</text:p>
          </table:table-cell>
          <table:table-cell office:value-type="string" calcext:value-type="string">
            <text:p>velocityMetersPerSec</text:p>
          </table:table-cell>
          <table:table-cell office:value-type="float" office:value="1.07254723703246" calcext:value-type="float">
            <text:p>1.07254723703246</text:p>
          </table:table-cell>
          <table:table-cell table:number-columns-repeated="16370"/>
        </table:table-row>
        <table:table-row table:style-name="ro1">
          <table:table-cell table:style-name="ce21" table:formula="of:=([.B187]-[.$B$1])*24*3600" office:value-type="float" office:value="2.939999895" calcext:value-type="float">
            <text:p>2.940</text:p>
          </table:table-cell>
          <table:table-cell office:value-type="date" office:date-value="2024-10-27T13:37:37.641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3.50631888980229" calcext:value-type="float">
            <text:p>3.50631888980229</text:p>
          </table:table-cell>
          <table:table-cell office:value-type="string" calcext:value-type="string">
            <text:p>x</text:p>
          </table:table-cell>
          <table:table-cell office:value-type="float" office:value="5.07220559955297" calcext:value-type="float">
            <text:p>5.07220559955297</text:p>
          </table:table-cell>
          <table:table-cell office:value-type="string" calcext:value-type="string">
            <text:p>y</text:p>
          </table:table-cell>
          <table:table-cell office:value-type="float" office:value="1.43471690317243" calcext:value-type="float">
            <text:p>1.43471690317243</text:p>
          </table:table-cell>
          <table:table-cell office:value-type="string" calcext:value-type="string">
            <text:p>degrees</text:p>
          </table:table-cell>
          <table:table-cell office:value-type="float" office:value="-99.3362686718506" calcext:value-type="float">
            <text:p>-99.3362686718506</text:p>
          </table:table-cell>
          <table:table-cell office:value-type="string" calcext:value-type="string">
            <text:p>velocityMetersPerSec</text:p>
          </table:table-cell>
          <table:table-cell office:value-type="float" office:value="1.04375194898672" calcext:value-type="float">
            <text:p>1.04375194898672</text:p>
          </table:table-cell>
          <table:table-cell table:number-columns-repeated="16370"/>
        </table:table-row>
        <table:table-row table:style-name="ro1">
          <table:table-cell table:style-name="ce21" table:formula="of:=([.B188]-[.$B$1])*24*3600" office:value-type="float" office:value="2.939999895" calcext:value-type="float">
            <text:p>2.940</text:p>
          </table:table-cell>
          <table:table-cell office:value-type="date" office:date-value="2024-10-27T13:37:37.641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3.54846563500068" calcext:value-type="float">
            <text:p>3.54846563500068</text:p>
          </table:table-cell>
          <table:table-cell office:value-type="string" calcext:value-type="string">
            <text:p>x</text:p>
          </table:table-cell>
          <table:table-cell office:value-type="float" office:value="5.06351223593447" calcext:value-type="float">
            <text:p>5.06351223593447</text:p>
          </table:table-cell>
          <table:table-cell office:value-type="string" calcext:value-type="string">
            <text:p>y</text:p>
          </table:table-cell>
          <table:table-cell office:value-type="float" office:value="1.39204294921945" calcext:value-type="float">
            <text:p>1.39204294921945</text:p>
          </table:table-cell>
          <table:table-cell office:value-type="string" calcext:value-type="string">
            <text:p>degrees</text:p>
          </table:table-cell>
          <table:table-cell office:value-type="float" office:value="-103.708694730823" calcext:value-type="float">
            <text:p>-103.708694730823</text:p>
          </table:table-cell>
          <table:table-cell office:value-type="string" calcext:value-type="string">
            <text:p>velocityMetersPerSec</text:p>
          </table:table-cell>
          <table:table-cell office:value-type="float" office:value="1.02285798069274" calcext:value-type="float">
            <text:p>1.02285798069274</text:p>
          </table:table-cell>
          <table:table-cell table:number-columns-repeated="16370"/>
        </table:table-row>
        <table:table-row table:style-name="ro1">
          <table:table-cell table:style-name="ce21" table:formula="of:=([.B189]-[.$B$1])*24*3600" office:value-type="float" office:value="2.939999895" calcext:value-type="float">
            <text:p>2.940</text:p>
          </table:table-cell>
          <table:table-cell office:value-type="date" office:date-value="2024-10-27T13:37:37.641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3.59076599602391" calcext:value-type="float">
            <text:p>3.59076599602391</text:p>
          </table:table-cell>
          <table:table-cell office:value-type="string" calcext:value-type="string">
            <text:p>x</text:p>
          </table:table-cell>
          <table:table-cell office:value-type="float" office:value="5.05173631589581" calcext:value-type="float">
            <text:p>5.05173631589581</text:p>
          </table:table-cell>
          <table:table-cell office:value-type="string" calcext:value-type="string">
            <text:p>y</text:p>
          </table:table-cell>
          <table:table-cell office:value-type="float" office:value="1.35069221760009" calcext:value-type="float">
            <text:p>1.35069221760009</text:p>
          </table:table-cell>
          <table:table-cell office:value-type="string" calcext:value-type="string">
            <text:p>degrees</text:p>
          </table:table-cell>
          <table:table-cell office:value-type="float" office:value="-108.088453062282" calcext:value-type="float">
            <text:p>-108.088453062282</text:p>
          </table:table-cell>
          <table:table-cell office:value-type="string" calcext:value-type="string">
            <text:p>velocityMetersPerSec</text:p>
          </table:table-cell>
          <table:table-cell office:value-type="float" office:value="1.00997709201132" calcext:value-type="float">
            <text:p>1.00997709201132</text:p>
          </table:table-cell>
          <table:table-cell table:number-columns-repeated="16370"/>
        </table:table-row>
        <table:table-row table:style-name="ro1">
          <table:table-cell table:style-name="ce21" table:formula="of:=([.B190]-[.$B$1])*24*3600" office:value-type="float" office:value="2.939999895" calcext:value-type="float">
            <text:p>2.940</text:p>
          </table:table-cell>
          <table:table-cell office:value-type="date" office:date-value="2024-10-27T13:37:37.641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3.6331107499464" calcext:value-type="float">
            <text:p>3.6331107499464</text:p>
          </table:table-cell>
          <table:table-cell office:value-type="string" calcext:value-type="string">
            <text:p>x</text:p>
          </table:table-cell>
          <table:table-cell office:value-type="float" office:value="5.03696146381427" calcext:value-type="float">
            <text:p>5.03696146381427</text:p>
          </table:table-cell>
          <table:table-cell office:value-type="string" calcext:value-type="string">
            <text:p>y</text:p>
          </table:table-cell>
          <table:table-cell office:value-type="float" office:value="1.31067256583266" calcext:value-type="float">
            <text:p>1.31067256583266</text:p>
          </table:table-cell>
          <table:table-cell office:value-type="string" calcext:value-type="string">
            <text:p>degrees</text:p>
          </table:table-cell>
          <table:table-cell office:value-type="float" office:value="-112.433506209057" calcext:value-type="float">
            <text:p>-112.433506209057</text:p>
          </table:table-cell>
          <table:table-cell office:value-type="string" calcext:value-type="string">
            <text:p>velocityMetersPerSec</text:p>
          </table:table-cell>
          <table:table-cell office:value-type="float" office:value="1.0049086320911" calcext:value-type="float">
            <text:p>1.0049086320911</text:p>
          </table:table-cell>
          <table:table-cell table:number-columns-repeated="16370"/>
        </table:table-row>
        <table:table-row table:style-name="ro1">
          <table:table-cell table:style-name="ce21" table:formula="of:=([.B191]-[.$B$1])*24*3600" office:value-type="float" office:value="2.939999895" calcext:value-type="float">
            <text:p>2.940</text:p>
          </table:table-cell>
          <table:table-cell office:value-type="date" office:date-value="2024-10-27T13:37:37.641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3.67538888045362" calcext:value-type="float">
            <text:p>3.67538888045362</text:p>
          </table:table-cell>
          <table:table-cell office:value-type="string" calcext:value-type="string">
            <text:p>x</text:p>
          </table:table-cell>
          <table:table-cell office:value-type="float" office:value="5.01927130406715" calcext:value-type="float">
            <text:p>5.01927130406715</text:p>
          </table:table-cell>
          <table:table-cell office:value-type="string" calcext:value-type="string">
            <text:p>y</text:p>
          </table:table-cell>
          <table:table-cell office:value-type="float" office:value="1.27199185143546" calcext:value-type="float">
            <text:p>1.27199185143546</text:p>
          </table:table-cell>
          <table:table-cell office:value-type="string" calcext:value-type="string">
            <text:p>degrees</text:p>
          </table:table-cell>
          <table:table-cell office:value-type="float" office:value="-116.704320394475" calcext:value-type="float">
            <text:p>-116.704320394475</text:p>
          </table:table-cell>
          <table:table-cell office:value-type="string" calcext:value-type="string">
            <text:p>velocityMetersPerSec</text:p>
          </table:table-cell>
          <table:table-cell office:value-type="float" office:value="1.00719450779866" calcext:value-type="float">
            <text:p>1.00719450779866</text:p>
          </table:table-cell>
          <table:table-cell table:number-columns-repeated="16370"/>
        </table:table-row>
        <table:table-row table:style-name="ro1">
          <table:table-cell table:style-name="ce21" table:formula="of:=([.B192]-[.$B$1])*24*3600" office:value-type="float" office:value="2.939999895" calcext:value-type="float">
            <text:p>2.940</text:p>
          </table:table-cell>
          <table:table-cell office:value-type="date" office:date-value="2024-10-27T13:37:37.641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3.71749927036639" calcext:value-type="float">
            <text:p>3.71749927036639</text:p>
          </table:table-cell>
          <table:table-cell office:value-type="string" calcext:value-type="string">
            <text:p>x</text:p>
          </table:table-cell>
          <table:table-cell office:value-type="float" office:value="4.99874946103172" calcext:value-type="float">
            <text:p>4.99874946103172</text:p>
          </table:table-cell>
          <table:table-cell office:value-type="string" calcext:value-type="string">
            <text:p>y</text:p>
          </table:table-cell>
          <table:table-cell office:value-type="float" office:value="1.23465793192678" calcext:value-type="float">
            <text:p>1.23465793192678</text:p>
          </table:table-cell>
          <table:table-cell office:value-type="string" calcext:value-type="string">
            <text:p>degrees</text:p>
          </table:table-cell>
          <table:table-cell office:value-type="float" office:value="-120.866048469588" calcext:value-type="float">
            <text:p>-120.866048469588</text:p>
          </table:table-cell>
          <table:table-cell office:value-type="string" calcext:value-type="string">
            <text:p>velocityMetersPerSec</text:p>
          </table:table-cell>
          <table:table-cell office:value-type="float" office:value="1.01617485501213" calcext:value-type="float">
            <text:p>1.01617485501213</text:p>
          </table:table-cell>
          <table:table-cell table:number-columns-repeated="16370"/>
        </table:table-row>
        <table:table-row table:style-name="ro1">
          <table:table-cell table:style-name="ce21" table:formula="of:=([.B193]-[.$B$1])*24*3600" office:value-type="float" office:value="2.939999895" calcext:value-type="float">
            <text:p>2.940</text:p>
          </table:table-cell>
          <table:table-cell office:value-type="date" office:date-value="2024-10-27T13:37:37.641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3.75935954606066" calcext:value-type="float">
            <text:p>3.75935954606066</text:p>
          </table:table-cell>
          <table:table-cell office:value-type="string" calcext:value-type="string">
            <text:p>x</text:p>
          </table:table-cell>
          <table:table-cell office:value-type="float" office:value="4.97547955908528" calcext:value-type="float">
            <text:p>4.97547955908528</text:p>
          </table:table-cell>
          <table:table-cell office:value-type="string" calcext:value-type="string">
            <text:p>y</text:p>
          </table:table-cell>
          <table:table-cell office:value-type="float" office:value="1.19867866482492" calcext:value-type="float">
            <text:p>1.19867866482492</text:p>
          </table:table-cell>
          <table:table-cell office:value-type="string" calcext:value-type="string">
            <text:p>degrees</text:p>
          </table:table-cell>
          <table:table-cell office:value-type="float" office:value="-124.890072866963" calcext:value-type="float">
            <text:p>-124.890072866963</text:p>
          </table:table-cell>
          <table:table-cell office:value-type="string" calcext:value-type="string">
            <text:p>velocityMetersPerSec</text:p>
          </table:table-cell>
          <table:table-cell office:value-type="float" office:value="1.03104166034543" calcext:value-type="float">
            <text:p>1.03104166034543</text:p>
          </table:table-cell>
          <table:table-cell table:number-columns-repeated="16370"/>
        </table:table-row>
        <table:table-row table:style-name="ro1">
          <table:table-cell table:style-name="ce21" table:formula="of:=([.B194]-[.$B$1])*24*3600" office:value-type="float" office:value="2.939999895" calcext:value-type="float">
            <text:p>2.940</text:p>
          </table:table-cell>
          <table:table-cell office:value-type="date" office:date-value="2024-10-27T13:37:37.641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3.80091136181904" calcext:value-type="float">
            <text:p>3.80091136181904</text:p>
          </table:table-cell>
          <table:table-cell office:value-type="string" calcext:value-type="string">
            <text:p>x</text:p>
          </table:table-cell>
          <table:table-cell office:value-type="float" office:value="4.94954522260512" calcext:value-type="float">
            <text:p>4.94954522260512</text:p>
          </table:table-cell>
          <table:table-cell office:value-type="string" calcext:value-type="string">
            <text:p>y</text:p>
          </table:table-cell>
          <table:table-cell office:value-type="float" office:value="1.16406190764818" calcext:value-type="float">
            <text:p>1.16406190764818</text:p>
          </table:table-cell>
          <table:table-cell office:value-type="string" calcext:value-type="string">
            <text:p>degrees</text:p>
          </table:table-cell>
          <table:table-cell office:value-type="float" office:value="-128.754786491153" calcext:value-type="float">
            <text:p>-128.754786491153</text:p>
          </table:table-cell>
          <table:table-cell office:value-type="string" calcext:value-type="string">
            <text:p>velocityMetersPerSec</text:p>
          </table:table-cell>
          <table:table-cell office:value-type="float" office:value="1.05088966980052" calcext:value-type="float">
            <text:p>1.05088966980052</text:p>
          </table:table-cell>
          <table:table-cell table:number-columns-repeated="16370"/>
        </table:table-row>
        <table:table-row table:style-name="ro1">
          <table:table-cell table:style-name="ce21" table:formula="of:=([.B195]-[.$B$1])*24*3600" office:value-type="float" office:value="2.939999895" calcext:value-type="float">
            <text:p>2.940</text:p>
          </table:table-cell>
          <table:table-cell office:value-type="date" office:date-value="2024-10-27T13:37:37.641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3.84212216324623" calcext:value-type="float">
            <text:p>3.84212216324623</text:p>
          </table:table-cell>
          <table:table-cell office:value-type="string" calcext:value-type="string">
            <text:p>x</text:p>
          </table:table-cell>
          <table:table-cell office:value-type="float" office:value="4.92103007596852" calcext:value-type="float">
            <text:p>4.92103007596852</text:p>
          </table:table-cell>
          <table:table-cell office:value-type="string" calcext:value-type="string">
            <text:p>y</text:p>
          </table:table-cell>
          <table:table-cell office:value-type="float" office:value="1.13081551791487" calcext:value-type="float">
            <text:p>1.13081551791487</text:p>
          </table:table-cell>
          <table:table-cell office:value-type="string" calcext:value-type="string">
            <text:p>degrees</text:p>
          </table:table-cell>
          <table:table-cell office:value-type="float" office:value="-132.445646939934" calcext:value-type="float">
            <text:p>-132.445646939934</text:p>
          </table:table-cell>
          <table:table-cell office:value-type="string" calcext:value-type="string">
            <text:p>velocityMetersPerSec</text:p>
          </table:table-cell>
          <table:table-cell office:value-type="float" office:value="1.07476443187039" calcext:value-type="float">
            <text:p>1.07476443187039</text:p>
          </table:table-cell>
          <table:table-cell table:number-columns-repeated="16370"/>
        </table:table-row>
        <table:table-row table:style-name="ro1">
          <table:table-cell table:style-name="ce21" table:formula="of:=([.B196]-[.$B$1])*24*3600" office:value-type="float" office:value="2.939999895" calcext:value-type="float">
            <text:p>2.940</text:p>
          </table:table-cell>
          <table:table-cell office:value-type="date" office:date-value="2024-10-27T13:37:37.641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3.88298403335954" calcext:value-type="float">
            <text:p>3.88298403335954</text:p>
          </table:table-cell>
          <table:table-cell office:value-type="string" calcext:value-type="string">
            <text:p>x</text:p>
          </table:table-cell>
          <table:table-cell office:value-type="float" office:value="4.89001774355277" calcext:value-type="float">
            <text:p>4.89001774355277</text:p>
          </table:table-cell>
          <table:table-cell office:value-type="string" calcext:value-type="string">
            <text:p>y</text:p>
          </table:table-cell>
          <table:table-cell office:value-type="float" office:value="1.09894735314327" calcext:value-type="float">
            <text:p>1.09894735314327</text:p>
          </table:table-cell>
          <table:table-cell office:value-type="string" calcext:value-type="string">
            <text:p>degrees</text:p>
          </table:table-cell>
          <table:table-cell office:value-type="float" office:value="-135.954653963825" calcext:value-type="float">
            <text:p>-135.954653963825</text:p>
          </table:table-cell>
          <table:table-cell office:value-type="string" calcext:value-type="string">
            <text:p>velocityMetersPerSec</text:p>
          </table:table-cell>
          <table:table-cell office:value-type="float" office:value="1.10170688170239" calcext:value-type="float">
            <text:p>1.10170688170239</text:p>
          </table:table-cell>
          <table:table-cell table:number-columns-repeated="16370"/>
        </table:table-row>
        <table:table-row table:style-name="ro1">
          <table:table-cell table:style-name="ce21" table:formula="of:=([.B197]-[.$B$1])*24*3600" office:value-type="float" office:value="2.941000065" calcext:value-type="float">
            <text:p>2.941</text:p>
          </table:table-cell>
          <table:table-cell office:value-type="date" office:date-value="2024-10-27T13:37:37.642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3.92351050948003" calcext:value-type="float">
            <text:p>3.92351050948003</text:p>
          </table:table-cell>
          <table:table-cell office:value-type="string" calcext:value-type="string">
            <text:p>x</text:p>
          </table:table-cell>
          <table:table-cell office:value-type="float" office:value="4.85659184973515" calcext:value-type="float">
            <text:p>4.85659184973515</text:p>
          </table:table-cell>
          <table:table-cell office:value-type="string" calcext:value-type="string">
            <text:p>y</text:p>
          </table:table-cell>
          <table:table-cell office:value-type="float" office:value="1.06846527085169" calcext:value-type="float">
            <text:p>1.06846527085169</text:p>
          </table:table-cell>
          <table:table-cell office:value-type="string" calcext:value-type="string">
            <text:p>degrees</text:p>
          </table:table-cell>
          <table:table-cell office:value-type="float" office:value="-139.279452128888" calcext:value-type="float">
            <text:p>-139.279452128888</text:p>
          </table:table-cell>
          <table:table-cell office:value-type="string" calcext:value-type="string">
            <text:p>velocityMetersPerSec</text:p>
          </table:table-cell>
          <table:table-cell office:value-type="float" office:value="1.13079318363758" calcext:value-type="float">
            <text:p>1.13079318363758</text:p>
          </table:table-cell>
          <table:table-cell table:number-columns-repeated="16370"/>
        </table:table-row>
        <table:table-row table:style-name="ro1">
          <table:table-cell table:style-name="ce21" table:formula="of:=([.B198]-[.$B$1])*24*3600" office:value-type="float" office:value="2.941000065" calcext:value-type="float">
            <text:p>2.941</text:p>
          </table:table-cell>
          <table:table-cell office:value-type="date" office:date-value="2024-10-27T13:37:37.642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3.96373228558207" calcext:value-type="float">
            <text:p>3.96373228558207</text:p>
          </table:table-cell>
          <table:table-cell office:value-type="string" calcext:value-type="string">
            <text:p>x</text:p>
          </table:table-cell>
          <table:table-cell office:value-type="float" office:value="4.82083601889297" calcext:value-type="float">
            <text:p>4.82083601889297</text:p>
          </table:table-cell>
          <table:table-cell office:value-type="string" calcext:value-type="string">
            <text:p>y</text:p>
          </table:table-cell>
          <table:table-cell office:value-type="float" office:value="1.03937712855842" calcext:value-type="float">
            <text:p>1.03937712855842</text:p>
          </table:table-cell>
          <table:table-cell office:value-type="string" calcext:value-type="string">
            <text:p>degrees</text:p>
          </table:table-cell>
          <table:table-cell office:value-type="float" office:value="-142.42225670682" calcext:value-type="float">
            <text:p>-142.42225670682</text:p>
          </table:table-cell>
          <table:table-cell office:value-type="string" calcext:value-type="string">
            <text:p>velocityMetersPerSec</text:p>
          </table:table-cell>
          <table:table-cell office:value-type="float" office:value="1.1611681416151" calcext:value-type="float">
            <text:p>1.1611681416151</text:p>
          </table:table-cell>
          <table:table-cell table:number-columns-repeated="16370"/>
        </table:table-row>
        <table:table-row table:style-name="ro1">
          <table:table-cell table:style-name="ce21" table:formula="of:=([.B199]-[.$B$1])*24*3600" office:value-type="float" office:value="2.941000065" calcext:value-type="float">
            <text:p>2.941</text:p>
          </table:table-cell>
          <table:table-cell office:value-type="date" office:date-value="2024-10-27T13:37:37.642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4.00369257049221" calcext:value-type="float">
            <text:p>4.00369257049221</text:p>
          </table:table-cell>
          <table:table-cell office:value-type="string" calcext:value-type="string">
            <text:p>x</text:p>
          </table:table-cell>
          <table:table-cell office:value-type="float" office:value="4.7828338754035" calcext:value-type="float">
            <text:p>4.7828338754035</text:p>
          </table:table-cell>
          <table:table-cell office:value-type="string" calcext:value-type="string">
            <text:p>y</text:p>
          </table:table-cell>
          <table:table-cell office:value-type="float" office:value="1.01169078378176" calcext:value-type="float">
            <text:p>1.01169078378176</text:p>
          </table:table-cell>
          <table:table-cell office:value-type="string" calcext:value-type="string">
            <text:p>degrees</text:p>
          </table:table-cell>
          <table:table-cell office:value-type="float" office:value="-145.388761624892" calcext:value-type="float">
            <text:p>-145.388761624892</text:p>
          </table:table-cell>
          <table:table-cell office:value-type="string" calcext:value-type="string">
            <text:p>velocityMetersPerSec</text:p>
          </table:table-cell>
          <table:table-cell office:value-type="float" office:value="1.1920706075354" calcext:value-type="float">
            <text:p>1.1920706075354</text:p>
          </table:table-cell>
          <table:table-cell table:number-columns-repeated="16370"/>
        </table:table-row>
        <table:table-row table:style-name="ro1">
          <table:table-cell table:style-name="ce21" table:formula="of:=([.B200]-[.$B$1])*24*3600" office:value-type="float" office:value="2.941000065" calcext:value-type="float">
            <text:p>2.941</text:p>
          </table:table-cell>
          <table:table-cell office:value-type="date" office:date-value="2024-10-27T13:37:37.642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4.04344265434578" calcext:value-type="float">
            <text:p>4.04344265434578</text:p>
          </table:table-cell>
          <table:table-cell office:value-type="string" calcext:value-type="string">
            <text:p>x</text:p>
          </table:table-cell>
          <table:table-cell office:value-type="float" office:value="4.74266904364403" calcext:value-type="float">
            <text:p>4.74266904364403</text:p>
          </table:table-cell>
          <table:table-cell office:value-type="string" calcext:value-type="string">
            <text:p>y</text:p>
          </table:table-cell>
          <table:table-cell office:value-type="float" office:value="0.98541409404002" calcext:value-type="float">
            <text:p>0.98541409404002</text:p>
          </table:table-cell>
          <table:table-cell office:value-type="string" calcext:value-type="string">
            <text:p>degrees</text:p>
          </table:table-cell>
          <table:table-cell office:value-type="float" office:value="-148.18713613223" calcext:value-type="float">
            <text:p>-148.18713613223</text:p>
          </table:table-cell>
          <table:table-cell office:value-type="string" calcext:value-type="string">
            <text:p>velocityMetersPerSec</text:p>
          </table:table-cell>
          <table:table-cell office:value-type="float" office:value="1.22284993901744" calcext:value-type="float">
            <text:p>1.22284993901744</text:p>
          </table:table-cell>
          <table:table-cell table:number-columns-repeated="16370"/>
        </table:table-row>
        <table:table-row table:style-name="ro1">
          <table:table-cell table:style-name="ce21" table:formula="of:=([.B201]-[.$B$1])*24*3600" office:value-type="float" office:value="2.941000065" calcext:value-type="float">
            <text:p>2.941</text:p>
          </table:table-cell>
          <table:table-cell office:value-type="date" office:date-value="2024-10-27T13:37:37.642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4.0830380171072" calcext:value-type="float">
            <text:p>4.0830380171072</text:p>
          </table:table-cell>
          <table:table-cell office:value-type="string" calcext:value-type="string">
            <text:p>x</text:p>
          </table:table-cell>
          <table:table-cell office:value-type="float" office:value="4.70042514799185" calcext:value-type="float">
            <text:p>4.70042514799185</text:p>
          </table:table-cell>
          <table:table-cell office:value-type="string" calcext:value-type="string">
            <text:p>y</text:p>
          </table:table-cell>
          <table:table-cell office:value-type="float" office:value="0.960554916851486" calcext:value-type="float">
            <text:p>0.960554916851486</text:p>
          </table:table-cell>
          <table:table-cell office:value-type="string" calcext:value-type="string">
            <text:p>degrees</text:p>
          </table:table-cell>
          <table:table-cell office:value-type="float" office:value="-150.827167780347" calcext:value-type="float">
            <text:p>-150.827167780347</text:p>
          </table:table-cell>
          <table:table-cell office:value-type="string" calcext:value-type="string">
            <text:p>velocityMetersPerSec</text:p>
          </table:table-cell>
          <table:table-cell office:value-type="float" office:value="1.25297346665359" calcext:value-type="float">
            <text:p>1.25297346665359</text:p>
          </table:table-cell>
          <table:table-cell table:number-columns-repeated="16370"/>
        </table:table-row>
        <table:table-row table:style-name="ro1">
          <table:table-cell table:style-name="ce21" table:formula="of:=([.B202]-[.$B$1])*24*3600" office:value-type="float" office:value="2.941000065" calcext:value-type="float">
            <text:p>2.941</text:p>
          </table:table-cell>
          <table:table-cell office:value-type="date" office:date-value="2024-10-27T13:37:37.642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4.16199207464913" calcext:value-type="float">
            <text:p>4.16199207464913</text:p>
          </table:table-cell>
          <table:table-cell office:value-type="string" calcext:value-type="string">
            <text:p>x</text:p>
          </table:table-cell>
          <table:table-cell office:value-type="float" office:value="4.61003466251851" calcext:value-type="float">
            <text:p>4.61003466251851</text:p>
          </table:table-cell>
          <table:table-cell office:value-type="string" calcext:value-type="string">
            <text:p>y</text:p>
          </table:table-cell>
          <table:table-cell office:value-type="float" office:value="0.915120530207244" calcext:value-type="float">
            <text:p>0.915120530207244</text:p>
          </table:table-cell>
          <table:table-cell office:value-type="string" calcext:value-type="string">
            <text:p>degrees</text:p>
          </table:table-cell>
          <table:table-cell office:value-type="float" office:value="-155.675459403065" calcext:value-type="float">
            <text:p>-155.675459403065</text:p>
          </table:table-cell>
          <table:table-cell office:value-type="string" calcext:value-type="string">
            <text:p>velocityMetersPerSec</text:p>
          </table:table-cell>
          <table:table-cell office:value-type="float" office:value="1.30970190928647" calcext:value-type="float">
            <text:p>1.30970190928647</text:p>
          </table:table-cell>
          <table:table-cell table:number-columns-repeated="16370"/>
        </table:table-row>
        <table:table-row table:style-name="ro1">
          <table:table-cell table:style-name="ce21" table:formula="of:=([.B203]-[.$B$1])*24*3600" office:value-type="float" office:value="2.941000065" calcext:value-type="float">
            <text:p>2.941</text:p>
          </table:table-cell>
          <table:table-cell office:value-type="date" office:date-value="2024-10-27T13:37:37.642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4.24098404310662" calcext:value-type="float">
            <text:p>4.24098404310662</text:p>
          </table:table-cell>
          <table:table-cell office:value-type="string" calcext:value-type="string">
            <text:p>x</text:p>
          </table:table-cell>
          <table:table-cell office:value-type="float" office:value="4.51233141400178" calcext:value-type="float">
            <text:p>4.51233141400178</text:p>
          </table:table-cell>
          <table:table-cell office:value-type="string" calcext:value-type="string">
            <text:p>y</text:p>
          </table:table-cell>
          <table:table-cell office:value-type="float" office:value="0.875450483995423" calcext:value-type="float">
            <text:p>0.875450483995423</text:p>
          </table:table-cell>
          <table:table-cell office:value-type="string" calcext:value-type="string">
            <text:p>degrees</text:p>
          </table:table-cell>
          <table:table-cell office:value-type="float" office:value="-160.021914392425" calcext:value-type="float">
            <text:p>-160.021914392425</text:p>
          </table:table-cell>
          <table:table-cell office:value-type="string" calcext:value-type="string">
            <text:p>velocityMetersPerSec</text:p>
          </table:table-cell>
          <table:table-cell office:value-type="float" office:value="1.36018195571152" calcext:value-type="float">
            <text:p>1.36018195571152</text:p>
          </table:table-cell>
          <table:table-cell table:number-columns-repeated="16370"/>
        </table:table-row>
        <table:table-row table:style-name="ro1">
          <table:table-cell table:style-name="ce21" table:formula="of:=([.B204]-[.$B$1])*24*3600" office:value-type="float" office:value="2.941000065" calcext:value-type="float">
            <text:p>2.941</text:p>
          </table:table-cell>
          <table:table-cell office:value-type="date" office:date-value="2024-10-27T13:37:37.642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4.32036433091115" calcext:value-type="float">
            <text:p>4.32036433091115</text:p>
          </table:table-cell>
          <table:table-cell office:value-type="string" calcext:value-type="string">
            <text:p>x</text:p>
          </table:table-cell>
          <table:table-cell office:value-type="float" office:value="4.40798439745997" calcext:value-type="float">
            <text:p>4.40798439745997</text:p>
          </table:table-cell>
          <table:table-cell office:value-type="string" calcext:value-type="string">
            <text:p>y</text:p>
          </table:table-cell>
          <table:table-cell office:value-type="float" office:value="0.841607638362411" calcext:value-type="float">
            <text:p>0.841607638362411</text:p>
          </table:table-cell>
          <table:table-cell office:value-type="string" calcext:value-type="string">
            <text:p>degrees</text:p>
          </table:table-cell>
          <table:table-cell office:value-type="float" office:value="-163.951390779164" calcext:value-type="float">
            <text:p>-163.951390779164</text:p>
          </table:table-cell>
          <table:table-cell office:value-type="string" calcext:value-type="string">
            <text:p>velocityMetersPerSec</text:p>
          </table:table-cell>
          <table:table-cell office:value-type="float" office:value="1.40367650668143" calcext:value-type="float">
            <text:p>1.40367650668143</text:p>
          </table:table-cell>
          <table:table-cell table:number-columns-repeated="16370"/>
        </table:table-row>
        <table:table-row table:style-name="ro1">
          <table:table-cell table:style-name="ce21" table:formula="of:=([.B205]-[.$B$1])*24*3600" office:value-type="float" office:value="2.941000065" calcext:value-type="float">
            <text:p>2.941</text:p>
          </table:table-cell>
          <table:table-cell office:value-type="date" office:date-value="2024-10-27T13:37:37.642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4.4003981265063" calcext:value-type="float">
            <text:p>4.4003981265063</text:p>
          </table:table-cell>
          <table:table-cell office:value-type="string" calcext:value-type="string">
            <text:p>x</text:p>
          </table:table-cell>
          <table:table-cell office:value-type="float" office:value="4.29766260791138" calcext:value-type="float">
            <text:p>4.29766260791138</text:p>
          </table:table-cell>
          <table:table-cell office:value-type="string" calcext:value-type="string">
            <text:p>y</text:p>
          </table:table-cell>
          <table:table-cell office:value-type="float" office:value="0.813654853454595" calcext:value-type="float">
            <text:p>0.813654853454595</text:p>
          </table:table-cell>
          <table:table-cell office:value-type="string" calcext:value-type="string">
            <text:p>degrees</text:p>
          </table:table-cell>
          <table:table-cell office:value-type="float" office:value="-167.540475527601" calcext:value-type="float">
            <text:p>-167.540475527601</text:p>
          </table:table-cell>
          <table:table-cell office:value-type="string" calcext:value-type="string">
            <text:p>velocityMetersPerSec</text:p>
          </table:table-cell>
          <table:table-cell office:value-type="float" office:value="1.44032146429274" calcext:value-type="float">
            <text:p>1.44032146429274</text:p>
          </table:table-cell>
          <table:table-cell table:number-columns-repeated="16370"/>
        </table:table-row>
        <table:table-row table:style-name="ro1">
          <table:table-cell table:style-name="ce21" table:formula="of:=([.B206]-[.$B$1])*24*3600" office:value-type="float" office:value="2.941000065" calcext:value-type="float">
            <text:p>2.941</text:p>
          </table:table-cell>
          <table:table-cell office:value-type="date" office:date-value="2024-10-27T13:37:37.642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4.48126369953396" calcext:value-type="float">
            <text:p>4.48126369953396</text:p>
          </table:table-cell>
          <table:table-cell office:value-type="string" calcext:value-type="string">
            <text:p>x</text:p>
          </table:table-cell>
          <table:table-cell office:value-type="float" office:value="4.18203504037431" calcext:value-type="float">
            <text:p>4.18203504037431</text:p>
          </table:table-cell>
          <table:table-cell office:value-type="string" calcext:value-type="string">
            <text:p>y</text:p>
          </table:table-cell>
          <table:table-cell office:value-type="float" office:value="0.791654989418363" calcext:value-type="float">
            <text:p>0.791654989418363</text:p>
          </table:table-cell>
          <table:table-cell office:value-type="string" calcext:value-type="string">
            <text:p>degrees</text:p>
          </table:table-cell>
          <table:table-cell office:value-type="float" office:value="-170.856137149266" calcext:value-type="float">
            <text:p>-170.856137149266</text:p>
          </table:table-cell>
          <table:table-cell office:value-type="string" calcext:value-type="string">
            <text:p>velocityMetersPerSec</text:p>
          </table:table-cell>
          <table:table-cell office:value-type="float" office:value="1.47072851425888" calcext:value-type="float">
            <text:p>1.47072851425888</text:p>
          </table:table-cell>
          <table:table-cell table:number-columns-repeated="16370"/>
        </table:table-row>
        <table:table-row table:style-name="ro1">
          <table:table-cell table:style-name="ce21" table:formula="of:=([.B207]-[.$B$1])*24*3600" office:value-type="float" office:value="2.941000065" calcext:value-type="float">
            <text:p>2.941</text:p>
          </table:table-cell>
          <table:table-cell office:value-type="date" office:date-value="2024-10-27T13:37:37.642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4.56306014978618" calcext:value-type="float">
            <text:p>4.56306014978618</text:p>
          </table:table-cell>
          <table:table-cell office:value-type="string" calcext:value-type="string">
            <text:p>x</text:p>
          </table:table-cell>
          <table:table-cell office:value-type="float" office:value="4.06177068986706" calcext:value-type="float">
            <text:p>4.06177068986706</text:p>
          </table:table-cell>
          <table:table-cell office:value-type="string" calcext:value-type="string">
            <text:p>y</text:p>
          </table:table-cell>
          <table:table-cell office:value-type="float" office:value="0.775670906400103" calcext:value-type="float">
            <text:p>0.775670906400103</text:p>
          </table:table-cell>
          <table:table-cell office:value-type="string" calcext:value-type="string">
            <text:p>degrees</text:p>
          </table:table-cell>
          <table:table-cell office:value-type="float" office:value="-173.956138646331" calcext:value-type="float">
            <text:p>-173.956138646331</text:p>
          </table:table-cell>
          <table:table-cell office:value-type="string" calcext:value-type="string">
            <text:p>velocityMetersPerSec</text:p>
          </table:table-cell>
          <table:table-cell office:value-type="float" office:value="1.49570598943905" calcext:value-type="float">
            <text:p>1.49570598943905</text:p>
          </table:table-cell>
          <table:table-cell table:number-columns-repeated="16370"/>
        </table:table-row>
        <table:table-row table:style-name="ro1">
          <table:table-cell table:style-name="ce21" table:formula="of:=([.B208]-[.$B$1])*24*3600" office:value-type="float" office:value="2.941000065" calcext:value-type="float">
            <text:p>2.941</text:p>
          </table:table-cell>
          <table:table-cell office:value-type="date" office:date-value="2024-10-27T13:37:37.642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4.64581898637865" calcext:value-type="float">
            <text:p>4.64581898637865</text:p>
          </table:table-cell>
          <table:table-cell office:value-type="string" calcext:value-type="string">
            <text:p>x</text:p>
          </table:table-cell>
          <table:table-cell office:value-type="float" office:value="3.93753855140794" calcext:value-type="float">
            <text:p>3.93753855140794</text:p>
          </table:table-cell>
          <table:table-cell office:value-type="string" calcext:value-type="string">
            <text:p>y</text:p>
          </table:table-cell>
          <table:table-cell office:value-type="float" office:value="0.765765464546202" calcext:value-type="float">
            <text:p>0.765765464546202</text:p>
          </table:table-cell>
          <table:table-cell office:value-type="string" calcext:value-type="string">
            <text:p>degrees</text:p>
          </table:table-cell>
          <table:table-cell office:value-type="float" office:value="-176.890192957851" calcext:value-type="float">
            <text:p>-176.890192957851</text:p>
          </table:table-cell>
          <table:table-cell office:value-type="string" calcext:value-type="string">
            <text:p>velocityMetersPerSec</text:p>
          </table:table-cell>
          <table:table-cell office:value-type="float" office:value="1.51609105533473" calcext:value-type="float">
            <text:p>1.51609105533473</text:p>
          </table:table-cell>
          <table:table-cell table:number-columns-repeated="16370"/>
        </table:table-row>
        <table:table-row table:style-name="ro1">
          <table:table-cell table:style-name="ce21" table:formula="of:=([.B209]-[.$B$1])*24*3600" office:value-type="float" office:value="2.941000065" calcext:value-type="float">
            <text:p>2.941</text:p>
          </table:table-cell>
          <table:table-cell office:value-type="date" office:date-value="2024-10-27T13:37:37.642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4.68755034681243" calcext:value-type="float">
            <text:p>4.68755034681243</text:p>
          </table:table-cell>
          <table:table-cell office:value-type="string" calcext:value-type="string">
            <text:p>x</text:p>
          </table:table-cell>
          <table:table-cell office:value-type="float" office:value="3.87414362263964" calcext:value-type="float">
            <text:p>3.87414362263964</text:p>
          </table:table-cell>
          <table:table-cell office:value-type="string" calcext:value-type="string">
            <text:p>y</text:p>
          </table:table-cell>
          <table:table-cell office:value-type="float" office:value="0.763111877851633" calcext:value-type="float">
            <text:p>0.763111877851633</text:p>
          </table:table-cell>
          <table:table-cell office:value-type="string" calcext:value-type="string">
            <text:p>degrees</text:p>
          </table:table-cell>
          <table:table-cell office:value-type="float" office:value="-178.308660194075" calcext:value-type="float">
            <text:p>-178.308660194075</text:p>
          </table:table-cell>
          <table:table-cell office:value-type="string" calcext:value-type="string">
            <text:p>velocityMetersPerSec</text:p>
          </table:table-cell>
          <table:table-cell office:value-type="float" office:value="1.5248086784119" calcext:value-type="float">
            <text:p>1.5248086784119</text:p>
          </table:table-cell>
          <table:table-cell table:number-columns-repeated="16370"/>
        </table:table-row>
        <table:table-row table:style-name="ro1">
          <table:table-cell table:style-name="ce21" table:formula="of:=([.B210]-[.$B$1])*24*3600" office:value-type="float" office:value="2.941000065" calcext:value-type="float">
            <text:p>2.941</text:p>
          </table:table-cell>
          <table:table-cell office:value-type="date" office:date-value="2024-10-27T13:37:37.642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4.72951023875032" calcext:value-type="float">
            <text:p>4.72951023875032</text:p>
          </table:table-cell>
          <table:table-cell office:value-type="string" calcext:value-type="string">
            <text:p>x</text:p>
          </table:table-cell>
          <table:table-cell office:value-type="float" office:value="3.81000762001524" calcext:value-type="float">
            <text:p>3.81000762001524</text:p>
          </table:table-cell>
          <table:table-cell office:value-type="string" calcext:value-type="string">
            <text:p>y</text:p>
          </table:table-cell>
          <table:table-cell office:value-type="float" office:value="0.762001524003048" calcext:value-type="float">
            <text:p>0.762001524003048</text:p>
          </table:table-cell>
          <table:table-cell office:value-type="string" calcext:value-type="string">
            <text:p>degrees</text:p>
          </table:table-cell>
          <table:table-cell office:value-type="float" office:value="-179.701327827756" calcext:value-type="float">
            <text:p>-179.701327827756</text:p>
          </table:table-cell>
          <table:table-cell office:value-type="string" calcext:value-type="string">
            <text:p>velocityMetersPerSec</text:p>
          </table:table-cell>
          <table:table-cell office:value-type="float" office:value="1.53266408599545" calcext:value-type="float">
            <text:p>1.53266408599545</text:p>
          </table:table-cell>
          <table:table-cell table:number-columns-repeated="16370"/>
        </table:table-row>
        <table:table-row table:style-name="ro1">
          <table:table-cell table:style-name="ce21" table:formula="of:=([.B211]-[.$B$1])*24*3600" office:value-type="float" office:value="2.941000065" calcext:value-type="float">
            <text:p>2.941</text:p>
          </table:table-cell>
          <table:table-cell office:value-type="date" office:date-value="2024-10-27T13:37:37.642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4.77173666219482" calcext:value-type="float">
            <text:p>4.77173666219482</text:p>
          </table:table-cell>
          <table:table-cell office:value-type="string" calcext:value-type="string">
            <text:p>x</text:p>
          </table:table-cell>
          <table:table-cell office:value-type="float" office:value="3.74522696172789" calcext:value-type="float">
            <text:p>3.74522696172789</text:p>
          </table:table-cell>
          <table:table-cell office:value-type="string" calcext:value-type="string">
            <text:p>y</text:p>
          </table:table-cell>
          <table:table-cell office:value-type="float" office:value="0.762440297826944" calcext:value-type="float">
            <text:p>0.762440297826944</text:p>
          </table:table-cell>
          <table:table-cell office:value-type="string" calcext:value-type="string">
            <text:p>degrees</text:p>
          </table:table-cell>
          <table:table-cell office:value-type="float" office:value="178.931804200617" calcext:value-type="float">
            <text:p>178.931804200617</text:p>
          </table:table-cell>
          <table:table-cell office:value-type="string" calcext:value-type="string">
            <text:p>velocityMetersPerSec</text:p>
          </table:table-cell>
          <table:table-cell office:value-type="float" office:value="1.53565849225279" calcext:value-type="float">
            <text:p>1.53565849225279</text:p>
          </table:table-cell>
          <table:table-cell table:number-columns-repeated="16370"/>
        </table:table-row>
        <table:table-row table:style-name="ro1">
          <table:table-cell table:style-name="ce21" table:formula="of:=([.B212]-[.$B$1])*24*3600" office:value-type="float" office:value="2.941000065" calcext:value-type="float">
            <text:p>2.941</text:p>
          </table:table-cell>
          <table:table-cell office:value-type="date" office:date-value="2024-10-27T13:37:37.642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4.81425901351062" calcext:value-type="float">
            <text:p>4.81425901351062</text:p>
          </table:table-cell>
          <table:table-cell office:value-type="string" calcext:value-type="string">
            <text:p>x</text:p>
          </table:table-cell>
          <table:table-cell office:value-type="float" office:value="3.67994924123421" calcext:value-type="float">
            <text:p>3.67994924123421</text:p>
          </table:table-cell>
          <table:table-cell office:value-type="string" calcext:value-type="string">
            <text:p>y</text:p>
          </table:table-cell>
          <table:table-cell office:value-type="float" office:value="0.764426243382599" calcext:value-type="float">
            <text:p>0.764426243382599</text:p>
          </table:table-cell>
          <table:table-cell office:value-type="string" calcext:value-type="string">
            <text:p>degrees</text:p>
          </table:table-cell>
          <table:table-cell office:value-type="float" office:value="177.587680712162" calcext:value-type="float">
            <text:p>177.587680712162</text:p>
          </table:table-cell>
          <table:table-cell office:value-type="string" calcext:value-type="string">
            <text:p>velocityMetersPerSec</text:p>
          </table:table-cell>
          <table:table-cell office:value-type="float" office:value="1.53604007186835" calcext:value-type="float">
            <text:p>1.53604007186835</text:p>
          </table:table-cell>
          <table:table-cell table:number-columns-repeated="16370"/>
        </table:table-row>
        <table:table-row table:style-name="ro1">
          <table:table-cell table:style-name="ce21" table:formula="of:=([.B213]-[.$B$1])*24*3600" office:value-type="float" office:value="2.941000065" calcext:value-type="float">
            <text:p>2.941</text:p>
          </table:table-cell>
          <table:table-cell office:value-type="date" office:date-value="2024-10-27T13:37:37.642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4.85704867407496" calcext:value-type="float">
            <text:p>4.85704867407496</text:p>
          </table:table-cell>
          <table:table-cell office:value-type="string" calcext:value-type="string">
            <text:p>x</text:p>
          </table:table-cell>
          <table:table-cell office:value-type="float" office:value="3.61433484580668" calcext:value-type="float">
            <text:p>3.61433484580668</text:p>
          </table:table-cell>
          <table:table-cell office:value-type="string" calcext:value-type="string">
            <text:p>y</text:p>
          </table:table-cell>
          <table:table-cell office:value-type="float" office:value="0.767955442037493" calcext:value-type="float">
            <text:p>0.767955442037493</text:p>
          </table:table-cell>
          <table:table-cell office:value-type="string" calcext:value-type="string">
            <text:p>degrees</text:p>
          </table:table-cell>
          <table:table-cell office:value-type="float" office:value="176.257468901946" calcext:value-type="float">
            <text:p>176.257468901946</text:p>
          </table:table-cell>
          <table:table-cell office:value-type="string" calcext:value-type="string">
            <text:p>velocityMetersPerSec</text:p>
          </table:table-cell>
          <table:table-cell office:value-type="float" office:value="1.53522707265218" calcext:value-type="float">
            <text:p>1.53522707265218</text:p>
          </table:table-cell>
          <table:table-cell table:number-columns-repeated="16370"/>
        </table:table-row>
        <table:table-row table:style-name="ro1">
          <table:table-cell table:style-name="ce21" table:formula="of:=([.B214]-[.$B$1])*24*3600" office:value-type="float" office:value="2.941000065" calcext:value-type="float">
            <text:p>2.941</text:p>
          </table:table-cell>
          <table:table-cell office:value-type="date" office:date-value="2024-10-27T13:37:37.642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4.90005799013102" calcext:value-type="float">
            <text:p>4.90005799013102</text:p>
          </table:table-cell>
          <table:table-cell office:value-type="string" calcext:value-type="string">
            <text:p>x</text:p>
          </table:table-cell>
          <table:table-cell office:value-type="float" office:value="3.54854416271779" calcext:value-type="float">
            <text:p>3.54854416271779</text:p>
          </table:table-cell>
          <table:table-cell office:value-type="string" calcext:value-type="string">
            <text:p>y</text:p>
          </table:table-cell>
          <table:table-cell office:value-type="float" office:value="0.7730239751591" calcext:value-type="float">
            <text:p>0.7730239751591</text:p>
          </table:table-cell>
          <table:table-cell office:value-type="string" calcext:value-type="string">
            <text:p>degrees</text:p>
          </table:table-cell>
          <table:table-cell office:value-type="float" office:value="174.932698092261" calcext:value-type="float">
            <text:p>174.932698092261</text:p>
          </table:table-cell>
          <table:table-cell office:value-type="string" calcext:value-type="string">
            <text:p>velocityMetersPerSec</text:p>
          </table:table-cell>
          <table:table-cell office:value-type="float" office:value="1.53320743976076" calcext:value-type="float">
            <text:p>1.53320743976076</text:p>
          </table:table-cell>
          <table:table-cell table:number-columns-repeated="16370"/>
        </table:table-row>
        <table:table-row table:style-name="ro1">
          <table:table-cell table:style-name="ce21" table:formula="of:=([.B215]-[.$B$1])*24*3600" office:value-type="float" office:value="2.941000065" calcext:value-type="float">
            <text:p>2.941</text:p>
          </table:table-cell>
          <table:table-cell office:value-type="date" office:date-value="2024-10-27T13:37:37.642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4.94324031237173" calcext:value-type="float">
            <text:p>4.94324031237173</text:p>
          </table:table-cell>
          <table:table-cell office:value-type="string" calcext:value-type="string">
            <text:p>x</text:p>
          </table:table-cell>
          <table:table-cell office:value-type="float" office:value="3.48273757924003" calcext:value-type="float">
            <text:p>3.48273757924003</text:p>
          </table:table-cell>
          <table:table-cell office:value-type="string" calcext:value-type="string">
            <text:p>y</text:p>
          </table:table-cell>
          <table:table-cell office:value-type="float" office:value="0.779627924114898" calcext:value-type="float">
            <text:p>0.779627924114898</text:p>
          </table:table-cell>
          <table:table-cell office:value-type="string" calcext:value-type="string">
            <text:p>degrees</text:p>
          </table:table-cell>
          <table:table-cell office:value-type="float" office:value="173.605107092719" calcext:value-type="float">
            <text:p>173.605107092719</text:p>
          </table:table-cell>
          <table:table-cell office:value-type="string" calcext:value-type="string">
            <text:p>velocityMetersPerSec</text:p>
          </table:table-cell>
          <table:table-cell office:value-type="float" office:value="1.52994970561229" calcext:value-type="float">
            <text:p>1.52994970561229</text:p>
          </table:table-cell>
          <table:table-cell table:number-columns-repeated="16370"/>
        </table:table-row>
        <table:table-row table:style-name="ro1">
          <table:table-cell table:style-name="ce21" table:formula="of:=([.B216]-[.$B$1])*24*3600" office:value-type="float" office:value="2.941000065" calcext:value-type="float">
            <text:p>2.941</text:p>
          </table:table-cell>
          <table:table-cell office:value-type="date" office:date-value="2024-10-27T13:37:37.642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4.98655064510496" calcext:value-type="float">
            <text:p>4.98655064510496</text:p>
          </table:table-cell>
          <table:table-cell office:value-type="string" calcext:value-type="string">
            <text:p>x</text:p>
          </table:table-cell>
          <table:table-cell office:value-type="float" office:value="3.41707548264588" calcext:value-type="float">
            <text:p>3.41707548264588</text:p>
          </table:table-cell>
          <table:table-cell office:value-type="string" calcext:value-type="string">
            <text:p>y</text:p>
          </table:table-cell>
          <table:table-cell office:value-type="float" office:value="0.787763370272364" calcext:value-type="float">
            <text:p>0.787763370272364</text:p>
          </table:table-cell>
          <table:table-cell office:value-type="string" calcext:value-type="string">
            <text:p>degrees</text:p>
          </table:table-cell>
          <table:table-cell office:value-type="float" office:value="172.266500733211" calcext:value-type="float">
            <text:p>172.266500733211</text:p>
          </table:table-cell>
          <table:table-cell office:value-type="string" calcext:value-type="string">
            <text:p>velocityMetersPerSec</text:p>
          </table:table-cell>
          <table:table-cell office:value-type="float" office:value="1.5254026054996" calcext:value-type="float">
            <text:p>1.5254026054996</text:p>
          </table:table-cell>
          <table:table-cell table:number-columns-repeated="16370"/>
        </table:table-row>
        <table:table-row table:style-name="ro1">
          <table:table-cell table:style-name="ce21" table:formula="of:=([.B217]-[.$B$1])*24*3600" office:value-type="float" office:value="2.942000236" calcext:value-type="float">
            <text:p>2.942</text:p>
          </table:table-cell>
          <table:table-cell office:value-type="date" office:date-value="2024-10-27T13:37:37.643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5.02994632860475" calcext:value-type="float">
            <text:p>5.02994632860475</text:p>
          </table:table-cell>
          <table:table-cell office:value-type="string" calcext:value-type="string">
            <text:p>x</text:p>
          </table:table-cell>
          <table:table-cell office:value-type="float" office:value="3.35171826020782" calcext:value-type="float">
            <text:p>3.35171826020782</text:p>
          </table:table-cell>
          <table:table-cell office:value-type="string" calcext:value-type="string">
            <text:p>y</text:p>
          </table:table-cell>
          <table:table-cell office:value-type="float" office:value="0.797426394998975" calcext:value-type="float">
            <text:p>0.797426394998975</text:p>
          </table:table-cell>
          <table:table-cell office:value-type="string" calcext:value-type="string">
            <text:p>degrees</text:p>
          </table:table-cell>
          <table:table-cell office:value-type="float" office:value="170.908611683253" calcext:value-type="float">
            <text:p>170.908611683253</text:p>
          </table:table-cell>
          <table:table-cell office:value-type="string" calcext:value-type="string">
            <text:p>velocityMetersPerSec</text:p>
          </table:table-cell>
          <table:table-cell office:value-type="float" office:value="1.51949456199406" calcext:value-type="float">
            <text:p>1.51949456199406</text:p>
          </table:table-cell>
          <table:table-cell table:number-columns-repeated="16370"/>
        </table:table-row>
        <table:table-row table:style-name="ro1">
          <table:table-cell table:style-name="ce21" table:formula="of:=([.B218]-[.$B$1])*24*3600" office:value-type="float" office:value="2.942000236" calcext:value-type="float">
            <text:p>2.942</text:p>
          </table:table-cell>
          <table:table-cell office:value-type="date" office:date-value="2024-10-27T13:37:37.643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5.07338776748387" calcext:value-type="float">
            <text:p>5.07338776748387</text:p>
          </table:table-cell>
          <table:table-cell office:value-type="string" calcext:value-type="string">
            <text:p>x</text:p>
          </table:table-cell>
          <table:table-cell office:value-type="float" office:value="3.28682629919835" calcext:value-type="float">
            <text:p>3.28682629919835</text:p>
          </table:table-cell>
          <table:table-cell office:value-type="string" calcext:value-type="string">
            <text:p>y</text:p>
          </table:table-cell>
          <table:table-cell office:value-type="float" office:value="0.808613079662207" calcext:value-type="float">
            <text:p>0.808613079662207</text:p>
          </table:table-cell>
          <table:table-cell office:value-type="string" calcext:value-type="string">
            <text:p>degrees</text:p>
          </table:table-cell>
          <table:table-cell office:value-type="float" office:value="169.522964070487" calcext:value-type="float">
            <text:p>169.522964070487</text:p>
          </table:table-cell>
          <table:table-cell office:value-type="string" calcext:value-type="string">
            <text:p>velocityMetersPerSec</text:p>
          </table:table-cell>
          <table:table-cell office:value-type="float" office:value="1.51213312907235" calcext:value-type="float">
            <text:p>1.51213312907235</text:p>
          </table:table-cell>
          <table:table-cell table:number-columns-repeated="16370"/>
        </table:table-row>
        <table:table-row table:style-name="ro1">
          <table:table-cell table:style-name="ce21" table:formula="of:=([.B219]-[.$B$1])*24*3600" office:value-type="float" office:value="2.942000236" calcext:value-type="float">
            <text:p>2.942</text:p>
          </table:table-cell>
          <table:table-cell office:value-type="date" office:date-value="2024-10-27T13:37:37.643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5.11683921759913" calcext:value-type="float">
            <text:p>5.11683921759913</text:p>
          </table:table-cell>
          <table:table-cell office:value-type="string" calcext:value-type="string">
            <text:p>x</text:p>
          </table:table-cell>
          <table:table-cell office:value-type="float" office:value="3.22255998688995" calcext:value-type="float">
            <text:p>3.22255998688995</text:p>
          </table:table-cell>
          <table:table-cell office:value-type="string" calcext:value-type="string">
            <text:p>y</text:p>
          </table:table-cell>
          <table:table-cell office:value-type="float" office:value="0.821319505629538" calcext:value-type="float">
            <text:p>0.821319505629538</text:p>
          </table:table-cell>
          <table:table-cell office:value-type="string" calcext:value-type="string">
            <text:p>degrees</text:p>
          </table:table-cell>
          <table:table-cell office:value-type="float" office:value="168.100735781987" calcext:value-type="float">
            <text:p>168.100735781987</text:p>
          </table:table-cell>
          <table:table-cell office:value-type="string" calcext:value-type="string">
            <text:p>velocityMetersPerSec</text:p>
          </table:table-cell>
          <table:table-cell office:value-type="float" office:value="1.50320454818033" calcext:value-type="float">
            <text:p>1.50320454818033</text:p>
          </table:table-cell>
          <table:table-cell table:number-columns-repeated="16370"/>
        </table:table-row>
        <table:table-row table:style-name="ro1">
          <table:table-cell table:style-name="ce21" table:formula="of:=([.B220]-[.$B$1])*24*3600" office:value-type="float" office:value="2.942000236" calcext:value-type="float">
            <text:p>2.942</text:p>
          </table:table-cell>
          <table:table-cell office:value-type="date" office:date-value="2024-10-27T13:37:37.643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5.16026964312687" calcext:value-type="float">
            <text:p>5.16026964312687</text:p>
          </table:table-cell>
          <table:table-cell office:value-type="string" calcext:value-type="string">
            <text:p>x</text:p>
          </table:table-cell>
          <table:table-cell office:value-type="float" office:value="3.15907971055511" calcext:value-type="float">
            <text:p>3.15907971055511</text:p>
          </table:table-cell>
          <table:table-cell office:value-type="string" calcext:value-type="string">
            <text:p>y</text:p>
          </table:table-cell>
          <table:table-cell office:value-type="float" office:value="0.835541754268445" calcext:value-type="float">
            <text:p>0.835541754268445</text:p>
          </table:table-cell>
          <table:table-cell office:value-type="string" calcext:value-type="string">
            <text:p>degrees</text:p>
          </table:table-cell>
          <table:table-cell office:value-type="float" office:value="166.632616723939" calcext:value-type="float">
            <text:p>166.632616723939</text:p>
          </table:table-cell>
          <table:table-cell office:value-type="string" calcext:value-type="string">
            <text:p>velocityMetersPerSec</text:p>
          </table:table-cell>
          <table:table-cell office:value-type="float" office:value="1.49257365085606" calcext:value-type="float">
            <text:p>1.49257365085606</text:p>
          </table:table-cell>
          <table:table-cell table:number-columns-repeated="16370"/>
        </table:table-row>
        <table:table-row table:style-name="ro1">
          <table:table-cell table:style-name="ce21" table:formula="of:=([.B221]-[.$B$1])*24*3600" office:value-type="float" office:value="2.942000236" calcext:value-type="float">
            <text:p>2.942</text:p>
          </table:table-cell>
          <table:table-cell office:value-type="date" office:date-value="2024-10-27T13:37:37.643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5.2036536535733" calcext:value-type="float">
            <text:p>5.2036536535733</text:p>
          </table:table-cell>
          <table:table-cell office:value-type="string" calcext:value-type="string">
            <text:p>x</text:p>
          </table:table-cell>
          <table:table-cell office:value-type="float" office:value="3.0965458574663" calcext:value-type="float">
            <text:p>3.0965458574663</text:p>
          </table:table-cell>
          <table:table-cell office:value-type="string" calcext:value-type="string">
            <text:p>y</text:p>
          </table:table-cell>
          <table:table-cell office:value-type="float" office:value="0.851275906946403" calcext:value-type="float">
            <text:p>0.851275906946403</text:p>
          </table:table-cell>
          <table:table-cell office:value-type="string" calcext:value-type="string">
            <text:p>degrees</text:p>
          </table:table-cell>
          <table:table-cell office:value-type="float" office:value="165.108660803685" calcext:value-type="float">
            <text:p>165.108660803685</text:p>
          </table:table-cell>
          <table:table-cell office:value-type="string" calcext:value-type="string">
            <text:p>velocityMetersPerSec</text:p>
          </table:table-cell>
          <table:table-cell office:value-type="float" office:value="1.48008445328977" calcext:value-type="float">
            <text:p>1.48008445328977</text:p>
          </table:table-cell>
          <table:table-cell table:number-columns-repeated="16370"/>
        </table:table-row>
        <table:table-row table:style-name="ro1">
          <table:table-cell table:style-name="ce21" table:formula="of:=([.B222]-[.$B$1])*24*3600" office:value-type="float" office:value="2.942000236" calcext:value-type="float">
            <text:p>2.942</text:p>
          </table:table-cell>
          <table:table-cell office:value-type="date" office:date-value="2024-10-27T13:37:37.643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5.24697252694221" calcext:value-type="float">
            <text:p>5.24697252694221</text:p>
          </table:table-cell>
          <table:table-cell office:value-type="string" calcext:value-type="string">
            <text:p>x</text:p>
          </table:table-cell>
          <table:table-cell office:value-type="float" office:value="3.03511881489602" calcext:value-type="float">
            <text:p>3.03511881489602</text:p>
          </table:table-cell>
          <table:table-cell office:value-type="string" calcext:value-type="string">
            <text:p>y</text:p>
          </table:table-cell>
          <table:table-cell office:value-type="float" office:value="0.86851804503089" calcext:value-type="float">
            <text:p>0.86851804503089</text:p>
          </table:table-cell>
          <table:table-cell office:value-type="string" calcext:value-type="string">
            <text:p>degrees</text:p>
          </table:table-cell>
          <table:table-cell office:value-type="float" office:value="163.518130096527" calcext:value-type="float">
            <text:p>163.518130096527</text:p>
          </table:table-cell>
          <table:table-cell office:value-type="string" calcext:value-type="string">
            <text:p>velocityMetersPerSec</text:p>
          </table:table-cell>
          <table:table-cell office:value-type="float" office:value="1.46556193339934" calcext:value-type="float">
            <text:p>1.46556193339934</text:p>
          </table:table-cell>
          <table:table-cell table:number-columns-repeated="16370"/>
        </table:table-row>
        <table:table-row table:style-name="ro1">
          <table:table-cell table:style-name="ce21" table:formula="of:=([.B223]-[.$B$1])*24*3600" office:value-type="float" office:value="2.942000236" calcext:value-type="float">
            <text:p>2.942</text:p>
          </table:table-cell>
          <table:table-cell office:value-type="date" office:date-value="2024-10-27T13:37:37.643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5.33340703731177" calcext:value-type="float">
            <text:p>5.33340703731177</text:p>
          </table:table-cell>
          <table:table-cell office:value-type="string" calcext:value-type="string">
            <text:p>x</text:p>
          </table:table-cell>
          <table:table-cell office:value-type="float" office:value="2.91622671040099" calcext:value-type="float">
            <text:p>2.91622671040099</text:p>
          </table:table-cell>
          <table:table-cell office:value-type="string" calcext:value-type="string">
            <text:p>y</text:p>
          </table:table-cell>
          <table:table-cell office:value-type="float" office:value="0.907510602889359" calcext:value-type="float">
            <text:p>0.907510602889359</text:p>
          </table:table-cell>
          <table:table-cell office:value-type="string" calcext:value-type="string">
            <text:p>degrees</text:p>
          </table:table-cell>
          <table:table-cell office:value-type="float" office:value="160.089441777237" calcext:value-type="float">
            <text:p>160.089441777237</text:p>
          </table:table-cell>
          <table:table-cell office:value-type="string" calcext:value-type="string">
            <text:p>velocityMetersPerSec</text:p>
          </table:table-cell>
          <table:table-cell office:value-type="float" office:value="1.42964618009001" calcext:value-type="float">
            <text:p>1.42964618009001</text:p>
          </table:table-cell>
          <table:table-cell table:number-columns-repeated="16370"/>
        </table:table-row>
        <table:table-row table:style-name="ro1">
          <table:table-cell table:style-name="ce21" table:formula="of:=([.B224]-[.$B$1])*24*3600" office:value-type="float" office:value="2.942000236" calcext:value-type="float">
            <text:p>2.942</text:p>
          </table:table-cell>
          <table:table-cell office:value-type="date" office:date-value="2024-10-27T13:37:37.643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5.41957780607504" calcext:value-type="float">
            <text:p>5.41957780607504</text:p>
          </table:table-cell>
          <table:table-cell office:value-type="string" calcext:value-type="string">
            <text:p>x</text:p>
          </table:table-cell>
          <table:table-cell office:value-type="float" office:value="2.80368649524989" calcext:value-type="float">
            <text:p>2.80368649524989</text:p>
          </table:table-cell>
          <table:table-cell office:value-type="string" calcext:value-type="string">
            <text:p>y</text:p>
          </table:table-cell>
          <table:table-cell office:value-type="float" office:value="0.952488078783667" calcext:value-type="float">
            <text:p>0.952488078783667</text:p>
          </table:table-cell>
          <table:table-cell office:value-type="string" calcext:value-type="string">
            <text:p>degrees</text:p>
          </table:table-cell>
          <table:table-cell office:value-type="float" office:value="156.238435584658" calcext:value-type="float">
            <text:p>156.238435584658</text:p>
          </table:table-cell>
          <table:table-cell office:value-type="string" calcext:value-type="string">
            <text:p>velocityMetersPerSec</text:p>
          </table:table-cell>
          <table:table-cell office:value-type="float" office:value="1.38326099920946" calcext:value-type="float">
            <text:p>1.38326099920946</text:p>
          </table:table-cell>
          <table:table-cell table:number-columns-repeated="16370"/>
        </table:table-row>
        <table:table-row table:style-name="ro1">
          <table:table-cell table:style-name="ce21" table:formula="of:=([.B225]-[.$B$1])*24*3600" office:value-type="float" office:value="2.942000236" calcext:value-type="float">
            <text:p>2.942</text:p>
          </table:table-cell>
          <table:table-cell office:value-type="date" office:date-value="2024-10-27T13:37:37.643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5.50569086901217" calcext:value-type="float">
            <text:p>5.50569086901217</text:p>
          </table:table-cell>
          <table:table-cell office:value-type="string" calcext:value-type="string">
            <text:p>x</text:p>
          </table:table-cell>
          <table:table-cell office:value-type="float" office:value="2.69878126762261" calcext:value-type="float">
            <text:p>2.69878126762261</text:p>
          </table:table-cell>
          <table:table-cell office:value-type="string" calcext:value-type="string">
            <text:p>y</text:p>
          </table:table-cell>
          <table:table-cell office:value-type="float" office:value="1.00341912365363" calcext:value-type="float">
            <text:p>1.00341912365363</text:p>
          </table:table-cell>
          <table:table-cell office:value-type="string" calcext:value-type="string">
            <text:p>degrees</text:p>
          </table:table-cell>
          <table:table-cell office:value-type="float" office:value="151.833635181154" calcext:value-type="float">
            <text:p>151.833635181154</text:p>
          </table:table-cell>
          <table:table-cell office:value-type="string" calcext:value-type="string">
            <text:p>velocityMetersPerSec</text:p>
          </table:table-cell>
          <table:table-cell office:value-type="float" office:value="1.32515701086782" calcext:value-type="float">
            <text:p>1.32515701086782</text:p>
          </table:table-cell>
          <table:table-cell table:number-columns-repeated="16370"/>
        </table:table-row>
        <table:table-row table:style-name="ro1">
          <table:table-cell table:style-name="ce21" table:formula="of:=([.B226]-[.$B$1])*24*3600" office:value-type="float" office:value="2.942000236" calcext:value-type="float">
            <text:p>2.942</text:p>
          </table:table-cell>
          <table:table-cell office:value-type="date" office:date-value="2024-10-27T13:37:37.643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5.54883282080609" calcext:value-type="float">
            <text:p>5.54883282080609</text:p>
          </table:table-cell>
          <table:table-cell office:value-type="string" calcext:value-type="string">
            <text:p>x</text:p>
          </table:table-cell>
          <table:table-cell office:value-type="float" office:value="2.64959274231162" calcext:value-type="float">
            <text:p>2.64959274231162</text:p>
          </table:table-cell>
          <table:table-cell office:value-type="string" calcext:value-type="string">
            <text:p>y</text:p>
          </table:table-cell>
          <table:table-cell office:value-type="float" office:value="1.03110743787317" calcext:value-type="float">
            <text:p>1.03110743787317</text:p>
          </table:table-cell>
          <table:table-cell office:value-type="string" calcext:value-type="string">
            <text:p>degrees</text:p>
          </table:table-cell>
          <table:table-cell office:value-type="float" office:value="149.375115246844" calcext:value-type="float">
            <text:p>149.375115246844</text:p>
          </table:table-cell>
          <table:table-cell office:value-type="string" calcext:value-type="string">
            <text:p>velocityMetersPerSec</text:p>
          </table:table-cell>
          <table:table-cell office:value-type="float" office:value="1.29160105887456" calcext:value-type="float">
            <text:p>1.29160105887456</text:p>
          </table:table-cell>
          <table:table-cell table:number-columns-repeated="16370"/>
        </table:table-row>
        <table:table-row table:style-name="ro1">
          <table:table-cell table:style-name="ce21" table:formula="of:=([.B227]-[.$B$1])*24*3600" office:value-type="float" office:value="2.942000236" calcext:value-type="float">
            <text:p>2.942</text:p>
          </table:table-cell>
          <table:table-cell office:value-type="date" office:date-value="2024-10-27T13:37:37.643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5.59213569450018" calcext:value-type="float">
            <text:p>5.59213569450018</text:p>
          </table:table-cell>
          <table:table-cell office:value-type="string" calcext:value-type="string">
            <text:p>x</text:p>
          </table:table-cell>
          <table:table-cell office:value-type="float" office:value="2.60279412569904" calcext:value-type="float">
            <text:p>2.60279412569904</text:p>
          </table:table-cell>
          <table:table-cell office:value-type="string" calcext:value-type="string">
            <text:p>y</text:p>
          </table:table-cell>
          <table:table-cell office:value-type="float" office:value="1.06027238843906" calcext:value-type="float">
            <text:p>1.06027238843906</text:p>
          </table:table-cell>
          <table:table-cell office:value-type="string" calcext:value-type="string">
            <text:p>degrees</text:p>
          </table:table-cell>
          <table:table-cell office:value-type="float" office:value="146.71663379939" calcext:value-type="float">
            <text:p>146.71663379939</text:p>
          </table:table-cell>
          <table:table-cell office:value-type="string" calcext:value-type="string">
            <text:p>velocityMetersPerSec</text:p>
          </table:table-cell>
          <table:table-cell office:value-type="float" office:value="1.25523160643346" calcext:value-type="float">
            <text:p>1.25523160643346</text:p>
          </table:table-cell>
          <table:table-cell table:number-columns-repeated="16370"/>
        </table:table-row>
        <table:table-row table:style-name="ro1">
          <table:table-cell table:style-name="ce21" table:formula="of:=([.B228]-[.$B$1])*24*3600" office:value-type="float" office:value="2.942000236" calcext:value-type="float">
            <text:p>2.942</text:p>
          </table:table-cell>
          <table:table-cell office:value-type="date" office:date-value="2024-10-27T13:37:37.643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5.63568531168226" calcext:value-type="float">
            <text:p>5.63568531168226</text:p>
          </table:table-cell>
          <table:table-cell office:value-type="string" calcext:value-type="string">
            <text:p>x</text:p>
          </table:table-cell>
          <table:table-cell office:value-type="float" office:value="2.55854580505736" calcext:value-type="float">
            <text:p>2.55854580505736</text:p>
          </table:table-cell>
          <table:table-cell office:value-type="string" calcext:value-type="string">
            <text:p>y</text:p>
          </table:table-cell>
          <table:table-cell office:value-type="float" office:value="1.09091005671876" calcext:value-type="float">
            <text:p>1.09091005671876</text:p>
          </table:table-cell>
          <table:table-cell office:value-type="string" calcext:value-type="string">
            <text:p>degrees</text:p>
          </table:table-cell>
          <table:table-cell office:value-type="float" office:value="143.834577273355" calcext:value-type="float">
            <text:p>143.834577273355</text:p>
          </table:table-cell>
          <table:table-cell office:value-type="string" calcext:value-type="string">
            <text:p>velocityMetersPerSec</text:p>
          </table:table-cell>
          <table:table-cell office:value-type="float" office:value="1.21642687563415" calcext:value-type="float">
            <text:p>1.21642687563415</text:p>
          </table:table-cell>
          <table:table-cell table:number-columns-repeated="16370"/>
        </table:table-row>
        <table:table-row table:style-name="ro1">
          <table:table-cell table:style-name="ce21" table:formula="of:=([.B229]-[.$B$1])*24*3600" office:value-type="float" office:value="2.942000236" calcext:value-type="float">
            <text:p>2.942</text:p>
          </table:table-cell>
          <table:table-cell office:value-type="date" office:date-value="2024-10-27T13:37:37.643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5.67957685062294" calcext:value-type="float">
            <text:p>5.67957685062294</text:p>
          </table:table-cell>
          <table:table-cell office:value-type="string" calcext:value-type="string">
            <text:p>x</text:p>
          </table:table-cell>
          <table:table-cell office:value-type="float" office:value="2.51700816765907" calcext:value-type="float">
            <text:p>2.51700816765907</text:p>
          </table:table-cell>
          <table:table-cell office:value-type="string" calcext:value-type="string">
            <text:p>y</text:p>
          </table:table-cell>
          <table:table-cell office:value-type="float" office:value="1.12301652407977" calcext:value-type="float">
            <text:p>1.12301652407977</text:p>
          </table:table-cell>
          <table:table-cell office:value-type="string" calcext:value-type="string">
            <text:p>degrees</text:p>
          </table:table-cell>
          <table:table-cell office:value-type="float" office:value="140.704710394247" calcext:value-type="float">
            <text:p>140.704710394247</text:p>
          </table:table-cell>
          <table:table-cell office:value-type="string" calcext:value-type="string">
            <text:p>velocityMetersPerSec</text:p>
          </table:table-cell>
          <table:table-cell office:value-type="float" office:value="1.17581228821509" calcext:value-type="float">
            <text:p>1.17581228821509</text:p>
          </table:table-cell>
          <table:table-cell table:number-columns-repeated="16370"/>
        </table:table-row>
        <table:table-row table:style-name="ro1">
          <table:table-cell table:style-name="ce21" table:formula="of:=([.B230]-[.$B$1])*24*3600" office:value-type="float" office:value="2.942000236" calcext:value-type="float">
            <text:p>2.942</text:p>
          </table:table-cell>
          <table:table-cell office:value-type="date" office:date-value="2024-10-27T13:37:37.643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5.72390960522848" calcext:value-type="float">
            <text:p>5.72390960522848</text:p>
          </table:table-cell>
          <table:table-cell office:value-type="string" calcext:value-type="string">
            <text:p>x</text:p>
          </table:table-cell>
          <table:table-cell office:value-type="float" office:value="2.47834160077665" calcext:value-type="float">
            <text:p>2.47834160077665</text:p>
          </table:table-cell>
          <table:table-cell office:value-type="string" calcext:value-type="string">
            <text:p>y</text:p>
          </table:table-cell>
          <table:table-cell office:value-type="float" office:value="1.15658787188955" calcext:value-type="float">
            <text:p>1.15658787188955</text:p>
          </table:table-cell>
          <table:table-cell office:value-type="string" calcext:value-type="string">
            <text:p>degrees</text:p>
          </table:table-cell>
          <table:table-cell office:value-type="float" office:value="137.303322690228" calcext:value-type="float">
            <text:p>137.303322690228</text:p>
          </table:table-cell>
          <table:table-cell office:value-type="string" calcext:value-type="string">
            <text:p>velocityMetersPerSec</text:p>
          </table:table-cell>
          <table:table-cell office:value-type="float" office:value="1.13430013790449" calcext:value-type="float">
            <text:p>1.13430013790449</text:p>
          </table:table-cell>
          <table:table-cell table:number-columns-repeated="16370"/>
        </table:table-row>
        <table:table-row table:style-name="ro1">
          <table:table-cell table:style-name="ce21" table:formula="of:=([.B231]-[.$B$1])*24*3600" office:value-type="float" office:value="2.942000236" calcext:value-type="float">
            <text:p>2.942</text:p>
          </table:table-cell>
          <table:table-cell office:value-type="date" office:date-value="2024-10-27T13:37:37.643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5.76877893625169" calcext:value-type="float">
            <text:p>5.76877893625169</text:p>
          </table:table-cell>
          <table:table-cell office:value-type="string" calcext:value-type="string">
            <text:p>x</text:p>
          </table:table-cell>
          <table:table-cell office:value-type="float" office:value="2.44270649168258" calcext:value-type="float">
            <text:p>2.44270649168258</text:p>
          </table:table-cell>
          <table:table-cell office:value-type="string" calcext:value-type="string">
            <text:p>y</text:p>
          </table:table-cell>
          <table:table-cell office:value-type="float" office:value="1.19162018151558" calcext:value-type="float">
            <text:p>1.19162018151558</text:p>
          </table:table-cell>
          <table:table-cell office:value-type="string" calcext:value-type="string">
            <text:p>degrees</text:p>
          </table:table-cell>
          <table:table-cell office:value-type="float" office:value="133.60900281243" calcext:value-type="float">
            <text:p>133.60900281243</text:p>
          </table:table-cell>
          <table:table-cell office:value-type="string" calcext:value-type="string">
            <text:p>velocityMetersPerSec</text:p>
          </table:table-cell>
          <table:table-cell office:value-type="float" office:value="1.09311122578127" calcext:value-type="float">
            <text:p>1.09311122578127</text:p>
          </table:table-cell>
          <table:table-cell table:number-columns-repeated="16370"/>
        </table:table-row>
        <table:table-row table:style-name="ro1">
          <table:table-cell table:style-name="ce21" table:formula="of:=([.B232]-[.$B$1])*24*3600" office:value-type="float" office:value="2.942000236" calcext:value-type="float">
            <text:p>2.942</text:p>
          </table:table-cell>
          <table:table-cell office:value-type="date" office:date-value="2024-10-27T13:37:37.643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5.81426503801128" calcext:value-type="float">
            <text:p>5.81426503801128</text:p>
          </table:table-cell>
          <table:table-cell office:value-type="string" calcext:value-type="string">
            <text:p>x</text:p>
          </table:table-cell>
          <table:table-cell office:value-type="float" office:value="2.41026322764935" calcext:value-type="float">
            <text:p>2.41026322764935</text:p>
          </table:table-cell>
          <table:table-cell office:value-type="string" calcext:value-type="string">
            <text:p>y</text:p>
          </table:table-cell>
          <table:table-cell office:value-type="float" office:value="1.22810953432534" calcext:value-type="float">
            <text:p>1.22810953432534</text:p>
          </table:table-cell>
          <table:table-cell office:value-type="string" calcext:value-type="string">
            <text:p>degrees</text:p>
          </table:table-cell>
          <table:table-cell office:value-type="float" office:value="129.605169466191" calcext:value-type="float">
            <text:p>129.605169466191</text:p>
          </table:table-cell>
          <table:table-cell office:value-type="string" calcext:value-type="string">
            <text:p>velocityMetersPerSec</text:p>
          </table:table-cell>
          <table:table-cell office:value-type="float" office:value="1.05376934932904" calcext:value-type="float">
            <text:p>1.05376934932904</text:p>
          </table:table-cell>
          <table:table-cell table:number-columns-repeated="16370"/>
        </table:table-row>
        <table:table-row table:style-name="ro1">
          <table:table-cell table:style-name="ce21" table:formula="of:=([.B233]-[.$B$1])*24*3600" office:value-type="float" office:value="2.942000236" calcext:value-type="float">
            <text:p>2.942</text:p>
          </table:table-cell>
          <table:table-cell office:value-type="date" office:date-value="2024-10-27T13:37:37.643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5.86041868082122" calcext:value-type="float">
            <text:p>5.86041868082122</text:p>
          </table:table-cell>
          <table:table-cell office:value-type="string" calcext:value-type="string">
            <text:p>x</text:p>
          </table:table-cell>
          <table:table-cell office:value-type="float" office:value="2.38117219594945" calcext:value-type="float">
            <text:p>2.38117219594945</text:p>
          </table:table-cell>
          <table:table-cell office:value-type="string" calcext:value-type="string">
            <text:p>y</text:p>
          </table:table-cell>
          <table:table-cell office:value-type="float" office:value="1.2660520116863" calcext:value-type="float">
            <text:p>1.2660520116863</text:p>
          </table:table-cell>
          <table:table-cell office:value-type="string" calcext:value-type="string">
            <text:p>degrees</text:p>
          </table:table-cell>
          <table:table-cell office:value-type="float" office:value="125.283387727544" calcext:value-type="float">
            <text:p>125.283387727544</text:p>
          </table:table-cell>
          <table:table-cell office:value-type="string" calcext:value-type="string">
            <text:p>velocityMetersPerSec</text:p>
          </table:table-cell>
          <table:table-cell office:value-type="float" office:value="1.01806246419793" calcext:value-type="float">
            <text:p>1.01806246419793</text:p>
          </table:table-cell>
          <table:table-cell table:number-columns-repeated="16370"/>
        </table:table-row>
        <table:table-row table:style-name="ro1">
          <table:table-cell table:style-name="ce21" table:formula="of:=([.B234]-[.$B$1])*24*3600" office:value-type="float" office:value="2.942000236" calcext:value-type="float">
            <text:p>2.942</text:p>
          </table:table-cell>
          <table:table-cell office:value-type="date" office:date-value="2024-10-27T13:37:37.643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5.90724510122935" calcext:value-type="float">
            <text:p>5.90724510122935</text:p>
          </table:table-cell>
          <table:table-cell office:value-type="string" calcext:value-type="string">
            <text:p>x</text:p>
          </table:table-cell>
          <table:table-cell office:value-type="float" office:value="2.35559378385537" calcext:value-type="float">
            <text:p>2.35559378385537</text:p>
          </table:table-cell>
          <table:table-cell office:value-type="string" calcext:value-type="string">
            <text:p>y</text:p>
          </table:table-cell>
          <table:table-cell office:value-type="float" office:value="1.30544369496595" calcext:value-type="float">
            <text:p>1.30544369496595</text:p>
          </table:table-cell>
          <table:table-cell office:value-type="string" calcext:value-type="string">
            <text:p>degrees</text:p>
          </table:table-cell>
          <table:table-cell office:value-type="float" office:value="120.647285028434" calcext:value-type="float">
            <text:p>120.647285028434</text:p>
          </table:table-cell>
          <table:table-cell office:value-type="string" calcext:value-type="string">
            <text:p>velocityMetersPerSec</text:p>
          </table:table-cell>
          <table:table-cell office:value-type="float" office:value="0.987969460510567" calcext:value-type="float">
            <text:p>0.987969460510567</text:p>
          </table:table-cell>
          <table:table-cell table:number-columns-repeated="16370"/>
        </table:table-row>
        <table:table-row table:style-name="ro1">
          <table:table-cell table:style-name="ce21" table:formula="of:=([.B235]-[.$B$1])*24*3600" office:value-type="float" office:value="2.942000236" calcext:value-type="float">
            <text:p>2.942</text:p>
          </table:table-cell>
          <table:table-cell office:value-type="date" office:date-value="2024-10-27T13:37:37.643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5.95468871849112" calcext:value-type="float">
            <text:p>5.95468871849112</text:p>
          </table:table-cell>
          <table:table-cell office:value-type="string" calcext:value-type="string">
            <text:p>x</text:p>
          </table:table-cell>
          <table:table-cell office:value-type="float" office:value="2.33368837863958" calcext:value-type="float">
            <text:p>2.33368837863958</text:p>
          </table:table-cell>
          <table:table-cell office:value-type="string" calcext:value-type="string">
            <text:p>y</text:p>
          </table:table-cell>
          <table:table-cell office:value-type="float" office:value="1.34628066553175" calcext:value-type="float">
            <text:p>1.34628066553175</text:p>
          </table:table-cell>
          <table:table-cell office:value-type="string" calcext:value-type="string">
            <text:p>degrees</text:p>
          </table:table-cell>
          <table:table-cell office:value-type="float" office:value="115.716538522479" calcext:value-type="float">
            <text:p>115.716538522479</text:p>
          </table:table-cell>
          <table:table-cell office:value-type="string" calcext:value-type="string">
            <text:p>velocityMetersPerSec</text:p>
          </table:table-cell>
          <table:table-cell office:value-type="float" office:value="0.965556954488954" calcext:value-type="float">
            <text:p>0.965556954488954</text:p>
          </table:table-cell>
          <table:table-cell table:number-columns-repeated="16370"/>
        </table:table-row>
        <table:table-row table:style-name="ro1">
          <table:table-cell table:style-name="ce21" table:formula="of:=([.B236]-[.$B$1])*24*3600" office:value-type="float" office:value="2.942000236" calcext:value-type="float">
            <text:p>2.942</text:p>
          </table:table-cell>
          <table:table-cell office:value-type="date" office:date-value="2024-10-27T13:37:37.643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5.97862739632845" calcext:value-type="float">
            <text:p>5.97862739632845</text:p>
          </table:table-cell>
          <table:table-cell office:value-type="string" calcext:value-type="string">
            <text:p>x</text:p>
          </table:table-cell>
          <table:table-cell office:value-type="float" office:value="2.3241631746337" calcext:value-type="float">
            <text:p>2.3241631746337</text:p>
          </table:table-cell>
          <table:table-cell office:value-type="string" calcext:value-type="string">
            <text:p>y</text:p>
          </table:table-cell>
          <table:table-cell office:value-type="float" office:value="1.3672399089743" calcext:value-type="float">
            <text:p>1.3672399089743</text:p>
          </table:table-cell>
          <table:table-cell office:value-type="string" calcext:value-type="string">
            <text:p>degrees</text:p>
          </table:table-cell>
          <table:table-cell office:value-type="float" office:value="113.152017314603" calcext:value-type="float">
            <text:p>113.152017314603</text:p>
          </table:table-cell>
          <table:table-cell office:value-type="string" calcext:value-type="string">
            <text:p>velocityMetersPerSec</text:p>
          </table:table-cell>
          <table:table-cell office:value-type="float" office:value="0.957870086533132" calcext:value-type="float">
            <text:p>0.957870086533132</text:p>
          </table:table-cell>
          <table:table-cell table:number-columns-repeated="16370"/>
        </table:table-row>
        <table:table-row table:style-name="ro1">
          <table:table-cell table:style-name="ce21" table:formula="of:=([.B237]-[.$B$1])*24*3600" office:value-type="float" office:value="2.942000236" calcext:value-type="float">
            <text:p>2.942</text:p>
          </table:table-cell>
          <table:table-cell office:value-type="date" office:date-value="2024-10-27T13:37:37.643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6.00266906874327" calcext:value-type="float">
            <text:p>6.00266906874327</text:p>
          </table:table-cell>
          <table:table-cell office:value-type="string" calcext:value-type="string">
            <text:p>x</text:p>
          </table:table-cell>
          <table:table-cell office:value-type="float" office:value="2.31561636757458" calcext:value-type="float">
            <text:p>2.31561636757458</text:p>
          </table:table-cell>
          <table:table-cell office:value-type="string" calcext:value-type="string">
            <text:p>y</text:p>
          </table:table-cell>
          <table:table-cell office:value-type="float" office:value="1.38855900475119" calcext:value-type="float">
            <text:p>1.38855900475119</text:p>
          </table:table-cell>
          <table:table-cell office:value-type="string" calcext:value-type="string">
            <text:p>degrees</text:p>
          </table:table-cell>
          <table:table-cell office:value-type="float" office:value="110.529997730545" calcext:value-type="float">
            <text:p>110.529997730545</text:p>
          </table:table-cell>
          <table:table-cell office:value-type="string" calcext:value-type="string">
            <text:p>velocityMetersPerSec</text:p>
          </table:table-cell>
          <table:table-cell office:value-type="float" office:value="0.952853464904621" calcext:value-type="float">
            <text:p>0.952853464904621</text:p>
          </table:table-cell>
          <table:table-cell table:number-columns-repeated="16370"/>
        </table:table-row>
        <table:table-row table:style-name="ro1">
          <table:table-cell table:style-name="ce21" table:formula="of:=([.B238]-[.$B$1])*24*3600" office:value-type="float" office:value="2.942000236" calcext:value-type="float">
            <text:p>2.942</text:p>
          </table:table-cell>
          <table:table-cell office:value-type="date" office:date-value="2024-10-27T13:37:37.643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6.02678675344153" calcext:value-type="float">
            <text:p>6.02678675344153</text:p>
          </table:table-cell>
          <table:table-cell office:value-type="string" calcext:value-type="string">
            <text:p>x</text:p>
          </table:table-cell>
          <table:table-cell office:value-type="float" office:value="2.30806800587127" calcext:value-type="float">
            <text:p>2.30806800587127</text:p>
          </table:table-cell>
          <table:table-cell office:value-type="string" calcext:value-type="string">
            <text:p>y</text:p>
          </table:table-cell>
          <table:table-cell office:value-type="float" office:value="1.41023746303336" calcext:value-type="float">
            <text:p>1.41023746303336</text:p>
          </table:table-cell>
          <table:table-cell office:value-type="string" calcext:value-type="string">
            <text:p>degrees</text:p>
          </table:table-cell>
          <table:table-cell office:value-type="float" office:value="107.858504277208" calcext:value-type="float">
            <text:p>107.858504277208</text:p>
          </table:table-cell>
          <table:table-cell office:value-type="string" calcext:value-type="string">
            <text:p>velocityMetersPerSec</text:p>
          </table:table-cell>
          <table:table-cell office:value-type="float" office:value="0.950731265445596" calcext:value-type="float">
            <text:p>0.950731265445596</text:p>
          </table:table-cell>
          <table:table-cell table:number-columns-repeated="16370"/>
        </table:table-row>
        <table:table-row table:style-name="ro1">
          <table:table-cell table:style-name="ce21" table:formula="of:=([.B239]-[.$B$1])*24*3600" office:value-type="float" office:value="2.942000236" calcext:value-type="float">
            <text:p>2.942</text:p>
          </table:table-cell>
          <table:table-cell office:value-type="date" office:date-value="2024-10-27T13:37:37.643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6.05094986791359" calcext:value-type="float">
            <text:p>6.05094986791359</text:p>
          </table:table-cell>
          <table:table-cell office:value-type="string" calcext:value-type="string">
            <text:p>x</text:p>
          </table:table-cell>
          <table:table-cell office:value-type="float" office:value="2.30153813793285" calcext:value-type="float">
            <text:p>2.30153813793285</text:p>
          </table:table-cell>
          <table:table-cell office:value-type="string" calcext:value-type="string">
            <text:p>y</text:p>
          </table:table-cell>
          <table:table-cell office:value-type="float" office:value="1.43227479399175" calcext:value-type="float">
            <text:p>1.43227479399175</text:p>
          </table:table-cell>
          <table:table-cell office:value-type="string" calcext:value-type="string">
            <text:p>degrees</text:p>
          </table:table-cell>
          <table:table-cell office:value-type="float" office:value="105.146718666907" calcext:value-type="float">
            <text:p>105.146718666907</text:p>
          </table:table-cell>
          <table:table-cell office:value-type="string" calcext:value-type="string">
            <text:p>velocityMetersPerSec</text:p>
          </table:table-cell>
          <table:table-cell office:value-type="float" office:value="0.951706488263828" calcext:value-type="float">
            <text:p>0.951706488263828</text:p>
          </table:table-cell>
          <table:table-cell table:number-columns-repeated="16370"/>
        </table:table-row>
        <table:table-row table:style-name="ro1">
          <table:table-cell table:style-name="ce21" table:formula="of:=([.B240]-[.$B$1])*24*3600" office:value-type="float" office:value="2.942000236" calcext:value-type="float">
            <text:p>2.942</text:p>
          </table:table-cell>
          <table:table-cell office:value-type="date" office:date-value="2024-10-27T13:37:37.643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6.07512512909873" calcext:value-type="float">
            <text:p>6.07512512909873</text:p>
          </table:table-cell>
          <table:table-cell office:value-type="string" calcext:value-type="string">
            <text:p>x</text:p>
          </table:table-cell>
          <table:table-cell office:value-type="float" office:value="2.29604681216836" calcext:value-type="float">
            <text:p>2.29604681216836</text:p>
          </table:table-cell>
          <table:table-cell office:value-type="string" calcext:value-type="string">
            <text:p>y</text:p>
          </table:table-cell>
          <table:table-cell office:value-type="float" office:value="1.45467050779728" calcext:value-type="float">
            <text:p>1.45467050779728</text:p>
          </table:table-cell>
          <table:table-cell office:value-type="string" calcext:value-type="string">
            <text:p>degrees</text:p>
          </table:table-cell>
          <table:table-cell office:value-type="float" office:value="102.40482488203" calcext:value-type="float">
            <text:p>102.40482488203</text:p>
          </table:table-cell>
          <table:table-cell office:value-type="string" calcext:value-type="string">
            <text:p>velocityMetersPerSec</text:p>
          </table:table-cell>
          <table:table-cell office:value-type="float" office:value="0.955955400034335" calcext:value-type="float">
            <text:p>0.955955400034335</text:p>
          </table:table-cell>
          <table:table-cell table:number-columns-repeated="16370"/>
        </table:table-row>
        <table:table-row table:style-name="ro1">
          <table:table-cell table:style-name="ce21" table:formula="of:=([.B241]-[.$B$1])*24*3600" office:value-type="float" office:value="2.942000236" calcext:value-type="float">
            <text:p>2.942</text:p>
          </table:table-cell>
          <table:table-cell office:value-type="date" office:date-value="2024-10-27T13:37:37.643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6.09927770872335" calcext:value-type="float">
            <text:p>6.09927770872335</text:p>
          </table:table-cell>
          <table:table-cell office:value-type="string" calcext:value-type="string">
            <text:p>x</text:p>
          </table:table-cell>
          <table:table-cell office:value-type="float" office:value="2.29161407698687" calcext:value-type="float">
            <text:p>2.29161407698687</text:p>
          </table:table-cell>
          <table:table-cell office:value-type="string" calcext:value-type="string">
            <text:p>y</text:p>
          </table:table-cell>
          <table:table-cell office:value-type="float" office:value="1.47742411462089" calcext:value-type="float">
            <text:p>1.47742411462089</text:p>
          </table:table-cell>
          <table:table-cell office:value-type="string" calcext:value-type="string">
            <text:p>degrees</text:p>
          </table:table-cell>
          <table:table-cell office:value-type="float" office:value="99.6437976467891" calcext:value-type="float">
            <text:p>99.6437976467891</text:p>
          </table:table-cell>
          <table:table-cell office:value-type="string" calcext:value-type="string">
            <text:p>velocityMetersPerSec</text:p>
          </table:table-cell>
          <table:table-cell office:value-type="float" office:value="0.963621482949609" calcext:value-type="float">
            <text:p>0.963621482949609</text:p>
          </table:table-cell>
          <table:table-cell table:number-columns-repeated="16370"/>
        </table:table-row>
        <table:table-row table:style-name="ro1">
          <table:table-cell table:style-name="ce21" table:formula="of:=([.B242]-[.$B$1])*24*3600" office:value-type="float" office:value="2.942000236" calcext:value-type="float">
            <text:p>2.942</text:p>
          </table:table-cell>
          <table:table-cell office:value-type="date" office:date-value="2024-10-27T13:37:37.643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6.12337259751411" calcext:value-type="float">
            <text:p>6.12337259751411</text:p>
          </table:table-cell>
          <table:table-cell office:value-type="string" calcext:value-type="string">
            <text:p>x</text:p>
          </table:table-cell>
          <table:table-cell office:value-type="float" office:value="2.28825998079745" calcext:value-type="float">
            <text:p>2.28825998079745</text:p>
          </table:table-cell>
          <table:table-cell office:value-type="string" calcext:value-type="string">
            <text:p>y</text:p>
          </table:table-cell>
          <table:table-cell office:value-type="float" office:value="1.50053512463352" calcext:value-type="float">
            <text:p>1.50053512463352</text:p>
          </table:table-cell>
          <table:table-cell office:value-type="string" calcext:value-type="string">
            <text:p>degrees</text:p>
          </table:table-cell>
          <table:table-cell office:value-type="float" office:value="96.875143359296" calcext:value-type="float">
            <text:p>96.875143359296</text:p>
          </table:table-cell>
          <table:table-cell office:value-type="string" calcext:value-type="string">
            <text:p>velocityMetersPerSec</text:p>
          </table:table-cell>
          <table:table-cell office:value-type="float" office:value="0.974808827190168" calcext:value-type="float">
            <text:p>0.974808827190168</text:p>
          </table:table-cell>
          <table:table-cell table:number-columns-repeated="16370"/>
        </table:table-row>
        <table:table-row table:style-name="ro1">
          <table:table-cell table:style-name="ce21" table:formula="of:=([.B243]-[.$B$1])*24*3600" office:value-type="float" office:value="2.942000236" calcext:value-type="float">
            <text:p>2.942</text:p>
          </table:table-cell>
          <table:table-cell office:value-type="date" office:date-value="2024-10-27T13:37:37.643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6.14737610784111" calcext:value-type="float">
            <text:p>6.14737610784111</text:p>
          </table:table-cell>
          <table:table-cell office:value-type="string" calcext:value-type="string">
            <text:p>x</text:p>
          </table:table-cell>
          <table:table-cell office:value-type="float" office:value="2.28600457200914" calcext:value-type="float">
            <text:p>2.28600457200914</text:p>
          </table:table-cell>
          <table:table-cell office:value-type="string" calcext:value-type="string">
            <text:p>y</text:p>
          </table:table-cell>
          <table:table-cell office:value-type="float" office:value="1.5240030480061" calcext:value-type="float">
            <text:p>1.5240030480061</text:p>
          </table:table-cell>
          <table:table-cell office:value-type="string" calcext:value-type="string">
            <text:p>degrees</text:p>
          </table:table-cell>
          <table:table-cell office:value-type="float" office:value="94.1106076860583" calcext:value-type="float">
            <text:p>94.1106076860583</text:p>
          </table:table-cell>
          <table:table-cell office:value-type="string" calcext:value-type="string">
            <text:p>velocityMetersPerSec</text:p>
          </table:table-cell>
          <table:table-cell office:value-type="float" office:value="0.989574975652414" calcext:value-type="float">
            <text:p>0.989574975652414</text:p>
          </table:table-cell>
          <table:table-cell table:number-columns-repeated="16370"/>
        </table:table-row>
        <table:table-row table:style-name="ro1">
          <table:table-cell table:style-name="ce21" table:formula="of:=([.B244]-[.$B$1])*24*3600" office:value-type="float" office:value="2.942000236" calcext:value-type="float">
            <text:p>2.942</text:p>
          </table:table-cell>
          <table:table-cell office:value-type="date" office:date-value="2024-10-27T13:37:37.643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6.17109409528595" calcext:value-type="float">
            <text:p>6.17109409528595</text:p>
          </table:table-cell>
          <table:table-cell office:value-type="string" calcext:value-type="string">
            <text:p>x</text:p>
          </table:table-cell>
          <table:table-cell office:value-type="float" office:value="2.28486204600451" calcext:value-type="float">
            <text:p>2.28486204600451</text:p>
          </table:table-cell>
          <table:table-cell office:value-type="string" calcext:value-type="string">
            <text:p>y</text:p>
          </table:table-cell>
          <table:table-cell office:value-type="float" office:value="1.54782376366198" calcext:value-type="float">
            <text:p>1.54782376366198</text:p>
          </table:table-cell>
          <table:table-cell office:value-type="string" calcext:value-type="string">
            <text:p>degrees</text:p>
          </table:table-cell>
          <table:table-cell office:value-type="float" office:value="91.40439560777" calcext:value-type="float">
            <text:p>91.40439560777</text:p>
          </table:table-cell>
          <table:table-cell office:value-type="string" calcext:value-type="string">
            <text:p>velocityMetersPerSec</text:p>
          </table:table-cell>
          <table:table-cell office:value-type="float" office:value="1.0213966357234" calcext:value-type="float">
            <text:p>1.0213966357234</text:p>
          </table:table-cell>
          <table:table-cell table:number-columns-repeated="16370"/>
        </table:table-row>
        <table:table-row table:style-name="ro1">
          <table:table-cell table:style-name="ce21" table:formula="of:=([.B245]-[.$B$1])*24*3600" office:value-type="float" office:value="2.942000236" calcext:value-type="float">
            <text:p>2.942</text:p>
          </table:table-cell>
          <table:table-cell office:value-type="date" office:date-value="2024-10-27T13:37:37.643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6.19446274272012" calcext:value-type="float">
            <text:p>6.19446274272012</text:p>
          </table:table-cell>
          <table:table-cell office:value-type="string" calcext:value-type="string">
            <text:p>x</text:p>
          </table:table-cell>
          <table:table-cell office:value-type="float" office:value="2.28482318606003" calcext:value-type="float">
            <text:p>2.28482318606003</text:p>
          </table:table-cell>
          <table:table-cell office:value-type="string" calcext:value-type="string">
            <text:p>y</text:p>
          </table:table-cell>
          <table:table-cell office:value-type="float" office:value="1.57197862553418" calcext:value-type="float">
            <text:p>1.57197862553418</text:p>
          </table:table-cell>
          <table:table-cell office:value-type="string" calcext:value-type="string">
            <text:p>degrees</text:p>
          </table:table-cell>
          <table:table-cell office:value-type="float" office:value="88.8032187358626" calcext:value-type="float">
            <text:p>88.8032187358626</text:p>
          </table:table-cell>
          <table:table-cell office:value-type="string" calcext:value-type="string">
            <text:p>velocityMetersPerSec</text:p>
          </table:table-cell>
          <table:table-cell office:value-type="float" office:value="1.0458940107589" calcext:value-type="float">
            <text:p>1.0458940107589</text:p>
          </table:table-cell>
          <table:table-cell table:number-columns-repeated="16370"/>
        </table:table-row>
        <table:table-row table:style-name="ro1">
          <table:table-cell table:style-name="ce21" table:formula="of:=([.B246]-[.$B$1])*24*3600" office:value-type="float" office:value="2.942000236" calcext:value-type="float">
            <text:p>2.942</text:p>
          </table:table-cell>
          <table:table-cell office:value-type="date" office:date-value="2024-10-27T13:37:37.643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6.24091057917552" calcext:value-type="float">
            <text:p>6.24091057917552</text:p>
          </table:table-cell>
          <table:table-cell office:value-type="string" calcext:value-type="string">
            <text:p>x</text:p>
          </table:table-cell>
          <table:table-cell office:value-type="float" office:value="2.28799618535146" calcext:value-type="float">
            <text:p>2.28799618535146</text:p>
          </table:table-cell>
          <table:table-cell office:value-type="string" calcext:value-type="string">
            <text:p>y</text:p>
          </table:table-cell>
          <table:table-cell office:value-type="float" office:value="1.62120167866928" calcext:value-type="float">
            <text:p>1.62120167866928</text:p>
          </table:table-cell>
          <table:table-cell office:value-type="string" calcext:value-type="string">
            <text:p>degrees</text:p>
          </table:table-cell>
          <table:table-cell office:value-type="float" office:value="83.9122097092783" calcext:value-type="float">
            <text:p>83.9122097092783</text:p>
          </table:table-cell>
          <table:table-cell office:value-type="string" calcext:value-type="string">
            <text:p>velocityMetersPerSec</text:p>
          </table:table-cell>
          <table:table-cell office:value-type="float" office:value="1.07800321535359" calcext:value-type="float">
            <text:p>1.07800321535359</text:p>
          </table:table-cell>
          <table:table-cell table:number-columns-repeated="16370"/>
        </table:table-row>
        <table:table-row table:style-name="ro1">
          <table:table-cell table:style-name="ce21" table:formula="of:=([.B247]-[.$B$1])*24*3600" office:value-type="float" office:value="2.942000236" calcext:value-type="float">
            <text:p>2.942</text:p>
          </table:table-cell>
          <table:table-cell office:value-type="date" office:date-value="2024-10-27T13:37:37.643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6.28731743701002" calcext:value-type="float">
            <text:p>6.28731743701002</text:p>
          </table:table-cell>
          <table:table-cell office:value-type="string" calcext:value-type="string">
            <text:p>x</text:p>
          </table:table-cell>
          <table:table-cell office:value-type="float" office:value="2.29540301188323" calcext:value-type="float">
            <text:p>2.29540301188323</text:p>
          </table:table-cell>
          <table:table-cell office:value-type="string" calcext:value-type="string">
            <text:p>y</text:p>
          </table:table-cell>
          <table:table-cell office:value-type="float" office:value="1.67149398889487" calcext:value-type="float">
            <text:p>1.67149398889487</text:p>
          </table:table-cell>
          <table:table-cell office:value-type="string" calcext:value-type="string">
            <text:p>degrees</text:p>
          </table:table-cell>
          <table:table-cell office:value-type="float" office:value="79.4188992764953" calcext:value-type="float">
            <text:p>79.4188992764953</text:p>
          </table:table-cell>
          <table:table-cell office:value-type="string" calcext:value-type="string">
            <text:p>velocityMetersPerSec</text:p>
          </table:table-cell>
          <table:table-cell office:value-type="float" office:value="1.11282843431948" calcext:value-type="float">
            <text:p>1.11282843431948</text:p>
          </table:table-cell>
          <table:table-cell table:number-columns-repeated="16370"/>
        </table:table-row>
        <table:table-row table:style-name="ro1">
          <table:table-cell table:style-name="ce21" table:formula="of:=([.B248]-[.$B$1])*24*3600" office:value-type="float" office:value="2.942000236" calcext:value-type="float">
            <text:p>2.942</text:p>
          </table:table-cell>
          <table:table-cell office:value-type="date" office:date-value="2024-10-27T13:37:37.643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6.33372236302791" calcext:value-type="float">
            <text:p>6.33372236302791</text:p>
          </table:table-cell>
          <table:table-cell office:value-type="string" calcext:value-type="string">
            <text:p>x</text:p>
          </table:table-cell>
          <table:table-cell office:value-type="float" office:value="2.30692310765518" calcext:value-type="float">
            <text:p>2.30692310765518</text:p>
          </table:table-cell>
          <table:table-cell office:value-type="string" calcext:value-type="string">
            <text:p>y</text:p>
          </table:table-cell>
          <table:table-cell office:value-type="float" office:value="1.72267733769442" calcext:value-type="float">
            <text:p>1.72267733769442</text:p>
          </table:table-cell>
          <table:table-cell office:value-type="string" calcext:value-type="string">
            <text:p>degrees</text:p>
          </table:table-cell>
          <table:table-cell office:value-type="float" office:value="75.2921527807332" calcext:value-type="float">
            <text:p>75.2921527807332</text:p>
          </table:table-cell>
          <table:table-cell office:value-type="string" calcext:value-type="string">
            <text:p>velocityMetersPerSec</text:p>
          </table:table-cell>
          <table:table-cell office:value-type="float" office:value="1.148301173481" calcext:value-type="float">
            <text:p>1.148301173481</text:p>
          </table:table-cell>
          <table:table-cell table:number-columns-repeated="16370"/>
        </table:table-row>
        <table:table-row table:style-name="ro1">
          <table:table-cell table:style-name="ce21" table:formula="of:=([.B249]-[.$B$1])*24*3600" office:value-type="float" office:value="2.942000236" calcext:value-type="float">
            <text:p>2.942</text:p>
          </table:table-cell>
          <table:table-cell office:value-type="date" office:date-value="2024-10-27T13:37:37.643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6.38019180466358" calcext:value-type="float">
            <text:p>6.38019180466358</text:p>
          </table:table-cell>
          <table:table-cell office:value-type="string" calcext:value-type="string">
            <text:p>x</text:p>
          </table:table-cell>
          <table:table-cell office:value-type="float" office:value="2.3224359146671" calcext:value-type="float">
            <text:p>2.3224359146671</text:p>
          </table:table-cell>
          <table:table-cell office:value-type="string" calcext:value-type="string">
            <text:p>y</text:p>
          </table:table-cell>
          <table:table-cell office:value-type="float" office:value="1.77457350655141" calcext:value-type="float">
            <text:p>1.77457350655141</text:p>
          </table:table-cell>
          <table:table-cell office:value-type="string" calcext:value-type="string">
            <text:p>degrees</text:p>
          </table:table-cell>
          <table:table-cell office:value-type="float" office:value="71.4946835578207" calcext:value-type="float">
            <text:p>71.4946835578207</text:p>
          </table:table-cell>
          <table:table-cell office:value-type="string" calcext:value-type="string">
            <text:p>velocityMetersPerSec</text:p>
          </table:table-cell>
          <table:table-cell office:value-type="float" office:value="1.18291313083262" calcext:value-type="float">
            <text:p>1.18291313083262</text:p>
          </table:table-cell>
          <table:table-cell table:number-columns-repeated="16370"/>
        </table:table-row>
        <table:table-row table:style-name="ro1">
          <table:table-cell table:style-name="ce21" table:formula="of:=([.B250]-[.$B$1])*24*3600" office:value-type="float" office:value="2.942000236" calcext:value-type="float">
            <text:p>2.942</text:p>
          </table:table-cell>
          <table:table-cell office:value-type="date" office:date-value="2024-10-27T13:37:37.643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6.42680296702681" calcext:value-type="float">
            <text:p>6.42680296702681</text:p>
          </table:table-cell>
          <table:table-cell office:value-type="string" calcext:value-type="string">
            <text:p>x</text:p>
          </table:table-cell>
          <table:table-cell office:value-type="float" office:value="2.34182087491881" calcext:value-type="float">
            <text:p>2.34182087491881</text:p>
          </table:table-cell>
          <table:table-cell office:value-type="string" calcext:value-type="string">
            <text:p>y</text:p>
          </table:table-cell>
          <table:table-cell office:value-type="float" office:value="1.82700427694931" calcext:value-type="float">
            <text:p>1.82700427694931</text:p>
          </table:table-cell>
          <table:table-cell office:value-type="string" calcext:value-type="string">
            <text:p>degrees</text:p>
          </table:table-cell>
          <table:table-cell office:value-type="float" office:value="67.9874158412738" calcext:value-type="float">
            <text:p>67.9874158412738</text:p>
          </table:table-cell>
          <table:table-cell office:value-type="string" calcext:value-type="string">
            <text:p>velocityMetersPerSec</text:p>
          </table:table-cell>
          <table:table-cell office:value-type="float" office:value="1.21563567687663" calcext:value-type="float">
            <text:p>1.21563567687663</text:p>
          </table:table-cell>
          <table:table-cell table:number-columns-repeated="16370"/>
        </table:table-row>
        <table:table-row table:style-name="ro1">
          <table:table-cell table:style-name="ce21" table:formula="of:=([.B251]-[.$B$1])*24*3600" office:value-type="float" office:value="2.942000236" calcext:value-type="float">
            <text:p>2.942</text:p>
          </table:table-cell>
          <table:table-cell office:value-type="date" office:date-value="2024-10-27T13:37:37.643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6.47363277354349" calcext:value-type="float">
            <text:p>6.47363277354349</text:p>
          </table:table-cell>
          <table:table-cell office:value-type="string" calcext:value-type="string">
            <text:p>x</text:p>
          </table:table-cell>
          <table:table-cell office:value-type="float" office:value="2.36495743041013" calcext:value-type="float">
            <text:p>2.36495743041013</text:p>
          </table:table-cell>
          <table:table-cell office:value-type="string" calcext:value-type="string">
            <text:p>y</text:p>
          </table:table-cell>
          <table:table-cell office:value-type="float" office:value="1.87979143037158" calcext:value-type="float">
            <text:p>1.87979143037158</text:p>
          </table:table-cell>
          <table:table-cell office:value-type="string" calcext:value-type="string">
            <text:p>degrees</text:p>
          </table:table-cell>
          <table:table-cell office:value-type="float" office:value="64.7321899743238" calcext:value-type="float">
            <text:p>64.7321899743238</text:p>
          </table:table-cell>
          <table:table-cell office:value-type="string" calcext:value-type="string">
            <text:p>velocityMetersPerSec</text:p>
          </table:table-cell>
          <table:table-cell office:value-type="float" office:value="1.2458273199279" calcext:value-type="float">
            <text:p>1.2458273199279</text:p>
          </table:table-cell>
          <table:table-cell table:number-columns-repeated="16370"/>
        </table:table-row>
        <table:table-row table:style-name="ro1">
          <table:table-cell table:style-name="ce21" table:formula="of:=([.B252]-[.$B$1])*24*3600" office:value-type="float" office:value="2.942999778" calcext:value-type="float">
            <text:p>2.943</text:p>
          </table:table-cell>
          <table:table-cell office:value-type="date" office:date-value="2024-10-27T13:37:37.644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6.52075124515937" calcext:value-type="float">
            <text:p>6.52075124515937</text:p>
          </table:table-cell>
          <table:table-cell office:value-type="string" calcext:value-type="string">
            <text:p>x</text:p>
          </table:table-cell>
          <table:table-cell office:value-type="float" office:value="2.39172502314086" calcext:value-type="float">
            <text:p>2.39172502314086</text:p>
          </table:table-cell>
          <table:table-cell office:value-type="string" calcext:value-type="string">
            <text:p>y</text:p>
          </table:table-cell>
          <table:table-cell office:value-type="float" office:value="1.93275674830171" calcext:value-type="float">
            <text:p>1.93275674830171</text:p>
          </table:table-cell>
          <table:table-cell office:value-type="string" calcext:value-type="string">
            <text:p>degrees</text:p>
          </table:table-cell>
          <table:table-cell office:value-type="float" office:value="61.693244020089" calcext:value-type="float">
            <text:p>61.693244020089</text:p>
          </table:table-cell>
          <table:table-cell office:value-type="string" calcext:value-type="string">
            <text:p>velocityMetersPerSec</text:p>
          </table:table-cell>
          <table:table-cell office:value-type="float" office:value="1.27314229492524" calcext:value-type="float">
            <text:p>1.27314229492524</text:p>
          </table:table-cell>
          <table:table-cell table:number-columns-repeated="16370"/>
        </table:table-row>
        <table:table-row table:style-name="ro1">
          <table:table-cell table:style-name="ce21" table:formula="of:=([.B253]-[.$B$1])*24*3600" office:value-type="float" office:value="2.942999778" calcext:value-type="float">
            <text:p>2.943</text:p>
          </table:table-cell>
          <table:table-cell office:value-type="date" office:date-value="2024-10-27T13:37:37.644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6.56821803630821" calcext:value-type="float">
            <text:p>6.56821803630821</text:p>
          </table:table-cell>
          <table:table-cell office:value-type="string" calcext:value-type="string">
            <text:p>x</text:p>
          </table:table-cell>
          <table:table-cell office:value-type="float" office:value="2.42200309511082" calcext:value-type="float">
            <text:p>2.42200309511082</text:p>
          </table:table-cell>
          <table:table-cell office:value-type="string" calcext:value-type="string">
            <text:p>y</text:p>
          </table:table-cell>
          <table:table-cell office:value-type="float" office:value="1.98572201222317" calcext:value-type="float">
            <text:p>1.98572201222317</text:p>
          </table:table-cell>
          <table:table-cell office:value-type="string" calcext:value-type="string">
            <text:p>degrees</text:p>
          </table:table-cell>
          <table:table-cell office:value-type="float" office:value="58.8378775020173" calcext:value-type="float">
            <text:p>58.8378775020173</text:p>
          </table:table-cell>
          <table:table-cell office:value-type="string" calcext:value-type="string">
            <text:p>velocityMetersPerSec</text:p>
          </table:table-cell>
          <table:table-cell office:value-type="float" office:value="1.29744893727222" calcext:value-type="float">
            <text:p>1.29744893727222</text:p>
          </table:table-cell>
          <table:table-cell table:number-columns-repeated="16370"/>
        </table:table-row>
        <table:table-row table:style-name="ro1">
          <table:table-cell table:style-name="ce21" table:formula="of:=([.B254]-[.$B$1])*24*3600" office:value-type="float" office:value="2.942999778" calcext:value-type="float">
            <text:p>2.943</text:p>
          </table:table-cell>
          <table:table-cell office:value-type="date" office:date-value="2024-10-27T13:37:37.644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6.61608107481381" calcext:value-type="float">
            <text:p>6.61608107481381</text:p>
          </table:table-cell>
          <table:table-cell office:value-type="string" calcext:value-type="string">
            <text:p>x</text:p>
          </table:table-cell>
          <table:table-cell office:value-type="float" office:value="2.45567108831982" calcext:value-type="float">
            <text:p>2.45567108831982</text:p>
          </table:table-cell>
          <table:table-cell office:value-type="string" calcext:value-type="string">
            <text:p>y</text:p>
          </table:table-cell>
          <table:table-cell office:value-type="float" office:value="2.03850900361943" calcext:value-type="float">
            <text:p>2.03850900361943</text:p>
          </table:table-cell>
          <table:table-cell office:value-type="string" calcext:value-type="string">
            <text:p>degrees</text:p>
          </table:table-cell>
          <table:table-cell office:value-type="float" office:value="56.1366110404417" calcext:value-type="float">
            <text:p>56.1366110404417</text:p>
          </table:table-cell>
          <table:table-cell office:value-type="string" calcext:value-type="string">
            <text:p>velocityMetersPerSec</text:p>
          </table:table-cell>
          <table:table-cell office:value-type="float" office:value="1.31876211579729" calcext:value-type="float">
            <text:p>1.31876211579729</text:p>
          </table:table-cell>
          <table:table-cell table:number-columns-repeated="16370"/>
        </table:table-row>
        <table:table-row table:style-name="ro1">
          <table:table-cell table:style-name="ce21" table:formula="of:=([.B255]-[.$B$1])*24*3600" office:value-type="float" office:value="2.942999778" calcext:value-type="float">
            <text:p>2.943</text:p>
          </table:table-cell>
          <table:table-cell office:value-type="date" office:date-value="2024-10-27T13:37:37.644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6.66437652257541" calcext:value-type="float">
            <text:p>6.66437652257541</text:p>
          </table:table-cell>
          <table:table-cell office:value-type="string" calcext:value-type="string">
            <text:p>x</text:p>
          </table:table-cell>
          <table:table-cell office:value-type="float" office:value="2.49260844476767" calcext:value-type="float">
            <text:p>2.49260844476767</text:p>
          </table:table-cell>
          <table:table-cell office:value-type="string" calcext:value-type="string">
            <text:p>y</text:p>
          </table:table-cell>
          <table:table-cell office:value-type="float" office:value="2.09093950397397" calcext:value-type="float">
            <text:p>2.09093950397397</text:p>
          </table:table-cell>
          <table:table-cell office:value-type="string" calcext:value-type="string">
            <text:p>degrees</text:p>
          </table:table-cell>
          <table:table-cell office:value-type="float" office:value="53.5630600665126" calcext:value-type="float">
            <text:p>53.5630600665126</text:p>
          </table:table-cell>
          <table:table-cell office:value-type="string" calcext:value-type="string">
            <text:p>velocityMetersPerSec</text:p>
          </table:table-cell>
          <table:table-cell office:value-type="float" office:value="1.33719064685159" calcext:value-type="float">
            <text:p>1.33719064685159</text:p>
          </table:table-cell>
          <table:table-cell table:number-columns-repeated="16370"/>
        </table:table-row>
        <table:table-row table:style-name="ro1">
          <table:table-cell table:style-name="ce21" table:formula="of:=([.B256]-[.$B$1])*24*3600" office:value-type="float" office:value="2.942999778" calcext:value-type="float">
            <text:p>2.943</text:p>
          </table:table-cell>
          <table:table-cell office:value-type="date" office:date-value="2024-10-27T13:37:37.644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6.71312951267409" calcext:value-type="float">
            <text:p>6.71312951267409</text:p>
          </table:table-cell>
          <table:table-cell office:value-type="string" calcext:value-type="string">
            <text:p>x</text:p>
          </table:table-cell>
          <table:table-cell office:value-type="float" office:value="2.53269460645418" calcext:value-type="float">
            <text:p>2.53269460645418</text:p>
          </table:table-cell>
          <table:table-cell office:value-type="string" calcext:value-type="string">
            <text:p>y</text:p>
          </table:table-cell>
          <table:table-cell office:value-type="float" office:value="2.14283529477025" calcext:value-type="float">
            <text:p>2.14283529477025</text:p>
          </table:table-cell>
          <table:table-cell office:value-type="string" calcext:value-type="string">
            <text:p>degrees</text:p>
          </table:table-cell>
          <table:table-cell office:value-type="float" office:value="51.0936637706723" calcext:value-type="float">
            <text:p>51.0936637706723</text:p>
          </table:table-cell>
          <table:table-cell office:value-type="string" calcext:value-type="string">
            <text:p>velocityMetersPerSec</text:p>
          </table:table-cell>
          <table:table-cell office:value-type="float" office:value="1.35289852485842" calcext:value-type="float">
            <text:p>1.35289852485842</text:p>
          </table:table-cell>
          <table:table-cell table:number-columns-repeated="16370"/>
        </table:table-row>
        <table:table-row table:style-name="ro1">
          <table:table-cell table:style-name="ce21" table:formula="of:=([.B257]-[.$B$1])*24*3600" office:value-type="float" office:value="2.942999778" calcext:value-type="float">
            <text:p>2.943</text:p>
          </table:table-cell>
          <table:table-cell office:value-type="date" office:date-value="2024-10-27T13:37:37.644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6.76235530177953" calcext:value-type="float">
            <text:p>6.76235530177953</text:p>
          </table:table-cell>
          <table:table-cell office:value-type="string" calcext:value-type="string">
            <text:p>x</text:p>
          </table:table-cell>
          <table:table-cell office:value-type="float" office:value="2.57580901537918" calcext:value-type="float">
            <text:p>2.57580901537918</text:p>
          </table:table-cell>
          <table:table-cell office:value-type="string" calcext:value-type="string">
            <text:p>y</text:p>
          </table:table-cell>
          <table:table-cell office:value-type="float" office:value="2.19401815749175" calcext:value-type="float">
            <text:p>2.19401815749175</text:p>
          </table:table-cell>
          <table:table-cell office:value-type="string" calcext:value-type="string">
            <text:p>degrees</text:p>
          </table:table-cell>
          <table:table-cell office:value-type="float" office:value="48.7073555047121" calcext:value-type="float">
            <text:p>48.7073555047121</text:p>
          </table:table-cell>
          <table:table-cell office:value-type="string" calcext:value-type="string">
            <text:p>velocityMetersPerSec</text:p>
          </table:table-cell>
          <table:table-cell office:value-type="float" office:value="1.36607779852664" calcext:value-type="float">
            <text:p>1.36607779852664</text:p>
          </table:table-cell>
          <table:table-cell table:number-columns-repeated="16370"/>
        </table:table-row>
        <table:table-row table:style-name="ro1">
          <table:table-cell table:style-name="ce21" table:formula="of:=([.B258]-[.$B$1])*24*3600" office:value-type="float" office:value="2.942999778" calcext:value-type="float">
            <text:p>2.943</text:p>
          </table:table-cell>
          <table:table-cell office:value-type="date" office:date-value="2024-10-27T13:37:37.644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6.81206060711122" calcext:value-type="float">
            <text:p>6.81206060711122</text:p>
          </table:table-cell>
          <table:table-cell office:value-type="string" calcext:value-type="string">
            <text:p>x</text:p>
          </table:table-cell>
          <table:table-cell office:value-type="float" office:value="2.62183111354246" calcext:value-type="float">
            <text:p>2.62183111354246</text:p>
          </table:table-cell>
          <table:table-cell office:value-type="string" calcext:value-type="string">
            <text:p>y</text:p>
          </table:table-cell>
          <table:table-cell office:value-type="float" office:value="2.24430987362194" calcext:value-type="float">
            <text:p>2.24430987362194</text:p>
          </table:table-cell>
          <table:table-cell office:value-type="string" calcext:value-type="string">
            <text:p>degrees</text:p>
          </table:table-cell>
          <table:table-cell office:value-type="float" office:value="46.3852244899706" calcext:value-type="float">
            <text:p>46.3852244899706</text:p>
          </table:table-cell>
          <table:table-cell office:value-type="string" calcext:value-type="string">
            <text:p>velocityMetersPerSec</text:p>
          </table:table-cell>
          <table:table-cell office:value-type="float" office:value="1.37693066472683" calcext:value-type="float">
            <text:p>1.37693066472683</text:p>
          </table:table-cell>
          <table:table-cell table:number-columns-repeated="16370"/>
        </table:table-row>
        <table:table-row table:style-name="ro1">
          <table:table-cell table:style-name="ce21" table:formula="of:=([.B259]-[.$B$1])*24*3600" office:value-type="float" office:value="2.942999778" calcext:value-type="float">
            <text:p>2.943</text:p>
          </table:table-cell>
          <table:table-cell office:value-type="date" office:date-value="2024-10-27T13:37:37.644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6.86224498561721" calcext:value-type="float">
            <text:p>6.86224498561721</text:p>
          </table:table-cell>
          <table:table-cell office:value-type="string" calcext:value-type="string">
            <text:p>x</text:p>
          </table:table-cell>
          <table:table-cell office:value-type="float" office:value="2.67064034294384" calcext:value-type="float">
            <text:p>2.67064034294384</text:p>
          </table:table-cell>
          <table:table-cell office:value-type="string" calcext:value-type="string">
            <text:p>y</text:p>
          </table:table-cell>
          <table:table-cell office:value-type="float" office:value="2.2935322246443" calcext:value-type="float">
            <text:p>2.2935322246443</text:p>
          </table:table-cell>
          <table:table-cell office:value-type="string" calcext:value-type="string">
            <text:p>degrees</text:p>
          </table:table-cell>
          <table:table-cell office:value-type="float" office:value="44.110195883758" calcext:value-type="float">
            <text:p>44.110195883758</text:p>
          </table:table-cell>
          <table:table-cell office:value-type="string" calcext:value-type="string">
            <text:p>velocityMetersPerSec</text:p>
          </table:table-cell>
          <table:table-cell office:value-type="float" office:value="1.38565852628454" calcext:value-type="float">
            <text:p>1.38565852628454</text:p>
          </table:table-cell>
          <table:table-cell table:number-columns-repeated="16370"/>
        </table:table-row>
        <table:table-row table:style-name="ro1">
          <table:table-cell table:style-name="ce21" table:formula="of:=([.B260]-[.$B$1])*24*3600" office:value-type="float" office:value="2.942999778" calcext:value-type="float">
            <text:p>2.943</text:p>
          </table:table-cell>
          <table:table-cell office:value-type="date" office:date-value="2024-10-27T13:37:37.644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6.91290217082856" calcext:value-type="float">
            <text:p>6.91290217082856</text:p>
          </table:table-cell>
          <table:table-cell office:value-type="string" calcext:value-type="string">
            <text:p>x</text:p>
          </table:table-cell>
          <table:table-cell office:value-type="float" office:value="2.72211614558314" calcext:value-type="float">
            <text:p>2.72211614558314</text:p>
          </table:table-cell>
          <table:table-cell office:value-type="string" calcext:value-type="string">
            <text:p>y</text:p>
          </table:table-cell>
          <table:table-cell office:value-type="float" office:value="2.3415069920423" calcext:value-type="float">
            <text:p>2.3415069920423</text:p>
          </table:table-cell>
          <table:table-cell office:value-type="string" calcext:value-type="string">
            <text:p>degrees</text:p>
          </table:table-cell>
          <table:table-cell office:value-type="float" office:value="41.8667426308821" calcext:value-type="float">
            <text:p>41.8667426308821</text:p>
          </table:table-cell>
          <table:table-cell office:value-type="string" calcext:value-type="string">
            <text:p>velocityMetersPerSec</text:p>
          </table:table-cell>
          <table:table-cell office:value-type="float" office:value="1.39245612857473" calcext:value-type="float">
            <text:p>1.39245612857473</text:p>
          </table:table-cell>
          <table:table-cell table:number-columns-repeated="16370"/>
        </table:table-row>
        <table:table-row table:style-name="ro1">
          <table:table-cell table:style-name="ce21" table:formula="of:=([.B261]-[.$B$1])*24*3600" office:value-type="float" office:value="2.942999778" calcext:value-type="float">
            <text:p>2.943</text:p>
          </table:table-cell>
          <table:table-cell office:value-type="date" office:date-value="2024-10-27T13:37:37.644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6.96402131935804" calcext:value-type="float">
            <text:p>6.96402131935804</text:p>
          </table:table-cell>
          <table:table-cell office:value-type="string" calcext:value-type="string">
            <text:p>x</text:p>
          </table:table-cell>
          <table:table-cell office:value-type="float" office:value="2.77613796346017" calcext:value-type="float">
            <text:p>2.77613796346017</text:p>
          </table:table-cell>
          <table:table-cell office:value-type="string" calcext:value-type="string">
            <text:p>y</text:p>
          </table:table-cell>
          <table:table-cell office:value-type="float" office:value="2.3880559572994" calcext:value-type="float">
            <text:p>2.3880559572994</text:p>
          </table:table-cell>
          <table:table-cell office:value-type="string" calcext:value-type="string">
            <text:p>degrees</text:p>
          </table:table-cell>
          <table:table-cell office:value-type="float" office:value="39.6406348130042" calcext:value-type="float">
            <text:p>39.6406348130042</text:p>
          </table:table-cell>
          <table:table-cell office:value-type="string" calcext:value-type="string">
            <text:p>velocityMetersPerSec</text:p>
          </table:table-cell>
          <table:table-cell office:value-type="float" office:value="1.39750930351426" calcext:value-type="float">
            <text:p>1.39750930351426</text:p>
          </table:table-cell>
          <table:table-cell table:number-columns-repeated="16370"/>
        </table:table-row>
        <table:table-row table:style-name="ro1">
          <table:table-cell table:style-name="ce21" table:formula="of:=([.B262]-[.$B$1])*24*3600" office:value-type="float" office:value="2.942999778" calcext:value-type="float">
            <text:p>2.943</text:p>
          </table:table-cell>
          <table:table-cell office:value-type="date" office:date-value="2024-10-27T13:37:37.644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7.01558814118389" calcext:value-type="float">
            <text:p>7.01558814118389</text:p>
          </table:table-cell>
          <table:table-cell office:value-type="string" calcext:value-type="string">
            <text:p>x</text:p>
          </table:table-cell>
          <table:table-cell office:value-type="float" office:value="2.83258523857474" calcext:value-type="float">
            <text:p>2.83258523857474</text:p>
          </table:table-cell>
          <table:table-cell office:value-type="string" calcext:value-type="string">
            <text:p>y</text:p>
          </table:table-cell>
          <table:table-cell office:value-type="float" office:value="2.4330009018991" calcext:value-type="float">
            <text:p>2.4330009018991</text:p>
          </table:table-cell>
          <table:table-cell office:value-type="string" calcext:value-type="string">
            <text:p>degrees</text:p>
          </table:table-cell>
          <table:table-cell office:value-type="float" office:value="37.4187281742739" calcext:value-type="float">
            <text:p>37.4187281742739</text:p>
          </table:table-cell>
          <table:table-cell office:value-type="string" calcext:value-type="string">
            <text:p>velocityMetersPerSec</text:p>
          </table:table-cell>
          <table:table-cell office:value-type="float" office:value="1.40099522862672" calcext:value-type="float">
            <text:p>1.40099522862672</text:p>
          </table:table-cell>
          <table:table-cell table:number-columns-repeated="16370"/>
        </table:table-row>
        <table:table-row table:style-name="ro1">
          <table:table-cell table:style-name="ce21" table:formula="of:=([.B263]-[.$B$1])*24*3600" office:value-type="float" office:value="2.942999778" calcext:value-type="float">
            <text:p>2.943</text:p>
          </table:table-cell>
          <table:table-cell office:value-type="date" office:date-value="2024-10-27T13:37:37.644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7.06758590063099" calcext:value-type="float">
            <text:p>7.06758590063099</text:p>
          </table:table-cell>
          <table:table-cell office:value-type="string" calcext:value-type="string">
            <text:p>x</text:p>
          </table:table-cell>
          <table:table-cell office:value-type="float" office:value="2.89133741292665" calcext:value-type="float">
            <text:p>2.89133741292665</text:p>
          </table:table-cell>
          <table:table-cell office:value-type="string" calcext:value-type="string">
            <text:p>y</text:p>
          </table:table-cell>
          <table:table-cell office:value-type="float" office:value="2.47616360732485" calcext:value-type="float">
            <text:p>2.47616360732485</text:p>
          </table:table-cell>
          <table:table-cell office:value-type="string" calcext:value-type="string">
            <text:p>degrees</text:p>
          </table:table-cell>
          <table:table-cell office:value-type="float" office:value="35.1887916956043" calcext:value-type="float">
            <text:p>35.1887916956043</text:p>
          </table:table-cell>
          <table:table-cell office:value-type="string" calcext:value-type="string">
            <text:p>velocityMetersPerSec</text:p>
          </table:table-cell>
          <table:table-cell office:value-type="float" office:value="1.40308441951619" calcext:value-type="float">
            <text:p>1.40308441951619</text:p>
          </table:table-cell>
          <table:table-cell table:number-columns-repeated="16370"/>
        </table:table-row>
        <table:table-row table:style-name="ro1">
          <table:table-cell table:style-name="ce21" table:formula="of:=([.B264]-[.$B$1])*24*3600" office:value-type="float" office:value="2.942999778" calcext:value-type="float">
            <text:p>2.943</text:p>
          </table:table-cell>
          <table:table-cell office:value-type="date" office:date-value="2024-10-27T13:37:37.644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7.11999628176614" calcext:value-type="float">
            <text:p>7.11999628176614</text:p>
          </table:table-cell>
          <table:table-cell office:value-type="string" calcext:value-type="string">
            <text:p>x</text:p>
          </table:table-cell>
          <table:table-cell office:value-type="float" office:value="2.95227392851574" calcext:value-type="float">
            <text:p>2.95227392851574</text:p>
          </table:table-cell>
          <table:table-cell office:value-type="string" calcext:value-type="string">
            <text:p>y</text:p>
          </table:table-cell>
          <table:table-cell office:value-type="float" office:value="2.51736585506014" calcext:value-type="float">
            <text:p>2.51736585506014</text:p>
          </table:table-cell>
          <table:table-cell office:value-type="string" calcext:value-type="string">
            <text:p>degrees</text:p>
          </table:table-cell>
          <table:table-cell office:value-type="float" office:value="32.9393735943627" calcext:value-type="float">
            <text:p>32.9393735943627</text:p>
          </table:table-cell>
          <table:table-cell office:value-type="string" calcext:value-type="string">
            <text:p>velocityMetersPerSec</text:p>
          </table:table-cell>
          <table:table-cell office:value-type="float" office:value="1.4039439086567" calcext:value-type="float">
            <text:p>1.4039439086567</text:p>
          </table:table-cell>
          <table:table-cell table:number-columns-repeated="16370"/>
        </table:table-row>
        <table:table-row table:style-name="ro1">
          <table:table-cell table:style-name="ce21" table:formula="of:=([.B265]-[.$B$1])*24*3600" office:value-type="float" office:value="2.942999778" calcext:value-type="float">
            <text:p>2.943</text:p>
          </table:table-cell>
          <table:table-cell office:value-type="date" office:date-value="2024-10-27T13:37:37.644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7.17280011515883" calcext:value-type="float">
            <text:p>7.17280011515883</text:p>
          </table:table-cell>
          <table:table-cell office:value-type="string" calcext:value-type="string">
            <text:p>x</text:p>
          </table:table-cell>
          <table:table-cell office:value-type="float" office:value="3.01527422734179" calcext:value-type="float">
            <text:p>3.01527422734179</text:p>
          </table:table-cell>
          <table:table-cell office:value-type="string" calcext:value-type="string">
            <text:p>y</text:p>
          </table:table-cell>
          <table:table-cell office:value-type="float" office:value="2.55642942658843" calcext:value-type="float">
            <text:p>2.55642942658843</text:p>
          </table:table-cell>
          <table:table-cell office:value-type="string" calcext:value-type="string">
            <text:p>degrees</text:p>
          </table:table-cell>
          <table:table-cell office:value-type="float" office:value="30.6597053664137" calcext:value-type="float">
            <text:p>30.6597053664137</text:p>
          </table:table-cell>
          <table:table-cell office:value-type="string" calcext:value-type="string">
            <text:p>velocityMetersPerSec</text:p>
          </table:table-cell>
          <table:table-cell office:value-type="float" office:value="1.40374122667168" calcext:value-type="float">
            <text:p>1.40374122667168</text:p>
          </table:table-cell>
          <table:table-cell table:number-columns-repeated="16370"/>
        </table:table-row>
        <table:table-row table:style-name="ro1">
          <table:table-cell table:style-name="ce21" table:formula="of:=([.B266]-[.$B$1])*24*3600" office:value-type="float" office:value="2.942999778" calcext:value-type="float">
            <text:p>2.943</text:p>
          </table:table-cell>
          <table:table-cell office:value-type="date" office:date-value="2024-10-27T13:37:37.644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7.2259779643505" calcext:value-type="float">
            <text:p>7.2259779643505</text:p>
          </table:table-cell>
          <table:table-cell office:value-type="string" calcext:value-type="string">
            <text:p>x</text:p>
          </table:table-cell>
          <table:table-cell office:value-type="float" office:value="3.08021775140464" calcext:value-type="float">
            <text:p>3.08021775140464</text:p>
          </table:table-cell>
          <table:table-cell office:value-type="string" calcext:value-type="string">
            <text:p>y</text:p>
          </table:table-cell>
          <table:table-cell office:value-type="float" office:value="2.59317610339319" calcext:value-type="float">
            <text:p>2.59317610339319</text:p>
          </table:table-cell>
          <table:table-cell office:value-type="string" calcext:value-type="string">
            <text:p>degrees</text:p>
          </table:table-cell>
          <table:table-cell office:value-type="float" office:value="28.3396440952425" calcext:value-type="float">
            <text:p>28.3396440952425</text:p>
          </table:table-cell>
          <table:table-cell office:value-type="string" calcext:value-type="string">
            <text:p>velocityMetersPerSec</text:p>
          </table:table-cell>
          <table:table-cell office:value-type="float" office:value="1.40264890341316" calcext:value-type="float">
            <text:p>1.40264890341316</text:p>
          </table:table-cell>
          <table:table-cell table:number-columns-repeated="16370"/>
        </table:table-row>
        <table:table-row table:style-name="ro1">
          <table:table-cell table:style-name="ce21" table:formula="of:=([.B267]-[.$B$1])*24*3600" office:value-type="float" office:value="2.942999778" calcext:value-type="float">
            <text:p>2.943</text:p>
          </table:table-cell>
          <table:table-cell office:value-type="date" office:date-value="2024-10-27T13:37:37.644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7.2795105712568" calcext:value-type="float">
            <text:p>7.2795105712568</text:p>
          </table:table-cell>
          <table:table-cell office:value-type="string" calcext:value-type="string">
            <text:p>x</text:p>
          </table:table-cell>
          <table:table-cell office:value-type="float" office:value="3.14698394270409" calcext:value-type="float">
            <text:p>3.14698394270409</text:p>
          </table:table-cell>
          <table:table-cell office:value-type="string" calcext:value-type="string">
            <text:p>y</text:p>
          </table:table-cell>
          <table:table-cell office:value-type="float" office:value="2.62742766695791" calcext:value-type="float">
            <text:p>2.62742766695791</text:p>
          </table:table-cell>
          <table:table-cell office:value-type="string" calcext:value-type="string">
            <text:p>degrees</text:p>
          </table:table-cell>
          <table:table-cell office:value-type="float" office:value="25.9696539733018" calcext:value-type="float">
            <text:p>25.9696539733018</text:p>
          </table:table-cell>
          <table:table-cell office:value-type="string" calcext:value-type="string">
            <text:p>velocityMetersPerSec</text:p>
          </table:table-cell>
          <table:table-cell office:value-type="float" office:value="1.4008492545987" calcext:value-type="float">
            <text:p>1.4008492545987</text:p>
          </table:table-cell>
          <table:table-cell table:number-columns-repeated="16370"/>
        </table:table-row>
        <table:table-row table:style-name="ro1">
          <table:table-cell table:style-name="ce21" table:formula="of:=([.B268]-[.$B$1])*24*3600" office:value-type="float" office:value="2.942999778" calcext:value-type="float">
            <text:p>2.943</text:p>
          </table:table-cell>
          <table:table-cell office:value-type="date" office:date-value="2024-10-27T13:37:37.644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7.33337916122871" calcext:value-type="float">
            <text:p>7.33337916122871</text:p>
          </table:table-cell>
          <table:table-cell office:value-type="string" calcext:value-type="string">
            <text:p>x</text:p>
          </table:table-cell>
          <table:table-cell office:value-type="float" office:value="3.21545224323995" calcext:value-type="float">
            <text:p>3.21545224323995</text:p>
          </table:table-cell>
          <table:table-cell office:value-type="string" calcext:value-type="string">
            <text:p>y</text:p>
          </table:table-cell>
          <table:table-cell office:value-type="float" office:value="2.65900589876605" calcext:value-type="float">
            <text:p>2.65900589876605</text:p>
          </table:table-cell>
          <table:table-cell office:value-type="string" calcext:value-type="string">
            <text:p>degrees</text:p>
          </table:table-cell>
          <table:table-cell office:value-type="float" office:value="23.5408286081106" calcext:value-type="float">
            <text:p>23.5408286081106</text:p>
          </table:table-cell>
          <table:table-cell office:value-type="string" calcext:value-type="string">
            <text:p>velocityMetersPerSec</text:p>
          </table:table-cell>
          <table:table-cell office:value-type="float" office:value="1.39853922368472" calcext:value-type="float">
            <text:p>1.39853922368472</text:p>
          </table:table-cell>
          <table:table-cell table:number-columns-repeated="16370"/>
        </table:table-row>
        <table:table-row table:style-name="ro1">
          <table:table-cell table:style-name="ce21" table:formula="of:=([.B269]-[.$B$1])*24*3600" office:value-type="float" office:value="2.942999778" calcext:value-type="float">
            <text:p>2.943</text:p>
          </table:table-cell>
          <table:table-cell office:value-type="date" office:date-value="2024-10-27T13:37:37.644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7.3875656116774" calcext:value-type="float">
            <text:p>7.3875656116774</text:p>
          </table:table-cell>
          <table:table-cell office:value-type="string" calcext:value-type="string">
            <text:p>x</text:p>
          </table:table-cell>
          <table:table-cell office:value-type="float" office:value="3.28550209501204" calcext:value-type="float">
            <text:p>3.28550209501204</text:p>
          </table:table-cell>
          <table:table-cell office:value-type="string" calcext:value-type="string">
            <text:p>y</text:p>
          </table:table-cell>
          <table:table-cell office:value-type="float" office:value="2.68773258030108" calcext:value-type="float">
            <text:p>2.68773258030108</text:p>
          </table:table-cell>
          <table:table-cell office:value-type="string" calcext:value-type="string">
            <text:p>degrees</text:p>
          </table:table-cell>
          <table:table-cell office:value-type="float" office:value="21.0449560209135" calcext:value-type="float">
            <text:p>21.0449560209135</text:p>
          </table:table-cell>
          <table:table-cell office:value-type="string" calcext:value-type="string">
            <text:p>velocityMetersPerSec</text:p>
          </table:table-cell>
          <table:table-cell office:value-type="float" office:value="1.39593501485719" calcext:value-type="float">
            <text:p>1.39593501485719</text:p>
          </table:table-cell>
          <table:table-cell table:number-columns-repeated="16370"/>
        </table:table-row>
        <table:table-row table:style-name="ro1">
          <table:table-cell table:style-name="ce21" table:formula="of:=([.B270]-[.$B$1])*24*3600" office:value-type="float" office:value="2.942999778" calcext:value-type="float">
            <text:p>2.943</text:p>
          </table:table-cell>
          <table:table-cell office:value-type="date" office:date-value="2024-10-27T13:37:37.644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7.44205249405754" calcext:value-type="float">
            <text:p>7.44205249405754</text:p>
          </table:table-cell>
          <table:table-cell office:value-type="string" calcext:value-type="string">
            <text:p>x</text:p>
          </table:table-cell>
          <table:table-cell office:value-type="float" office:value="3.35701294002017" calcext:value-type="float">
            <text:p>3.35701294002017</text:p>
          </table:table-cell>
          <table:table-cell office:value-type="string" calcext:value-type="string">
            <text:p>y</text:p>
          </table:table-cell>
          <table:table-cell office:value-type="float" office:value="2.71342949304649" calcext:value-type="float">
            <text:p>2.71342949304649</text:p>
          </table:table-cell>
          <table:table-cell office:value-type="string" calcext:value-type="string">
            <text:p>degrees</text:p>
          </table:table-cell>
          <table:table-cell office:value-type="float" office:value="18.4746280700035" calcext:value-type="float">
            <text:p>18.4746280700035</text:p>
          </table:table-cell>
          <table:table-cell office:value-type="string" calcext:value-type="string">
            <text:p>velocityMetersPerSec</text:p>
          </table:table-cell>
          <table:table-cell office:value-type="float" office:value="1.39327618773648" calcext:value-type="float">
            <text:p>1.39327618773648</text:p>
          </table:table-cell>
          <table:table-cell table:number-columns-repeated="16370"/>
        </table:table-row>
        <table:table-row table:style-name="ro1">
          <table:table-cell table:style-name="ce21" table:formula="of:=([.B271]-[.$B$1])*24*3600" office:value-type="float" office:value="2.942999778" calcext:value-type="float">
            <text:p>2.943</text:p>
          </table:table-cell>
          <table:table-cell office:value-type="date" office:date-value="2024-10-27T13:37:37.644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7.49682300859127" calcext:value-type="float">
            <text:p>7.49682300859127</text:p>
          </table:table-cell>
          <table:table-cell office:value-type="string" calcext:value-type="string">
            <text:p>x</text:p>
          </table:table-cell>
          <table:table-cell office:value-type="float" office:value="3.42986422026415" calcext:value-type="float">
            <text:p>3.42986422026415</text:p>
          </table:table-cell>
          <table:table-cell office:value-type="string" calcext:value-type="string">
            <text:p>y</text:p>
          </table:table-cell>
          <table:table-cell office:value-type="float" office:value="2.73591841848574" calcext:value-type="float">
            <text:p>2.73591841848574</text:p>
          </table:table-cell>
          <table:table-cell office:value-type="string" calcext:value-type="string">
            <text:p>degrees</text:p>
          </table:table-cell>
          <table:table-cell office:value-type="float" office:value="15.8233950957881" calcext:value-type="float">
            <text:p>15.8233950957881</text:p>
          </table:table-cell>
          <table:table-cell office:value-type="string" calcext:value-type="string">
            <text:p>velocityMetersPerSec</text:p>
          </table:table-cell>
          <table:table-cell office:value-type="float" office:value="1.39082879449538" calcext:value-type="float">
            <text:p>1.39082879449538</text:p>
          </table:table-cell>
          <table:table-cell table:number-columns-repeated="16370"/>
        </table:table-row>
        <table:table-row table:style-name="ro1">
          <table:table-cell table:style-name="ce21" table:formula="of:=([.B272]-[.$B$1])*24*3600" office:value-type="float" office:value="2.942999778" calcext:value-type="float">
            <text:p>2.943</text:p>
          </table:table-cell>
          <table:table-cell office:value-type="date" office:date-value="2024-10-27T13:37:37.644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7.55186084520046" calcext:value-type="float">
            <text:p>7.55186084520046</text:p>
          </table:table-cell>
          <table:table-cell office:value-type="string" calcext:value-type="string">
            <text:p>x</text:p>
          </table:table-cell>
          <table:table-cell office:value-type="float" office:value="3.50393537774379" calcext:value-type="float">
            <text:p>3.50393537774379</text:p>
          </table:table-cell>
          <table:table-cell office:value-type="string" calcext:value-type="string">
            <text:p>y</text:p>
          </table:table-cell>
          <table:table-cell office:value-type="float" office:value="2.7550211381023" calcext:value-type="float">
            <text:p>2.7550211381023</text:p>
          </table:table-cell>
          <table:table-cell office:value-type="string" calcext:value-type="string">
            <text:p>degrees</text:p>
          </table:table-cell>
          <table:table-cell office:value-type="float" office:value="13.0859646242214" calcext:value-type="float">
            <text:p>13.0859646242214</text:p>
          </table:table-cell>
          <table:table-cell office:value-type="string" calcext:value-type="string">
            <text:p>velocityMetersPerSec</text:p>
          </table:table-cell>
          <table:table-cell office:value-type="float" office:value="1.38888703453777" calcext:value-type="float">
            <text:p>1.38888703453777</text:p>
          </table:table-cell>
          <table:table-cell table:number-columns-repeated="16370"/>
        </table:table-row>
        <table:table-row table:style-name="ro1">
          <table:table-cell table:style-name="ce21" table:formula="of:=([.B273]-[.$B$1])*24*3600" office:value-type="float" office:value="2.942999778" calcext:value-type="float">
            <text:p>2.943</text:p>
          </table:table-cell>
          <table:table-cell office:value-type="date" office:date-value="2024-10-27T13:37:37.644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7.60715002305113" calcext:value-type="float">
            <text:p>7.60715002305113</text:p>
          </table:table-cell>
          <table:table-cell office:value-type="string" calcext:value-type="string">
            <text:p>x</text:p>
          </table:table-cell>
          <table:table-cell office:value-type="float" office:value="3.57910585445891" calcext:value-type="float">
            <text:p>3.57910585445891</text:p>
          </table:table-cell>
          <table:table-cell office:value-type="string" calcext:value-type="string">
            <text:p>y</text:p>
          </table:table-cell>
          <table:table-cell office:value-type="float" office:value="2.77055943337965" calcext:value-type="float">
            <text:p>2.77055943337965</text:p>
          </table:table-cell>
          <table:table-cell office:value-type="string" calcext:value-type="string">
            <text:p>degrees</text:p>
          </table:table-cell>
          <table:table-cell office:value-type="float" office:value="10.2584397360547" calcext:value-type="float">
            <text:p>10.2584397360547</text:p>
          </table:table-cell>
          <table:table-cell office:value-type="string" calcext:value-type="string">
            <text:p>velocityMetersPerSec</text:p>
          </table:table-cell>
          <table:table-cell office:value-type="float" office:value="1.38777279328043" calcext:value-type="float">
            <text:p>1.38777279328043</text:p>
          </table:table-cell>
          <table:table-cell table:number-columns-repeated="16370"/>
        </table:table-row>
        <table:table-row table:style-name="ro1">
          <table:table-cell table:style-name="ce21" table:formula="of:=([.B274]-[.$B$1])*24*3600" office:value-type="float" office:value="2.942999778" calcext:value-type="float">
            <text:p>2.943</text:p>
          </table:table-cell>
          <table:table-cell office:value-type="date" office:date-value="2024-10-27T13:37:37.644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7.66267478439233" calcext:value-type="float">
            <text:p>7.66267478439233</text:p>
          </table:table-cell>
          <table:table-cell office:value-type="string" calcext:value-type="string">
            <text:p>x</text:p>
          </table:table-cell>
          <table:table-cell office:value-type="float" office:value="3.65525509240931" calcext:value-type="float">
            <text:p>3.65525509240931</text:p>
          </table:table-cell>
          <table:table-cell office:value-type="string" calcext:value-type="string">
            <text:p>y</text:p>
          </table:table-cell>
          <table:table-cell office:value-type="float" office:value="2.78235508580127" calcext:value-type="float">
            <text:p>2.78235508580127</text:p>
          </table:table-cell>
          <table:table-cell office:value-type="string" calcext:value-type="string">
            <text:p>degrees</text:p>
          </table:table-cell>
          <table:table-cell office:value-type="float" office:value="7.33858806833488" calcext:value-type="float">
            <text:p>7.33858806833488</text:p>
          </table:table-cell>
          <table:table-cell office:value-type="string" calcext:value-type="string">
            <text:p>velocityMetersPerSec</text:p>
          </table:table-cell>
          <table:table-cell office:value-type="float" office:value="1.38783233779987" calcext:value-type="float">
            <text:p>1.38783233779987</text:p>
          </table:table-cell>
          <table:table-cell table:number-columns-repeated="16370"/>
        </table:table-row>
        <table:table-row table:style-name="ro1">
          <table:table-cell table:style-name="ce21" table:formula="of:=([.B275]-[.$B$1])*24*3600" office:value-type="float" office:value="2.942999778" calcext:value-type="float">
            <text:p>2.943</text:p>
          </table:table-cell>
          <table:table-cell office:value-type="date" office:date-value="2024-10-27T13:37:37.644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7.71841964408944" calcext:value-type="float">
            <text:p>7.71841964408944</text:p>
          </table:table-cell>
          <table:table-cell office:value-type="string" calcext:value-type="string">
            <text:p>x</text:p>
          </table:table-cell>
          <table:table-cell office:value-type="float" office:value="3.73226253359482" calcext:value-type="float">
            <text:p>3.73226253359482</text:p>
          </table:table-cell>
          <table:table-cell office:value-type="string" calcext:value-type="string">
            <text:p>y</text:p>
          </table:table-cell>
          <table:table-cell office:value-type="float" office:value="2.79022987685062" calcext:value-type="float">
            <text:p>2.79022987685062</text:p>
          </table:table-cell>
          <table:table-cell office:value-type="string" calcext:value-type="string">
            <text:p>degrees</text:p>
          </table:table-cell>
          <table:table-cell office:value-type="float" office:value="4.32612643494607" calcext:value-type="float">
            <text:p>4.32612643494607</text:p>
          </table:table-cell>
          <table:table-cell office:value-type="string" calcext:value-type="string">
            <text:p>velocityMetersPerSec</text:p>
          </table:table-cell>
          <table:table-cell office:value-type="float" office:value="1.38942938807287" calcext:value-type="float">
            <text:p>1.38942938807287</text:p>
          </table:table-cell>
          <table:table-cell table:number-columns-repeated="16370"/>
        </table:table-row>
        <table:table-row table:style-name="ro1">
          <table:table-cell table:style-name="ce21" table:formula="of:=([.B276]-[.$B$1])*24*3600" office:value-type="float" office:value="2.942999778" calcext:value-type="float">
            <text:p>2.943</text:p>
          </table:table-cell>
          <table:table-cell office:value-type="date" office:date-value="2024-10-27T13:37:37.644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7.77436972056592" calcext:value-type="float">
            <text:p>7.77436972056592</text:p>
          </table:table-cell>
          <table:table-cell office:value-type="string" calcext:value-type="string">
            <text:p>x</text:p>
          </table:table-cell>
          <table:table-cell office:value-type="float" office:value="3.81000762001524" calcext:value-type="float">
            <text:p>3.81000762001524</text:p>
          </table:table-cell>
          <table:table-cell office:value-type="string" calcext:value-type="string">
            <text:p>y</text:p>
          </table:table-cell>
          <table:table-cell office:value-type="float" office:value="2.79400558801118" calcext:value-type="float">
            <text:p>2.79400558801118</text:p>
          </table:table-cell>
          <table:table-cell office:value-type="string" calcext:value-type="string">
            <text:p>degrees</text:p>
          </table:table-cell>
          <table:table-cell office:value-type="float" office:value="1.22299916630807" calcext:value-type="float">
            <text:p>1.22299916630807</text:p>
          </table:table-cell>
          <table:table-cell office:value-type="string" calcext:value-type="string">
            <text:p>velocityMetersPerSec</text:p>
          </table:table-cell>
          <table:table-cell office:value-type="float" office:value="1.39293380217825" calcext:value-type="float">
            <text:p>1.39293380217825</text:p>
          </table:table-cell>
          <table:table-cell table:number-columns-repeated="16370"/>
        </table:table-row>
        <table:table-row table:style-name="ro1">
          <table:table-cell table:style-name="ce21" table:formula="of:=([.B277]-[.$B$1])*24*3600" office:value-type="float" office:value="2.942999778" calcext:value-type="float">
            <text:p>2.943</text:p>
          </table:table-cell>
          <table:table-cell office:value-type="date" office:date-value="2024-10-27T13:37:37.644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7.83025411728997" calcext:value-type="float">
            <text:p>7.83025411728997</text:p>
          </table:table-cell>
          <table:table-cell office:value-type="string" calcext:value-type="string">
            <text:p>x</text:p>
          </table:table-cell>
          <table:table-cell office:value-type="float" office:value="3.88837376413534" calcext:value-type="float">
            <text:p>3.88837376413534</text:p>
          </table:table-cell>
          <table:table-cell office:value-type="string" calcext:value-type="string">
            <text:p>y</text:p>
          </table:table-cell>
          <table:table-cell office:value-type="float" office:value="2.79357177875863" calcext:value-type="float">
            <text:p>2.79357177875863</text:p>
          </table:table-cell>
          <table:table-cell office:value-type="string" calcext:value-type="string">
            <text:p>degrees</text:p>
          </table:table-cell>
          <table:table-cell office:value-type="float" office:value="-1.81810147384434" calcext:value-type="float">
            <text:p>-1.81810147384434</text:p>
          </table:table-cell>
          <table:table-cell office:value-type="string" calcext:value-type="string">
            <text:p>velocityMetersPerSec</text:p>
          </table:table-cell>
          <table:table-cell office:value-type="float" office:value="1.41168964971935" calcext:value-type="float">
            <text:p>1.41168964971935</text:p>
          </table:table-cell>
          <table:table-cell table:number-columns-repeated="16370"/>
        </table:table-row>
        <table:table-row table:style-name="ro1">
          <table:table-cell table:style-name="ce21" table:formula="of:=([.B278]-[.$B$1])*24*3600" office:value-type="float" office:value="2.942999778" calcext:value-type="float">
            <text:p>2.943</text:p>
          </table:table-cell>
          <table:table-cell office:value-type="date" office:date-value="2024-10-27T13:37:37.644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7.88597109153323" calcext:value-type="float">
            <text:p>7.88597109153323</text:p>
          </table:table-cell>
          <table:table-cell office:value-type="string" calcext:value-type="string">
            <text:p>x</text:p>
          </table:table-cell>
          <table:table-cell office:value-type="float" office:value="3.96726026027971" calcext:value-type="float">
            <text:p>3.96726026027971</text:p>
          </table:table-cell>
          <table:table-cell office:value-type="string" calcext:value-type="string">
            <text:p>y</text:p>
          </table:table-cell>
          <table:table-cell office:value-type="float" office:value="2.78908912053756" calcext:value-type="float">
            <text:p>2.78908912053756</text:p>
          </table:table-cell>
          <table:table-cell office:value-type="string" calcext:value-type="string">
            <text:p>degrees</text:p>
          </table:table-cell>
          <table:table-cell office:value-type="float" office:value="-4.64715457283383" calcext:value-type="float">
            <text:p>-4.64715457283383</text:p>
          </table:table-cell>
          <table:table-cell office:value-type="string" calcext:value-type="string">
            <text:p>velocityMetersPerSec</text:p>
          </table:table-cell>
          <table:table-cell office:value-type="float" office:value="1.42456469453812" calcext:value-type="float">
            <text:p>1.42456469453812</text:p>
          </table:table-cell>
          <table:table-cell table:number-columns-repeated="16370"/>
        </table:table-row>
        <table:table-row table:style-name="ro1">
          <table:table-cell table:style-name="ce21" table:formula="of:=([.B279]-[.$B$1])*24*3600" office:value-type="float" office:value="2.942999778" calcext:value-type="float">
            <text:p>2.943</text:p>
          </table:table-cell>
          <table:table-cell office:value-type="date" office:date-value="2024-10-27T13:37:37.644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7.94166584493001" calcext:value-type="float">
            <text:p>7.94166584493001</text:p>
          </table:table-cell>
          <table:table-cell office:value-type="string" calcext:value-type="string">
            <text:p>x</text:p>
          </table:table-cell>
          <table:table-cell office:value-type="float" office:value="4.04657037323789" calcext:value-type="float">
            <text:p>4.04657037323789</text:p>
          </table:table-cell>
          <table:table-cell office:value-type="string" calcext:value-type="string">
            <text:p>y</text:p>
          </table:table-cell>
          <table:table-cell office:value-type="float" office:value="2.78078606278474" calcext:value-type="float">
            <text:p>2.78078606278474</text:p>
          </table:table-cell>
          <table:table-cell office:value-type="string" calcext:value-type="string">
            <text:p>degrees</text:p>
          </table:table-cell>
          <table:table-cell office:value-type="float" office:value="-7.26755036930873" calcext:value-type="float">
            <text:p>-7.26755036930873</text:p>
          </table:table-cell>
          <table:table-cell office:value-type="string" calcext:value-type="string">
            <text:p>velocityMetersPerSec</text:p>
          </table:table-cell>
          <table:table-cell office:value-type="float" office:value="1.43902842779371" calcext:value-type="float">
            <text:p>1.43902842779371</text:p>
          </table:table-cell>
          <table:table-cell table:number-columns-repeated="16370"/>
        </table:table-row>
        <table:table-row table:style-name="ro1">
          <table:table-cell table:style-name="ce21" table:formula="of:=([.B280]-[.$B$1])*24*3600" office:value-type="float" office:value="2.943999948" calcext:value-type="float">
            <text:p>2.944</text:p>
          </table:table-cell>
          <table:table-cell office:value-type="date" office:date-value="2024-10-27T13:37:37.645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7.99732225217537" calcext:value-type="float">
            <text:p>7.99732225217537</text:p>
          </table:table-cell>
          <table:table-cell office:value-type="string" calcext:value-type="string">
            <text:p>x</text:p>
          </table:table-cell>
          <table:table-cell office:value-type="float" office:value="4.12620736779942" calcext:value-type="float">
            <text:p>4.12620736779942</text:p>
          </table:table-cell>
          <table:table-cell office:value-type="string" calcext:value-type="string">
            <text:p>y</text:p>
          </table:table-cell>
          <table:table-cell office:value-type="float" office:value="2.76889105493697" calcext:value-type="float">
            <text:p>2.76889105493697</text:p>
          </table:table-cell>
          <table:table-cell office:value-type="string" calcext:value-type="string">
            <text:p>degrees</text:p>
          </table:table-cell>
          <table:table-cell office:value-type="float" office:value="-9.68590669473895" calcext:value-type="float">
            <text:p>-9.68590669473895</text:p>
          </table:table-cell>
          <table:table-cell office:value-type="string" calcext:value-type="string">
            <text:p>velocityMetersPerSec</text:p>
          </table:table-cell>
          <table:table-cell office:value-type="float" office:value="1.45445497528626" calcext:value-type="float">
            <text:p>1.45445497528626</text:p>
          </table:table-cell>
          <table:table-cell table:number-columns-repeated="16370"/>
        </table:table-row>
        <table:table-row table:style-name="ro1">
          <table:table-cell table:style-name="ce21" table:formula="of:=([.B281]-[.$B$1])*24*3600" office:value-type="float" office:value="2.945000119" calcext:value-type="float">
            <text:p>2.945</text:p>
          </table:table-cell>
          <table:table-cell office:value-type="date" office:date-value="2024-10-27T13:37:37.646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8.0529237713993" calcext:value-type="float">
            <text:p>8.0529237713993</text:p>
          </table:table-cell>
          <table:table-cell office:value-type="string" calcext:value-type="string">
            <text:p>x</text:p>
          </table:table-cell>
          <table:table-cell office:value-type="float" office:value="4.20607450875384" calcext:value-type="float">
            <text:p>4.20607450875384</text:p>
          </table:table-cell>
          <table:table-cell office:value-type="string" calcext:value-type="string">
            <text:p>y</text:p>
          </table:table-cell>
          <table:table-cell office:value-type="float" office:value="2.75363254643104" calcext:value-type="float">
            <text:p>2.75363254643104</text:p>
          </table:table-cell>
          <table:table-cell office:value-type="string" calcext:value-type="string">
            <text:p>degrees</text:p>
          </table:table-cell>
          <table:table-cell office:value-type="float" office:value="-11.9109838122869" calcext:value-type="float">
            <text:p>-11.9109838122869</text:p>
          </table:table-cell>
          <table:table-cell office:value-type="string" calcext:value-type="string">
            <text:p>velocityMetersPerSec</text:p>
          </table:table-cell>
          <table:table-cell office:value-type="float" office:value="1.47034413012515" calcext:value-type="float">
            <text:p>1.47034413012515</text:p>
          </table:table-cell>
          <table:table-cell table:number-columns-repeated="16370"/>
        </table:table-row>
        <table:table-row table:style-name="ro1">
          <table:table-cell table:style-name="ce21" table:formula="of:=([.B282]-[.$B$1])*24*3600" office:value-type="float" office:value="2.945000119" calcext:value-type="float">
            <text:p>2.945</text:p>
          </table:table-cell>
          <table:table-cell office:value-type="date" office:date-value="2024-10-27T13:37:37.646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8.1084512276669" calcext:value-type="float">
            <text:p>8.1084512276669</text:p>
          </table:table-cell>
          <table:table-cell office:value-type="string" calcext:value-type="string">
            <text:p>x</text:p>
          </table:table-cell>
          <table:table-cell office:value-type="float" office:value="4.2860750608907" calcext:value-type="float">
            <text:p>4.2860750608907</text:p>
          </table:table-cell>
          <table:table-cell office:value-type="string" calcext:value-type="string">
            <text:p>y</text:p>
          </table:table-cell>
          <table:table-cell office:value-type="float" office:value="2.73523898670372" calcext:value-type="float">
            <text:p>2.73523898670372</text:p>
          </table:table-cell>
          <table:table-cell office:value-type="string" calcext:value-type="string">
            <text:p>degrees</text:p>
          </table:table-cell>
          <table:table-cell office:value-type="float" office:value="-13.9527881525721" calcext:value-type="float">
            <text:p>-13.9527881525721</text:p>
          </table:table-cell>
          <table:table-cell office:value-type="string" calcext:value-type="string">
            <text:p>velocityMetersPerSec</text:p>
          </table:table-cell>
          <table:table-cell office:value-type="float" office:value="1.48631308998658" calcext:value-type="float">
            <text:p>1.48631308998658</text:p>
          </table:table-cell>
          <table:table-cell table:number-columns-repeated="16370"/>
        </table:table-row>
        <table:table-row table:style-name="ro1">
          <table:table-cell table:style-name="ce21" table:formula="of:=([.B283]-[.$B$1])*24*3600" office:value-type="float" office:value="2.945000119" calcext:value-type="float">
            <text:p>2.945</text:p>
          </table:table-cell>
          <table:table-cell office:value-type="date" office:date-value="2024-10-27T13:37:37.646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8.16388097943377" calcext:value-type="float">
            <text:p>8.16388097943377</text:p>
          </table:table-cell>
          <table:table-cell office:value-type="string" calcext:value-type="string">
            <text:p>x</text:p>
          </table:table-cell>
          <table:table-cell office:value-type="float" office:value="4.36611228899954" calcext:value-type="float">
            <text:p>4.36611228899954</text:p>
          </table:table-cell>
          <table:table-cell office:value-type="string" calcext:value-type="string">
            <text:p>y</text:p>
          </table:table-cell>
          <table:table-cell office:value-type="float" office:value="2.71393882519182" calcext:value-type="float">
            <text:p>2.71393882519182</text:p>
          </table:table-cell>
          <table:table-cell office:value-type="string" calcext:value-type="string">
            <text:p>degrees</text:p>
          </table:table-cell>
          <table:table-cell office:value-type="float" office:value="-15.8218704251622" calcext:value-type="float">
            <text:p>-15.8218704251622</text:p>
          </table:table-cell>
          <table:table-cell office:value-type="string" calcext:value-type="string">
            <text:p>velocityMetersPerSec</text:p>
          </table:table-cell>
          <table:table-cell office:value-type="float" office:value="1.50208321956013" calcext:value-type="float">
            <text:p>1.50208321956013</text:p>
          </table:table-cell>
          <table:table-cell table:number-columns-repeated="16370"/>
        </table:table-row>
        <table:table-row table:style-name="ro1">
          <table:table-cell table:style-name="ce21" table:formula="of:=([.B284]-[.$B$1])*24*3600" office:value-type="float" office:value="2.945000119" calcext:value-type="float">
            <text:p>2.945</text:p>
          </table:table-cell>
          <table:table-cell office:value-type="date" office:date-value="2024-10-27T13:37:37.646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8.21918353033981" calcext:value-type="float">
            <text:p>8.21918353033981</text:p>
          </table:table-cell>
          <table:table-cell office:value-type="string" calcext:value-type="string">
            <text:p>x</text:p>
          </table:table-cell>
          <table:table-cell office:value-type="float" office:value="4.44608945786991" calcext:value-type="float">
            <text:p>4.44608945786991</text:p>
          </table:table-cell>
          <table:table-cell office:value-type="string" calcext:value-type="string">
            <text:p>y</text:p>
          </table:table-cell>
          <table:table-cell office:value-type="float" office:value="2.68996051133211" calcext:value-type="float">
            <text:p>2.68996051133211</text:p>
          </table:table-cell>
          <table:table-cell office:value-type="string" calcext:value-type="string">
            <text:p>degrees</text:p>
          </table:table-cell>
          <table:table-cell office:value-type="float" office:value="-17.5288005653822" calcext:value-type="float">
            <text:p>-17.5288005653822</text:p>
          </table:table-cell>
          <table:table-cell office:value-type="string" calcext:value-type="string">
            <text:p>velocityMetersPerSec</text:p>
          </table:table-cell>
          <table:table-cell office:value-type="float" office:value="1.51746478284164" calcext:value-type="float">
            <text:p>1.51746478284164</text:p>
          </table:table-cell>
          <table:table-cell table:number-columns-repeated="16370"/>
        </table:table-row>
        <table:table-row table:style-name="ro1">
          <table:table-cell table:style-name="ce21" table:formula="of:=([.B285]-[.$B$1])*24*3600" office:value-type="float" office:value="2.945000119" calcext:value-type="float">
            <text:p>2.945</text:p>
          </table:table-cell>
          <table:table-cell office:value-type="date" office:date-value="2024-10-27T13:37:37.646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8.27432256987104" calcext:value-type="float">
            <text:p>8.27432256987104</text:p>
          </table:table-cell>
          <table:table-cell office:value-type="string" calcext:value-type="string">
            <text:p>x</text:p>
          </table:table-cell>
          <table:table-cell office:value-type="float" office:value="4.52590983229133" calcext:value-type="float">
            <text:p>4.52590983229133</text:p>
          </table:table-cell>
          <table:table-cell office:value-type="string" calcext:value-type="string">
            <text:p>y</text:p>
          </table:table-cell>
          <table:table-cell office:value-type="float" office:value="2.66353249456139" calcext:value-type="float">
            <text:p>2.66353249456139</text:p>
          </table:table-cell>
          <table:table-cell office:value-type="string" calcext:value-type="string">
            <text:p>degrees</text:p>
          </table:table-cell>
          <table:table-cell office:value-type="float" office:value="-19.0837911971666" calcext:value-type="float">
            <text:p>-19.0837911971666</text:p>
          </table:table-cell>
          <table:table-cell office:value-type="string" calcext:value-type="string">
            <text:p>velocityMetersPerSec</text:p>
          </table:table-cell>
          <table:table-cell office:value-type="float" office:value="1.5323416891765" calcext:value-type="float">
            <text:p>1.5323416891765</text:p>
          </table:table-cell>
          <table:table-cell table:number-columns-repeated="16370"/>
        </table:table-row>
        <table:table-row table:style-name="ro1">
          <table:table-cell table:style-name="ce21" table:formula="of:=([.B286]-[.$B$1])*24*3600" office:value-type="float" office:value="2.945000119" calcext:value-type="float">
            <text:p>2.945</text:p>
          </table:table-cell>
          <table:table-cell office:value-type="date" office:date-value="2024-10-27T13:37:37.646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8.32925438499906" calcext:value-type="float">
            <text:p>8.32925438499906</text:p>
          </table:table-cell>
          <table:table-cell office:value-type="string" calcext:value-type="string">
            <text:p>x</text:p>
          </table:table-cell>
          <table:table-cell office:value-type="float" office:value="4.60547667705336" calcext:value-type="float">
            <text:p>4.60547667705336</text:p>
          </table:table-cell>
          <table:table-cell office:value-type="string" calcext:value-type="string">
            <text:p>y</text:p>
          </table:table-cell>
          <table:table-cell office:value-type="float" office:value="2.63488322431644" calcext:value-type="float">
            <text:p>2.63488322431644</text:p>
          </table:table-cell>
          <table:table-cell office:value-type="string" calcext:value-type="string">
            <text:p>degrees</text:p>
          </table:table-cell>
          <table:table-cell office:value-type="float" office:value="-20.4964385861483" calcext:value-type="float">
            <text:p>-20.4964385861483</text:p>
          </table:table-cell>
          <table:table-cell office:value-type="string" calcext:value-type="string">
            <text:p>velocityMetersPerSec</text:p>
          </table:table-cell>
          <table:table-cell office:value-type="float" office:value="1.54665754532004" calcext:value-type="float">
            <text:p>1.54665754532004</text:p>
          </table:table-cell>
          <table:table-cell table:number-columns-repeated="16370"/>
        </table:table-row>
        <table:table-row table:style-name="ro1">
          <table:table-cell table:style-name="ce21" table:formula="of:=([.B287]-[.$B$1])*24*3600" office:value-type="float" office:value="2.945000119" calcext:value-type="float">
            <text:p>2.945</text:p>
          </table:table-cell>
          <table:table-cell office:value-type="date" office:date-value="2024-10-27T13:37:37.646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8.38392756865377" calcext:value-type="float">
            <text:p>8.38392756865377</text:p>
          </table:table-cell>
          <table:table-cell office:value-type="string" calcext:value-type="string">
            <text:p>x</text:p>
          </table:table-cell>
          <table:table-cell office:value-type="float" office:value="4.68469325694553" calcext:value-type="float">
            <text:p>4.68469325694553</text:p>
          </table:table-cell>
          <table:table-cell office:value-type="string" calcext:value-type="string">
            <text:p>y</text:p>
          </table:table-cell>
          <table:table-cell office:value-type="float" office:value="2.60424115003405" calcext:value-type="float">
            <text:p>2.60424115003405</text:p>
          </table:table-cell>
          <table:table-cell office:value-type="string" calcext:value-type="string">
            <text:p>degrees</text:p>
          </table:table-cell>
          <table:table-cell office:value-type="float" office:value="-21.7755519142041" calcext:value-type="float">
            <text:p>-21.7755519142041</text:p>
          </table:table-cell>
          <table:table-cell office:value-type="string" calcext:value-type="string">
            <text:p>velocityMetersPerSec</text:p>
          </table:table-cell>
          <table:table-cell office:value-type="float" office:value="1.56040373265636" calcext:value-type="float">
            <text:p>1.56040373265636</text:p>
          </table:table-cell>
          <table:table-cell table:number-columns-repeated="16370"/>
        </table:table-row>
        <table:table-row table:style-name="ro1">
          <table:table-cell table:style-name="ce21" table:formula="of:=([.B288]-[.$B$1])*24*3600" office:value-type="float" office:value="2.945000119" calcext:value-type="float">
            <text:p>2.945</text:p>
          </table:table-cell>
          <table:table-cell office:value-type="date" office:date-value="2024-10-27T13:37:37.646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8.43828294970077" calcext:value-type="float">
            <text:p>8.43828294970077</text:p>
          </table:table-cell>
          <table:table-cell office:value-type="string" calcext:value-type="string">
            <text:p>x</text:p>
          </table:table-cell>
          <table:table-cell office:value-type="float" office:value="4.7634628367574" calcext:value-type="float">
            <text:p>4.7634628367574</text:p>
          </table:table-cell>
          <table:table-cell office:value-type="string" calcext:value-type="string">
            <text:p>y</text:p>
          </table:table-cell>
          <table:table-cell office:value-type="float" office:value="2.57183472115102" calcext:value-type="float">
            <text:p>2.57183472115102</text:p>
          </table:table-cell>
          <table:table-cell office:value-type="string" calcext:value-type="string">
            <text:p>degrees</text:p>
          </table:table-cell>
          <table:table-cell office:value-type="float" office:value="-22.9290456409054" calcext:value-type="float">
            <text:p>-22.9290456409054</text:p>
          </table:table-cell>
          <table:table-cell office:value-type="string" calcext:value-type="string">
            <text:p>velocityMetersPerSec</text:p>
          </table:table-cell>
          <table:table-cell office:value-type="float" office:value="1.57360983096852" calcext:value-type="float">
            <text:p>1.57360983096852</text:p>
          </table:table-cell>
          <table:table-cell table:number-columns-repeated="16370"/>
        </table:table-row>
        <table:table-row table:style-name="ro1">
          <table:table-cell table:style-name="ce21" table:formula="of:=([.B289]-[.$B$1])*24*3600" office:value-type="float" office:value="2.945000119" calcext:value-type="float">
            <text:p>2.945</text:p>
          </table:table-cell>
          <table:table-cell office:value-type="date" office:date-value="2024-10-27T13:37:37.646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8.49225367572395" calcext:value-type="float">
            <text:p>8.49225367572395</text:p>
          </table:table-cell>
          <table:table-cell office:value-type="string" calcext:value-type="string">
            <text:p>x</text:p>
          </table:table-cell>
          <table:table-cell office:value-type="float" office:value="4.84168868127849" calcext:value-type="float">
            <text:p>4.84168868127849</text:p>
          </table:table-cell>
          <table:table-cell office:value-type="string" calcext:value-type="string">
            <text:p>y</text:p>
          </table:table-cell>
          <table:table-cell office:value-type="float" office:value="2.53789238710412" calcext:value-type="float">
            <text:p>2.53789238710412</text:p>
          </table:table-cell>
          <table:table-cell office:value-type="string" calcext:value-type="string">
            <text:p>degrees</text:p>
          </table:table-cell>
          <table:table-cell office:value-type="float" office:value="-23.9638741808928" calcext:value-type="float">
            <text:p>-23.9638741808928</text:p>
          </table:table-cell>
          <table:table-cell office:value-type="string" calcext:value-type="string">
            <text:p>velocityMetersPerSec</text:p>
          </table:table-cell>
          <table:table-cell office:value-type="float" office:value="1.58633646575898" calcext:value-type="float">
            <text:p>1.58633646575898</text:p>
          </table:table-cell>
          <table:table-cell table:number-columns-repeated="16370"/>
        </table:table-row>
        <table:table-row table:style-name="ro1">
          <table:table-cell table:style-name="ce21" table:formula="of:=([.B290]-[.$B$1])*24*3600" office:value-type="float" office:value="2.945000119" calcext:value-type="float">
            <text:p>2.945</text:p>
          </table:table-cell>
          <table:table-cell office:value-type="date" office:date-value="2024-10-27T13:37:37.646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8.54576538962912" calcext:value-type="float">
            <text:p>8.54576538962912</text:p>
          </table:table-cell>
          <table:table-cell office:value-type="string" calcext:value-type="string">
            <text:p>x</text:p>
          </table:table-cell>
          <table:table-cell office:value-type="float" office:value="4.91927405529836" calcext:value-type="float">
            <text:p>4.91927405529836</text:p>
          </table:table-cell>
          <table:table-cell office:value-type="string" calcext:value-type="string">
            <text:p>y</text:p>
          </table:table-cell>
          <table:table-cell office:value-type="float" office:value="2.50264259733015" calcext:value-type="float">
            <text:p>2.50264259733015</text:p>
          </table:table-cell>
          <table:table-cell office:value-type="string" calcext:value-type="string">
            <text:p>degrees</text:p>
          </table:table-cell>
          <table:table-cell office:value-type="float" office:value="-24.88599226957" calcext:value-type="float">
            <text:p>-24.88599226957</text:p>
          </table:table-cell>
          <table:table-cell office:value-type="string" calcext:value-type="string">
            <text:p>velocityMetersPerSec</text:p>
          </table:table-cell>
          <table:table-cell office:value-type="float" office:value="1.59867053606677" calcext:value-type="float">
            <text:p>1.59867053606677</text:p>
          </table:table-cell>
          <table:table-cell table:number-columns-repeated="16370"/>
        </table:table-row>
        <table:table-row table:style-name="ro1">
          <table:table-cell table:style-name="ce21" table:formula="of:=([.B291]-[.$B$1])*24*3600" office:value-type="float" office:value="2.945000119" calcext:value-type="float">
            <text:p>2.945</text:p>
          </table:table-cell>
          <table:table-cell office:value-type="date" office:date-value="2024-10-27T13:37:37.646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8.5987364510671" calcext:value-type="float">
            <text:p>8.5987364510671</text:p>
          </table:table-cell>
          <table:table-cell office:value-type="string" calcext:value-type="string">
            <text:p>x</text:p>
          </table:table-cell>
          <table:table-cell office:value-type="float" office:value="4.99612222360655" calcext:value-type="float">
            <text:p>4.99612222360655</text:p>
          </table:table-cell>
          <table:table-cell office:value-type="string" calcext:value-type="string">
            <text:p>y</text:p>
          </table:table-cell>
          <table:table-cell office:value-type="float" office:value="2.4663138012659" calcext:value-type="float">
            <text:p>2.4663138012659</text:p>
          </table:table-cell>
          <table:table-cell office:value-type="string" calcext:value-type="string">
            <text:p>degrees</text:p>
          </table:table-cell>
          <table:table-cell office:value-type="float" office:value="-25.7003278162106" calcext:value-type="float">
            <text:p>-25.7003278162106</text:p>
          </table:table-cell>
          <table:table-cell office:value-type="string" calcext:value-type="string">
            <text:p>velocityMetersPerSec</text:p>
          </table:table-cell>
          <table:table-cell office:value-type="float" office:value="1.61072275669881" calcext:value-type="float">
            <text:p>1.61072275669881</text:p>
          </table:table-cell>
          <table:table-cell table:number-columns-repeated="16370"/>
        </table:table-row>
        <table:table-row table:style-name="ro1">
          <table:table-cell table:style-name="ce21" table:formula="of:=([.B292]-[.$B$1])*24*3600" office:value-type="float" office:value="2.945000119" calcext:value-type="float">
            <text:p>2.945</text:p>
          </table:table-cell>
          <table:table-cell office:value-type="date" office:date-value="2024-10-27T13:37:37.646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8.65107816239332" calcext:value-type="float">
            <text:p>8.65107816239332</text:p>
          </table:table-cell>
          <table:table-cell office:value-type="string" calcext:value-type="string">
            <text:p>x</text:p>
          </table:table-cell>
          <table:table-cell office:value-type="float" office:value="5.07213645099259" calcext:value-type="float">
            <text:p>5.07213645099259</text:p>
          </table:table-cell>
          <table:table-cell office:value-type="string" calcext:value-type="string">
            <text:p>y</text:p>
          </table:table-cell>
          <table:table-cell office:value-type="float" office:value="2.42913444834814" calcext:value-type="float">
            <text:p>2.42913444834814</text:p>
          </table:table-cell>
          <table:table-cell office:value-type="string" calcext:value-type="string">
            <text:p>degrees</text:p>
          </table:table-cell>
          <table:table-cell office:value-type="float" office:value="-26.4107566168082" calcext:value-type="float">
            <text:p>-26.4107566168082</text:p>
          </table:table-cell>
          <table:table-cell office:value-type="string" calcext:value-type="string">
            <text:p>velocityMetersPerSec</text:p>
          </table:table-cell>
          <table:table-cell office:value-type="float" office:value="1.62262750268217" calcext:value-type="float">
            <text:p>1.62262750268217</text:p>
          </table:table-cell>
          <table:table-cell table:number-columns-repeated="16370"/>
        </table:table-row>
        <table:table-row table:style-name="ro1">
          <table:table-cell table:style-name="ce21" table:formula="of:=([.B293]-[.$B$1])*24*3600" office:value-type="float" office:value="2.945000119" calcext:value-type="float">
            <text:p>2.945</text:p>
          </table:table-cell>
          <table:table-cell office:value-type="date" office:date-value="2024-10-27T13:37:37.646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8.70269496559847" calcext:value-type="float">
            <text:p>8.70269496559847</text:p>
          </table:table-cell>
          <table:table-cell office:value-type="string" calcext:value-type="string">
            <text:p>x</text:p>
          </table:table-cell>
          <table:table-cell office:value-type="float" office:value="5.14722000224604" calcext:value-type="float">
            <text:p>5.14722000224604</text:p>
          </table:table-cell>
          <table:table-cell office:value-type="string" calcext:value-type="string">
            <text:p>y</text:p>
          </table:table-cell>
          <table:table-cell office:value-type="float" office:value="2.39133298801368" calcext:value-type="float">
            <text:p>2.39133298801368</text:p>
          </table:table-cell>
          <table:table-cell office:value-type="string" calcext:value-type="string">
            <text:p>degrees</text:p>
          </table:table-cell>
          <table:table-cell office:value-type="float" office:value="-27.0200700080285" calcext:value-type="float">
            <text:p>-27.0200700080285</text:p>
          </table:table-cell>
          <table:table-cell office:value-type="string" calcext:value-type="string">
            <text:p>velocityMetersPerSec</text:p>
          </table:table-cell>
          <table:table-cell office:value-type="float" office:value="1.6345450650111" calcext:value-type="float">
            <text:p>1.6345450650111</text:p>
          </table:table-cell>
          <table:table-cell table:number-columns-repeated="16370"/>
        </table:table-row>
        <table:table-row table:style-name="ro1">
          <table:table-cell table:style-name="ce21" table:formula="of:=([.B294]-[.$B$1])*24*3600" office:value-type="float" office:value="2.945000119" calcext:value-type="float">
            <text:p>2.945</text:p>
          </table:table-cell>
          <table:table-cell office:value-type="date" office:date-value="2024-10-27T13:37:37.646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8.75348458106456" calcext:value-type="float">
            <text:p>8.75348458106456</text:p>
          </table:table-cell>
          <table:table-cell office:value-type="string" calcext:value-type="string">
            <text:p>x</text:p>
          </table:table-cell>
          <table:table-cell office:value-type="float" office:value="5.22127614215642" calcext:value-type="float">
            <text:p>5.22127614215642</text:p>
          </table:table-cell>
          <table:table-cell office:value-type="string" calcext:value-type="string">
            <text:p>y</text:p>
          </table:table-cell>
          <table:table-cell office:value-type="float" office:value="2.3531378696993" calcext:value-type="float">
            <text:p>2.3531378696993</text:p>
          </table:table-cell>
          <table:table-cell office:value-type="string" calcext:value-type="string">
            <text:p>degrees</text:p>
          </table:table-cell>
          <table:table-cell office:value-type="float" office:value="-27.5299274183952" calcext:value-type="float">
            <text:p>-27.5299274183952</text:p>
          </table:table-cell>
          <table:table-cell office:value-type="string" calcext:value-type="string">
            <text:p>velocityMetersPerSec</text:p>
          </table:table-cell>
          <table:table-cell office:value-type="float" office:value="1.64666661910549" calcext:value-type="float">
            <text:p>1.64666661910549</text:p>
          </table:table-cell>
          <table:table-cell table:number-columns-repeated="16370"/>
        </table:table-row>
        <table:table-row table:style-name="ro1">
          <table:table-cell table:style-name="ce21" table:formula="of:=([.B295]-[.$B$1])*24*3600" office:value-type="float" office:value="2.945000119" calcext:value-type="float">
            <text:p>2.945</text:p>
          </table:table-cell>
          <table:table-cell office:value-type="date" office:date-value="2024-10-27T13:37:37.646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8.803338061027" calcext:value-type="float">
            <text:p>8.803338061027</text:p>
          </table:table-cell>
          <table:table-cell office:value-type="string" calcext:value-type="string">
            <text:p>x</text:p>
          </table:table-cell>
          <table:table-cell office:value-type="float" office:value="5.2942081355133" calcext:value-type="float">
            <text:p>5.2942081355133</text:p>
          </table:table-cell>
          <table:table-cell office:value-type="string" calcext:value-type="string">
            <text:p>y</text:p>
          </table:table-cell>
          <table:table-cell office:value-type="float" office:value="2.31477754284179" calcext:value-type="float">
            <text:p>2.31477754284179</text:p>
          </table:table-cell>
          <table:table-cell office:value-type="string" calcext:value-type="string">
            <text:p>degrees</text:p>
          </table:table-cell>
          <table:table-cell office:value-type="float" office:value="-27.9407858310438" calcext:value-type="float">
            <text:p>-27.9407858310438</text:p>
          </table:table-cell>
          <table:table-cell office:value-type="string" calcext:value-type="string">
            <text:p>velocityMetersPerSec</text:p>
          </table:table-cell>
          <table:table-cell office:value-type="float" office:value="1.65922249146743" calcext:value-type="float">
            <text:p>1.65922249146743</text:p>
          </table:table-cell>
          <table:table-cell table:number-columns-repeated="16370"/>
        </table:table-row>
        <table:table-row table:style-name="ro1">
          <table:table-cell table:style-name="ce21" table:formula="of:=([.B296]-[.$B$1])*24*3600" office:value-type="float" office:value="2.945000119" calcext:value-type="float">
            <text:p>2.945</text:p>
          </table:table-cell>
          <table:table-cell office:value-type="date" office:date-value="2024-10-27T13:37:37.646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8.85213973022626" calcext:value-type="float">
            <text:p>8.85213973022626</text:p>
          </table:table-cell>
          <table:table-cell office:value-type="string" calcext:value-type="string">
            <text:p>x</text:p>
          </table:table-cell>
          <table:table-cell office:value-type="float" office:value="5.36591924710619" calcext:value-type="float">
            <text:p>5.36591924710619</text:p>
          </table:table-cell>
          <table:table-cell office:value-type="string" calcext:value-type="string">
            <text:p>y</text:p>
          </table:table-cell>
          <table:table-cell office:value-type="float" office:value="2.27648045687793" calcext:value-type="float">
            <text:p>2.27648045687793</text:p>
          </table:table-cell>
          <table:table-cell office:value-type="string" calcext:value-type="string">
            <text:p>degrees</text:p>
          </table:table-cell>
          <table:table-cell office:value-type="float" office:value="-28.2517973844617" calcext:value-type="float">
            <text:p>-28.2517973844617</text:p>
          </table:table-cell>
          <table:table-cell office:value-type="string" calcext:value-type="string">
            <text:p>velocityMetersPerSec</text:p>
          </table:table-cell>
          <table:table-cell office:value-type="float" office:value="1.67249473034652" calcext:value-type="float">
            <text:p>1.67249473034652</text:p>
          </table:table-cell>
          <table:table-cell table:number-columns-repeated="16370"/>
        </table:table-row>
        <table:table-row table:style-name="ro1">
          <table:table-cell table:style-name="ce21" table:formula="of:=([.B297]-[.$B$1])*24*3600" office:value-type="float" office:value="2.945000119" calcext:value-type="float">
            <text:p>2.945</text:p>
          </table:table-cell>
          <table:table-cell office:value-type="date" office:date-value="2024-10-27T13:37:37.646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8.89976698337216" calcext:value-type="float">
            <text:p>8.89976698337216</text:p>
          </table:table-cell>
          <table:table-cell office:value-type="string" calcext:value-type="string">
            <text:p>x</text:p>
          </table:table-cell>
          <table:table-cell office:value-type="float" office:value="5.43631274172466" calcext:value-type="float">
            <text:p>5.43631274172466</text:p>
          </table:table-cell>
          <table:table-cell office:value-type="string" calcext:value-type="string">
            <text:p>y</text:p>
          </table:table-cell>
          <table:table-cell office:value-type="float" office:value="2.23847506124451" calcext:value-type="float">
            <text:p>2.23847506124451</text:p>
          </table:table-cell>
          <table:table-cell office:value-type="string" calcext:value-type="string">
            <text:p>degrees</text:p>
          </table:table-cell>
          <table:table-cell office:value-type="float" office:value="-28.4606645985674" calcext:value-type="float">
            <text:p>-28.4606645985674</text:p>
          </table:table-cell>
          <table:table-cell office:value-type="string" calcext:value-type="string">
            <text:p>velocityMetersPerSec</text:p>
          </table:table-cell>
          <table:table-cell office:value-type="float" office:value="1.68683562457945" calcext:value-type="float">
            <text:p>1.68683562457945</text:p>
          </table:table-cell>
          <table:table-cell table:number-columns-repeated="16370"/>
        </table:table-row>
        <table:table-row table:style-name="ro1">
          <table:table-cell table:style-name="ce21" table:formula="of:=([.B298]-[.$B$1])*24*3600" office:value-type="float" office:value="2.945000119" calcext:value-type="float">
            <text:p>2.945</text:p>
          </table:table-cell>
          <table:table-cell office:value-type="date" office:date-value="2024-10-27T13:37:37.646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8.94608990368616" calcext:value-type="float">
            <text:p>8.94608990368616</text:p>
          </table:table-cell>
          <table:table-cell office:value-type="string" calcext:value-type="string">
            <text:p>x</text:p>
          </table:table-cell>
          <table:table-cell office:value-type="float" office:value="5.50529188415824" calcext:value-type="float">
            <text:p>5.50529188415824</text:p>
          </table:table-cell>
          <table:table-cell office:value-type="string" calcext:value-type="string">
            <text:p>y</text:p>
          </table:table-cell>
          <table:table-cell office:value-type="float" office:value="2.20098980537833" calcext:value-type="float">
            <text:p>2.20098980537833</text:p>
          </table:table-cell>
          <table:table-cell office:value-type="string" calcext:value-type="string">
            <text:p>degrees</text:p>
          </table:table-cell>
          <table:table-cell office:value-type="float" office:value="-28.5634398118766" calcext:value-type="float">
            <text:p>-28.5634398118766</text:p>
          </table:table-cell>
          <table:table-cell office:value-type="string" calcext:value-type="string">
            <text:p>velocityMetersPerSec</text:p>
          </table:table-cell>
          <table:table-cell office:value-type="float" office:value="1.70269481572288" calcext:value-type="float">
            <text:p>1.70269481572288</text:p>
          </table:table-cell>
          <table:table-cell table:number-columns-repeated="16370"/>
        </table:table-row>
        <table:table-row table:style-name="ro1">
          <table:table-cell table:style-name="ce21" table:formula="of:=([.B299]-[.$B$1])*24*3600" office:value-type="float" office:value="2.945000119" calcext:value-type="float">
            <text:p>2.945</text:p>
          </table:table-cell>
          <table:table-cell office:value-type="date" office:date-value="2024-10-27T13:37:37.646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8.99125023276768" calcext:value-type="float">
            <text:p>8.99125023276768</text:p>
          </table:table-cell>
          <table:table-cell office:value-type="string" calcext:value-type="string">
            <text:p>x</text:p>
          </table:table-cell>
          <table:table-cell office:value-type="float" office:value="5.57275993919647" calcext:value-type="float">
            <text:p>5.57275993919647</text:p>
          </table:table-cell>
          <table:table-cell office:value-type="string" calcext:value-type="string">
            <text:p>y</text:p>
          </table:table-cell>
          <table:table-cell office:value-type="float" office:value="2.16425313871616" calcext:value-type="float">
            <text:p>2.16425313871616</text:p>
          </table:table-cell>
          <table:table-cell office:value-type="string" calcext:value-type="string">
            <text:p>degrees</text:p>
          </table:table-cell>
          <table:table-cell office:value-type="float" office:value="-28.5542509920221" calcext:value-type="float">
            <text:p>-28.5542509920221</text:p>
          </table:table-cell>
          <table:table-cell office:value-type="string" calcext:value-type="string">
            <text:p>velocityMetersPerSec</text:p>
          </table:table-cell>
          <table:table-cell office:value-type="float" office:value="1.69946633338479" calcext:value-type="float">
            <text:p>1.69946633338479</text:p>
          </table:table-cell>
          <table:table-cell table:number-columns-repeated="16370"/>
        </table:table-row>
        <table:table-row table:style-name="ro1">
          <table:table-cell table:style-name="ce21" table:formula="of:=([.B300]-[.$B$1])*24*3600" office:value-type="float" office:value="2.945000119" calcext:value-type="float">
            <text:p>2.945</text:p>
          </table:table-cell>
          <table:table-cell office:value-type="date" office:date-value="2024-10-27T13:37:37.646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9.03560747035837" calcext:value-type="float">
            <text:p>9.03560747035837</text:p>
          </table:table-cell>
          <table:table-cell office:value-type="string" calcext:value-type="string">
            <text:p>x</text:p>
          </table:table-cell>
          <table:table-cell office:value-type="float" office:value="5.63862017162889" calcext:value-type="float">
            <text:p>5.63862017162889</text:p>
          </table:table-cell>
          <table:table-cell office:value-type="string" calcext:value-type="string">
            <text:p>y</text:p>
          </table:table-cell>
          <table:table-cell office:value-type="float" office:value="2.12849351069481" calcext:value-type="float">
            <text:p>2.12849351069481</text:p>
          </table:table-cell>
          <table:table-cell office:value-type="string" calcext:value-type="string">
            <text:p>degrees</text:p>
          </table:table-cell>
          <table:table-cell office:value-type="float" office:value="-28.4249295684229" calcext:value-type="float">
            <text:p>-28.4249295684229</text:p>
          </table:table-cell>
          <table:table-cell office:value-type="string" calcext:value-type="string">
            <text:p>velocityMetersPerSec</text:p>
          </table:table-cell>
          <table:table-cell office:value-type="float" office:value="1.67955919440188" calcext:value-type="float">
            <text:p>1.67955919440188</text:p>
          </table:table-cell>
          <table:table-cell table:number-columns-repeated="16370"/>
        </table:table-row>
        <table:table-row table:style-name="ro1">
          <table:table-cell table:style-name="ce21" table:formula="of:=([.B301]-[.$B$1])*24*3600" office:value-type="float" office:value="2.945000119" calcext:value-type="float">
            <text:p>2.945</text:p>
          </table:table-cell>
          <table:table-cell office:value-type="date" office:date-value="2024-10-27T13:37:37.646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9.0792867587298" calcext:value-type="float">
            <text:p>9.0792867587298</text:p>
          </table:table-cell>
          <table:table-cell office:value-type="string" calcext:value-type="string">
            <text:p>x</text:p>
          </table:table-cell>
          <table:table-cell office:value-type="float" office:value="5.70277584624505" calcext:value-type="float">
            <text:p>5.70277584624505</text:p>
          </table:table-cell>
          <table:table-cell office:value-type="string" calcext:value-type="string">
            <text:p>y</text:p>
          </table:table-cell>
          <table:table-cell office:value-type="float" office:value="2.09393937075105" calcext:value-type="float">
            <text:p>2.09393937075105</text:p>
          </table:table-cell>
          <table:table-cell office:value-type="string" calcext:value-type="string">
            <text:p>degrees</text:p>
          </table:table-cell>
          <table:table-cell office:value-type="float" office:value="-28.1645064665082" calcext:value-type="float">
            <text:p>-28.1645064665082</text:p>
          </table:table-cell>
          <table:table-cell office:value-type="string" calcext:value-type="string">
            <text:p>velocityMetersPerSec</text:p>
          </table:table-cell>
          <table:table-cell office:value-type="float" office:value="1.65700292254897" calcext:value-type="float">
            <text:p>1.65700292254897</text:p>
          </table:table-cell>
          <table:table-cell table:number-columns-repeated="16370"/>
        </table:table-row>
        <table:table-row table:style-name="ro1">
          <table:table-cell table:style-name="ce21" table:formula="of:=([.B302]-[.$B$1])*24*3600" office:value-type="float" office:value="2.945000119" calcext:value-type="float">
            <text:p>2.945</text:p>
          </table:table-cell>
          <table:table-cell office:value-type="date" office:date-value="2024-10-27T13:37:37.646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9.12223350150048" calcext:value-type="float">
            <text:p>9.12223350150048</text:p>
          </table:table-cell>
          <table:table-cell office:value-type="string" calcext:value-type="string">
            <text:p>x</text:p>
          </table:table-cell>
          <table:table-cell office:value-type="float" office:value="5.7651302278345" calcext:value-type="float">
            <text:p>5.7651302278345</text:p>
          </table:table-cell>
          <table:table-cell office:value-type="string" calcext:value-type="string">
            <text:p>y</text:p>
          </table:table-cell>
          <table:table-cell office:value-type="float" office:value="2.06081916832167" calcext:value-type="float">
            <text:p>2.06081916832167</text:p>
          </table:table-cell>
          <table:table-cell office:value-type="string" calcext:value-type="string">
            <text:p>degrees</text:p>
          </table:table-cell>
          <table:table-cell office:value-type="float" office:value="-27.7585288087678" calcext:value-type="float">
            <text:p>-27.7585288087678</text:p>
          </table:table-cell>
          <table:table-cell office:value-type="string" calcext:value-type="string">
            <text:p>velocityMetersPerSec</text:p>
          </table:table-cell>
          <table:table-cell office:value-type="float" office:value="1.63100665532496" calcext:value-type="float">
            <text:p>1.63100665532496</text:p>
          </table:table-cell>
          <table:table-cell table:number-columns-repeated="16370"/>
        </table:table-row>
        <table:table-row table:style-name="ro1">
          <table:table-cell table:style-name="ce21" table:formula="of:=([.B303]-[.$B$1])*24*3600" office:value-type="float" office:value="2.945000119" calcext:value-type="float">
            <text:p>2.945</text:p>
          </table:table-cell>
          <table:table-cell office:value-type="date" office:date-value="2024-10-27T13:37:37.646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9.164411418328" calcext:value-type="float">
            <text:p>9.164411418328</text:p>
          </table:table-cell>
          <table:table-cell office:value-type="string" calcext:value-type="string">
            <text:p>x</text:p>
          </table:table-cell>
          <table:table-cell office:value-type="float" office:value="5.82558658118676" calcext:value-type="float">
            <text:p>5.82558658118676</text:p>
          </table:table-cell>
          <table:table-cell office:value-type="string" calcext:value-type="string">
            <text:p>y</text:p>
          </table:table-cell>
          <table:table-cell office:value-type="float" office:value="2.02936135284347" calcext:value-type="float">
            <text:p>2.02936135284347</text:p>
          </table:table-cell>
          <table:table-cell office:value-type="string" calcext:value-type="string">
            <text:p>degrees</text:p>
          </table:table-cell>
          <table:table-cell office:value-type="float" office:value="-27.1881299183099" calcext:value-type="float">
            <text:p>-27.1881299183099</text:p>
          </table:table-cell>
          <table:table-cell office:value-type="string" calcext:value-type="string">
            <text:p>velocityMetersPerSec</text:p>
          </table:table-cell>
          <table:table-cell office:value-type="float" office:value="1.60059173791027" calcext:value-type="float">
            <text:p>1.60059173791027</text:p>
          </table:table-cell>
          <table:table-cell table:number-columns-repeated="16370"/>
        </table:table-row>
        <table:table-row table:style-name="ro1">
          <table:table-cell table:style-name="ce21" table:formula="of:=([.B304]-[.$B$1])*24*3600" office:value-type="float" office:value="2.945000119" calcext:value-type="float">
            <text:p>2.945</text:p>
          </table:table-cell>
          <table:table-cell office:value-type="date" office:date-value="2024-10-27T13:37:37.646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9.20580801703988" calcext:value-type="float">
            <text:p>9.20580801703988</text:p>
          </table:table-cell>
          <table:table-cell office:value-type="string" calcext:value-type="string">
            <text:p>x</text:p>
          </table:table-cell>
          <table:table-cell office:value-type="float" office:value="5.88404817109139" calcext:value-type="float">
            <text:p>5.88404817109139</text:p>
          </table:table-cell>
          <table:table-cell office:value-type="string" calcext:value-type="string">
            <text:p>y</text:p>
          </table:table-cell>
          <table:table-cell office:value-type="float" office:value="1.99979437375323" calcext:value-type="float">
            <text:p>1.99979437375323</text:p>
          </table:table-cell>
          <table:table-cell office:value-type="string" calcext:value-type="string">
            <text:p>degrees</text:p>
          </table:table-cell>
          <table:table-cell office:value-type="float" office:value="-26.4287567088593" calcext:value-type="float">
            <text:p>-26.4287567088593</text:p>
          </table:table-cell>
          <table:table-cell office:value-type="string" calcext:value-type="string">
            <text:p>velocityMetersPerSec</text:p>
          </table:table-cell>
          <table:table-cell office:value-type="float" office:value="1.56455142690386" calcext:value-type="float">
            <text:p>1.56455142690386</text:p>
          </table:table-cell>
          <table:table-cell table:number-columns-repeated="16370"/>
        </table:table-row>
        <table:table-row table:style-name="ro1">
          <table:table-cell table:style-name="ce21" table:formula="of:=([.B305]-[.$B$1])*24*3600" office:value-type="float" office:value="2.945000119" calcext:value-type="float">
            <text:p>2.945</text:p>
          </table:table-cell>
          <table:table-cell office:value-type="date" office:date-value="2024-10-27T13:37:37.646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9.28649706845006" calcext:value-type="float">
            <text:p>9.28649706845006</text:p>
          </table:table-cell>
          <table:table-cell office:value-type="string" calcext:value-type="string">
            <text:p>x</text:p>
          </table:table-cell>
          <table:table-cell office:value-type="float" office:value="5.99460011971591" calcext:value-type="float">
            <text:p>5.99460011971591</text:p>
          </table:table-cell>
          <table:table-cell office:value-type="string" calcext:value-type="string">
            <text:p>y</text:p>
          </table:table-cell>
          <table:table-cell office:value-type="float" office:value="1.94724672248377" calcext:value-type="float">
            <text:p>1.94724672248377</text:p>
          </table:table-cell>
          <table:table-cell office:value-type="string" calcext:value-type="string">
            <text:p>degrees</text:p>
          </table:table-cell>
          <table:table-cell office:value-type="float" office:value="-24.2052606962532" calcext:value-type="float">
            <text:p>-24.2052606962532</text:p>
          </table:table-cell>
          <table:table-cell office:value-type="string" calcext:value-type="string">
            <text:p>velocityMetersPerSec</text:p>
          </table:table-cell>
          <table:table-cell office:value-type="float" office:value="1.4694418640562" calcext:value-type="float">
            <text:p>1.4694418640562</text:p>
          </table:table-cell>
          <table:table-cell table:number-columns-repeated="16370"/>
        </table:table-row>
        <table:table-row table:style-name="ro1">
          <table:table-cell table:style-name="ce21" table:formula="of:=([.B306]-[.$B$1])*24*3600" office:value-type="float" office:value="2.945000119" calcext:value-type="float">
            <text:p>2.945</text:p>
          </table:table-cell>
          <table:table-cell office:value-type="date" office:date-value="2024-10-27T13:37:37.646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9.36495456781463" calcext:value-type="float">
            <text:p>9.36495456781463</text:p>
          </table:table-cell>
          <table:table-cell office:value-type="string" calcext:value-type="string">
            <text:p>x</text:p>
          </table:table-cell>
          <table:table-cell office:value-type="float" office:value="6.09601219202439" calcext:value-type="float">
            <text:p>6.09601219202439</text:p>
          </table:table-cell>
          <table:table-cell office:value-type="string" calcext:value-type="string">
            <text:p>y</text:p>
          </table:table-cell>
          <table:table-cell office:value-type="float" office:value="1.90500381000762" calcext:value-type="float">
            <text:p>1.90500381000762</text:p>
          </table:table-cell>
          <table:table-cell office:value-type="string" calcext:value-type="string">
            <text:p>degrees</text:p>
          </table:table-cell>
          <table:table-cell office:value-type="float" office:value="-20.692330742073" calcext:value-type="float">
            <text:p>-20.692330742073</text:p>
          </table:table-cell>
          <table:table-cell office:value-type="string" calcext:value-type="string">
            <text:p>velocityMetersPerSec</text:p>
          </table:table-cell>
          <table:table-cell office:value-type="float" office:value="1.33101492230185" calcext:value-type="float">
            <text:p>1.33101492230185</text:p>
          </table:table-cell>
          <table:table-cell table:number-columns-repeated="16370"/>
        </table:table-row>
        <table:table-row table:style-name="ro1">
          <table:table-cell table:style-name="ce21" table:formula="of:=([.B307]-[.$B$1])*24*3600" office:value-type="float" office:value="2.945000119" calcext:value-type="float">
            <text:p>2.945</text:p>
          </table:table-cell>
          <table:table-cell office:value-type="date" office:date-value="2024-10-27T13:37:37.646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9.44030769485599" calcext:value-type="float">
            <text:p>9.44030769485599</text:p>
          </table:table-cell>
          <table:table-cell office:value-type="string" calcext:value-type="string">
            <text:p>x</text:p>
          </table:table-cell>
          <table:table-cell office:value-type="float" office:value="6.1877580451515" calcext:value-type="float">
            <text:p>6.1877580451515</text:p>
          </table:table-cell>
          <table:table-cell office:value-type="string" calcext:value-type="string">
            <text:p>y</text:p>
          </table:table-cell>
          <table:table-cell office:value-type="float" office:value="1.87444502013996" calcext:value-type="float">
            <text:p>1.87444502013996</text:p>
          </table:table-cell>
          <table:table-cell office:value-type="string" calcext:value-type="string">
            <text:p>degrees</text:p>
          </table:table-cell>
          <table:table-cell office:value-type="float" office:value="-15.8937965559586" calcext:value-type="float">
            <text:p>-15.8937965559586</text:p>
          </table:table-cell>
          <table:table-cell office:value-type="string" calcext:value-type="string">
            <text:p>velocityMetersPerSec</text:p>
          </table:table-cell>
          <table:table-cell office:value-type="float" office:value="1.23560182400455" calcext:value-type="float">
            <text:p>1.23560182400455</text:p>
          </table:table-cell>
          <table:table-cell table:number-columns-repeated="16370"/>
        </table:table-row>
        <table:table-row table:style-name="ro1">
          <table:table-cell table:style-name="ce21" table:formula="of:=([.B308]-[.$B$1])*24*3600" office:value-type="float" office:value="2.945000119" calcext:value-type="float">
            <text:p>2.945</text:p>
          </table:table-cell>
          <table:table-cell office:value-type="date" office:date-value="2024-10-27T13:37:37.646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9.47648838845513" calcext:value-type="float">
            <text:p>9.47648838845513</text:p>
          </table:table-cell>
          <table:table-cell office:value-type="string" calcext:value-type="string">
            <text:p>x</text:p>
          </table:table-cell>
          <table:table-cell office:value-type="float" office:value="6.23013560972341" calcext:value-type="float">
            <text:p>6.23013560972341</text:p>
          </table:table-cell>
          <table:table-cell office:value-type="string" calcext:value-type="string">
            <text:p>y</text:p>
          </table:table-cell>
          <table:table-cell office:value-type="float" office:value="1.86344597725763" calcext:value-type="float">
            <text:p>1.86344597725763</text:p>
          </table:table-cell>
          <table:table-cell office:value-type="string" calcext:value-type="string">
            <text:p>degrees</text:p>
          </table:table-cell>
          <table:table-cell office:value-type="float" office:value="-13.133367391616" calcext:value-type="float">
            <text:p>-13.133367391616</text:p>
          </table:table-cell>
          <table:table-cell office:value-type="string" calcext:value-type="string">
            <text:p>velocityMetersPerSec</text:p>
          </table:table-cell>
          <table:table-cell office:value-type="float" office:value="1.18456715888227" calcext:value-type="float">
            <text:p>1.18456715888227</text:p>
          </table:table-cell>
          <table:table-cell table:number-columns-repeated="16370"/>
        </table:table-row>
        <table:table-row table:style-name="ro1">
          <table:table-cell table:style-name="ce21" table:formula="of:=([.B309]-[.$B$1])*24*3600" office:value-type="float" office:value="2.945000119" calcext:value-type="float">
            <text:p>2.945</text:p>
          </table:table-cell>
          <table:table-cell office:value-type="date" office:date-value="2024-10-27T13:37:37.646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9.51188242900134" calcext:value-type="float">
            <text:p>9.51188242900134</text:p>
          </table:table-cell>
          <table:table-cell office:value-type="string" calcext:value-type="string">
            <text:p>x</text:p>
          </table:table-cell>
          <table:table-cell office:value-type="float" office:value="6.27030149150529" calcext:value-type="float">
            <text:p>6.27030149150529</text:p>
          </table:table-cell>
          <table:table-cell office:value-type="string" calcext:value-type="string">
            <text:p>y</text:p>
          </table:table-cell>
          <table:table-cell office:value-type="float" office:value="1.85515688997958" calcext:value-type="float">
            <text:p>1.85515688997958</text:p>
          </table:table-cell>
          <table:table-cell office:value-type="string" calcext:value-type="string">
            <text:p>degrees</text:p>
          </table:table-cell>
          <table:table-cell office:value-type="float" office:value="-10.1100581530118" calcext:value-type="float">
            <text:p>-10.1100581530118</text:p>
          </table:table-cell>
          <table:table-cell office:value-type="string" calcext:value-type="string">
            <text:p>velocityMetersPerSec</text:p>
          </table:table-cell>
          <table:table-cell office:value-type="float" office:value="1.13290088647958" calcext:value-type="float">
            <text:p>1.13290088647958</text:p>
          </table:table-cell>
          <table:table-cell table:number-columns-repeated="16370"/>
        </table:table-row>
        <table:table-row table:style-name="ro1">
          <table:table-cell table:style-name="ce21" table:formula="of:=([.B310]-[.$B$1])*24*3600" office:value-type="float" office:value="2.945000119" calcext:value-type="float">
            <text:p>2.945</text:p>
          </table:table-cell>
          <table:table-cell office:value-type="date" office:date-value="2024-10-27T13:37:37.646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9.54661269487334" calcext:value-type="float">
            <text:p>9.54661269487334</text:p>
          </table:table-cell>
          <table:table-cell office:value-type="string" calcext:value-type="string">
            <text:p>x</text:p>
          </table:table-cell>
          <table:table-cell office:value-type="float" office:value="6.30834460940043" calcext:value-type="float">
            <text:p>6.30834460940043</text:p>
          </table:table-cell>
          <table:table-cell office:value-type="string" calcext:value-type="string">
            <text:p>y</text:p>
          </table:table-cell>
          <table:table-cell office:value-type="float" office:value="1.84947004898325" calcext:value-type="float">
            <text:p>1.84947004898325</text:p>
          </table:table-cell>
          <table:table-cell office:value-type="string" calcext:value-type="string">
            <text:p>degrees</text:p>
          </table:table-cell>
          <table:table-cell office:value-type="float" office:value="-6.8126403664591" calcext:value-type="float">
            <text:p>-6.8126403664591</text:p>
          </table:table-cell>
          <table:table-cell office:value-type="string" calcext:value-type="string">
            <text:p>velocityMetersPerSec</text:p>
          </table:table-cell>
          <table:table-cell office:value-type="float" office:value="1.0822169517084" calcext:value-type="float">
            <text:p>1.0822169517084</text:p>
          </table:table-cell>
          <table:table-cell table:number-columns-repeated="16370"/>
        </table:table-row>
        <table:table-row table:style-name="ro1">
          <table:table-cell table:style-name="ce21" table:formula="of:=([.B311]-[.$B$1])*24*3600" office:value-type="float" office:value="2.945000119" calcext:value-type="float">
            <text:p>2.945</text:p>
          </table:table-cell>
          <table:table-cell office:value-type="date" office:date-value="2024-10-27T13:37:37.646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9.58077123464906" calcext:value-type="float">
            <text:p>9.58077123464906</text:p>
          </table:table-cell>
          <table:table-cell office:value-type="string" calcext:value-type="string">
            <text:p>x</text:p>
          </table:table-cell>
          <table:table-cell office:value-type="float" office:value="6.34435388231212" calcext:value-type="float">
            <text:p>6.34435388231212</text:p>
          </table:table-cell>
          <table:table-cell office:value-type="string" calcext:value-type="string">
            <text:p>y</text:p>
          </table:table-cell>
          <table:table-cell office:value-type="float" office:value="1.84627774494612" calcext:value-type="float">
            <text:p>1.84627774494612</text:p>
          </table:table-cell>
          <table:table-cell office:value-type="string" calcext:value-type="string">
            <text:p>degrees</text:p>
          </table:table-cell>
          <table:table-cell office:value-type="float" office:value="-3.23735503143889" calcext:value-type="float">
            <text:p>-3.23735503143889</text:p>
          </table:table-cell>
          <table:table-cell office:value-type="string" calcext:value-type="string">
            <text:p>velocityMetersPerSec</text:p>
          </table:table-cell>
          <table:table-cell office:value-type="float" office:value="1.03441325099325" calcext:value-type="float">
            <text:p>1.03441325099325</text:p>
          </table:table-cell>
          <table:table-cell table:number-columns-repeated="16370"/>
        </table:table-row>
        <table:table-row table:style-name="ro1">
          <table:table-cell table:style-name="ce21" table:formula="of:=([.B312]-[.$B$1])*24*3600" office:value-type="float" office:value="2.945999661" calcext:value-type="float">
            <text:p>2.946</text:p>
          </table:table-cell>
          <table:table-cell office:value-type="date" office:date-value="2024-10-27T13:37:37.647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9.61447997355498" calcext:value-type="float">
            <text:p>9.61447997355498</text:p>
          </table:table-cell>
          <table:table-cell office:value-type="string" calcext:value-type="string">
            <text:p>x</text:p>
          </table:table-cell>
          <table:table-cell office:value-type="float" office:value="6.37841822914367" calcext:value-type="float">
            <text:p>6.37841822914367</text:p>
          </table:table-cell>
          <table:table-cell office:value-type="string" calcext:value-type="string">
            <text:p>y</text:p>
          </table:table-cell>
          <table:table-cell office:value-type="float" office:value="1.84547226854564" calcext:value-type="float">
            <text:p>1.84547226854564</text:p>
          </table:table-cell>
          <table:table-cell office:value-type="string" calcext:value-type="string">
            <text:p>degrees</text:p>
          </table:table-cell>
          <table:table-cell office:value-type="float" office:value="0.608949066253814" calcext:value-type="float">
            <text:p>0.608949066253814</text:p>
          </table:table-cell>
          <table:table-cell office:value-type="string" calcext:value-type="string">
            <text:p>velocityMetersPerSec</text:p>
          </table:table-cell>
          <table:table-cell office:value-type="float" office:value="0.987250545760335" calcext:value-type="float">
            <text:p>0.987250545760335</text:p>
          </table:table-cell>
          <table:table-cell table:number-columns-repeated="16370"/>
        </table:table-row>
        <table:table-row table:style-name="ro1">
          <table:table-cell table:style-name="ce21" table:formula="of:=([.B313]-[.$B$1])*24*3600" office:value-type="float" office:value="2.945999661" calcext:value-type="float">
            <text:p>2.946</text:p>
          </table:table-cell>
          <table:table-cell office:value-type="date" office:date-value="2024-10-27T13:37:37.647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9.64822080441394" calcext:value-type="float">
            <text:p>9.64822080441394</text:p>
          </table:table-cell>
          <table:table-cell office:value-type="string" calcext:value-type="string">
            <text:p>x</text:p>
          </table:table-cell>
          <table:table-cell office:value-type="float" office:value="6.41062656879837" calcext:value-type="float">
            <text:p>6.41062656879837</text:p>
          </table:table-cell>
          <table:table-cell office:value-type="string" calcext:value-type="string">
            <text:p>y</text:p>
          </table:table-cell>
          <table:table-cell office:value-type="float" office:value="1.84694591045926" calcext:value-type="float">
            <text:p>1.84694591045926</text:p>
          </table:table-cell>
          <table:table-cell office:value-type="string" calcext:value-type="string">
            <text:p>degrees</text:p>
          </table:table-cell>
          <table:table-cell office:value-type="float" office:value="4.70572448167427" calcext:value-type="float">
            <text:p>4.70572448167427</text:p>
          </table:table-cell>
          <table:table-cell office:value-type="string" calcext:value-type="string">
            <text:p>velocityMetersPerSec</text:p>
          </table:table-cell>
          <table:table-cell office:value-type="float" office:value="0.923907732983535" calcext:value-type="float">
            <text:p>0.923907732983535</text:p>
          </table:table-cell>
          <table:table-cell table:number-columns-repeated="16370"/>
        </table:table-row>
        <table:table-row table:style-name="ro1">
          <table:table-cell table:style-name="ce21" table:formula="of:=([.B314]-[.$B$1])*24*3600" office:value-type="float" office:value="2.945999661" calcext:value-type="float">
            <text:p>2.946</text:p>
          </table:table-cell>
          <table:table-cell office:value-type="date" office:date-value="2024-10-27T13:37:37.647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9.68238743399517" calcext:value-type="float">
            <text:p>9.68238743399517</text:p>
          </table:table-cell>
          <table:table-cell office:value-type="string" calcext:value-type="string">
            <text:p>x</text:p>
          </table:table-cell>
          <table:table-cell office:value-type="float" office:value="6.44106782017952" calcext:value-type="float">
            <text:p>6.44106782017952</text:p>
          </table:table-cell>
          <table:table-cell office:value-type="string" calcext:value-type="string">
            <text:p>y</text:p>
          </table:table-cell>
          <table:table-cell office:value-type="float" office:value="1.85059096136445" calcext:value-type="float">
            <text:p>1.85059096136445</text:p>
          </table:table-cell>
          <table:table-cell office:value-type="string" calcext:value-type="string">
            <text:p>degrees</text:p>
          </table:table-cell>
          <table:table-cell office:value-type="float" office:value="9.01639087864307" calcext:value-type="float">
            <text:p>9.01639087864307</text:p>
          </table:table-cell>
          <table:table-cell office:value-type="string" calcext:value-type="string">
            <text:p>velocityMetersPerSec</text:p>
          </table:table-cell>
          <table:table-cell office:value-type="float" office:value="0.870750107378339" calcext:value-type="float">
            <text:p>0.870750107378339</text:p>
          </table:table-cell>
          <table:table-cell table:number-columns-repeated="16370"/>
        </table:table-row>
        <table:table-row table:style-name="ro1">
          <table:table-cell table:style-name="ce21" table:formula="of:=([.B315]-[.$B$1])*24*3600" office:value-type="float" office:value="2.945999661" calcext:value-type="float">
            <text:p>2.946</text:p>
          </table:table-cell>
          <table:table-cell office:value-type="date" office:date-value="2024-10-27T13:37:37.647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9.71688431787258" calcext:value-type="float">
            <text:p>9.71688431787258</text:p>
          </table:table-cell>
          <table:table-cell office:value-type="string" calcext:value-type="string">
            <text:p>x</text:p>
          </table:table-cell>
          <table:table-cell office:value-type="float" office:value="6.46983090219041" calcext:value-type="float">
            <text:p>6.46983090219041</text:p>
          </table:table-cell>
          <table:table-cell office:value-type="string" calcext:value-type="string">
            <text:p>y</text:p>
          </table:table-cell>
          <table:table-cell office:value-type="float" office:value="1.85629971193867" calcext:value-type="float">
            <text:p>1.85629971193867</text:p>
          </table:table-cell>
          <table:table-cell office:value-type="string" calcext:value-type="string">
            <text:p>degrees</text:p>
          </table:table-cell>
          <table:table-cell office:value-type="float" office:value="13.4876405838403" calcext:value-type="float">
            <text:p>13.4876405838403</text:p>
          </table:table-cell>
          <table:table-cell office:value-type="string" calcext:value-type="string">
            <text:p>velocityMetersPerSec</text:p>
          </table:table-cell>
          <table:table-cell office:value-type="float" office:value="0.829353133478975" calcext:value-type="float">
            <text:p>0.829353133478975</text:p>
          </table:table-cell>
          <table:table-cell table:number-columns-repeated="16370"/>
        </table:table-row>
        <table:table-row table:style-name="ro1">
          <table:table-cell table:style-name="ce21" table:formula="of:=([.B316]-[.$B$1])*24*3600" office:value-type="float" office:value="2.945999661" calcext:value-type="float">
            <text:p>2.946</text:p>
          </table:table-cell>
          <table:table-cell office:value-type="date" office:date-value="2024-10-27T13:37:37.647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9.75152941399672" calcext:value-type="float">
            <text:p>9.75152941399672</text:p>
          </table:table-cell>
          <table:table-cell office:value-type="string" calcext:value-type="string">
            <text:p>x</text:p>
          </table:table-cell>
          <table:table-cell office:value-type="float" office:value="6.49700473373434" calcext:value-type="float">
            <text:p>6.49700473373434</text:p>
          </table:table-cell>
          <table:table-cell office:value-type="string" calcext:value-type="string">
            <text:p>y</text:p>
          </table:table-cell>
          <table:table-cell office:value-type="float" office:value="1.86396445285936" calcext:value-type="float">
            <text:p>1.86396445285936</text:p>
          </table:table-cell>
          <table:table-cell office:value-type="string" calcext:value-type="string">
            <text:p>degrees</text:p>
          </table:table-cell>
          <table:table-cell office:value-type="float" office:value="18.0511619468506" calcext:value-type="float">
            <text:p>18.0511619468506</text:p>
          </table:table-cell>
          <table:table-cell office:value-type="string" calcext:value-type="string">
            <text:p>velocityMetersPerSec</text:p>
          </table:table-cell>
          <table:table-cell office:value-type="float" office:value="0.80055241508858" calcext:value-type="float">
            <text:p>0.80055241508858</text:p>
          </table:table-cell>
          <table:table-cell table:number-columns-repeated="16370"/>
        </table:table-row>
        <table:table-row table:style-name="ro1">
          <table:table-cell table:style-name="ce21" table:formula="of:=([.B317]-[.$B$1])*24*3600" office:value-type="float" office:value="2.945999661" calcext:value-type="float">
            <text:p>2.946</text:p>
          </table:table-cell>
          <table:table-cell office:value-type="date" office:date-value="2024-10-27T13:37:37.647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9.786074606444" calcext:value-type="float">
            <text:p>9.786074606444</text:p>
          </table:table-cell>
          <table:table-cell office:value-type="string" calcext:value-type="string">
            <text:p>x</text:p>
          </table:table-cell>
          <table:table-cell office:value-type="float" office:value="6.5226782337146" calcext:value-type="float">
            <text:p>6.5226782337146</text:p>
          </table:table-cell>
          <table:table-cell office:value-type="string" calcext:value-type="string">
            <text:p>y</text:p>
          </table:table-cell>
          <table:table-cell office:value-type="float" office:value="1.87347747480399" calcext:value-type="float">
            <text:p>1.87347747480399</text:p>
          </table:table-cell>
          <table:table-cell office:value-type="string" calcext:value-type="string">
            <text:p>degrees</text:p>
          </table:table-cell>
          <table:table-cell office:value-type="float" office:value="22.6280560959048" calcext:value-type="float">
            <text:p>22.6280560959048</text:p>
          </table:table-cell>
          <table:table-cell office:value-type="string" calcext:value-type="string">
            <text:p>velocityMetersPerSec</text:p>
          </table:table-cell>
          <table:table-cell office:value-type="float" office:value="0.784577105889773" calcext:value-type="float">
            <text:p>0.784577105889773</text:p>
          </table:table-cell>
          <table:table-cell table:number-columns-repeated="16370"/>
        </table:table-row>
        <table:table-row table:style-name="ro1">
          <table:table-cell table:style-name="ce21" table:formula="of:=([.B318]-[.$B$1])*24*3600" office:value-type="float" office:value="2.945999661" calcext:value-type="float">
            <text:p>2.946</text:p>
          </table:table-cell>
          <table:table-cell office:value-type="date" office:date-value="2024-10-27T13:37:37.647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9.82023644922208" calcext:value-type="float">
            <text:p>9.82023644922208</text:p>
          </table:table-cell>
          <table:table-cell office:value-type="string" calcext:value-type="string">
            <text:p>x</text:p>
          </table:table-cell>
          <table:table-cell office:value-type="float" office:value="6.54694032103451" calcext:value-type="float">
            <text:p>6.54694032103451</text:p>
          </table:table-cell>
          <table:table-cell office:value-type="string" calcext:value-type="string">
            <text:p>y</text:p>
          </table:table-cell>
          <table:table-cell office:value-type="float" office:value="1.88473106845002" calcext:value-type="float">
            <text:p>1.88473106845002</text:p>
          </table:table-cell>
          <table:table-cell office:value-type="string" calcext:value-type="string">
            <text:p>degrees</text:p>
          </table:table-cell>
          <table:table-cell office:value-type="float" office:value="27.135410543949" calcext:value-type="float">
            <text:p>27.135410543949</text:p>
          </table:table-cell>
          <table:table-cell office:value-type="string" calcext:value-type="string">
            <text:p>velocityMetersPerSec</text:p>
          </table:table-cell>
          <table:table-cell office:value-type="float" office:value="0.781201901689594" calcext:value-type="float">
            <text:p>0.781201901689594</text:p>
          </table:table-cell>
          <table:table-cell table:number-columns-repeated="16370"/>
        </table:table-row>
        <table:table-row table:style-name="ro1">
          <table:table-cell table:style-name="ce21" table:formula="of:=([.B319]-[.$B$1])*24*3600" office:value-type="float" office:value="2.945999661" calcext:value-type="float">
            <text:p>2.946</text:p>
          </table:table-cell>
          <table:table-cell office:value-type="date" office:date-value="2024-10-27T13:37:37.647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9.8537310133967" calcext:value-type="float">
            <text:p>9.8537310133967</text:p>
          </table:table-cell>
          <table:table-cell office:value-type="string" calcext:value-type="string">
            <text:p>x</text:p>
          </table:table-cell>
          <table:table-cell office:value-type="float" office:value="6.56987991459734" calcext:value-type="float">
            <text:p>6.56987991459734</text:p>
          </table:table-cell>
          <table:table-cell office:value-type="string" calcext:value-type="string">
            <text:p>y</text:p>
          </table:table-cell>
          <table:table-cell office:value-type="float" office:value="1.89761752447491" calcext:value-type="float">
            <text:p>1.89761752447491</text:p>
          </table:table-cell>
          <table:table-cell office:value-type="string" calcext:value-type="string">
            <text:p>degrees</text:p>
          </table:table-cell>
          <table:table-cell office:value-type="float" office:value="31.4937117542932" calcext:value-type="float">
            <text:p>31.4937117542932</text:p>
          </table:table-cell>
          <table:table-cell office:value-type="string" calcext:value-type="string">
            <text:p>velocityMetersPerSec</text:p>
          </table:table-cell>
          <table:table-cell office:value-type="float" office:value="0.789878262426108" calcext:value-type="float">
            <text:p>0.789878262426108</text:p>
          </table:table-cell>
          <table:table-cell table:number-columns-repeated="16370"/>
        </table:table-row>
        <table:table-row table:style-name="ro1">
          <table:table-cell table:style-name="ce21" table:formula="of:=([.B320]-[.$B$1])*24*3600" office:value-type="float" office:value="2.945999661" calcext:value-type="float">
            <text:p>2.946</text:p>
          </table:table-cell>
          <table:table-cell office:value-type="date" office:date-value="2024-10-27T13:37:37.647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9.88630525415068" calcext:value-type="float">
            <text:p>9.88630525415068</text:p>
          </table:table-cell>
          <table:table-cell office:value-type="string" calcext:value-type="string">
            <text:p>x</text:p>
          </table:table-cell>
          <table:table-cell office:value-type="float" office:value="6.5915859333064" calcext:value-type="float">
            <text:p>6.5915859333064</text:p>
          </table:table-cell>
          <table:table-cell office:value-type="string" calcext:value-type="string">
            <text:p>y</text:p>
          </table:table-cell>
          <table:table-cell office:value-type="float" office:value="1.9120291335561" calcext:value-type="float">
            <text:p>1.9120291335561</text:p>
          </table:table-cell>
          <table:table-cell office:value-type="string" calcext:value-type="string">
            <text:p>degrees</text:p>
          </table:table-cell>
          <table:table-cell office:value-type="float" office:value="35.6334484658355" calcext:value-type="float">
            <text:p>35.6334484658355</text:p>
          </table:table-cell>
          <table:table-cell office:value-type="string" calcext:value-type="string">
            <text:p>velocityMetersPerSec</text:p>
          </table:table-cell>
          <table:table-cell office:value-type="float" office:value="0.809831655308685" calcext:value-type="float">
            <text:p>0.809831655308685</text:p>
          </table:table-cell>
          <table:table-cell table:number-columns-repeated="16370"/>
        </table:table-row>
        <table:table-row table:style-name="ro1">
          <table:table-cell table:style-name="ce21" table:formula="of:=([.B321]-[.$B$1])*24*3600" office:value-type="float" office:value="2.945999661" calcext:value-type="float">
            <text:p>2.946</text:p>
          </table:table-cell>
          <table:table-cell office:value-type="date" office:date-value="2024-10-27T13:37:37.647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9.91775880950301" calcext:value-type="float">
            <text:p>9.91775880950301</text:p>
          </table:table-cell>
          <table:table-cell office:value-type="string" calcext:value-type="string">
            <text:p>x</text:p>
          </table:table-cell>
          <table:table-cell office:value-type="float" office:value="6.61214729606498" calcext:value-type="float">
            <text:p>6.61214729606498</text:p>
          </table:table-cell>
          <table:table-cell office:value-type="string" calcext:value-type="string">
            <text:p>y</text:p>
          </table:table-cell>
          <table:table-cell office:value-type="float" office:value="1.92785818637107" calcext:value-type="float">
            <text:p>1.92785818637107</text:p>
          </table:table-cell>
          <table:table-cell office:value-type="string" calcext:value-type="string">
            <text:p>degrees</text:p>
          </table:table-cell>
          <table:table-cell office:value-type="float" office:value="39.4995737226125" calcext:value-type="float">
            <text:p>39.4995737226125</text:p>
          </table:table-cell>
          <table:table-cell office:value-type="string" calcext:value-type="string">
            <text:p>velocityMetersPerSec</text:p>
          </table:table-cell>
          <table:table-cell office:value-type="float" office:value="0.840129682530477" calcext:value-type="float">
            <text:p>0.840129682530477</text:p>
          </table:table-cell>
          <table:table-cell table:number-columns-repeated="16370"/>
        </table:table-row>
        <table:table-row table:style-name="ro1">
          <table:table-cell table:style-name="ce21" table:formula="of:=([.B322]-[.$B$1])*24*3600" office:value-type="float" office:value="2.945999661" calcext:value-type="float">
            <text:p>2.946</text:p>
          </table:table-cell>
          <table:table-cell office:value-type="date" office:date-value="2024-10-27T13:37:37.647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9.94795364820316" calcext:value-type="float">
            <text:p>9.94795364820316</text:p>
          </table:table-cell>
          <table:table-cell office:value-type="string" calcext:value-type="string">
            <text:p>x</text:p>
          </table:table-cell>
          <table:table-cell office:value-type="float" office:value="6.63165292177638" calcext:value-type="float">
            <text:p>6.63165292177638</text:p>
          </table:table-cell>
          <table:table-cell office:value-type="string" calcext:value-type="string">
            <text:p>y</text:p>
          </table:table-cell>
          <table:table-cell office:value-type="float" office:value="1.94499697359727" calcext:value-type="float">
            <text:p>1.94499697359727</text:p>
          </table:table-cell>
          <table:table-cell office:value-type="string" calcext:value-type="string">
            <text:p>degrees</text:p>
          </table:table-cell>
          <table:table-cell office:value-type="float" office:value="43.0532688620761" calcext:value-type="float">
            <text:p>43.0532688620761</text:p>
          </table:table-cell>
          <table:table-cell office:value-type="string" calcext:value-type="string">
            <text:p>velocityMetersPerSec</text:p>
          </table:table-cell>
          <table:table-cell office:value-type="float" office:value="0.879734131966705" calcext:value-type="float">
            <text:p>0.879734131966705</text:p>
          </table:table-cell>
          <table:table-cell table:number-columns-repeated="16370"/>
        </table:table-row>
        <table:table-row table:style-name="ro1">
          <table:table-cell table:style-name="ce21" table:formula="of:=([.B323]-[.$B$1])*24*3600" office:value-type="float" office:value="2.945999661" calcext:value-type="float">
            <text:p>2.946</text:p>
          </table:table-cell>
          <table:table-cell office:value-type="date" office:date-value="2024-10-27T13:37:37.647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9.97681264157721" calcext:value-type="float">
            <text:p>9.97681264157721</text:p>
          </table:table-cell>
          <table:table-cell office:value-type="string" calcext:value-type="string">
            <text:p>x</text:p>
          </table:table-cell>
          <table:table-cell office:value-type="float" office:value="6.6501917293439" calcext:value-type="float">
            <text:p>6.6501917293439</text:p>
          </table:table-cell>
          <table:table-cell office:value-type="string" calcext:value-type="string">
            <text:p>y</text:p>
          </table:table-cell>
          <table:table-cell office:value-type="float" office:value="1.96333778591215" calcext:value-type="float">
            <text:p>1.96333778591215</text:p>
          </table:table-cell>
          <table:table-cell office:value-type="string" calcext:value-type="string">
            <text:p>degrees</text:p>
          </table:table-cell>
          <table:table-cell office:value-type="float" office:value="46.2712686763674" calcext:value-type="float">
            <text:p>46.2712686763674</text:p>
          </table:table-cell>
          <table:table-cell office:value-type="string" calcext:value-type="string">
            <text:p>velocityMetersPerSec</text:p>
          </table:table-cell>
          <table:table-cell office:value-type="float" office:value="0.92755032762502" calcext:value-type="float">
            <text:p>0.92755032762502</text:p>
          </table:table-cell>
          <table:table-cell table:number-columns-repeated="16370"/>
        </table:table-row>
        <table:table-row table:style-name="ro1">
          <table:table-cell table:style-name="ce21" table:formula="of:=([.B324]-[.$B$1])*24*3600" office:value-type="float" office:value="2.945999661" calcext:value-type="float">
            <text:p>2.946</text:p>
          </table:table-cell>
          <table:table-cell office:value-type="date" office:date-value="2024-10-27T13:37:37.647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0.0043104278792" calcext:value-type="float">
            <text:p>10.0043104278792</text:p>
          </table:table-cell>
          <table:table-cell office:value-type="string" calcext:value-type="string">
            <text:p>x</text:p>
          </table:table-cell>
          <table:table-cell office:value-type="float" office:value="6.66785263767083" calcext:value-type="float">
            <text:p>6.66785263767083</text:p>
          </table:table-cell>
          <table:table-cell office:value-type="string" calcext:value-type="string">
            <text:p>y</text:p>
          </table:table-cell>
          <table:table-cell office:value-type="float" office:value="1.98277291399318" calcext:value-type="float">
            <text:p>1.98277291399318</text:p>
          </table:table-cell>
          <table:table-cell office:value-type="string" calcext:value-type="string">
            <text:p>degrees</text:p>
          </table:table-cell>
          <table:table-cell office:value-type="float" office:value="49.1435184251174" calcext:value-type="float">
            <text:p>49.1435184251174</text:p>
          </table:table-cell>
          <table:table-cell office:value-type="string" calcext:value-type="string">
            <text:p>velocityMetersPerSec</text:p>
          </table:table-cell>
          <table:table-cell office:value-type="float" office:value="0.982482933116896" calcext:value-type="float">
            <text:p>0.982482933116896</text:p>
          </table:table-cell>
          <table:table-cell table:number-columns-repeated="16370"/>
        </table:table-row>
        <table:table-row table:style-name="ro1">
          <table:table-cell table:style-name="ce21" table:formula="of:=([.B325]-[.$B$1])*24*3600" office:value-type="float" office:value="2.945999661" calcext:value-type="float">
            <text:p>2.946</text:p>
          </table:table-cell>
          <table:table-cell office:value-type="date" office:date-value="2024-10-27T13:37:37.647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0.0304604726279" calcext:value-type="float">
            <text:p>10.0304604726279</text:p>
          </table:table-cell>
          <table:table-cell office:value-type="string" calcext:value-type="string">
            <text:p>x</text:p>
          </table:table-cell>
          <table:table-cell office:value-type="float" office:value="6.68472456566047" calcext:value-type="float">
            <text:p>6.68472456566047</text:p>
          </table:table-cell>
          <table:table-cell office:value-type="string" calcext:value-type="string">
            <text:p>y</text:p>
          </table:table-cell>
          <table:table-cell office:value-type="float" office:value="2.00319464851781" calcext:value-type="float">
            <text:p>2.00319464851781</text:p>
          </table:table-cell>
          <table:table-cell office:value-type="string" calcext:value-type="string">
            <text:p>degrees</text:p>
          </table:table-cell>
          <table:table-cell office:value-type="float" office:value="51.6700467654994" calcext:value-type="float">
            <text:p>51.6700467654994</text:p>
          </table:table-cell>
          <table:table-cell office:value-type="string" calcext:value-type="string">
            <text:p>velocityMetersPerSec</text:p>
          </table:table-cell>
          <table:table-cell office:value-type="float" office:value="1.043501681668" calcext:value-type="float">
            <text:p>1.043501681668</text:p>
          </table:table-cell>
          <table:table-cell table:number-columns-repeated="16370"/>
        </table:table-row>
        <table:table-row table:style-name="ro1">
          <table:table-cell table:style-name="ce21" table:formula="of:=([.B326]-[.$B$1])*24*3600" office:value-type="float" office:value="2.945999661" calcext:value-type="float">
            <text:p>2.946</text:p>
          </table:table-cell>
          <table:table-cell office:value-type="date" office:date-value="2024-10-27T13:37:37.647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0.0787899650532" calcext:value-type="float">
            <text:p>10.0787899650532</text:p>
          </table:table-cell>
          <table:table-cell office:value-type="string" calcext:value-type="string">
            <text:p>x</text:p>
          </table:table-cell>
          <table:table-cell office:value-type="float" office:value="6.71645715624106" calcext:value-type="float">
            <text:p>6.71645715624106</text:p>
          </table:table-cell>
          <table:table-cell office:value-type="string" calcext:value-type="string">
            <text:p>y</text:p>
          </table:table-cell>
          <table:table-cell office:value-type="float" office:value="2.04656709960772" calcext:value-type="float">
            <text:p>2.04656709960772</text:p>
          </table:table-cell>
          <table:table-cell office:value-type="string" calcext:value-type="string">
            <text:p>degrees</text:p>
          </table:table-cell>
          <table:table-cell office:value-type="float" office:value="55.7176604756526" calcext:value-type="float">
            <text:p>55.7176604756526</text:p>
          </table:table-cell>
          <table:table-cell office:value-type="string" calcext:value-type="string">
            <text:p>velocityMetersPerSec</text:p>
          </table:table-cell>
          <table:table-cell office:value-type="float" office:value="1.18045278523444" calcext:value-type="float">
            <text:p>1.18045278523444</text:p>
          </table:table-cell>
          <table:table-cell table:number-columns-repeated="16370"/>
        </table:table-row>
        <table:table-row table:style-name="ro1">
          <table:table-cell table:style-name="ce21" table:formula="of:=([.B327]-[.$B$1])*24*3600" office:value-type="float" office:value="2.945999661" calcext:value-type="float">
            <text:p>2.946</text:p>
          </table:table-cell>
          <table:table-cell office:value-type="date" office:date-value="2024-10-27T13:37:37.647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0.1223287333566" calcext:value-type="float">
            <text:p>10.1223287333566</text:p>
          </table:table-cell>
          <table:table-cell office:value-type="string" calcext:value-type="string">
            <text:p>x</text:p>
          </table:table-cell>
          <table:table-cell office:value-type="float" office:value="6.74610085231205" calcext:value-type="float">
            <text:p>6.74610085231205</text:p>
          </table:table-cell>
          <table:table-cell office:value-type="string" calcext:value-type="string">
            <text:p>y</text:p>
          </table:table-cell>
          <table:table-cell office:value-type="float" office:value="2.09259346460153" calcext:value-type="float">
            <text:p>2.09259346460153</text:p>
          </table:table-cell>
          <table:table-cell office:value-type="string" calcext:value-type="string">
            <text:p>degrees</text:p>
          </table:table-cell>
          <table:table-cell office:value-type="float" office:value="58.5051116267222" calcext:value-type="float">
            <text:p>58.5051116267222</text:p>
          </table:table-cell>
          <table:table-cell office:value-type="string" calcext:value-type="string">
            <text:p>velocityMetersPerSec</text:p>
          </table:table-cell>
          <table:table-cell office:value-type="float" office:value="1.33438459426152" calcext:value-type="float">
            <text:p>1.33438459426152</text:p>
          </table:table-cell>
          <table:table-cell table:number-columns-repeated="16370"/>
        </table:table-row>
        <table:table-row table:style-name="ro1">
          <table:table-cell table:style-name="ce21" table:formula="of:=([.B328]-[.$B$1])*24*3600" office:value-type="float" office:value="2.945999661" calcext:value-type="float">
            <text:p>2.946</text:p>
          </table:table-cell>
          <table:table-cell office:value-type="date" office:date-value="2024-10-27T13:37:37.647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0.1981752323809" calcext:value-type="float">
            <text:p>10.1981752323809</text:p>
          </table:table-cell>
          <table:table-cell office:value-type="string" calcext:value-type="string">
            <text:p>x</text:p>
          </table:table-cell>
          <table:table-cell office:value-type="float" office:value="6.80196696583072" calcext:value-type="float">
            <text:p>6.80196696583072</text:p>
          </table:table-cell>
          <table:table-cell office:value-type="string" calcext:value-type="string">
            <text:p>y</text:p>
          </table:table-cell>
          <table:table-cell office:value-type="float" office:value="2.18916123797954" calcext:value-type="float">
            <text:p>2.18916123797954</text:p>
          </table:table-cell>
          <table:table-cell office:value-type="string" calcext:value-type="string">
            <text:p>degrees</text:p>
          </table:table-cell>
          <table:table-cell office:value-type="float" office:value="60.6578903896088" calcext:value-type="float">
            <text:p>60.6578903896088</text:p>
          </table:table-cell>
          <table:table-cell office:value-type="string" calcext:value-type="string">
            <text:p>velocityMetersPerSec</text:p>
          </table:table-cell>
          <table:table-cell office:value-type="float" office:value="1.60743199074885" calcext:value-type="float">
            <text:p>1.60743199074885</text:p>
          </table:table-cell>
          <table:table-cell table:number-columns-repeated="16370"/>
        </table:table-row>
        <table:table-row table:style-name="ro1">
          <table:table-cell table:style-name="ce21" table:formula="of:=([.B329]-[.$B$1])*24*3600" office:value-type="float" office:value="2.945999661" calcext:value-type="float">
            <text:p>2.946</text:p>
          </table:table-cell>
          <table:table-cell office:value-type="date" office:date-value="2024-10-27T13:37:37.647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0.2741738483346" calcext:value-type="float">
            <text:p>10.2741738483346</text:p>
          </table:table-cell>
          <table:table-cell office:value-type="string" calcext:value-type="string">
            <text:p>x</text:p>
          </table:table-cell>
          <table:table-cell office:value-type="float" office:value="6.85801371602744" calcext:value-type="float">
            <text:p>6.85801371602744</text:p>
          </table:table-cell>
          <table:table-cell office:value-type="string" calcext:value-type="string">
            <text:p>y</text:p>
          </table:table-cell>
          <table:table-cell office:value-type="float" office:value="2.28600457200914" calcext:value-type="float">
            <text:p>2.28600457200914</text:p>
          </table:table-cell>
          <table:table-cell office:value-type="string" calcext:value-type="string">
            <text:p>degrees</text:p>
          </table:table-cell>
          <table:table-cell office:value-type="float" office:value="58.4947234629434" calcext:value-type="float">
            <text:p>58.4947234629434</text:p>
          </table:table-cell>
          <table:table-cell office:value-type="string" calcext:value-type="string">
            <text:p>velocityMetersPerSec</text:p>
          </table:table-cell>
          <table:table-cell office:value-type="float" office:value="1.3371538160307" calcext:value-type="float">
            <text:p>1.3371538160307</text:p>
          </table:table-cell>
          <table:table-cell table:number-columns-repeated="16370"/>
        </table:table-row>
        <table:table-row table:style-name="ro1">
          <table:table-cell table:style-name="ce21" table:formula="of:=([.B330]-[.$B$1])*24*3600" office:value-type="float" office:value="2.945999661" calcext:value-type="float">
            <text:p>2.946</text:p>
          </table:table-cell>
          <table:table-cell office:value-type="date" office:date-value="2024-10-27T13:37:37.647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0.3506492905874" calcext:value-type="float">
            <text:p>10.3506492905874</text:p>
          </table:table-cell>
          <table:table-cell office:value-type="string" calcext:value-type="string">
            <text:p>x</text:p>
          </table:table-cell>
          <table:table-cell office:value-type="float" office:value="6.91820579241768" calcext:value-type="float">
            <text:p>6.91820579241768</text:p>
          </table:table-cell>
          <table:table-cell office:value-type="string" calcext:value-type="string">
            <text:p>y</text:p>
          </table:table-cell>
          <table:table-cell office:value-type="float" office:value="2.37780144165983" calcext:value-type="float">
            <text:p>2.37780144165983</text:p>
          </table:table-cell>
          <table:table-cell office:value-type="string" calcext:value-type="string">
            <text:p>degrees</text:p>
          </table:table-cell>
          <table:table-cell office:value-type="float" office:value="55.4235346240091" calcext:value-type="float">
            <text:p>55.4235346240091</text:p>
          </table:table-cell>
          <table:table-cell office:value-type="string" calcext:value-type="string">
            <text:p>velocityMetersPerSec</text:p>
          </table:table-cell>
          <table:table-cell office:value-type="float" office:value="1.53360720570201" calcext:value-type="float">
            <text:p>1.53360720570201</text:p>
          </table:table-cell>
          <table:table-cell table:number-columns-repeated="16370"/>
        </table:table-row>
        <table:table-row table:style-name="ro1">
          <table:table-cell table:style-name="ce21" table:formula="of:=([.B331]-[.$B$1])*24*3600" office:value-type="float" office:value="2.945999661" calcext:value-type="float">
            <text:p>2.946</text:p>
          </table:table-cell>
          <table:table-cell office:value-type="date" office:date-value="2024-10-27T13:37:37.647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0.4193446086429" calcext:value-type="float">
            <text:p>10.4193446086429</text:p>
          </table:table-cell>
          <table:table-cell office:value-type="string" calcext:value-type="string">
            <text:p>x</text:p>
          </table:table-cell>
          <table:table-cell office:value-type="float" office:value="6.9796034033349" calcext:value-type="float">
            <text:p>6.9796034033349</text:p>
          </table:table-cell>
          <table:table-cell office:value-type="string" calcext:value-type="string">
            <text:p>y</text:p>
          </table:table-cell>
          <table:table-cell office:value-type="float" office:value="2.46551530834976" calcext:value-type="float">
            <text:p>2.46551530834976</text:p>
          </table:table-cell>
          <table:table-cell office:value-type="string" calcext:value-type="string">
            <text:p>degrees</text:p>
          </table:table-cell>
          <table:table-cell office:value-type="float" office:value="55.0600336579563" calcext:value-type="float">
            <text:p>55.0600336579563</text:p>
          </table:table-cell>
          <table:table-cell office:value-type="string" calcext:value-type="string">
            <text:p>velocityMetersPerSec</text:p>
          </table:table-cell>
          <table:table-cell office:value-type="float" office:value="1.58355479030665" calcext:value-type="float">
            <text:p>1.58355479030665</text:p>
          </table:table-cell>
          <table:table-cell table:number-columns-repeated="16370"/>
        </table:table-row>
        <table:table-row table:style-name="ro1">
          <table:table-cell table:style-name="ce21" table:formula="of:=([.B332]-[.$B$1])*24*3600" office:value-type="float" office:value="2.945999661" calcext:value-type="float">
            <text:p>2.946</text:p>
          </table:table-cell>
          <table:table-cell office:value-type="date" office:date-value="2024-10-27T13:37:37.647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0.4907018794501" calcext:value-type="float">
            <text:p>10.4907018794501</text:p>
          </table:table-cell>
          <table:table-cell office:value-type="string" calcext:value-type="string">
            <text:p>x</text:p>
          </table:table-cell>
          <table:table-cell office:value-type="float" office:value="7.03754063681701" calcext:value-type="float">
            <text:p>7.03754063681701</text:p>
          </table:table-cell>
          <table:table-cell office:value-type="string" calcext:value-type="string">
            <text:p>y</text:p>
          </table:table-cell>
          <table:table-cell office:value-type="float" office:value="2.55168100510927" calcext:value-type="float">
            <text:p>2.55168100510927</text:p>
          </table:table-cell>
          <table:table-cell office:value-type="string" calcext:value-type="string">
            <text:p>degrees</text:p>
          </table:table-cell>
          <table:table-cell office:value-type="float" office:value="57.6358416745681" calcext:value-type="float">
            <text:p>57.6358416745681</text:p>
          </table:table-cell>
          <table:table-cell office:value-type="string" calcext:value-type="string">
            <text:p>velocityMetersPerSec</text:p>
          </table:table-cell>
          <table:table-cell office:value-type="float" office:value="1.32666861540094" calcext:value-type="float">
            <text:p>1.32666861540094</text:p>
          </table:table-cell>
          <table:table-cell table:number-columns-repeated="16370"/>
        </table:table-row>
        <table:table-row table:style-name="ro1">
          <table:table-cell table:style-name="ce21" table:formula="of:=([.B333]-[.$B$1])*24*3600" office:value-type="float" office:value="2.945999661" calcext:value-type="float">
            <text:p>2.946</text:p>
          </table:table-cell>
          <table:table-cell office:value-type="date" office:date-value="2024-10-27T13:37:37.647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0.5305576321617" calcext:value-type="float">
            <text:p>10.5305576321617</text:p>
          </table:table-cell>
          <table:table-cell office:value-type="string" calcext:value-type="string">
            <text:p>x</text:p>
          </table:table-cell>
          <table:table-cell office:value-type="float" office:value="7.06375351453175" calcext:value-type="float">
            <text:p>7.06375351453175</text:p>
          </table:table-cell>
          <table:table-cell office:value-type="string" calcext:value-type="string">
            <text:p>y</text:p>
          </table:table-cell>
          <table:table-cell office:value-type="float" office:value="2.59497542508709" calcext:value-type="float">
            <text:p>2.59497542508709</text:p>
          </table:table-cell>
          <table:table-cell office:value-type="string" calcext:value-type="string">
            <text:p>degrees</text:p>
          </table:table-cell>
          <table:table-cell office:value-type="float" office:value="60.1241151971236" calcext:value-type="float">
            <text:p>60.1241151971236</text:p>
          </table:table-cell>
          <table:table-cell office:value-type="string" calcext:value-type="string">
            <text:p>velocityMetersPerSec</text:p>
          </table:table-cell>
          <table:table-cell office:value-type="float" office:value="1.21306405000771" calcext:value-type="float">
            <text:p>1.21306405000771</text:p>
          </table:table-cell>
          <table:table-cell table:number-columns-repeated="16370"/>
        </table:table-row>
        <table:table-row table:style-name="ro1">
          <table:table-cell table:style-name="ce21" table:formula="of:=([.B334]-[.$B$1])*24*3600" office:value-type="float" office:value="2.945999661" calcext:value-type="float">
            <text:p>2.946</text:p>
          </table:table-cell>
          <table:table-cell office:value-type="date" office:date-value="2024-10-27T13:37:37.647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0.5733486284419" calcext:value-type="float">
            <text:p>10.5733486284419</text:p>
          </table:table-cell>
          <table:table-cell office:value-type="string" calcext:value-type="string">
            <text:p>x</text:p>
          </table:table-cell>
          <table:table-cell office:value-type="float" office:value="7.08735158090194" calcext:value-type="float">
            <text:p>7.08735158090194</text:p>
          </table:table-cell>
          <table:table-cell office:value-type="string" calcext:value-type="string">
            <text:p>y</text:p>
          </table:table-cell>
          <table:table-cell office:value-type="float" office:value="2.63883336496869" calcext:value-type="float">
            <text:p>2.63883336496869</text:p>
          </table:table-cell>
          <table:table-cell office:value-type="string" calcext:value-type="string">
            <text:p>degrees</text:p>
          </table:table-cell>
          <table:table-cell office:value-type="float" office:value="63.4623164880129" calcext:value-type="float">
            <text:p>63.4623164880129</text:p>
          </table:table-cell>
          <table:table-cell office:value-type="string" calcext:value-type="string">
            <text:p>velocityMetersPerSec</text:p>
          </table:table-cell>
          <table:table-cell office:value-type="float" office:value="1.11469152657297" calcext:value-type="float">
            <text:p>1.11469152657297</text:p>
          </table:table-cell>
          <table:table-cell table:number-columns-repeated="16370"/>
        </table:table-row>
        <table:table-row table:style-name="ro1">
          <table:table-cell table:style-name="ce21" table:formula="of:=([.B335]-[.$B$1])*24*3600" office:value-type="float" office:value="2.945999661" calcext:value-type="float">
            <text:p>2.946</text:p>
          </table:table-cell>
          <table:table-cell office:value-type="date" office:date-value="2024-10-27T13:37:37.647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0.619106228683" calcext:value-type="float">
            <text:p>10.619106228683</text:p>
          </table:table-cell>
          <table:table-cell office:value-type="string" calcext:value-type="string">
            <text:p>x</text:p>
          </table:table-cell>
          <table:table-cell office:value-type="float" office:value="7.10775159693232" calcext:value-type="float">
            <text:p>7.10775159693232</text:p>
          </table:table-cell>
          <table:table-cell office:value-type="string" calcext:value-type="string">
            <text:p>y</text:p>
          </table:table-cell>
          <table:table-cell office:value-type="float" office:value="2.68357167888285" calcext:value-type="float">
            <text:p>2.68357167888285</text:p>
          </table:table-cell>
          <table:table-cell office:value-type="string" calcext:value-type="string">
            <text:p>degrees</text:p>
          </table:table-cell>
          <table:table-cell office:value-type="float" office:value="67.6629610391025" calcext:value-type="float">
            <text:p>67.6629610391025</text:p>
          </table:table-cell>
          <table:table-cell office:value-type="string" calcext:value-type="string">
            <text:p>velocityMetersPerSec</text:p>
          </table:table-cell>
          <table:table-cell office:value-type="float" office:value="1.03445452376024" calcext:value-type="float">
            <text:p>1.03445452376024</text:p>
          </table:table-cell>
          <table:table-cell table:number-columns-repeated="16370"/>
        </table:table-row>
        <table:table-row table:style-name="ro1">
          <table:table-cell table:style-name="ce21" table:formula="of:=([.B336]-[.$B$1])*24*3600" office:value-type="float" office:value="2.945999661" calcext:value-type="float">
            <text:p>2.946</text:p>
          </table:table-cell>
          <table:table-cell office:value-type="date" office:date-value="2024-10-27T13:37:37.647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0.6431091210533" calcext:value-type="float">
            <text:p>10.6431091210533</text:p>
          </table:table-cell>
          <table:table-cell office:value-type="string" calcext:value-type="string">
            <text:p>x</text:p>
          </table:table-cell>
          <table:table-cell office:value-type="float" office:value="7.11657007388406" calcext:value-type="float">
            <text:p>7.11657007388406</text:p>
          </table:table-cell>
          <table:table-cell office:value-type="string" calcext:value-type="string">
            <text:p>y</text:p>
          </table:table-cell>
          <table:table-cell office:value-type="float" office:value="2.70636999301739" calcext:value-type="float">
            <text:p>2.70636999301739</text:p>
          </table:table-cell>
          <table:table-cell office:value-type="string" calcext:value-type="string">
            <text:p>degrees</text:p>
          </table:table-cell>
          <table:table-cell office:value-type="float" office:value="70.0786318388151" calcext:value-type="float">
            <text:p>70.0786318388151</text:p>
          </table:table-cell>
          <table:table-cell office:value-type="string" calcext:value-type="string">
            <text:p>velocityMetersPerSec</text:p>
          </table:table-cell>
          <table:table-cell office:value-type="float" office:value="1.00233329708594" calcext:value-type="float">
            <text:p>1.00233329708594</text:p>
          </table:table-cell>
          <table:table-cell table:number-columns-repeated="16370"/>
        </table:table-row>
        <table:table-row table:style-name="ro1">
          <table:table-cell table:style-name="ce21" table:formula="of:=([.B337]-[.$B$1])*24*3600" office:value-type="float" office:value="2.945999661" calcext:value-type="float">
            <text:p>2.946</text:p>
          </table:table-cell>
          <table:table-cell office:value-type="date" office:date-value="2024-10-27T13:37:37.647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0.6677900479516" calcext:value-type="float">
            <text:p>10.6677900479516</text:p>
          </table:table-cell>
          <table:table-cell office:value-type="string" calcext:value-type="string">
            <text:p>x</text:p>
          </table:table-cell>
          <table:table-cell office:value-type="float" office:value="7.12437032362762" calcext:value-type="float">
            <text:p>7.12437032362762</text:p>
          </table:table-cell>
          <table:table-cell office:value-type="string" calcext:value-type="string">
            <text:p>y</text:p>
          </table:table-cell>
          <table:table-cell office:value-type="float" office:value="2.72950722095836" calcext:value-type="float">
            <text:p>2.72950722095836</text:p>
          </table:table-cell>
          <table:table-cell office:value-type="string" calcext:value-type="string">
            <text:p>degrees</text:p>
          </table:table-cell>
          <table:table-cell office:value-type="float" office:value="72.6921647994912" calcext:value-type="float">
            <text:p>72.6921647994912</text:p>
          </table:table-cell>
          <table:table-cell office:value-type="string" calcext:value-type="string">
            <text:p>velocityMetersPerSec</text:p>
          </table:table-cell>
          <table:table-cell office:value-type="float" office:value="0.976255235463784" calcext:value-type="float">
            <text:p>0.976255235463784</text:p>
          </table:table-cell>
          <table:table-cell table:number-columns-repeated="16370"/>
        </table:table-row>
        <table:table-row table:style-name="ro1">
          <table:table-cell table:style-name="ce21" table:formula="of:=([.B338]-[.$B$1])*24*3600" office:value-type="float" office:value="2.945999661" calcext:value-type="float">
            <text:p>2.946</text:p>
          </table:table-cell>
          <table:table-cell office:value-type="date" office:date-value="2024-10-27T13:37:37.647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0.6930914908651" calcext:value-type="float">
            <text:p>10.6930914908651</text:p>
          </table:table-cell>
          <table:table-cell office:value-type="string" calcext:value-type="string">
            <text:p>x</text:p>
          </table:table-cell>
          <table:table-cell office:value-type="float" office:value="7.1310794412886" calcext:value-type="float">
            <text:p>7.1310794412886</text:p>
          </table:table-cell>
          <table:table-cell office:value-type="string" calcext:value-type="string">
            <text:p>y</text:p>
          </table:table-cell>
          <table:table-cell office:value-type="float" office:value="2.75302296947187" calcext:value-type="float">
            <text:p>2.75302296947187</text:p>
          </table:table-cell>
          <table:table-cell office:value-type="string" calcext:value-type="string">
            <text:p>degrees</text:p>
          </table:table-cell>
          <table:table-cell office:value-type="float" office:value="75.4879921093037" calcext:value-type="float">
            <text:p>75.4879921093037</text:p>
          </table:table-cell>
          <table:table-cell office:value-type="string" calcext:value-type="string">
            <text:p>velocityMetersPerSec</text:p>
          </table:table-cell>
          <table:table-cell office:value-type="float" office:value="0.956764439644246" calcext:value-type="float">
            <text:p>0.956764439644246</text:p>
          </table:table-cell>
          <table:table-cell table:number-columns-repeated="16370"/>
        </table:table-row>
        <table:table-row table:style-name="ro1">
          <table:table-cell table:style-name="ce21" table:formula="of:=([.B339]-[.$B$1])*24*3600" office:value-type="float" office:value="2.945999661" calcext:value-type="float">
            <text:p>2.946</text:p>
          </table:table-cell>
          <table:table-cell office:value-type="date" office:date-value="2024-10-27T13:37:37.647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0.7189367075623" calcext:value-type="float">
            <text:p>10.7189367075623</text:p>
          </table:table-cell>
          <table:table-cell office:value-type="string" calcext:value-type="string">
            <text:p>x</text:p>
          </table:table-cell>
          <table:table-cell office:value-type="float" office:value="7.1366245219926" calcext:value-type="float">
            <text:p>7.1366245219926</text:p>
          </table:table-cell>
          <table:table-cell office:value-type="string" calcext:value-type="string">
            <text:p>y</text:p>
          </table:table-cell>
          <table:table-cell office:value-type="float" office:value="2.77695684532402" calcext:value-type="float">
            <text:p>2.77695684532402</text:p>
          </table:table-cell>
          <table:table-cell office:value-type="string" calcext:value-type="string">
            <text:p>degrees</text:p>
          </table:table-cell>
          <table:table-cell office:value-type="float" office:value="78.4450336309815" calcext:value-type="float">
            <text:p>78.4450336309815</text:p>
          </table:table-cell>
          <table:table-cell office:value-type="string" calcext:value-type="string">
            <text:p>velocityMetersPerSec</text:p>
          </table:table-cell>
          <table:table-cell office:value-type="float" office:value="0.944386675319918" calcext:value-type="float">
            <text:p>0.944386675319918</text:p>
          </table:table-cell>
          <table:table-cell table:number-columns-repeated="16370"/>
        </table:table-row>
        <table:table-row table:style-name="ro1">
          <table:table-cell table:style-name="ce21" table:formula="of:=([.B340]-[.$B$1])*24*3600" office:value-type="float" office:value="2.945999661" calcext:value-type="float">
            <text:p>2.946</text:p>
          </table:table-cell>
          <table:table-cell office:value-type="date" office:date-value="2024-10-27T13:37:37.647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0.7452310477045" calcext:value-type="float">
            <text:p>10.7452310477045</text:p>
          </table:table-cell>
          <table:table-cell office:value-type="string" calcext:value-type="string">
            <text:p>x</text:p>
          </table:table-cell>
          <table:table-cell office:value-type="float" office:value="7.14093266086519" calcext:value-type="float">
            <text:p>7.14093266086519</text:p>
          </table:table-cell>
          <table:table-cell office:value-type="string" calcext:value-type="string">
            <text:p>y</text:p>
          </table:table-cell>
          <table:table-cell office:value-type="float" office:value="2.8013484552809" calcext:value-type="float">
            <text:p>2.8013484552809</text:p>
          </table:table-cell>
          <table:table-cell office:value-type="string" calcext:value-type="string">
            <text:p>degrees</text:p>
          </table:table-cell>
          <table:table-cell office:value-type="float" office:value="81.5367729546369" calcext:value-type="float">
            <text:p>81.5367729546369</text:p>
          </table:table-cell>
          <table:table-cell office:value-type="string" calcext:value-type="string">
            <text:p>velocityMetersPerSec</text:p>
          </table:table-cell>
          <table:table-cell office:value-type="float" office:value="0.93960417218812" calcext:value-type="float">
            <text:p>0.93960417218812</text:p>
          </table:table-cell>
          <table:table-cell table:number-columns-repeated="16370"/>
        </table:table-row>
        <table:table-row table:style-name="ro1">
          <table:table-cell table:style-name="ce21" table:formula="of:=([.B341]-[.$B$1])*24*3600" office:value-type="float" office:value="2.945999661" calcext:value-type="float">
            <text:p>2.946</text:p>
          </table:table-cell>
          <table:table-cell office:value-type="date" office:date-value="2024-10-27T13:37:37.647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0.7718656637569" calcext:value-type="float">
            <text:p>10.7718656637569</text:p>
          </table:table-cell>
          <table:table-cell office:value-type="string" calcext:value-type="string">
            <text:p>x</text:p>
          </table:table-cell>
          <table:table-cell office:value-type="float" office:value="7.14393095303198" calcext:value-type="float">
            <text:p>7.14393095303198</text:p>
          </table:table-cell>
          <table:table-cell office:value-type="string" calcext:value-type="string">
            <text:p>y</text:p>
          </table:table-cell>
          <table:table-cell office:value-type="float" office:value="2.82623740610861" calcext:value-type="float">
            <text:p>2.82623740610861</text:p>
          </table:table-cell>
          <table:table-cell office:value-type="string" calcext:value-type="string">
            <text:p>degrees</text:p>
          </table:table-cell>
          <table:table-cell office:value-type="float" office:value="84.7318580172326" calcext:value-type="float">
            <text:p>84.7318580172326</text:p>
          </table:table-cell>
          <table:table-cell office:value-type="string" calcext:value-type="string">
            <text:p>velocityMetersPerSec</text:p>
          </table:table-cell>
          <table:table-cell office:value-type="float" office:value="0.942825640009247" calcext:value-type="float">
            <text:p>0.942825640009247</text:p>
          </table:table-cell>
          <table:table-cell table:number-columns-repeated="16370"/>
        </table:table-row>
        <table:table-row table:style-name="ro1">
          <table:table-cell table:style-name="ce21" table:formula="of:=([.B342]-[.$B$1])*24*3600" office:value-type="float" office:value="2.946999832" calcext:value-type="float">
            <text:p>2.947</text:p>
          </table:table-cell>
          <table:table-cell office:value-type="date" office:date-value="2024-10-27T13:37:37.648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0.7987236780089" calcext:value-type="float">
            <text:p>10.7987236780089</text:p>
          </table:table-cell>
          <table:table-cell office:value-type="string" calcext:value-type="string">
            <text:p>x</text:p>
          </table:table-cell>
          <table:table-cell office:value-type="float" office:value="7.14554649361856" calcext:value-type="float">
            <text:p>7.14554649361856</text:p>
          </table:table-cell>
          <table:table-cell office:value-type="string" calcext:value-type="string">
            <text:p>y</text:p>
          </table:table-cell>
          <table:table-cell office:value-type="float" office:value="2.85166330457326" calcext:value-type="float">
            <text:p>2.85166330457326</text:p>
          </table:table-cell>
          <table:table-cell office:value-type="string" calcext:value-type="string">
            <text:p>degrees</text:p>
          </table:table-cell>
          <table:table-cell office:value-type="float" office:value="87.9952476777255" calcext:value-type="float">
            <text:p>87.9952476777255</text:p>
          </table:table-cell>
          <table:table-cell office:value-type="string" calcext:value-type="string">
            <text:p>velocityMetersPerSec</text:p>
          </table:table-cell>
          <table:table-cell office:value-type="float" office:value="0.954349004725394" calcext:value-type="float">
            <text:p>0.954349004725394</text:p>
          </table:table-cell>
          <table:table-cell table:number-columns-repeated="16370"/>
        </table:table-row>
        <table:table-row table:style-name="ro1">
          <table:table-cell table:style-name="ce21" table:formula="of:=([.B343]-[.$B$1])*24*3600" office:value-type="float" office:value="2.946999832" calcext:value-type="float">
            <text:p>2.947</text:p>
          </table:table-cell>
          <table:table-cell office:value-type="date" office:date-value="2024-10-27T13:37:37.648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0.8258150914418" calcext:value-type="float">
            <text:p>10.8258150914418</text:p>
          </table:table-cell>
          <table:table-cell office:value-type="string" calcext:value-type="string">
            <text:p>x</text:p>
          </table:table-cell>
          <table:table-cell office:value-type="float" office:value="7.14570637775052" calcext:value-type="float">
            <text:p>7.14570637775052</text:p>
          </table:table-cell>
          <table:table-cell office:value-type="string" calcext:value-type="string">
            <text:p>y</text:p>
          </table:table-cell>
          <table:table-cell office:value-type="float" office:value="2.87766575744093" calcext:value-type="float">
            <text:p>2.87766575744093</text:p>
          </table:table-cell>
          <table:table-cell office:value-type="string" calcext:value-type="string">
            <text:p>degrees</text:p>
          </table:table-cell>
          <table:table-cell office:value-type="float" office:value="91.2898241759859" calcext:value-type="float">
            <text:p>91.2898241759859</text:p>
          </table:table-cell>
          <table:table-cell office:value-type="string" calcext:value-type="string">
            <text:p>velocityMetersPerSec</text:p>
          </table:table-cell>
          <table:table-cell office:value-type="float" office:value="0.965295717832489" calcext:value-type="float">
            <text:p>0.965295717832489</text:p>
          </table:table-cell>
          <table:table-cell table:number-columns-repeated="16370"/>
        </table:table-row>
        <table:table-row table:style-name="ro1">
          <table:table-cell table:style-name="ce21" table:formula="of:=([.B344]-[.$B$1])*24*3600" office:value-type="float" office:value="2.946999832" calcext:value-type="float">
            <text:p>2.947</text:p>
          </table:table-cell>
          <table:table-cell office:value-type="date" office:date-value="2024-10-27T13:37:37.648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0.8533579233461" calcext:value-type="float">
            <text:p>10.8533579233461</text:p>
          </table:table-cell>
          <table:table-cell office:value-type="string" calcext:value-type="string">
            <text:p>x</text:p>
          </table:table-cell>
          <table:table-cell office:value-type="float" office:value="7.14433770055345" calcext:value-type="float">
            <text:p>7.14433770055345</text:p>
          </table:table-cell>
          <table:table-cell office:value-type="string" calcext:value-type="string">
            <text:p>y</text:p>
          </table:table-cell>
          <table:table-cell office:value-type="float" office:value="2.90428437147774" calcext:value-type="float">
            <text:p>2.90428437147774</text:p>
          </table:table-cell>
          <table:table-cell office:value-type="string" calcext:value-type="string">
            <text:p>degrees</text:p>
          </table:table-cell>
          <table:table-cell office:value-type="float" office:value="94.5782909291488" calcext:value-type="float">
            <text:p>94.5782909291488</text:p>
          </table:table-cell>
          <table:table-cell office:value-type="string" calcext:value-type="string">
            <text:p>velocityMetersPerSec</text:p>
          </table:table-cell>
          <table:table-cell office:value-type="float" office:value="0.970146378926512" calcext:value-type="float">
            <text:p>0.970146378926512</text:p>
          </table:table-cell>
          <table:table-cell table:number-columns-repeated="16370"/>
        </table:table-row>
        <table:table-row table:style-name="ro1">
          <table:table-cell table:style-name="ce21" table:formula="of:=([.B345]-[.$B$1])*24*3600" office:value-type="float" office:value="2.946999832" calcext:value-type="float">
            <text:p>2.947</text:p>
          </table:table-cell>
          <table:table-cell office:value-type="date" office:date-value="2024-10-27T13:37:37.648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0.881462064735" calcext:value-type="float">
            <text:p>10.881462064735</text:p>
          </table:table-cell>
          <table:table-cell office:value-type="string" calcext:value-type="string">
            <text:p>x</text:p>
          </table:table-cell>
          <table:table-cell office:value-type="float" office:value="7.14136755715295" calcext:value-type="float">
            <text:p>7.14136755715295</text:p>
          </table:table-cell>
          <table:table-cell office:value-type="string" calcext:value-type="string">
            <text:p>y</text:p>
          </table:table-cell>
          <table:table-cell office:value-type="float" office:value="2.93155875344978" calcext:value-type="float">
            <text:p>2.93155875344978</text:p>
          </table:table-cell>
          <table:table-cell office:value-type="string" calcext:value-type="string">
            <text:p>degrees</text:p>
          </table:table-cell>
          <table:table-cell office:value-type="float" office:value="97.8251082857564" calcext:value-type="float">
            <text:p>97.8251082857564</text:p>
          </table:table-cell>
          <table:table-cell office:value-type="string" calcext:value-type="string">
            <text:p>velocityMetersPerSec</text:p>
          </table:table-cell>
          <table:table-cell office:value-type="float" office:value="0.982279582523788" calcext:value-type="float">
            <text:p>0.982279582523788</text:p>
          </table:table-cell>
          <table:table-cell table:number-columns-repeated="16370"/>
        </table:table-row>
        <table:table-row table:style-name="ro1">
          <table:table-cell table:style-name="ce21" table:formula="of:=([.B346]-[.$B$1])*24*3600" office:value-type="float" office:value="2.946999832" calcext:value-type="float">
            <text:p>2.947</text:p>
          </table:table-cell>
          <table:table-cell office:value-type="date" office:date-value="2024-10-27T13:37:37.648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0.9100536244881" calcext:value-type="float">
            <text:p>10.9100536244881</text:p>
          </table:table-cell>
          <table:table-cell office:value-type="string" calcext:value-type="string">
            <text:p>x</text:p>
          </table:table-cell>
          <table:table-cell office:value-type="float" office:value="7.1367230426746" calcext:value-type="float">
            <text:p>7.1367230426746</text:p>
          </table:table-cell>
          <table:table-cell office:value-type="string" calcext:value-type="string">
            <text:p>y</text:p>
          </table:table-cell>
          <table:table-cell office:value-type="float" office:value="2.95952851012314" calcext:value-type="float">
            <text:p>2.95952851012314</text:p>
          </table:table-cell>
          <table:table-cell office:value-type="string" calcext:value-type="string">
            <text:p>degrees</text:p>
          </table:table-cell>
          <table:table-cell office:value-type="float" office:value="100.998210751137" calcext:value-type="float">
            <text:p>100.998210751137</text:p>
          </table:table-cell>
          <table:table-cell office:value-type="string" calcext:value-type="string">
            <text:p>velocityMetersPerSec</text:p>
          </table:table-cell>
          <table:table-cell office:value-type="float" office:value="1.00101596198789" calcext:value-type="float">
            <text:p>1.00101596198789</text:p>
          </table:table-cell>
          <table:table-cell table:number-columns-repeated="16370"/>
        </table:table-row>
        <table:table-row table:style-name="ro1">
          <table:table-cell table:style-name="ce21" table:formula="of:=([.B347]-[.$B$1])*24*3600" office:value-type="float" office:value="2.946999832" calcext:value-type="float">
            <text:p>2.947</text:p>
          </table:table-cell>
          <table:table-cell office:value-type="date" office:date-value="2024-10-27T13:37:37.648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0.9390759078453" calcext:value-type="float">
            <text:p>10.9390759078453</text:p>
          </table:table-cell>
          <table:table-cell office:value-type="string" calcext:value-type="string">
            <text:p>x</text:p>
          </table:table-cell>
          <table:table-cell office:value-type="float" office:value="7.13033125224401" calcext:value-type="float">
            <text:p>7.13033125224401</text:p>
          </table:table-cell>
          <table:table-cell office:value-type="string" calcext:value-type="string">
            <text:p>y</text:p>
          </table:table-cell>
          <table:table-cell office:value-type="float" office:value="2.98823324826393" calcext:value-type="float">
            <text:p>2.98823324826393</text:p>
          </table:table-cell>
          <table:table-cell office:value-type="string" calcext:value-type="string">
            <text:p>degrees</text:p>
          </table:table-cell>
          <table:table-cell office:value-type="float" office:value="104.070301215146" calcext:value-type="float">
            <text:p>104.070301215146</text:p>
          </table:table-cell>
          <table:table-cell office:value-type="string" calcext:value-type="string">
            <text:p>velocityMetersPerSec</text:p>
          </table:table-cell>
          <table:table-cell office:value-type="float" office:value="1.0255489586787" calcext:value-type="float">
            <text:p>1.0255489586787</text:p>
          </table:table-cell>
          <table:table-cell table:number-columns-repeated="16370"/>
        </table:table-row>
        <table:table-row table:style-name="ro1">
          <table:table-cell table:style-name="ce21" table:formula="of:=([.B348]-[.$B$1])*24*3600" office:value-type="float" office:value="2.946999832" calcext:value-type="float">
            <text:p>2.947</text:p>
          </table:table-cell>
          <table:table-cell office:value-type="date" office:date-value="2024-10-27T13:37:37.648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0.9684933144405" calcext:value-type="float">
            <text:p>10.9684933144405</text:p>
          </table:table-cell>
          <table:table-cell office:value-type="string" calcext:value-type="string">
            <text:p>x</text:p>
          </table:table-cell>
          <table:table-cell office:value-type="float" office:value="7.12211928098676" calcext:value-type="float">
            <text:p>7.12211928098676</text:p>
          </table:table-cell>
          <table:table-cell office:value-type="string" calcext:value-type="string">
            <text:p>y</text:p>
          </table:table-cell>
          <table:table-cell office:value-type="float" office:value="3.01771257463825" calcext:value-type="float">
            <text:p>3.01771257463825</text:p>
          </table:table-cell>
          <table:table-cell office:value-type="string" calcext:value-type="string">
            <text:p>degrees</text:p>
          </table:table-cell>
          <table:table-cell office:value-type="float" office:value="107.019611783904" calcext:value-type="float">
            <text:p>107.019611783904</text:p>
          </table:table-cell>
          <table:table-cell office:value-type="string" calcext:value-type="string">
            <text:p>velocityMetersPerSec</text:p>
          </table:table-cell>
          <table:table-cell office:value-type="float" office:value="1.05497100532784" calcext:value-type="float">
            <text:p>1.05497100532784</text:p>
          </table:table-cell>
          <table:table-cell table:number-columns-repeated="16370"/>
        </table:table-row>
        <table:table-row table:style-name="ro1">
          <table:table-cell table:style-name="ce21" table:formula="of:=([.B349]-[.$B$1])*24*3600" office:value-type="float" office:value="2.946999832" calcext:value-type="float">
            <text:p>2.947</text:p>
          </table:table-cell>
          <table:table-cell office:value-type="date" office:date-value="2024-10-27T13:37:37.648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0.9982929699701" calcext:value-type="float">
            <text:p>10.9982929699701</text:p>
          </table:table-cell>
          <table:table-cell office:value-type="string" calcext:value-type="string">
            <text:p>x</text:p>
          </table:table-cell>
          <table:table-cell office:value-type="float" office:value="7.11201422402845" calcext:value-type="float">
            <text:p>7.11201422402845</text:p>
          </table:table-cell>
          <table:table-cell office:value-type="string" calcext:value-type="string">
            <text:p>y</text:p>
          </table:table-cell>
          <table:table-cell office:value-type="float" office:value="3.04800609601219" calcext:value-type="float">
            <text:p>3.04800609601219</text:p>
          </table:table-cell>
          <table:table-cell office:value-type="string" calcext:value-type="string">
            <text:p>degrees</text:p>
          </table:table-cell>
          <table:table-cell office:value-type="float" office:value="109.830125176217" calcext:value-type="float">
            <text:p>109.830125176217</text:p>
          </table:table-cell>
          <table:table-cell office:value-type="string" calcext:value-type="string">
            <text:p>velocityMetersPerSec</text:p>
          </table:table-cell>
          <table:table-cell office:value-type="float" office:value="1.08830599035316" calcext:value-type="float">
            <text:p>1.08830599035316</text:p>
          </table:table-cell>
          <table:table-cell table:number-columns-repeated="16370"/>
        </table:table-row>
        <table:table-row table:style-name="ro1">
          <table:table-cell table:style-name="ce21" table:formula="of:=([.B350]-[.$B$1])*24*3600" office:value-type="float" office:value="2.946999832" calcext:value-type="float">
            <text:p>2.947</text:p>
          </table:table-cell>
          <table:table-cell office:value-type="date" office:date-value="2024-10-27T13:37:37.648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1.0582645695115" calcext:value-type="float">
            <text:p>11.0582645695115</text:p>
          </table:table-cell>
          <table:table-cell office:value-type="string" calcext:value-type="string">
            <text:p>x</text:p>
          </table:table-cell>
          <table:table-cell office:value-type="float" office:value="7.086014671941" calcext:value-type="float">
            <text:p>7.086014671941</text:p>
          </table:table-cell>
          <table:table-cell office:value-type="string" calcext:value-type="string">
            <text:p>y</text:p>
          </table:table-cell>
          <table:table-cell office:value-type="float" office:value="3.11099310275047" calcext:value-type="float">
            <text:p>3.11099310275047</text:p>
          </table:table-cell>
          <table:table-cell office:value-type="string" calcext:value-type="string">
            <text:p>degrees</text:p>
          </table:table-cell>
          <table:table-cell office:value-type="float" office:value="114.805098896799" calcext:value-type="float">
            <text:p>114.805098896799</text:p>
          </table:table-cell>
          <table:table-cell office:value-type="string" calcext:value-type="string">
            <text:p>velocityMetersPerSec</text:p>
          </table:table-cell>
          <table:table-cell office:value-type="float" office:value="1.18417151608336" calcext:value-type="float">
            <text:p>1.18417151608336</text:p>
          </table:table-cell>
          <table:table-cell table:number-columns-repeated="16370"/>
        </table:table-row>
        <table:table-row table:style-name="ro1">
          <table:table-cell table:style-name="ce21" table:formula="of:=([.B351]-[.$B$1])*24*3600" office:value-type="float" office:value="2.946999832" calcext:value-type="float">
            <text:p>2.947</text:p>
          </table:table-cell>
          <table:table-cell office:value-type="date" office:date-value="2024-10-27T13:37:37.648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1.1185557144256" calcext:value-type="float">
            <text:p>11.1185557144256</text:p>
          </table:table-cell>
          <table:table-cell office:value-type="string" calcext:value-type="string">
            <text:p>x</text:p>
          </table:table-cell>
          <table:table-cell office:value-type="float" office:value="7.05265654913641" calcext:value-type="float">
            <text:p>7.05265654913641</text:p>
          </table:table-cell>
          <table:table-cell office:value-type="string" calcext:value-type="string">
            <text:p>y</text:p>
          </table:table-cell>
          <table:table-cell office:value-type="float" office:value="3.17650588224318" calcext:value-type="float">
            <text:p>3.17650588224318</text:p>
          </table:table-cell>
          <table:table-cell office:value-type="string" calcext:value-type="string">
            <text:p>degrees</text:p>
          </table:table-cell>
          <table:table-cell office:value-type="float" office:value="119.012478024647" calcext:value-type="float">
            <text:p>119.012478024647</text:p>
          </table:table-cell>
          <table:table-cell office:value-type="string" calcext:value-type="string">
            <text:p>velocityMetersPerSec</text:p>
          </table:table-cell>
          <table:table-cell office:value-type="float" office:value="1.25454772135524" calcext:value-type="float">
            <text:p>1.25454772135524</text:p>
          </table:table-cell>
          <table:table-cell table:number-columns-repeated="16370"/>
        </table:table-row>
        <table:table-row table:style-name="ro1">
          <table:table-cell table:style-name="ce21" table:formula="of:=([.B352]-[.$B$1])*24*3600" office:value-type="float" office:value="2.946999832" calcext:value-type="float">
            <text:p>2.947</text:p>
          </table:table-cell>
          <table:table-cell office:value-type="date" office:date-value="2024-10-27T13:37:37.648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1.1797383292362" calcext:value-type="float">
            <text:p>11.1797383292362</text:p>
          </table:table-cell>
          <table:table-cell office:value-type="string" calcext:value-type="string">
            <text:p>x</text:p>
          </table:table-cell>
          <table:table-cell office:value-type="float" office:value="7.0124452471994" calcext:value-type="float">
            <text:p>7.0124452471994</text:p>
          </table:table-cell>
          <table:table-cell office:value-type="string" calcext:value-type="string">
            <text:p>y</text:p>
          </table:table-cell>
          <table:table-cell office:value-type="float" office:value="3.24365500018186" calcext:value-type="float">
            <text:p>3.24365500018186</text:p>
          </table:table-cell>
          <table:table-cell office:value-type="string" calcext:value-type="string">
            <text:p>degrees</text:p>
          </table:table-cell>
          <table:table-cell office:value-type="float" office:value="122.715310621029" calcext:value-type="float">
            <text:p>122.715310621029</text:p>
          </table:table-cell>
          <table:table-cell office:value-type="string" calcext:value-type="string">
            <text:p>velocityMetersPerSec</text:p>
          </table:table-cell>
          <table:table-cell office:value-type="float" office:value="1.30397210363706" calcext:value-type="float">
            <text:p>1.30397210363706</text:p>
          </table:table-cell>
          <table:table-cell table:number-columns-repeated="16370"/>
        </table:table-row>
        <table:table-row table:style-name="ro1">
          <table:table-cell table:style-name="ce21" table:formula="of:=([.B353]-[.$B$1])*24*3600" office:value-type="float" office:value="2.946999832" calcext:value-type="float">
            <text:p>2.947</text:p>
          </table:table-cell>
          <table:table-cell office:value-type="date" office:date-value="2024-10-27T13:37:37.648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1.2420903005251" calcext:value-type="float">
            <text:p>11.2420903005251</text:p>
          </table:table-cell>
          <table:table-cell office:value-type="string" calcext:value-type="string">
            <text:p>x</text:p>
          </table:table-cell>
          <table:table-cell office:value-type="float" office:value="6.96588615771472" calcext:value-type="float">
            <text:p>6.96588615771472</text:p>
          </table:table-cell>
          <table:table-cell office:value-type="string" calcext:value-type="string">
            <text:p>y</text:p>
          </table:table-cell>
          <table:table-cell office:value-type="float" office:value="3.31155102225803" calcext:value-type="float">
            <text:p>3.31155102225803</text:p>
          </table:table-cell>
          <table:table-cell office:value-type="string" calcext:value-type="string">
            <text:p>degrees</text:p>
          </table:table-cell>
          <table:table-cell office:value-type="float" office:value="126.098766293807" calcext:value-type="float">
            <text:p>126.098766293807</text:p>
          </table:table-cell>
          <table:table-cell office:value-type="string" calcext:value-type="string">
            <text:p>velocityMetersPerSec</text:p>
          </table:table-cell>
          <table:table-cell office:value-type="float" office:value="1.33672367408694" calcext:value-type="float">
            <text:p>1.33672367408694</text:p>
          </table:table-cell>
          <table:table-cell table:number-columns-repeated="16370"/>
        </table:table-row>
        <table:table-row table:style-name="ro1">
          <table:table-cell table:style-name="ce21" table:formula="of:=([.B354]-[.$B$1])*24*3600" office:value-type="float" office:value="2.946999832" calcext:value-type="float">
            <text:p>2.947</text:p>
          </table:table-cell>
          <table:table-cell office:value-type="date" office:date-value="2024-10-27T13:37:37.648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1.3057047376097" calcext:value-type="float">
            <text:p>11.3057047376097</text:p>
          </table:table-cell>
          <table:table-cell office:value-type="string" calcext:value-type="string">
            <text:p>x</text:p>
          </table:table-cell>
          <table:table-cell office:value-type="float" office:value="6.91348467226711" calcext:value-type="float">
            <text:p>6.91348467226711</text:p>
          </table:table-cell>
          <table:table-cell office:value-type="string" calcext:value-type="string">
            <text:p>y</text:p>
          </table:table-cell>
          <table:table-cell office:value-type="float" office:value="3.37930451416324" calcext:value-type="float">
            <text:p>3.37930451416324</text:p>
          </table:table-cell>
          <table:table-cell office:value-type="string" calcext:value-type="string">
            <text:p>degrees</text:p>
          </table:table-cell>
          <table:table-cell office:value-type="float" office:value="129.299808209509" calcext:value-type="float">
            <text:p>129.299808209509</text:p>
          </table:table-cell>
          <table:table-cell office:value-type="string" calcext:value-type="string">
            <text:p>velocityMetersPerSec</text:p>
          </table:table-cell>
          <table:table-cell office:value-type="float" office:value="1.35615835394387" calcext:value-type="float">
            <text:p>1.35615835394387</text:p>
          </table:table-cell>
          <table:table-cell table:number-columns-repeated="16370"/>
        </table:table-row>
        <table:table-row table:style-name="ro1">
          <table:table-cell table:style-name="ce21" table:formula="of:=([.B355]-[.$B$1])*24*3600" office:value-type="float" office:value="2.946999832" calcext:value-type="float">
            <text:p>2.947</text:p>
          </table:table-cell>
          <table:table-cell office:value-type="date" office:date-value="2024-10-27T13:37:37.648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1.3705639086496" calcext:value-type="float">
            <text:p>11.3705639086496</text:p>
          </table:table-cell>
          <table:table-cell office:value-type="string" calcext:value-type="string">
            <text:p>x</text:p>
          </table:table-cell>
          <table:table-cell office:value-type="float" office:value="6.85574618244129" calcext:value-type="float">
            <text:p>6.85574618244129</text:p>
          </table:table-cell>
          <table:table-cell office:value-type="string" calcext:value-type="string">
            <text:p>y</text:p>
          </table:table-cell>
          <table:table-cell office:value-type="float" office:value="3.44602604158901" calcext:value-type="float">
            <text:p>3.44602604158901</text:p>
          </table:table-cell>
          <table:table-cell office:value-type="string" calcext:value-type="string">
            <text:p>degrees</text:p>
          </table:table-cell>
          <table:table-cell office:value-type="float" office:value="132.426194468906" calcext:value-type="float">
            <text:p>132.426194468906</text:p>
          </table:table-cell>
          <table:table-cell office:value-type="string" calcext:value-type="string">
            <text:p>velocityMetersPerSec</text:p>
          </table:table-cell>
          <table:table-cell office:value-type="float" office:value="1.36467366031773" calcext:value-type="float">
            <text:p>1.36467366031773</text:p>
          </table:table-cell>
          <table:table-cell table:number-columns-repeated="16370"/>
        </table:table-row>
        <table:table-row table:style-name="ro1">
          <table:table-cell table:style-name="ce21" table:formula="of:=([.B356]-[.$B$1])*24*3600" office:value-type="float" office:value="2.946999832" calcext:value-type="float">
            <text:p>2.947</text:p>
          </table:table-cell>
          <table:table-cell office:value-type="date" office:date-value="2024-10-27T13:37:37.648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1.4365902433746" calcext:value-type="float">
            <text:p>11.4365902433746</text:p>
          </table:table-cell>
          <table:table-cell office:value-type="string" calcext:value-type="string">
            <text:p>x</text:p>
          </table:table-cell>
          <table:table-cell office:value-type="float" office:value="6.79317607982202" calcext:value-type="float">
            <text:p>6.79317607982202</text:p>
          </table:table-cell>
          <table:table-cell office:value-type="string" calcext:value-type="string">
            <text:p>y</text:p>
          </table:table-cell>
          <table:table-cell office:value-type="float" office:value="3.51082617022688" calcext:value-type="float">
            <text:p>3.51082617022688</text:p>
          </table:table-cell>
          <table:table-cell office:value-type="string" calcext:value-type="string">
            <text:p>degrees</text:p>
          </table:table-cell>
          <table:table-cell office:value-type="float" office:value="135.568872725164" calcext:value-type="float">
            <text:p>135.568872725164</text:p>
          </table:table-cell>
          <table:table-cell office:value-type="string" calcext:value-type="string">
            <text:p>velocityMetersPerSec</text:p>
          </table:table-cell>
          <table:table-cell office:value-type="float" office:value="1.36387874603781" calcext:value-type="float">
            <text:p>1.36387874603781</text:p>
          </table:table-cell>
          <table:table-cell table:number-columns-repeated="16370"/>
        </table:table-row>
        <table:table-row table:style-name="ro1">
          <table:table-cell table:style-name="ce21" table:formula="of:=([.B357]-[.$B$1])*24*3600" office:value-type="float" office:value="2.946999832" calcext:value-type="float">
            <text:p>2.947</text:p>
          </table:table-cell>
          <table:table-cell office:value-type="date" office:date-value="2024-10-27T13:37:37.648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1.5036828942449" calcext:value-type="float">
            <text:p>11.5036828942449</text:p>
          </table:table-cell>
          <table:table-cell office:value-type="string" calcext:value-type="string">
            <text:p>x</text:p>
          </table:table-cell>
          <table:table-cell office:value-type="float" office:value="6.72627975599402" calcext:value-type="float">
            <text:p>6.72627975599402</text:p>
          </table:table-cell>
          <table:table-cell office:value-type="string" calcext:value-type="string">
            <text:p>y</text:p>
          </table:table-cell>
          <table:table-cell office:value-type="float" office:value="3.57281546576839" calcext:value-type="float">
            <text:p>3.57281546576839</text:p>
          </table:table-cell>
          <table:table-cell office:value-type="string" calcext:value-type="string">
            <text:p>degrees</text:p>
          </table:table-cell>
          <table:table-cell office:value-type="float" office:value="138.810400121068" calcext:value-type="float">
            <text:p>138.810400121068</text:p>
          </table:table-cell>
          <table:table-cell office:value-type="string" calcext:value-type="string">
            <text:p>velocityMetersPerSec</text:p>
          </table:table-cell>
          <table:table-cell office:value-type="float" office:value="1.35480720866498" calcext:value-type="float">
            <text:p>1.35480720866498</text:p>
          </table:table-cell>
          <table:table-cell table:number-columns-repeated="16370"/>
        </table:table-row>
        <table:table-row table:style-name="ro1">
          <table:table-cell table:style-name="ce21" table:formula="of:=([.B358]-[.$B$1])*24*3600" office:value-type="float" office:value="2.946999832" calcext:value-type="float">
            <text:p>2.947</text:p>
          </table:table-cell>
          <table:table-cell office:value-type="date" office:date-value="2024-10-27T13:37:37.648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1.5717449509823" calcext:value-type="float">
            <text:p>11.5717449509823</text:p>
          </table:table-cell>
          <table:table-cell office:value-type="string" calcext:value-type="string">
            <text:p>x</text:p>
          </table:table-cell>
          <table:table-cell office:value-type="float" office:value="6.65556260254203" calcext:value-type="float">
            <text:p>6.65556260254203</text:p>
          </table:table-cell>
          <table:table-cell office:value-type="string" calcext:value-type="string">
            <text:p>y</text:p>
          </table:table-cell>
          <table:table-cell office:value-type="float" office:value="3.63110449390507" calcext:value-type="float">
            <text:p>3.63110449390507</text:p>
          </table:table-cell>
          <table:table-cell office:value-type="string" calcext:value-type="string">
            <text:p>degrees</text:p>
          </table:table-cell>
          <table:table-cell office:value-type="float" office:value="142.230930938535" calcext:value-type="float">
            <text:p>142.230930938535</text:p>
          </table:table-cell>
          <table:table-cell office:value-type="string" calcext:value-type="string">
            <text:p>velocityMetersPerSec</text:p>
          </table:table-cell>
          <table:table-cell office:value-type="float" office:value="1.33813155481251" calcext:value-type="float">
            <text:p>1.33813155481251</text:p>
          </table:table-cell>
          <table:table-cell table:number-columns-repeated="16370"/>
        </table:table-row>
        <table:table-row table:style-name="ro1">
          <table:table-cell table:style-name="ce21" table:formula="of:=([.B359]-[.$B$1])*24*3600" office:value-type="float" office:value="2.946999832" calcext:value-type="float">
            <text:p>2.947</text:p>
          </table:table-cell>
          <table:table-cell office:value-type="date" office:date-value="2024-10-27T13:37:37.648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1.6407037871124" calcext:value-type="float">
            <text:p>11.6407037871124</text:p>
          </table:table-cell>
          <table:table-cell office:value-type="string" calcext:value-type="string">
            <text:p>x</text:p>
          </table:table-cell>
          <table:table-cell office:value-type="float" office:value="6.58153001105079" calcext:value-type="float">
            <text:p>6.58153001105079</text:p>
          </table:table-cell>
          <table:table-cell office:value-type="string" calcext:value-type="string">
            <text:p>y</text:p>
          </table:table-cell>
          <table:table-cell office:value-type="float" office:value="3.68480382032846" calcext:value-type="float">
            <text:p>3.68480382032846</text:p>
          </table:table-cell>
          <table:table-cell office:value-type="string" calcext:value-type="string">
            <text:p>degrees</text:p>
          </table:table-cell>
          <table:table-cell office:value-type="float" office:value="145.912557909532" calcext:value-type="float">
            <text:p>145.912557909532</text:p>
          </table:table-cell>
          <table:table-cell office:value-type="string" calcext:value-type="string">
            <text:p>velocityMetersPerSec</text:p>
          </table:table-cell>
          <table:table-cell office:value-type="float" office:value="1.31438783041991" calcext:value-type="float">
            <text:p>1.31438783041991</text:p>
          </table:table-cell>
          <table:table-cell table:number-columns-repeated="16370"/>
        </table:table-row>
        <table:table-row table:style-name="ro1">
          <table:table-cell table:style-name="ce21" table:formula="of:=([.B360]-[.$B$1])*24*3600" office:value-type="float" office:value="2.946999832" calcext:value-type="float">
            <text:p>2.947</text:p>
          </table:table-cell>
          <table:table-cell office:value-type="date" office:date-value="2024-10-27T13:37:37.648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1.7105247533231" calcext:value-type="float">
            <text:p>11.7105247533231</text:p>
          </table:table-cell>
          <table:table-cell office:value-type="string" calcext:value-type="string">
            <text:p>x</text:p>
          </table:table-cell>
          <table:table-cell office:value-type="float" office:value="6.50468737310504" calcext:value-type="float">
            <text:p>6.50468737310504</text:p>
          </table:table-cell>
          <table:table-cell office:value-type="string" calcext:value-type="string">
            <text:p>y</text:p>
          </table:table-cell>
          <table:table-cell office:value-type="float" office:value="3.73302401073008" calcext:value-type="float">
            <text:p>3.73302401073008</text:p>
          </table:table-cell>
          <table:table-cell office:value-type="string" calcext:value-type="string">
            <text:p>degrees</text:p>
          </table:table-cell>
          <table:table-cell office:value-type="float" office:value="149.942191366579" calcext:value-type="float">
            <text:p>149.942191366579</text:p>
          </table:table-cell>
          <table:table-cell office:value-type="string" calcext:value-type="string">
            <text:p>velocityMetersPerSec</text:p>
          </table:table-cell>
          <table:table-cell office:value-type="float" office:value="1.28423633181874" calcext:value-type="float">
            <text:p>1.28423633181874</text:p>
          </table:table-cell>
          <table:table-cell table:number-columns-repeated="16370"/>
        </table:table-row>
        <table:table-row table:style-name="ro1">
          <table:table-cell table:style-name="ce21" table:formula="of:=([.B361]-[.$B$1])*24*3600" office:value-type="float" office:value="2.946999832" calcext:value-type="float">
            <text:p>2.947</text:p>
          </table:table-cell>
          <table:table-cell office:value-type="date" office:date-value="2024-10-27T13:37:37.648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1.7812160798199" calcext:value-type="float">
            <text:p>11.7812160798199</text:p>
          </table:table-cell>
          <table:table-cell office:value-type="string" calcext:value-type="string">
            <text:p>x</text:p>
          </table:table-cell>
          <table:table-cell office:value-type="float" office:value="6.42554008028951" calcext:value-type="float">
            <text:p>6.42554008028951</text:p>
          </table:table-cell>
          <table:table-cell office:value-type="string" calcext:value-type="string">
            <text:p>y</text:p>
          </table:table-cell>
          <table:table-cell office:value-type="float" office:value="3.77487563080147" calcext:value-type="float">
            <text:p>3.77487563080147</text:p>
          </table:table-cell>
          <table:table-cell office:value-type="string" calcext:value-type="string">
            <text:p>degrees</text:p>
          </table:table-cell>
          <table:table-cell office:value-type="float" office:value="154.412539430012" calcext:value-type="float">
            <text:p>154.412539430012</text:p>
          </table:table-cell>
          <table:table-cell office:value-type="string" calcext:value-type="string">
            <text:p>velocityMetersPerSec</text:p>
          </table:table-cell>
          <table:table-cell office:value-type="float" office:value="1.24878420708397" calcext:value-type="float">
            <text:p>1.24878420708397</text:p>
          </table:table-cell>
          <table:table-cell table:number-columns-repeated="16370"/>
        </table:table-row>
        <table:table-row table:style-name="ro1">
          <table:table-cell table:style-name="ce21" table:formula="of:=([.B362]-[.$B$1])*24*3600" office:value-type="float" office:value="2.946999832" calcext:value-type="float">
            <text:p>2.947</text:p>
          </table:table-cell>
          <table:table-cell office:value-type="date" office:date-value="2024-10-27T13:37:37.648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1.8169045187715" calcext:value-type="float">
            <text:p>11.8169045187715</text:p>
          </table:table-cell>
          <table:table-cell office:value-type="string" calcext:value-type="string">
            <text:p>x</text:p>
          </table:table-cell>
          <table:table-cell office:value-type="float" office:value="6.38526012317582" calcext:value-type="float">
            <text:p>6.38526012317582</text:p>
          </table:table-cell>
          <table:table-cell office:value-type="string" calcext:value-type="string">
            <text:p>y</text:p>
          </table:table-cell>
          <table:table-cell office:value-type="float" office:value="3.79313527874193" calcext:value-type="float">
            <text:p>3.79313527874193</text:p>
          </table:table-cell>
          <table:table-cell office:value-type="string" calcext:value-type="string">
            <text:p>degrees</text:p>
          </table:table-cell>
          <table:table-cell office:value-type="float" office:value="156.843109830689" calcext:value-type="float">
            <text:p>156.843109830689</text:p>
          </table:table-cell>
          <table:table-cell office:value-type="string" calcext:value-type="string">
            <text:p>velocityMetersPerSec</text:p>
          </table:table-cell>
          <table:table-cell office:value-type="float" office:value="1.22963417916138" calcext:value-type="float">
            <text:p>1.22963417916138</text:p>
          </table:table-cell>
          <table:table-cell table:number-columns-repeated="16370"/>
        </table:table-row>
        <table:table-row table:style-name="ro1">
          <table:table-cell table:style-name="ce21" table:formula="of:=([.B363]-[.$B$1])*24*3600" office:value-type="float" office:value="2.946999832" calcext:value-type="float">
            <text:p>2.947</text:p>
          </table:table-cell>
          <table:table-cell office:value-type="date" office:date-value="2024-10-27T13:37:37.648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1.8528317937147" calcext:value-type="float">
            <text:p>11.8528317937147</text:p>
          </table:table-cell>
          <table:table-cell office:value-type="string" calcext:value-type="string">
            <text:p>x</text:p>
          </table:table-cell>
          <table:table-cell office:value-type="float" office:value="6.34459352418895" calcext:value-type="float">
            <text:p>6.34459352418895</text:p>
          </table:table-cell>
          <table:table-cell office:value-type="string" calcext:value-type="string">
            <text:p>y</text:p>
          </table:table-cell>
          <table:table-cell office:value-type="float" office:value="3.80946924623417" calcext:value-type="float">
            <text:p>3.80946924623417</text:p>
          </table:table-cell>
          <table:table-cell office:value-type="string" calcext:value-type="string">
            <text:p>degrees</text:p>
          </table:table-cell>
          <table:table-cell office:value-type="float" office:value="159.419980527511" calcext:value-type="float">
            <text:p>159.419980527511</text:p>
          </table:table-cell>
          <table:table-cell office:value-type="string" calcext:value-type="string">
            <text:p>velocityMetersPerSec</text:p>
          </table:table-cell>
          <table:table-cell office:value-type="float" office:value="1.20997846307271" calcext:value-type="float">
            <text:p>1.20997846307271</text:p>
          </table:table-cell>
          <table:table-cell table:number-columns-repeated="16370"/>
        </table:table-row>
        <table:table-row table:style-name="ro1">
          <table:table-cell table:style-name="ce21" table:formula="of:=([.B364]-[.$B$1])*24*3600" office:value-type="float" office:value="2.946999832" calcext:value-type="float">
            <text:p>2.947</text:p>
          </table:table-cell>
          <table:table-cell office:value-type="date" office:date-value="2024-10-27T13:37:37.648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1.8890047366258" calcext:value-type="float">
            <text:p>11.8890047366258</text:p>
          </table:table-cell>
          <table:table-cell office:value-type="string" calcext:value-type="string">
            <text:p>x</text:p>
          </table:table-cell>
          <table:table-cell office:value-type="float" office:value="6.303603457277" calcext:value-type="float">
            <text:p>6.303603457277</text:p>
          </table:table-cell>
          <table:table-cell office:value-type="string" calcext:value-type="string">
            <text:p>y</text:p>
          </table:table-cell>
          <table:table-cell office:value-type="float" office:value="3.82376635398961" calcext:value-type="float">
            <text:p>3.82376635398961</text:p>
          </table:table-cell>
          <table:table-cell office:value-type="string" calcext:value-type="string">
            <text:p>degrees</text:p>
          </table:table-cell>
          <table:table-cell office:value-type="float" office:value="162.154573011829" calcext:value-type="float">
            <text:p>162.154573011829</text:p>
          </table:table-cell>
          <table:table-cell office:value-type="string" calcext:value-type="string">
            <text:p>velocityMetersPerSec</text:p>
          </table:table-cell>
          <table:table-cell office:value-type="float" office:value="1.19026295297935" calcext:value-type="float">
            <text:p>1.19026295297935</text:p>
          </table:table-cell>
          <table:table-cell table:number-columns-repeated="16370"/>
        </table:table-row>
        <table:table-row table:style-name="ro1">
          <table:table-cell table:style-name="ce21" table:formula="of:=([.B365]-[.$B$1])*24*3600" office:value-type="float" office:value="2.946999832" calcext:value-type="float">
            <text:p>2.947</text:p>
          </table:table-cell>
          <table:table-cell office:value-type="date" office:date-value="2024-10-27T13:37:37.648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1.9254272244412" calcext:value-type="float">
            <text:p>11.9254272244412</text:p>
          </table:table-cell>
          <table:table-cell office:value-type="string" calcext:value-type="string">
            <text:p>x</text:p>
          </table:table-cell>
          <table:table-cell office:value-type="float" office:value="6.26235309638808" calcext:value-type="float">
            <text:p>6.26235309638808</text:p>
          </table:table-cell>
          <table:table-cell office:value-type="string" calcext:value-type="string">
            <text:p>y</text:p>
          </table:table-cell>
          <table:table-cell office:value-type="float" office:value="3.83591542271971" calcext:value-type="float">
            <text:p>3.83591542271971</text:p>
          </table:table-cell>
          <table:table-cell office:value-type="string" calcext:value-type="string">
            <text:p>degrees</text:p>
          </table:table-cell>
          <table:table-cell office:value-type="float" office:value="165.05719837434" calcext:value-type="float">
            <text:p>165.05719837434</text:p>
          </table:table-cell>
          <table:table-cell office:value-type="string" calcext:value-type="string">
            <text:p>velocityMetersPerSec</text:p>
          </table:table-cell>
          <table:table-cell office:value-type="float" office:value="1.17103836163226" calcext:value-type="float">
            <text:p>1.17103836163226</text:p>
          </table:table-cell>
          <table:table-cell table:number-columns-repeated="16370"/>
        </table:table-row>
        <table:table-row table:style-name="ro1">
          <table:table-cell table:style-name="ce21" table:formula="of:=([.B366]-[.$B$1])*24*3600" office:value-type="float" office:value="2.946999832" calcext:value-type="float">
            <text:p>2.947</text:p>
          </table:table-cell>
          <table:table-cell office:value-type="date" office:date-value="2024-10-27T13:37:37.648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1.962097565771" calcext:value-type="float">
            <text:p>11.962097565771</text:p>
          </table:table-cell>
          <table:table-cell office:value-type="string" calcext:value-type="string">
            <text:p>x</text:p>
          </table:table-cell>
          <table:table-cell office:value-type="float" office:value="6.22090561547026" calcext:value-type="float">
            <text:p>6.22090561547026</text:p>
          </table:table-cell>
          <table:table-cell office:value-type="string" calcext:value-type="string">
            <text:p>y</text:p>
          </table:table-cell>
          <table:table-cell office:value-type="float" office:value="3.8458052731359" calcext:value-type="float">
            <text:p>3.8458052731359</text:p>
          </table:table-cell>
          <table:table-cell office:value-type="string" calcext:value-type="string">
            <text:p>degrees</text:p>
          </table:table-cell>
          <table:table-cell office:value-type="float" office:value="168.136342195088" calcext:value-type="float">
            <text:p>168.136342195088</text:p>
          </table:table-cell>
          <table:table-cell office:value-type="string" calcext:value-type="string">
            <text:p>velocityMetersPerSec</text:p>
          </table:table-cell>
          <table:table-cell office:value-type="float" office:value="1.15296861128829" calcext:value-type="float">
            <text:p>1.15296861128829</text:p>
          </table:table-cell>
          <table:table-cell table:number-columns-repeated="16370"/>
        </table:table-row>
        <table:table-row table:style-name="ro1">
          <table:table-cell table:style-name="ce21" table:formula="of:=([.B367]-[.$B$1])*24*3600" office:value-type="float" office:value="2.946999832" calcext:value-type="float">
            <text:p>2.947</text:p>
          </table:table-cell>
          <table:table-cell office:value-type="date" office:date-value="2024-10-27T13:37:37.648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1.9990054177743" calcext:value-type="float">
            <text:p>11.9990054177743</text:p>
          </table:table-cell>
          <table:table-cell office:value-type="string" calcext:value-type="string">
            <text:p>x</text:p>
          </table:table-cell>
          <table:table-cell office:value-type="float" office:value="6.17932418847165" calcext:value-type="float">
            <text:p>6.17932418847165</text:p>
          </table:table-cell>
          <table:table-cell office:value-type="string" calcext:value-type="string">
            <text:p>y</text:p>
          </table:table-cell>
          <table:table-cell office:value-type="float" office:value="3.85332472594962" calcext:value-type="float">
            <text:p>3.85332472594962</text:p>
          </table:table-cell>
          <table:table-cell office:value-type="string" calcext:value-type="string">
            <text:p>degrees</text:p>
          </table:table-cell>
          <table:table-cell office:value-type="float" office:value="171.397778844006" calcext:value-type="float">
            <text:p>171.397778844006</text:p>
          </table:table-cell>
          <table:table-cell office:value-type="string" calcext:value-type="string">
            <text:p>velocityMetersPerSec</text:p>
          </table:table-cell>
          <table:table-cell office:value-type="float" office:value="1.13683435659532" calcext:value-type="float">
            <text:p>1.13683435659532</text:p>
          </table:table-cell>
          <table:table-cell table:number-columns-repeated="16370"/>
        </table:table-row>
        <table:table-row table:style-name="ro1">
          <table:table-cell table:style-name="ce21" table:formula="of:=([.B368]-[.$B$1])*24*3600" office:value-type="float" office:value="2.946999832" calcext:value-type="float">
            <text:p>2.947</text:p>
          </table:table-cell>
          <table:table-cell office:value-type="date" office:date-value="2024-10-27T13:37:37.648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2.0361284276187" calcext:value-type="float">
            <text:p>12.0361284276187</text:p>
          </table:table-cell>
          <table:table-cell office:value-type="string" calcext:value-type="string">
            <text:p>x</text:p>
          </table:table-cell>
          <table:table-cell office:value-type="float" office:value="6.13767198934032" calcext:value-type="float">
            <text:p>6.13767198934032</text:p>
          </table:table-cell>
          <table:table-cell office:value-type="string" calcext:value-type="string">
            <text:p>y</text:p>
          </table:table-cell>
          <table:table-cell office:value-type="float" office:value="3.85836260187232" calcext:value-type="float">
            <text:p>3.85836260187232</text:p>
          </table:table-cell>
          <table:table-cell office:value-type="string" calcext:value-type="string">
            <text:p>degrees</text:p>
          </table:table-cell>
          <table:table-cell office:value-type="float" office:value="174.843540268665" calcext:value-type="float">
            <text:p>174.843540268665</text:p>
          </table:table-cell>
          <table:table-cell office:value-type="string" calcext:value-type="string">
            <text:p>velocityMetersPerSec</text:p>
          </table:table-cell>
          <table:table-cell office:value-type="float" office:value="1.12352983465789" calcext:value-type="float">
            <text:p>1.12352983465789</text:p>
          </table:table-cell>
          <table:table-cell table:number-columns-repeated="16370"/>
        </table:table-row>
        <table:table-row table:style-name="ro1">
          <table:table-cell table:style-name="ce21" table:formula="of:=([.B369]-[.$B$1])*24*3600" office:value-type="float" office:value="2.946999832" calcext:value-type="float">
            <text:p>2.947</text:p>
          </table:table-cell>
          <table:table-cell office:value-type="date" office:date-value="2024-10-27T13:37:37.648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2.0734289690606" calcext:value-type="float">
            <text:p>12.0734289690606</text:p>
          </table:table-cell>
          <table:table-cell office:value-type="string" calcext:value-type="string">
            <text:p>x</text:p>
          </table:table-cell>
          <table:table-cell office:value-type="float" office:value="6.09601219202438" calcext:value-type="float">
            <text:p>6.09601219202438</text:p>
          </table:table-cell>
          <table:table-cell office:value-type="string" calcext:value-type="string">
            <text:p>y</text:p>
          </table:table-cell>
          <table:table-cell office:value-type="float" office:value="3.86080772161544" calcext:value-type="float">
            <text:p>3.86080772161544</text:p>
          </table:table-cell>
          <table:table-cell office:value-type="string" calcext:value-type="string">
            <text:p>degrees</text:p>
          </table:table-cell>
          <table:table-cell office:value-type="float" office:value="178.470805135162" calcext:value-type="float">
            <text:p>178.470805135162</text:p>
          </table:table-cell>
          <table:table-cell office:value-type="string" calcext:value-type="string">
            <text:p>velocityMetersPerSec</text:p>
          </table:table-cell>
          <table:table-cell office:value-type="float" office:value="1.11405113171744" calcext:value-type="float">
            <text:p>1.11405113171744</text:p>
          </table:table-cell>
          <table:table-cell table:number-columns-repeated="16370"/>
        </table:table-row>
        <table:table-row table:style-name="ro1">
          <table:table-cell table:style-name="ce21" table:formula="of:=([.B370]-[.$B$1])*24*3600" office:value-type="float" office:value="2.946999832" calcext:value-type="float">
            <text:p>2.947</text:p>
          </table:table-cell>
          <table:table-cell office:value-type="date" office:date-value="2024-10-27T13:37:37.648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2.1105929501335" calcext:value-type="float">
            <text:p>12.1105929501335</text:p>
          </table:table-cell>
          <table:table-cell office:value-type="string" calcext:value-type="string">
            <text:p>x</text:p>
          </table:table-cell>
          <table:table-cell office:value-type="float" office:value="6.05441010946949" calcext:value-type="float">
            <text:p>6.05441010946949</text:p>
          </table:table-cell>
          <table:table-cell office:value-type="string" calcext:value-type="string">
            <text:p>y</text:p>
          </table:table-cell>
          <table:table-cell office:value-type="float" office:value="3.86058379439959" calcext:value-type="float">
            <text:p>3.86058379439959</text:p>
          </table:table-cell>
          <table:table-cell office:value-type="string" calcext:value-type="string">
            <text:p>degrees</text:p>
          </table:table-cell>
          <table:table-cell office:value-type="float" office:value="-177.872944378739" calcext:value-type="float">
            <text:p>-177.872944378739</text:p>
          </table:table-cell>
          <table:table-cell office:value-type="string" calcext:value-type="string">
            <text:p>velocityMetersPerSec</text:p>
          </table:table-cell>
          <table:table-cell office:value-type="float" office:value="1.12482016271075" calcext:value-type="float">
            <text:p>1.12482016271075</text:p>
          </table:table-cell>
          <table:table-cell table:number-columns-repeated="16370"/>
        </table:table-row>
        <table:table-row table:style-name="ro1">
          <table:table-cell table:style-name="ce21" table:formula="of:=([.B371]-[.$B$1])*24*3600" office:value-type="float" office:value="2.946999832" calcext:value-type="float">
            <text:p>2.947</text:p>
          </table:table-cell>
          <table:table-cell office:value-type="date" office:date-value="2024-10-27T13:37:37.648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2.1475006921405" calcext:value-type="float">
            <text:p>12.1475006921405</text:p>
          </table:table-cell>
          <table:table-cell office:value-type="string" calcext:value-type="string">
            <text:p>x</text:p>
          </table:table-cell>
          <table:table-cell office:value-type="float" office:value="6.01293961061155" calcext:value-type="float">
            <text:p>6.01293961061155</text:p>
          </table:table-cell>
          <table:table-cell office:value-type="string" calcext:value-type="string">
            <text:p>y</text:p>
          </table:table-cell>
          <table:table-cell office:value-type="float" office:value="3.85775408348199" calcext:value-type="float">
            <text:p>3.85775408348199</text:p>
          </table:table-cell>
          <table:table-cell office:value-type="string" calcext:value-type="string">
            <text:p>degrees</text:p>
          </table:table-cell>
          <table:table-cell office:value-type="float" office:value="-174.341577916083" calcext:value-type="float">
            <text:p>-174.341577916083</text:p>
          </table:table-cell>
          <table:table-cell office:value-type="string" calcext:value-type="string">
            <text:p>velocityMetersPerSec</text:p>
          </table:table-cell>
          <table:table-cell office:value-type="float" office:value="1.1276572944956" calcext:value-type="float">
            <text:p>1.1276572944956</text:p>
          </table:table-cell>
          <table:table-cell table:number-columns-repeated="16370"/>
        </table:table-row>
        <table:table-row table:style-name="ro1">
          <table:table-cell table:style-name="ce21" table:formula="of:=([.B372]-[.$B$1])*24*3600" office:value-type="float" office:value="2.946999832" calcext:value-type="float">
            <text:p>2.947</text:p>
          </table:table-cell>
          <table:table-cell office:value-type="date" office:date-value="2024-10-27T13:37:37.648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2.1843020914478" calcext:value-type="float">
            <text:p>12.1843020914478</text:p>
          </table:table-cell>
          <table:table-cell office:value-type="string" calcext:value-type="string">
            <text:p>x</text:p>
          </table:table-cell>
          <table:table-cell office:value-type="float" office:value="5.97167670338405" calcext:value-type="float">
            <text:p>5.97167670338405</text:p>
          </table:table-cell>
          <table:table-cell office:value-type="string" calcext:value-type="string">
            <text:p>y</text:p>
          </table:table-cell>
          <table:table-cell office:value-type="float" office:value="3.85241674062907" calcext:value-type="float">
            <text:p>3.85241674062907</text:p>
          </table:table-cell>
          <table:table-cell office:value-type="string" calcext:value-type="string">
            <text:p>degrees</text:p>
          </table:table-cell>
          <table:table-cell office:value-type="float" office:value="-170.940912196269" calcext:value-type="float">
            <text:p>-170.940912196269</text:p>
          </table:table-cell>
          <table:table-cell office:value-type="string" calcext:value-type="string">
            <text:p>velocityMetersPerSec</text:p>
          </table:table-cell>
          <table:table-cell office:value-type="float" office:value="1.1334886301784" calcext:value-type="float">
            <text:p>1.1334886301784</text:p>
          </table:table-cell>
          <table:table-cell table:number-columns-repeated="16370"/>
        </table:table-row>
        <table:table-row table:style-name="ro1">
          <table:table-cell table:style-name="ce21" table:formula="of:=([.B373]-[.$B$1])*24*3600" office:value-type="float" office:value="2.946999832" calcext:value-type="float">
            <text:p>2.947</text:p>
          </table:table-cell>
          <table:table-cell office:value-type="date" office:date-value="2024-10-27T13:37:37.648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2.2209649547569" calcext:value-type="float">
            <text:p>12.2209649547569</text:p>
          </table:table-cell>
          <table:table-cell office:value-type="string" calcext:value-type="string">
            <text:p>x</text:p>
          </table:table-cell>
          <table:table-cell office:value-type="float" office:value="5.93069739572047" calcext:value-type="float">
            <text:p>5.93069739572047</text:p>
          </table:table-cell>
          <table:table-cell office:value-type="string" calcext:value-type="string">
            <text:p>y</text:p>
          </table:table-cell>
          <table:table-cell office:value-type="float" office:value="3.84466991760722" calcext:value-type="float">
            <text:p>3.84466991760722</text:p>
          </table:table-cell>
          <table:table-cell office:value-type="string" calcext:value-type="string">
            <text:p>degrees</text:p>
          </table:table-cell>
          <table:table-cell office:value-type="float" office:value="-167.672725754752" calcext:value-type="float">
            <text:p>-167.672725754752</text:p>
          </table:table-cell>
          <table:table-cell office:value-type="string" calcext:value-type="string">
            <text:p>velocityMetersPerSec</text:p>
          </table:table-cell>
          <table:table-cell office:value-type="float" office:value="1.14157201204665" calcext:value-type="float">
            <text:p>1.14157201204665</text:p>
          </table:table-cell>
          <table:table-cell table:number-columns-repeated="16370"/>
        </table:table-row>
        <table:table-row table:style-name="ro1">
          <table:table-cell table:style-name="ce21" table:formula="of:=([.B374]-[.$B$1])*24*3600" office:value-type="float" office:value="2.948000002" calcext:value-type="float">
            <text:p>2.948</text:p>
          </table:table-cell>
          <table:table-cell office:value-type="date" office:date-value="2024-10-27T13:37:37.649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2.257467431495" calcext:value-type="float">
            <text:p>12.257467431495</text:p>
          </table:table-cell>
          <table:table-cell office:value-type="string" calcext:value-type="string">
            <text:p>x</text:p>
          </table:table-cell>
          <table:table-cell office:value-type="float" office:value="5.89007769555428" calcext:value-type="float">
            <text:p>5.89007769555428</text:p>
          </table:table-cell>
          <table:table-cell office:value-type="string" calcext:value-type="string">
            <text:p>y</text:p>
          </table:table-cell>
          <table:table-cell office:value-type="float" office:value="3.83461176618284" calcext:value-type="float">
            <text:p>3.83461176618284</text:p>
          </table:table-cell>
          <table:table-cell office:value-type="string" calcext:value-type="string">
            <text:p>degrees</text:p>
          </table:table-cell>
          <table:table-cell office:value-type="float" office:value="-164.535354393518" calcext:value-type="float">
            <text:p>-164.535354393518</text:p>
          </table:table-cell>
          <table:table-cell office:value-type="string" calcext:value-type="string">
            <text:p>velocityMetersPerSec</text:p>
          </table:table-cell>
          <table:table-cell office:value-type="float" office:value="1.15122927558114" calcext:value-type="float">
            <text:p>1.15122927558114</text:p>
          </table:table-cell>
          <table:table-cell table:number-columns-repeated="16370"/>
        </table:table-row>
        <table:table-row table:style-name="ro1">
          <table:table-cell table:style-name="ce21" table:formula="of:=([.B375]-[.$B$1])*24*3600" office:value-type="float" office:value="2.948000002" calcext:value-type="float">
            <text:p>2.948</text:p>
          </table:table-cell>
          <table:table-cell office:value-type="date" office:date-value="2024-10-27T13:37:37.649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2.2937964459125" calcext:value-type="float">
            <text:p>12.2937964459125</text:p>
          </table:table-cell>
          <table:table-cell office:value-type="string" calcext:value-type="string">
            <text:p>x</text:p>
          </table:table-cell>
          <table:table-cell office:value-type="float" office:value="5.84989361081898" calcext:value-type="float">
            <text:p>5.84989361081898</text:p>
          </table:table-cell>
          <table:table-cell office:value-type="string" calcext:value-type="string">
            <text:p>y</text:p>
          </table:table-cell>
          <table:table-cell office:value-type="float" office:value="3.82234043812235" calcext:value-type="float">
            <text:p>3.82234043812235</text:p>
          </table:table-cell>
          <table:table-cell office:value-type="string" calcext:value-type="string">
            <text:p>degrees</text:p>
          </table:table-cell>
          <table:table-cell office:value-type="float" office:value="-161.524325130027" calcext:value-type="float">
            <text:p>-161.524325130027</text:p>
          </table:table-cell>
          <table:table-cell office:value-type="string" calcext:value-type="string">
            <text:p>velocityMetersPerSec</text:p>
          </table:table-cell>
          <table:table-cell office:value-type="float" office:value="1.16185426453283" calcext:value-type="float">
            <text:p>1.16185426453283</text:p>
          </table:table-cell>
          <table:table-cell table:number-columns-repeated="16370"/>
        </table:table-row>
        <table:table-row table:style-name="ro1">
          <table:table-cell table:style-name="ce21" table:formula="of:=([.B376]-[.$B$1])*24*3600" office:value-type="float" office:value="2.948000002" calcext:value-type="float">
            <text:p>2.948</text:p>
          </table:table-cell>
          <table:table-cell office:value-type="date" office:date-value="2024-10-27T13:37:37.649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2.3299459383177" calcext:value-type="float">
            <text:p>12.3299459383177</text:p>
          </table:table-cell>
          <table:table-cell office:value-type="string" calcext:value-type="string">
            <text:p>x</text:p>
          </table:table-cell>
          <table:table-cell office:value-type="float" office:value="5.81022114944803" calcext:value-type="float">
            <text:p>5.81022114944803</text:p>
          </table:table-cell>
          <table:table-cell office:value-type="string" calcext:value-type="string">
            <text:p>y</text:p>
          </table:table-cell>
          <table:table-cell office:value-type="float" office:value="3.80795408519215" calcext:value-type="float">
            <text:p>3.80795408519215</text:p>
          </table:table-cell>
          <table:table-cell office:value-type="string" calcext:value-type="string">
            <text:p>degrees</text:p>
          </table:table-cell>
          <table:table-cell office:value-type="float" office:value="-158.632965467839" calcext:value-type="float">
            <text:p>-158.632965467839</text:p>
          </table:table-cell>
          <table:table-cell office:value-type="string" calcext:value-type="string">
            <text:p>velocityMetersPerSec</text:p>
          </table:table-cell>
          <table:table-cell office:value-type="float" office:value="1.17291552279376" calcext:value-type="float">
            <text:p>1.17291552279376</text:p>
          </table:table-cell>
          <table:table-cell table:number-columns-repeated="16370"/>
        </table:table-row>
        <table:table-row table:style-name="ro1">
          <table:table-cell table:style-name="ce21" table:formula="of:=([.B377]-[.$B$1])*24*3600" office:value-type="float" office:value="2.948000002" calcext:value-type="float">
            <text:p>2.948</text:p>
          </table:table-cell>
          <table:table-cell office:value-type="date" office:date-value="2024-10-27T13:37:37.649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2.3659151430273" calcext:value-type="float">
            <text:p>12.3659151430273</text:p>
          </table:table-cell>
          <table:table-cell office:value-type="string" calcext:value-type="string">
            <text:p>x</text:p>
          </table:table-cell>
          <table:table-cell office:value-type="float" office:value="5.77113631937493" calcext:value-type="float">
            <text:p>5.77113631937493</text:p>
          </table:table-cell>
          <table:table-cell office:value-type="string" calcext:value-type="string">
            <text:p>y</text:p>
          </table:table-cell>
          <table:table-cell office:value-type="float" office:value="3.79155085915863" calcext:value-type="float">
            <text:p>3.79155085915863</text:p>
          </table:table-cell>
          <table:table-cell office:value-type="string" calcext:value-type="string">
            <text:p>degrees</text:p>
          </table:table-cell>
          <table:table-cell office:value-type="float" office:value="-155.852947497639" calcext:value-type="float">
            <text:p>-155.852947497639</text:p>
          </table:table-cell>
          <table:table-cell office:value-type="string" calcext:value-type="string">
            <text:p>velocityMetersPerSec</text:p>
          </table:table-cell>
          <table:table-cell office:value-type="float" office:value="1.18395490462326" calcext:value-type="float">
            <text:p>1.18395490462326</text:p>
          </table:table-cell>
          <table:table-cell table:number-columns-repeated="16370"/>
        </table:table-row>
        <table:table-row table:style-name="ro1">
          <table:table-cell table:style-name="ce21" table:formula="of:=([.B378]-[.$B$1])*24*3600" office:value-type="float" office:value="2.948000002" calcext:value-type="float">
            <text:p>2.948</text:p>
          </table:table-cell>
          <table:table-cell office:value-type="date" office:date-value="2024-10-27T13:37:37.649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2.4017070465296" calcext:value-type="float">
            <text:p>12.4017070465296</text:p>
          </table:table-cell>
          <table:table-cell office:value-type="string" calcext:value-type="string">
            <text:p>x</text:p>
          </table:table-cell>
          <table:table-cell office:value-type="float" office:value="5.73271512853314" calcext:value-type="float">
            <text:p>5.73271512853314</text:p>
          </table:table-cell>
          <table:table-cell office:value-type="string" calcext:value-type="string">
            <text:p>y</text:p>
          </table:table-cell>
          <table:table-cell office:value-type="float" office:value="3.77322891178821" calcext:value-type="float">
            <text:p>3.77322891178821</text:p>
          </table:table-cell>
          <table:table-cell office:value-type="string" calcext:value-type="string">
            <text:p>degrees</text:p>
          </table:table-cell>
          <table:table-cell office:value-type="float" office:value="-153.174745907294" calcext:value-type="float">
            <text:p>-153.174745907294</text:p>
          </table:table-cell>
          <table:table-cell office:value-type="string" calcext:value-type="string">
            <text:p>velocityMetersPerSec</text:p>
          </table:table-cell>
          <table:table-cell office:value-type="float" office:value="1.19458320643525" calcext:value-type="float">
            <text:p>1.19458320643525</text:p>
          </table:table-cell>
          <table:table-cell table:number-columns-repeated="16370"/>
        </table:table-row>
        <table:table-row table:style-name="ro1">
          <table:table-cell table:style-name="ce21" table:formula="of:=([.B379]-[.$B$1])*24*3600" office:value-type="float" office:value="2.948000002" calcext:value-type="float">
            <text:p>2.948</text:p>
          </table:table-cell>
          <table:table-cell office:value-type="date" office:date-value="2024-10-27T13:37:37.649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2.4373271017393" calcext:value-type="float">
            <text:p>12.4373271017393</text:p>
          </table:table-cell>
          <table:table-cell office:value-type="string" calcext:value-type="string">
            <text:p>x</text:p>
          </table:table-cell>
          <table:table-cell office:value-type="float" office:value="5.69503358485615" calcext:value-type="float">
            <text:p>5.69503358485615</text:p>
          </table:table-cell>
          <table:table-cell office:value-type="string" calcext:value-type="string">
            <text:p>y</text:p>
          </table:table-cell>
          <table:table-cell office:value-type="float" office:value="3.75308639484729" calcext:value-type="float">
            <text:p>3.75308639484729</text:p>
          </table:table-cell>
          <table:table-cell office:value-type="string" calcext:value-type="string">
            <text:p>degrees</text:p>
          </table:table-cell>
          <table:table-cell office:value-type="float" office:value="-150.588003630184" calcext:value-type="float">
            <text:p>-150.588003630184</text:p>
          </table:table-cell>
          <table:table-cell office:value-type="string" calcext:value-type="string">
            <text:p>velocityMetersPerSec</text:p>
          </table:table-cell>
          <table:table-cell office:value-type="float" office:value="1.20447379467346" calcext:value-type="float">
            <text:p>1.20447379467346</text:p>
          </table:table-cell>
          <table:table-cell table:number-columns-repeated="16370"/>
        </table:table-row>
        <table:table-row table:style-name="ro1">
          <table:table-cell table:style-name="ce21" table:formula="of:=([.B380]-[.$B$1])*24*3600" office:value-type="float" office:value="2.948000002" calcext:value-type="float">
            <text:p>2.948</text:p>
          </table:table-cell>
          <table:table-cell office:value-type="date" office:date-value="2024-10-27T13:37:37.649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2.5080810898712" calcext:value-type="float">
            <text:p>12.5080810898712</text:p>
          </table:table-cell>
          <table:table-cell office:value-type="string" calcext:value-type="string">
            <text:p>x</text:p>
          </table:table-cell>
          <table:table-cell office:value-type="float" office:value="5.6221934707305" calcext:value-type="float">
            <text:p>5.6221934707305</text:p>
          </table:table-cell>
          <table:table-cell office:value-type="string" calcext:value-type="string">
            <text:p>y</text:p>
          </table:table-cell>
          <table:table-cell office:value-type="float" office:value="3.70773225931956" calcext:value-type="float">
            <text:p>3.70773225931956</text:p>
          </table:table-cell>
          <table:table-cell office:value-type="string" calcext:value-type="string">
            <text:p>degrees</text:p>
          </table:table-cell>
          <table:table-cell office:value-type="float" office:value="-145.644889623138" calcext:value-type="float">
            <text:p>-145.644889623138</text:p>
          </table:table-cell>
          <table:table-cell office:value-type="string" calcext:value-type="string">
            <text:p>velocityMetersPerSec</text:p>
          </table:table-cell>
          <table:table-cell office:value-type="float" office:value="1.22100247027772" calcext:value-type="float">
            <text:p>1.22100247027772</text:p>
          </table:table-cell>
          <table:table-cell table:number-columns-repeated="16370"/>
        </table:table-row>
        <table:table-row table:style-name="ro1">
          <table:table-cell table:style-name="ce21" table:formula="of:=([.B381]-[.$B$1])*24*3600" office:value-type="float" office:value="2.948000002" calcext:value-type="float">
            <text:p>2.948</text:p>
          </table:table-cell>
          <table:table-cell office:value-type="date" office:date-value="2024-10-27T13:37:37.649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2.5782440667028" calcext:value-type="float">
            <text:p>12.5782440667028</text:p>
          </table:table-cell>
          <table:table-cell office:value-type="string" calcext:value-type="string">
            <text:p>x</text:p>
          </table:table-cell>
          <table:table-cell office:value-type="float" office:value="5.5532240404658" calcext:value-type="float">
            <text:p>5.5532240404658</text:p>
          </table:table-cell>
          <table:table-cell office:value-type="string" calcext:value-type="string">
            <text:p>y</text:p>
          </table:table-cell>
          <table:table-cell office:value-type="float" office:value="3.65627366670667" calcext:value-type="float">
            <text:p>3.65627366670667</text:p>
          </table:table-cell>
          <table:table-cell office:value-type="string" calcext:value-type="string">
            <text:p>degrees</text:p>
          </table:table-cell>
          <table:table-cell office:value-type="float" office:value="-140.932709889318" calcext:value-type="float">
            <text:p>-140.932709889318</text:p>
          </table:table-cell>
          <table:table-cell office:value-type="string" calcext:value-type="string">
            <text:p>velocityMetersPerSec</text:p>
          </table:table-cell>
          <table:table-cell office:value-type="float" office:value="1.23188569716949" calcext:value-type="float">
            <text:p>1.23188569716949</text:p>
          </table:table-cell>
          <table:table-cell table:number-columns-repeated="16370"/>
        </table:table-row>
        <table:table-row table:style-name="ro1">
          <table:table-cell table:style-name="ce21" table:formula="of:=([.B382]-[.$B$1])*24*3600" office:value-type="float" office:value="2.948000002" calcext:value-type="float">
            <text:p>2.948</text:p>
          </table:table-cell>
          <table:table-cell office:value-type="date" office:date-value="2024-10-27T13:37:37.649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2.647877465493" calcext:value-type="float">
            <text:p>12.647877465493</text:p>
          </table:table-cell>
          <table:table-cell office:value-type="string" calcext:value-type="string">
            <text:p>x</text:p>
          </table:table-cell>
          <table:table-cell office:value-type="float" office:value="5.48873335752992" calcext:value-type="float">
            <text:p>5.48873335752992</text:p>
          </table:table-cell>
          <table:table-cell office:value-type="string" calcext:value-type="string">
            <text:p>y</text:p>
          </table:table-cell>
          <table:table-cell office:value-type="float" office:value="3.59949583113986" calcext:value-type="float">
            <text:p>3.59949583113986</text:p>
          </table:table-cell>
          <table:table-cell office:value-type="string" calcext:value-type="string">
            <text:p>degrees</text:p>
          </table:table-cell>
          <table:table-cell office:value-type="float" office:value="-136.35760176932" calcext:value-type="float">
            <text:p>-136.35760176932</text:p>
          </table:table-cell>
          <table:table-cell office:value-type="string" calcext:value-type="string">
            <text:p>velocityMetersPerSec</text:p>
          </table:table-cell>
          <table:table-cell office:value-type="float" office:value="1.23598325934359" calcext:value-type="float">
            <text:p>1.23598325934359</text:p>
          </table:table-cell>
          <table:table-cell table:number-columns-repeated="16370"/>
        </table:table-row>
        <table:table-row table:style-name="ro1">
          <table:table-cell table:style-name="ce21" table:formula="of:=([.B383]-[.$B$1])*24*3600" office:value-type="float" office:value="2.948000002" calcext:value-type="float">
            <text:p>2.948</text:p>
          </table:table-cell>
          <table:table-cell office:value-type="date" office:date-value="2024-10-27T13:37:37.649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2.7170455874114" calcext:value-type="float">
            <text:p>12.7170455874114</text:p>
          </table:table-cell>
          <table:table-cell office:value-type="string" calcext:value-type="string">
            <text:p>x</text:p>
          </table:table-cell>
          <table:table-cell office:value-type="float" office:value="5.42932948539067" calcext:value-type="float">
            <text:p>5.42932948539067</text:p>
          </table:table-cell>
          <table:table-cell office:value-type="string" calcext:value-type="string">
            <text:p>y</text:p>
          </table:table-cell>
          <table:table-cell office:value-type="float" office:value="3.53818396675036" calcext:value-type="float">
            <text:p>3.53818396675036</text:p>
          </table:table-cell>
          <table:table-cell office:value-type="string" calcext:value-type="string">
            <text:p>degrees</text:p>
          </table:table-cell>
          <table:table-cell office:value-type="float" office:value="-131.822984313473" calcext:value-type="float">
            <text:p>-131.822984313473</text:p>
          </table:table-cell>
          <table:table-cell office:value-type="string" calcext:value-type="string">
            <text:p>velocityMetersPerSec</text:p>
          </table:table-cell>
          <table:table-cell office:value-type="float" office:value="1.23248270447393" calcext:value-type="float">
            <text:p>1.23248270447393</text:p>
          </table:table-cell>
          <table:table-cell table:number-columns-repeated="16370"/>
        </table:table-row>
        <table:table-row table:style-name="ro1">
          <table:table-cell table:style-name="ce21" table:formula="of:=([.B384]-[.$B$1])*24*3600" office:value-type="float" office:value="2.948000002" calcext:value-type="float">
            <text:p>2.948</text:p>
          </table:table-cell>
          <table:table-cell office:value-type="date" office:date-value="2024-10-27T13:37:37.649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2.7858234574859" calcext:value-type="float">
            <text:p>12.7858234574859</text:p>
          </table:table-cell>
          <table:table-cell office:value-type="string" calcext:value-type="string">
            <text:p>x</text:p>
          </table:table-cell>
          <table:table-cell office:value-type="float" office:value="5.37562048751592" calcext:value-type="float">
            <text:p>5.37562048751592</text:p>
          </table:table-cell>
          <table:table-cell office:value-type="string" calcext:value-type="string">
            <text:p>y</text:p>
          </table:table-cell>
          <table:table-cell office:value-type="float" office:value="3.4731232876694" calcext:value-type="float">
            <text:p>3.4731232876694</text:p>
          </table:table-cell>
          <table:table-cell office:value-type="string" calcext:value-type="string">
            <text:p>degrees</text:p>
          </table:table-cell>
          <table:table-cell office:value-type="float" office:value="-127.227821772309" calcext:value-type="float">
            <text:p>-127.227821772309</text:p>
          </table:table-cell>
          <table:table-cell office:value-type="string" calcext:value-type="string">
            <text:p>velocityMetersPerSec</text:p>
          </table:table-cell>
          <table:table-cell office:value-type="float" office:value="1.22079373643761" calcext:value-type="float">
            <text:p>1.22079373643761</text:p>
          </table:table-cell>
          <table:table-cell table:number-columns-repeated="16370"/>
        </table:table-row>
        <table:table-row table:style-name="ro1">
          <table:table-cell table:style-name="ce21" table:formula="of:=([.B385]-[.$B$1])*24*3600" office:value-type="float" office:value="2.948000002" calcext:value-type="float">
            <text:p>2.948</text:p>
          </table:table-cell>
          <table:table-cell office:value-type="date" office:date-value="2024-10-27T13:37:37.649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2.8543089778985" calcext:value-type="float">
            <text:p>12.8543089778985</text:p>
          </table:table-cell>
          <table:table-cell office:value-type="string" calcext:value-type="string">
            <text:p>x</text:p>
          </table:table-cell>
          <table:table-cell office:value-type="float" office:value="5.3282144273735" calcext:value-type="float">
            <text:p>5.3282144273735</text:p>
          </table:table-cell>
          <table:table-cell office:value-type="string" calcext:value-type="string">
            <text:p>y</text:p>
          </table:table-cell>
          <table:table-cell office:value-type="float" office:value="3.40509900802823" calcext:value-type="float">
            <text:p>3.40509900802823</text:p>
          </table:table-cell>
          <table:table-cell office:value-type="string" calcext:value-type="string">
            <text:p>degrees</text:p>
          </table:table-cell>
          <table:table-cell office:value-type="float" office:value="-122.463725178529" calcext:value-type="float">
            <text:p>-122.463725178529</text:p>
          </table:table-cell>
          <table:table-cell office:value-type="string" calcext:value-type="string">
            <text:p>velocityMetersPerSec</text:p>
          </table:table-cell>
          <table:table-cell office:value-type="float" office:value="1.20054821194968" calcext:value-type="float">
            <text:p>1.20054821194968</text:p>
          </table:table-cell>
          <table:table-cell table:number-columns-repeated="16370"/>
        </table:table-row>
        <table:table-row table:style-name="ro1">
          <table:table-cell table:style-name="ce21" table:formula="of:=([.B386]-[.$B$1])*24*3600" office:value-type="float" office:value="2.948000002" calcext:value-type="float">
            <text:p>2.948</text:p>
          </table:table-cell>
          <table:table-cell office:value-type="date" office:date-value="2024-10-27T13:37:37.649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2.8884747228546" calcext:value-type="float">
            <text:p>12.8884747228546</text:p>
          </table:table-cell>
          <table:table-cell office:value-type="string" calcext:value-type="string">
            <text:p>x</text:p>
          </table:table-cell>
          <table:table-cell office:value-type="float" office:value="5.30706501878561" calcext:value-type="float">
            <text:p>5.30706501878561</text:p>
          </table:table-cell>
          <table:table-cell office:value-type="string" calcext:value-type="string">
            <text:p>y</text:p>
          </table:table-cell>
          <table:table-cell office:value-type="float" office:value="3.37022089741356" calcext:value-type="float">
            <text:p>3.37022089741356</text:p>
          </table:table-cell>
          <table:table-cell office:value-type="string" calcext:value-type="string">
            <text:p>degrees</text:p>
          </table:table-cell>
          <table:table-cell office:value-type="float" office:value="-119.981628023221" calcext:value-type="float">
            <text:p>-119.981628023221</text:p>
          </table:table-cell>
          <table:table-cell office:value-type="string" calcext:value-type="string">
            <text:p>velocityMetersPerSec</text:p>
          </table:table-cell>
          <table:table-cell office:value-type="float" office:value="1.18719193542563" calcext:value-type="float">
            <text:p>1.18719193542563</text:p>
          </table:table-cell>
          <table:table-cell table:number-columns-repeated="16370"/>
        </table:table-row>
        <table:table-row table:style-name="ro1">
          <table:table-cell table:style-name="ce21" table:formula="of:=([.B387]-[.$B$1])*24*3600" office:value-type="float" office:value="2.948000002" calcext:value-type="float">
            <text:p>2.948</text:p>
          </table:table-cell>
          <table:table-cell office:value-type="date" office:date-value="2024-10-27T13:37:37.649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2.9226216598359" calcext:value-type="float">
            <text:p>12.9226216598359</text:p>
          </table:table-cell>
          <table:table-cell office:value-type="string" calcext:value-type="string">
            <text:p>x</text:p>
          </table:table-cell>
          <table:table-cell office:value-type="float" office:value="5.28771936843125" calcext:value-type="float">
            <text:p>5.28771936843125</text:p>
          </table:table-cell>
          <table:table-cell office:value-type="string" calcext:value-type="string">
            <text:p>y</text:p>
          </table:table-cell>
          <table:table-cell office:value-type="float" office:value="3.33489634195806" calcext:value-type="float">
            <text:p>3.33489634195806</text:p>
          </table:table-cell>
          <table:table-cell office:value-type="string" calcext:value-type="string">
            <text:p>degrees</text:p>
          </table:table-cell>
          <table:table-cell office:value-type="float" office:value="-117.411667596112" calcext:value-type="float">
            <text:p>-117.411667596112</text:p>
          </table:table-cell>
          <table:table-cell office:value-type="string" calcext:value-type="string">
            <text:p>velocityMetersPerSec</text:p>
          </table:table-cell>
          <table:table-cell office:value-type="float" office:value="1.17173323225293" calcext:value-type="float">
            <text:p>1.17173323225293</text:p>
          </table:table-cell>
          <table:table-cell table:number-columns-repeated="16370"/>
        </table:table-row>
        <table:table-row table:style-name="ro1">
          <table:table-cell table:style-name="ce21" table:formula="of:=([.B388]-[.$B$1])*24*3600" office:value-type="float" office:value="2.948000002" calcext:value-type="float">
            <text:p>2.948</text:p>
          </table:table-cell>
          <table:table-cell office:value-type="date" office:date-value="2024-10-27T13:37:37.649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2.9567738431453" calcext:value-type="float">
            <text:p>12.9567738431453</text:p>
          </table:table-cell>
          <table:table-cell office:value-type="string" calcext:value-type="string">
            <text:p>x</text:p>
          </table:table-cell>
          <table:table-cell office:value-type="float" office:value="5.27025348424389" calcext:value-type="float">
            <text:p>5.27025348424389</text:p>
          </table:table-cell>
          <table:table-cell office:value-type="string" calcext:value-type="string">
            <text:p>y</text:p>
          </table:table-cell>
          <table:table-cell office:value-type="float" office:value="3.29922349342812" calcext:value-type="float">
            <text:p>3.29922349342812</text:p>
          </table:table-cell>
          <table:table-cell office:value-type="string" calcext:value-type="string">
            <text:p>degrees</text:p>
          </table:table-cell>
          <table:table-cell office:value-type="float" office:value="-114.736879742256" calcext:value-type="float">
            <text:p>-114.736879742256</text:p>
          </table:table-cell>
          <table:table-cell office:value-type="string" calcext:value-type="string">
            <text:p>velocityMetersPerSec</text:p>
          </table:table-cell>
          <table:table-cell office:value-type="float" office:value="1.15427497310141" calcext:value-type="float">
            <text:p>1.15427497310141</text:p>
          </table:table-cell>
          <table:table-cell table:number-columns-repeated="16370"/>
        </table:table-row>
        <table:table-row table:style-name="ro1">
          <table:table-cell table:style-name="ce21" table:formula="of:=([.B389]-[.$B$1])*24*3600" office:value-type="float" office:value="2.948000002" calcext:value-type="float">
            <text:p>2.948</text:p>
          </table:table-cell>
          <table:table-cell office:value-type="date" office:date-value="2024-10-27T13:37:37.649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2.9909580121568" calcext:value-type="float">
            <text:p>12.9909580121568</text:p>
          </table:table-cell>
          <table:table-cell office:value-type="string" calcext:value-type="string">
            <text:p>x</text:p>
          </table:table-cell>
          <table:table-cell office:value-type="float" office:value="5.25474337415702" calcext:value-type="float">
            <text:p>5.25474337415702</text:p>
          </table:table-cell>
          <table:table-cell office:value-type="string" calcext:value-type="string">
            <text:p>y</text:p>
          </table:table-cell>
          <table:table-cell office:value-type="float" office:value="3.26330050359014" calcext:value-type="float">
            <text:p>3.26330050359014</text:p>
          </table:table-cell>
          <table:table-cell office:value-type="string" calcext:value-type="string">
            <text:p>degrees</text:p>
          </table:table-cell>
          <table:table-cell office:value-type="float" office:value="-111.939448406686" calcext:value-type="float">
            <text:p>-111.939448406686</text:p>
          </table:table-cell>
          <table:table-cell office:value-type="string" calcext:value-type="string">
            <text:p>velocityMetersPerSec</text:p>
          </table:table-cell>
          <table:table-cell office:value-type="float" office:value="1.13499003058017" calcext:value-type="float">
            <text:p>1.13499003058017</text:p>
          </table:table-cell>
          <table:table-cell table:number-columns-repeated="16370"/>
        </table:table-row>
        <table:table-row table:style-name="ro1">
          <table:table-cell table:style-name="ce21" table:formula="of:=([.B390]-[.$B$1])*24*3600" office:value-type="float" office:value="2.948000002" calcext:value-type="float">
            <text:p>2.948</text:p>
          </table:table-cell>
          <table:table-cell office:value-type="date" office:date-value="2024-10-27T13:37:37.649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3.0252029159901" calcext:value-type="float">
            <text:p>13.0252029159901</text:p>
          </table:table-cell>
          <table:table-cell office:value-type="string" calcext:value-type="string">
            <text:p>x</text:p>
          </table:table-cell>
          <table:table-cell office:value-type="float" office:value="5.24126504610411" calcext:value-type="float">
            <text:p>5.24126504610411</text:p>
          </table:table-cell>
          <table:table-cell office:value-type="string" calcext:value-type="string">
            <text:p>y</text:p>
          </table:table-cell>
          <table:table-cell office:value-type="float" office:value="3.22722552421053" calcext:value-type="float">
            <text:p>3.22722552421053</text:p>
          </table:table-cell>
          <table:table-cell office:value-type="string" calcext:value-type="string">
            <text:p>degrees</text:p>
          </table:table-cell>
          <table:table-cell office:value-type="float" office:value="-109.000833703481" calcext:value-type="float">
            <text:p>-109.000833703481</text:p>
          </table:table-cell>
          <table:table-cell office:value-type="string" calcext:value-type="string">
            <text:p>velocityMetersPerSec</text:p>
          </table:table-cell>
          <table:table-cell office:value-type="float" office:value="1.11414117509787" calcext:value-type="float">
            <text:p>1.11414117509787</text:p>
          </table:table-cell>
          <table:table-cell table:number-columns-repeated="16370"/>
        </table:table-row>
        <table:table-row table:style-name="ro1">
          <table:table-cell table:style-name="ce21" table:formula="of:=([.B391]-[.$B$1])*24*3600" office:value-type="float" office:value="2.948000002" calcext:value-type="float">
            <text:p>2.948</text:p>
          </table:table-cell>
          <table:table-cell office:value-type="date" office:date-value="2024-10-27T13:37:37.649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3.0595380544938" calcext:value-type="float">
            <text:p>13.0595380544938</text:p>
          </table:table-cell>
          <table:table-cell office:value-type="string" calcext:value-type="string">
            <text:p>x</text:p>
          </table:table-cell>
          <table:table-cell office:value-type="float" office:value="5.22989450801864" calcext:value-type="float">
            <text:p>5.22989450801864</text:p>
          </table:table-cell>
          <table:table-cell office:value-type="string" calcext:value-type="string">
            <text:p>y</text:p>
          </table:table-cell>
          <table:table-cell office:value-type="float" office:value="3.1910967070557" calcext:value-type="float">
            <text:p>3.1910967070557</text:p>
          </table:table-cell>
          <table:table-cell office:value-type="string" calcext:value-type="string">
            <text:p>degrees</text:p>
          </table:table-cell>
          <table:table-cell office:value-type="float" office:value="-105.902045887109" calcext:value-type="float">
            <text:p>-105.902045887109</text:p>
          </table:table-cell>
          <table:table-cell office:value-type="string" calcext:value-type="string">
            <text:p>velocityMetersPerSec</text:p>
          </table:table-cell>
          <table:table-cell office:value-type="float" office:value="1.09210344423193" calcext:value-type="float">
            <text:p>1.09210344423193</text:p>
          </table:table-cell>
          <table:table-cell table:number-columns-repeated="16370"/>
        </table:table-row>
        <table:table-row table:style-name="ro1">
          <table:table-cell table:style-name="ce21" table:formula="of:=([.B392]-[.$B$1])*24*3600" office:value-type="float" office:value="2.948000002" calcext:value-type="float">
            <text:p>2.948</text:p>
          </table:table-cell>
          <table:table-cell office:value-type="date" office:date-value="2024-10-27T13:37:37.649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3.0939916428458" calcext:value-type="float">
            <text:p>13.0939916428458</text:p>
          </table:table-cell>
          <table:table-cell office:value-type="string" calcext:value-type="string">
            <text:p>x</text:p>
          </table:table-cell>
          <table:table-cell office:value-type="float" office:value="5.2207077678341" calcext:value-type="float">
            <text:p>5.2207077678341</text:p>
          </table:table-cell>
          <table:table-cell office:value-type="string" calcext:value-type="string">
            <text:p>y</text:p>
          </table:table-cell>
          <table:table-cell office:value-type="float" office:value="3.15501220389205" calcext:value-type="float">
            <text:p>3.15501220389205</text:p>
          </table:table-cell>
          <table:table-cell office:value-type="string" calcext:value-type="string">
            <text:p>degrees</text:p>
          </table:table-cell>
          <table:table-cell office:value-type="float" office:value="-102.62412329907" calcext:value-type="float">
            <text:p>-102.62412329907</text:p>
          </table:table-cell>
          <table:table-cell office:value-type="string" calcext:value-type="string">
            <text:p>velocityMetersPerSec</text:p>
          </table:table-cell>
          <table:table-cell office:value-type="float" office:value="1.06938801784764" calcext:value-type="float">
            <text:p>1.06938801784764</text:p>
          </table:table-cell>
          <table:table-cell table:number-columns-repeated="16370"/>
        </table:table-row>
        <table:table-row table:style-name="ro1">
          <table:table-cell table:style-name="ce21" table:formula="of:=([.B393]-[.$B$1])*24*3600" office:value-type="float" office:value="2.948000002" calcext:value-type="float">
            <text:p>2.948</text:p>
          </table:table-cell>
          <table:table-cell office:value-type="date" office:date-value="2024-10-27T13:37:37.649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3.1285875903175" calcext:value-type="float">
            <text:p>13.1285875903175</text:p>
          </table:table-cell>
          <table:table-cell office:value-type="string" calcext:value-type="string">
            <text:p>x</text:p>
          </table:table-cell>
          <table:table-cell office:value-type="float" office:value="5.21378083348396" calcext:value-type="float">
            <text:p>5.21378083348396</text:p>
          </table:table-cell>
          <table:table-cell office:value-type="string" calcext:value-type="string">
            <text:p>y</text:p>
          </table:table-cell>
          <table:table-cell office:value-type="float" office:value="3.11907016648597" calcext:value-type="float">
            <text:p>3.11907016648597</text:p>
          </table:table-cell>
          <table:table-cell office:value-type="string" calcext:value-type="string">
            <text:p>degrees</text:p>
          </table:table-cell>
          <table:table-cell office:value-type="float" office:value="-99.1488817816325" calcext:value-type="float">
            <text:p>-99.1488817816325</text:p>
          </table:table-cell>
          <table:table-cell office:value-type="string" calcext:value-type="string">
            <text:p>velocityMetersPerSec</text:p>
          </table:table-cell>
          <table:table-cell office:value-type="float" office:value="1.04666612079116" calcext:value-type="float">
            <text:p>1.04666612079116</text:p>
          </table:table-cell>
          <table:table-cell table:number-columns-repeated="16370"/>
        </table:table-row>
        <table:table-row table:style-name="ro1">
          <table:table-cell table:style-name="ce21" table:formula="of:=([.B394]-[.$B$1])*24*3600" office:value-type="float" office:value="2.948000002" calcext:value-type="float">
            <text:p>2.948</text:p>
          </table:table-cell>
          <table:table-cell office:value-type="date" office:date-value="2024-10-27T13:37:37.649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3.1633413035211" calcext:value-type="float">
            <text:p>13.1633413035211</text:p>
          </table:table-cell>
          <table:table-cell office:value-type="string" calcext:value-type="string">
            <text:p>x</text:p>
          </table:table-cell>
          <table:table-cell office:value-type="float" office:value="5.20918971290171" calcext:value-type="float">
            <text:p>5.20918971290171</text:p>
          </table:table-cell>
          <table:table-cell office:value-type="string" calcext:value-type="string">
            <text:p>y</text:p>
          </table:table-cell>
          <table:table-cell office:value-type="float" office:value="3.08336874660389" calcext:value-type="float">
            <text:p>3.08336874660389</text:p>
          </table:table-cell>
          <table:table-cell office:value-type="string" calcext:value-type="string">
            <text:p>degrees</text:p>
          </table:table-cell>
          <table:table-cell office:value-type="float" office:value="-95.4600041342742" calcext:value-type="float">
            <text:p>-95.4600041342742</text:p>
          </table:table-cell>
          <table:table-cell office:value-type="string" calcext:value-type="string">
            <text:p>velocityMetersPerSec</text:p>
          </table:table-cell>
          <table:table-cell office:value-type="float" office:value="1.0247909903616" calcext:value-type="float">
            <text:p>1.0247909903616</text:p>
          </table:table-cell>
          <table:table-cell table:number-columns-repeated="16370"/>
        </table:table-row>
        <table:table-row table:style-name="ro1">
          <table:table-cell table:style-name="ce21" table:formula="of:=([.B395]-[.$B$1])*24*3600" office:value-type="float" office:value="2.948000002" calcext:value-type="float">
            <text:p>2.948</text:p>
          </table:table-cell>
          <table:table-cell office:value-type="date" office:date-value="2024-10-27T13:37:37.649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3.1982542161032" calcext:value-type="float">
            <text:p>13.1982542161032</text:p>
          </table:table-cell>
          <table:table-cell office:value-type="string" calcext:value-type="string">
            <text:p>x</text:p>
          </table:table-cell>
          <table:table-cell office:value-type="float" office:value="5.20701041402083" calcext:value-type="float">
            <text:p>5.20701041402083</text:p>
          </table:table-cell>
          <table:table-cell office:value-type="string" calcext:value-type="string">
            <text:p>y</text:p>
          </table:table-cell>
          <table:table-cell office:value-type="float" office:value="3.04800609601219" calcext:value-type="float">
            <text:p>3.04800609601219</text:p>
          </table:table-cell>
          <table:table-cell office:value-type="string" calcext:value-type="string">
            <text:p>degrees</text:p>
          </table:table-cell>
          <table:table-cell office:value-type="float" office:value="-91.5445214923643" calcext:value-type="float">
            <text:p>-91.5445214923643</text:p>
          </table:table-cell>
          <table:table-cell office:value-type="string" calcext:value-type="string">
            <text:p>velocityMetersPerSec</text:p>
          </table:table-cell>
          <table:table-cell office:value-type="float" office:value="1.0048156111687" calcext:value-type="float">
            <text:p>1.0048156111687</text:p>
          </table:table-cell>
          <table:table-cell table:number-columns-repeated="16370"/>
        </table:table-row>
        <table:table-row table:style-name="ro1">
          <table:table-cell table:style-name="ce21" table:formula="of:=([.B396]-[.$B$1])*24*3600" office:value-type="float" office:value="2.948000002" calcext:value-type="float">
            <text:p>2.948</text:p>
          </table:table-cell>
          <table:table-cell office:value-type="date" office:date-value="2024-10-27T13:37:37.649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3.2331499910557" calcext:value-type="float">
            <text:p>13.2331499910557</text:p>
          </table:table-cell>
          <table:table-cell office:value-type="string" calcext:value-type="string">
            <text:p>x</text:p>
          </table:table-cell>
          <table:table-cell office:value-type="float" office:value="5.20729546046113" calcext:value-type="float">
            <text:p>5.20729546046113</text:p>
          </table:table-cell>
          <table:table-cell office:value-type="string" calcext:value-type="string">
            <text:p>y</text:p>
          </table:table-cell>
          <table:table-cell office:value-type="float" office:value="3.01305663576982" calcext:value-type="float">
            <text:p>3.01305663576982</text:p>
          </table:table-cell>
          <table:table-cell office:value-type="string" calcext:value-type="string">
            <text:p>degrees</text:p>
          </table:table-cell>
          <table:table-cell office:value-type="float" office:value="-87.515970556755" calcext:value-type="float">
            <text:p>-87.515970556755</text:p>
          </table:table-cell>
          <table:table-cell office:value-type="string" calcext:value-type="string">
            <text:p>velocityMetersPerSec</text:p>
          </table:table-cell>
          <table:table-cell office:value-type="float" office:value="0.998327903167176" calcext:value-type="float">
            <text:p>0.998327903167176</text:p>
          </table:table-cell>
          <table:table-cell table:number-columns-repeated="16370"/>
        </table:table-row>
        <table:table-row table:style-name="ro1">
          <table:table-cell table:style-name="ce21" table:formula="of:=([.B397]-[.$B$1])*24*3600" office:value-type="float" office:value="2.948000002" calcext:value-type="float">
            <text:p>2.948</text:p>
          </table:table-cell>
          <table:table-cell office:value-type="date" office:date-value="2024-10-27T13:37:37.649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3.2679948274367" calcext:value-type="float">
            <text:p>13.2679948274367</text:p>
          </table:table-cell>
          <table:table-cell office:value-type="string" calcext:value-type="string">
            <text:p>x</text:p>
          </table:table-cell>
          <table:table-cell office:value-type="float" office:value="5.21000343858778" calcext:value-type="float">
            <text:p>5.21000343858778</text:p>
          </table:table-cell>
          <table:table-cell office:value-type="string" calcext:value-type="string">
            <text:p>y</text:p>
          </table:table-cell>
          <table:table-cell office:value-type="float" office:value="2.97849986410579" calcext:value-type="float">
            <text:p>2.97849986410579</text:p>
          </table:table-cell>
          <table:table-cell office:value-type="string" calcext:value-type="string">
            <text:p>degrees</text:p>
          </table:table-cell>
          <table:table-cell office:value-type="float" office:value="-83.5308448579605" calcext:value-type="float">
            <text:p>-83.5308448579605</text:p>
          </table:table-cell>
          <table:table-cell office:value-type="string" calcext:value-type="string">
            <text:p>velocityMetersPerSec</text:p>
          </table:table-cell>
          <table:table-cell office:value-type="float" office:value="0.991218655057565" calcext:value-type="float">
            <text:p>0.991218655057565</text:p>
          </table:table-cell>
          <table:table-cell table:number-columns-repeated="16370"/>
        </table:table-row>
        <table:table-row table:style-name="ro1">
          <table:table-cell table:style-name="ce21" table:formula="of:=([.B398]-[.$B$1])*24*3600" office:value-type="float" office:value="2.948000002" calcext:value-type="float">
            <text:p>2.948</text:p>
          </table:table-cell>
          <table:table-cell office:value-type="date" office:date-value="2024-10-27T13:37:37.649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3.3028316711652" calcext:value-type="float">
            <text:p>13.3028316711652</text:p>
          </table:table-cell>
          <table:table-cell office:value-type="string" calcext:value-type="string">
            <text:p>x</text:p>
          </table:table-cell>
          <table:table-cell office:value-type="float" office:value="5.2150694504523" calcext:value-type="float">
            <text:p>5.2150694504523</text:p>
          </table:table-cell>
          <table:table-cell office:value-type="string" calcext:value-type="string">
            <text:p>y</text:p>
          </table:table-cell>
          <table:table-cell office:value-type="float" office:value="2.94429154854165" calcext:value-type="float">
            <text:p>2.94429154854165</text:p>
          </table:table-cell>
          <table:table-cell office:value-type="string" calcext:value-type="string">
            <text:p>degrees</text:p>
          </table:table-cell>
          <table:table-cell office:value-type="float" office:value="-79.6418983034734" calcext:value-type="float">
            <text:p>-79.6418983034734</text:p>
          </table:table-cell>
          <table:table-cell office:value-type="string" calcext:value-type="string">
            <text:p>velocityMetersPerSec</text:p>
          </table:table-cell>
          <table:table-cell office:value-type="float" office:value="0.994116283606517" calcext:value-type="float">
            <text:p>0.994116283606517</text:p>
          </table:table-cell>
          <table:table-cell table:number-columns-repeated="16370"/>
        </table:table-row>
        <table:table-row table:style-name="ro1">
          <table:table-cell table:style-name="ce21" table:formula="of:=([.B399]-[.$B$1])*24*3600" office:value-type="float" office:value="2.948000002" calcext:value-type="float">
            <text:p>2.948</text:p>
          </table:table-cell>
          <table:table-cell office:value-type="date" office:date-value="2024-10-27T13:37:37.649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3.3375200127219" calcext:value-type="float">
            <text:p>13.3375200127219</text:p>
          </table:table-cell>
          <table:table-cell office:value-type="string" calcext:value-type="string">
            <text:p>x</text:p>
          </table:table-cell>
          <table:table-cell office:value-type="float" office:value="5.22242859810619" calcext:value-type="float">
            <text:p>5.22242859810619</text:p>
          </table:table-cell>
          <table:table-cell office:value-type="string" calcext:value-type="string">
            <text:p>y</text:p>
          </table:table-cell>
          <table:table-cell office:value-type="float" office:value="2.91038745659897" calcext:value-type="float">
            <text:p>2.91038745659897</text:p>
          </table:table-cell>
          <table:table-cell office:value-type="string" calcext:value-type="string">
            <text:p>degrees</text:p>
          </table:table-cell>
          <table:table-cell office:value-type="float" office:value="-75.8960608728945" calcext:value-type="float">
            <text:p>-75.8960608728945</text:p>
          </table:table-cell>
          <table:table-cell office:value-type="string" calcext:value-type="string">
            <text:p>velocityMetersPerSec</text:p>
          </table:table-cell>
          <table:table-cell office:value-type="float" office:value="1.00618575493777" calcext:value-type="float">
            <text:p>1.00618575493777</text:p>
          </table:table-cell>
          <table:table-cell table:number-columns-repeated="16370"/>
        </table:table-row>
        <table:table-row table:style-name="ro1">
          <table:table-cell table:style-name="ce21" table:formula="of:=([.B400]-[.$B$1])*24*3600" office:value-type="float" office:value="2.948000002" calcext:value-type="float">
            <text:p>2.948</text:p>
          </table:table-cell>
          <table:table-cell office:value-type="date" office:date-value="2024-10-27T13:37:37.649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3.3719430008318" calcext:value-type="float">
            <text:p>13.3719430008318</text:p>
          </table:table-cell>
          <table:table-cell office:value-type="string" calcext:value-type="string">
            <text:p>x</text:p>
          </table:table-cell>
          <table:table-cell office:value-type="float" office:value="5.23201598360096" calcext:value-type="float">
            <text:p>5.23201598360096</text:p>
          </table:table-cell>
          <table:table-cell office:value-type="string" calcext:value-type="string">
            <text:p>y</text:p>
          </table:table-cell>
          <table:table-cell office:value-type="float" office:value="2.87674335579928" calcext:value-type="float">
            <text:p>2.87674335579928</text:p>
          </table:table-cell>
          <table:table-cell office:value-type="string" calcext:value-type="string">
            <text:p>degrees</text:p>
          </table:table-cell>
          <table:table-cell office:value-type="float" office:value="-72.3318749275633" calcext:value-type="float">
            <text:p>-72.3318749275633</text:p>
          </table:table-cell>
          <table:table-cell office:value-type="string" calcext:value-type="string">
            <text:p>velocityMetersPerSec</text:p>
          </table:table-cell>
          <table:table-cell office:value-type="float" office:value="1.02637889411653" calcext:value-type="float">
            <text:p>1.02637889411653</text:p>
          </table:table-cell>
          <table:table-cell table:number-columns-repeated="16370"/>
        </table:table-row>
        <table:table-row table:style-name="ro1">
          <table:table-cell table:style-name="ce21" table:formula="of:=([.B401]-[.$B$1])*24*3600" office:value-type="float" office:value="2.948000002" calcext:value-type="float">
            <text:p>2.948</text:p>
          </table:table-cell>
          <table:table-cell office:value-type="date" office:date-value="2024-10-27T13:37:37.649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3.4060156067648" calcext:value-type="float">
            <text:p>13.4060156067648</text:p>
          </table:table-cell>
          <table:table-cell office:value-type="string" calcext:value-type="string">
            <text:p>x</text:p>
          </table:table-cell>
          <table:table-cell office:value-type="float" office:value="5.24376670898811" calcext:value-type="float">
            <text:p>5.24376670898811</text:p>
          </table:table-cell>
          <table:table-cell office:value-type="string" calcext:value-type="string">
            <text:p>y</text:p>
          </table:table-cell>
          <table:table-cell office:value-type="float" office:value="2.84331501366414" calcext:value-type="float">
            <text:p>2.84331501366414</text:p>
          </table:table-cell>
          <table:table-cell office:value-type="string" calcext:value-type="string">
            <text:p>degrees</text:p>
          </table:table-cell>
          <table:table-cell office:value-type="float" office:value="-68.9781683401763" calcext:value-type="float">
            <text:p>-68.9781683401763</text:p>
          </table:table-cell>
          <table:table-cell office:value-type="string" calcext:value-type="string">
            <text:p>velocityMetersPerSec</text:p>
          </table:table-cell>
          <table:table-cell office:value-type="float" office:value="1.05350367807925" calcext:value-type="float">
            <text:p>1.05350367807925</text:p>
          </table:table-cell>
          <table:table-cell table:number-columns-repeated="16370"/>
        </table:table-row>
        <table:table-row table:style-name="ro1">
          <table:table-cell table:style-name="ce21" table:formula="of:=([.B402]-[.$B$1])*24*3600" office:value-type="float" office:value="2.948000002" calcext:value-type="float">
            <text:p>2.948</text:p>
          </table:table-cell>
          <table:table-cell office:value-type="date" office:date-value="2024-10-27T13:37:37.649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3.439687313045" calcext:value-type="float">
            <text:p>13.439687313045</text:p>
          </table:table-cell>
          <table:table-cell office:value-type="string" calcext:value-type="string">
            <text:p>x</text:p>
          </table:table-cell>
          <table:table-cell office:value-type="float" office:value="5.25761587631917" calcext:value-type="float">
            <text:p>5.25761587631917</text:p>
          </table:table-cell>
          <table:table-cell office:value-type="string" calcext:value-type="string">
            <text:p>y</text:p>
          </table:table-cell>
          <table:table-cell office:value-type="float" office:value="2.8100581977151" calcext:value-type="float">
            <text:p>2.8100581977151</text:p>
          </table:table-cell>
          <table:table-cell office:value-type="string" calcext:value-type="string">
            <text:p>degrees</text:p>
          </table:table-cell>
          <table:table-cell office:value-type="float" office:value="-65.8539349080479" calcext:value-type="float">
            <text:p>-65.8539349080479</text:p>
          </table:table-cell>
          <table:table-cell office:value-type="string" calcext:value-type="string">
            <text:p>velocityMetersPerSec</text:p>
          </table:table-cell>
          <table:table-cell office:value-type="float" office:value="1.0862870758694" calcext:value-type="float">
            <text:p>1.0862870758694</text:p>
          </table:table-cell>
          <table:table-cell table:number-columns-repeated="16370"/>
        </table:table-row>
        <table:table-row table:style-name="ro1">
          <table:table-cell table:style-name="ce21" table:formula="of:=([.B403]-[.$B$1])*24*3600" office:value-type="float" office:value="2.948000002" calcext:value-type="float">
            <text:p>2.948</text:p>
          </table:table-cell>
          <table:table-cell office:value-type="date" office:date-value="2024-10-27T13:37:37.649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3.4729403538794" calcext:value-type="float">
            <text:p>13.4729403538794</text:p>
          </table:table-cell>
          <table:table-cell office:value-type="string" calcext:value-type="string">
            <text:p>x</text:p>
          </table:table-cell>
          <table:table-cell office:value-type="float" office:value="5.27349858764563" calcext:value-type="float">
            <text:p>5.27349858764563</text:p>
          </table:table-cell>
          <table:table-cell office:value-type="string" calcext:value-type="string">
            <text:p>y</text:p>
          </table:table-cell>
          <table:table-cell office:value-type="float" office:value="2.77692867547371" calcext:value-type="float">
            <text:p>2.77692867547371</text:p>
          </table:table-cell>
          <table:table-cell office:value-type="string" calcext:value-type="string">
            <text:p>degrees</text:p>
          </table:table-cell>
          <table:table-cell office:value-type="float" office:value="-62.9691623347843" calcext:value-type="float">
            <text:p>-62.9691623347843</text:p>
          </table:table-cell>
          <table:table-cell office:value-type="string" calcext:value-type="string">
            <text:p>velocityMetersPerSec</text:p>
          </table:table-cell>
          <table:table-cell office:value-type="float" office:value="1.12343414530835" calcext:value-type="float">
            <text:p>1.12343414530835</text:p>
          </table:table-cell>
          <table:table-cell table:number-columns-repeated="16370"/>
        </table:table-row>
        <table:table-row table:style-name="ro1">
          <table:table-cell table:style-name="ce21" table:formula="of:=([.B404]-[.$B$1])*24*3600" office:value-type="float" office:value="2.949000173" calcext:value-type="float">
            <text:p>2.949</text:p>
          </table:table-cell>
          <table:table-cell office:value-type="date" office:date-value="2024-10-27T13:37:37.65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3.5057850281798" calcext:value-type="float">
            <text:p>13.5057850281798</text:p>
          </table:table-cell>
          <table:table-cell office:value-type="string" calcext:value-type="string">
            <text:p>x</text:p>
          </table:table-cell>
          <table:table-cell office:value-type="float" office:value="5.291349945019" calcext:value-type="float">
            <text:p>5.291349945019</text:p>
          </table:table-cell>
          <table:table-cell office:value-type="string" calcext:value-type="string">
            <text:p>y</text:p>
          </table:table-cell>
          <table:table-cell office:value-type="float" office:value="2.74388221446152" calcext:value-type="float">
            <text:p>2.74388221446152</text:p>
          </table:table-cell>
          <table:table-cell office:value-type="string" calcext:value-type="string">
            <text:p>degrees</text:p>
          </table:table-cell>
          <table:table-cell office:value-type="float" office:value="-60.326246880191" calcext:value-type="float">
            <text:p>-60.326246880191</text:p>
          </table:table-cell>
          <table:table-cell office:value-type="string" calcext:value-type="string">
            <text:p>velocityMetersPerSec</text:p>
          </table:table-cell>
          <table:table-cell office:value-type="float" office:value="1.16368324620993" calcext:value-type="float">
            <text:p>1.16368324620993</text:p>
          </table:table-cell>
          <table:table-cell table:number-columns-repeated="16370"/>
        </table:table-row>
        <table:table-row table:style-name="ro1">
          <table:table-cell table:style-name="ce21" table:formula="of:=([.B405]-[.$B$1])*24*3600" office:value-type="float" office:value="2.949000173" calcext:value-type="float">
            <text:p>2.949</text:p>
          </table:table-cell>
          <table:table-cell office:value-type="date" office:date-value="2024-10-27T13:37:37.65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3.5382535919751" calcext:value-type="float">
            <text:p>13.5382535919751</text:p>
          </table:table-cell>
          <table:table-cell office:value-type="string" calcext:value-type="string">
            <text:p>x</text:p>
          </table:table-cell>
          <table:table-cell office:value-type="float" office:value="5.3111050504908" calcext:value-type="float">
            <text:p>5.3111050504908</text:p>
          </table:table-cell>
          <table:table-cell office:value-type="string" calcext:value-type="string">
            <text:p>y</text:p>
          </table:table-cell>
          <table:table-cell office:value-type="float" office:value="2.71087458220009" calcext:value-type="float">
            <text:p>2.71087458220009</text:p>
          </table:table-cell>
          <table:table-cell office:value-type="string" calcext:value-type="string">
            <text:p>degrees</text:p>
          </table:table-cell>
          <table:table-cell office:value-type="float" office:value="-57.9216480645032" calcext:value-type="float">
            <text:p>-57.9216480645032</text:p>
          </table:table-cell>
          <table:table-cell office:value-type="string" calcext:value-type="string">
            <text:p>velocityMetersPerSec</text:p>
          </table:table-cell>
          <table:table-cell office:value-type="float" office:value="1.20585503749759" calcext:value-type="float">
            <text:p>1.20585503749759</text:p>
          </table:table-cell>
          <table:table-cell table:number-columns-repeated="16370"/>
        </table:table-row>
        <table:table-row table:style-name="ro1">
          <table:table-cell table:style-name="ce21" table:formula="of:=([.B406]-[.$B$1])*24*3600" office:value-type="float" office:value="2.949000173" calcext:value-type="float">
            <text:p>2.949</text:p>
          </table:table-cell>
          <table:table-cell office:value-type="date" office:date-value="2024-10-27T13:37:37.65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3.6022492144017" calcext:value-type="float">
            <text:p>13.6022492144017</text:p>
          </table:table-cell>
          <table:table-cell office:value-type="string" calcext:value-type="string">
            <text:p>x</text:p>
          </table:table-cell>
          <table:table-cell office:value-type="float" office:value="5.35606691393569" calcext:value-type="float">
            <text:p>5.35606691393569</text:p>
          </table:table-cell>
          <table:table-cell office:value-type="string" calcext:value-type="string">
            <text:p>y</text:p>
          </table:table-cell>
          <table:table-cell office:value-type="float" office:value="2.64479887401568" calcext:value-type="float">
            <text:p>2.64479887401568</text:p>
          </table:table-cell>
          <table:table-cell office:value-type="string" calcext:value-type="string">
            <text:p>degrees</text:p>
          </table:table-cell>
          <table:table-cell office:value-type="float" office:value="-53.7931499351603" calcext:value-type="float">
            <text:p>-53.7931499351603</text:p>
          </table:table-cell>
          <table:table-cell office:value-type="string" calcext:value-type="string">
            <text:p>velocityMetersPerSec</text:p>
          </table:table-cell>
          <table:table-cell office:value-type="float" office:value="1.29188657529431" calcext:value-type="float">
            <text:p>1.29188657529431</text:p>
          </table:table-cell>
          <table:table-cell table:number-columns-repeated="16370"/>
        </table:table-row>
        <table:table-row table:style-name="ro1">
          <table:table-cell table:style-name="ce21" table:formula="of:=([.B407]-[.$B$1])*24*3600" office:value-type="float" office:value="2.949000173" calcext:value-type="float">
            <text:p>2.949</text:p>
          </table:table-cell>
          <table:table-cell office:value-type="date" office:date-value="2024-10-27T13:37:37.65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3.6654362487262" calcext:value-type="float">
            <text:p>13.6654362487262</text:p>
          </table:table-cell>
          <table:table-cell office:value-type="string" calcext:value-type="string">
            <text:p>x</text:p>
          </table:table-cell>
          <table:table-cell office:value-type="float" office:value="5.40786499439237" calcext:value-type="float">
            <text:p>5.40786499439237</text:p>
          </table:table-cell>
          <table:table-cell office:value-type="string" calcext:value-type="string">
            <text:p>y</text:p>
          </table:table-cell>
          <table:table-cell office:value-type="float" office:value="2.57834769109288" calcext:value-type="float">
            <text:p>2.57834769109288</text:p>
          </table:table-cell>
          <table:table-cell office:value-type="string" calcext:value-type="string">
            <text:p>degrees</text:p>
          </table:table-cell>
          <table:table-cell office:value-type="float" office:value="-50.4933533351324" calcext:value-type="float">
            <text:p>-50.4933533351324</text:p>
          </table:table-cell>
          <table:table-cell office:value-type="string" calcext:value-type="string">
            <text:p>velocityMetersPerSec</text:p>
          </table:table-cell>
          <table:table-cell office:value-type="float" office:value="1.3749384368575" calcext:value-type="float">
            <text:p>1.3749384368575</text:p>
          </table:table-cell>
          <table:table-cell table:number-columns-repeated="16370"/>
        </table:table-row>
        <table:table-row table:style-name="ro1">
          <table:table-cell table:style-name="ce21" table:formula="of:=([.B408]-[.$B$1])*24*3600" office:value-type="float" office:value="2.949000173" calcext:value-type="float">
            <text:p>2.949</text:p>
          </table:table-cell>
          <table:table-cell office:value-type="date" office:date-value="2024-10-27T13:37:37.65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3.728303323028" calcext:value-type="float">
            <text:p>13.728303323028</text:p>
          </table:table-cell>
          <table:table-cell office:value-type="string" calcext:value-type="string">
            <text:p>x</text:p>
          </table:table-cell>
          <table:table-cell office:value-type="float" office:value="5.46598010827292" calcext:value-type="float">
            <text:p>5.46598010827292</text:p>
          </table:table-cell>
          <table:table-cell office:value-type="string" calcext:value-type="string">
            <text:p>y</text:p>
          </table:table-cell>
          <table:table-cell office:value-type="float" office:value="2.51116717360411" calcext:value-type="float">
            <text:p>2.51116717360411</text:p>
          </table:table-cell>
          <table:table-cell office:value-type="string" calcext:value-type="string">
            <text:p>degrees</text:p>
          </table:table-cell>
          <table:table-cell office:value-type="float" office:value="-47.9176111550552" calcext:value-type="float">
            <text:p>-47.9176111550552</text:p>
          </table:table-cell>
          <table:table-cell office:value-type="string" calcext:value-type="string">
            <text:p>velocityMetersPerSec</text:p>
          </table:table-cell>
          <table:table-cell office:value-type="float" office:value="1.45099182780613" calcext:value-type="float">
            <text:p>1.45099182780613</text:p>
          </table:table-cell>
          <table:table-cell table:number-columns-repeated="16370"/>
        </table:table-row>
        <table:table-row table:style-name="ro1">
          <table:table-cell table:style-name="ce21" table:formula="of:=([.B409]-[.$B$1])*24*3600" office:value-type="float" office:value="2.949000173" calcext:value-type="float">
            <text:p>2.949</text:p>
          </table:table-cell>
          <table:table-cell office:value-type="date" office:date-value="2024-10-27T13:37:37.65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3.7912916165523" calcext:value-type="float">
            <text:p>13.7912916165523</text:p>
          </table:table-cell>
          <table:table-cell office:value-type="string" calcext:value-type="string">
            <text:p>x</text:p>
          </table:table-cell>
          <table:table-cell office:value-type="float" office:value="5.52989307198939" calcext:value-type="float">
            <text:p>5.52989307198939</text:p>
          </table:table-cell>
          <table:table-cell office:value-type="string" calcext:value-type="string">
            <text:p>y</text:p>
          </table:table-cell>
          <table:table-cell office:value-type="float" office:value="2.44290346172178" calcext:value-type="float">
            <text:p>2.44290346172178</text:p>
          </table:table-cell>
          <table:table-cell office:value-type="string" calcext:value-type="string">
            <text:p>degrees</text:p>
          </table:table-cell>
          <table:table-cell office:value-type="float" office:value="-45.9654328277668" calcext:value-type="float">
            <text:p>-45.9654328277668</text:p>
          </table:table-cell>
          <table:table-cell office:value-type="string" calcext:value-type="string">
            <text:p>velocityMetersPerSec</text:p>
          </table:table-cell>
          <table:table-cell office:value-type="float" office:value="1.51824696371586" calcext:value-type="float">
            <text:p>1.51824696371586</text:p>
          </table:table-cell>
          <table:table-cell table:number-columns-repeated="16370"/>
        </table:table-row>
        <table:table-row table:style-name="ro1">
          <table:table-cell table:style-name="ce21" table:formula="of:=([.B410]-[.$B$1])*24*3600" office:value-type="float" office:value="2.949000173" calcext:value-type="float">
            <text:p>2.949</text:p>
          </table:table-cell>
          <table:table-cell office:value-type="date" office:date-value="2024-10-27T13:37:37.65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3.8547626673008" calcext:value-type="float">
            <text:p>13.8547626673008</text:p>
          </table:table-cell>
          <table:table-cell office:value-type="string" calcext:value-type="string">
            <text:p>x</text:p>
          </table:table-cell>
          <table:table-cell office:value-type="float" office:value="5.59908470195386" calcext:value-type="float">
            <text:p>5.59908470195386</text:p>
          </table:table-cell>
          <table:table-cell office:value-type="string" calcext:value-type="string">
            <text:p>y</text:p>
          </table:table-cell>
          <table:table-cell office:value-type="float" office:value="2.37320269561828" calcext:value-type="float">
            <text:p>2.37320269561828</text:p>
          </table:table-cell>
          <table:table-cell office:value-type="string" calcext:value-type="string">
            <text:p>degrees</text:p>
          </table:table-cell>
          <table:table-cell office:value-type="float" office:value="-44.548455089661" calcext:value-type="float">
            <text:p>-44.548455089661</text:p>
          </table:table-cell>
          <table:table-cell office:value-type="string" calcext:value-type="string">
            <text:p>velocityMetersPerSec</text:p>
          </table:table-cell>
          <table:table-cell office:value-type="float" office:value="1.57646830578621" calcext:value-type="float">
            <text:p>1.57646830578621</text:p>
          </table:table-cell>
          <table:table-cell table:number-columns-repeated="16370"/>
        </table:table-row>
        <table:table-row table:style-name="ro1">
          <table:table-cell table:style-name="ce21" table:formula="of:=([.B411]-[.$B$1])*24*3600" office:value-type="float" office:value="2.949000173" calcext:value-type="float">
            <text:p>2.949</text:p>
          </table:table-cell>
          <table:table-cell office:value-type="date" office:date-value="2024-10-27T13:37:37.65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3.9189929553766" calcext:value-type="float">
            <text:p>13.9189929553766</text:p>
          </table:table-cell>
          <table:table-cell office:value-type="string" calcext:value-type="string">
            <text:p>x</text:p>
          </table:table-cell>
          <table:table-cell office:value-type="float" office:value="5.67303581457839" calcext:value-type="float">
            <text:p>5.67303581457839</text:p>
          </table:table-cell>
          <table:table-cell office:value-type="string" calcext:value-type="string">
            <text:p>y</text:p>
          </table:table-cell>
          <table:table-cell office:value-type="float" office:value="2.30171101546602" calcext:value-type="float">
            <text:p>2.30171101546602</text:p>
          </table:table-cell>
          <table:table-cell office:value-type="string" calcext:value-type="string">
            <text:p>degrees</text:p>
          </table:table-cell>
          <table:table-cell office:value-type="float" office:value="-43.5925045884907" calcext:value-type="float">
            <text:p>-43.5925045884907</text:p>
          </table:table-cell>
          <table:table-cell office:value-type="string" calcext:value-type="string">
            <text:p>velocityMetersPerSec</text:p>
          </table:table-cell>
          <table:table-cell office:value-type="float" office:value="1.62632872283989" calcext:value-type="float">
            <text:p>1.62632872283989</text:p>
          </table:table-cell>
          <table:table-cell table:number-columns-repeated="16370"/>
        </table:table-row>
        <table:table-row table:style-name="ro1">
          <table:table-cell table:style-name="ce21" table:formula="of:=([.B412]-[.$B$1])*24*3600" office:value-type="float" office:value="2.949000173" calcext:value-type="float">
            <text:p>2.949</text:p>
          </table:table-cell>
          <table:table-cell office:value-type="date" office:date-value="2024-10-27T13:37:37.65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3.9841820934387" calcext:value-type="float">
            <text:p>13.9841820934387</text:p>
          </table:table-cell>
          <table:table-cell office:value-type="string" calcext:value-type="string">
            <text:p>x</text:p>
          </table:table-cell>
          <table:table-cell office:value-type="float" office:value="5.75122722627505" calcext:value-type="float">
            <text:p>5.75122722627505</text:p>
          </table:table-cell>
          <table:table-cell office:value-type="string" calcext:value-type="string">
            <text:p>y</text:p>
          </table:table-cell>
          <table:table-cell office:value-type="float" office:value="2.22807456143741" calcext:value-type="float">
            <text:p>2.22807456143741</text:p>
          </table:table-cell>
          <table:table-cell office:value-type="string" calcext:value-type="string">
            <text:p>degrees</text:p>
          </table:table-cell>
          <table:table-cell office:value-type="float" office:value="-43.0368557951276" calcext:value-type="float">
            <text:p>-43.0368557951276</text:p>
          </table:table-cell>
          <table:table-cell office:value-type="string" calcext:value-type="string">
            <text:p>velocityMetersPerSec</text:p>
          </table:table-cell>
          <table:table-cell office:value-type="float" office:value="1.66890786615727" calcext:value-type="float">
            <text:p>1.66890786615727</text:p>
          </table:table-cell>
          <table:table-cell table:number-columns-repeated="16370"/>
        </table:table-row>
        <table:table-row table:style-name="ro1">
          <table:table-cell table:style-name="ce21" table:formula="of:=([.B413]-[.$B$1])*24*3600" office:value-type="float" office:value="2.949000173" calcext:value-type="float">
            <text:p>2.949</text:p>
          </table:table-cell>
          <table:table-cell office:value-type="date" office:date-value="2024-10-27T13:37:37.65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4.0504665613281" calcext:value-type="float">
            <text:p>14.0504665613281</text:p>
          </table:table-cell>
          <table:table-cell office:value-type="string" calcext:value-type="string">
            <text:p>x</text:p>
          </table:table-cell>
          <table:table-cell office:value-type="float" office:value="5.83313975345592" calcext:value-type="float">
            <text:p>5.83313975345592</text:p>
          </table:table-cell>
          <table:table-cell office:value-type="string" calcext:value-type="string">
            <text:p>y</text:p>
          </table:table-cell>
          <table:table-cell office:value-type="float" office:value="2.15193947370486" calcext:value-type="float">
            <text:p>2.15193947370486</text:p>
          </table:table-cell>
          <table:table-cell office:value-type="string" calcext:value-type="string">
            <text:p>degrees</text:p>
          </table:table-cell>
          <table:table-cell office:value-type="float" office:value="-42.8324105242315" calcext:value-type="float">
            <text:p>-42.8324105242315</text:p>
          </table:table-cell>
          <table:table-cell office:value-type="string" calcext:value-type="string">
            <text:p>velocityMetersPerSec</text:p>
          </table:table-cell>
          <table:table-cell office:value-type="float" office:value="1.70537233745986" calcext:value-type="float">
            <text:p>1.70537233745986</text:p>
          </table:table-cell>
          <table:table-cell table:number-columns-repeated="16370"/>
        </table:table-row>
        <table:table-row table:style-name="ro1">
          <table:table-cell table:style-name="ce21" table:formula="of:=([.B414]-[.$B$1])*24*3600" office:value-type="float" office:value="2.949000173" calcext:value-type="float">
            <text:p>2.949</text:p>
          </table:table-cell>
          <table:table-cell office:value-type="date" office:date-value="2024-10-27T13:37:37.65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4.1189854934884" calcext:value-type="float">
            <text:p>14.1189854934884</text:p>
          </table:table-cell>
          <table:table-cell office:value-type="string" calcext:value-type="string">
            <text:p>x</text:p>
          </table:table-cell>
          <table:table-cell office:value-type="float" office:value="5.91825421253305" calcext:value-type="float">
            <text:p>5.91825421253305</text:p>
          </table:table-cell>
          <table:table-cell office:value-type="string" calcext:value-type="string">
            <text:p>y</text:p>
          </table:table-cell>
          <table:table-cell office:value-type="float" office:value="2.07295189244078" calcext:value-type="float">
            <text:p>2.07295189244078</text:p>
          </table:table-cell>
          <table:table-cell office:value-type="string" calcext:value-type="string">
            <text:p>degrees</text:p>
          </table:table-cell>
          <table:table-cell office:value-type="float" office:value="-42.9396419744918" calcext:value-type="float">
            <text:p>-42.9396419744918</text:p>
          </table:table-cell>
          <table:table-cell office:value-type="string" calcext:value-type="string">
            <text:p>velocityMetersPerSec</text:p>
          </table:table-cell>
          <table:table-cell office:value-type="float" office:value="1.68401245500259" calcext:value-type="float">
            <text:p>1.68401245500259</text:p>
          </table:table-cell>
          <table:table-cell table:number-columns-repeated="16370"/>
        </table:table-row>
        <table:table-row table:style-name="ro1">
          <table:table-cell table:style-name="ce21" table:formula="of:=([.B415]-[.$B$1])*24*3600" office:value-type="float" office:value="2.949000173" calcext:value-type="float">
            <text:p>2.949</text:p>
          </table:table-cell>
          <table:table-cell office:value-type="date" office:date-value="2024-10-27T13:37:37.65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4.1909345163206" calcext:value-type="float">
            <text:p>14.1909345163206</text:p>
          </table:table-cell>
          <table:table-cell office:value-type="string" calcext:value-type="string">
            <text:p>x</text:p>
          </table:table-cell>
          <table:table-cell office:value-type="float" office:value="6.00605141991851" calcext:value-type="float">
            <text:p>6.00605141991851</text:p>
          </table:table-cell>
          <table:table-cell office:value-type="string" calcext:value-type="string">
            <text:p>y</text:p>
          </table:table-cell>
          <table:table-cell office:value-type="float" office:value="1.99075795781756" calcext:value-type="float">
            <text:p>1.99075795781756</text:p>
          </table:table-cell>
          <table:table-cell office:value-type="string" calcext:value-type="string">
            <text:p>degrees</text:p>
          </table:table-cell>
          <table:table-cell office:value-type="float" office:value="-43.3266627475662" calcext:value-type="float">
            <text:p>-43.3266627475662</text:p>
          </table:table-cell>
          <table:table-cell office:value-type="string" calcext:value-type="string">
            <text:p>velocityMetersPerSec</text:p>
          </table:table-cell>
          <table:table-cell office:value-type="float" office:value="1.65910929017602" calcext:value-type="float">
            <text:p>1.65910929017602</text:p>
          </table:table-cell>
          <table:table-cell table:number-columns-repeated="16370"/>
        </table:table-row>
        <table:table-row table:style-name="ro1">
          <table:table-cell table:style-name="ce21" table:formula="of:=([.B416]-[.$B$1])*24*3600" office:value-type="float" office:value="2.949000173" calcext:value-type="float">
            <text:p>2.949</text:p>
          </table:table-cell>
          <table:table-cell office:value-type="date" office:date-value="2024-10-27T13:37:37.65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4.2663132401468" calcext:value-type="float">
            <text:p>14.2663132401468</text:p>
          </table:table-cell>
          <table:table-cell office:value-type="string" calcext:value-type="string">
            <text:p>x</text:p>
          </table:table-cell>
          <table:table-cell office:value-type="float" office:value="6.09601219202438" calcext:value-type="float">
            <text:p>6.09601219202438</text:p>
          </table:table-cell>
          <table:table-cell office:value-type="string" calcext:value-type="string">
            <text:p>y</text:p>
          </table:table-cell>
          <table:table-cell office:value-type="float" office:value="1.90500381000762" calcext:value-type="float">
            <text:p>1.90500381000762</text:p>
          </table:table-cell>
          <table:table-cell office:value-type="string" calcext:value-type="string">
            <text:p>degrees</text:p>
          </table:table-cell>
          <table:table-cell office:value-type="float" office:value="-43.9675376602323" calcext:value-type="float">
            <text:p>-43.9675376602323</text:p>
          </table:table-cell>
          <table:table-cell office:value-type="string" calcext:value-type="string">
            <text:p>velocityMetersPerSec</text:p>
          </table:table-cell>
          <table:table-cell office:value-type="float" office:value="1.63850057243185" calcext:value-type="float">
            <text:p>1.63850057243185</text:p>
          </table:table-cell>
          <table:table-cell table:number-columns-repeated="16370"/>
        </table:table-row>
        <table:table-row table:style-name="ro1">
          <table:table-cell table:style-name="ce21" table:formula="of:=([.B417]-[.$B$1])*24*3600" office:value-type="float" office:value="2.949000173" calcext:value-type="float">
            <text:p>2.949</text:p>
          </table:table-cell>
          <table:table-cell office:value-type="date" office:date-value="2024-10-27T13:37:37.65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4.3049513257802" calcext:value-type="float">
            <text:p>14.3049513257802</text:p>
          </table:table-cell>
          <table:table-cell office:value-type="string" calcext:value-type="string">
            <text:p>x</text:p>
          </table:table-cell>
          <table:table-cell office:value-type="float" office:value="6.14164820194951" calcext:value-type="float">
            <text:p>6.14164820194951</text:p>
          </table:table-cell>
          <table:table-cell office:value-type="string" calcext:value-type="string">
            <text:p>y</text:p>
          </table:table-cell>
          <table:table-cell office:value-type="float" office:value="1.86071010336086" calcext:value-type="float">
            <text:p>1.86071010336086</text:p>
          </table:table-cell>
          <table:table-cell office:value-type="string" calcext:value-type="string">
            <text:p>degrees</text:p>
          </table:table-cell>
          <table:table-cell office:value-type="float" office:value="-44.308395128945" calcext:value-type="float">
            <text:p>-44.308395128945</text:p>
          </table:table-cell>
          <table:table-cell office:value-type="string" calcext:value-type="string">
            <text:p>velocityMetersPerSec</text:p>
          </table:table-cell>
          <table:table-cell office:value-type="float" office:value="1.65343248096222" calcext:value-type="float">
            <text:p>1.65343248096222</text:p>
          </table:table-cell>
          <table:table-cell table:number-columns-repeated="16370"/>
        </table:table-row>
        <table:table-row table:style-name="ro1">
          <table:table-cell table:style-name="ce21" table:formula="of:=([.B418]-[.$B$1])*24*3600" office:value-type="float" office:value="2.949000173" calcext:value-type="float">
            <text:p>2.949</text:p>
          </table:table-cell>
          <table:table-cell office:value-type="date" office:date-value="2024-10-27T13:37:37.65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4.3437773306041" calcext:value-type="float">
            <text:p>14.3437773306041</text:p>
          </table:table-cell>
          <table:table-cell office:value-type="string" calcext:value-type="string">
            <text:p>x</text:p>
          </table:table-cell>
          <table:table-cell office:value-type="float" office:value="6.18766960104888" calcext:value-type="float">
            <text:p>6.18766960104888</text:p>
          </table:table-cell>
          <table:table-cell office:value-type="string" calcext:value-type="string">
            <text:p>y</text:p>
          </table:table-cell>
          <table:table-cell office:value-type="float" office:value="1.8155678163782" calcext:value-type="float">
            <text:p>1.8155678163782</text:p>
          </table:table-cell>
          <table:table-cell office:value-type="string" calcext:value-type="string">
            <text:p>degrees</text:p>
          </table:table-cell>
          <table:table-cell office:value-type="float" office:value="-44.5738532582947" calcext:value-type="float">
            <text:p>-44.5738532582947</text:p>
          </table:table-cell>
          <table:table-cell office:value-type="string" calcext:value-type="string">
            <text:p>velocityMetersPerSec</text:p>
          </table:table-cell>
          <table:table-cell office:value-type="float" office:value="1.66730361280981" calcext:value-type="float">
            <text:p>1.66730361280981</text:p>
          </table:table-cell>
          <table:table-cell table:number-columns-repeated="16370"/>
        </table:table-row>
        <table:table-row table:style-name="ro1">
          <table:table-cell table:style-name="ce21" table:formula="of:=([.B419]-[.$B$1])*24*3600" office:value-type="float" office:value="2.949000173" calcext:value-type="float">
            <text:p>2.949</text:p>
          </table:table-cell>
          <table:table-cell office:value-type="date" office:date-value="2024-10-27T13:37:37.65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4.3827456062147" calcext:value-type="float">
            <text:p>14.3827456062147</text:p>
          </table:table-cell>
          <table:table-cell office:value-type="string" calcext:value-type="string">
            <text:p>x</text:p>
          </table:table-cell>
          <table:table-cell office:value-type="float" office:value="6.23405068321362" calcext:value-type="float">
            <text:p>6.23405068321362</text:p>
          </table:table-cell>
          <table:table-cell office:value-type="string" calcext:value-type="string">
            <text:p>y</text:p>
          </table:table-cell>
          <table:table-cell office:value-type="float" office:value="1.76970688697733" calcext:value-type="float">
            <text:p>1.76970688697733</text:p>
          </table:table-cell>
          <table:table-cell office:value-type="string" calcext:value-type="string">
            <text:p>degrees</text:p>
          </table:table-cell>
          <table:table-cell office:value-type="float" office:value="-44.768037770918" calcext:value-type="float">
            <text:p>-44.768037770918</text:p>
          </table:table-cell>
          <table:table-cell office:value-type="string" calcext:value-type="string">
            <text:p>velocityMetersPerSec</text:p>
          </table:table-cell>
          <table:table-cell office:value-type="float" office:value="1.68034202356054" calcext:value-type="float">
            <text:p>1.68034202356054</text:p>
          </table:table-cell>
          <table:table-cell table:number-columns-repeated="16370"/>
        </table:table-row>
        <table:table-row table:style-name="ro1">
          <table:table-cell table:style-name="ce21" table:formula="of:=([.B420]-[.$B$1])*24*3600" office:value-type="float" office:value="2.949000173" calcext:value-type="float">
            <text:p>2.949</text:p>
          </table:table-cell>
          <table:table-cell office:value-type="date" office:date-value="2024-10-27T13:37:37.65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4.4218062409413" calcext:value-type="float">
            <text:p>14.4218062409413</text:p>
          </table:table-cell>
          <table:table-cell office:value-type="string" calcext:value-type="string">
            <text:p>x</text:p>
          </table:table-cell>
          <table:table-cell office:value-type="float" office:value="6.28076574233485" calcext:value-type="float">
            <text:p>6.28076574233485</text:p>
          </table:table-cell>
          <table:table-cell office:value-type="string" calcext:value-type="string">
            <text:p>y</text:p>
          </table:table-cell>
          <table:table-cell office:value-type="float" office:value="1.72325725307591" calcext:value-type="float">
            <text:p>1.72325725307591</text:p>
          </table:table-cell>
          <table:table-cell office:value-type="string" calcext:value-type="string">
            <text:p>degrees</text:p>
          </table:table-cell>
          <table:table-cell office:value-type="float" office:value="-44.8941907816039" calcext:value-type="float">
            <text:p>-44.8941907816039</text:p>
          </table:table-cell>
          <table:table-cell office:value-type="string" calcext:value-type="string">
            <text:p>velocityMetersPerSec</text:p>
          </table:table-cell>
          <table:table-cell office:value-type="float" office:value="1.69275490734041" calcext:value-type="float">
            <text:p>1.69275490734041</text:p>
          </table:table-cell>
          <table:table-cell table:number-columns-repeated="16370"/>
        </table:table-row>
        <table:table-row table:style-name="ro1">
          <table:table-cell table:style-name="ce21" table:formula="of:=([.B421]-[.$B$1])*24*3600" office:value-type="float" office:value="2.949000173" calcext:value-type="float">
            <text:p>2.949</text:p>
          </table:table-cell>
          <table:table-cell office:value-type="date" office:date-value="2024-10-27T13:37:37.65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4.4609056010652" calcext:value-type="float">
            <text:p>14.4609056010652</text:p>
          </table:table-cell>
          <table:table-cell office:value-type="string" calcext:value-type="string">
            <text:p>x</text:p>
          </table:table-cell>
          <table:table-cell office:value-type="float" office:value="6.32778907230369" calcext:value-type="float">
            <text:p>6.32778907230369</text:p>
          </table:table-cell>
          <table:table-cell office:value-type="string" calcext:value-type="string">
            <text:p>y</text:p>
          </table:table-cell>
          <table:table-cell office:value-type="float" office:value="1.67634885259165" calcext:value-type="float">
            <text:p>1.67634885259165</text:p>
          </table:table-cell>
          <table:table-cell office:value-type="string" calcext:value-type="string">
            <text:p>degrees</text:p>
          </table:table-cell>
          <table:table-cell office:value-type="float" office:value="-44.9547621806866" calcext:value-type="float">
            <text:p>-44.9547621806866</text:p>
          </table:table-cell>
          <table:table-cell office:value-type="string" calcext:value-type="string">
            <text:p>velocityMetersPerSec</text:p>
          </table:table-cell>
          <table:table-cell office:value-type="float" office:value="1.70473359777221" calcext:value-type="float">
            <text:p>1.70473359777221</text:p>
          </table:table-cell>
          <table:table-cell table:number-columns-repeated="16370"/>
        </table:table-row>
        <table:table-row table:style-name="ro1">
          <table:table-cell table:style-name="ce21" table:formula="of:=([.B422]-[.$B$1])*24*3600" office:value-type="float" office:value="2.949000173" calcext:value-type="float">
            <text:p>2.949</text:p>
          </table:table-cell>
          <table:table-cell office:value-type="date" office:date-value="2024-10-27T13:37:37.65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4.5001343297883" calcext:value-type="float">
            <text:p>14.5001343297883</text:p>
          </table:table-cell>
          <table:table-cell office:value-type="string" calcext:value-type="string">
            <text:p>x</text:p>
          </table:table-cell>
          <table:table-cell office:value-type="float" office:value="6.37509496701128" calcext:value-type="float">
            <text:p>6.37509496701128</text:p>
          </table:table-cell>
          <table:table-cell office:value-type="string" calcext:value-type="string">
            <text:p>y</text:p>
          </table:table-cell>
          <table:table-cell office:value-type="float" office:value="1.6291116234422" calcext:value-type="float">
            <text:p>1.6291116234422</text:p>
          </table:table-cell>
          <table:table-cell office:value-type="string" calcext:value-type="string">
            <text:p>degrees</text:p>
          </table:table-cell>
          <table:table-cell office:value-type="float" office:value="-44.9514798403241" calcext:value-type="float">
            <text:p>-44.9514798403241</text:p>
          </table:table-cell>
          <table:table-cell office:value-type="string" calcext:value-type="string">
            <text:p>velocityMetersPerSec</text:p>
          </table:table-cell>
          <table:table-cell office:value-type="float" office:value="1.70359003656533" calcext:value-type="float">
            <text:p>1.70359003656533</text:p>
          </table:table-cell>
          <table:table-cell table:number-columns-repeated="16370"/>
        </table:table-row>
        <table:table-row table:style-name="ro1">
          <table:table-cell table:style-name="ce21" table:formula="of:=([.B423]-[.$B$1])*24*3600" office:value-type="float" office:value="2.949000173" calcext:value-type="float">
            <text:p>2.949</text:p>
          </table:table-cell>
          <table:table-cell office:value-type="date" office:date-value="2024-10-27T13:37:37.65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4.5396968343891" calcext:value-type="float">
            <text:p>14.5396968343891</text:p>
          </table:table-cell>
          <table:table-cell office:value-type="string" calcext:value-type="string">
            <text:p>x</text:p>
          </table:table-cell>
          <table:table-cell office:value-type="float" office:value="6.42265772034873" calcext:value-type="float">
            <text:p>6.42265772034873</text:p>
          </table:table-cell>
          <table:table-cell office:value-type="string" calcext:value-type="string">
            <text:p>y</text:p>
          </table:table-cell>
          <table:table-cell office:value-type="float" office:value="1.58167550354526" calcext:value-type="float">
            <text:p>1.58167550354526</text:p>
          </table:table-cell>
          <table:table-cell office:value-type="string" calcext:value-type="string">
            <text:p>degrees</text:p>
          </table:table-cell>
          <table:table-cell office:value-type="float" office:value="-44.8854016196755" calcext:value-type="float">
            <text:p>-44.8854016196755</text:p>
          </table:table-cell>
          <table:table-cell office:value-type="string" calcext:value-type="string">
            <text:p>velocityMetersPerSec</text:p>
          </table:table-cell>
          <table:table-cell office:value-type="float" office:value="1.69227217324152" calcext:value-type="float">
            <text:p>1.69227217324152</text:p>
          </table:table-cell>
          <table:table-cell table:number-columns-repeated="16370"/>
        </table:table-row>
        <table:table-row table:style-name="ro1">
          <table:table-cell table:style-name="ce21" table:formula="of:=([.B424]-[.$B$1])*24*3600" office:value-type="float" office:value="2.949000173" calcext:value-type="float">
            <text:p>2.949</text:p>
          </table:table-cell>
          <table:table-cell office:value-type="date" office:date-value="2024-10-27T13:37:37.65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4.5796482772904" calcext:value-type="float">
            <text:p>14.5796482772904</text:p>
          </table:table-cell>
          <table:table-cell office:value-type="string" calcext:value-type="string">
            <text:p>x</text:p>
          </table:table-cell>
          <table:table-cell office:value-type="float" office:value="6.47045162620717" calcext:value-type="float">
            <text:p>6.47045162620717</text:p>
          </table:table-cell>
          <table:table-cell office:value-type="string" calcext:value-type="string">
            <text:p>y</text:p>
          </table:table-cell>
          <table:table-cell office:value-type="float" office:value="1.53417043081851" calcext:value-type="float">
            <text:p>1.53417043081851</text:p>
          </table:table-cell>
          <table:table-cell office:value-type="string" calcext:value-type="string">
            <text:p>degrees</text:p>
          </table:table-cell>
          <table:table-cell office:value-type="float" office:value="-44.7569514376821" calcext:value-type="float">
            <text:p>-44.7569514376821</text:p>
          </table:table-cell>
          <table:table-cell office:value-type="string" calcext:value-type="string">
            <text:p>velocityMetersPerSec</text:p>
          </table:table-cell>
          <table:table-cell office:value-type="float" office:value="1.68116611101176" calcext:value-type="float">
            <text:p>1.68116611101176</text:p>
          </table:table-cell>
          <table:table-cell table:number-columns-repeated="16370"/>
        </table:table-row>
        <table:table-row table:style-name="ro1">
          <table:table-cell table:style-name="ce21" table:formula="of:=([.B425]-[.$B$1])*24*3600" office:value-type="float" office:value="2.949000173" calcext:value-type="float">
            <text:p>2.949</text:p>
          </table:table-cell>
          <table:table-cell office:value-type="date" office:date-value="2024-10-27T13:37:37.65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4.6199254082731" calcext:value-type="float">
            <text:p>14.6199254082731</text:p>
          </table:table-cell>
          <table:table-cell office:value-type="string" calcext:value-type="string">
            <text:p>x</text:p>
          </table:table-cell>
          <table:table-cell office:value-type="float" office:value="6.51845097847772" calcext:value-type="float">
            <text:p>6.51845097847772</text:p>
          </table:table-cell>
          <table:table-cell office:value-type="string" calcext:value-type="string">
            <text:p>y</text:p>
          </table:table-cell>
          <table:table-cell office:value-type="float" office:value="1.48672634317963" calcext:value-type="float">
            <text:p>1.48672634317963</text:p>
          </table:table-cell>
          <table:table-cell office:value-type="string" calcext:value-type="string">
            <text:p>degrees</text:p>
          </table:table-cell>
          <table:table-cell office:value-type="float" office:value="-44.5659410897268" calcext:value-type="float">
            <text:p>-44.5659410897268</text:p>
          </table:table-cell>
          <table:table-cell office:value-type="string" calcext:value-type="string">
            <text:p>velocityMetersPerSec</text:p>
          </table:table-cell>
          <table:table-cell office:value-type="float" office:value="1.67010762850229" calcext:value-type="float">
            <text:p>1.67010762850229</text:p>
          </table:table-cell>
          <table:table-cell table:number-columns-repeated="16370"/>
        </table:table-row>
        <table:table-row table:style-name="ro1">
          <table:table-cell table:style-name="ce21" table:formula="of:=([.B426]-[.$B$1])*24*3600" office:value-type="float" office:value="2.949000173" calcext:value-type="float">
            <text:p>2.949</text:p>
          </table:table-cell>
          <table:table-cell office:value-type="date" office:date-value="2024-10-27T13:37:37.65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4.6604678881363" calcext:value-type="float">
            <text:p>14.6604678881363</text:p>
          </table:table-cell>
          <table:table-cell office:value-type="string" calcext:value-type="string">
            <text:p>x</text:p>
          </table:table-cell>
          <table:table-cell office:value-type="float" office:value="6.56663007105151" calcext:value-type="float">
            <text:p>6.56663007105151</text:p>
          </table:table-cell>
          <table:table-cell office:value-type="string" calcext:value-type="string">
            <text:p>y</text:p>
          </table:table-cell>
          <table:table-cell office:value-type="float" office:value="1.4394731785463" calcext:value-type="float">
            <text:p>1.4394731785463</text:p>
          </table:table-cell>
          <table:table-cell office:value-type="string" calcext:value-type="string">
            <text:p>degrees</text:p>
          </table:table-cell>
          <table:table-cell office:value-type="float" office:value="-44.3115789858692" calcext:value-type="float">
            <text:p>-44.3115789858692</text:p>
          </table:table-cell>
          <table:table-cell office:value-type="string" calcext:value-type="string">
            <text:p>velocityMetersPerSec</text:p>
          </table:table-cell>
          <table:table-cell office:value-type="float" office:value="1.65894242539357" calcext:value-type="float">
            <text:p>1.65894242539357</text:p>
          </table:table-cell>
          <table:table-cell table:number-columns-repeated="16370"/>
        </table:table-row>
        <table:table-row table:style-name="ro1">
          <table:table-cell table:style-name="ce21" table:formula="of:=([.B427]-[.$B$1])*24*3600" office:value-type="float" office:value="2.949000173" calcext:value-type="float">
            <text:p>2.949</text:p>
          </table:table-cell>
          <table:table-cell office:value-type="date" office:date-value="2024-10-27T13:37:37.65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4.7012184352875" calcext:value-type="float">
            <text:p>14.7012184352875</text:p>
          </table:table-cell>
          <table:table-cell office:value-type="string" calcext:value-type="string">
            <text:p>x</text:p>
          </table:table-cell>
          <table:table-cell office:value-type="float" office:value="6.61496319781967" calcext:value-type="float">
            <text:p>6.61496319781967</text:p>
          </table:table-cell>
          <table:table-cell office:value-type="string" calcext:value-type="string">
            <text:p>y</text:p>
          </table:table-cell>
          <table:table-cell office:value-type="float" office:value="1.39254087483619" calcext:value-type="float">
            <text:p>1.39254087483619</text:p>
          </table:table-cell>
          <table:table-cell office:value-type="string" calcext:value-type="string">
            <text:p>degrees</text:p>
          </table:table-cell>
          <table:table-cell office:value-type="float" office:value="-43.992466566236" calcext:value-type="float">
            <text:p>-43.992466566236</text:p>
          </table:table-cell>
          <table:table-cell office:value-type="string" calcext:value-type="string">
            <text:p>velocityMetersPerSec</text:p>
          </table:table-cell>
          <table:table-cell office:value-type="float" office:value="1.6475218464424" calcext:value-type="float">
            <text:p>1.6475218464424</text:p>
          </table:table-cell>
          <table:table-cell table:number-columns-repeated="16370"/>
        </table:table-row>
        <table:table-row table:style-name="ro1">
          <table:table-cell table:style-name="ce21" table:formula="of:=([.B428]-[.$B$1])*24*3600" office:value-type="float" office:value="2.949000173" calcext:value-type="float">
            <text:p>2.949</text:p>
          </table:table-cell>
          <table:table-cell office:value-type="date" office:date-value="2024-10-27T13:37:37.65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4.742123024973" calcext:value-type="float">
            <text:p>14.742123024973</text:p>
          </table:table-cell>
          <table:table-cell office:value-type="string" calcext:value-type="string">
            <text:p>x</text:p>
          </table:table-cell>
          <table:table-cell office:value-type="float" office:value="6.66342465267331" calcext:value-type="float">
            <text:p>6.66342465267331</text:p>
          </table:table-cell>
          <table:table-cell office:value-type="string" calcext:value-type="string">
            <text:p>y</text:p>
          </table:table-cell>
          <table:table-cell office:value-type="float" office:value="1.346059369967" calcext:value-type="float">
            <text:p>1.346059369967</text:p>
          </table:table-cell>
          <table:table-cell office:value-type="string" calcext:value-type="string">
            <text:p>degrees</text:p>
          </table:table-cell>
          <table:table-cell office:value-type="float" office:value="-43.6065827907906" calcext:value-type="float">
            <text:p>-43.6065827907906</text:p>
          </table:table-cell>
          <table:table-cell office:value-type="string" calcext:value-type="string">
            <text:p>velocityMetersPerSec</text:p>
          </table:table-cell>
          <table:table-cell office:value-type="float" office:value="1.63569931878269" calcext:value-type="float">
            <text:p>1.63569931878269</text:p>
          </table:table-cell>
          <table:table-cell table:number-columns-repeated="16370"/>
        </table:table-row>
        <table:table-row table:style-name="ro1">
          <table:table-cell table:style-name="ce21" table:formula="of:=([.B429]-[.$B$1])*24*3600" office:value-type="float" office:value="2.949000173" calcext:value-type="float">
            <text:p>2.949</text:p>
          </table:table-cell>
          <table:table-cell office:value-type="date" office:date-value="2024-10-27T13:37:37.65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4.7831311425628" calcext:value-type="float">
            <text:p>14.7831311425628</text:p>
          </table:table-cell>
          <table:table-cell office:value-type="string" calcext:value-type="string">
            <text:p>x</text:p>
          </table:table-cell>
          <table:table-cell office:value-type="float" office:value="6.71198872950357" calcext:value-type="float">
            <text:p>6.71198872950357</text:p>
          </table:table-cell>
          <table:table-cell office:value-type="string" calcext:value-type="string">
            <text:p>y</text:p>
          </table:table-cell>
          <table:table-cell office:value-type="float" office:value="1.30015860185639" calcext:value-type="float">
            <text:p>1.30015860185639</text:p>
          </table:table-cell>
          <table:table-cell office:value-type="string" calcext:value-type="string">
            <text:p>degrees</text:p>
          </table:table-cell>
          <table:table-cell office:value-type="float" office:value="-43.1512567991315" calcext:value-type="float">
            <text:p>-43.1512567991315</text:p>
          </table:table-cell>
          <table:table-cell office:value-type="string" calcext:value-type="string">
            <text:p>velocityMetersPerSec</text:p>
          </table:table-cell>
          <table:table-cell office:value-type="float" office:value="1.62332737403183" calcext:value-type="float">
            <text:p>1.62332737403183</text:p>
          </table:table-cell>
          <table:table-cell table:number-columns-repeated="16370"/>
        </table:table-row>
        <table:table-row table:style-name="ro1">
          <table:table-cell table:style-name="ce21" table:formula="of:=([.B430]-[.$B$1])*24*3600" office:value-type="float" office:value="2.949000173" calcext:value-type="float">
            <text:p>2.949</text:p>
          </table:table-cell>
          <table:table-cell office:value-type="date" office:date-value="2024-10-27T13:37:37.65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4.8241960929025" calcext:value-type="float">
            <text:p>14.8241960929025</text:p>
          </table:table-cell>
          <table:table-cell office:value-type="string" calcext:value-type="string">
            <text:p>x</text:p>
          </table:table-cell>
          <table:table-cell office:value-type="float" office:value="6.76062972220157" calcext:value-type="float">
            <text:p>6.76062972220157</text:p>
          </table:table-cell>
          <table:table-cell office:value-type="string" calcext:value-type="string">
            <text:p>y</text:p>
          </table:table-cell>
          <table:table-cell office:value-type="float" office:value="1.25496850842206" calcext:value-type="float">
            <text:p>1.25496850842206</text:p>
          </table:table-cell>
          <table:table-cell office:value-type="string" calcext:value-type="string">
            <text:p>degrees</text:p>
          </table:table-cell>
          <table:table-cell office:value-type="float" office:value="-42.623128591215" calcext:value-type="float">
            <text:p>-42.623128591215</text:p>
          </table:table-cell>
          <table:table-cell office:value-type="string" calcext:value-type="string">
            <text:p>velocityMetersPerSec</text:p>
          </table:table-cell>
          <table:table-cell office:value-type="float" office:value="1.61025519743623" calcext:value-type="float">
            <text:p>1.61025519743623</text:p>
          </table:table-cell>
          <table:table-cell table:number-columns-repeated="16370"/>
        </table:table-row>
        <table:table-row table:style-name="ro1">
          <table:table-cell table:style-name="ce21" table:formula="of:=([.B431]-[.$B$1])*24*3600" office:value-type="float" office:value="2.949000173" calcext:value-type="float">
            <text:p>2.949</text:p>
          </table:table-cell>
          <table:table-cell office:value-type="date" office:date-value="2024-10-27T13:37:37.65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4.8652753680099" calcext:value-type="float">
            <text:p>14.8652753680099</text:p>
          </table:table-cell>
          <table:table-cell office:value-type="string" calcext:value-type="string">
            <text:p>x</text:p>
          </table:table-cell>
          <table:table-cell office:value-type="float" office:value="6.80932192465842" calcext:value-type="float">
            <text:p>6.80932192465842</text:p>
          </table:table-cell>
          <table:table-cell office:value-type="string" calcext:value-type="string">
            <text:p>y</text:p>
          </table:table-cell>
          <table:table-cell office:value-type="float" office:value="1.21061902758168" calcext:value-type="float">
            <text:p>1.21061902758168</text:p>
          </table:table-cell>
          <table:table-cell office:value-type="string" calcext:value-type="string">
            <text:p>degrees</text:p>
          </table:table-cell>
          <table:table-cell office:value-type="float" office:value="-42.0180974012314" calcext:value-type="float">
            <text:p>-42.0180974012314</text:p>
          </table:table-cell>
          <table:table-cell office:value-type="string" calcext:value-type="string">
            <text:p>velocityMetersPerSec</text:p>
          </table:table-cell>
          <table:table-cell office:value-type="float" office:value="1.59632671497764" calcext:value-type="float">
            <text:p>1.59632671497764</text:p>
          </table:table-cell>
          <table:table-cell table:number-columns-repeated="16370"/>
        </table:table-row>
        <table:table-row table:style-name="ro1">
          <table:table-cell table:style-name="ce21" table:formula="of:=([.B432]-[.$B$1])*24*3600" office:value-type="float" office:value="2.949000173" calcext:value-type="float">
            <text:p>2.949</text:p>
          </table:table-cell>
          <table:table-cell office:value-type="date" office:date-value="2024-10-27T13:37:37.65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4.9063310751663" calcext:value-type="float">
            <text:p>14.9063310751663</text:p>
          </table:table-cell>
          <table:table-cell office:value-type="string" calcext:value-type="string">
            <text:p>x</text:p>
          </table:table-cell>
          <table:table-cell office:value-type="float" office:value="6.85803963076526" calcext:value-type="float">
            <text:p>6.85803963076526</text:p>
          </table:table-cell>
          <table:table-cell office:value-type="string" calcext:value-type="string">
            <text:p>y</text:p>
          </table:table-cell>
          <table:table-cell office:value-type="float" office:value="1.16724009725294" calcext:value-type="float">
            <text:p>1.16724009725294</text:p>
          </table:table-cell>
          <table:table-cell office:value-type="string" calcext:value-type="string">
            <text:p>degrees</text:p>
          </table:table-cell>
          <table:table-cell office:value-type="float" office:value="-41.3312573462335" calcext:value-type="float">
            <text:p>-41.3312573462335</text:p>
          </table:table-cell>
          <table:table-cell office:value-type="string" calcext:value-type="string">
            <text:p>velocityMetersPerSec</text:p>
          </table:table-cell>
          <table:table-cell office:value-type="float" office:value="1.58137930273566" calcext:value-type="float">
            <text:p>1.58137930273566</text:p>
          </table:table-cell>
          <table:table-cell table:number-columns-repeated="16370"/>
        </table:table-row>
        <table:table-row table:style-name="ro1">
          <table:table-cell table:style-name="ce21" table:formula="of:=([.B433]-[.$B$1])*24*3600" office:value-type="float" office:value="2.949000173" calcext:value-type="float">
            <text:p>2.949</text:p>
          </table:table-cell>
          <table:table-cell office:value-type="date" office:date-value="2024-10-27T13:37:37.65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4.9473304265123" calcext:value-type="float">
            <text:p>14.9473304265123</text:p>
          </table:table-cell>
          <table:table-cell office:value-type="string" calcext:value-type="string">
            <text:p>x</text:p>
          </table:table-cell>
          <table:table-cell office:value-type="float" office:value="6.90675713441322" calcext:value-type="float">
            <text:p>6.90675713441322</text:p>
          </table:table-cell>
          <table:table-cell office:value-type="string" calcext:value-type="string">
            <text:p>y</text:p>
          </table:table-cell>
          <table:table-cell office:value-type="float" office:value="1.12496165535351" calcext:value-type="float">
            <text:p>1.12496165535351</text:p>
          </table:table-cell>
          <table:table-cell office:value-type="string" calcext:value-type="string">
            <text:p>degrees</text:p>
          </table:table-cell>
          <table:table-cell office:value-type="float" office:value="-40.5568199685894" calcext:value-type="float">
            <text:p>-40.5568199685894</text:p>
          </table:table-cell>
          <table:table-cell office:value-type="string" calcext:value-type="string">
            <text:p>velocityMetersPerSec</text:p>
          </table:table-cell>
          <table:table-cell office:value-type="float" office:value="1.56524328664203" calcext:value-type="float">
            <text:p>1.56524328664203</text:p>
          </table:table-cell>
          <table:table-cell table:number-columns-repeated="16370"/>
        </table:table-row>
        <table:table-row table:style-name="ro1">
          <table:table-cell table:style-name="ce21" table:formula="of:=([.B434]-[.$B$1])*24*3600" office:value-type="float" office:value="2.949000173" calcext:value-type="float">
            <text:p>2.949</text:p>
          </table:table-cell>
          <table:table-cell office:value-type="date" office:date-value="2024-10-27T13:37:37.65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4.9882462892472" calcext:value-type="float">
            <text:p>14.9882462892472</text:p>
          </table:table-cell>
          <table:table-cell office:value-type="string" calcext:value-type="string">
            <text:p>x</text:p>
          </table:table-cell>
          <table:table-cell office:value-type="float" office:value="6.9554487294934" calcext:value-type="float">
            <text:p>6.9554487294934</text:p>
          </table:table-cell>
          <table:table-cell office:value-type="string" calcext:value-type="string">
            <text:p>y</text:p>
          </table:table-cell>
          <table:table-cell office:value-type="float" office:value="1.08391363980108" calcext:value-type="float">
            <text:p>1.08391363980108</text:p>
          </table:table-cell>
          <table:table-cell office:value-type="string" calcext:value-type="string">
            <text:p>degrees</text:p>
          </table:table-cell>
          <table:table-cell office:value-type="float" office:value="-39.6880235232126" calcext:value-type="float">
            <text:p>-39.6880235232126</text:p>
          </table:table-cell>
          <table:table-cell office:value-type="string" calcext:value-type="string">
            <text:p>velocityMetersPerSec</text:p>
          </table:table-cell>
          <table:table-cell office:value-type="float" office:value="1.54774249974108" calcext:value-type="float">
            <text:p>1.54774249974108</text:p>
          </table:table-cell>
          <table:table-cell table:number-columns-repeated="16370"/>
        </table:table-row>
        <table:table-row table:style-name="ro1">
          <table:table-cell table:style-name="ce21" table:formula="of:=([.B435]-[.$B$1])*24*3600" office:value-type="float" office:value="2.949999715" calcext:value-type="float">
            <text:p>2.950</text:p>
          </table:table-cell>
          <table:table-cell office:value-type="date" office:date-value="2024-10-27T13:37:37.651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5.0697715106132" calcext:value-type="float">
            <text:p>15.0697715106132</text:p>
          </table:table-cell>
          <table:table-cell office:value-type="string" calcext:value-type="string">
            <text:p>x</text:p>
          </table:table-cell>
          <table:table-cell office:value-type="float" office:value="7.05265136951498" calcext:value-type="float">
            <text:p>7.05265136951498</text:p>
          </table:table-cell>
          <table:table-cell office:value-type="string" calcext:value-type="string">
            <text:p>y</text:p>
          </table:table-cell>
          <table:table-cell office:value-type="float" office:value="1.00602863940792" calcext:value-type="float">
            <text:p>1.00602863940792</text:p>
          </table:table-cell>
          <table:table-cell office:value-type="string" calcext:value-type="string">
            <text:p>degrees</text:p>
          </table:table-cell>
          <table:table-cell office:value-type="float" office:value="-37.634806991616" calcext:value-type="float">
            <text:p>-37.634806991616</text:p>
          </table:table-cell>
          <table:table-cell office:value-type="string" calcext:value-type="string">
            <text:p>velocityMetersPerSec</text:p>
          </table:table-cell>
          <table:table-cell office:value-type="float" office:value="1.50792343258977" calcext:value-type="float">
            <text:p>1.50792343258977</text:p>
          </table:table-cell>
          <table:table-cell table:number-columns-repeated="16370"/>
        </table:table-row>
        <table:table-row table:style-name="ro1">
          <table:table-cell table:style-name="ce21" table:formula="of:=([.B436]-[.$B$1])*24*3600" office:value-type="float" office:value="2.949999715" calcext:value-type="float">
            <text:p>2.950</text:p>
          </table:table-cell>
          <table:table-cell office:value-type="date" office:date-value="2024-10-27T13:37:37.651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5.1508098638376" calcext:value-type="float">
            <text:p>15.1508098638376</text:p>
          </table:table-cell>
          <table:table-cell office:value-type="string" calcext:value-type="string">
            <text:p>x</text:p>
          </table:table-cell>
          <table:table-cell office:value-type="float" office:value="7.149441901959" calcext:value-type="float">
            <text:p>7.149441901959</text:p>
          </table:table-cell>
          <table:table-cell office:value-type="string" calcext:value-type="string">
            <text:p>y</text:p>
          </table:table-cell>
          <table:table-cell office:value-type="float" office:value="0.934624599414915" calcext:value-type="float">
            <text:p>0.934624599414915</text:p>
          </table:table-cell>
          <table:table-cell office:value-type="string" calcext:value-type="string">
            <text:p>degrees</text:p>
          </table:table-cell>
          <table:table-cell office:value-type="float" office:value="-35.0938513691277" calcext:value-type="float">
            <text:p>-35.0938513691277</text:p>
          </table:table-cell>
          <table:table-cell office:value-type="string" calcext:value-type="string">
            <text:p>velocityMetersPerSec</text:p>
          </table:table-cell>
          <table:table-cell office:value-type="float" office:value="1.46051325261753" calcext:value-type="float">
            <text:p>1.46051325261753</text:p>
          </table:table-cell>
          <table:table-cell table:number-columns-repeated="16370"/>
        </table:table-row>
        <table:table-row table:style-name="ro1">
          <table:table-cell table:style-name="ce21" table:formula="of:=([.B437]-[.$B$1])*24*3600" office:value-type="float" office:value="2.949999715" calcext:value-type="float">
            <text:p>2.950</text:p>
          </table:table-cell>
          <table:table-cell office:value-type="date" office:date-value="2024-10-27T13:37:37.651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5.2314107142551" calcext:value-type="float">
            <text:p>15.2314107142551</text:p>
          </table:table-cell>
          <table:table-cell office:value-type="string" calcext:value-type="string">
            <text:p>x</text:p>
          </table:table-cell>
          <table:table-cell office:value-type="float" office:value="7.24561467795445" calcext:value-type="float">
            <text:p>7.24561467795445</text:p>
          </table:table-cell>
          <table:table-cell office:value-type="string" calcext:value-type="string">
            <text:p>y</text:p>
          </table:table-cell>
          <table:table-cell office:value-type="float" office:value="0.870741023163512" calcext:value-type="float">
            <text:p>0.870741023163512</text:p>
          </table:table-cell>
          <table:table-cell office:value-type="string" calcext:value-type="string">
            <text:p>degrees</text:p>
          </table:table-cell>
          <table:table-cell office:value-type="float" office:value="-31.9643982841502" calcext:value-type="float">
            <text:p>-31.9643982841502</text:p>
          </table:table-cell>
          <table:table-cell office:value-type="string" calcext:value-type="string">
            <text:p>velocityMetersPerSec</text:p>
          </table:table-cell>
          <table:table-cell office:value-type="float" office:value="1.40439398059833" calcext:value-type="float">
            <text:p>1.40439398059833</text:p>
          </table:table-cell>
          <table:table-cell table:number-columns-repeated="16370"/>
        </table:table-row>
        <table:table-row table:style-name="ro1">
          <table:table-cell table:style-name="ce21" table:formula="of:=([.B438]-[.$B$1])*24*3600" office:value-type="float" office:value="2.949999715" calcext:value-type="float">
            <text:p>2.950</text:p>
          </table:table-cell>
          <table:table-cell office:value-type="date" office:date-value="2024-10-27T13:37:37.651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5.311767650716" calcext:value-type="float">
            <text:p>15.311767650716</text:p>
          </table:table-cell>
          <table:table-cell office:value-type="string" calcext:value-type="string">
            <text:p>x</text:p>
          </table:table-cell>
          <table:table-cell office:value-type="float" office:value="7.34096404863032" calcext:value-type="float">
            <text:p>7.34096404863032</text:p>
          </table:table-cell>
          <table:table-cell office:value-type="string" calcext:value-type="string">
            <text:p>y</text:p>
          </table:table-cell>
          <table:table-cell office:value-type="float" office:value="0.815417413995156" calcext:value-type="float">
            <text:p>0.815417413995156</text:p>
          </table:table-cell>
          <table:table-cell office:value-type="string" calcext:value-type="string">
            <text:p>degrees</text:p>
          </table:table-cell>
          <table:table-cell office:value-type="float" office:value="-28.1196091234171" calcext:value-type="float">
            <text:p>-28.1196091234171</text:p>
          </table:table-cell>
          <table:table-cell office:value-type="string" calcext:value-type="string">
            <text:p>velocityMetersPerSec</text:p>
          </table:table-cell>
          <table:table-cell office:value-type="float" office:value="1.33929041978963" calcext:value-type="float">
            <text:p>1.33929041978963</text:p>
          </table:table-cell>
          <table:table-cell table:number-columns-repeated="16370"/>
        </table:table-row>
        <table:table-row table:style-name="ro1">
          <table:table-cell table:style-name="ce21" table:formula="of:=([.B439]-[.$B$1])*24*3600" office:value-type="float" office:value="2.949999715" calcext:value-type="float">
            <text:p>2.950</text:p>
          </table:table-cell>
          <table:table-cell office:value-type="date" office:date-value="2024-10-27T13:37:37.651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5.3922131119147" calcext:value-type="float">
            <text:p>15.3922131119147</text:p>
          </table:table-cell>
          <table:table-cell office:value-type="string" calcext:value-type="string">
            <text:p>x</text:p>
          </table:table-cell>
          <table:table-cell office:value-type="float" office:value="7.43528436511562" calcext:value-type="float">
            <text:p>7.43528436511562</text:p>
          </table:table-cell>
          <table:table-cell office:value-type="string" calcext:value-type="string">
            <text:p>y</text:p>
          </table:table-cell>
          <table:table-cell office:value-type="float" office:value="0.769693275251295" calcext:value-type="float">
            <text:p>0.769693275251295</text:p>
          </table:table-cell>
          <table:table-cell office:value-type="string" calcext:value-type="string">
            <text:p>degrees</text:p>
          </table:table-cell>
          <table:table-cell office:value-type="float" office:value="-23.4072981090581" calcext:value-type="float">
            <text:p>-23.4072981090581</text:p>
          </table:table-cell>
          <table:table-cell office:value-type="string" calcext:value-type="string">
            <text:p>velocityMetersPerSec</text:p>
          </table:table-cell>
          <table:table-cell office:value-type="float" office:value="1.2666734303599" calcext:value-type="float">
            <text:p>1.2666734303599</text:p>
          </table:table-cell>
          <table:table-cell table:number-columns-repeated="16370"/>
        </table:table-row>
        <table:table-row table:style-name="ro1">
          <table:table-cell table:style-name="ce21" table:formula="of:=([.B440]-[.$B$1])*24*3600" office:value-type="float" office:value="2.949999715" calcext:value-type="float">
            <text:p>2.950</text:p>
          </table:table-cell>
          <table:table-cell office:value-type="date" office:date-value="2024-10-27T13:37:37.651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5.4326089237427" calcext:value-type="float">
            <text:p>15.4326089237427</text:p>
          </table:table-cell>
          <table:table-cell office:value-type="string" calcext:value-type="string">
            <text:p>x</text:p>
          </table:table-cell>
          <table:table-cell office:value-type="float" office:value="7.48199436276462" calcext:value-type="float">
            <text:p>7.48199436276462</text:p>
          </table:table-cell>
          <table:table-cell office:value-type="string" calcext:value-type="string">
            <text:p>y</text:p>
          </table:table-cell>
          <table:table-cell office:value-type="float" office:value="0.750755852082752" calcext:value-type="float">
            <text:p>0.750755852082752</text:p>
          </table:table-cell>
          <table:table-cell office:value-type="string" calcext:value-type="string">
            <text:p>degrees</text:p>
          </table:table-cell>
          <table:table-cell office:value-type="float" office:value="-20.673669206591" calcext:value-type="float">
            <text:p>-20.673669206591</text:p>
          </table:table-cell>
          <table:table-cell office:value-type="string" calcext:value-type="string">
            <text:p>velocityMetersPerSec</text:p>
          </table:table-cell>
          <table:table-cell office:value-type="float" office:value="1.22877713232808" calcext:value-type="float">
            <text:p>1.22877713232808</text:p>
          </table:table-cell>
          <table:table-cell table:number-columns-repeated="16370"/>
        </table:table-row>
        <table:table-row table:style-name="ro1">
          <table:table-cell table:style-name="ce21" table:formula="of:=([.B441]-[.$B$1])*24*3600" office:value-type="float" office:value="2.949999715" calcext:value-type="float">
            <text:p>2.950</text:p>
          </table:table-cell>
          <table:table-cell office:value-type="date" office:date-value="2024-10-27T13:37:37.651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5.4731972943118" calcext:value-type="float">
            <text:p>15.4731972943118</text:p>
          </table:table-cell>
          <table:table-cell office:value-type="string" calcext:value-type="string">
            <text:p>x</text:p>
          </table:table-cell>
          <table:table-cell office:value-type="float" office:value="7.52836997853934" calcext:value-type="float">
            <text:p>7.52836997853934</text:p>
          </table:table-cell>
          <table:table-cell office:value-type="string" calcext:value-type="string">
            <text:p>y</text:p>
          </table:table-cell>
          <table:table-cell office:value-type="float" office:value="0.734608110273375" calcext:value-type="float">
            <text:p>0.734608110273375</text:p>
          </table:table-cell>
          <table:table-cell office:value-type="string" calcext:value-type="string">
            <text:p>degrees</text:p>
          </table:table-cell>
          <table:table-cell office:value-type="float" office:value="-17.6609732926253" calcext:value-type="float">
            <text:p>-17.6609732926253</text:p>
          </table:table-cell>
          <table:table-cell office:value-type="string" calcext:value-type="string">
            <text:p>velocityMetersPerSec</text:p>
          </table:table-cell>
          <table:table-cell office:value-type="float" office:value="1.19095486185441" calcext:value-type="float">
            <text:p>1.19095486185441</text:p>
          </table:table-cell>
          <table:table-cell table:number-columns-repeated="16370"/>
        </table:table-row>
        <table:table-row table:style-name="ro1">
          <table:table-cell table:style-name="ce21" table:formula="of:=([.B442]-[.$B$1])*24*3600" office:value-type="float" office:value="2.949999715" calcext:value-type="float">
            <text:p>2.950</text:p>
          </table:table-cell>
          <table:table-cell office:value-type="date" office:date-value="2024-10-27T13:37:37.651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5.5140260989623" calcext:value-type="float">
            <text:p>15.5140260989623</text:p>
          </table:table-cell>
          <table:table-cell office:value-type="string" calcext:value-type="string">
            <text:p>x</text:p>
          </table:table-cell>
          <table:table-cell office:value-type="float" office:value="7.57438550633092" calcext:value-type="float">
            <text:p>7.57438550633092</text:p>
          </table:table-cell>
          <table:table-cell office:value-type="string" calcext:value-type="string">
            <text:p>y</text:p>
          </table:table-cell>
          <table:table-cell office:value-type="float" office:value="0.721379987740846" calcext:value-type="float">
            <text:p>0.721379987740846</text:p>
          </table:table-cell>
          <table:table-cell office:value-type="string" calcext:value-type="string">
            <text:p>degrees</text:p>
          </table:table-cell>
          <table:table-cell office:value-type="float" office:value="-14.3514864318204" calcext:value-type="float">
            <text:p>-14.3514864318204</text:p>
          </table:table-cell>
          <table:table-cell office:value-type="string" calcext:value-type="string">
            <text:p>velocityMetersPerSec</text:p>
          </table:table-cell>
          <table:table-cell office:value-type="float" office:value="1.1544059766397" calcext:value-type="float">
            <text:p>1.1544059766397</text:p>
          </table:table-cell>
          <table:table-cell table:number-columns-repeated="16370"/>
        </table:table-row>
        <table:table-row table:style-name="ro1">
          <table:table-cell table:style-name="ce21" table:formula="of:=([.B443]-[.$B$1])*24*3600" office:value-type="float" office:value="2.949999715" calcext:value-type="float">
            <text:p>2.950</text:p>
          </table:table-cell>
          <table:table-cell office:value-type="date" office:date-value="2024-10-27T13:37:37.651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5.5551255788686" calcext:value-type="float">
            <text:p>15.5551255788686</text:p>
          </table:table-cell>
          <table:table-cell office:value-type="string" calcext:value-type="string">
            <text:p>x</text:p>
          </table:table-cell>
          <table:table-cell office:value-type="float" office:value="7.62001524003048" calcext:value-type="float">
            <text:p>7.62001524003048</text:p>
          </table:table-cell>
          <table:table-cell office:value-type="string" calcext:value-type="string">
            <text:p>y</text:p>
          </table:table-cell>
          <table:table-cell office:value-type="float" office:value="0.711201422402845" calcext:value-type="float">
            <text:p>0.711201422402845</text:p>
          </table:table-cell>
          <table:table-cell office:value-type="string" calcext:value-type="string">
            <text:p>degrees</text:p>
          </table:table-cell>
          <table:table-cell office:value-type="float" office:value="-10.732527424869" calcext:value-type="float">
            <text:p>-10.732527424869</text:p>
          </table:table-cell>
          <table:table-cell office:value-type="string" calcext:value-type="string">
            <text:p>velocityMetersPerSec</text:p>
          </table:table-cell>
          <table:table-cell office:value-type="float" office:value="1.12062094569271" calcext:value-type="float">
            <text:p>1.12062094569271</text:p>
          </table:table-cell>
          <table:table-cell table:number-columns-repeated="16370"/>
        </table:table-row>
        <table:table-row table:style-name="ro1">
          <table:table-cell table:style-name="ce21" table:formula="of:=([.B444]-[.$B$1])*24*3600" office:value-type="float" office:value="2.949999715" calcext:value-type="float">
            <text:p>2.950</text:p>
          </table:table-cell>
          <table:table-cell office:value-type="date" office:date-value="2024-10-27T13:37:37.651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5.5959344897598" calcext:value-type="float">
            <text:p>15.5959344897598</text:p>
          </table:table-cell>
          <table:table-cell office:value-type="string" calcext:value-type="string">
            <text:p>x</text:p>
          </table:table-cell>
          <table:table-cell office:value-type="float" office:value="7.66522695420955" calcext:value-type="float">
            <text:p>7.66522695420955</text:p>
          </table:table-cell>
          <table:table-cell office:value-type="string" calcext:value-type="string">
            <text:p>y</text:p>
          </table:table-cell>
          <table:table-cell office:value-type="float" office:value="0.704164229649535" calcext:value-type="float">
            <text:p>0.704164229649535</text:p>
          </table:table-cell>
          <table:table-cell office:value-type="string" calcext:value-type="string">
            <text:p>degrees</text:p>
          </table:table-cell>
          <table:table-cell office:value-type="float" office:value="-6.94603023390059" calcext:value-type="float">
            <text:p>-6.94603023390059</text:p>
          </table:table-cell>
          <table:table-cell office:value-type="string" calcext:value-type="string">
            <text:p>velocityMetersPerSec</text:p>
          </table:table-cell>
          <table:table-cell office:value-type="float" office:value="1.12183563523716" calcext:value-type="float">
            <text:p>1.12183563523716</text:p>
          </table:table-cell>
          <table:table-cell table:number-columns-repeated="16370"/>
        </table:table-row>
        <table:table-row table:style-name="ro1">
          <table:table-cell table:style-name="ce21" table:formula="of:=([.B445]-[.$B$1])*24*3600" office:value-type="float" office:value="2.949999715" calcext:value-type="float">
            <text:p>2.950</text:p>
          </table:table-cell>
          <table:table-cell office:value-type="date" office:date-value="2024-10-27T13:37:37.651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5.6358636542052" calcext:value-type="float">
            <text:p>15.6358636542052</text:p>
          </table:table-cell>
          <table:table-cell office:value-type="string" calcext:value-type="string">
            <text:p>x</text:p>
          </table:table-cell>
          <table:table-cell office:value-type="float" office:value="7.70996234616132" calcext:value-type="float">
            <text:p>7.70996234616132</text:p>
          </table:table-cell>
          <table:table-cell office:value-type="string" calcext:value-type="string">
            <text:p>y</text:p>
          </table:table-cell>
          <table:table-cell office:value-type="float" office:value="0.70020773476101" calcext:value-type="float">
            <text:p>0.70020773476101</text:p>
          </table:table-cell>
          <table:table-cell office:value-type="string" calcext:value-type="string">
            <text:p>degrees</text:p>
          </table:table-cell>
          <table:table-cell office:value-type="float" office:value="-3.15184525298567" calcext:value-type="float">
            <text:p>-3.15184525298567</text:p>
          </table:table-cell>
          <table:table-cell office:value-type="string" calcext:value-type="string">
            <text:p>velocityMetersPerSec</text:p>
          </table:table-cell>
          <table:table-cell office:value-type="float" office:value="1.12764853288237" calcext:value-type="float">
            <text:p>1.12764853288237</text:p>
          </table:table-cell>
          <table:table-cell table:number-columns-repeated="16370"/>
        </table:table-row>
        <table:table-row table:style-name="ro1">
          <table:table-cell table:style-name="ce21" table:formula="of:=([.B446]-[.$B$1])*24*3600" office:value-type="float" office:value="2.949999715" calcext:value-type="float">
            <text:p>2.950</text:p>
          </table:table-cell>
          <table:table-cell office:value-type="date" office:date-value="2024-10-27T13:37:37.651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5.674969444798" calcext:value-type="float">
            <text:p>15.674969444798</text:p>
          </table:table-cell>
          <table:table-cell office:value-type="string" calcext:value-type="string">
            <text:p>x</text:p>
          </table:table-cell>
          <table:table-cell office:value-type="float" office:value="7.75415659385938" calcext:value-type="float">
            <text:p>7.75415659385938</text:p>
          </table:table-cell>
          <table:table-cell office:value-type="string" calcext:value-type="string">
            <text:p>y</text:p>
          </table:table-cell>
          <table:table-cell office:value-type="float" office:value="0.699233140489845" calcext:value-type="float">
            <text:p>0.699233140489845</text:p>
          </table:table-cell>
          <table:table-cell office:value-type="string" calcext:value-type="string">
            <text:p>degrees</text:p>
          </table:table-cell>
          <table:table-cell office:value-type="float" office:value="0.63088175484356" calcext:value-type="float">
            <text:p>0.63088175484356</text:p>
          </table:table-cell>
          <table:table-cell office:value-type="string" calcext:value-type="string">
            <text:p>velocityMetersPerSec</text:p>
          </table:table-cell>
          <table:table-cell office:value-type="float" office:value="1.13314158790371" calcext:value-type="float">
            <text:p>1.13314158790371</text:p>
          </table:table-cell>
          <table:table-cell table:number-columns-repeated="16370"/>
        </table:table-row>
        <table:table-row table:style-name="ro1">
          <table:table-cell table:style-name="ce21" table:formula="of:=([.B447]-[.$B$1])*24*3600" office:value-type="float" office:value="2.949999715" calcext:value-type="float">
            <text:p>2.950</text:p>
          </table:table-cell>
          <table:table-cell office:value-type="date" office:date-value="2024-10-27T13:37:37.651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5.713715933743" calcext:value-type="float">
            <text:p>15.713715933743</text:p>
          </table:table-cell>
          <table:table-cell office:value-type="string" calcext:value-type="string">
            <text:p>x</text:p>
          </table:table-cell>
          <table:table-cell office:value-type="float" office:value="7.79774487527732" calcext:value-type="float">
            <text:p>7.79774487527732</text:p>
          </table:table-cell>
          <table:table-cell office:value-type="string" calcext:value-type="string">
            <text:p>y</text:p>
          </table:table-cell>
          <table:table-cell office:value-type="float" office:value="0.701141649588617" calcext:value-type="float">
            <text:p>0.701141649588617</text:p>
          </table:table-cell>
          <table:table-cell office:value-type="string" calcext:value-type="string">
            <text:p>degrees</text:p>
          </table:table-cell>
          <table:table-cell office:value-type="float" office:value="4.38442335088186" calcext:value-type="float">
            <text:p>4.38442335088186</text:p>
          </table:table-cell>
          <table:table-cell office:value-type="string" calcext:value-type="string">
            <text:p>velocityMetersPerSec</text:p>
          </table:table-cell>
          <table:table-cell office:value-type="float" office:value="1.11893567390679" calcext:value-type="float">
            <text:p>1.11893567390679</text:p>
          </table:table-cell>
          <table:table-cell table:number-columns-repeated="16370"/>
        </table:table-row>
        <table:table-row table:style-name="ro1">
          <table:table-cell table:style-name="ce21" table:formula="of:=([.B448]-[.$B$1])*24*3600" office:value-type="float" office:value="2.949999715" calcext:value-type="float">
            <text:p>2.950</text:p>
          </table:table-cell>
          <table:table-cell office:value-type="date" office:date-value="2024-10-27T13:37:37.651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5.7524731268032" calcext:value-type="float">
            <text:p>15.7524731268032</text:p>
          </table:table-cell>
          <table:table-cell office:value-type="string" calcext:value-type="string">
            <text:p>x</text:p>
          </table:table-cell>
          <table:table-cell office:value-type="float" office:value="7.84066236838872" calcext:value-type="float">
            <text:p>7.84066236838872</text:p>
          </table:table-cell>
          <table:table-cell office:value-type="string" calcext:value-type="string">
            <text:p>y</text:p>
          </table:table-cell>
          <table:table-cell office:value-type="float" office:value="0.705834464809901" calcext:value-type="float">
            <text:p>0.705834464809901</text:p>
          </table:table-cell>
          <table:table-cell office:value-type="string" calcext:value-type="string">
            <text:p>degrees</text:p>
          </table:table-cell>
          <table:table-cell office:value-type="float" office:value="8.09311333858575" calcext:value-type="float">
            <text:p>8.09311333858575</text:p>
          </table:table-cell>
          <table:table-cell office:value-type="string" calcext:value-type="string">
            <text:p>velocityMetersPerSec</text:p>
          </table:table-cell>
          <table:table-cell office:value-type="float" office:value="1.1089500626855" calcext:value-type="float">
            <text:p>1.1089500626855</text:p>
          </table:table-cell>
          <table:table-cell table:number-columns-repeated="16370"/>
        </table:table-row>
        <table:table-row table:style-name="ro1">
          <table:table-cell table:style-name="ce21" table:formula="of:=([.B449]-[.$B$1])*24*3600" office:value-type="float" office:value="2.949999715" calcext:value-type="float">
            <text:p>2.950</text:p>
          </table:table-cell>
          <table:table-cell office:value-type="date" office:date-value="2024-10-27T13:37:37.651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5.791196685806" calcext:value-type="float">
            <text:p>15.791196685806</text:p>
          </table:table-cell>
          <table:table-cell office:value-type="string" calcext:value-type="string">
            <text:p>x</text:p>
          </table:table-cell>
          <table:table-cell office:value-type="float" office:value="7.88284425116719" calcext:value-type="float">
            <text:p>7.88284425116719</text:p>
          </table:table-cell>
          <table:table-cell office:value-type="string" calcext:value-type="string">
            <text:p>y</text:p>
          </table:table-cell>
          <table:table-cell office:value-type="float" office:value="0.713212788906273" calcext:value-type="float">
            <text:p>0.713212788906273</text:p>
          </table:table-cell>
          <table:table-cell office:value-type="string" calcext:value-type="string">
            <text:p>degrees</text:p>
          </table:table-cell>
          <table:table-cell office:value-type="float" office:value="11.743823302355" calcext:value-type="float">
            <text:p>11.743823302355</text:p>
          </table:table-cell>
          <table:table-cell office:value-type="string" calcext:value-type="string">
            <text:p>velocityMetersPerSec</text:p>
          </table:table-cell>
          <table:table-cell office:value-type="float" office:value="1.10274322668393" calcext:value-type="float">
            <text:p>1.10274322668393</text:p>
          </table:table-cell>
          <table:table-cell table:number-columns-repeated="16370"/>
        </table:table-row>
        <table:table-row table:style-name="ro1">
          <table:table-cell table:style-name="ce21" table:formula="of:=([.B450]-[.$B$1])*24*3600" office:value-type="float" office:value="2.949999715" calcext:value-type="float">
            <text:p>2.950</text:p>
          </table:table-cell>
          <table:table-cell office:value-type="date" office:date-value="2024-10-27T13:37:37.651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5.8298464070064" calcext:value-type="float">
            <text:p>15.8298464070064</text:p>
          </table:table-cell>
          <table:table-cell office:value-type="string" calcext:value-type="string">
            <text:p>x</text:p>
          </table:table-cell>
          <table:table-cell office:value-type="float" office:value="7.92422570158632" calcext:value-type="float">
            <text:p>7.92422570158632</text:p>
          </table:table-cell>
          <table:table-cell office:value-type="string" calcext:value-type="string">
            <text:p>y</text:p>
          </table:table-cell>
          <table:table-cell office:value-type="float" office:value="0.723177824630309" calcext:value-type="float">
            <text:p>0.723177824630309</text:p>
          </table:table-cell>
          <table:table-cell office:value-type="string" calcext:value-type="string">
            <text:p>degrees</text:p>
          </table:table-cell>
          <table:table-cell office:value-type="float" office:value="15.3262508187051" calcext:value-type="float">
            <text:p>15.3262508187051</text:p>
          </table:table-cell>
          <table:table-cell office:value-type="string" calcext:value-type="string">
            <text:p>velocityMetersPerSec</text:p>
          </table:table-cell>
          <table:table-cell office:value-type="float" office:value="1.09982785881299" calcext:value-type="float">
            <text:p>1.09982785881299</text:p>
          </table:table-cell>
          <table:table-cell table:number-columns-repeated="16370"/>
        </table:table-row>
        <table:table-row table:style-name="ro1">
          <table:table-cell table:style-name="ce21" table:formula="of:=([.B451]-[.$B$1])*24*3600" office:value-type="float" office:value="2.949999715" calcext:value-type="float">
            <text:p>2.950</text:p>
          </table:table-cell>
          <table:table-cell office:value-type="date" office:date-value="2024-10-27T13:37:37.651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5.868388159708" calcext:value-type="float">
            <text:p>15.868388159708</text:p>
          </table:table-cell>
          <table:table-cell office:value-type="string" calcext:value-type="string">
            <text:p>x</text:p>
          </table:table-cell>
          <table:table-cell office:value-type="float" office:value="7.96474189761969" calcext:value-type="float">
            <text:p>7.96474189761969</text:p>
          </table:table-cell>
          <table:table-cell office:value-type="string" calcext:value-type="string">
            <text:p>y</text:p>
          </table:table-cell>
          <table:table-cell office:value-type="float" office:value="0.735630774734584" calcext:value-type="float">
            <text:p>0.735630774734584</text:p>
          </table:table-cell>
          <table:table-cell office:value-type="string" calcext:value-type="string">
            <text:p>degrees</text:p>
          </table:table-cell>
          <table:table-cell office:value-type="float" office:value="18.8330224988362" calcext:value-type="float">
            <text:p>18.8330224988362</text:p>
          </table:table-cell>
          <table:table-cell office:value-type="string" calcext:value-type="string">
            <text:p>velocityMetersPerSec</text:p>
          </table:table-cell>
          <table:table-cell office:value-type="float" office:value="1.0996968175533" calcext:value-type="float">
            <text:p>1.0996968175533</text:p>
          </table:table-cell>
          <table:table-cell table:number-columns-repeated="16370"/>
        </table:table-row>
        <table:table-row table:style-name="ro1">
          <table:table-cell table:style-name="ce21" table:formula="of:=([.B452]-[.$B$1])*24*3600" office:value-type="float" office:value="2.949999715" calcext:value-type="float">
            <text:p>2.950</text:p>
          </table:table-cell>
          <table:table-cell office:value-type="date" office:date-value="2024-10-27T13:37:37.651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5.90679493058" calcext:value-type="float">
            <text:p>15.90679493058</text:p>
          </table:table-cell>
          <table:table-cell office:value-type="string" calcext:value-type="string">
            <text:p>x</text:p>
          </table:table-cell>
          <table:table-cell office:value-type="float" office:value="8.00432801724091" calcext:value-type="float">
            <text:p>8.00432801724091</text:p>
          </table:table-cell>
          <table:table-cell office:value-type="string" calcext:value-type="string">
            <text:p>y</text:p>
          </table:table-cell>
          <table:table-cell office:value-type="float" office:value="0.750472841971674" calcext:value-type="float">
            <text:p>0.750472841971674</text:p>
          </table:table-cell>
          <table:table-cell office:value-type="string" calcext:value-type="string">
            <text:p>degrees</text:p>
          </table:table-cell>
          <table:table-cell office:value-type="float" office:value="22.2596351788651" calcext:value-type="float">
            <text:p>22.2596351788651</text:p>
          </table:table-cell>
          <table:table-cell office:value-type="string" calcext:value-type="string">
            <text:p>velocityMetersPerSec</text:p>
          </table:table-cell>
          <table:table-cell office:value-type="float" office:value="1.10184398756499" calcext:value-type="float">
            <text:p>1.10184398756499</text:p>
          </table:table-cell>
          <table:table-cell table:number-columns-repeated="16370"/>
        </table:table-row>
        <table:table-row table:style-name="ro1">
          <table:table-cell table:style-name="ce21" table:formula="of:=([.B453]-[.$B$1])*24*3600" office:value-type="float" office:value="2.949999715" calcext:value-type="float">
            <text:p>2.950</text:p>
          </table:table-cell>
          <table:table-cell office:value-type="date" office:date-value="2024-10-27T13:37:37.651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5.9450471139674" calcext:value-type="float">
            <text:p>15.9450471139674</text:p>
          </table:table-cell>
          <table:table-cell office:value-type="string" calcext:value-type="string">
            <text:p>x</text:p>
          </table:table-cell>
          <table:table-cell office:value-type="float" office:value="8.04291923842355" calcext:value-type="float">
            <text:p>8.04291923842355</text:p>
          </table:table-cell>
          <table:table-cell office:value-type="string" calcext:value-type="string">
            <text:p>y</text:p>
          </table:table-cell>
          <table:table-cell office:value-type="float" office:value="0.767605229094156" calcext:value-type="float">
            <text:p>0.767605229094156</text:p>
          </table:table-cell>
          <table:table-cell office:value-type="string" calcext:value-type="string">
            <text:p>degrees</text:p>
          </table:table-cell>
          <table:table-cell office:value-type="float" office:value="25.6042711494932" calcext:value-type="float">
            <text:p>25.6042711494932</text:p>
          </table:table-cell>
          <table:table-cell office:value-type="string" calcext:value-type="string">
            <text:p>velocityMetersPerSec</text:p>
          </table:table-cell>
          <table:table-cell office:value-type="float" office:value="1.10578051642087" calcext:value-type="float">
            <text:p>1.10578051642087</text:p>
          </table:table-cell>
          <table:table-cell table:number-columns-repeated="16370"/>
        </table:table-row>
        <table:table-row table:style-name="ro1">
          <table:table-cell table:style-name="ce21" table:formula="of:=([.B454]-[.$B$1])*24*3600" office:value-type="float" office:value="2.949999715" calcext:value-type="float">
            <text:p>2.950</text:p>
          </table:table-cell>
          <table:table-cell office:value-type="date" office:date-value="2024-10-27T13:37:37.651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5.9831322265581" calcext:value-type="float">
            <text:p>15.9831322265581</text:p>
          </table:table-cell>
          <table:table-cell office:value-type="string" calcext:value-type="string">
            <text:p>x</text:p>
          </table:table-cell>
          <table:table-cell office:value-type="float" office:value="8.08045073914122" calcext:value-type="float">
            <text:p>8.08045073914122</text:p>
          </table:table-cell>
          <table:table-cell office:value-type="string" calcext:value-type="string">
            <text:p>y</text:p>
          </table:table-cell>
          <table:table-cell office:value-type="float" office:value="0.786929138854604" calcext:value-type="float">
            <text:p>0.786929138854604</text:p>
          </table:table-cell>
          <table:table-cell office:value-type="string" calcext:value-type="string">
            <text:p>degrees</text:p>
          </table:table-cell>
          <table:table-cell office:value-type="float" office:value="28.8675279867435" calcext:value-type="float">
            <text:p>28.8675279867435</text:p>
          </table:table-cell>
          <table:table-cell office:value-type="string" calcext:value-type="string">
            <text:p>velocityMetersPerSec</text:p>
          </table:table-cell>
          <table:table-cell office:value-type="float" office:value="1.11104696161075" calcext:value-type="float">
            <text:p>1.11104696161075</text:p>
          </table:table-cell>
          <table:table-cell table:number-columns-repeated="16370"/>
        </table:table-row>
        <table:table-row table:style-name="ro1">
          <table:table-cell table:style-name="ce21" table:formula="of:=([.B455]-[.$B$1])*24*3600" office:value-type="float" office:value="2.949999715" calcext:value-type="float">
            <text:p>2.950</text:p>
          </table:table-cell>
          <table:table-cell office:value-type="date" office:date-value="2024-10-27T13:37:37.651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6.0210442298113" calcext:value-type="float">
            <text:p>16.0210442298113</text:p>
          </table:table-cell>
          <table:table-cell office:value-type="string" calcext:value-type="string">
            <text:p>x</text:p>
          </table:table-cell>
          <table:table-cell office:value-type="float" office:value="8.1168576973675" calcext:value-type="float">
            <text:p>8.1168576973675</text:p>
          </table:table-cell>
          <table:table-cell office:value-type="string" calcext:value-type="string">
            <text:p>y</text:p>
          </table:table-cell>
          <table:table-cell office:value-type="float" office:value="0.808345774005595" calcext:value-type="float">
            <text:p>0.808345774005595</text:p>
          </table:table-cell>
          <table:table-cell office:value-type="string" calcext:value-type="string">
            <text:p>degrees</text:p>
          </table:table-cell>
          <table:table-cell office:value-type="float" office:value="32.0521017109924" calcext:value-type="float">
            <text:p>32.0521017109924</text:p>
          </table:table-cell>
          <table:table-cell office:value-type="string" calcext:value-type="string">
            <text:p>velocityMetersPerSec</text:p>
          </table:table-cell>
          <table:table-cell office:value-type="float" office:value="1.11722189314191" calcext:value-type="float">
            <text:p>1.11722189314191</text:p>
          </table:table-cell>
          <table:table-cell table:number-columns-repeated="16370"/>
        </table:table-row>
        <table:table-row table:style-name="ro1">
          <table:table-cell table:style-name="ce21" table:formula="of:=([.B456]-[.$B$1])*24*3600" office:value-type="float" office:value="2.949999715" calcext:value-type="float">
            <text:p>2.950</text:p>
          </table:table-cell>
          <table:table-cell office:value-type="date" office:date-value="2024-10-27T13:37:37.651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6.0587826253311" calcext:value-type="float">
            <text:p>16.0587826253311</text:p>
          </table:table-cell>
          <table:table-cell office:value-type="string" calcext:value-type="string">
            <text:p>x</text:p>
          </table:table-cell>
          <table:table-cell office:value-type="float" office:value="8.15207529107599" calcext:value-type="float">
            <text:p>8.15207529107599</text:p>
          </table:table-cell>
          <table:table-cell office:value-type="string" calcext:value-type="string">
            <text:p>y</text:p>
          </table:table-cell>
          <table:table-cell office:value-type="float" office:value="0.831756337299704" calcext:value-type="float">
            <text:p>0.831756337299704</text:p>
          </table:table-cell>
          <table:table-cell office:value-type="string" calcext:value-type="string">
            <text:p>degrees</text:p>
          </table:table-cell>
          <table:table-cell office:value-type="float" office:value="35.1624558985345" calcext:value-type="float">
            <text:p>35.1624558985345</text:p>
          </table:table-cell>
          <table:table-cell office:value-type="string" calcext:value-type="string">
            <text:p>velocityMetersPerSec</text:p>
          </table:table-cell>
          <table:table-cell office:value-type="float" office:value="1.12392749040346" calcext:value-type="float">
            <text:p>1.12392749040346</text:p>
          </table:table-cell>
          <table:table-cell table:number-columns-repeated="16370"/>
        </table:table-row>
        <table:table-row table:style-name="ro1">
          <table:table-cell table:style-name="ce21" table:formula="of:=([.B457]-[.$B$1])*24*3600" office:value-type="float" office:value="2.949999715" calcext:value-type="float">
            <text:p>2.950</text:p>
          </table:table-cell>
          <table:table-cell office:value-type="date" office:date-value="2024-10-27T13:37:37.651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6.0963514572444" calcext:value-type="float">
            <text:p>16.0963514572444</text:p>
          </table:table-cell>
          <table:table-cell office:value-type="string" calcext:value-type="string">
            <text:p>x</text:p>
          </table:table-cell>
          <table:table-cell office:value-type="float" office:value="8.18603869824028" calcext:value-type="float">
            <text:p>8.18603869824028</text:p>
          </table:table-cell>
          <table:table-cell office:value-type="string" calcext:value-type="string">
            <text:p>y</text:p>
          </table:table-cell>
          <table:table-cell office:value-type="float" office:value="0.857062031489508" calcext:value-type="float">
            <text:p>0.857062031489508</text:p>
          </table:table-cell>
          <table:table-cell office:value-type="string" calcext:value-type="string">
            <text:p>degrees</text:p>
          </table:table-cell>
          <table:table-cell office:value-type="float" office:value="38.2045012667864" calcext:value-type="float">
            <text:p>38.2045012667864</text:p>
          </table:table-cell>
          <table:table-cell office:value-type="string" calcext:value-type="string">
            <text:p>velocityMetersPerSec</text:p>
          </table:table-cell>
          <table:table-cell office:value-type="float" office:value="1.13083266307858" calcext:value-type="float">
            <text:p>1.13083266307858</text:p>
          </table:table-cell>
          <table:table-cell table:number-columns-repeated="16370"/>
        </table:table-row>
        <table:table-row table:style-name="ro1">
          <table:table-cell table:style-name="ce21" table:formula="of:=([.B458]-[.$B$1])*24*3600" office:value-type="float" office:value="2.949999715" calcext:value-type="float">
            <text:p>2.950</text:p>
          </table:table-cell>
          <table:table-cell office:value-type="date" office:date-value="2024-10-27T13:37:37.651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6.1337583202363" calcext:value-type="float">
            <text:p>16.1337583202363</text:p>
          </table:table-cell>
          <table:table-cell office:value-type="string" calcext:value-type="string">
            <text:p>x</text:p>
          </table:table-cell>
          <table:table-cell office:value-type="float" office:value="8.21868309683396" calcext:value-type="float">
            <text:p>8.21868309683396</text:p>
          </table:table-cell>
          <table:table-cell office:value-type="string" calcext:value-type="string">
            <text:p>y</text:p>
          </table:table-cell>
          <table:table-cell office:value-type="float" office:value="0.884164059327582" calcext:value-type="float">
            <text:p>0.884164059327582</text:p>
          </table:table-cell>
          <table:table-cell office:value-type="string" calcext:value-type="string">
            <text:p>degrees</text:p>
          </table:table-cell>
          <table:table-cell office:value-type="float" office:value="41.1853019499066" calcext:value-type="float">
            <text:p>41.1853019499066</text:p>
          </table:table-cell>
          <table:table-cell office:value-type="string" calcext:value-type="string">
            <text:p>velocityMetersPerSec</text:p>
          </table:table-cell>
          <table:table-cell office:value-type="float" office:value="1.13765421508629" calcext:value-type="float">
            <text:p>1.13765421508629</text:p>
          </table:table-cell>
          <table:table-cell table:number-columns-repeated="16370"/>
        </table:table-row>
        <table:table-row table:style-name="ro1">
          <table:table-cell table:style-name="ce21" table:formula="of:=([.B459]-[.$B$1])*24*3600" office:value-type="float" office:value="2.949999715" calcext:value-type="float">
            <text:p>2.950</text:p>
          </table:table-cell>
          <table:table-cell office:value-type="date" office:date-value="2024-10-27T13:37:37.651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6.1710134381434" calcext:value-type="float">
            <text:p>16.1710134381434</text:p>
          </table:table-cell>
          <table:table-cell office:value-type="string" calcext:value-type="string">
            <text:p>x</text:p>
          </table:table-cell>
          <table:table-cell office:value-type="float" office:value="8.24994366483063" calcext:value-type="float">
            <text:p>8.24994366483063</text:p>
          </table:table-cell>
          <table:table-cell office:value-type="string" calcext:value-type="string">
            <text:p>y</text:p>
          </table:table-cell>
          <table:table-cell office:value-type="float" office:value="0.912963623566502" calcext:value-type="float">
            <text:p>0.912963623566502</text:p>
          </table:table-cell>
          <table:table-cell office:value-type="string" calcext:value-type="string">
            <text:p>degrees</text:p>
          </table:table-cell>
          <table:table-cell office:value-type="float" office:value="44.1128173226361" calcext:value-type="float">
            <text:p>44.1128173226361</text:p>
          </table:table-cell>
          <table:table-cell office:value-type="string" calcext:value-type="string">
            <text:p>velocityMetersPerSec</text:p>
          </table:table-cell>
          <table:table-cell office:value-type="float" office:value="1.14415655281417" calcext:value-type="float">
            <text:p>1.14415655281417</text:p>
          </table:table-cell>
          <table:table-cell table:number-columns-repeated="16370"/>
        </table:table-row>
        <table:table-row table:style-name="ro1">
          <table:table-cell table:style-name="ce21" table:formula="of:=([.B460]-[.$B$1])*24*3600" office:value-type="float" office:value="2.949999715" calcext:value-type="float">
            <text:p>2.950</text:p>
          </table:table-cell>
          <table:table-cell office:value-type="date" office:date-value="2024-10-27T13:37:37.651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6.2081288492191" calcext:value-type="float">
            <text:p>16.2081288492191</text:p>
          </table:table-cell>
          <table:table-cell office:value-type="string" calcext:value-type="string">
            <text:p>x</text:p>
          </table:table-cell>
          <table:table-cell office:value-type="float" office:value="8.27975558020387" calcext:value-type="float">
            <text:p>8.27975558020387</text:p>
          </table:table-cell>
          <table:table-cell office:value-type="string" calcext:value-type="string">
            <text:p>y</text:p>
          </table:table-cell>
          <table:table-cell office:value-type="float" office:value="0.943361926958843" calcext:value-type="float">
            <text:p>0.943361926958843</text:p>
          </table:table-cell>
          <table:table-cell office:value-type="string" calcext:value-type="string">
            <text:p>degrees</text:p>
          </table:table-cell>
          <table:table-cell office:value-type="float" office:value="46.9956823567469" calcext:value-type="float">
            <text:p>46.9956823567469</text:p>
          </table:table-cell>
          <table:table-cell office:value-type="string" calcext:value-type="string">
            <text:p>velocityMetersPerSec</text:p>
          </table:table-cell>
          <table:table-cell office:value-type="float" office:value="1.15015040975078" calcext:value-type="float">
            <text:p>1.15015040975078</text:p>
          </table:table-cell>
          <table:table-cell table:number-columns-repeated="16370"/>
        </table:table-row>
        <table:table-row table:style-name="ro1">
          <table:table-cell table:style-name="ce21" table:formula="of:=([.B461]-[.$B$1])*24*3600" office:value-type="float" office:value="2.949999715" calcext:value-type="float">
            <text:p>2.950</text:p>
          </table:table-cell>
          <table:table-cell office:value-type="date" office:date-value="2024-10-27T13:37:37.651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6.2451177115915" calcext:value-type="float">
            <text:p>16.2451177115915</text:p>
          </table:table-cell>
          <table:table-cell office:value-type="string" calcext:value-type="string">
            <text:p>x</text:p>
          </table:table-cell>
          <table:table-cell office:value-type="float" office:value="8.30805402092727" calcext:value-type="float">
            <text:p>8.30805402092727</text:p>
          </table:table-cell>
          <table:table-cell office:value-type="string" calcext:value-type="string">
            <text:p>y</text:p>
          </table:table-cell>
          <table:table-cell office:value-type="float" office:value="0.975260172257182" calcext:value-type="float">
            <text:p>0.975260172257182</text:p>
          </table:table-cell>
          <table:table-cell office:value-type="string" calcext:value-type="string">
            <text:p>degrees</text:p>
          </table:table-cell>
          <table:table-cell office:value-type="float" office:value="49.8430251986394" calcext:value-type="float">
            <text:p>49.8430251986394</text:p>
          </table:table-cell>
          <table:table-cell office:value-type="string" calcext:value-type="string">
            <text:p>velocityMetersPerSec</text:p>
          </table:table-cell>
          <table:table-cell office:value-type="float" office:value="1.15549101736512" calcext:value-type="float">
            <text:p>1.15549101736512</text:p>
          </table:table-cell>
          <table:table-cell table:number-columns-repeated="16370"/>
        </table:table-row>
        <table:table-row table:style-name="ro1">
          <table:table-cell table:style-name="ce21" table:formula="of:=([.B462]-[.$B$1])*24*3600" office:value-type="float" office:value="2.949999715" calcext:value-type="float">
            <text:p>2.950</text:p>
          </table:table-cell>
          <table:table-cell office:value-type="date" office:date-value="2024-10-27T13:37:37.651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6.2819937259307" calcext:value-type="float">
            <text:p>16.2819937259307</text:p>
          </table:table-cell>
          <table:table-cell office:value-type="string" calcext:value-type="string">
            <text:p>x</text:p>
          </table:table-cell>
          <table:table-cell office:value-type="float" office:value="8.33477416497444" calcext:value-type="float">
            <text:p>8.33477416497444</text:p>
          </table:table-cell>
          <table:table-cell office:value-type="string" calcext:value-type="string">
            <text:p>y</text:p>
          </table:table-cell>
          <table:table-cell office:value-type="float" office:value="1.00855956221409" calcext:value-type="float">
            <text:p>1.00855956221409</text:p>
          </table:table-cell>
          <table:table-cell office:value-type="string" calcext:value-type="string">
            <text:p>degrees</text:p>
          </table:table-cell>
          <table:table-cell office:value-type="float" office:value="52.6643177611235" calcext:value-type="float">
            <text:p>52.6643177611235</text:p>
          </table:table-cell>
          <table:table-cell office:value-type="string" calcext:value-type="string">
            <text:p>velocityMetersPerSec</text:p>
          </table:table-cell>
          <table:table-cell office:value-type="float" office:value="1.16007609796436" calcext:value-type="float">
            <text:p>1.16007609796436</text:p>
          </table:table-cell>
          <table:table-cell table:number-columns-repeated="16370"/>
        </table:table-row>
        <table:table-row table:style-name="ro1">
          <table:table-cell table:style-name="ce21" table:formula="of:=([.B463]-[.$B$1])*24*3600" office:value-type="float" office:value="2.949999715" calcext:value-type="float">
            <text:p>2.950</text:p>
          </table:table-cell>
          <table:table-cell office:value-type="date" office:date-value="2024-10-27T13:37:37.651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6.3187706611008" calcext:value-type="float">
            <text:p>16.3187706611008</text:p>
          </table:table-cell>
          <table:table-cell office:value-type="string" calcext:value-type="string">
            <text:p>x</text:p>
          </table:table-cell>
          <table:table-cell office:value-type="float" office:value="8.35985119031896" calcext:value-type="float">
            <text:p>8.35985119031896</text:p>
          </table:table-cell>
          <table:table-cell office:value-type="string" calcext:value-type="string">
            <text:p>y</text:p>
          </table:table-cell>
          <table:table-cell office:value-type="float" office:value="1.04316129958215" calcext:value-type="float">
            <text:p>1.04316129958215</text:p>
          </table:table-cell>
          <table:table-cell office:value-type="string" calcext:value-type="string">
            <text:p>degrees</text:p>
          </table:table-cell>
          <table:table-cell office:value-type="float" office:value="55.4692533297192" calcext:value-type="float">
            <text:p>55.4692533297192</text:p>
          </table:table-cell>
          <table:table-cell office:value-type="string" calcext:value-type="string">
            <text:p>velocityMetersPerSec</text:p>
          </table:table-cell>
          <table:table-cell office:value-type="float" office:value="1.16384399244031" calcext:value-type="float">
            <text:p>1.16384399244031</text:p>
          </table:table-cell>
          <table:table-cell table:number-columns-repeated="16370"/>
        </table:table-row>
        <table:table-row table:style-name="ro1">
          <table:table-cell table:style-name="ce21" table:formula="of:=([.B464]-[.$B$1])*24*3600" office:value-type="float" office:value="2.949999715" calcext:value-type="float">
            <text:p>2.950</text:p>
          </table:table-cell>
          <table:table-cell office:value-type="date" office:date-value="2024-10-27T13:37:37.651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6.3554619615162" calcext:value-type="float">
            <text:p>16.3554619615162</text:p>
          </table:table-cell>
          <table:table-cell office:value-type="string" calcext:value-type="string">
            <text:p>x</text:p>
          </table:table-cell>
          <table:table-cell office:value-type="float" office:value="8.38322027493442" calcext:value-type="float">
            <text:p>8.38322027493442</text:p>
          </table:table-cell>
          <table:table-cell office:value-type="string" calcext:value-type="string">
            <text:p>y</text:p>
          </table:table-cell>
          <table:table-cell office:value-type="float" office:value="1.07896658711394" calcext:value-type="float">
            <text:p>1.07896658711394</text:p>
          </table:table-cell>
          <table:table-cell office:value-type="string" calcext:value-type="string">
            <text:p>degrees</text:p>
          </table:table-cell>
          <table:table-cell office:value-type="float" office:value="58.2676441782988" calcext:value-type="float">
            <text:p>58.2676441782988</text:p>
          </table:table-cell>
          <table:table-cell office:value-type="string" calcext:value-type="string">
            <text:p>velocityMetersPerSec</text:p>
          </table:table-cell>
          <table:table-cell office:value-type="float" office:value="1.16677216802381" calcext:value-type="float">
            <text:p>1.16677216802381</text:p>
          </table:table-cell>
          <table:table-cell table:number-columns-repeated="16370"/>
        </table:table-row>
        <table:table-row table:style-name="ro1">
          <table:table-cell table:style-name="ce21" table:formula="of:=([.B465]-[.$B$1])*24*3600" office:value-type="float" office:value="2.949999715" calcext:value-type="float">
            <text:p>2.950</text:p>
          </table:table-cell>
          <table:table-cell office:value-type="date" office:date-value="2024-10-27T13:37:37.651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6.3920804110148" calcext:value-type="float">
            <text:p>16.3920804110148</text:p>
          </table:table-cell>
          <table:table-cell office:value-type="string" calcext:value-type="string">
            <text:p>x</text:p>
          </table:table-cell>
          <table:table-cell office:value-type="float" office:value="8.40481659679441" calcext:value-type="float">
            <text:p>8.40481659679441</text:p>
          </table:table-cell>
          <table:table-cell office:value-type="string" calcext:value-type="string">
            <text:p>y</text:p>
          </table:table-cell>
          <table:table-cell office:value-type="float" office:value="1.11587662756203" calcext:value-type="float">
            <text:p>1.11587662756203</text:p>
          </table:table-cell>
          <table:table-cell office:value-type="string" calcext:value-type="string">
            <text:p>degrees</text:p>
          </table:table-cell>
          <table:table-cell office:value-type="float" office:value="61.0693316959568" calcext:value-type="float">
            <text:p>61.0693316959568</text:p>
          </table:table-cell>
          <table:table-cell office:value-type="string" calcext:value-type="string">
            <text:p>velocityMetersPerSec</text:p>
          </table:table-cell>
          <table:table-cell office:value-type="float" office:value="1.16887628163016" calcext:value-type="float">
            <text:p>1.16887628163016</text:p>
          </table:table-cell>
          <table:table-cell table:number-columns-repeated="16370"/>
        </table:table-row>
        <table:table-row table:style-name="ro1">
          <table:table-cell table:style-name="ce21" table:formula="of:=([.B466]-[.$B$1])*24*3600" office:value-type="float" office:value="2.949999715" calcext:value-type="float">
            <text:p>2.950</text:p>
          </table:table-cell>
          <table:table-cell office:value-type="date" office:date-value="2024-10-27T13:37:37.651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6.4286378264868" calcext:value-type="float">
            <text:p>16.4286378264868</text:p>
          </table:table-cell>
          <table:table-cell office:value-type="string" calcext:value-type="string">
            <text:p>x</text:p>
          </table:table-cell>
          <table:table-cell office:value-type="float" office:value="8.42457533387254" calcext:value-type="float">
            <text:p>8.42457533387254</text:p>
          </table:table-cell>
          <table:table-cell office:value-type="string" calcext:value-type="string">
            <text:p>y</text:p>
          </table:table-cell>
          <table:table-cell office:value-type="float" office:value="1.15379262367899" calcext:value-type="float">
            <text:p>1.15379262367899</text:p>
          </table:table-cell>
          <table:table-cell office:value-type="string" calcext:value-type="string">
            <text:p>degrees</text:p>
          </table:table-cell>
          <table:table-cell office:value-type="float" office:value="63.8841013411168" calcext:value-type="float">
            <text:p>63.8841013411168</text:p>
          </table:table-cell>
          <table:table-cell office:value-type="string" calcext:value-type="string">
            <text:p>velocityMetersPerSec</text:p>
          </table:table-cell>
          <table:table-cell office:value-type="float" office:value="1.17020990517056" calcext:value-type="float">
            <text:p>1.17020990517056</text:p>
          </table:table-cell>
          <table:table-cell table:number-columns-repeated="16370"/>
        </table:table-row>
        <table:table-row table:style-name="ro1">
          <table:table-cell table:style-name="ce21" table:formula="of:=([.B467]-[.$B$1])*24*3600" office:value-type="float" office:value="2.949999715" calcext:value-type="float">
            <text:p>2.950</text:p>
          </table:table-cell>
          <table:table-cell office:value-type="date" office:date-value="2024-10-27T13:37:37.651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6.4651447546971" calcext:value-type="float">
            <text:p>16.4651447546971</text:p>
          </table:table-cell>
          <table:table-cell office:value-type="string" calcext:value-type="string">
            <text:p>x</text:p>
          </table:table-cell>
          <table:table-cell office:value-type="float" office:value="8.44243166414238" calcext:value-type="float">
            <text:p>8.44243166414238</text:p>
          </table:table-cell>
          <table:table-cell office:value-type="string" calcext:value-type="string">
            <text:p>y</text:p>
          </table:table-cell>
          <table:table-cell office:value-type="float" office:value="1.1926157782174" calcext:value-type="float">
            <text:p>1.1926157782174</text:p>
          </table:table-cell>
          <table:table-cell office:value-type="string" calcext:value-type="string">
            <text:p>degrees</text:p>
          </table:table-cell>
          <table:table-cell office:value-type="float" office:value="66.721594733201" calcext:value-type="float">
            <text:p>66.721594733201</text:p>
          </table:table-cell>
          <table:table-cell office:value-type="string" calcext:value-type="string">
            <text:p>velocityMetersPerSec</text:p>
          </table:table-cell>
          <table:table-cell office:value-type="float" office:value="1.17086495103908" calcext:value-type="float">
            <text:p>1.17086495103908</text:p>
          </table:table-cell>
          <table:table-cell table:number-columns-repeated="16370"/>
        </table:table-row>
        <table:table-row table:style-name="ro1">
          <table:table-cell table:style-name="ce21" table:formula="of:=([.B468]-[.$B$1])*24*3600" office:value-type="float" office:value="2.949999715" calcext:value-type="float">
            <text:p>2.950</text:p>
          </table:table-cell>
          <table:table-cell office:value-type="date" office:date-value="2024-10-27T13:37:37.651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6.5016101474814" calcext:value-type="float">
            <text:p>16.5016101474814</text:p>
          </table:table-cell>
          <table:table-cell office:value-type="string" calcext:value-type="string">
            <text:p>x</text:p>
          </table:table-cell>
          <table:table-cell office:value-type="float" office:value="8.45832076557753" calcext:value-type="float">
            <text:p>8.45832076557753</text:p>
          </table:table-cell>
          <table:table-cell office:value-type="string" calcext:value-type="string">
            <text:p>y</text:p>
          </table:table-cell>
          <table:table-cell office:value-type="float" office:value="1.23224729392985" calcext:value-type="float">
            <text:p>1.23224729392985</text:p>
          </table:table-cell>
          <table:table-cell office:value-type="string" calcext:value-type="string">
            <text:p>degrees</text:p>
          </table:table-cell>
          <table:table-cell office:value-type="float" office:value="69.5912113195778" calcext:value-type="float">
            <text:p>69.5912113195778</text:p>
          </table:table-cell>
          <table:table-cell office:value-type="string" calcext:value-type="string">
            <text:p>velocityMetersPerSec</text:p>
          </table:table-cell>
          <table:table-cell office:value-type="float" office:value="1.17097276836345" calcext:value-type="float">
            <text:p>1.17097276836345</text:p>
          </table:table-cell>
          <table:table-cell table:number-columns-repeated="16370"/>
        </table:table-row>
        <table:table-row table:style-name="ro1">
          <table:table-cell table:style-name="ce21" table:formula="of:=([.B469]-[.$B$1])*24*3600" office:value-type="float" office:value="2.949999715" calcext:value-type="float">
            <text:p>2.950</text:p>
          </table:table-cell>
          <table:table-cell office:value-type="date" office:date-value="2024-10-27T13:37:37.651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6.5380409938441" calcext:value-type="float">
            <text:p>16.5380409938441</text:p>
          </table:table-cell>
          <table:table-cell office:value-type="string" calcext:value-type="string">
            <text:p>x</text:p>
          </table:table-cell>
          <table:table-cell office:value-type="float" office:value="8.47217781615159" calcext:value-type="float">
            <text:p>8.47217781615159</text:p>
          </table:table-cell>
          <table:table-cell office:value-type="string" calcext:value-type="string">
            <text:p>y</text:p>
          </table:table-cell>
          <table:table-cell office:value-type="float" office:value="1.27258837356889" calcext:value-type="float">
            <text:p>1.27258837356889</text:p>
          </table:table-cell>
          <table:table-cell office:value-type="string" calcext:value-type="string">
            <text:p>degrees</text:p>
          </table:table-cell>
          <table:table-cell office:value-type="float" office:value="72.5019923471145" calcext:value-type="float">
            <text:p>72.5019923471145</text:p>
          </table:table-cell>
          <table:table-cell office:value-type="string" calcext:value-type="string">
            <text:p>velocityMetersPerSec</text:p>
          </table:table-cell>
          <table:table-cell office:value-type="float" office:value="1.17070581214731" calcext:value-type="float">
            <text:p>1.17070581214731</text:p>
          </table:table-cell>
          <table:table-cell table:number-columns-repeated="16370"/>
        </table:table-row>
        <table:table-row table:style-name="ro1">
          <table:table-cell table:style-name="ce21" table:formula="of:=([.B470]-[.$B$1])*24*3600" office:value-type="float" office:value="2.949999715" calcext:value-type="float">
            <text:p>2.950</text:p>
          </table:table-cell>
          <table:table-cell office:value-type="date" office:date-value="2024-10-27T13:37:37.651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6.5744418927824" calcext:value-type="float">
            <text:p>16.5744418927824</text:p>
          </table:table-cell>
          <table:table-cell office:value-type="string" calcext:value-type="string">
            <text:p>x</text:p>
          </table:table-cell>
          <table:table-cell office:value-type="float" office:value="8.48393799383814" calcext:value-type="float">
            <text:p>8.48393799383814</text:p>
          </table:table-cell>
          <table:table-cell office:value-type="string" calcext:value-type="string">
            <text:p>y</text:p>
          </table:table-cell>
          <table:table-cell office:value-type="float" office:value="1.31354021988712" calcext:value-type="float">
            <text:p>1.31354021988712</text:p>
          </table:table-cell>
          <table:table-cell office:value-type="string" calcext:value-type="string">
            <text:p>degrees</text:p>
          </table:table-cell>
          <table:table-cell office:value-type="float" office:value="75.4624804310792" calcext:value-type="float">
            <text:p>75.4624804310792</text:p>
          </table:table-cell>
          <table:table-cell office:value-type="string" calcext:value-type="string">
            <text:p>velocityMetersPerSec</text:p>
          </table:table-cell>
          <table:table-cell office:value-type="float" office:value="1.17027971624244" calcext:value-type="float">
            <text:p>1.17027971624244</text:p>
          </table:table-cell>
          <table:table-cell table:number-columns-repeated="16370"/>
        </table:table-row>
        <table:table-row table:style-name="ro1">
          <table:table-cell table:style-name="ce21" table:formula="of:=([.B471]-[.$B$1])*24*3600" office:value-type="float" office:value="2.949999715" calcext:value-type="float">
            <text:p>2.950</text:p>
          </table:table-cell>
          <table:table-cell office:value-type="date" office:date-value="2024-10-27T13:37:37.651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6.6108145585173" calcext:value-type="float">
            <text:p>16.6108145585173</text:p>
          </table:table-cell>
          <table:table-cell office:value-type="string" calcext:value-type="string">
            <text:p>x</text:p>
          </table:table-cell>
          <table:table-cell office:value-type="float" office:value="8.49353647661078" calcext:value-type="float">
            <text:p>8.49353647661078</text:p>
          </table:table-cell>
          <table:table-cell office:value-type="string" calcext:value-type="string">
            <text:p>y</text:p>
          </table:table-cell>
          <table:table-cell office:value-type="float" office:value="1.3550040356371" calcext:value-type="float">
            <text:p>1.3550040356371</text:p>
          </table:table-cell>
          <table:table-cell office:value-type="string" calcext:value-type="string">
            <text:p>degrees</text:p>
          </table:table-cell>
          <table:table-cell office:value-type="float" office:value="78.4805490296104" calcext:value-type="float">
            <text:p>78.4805490296104</text:p>
          </table:table-cell>
          <table:table-cell office:value-type="string" calcext:value-type="string">
            <text:p>velocityMetersPerSec</text:p>
          </table:table-cell>
          <table:table-cell office:value-type="float" office:value="1.16995552505799" calcext:value-type="float">
            <text:p>1.16995552505799</text:p>
          </table:table-cell>
          <table:table-cell table:number-columns-repeated="16370"/>
        </table:table-row>
        <table:table-row table:style-name="ro1">
          <table:table-cell table:style-name="ce21" table:formula="of:=([.B472]-[.$B$1])*24*3600" office:value-type="float" office:value="2.949999715" calcext:value-type="float">
            <text:p>2.950</text:p>
          </table:table-cell>
          <table:table-cell office:value-type="date" office:date-value="2024-10-27T13:37:37.651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6.6471572609934" calcext:value-type="float">
            <text:p>16.6471572609934</text:p>
          </table:table-cell>
          <table:table-cell office:value-type="string" calcext:value-type="string">
            <text:p>x</text:p>
          </table:table-cell>
          <table:table-cell office:value-type="float" office:value="8.50090844244309" calcext:value-type="float">
            <text:p>8.50090844244309</text:p>
          </table:table-cell>
          <table:table-cell office:value-type="string" calcext:value-type="string">
            <text:p>y</text:p>
          </table:table-cell>
          <table:table-cell office:value-type="float" office:value="1.39688102357141" calcext:value-type="float">
            <text:p>1.39688102357141</text:p>
          </table:table-cell>
          <table:table-cell office:value-type="string" calcext:value-type="string">
            <text:p>degrees</text:p>
          </table:table-cell>
          <table:table-cell office:value-type="float" office:value="81.5631978417086" calcext:value-type="float">
            <text:p>81.5631978417086</text:p>
          </table:table-cell>
          <table:table-cell office:value-type="string" calcext:value-type="string">
            <text:p>velocityMetersPerSec</text:p>
          </table:table-cell>
          <table:table-cell office:value-type="float" office:value="1.17004175579587" calcext:value-type="float">
            <text:p>1.17004175579587</text:p>
          </table:table-cell>
          <table:table-cell table:number-columns-repeated="16370"/>
        </table:table-row>
        <table:table-row table:style-name="ro1">
          <table:table-cell table:style-name="ce21" table:formula="of:=([.B473]-[.$B$1])*24*3600" office:value-type="float" office:value="2.949999715" calcext:value-type="float">
            <text:p>2.950</text:p>
          </table:table-cell>
          <table:table-cell office:value-type="date" office:date-value="2024-10-27T13:37:37.651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6.6834642198238" calcext:value-type="float">
            <text:p>16.6834642198238</text:p>
          </table:table-cell>
          <table:table-cell office:value-type="string" calcext:value-type="string">
            <text:p>x</text:p>
          </table:table-cell>
          <table:table-cell office:value-type="float" office:value="8.50598906930868" calcext:value-type="float">
            <text:p>8.50598906930868</text:p>
          </table:table-cell>
          <table:table-cell office:value-type="string" calcext:value-type="string">
            <text:p>y</text:p>
          </table:table-cell>
          <table:table-cell office:value-type="float" office:value="1.43907238644263" calcext:value-type="float">
            <text:p>1.43907238644263</text:p>
          </table:table-cell>
          <table:table-cell office:value-type="string" calcext:value-type="string">
            <text:p>degrees</text:p>
          </table:table-cell>
          <table:table-cell office:value-type="float" office:value="84.7163128287063" calcext:value-type="float">
            <text:p>84.7163128287063</text:p>
          </table:table-cell>
          <table:table-cell office:value-type="string" calcext:value-type="string">
            <text:p>velocityMetersPerSec</text:p>
          </table:table-cell>
          <table:table-cell office:value-type="float" office:value="1.17089587024065" calcext:value-type="float">
            <text:p>1.17089587024065</text:p>
          </table:table-cell>
          <table:table-cell table:number-columns-repeated="16370"/>
        </table:table-row>
        <table:table-row table:style-name="ro1">
          <table:table-cell table:style-name="ce21" table:formula="of:=([.B474]-[.$B$1])*24*3600" office:value-type="float" office:value="2.949999715" calcext:value-type="float">
            <text:p>2.950</text:p>
          </table:table-cell>
          <table:table-cell office:value-type="date" office:date-value="2024-10-27T13:37:37.651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6.7197249899015" calcext:value-type="float">
            <text:p>16.7197249899015</text:p>
          </table:table-cell>
          <table:table-cell office:value-type="string" calcext:value-type="string">
            <text:p>x</text:p>
          </table:table-cell>
          <table:table-cell office:value-type="float" office:value="8.50871353518113" calcext:value-type="float">
            <text:p>8.50871353518113</text:p>
          </table:table-cell>
          <table:table-cell office:value-type="string" calcext:value-type="string">
            <text:p>y</text:p>
          </table:table-cell>
          <table:table-cell office:value-type="float" office:value="1.48147932700334" calcext:value-type="float">
            <text:p>1.48147932700334</text:p>
          </table:table-cell>
          <table:table-cell office:value-type="string" calcext:value-type="string">
            <text:p>degrees</text:p>
          </table:table-cell>
          <table:table-cell office:value-type="float" office:value="87.9443934749332" calcext:value-type="float">
            <text:p>87.9443934749332</text:p>
          </table:table-cell>
          <table:table-cell office:value-type="string" calcext:value-type="string">
            <text:p>velocityMetersPerSec</text:p>
          </table:table-cell>
          <table:table-cell office:value-type="float" office:value="1.17292462943519" calcext:value-type="float">
            <text:p>1.17292462943519</text:p>
          </table:table-cell>
          <table:table-cell table:number-columns-repeated="16370"/>
        </table:table-row>
        <table:table-row table:style-name="ro1">
          <table:table-cell table:style-name="ce21" table:formula="of:=([.B475]-[.$B$1])*24*3600" office:value-type="float" office:value="2.949999715" calcext:value-type="float">
            <text:p>2.950</text:p>
          </table:table-cell>
          <table:table-cell office:value-type="date" office:date-value="2024-10-27T13:37:37.651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6.7560735066444" calcext:value-type="float">
            <text:p>16.7560735066444</text:p>
          </table:table-cell>
          <table:table-cell office:value-type="string" calcext:value-type="string">
            <text:p>x</text:p>
          </table:table-cell>
          <table:table-cell office:value-type="float" office:value="8.50901701803404" calcext:value-type="float">
            <text:p>8.50901701803404</text:p>
          </table:table-cell>
          <table:table-cell office:value-type="string" calcext:value-type="string">
            <text:p>y</text:p>
          </table:table-cell>
          <table:table-cell office:value-type="float" office:value="1.5240030480061" calcext:value-type="float">
            <text:p>1.5240030480061</text:p>
          </table:table-cell>
          <table:table-cell office:value-type="string" calcext:value-type="string">
            <text:p>degrees</text:p>
          </table:table-cell>
          <table:table-cell office:value-type="float" office:value="91.2502552093485" calcext:value-type="float">
            <text:p>91.2502552093485</text:p>
          </table:table-cell>
          <table:table-cell office:value-type="string" calcext:value-type="string">
            <text:p>velocityMetersPerSec</text:p>
          </table:table-cell>
          <table:table-cell office:value-type="float" office:value="1.16691246688617" calcext:value-type="float">
            <text:p>1.16691246688617</text:p>
          </table:table-cell>
          <table:table-cell table:number-columns-repeated="16370"/>
        </table:table-row>
        <table:table-row table:style-name="ro1">
          <table:table-cell table:style-name="ce21" table:formula="of:=([.B476]-[.$B$1])*24*3600" office:value-type="float" office:value="2.950999885" calcext:value-type="float">
            <text:p>2.951</text:p>
          </table:table-cell>
          <table:table-cell office:value-type="date" office:date-value="2024-10-27T13:37:37.652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6.7925391397565" calcext:value-type="float">
            <text:p>16.7925391397565</text:p>
          </table:table-cell>
          <table:table-cell office:value-type="string" calcext:value-type="string">
            <text:p>x</text:p>
          </table:table-cell>
          <table:table-cell office:value-type="float" office:value="8.50685811688625" calcext:value-type="float">
            <text:p>8.50685811688625</text:p>
          </table:table-cell>
          <table:table-cell office:value-type="string" calcext:value-type="string">
            <text:p>y</text:p>
          </table:table-cell>
          <table:table-cell office:value-type="float" office:value="1.56654651567276" calcext:value-type="float">
            <text:p>1.56654651567276</text:p>
          </table:table-cell>
          <table:table-cell office:value-type="string" calcext:value-type="string">
            <text:p>degrees</text:p>
          </table:table-cell>
          <table:table-cell office:value-type="float" office:value="94.5400800616849" calcext:value-type="float">
            <text:p>94.5400800616849</text:p>
          </table:table-cell>
          <table:table-cell office:value-type="string" calcext:value-type="string">
            <text:p>velocityMetersPerSec</text:p>
          </table:table-cell>
          <table:table-cell office:value-type="float" office:value="1.16943583507607" calcext:value-type="float">
            <text:p>1.16943583507607</text:p>
          </table:table-cell>
          <table:table-cell table:number-columns-repeated="16370"/>
        </table:table-row>
        <table:table-row table:style-name="ro1">
          <table:table-cell table:style-name="ce21" table:formula="of:=([.B477]-[.$B$1])*24*3600" office:value-type="float" office:value="2.950999885" calcext:value-type="float">
            <text:p>2.951</text:p>
          </table:table-cell>
          <table:table-cell office:value-type="date" office:date-value="2024-10-27T13:37:37.652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6.8290002507101" calcext:value-type="float">
            <text:p>16.8290002507101</text:p>
          </table:table-cell>
          <table:table-cell office:value-type="string" calcext:value-type="string">
            <text:p>x</text:p>
          </table:table-cell>
          <table:table-cell office:value-type="float" office:value="8.50228911493765" calcext:value-type="float">
            <text:p>8.50228911493765</text:p>
          </table:table-cell>
          <table:table-cell office:value-type="string" calcext:value-type="string">
            <text:p>y</text:p>
          </table:table-cell>
          <table:table-cell office:value-type="float" office:value="1.60901975010227" calcext:value-type="float">
            <text:p>1.60901975010227</text:p>
          </table:table-cell>
          <table:table-cell office:value-type="string" calcext:value-type="string">
            <text:p>degrees</text:p>
          </table:table-cell>
          <table:table-cell office:value-type="float" office:value="97.7198142289245" calcext:value-type="float">
            <text:p>97.7198142289245</text:p>
          </table:table-cell>
          <table:table-cell office:value-type="string" calcext:value-type="string">
            <text:p>velocityMetersPerSec</text:p>
          </table:table-cell>
          <table:table-cell office:value-type="float" office:value="1.17378841655255" calcext:value-type="float">
            <text:p>1.17378841655255</text:p>
          </table:table-cell>
          <table:table-cell table:number-columns-repeated="16370"/>
        </table:table-row>
        <table:table-row table:style-name="ro1">
          <table:table-cell table:style-name="ce21" table:formula="of:=([.B478]-[.$B$1])*24*3600" office:value-type="float" office:value="2.950999885" calcext:value-type="float">
            <text:p>2.951</text:p>
          </table:table-cell>
          <table:table-cell office:value-type="date" office:date-value="2024-10-27T13:37:37.652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6.8654391941586" calcext:value-type="float">
            <text:p>16.8654391941586</text:p>
          </table:table-cell>
          <table:table-cell office:value-type="string" calcext:value-type="string">
            <text:p>x</text:p>
          </table:table-cell>
          <table:table-cell office:value-type="float" office:value="8.4953857164334" calcext:value-type="float">
            <text:p>8.4953857164334</text:p>
          </table:table-cell>
          <table:table-cell office:value-type="string" calcext:value-type="string">
            <text:p>y</text:p>
          </table:table-cell>
          <table:table-cell office:value-type="float" office:value="1.65133453486282" calcext:value-type="float">
            <text:p>1.65133453486282</text:p>
          </table:table-cell>
          <table:table-cell office:value-type="string" calcext:value-type="string">
            <text:p>degrees</text:p>
          </table:table-cell>
          <table:table-cell office:value-type="float" office:value="100.79228143852" calcext:value-type="float">
            <text:p>100.79228143852</text:p>
          </table:table-cell>
          <table:table-cell office:value-type="string" calcext:value-type="string">
            <text:p>velocityMetersPerSec</text:p>
          </table:table-cell>
          <table:table-cell office:value-type="float" office:value="1.17941979286916" calcext:value-type="float">
            <text:p>1.17941979286916</text:p>
          </table:table-cell>
          <table:table-cell table:number-columns-repeated="16370"/>
        </table:table-row>
        <table:table-row table:style-name="ro1">
          <table:table-cell table:style-name="ce21" table:formula="of:=([.B479]-[.$B$1])*24*3600" office:value-type="float" office:value="2.950999885" calcext:value-type="float">
            <text:p>2.951</text:p>
          </table:table-cell>
          <table:table-cell office:value-type="date" office:date-value="2024-10-27T13:37:37.652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6.9018446897044" calcext:value-type="float">
            <text:p>16.9018446897044</text:p>
          </table:table-cell>
          <table:table-cell office:value-type="string" calcext:value-type="string">
            <text:p>x</text:p>
          </table:table-cell>
          <table:table-cell office:value-type="float" office:value="8.48622362561863" calcext:value-type="float">
            <text:p>8.48622362561863</text:p>
          </table:table-cell>
          <table:table-cell office:value-type="string" calcext:value-type="string">
            <text:p>y</text:p>
          </table:table-cell>
          <table:table-cell office:value-type="float" office:value="1.69340265352263" calcext:value-type="float">
            <text:p>1.69340265352263</text:p>
          </table:table-cell>
          <table:table-cell office:value-type="string" calcext:value-type="string">
            <text:p>degrees</text:p>
          </table:table-cell>
          <table:table-cell office:value-type="float" office:value="103.762347019601" calcext:value-type="float">
            <text:p>103.762347019601</text:p>
          </table:table-cell>
          <table:table-cell office:value-type="string" calcext:value-type="string">
            <text:p>velocityMetersPerSec</text:p>
          </table:table-cell>
          <table:table-cell office:value-type="float" office:value="1.18584256239925" calcext:value-type="float">
            <text:p>1.18584256239925</text:p>
          </table:table-cell>
          <table:table-cell table:number-columns-repeated="16370"/>
        </table:table-row>
        <table:table-row table:style-name="ro1">
          <table:table-cell table:style-name="ce21" table:formula="of:=([.B480]-[.$B$1])*24*3600" office:value-type="float" office:value="2.950999885" calcext:value-type="float">
            <text:p>2.951</text:p>
          </table:table-cell>
          <table:table-cell office:value-type="date" office:date-value="2024-10-27T13:37:37.652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6.9382106967204" calcext:value-type="float">
            <text:p>16.9382106967204</text:p>
          </table:table-cell>
          <table:table-cell office:value-type="string" calcext:value-type="string">
            <text:p>x</text:p>
          </table:table-cell>
          <table:table-cell office:value-type="float" office:value="8.47487854673849" calcext:value-type="float">
            <text:p>8.47487854673849</text:p>
          </table:table-cell>
          <table:table-cell office:value-type="string" calcext:value-type="string">
            <text:p>y</text:p>
          </table:table-cell>
          <table:table-cell office:value-type="float" office:value="1.73513588964989" calcext:value-type="float">
            <text:p>1.73513588964989</text:p>
          </table:table-cell>
          <table:table-cell office:value-type="string" calcext:value-type="string">
            <text:p>degrees</text:p>
          </table:table-cell>
          <table:table-cell office:value-type="float" office:value="106.636481100329" calcext:value-type="float">
            <text:p>106.636481100329</text:p>
          </table:table-cell>
          <table:table-cell office:value-type="string" calcext:value-type="string">
            <text:p>velocityMetersPerSec</text:p>
          </table:table-cell>
          <table:table-cell office:value-type="float" office:value="1.19263240005672" calcext:value-type="float">
            <text:p>1.19263240005672</text:p>
          </table:table-cell>
          <table:table-cell table:number-columns-repeated="16370"/>
        </table:table-row>
        <table:table-row table:style-name="ro1">
          <table:table-cell table:style-name="ce21" table:formula="of:=([.B481]-[.$B$1])*24*3600" office:value-type="float" office:value="2.950999885" calcext:value-type="float">
            <text:p>2.951</text:p>
          </table:table-cell>
          <table:table-cell office:value-type="date" office:date-value="2024-10-27T13:37:37.652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6.9745353118779" calcext:value-type="float">
            <text:p>16.9745353118779</text:p>
          </table:table-cell>
          <table:table-cell office:value-type="string" calcext:value-type="string">
            <text:p>x</text:p>
          </table:table-cell>
          <table:table-cell office:value-type="float" office:value="8.46142618403814" calcext:value-type="float">
            <text:p>8.46142618403814</text:p>
          </table:table-cell>
          <table:table-cell office:value-type="string" calcext:value-type="string">
            <text:p>y</text:p>
          </table:table-cell>
          <table:table-cell office:value-type="float" office:value="1.77644602681282" calcext:value-type="float">
            <text:p>1.77644602681282</text:p>
          </table:table-cell>
          <table:table-cell office:value-type="string" calcext:value-type="string">
            <text:p>degrees</text:p>
          </table:table-cell>
          <table:table-cell office:value-type="float" office:value="109.422372631115" calcext:value-type="float">
            <text:p>109.422372631115</text:p>
          </table:table-cell>
          <table:table-cell office:value-type="string" calcext:value-type="string">
            <text:p>velocityMetersPerSec</text:p>
          </table:table-cell>
          <table:table-cell office:value-type="float" office:value="1.19942559895252" calcext:value-type="float">
            <text:p>1.19942559895252</text:p>
          </table:table-cell>
          <table:table-cell table:number-columns-repeated="16370"/>
        </table:table-row>
        <table:table-row table:style-name="ro1">
          <table:table-cell table:style-name="ce21" table:formula="of:=([.B482]-[.$B$1])*24*3600" office:value-type="float" office:value="2.950999885" calcext:value-type="float">
            <text:p>2.951</text:p>
          </table:table-cell>
          <table:table-cell office:value-type="date" office:date-value="2024-10-27T13:37:37.652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7.0108197740199" calcext:value-type="float">
            <text:p>17.0108197740199</text:p>
          </table:table-cell>
          <table:table-cell office:value-type="string" calcext:value-type="string">
            <text:p>x</text:p>
          </table:table-cell>
          <table:table-cell office:value-type="float" office:value="8.4459422417627" calcext:value-type="float">
            <text:p>8.4459422417627</text:p>
          </table:table-cell>
          <table:table-cell office:value-type="string" calcext:value-type="string">
            <text:p>y</text:p>
          </table:table-cell>
          <table:table-cell office:value-type="float" office:value="1.81724484857962" calcext:value-type="float">
            <text:p>1.81724484857962</text:p>
          </table:table-cell>
          <table:table-cell office:value-type="string" calcext:value-type="string">
            <text:p>degrees</text:p>
          </table:table-cell>
          <table:table-cell office:value-type="float" office:value="112.128604441445" calcext:value-type="float">
            <text:p>112.128604441445</text:p>
          </table:table-cell>
          <table:table-cell office:value-type="string" calcext:value-type="string">
            <text:p>velocityMetersPerSec</text:p>
          </table:table-cell>
          <table:table-cell office:value-type="float" office:value="1.20591493910043" calcext:value-type="float">
            <text:p>1.20591493910043</text:p>
          </table:table-cell>
          <table:table-cell table:number-columns-repeated="16370"/>
        </table:table-row>
        <table:table-row table:style-name="ro1">
          <table:table-cell table:style-name="ce21" table:formula="of:=([.B483]-[.$B$1])*24*3600" office:value-type="float" office:value="2.950999885" calcext:value-type="float">
            <text:p>2.951</text:p>
          </table:table-cell>
          <table:table-cell office:value-type="date" office:date-value="2024-10-27T13:37:37.652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7.0470676219163" calcext:value-type="float">
            <text:p>17.0470676219163</text:p>
          </table:table-cell>
          <table:table-cell office:value-type="string" calcext:value-type="string">
            <text:p>x</text:p>
          </table:table-cell>
          <table:table-cell office:value-type="float" office:value="8.42850242415734" calcext:value-type="float">
            <text:p>8.42850242415734</text:p>
          </table:table-cell>
          <table:table-cell office:value-type="string" calcext:value-type="string">
            <text:p>y</text:p>
          </table:table-cell>
          <table:table-cell office:value-type="float" office:value="1.85744413851849" calcext:value-type="float">
            <text:p>1.85744413851849</text:p>
          </table:table-cell>
          <table:table-cell office:value-type="string" calcext:value-type="string">
            <text:p>degrees</text:p>
          </table:table-cell>
          <table:table-cell office:value-type="float" office:value="114.764391276073" calcext:value-type="float">
            <text:p>114.764391276073</text:p>
          </table:table-cell>
          <table:table-cell office:value-type="string" calcext:value-type="string">
            <text:p>velocityMetersPerSec</text:p>
          </table:table-cell>
          <table:table-cell office:value-type="float" office:value="1.2118445827274" calcext:value-type="float">
            <text:p>1.2118445827274</text:p>
          </table:table-cell>
          <table:table-cell table:number-columns-repeated="16370"/>
        </table:table-row>
        <table:table-row table:style-name="ro1">
          <table:table-cell table:style-name="ce21" table:formula="of:=([.B484]-[.$B$1])*24*3600" office:value-type="float" office:value="2.950999885" calcext:value-type="float">
            <text:p>2.951</text:p>
          </table:table-cell>
          <table:table-cell office:value-type="date" office:date-value="2024-10-27T13:37:37.652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7.0832840217949" calcext:value-type="float">
            <text:p>17.0832840217949</text:p>
          </table:table-cell>
          <table:table-cell office:value-type="string" calcext:value-type="string">
            <text:p>x</text:p>
          </table:table-cell>
          <table:table-cell office:value-type="float" office:value="8.4091824354672" calcext:value-type="float">
            <text:p>8.4091824354672</text:p>
          </table:table-cell>
          <table:table-cell office:value-type="string" calcext:value-type="string">
            <text:p>y</text:p>
          </table:table-cell>
          <table:table-cell office:value-type="float" office:value="1.89695568019764" calcext:value-type="float">
            <text:p>1.89695568019764</text:p>
          </table:table-cell>
          <table:table-cell office:value-type="string" calcext:value-type="string">
            <text:p>degrees</text:p>
          </table:table-cell>
          <table:table-cell office:value-type="float" office:value="117.339377323697" calcext:value-type="float">
            <text:p>117.339377323697</text:p>
          </table:table-cell>
          <table:table-cell office:value-type="string" calcext:value-type="string">
            <text:p>velocityMetersPerSec</text:p>
          </table:table-cell>
          <table:table-cell office:value-type="float" office:value="1.21700456554449" calcext:value-type="float">
            <text:p>1.21700456554449</text:p>
          </table:table-cell>
          <table:table-cell table:number-columns-repeated="16370"/>
        </table:table-row>
        <table:table-row table:style-name="ro1">
          <table:table-cell table:style-name="ce21" table:formula="of:=([.B485]-[.$B$1])*24*3600" office:value-type="float" office:value="2.950999885" calcext:value-type="float">
            <text:p>2.951</text:p>
          </table:table-cell>
          <table:table-cell office:value-type="date" office:date-value="2024-10-27T13:37:37.652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7.1194752621709" calcext:value-type="float">
            <text:p>17.1194752621709</text:p>
          </table:table-cell>
          <table:table-cell office:value-type="string" calcext:value-type="string">
            <text:p>x</text:p>
          </table:table-cell>
          <table:table-cell office:value-type="float" office:value="8.38805797993742" calcext:value-type="float">
            <text:p>8.38805797993742</text:p>
          </table:table-cell>
          <table:table-cell office:value-type="string" calcext:value-type="string">
            <text:p>y</text:p>
          </table:table-cell>
          <table:table-cell office:value-type="float" office:value="1.93569125718529" calcext:value-type="float">
            <text:p>1.93569125718529</text:p>
          </table:table-cell>
          <table:table-cell office:value-type="string" calcext:value-type="string">
            <text:p>degrees</text:p>
          </table:table-cell>
          <table:table-cell office:value-type="float" office:value="119.863486631722" calcext:value-type="float">
            <text:p>119.863486631722</text:p>
          </table:table-cell>
          <table:table-cell office:value-type="string" calcext:value-type="string">
            <text:p>velocityMetersPerSec</text:p>
          </table:table-cell>
          <table:table-cell office:value-type="float" office:value="1.22122533627012" calcext:value-type="float">
            <text:p>1.22122533627012</text:p>
          </table:table-cell>
          <table:table-cell table:number-columns-repeated="16370"/>
        </table:table-row>
        <table:table-row table:style-name="ro1">
          <table:table-cell table:style-name="ce21" table:formula="of:=([.B486]-[.$B$1])*24*3600" office:value-type="float" office:value="2.950999885" calcext:value-type="float">
            <text:p>2.951</text:p>
          </table:table-cell>
          <table:table-cell office:value-type="date" office:date-value="2024-10-27T13:37:37.652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7.1918116566165" calcext:value-type="float">
            <text:p>17.1918116566165</text:p>
          </table:table-cell>
          <table:table-cell office:value-type="string" calcext:value-type="string">
            <text:p>x</text:p>
          </table:table-cell>
          <table:table-cell office:value-type="float" office:value="8.34069848533953" calcext:value-type="float">
            <text:p>8.34069848533953</text:p>
          </table:table-cell>
          <table:table-cell office:value-type="string" calcext:value-type="string">
            <text:p>y</text:p>
          </table:table-cell>
          <table:table-cell office:value-type="float" office:value="2.01048165135886" calcext:value-type="float">
            <text:p>2.01048165135886</text:p>
          </table:table-cell>
          <table:table-cell office:value-type="string" calcext:value-type="string">
            <text:p>degrees</text:p>
          </table:table-cell>
          <table:table-cell office:value-type="float" office:value="124.799578523481" calcext:value-type="float">
            <text:p>124.799578523481</text:p>
          </table:table-cell>
          <table:table-cell office:value-type="string" calcext:value-type="string">
            <text:p>velocityMetersPerSec</text:p>
          </table:table-cell>
          <table:table-cell office:value-type="float" office:value="1.22634338029122" calcext:value-type="float">
            <text:p>1.22634338029122</text:p>
          </table:table-cell>
          <table:table-cell table:number-columns-repeated="16370"/>
        </table:table-row>
        <table:table-row table:style-name="ro1">
          <table:table-cell table:style-name="ce21" table:formula="of:=([.B487]-[.$B$1])*24*3600" office:value-type="float" office:value="2.950999885" calcext:value-type="float">
            <text:p>2.951</text:p>
          </table:table-cell>
          <table:table-cell office:value-type="date" office:date-value="2024-10-27T13:37:37.652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7.2641410362116" calcext:value-type="float">
            <text:p>17.2641410362116</text:p>
          </table:table-cell>
          <table:table-cell office:value-type="string" calcext:value-type="string">
            <text:p>x</text:p>
          </table:table-cell>
          <table:table-cell office:value-type="float" office:value="8.28702957432486" calcext:value-type="float">
            <text:p>8.28702957432486</text:p>
          </table:table-cell>
          <table:table-cell office:value-type="string" calcext:value-type="string">
            <text:p>y</text:p>
          </table:table-cell>
          <table:table-cell office:value-type="float" office:value="2.08110958958485" calcext:value-type="float">
            <text:p>2.08110958958485</text:p>
          </table:table-cell>
          <table:table-cell office:value-type="string" calcext:value-type="string">
            <text:p>degrees</text:p>
          </table:table-cell>
          <table:table-cell office:value-type="float" office:value="129.654523557721" calcext:value-type="float">
            <text:p>129.654523557721</text:p>
          </table:table-cell>
          <table:table-cell office:value-type="string" calcext:value-type="string">
            <text:p>velocityMetersPerSec</text:p>
          </table:table-cell>
          <table:table-cell office:value-type="float" office:value="1.2264760701204" calcext:value-type="float">
            <text:p>1.2264760701204</text:p>
          </table:table-cell>
          <table:table-cell table:number-columns-repeated="16370"/>
        </table:table-row>
        <table:table-row table:style-name="ro1">
          <table:table-cell table:style-name="ce21" table:formula="of:=([.B488]-[.$B$1])*24*3600" office:value-type="float" office:value="2.950999885" calcext:value-type="float">
            <text:p>2.951</text:p>
          </table:table-cell>
          <table:table-cell office:value-type="date" office:date-value="2024-10-27T13:37:37.652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7.3365307981694" calcext:value-type="float">
            <text:p>17.3365307981694</text:p>
          </table:table-cell>
          <table:table-cell office:value-type="string" calcext:value-type="string">
            <text:p>x</text:p>
          </table:table-cell>
          <table:table-cell office:value-type="float" office:value="8.22765688085457" calcext:value-type="float">
            <text:p>8.22765688085457</text:p>
          </table:table-cell>
          <table:table-cell office:value-type="string" calcext:value-type="string">
            <text:p>y</text:p>
          </table:table-cell>
          <table:table-cell office:value-type="float" office:value="2.14686934040892" calcext:value-type="float">
            <text:p>2.14686934040892</text:p>
          </table:table-cell>
          <table:table-cell office:value-type="string" calcext:value-type="string">
            <text:p>degrees</text:p>
          </table:table-cell>
          <table:table-cell office:value-type="float" office:value="134.511053704338" calcext:value-type="float">
            <text:p>134.511053704338</text:p>
          </table:table-cell>
          <table:table-cell office:value-type="string" calcext:value-type="string">
            <text:p>velocityMetersPerSec</text:p>
          </table:table-cell>
          <table:table-cell office:value-type="float" office:value="1.2213061765172" calcext:value-type="float">
            <text:p>1.2213061765172</text:p>
          </table:table-cell>
          <table:table-cell table:number-columns-repeated="16370"/>
        </table:table-row>
        <table:table-row table:style-name="ro1">
          <table:table-cell table:style-name="ce21" table:formula="of:=([.B489]-[.$B$1])*24*3600" office:value-type="float" office:value="2.950999885" calcext:value-type="float">
            <text:p>2.951</text:p>
          </table:table-cell>
          <table:table-cell office:value-type="date" office:date-value="2024-10-27T13:37:37.652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7.4090558410022" calcext:value-type="float">
            <text:p>17.4090558410022</text:p>
          </table:table-cell>
          <table:table-cell office:value-type="string" calcext:value-type="string">
            <text:p>x</text:p>
          </table:table-cell>
          <table:table-cell office:value-type="float" office:value="8.16318603888983" calcext:value-type="float">
            <text:p>8.16318603888983</text:p>
          </table:table-cell>
          <table:table-cell office:value-type="string" calcext:value-type="string">
            <text:p>y</text:p>
          </table:table-cell>
          <table:table-cell office:value-type="float" office:value="2.2070551723767" calcext:value-type="float">
            <text:p>2.2070551723767</text:p>
          </table:table-cell>
          <table:table-cell office:value-type="string" calcext:value-type="string">
            <text:p>degrees</text:p>
          </table:table-cell>
          <table:table-cell office:value-type="float" office:value="139.452617277614" calcext:value-type="float">
            <text:p>139.452617277614</text:p>
          </table:table-cell>
          <table:table-cell office:value-type="string" calcext:value-type="string">
            <text:p>velocityMetersPerSec</text:p>
          </table:table-cell>
          <table:table-cell office:value-type="float" office:value="1.21089206292628" calcext:value-type="float">
            <text:p>1.21089206292628</text:p>
          </table:table-cell>
          <table:table-cell table:number-columns-repeated="16370"/>
        </table:table-row>
        <table:table-row table:style-name="ro1">
          <table:table-cell table:style-name="ce21" table:formula="of:=([.B490]-[.$B$1])*24*3600" office:value-type="float" office:value="2.950999885" calcext:value-type="float">
            <text:p>2.951</text:p>
          </table:table-cell>
          <table:table-cell office:value-type="date" office:date-value="2024-10-27T13:37:37.652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7.4453949251524" calcext:value-type="float">
            <text:p>17.4453949251524</text:p>
          </table:table-cell>
          <table:table-cell office:value-type="string" calcext:value-type="string">
            <text:p>x</text:p>
          </table:table-cell>
          <table:table-cell office:value-type="float" office:value="8.12922807283491" calcext:value-type="float">
            <text:p>8.12922807283491</text:p>
          </table:table-cell>
          <table:table-cell office:value-type="string" calcext:value-type="string">
            <text:p>y</text:p>
          </table:table-cell>
          <table:table-cell office:value-type="float" office:value="2.23483732771" calcext:value-type="float">
            <text:p>2.23483732771</text:p>
          </table:table-cell>
          <table:table-cell office:value-type="string" calcext:value-type="string">
            <text:p>degrees</text:p>
          </table:table-cell>
          <table:table-cell office:value-type="float" office:value="141.981545972736" calcext:value-type="float">
            <text:p>141.981545972736</text:p>
          </table:table-cell>
          <table:table-cell office:value-type="string" calcext:value-type="string">
            <text:p>velocityMetersPerSec</text:p>
          </table:table-cell>
          <table:table-cell office:value-type="float" office:value="1.20384828568276" calcext:value-type="float">
            <text:p>1.20384828568276</text:p>
          </table:table-cell>
          <table:table-cell table:number-columns-repeated="16370"/>
        </table:table-row>
        <table:table-row table:style-name="ro1">
          <table:table-cell table:style-name="ce21" table:formula="of:=([.B491]-[.$B$1])*24*3600" office:value-type="float" office:value="2.950999885" calcext:value-type="float">
            <text:p>2.951</text:p>
          </table:table-cell>
          <table:table-cell office:value-type="date" office:date-value="2024-10-27T13:37:37.652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7.481800670833" calcext:value-type="float">
            <text:p>17.481800670833</text:p>
          </table:table-cell>
          <table:table-cell office:value-type="string" calcext:value-type="string">
            <text:p>x</text:p>
          </table:table-cell>
          <table:table-cell office:value-type="float" office:value="8.09422268239182" calcext:value-type="float">
            <text:p>8.09422268239182</text:p>
          </table:table-cell>
          <table:table-cell office:value-type="string" calcext:value-type="string">
            <text:p>y</text:p>
          </table:table-cell>
          <table:table-cell office:value-type="float" office:value="2.26096135403385" calcext:value-type="float">
            <text:p>2.26096135403385</text:p>
          </table:table-cell>
          <table:table-cell office:value-type="string" calcext:value-type="string">
            <text:p>degrees</text:p>
          </table:table-cell>
          <table:table-cell office:value-type="float" office:value="144.563269745901" calcext:value-type="float">
            <text:p>144.563269745901</text:p>
          </table:table-cell>
          <table:table-cell office:value-type="string" calcext:value-type="string">
            <text:p>velocityMetersPerSec</text:p>
          </table:table-cell>
          <table:table-cell office:value-type="float" office:value="1.1957098706799" calcext:value-type="float">
            <text:p>1.1957098706799</text:p>
          </table:table-cell>
          <table:table-cell table:number-columns-repeated="16370"/>
        </table:table-row>
        <table:table-row table:style-name="ro1">
          <table:table-cell table:style-name="ce21" table:formula="of:=([.B492]-[.$B$1])*24*3600" office:value-type="float" office:value="2.950999885" calcext:value-type="float">
            <text:p>2.951</text:p>
          </table:table-cell>
          <table:table-cell office:value-type="date" office:date-value="2024-10-27T13:37:37.652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7.5182845362181" calcext:value-type="float">
            <text:p>17.5182845362181</text:p>
          </table:table-cell>
          <table:table-cell office:value-type="string" calcext:value-type="string">
            <text:p>x</text:p>
          </table:table-cell>
          <table:table-cell office:value-type="float" office:value="8.0582455718057" calcext:value-type="float">
            <text:p>8.0582455718057</text:p>
          </table:table-cell>
          <table:table-cell office:value-type="string" calcext:value-type="string">
            <text:p>y</text:p>
          </table:table-cell>
          <table:table-cell office:value-type="float" office:value="2.28533903491645" calcext:value-type="float">
            <text:p>2.28533903491645</text:p>
          </table:table-cell>
          <table:table-cell office:value-type="string" calcext:value-type="string">
            <text:p>degrees</text:p>
          </table:table-cell>
          <table:table-cell office:value-type="float" office:value="147.208239615233" calcext:value-type="float">
            <text:p>147.208239615233</text:p>
          </table:table-cell>
          <table:table-cell office:value-type="string" calcext:value-type="string">
            <text:p>velocityMetersPerSec</text:p>
          </table:table-cell>
          <table:table-cell office:value-type="float" office:value="1.18661991944738" calcext:value-type="float">
            <text:p>1.18661991944738</text:p>
          </table:table-cell>
          <table:table-cell table:number-columns-repeated="16370"/>
        </table:table-row>
        <table:table-row table:style-name="ro1">
          <table:table-cell table:style-name="ce21" table:formula="of:=([.B493]-[.$B$1])*24*3600" office:value-type="float" office:value="2.950999885" calcext:value-type="float">
            <text:p>2.951</text:p>
          </table:table-cell>
          <table:table-cell office:value-type="date" office:date-value="2024-10-27T13:37:37.652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7.5548577440491" calcext:value-type="float">
            <text:p>17.5548577440491</text:p>
          </table:table-cell>
          <table:table-cell office:value-type="string" calcext:value-type="string">
            <text:p>x</text:p>
          </table:table-cell>
          <table:table-cell office:value-type="float" office:value="8.0213724453217" calcext:value-type="float">
            <text:p>8.0213724453217</text:p>
          </table:table-cell>
          <table:table-cell office:value-type="string" calcext:value-type="string">
            <text:p>y</text:p>
          </table:table-cell>
          <table:table-cell office:value-type="float" office:value="2.30788215392601" calcext:value-type="float">
            <text:p>2.30788215392601</text:p>
          </table:table-cell>
          <table:table-cell office:value-type="string" calcext:value-type="string">
            <text:p>degrees</text:p>
          </table:table-cell>
          <table:table-cell office:value-type="float" office:value="149.926734923032" calcext:value-type="float">
            <text:p>149.926734923032</text:p>
          </table:table-cell>
          <table:table-cell office:value-type="string" calcext:value-type="string">
            <text:p>velocityMetersPerSec</text:p>
          </table:table-cell>
          <table:table-cell office:value-type="float" office:value="1.1767647508857" calcext:value-type="float">
            <text:p>1.1767647508857</text:p>
          </table:table-cell>
          <table:table-cell table:number-columns-repeated="16370"/>
        </table:table-row>
        <table:table-row table:style-name="ro1">
          <table:table-cell table:style-name="ce21" table:formula="of:=([.B494]-[.$B$1])*24*3600" office:value-type="float" office:value="2.950999885" calcext:value-type="float">
            <text:p>2.951</text:p>
          </table:table-cell>
          <table:table-cell office:value-type="date" office:date-value="2024-10-27T13:37:37.652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7.5915307065598" calcext:value-type="float">
            <text:p>17.5915307065598</text:p>
          </table:table-cell>
          <table:table-cell office:value-type="string" calcext:value-type="string">
            <text:p>x</text:p>
          </table:table-cell>
          <table:table-cell office:value-type="float" office:value="7.98367900718497" calcext:value-type="float">
            <text:p>7.98367900718497</text:p>
          </table:table-cell>
          <table:table-cell office:value-type="string" calcext:value-type="string">
            <text:p>y</text:p>
          </table:table-cell>
          <table:table-cell office:value-type="float" office:value="2.32850249463073" calcext:value-type="float">
            <text:p>2.32850249463073</text:p>
          </table:table-cell>
          <table:table-cell office:value-type="string" calcext:value-type="string">
            <text:p>degrees</text:p>
          </table:table-cell>
          <table:table-cell office:value-type="float" office:value="152.728714081468" calcext:value-type="float">
            <text:p>152.728714081468</text:p>
          </table:table-cell>
          <table:table-cell office:value-type="string" calcext:value-type="string">
            <text:p>velocityMetersPerSec</text:p>
          </table:table-cell>
          <table:table-cell office:value-type="float" office:value="1.16637996405356" calcext:value-type="float">
            <text:p>1.16637996405356</text:p>
          </table:table-cell>
          <table:table-cell table:number-columns-repeated="16370"/>
        </table:table-row>
        <table:table-row table:style-name="ro1">
          <table:table-cell table:style-name="ce21" table:formula="of:=([.B495]-[.$B$1])*24*3600" office:value-type="float" office:value="2.950999885" calcext:value-type="float">
            <text:p>2.951</text:p>
          </table:table-cell>
          <table:table-cell office:value-type="date" office:date-value="2024-10-27T13:37:37.652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7.6283122373706" calcext:value-type="float">
            <text:p>17.6283122373706</text:p>
          </table:table-cell>
          <table:table-cell office:value-type="string" calcext:value-type="string">
            <text:p>x</text:p>
          </table:table-cell>
          <table:table-cell office:value-type="float" office:value="7.94524096164064" calcext:value-type="float">
            <text:p>7.94524096164064</text:p>
          </table:table-cell>
          <table:table-cell office:value-type="string" calcext:value-type="string">
            <text:p>y</text:p>
          </table:table-cell>
          <table:table-cell office:value-type="float" office:value="2.34711184059883" calcext:value-type="float">
            <text:p>2.34711184059883</text:p>
          </table:table-cell>
          <table:table-cell office:value-type="string" calcext:value-type="string">
            <text:p>degrees</text:p>
          </table:table-cell>
          <table:table-cell office:value-type="float" office:value="155.623607230824" calcext:value-type="float">
            <text:p>155.623607230824</text:p>
          </table:table-cell>
          <table:table-cell office:value-type="string" calcext:value-type="string">
            <text:p>velocityMetersPerSec</text:p>
          </table:table-cell>
          <table:table-cell office:value-type="float" office:value="1.15575651954128" calcext:value-type="float">
            <text:p>1.15575651954128</text:p>
          </table:table-cell>
          <table:table-cell table:number-columns-repeated="16370"/>
        </table:table-row>
        <table:table-row table:style-name="ro1">
          <table:table-cell table:style-name="ce21" table:formula="of:=([.B496]-[.$B$1])*24*3600" office:value-type="float" office:value="2.950999885" calcext:value-type="float">
            <text:p>2.951</text:p>
          </table:table-cell>
          <table:table-cell office:value-type="date" office:date-value="2024-10-27T13:37:37.652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7.6652085324293" calcext:value-type="float">
            <text:p>17.6652085324293</text:p>
          </table:table-cell>
          <table:table-cell office:value-type="string" calcext:value-type="string">
            <text:p>x</text:p>
          </table:table-cell>
          <table:table-cell office:value-type="float" office:value="7.90613401293388" calcext:value-type="float">
            <text:p>7.90613401293388</text:p>
          </table:table-cell>
          <table:table-cell office:value-type="string" calcext:value-type="string">
            <text:p>y</text:p>
          </table:table-cell>
          <table:table-cell office:value-type="float" office:value="2.3636219753985" calcext:value-type="float">
            <text:p>2.3636219753985</text:p>
          </table:table-cell>
          <table:table-cell office:value-type="string" calcext:value-type="string">
            <text:p>degrees</text:p>
          </table:table-cell>
          <table:table-cell office:value-type="float" office:value="158.62004139818" calcext:value-type="float">
            <text:p>158.62004139818</text:p>
          </table:table-cell>
          <table:table-cell office:value-type="string" calcext:value-type="string">
            <text:p>velocityMetersPerSec</text:p>
          </table:table-cell>
          <table:table-cell office:value-type="float" office:value="1.14524633562307" calcext:value-type="float">
            <text:p>1.14524633562307</text:p>
          </table:table-cell>
          <table:table-cell table:number-columns-repeated="16370"/>
        </table:table-row>
        <table:table-row table:style-name="ro1">
          <table:table-cell table:style-name="ce21" table:formula="of:=([.B497]-[.$B$1])*24*3600" office:value-type="float" office:value="2.950999885" calcext:value-type="float">
            <text:p>2.951</text:p>
          </table:table-cell>
          <table:table-cell office:value-type="date" office:date-value="2024-10-27T13:37:37.652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7.7022219207198" calcext:value-type="float">
            <text:p>17.7022219207198</text:p>
          </table:table-cell>
          <table:table-cell office:value-type="string" calcext:value-type="string">
            <text:p>x</text:p>
          </table:table-cell>
          <table:table-cell office:value-type="float" office:value="7.86643386530982" calcext:value-type="float">
            <text:p>7.86643386530982</text:p>
          </table:table-cell>
          <table:table-cell office:value-type="string" calcext:value-type="string">
            <text:p>y</text:p>
          </table:table-cell>
          <table:table-cell office:value-type="float" office:value="2.37794468259795" calcext:value-type="float">
            <text:p>2.37794468259795</text:p>
          </table:table-cell>
          <table:table-cell office:value-type="string" calcext:value-type="string">
            <text:p>degrees</text:p>
          </table:table-cell>
          <table:table-cell office:value-type="float" office:value="161.725491430592" calcext:value-type="float">
            <text:p>161.725491430592</text:p>
          </table:table-cell>
          <table:table-cell office:value-type="string" calcext:value-type="string">
            <text:p>velocityMetersPerSec</text:p>
          </table:table-cell>
          <table:table-cell office:value-type="float" office:value="1.13526678246752" calcext:value-type="float">
            <text:p>1.13526678246752</text:p>
          </table:table-cell>
          <table:table-cell table:number-columns-repeated="16370"/>
        </table:table-row>
        <table:table-row table:style-name="ro1">
          <table:table-cell table:style-name="ce21" table:formula="of:=([.B498]-[.$B$1])*24*3600" office:value-type="float" office:value="2.950999885" calcext:value-type="float">
            <text:p>2.951</text:p>
          </table:table-cell>
          <table:table-cell office:value-type="date" office:date-value="2024-10-27T13:37:37.652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7.7393494155192" calcext:value-type="float">
            <text:p>17.7393494155192</text:p>
          </table:table-cell>
          <table:table-cell office:value-type="string" calcext:value-type="string">
            <text:p>x</text:p>
          </table:table-cell>
          <table:table-cell office:value-type="float" office:value="7.82621622301362" calcext:value-type="float">
            <text:p>7.82621622301362</text:p>
          </table:table-cell>
          <table:table-cell office:value-type="string" calcext:value-type="string">
            <text:p>y</text:p>
          </table:table-cell>
          <table:table-cell office:value-type="float" office:value="2.3899917457654" calcext:value-type="float">
            <text:p>2.3899917457654</text:p>
          </table:table-cell>
          <table:table-cell office:value-type="string" calcext:value-type="string">
            <text:p>degrees</text:p>
          </table:table-cell>
          <table:table-cell office:value-type="float" office:value="164.945855314286" calcext:value-type="float">
            <text:p>164.945855314286</text:p>
          </table:table-cell>
          <table:table-cell office:value-type="string" calcext:value-type="string">
            <text:p>velocityMetersPerSec</text:p>
          </table:table-cell>
          <table:table-cell office:value-type="float" office:value="1.12630335078319" calcext:value-type="float">
            <text:p>1.12630335078319</text:p>
          </table:table-cell>
          <table:table-cell table:number-columns-repeated="16370"/>
        </table:table-row>
        <table:table-row table:style-name="ro1">
          <table:table-cell table:style-name="ce21" table:formula="of:=([.B499]-[.$B$1])*24*3600" office:value-type="float" office:value="2.950999885" calcext:value-type="float">
            <text:p>2.951</text:p>
          </table:table-cell>
          <table:table-cell office:value-type="date" office:date-value="2024-10-27T13:37:37.652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7.7765811409183" calcext:value-type="float">
            <text:p>17.7765811409183</text:p>
          </table:table-cell>
          <table:table-cell office:value-type="string" calcext:value-type="string">
            <text:p>x</text:p>
          </table:table-cell>
          <table:table-cell office:value-type="float" office:value="7.78555679029041" calcext:value-type="float">
            <text:p>7.78555679029041</text:p>
          </table:table-cell>
          <table:table-cell office:value-type="string" calcext:value-type="string">
            <text:p>y</text:p>
          </table:table-cell>
          <table:table-cell office:value-type="float" office:value="2.39967494846903" calcext:value-type="float">
            <text:p>2.39967494846903</text:p>
          </table:table-cell>
          <table:table-cell office:value-type="string" calcext:value-type="string">
            <text:p>degrees</text:p>
          </table:table-cell>
          <table:table-cell office:value-type="float" office:value="168.284961298754" calcext:value-type="float">
            <text:p>168.284961298754</text:p>
          </table:table-cell>
          <table:table-cell office:value-type="string" calcext:value-type="string">
            <text:p>velocityMetersPerSec</text:p>
          </table:table-cell>
          <table:table-cell office:value-type="float" office:value="1.11890967500681" calcext:value-type="float">
            <text:p>1.11890967500681</text:p>
          </table:table-cell>
          <table:table-cell table:number-columns-repeated="16370"/>
        </table:table-row>
        <table:table-row table:style-name="ro1">
          <table:table-cell table:style-name="ce21" table:formula="of:=([.B500]-[.$B$1])*24*3600" office:value-type="float" office:value="2.950999885" calcext:value-type="float">
            <text:p>2.951</text:p>
          </table:table-cell>
          <table:table-cell office:value-type="date" office:date-value="2024-10-27T13:37:37.652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7.813898766813" calcext:value-type="float">
            <text:p>17.813898766813</text:p>
          </table:table-cell>
          <table:table-cell office:value-type="string" calcext:value-type="string">
            <text:p>x</text:p>
          </table:table-cell>
          <table:table-cell office:value-type="float" office:value="7.74453127138535" calcext:value-type="float">
            <text:p>7.74453127138535</text:p>
          </table:table-cell>
          <table:table-cell office:value-type="string" calcext:value-type="string">
            <text:p>y</text:p>
          </table:table-cell>
          <table:table-cell office:value-type="float" office:value="2.40690607427707" calcext:value-type="float">
            <text:p>2.40690607427707</text:p>
          </table:table-cell>
          <table:table-cell office:value-type="string" calcext:value-type="string">
            <text:p>degrees</text:p>
          </table:table-cell>
          <table:table-cell office:value-type="float" office:value="171.74402700971" calcext:value-type="float">
            <text:p>171.74402700971</text:p>
          </table:table-cell>
          <table:table-cell office:value-type="string" calcext:value-type="string">
            <text:p>velocityMetersPerSec</text:p>
          </table:table-cell>
          <table:table-cell office:value-type="float" office:value="1.11370400280657" calcext:value-type="float">
            <text:p>1.11370400280657</text:p>
          </table:table-cell>
          <table:table-cell table:number-columns-repeated="16370"/>
        </table:table-row>
        <table:table-row table:style-name="ro1">
          <table:table-cell table:style-name="ce21" table:formula="of:=([.B501]-[.$B$1])*24*3600" office:value-type="float" office:value="2.950999885" calcext:value-type="float">
            <text:p>2.951</text:p>
          </table:table-cell>
          <table:table-cell office:value-type="date" office:date-value="2024-10-27T13:37:37.652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7.8512741556131" calcext:value-type="float">
            <text:p>17.8512741556131</text:p>
          </table:table-cell>
          <table:table-cell office:value-type="string" calcext:value-type="string">
            <text:p>x</text:p>
          </table:table-cell>
          <table:table-cell office:value-type="float" office:value="7.70321537054357" calcext:value-type="float">
            <text:p>7.70321537054357</text:p>
          </table:table-cell>
          <table:table-cell office:value-type="string" calcext:value-type="string">
            <text:p>y</text:p>
          </table:table-cell>
          <table:table-cell office:value-type="float" office:value="2.41159690675772" calcext:value-type="float">
            <text:p>2.41159690675772</text:p>
          </table:table-cell>
          <table:table-cell office:value-type="string" calcext:value-type="string">
            <text:p>degrees</text:p>
          </table:table-cell>
          <table:table-cell office:value-type="float" office:value="175.321107139225" calcext:value-type="float">
            <text:p>175.321107139225</text:p>
          </table:table-cell>
          <table:table-cell office:value-type="string" calcext:value-type="string">
            <text:p>velocityMetersPerSec</text:p>
          </table:table-cell>
          <table:table-cell office:value-type="float" office:value="1.11136110847894" calcext:value-type="float">
            <text:p>1.11136110847894</text:p>
          </table:table-cell>
          <table:table-cell table:number-columns-repeated="16370"/>
        </table:table-row>
        <table:table-row table:style-name="ro1">
          <table:table-cell table:style-name="ce21" table:formula="of:=([.B502]-[.$B$1])*24*3600" office:value-type="float" office:value="2.950999885" calcext:value-type="float">
            <text:p>2.951</text:p>
          </table:table-cell>
          <table:table-cell office:value-type="date" office:date-value="2024-10-27T13:37:37.652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7.8886684965592" calcext:value-type="float">
            <text:p>17.8886684965592</text:p>
          </table:table-cell>
          <table:table-cell office:value-type="string" calcext:value-type="string">
            <text:p>x</text:p>
          </table:table-cell>
          <table:table-cell office:value-type="float" office:value="7.66168479201024" calcext:value-type="float">
            <text:p>7.66168479201024</text:p>
          </table:table-cell>
          <table:table-cell office:value-type="string" calcext:value-type="string">
            <text:p>y</text:p>
          </table:table-cell>
          <table:table-cell office:value-type="float" office:value="2.41365922947918" calcext:value-type="float">
            <text:p>2.41365922947918</text:p>
          </table:table-cell>
          <table:table-cell office:value-type="string" calcext:value-type="string">
            <text:p>degrees</text:p>
          </table:table-cell>
          <table:table-cell office:value-type="float" office:value="179.010584640678" calcext:value-type="float">
            <text:p>179.010584640678</text:p>
          </table:table-cell>
          <table:table-cell office:value-type="string" calcext:value-type="string">
            <text:p>velocityMetersPerSec</text:p>
          </table:table-cell>
          <table:table-cell office:value-type="float" office:value="1.11259852262384" calcext:value-type="float">
            <text:p>1.11259852262384</text:p>
          </table:table-cell>
          <table:table-cell table:number-columns-repeated="16370"/>
        </table:table-row>
        <table:table-row table:style-name="ro1">
          <table:table-cell table:style-name="ce21" table:formula="of:=([.B503]-[.$B$1])*24*3600" office:value-type="float" office:value="2.950999885" calcext:value-type="float">
            <text:p>2.951</text:p>
          </table:table-cell>
          <table:table-cell office:value-type="date" office:date-value="2024-10-27T13:37:37.652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7.9263940918898" calcext:value-type="float">
            <text:p>17.9263940918898</text:p>
          </table:table-cell>
          <table:table-cell office:value-type="string" calcext:value-type="string">
            <text:p>x</text:p>
          </table:table-cell>
          <table:table-cell office:value-type="float" office:value="7.62001524003048" calcext:value-type="float">
            <text:p>7.62001524003048</text:p>
          </table:table-cell>
          <table:table-cell office:value-type="string" calcext:value-type="string">
            <text:p>y</text:p>
          </table:table-cell>
          <table:table-cell office:value-type="float" office:value="2.41300482600965" calcext:value-type="float">
            <text:p>2.41300482600965</text:p>
          </table:table-cell>
          <table:table-cell office:value-type="string" calcext:value-type="string">
            <text:p>degrees</text:p>
          </table:table-cell>
          <table:table-cell office:value-type="float" office:value="-177.19722292946" calcext:value-type="float">
            <text:p>-177.19722292946</text:p>
          </table:table-cell>
          <table:table-cell office:value-type="string" calcext:value-type="string">
            <text:p>velocityMetersPerSec</text:p>
          </table:table-cell>
          <table:table-cell office:value-type="float" office:value="1.09676039504029" calcext:value-type="float">
            <text:p>1.09676039504029</text:p>
          </table:table-cell>
          <table:table-cell table:number-columns-repeated="16370"/>
        </table:table-row>
        <table:table-row table:style-name="ro1">
          <table:table-cell table:style-name="ce21" table:formula="of:=([.B504]-[.$B$1])*24*3600" office:value-type="float" office:value="2.950999885" calcext:value-type="float">
            <text:p>2.951</text:p>
          </table:table-cell>
          <table:table-cell office:value-type="date" office:date-value="2024-10-27T13:37:37.652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7.9641613413916" calcext:value-type="float">
            <text:p>17.9641613413916</text:p>
          </table:table-cell>
          <table:table-cell office:value-type="string" calcext:value-type="string">
            <text:p>x</text:p>
          </table:table-cell>
          <table:table-cell office:value-type="float" office:value="7.57826501731113" calcext:value-type="float">
            <text:p>7.57826501731113</text:p>
          </table:table-cell>
          <table:table-cell office:value-type="string" calcext:value-type="string">
            <text:p>y</text:p>
          </table:table-cell>
          <table:table-cell office:value-type="float" office:value="2.40959050123241" calcext:value-type="float">
            <text:p>2.40959050123241</text:p>
          </table:table-cell>
          <table:table-cell office:value-type="string" calcext:value-type="string">
            <text:p>degrees</text:p>
          </table:table-cell>
          <table:table-cell office:value-type="float" office:value="-173.507271468795" calcext:value-type="float">
            <text:p>-173.507271468795</text:p>
          </table:table-cell>
          <table:table-cell office:value-type="string" calcext:value-type="string">
            <text:p>velocityMetersPerSec</text:p>
          </table:table-cell>
          <table:table-cell office:value-type="float" office:value="1.1215426064436" calcext:value-type="float">
            <text:p>1.1215426064436</text:p>
          </table:table-cell>
          <table:table-cell table:number-columns-repeated="16370"/>
        </table:table-row>
        <table:table-row table:style-name="ro1">
          <table:table-cell table:style-name="ce21" table:formula="of:=([.B505]-[.$B$1])*24*3600" office:value-type="float" office:value="2.950999885" calcext:value-type="float">
            <text:p>2.951</text:p>
          </table:table-cell>
          <table:table-cell office:value-type="date" office:date-value="2024-10-27T13:37:37.652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8.0013147750084" calcext:value-type="float">
            <text:p>18.0013147750084</text:p>
          </table:table-cell>
          <table:table-cell office:value-type="string" calcext:value-type="string">
            <text:p>x</text:p>
          </table:table-cell>
          <table:table-cell office:value-type="float" office:value="7.53642282040569" calcext:value-type="float">
            <text:p>7.53642282040569</text:p>
          </table:table-cell>
          <table:table-cell office:value-type="string" calcext:value-type="string">
            <text:p>y</text:p>
          </table:table-cell>
          <table:table-cell office:value-type="float" office:value="2.40355314529092" calcext:value-type="float">
            <text:p>2.40355314529092</text:p>
          </table:table-cell>
          <table:table-cell office:value-type="string" calcext:value-type="string">
            <text:p>degrees</text:p>
          </table:table-cell>
          <table:table-cell office:value-type="float" office:value="-170.131978029522" calcext:value-type="float">
            <text:p>-170.131978029522</text:p>
          </table:table-cell>
          <table:table-cell office:value-type="string" calcext:value-type="string">
            <text:p>velocityMetersPerSec</text:p>
          </table:table-cell>
          <table:table-cell office:value-type="float" office:value="1.15418322432655" calcext:value-type="float">
            <text:p>1.15418322432655</text:p>
          </table:table-cell>
          <table:table-cell table:number-columns-repeated="16370"/>
        </table:table-row>
        <table:table-row table:style-name="ro1">
          <table:table-cell table:style-name="ce21" table:formula="of:=([.B506]-[.$B$1])*24*3600" office:value-type="float" office:value="2.950999885" calcext:value-type="float">
            <text:p>2.951</text:p>
          </table:table-cell>
          <table:table-cell office:value-type="date" office:date-value="2024-10-27T13:37:37.652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8.0377953108088" calcext:value-type="float">
            <text:p>18.0377953108088</text:p>
          </table:table-cell>
          <table:table-cell office:value-type="string" calcext:value-type="string">
            <text:p>x</text:p>
          </table:table-cell>
          <table:table-cell office:value-type="float" office:value="7.49445994432935" calcext:value-type="float">
            <text:p>7.49445994432935</text:p>
          </table:table-cell>
          <table:table-cell office:value-type="string" calcext:value-type="string">
            <text:p>y</text:p>
          </table:table-cell>
          <table:table-cell office:value-type="float" office:value="2.39507466964373" calcext:value-type="float">
            <text:p>2.39507466964373</text:p>
          </table:table-cell>
          <table:table-cell office:value-type="string" calcext:value-type="string">
            <text:p>degrees</text:p>
          </table:table-cell>
          <table:table-cell office:value-type="float" office:value="-167.084969411605" calcext:value-type="float">
            <text:p>-167.084969411605</text:p>
          </table:table-cell>
          <table:table-cell office:value-type="string" calcext:value-type="string">
            <text:p>velocityMetersPerSec</text:p>
          </table:table-cell>
          <table:table-cell office:value-type="float" office:value="1.19286750719104" calcext:value-type="float">
            <text:p>1.19286750719104</text:p>
          </table:table-cell>
          <table:table-cell table:number-columns-repeated="16370"/>
        </table:table-row>
        <table:table-row table:style-name="ro1">
          <table:table-cell table:style-name="ce21" table:formula="of:=([.B507]-[.$B$1])*24*3600" office:value-type="float" office:value="2.950999885" calcext:value-type="float">
            <text:p>2.951</text:p>
          </table:table-cell>
          <table:table-cell office:value-type="date" office:date-value="2024-10-27T13:37:37.652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8.0735822970915" calcext:value-type="float">
            <text:p>18.0735822970915</text:p>
          </table:table-cell>
          <table:table-cell office:value-type="string" calcext:value-type="string">
            <text:p>x</text:p>
          </table:table-cell>
          <table:table-cell office:value-type="float" office:value="7.45234768409729" calcext:value-type="float">
            <text:p>7.45234768409729</text:p>
          </table:table-cell>
          <table:table-cell office:value-type="string" calcext:value-type="string">
            <text:p>y</text:p>
          </table:table-cell>
          <table:table-cell office:value-type="float" office:value="2.38433698574937" calcext:value-type="float">
            <text:p>2.38433698574937</text:p>
          </table:table-cell>
          <table:table-cell office:value-type="string" calcext:value-type="string">
            <text:p>degrees</text:p>
          </table:table-cell>
          <table:table-cell office:value-type="float" office:value="-164.368299082756" calcext:value-type="float">
            <text:p>-164.368299082756</text:p>
          </table:table-cell>
          <table:table-cell office:value-type="string" calcext:value-type="string">
            <text:p>velocityMetersPerSec</text:p>
          </table:table-cell>
          <table:table-cell office:value-type="float" office:value="1.23592824290081" calcext:value-type="float">
            <text:p>1.23592824290081</text:p>
          </table:table-cell>
          <table:table-cell table:number-columns-repeated="16370"/>
        </table:table-row>
        <table:table-row table:style-name="ro1">
          <table:table-cell table:style-name="ce21" table:formula="of:=([.B508]-[.$B$1])*24*3600" office:value-type="float" office:value="2.950999885" calcext:value-type="float">
            <text:p>2.951</text:p>
          </table:table-cell>
          <table:table-cell office:value-type="date" office:date-value="2024-10-27T13:37:37.652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8.1430755409558" calcext:value-type="float">
            <text:p>18.1430755409558</text:p>
          </table:table-cell>
          <table:table-cell office:value-type="string" calcext:value-type="string">
            <text:p>x</text:p>
          </table:table-cell>
          <table:table-cell office:value-type="float" office:value="7.36756019122675" calcext:value-type="float">
            <text:p>7.36756019122675</text:p>
          </table:table-cell>
          <table:table-cell office:value-type="string" calcext:value-type="string">
            <text:p>y</text:p>
          </table:table-cell>
          <table:table-cell office:value-type="float" office:value="2.35681163905327" calcext:value-type="float">
            <text:p>2.35681163905327</text:p>
          </table:table-cell>
          <table:table-cell office:value-type="string" calcext:value-type="string">
            <text:p>degrees</text:p>
          </table:table-cell>
          <table:table-cell office:value-type="float" office:value="-159.894858362356" calcext:value-type="float">
            <text:p>-159.894858362356</text:p>
          </table:table-cell>
          <table:table-cell office:value-type="string" calcext:value-type="string">
            <text:p>velocityMetersPerSec</text:p>
          </table:table-cell>
          <table:table-cell office:value-type="float" office:value="1.32960173992488" calcext:value-type="float">
            <text:p>1.32960173992488</text:p>
          </table:table-cell>
          <table:table-cell table:number-columns-repeated="16370"/>
        </table:table-row>
        <table:table-row table:style-name="ro1">
          <table:table-cell table:style-name="ce21" table:formula="of:=([.B509]-[.$B$1])*24*3600" office:value-type="float" office:value="2.952000056" calcext:value-type="float">
            <text:p>2.952</text:p>
          </table:table-cell>
          <table:table-cell office:value-type="date" office:date-value="2024-10-27T13:37:37.653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8.2100998702881" calcext:value-type="float">
            <text:p>18.2100998702881</text:p>
          </table:table-cell>
          <table:table-cell office:value-type="string" calcext:value-type="string">
            <text:p>x</text:p>
          </table:table-cell>
          <table:table-cell office:value-type="float" office:value="7.28183070191554" calcext:value-type="float">
            <text:p>7.28183070191554</text:p>
          </table:table-cell>
          <table:table-cell office:value-type="string" calcext:value-type="string">
            <text:p>y</text:p>
          </table:table-cell>
          <table:table-cell office:value-type="float" office:value="2.32243239687091" calcext:value-type="float">
            <text:p>2.32243239687091</text:p>
          </table:table-cell>
          <table:table-cell office:value-type="string" calcext:value-type="string">
            <text:p>degrees</text:p>
          </table:table-cell>
          <table:table-cell office:value-type="float" office:value="-156.60800691665" calcext:value-type="float">
            <text:p>-156.60800691665</text:p>
          </table:table-cell>
          <table:table-cell office:value-type="string" calcext:value-type="string">
            <text:p>velocityMetersPerSec</text:p>
          </table:table-cell>
          <table:table-cell office:value-type="float" office:value="1.42659139646835" calcext:value-type="float">
            <text:p>1.42659139646835</text:p>
          </table:table-cell>
          <table:table-cell table:number-columns-repeated="16370"/>
        </table:table-row>
        <table:table-row table:style-name="ro1">
          <table:table-cell table:style-name="ce21" table:formula="of:=([.B510]-[.$B$1])*24*3600" office:value-type="float" office:value="2.952000056" calcext:value-type="float">
            <text:p>2.952</text:p>
          </table:table-cell>
          <table:table-cell office:value-type="date" office:date-value="2024-10-27T13:37:37.653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8.2749202116109" calcext:value-type="float">
            <text:p>18.2749202116109</text:p>
          </table:table-cell>
          <table:table-cell office:value-type="string" calcext:value-type="string">
            <text:p>x</text:p>
          </table:table-cell>
          <table:table-cell office:value-type="float" office:value="7.19492957628513" calcext:value-type="float">
            <text:p>7.19492957628513</text:p>
          </table:table-cell>
          <table:table-cell office:value-type="string" calcext:value-type="string">
            <text:p>y</text:p>
          </table:table-cell>
          <table:table-cell office:value-type="float" office:value="2.28265455087057" calcext:value-type="float">
            <text:p>2.28265455087057</text:p>
          </table:table-cell>
          <table:table-cell office:value-type="string" calcext:value-type="string">
            <text:p>degrees</text:p>
          </table:table-cell>
          <table:table-cell office:value-type="float" office:value="-154.379432167236" calcext:value-type="float">
            <text:p>-154.379432167236</text:p>
          </table:table-cell>
          <table:table-cell office:value-type="string" calcext:value-type="string">
            <text:p>velocityMetersPerSec</text:p>
          </table:table-cell>
          <table:table-cell office:value-type="float" office:value="1.52224821025188" calcext:value-type="float">
            <text:p>1.52224821025188</text:p>
          </table:table-cell>
          <table:table-cell table:number-columns-repeated="16370"/>
        </table:table-row>
        <table:table-row table:style-name="ro1">
          <table:table-cell table:style-name="ce21" table:formula="of:=([.B511]-[.$B$1])*24*3600" office:value-type="float" office:value="2.952000056" calcext:value-type="float">
            <text:p>2.952</text:p>
          </table:table-cell>
          <table:table-cell office:value-type="date" office:date-value="2024-10-27T13:37:37.653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8.3377327128187" calcext:value-type="float">
            <text:p>18.3377327128187</text:p>
          </table:table-cell>
          <table:table-cell office:value-type="string" calcext:value-type="string">
            <text:p>x</text:p>
          </table:table-cell>
          <table:table-cell office:value-type="float" office:value="7.106627174457" calcext:value-type="float">
            <text:p>7.106627174457</text:p>
          </table:table-cell>
          <table:table-cell office:value-type="string" calcext:value-type="string">
            <text:p>y</text:p>
          </table:table-cell>
          <table:table-cell office:value-type="float" office:value="2.23893339272051" calcext:value-type="float">
            <text:p>2.23893339272051</text:p>
          </table:table-cell>
          <table:table-cell office:value-type="string" calcext:value-type="string">
            <text:p>degrees</text:p>
          </table:table-cell>
          <table:table-cell office:value-type="float" office:value="-153.092295045983" calcext:value-type="float">
            <text:p>-153.092295045983</text:p>
          </table:table-cell>
          <table:table-cell office:value-type="string" calcext:value-type="string">
            <text:p>velocityMetersPerSec</text:p>
          </table:table-cell>
          <table:table-cell office:value-type="float" office:value="1.61513732372382" calcext:value-type="float">
            <text:p>1.61513732372382</text:p>
          </table:table-cell>
          <table:table-cell table:number-columns-repeated="16370"/>
        </table:table-row>
        <table:table-row table:style-name="ro1">
          <table:table-cell table:style-name="ce21" table:formula="of:=([.B512]-[.$B$1])*24*3600" office:value-type="float" office:value="2.952000056" calcext:value-type="float">
            <text:p>2.952</text:p>
          </table:table-cell>
          <table:table-cell office:value-type="date" office:date-value="2024-10-27T13:37:37.653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8.3986225515751" calcext:value-type="float">
            <text:p>18.3986225515751</text:p>
          </table:table-cell>
          <table:table-cell office:value-type="string" calcext:value-type="string">
            <text:p>x</text:p>
          </table:table-cell>
          <table:table-cell office:value-type="float" office:value="7.01669385655261" calcext:value-type="float">
            <text:p>7.01669385655261</text:p>
          </table:table-cell>
          <table:table-cell office:value-type="string" calcext:value-type="string">
            <text:p>y</text:p>
          </table:table-cell>
          <table:table-cell office:value-type="float" office:value="2.19272421408904" calcext:value-type="float">
            <text:p>2.19272421408904</text:p>
          </table:table-cell>
          <table:table-cell office:value-type="string" calcext:value-type="string">
            <text:p>degrees</text:p>
          </table:table-cell>
          <table:table-cell office:value-type="float" office:value="-152.655361840941" calcext:value-type="float">
            <text:p>-152.655361840941</text:p>
          </table:table-cell>
          <table:table-cell office:value-type="string" calcext:value-type="string">
            <text:p>velocityMetersPerSec</text:p>
          </table:table-cell>
          <table:table-cell office:value-type="float" office:value="1.70595163593244" calcext:value-type="float">
            <text:p>1.70595163593244</text:p>
          </table:table-cell>
          <table:table-cell table:number-columns-repeated="16370"/>
        </table:table-row>
        <table:table-row table:style-name="ro1">
          <table:table-cell table:style-name="ce21" table:formula="of:=([.B513]-[.$B$1])*24*3600" office:value-type="float" office:value="2.952000056" calcext:value-type="float">
            <text:p>2.952</text:p>
          </table:table-cell>
          <table:table-cell office:value-type="date" office:date-value="2024-10-27T13:37:37.653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8.4604956323178" calcext:value-type="float">
            <text:p>18.4604956323178</text:p>
          </table:table-cell>
          <table:table-cell office:value-type="string" calcext:value-type="string">
            <text:p>x</text:p>
          </table:table-cell>
          <table:table-cell office:value-type="float" office:value="6.92489998269344" calcext:value-type="float">
            <text:p>6.92489998269344</text:p>
          </table:table-cell>
          <table:table-cell office:value-type="string" calcext:value-type="string">
            <text:p>y</text:p>
          </table:table-cell>
          <table:table-cell office:value-type="float" office:value="2.14548230664441" calcext:value-type="float">
            <text:p>2.14548230664441</text:p>
          </table:table-cell>
          <table:table-cell office:value-type="string" calcext:value-type="string">
            <text:p>degrees</text:p>
          </table:table-cell>
          <table:table-cell office:value-type="float" office:value="-153.005462043801" calcext:value-type="float">
            <text:p>-153.005462043801</text:p>
          </table:table-cell>
          <table:table-cell office:value-type="string" calcext:value-type="string">
            <text:p>velocityMetersPerSec</text:p>
          </table:table-cell>
          <table:table-cell office:value-type="float" office:value="1.63111087737031" calcext:value-type="float">
            <text:p>1.63111087737031</text:p>
          </table:table-cell>
          <table:table-cell table:number-columns-repeated="16370"/>
        </table:table-row>
        <table:table-row table:style-name="ro1">
          <table:table-cell table:style-name="ce21" table:formula="of:=([.B514]-[.$B$1])*24*3600" office:value-type="float" office:value="2.952000056" calcext:value-type="float">
            <text:p>2.952</text:p>
          </table:table-cell>
          <table:table-cell office:value-type="date" office:date-value="2024-10-27T13:37:37.653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8.5262301141909" calcext:value-type="float">
            <text:p>18.5262301141909</text:p>
          </table:table-cell>
          <table:table-cell office:value-type="string" calcext:value-type="string">
            <text:p>x</text:p>
          </table:table-cell>
          <table:table-cell office:value-type="float" office:value="6.83101591300095" calcext:value-type="float">
            <text:p>6.83101591300095</text:p>
          </table:table-cell>
          <table:table-cell office:value-type="string" calcext:value-type="string">
            <text:p>y</text:p>
          </table:table-cell>
          <table:table-cell office:value-type="float" office:value="2.09866296205492" calcext:value-type="float">
            <text:p>2.09866296205492</text:p>
          </table:table-cell>
          <table:table-cell office:value-type="string" calcext:value-type="string">
            <text:p>degrees</text:p>
          </table:table-cell>
          <table:table-cell office:value-type="float" office:value="-154.10455344715" calcext:value-type="float">
            <text:p>-154.10455344715</text:p>
          </table:table-cell>
          <table:table-cell office:value-type="string" calcext:value-type="string">
            <text:p>velocityMetersPerSec</text:p>
          </table:table-cell>
          <table:table-cell office:value-type="float" office:value="1.56084459474303" calcext:value-type="float">
            <text:p>1.56084459474303</text:p>
          </table:table-cell>
          <table:table-cell table:number-columns-repeated="16370"/>
        </table:table-row>
        <table:table-row table:style-name="ro1">
          <table:table-cell table:style-name="ce21" table:formula="of:=([.B515]-[.$B$1])*24*3600" office:value-type="float" office:value="2.952000056" calcext:value-type="float">
            <text:p>2.952</text:p>
          </table:table-cell>
          <table:table-cell office:value-type="date" office:date-value="2024-10-27T13:37:37.653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8.5956203582587" calcext:value-type="float">
            <text:p>18.5956203582587</text:p>
          </table:table-cell>
          <table:table-cell office:value-type="string" calcext:value-type="string">
            <text:p>x</text:p>
          </table:table-cell>
          <table:table-cell office:value-type="float" office:value="6.73481200759663" calcext:value-type="float">
            <text:p>6.73481200759663</text:p>
          </table:table-cell>
          <table:table-cell office:value-type="string" calcext:value-type="string">
            <text:p>y</text:p>
          </table:table-cell>
          <table:table-cell office:value-type="float" office:value="2.05372147198883" calcext:value-type="float">
            <text:p>2.05372147198883</text:p>
          </table:table-cell>
          <table:table-cell office:value-type="string" calcext:value-type="string">
            <text:p>degrees</text:p>
          </table:table-cell>
          <table:table-cell office:value-type="float" office:value="-155.934168804867" calcext:value-type="float">
            <text:p>-155.934168804867</text:p>
          </table:table-cell>
          <table:table-cell office:value-type="string" calcext:value-type="string">
            <text:p>velocityMetersPerSec</text:p>
          </table:table-cell>
          <table:table-cell office:value-type="float" office:value="1.49962794707116" calcext:value-type="float">
            <text:p>1.49962794707116</text:p>
          </table:table-cell>
          <table:table-cell table:number-columns-repeated="16370"/>
        </table:table-row>
        <table:table-row table:style-name="ro1">
          <table:table-cell table:style-name="ce21" table:formula="of:=([.B516]-[.$B$1])*24*3600" office:value-type="float" office:value="2.952000056" calcext:value-type="float">
            <text:p>2.952</text:p>
          </table:table-cell>
          <table:table-cell office:value-type="date" office:date-value="2024-10-27T13:37:37.653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8.6683818045398" calcext:value-type="float">
            <text:p>18.6683818045398</text:p>
          </table:table-cell>
          <table:table-cell office:value-type="string" calcext:value-type="string">
            <text:p>x</text:p>
          </table:table-cell>
          <table:table-cell office:value-type="float" office:value="6.63605862660193" calcext:value-type="float">
            <text:p>6.63605862660193</text:p>
          </table:table-cell>
          <table:table-cell office:value-type="string" calcext:value-type="string">
            <text:p>y</text:p>
          </table:table-cell>
          <table:table-cell office:value-type="float" office:value="2.01211312811444" calcext:value-type="float">
            <text:p>2.01211312811444</text:p>
          </table:table-cell>
          <table:table-cell office:value-type="string" calcext:value-type="string">
            <text:p>degrees</text:p>
          </table:table-cell>
          <table:table-cell office:value-type="float" office:value="-158.487912740752" calcext:value-type="float">
            <text:p>-158.487912740752</text:p>
          </table:table-cell>
          <table:table-cell office:value-type="string" calcext:value-type="string">
            <text:p>velocityMetersPerSec</text:p>
          </table:table-cell>
          <table:table-cell office:value-type="float" office:value="1.44591607435023" calcext:value-type="float">
            <text:p>1.44591607435023</text:p>
          </table:table-cell>
          <table:table-cell table:number-columns-repeated="16370"/>
        </table:table-row>
        <table:table-row table:style-name="ro1">
          <table:table-cell table:style-name="ce21" table:formula="of:=([.B517]-[.$B$1])*24*3600" office:value-type="float" office:value="2.952000056" calcext:value-type="float">
            <text:p>2.952</text:p>
          </table:table-cell>
          <table:table-cell office:value-type="date" office:date-value="2024-10-27T13:37:37.653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8.7442846132527" calcext:value-type="float">
            <text:p>18.7442846132527</text:p>
          </table:table-cell>
          <table:table-cell office:value-type="string" calcext:value-type="string">
            <text:p>x</text:p>
          </table:table-cell>
          <table:table-cell office:value-type="float" office:value="6.53452613013833" calcext:value-type="float">
            <text:p>6.53452613013833</text:p>
          </table:table-cell>
          <table:table-cell office:value-type="string" calcext:value-type="string">
            <text:p>y</text:p>
          </table:table-cell>
          <table:table-cell office:value-type="float" office:value="1.97529322210002" calcext:value-type="float">
            <text:p>1.97529322210002</text:p>
          </table:table-cell>
          <table:table-cell office:value-type="string" calcext:value-type="string">
            <text:p>degrees</text:p>
          </table:table-cell>
          <table:table-cell office:value-type="float" office:value="-161.761668392505" calcext:value-type="float">
            <text:p>-161.761668392505</text:p>
          </table:table-cell>
          <table:table-cell office:value-type="string" calcext:value-type="string">
            <text:p>velocityMetersPerSec</text:p>
          </table:table-cell>
          <table:table-cell office:value-type="float" office:value="1.39989591743575" calcext:value-type="float">
            <text:p>1.39989591743575</text:p>
          </table:table-cell>
          <table:table-cell table:number-columns-repeated="16370"/>
        </table:table-row>
        <table:table-row table:style-name="ro1">
          <table:table-cell table:style-name="ce21" table:formula="of:=([.B518]-[.$B$1])*24*3600" office:value-type="float" office:value="2.952000056" calcext:value-type="float">
            <text:p>2.952</text:p>
          </table:table-cell>
          <table:table-cell office:value-type="date" office:date-value="2024-10-27T13:37:37.653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8.8231245099189" calcext:value-type="float">
            <text:p>18.8231245099189</text:p>
          </table:table-cell>
          <table:table-cell office:value-type="string" calcext:value-type="string">
            <text:p>x</text:p>
          </table:table-cell>
          <table:table-cell office:value-type="float" office:value="6.42998487832731" calcext:value-type="float">
            <text:p>6.42998487832731</text:p>
          </table:table-cell>
          <table:table-cell office:value-type="string" calcext:value-type="string">
            <text:p>y</text:p>
          </table:table-cell>
          <table:table-cell office:value-type="float" office:value="1.94471704561385" calcext:value-type="float">
            <text:p>1.94471704561385</text:p>
          </table:table-cell>
          <table:table-cell office:value-type="string" calcext:value-type="string">
            <text:p>degrees</text:p>
          </table:table-cell>
          <table:table-cell office:value-type="float" office:value="-165.741066097353" calcext:value-type="float">
            <text:p>-165.741066097353</text:p>
          </table:table-cell>
          <table:table-cell office:value-type="string" calcext:value-type="string">
            <text:p>velocityMetersPerSec</text:p>
          </table:table-cell>
          <table:table-cell office:value-type="float" office:value="1.36319653475528" calcext:value-type="float">
            <text:p>1.36319653475528</text:p>
          </table:table-cell>
          <table:table-cell table:number-columns-repeated="16370"/>
        </table:table-row>
        <table:table-row table:style-name="ro1">
          <table:table-cell table:style-name="ce21" table:formula="of:=([.B519]-[.$B$1])*24*3600" office:value-type="float" office:value="2.952000056" calcext:value-type="float">
            <text:p>2.952</text:p>
          </table:table-cell>
          <table:table-cell office:value-type="date" office:date-value="2024-10-27T13:37:37.653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8.9046882211668" calcext:value-type="float">
            <text:p>18.9046882211668</text:p>
          </table:table-cell>
          <table:table-cell office:value-type="string" calcext:value-type="string">
            <text:p>x</text:p>
          </table:table-cell>
          <table:table-cell office:value-type="float" office:value="6.32220523129033" calcext:value-type="float">
            <text:p>6.32220523129033</text:p>
          </table:table-cell>
          <table:table-cell office:value-type="string" calcext:value-type="string">
            <text:p>y</text:p>
          </table:table-cell>
          <table:table-cell office:value-type="float" office:value="1.9218398903242" calcext:value-type="float">
            <text:p>1.9218398903242</text:p>
          </table:table-cell>
          <table:table-cell office:value-type="string" calcext:value-type="string">
            <text:p>degrees</text:p>
          </table:table-cell>
          <table:table-cell office:value-type="float" office:value="-170.38668442169" calcext:value-type="float">
            <text:p>-170.38668442169</text:p>
          </table:table-cell>
          <table:table-cell office:value-type="string" calcext:value-type="string">
            <text:p>velocityMetersPerSec</text:p>
          </table:table-cell>
          <table:table-cell office:value-type="float" office:value="1.33851563569413" calcext:value-type="float">
            <text:p>1.33851563569413</text:p>
          </table:table-cell>
          <table:table-cell table:number-columns-repeated="16370"/>
        </table:table-row>
        <table:table-row table:style-name="ro1">
          <table:table-cell table:style-name="ce21" table:formula="of:=([.B520]-[.$B$1])*24*3600" office:value-type="float" office:value="2.952000056" calcext:value-type="float">
            <text:p>2.952</text:p>
          </table:table-cell>
          <table:table-cell office:value-type="date" office:date-value="2024-10-27T13:37:37.653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8.9464581813103" calcext:value-type="float">
            <text:p>18.9464581813103</text:p>
          </table:table-cell>
          <table:table-cell office:value-type="string" calcext:value-type="string">
            <text:p>x</text:p>
          </table:table-cell>
          <table:table-cell office:value-type="float" office:value="6.26702924710007" calcext:value-type="float">
            <text:p>6.26702924710007</text:p>
          </table:table-cell>
          <table:table-cell office:value-type="string" calcext:value-type="string">
            <text:p>y</text:p>
          </table:table-cell>
          <table:table-cell office:value-type="float" office:value="1.91374322427442" calcext:value-type="float">
            <text:p>1.91374322427442</text:p>
          </table:table-cell>
          <table:table-cell office:value-type="string" calcext:value-type="string">
            <text:p>degrees</text:p>
          </table:table-cell>
          <table:table-cell office:value-type="float" office:value="-172.936501279622" calcext:value-type="float">
            <text:p>-172.936501279622</text:p>
          </table:table-cell>
          <table:table-cell office:value-type="string" calcext:value-type="string">
            <text:p>velocityMetersPerSec</text:p>
          </table:table-cell>
          <table:table-cell office:value-type="float" office:value="1.33167522612703" calcext:value-type="float">
            <text:p>1.33167522612703</text:p>
          </table:table-cell>
          <table:table-cell table:number-columns-repeated="16370"/>
        </table:table-row>
        <table:table-row table:style-name="ro1">
          <table:table-cell table:style-name="ce21" table:formula="of:=([.B521]-[.$B$1])*24*3600" office:value-type="float" office:value="2.952000056" calcext:value-type="float">
            <text:p>2.952</text:p>
          </table:table-cell>
          <table:table-cell office:value-type="date" office:date-value="2024-10-27T13:37:37.653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8.9888180445771" calcext:value-type="float">
            <text:p>18.9888180445771</text:p>
          </table:table-cell>
          <table:table-cell office:value-type="string" calcext:value-type="string">
            <text:p>x</text:p>
          </table:table-cell>
          <table:table-cell office:value-type="float" office:value="6.21095754914886" calcext:value-type="float">
            <text:p>6.21095754914886</text:p>
          </table:table-cell>
          <table:table-cell office:value-type="string" calcext:value-type="string">
            <text:p>y</text:p>
          </table:table-cell>
          <table:table-cell office:value-type="float" office:value="1.90811704789937" calcext:value-type="float">
            <text:p>1.90811704789937</text:p>
          </table:table-cell>
          <table:table-cell office:value-type="string" calcext:value-type="string">
            <text:p>degrees</text:p>
          </table:table-cell>
          <table:table-cell office:value-type="float" office:value="-175.619532353403" calcext:value-type="float">
            <text:p>-175.619532353403</text:p>
          </table:table-cell>
          <table:table-cell office:value-type="string" calcext:value-type="string">
            <text:p>velocityMetersPerSec</text:p>
          </table:table-cell>
          <table:table-cell office:value-type="float" office:value="1.32901577144686" calcext:value-type="float">
            <text:p>1.32901577144686</text:p>
          </table:table-cell>
          <table:table-cell table:number-columns-repeated="16370"/>
        </table:table-row>
        <table:table-row table:style-name="ro1">
          <table:table-cell table:style-name="ce21" table:formula="of:=([.B522]-[.$B$1])*24*3600" office:value-type="float" office:value="2.952000056" calcext:value-type="float">
            <text:p>2.952</text:p>
          </table:table-cell>
          <table:table-cell office:value-type="date" office:date-value="2024-10-27T13:37:37.653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9.0317326649628" calcext:value-type="float">
            <text:p>19.0317326649628</text:p>
          </table:table-cell>
          <table:table-cell office:value-type="string" calcext:value-type="string">
            <text:p>x</text:p>
          </table:table-cell>
          <table:table-cell office:value-type="float" office:value="6.15396143245191" calcext:value-type="float">
            <text:p>6.15396143245191</text:p>
          </table:table-cell>
          <table:table-cell office:value-type="string" calcext:value-type="string">
            <text:p>y</text:p>
          </table:table-cell>
          <table:table-cell office:value-type="float" office:value="1.90514327265759" calcext:value-type="float">
            <text:p>1.90514327265759</text:p>
          </table:table-cell>
          <table:table-cell office:value-type="string" calcext:value-type="string">
            <text:p>degrees</text:p>
          </table:table-cell>
          <table:table-cell office:value-type="float" office:value="-178.418217297082" calcext:value-type="float">
            <text:p>-178.418217297082</text:p>
          </table:table-cell>
          <table:table-cell office:value-type="string" calcext:value-type="string">
            <text:p>velocityMetersPerSec</text:p>
          </table:table-cell>
          <table:table-cell office:value-type="float" office:value="1.33085361083795" calcext:value-type="float">
            <text:p>1.33085361083795</text:p>
          </table:table-cell>
          <table:table-cell table:number-columns-repeated="16370"/>
        </table:table-row>
        <table:table-row table:style-name="ro1">
          <table:table-cell table:style-name="ce21" table:formula="of:=([.B523]-[.$B$1])*24*3600" office:value-type="float" office:value="2.952000056" calcext:value-type="float">
            <text:p>2.952</text:p>
          </table:table-cell>
          <table:table-cell office:value-type="date" office:date-value="2024-10-27T13:37:37.653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9.0753245777572" calcext:value-type="float">
            <text:p>19.0753245777572</text:p>
          </table:table-cell>
          <table:table-cell office:value-type="string" calcext:value-type="string">
            <text:p>x</text:p>
          </table:table-cell>
          <table:table-cell office:value-type="float" office:value="6.09601219202438" calcext:value-type="float">
            <text:p>6.09601219202438</text:p>
          </table:table-cell>
          <table:table-cell office:value-type="string" calcext:value-type="string">
            <text:p>y</text:p>
          </table:table-cell>
          <table:table-cell office:value-type="float" office:value="1.90500381000762" calcext:value-type="float">
            <text:p>1.90500381000762</text:p>
          </table:table-cell>
          <table:table-cell office:value-type="string" calcext:value-type="string">
            <text:p>degrees</text:p>
          </table:table-cell>
          <table:table-cell office:value-type="float" office:value="178.68799833901" calcext:value-type="float">
            <text:p>178.68799833901</text:p>
          </table:table-cell>
          <table:table-cell office:value-type="string" calcext:value-type="string">
            <text:p>velocityMetersPerSec</text:p>
          </table:table-cell>
          <table:table-cell office:value-type="float" office:value="1.32786928202511" calcext:value-type="float">
            <text:p>1.32786928202511</text:p>
          </table:table-cell>
          <table:table-cell table:number-columns-repeated="16370"/>
        </table:table-row>
        <table:table-row table:style-name="ro1">
          <table:table-cell table:style-name="ce21" table:formula="of:=([.B524]-[.$B$1])*24*3600" office:value-type="float" office:value="2.952000056" calcext:value-type="float">
            <text:p>2.952</text:p>
          </table:table-cell>
          <table:table-cell office:value-type="date" office:date-value="2024-10-27T13:37:37.653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9.1193108582039" calcext:value-type="float">
            <text:p>19.1193108582039</text:p>
          </table:table-cell>
          <table:table-cell office:value-type="string" calcext:value-type="string">
            <text:p>x</text:p>
          </table:table-cell>
          <table:table-cell office:value-type="float" office:value="6.03708855058779" calcext:value-type="float">
            <text:p>6.03708855058779</text:p>
          </table:table-cell>
          <table:table-cell office:value-type="string" calcext:value-type="string">
            <text:p>y</text:p>
          </table:table-cell>
          <table:table-cell office:value-type="float" office:value="1.90782119606798" calcext:value-type="float">
            <text:p>1.90782119606798</text:p>
          </table:table-cell>
          <table:table-cell office:value-type="string" calcext:value-type="string">
            <text:p>degrees</text:p>
          </table:table-cell>
          <table:table-cell office:value-type="float" office:value="175.891484356602" calcext:value-type="float">
            <text:p>175.891484356602</text:p>
          </table:table-cell>
          <table:table-cell office:value-type="string" calcext:value-type="string">
            <text:p>velocityMetersPerSec</text:p>
          </table:table-cell>
          <table:table-cell office:value-type="float" office:value="1.3543742674447" calcext:value-type="float">
            <text:p>1.3543742674447</text:p>
          </table:table-cell>
          <table:table-cell table:number-columns-repeated="16370"/>
        </table:table-row>
        <table:table-row table:style-name="ro1">
          <table:table-cell table:style-name="ce21" table:formula="of:=([.B525]-[.$B$1])*24*3600" office:value-type="float" office:value="2.952000056" calcext:value-type="float">
            <text:p>2.952</text:p>
          </table:table-cell>
          <table:table-cell office:value-type="date" office:date-value="2024-10-27T13:37:37.653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9.1632663393936" calcext:value-type="float">
            <text:p>19.1632663393936</text:p>
          </table:table-cell>
          <table:table-cell office:value-type="string" calcext:value-type="string">
            <text:p>x</text:p>
          </table:table-cell>
          <table:table-cell office:value-type="float" office:value="5.97719894168889" calcext:value-type="float">
            <text:p>5.97719894168889</text:p>
          </table:table-cell>
          <table:table-cell office:value-type="string" calcext:value-type="string">
            <text:p>y</text:p>
          </table:table-cell>
          <table:table-cell office:value-type="float" office:value="1.91348046559713" calcext:value-type="float">
            <text:p>1.91348046559713</text:p>
          </table:table-cell>
          <table:table-cell office:value-type="string" calcext:value-type="string">
            <text:p>degrees</text:p>
          </table:table-cell>
          <table:table-cell office:value-type="float" office:value="173.36500977477" calcext:value-type="float">
            <text:p>173.36500977477</text:p>
          </table:table-cell>
          <table:table-cell office:value-type="string" calcext:value-type="string">
            <text:p>velocityMetersPerSec</text:p>
          </table:table-cell>
          <table:table-cell office:value-type="float" office:value="1.38277702328942" calcext:value-type="float">
            <text:p>1.38277702328942</text:p>
          </table:table-cell>
          <table:table-cell table:number-columns-repeated="16370"/>
        </table:table-row>
        <table:table-row table:style-name="ro1">
          <table:table-cell table:style-name="ce21" table:formula="of:=([.B526]-[.$B$1])*24*3600" office:value-type="float" office:value="2.952000056" calcext:value-type="float">
            <text:p>2.952</text:p>
          </table:table-cell>
          <table:table-cell office:value-type="date" office:date-value="2024-10-27T13:37:37.653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9.2511476025543" calcext:value-type="float">
            <text:p>19.2511476025543</text:p>
          </table:table-cell>
          <table:table-cell office:value-type="string" calcext:value-type="string">
            <text:p>x</text:p>
          </table:table-cell>
          <table:table-cell office:value-type="float" office:value="5.85458526651647" calcext:value-type="float">
            <text:p>5.85458526651647</text:p>
          </table:table-cell>
          <table:table-cell office:value-type="string" calcext:value-type="string">
            <text:p>y</text:p>
          </table:table-cell>
          <table:table-cell office:value-type="float" office:value="1.93262729273567" calcext:value-type="float">
            <text:p>1.93262729273567</text:p>
          </table:table-cell>
          <table:table-cell office:value-type="string" calcext:value-type="string">
            <text:p>degrees</text:p>
          </table:table-cell>
          <table:table-cell office:value-type="float" office:value="169.078894380812" calcext:value-type="float">
            <text:p>169.078894380812</text:p>
          </table:table-cell>
          <table:table-cell office:value-type="string" calcext:value-type="string">
            <text:p>velocityMetersPerSec</text:p>
          </table:table-cell>
          <table:table-cell office:value-type="float" office:value="1.44147948090038" calcext:value-type="float">
            <text:p>1.44147948090038</text:p>
          </table:table-cell>
          <table:table-cell table:number-columns-repeated="16370"/>
        </table:table-row>
        <table:table-row table:style-name="ro1">
          <table:table-cell table:style-name="ce21" table:formula="of:=([.B527]-[.$B$1])*24*3600" office:value-type="float" office:value="2.952000056" calcext:value-type="float">
            <text:p>2.952</text:p>
          </table:table-cell>
          <table:table-cell office:value-type="date" office:date-value="2024-10-27T13:37:37.653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9.2951425367824" calcext:value-type="float">
            <text:p>19.2951425367824</text:p>
          </table:table-cell>
          <table:table-cell office:value-type="string" calcext:value-type="string">
            <text:p>x</text:p>
          </table:table-cell>
          <table:table-cell office:value-type="float" office:value="5.79189292274911" calcext:value-type="float">
            <text:p>5.79189292274911</text:p>
          </table:table-cell>
          <table:table-cell office:value-type="string" calcext:value-type="string">
            <text:p>y</text:p>
          </table:table-cell>
          <table:table-cell office:value-type="float" office:value="1.94576616918197" calcext:value-type="float">
            <text:p>1.94576616918197</text:p>
          </table:table-cell>
          <table:table-cell office:value-type="string" calcext:value-type="string">
            <text:p>degrees</text:p>
          </table:table-cell>
          <table:table-cell office:value-type="float" office:value="167.29173482213" calcext:value-type="float">
            <text:p>167.29173482213</text:p>
          </table:table-cell>
          <table:table-cell office:value-type="string" calcext:value-type="string">
            <text:p>velocityMetersPerSec</text:p>
          </table:table-cell>
          <table:table-cell office:value-type="float" office:value="1.4704172348125" calcext:value-type="float">
            <text:p>1.4704172348125</text:p>
          </table:table-cell>
          <table:table-cell table:number-columns-repeated="16370"/>
        </table:table-row>
        <table:table-row table:style-name="ro1">
          <table:table-cell table:style-name="ce21" table:formula="of:=([.B528]-[.$B$1])*24*3600" office:value-type="float" office:value="2.952000056" calcext:value-type="float">
            <text:p>2.952</text:p>
          </table:table-cell>
          <table:table-cell office:value-type="date" office:date-value="2024-10-27T13:37:37.653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9.3392029904452" calcext:value-type="float">
            <text:p>19.3392029904452</text:p>
          </table:table-cell>
          <table:table-cell office:value-type="string" calcext:value-type="string">
            <text:p>x</text:p>
          </table:table-cell>
          <table:table-cell office:value-type="float" office:value="5.72829805653176" calcext:value-type="float">
            <text:p>5.72829805653176</text:p>
          </table:table-cell>
          <table:table-cell office:value-type="string" calcext:value-type="string">
            <text:p>y</text:p>
          </table:table-cell>
          <table:table-cell office:value-type="float" office:value="1.96104956677089" calcext:value-type="float">
            <text:p>1.96104956677089</text:p>
          </table:table-cell>
          <table:table-cell office:value-type="string" calcext:value-type="string">
            <text:p>degrees</text:p>
          </table:table-cell>
          <table:table-cell office:value-type="float" office:value="165.722063744041" calcext:value-type="float">
            <text:p>165.722063744041</text:p>
          </table:table-cell>
          <table:table-cell office:value-type="string" calcext:value-type="string">
            <text:p>velocityMetersPerSec</text:p>
          </table:table-cell>
          <table:table-cell office:value-type="float" office:value="1.49848433742024" calcext:value-type="float">
            <text:p>1.49848433742024</text:p>
          </table:table-cell>
          <table:table-cell table:number-columns-repeated="16370"/>
        </table:table-row>
        <table:table-row table:style-name="ro1">
          <table:table-cell table:style-name="ce21" table:formula="of:=([.B529]-[.$B$1])*24*3600" office:value-type="float" office:value="2.952000056" calcext:value-type="float">
            <text:p>2.952</text:p>
          </table:table-cell>
          <table:table-cell office:value-type="date" office:date-value="2024-10-27T13:37:37.653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9.3833510806495" calcext:value-type="float">
            <text:p>19.3833510806495</text:p>
          </table:table-cell>
          <table:table-cell office:value-type="string" calcext:value-type="string">
            <text:p>x</text:p>
          </table:table-cell>
          <table:table-cell office:value-type="float" office:value="5.66381652911748" calcext:value-type="float">
            <text:p>5.66381652911748</text:p>
          </table:table-cell>
          <table:table-cell office:value-type="string" calcext:value-type="string">
            <text:p>y</text:p>
          </table:table-cell>
          <table:table-cell office:value-type="float" office:value="1.9783031449209" calcext:value-type="float">
            <text:p>1.9783031449209</text:p>
          </table:table-cell>
          <table:table-cell office:value-type="string" calcext:value-type="string">
            <text:p>degrees</text:p>
          </table:table-cell>
          <table:table-cell office:value-type="float" office:value="164.355236949562" calcext:value-type="float">
            <text:p>164.355236949562</text:p>
          </table:table-cell>
          <table:table-cell office:value-type="string" calcext:value-type="string">
            <text:p>velocityMetersPerSec</text:p>
          </table:table-cell>
          <table:table-cell office:value-type="float" office:value="1.52542591789371" calcext:value-type="float">
            <text:p>1.52542591789371</text:p>
          </table:table-cell>
          <table:table-cell table:number-columns-repeated="16370"/>
        </table:table-row>
        <table:table-row table:style-name="ro1">
          <table:table-cell table:style-name="ce21" table:formula="of:=([.B530]-[.$B$1])*24*3600" office:value-type="float" office:value="2.952000056" calcext:value-type="float">
            <text:p>2.952</text:p>
          </table:table-cell>
          <table:table-cell office:value-type="date" office:date-value="2024-10-27T13:37:37.653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9.4276035783188" calcext:value-type="float">
            <text:p>19.4276035783188</text:p>
          </table:table-cell>
          <table:table-cell office:value-type="string" calcext:value-type="string">
            <text:p>x</text:p>
          </table:table-cell>
          <table:table-cell office:value-type="float" office:value="5.59846420175937" calcext:value-type="float">
            <text:p>5.59846420175937</text:p>
          </table:table-cell>
          <table:table-cell office:value-type="string" calcext:value-type="string">
            <text:p>y</text:p>
          </table:table-cell>
          <table:table-cell office:value-type="float" office:value="1.99735256305044" calcext:value-type="float">
            <text:p>1.99735256305044</text:p>
          </table:table-cell>
          <table:table-cell office:value-type="string" calcext:value-type="string">
            <text:p>degrees</text:p>
          </table:table-cell>
          <table:table-cell office:value-type="float" office:value="163.177384987628" calcext:value-type="float">
            <text:p>163.177384987628</text:p>
          </table:table-cell>
          <table:table-cell office:value-type="string" calcext:value-type="string">
            <text:p>velocityMetersPerSec</text:p>
          </table:table-cell>
          <table:table-cell office:value-type="float" office:value="1.5511042599867" calcext:value-type="float">
            <text:p>1.5511042599867</text:p>
          </table:table-cell>
          <table:table-cell table:number-columns-repeated="16370"/>
        </table:table-row>
        <table:table-row table:style-name="ro1">
          <table:table-cell table:style-name="ce21" table:formula="of:=([.B531]-[.$B$1])*24*3600" office:value-type="float" office:value="2.952000056" calcext:value-type="float">
            <text:p>2.952</text:p>
          </table:table-cell>
          <table:table-cell office:value-type="date" office:date-value="2024-10-27T13:37:37.653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9.4719710517722" calcext:value-type="float">
            <text:p>19.4719710517722</text:p>
          </table:table-cell>
          <table:table-cell office:value-type="string" calcext:value-type="string">
            <text:p>x</text:p>
          </table:table-cell>
          <table:table-cell office:value-type="float" office:value="5.5322569357105" calcext:value-type="float">
            <text:p>5.5322569357105</text:p>
          </table:table-cell>
          <table:table-cell office:value-type="string" calcext:value-type="string">
            <text:p>y</text:p>
          </table:table-cell>
          <table:table-cell office:value-type="float" office:value="2.01802348057799" calcext:value-type="float">
            <text:p>2.01802348057799</text:p>
          </table:table-cell>
          <table:table-cell office:value-type="string" calcext:value-type="string">
            <text:p>degrees</text:p>
          </table:table-cell>
          <table:table-cell office:value-type="float" office:value="162.175698122356" calcext:value-type="float">
            <text:p>162.175698122356</text:p>
          </table:table-cell>
          <table:table-cell office:value-type="string" calcext:value-type="string">
            <text:p>velocityMetersPerSec</text:p>
          </table:table-cell>
          <table:table-cell office:value-type="float" office:value="1.57547133981643" calcext:value-type="float">
            <text:p>1.57547133981643</text:p>
          </table:table-cell>
          <table:table-cell table:number-columns-repeated="16370"/>
        </table:table-row>
        <table:table-row table:style-name="ro1">
          <table:table-cell table:style-name="ce21" table:formula="of:=([.B532]-[.$B$1])*24*3600" office:value-type="float" office:value="2.952000056" calcext:value-type="float">
            <text:p>2.952</text:p>
          </table:table-cell>
          <table:table-cell office:value-type="date" office:date-value="2024-10-27T13:37:37.653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9.5164575485169" calcext:value-type="float">
            <text:p>19.5164575485169</text:p>
          </table:table-cell>
          <table:table-cell office:value-type="string" calcext:value-type="string">
            <text:p>x</text:p>
          </table:table-cell>
          <table:table-cell office:value-type="float" office:value="5.46521059222394" calcext:value-type="float">
            <text:p>5.46521059222394</text:p>
          </table:table-cell>
          <table:table-cell office:value-type="string" calcext:value-type="string">
            <text:p>y</text:p>
          </table:table-cell>
          <table:table-cell office:value-type="float" office:value="2.04014155692199" calcext:value-type="float">
            <text:p>2.04014155692199</text:p>
          </table:table-cell>
          <table:table-cell office:value-type="string" calcext:value-type="string">
            <text:p>degrees</text:p>
          </table:table-cell>
          <table:table-cell office:value-type="float" office:value="161.338574096258" calcext:value-type="float">
            <text:p>161.338574096258</text:p>
          </table:table-cell>
          <table:table-cell office:value-type="string" calcext:value-type="string">
            <text:p>velocityMetersPerSec</text:p>
          </table:table-cell>
          <table:table-cell office:value-type="float" office:value="1.59854507180436" calcext:value-type="float">
            <text:p>1.59854507180436</text:p>
          </table:table-cell>
          <table:table-cell table:number-columns-repeated="16370"/>
        </table:table-row>
        <table:table-row table:style-name="ro1">
          <table:table-cell table:style-name="ce21" table:formula="of:=([.B533]-[.$B$1])*24*3600" office:value-type="float" office:value="2.952000056" calcext:value-type="float">
            <text:p>2.952</text:p>
          </table:table-cell>
          <table:table-cell office:value-type="date" office:date-value="2024-10-27T13:37:37.653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9.561060666205" calcext:value-type="float">
            <text:p>19.561060666205</text:p>
          </table:table-cell>
          <table:table-cell office:value-type="string" calcext:value-type="string">
            <text:p>x</text:p>
          </table:table-cell>
          <table:table-cell office:value-type="float" office:value="5.39734103255277" calcext:value-type="float">
            <text:p>5.39734103255277</text:p>
          </table:table-cell>
          <table:table-cell office:value-type="string" calcext:value-type="string">
            <text:p>y</text:p>
          </table:table-cell>
          <table:table-cell office:value-type="float" office:value="2.0635324515009" calcext:value-type="float">
            <text:p>2.0635324515009</text:p>
          </table:table-cell>
          <table:table-cell office:value-type="string" calcext:value-type="string">
            <text:p>degrees</text:p>
          </table:table-cell>
          <table:table-cell office:value-type="float" office:value="160.655672210219" calcext:value-type="float">
            <text:p>160.655672210219</text:p>
          </table:table-cell>
          <table:table-cell office:value-type="string" calcext:value-type="string">
            <text:p>velocityMetersPerSec</text:p>
          </table:table-cell>
          <table:table-cell office:value-type="float" office:value="1.62038967417198" calcext:value-type="float">
            <text:p>1.62038967417198</text:p>
          </table:table-cell>
          <table:table-cell table:number-columns-repeated="16370"/>
        </table:table-row>
        <table:table-row table:style-name="ro1">
          <table:table-cell table:style-name="ce21" table:formula="of:=([.B534]-[.$B$1])*24*3600" office:value-type="float" office:value="2.952000056" calcext:value-type="float">
            <text:p>2.952</text:p>
          </table:table-cell>
          <table:table-cell office:value-type="date" office:date-value="2024-10-27T13:37:37.653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9.6057718943537" calcext:value-type="float">
            <text:p>19.6057718943537</text:p>
          </table:table-cell>
          <table:table-cell office:value-type="string" calcext:value-type="string">
            <text:p>x</text:p>
          </table:table-cell>
          <table:table-cell office:value-type="float" office:value="5.32866411795008" calcext:value-type="float">
            <text:p>5.32866411795008</text:p>
          </table:table-cell>
          <table:table-cell office:value-type="string" calcext:value-type="string">
            <text:p>y</text:p>
          </table:table-cell>
          <table:table-cell office:value-type="float" office:value="2.08802182373318" calcext:value-type="float">
            <text:p>2.08802182373318</text:p>
          </table:table-cell>
          <table:table-cell office:value-type="string" calcext:value-type="string">
            <text:p>degrees</text:p>
          </table:table-cell>
          <table:table-cell office:value-type="float" office:value="160.117906314458" calcext:value-type="float">
            <text:p>160.117906314458</text:p>
          </table:table-cell>
          <table:table-cell office:value-type="string" calcext:value-type="string">
            <text:p>velocityMetersPerSec</text:p>
          </table:table-cell>
          <table:table-cell office:value-type="float" office:value="1.64110001904225" calcext:value-type="float">
            <text:p>1.64110001904225</text:p>
          </table:table-cell>
          <table:table-cell table:number-columns-repeated="16370"/>
        </table:table-row>
        <table:table-row table:style-name="ro1">
          <table:table-cell table:style-name="ce21" table:formula="of:=([.B535]-[.$B$1])*24*3600" office:value-type="float" office:value="2.952000056" calcext:value-type="float">
            <text:p>2.952</text:p>
          </table:table-cell>
          <table:table-cell office:value-type="date" office:date-value="2024-10-27T13:37:37.653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9.6505771377531" calcext:value-type="float">
            <text:p>19.6505771377531</text:p>
          </table:table-cell>
          <table:table-cell office:value-type="string" calcext:value-type="string">
            <text:p>x</text:p>
          </table:table-cell>
          <table:table-cell office:value-type="float" office:value="5.25919570966893" calcext:value-type="float">
            <text:p>5.25919570966893</text:p>
          </table:table-cell>
          <table:table-cell office:value-type="string" calcext:value-type="string">
            <text:p>y</text:p>
          </table:table-cell>
          <table:table-cell office:value-type="float" office:value="2.11343533303729" calcext:value-type="float">
            <text:p>2.11343533303729</text:p>
          </table:table-cell>
          <table:table-cell office:value-type="string" calcext:value-type="string">
            <text:p>degrees</text:p>
          </table:table-cell>
          <table:table-cell office:value-type="float" office:value="159.717400096626" calcext:value-type="float">
            <text:p>159.717400096626</text:p>
          </table:table-cell>
          <table:table-cell office:value-type="string" calcext:value-type="string">
            <text:p>velocityMetersPerSec</text:p>
          </table:table-cell>
          <table:table-cell office:value-type="float" office:value="1.66078951731775" calcext:value-type="float">
            <text:p>1.66078951731775</text:p>
          </table:table-cell>
          <table:table-cell table:number-columns-repeated="16370"/>
        </table:table-row>
        <table:table-row table:style-name="ro1">
          <table:table-cell table:style-name="ce21" table:formula="of:=([.B536]-[.$B$1])*24*3600" office:value-type="float" office:value="2.952000056" calcext:value-type="float">
            <text:p>2.952</text:p>
          </table:table-cell>
          <table:table-cell office:value-type="date" office:date-value="2024-10-27T13:37:37.653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9.6954573577323" calcext:value-type="float">
            <text:p>19.6954573577323</text:p>
          </table:table-cell>
          <table:table-cell office:value-type="string" calcext:value-type="string">
            <text:p>x</text:p>
          </table:table-cell>
          <table:table-cell office:value-type="float" office:value="5.18895166896241" calcext:value-type="float">
            <text:p>5.18895166896241</text:p>
          </table:table-cell>
          <table:table-cell office:value-type="string" calcext:value-type="string">
            <text:p>y</text:p>
          </table:table-cell>
          <table:table-cell office:value-type="float" office:value="2.13959863883168" calcext:value-type="float">
            <text:p>2.13959863883168</text:p>
          </table:table-cell>
          <table:table-cell office:value-type="string" calcext:value-type="string">
            <text:p>degrees</text:p>
          </table:table-cell>
          <table:table-cell office:value-type="float" office:value="159.447420820293" calcext:value-type="float">
            <text:p>159.447420820293</text:p>
          </table:table-cell>
          <table:table-cell office:value-type="string" calcext:value-type="string">
            <text:p>velocityMetersPerSec</text:p>
          </table:table-cell>
          <table:table-cell office:value-type="float" office:value="1.67958094419567" calcext:value-type="float">
            <text:p>1.67958094419567</text:p>
          </table:table-cell>
          <table:table-cell table:number-columns-repeated="16370"/>
        </table:table-row>
        <table:table-row table:style-name="ro1">
          <table:table-cell table:style-name="ce21" table:formula="of:=([.B537]-[.$B$1])*24*3600" office:value-type="float" office:value="2.953000226" calcext:value-type="float">
            <text:p>2.953</text:p>
          </table:table-cell>
          <table:table-cell office:value-type="date" office:date-value="2024-10-27T13:37:37.654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9.7403892879033" calcext:value-type="float">
            <text:p>19.7403892879033</text:p>
          </table:table-cell>
          <table:table-cell office:value-type="string" calcext:value-type="string">
            <text:p>x</text:p>
          </table:table-cell>
          <table:table-cell office:value-type="float" office:value="5.1179478570836" calcext:value-type="float">
            <text:p>5.1179478570836</text:p>
          </table:table-cell>
          <table:table-cell office:value-type="string" calcext:value-type="string">
            <text:p>y</text:p>
          </table:table-cell>
          <table:table-cell office:value-type="float" office:value="2.16633740053481" calcext:value-type="float">
            <text:p>2.16633740053481</text:p>
          </table:table-cell>
          <table:table-cell office:value-type="string" calcext:value-type="string">
            <text:p>degrees</text:p>
          </table:table-cell>
          <table:table-cell office:value-type="float" office:value="159.302302238752" calcext:value-type="float">
            <text:p>159.302302238752</text:p>
          </table:table-cell>
          <table:table-cell office:value-type="string" calcext:value-type="string">
            <text:p>velocityMetersPerSec</text:p>
          </table:table-cell>
          <table:table-cell office:value-type="float" office:value="1.69759957886753" calcext:value-type="float">
            <text:p>1.69759957886753</text:p>
          </table:table-cell>
          <table:table-cell table:number-columns-repeated="16370"/>
        </table:table-row>
        <table:table-row table:style-name="ro1">
          <table:table-cell table:style-name="ce21" table:formula="of:=([.B538]-[.$B$1])*24*3600" office:value-type="float" office:value="2.953000226" calcext:value-type="float">
            <text:p>2.953</text:p>
          </table:table-cell>
          <table:table-cell office:value-type="date" office:date-value="2024-10-27T13:37:37.654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9.7854771351658" calcext:value-type="float">
            <text:p>19.7854771351658</text:p>
          </table:table-cell>
          <table:table-cell office:value-type="string" calcext:value-type="string">
            <text:p>x</text:p>
          </table:table-cell>
          <table:table-cell office:value-type="float" office:value="5.04620013528557" calcext:value-type="float">
            <text:p>5.04620013528557</text:p>
          </table:table-cell>
          <table:table-cell office:value-type="string" calcext:value-type="string">
            <text:p>y</text:p>
          </table:table-cell>
          <table:table-cell office:value-type="float" office:value="2.19347727756514" calcext:value-type="float">
            <text:p>2.19347727756514</text:p>
          </table:table-cell>
          <table:table-cell office:value-type="string" calcext:value-type="string">
            <text:p>degrees</text:p>
          </table:table-cell>
          <table:table-cell office:value-type="float" office:value="159.277363460114" calcext:value-type="float">
            <text:p>159.277363460114</text:p>
          </table:table-cell>
          <table:table-cell office:value-type="string" calcext:value-type="string">
            <text:p>velocityMetersPerSec</text:p>
          </table:table-cell>
          <table:table-cell office:value-type="float" office:value="1.705057732207" calcext:value-type="float">
            <text:p>1.705057732207</text:p>
          </table:table-cell>
          <table:table-cell table:number-columns-repeated="16370"/>
        </table:table-row>
        <table:table-row table:style-name="ro1">
          <table:table-cell table:style-name="ce21" table:formula="of:=([.B539]-[.$B$1])*24*3600" office:value-type="float" office:value="2.953000226" calcext:value-type="float">
            <text:p>2.953</text:p>
          </table:table-cell>
          <table:table-cell office:value-type="date" office:date-value="2024-10-27T13:37:37.654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9.8311320072549" calcext:value-type="float">
            <text:p>19.8311320072549</text:p>
          </table:table-cell>
          <table:table-cell office:value-type="string" calcext:value-type="string">
            <text:p>x</text:p>
          </table:table-cell>
          <table:table-cell office:value-type="float" office:value="4.97372436482141" calcext:value-type="float">
            <text:p>4.97372436482141</text:p>
          </table:table-cell>
          <table:table-cell office:value-type="string" calcext:value-type="string">
            <text:p>y</text:p>
          </table:table-cell>
          <table:table-cell office:value-type="float" office:value="2.22084392934112" calcext:value-type="float">
            <text:p>2.22084392934112</text:p>
          </table:table-cell>
          <table:table-cell office:value-type="string" calcext:value-type="string">
            <text:p>degrees</text:p>
          </table:table-cell>
          <table:table-cell office:value-type="float" office:value="159.368827727465" calcext:value-type="float">
            <text:p>159.368827727465</text:p>
          </table:table-cell>
          <table:table-cell office:value-type="string" calcext:value-type="string">
            <text:p>velocityMetersPerSec</text:p>
          </table:table-cell>
          <table:table-cell office:value-type="float" office:value="1.68868529935256" calcext:value-type="float">
            <text:p>1.68868529935256</text:p>
          </table:table-cell>
          <table:table-cell table:number-columns-repeated="16370"/>
        </table:table-row>
        <table:table-row table:style-name="ro1">
          <table:table-cell table:style-name="ce21" table:formula="of:=([.B540]-[.$B$1])*24*3600" office:value-type="float" office:value="2.953000226" calcext:value-type="float">
            <text:p>2.953</text:p>
          </table:table-cell>
          <table:table-cell office:value-type="date" office:date-value="2024-10-27T13:37:37.654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9.877626210009" calcext:value-type="float">
            <text:p>19.877626210009</text:p>
          </table:table-cell>
          <table:table-cell office:value-type="string" calcext:value-type="string">
            <text:p>x</text:p>
          </table:table-cell>
          <table:table-cell office:value-type="float" office:value="4.90053640694418" calcext:value-type="float">
            <text:p>4.90053640694418</text:p>
          </table:table-cell>
          <table:table-cell office:value-type="string" calcext:value-type="string">
            <text:p>y</text:p>
          </table:table-cell>
          <table:table-cell office:value-type="float" office:value="2.24826301528121" calcext:value-type="float">
            <text:p>2.24826301528121</text:p>
          </table:table-cell>
          <table:table-cell office:value-type="string" calcext:value-type="string">
            <text:p>degrees</text:p>
          </table:table-cell>
          <table:table-cell office:value-type="float" office:value="159.573743101305" calcext:value-type="float">
            <text:p>159.573743101305</text:p>
          </table:table-cell>
          <table:table-cell office:value-type="string" calcext:value-type="string">
            <text:p>velocityMetersPerSec</text:p>
          </table:table-cell>
          <table:table-cell office:value-type="float" office:value="1.67326107273803" calcext:value-type="float">
            <text:p>1.67326107273803</text:p>
          </table:table-cell>
          <table:table-cell table:number-columns-repeated="16370"/>
        </table:table-row>
        <table:table-row table:style-name="ro1">
          <table:table-cell table:style-name="ce21" table:formula="of:=([.B541]-[.$B$1])*24*3600" office:value-type="float" office:value="2.953000226" calcext:value-type="float">
            <text:p>2.953</text:p>
          </table:table-cell>
          <table:table-cell office:value-type="date" office:date-value="2024-10-27T13:37:37.654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9.9249060589993" calcext:value-type="float">
            <text:p>19.9249060589993</text:p>
          </table:table-cell>
          <table:table-cell office:value-type="string" calcext:value-type="string">
            <text:p>x</text:p>
          </table:table-cell>
          <table:table-cell office:value-type="float" office:value="4.82665212290697" calcext:value-type="float">
            <text:p>4.82665212290697</text:p>
          </table:table-cell>
          <table:table-cell office:value-type="string" calcext:value-type="string">
            <text:p>y</text:p>
          </table:table-cell>
          <table:table-cell office:value-type="float" office:value="2.27556019480387" calcext:value-type="float">
            <text:p>2.27556019480387</text:p>
          </table:table-cell>
          <table:table-cell office:value-type="string" calcext:value-type="string">
            <text:p>degrees</text:p>
          </table:table-cell>
          <table:table-cell office:value-type="float" office:value="159.889905649164" calcext:value-type="float">
            <text:p>159.889905649164</text:p>
          </table:table-cell>
          <table:table-cell office:value-type="string" calcext:value-type="string">
            <text:p>velocityMetersPerSec</text:p>
          </table:table-cell>
          <table:table-cell office:value-type="float" office:value="1.65862873371988" calcext:value-type="float">
            <text:p>1.65862873371988</text:p>
          </table:table-cell>
          <table:table-cell table:number-columns-repeated="16370"/>
        </table:table-row>
        <table:table-row table:style-name="ro1">
          <table:table-cell table:style-name="ce21" table:formula="of:=([.B542]-[.$B$1])*24*3600" office:value-type="float" office:value="2.953000226" calcext:value-type="float">
            <text:p>2.953</text:p>
          </table:table-cell>
          <table:table-cell office:value-type="date" office:date-value="2024-10-27T13:37:37.654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9.972920589893" calcext:value-type="float">
            <text:p>19.972920589893</text:p>
          </table:table-cell>
          <table:table-cell office:value-type="string" calcext:value-type="string">
            <text:p>x</text:p>
          </table:table-cell>
          <table:table-cell office:value-type="float" office:value="4.75208737396285" calcext:value-type="float">
            <text:p>4.75208737396285</text:p>
          </table:table-cell>
          <table:table-cell office:value-type="string" calcext:value-type="string">
            <text:p>y</text:p>
          </table:table-cell>
          <table:table-cell office:value-type="float" office:value="2.30256112732756" calcext:value-type="float">
            <text:p>2.30256112732756</text:p>
          </table:table-cell>
          <table:table-cell office:value-type="string" calcext:value-type="string">
            <text:p>degrees</text:p>
          </table:table-cell>
          <table:table-cell office:value-type="float" office:value="160.315784776421" calcext:value-type="float">
            <text:p>160.315784776421</text:p>
          </table:table-cell>
          <table:table-cell office:value-type="string" calcext:value-type="string">
            <text:p>velocityMetersPerSec</text:p>
          </table:table-cell>
          <table:table-cell office:value-type="float" office:value="1.64465934827897" calcext:value-type="float">
            <text:p>1.64465934827897</text:p>
          </table:table-cell>
          <table:table-cell table:number-columns-repeated="16370"/>
        </table:table-row>
        <table:table-row table:style-name="ro1">
          <table:table-cell table:style-name="ce21" table:formula="of:=([.B543]-[.$B$1])*24*3600" office:value-type="float" office:value="2.953000226" calcext:value-type="float">
            <text:p>2.953</text:p>
          </table:table-cell>
          <table:table-cell office:value-type="date" office:date-value="2024-10-27T13:37:37.654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0.0216218122518" calcext:value-type="float">
            <text:p>20.0216218122518</text:p>
          </table:table-cell>
          <table:table-cell office:value-type="string" calcext:value-type="string">
            <text:p>x</text:p>
          </table:table-cell>
          <table:table-cell office:value-type="float" office:value="4.67685802136491" calcext:value-type="float">
            <text:p>4.67685802136491</text:p>
          </table:table-cell>
          <table:table-cell office:value-type="string" calcext:value-type="string">
            <text:p>y</text:p>
          </table:table-cell>
          <table:table-cell office:value-type="float" office:value="2.32909147227073" calcext:value-type="float">
            <text:p>2.32909147227073</text:p>
          </table:table-cell>
          <table:table-cell office:value-type="string" calcext:value-type="string">
            <text:p>degrees</text:p>
          </table:table-cell>
          <table:table-cell office:value-type="float" office:value="160.850449641045" calcext:value-type="float">
            <text:p>160.850449641045</text:p>
          </table:table-cell>
          <table:table-cell office:value-type="string" calcext:value-type="string">
            <text:p>velocityMetersPerSec</text:p>
          </table:table-cell>
          <table:table-cell office:value-type="float" office:value="1.63124969336527" calcext:value-type="float">
            <text:p>1.63124969336527</text:p>
          </table:table-cell>
          <table:table-cell table:number-columns-repeated="16370"/>
        </table:table-row>
        <table:table-row table:style-name="ro1">
          <table:table-cell table:style-name="ce21" table:formula="of:=([.B544]-[.$B$1])*24*3600" office:value-type="float" office:value="2.953000226" calcext:value-type="float">
            <text:p>2.953</text:p>
          </table:table-cell>
          <table:table-cell office:value-type="date" office:date-value="2024-10-27T13:37:37.654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0.070964908892" calcext:value-type="float">
            <text:p>20.070964908892</text:p>
          </table:table-cell>
          <table:table-cell office:value-type="string" calcext:value-type="string">
            <text:p>x</text:p>
          </table:table-cell>
          <table:table-cell office:value-type="float" office:value="4.60097992636622" calcext:value-type="float">
            <text:p>4.60097992636622</text:p>
          </table:table-cell>
          <table:table-cell office:value-type="string" calcext:value-type="string">
            <text:p>y</text:p>
          </table:table-cell>
          <table:table-cell office:value-type="float" office:value="2.35497688905184" calcext:value-type="float">
            <text:p>2.35497688905184</text:p>
          </table:table-cell>
          <table:table-cell office:value-type="string" calcext:value-type="string">
            <text:p>degrees</text:p>
          </table:table-cell>
          <table:table-cell office:value-type="float" office:value="161.493495092642" calcext:value-type="float">
            <text:p>161.493495092642</text:p>
          </table:table-cell>
          <table:table-cell office:value-type="string" calcext:value-type="string">
            <text:p>velocityMetersPerSec</text:p>
          </table:table-cell>
          <table:table-cell office:value-type="float" office:value="1.61832101974335" calcext:value-type="float">
            <text:p>1.61832101974335</text:p>
          </table:table-cell>
          <table:table-cell table:number-columns-repeated="16370"/>
        </table:table-row>
        <table:table-row table:style-name="ro1">
          <table:table-cell table:style-name="ce21" table:formula="of:=([.B545]-[.$B$1])*24*3600" office:value-type="float" office:value="2.953000226" calcext:value-type="float">
            <text:p>2.953</text:p>
          </table:table-cell>
          <table:table-cell office:value-type="date" office:date-value="2024-10-27T13:37:37.654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0.120908388042" calcext:value-type="float">
            <text:p>20.120908388042</text:p>
          </table:table-cell>
          <table:table-cell office:value-type="string" calcext:value-type="string">
            <text:p>x</text:p>
          </table:table-cell>
          <table:table-cell office:value-type="float" office:value="4.52446895021985" calcext:value-type="float">
            <text:p>4.52446895021985</text:p>
          </table:table-cell>
          <table:table-cell office:value-type="string" calcext:value-type="string">
            <text:p>y</text:p>
          </table:table-cell>
          <table:table-cell office:value-type="float" office:value="2.38004303708935" calcext:value-type="float">
            <text:p>2.38004303708935</text:p>
          </table:table-cell>
          <table:table-cell office:value-type="string" calcext:value-type="string">
            <text:p>degrees</text:p>
          </table:table-cell>
          <table:table-cell office:value-type="float" office:value="162.244965205947" calcext:value-type="float">
            <text:p>162.244965205947</text:p>
          </table:table-cell>
          <table:table-cell office:value-type="string" calcext:value-type="string">
            <text:p>velocityMetersPerSec</text:p>
          </table:table-cell>
          <table:table-cell office:value-type="float" office:value="1.60581828421262" calcext:value-type="float">
            <text:p>1.60581828421262</text:p>
          </table:table-cell>
          <table:table-cell table:number-columns-repeated="16370"/>
        </table:table-row>
        <table:table-row table:style-name="ro1">
          <table:table-cell table:style-name="ce21" table:formula="of:=([.B546]-[.$B$1])*24*3600" office:value-type="float" office:value="2.953000226" calcext:value-type="float">
            <text:p>2.953</text:p>
          </table:table-cell>
          <table:table-cell office:value-type="date" office:date-value="2024-10-27T13:37:37.654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0.1714141917399" calcext:value-type="float">
            <text:p>20.1714141917399</text:p>
          </table:table-cell>
          <table:table-cell office:value-type="string" calcext:value-type="string">
            <text:p>x</text:p>
          </table:table-cell>
          <table:table-cell office:value-type="float" office:value="4.4473409541789" calcext:value-type="float">
            <text:p>4.4473409541789</text:p>
          </table:table-cell>
          <table:table-cell office:value-type="string" calcext:value-type="string">
            <text:p>y</text:p>
          </table:table-cell>
          <table:table-cell office:value-type="float" office:value="2.40411557580171" calcext:value-type="float">
            <text:p>2.40411557580171</text:p>
          </table:table-cell>
          <table:table-cell office:value-type="string" calcext:value-type="string">
            <text:p>degrees</text:p>
          </table:table-cell>
          <table:table-cell office:value-type="float" office:value="163.105272211383" calcext:value-type="float">
            <text:p>163.105272211383</text:p>
          </table:table-cell>
          <table:table-cell office:value-type="string" calcext:value-type="string">
            <text:p>velocityMetersPerSec</text:p>
          </table:table-cell>
          <table:table-cell office:value-type="float" office:value="1.59370982665674" calcext:value-type="float">
            <text:p>1.59370982665674</text:p>
          </table:table-cell>
          <table:table-cell table:number-columns-repeated="16370"/>
        </table:table-row>
        <table:table-row table:style-name="ro1">
          <table:table-cell table:style-name="ce21" table:formula="of:=([.B547]-[.$B$1])*24*3600" office:value-type="float" office:value="2.953000226" calcext:value-type="float">
            <text:p>2.953</text:p>
          </table:table-cell>
          <table:table-cell office:value-type="date" office:date-value="2024-10-27T13:37:37.654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0.2224477615074" calcext:value-type="float">
            <text:p>20.2224477615074</text:p>
          </table:table-cell>
          <table:table-cell office:value-type="string" calcext:value-type="string">
            <text:p>x</text:p>
          </table:table-cell>
          <table:table-cell office:value-type="float" office:value="4.36961179949642" calcext:value-type="float">
            <text:p>4.36961179949642</text:p>
          </table:table-cell>
          <table:table-cell office:value-type="string" calcext:value-type="string">
            <text:p>y</text:p>
          </table:table-cell>
          <table:table-cell office:value-type="float" office:value="2.42702016460738" calcext:value-type="float">
            <text:p>2.42702016460738</text:p>
          </table:table-cell>
          <table:table-cell office:value-type="string" calcext:value-type="string">
            <text:p>degrees</text:p>
          </table:table-cell>
          <table:table-cell office:value-type="float" office:value="164.075108455206" calcext:value-type="float">
            <text:p>164.075108455206</text:p>
          </table:table-cell>
          <table:table-cell office:value-type="string" calcext:value-type="string">
            <text:p>velocityMetersPerSec</text:p>
          </table:table-cell>
          <table:table-cell office:value-type="float" office:value="1.58198742516129" calcext:value-type="float">
            <text:p>1.58198742516129</text:p>
          </table:table-cell>
          <table:table-cell table:number-columns-repeated="16370"/>
        </table:table-row>
        <table:table-row table:style-name="ro1">
          <table:table-cell table:style-name="ce21" table:formula="of:=([.B548]-[.$B$1])*24*3600" office:value-type="float" office:value="2.953000226" calcext:value-type="float">
            <text:p>2.953</text:p>
          </table:table-cell>
          <table:table-cell office:value-type="date" office:date-value="2024-10-27T13:37:37.654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0.2739780611927" calcext:value-type="float">
            <text:p>20.2739780611927</text:p>
          </table:table-cell>
          <table:table-cell office:value-type="string" calcext:value-type="string">
            <text:p>x</text:p>
          </table:table-cell>
          <table:table-cell office:value-type="float" office:value="4.29129734742551" calcext:value-type="float">
            <text:p>4.29129734742551</text:p>
          </table:table-cell>
          <table:table-cell office:value-type="string" calcext:value-type="string">
            <text:p>y</text:p>
          </table:table-cell>
          <table:table-cell office:value-type="float" office:value="2.44858246292481" calcext:value-type="float">
            <text:p>2.44858246292481</text:p>
          </table:table-cell>
          <table:table-cell office:value-type="string" calcext:value-type="string">
            <text:p>degrees</text:p>
          </table:table-cell>
          <table:table-cell office:value-type="float" office:value="165.155348965506" calcext:value-type="float">
            <text:p>165.155348965506</text:p>
          </table:table-cell>
          <table:table-cell office:value-type="string" calcext:value-type="string">
            <text:p>velocityMetersPerSec</text:p>
          </table:table-cell>
          <table:table-cell office:value-type="float" office:value="1.57066662580786" calcext:value-type="float">
            <text:p>1.57066662580786</text:p>
          </table:table-cell>
          <table:table-cell table:number-columns-repeated="16370"/>
        </table:table-row>
        <table:table-row table:style-name="ro1">
          <table:table-cell table:style-name="ce21" table:formula="of:=([.B549]-[.$B$1])*24*3600" office:value-type="float" office:value="2.953000226" calcext:value-type="float">
            <text:p>2.953</text:p>
          </table:table-cell>
          <table:table-cell office:value-type="date" office:date-value="2024-10-27T13:37:37.654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0.3259775570257" calcext:value-type="float">
            <text:p>20.3259775570257</text:p>
          </table:table-cell>
          <table:table-cell office:value-type="string" calcext:value-type="string">
            <text:p>x</text:p>
          </table:table-cell>
          <table:table-cell office:value-type="float" office:value="4.21241345921925" calcext:value-type="float">
            <text:p>4.21241345921925</text:p>
          </table:table-cell>
          <table:table-cell office:value-type="string" calcext:value-type="string">
            <text:p>y</text:p>
          </table:table-cell>
          <table:table-cell office:value-type="float" office:value="2.46862813017248" calcext:value-type="float">
            <text:p>2.46862813017248</text:p>
          </table:table-cell>
          <table:table-cell office:value-type="string" calcext:value-type="string">
            <text:p>degrees</text:p>
          </table:table-cell>
          <table:table-cell office:value-type="float" office:value="166.346942295009" calcext:value-type="float">
            <text:p>166.346942295009</text:p>
          </table:table-cell>
          <table:table-cell office:value-type="string" calcext:value-type="string">
            <text:p>velocityMetersPerSec</text:p>
          </table:table-cell>
          <table:table-cell office:value-type="float" office:value="1.55978720721785" calcext:value-type="float">
            <text:p>1.55978720721785</text:p>
          </table:table-cell>
          <table:table-cell table:number-columns-repeated="16370"/>
        </table:table-row>
        <table:table-row table:style-name="ro1">
          <table:table-cell table:style-name="ce21" table:formula="of:=([.B550]-[.$B$1])*24*3600" office:value-type="float" office:value="2.953000226" calcext:value-type="float">
            <text:p>2.953</text:p>
          </table:table-cell>
          <table:table-cell office:value-type="date" office:date-value="2024-10-27T13:37:37.654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0.3784221564857" calcext:value-type="float">
            <text:p>20.3784221564857</text:p>
          </table:table-cell>
          <table:table-cell office:value-type="string" calcext:value-type="string">
            <text:p>x</text:p>
          </table:table-cell>
          <table:table-cell office:value-type="float" office:value="4.1329759961307" calcext:value-type="float">
            <text:p>4.1329759961307</text:p>
          </table:table-cell>
          <table:table-cell office:value-type="string" calcext:value-type="string">
            <text:p>y</text:p>
          </table:table-cell>
          <table:table-cell office:value-type="float" office:value="2.48698282576882" calcext:value-type="float">
            <text:p>2.48698282576882</text:p>
          </table:table-cell>
          <table:table-cell office:value-type="string" calcext:value-type="string">
            <text:p>degrees</text:p>
          </table:table-cell>
          <table:table-cell office:value-type="float" office:value="167.650787613251" calcext:value-type="float">
            <text:p>167.650787613251</text:p>
          </table:table-cell>
          <table:table-cell office:value-type="string" calcext:value-type="string">
            <text:p>velocityMetersPerSec</text:p>
          </table:table-cell>
          <table:table-cell office:value-type="float" office:value="1.54941360093843" calcext:value-type="float">
            <text:p>1.54941360093843</text:p>
          </table:table-cell>
          <table:table-cell table:number-columns-repeated="16370"/>
        </table:table-row>
        <table:table-row table:style-name="ro1">
          <table:table-cell table:style-name="ce21" table:formula="of:=([.B551]-[.$B$1])*24*3600" office:value-type="float" office:value="2.953000226" calcext:value-type="float">
            <text:p>2.953</text:p>
          </table:table-cell>
          <table:table-cell office:value-type="date" office:date-value="2024-10-27T13:37:37.654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0.431291110714" calcext:value-type="float">
            <text:p>20.431291110714</text:p>
          </table:table-cell>
          <table:table-cell office:value-type="string" calcext:value-type="string">
            <text:p>x</text:p>
          </table:table-cell>
          <table:table-cell office:value-type="float" office:value="4.05300081941294" calcext:value-type="float">
            <text:p>4.05300081941294</text:p>
          </table:table-cell>
          <table:table-cell office:value-type="string" calcext:value-type="string">
            <text:p>y</text:p>
          </table:table-cell>
          <table:table-cell office:value-type="float" office:value="2.50347220913231" calcext:value-type="float">
            <text:p>2.50347220913231</text:p>
          </table:table-cell>
          <table:table-cell office:value-type="string" calcext:value-type="string">
            <text:p>degrees</text:p>
          </table:table-cell>
          <table:table-cell office:value-type="float" office:value="169.067596600954" calcext:value-type="float">
            <text:p>169.067596600954</text:p>
          </table:table-cell>
          <table:table-cell office:value-type="string" calcext:value-type="string">
            <text:p>velocityMetersPerSec</text:p>
          </table:table-cell>
          <table:table-cell office:value-type="float" office:value="1.53963504721888" calcext:value-type="float">
            <text:p>1.53963504721888</text:p>
          </table:table-cell>
          <table:table-cell table:number-columns-repeated="16370"/>
        </table:table-row>
        <table:table-row table:style-name="ro1">
          <table:table-cell table:style-name="ce21" table:formula="of:=([.B552]-[.$B$1])*24*3600" office:value-type="float" office:value="2.953000226" calcext:value-type="float">
            <text:p>2.953</text:p>
          </table:table-cell>
          <table:table-cell office:value-type="date" office:date-value="2024-10-27T13:37:37.654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0.4845668900678" calcext:value-type="float">
            <text:p>20.4845668900678</text:p>
          </table:table-cell>
          <table:table-cell office:value-type="string" calcext:value-type="string">
            <text:p>x</text:p>
          </table:table-cell>
          <table:table-cell office:value-type="float" office:value="3.97250379031906" calcext:value-type="float">
            <text:p>3.97250379031906</text:p>
          </table:table-cell>
          <table:table-cell office:value-type="string" calcext:value-type="string">
            <text:p>y</text:p>
          </table:table-cell>
          <table:table-cell office:value-type="float" office:value="2.51792193968139" calcext:value-type="float">
            <text:p>2.51792193968139</text:p>
          </table:table-cell>
          <table:table-cell office:value-type="string" calcext:value-type="string">
            <text:p>degrees</text:p>
          </table:table-cell>
          <table:table-cell office:value-type="float" office:value="170.597739638582" calcext:value-type="float">
            <text:p>170.597739638582</text:p>
          </table:table-cell>
          <table:table-cell office:value-type="string" calcext:value-type="string">
            <text:p>velocityMetersPerSec</text:p>
          </table:table-cell>
          <table:table-cell office:value-type="float" office:value="1.53056522378597" calcext:value-type="float">
            <text:p>1.53056522378597</text:p>
          </table:table-cell>
          <table:table-cell table:number-columns-repeated="16370"/>
        </table:table-row>
        <table:table-row table:style-name="ro1">
          <table:table-cell table:style-name="ce21" table:formula="of:=([.B553]-[.$B$1])*24*3600" office:value-type="float" office:value="2.953000226" calcext:value-type="float">
            <text:p>2.953</text:p>
          </table:table-cell>
          <table:table-cell office:value-type="date" office:date-value="2024-10-27T13:37:37.654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0.5382350490702" calcext:value-type="float">
            <text:p>20.5382350490702</text:p>
          </table:table-cell>
          <table:table-cell office:value-type="string" calcext:value-type="string">
            <text:p>x</text:p>
          </table:table-cell>
          <table:table-cell office:value-type="float" office:value="3.89150077010214" calcext:value-type="float">
            <text:p>3.89150077010214</text:p>
          </table:table-cell>
          <table:table-cell office:value-type="string" calcext:value-type="string">
            <text:p>y</text:p>
          </table:table-cell>
          <table:table-cell office:value-type="float" office:value="2.53015767683452" calcext:value-type="float">
            <text:p>2.53015767683452</text:p>
          </table:table-cell>
          <table:table-cell office:value-type="string" calcext:value-type="string">
            <text:p>degrees</text:p>
          </table:table-cell>
          <table:table-cell office:value-type="float" office:value="172.241077154795" calcext:value-type="float">
            <text:p>172.241077154795</text:p>
          </table:table-cell>
          <table:table-cell office:value-type="string" calcext:value-type="string">
            <text:p>velocityMetersPerSec</text:p>
          </table:table-cell>
          <table:table-cell office:value-type="float" office:value="1.52234104741772" calcext:value-type="float">
            <text:p>1.52234104741772</text:p>
          </table:table-cell>
          <table:table-cell table:number-columns-repeated="16370"/>
        </table:table-row>
        <table:table-row table:style-name="ro1">
          <table:table-cell table:style-name="ce21" table:formula="of:=([.B554]-[.$B$1])*24*3600" office:value-type="float" office:value="2.953000226" calcext:value-type="float">
            <text:p>2.953</text:p>
          </table:table-cell>
          <table:table-cell office:value-type="date" office:date-value="2024-10-27T13:37:37.654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0.5922841053198" calcext:value-type="float">
            <text:p>20.5922841053198</text:p>
          </table:table-cell>
          <table:table-cell office:value-type="string" calcext:value-type="string">
            <text:p>x</text:p>
          </table:table-cell>
          <table:table-cell office:value-type="float" office:value="3.81000762001524" calcext:value-type="float">
            <text:p>3.81000762001524</text:p>
          </table:table-cell>
          <table:table-cell office:value-type="string" calcext:value-type="string">
            <text:p>y</text:p>
          </table:table-cell>
          <table:table-cell office:value-type="float" office:value="2.54000508001016" calcext:value-type="float">
            <text:p>2.54000508001016</text:p>
          </table:table-cell>
          <table:table-cell office:value-type="string" calcext:value-type="string">
            <text:p>degrees</text:p>
          </table:table-cell>
          <table:table-cell office:value-type="float" office:value="173.996778859448" calcext:value-type="float">
            <text:p>173.996778859448</text:p>
          </table:table-cell>
          <table:table-cell office:value-type="string" calcext:value-type="string">
            <text:p>velocityMetersPerSec</text:p>
          </table:table-cell>
          <table:table-cell office:value-type="float" office:value="1.5151203214266" calcext:value-type="float">
            <text:p>1.5151203214266</text:p>
          </table:table-cell>
          <table:table-cell table:number-columns-repeated="16370"/>
        </table:table-row>
        <table:table-row table:style-name="ro1">
          <table:table-cell table:style-name="ce21" table:formula="of:=([.B555]-[.$B$1])*24*3600" office:value-type="float" office:value="2.953000226" calcext:value-type="float">
            <text:p>2.953</text:p>
          </table:table-cell>
          <table:table-cell office:value-type="date" office:date-value="2024-10-27T13:37:37.654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0.6463402517349" calcext:value-type="float">
            <text:p>20.6463402517349</text:p>
          </table:table-cell>
          <table:table-cell office:value-type="string" calcext:value-type="string">
            <text:p>x</text:p>
          </table:table-cell>
          <table:table-cell office:value-type="float" office:value="3.72803176776469" calcext:value-type="float">
            <text:p>3.72803176776469</text:p>
          </table:table-cell>
          <table:table-cell office:value-type="string" calcext:value-type="string">
            <text:p>y</text:p>
          </table:table-cell>
          <table:table-cell office:value-type="float" office:value="2.54734276202553" calcext:value-type="float">
            <text:p>2.54734276202553</text:p>
          </table:table-cell>
          <table:table-cell office:value-type="string" calcext:value-type="string">
            <text:p>degrees</text:p>
          </table:table-cell>
          <table:table-cell office:value-type="float" office:value="175.754298515143" calcext:value-type="float">
            <text:p>175.754298515143</text:p>
          </table:table-cell>
          <table:table-cell office:value-type="string" calcext:value-type="string">
            <text:p>velocityMetersPerSec</text:p>
          </table:table-cell>
          <table:table-cell office:value-type="float" office:value="1.52999486156861" calcext:value-type="float">
            <text:p>1.52999486156861</text:p>
          </table:table-cell>
          <table:table-cell table:number-columns-repeated="16370"/>
        </table:table-row>
        <table:table-row table:style-name="ro1">
          <table:table-cell table:style-name="ce21" table:formula="of:=([.B556]-[.$B$1])*24*3600" office:value-type="float" office:value="2.953000226" calcext:value-type="float">
            <text:p>2.953</text:p>
          </table:table-cell>
          <table:table-cell office:value-type="date" office:date-value="2024-10-27T13:37:37.654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0.7000813826056" calcext:value-type="float">
            <text:p>20.7000813826056</text:p>
          </table:table-cell>
          <table:table-cell office:value-type="string" calcext:value-type="string">
            <text:p>x</text:p>
          </table:table-cell>
          <table:table-cell office:value-type="float" office:value="3.64554690686975" calcext:value-type="float">
            <text:p>3.64554690686975</text:p>
          </table:table-cell>
          <table:table-cell office:value-type="string" calcext:value-type="string">
            <text:p>y</text:p>
          </table:table-cell>
          <table:table-cell office:value-type="float" office:value="2.55226114929285" calcext:value-type="float">
            <text:p>2.55226114929285</text:p>
          </table:table-cell>
          <table:table-cell office:value-type="string" calcext:value-type="string">
            <text:p>degrees</text:p>
          </table:table-cell>
          <table:table-cell office:value-type="float" office:value="177.400805159895" calcext:value-type="float">
            <text:p>177.400805159895</text:p>
          </table:table-cell>
          <table:table-cell office:value-type="string" calcext:value-type="string">
            <text:p>velocityMetersPerSec</text:p>
          </table:table-cell>
          <table:table-cell office:value-type="float" office:value="1.54516807781813" calcext:value-type="float">
            <text:p>1.54516807781813</text:p>
          </table:table-cell>
          <table:table-cell table:number-columns-repeated="16370"/>
        </table:table-row>
        <table:table-row table:style-name="ro1">
          <table:table-cell table:style-name="ce21" table:formula="of:=([.B557]-[.$B$1])*24*3600" office:value-type="float" office:value="2.953000226" calcext:value-type="float">
            <text:p>2.953</text:p>
          </table:table-cell>
          <table:table-cell office:value-type="date" office:date-value="2024-10-27T13:37:37.654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0.7535799660383" calcext:value-type="float">
            <text:p>20.7535799660383</text:p>
          </table:table-cell>
          <table:table-cell office:value-type="string" calcext:value-type="string">
            <text:p>x</text:p>
          </table:table-cell>
          <table:table-cell office:value-type="float" office:value="3.56251829730293" calcext:value-type="float">
            <text:p>3.56251829730293</text:p>
          </table:table-cell>
          <table:table-cell office:value-type="string" calcext:value-type="string">
            <text:p>y</text:p>
          </table:table-cell>
          <table:table-cell office:value-type="float" office:value="2.55490362162314" calcext:value-type="float">
            <text:p>2.55490362162314</text:p>
          </table:table-cell>
          <table:table-cell office:value-type="string" calcext:value-type="string">
            <text:p>degrees</text:p>
          </table:table-cell>
          <table:table-cell office:value-type="float" office:value="178.932562584868" calcext:value-type="float">
            <text:p>178.932562584868</text:p>
          </table:table-cell>
          <table:table-cell office:value-type="string" calcext:value-type="string">
            <text:p>velocityMetersPerSec</text:p>
          </table:table-cell>
          <table:table-cell office:value-type="float" office:value="1.56035895922226" calcext:value-type="float">
            <text:p>1.56035895922226</text:p>
          </table:table-cell>
          <table:table-cell table:number-columns-repeated="16370"/>
        </table:table-row>
        <table:table-row table:style-name="ro1">
          <table:table-cell table:style-name="ce21" table:formula="of:=([.B558]-[.$B$1])*24*3600" office:value-type="float" office:value="2.953000226" calcext:value-type="float">
            <text:p>2.953</text:p>
          </table:table-cell>
          <table:table-cell office:value-type="date" office:date-value="2024-10-27T13:37:37.654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0.8069299612219" calcext:value-type="float">
            <text:p>20.8069299612219</text:p>
          </table:table-cell>
          <table:table-cell office:value-type="string" calcext:value-type="string">
            <text:p>x</text:p>
          </table:table-cell>
          <table:table-cell office:value-type="float" office:value="3.47891119903673" calcext:value-type="float">
            <text:p>3.47891119903673</text:p>
          </table:table-cell>
          <table:table-cell office:value-type="string" calcext:value-type="string">
            <text:p>y</text:p>
          </table:table-cell>
          <table:table-cell office:value-type="float" office:value="2.55541355882737" calcext:value-type="float">
            <text:p>2.55541355882737</text:p>
          </table:table-cell>
          <table:table-cell office:value-type="string" calcext:value-type="string">
            <text:p>degrees</text:p>
          </table:table-cell>
          <table:table-cell office:value-type="float" office:value="-179.652754218656" calcext:value-type="float">
            <text:p>-179.652754218656</text:p>
          </table:table-cell>
          <table:table-cell office:value-type="string" calcext:value-type="string">
            <text:p>velocityMetersPerSec</text:p>
          </table:table-cell>
          <table:table-cell office:value-type="float" office:value="1.57398634187934" calcext:value-type="float">
            <text:p>1.57398634187934</text:p>
          </table:table-cell>
          <table:table-cell table:number-columns-repeated="16370"/>
        </table:table-row>
        <table:table-row table:style-name="ro1">
          <table:table-cell table:style-name="ce21" table:formula="of:=([.B559]-[.$B$1])*24*3600" office:value-type="float" office:value="2.953000226" calcext:value-type="float">
            <text:p>2.953</text:p>
          </table:table-cell>
          <table:table-cell office:value-type="date" office:date-value="2024-10-27T13:37:37.654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0.8602762588753" calcext:value-type="float">
            <text:p>20.8602762588753</text:p>
          </table:table-cell>
          <table:table-cell office:value-type="string" calcext:value-type="string">
            <text:p>x</text:p>
          </table:table-cell>
          <table:table-cell office:value-type="float" office:value="3.39469087204366" calcext:value-type="float">
            <text:p>3.39469087204366</text:p>
          </table:table-cell>
          <table:table-cell office:value-type="string" calcext:value-type="string">
            <text:p>y</text:p>
          </table:table-cell>
          <table:table-cell office:value-type="float" office:value="2.55393434071655" calcext:value-type="float">
            <text:p>2.55393434071655</text:p>
          </table:table-cell>
          <table:table-cell office:value-type="string" calcext:value-type="string">
            <text:p>degrees</text:p>
          </table:table-cell>
          <table:table-cell office:value-type="float" office:value="-178.356233767038" calcext:value-type="float">
            <text:p>-178.356233767038</text:p>
          </table:table-cell>
          <table:table-cell office:value-type="string" calcext:value-type="string">
            <text:p>velocityMetersPerSec</text:p>
          </table:table-cell>
          <table:table-cell office:value-type="float" office:value="1.5839953718171" calcext:value-type="float">
            <text:p>1.5839953718171</text:p>
          </table:table-cell>
          <table:table-cell table:number-columns-repeated="16370"/>
        </table:table-row>
        <table:table-row table:style-name="ro1">
          <table:table-cell table:style-name="ce21" table:formula="of:=([.B560]-[.$B$1])*24*3600" office:value-type="float" office:value="2.953000226" calcext:value-type="float">
            <text:p>2.953</text:p>
          </table:table-cell>
          <table:table-cell office:value-type="date" office:date-value="2024-10-27T13:37:37.654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0.9137172616846" calcext:value-type="float">
            <text:p>20.9137172616846</text:p>
          </table:table-cell>
          <table:table-cell office:value-type="string" calcext:value-type="string">
            <text:p>x</text:p>
          </table:table-cell>
          <table:table-cell office:value-type="float" office:value="3.30982257629622" calcext:value-type="float">
            <text:p>3.30982257629622</text:p>
          </table:table-cell>
          <table:table-cell office:value-type="string" calcext:value-type="string">
            <text:p>y</text:p>
          </table:table-cell>
          <table:table-cell office:value-type="float" office:value="2.55060934710168" calcext:value-type="float">
            <text:p>2.55060934710168</text:p>
          </table:table-cell>
          <table:table-cell office:value-type="string" calcext:value-type="string">
            <text:p>degrees</text:p>
          </table:table-cell>
          <table:table-cell office:value-type="float" office:value="-177.177913252952" calcext:value-type="float">
            <text:p>-177.177913252952</text:p>
          </table:table-cell>
          <table:table-cell office:value-type="string" calcext:value-type="string">
            <text:p>velocityMetersPerSec</text:p>
          </table:table-cell>
          <table:table-cell office:value-type="float" office:value="1.59459036080314" calcext:value-type="float">
            <text:p>1.59459036080314</text:p>
          </table:table-cell>
          <table:table-cell table:number-columns-repeated="16370"/>
        </table:table-row>
        <table:table-row table:style-name="ro1">
          <table:table-cell table:style-name="ce21" table:formula="of:=([.B561]-[.$B$1])*24*3600" office:value-type="float" office:value="2.953000226" calcext:value-type="float">
            <text:p>2.953</text:p>
          </table:table-cell>
          <table:table-cell office:value-type="date" office:date-value="2024-10-27T13:37:37.654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0.9672758631904" calcext:value-type="float">
            <text:p>20.9672758631904</text:p>
          </table:table-cell>
          <table:table-cell office:value-type="string" calcext:value-type="string">
            <text:p>x</text:p>
          </table:table-cell>
          <table:table-cell office:value-type="float" office:value="3.22427157176691" calcext:value-type="float">
            <text:p>3.22427157176691</text:p>
          </table:table-cell>
          <table:table-cell office:value-type="string" calcext:value-type="string">
            <text:p>y</text:p>
          </table:table-cell>
          <table:table-cell office:value-type="float" office:value="2.54558195779374" calcext:value-type="float">
            <text:p>2.54558195779374</text:p>
          </table:table-cell>
          <table:table-cell office:value-type="string" calcext:value-type="string">
            <text:p>degrees</text:p>
          </table:table-cell>
          <table:table-cell office:value-type="float" office:value="-176.116962154025" calcext:value-type="float">
            <text:p>-176.116962154025</text:p>
          </table:table-cell>
          <table:table-cell office:value-type="string" calcext:value-type="string">
            <text:p>velocityMetersPerSec</text:p>
          </table:table-cell>
          <table:table-cell office:value-type="float" office:value="1.60559006301727" calcext:value-type="float">
            <text:p>1.60559006301727</text:p>
          </table:table-cell>
          <table:table-cell table:number-columns-repeated="16370"/>
        </table:table-row>
        <table:table-row table:style-name="ro1">
          <table:table-cell table:style-name="ce21" table:formula="of:=([.B562]-[.$B$1])*24*3600" office:value-type="float" office:value="2.953999768" calcext:value-type="float">
            <text:p>2.954</text:p>
          </table:table-cell>
          <table:table-cell office:value-type="date" office:date-value="2024-10-27T13:37:37.655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1.0209742614358" calcext:value-type="float">
            <text:p>21.0209742614358</text:p>
          </table:table-cell>
          <table:table-cell office:value-type="string" calcext:value-type="string">
            <text:p>x</text:p>
          </table:table-cell>
          <table:table-cell office:value-type="float" office:value="3.13800311842824" calcext:value-type="float">
            <text:p>3.13800311842824</text:p>
          </table:table-cell>
          <table:table-cell office:value-type="string" calcext:value-type="string">
            <text:p>y</text:p>
          </table:table-cell>
          <table:table-cell office:value-type="float" office:value="2.53899555260373" calcext:value-type="float">
            <text:p>2.53899555260373</text:p>
          </table:table-cell>
          <table:table-cell office:value-type="string" calcext:value-type="string">
            <text:p>degrees</text:p>
          </table:table-cell>
          <table:table-cell office:value-type="float" office:value="-175.17185546621" calcext:value-type="float">
            <text:p>-175.17185546621</text:p>
          </table:table-cell>
          <table:table-cell office:value-type="string" calcext:value-type="string">
            <text:p>velocityMetersPerSec</text:p>
          </table:table-cell>
          <table:table-cell office:value-type="float" office:value="1.61683442466078" calcext:value-type="float">
            <text:p>1.61683442466078</text:p>
          </table:table-cell>
          <table:table-cell table:number-columns-repeated="16370"/>
        </table:table-row>
        <table:table-row table:style-name="ro1">
          <table:table-cell table:style-name="ce21" table:formula="of:=([.B563]-[.$B$1])*24*3600" office:value-type="float" office:value="2.953999768" calcext:value-type="float">
            <text:p>2.954</text:p>
          </table:table-cell>
          <table:table-cell office:value-type="date" office:date-value="2024-10-27T13:37:37.655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1.0748339006915" calcext:value-type="float">
            <text:p>21.0748339006915</text:p>
          </table:table-cell>
          <table:table-cell office:value-type="string" calcext:value-type="string">
            <text:p>x</text:p>
          </table:table-cell>
          <table:table-cell office:value-type="float" office:value="3.05098247625271" calcext:value-type="float">
            <text:p>3.05098247625271</text:p>
          </table:table-cell>
          <table:table-cell office:value-type="string" calcext:value-type="string">
            <text:p>y</text:p>
          </table:table-cell>
          <table:table-cell office:value-type="float" office:value="2.53099351134264" calcext:value-type="float">
            <text:p>2.53099351134264</text:p>
          </table:table-cell>
          <table:table-cell office:value-type="string" calcext:value-type="string">
            <text:p>degrees</text:p>
          </table:table-cell>
          <table:table-cell office:value-type="float" office:value="-174.340530754633" calcext:value-type="float">
            <text:p>-174.340530754633</text:p>
          </table:table-cell>
          <table:table-cell office:value-type="string" calcext:value-type="string">
            <text:p>velocityMetersPerSec</text:p>
          </table:table-cell>
          <table:table-cell office:value-type="float" office:value="1.62818486684724" calcext:value-type="float">
            <text:p>1.62818486684724</text:p>
          </table:table-cell>
          <table:table-cell table:number-columns-repeated="16370"/>
        </table:table-row>
        <table:table-row table:style-name="ro1">
          <table:table-cell table:style-name="ce21" table:formula="of:=([.B564]-[.$B$1])*24*3600" office:value-type="float" office:value="2.953999768" calcext:value-type="float">
            <text:p>2.954</text:p>
          </table:table-cell>
          <table:table-cell office:value-type="date" office:date-value="2024-10-27T13:37:37.655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1.1288754379466" calcext:value-type="float">
            <text:p>21.1288754379466</text:p>
          </table:table-cell>
          <table:table-cell office:value-type="string" calcext:value-type="string">
            <text:p>x</text:p>
          </table:table-cell>
          <table:table-cell office:value-type="float" office:value="2.96317490521283" calcext:value-type="float">
            <text:p>2.96317490521283</text:p>
          </table:table-cell>
          <table:table-cell office:value-type="string" calcext:value-type="string">
            <text:p>y</text:p>
          </table:table-cell>
          <table:table-cell office:value-type="float" office:value="2.52171921382147" calcext:value-type="float">
            <text:p>2.52171921382147</text:p>
          </table:table-cell>
          <table:table-cell office:value-type="string" calcext:value-type="string">
            <text:p>degrees</text:p>
          </table:table-cell>
          <table:table-cell office:value-type="float" office:value="-173.620525774592" calcext:value-type="float">
            <text:p>-173.620525774592</text:p>
          </table:table-cell>
          <table:table-cell office:value-type="string" calcext:value-type="string">
            <text:p>velocityMetersPerSec</text:p>
          </table:table-cell>
          <table:table-cell office:value-type="float" office:value="1.63952349415336" calcext:value-type="float">
            <text:p>1.63952349415336</text:p>
          </table:table-cell>
          <table:table-cell table:number-columns-repeated="16370"/>
        </table:table-row>
        <table:table-row table:style-name="ro1">
          <table:table-cell table:style-name="ce21" table:formula="of:=([.B565]-[.$B$1])*24*3600" office:value-type="float" office:value="2.953999768" calcext:value-type="float">
            <text:p>2.954</text:p>
          </table:table-cell>
          <table:table-cell office:value-type="date" office:date-value="2024-10-27T13:37:37.655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1.1831187488116" calcext:value-type="float">
            <text:p>21.1831187488116</text:p>
          </table:table-cell>
          <table:table-cell office:value-type="string" calcext:value-type="string">
            <text:p>x</text:p>
          </table:table-cell>
          <table:table-cell office:value-type="float" office:value="2.8745456652811" calcext:value-type="float">
            <text:p>2.8745456652811</text:p>
          </table:table-cell>
          <table:table-cell office:value-type="string" calcext:value-type="string">
            <text:p>y</text:p>
          </table:table-cell>
          <table:table-cell office:value-type="float" office:value="2.51131603985122" calcext:value-type="float">
            <text:p>2.51131603985122</text:p>
          </table:table-cell>
          <table:table-cell office:value-type="string" calcext:value-type="string">
            <text:p>degrees</text:p>
          </table:table-cell>
          <table:table-cell office:value-type="float" office:value="-173.009095424327" calcext:value-type="float">
            <text:p>-173.009095424327</text:p>
          </table:table-cell>
          <table:table-cell office:value-type="string" calcext:value-type="string">
            <text:p>velocityMetersPerSec</text:p>
          </table:table-cell>
          <table:table-cell office:value-type="float" office:value="1.65075155471368" calcext:value-type="float">
            <text:p>1.65075155471368</text:p>
          </table:table-cell>
          <table:table-cell table:number-columns-repeated="16370"/>
        </table:table-row>
        <table:table-row table:style-name="ro1">
          <table:table-cell table:style-name="ce21" table:formula="of:=([.B566]-[.$B$1])*24*3600" office:value-type="float" office:value="2.953999768" calcext:value-type="float">
            <text:p>2.954</text:p>
          </table:table-cell>
          <table:table-cell office:value-type="date" office:date-value="2024-10-27T13:37:37.655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1.2375829803682" calcext:value-type="float">
            <text:p>21.2375829803682</text:p>
          </table:table-cell>
          <table:table-cell office:value-type="string" calcext:value-type="string">
            <text:p>x</text:p>
          </table:table-cell>
          <table:table-cell office:value-type="float" office:value="2.78506001643003" calcext:value-type="float">
            <text:p>2.78506001643003</text:p>
          </table:table-cell>
          <table:table-cell office:value-type="string" calcext:value-type="string">
            <text:p>y</text:p>
          </table:table-cell>
          <table:table-cell office:value-type="float" office:value="2.49992736924288" calcext:value-type="float">
            <text:p>2.49992736924288</text:p>
          </table:table-cell>
          <table:table-cell office:value-type="string" calcext:value-type="string">
            <text:p>degrees</text:p>
          </table:table-cell>
          <table:table-cell office:value-type="float" office:value="-172.503308250134" calcext:value-type="float">
            <text:p>-172.503308250134</text:p>
          </table:table-cell>
          <table:table-cell office:value-type="string" calcext:value-type="string">
            <text:p>velocityMetersPerSec</text:p>
          </table:table-cell>
          <table:table-cell office:value-type="float" office:value="1.6617874315655" calcext:value-type="float">
            <text:p>1.6617874315655</text:p>
          </table:table-cell>
          <table:table-cell table:number-columns-repeated="16370"/>
        </table:table-row>
        <table:table-row table:style-name="ro1">
          <table:table-cell table:style-name="ce21" table:formula="of:=([.B567]-[.$B$1])*24*3600" office:value-type="float" office:value="2.953999768" calcext:value-type="float">
            <text:p>2.954</text:p>
          </table:table-cell>
          <table:table-cell office:value-type="date" office:date-value="2024-10-27T13:37:37.655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1.2922866531081" calcext:value-type="float">
            <text:p>21.2922866531081</text:p>
          </table:table-cell>
          <table:table-cell office:value-type="string" calcext:value-type="string">
            <text:p>x</text:p>
          </table:table-cell>
          <table:table-cell office:value-type="float" office:value="2.69468321863212" calcext:value-type="float">
            <text:p>2.69468321863212</text:p>
          </table:table-cell>
          <table:table-cell office:value-type="string" calcext:value-type="string">
            <text:p>y</text:p>
          </table:table-cell>
          <table:table-cell office:value-type="float" office:value="2.48769658180745" calcext:value-type="float">
            <text:p>2.48769658180745</text:p>
          </table:table-cell>
          <table:table-cell office:value-type="string" calcext:value-type="string">
            <text:p>degrees</text:p>
          </table:table-cell>
          <table:table-cell office:value-type="float" office:value="-172.100123696699" calcext:value-type="float">
            <text:p>-172.100123696699</text:p>
          </table:table-cell>
          <table:table-cell office:value-type="string" calcext:value-type="string">
            <text:p>velocityMetersPerSec</text:p>
          </table:table-cell>
          <table:table-cell office:value-type="float" office:value="1.67256439318144" calcext:value-type="float">
            <text:p>1.67256439318144</text:p>
          </table:table-cell>
          <table:table-cell table:number-columns-repeated="16370"/>
        </table:table-row>
        <table:table-row table:style-name="ro1">
          <table:table-cell table:style-name="ce21" table:formula="of:=([.B568]-[.$B$1])*24*3600" office:value-type="float" office:value="2.953999768" calcext:value-type="float">
            <text:p>2.954</text:p>
          </table:table-cell>
          <table:table-cell office:value-type="date" office:date-value="2024-10-27T13:37:37.655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1.3472478102657" calcext:value-type="float">
            <text:p>21.3472478102657</text:p>
          </table:table-cell>
          <table:table-cell office:value-type="string" calcext:value-type="string">
            <text:p>x</text:p>
          </table:table-cell>
          <table:table-cell office:value-type="float" office:value="2.60338053185987" calcext:value-type="float">
            <text:p>2.60338053185987</text:p>
          </table:table-cell>
          <table:table-cell office:value-type="string" calcext:value-type="string">
            <text:p>y</text:p>
          </table:table-cell>
          <table:table-cell office:value-type="float" office:value="2.47476705735591" calcext:value-type="float">
            <text:p>2.47476705735591</text:p>
          </table:table-cell>
          <table:table-cell office:value-type="string" calcext:value-type="string">
            <text:p>degrees</text:p>
          </table:table-cell>
          <table:table-cell office:value-type="float" office:value="-171.796451872678" calcext:value-type="float">
            <text:p>-171.796451872678</text:p>
          </table:table-cell>
          <table:table-cell office:value-type="string" calcext:value-type="string">
            <text:p>velocityMetersPerSec</text:p>
          </table:table-cell>
          <table:table-cell office:value-type="float" office:value="1.68302828014883" calcext:value-type="float">
            <text:p>1.68302828014883</text:p>
          </table:table-cell>
          <table:table-cell table:number-columns-repeated="16370"/>
        </table:table-row>
        <table:table-row table:style-name="ro1">
          <table:table-cell table:style-name="ce21" table:formula="of:=([.B569]-[.$B$1])*24*3600" office:value-type="float" office:value="2.953999768" calcext:value-type="float">
            <text:p>2.954</text:p>
          </table:table-cell>
          <table:table-cell office:value-type="date" office:date-value="2024-10-27T13:37:37.655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1.4024842103199" calcext:value-type="float">
            <text:p>21.4024842103199</text:p>
          </table:table-cell>
          <table:table-cell office:value-type="string" calcext:value-type="string">
            <text:p>x</text:p>
          </table:table-cell>
          <table:table-cell office:value-type="float" office:value="2.51111721608579" calcext:value-type="float">
            <text:p>2.51111721608579</text:p>
          </table:table-cell>
          <table:table-cell office:value-type="string" calcext:value-type="string">
            <text:p>y</text:p>
          </table:table-cell>
          <table:table-cell office:value-type="float" office:value="2.46128217569927" calcext:value-type="float">
            <text:p>2.46128217569927</text:p>
          </table:table-cell>
          <table:table-cell office:value-type="string" calcext:value-type="string">
            <text:p>degrees</text:p>
          </table:table-cell>
          <table:table-cell office:value-type="float" office:value="-171.589197880511" calcext:value-type="float">
            <text:p>-171.589197880511</text:p>
          </table:table-cell>
          <table:table-cell office:value-type="string" calcext:value-type="string">
            <text:p>velocityMetersPerSec</text:p>
          </table:table-cell>
          <table:table-cell office:value-type="float" office:value="1.69313525881864" calcext:value-type="float">
            <text:p>1.69313525881864</text:p>
          </table:table-cell>
          <table:table-cell table:number-columns-repeated="16370"/>
        </table:table-row>
        <table:table-row table:style-name="ro1">
          <table:table-cell table:style-name="ce21" table:formula="of:=([.B570]-[.$B$1])*24*3600" office:value-type="float" office:value="2.953999768" calcext:value-type="float">
            <text:p>2.954</text:p>
          </table:table-cell>
          <table:table-cell office:value-type="date" office:date-value="2024-10-27T13:37:37.655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1.4580135569112" calcext:value-type="float">
            <text:p>21.4580135569112</text:p>
          </table:table-cell>
          <table:table-cell office:value-type="string" calcext:value-type="string">
            <text:p>x</text:p>
          </table:table-cell>
          <table:table-cell office:value-type="float" office:value="2.41785853128239" calcext:value-type="float">
            <text:p>2.41785853128239</text:p>
          </table:table-cell>
          <table:table-cell office:value-type="string" calcext:value-type="string">
            <text:p>y</text:p>
          </table:table-cell>
          <table:table-cell office:value-type="float" office:value="2.44738531664852" calcext:value-type="float">
            <text:p>2.44738531664852</text:p>
          </table:table-cell>
          <table:table-cell office:value-type="string" calcext:value-type="string">
            <text:p>degrees</text:p>
          </table:table-cell>
          <table:table-cell office:value-type="float" office:value="-171.47529282868" calcext:value-type="float">
            <text:p>-171.47529282868</text:p>
          </table:table-cell>
          <table:table-cell office:value-type="string" calcext:value-type="string">
            <text:p>velocityMetersPerSec</text:p>
          </table:table-cell>
          <table:table-cell office:value-type="float" office:value="1.70284973358408" calcext:value-type="float">
            <text:p>1.70284973358408</text:p>
          </table:table-cell>
          <table:table-cell table:number-columns-repeated="16370"/>
        </table:table-row>
        <table:table-row table:style-name="ro1">
          <table:table-cell table:style-name="ce21" table:formula="of:=([.B571]-[.$B$1])*24*3600" office:value-type="float" office:value="2.953999768" calcext:value-type="float">
            <text:p>2.954</text:p>
          </table:table-cell>
          <table:table-cell office:value-type="date" office:date-value="2024-10-27T13:37:37.655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1.5139238491741" calcext:value-type="float">
            <text:p>21.5139238491741</text:p>
          </table:table-cell>
          <table:table-cell office:value-type="string" calcext:value-type="string">
            <text:p>x</text:p>
          </table:table-cell>
          <table:table-cell office:value-type="float" office:value="2.32356973742216" calcext:value-type="float">
            <text:p>2.32356973742216</text:p>
          </table:table-cell>
          <table:table-cell office:value-type="string" calcext:value-type="string">
            <text:p>y</text:p>
          </table:table-cell>
          <table:table-cell office:value-type="float" office:value="2.43321986001465" calcext:value-type="float">
            <text:p>2.43321986001465</text:p>
          </table:table-cell>
          <table:table-cell office:value-type="string" calcext:value-type="string">
            <text:p>degrees</text:p>
          </table:table-cell>
          <table:table-cell office:value-type="float" office:value="-171.451713577657" calcext:value-type="float">
            <text:p>-171.451713577657</text:p>
          </table:table-cell>
          <table:table-cell office:value-type="string" calcext:value-type="string">
            <text:p>velocityMetersPerSec</text:p>
          </table:table-cell>
          <table:table-cell office:value-type="float" office:value="1.70786141900458" calcext:value-type="float">
            <text:p>1.70786141900458</text:p>
          </table:table-cell>
          <table:table-cell table:number-columns-repeated="16370"/>
        </table:table-row>
        <table:table-row table:style-name="ro1">
          <table:table-cell table:style-name="ce21" table:formula="of:=([.B572]-[.$B$1])*24*3600" office:value-type="float" office:value="2.953999768" calcext:value-type="float">
            <text:p>2.954</text:p>
          </table:table-cell>
          <table:table-cell office:value-type="date" office:date-value="2024-10-27T13:37:37.655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1.5705245572838" calcext:value-type="float">
            <text:p>21.5705245572838</text:p>
          </table:table-cell>
          <table:table-cell office:value-type="string" calcext:value-type="string">
            <text:p>x</text:p>
          </table:table-cell>
          <table:table-cell office:value-type="float" office:value="2.22821609447761" calcext:value-type="float">
            <text:p>2.22821609447761</text:p>
          </table:table-cell>
          <table:table-cell office:value-type="string" calcext:value-type="string">
            <text:p>y</text:p>
          </table:table-cell>
          <table:table-cell office:value-type="float" office:value="2.41892918560866" calcext:value-type="float">
            <text:p>2.41892918560866</text:p>
          </table:table-cell>
          <table:table-cell office:value-type="string" calcext:value-type="string">
            <text:p>degrees</text:p>
          </table:table-cell>
          <table:table-cell office:value-type="float" office:value="-171.515493124767" calcext:value-type="float">
            <text:p>-171.515493124767</text:p>
          </table:table-cell>
          <table:table-cell office:value-type="string" calcext:value-type="string">
            <text:p>velocityMetersPerSec</text:p>
          </table:table-cell>
          <table:table-cell office:value-type="float" office:value="1.69911255700485" calcext:value-type="float">
            <text:p>1.69911255700485</text:p>
          </table:table-cell>
          <table:table-cell table:number-columns-repeated="16370"/>
        </table:table-row>
        <table:table-row table:style-name="ro1">
          <table:table-cell table:style-name="ce21" table:formula="of:=([.B573]-[.$B$1])*24*3600" office:value-type="float" office:value="2.953999768" calcext:value-type="float">
            <text:p>2.954</text:p>
          </table:table-cell>
          <table:table-cell office:value-type="date" office:date-value="2024-10-27T13:37:37.655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1.6280477847313" calcext:value-type="float">
            <text:p>21.6280477847313</text:p>
          </table:table-cell>
          <table:table-cell office:value-type="string" calcext:value-type="string">
            <text:p>x</text:p>
          </table:table-cell>
          <table:table-cell office:value-type="float" office:value="2.13176286242126" calcext:value-type="float">
            <text:p>2.13176286242126</text:p>
          </table:table-cell>
          <table:table-cell office:value-type="string" calcext:value-type="string">
            <text:p>y</text:p>
          </table:table-cell>
          <table:table-cell office:value-type="float" office:value="2.40465667324154" calcext:value-type="float">
            <text:p>2.40465667324154</text:p>
          </table:table-cell>
          <table:table-cell office:value-type="string" calcext:value-type="string">
            <text:p>degrees</text:p>
          </table:table-cell>
          <table:table-cell office:value-type="float" office:value="-171.663723349576" calcext:value-type="float">
            <text:p>-171.663723349576</text:p>
          </table:table-cell>
          <table:table-cell office:value-type="string" calcext:value-type="string">
            <text:p>velocityMetersPerSec</text:p>
          </table:table-cell>
          <table:table-cell office:value-type="float" office:value="1.69094375364414" calcext:value-type="float">
            <text:p>1.69094375364414</text:p>
          </table:table-cell>
          <table:table-cell table:number-columns-repeated="16370"/>
        </table:table-row>
        <table:table-row table:style-name="ro1">
          <table:table-cell table:style-name="ce21" table:formula="of:=([.B574]-[.$B$1])*24*3600" office:value-type="float" office:value="2.953999768" calcext:value-type="float">
            <text:p>2.954</text:p>
          </table:table-cell>
          <table:table-cell office:value-type="date" office:date-value="2024-10-27T13:37:37.655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1.686491144609" calcext:value-type="float">
            <text:p>21.686491144609</text:p>
          </table:table-cell>
          <table:table-cell office:value-type="string" calcext:value-type="string">
            <text:p>x</text:p>
          </table:table-cell>
          <table:table-cell office:value-type="float" office:value="2.03417530122559" calcext:value-type="float">
            <text:p>2.03417530122559</text:p>
          </table:table-cell>
          <table:table-cell office:value-type="string" calcext:value-type="string">
            <text:p>y</text:p>
          </table:table-cell>
          <table:table-cell office:value-type="float" office:value="2.39054570272429" calcext:value-type="float">
            <text:p>2.39054570272429</text:p>
          </table:table-cell>
          <table:table-cell office:value-type="string" calcext:value-type="string">
            <text:p>degrees</text:p>
          </table:table-cell>
          <table:table-cell office:value-type="float" office:value="-171.893551648844" calcext:value-type="float">
            <text:p>-171.893551648844</text:p>
          </table:table-cell>
          <table:table-cell office:value-type="string" calcext:value-type="string">
            <text:p>velocityMetersPerSec</text:p>
          </table:table-cell>
          <table:table-cell office:value-type="float" office:value="1.68334865596615" calcext:value-type="float">
            <text:p>1.68334865596615</text:p>
          </table:table-cell>
          <table:table-cell table:number-columns-repeated="16370"/>
        </table:table-row>
        <table:table-row table:style-name="ro1">
          <table:table-cell table:style-name="ce21" table:formula="of:=([.B575]-[.$B$1])*24*3600" office:value-type="float" office:value="2.953999768" calcext:value-type="float">
            <text:p>2.954</text:p>
          </table:table-cell>
          <table:table-cell office:value-type="date" office:date-value="2024-10-27T13:37:37.655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1.7458523584285" calcext:value-type="float">
            <text:p>21.7458523584285</text:p>
          </table:table-cell>
          <table:table-cell office:value-type="string" calcext:value-type="string">
            <text:p>x</text:p>
          </table:table-cell>
          <table:table-cell office:value-type="float" office:value="1.93541867086312" calcext:value-type="float">
            <text:p>1.93541867086312</text:p>
          </table:table-cell>
          <table:table-cell office:value-type="string" calcext:value-type="string">
            <text:p>y</text:p>
          </table:table-cell>
          <table:table-cell office:value-type="float" office:value="2.37673965386791" calcext:value-type="float">
            <text:p>2.37673965386791</text:p>
          </table:table-cell>
          <table:table-cell office:value-type="string" calcext:value-type="string">
            <text:p>degrees</text:p>
          </table:table-cell>
          <table:table-cell office:value-type="float" office:value="-172.202172806515" calcext:value-type="float">
            <text:p>-172.202172806515</text:p>
          </table:table-cell>
          <table:table-cell office:value-type="string" calcext:value-type="string">
            <text:p>velocityMetersPerSec</text:p>
          </table:table-cell>
          <table:table-cell office:value-type="float" office:value="1.67631966115694" calcext:value-type="float">
            <text:p>1.67631966115694</text:p>
          </table:table-cell>
          <table:table-cell table:number-columns-repeated="16370"/>
        </table:table-row>
        <table:table-row table:style-name="ro1">
          <table:table-cell table:style-name="ce21" table:formula="of:=([.B576]-[.$B$1])*24*3600" office:value-type="float" office:value="2.953999768" calcext:value-type="float">
            <text:p>2.954</text:p>
          </table:table-cell>
          <table:table-cell office:value-type="date" office:date-value="2024-10-27T13:37:37.655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1.8061296504604" calcext:value-type="float">
            <text:p>21.8061296504604</text:p>
          </table:table-cell>
          <table:table-cell office:value-type="string" calcext:value-type="string">
            <text:p>x</text:p>
          </table:table-cell>
          <table:table-cell office:value-type="float" office:value="1.83545823130634" calcext:value-type="float">
            <text:p>1.83545823130634</text:p>
          </table:table-cell>
          <table:table-cell office:value-type="string" calcext:value-type="string">
            <text:p>y</text:p>
          </table:table-cell>
          <table:table-cell office:value-type="float" office:value="2.36338190648338" calcext:value-type="float">
            <text:p>2.36338190648338</text:p>
          </table:table-cell>
          <table:table-cell office:value-type="string" calcext:value-type="string">
            <text:p>degrees</text:p>
          </table:table-cell>
          <table:table-cell office:value-type="float" office:value="-172.586817279987" calcext:value-type="float">
            <text:p>-172.586817279987</text:p>
          </table:table-cell>
          <table:table-cell office:value-type="string" calcext:value-type="string">
            <text:p>velocityMetersPerSec</text:p>
          </table:table-cell>
          <table:table-cell office:value-type="float" office:value="1.66984892517813" calcext:value-type="float">
            <text:p>1.66984892517813</text:p>
          </table:table-cell>
          <table:table-cell table:number-columns-repeated="16370"/>
        </table:table-row>
        <table:table-row table:style-name="ro1">
          <table:table-cell table:style-name="ce21" table:formula="of:=([.B577]-[.$B$1])*24*3600" office:value-type="float" office:value="2.953999768" calcext:value-type="float">
            <text:p>2.954</text:p>
          </table:table-cell>
          <table:table-cell office:value-type="date" office:date-value="2024-10-27T13:37:37.655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1.8673220997507" calcext:value-type="float">
            <text:p>21.8673220997507</text:p>
          </table:table-cell>
          <table:table-cell office:value-type="string" calcext:value-type="string">
            <text:p>x</text:p>
          </table:table-cell>
          <table:table-cell office:value-type="float" office:value="1.73425924252778" calcext:value-type="float">
            <text:p>1.73425924252778</text:p>
          </table:table-cell>
          <table:table-cell office:value-type="string" calcext:value-type="string">
            <text:p>y</text:p>
          </table:table-cell>
          <table:table-cell office:value-type="float" office:value="2.35061584038171" calcext:value-type="float">
            <text:p>2.35061584038171</text:p>
          </table:table-cell>
          <table:table-cell office:value-type="string" calcext:value-type="string">
            <text:p>degrees</text:p>
          </table:table-cell>
          <table:table-cell office:value-type="float" office:value="-173.044736943558" calcext:value-type="float">
            <text:p>-173.044736943558</text:p>
          </table:table-cell>
          <table:table-cell office:value-type="string" calcext:value-type="string">
            <text:p>velocityMetersPerSec</text:p>
          </table:table-cell>
          <table:table-cell office:value-type="float" office:value="1.66392900577741" calcext:value-type="float">
            <text:p>1.66392900577741</text:p>
          </table:table-cell>
          <table:table-cell table:number-columns-repeated="16370"/>
        </table:table-row>
        <table:table-row table:style-name="ro1">
          <table:table-cell table:style-name="ce21" table:formula="of:=([.B578]-[.$B$1])*24*3600" office:value-type="float" office:value="2.953999768" calcext:value-type="float">
            <text:p>2.954</text:p>
          </table:table-cell>
          <table:table-cell office:value-type="date" office:date-value="2024-10-27T13:37:37.655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1.9294299568997" calcext:value-type="float">
            <text:p>21.9294299568997</text:p>
          </table:table-cell>
          <table:table-cell office:value-type="string" calcext:value-type="string">
            <text:p>x</text:p>
          </table:table-cell>
          <table:table-cell office:value-type="float" office:value="1.63178696449991" calcext:value-type="float">
            <text:p>1.63178696449991</text:p>
          </table:table-cell>
          <table:table-cell office:value-type="string" calcext:value-type="string">
            <text:p>y</text:p>
          </table:table-cell>
          <table:table-cell office:value-type="float" office:value="2.33858483537388" calcext:value-type="float">
            <text:p>2.33858483537388</text:p>
          </table:table-cell>
          <table:table-cell office:value-type="string" calcext:value-type="string">
            <text:p>degrees</text:p>
          </table:table-cell>
          <table:table-cell office:value-type="float" office:value="-173.573189214032" calcext:value-type="float">
            <text:p>-173.573189214032</text:p>
          </table:table-cell>
          <table:table-cell office:value-type="string" calcext:value-type="string">
            <text:p>velocityMetersPerSec</text:p>
          </table:table-cell>
          <table:table-cell office:value-type="float" office:value="1.65855320832696" calcext:value-type="float">
            <text:p>1.65855320832696</text:p>
          </table:table-cell>
          <table:table-cell table:number-columns-repeated="16370"/>
        </table:table-row>
        <table:table-row table:style-name="ro1">
          <table:table-cell table:style-name="ce21" table:formula="of:=([.B579]-[.$B$1])*24*3600" office:value-type="float" office:value="2.953999768" calcext:value-type="float">
            <text:p>2.954</text:p>
          </table:table-cell>
          <table:table-cell office:value-type="date" office:date-value="2024-10-27T13:37:37.655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1.9924549318828" calcext:value-type="float">
            <text:p>21.9924549318828</text:p>
          </table:table-cell>
          <table:table-cell office:value-type="string" calcext:value-type="string">
            <text:p>x</text:p>
          </table:table-cell>
          <table:table-cell office:value-type="float" office:value="1.52800665719527" calcext:value-type="float">
            <text:p>1.52800665719527</text:p>
          </table:table-cell>
          <table:table-cell office:value-type="string" calcext:value-type="string">
            <text:p>y</text:p>
          </table:table-cell>
          <table:table-cell office:value-type="float" office:value="2.32743227127089" calcext:value-type="float">
            <text:p>2.32743227127089</text:p>
          </table:table-cell>
          <table:table-cell office:value-type="string" calcext:value-type="string">
            <text:p>degrees</text:p>
          </table:table-cell>
          <table:table-cell office:value-type="float" office:value="-174.169420389853" calcext:value-type="float">
            <text:p>-174.169420389853</text:p>
          </table:table-cell>
          <table:table-cell office:value-type="string" calcext:value-type="string">
            <text:p>velocityMetersPerSec</text:p>
          </table:table-cell>
          <table:table-cell office:value-type="float" office:value="1.65371569150463" calcext:value-type="float">
            <text:p>1.65371569150463</text:p>
          </table:table-cell>
          <table:table-cell table:number-columns-repeated="16370"/>
        </table:table-row>
        <table:table-row table:style-name="ro1">
          <table:table-cell table:style-name="ce21" table:formula="of:=([.B580]-[.$B$1])*24*3600" office:value-type="float" office:value="2.953999768" calcext:value-type="float">
            <text:p>2.954</text:p>
          </table:table-cell>
          <table:table-cell office:value-type="date" office:date-value="2024-10-27T13:37:37.655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2.0564004584015" calcext:value-type="float">
            <text:p>22.0564004584015</text:p>
          </table:table-cell>
          <table:table-cell office:value-type="string" calcext:value-type="string">
            <text:p>x</text:p>
          </table:table-cell>
          <table:table-cell office:value-type="float" office:value="1.42288358058634" calcext:value-type="float">
            <text:p>1.42288358058634</text:p>
          </table:table-cell>
          <table:table-cell office:value-type="string" calcext:value-type="string">
            <text:p>y</text:p>
          </table:table-cell>
          <table:table-cell office:value-type="float" office:value="2.31730152788374" calcext:value-type="float">
            <text:p>2.31730152788374</text:p>
          </table:table-cell>
          <table:table-cell office:value-type="string" calcext:value-type="string">
            <text:p>degrees</text:p>
          </table:table-cell>
          <table:table-cell office:value-type="float" office:value="-174.830648959892" calcext:value-type="float">
            <text:p>-174.830648959892</text:p>
          </table:table-cell>
          <table:table-cell office:value-type="string" calcext:value-type="string">
            <text:p>velocityMetersPerSec</text:p>
          </table:table-cell>
          <table:table-cell office:value-type="float" office:value="1.64941138032089" calcext:value-type="float">
            <text:p>1.64941138032089</text:p>
          </table:table-cell>
          <table:table-cell table:number-columns-repeated="16370"/>
        </table:table-row>
        <table:table-row table:style-name="ro1">
          <table:table-cell table:style-name="ce21" table:formula="of:=([.B581]-[.$B$1])*24*3600" office:value-type="float" office:value="2.953999768" calcext:value-type="float">
            <text:p>2.954</text:p>
          </table:table-cell>
          <table:table-cell office:value-type="date" office:date-value="2024-10-27T13:37:37.655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2.1212719394799" calcext:value-type="float">
            <text:p>22.1212719394799</text:p>
          </table:table-cell>
          <table:table-cell office:value-type="string" calcext:value-type="string">
            <text:p>x</text:p>
          </table:table-cell>
          <table:table-cell office:value-type="float" office:value="1.31638299464563" calcext:value-type="float">
            <text:p>1.31638299464563</text:p>
          </table:table-cell>
          <table:table-cell office:value-type="string" calcext:value-type="string">
            <text:p>y</text:p>
          </table:table-cell>
          <table:table-cell office:value-type="float" office:value="2.30833598502343" calcext:value-type="float">
            <text:p>2.30833598502343</text:p>
          </table:table-cell>
          <table:table-cell office:value-type="string" calcext:value-type="string">
            <text:p>degrees</text:p>
          </table:table-cell>
          <table:table-cell office:value-type="float" office:value="-175.554049576145" calcext:value-type="float">
            <text:p>-175.554049576145</text:p>
          </table:table-cell>
          <table:table-cell office:value-type="string" calcext:value-type="string">
            <text:p>velocityMetersPerSec</text:p>
          </table:table-cell>
          <table:table-cell office:value-type="float" office:value="1.64563572663284" calcext:value-type="float">
            <text:p>1.64563572663284</text:p>
          </table:table-cell>
          <table:table-cell table:number-columns-repeated="16370"/>
        </table:table-row>
        <table:table-row table:style-name="ro1">
          <table:table-cell table:style-name="ce21" table:formula="of:=([.B582]-[.$B$1])*24*3600" office:value-type="float" office:value="2.953999768" calcext:value-type="float">
            <text:p>2.954</text:p>
          </table:table-cell>
          <table:table-cell office:value-type="date" office:date-value="2024-10-27T13:37:37.655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2.1870769782592" calcext:value-type="float">
            <text:p>22.1870769782592</text:p>
          </table:table-cell>
          <table:table-cell office:value-type="string" calcext:value-type="string">
            <text:p>x</text:p>
          </table:table-cell>
          <table:table-cell office:value-type="float" office:value="1.20847015934564" calcext:value-type="float">
            <text:p>1.20847015934564</text:p>
          </table:table-cell>
          <table:table-cell office:value-type="string" calcext:value-type="string">
            <text:p>y</text:p>
          </table:table-cell>
          <table:table-cell office:value-type="float" office:value="2.30067902250094" calcext:value-type="float">
            <text:p>2.30067902250094</text:p>
          </table:table-cell>
          <table:table-cell office:value-type="string" calcext:value-type="string">
            <text:p>degrees</text:p>
          </table:table-cell>
          <table:table-cell office:value-type="float" office:value="-176.336738330478" calcext:value-type="float">
            <text:p>-176.336738330478</text:p>
          </table:table-cell>
          <table:table-cell office:value-type="string" calcext:value-type="string">
            <text:p>velocityMetersPerSec</text:p>
          </table:table-cell>
          <table:table-cell office:value-type="float" office:value="1.64238435199934" calcext:value-type="float">
            <text:p>1.64238435199934</text:p>
          </table:table-cell>
          <table:table-cell table:number-columns-repeated="16370"/>
        </table:table-row>
        <table:table-row table:style-name="ro1">
          <table:table-cell table:style-name="ce21" table:formula="of:=([.B583]-[.$B$1])*24*3600" office:value-type="float" office:value="2.953999768" calcext:value-type="float">
            <text:p>2.954</text:p>
          </table:table-cell>
          <table:table-cell office:value-type="date" office:date-value="2024-10-27T13:37:37.655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2.2555230603004" calcext:value-type="float">
            <text:p>22.2555230603004</text:p>
          </table:table-cell>
          <table:table-cell office:value-type="string" calcext:value-type="string">
            <text:p>x</text:p>
          </table:table-cell>
          <table:table-cell office:value-type="float" office:value="1.09911033465889" calcext:value-type="float">
            <text:p>1.09911033465889</text:p>
          </table:table-cell>
          <table:table-cell office:value-type="string" calcext:value-type="string">
            <text:p>y</text:p>
          </table:table-cell>
          <table:table-cell office:value-type="float" office:value="2.29447402012727" calcext:value-type="float">
            <text:p>2.29447402012727</text:p>
          </table:table-cell>
          <table:table-cell office:value-type="string" calcext:value-type="string">
            <text:p>degrees</text:p>
          </table:table-cell>
          <table:table-cell office:value-type="float" office:value="-177.175759923561" calcext:value-type="float">
            <text:p>-177.175759923561</text:p>
          </table:table-cell>
          <table:table-cell office:value-type="string" calcext:value-type="string">
            <text:p>velocityMetersPerSec</text:p>
          </table:table-cell>
          <table:table-cell office:value-type="float" office:value="1.55825807441409" calcext:value-type="float">
            <text:p>1.55825807441409</text:p>
          </table:table-cell>
          <table:table-cell table:number-columns-repeated="16370"/>
        </table:table-row>
        <table:table-row table:style-name="ro1">
          <table:table-cell table:style-name="ce21" table:formula="of:=([.B584]-[.$B$1])*24*3600" office:value-type="float" office:value="2.953999768" calcext:value-type="float">
            <text:p>2.954</text:p>
          </table:table-cell>
          <table:table-cell office:value-type="date" office:date-value="2024-10-27T13:37:37.655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2.3337927887828" calcext:value-type="float">
            <text:p>22.3337927887828</text:p>
          </table:table-cell>
          <table:table-cell office:value-type="string" calcext:value-type="string">
            <text:p>x</text:p>
          </table:table-cell>
          <table:table-cell office:value-type="float" office:value="0.988268780557867" calcext:value-type="float">
            <text:p>0.988268780557867</text:p>
          </table:table-cell>
          <table:table-cell office:value-type="string" calcext:value-type="string">
            <text:p>y</text:p>
          </table:table-cell>
          <table:table-cell office:value-type="float" office:value="2.28986435771342" calcext:value-type="float">
            <text:p>2.28986435771342</text:p>
          </table:table-cell>
          <table:table-cell office:value-type="string" calcext:value-type="string">
            <text:p>degrees</text:p>
          </table:table-cell>
          <table:table-cell office:value-type="float" office:value="-178.06807725879" calcext:value-type="float">
            <text:p>-178.06807725879</text:p>
          </table:table-cell>
          <table:table-cell office:value-type="string" calcext:value-type="string">
            <text:p>velocityMetersPerSec</text:p>
          </table:table-cell>
          <table:table-cell office:value-type="float" office:value="1.27648705187734" calcext:value-type="float">
            <text:p>1.27648705187734</text:p>
          </table:table-cell>
          <table:table-cell table:number-columns-repeated="16370"/>
        </table:table-row>
        <table:table-row table:style-name="ro1">
          <table:table-cell table:style-name="ce21" table:formula="of:=([.B585]-[.$B$1])*24*3600" office:value-type="float" office:value="2.954999939" calcext:value-type="float">
            <text:p>2.955</text:p>
          </table:table-cell>
          <table:table-cell office:value-type="date" office:date-value="2024-10-27T13:37:37.656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2.4368068448031" calcext:value-type="float">
            <text:p>22.4368068448031</text:p>
          </table:table-cell>
          <table:table-cell office:value-type="string" calcext:value-type="string">
            <text:p>x</text:p>
          </table:table-cell>
          <table:table-cell office:value-type="float" office:value="0.875910757015086" calcext:value-type="float">
            <text:p>0.875910757015086</text:p>
          </table:table-cell>
          <table:table-cell office:value-type="string" calcext:value-type="string">
            <text:p>y</text:p>
          </table:table-cell>
          <table:table-cell office:value-type="float" office:value="2.28699341507038" calcext:value-type="float">
            <text:p>2.28699341507038</text:p>
          </table:table-cell>
          <table:table-cell office:value-type="string" calcext:value-type="string">
            <text:p>degrees</text:p>
          </table:table-cell>
          <table:table-cell office:value-type="float" office:value="-179.010563930453" calcext:value-type="float">
            <text:p>-179.010563930453</text:p>
          </table:table-cell>
          <table:table-cell office:value-type="string" calcext:value-type="string">
            <text:p>velocityMetersPerSec</text:p>
          </table:table-cell>
          <table:table-cell office:value-type="float" office:value="0.905636450204411" calcext:value-type="float">
            <text:p>0.905636450204411</text:p>
          </table:table-cell>
          <table:table-cell table:number-columns-repeated="16370"/>
        </table:table-row>
        <table:table-row table:style-name="ro1">
          <table:table-cell table:style-name="ce21" table:formula="of:=([.B586]-[.$B$1])*24*3600" office:value-type="float" office:value="2.954999939" calcext:value-type="float">
            <text:p>2.955</text:p>
          </table:table-cell>
          <table:table-cell office:value-type="date" office:date-value="2024-10-27T13:37:37.656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2.6883725254154" calcext:value-type="float">
            <text:p>22.6883725254154</text:p>
          </table:table-cell>
          <table:table-cell office:value-type="string" calcext:value-type="string">
            <text:p>x</text:p>
          </table:table-cell>
          <table:table-cell office:value-type="float" office:value="0.762001524003047" calcext:value-type="float">
            <text:p>0.762001524003047</text:p>
          </table:table-cell>
          <table:table-cell office:value-type="string" calcext:value-type="string">
            <text:p>y</text:p>
          </table:table-cell>
          <table:table-cell office:value-type="float" office:value="2.28600457200914" calcext:value-type="float">
            <text:p>2.28600457200914</text:p>
          </table:table-cell>
          <table:table-cell office:value-type="string" calcext:value-type="string">
            <text:p>degrees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velocityMetersPerSec</text:p>
          </table:table-cell>
          <table:table-cell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style-name="ce21" table:formula="of:=([.B587]-[.$B$1])*24*3600" office:value-type="float" office:value="2.954999939" calcext:value-type="float">
            <text:p>2.955</text:p>
          </table:table-cell>
          <table:table-cell office:value-type="date" office:date-value="2024-10-27T13:37:37.656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Barrel Race</text:p>
          </table:table-cell>
          <table:table-cell office:value-type="string" calcext:value-type="string">
            <text:p>SUCCESS</text:p>
          </table:table-cell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table:style-name="ce21" table:formula="of:=([.B588]-[.$B$1])*24*3600" office:value-type="float" office:value="3.325999737" calcext:value-type="float">
            <text:p>3.326</text:p>
          </table:table-cell>
          <table:table-cell office:value-type="date" office:date-value="2024-10-27T13:37:38.027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S-Fwd</text:p>
          </table:table-cell>
          <table:table-cell office:value-type="string" calcext:value-type="string">
            <text:p>maxSpeed</text:p>
          </table:table-cell>
          <table:table-cell office:value-type="float" office:value="1.71" calcext:value-type="float">
            <text:p>1.71</text:p>
          </table:table-cell>
          <table:table-cell office:value-type="string" calcext:value-type="string">
            <text:p>maxAcceleration</text:p>
          </table:table-cell>
          <table:table-cell office:value-type="float" office:value="3.6" calcext:value-type="float">
            <text:p>3.6</text:p>
          </table:table-cell>
          <table:table-cell table:number-columns-repeated="16376"/>
        </table:table-row>
        <table:table-row table:style-name="ro1">
          <table:table-cell table:style-name="ce21" table:formula="of:=([.B589]-[.$B$1])*24*3600" office:value-type="float" office:value="3.328000078" calcext:value-type="float">
            <text:p>3.328</text:p>
          </table:table-cell>
          <table:table-cell office:value-type="date" office:date-value="2024-10-27T13:37:38.029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gre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locityMetersPerSec</text:p>
          </table:table-cell>
          <table:table-cell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style-name="ce21" table:formula="of:=([.B590]-[.$B$1])*24*3600" office:value-type="float" office:value="3.328000078" calcext:value-type="float">
            <text:p>3.328</text:p>
          </table:table-cell>
          <table:table-cell office:value-type="date" office:date-value="2024-10-27T13:37:38.029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0.151602126642271" calcext:value-type="float">
            <text:p>0.151602126642271</text:p>
          </table:table-cell>
          <table:table-cell office:value-type="string" calcext:value-type="string">
            <text:p>x</text:p>
          </table:table-cell>
          <table:table-cell office:value-type="float" office:value="0.0413340749726159" calcext:value-type="float">
            <text:p>0.0413340749726159</text:p>
          </table:table-cell>
          <table:table-cell office:value-type="string" calcext:value-type="string">
            <text:p>y</text:p>
          </table:table-cell>
          <table:table-cell office:value-type="float" office:value="0.0017181396484375" calcext:value-type="float">
            <text:p>0.0017181396484375</text:p>
          </table:table-cell>
          <table:table-cell office:value-type="string" calcext:value-type="string">
            <text:p>degrees</text:p>
          </table:table-cell>
          <table:table-cell office:value-type="float" office:value="4.76469604847863" calcext:value-type="float">
            <text:p>4.76469604847863</text:p>
          </table:table-cell>
          <table:table-cell office:value-type="string" calcext:value-type="string">
            <text:p>velocityMetersPerSec</text:p>
          </table:table-cell>
          <table:table-cell office:value-type="float" office:value="0.545767655912175" calcext:value-type="float">
            <text:p>0.545767655912175</text:p>
          </table:table-cell>
          <table:table-cell table:number-columns-repeated="16370"/>
        </table:table-row>
        <table:table-row table:style-name="ro1">
          <table:table-cell table:style-name="ce21" table:formula="of:=([.B591]-[.$B$1])*24*3600" office:value-type="float" office:value="3.328000078" calcext:value-type="float">
            <text:p>3.328</text:p>
          </table:table-cell>
          <table:table-cell office:value-type="date" office:date-value="2024-10-27T13:37:38.029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0.213258010250605" calcext:value-type="float">
            <text:p>0.213258010250605</text:p>
          </table:table-cell>
          <table:table-cell office:value-type="string" calcext:value-type="string">
            <text:p>x</text:p>
          </table:table-cell>
          <table:table-cell office:value-type="float" office:value="0.0815171140922781" calcext:value-type="float">
            <text:p>0.0815171140922781</text:p>
          </table:table-cell>
          <table:table-cell office:value-type="string" calcext:value-type="string">
            <text:p>y</text:p>
          </table:table-cell>
          <table:table-cell office:value-type="float" office:value="0.0067138671875" calcext:value-type="float">
            <text:p>0.0067138671875</text:p>
          </table:table-cell>
          <table:table-cell office:value-type="string" calcext:value-type="string">
            <text:p>degrees</text:p>
          </table:table-cell>
          <table:table-cell office:value-type="float" office:value="9.39357018725606" calcext:value-type="float">
            <text:p>9.39357018725606</text:p>
          </table:table-cell>
          <table:table-cell office:value-type="string" calcext:value-type="string">
            <text:p>velocityMetersPerSec</text:p>
          </table:table-cell>
          <table:table-cell office:value-type="float" office:value="0.767728836902176" calcext:value-type="float">
            <text:p>0.767728836902176</text:p>
          </table:table-cell>
          <table:table-cell table:number-columns-repeated="16370"/>
        </table:table-row>
        <table:table-row table:style-name="ro1">
          <table:table-cell table:style-name="ce21" table:formula="of:=([.B592]-[.$B$1])*24*3600" office:value-type="float" office:value="3.328000078" calcext:value-type="float">
            <text:p>3.328</text:p>
          </table:table-cell>
          <table:table-cell office:value-type="date" office:date-value="2024-10-27T13:37:38.029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0.26008725925061" calcext:value-type="float">
            <text:p>0.26008725925061</text:p>
          </table:table-cell>
          <table:table-cell office:value-type="string" calcext:value-type="string">
            <text:p>x</text:p>
          </table:table-cell>
          <table:table-cell office:value-type="float" office:value="0.120599162396072" calcext:value-type="float">
            <text:p>0.120599162396072</text:p>
          </table:table-cell>
          <table:table-cell office:value-type="string" calcext:value-type="string">
            <text:p>y</text:p>
          </table:table-cell>
          <table:table-cell office:value-type="float" office:value="0.0147491455078125" calcext:value-type="float">
            <text:p>0.0147491455078125</text:p>
          </table:table-cell>
          <table:table-cell office:value-type="string" calcext:value-type="string">
            <text:p>degrees</text:p>
          </table:table-cell>
          <table:table-cell office:value-type="float" office:value="13.8103074013684" calcext:value-type="float">
            <text:p>13.8103074013684</text:p>
          </table:table-cell>
          <table:table-cell office:value-type="string" calcext:value-type="string">
            <text:p>velocityMetersPerSec</text:p>
          </table:table-cell>
          <table:table-cell office:value-type="float" office:value="0.936314133302195" calcext:value-type="float">
            <text:p>0.936314133302195</text:p>
          </table:table-cell>
          <table:table-cell table:number-columns-repeated="16370"/>
        </table:table-row>
        <table:table-row table:style-name="ro1">
          <table:table-cell table:style-name="ce21" table:formula="of:=([.B593]-[.$B$1])*24*3600" office:value-type="float" office:value="3.328000078" calcext:value-type="float">
            <text:p>3.328</text:p>
          </table:table-cell>
          <table:table-cell office:value-type="date" office:date-value="2024-10-27T13:37:38.029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0.300638596715433" calcext:value-type="float">
            <text:p>0.300638596715433</text:p>
          </table:table-cell>
          <table:table-cell office:value-type="string" calcext:value-type="string">
            <text:p>x</text:p>
          </table:table-cell>
          <table:table-cell office:value-type="float" office:value="0.158630264921081" calcext:value-type="float">
            <text:p>0.158630264921081</text:p>
          </table:table-cell>
          <table:table-cell office:value-type="string" calcext:value-type="string">
            <text:p>y</text:p>
          </table:table-cell>
          <table:table-cell office:value-type="float" office:value="0.0255859375" calcext:value-type="float">
            <text:p>0.0255859375</text:p>
          </table:table-cell>
          <table:table-cell office:value-type="string" calcext:value-type="string">
            <text:p>degrees</text:p>
          </table:table-cell>
          <table:table-cell office:value-type="float" office:value="17.9536706388203" calcext:value-type="float">
            <text:p>17.9536706388203</text:p>
          </table:table-cell>
          <table:table-cell office:value-type="string" calcext:value-type="string">
            <text:p>velocityMetersPerSec</text:p>
          </table:table-cell>
          <table:table-cell office:value-type="float" office:value="1.01404923405481" calcext:value-type="float">
            <text:p>1.01404923405481</text:p>
          </table:table-cell>
          <table:table-cell table:number-columns-repeated="16370"/>
        </table:table-row>
        <table:table-row table:style-name="ro1">
          <table:table-cell table:style-name="ce21" table:formula="of:=([.B594]-[.$B$1])*24*3600" office:value-type="float" office:value="3.328000078" calcext:value-type="float">
            <text:p>3.328</text:p>
          </table:table-cell>
          <table:table-cell office:value-type="date" office:date-value="2024-10-27T13:37:38.029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0.338939151938927" calcext:value-type="float">
            <text:p>0.338939151938927</text:p>
          </table:table-cell>
          <table:table-cell office:value-type="string" calcext:value-type="string">
            <text:p>x</text:p>
          </table:table-cell>
          <table:table-cell office:value-type="float" office:value="0.195660466704392" calcext:value-type="float">
            <text:p>0.195660466704392</text:p>
          </table:table-cell>
          <table:table-cell office:value-type="string" calcext:value-type="string">
            <text:p>y</text:p>
          </table:table-cell>
          <table:table-cell office:value-type="float" office:value="0.0389862060546875" calcext:value-type="float">
            <text:p>0.0389862060546875</text:p>
          </table:table-cell>
          <table:table-cell office:value-type="string" calcext:value-type="string">
            <text:p>degrees</text:p>
          </table:table-cell>
          <table:table-cell office:value-type="float" office:value="21.7799008717851" calcext:value-type="float">
            <text:p>21.7799008717851</text:p>
          </table:table-cell>
          <table:table-cell office:value-type="string" calcext:value-type="string">
            <text:p>velocityMetersPerSec</text:p>
          </table:table-cell>
          <table:table-cell office:value-type="float" office:value="1.04233018166232" calcext:value-type="float">
            <text:p>1.04233018166232</text:p>
          </table:table-cell>
          <table:table-cell table:number-columns-repeated="16370"/>
        </table:table-row>
        <table:table-row table:style-name="ro1">
          <table:table-cell table:style-name="ce21" table:formula="of:=([.B595]-[.$B$1])*24*3600" office:value-type="float" office:value="3.328000078" calcext:value-type="float">
            <text:p>3.328</text:p>
          </table:table-cell>
          <table:table-cell office:value-type="date" office:date-value="2024-10-27T13:37:38.029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0.376057235144112" calcext:value-type="float">
            <text:p>0.376057235144112</text:p>
          </table:table-cell>
          <table:table-cell office:value-type="string" calcext:value-type="string">
            <text:p>x</text:p>
          </table:table-cell>
          <table:table-cell office:value-type="float" office:value="0.231739812783089" calcext:value-type="float">
            <text:p>0.231739812783089</text:p>
          </table:table-cell>
          <table:table-cell office:value-type="string" calcext:value-type="string">
            <text:p>y</text:p>
          </table:table-cell>
          <table:table-cell office:value-type="float" office:value="0.0547119140625" calcext:value-type="float">
            <text:p>0.0547119140625</text:p>
          </table:table-cell>
          <table:table-cell office:value-type="string" calcext:value-type="string">
            <text:p>degrees</text:p>
          </table:table-cell>
          <table:table-cell office:value-type="float" office:value="25.2622575146094" calcext:value-type="float">
            <text:p>25.2622575146094</text:p>
          </table:table-cell>
          <table:table-cell office:value-type="string" calcext:value-type="string">
            <text:p>velocityMetersPerSec</text:p>
          </table:table-cell>
          <table:table-cell office:value-type="float" office:value="1.07833722480388" calcext:value-type="float">
            <text:p>1.07833722480388</text:p>
          </table:table-cell>
          <table:table-cell table:number-columns-repeated="16370"/>
        </table:table-row>
        <table:table-row table:style-name="ro1">
          <table:table-cell table:style-name="ce21" table:formula="of:=([.B596]-[.$B$1])*24*3600" office:value-type="float" office:value="3.328000078" calcext:value-type="float">
            <text:p>3.328</text:p>
          </table:table-cell>
          <table:table-cell office:value-type="date" office:date-value="2024-10-27T13:37:38.029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0.411922404904957" calcext:value-type="float">
            <text:p>0.411922404904957</text:p>
          </table:table-cell>
          <table:table-cell office:value-type="string" calcext:value-type="string">
            <text:p>x</text:p>
          </table:table-cell>
          <table:table-cell office:value-type="float" office:value="0.266918348194257" calcext:value-type="float">
            <text:p>0.266918348194257</text:p>
          </table:table-cell>
          <table:table-cell office:value-type="string" calcext:value-type="string">
            <text:p>y</text:p>
          </table:table-cell>
          <table:table-cell office:value-type="float" office:value="0.0725250244140625" calcext:value-type="float">
            <text:p>0.0725250244140625</text:p>
          </table:table-cell>
          <table:table-cell office:value-type="string" calcext:value-type="string">
            <text:p>degrees</text:p>
          </table:table-cell>
          <table:table-cell office:value-type="float" office:value="28.3885354014053" calcext:value-type="float">
            <text:p>28.3885354014053</text:p>
          </table:table-cell>
          <table:table-cell office:value-type="string" calcext:value-type="string">
            <text:p>velocityMetersPerSec</text:p>
          </table:table-cell>
          <table:table-cell office:value-type="float" office:value="1.12053216771413" calcext:value-type="float">
            <text:p>1.12053216771413</text:p>
          </table:table-cell>
          <table:table-cell table:number-columns-repeated="16370"/>
        </table:table-row>
        <table:table-row table:style-name="ro1">
          <table:table-cell table:style-name="ce21" table:formula="of:=([.B597]-[.$B$1])*24*3600" office:value-type="float" office:value="3.328000078" calcext:value-type="float">
            <text:p>3.328</text:p>
          </table:table-cell>
          <table:table-cell office:value-type="date" office:date-value="2024-10-27T13:37:38.029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0.446501109312187" calcext:value-type="float">
            <text:p>0.446501109312187</text:p>
          </table:table-cell>
          <table:table-cell office:value-type="string" calcext:value-type="string">
            <text:p>x</text:p>
          </table:table-cell>
          <table:table-cell office:value-type="float" office:value="0.301246117974981" calcext:value-type="float">
            <text:p>0.301246117974981</text:p>
          </table:table-cell>
          <table:table-cell office:value-type="string" calcext:value-type="string">
            <text:p>y</text:p>
          </table:table-cell>
          <table:table-cell office:value-type="float" office:value="0.0921875" calcext:value-type="float">
            <text:p>0.0921875</text:p>
          </table:table-cell>
          <table:table-cell office:value-type="string" calcext:value-type="string">
            <text:p>degrees</text:p>
          </table:table-cell>
          <table:table-cell office:value-type="float" office:value="31.1575828858329" calcext:value-type="float">
            <text:p>31.1575828858329</text:p>
          </table:table-cell>
          <table:table-cell office:value-type="string" calcext:value-type="string">
            <text:p>velocityMetersPerSec</text:p>
          </table:table-cell>
          <table:table-cell office:value-type="float" office:value="1.16759237795623" calcext:value-type="float">
            <text:p>1.16759237795623</text:p>
          </table:table-cell>
          <table:table-cell table:number-columns-repeated="16370"/>
        </table:table-row>
        <table:table-row table:style-name="ro1">
          <table:table-cell table:style-name="ce21" table:formula="of:=([.B598]-[.$B$1])*24*3600" office:value-type="float" office:value="3.328000078" calcext:value-type="float">
            <text:p>3.328</text:p>
          </table:table-cell>
          <table:table-cell office:value-type="date" office:date-value="2024-10-27T13:37:38.029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0.511686511525963" calcext:value-type="float">
            <text:p>0.511686511525963</text:p>
          </table:table-cell>
          <table:table-cell office:value-type="string" calcext:value-type="string">
            <text:p>x</text:p>
          </table:table-cell>
          <table:table-cell office:value-type="float" office:value="0.367549540793437" calcext:value-type="float">
            <text:p>0.367549540793437</text:p>
          </table:table-cell>
          <table:table-cell office:value-type="string" calcext:value-type="string">
            <text:p>y</text:p>
          </table:table-cell>
          <table:table-cell office:value-type="float" office:value="0.1361083984375" calcext:value-type="float">
            <text:p>0.1361083984375</text:p>
          </table:table-cell>
          <table:table-cell office:value-type="string" calcext:value-type="string">
            <text:p>degrees</text:p>
          </table:table-cell>
          <table:table-cell office:value-type="float" office:value="35.6532344972423" calcext:value-type="float">
            <text:p>35.6532344972423</text:p>
          </table:table-cell>
          <table:table-cell office:value-type="string" calcext:value-type="string">
            <text:p>velocityMetersPerSec</text:p>
          </table:table-cell>
          <table:table-cell office:value-type="float" office:value="1.27255696114168" calcext:value-type="float">
            <text:p>1.27255696114168</text:p>
          </table:table-cell>
          <table:table-cell table:number-columns-repeated="16370"/>
        </table:table-row>
        <table:table-row table:style-name="ro1">
          <table:table-cell table:style-name="ce21" table:formula="of:=([.B599]-[.$B$1])*24*3600" office:value-type="float" office:value="3.328000078" calcext:value-type="float">
            <text:p>3.328</text:p>
          </table:table-cell>
          <table:table-cell office:value-type="date" office:date-value="2024-10-27T13:37:38.029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0.571697169846416" calcext:value-type="float">
            <text:p>0.571697169846416</text:p>
          </table:table-cell>
          <table:table-cell office:value-type="string" calcext:value-type="string">
            <text:p>x</text:p>
          </table:table-cell>
          <table:table-cell office:value-type="float" office:value="0.431050441535136" calcext:value-type="float">
            <text:p>0.431050441535136</text:p>
          </table:table-cell>
          <table:table-cell office:value-type="string" calcext:value-type="string">
            <text:p>y</text:p>
          </table:table-cell>
          <table:table-cell office:value-type="float" office:value="0.1845703125" calcext:value-type="float">
            <text:p>0.1845703125</text:p>
          </table:table-cell>
          <table:table-cell office:value-type="string" calcext:value-type="string">
            <text:p>degrees</text:p>
          </table:table-cell>
          <table:table-cell office:value-type="float" office:value="38.834074046241" calcext:value-type="float">
            <text:p>38.834074046241</text:p>
          </table:table-cell>
          <table:table-cell office:value-type="string" calcext:value-type="string">
            <text:p>velocityMetersPerSec</text:p>
          </table:table-cell>
          <table:table-cell office:value-type="float" office:value="1.38965914091608" calcext:value-type="float">
            <text:p>1.38965914091608</text:p>
          </table:table-cell>
          <table:table-cell table:number-columns-repeated="16370"/>
        </table:table-row>
        <table:table-row table:style-name="ro1">
          <table:table-cell table:style-name="ce21" table:formula="of:=([.B600]-[.$B$1])*24*3600" office:value-type="float" office:value="3.328000078" calcext:value-type="float">
            <text:p>3.328</text:p>
          </table:table-cell>
          <table:table-cell office:value-type="date" office:date-value="2024-10-27T13:37:38.029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0.626387877017056" calcext:value-type="float">
            <text:p>0.626387877017056</text:p>
          </table:table-cell>
          <table:table-cell office:value-type="string" calcext:value-type="string">
            <text:p>x</text:p>
          </table:table-cell>
          <table:table-cell office:value-type="float" office:value="0.492149180496757" calcext:value-type="float">
            <text:p>0.492149180496757</text:p>
          </table:table-cell>
          <table:table-cell office:value-type="string" calcext:value-type="string">
            <text:p>y</text:p>
          </table:table-cell>
          <table:table-cell office:value-type="float" office:value="0.2356689453125" calcext:value-type="float">
            <text:p>0.2356689453125</text:p>
          </table:table-cell>
          <table:table-cell office:value-type="string" calcext:value-type="string">
            <text:p>degrees</text:p>
          </table:table-cell>
          <table:table-cell office:value-type="float" office:value="40.780721175809" calcext:value-type="float">
            <text:p>40.780721175809</text:p>
          </table:table-cell>
          <table:table-cell office:value-type="string" calcext:value-type="string">
            <text:p>velocityMetersPerSec</text:p>
          </table:table-cell>
          <table:table-cell office:value-type="float" office:value="1.52308517010693" calcext:value-type="float">
            <text:p>1.52308517010693</text:p>
          </table:table-cell>
          <table:table-cell table:number-columns-repeated="16370"/>
        </table:table-row>
        <table:table-row table:style-name="ro1">
          <table:table-cell table:style-name="ce21" table:formula="of:=([.B601]-[.$B$1])*24*3600" office:value-type="float" office:value="3.328000078" calcext:value-type="float">
            <text:p>3.328</text:p>
          </table:table-cell>
          <table:table-cell office:value-type="date" office:date-value="2024-10-27T13:37:38.029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0.675336770391542" calcext:value-type="float">
            <text:p>0.675336770391542</text:p>
          </table:table-cell>
          <table:table-cell office:value-type="string" calcext:value-type="string">
            <text:p>x</text:p>
          </table:table-cell>
          <table:table-cell office:value-type="float" office:value="0.551246117974981" calcext:value-type="float">
            <text:p>0.551246117974981</text:p>
          </table:table-cell>
          <table:table-cell office:value-type="string" calcext:value-type="string">
            <text:p>y</text:p>
          </table:table-cell>
          <table:table-cell office:value-type="float" office:value="0.2875" calcext:value-type="float">
            <text:p>0.2875</text:p>
          </table:table-cell>
          <table:table-cell office:value-type="string" calcext:value-type="string">
            <text:p>degrees</text:p>
          </table:table-cell>
          <table:table-cell office:value-type="float" office:value="41.5250477822539" calcext:value-type="float">
            <text:p>41.5250477822539</text:p>
          </table:table-cell>
          <table:table-cell office:value-type="string" calcext:value-type="string">
            <text:p>velocityMetersPerSec</text:p>
          </table:table-cell>
          <table:table-cell office:value-type="float" office:value="1.68867361536268" calcext:value-type="float">
            <text:p>1.68867361536268</text:p>
          </table:table-cell>
          <table:table-cell table:number-columns-repeated="16370"/>
        </table:table-row>
        <table:table-row table:style-name="ro1">
          <table:table-cell table:style-name="ce21" table:formula="of:=([.B602]-[.$B$1])*24*3600" office:value-type="float" office:value="3.329000249" calcext:value-type="float">
            <text:p>3.329</text:p>
          </table:table-cell>
          <table:table-cell office:value-type="date" office:date-value="2024-10-27T13:37:38.03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0.722913575527191" calcext:value-type="float">
            <text:p>0.722913575527191</text:p>
          </table:table-cell>
          <table:table-cell office:value-type="string" calcext:value-type="string">
            <text:p>x</text:p>
          </table:table-cell>
          <table:table-cell office:value-type="float" office:value="0.608741614266487" calcext:value-type="float">
            <text:p>0.608741614266487</text:p>
          </table:table-cell>
          <table:table-cell office:value-type="string" calcext:value-type="string">
            <text:p>y</text:p>
          </table:table-cell>
          <table:table-cell office:value-type="float" office:value="0.3381591796875" calcext:value-type="float">
            <text:p>0.3381591796875</text:p>
          </table:table-cell>
          <table:table-cell office:value-type="string" calcext:value-type="string">
            <text:p>degrees</text:p>
          </table:table-cell>
          <table:table-cell office:value-type="float" office:value="41.0220737633968" calcext:value-type="float">
            <text:p>41.0220737633968</text:p>
          </table:table-cell>
          <table:table-cell office:value-type="string" calcext:value-type="string">
            <text:p>velocityMetersPerSec</text:p>
          </table:table-cell>
          <table:table-cell office:value-type="float" office:value="1.53262415378889" calcext:value-type="float">
            <text:p>1.53262415378889</text:p>
          </table:table-cell>
          <table:table-cell table:number-columns-repeated="16370"/>
        </table:table-row>
        <table:table-row table:style-name="ro1">
          <table:table-cell table:style-name="ce21" table:formula="of:=([.B603]-[.$B$1])*24*3600" office:value-type="float" office:value="3.329000249" calcext:value-type="float">
            <text:p>3.329</text:p>
          </table:table-cell>
          <table:table-cell office:value-type="date" office:date-value="2024-10-27T13:37:38.03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0.774082801006397" calcext:value-type="float">
            <text:p>0.774082801006397</text:p>
          </table:table-cell>
          <table:table-cell office:value-type="string" calcext:value-type="string">
            <text:p>x</text:p>
          </table:table-cell>
          <table:table-cell office:value-type="float" office:value="0.665036029667954" calcext:value-type="float">
            <text:p>0.665036029667954</text:p>
          </table:table-cell>
          <table:table-cell office:value-type="string" calcext:value-type="string">
            <text:p>y</text:p>
          </table:table-cell>
          <table:table-cell office:value-type="float" office:value="0.3857421875" calcext:value-type="float">
            <text:p>0.3857421875</text:p>
          </table:table-cell>
          <table:table-cell office:value-type="string" calcext:value-type="string">
            <text:p>degrees</text:p>
          </table:table-cell>
          <table:table-cell office:value-type="float" office:value="39.1250343239104" calcext:value-type="float">
            <text:p>39.1250343239104</text:p>
          </table:table-cell>
          <table:table-cell office:value-type="string" calcext:value-type="string">
            <text:p>velocityMetersPerSec</text:p>
          </table:table-cell>
          <table:table-cell office:value-type="float" office:value="1.34841494206375" calcext:value-type="float">
            <text:p>1.34841494206375</text:p>
          </table:table-cell>
          <table:table-cell table:number-columns-repeated="16370"/>
        </table:table-row>
        <table:table-row table:style-name="ro1">
          <table:table-cell table:style-name="ce21" table:formula="of:=([.B604]-[.$B$1])*24*3600" office:value-type="float" office:value="3.329000249" calcext:value-type="float">
            <text:p>3.329</text:p>
          </table:table-cell>
          <table:table-cell office:value-type="date" office:date-value="2024-10-27T13:37:38.03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0.829952872124976" calcext:value-type="float">
            <text:p>0.829952872124976</text:p>
          </table:table-cell>
          <table:table-cell office:value-type="string" calcext:value-type="string">
            <text:p>x</text:p>
          </table:table-cell>
          <table:table-cell office:value-type="float" office:value="0.720529724476062" calcext:value-type="float">
            <text:p>0.720529724476062</text:p>
          </table:table-cell>
          <table:table-cell office:value-type="string" calcext:value-type="string">
            <text:p>y</text:p>
          </table:table-cell>
          <table:table-cell office:value-type="float" office:value="0.4283447265625" calcext:value-type="float">
            <text:p>0.4283447265625</text:p>
          </table:table-cell>
          <table:table-cell office:value-type="string" calcext:value-type="string">
            <text:p>degrees</text:p>
          </table:table-cell>
          <table:table-cell office:value-type="float" office:value="35.5581671723416" calcext:value-type="float">
            <text:p>35.5581671723416</text:p>
          </table:table-cell>
          <table:table-cell office:value-type="string" calcext:value-type="string">
            <text:p>velocityMetersPerSec</text:p>
          </table:table-cell>
          <table:table-cell office:value-type="float" office:value="1.15599900380952" calcext:value-type="float">
            <text:p>1.15599900380952</text:p>
          </table:table-cell>
          <table:table-cell table:number-columns-repeated="16370"/>
        </table:table-row>
        <table:table-row table:style-name="ro1">
          <table:table-cell table:style-name="ce21" table:formula="of:=([.B605]-[.$B$1])*24*3600" office:value-type="float" office:value="3.329000249" calcext:value-type="float">
            <text:p>3.329</text:p>
          </table:table-cell>
          <table:table-cell office:value-type="date" office:date-value="2024-10-27T13:37:38.03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0.860093122145541" calcext:value-type="float">
            <text:p>0.860093122145541</text:p>
          </table:table-cell>
          <table:table-cell office:value-type="string" calcext:value-type="string">
            <text:p>x</text:p>
          </table:table-cell>
          <table:table-cell office:value-type="float" office:value="0.748101414250319" calcext:value-type="float">
            <text:p>0.748101414250319</text:p>
          </table:table-cell>
          <table:table-cell office:value-type="string" calcext:value-type="string">
            <text:p>y</text:p>
          </table:table-cell>
          <table:table-cell office:value-type="float" office:value="0.447183227539063" calcext:value-type="float">
            <text:p>0.447183227539063</text:p>
          </table:table-cell>
          <table:table-cell office:value-type="string" calcext:value-type="string">
            <text:p>degrees</text:p>
          </table:table-cell>
          <table:table-cell office:value-type="float" office:value="33.0218891653146" calcext:value-type="float">
            <text:p>33.0218891653146</text:p>
          </table:table-cell>
          <table:table-cell office:value-type="string" calcext:value-type="string">
            <text:p>velocityMetersPerSec</text:p>
          </table:table-cell>
          <table:table-cell office:value-type="float" office:value="1.05983671909851" calcext:value-type="float">
            <text:p>1.05983671909851</text:p>
          </table:table-cell>
          <table:table-cell table:number-columns-repeated="16370"/>
        </table:table-row>
        <table:table-row table:style-name="ro1">
          <table:table-cell table:style-name="ce21" table:formula="of:=([.B606]-[.$B$1])*24*3600" office:value-type="float" office:value="3.329000249" calcext:value-type="float">
            <text:p>3.329</text:p>
          </table:table-cell>
          <table:table-cell office:value-type="date" office:date-value="2024-10-27T13:37:38.03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0.891964894533242" calcext:value-type="float">
            <text:p>0.891964894533242</text:p>
          </table:table-cell>
          <table:table-cell office:value-type="string" calcext:value-type="string">
            <text:p>x</text:p>
          </table:table-cell>
          <table:table-cell office:value-type="float" office:value="0.77562305898749" calcext:value-type="float">
            <text:p>0.77562305898749</text:p>
          </table:table-cell>
          <table:table-cell office:value-type="string" calcext:value-type="string">
            <text:p>y</text:p>
          </table:table-cell>
          <table:table-cell office:value-type="float" office:value="0.4640625" calcext:value-type="float">
            <text:p>0.4640625</text:p>
          </table:table-cell>
          <table:table-cell office:value-type="string" calcext:value-type="string">
            <text:p>degrees</text:p>
          </table:table-cell>
          <table:table-cell office:value-type="float" office:value="29.8991565613456" calcext:value-type="float">
            <text:p>29.8991565613456</text:p>
          </table:table-cell>
          <table:table-cell office:value-type="string" calcext:value-type="string">
            <text:p>velocityMetersPerSec</text:p>
          </table:table-cell>
          <table:table-cell office:value-type="float" office:value="0.966122624244858" calcext:value-type="float">
            <text:p>0.966122624244858</text:p>
          </table:table-cell>
          <table:table-cell table:number-columns-repeated="16370"/>
        </table:table-row>
        <table:table-row table:style-name="ro1">
          <table:table-cell table:style-name="ce21" table:formula="of:=([.B607]-[.$B$1])*24*3600" office:value-type="float" office:value="3.329000249" calcext:value-type="float">
            <text:p>3.329</text:p>
          </table:table-cell>
          <table:table-cell office:value-type="date" office:date-value="2024-10-27T13:37:38.03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0.925798650979225" calcext:value-type="float">
            <text:p>0.925798650979225</text:p>
          </table:table-cell>
          <table:table-cell office:value-type="string" calcext:value-type="string">
            <text:p>x</text:p>
          </table:table-cell>
          <table:table-cell office:value-type="float" office:value="0.803144703724662" calcext:value-type="float">
            <text:p>0.803144703724662</text:p>
          </table:table-cell>
          <table:table-cell office:value-type="string" calcext:value-type="string">
            <text:p>y</text:p>
          </table:table-cell>
          <table:table-cell office:value-type="float" office:value="0.478744506835938" calcext:value-type="float">
            <text:p>0.478744506835938</text:p>
          </table:table-cell>
          <table:table-cell office:value-type="string" calcext:value-type="string">
            <text:p>degrees</text:p>
          </table:table-cell>
          <table:table-cell office:value-type="float" office:value="26.1220457389467" calcext:value-type="float">
            <text:p>26.1220457389467</text:p>
          </table:table-cell>
          <table:table-cell office:value-type="string" calcext:value-type="string">
            <text:p>velocityMetersPerSec</text:p>
          </table:table-cell>
          <table:table-cell office:value-type="float" office:value="0.877774555603491" calcext:value-type="float">
            <text:p>0.877774555603491</text:p>
          </table:table-cell>
          <table:table-cell table:number-columns-repeated="16370"/>
        </table:table-row>
        <table:table-row table:style-name="ro1">
          <table:table-cell table:style-name="ce21" table:formula="of:=([.B608]-[.$B$1])*24*3600" office:value-type="float" office:value="3.329000249" calcext:value-type="float">
            <text:p>3.329</text:p>
          </table:table-cell>
          <table:table-cell office:value-type="date" office:date-value="2024-10-27T13:37:38.03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0.961796143566356" calcext:value-type="float">
            <text:p>0.961796143566356</text:p>
          </table:table-cell>
          <table:table-cell office:value-type="string" calcext:value-type="string">
            <text:p>x</text:p>
          </table:table-cell>
          <table:table-cell office:value-type="float" office:value="0.830716393498919" calcext:value-type="float">
            <text:p>0.830716393498919</text:p>
          </table:table-cell>
          <table:table-cell office:value-type="string" calcext:value-type="string">
            <text:p>y</text:p>
          </table:table-cell>
          <table:table-cell office:value-type="float" office:value="0.4909912109375" calcext:value-type="float">
            <text:p>0.4909912109375</text:p>
          </table:table-cell>
          <table:table-cell office:value-type="string" calcext:value-type="string">
            <text:p>degrees</text:p>
          </table:table-cell>
          <table:table-cell office:value-type="float" office:value="21.6301123428844" calcext:value-type="float">
            <text:p>21.6301123428844</text:p>
          </table:table-cell>
          <table:table-cell office:value-type="string" calcext:value-type="string">
            <text:p>velocityMetersPerSec</text:p>
          </table:table-cell>
          <table:table-cell office:value-type="float" office:value="0.798408130148551" calcext:value-type="float">
            <text:p>0.798408130148551</text:p>
          </table:table-cell>
          <table:table-cell table:number-columns-repeated="16370"/>
        </table:table-row>
        <table:table-row table:style-name="ro1">
          <table:table-cell table:style-name="ce21" table:formula="of:=([.B609]-[.$B$1])*24*3600" office:value-type="float" office:value="3.329000249" calcext:value-type="float">
            <text:p>3.329</text:p>
          </table:table-cell>
          <table:table-cell office:value-type="date" office:date-value="2024-10-27T13:37:38.03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0.980676994452011" calcext:value-type="float">
            <text:p>0.980676994452011</text:p>
          </table:table-cell>
          <table:table-cell office:value-type="string" calcext:value-type="string">
            <text:p>x</text:p>
          </table:table-cell>
          <table:table-cell office:value-type="float" office:value="0.844536644349043" calcext:value-type="float">
            <text:p>0.844536644349043</text:p>
          </table:table-cell>
          <table:table-cell office:value-type="string" calcext:value-type="string">
            <text:p>y</text:p>
          </table:table-cell>
          <table:table-cell office:value-type="float" office:value="0.496126937866211" calcext:value-type="float">
            <text:p>0.496126937866211</text:p>
          </table:table-cell>
          <table:table-cell office:value-type="string" calcext:value-type="string">
            <text:p>degrees</text:p>
          </table:table-cell>
          <table:table-cell office:value-type="float" office:value="19.1033126458178" calcext:value-type="float">
            <text:p>19.1033126458178</text:p>
          </table:table-cell>
          <table:table-cell office:value-type="string" calcext:value-type="string">
            <text:p>velocityMetersPerSec</text:p>
          </table:table-cell>
          <table:table-cell office:value-type="float" office:value="0.763348129981484" calcext:value-type="float">
            <text:p>0.763348129981484</text:p>
          </table:table-cell>
          <table:table-cell table:number-columns-repeated="16370"/>
        </table:table-row>
        <table:table-row table:style-name="ro1">
          <table:table-cell table:style-name="ce21" table:formula="of:=([.B610]-[.$B$1])*24*3600" office:value-type="float" office:value="3.329000249" calcext:value-type="float">
            <text:p>3.329</text:p>
          </table:table-cell>
          <table:table-cell office:value-type="date" office:date-value="2024-10-27T13:37:38.03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00012981041682" calcext:value-type="float">
            <text:p>1.00012981041682</text:p>
          </table:table-cell>
          <table:table-cell office:value-type="string" calcext:value-type="string">
            <text:p>x</text:p>
          </table:table-cell>
          <table:table-cell office:value-type="float" office:value="0.858388173347346" calcext:value-type="float">
            <text:p>0.858388173347346</text:p>
          </table:table-cell>
          <table:table-cell office:value-type="string" calcext:value-type="string">
            <text:p>y</text:p>
          </table:table-cell>
          <table:table-cell office:value-type="float" office:value="0.500564575195313" calcext:value-type="float">
            <text:p>0.500564575195313</text:p>
          </table:table-cell>
          <table:table-cell office:value-type="string" calcext:value-type="string">
            <text:p>degrees</text:p>
          </table:table-cell>
          <table:table-cell office:value-type="float" office:value="16.3875714256067" calcext:value-type="float">
            <text:p>16.3875714256067</text:p>
          </table:table-cell>
          <table:table-cell office:value-type="string" calcext:value-type="string">
            <text:p>velocityMetersPerSec</text:p>
          </table:table-cell>
          <table:table-cell office:value-type="float" office:value="0.732066795030071" calcext:value-type="float">
            <text:p>0.732066795030071</text:p>
          </table:table-cell>
          <table:table-cell table:number-columns-repeated="16370"/>
        </table:table-row>
        <table:table-row table:style-name="ro1">
          <table:table-cell table:style-name="ce21" table:formula="of:=([.B611]-[.$B$1])*24*3600" office:value-type="float" office:value="3.329000249" calcext:value-type="float">
            <text:p>3.329</text:p>
          </table:table-cell>
          <table:table-cell office:value-type="date" office:date-value="2024-10-27T13:37:38.03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02013595902837" calcext:value-type="float">
            <text:p>1.02013595902837</text:p>
          </table:table-cell>
          <table:table-cell office:value-type="string" calcext:value-type="string">
            <text:p>x</text:p>
          </table:table-cell>
          <table:table-cell office:value-type="float" office:value="0.872277236123462" calcext:value-type="float">
            <text:p>0.872277236123462</text:p>
          </table:table-cell>
          <table:table-cell office:value-type="string" calcext:value-type="string">
            <text:p>y</text:p>
          </table:table-cell>
          <table:table-cell office:value-type="float" office:value="0.504274368286133" calcext:value-type="float">
            <text:p>0.504274368286133</text:p>
          </table:table-cell>
          <table:table-cell office:value-type="string" calcext:value-type="string">
            <text:p>degrees</text:p>
          </table:table-cell>
          <table:table-cell office:value-type="float" office:value="13.486281146203" calcext:value-type="float">
            <text:p>13.486281146203</text:p>
          </table:table-cell>
          <table:table-cell office:value-type="string" calcext:value-type="string">
            <text:p>velocityMetersPerSec</text:p>
          </table:table-cell>
          <table:table-cell office:value-type="float" office:value="0.705088783319748" calcext:value-type="float">
            <text:p>0.705088783319748</text:p>
          </table:table-cell>
          <table:table-cell table:number-columns-repeated="16370"/>
        </table:table-row>
        <table:table-row table:style-name="ro1">
          <table:table-cell table:style-name="ce21" table:formula="of:=([.B612]-[.$B$1])*24*3600" office:value-type="float" office:value="3.329000249" calcext:value-type="float">
            <text:p>3.329</text:p>
          </table:table-cell>
          <table:table-cell office:value-type="date" office:date-value="2024-10-27T13:37:38.03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0406575075393" calcext:value-type="float">
            <text:p>1.0406575075393</text:p>
          </table:table-cell>
          <table:table-cell office:value-type="string" calcext:value-type="string">
            <text:p>x</text:p>
          </table:table-cell>
          <table:table-cell office:value-type="float" office:value="0.886210088307027" calcext:value-type="float">
            <text:p>0.886210088307027</text:p>
          </table:table-cell>
          <table:table-cell office:value-type="string" calcext:value-type="string">
            <text:p>y</text:p>
          </table:table-cell>
          <table:table-cell office:value-type="float" office:value="0.5072265625" calcext:value-type="float">
            <text:p>0.5072265625</text:p>
          </table:table-cell>
          <table:table-cell office:value-type="string" calcext:value-type="string">
            <text:p>degrees</text:p>
          </table:table-cell>
          <table:table-cell office:value-type="float" office:value="10.4076191381923" calcext:value-type="float">
            <text:p>10.4076191381923</text:p>
          </table:table-cell>
          <table:table-cell office:value-type="string" calcext:value-type="string">
            <text:p>velocityMetersPerSec</text:p>
          </table:table-cell>
          <table:table-cell office:value-type="float" office:value="0.682933620401117" calcext:value-type="float">
            <text:p>0.682933620401117</text:p>
          </table:table-cell>
          <table:table-cell table:number-columns-repeated="16370"/>
        </table:table-row>
        <table:table-row table:style-name="ro1">
          <table:table-cell table:style-name="ce21" table:formula="of:=([.B613]-[.$B$1])*24*3600" office:value-type="float" office:value="3.329000249" calcext:value-type="float">
            <text:p>3.329</text:p>
          </table:table-cell>
          <table:table-cell office:value-type="date" office:date-value="2024-10-27T13:37:38.03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06163452080388" calcext:value-type="float">
            <text:p>1.06163452080388</text:p>
          </table:table-cell>
          <table:table-cell office:value-type="string" calcext:value-type="string">
            <text:p>x</text:p>
          </table:table-cell>
          <table:table-cell office:value-type="float" office:value="0.900192985527677" calcext:value-type="float">
            <text:p>0.900192985527677</text:p>
          </table:table-cell>
          <table:table-cell office:value-type="string" calcext:value-type="string">
            <text:p>y</text:p>
          </table:table-cell>
          <table:table-cell office:value-type="float" office:value="0.509391403198242" calcext:value-type="float">
            <text:p>0.509391403198242</text:p>
          </table:table-cell>
          <table:table-cell office:value-type="string" calcext:value-type="string">
            <text:p>degrees</text:p>
          </table:table-cell>
          <table:table-cell office:value-type="float" office:value="7.16526026991874" calcext:value-type="float">
            <text:p>7.16526026991874</text:p>
          </table:table-cell>
          <table:table-cell office:value-type="string" calcext:value-type="string">
            <text:p>velocityMetersPerSec</text:p>
          </table:table-cell>
          <table:table-cell office:value-type="float" office:value="0.666113136210044" calcext:value-type="float">
            <text:p>0.666113136210044</text:p>
          </table:table-cell>
          <table:table-cell table:number-columns-repeated="16370"/>
        </table:table-row>
        <table:table-row table:style-name="ro1">
          <table:table-cell table:style-name="ce21" table:formula="of:=([.B614]-[.$B$1])*24*3600" office:value-type="float" office:value="3.329000249" calcext:value-type="float">
            <text:p>3.329</text:p>
          </table:table-cell>
          <table:table-cell office:value-type="date" office:date-value="2024-10-27T13:37:38.03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08298368921698" calcext:value-type="float">
            <text:p>1.08298368921698</text:p>
          </table:table-cell>
          <table:table-cell office:value-type="string" calcext:value-type="string">
            <text:p>x</text:p>
          </table:table-cell>
          <table:table-cell office:value-type="float" office:value="0.914232183415048" calcext:value-type="float">
            <text:p>0.914232183415048</text:p>
          </table:table-cell>
          <table:table-cell office:value-type="string" calcext:value-type="string">
            <text:p>y</text:p>
          </table:table-cell>
          <table:table-cell office:value-type="float" office:value="0.510739135742187" calcext:value-type="float">
            <text:p>0.510739135742187</text:p>
          </table:table-cell>
          <table:table-cell office:value-type="string" calcext:value-type="string">
            <text:p>degrees</text:p>
          </table:table-cell>
          <table:table-cell office:value-type="float" office:value="3.77879263104119" calcext:value-type="float">
            <text:p>3.77879263104119</text:p>
          </table:table-cell>
          <table:table-cell office:value-type="string" calcext:value-type="string">
            <text:p>velocityMetersPerSec</text:p>
          </table:table-cell>
          <table:table-cell office:value-type="float" office:value="0.65513169724908" calcext:value-type="float">
            <text:p>0.65513169724908</text:p>
          </table:table-cell>
          <table:table-cell table:number-columns-repeated="16370"/>
        </table:table-row>
        <table:table-row table:style-name="ro1">
          <table:table-cell table:style-name="ce21" table:formula="of:=([.B615]-[.$B$1])*24*3600" office:value-type="float" office:value="3.329000249" calcext:value-type="float">
            <text:p>3.329</text:p>
          </table:table-cell>
          <table:table-cell office:value-type="date" office:date-value="2024-10-27T13:37:38.03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10459892949245" calcext:value-type="float">
            <text:p>1.10459892949245</text:p>
          </table:table-cell>
          <table:table-cell office:value-type="string" calcext:value-type="string">
            <text:p>x</text:p>
          </table:table-cell>
          <table:table-cell office:value-type="float" office:value="0.928333937598775" calcext:value-type="float">
            <text:p>0.928333937598775</text:p>
          </table:table-cell>
          <table:table-cell office:value-type="string" calcext:value-type="string">
            <text:p>y</text:p>
          </table:table-cell>
          <table:table-cell office:value-type="float" office:value="0.511240005493164" calcext:value-type="float">
            <text:p>0.511240005493164</text:p>
          </table:table-cell>
          <table:table-cell office:value-type="string" calcext:value-type="string">
            <text:p>degrees</text:p>
          </table:table-cell>
          <table:table-cell office:value-type="float" office:value="0.273686420420951" calcext:value-type="float">
            <text:p>0.273686420420951</text:p>
          </table:table-cell>
          <table:table-cell office:value-type="string" calcext:value-type="string">
            <text:p>velocityMetersPerSec</text:p>
          </table:table-cell>
          <table:table-cell office:value-type="float" office:value="0.650488431045128" calcext:value-type="float">
            <text:p>0.650488431045128</text:p>
          </table:table-cell>
          <table:table-cell table:number-columns-repeated="16370"/>
        </table:table-row>
        <table:table-row table:style-name="ro1">
          <table:table-cell table:style-name="ce21" table:formula="of:=([.B616]-[.$B$1])*24*3600" office:value-type="float" office:value="3.329000249" calcext:value-type="float">
            <text:p>3.329</text:p>
          </table:table-cell>
          <table:table-cell office:value-type="date" office:date-value="2024-10-27T13:37:38.03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1265892818066" calcext:value-type="float">
            <text:p>1.1265892818066</text:p>
          </table:table-cell>
          <table:table-cell office:value-type="string" calcext:value-type="string">
            <text:p>x</text:p>
          </table:table-cell>
          <table:table-cell office:value-type="float" office:value="0.942504503708494" calcext:value-type="float">
            <text:p>0.942504503708494</text:p>
          </table:table-cell>
          <table:table-cell office:value-type="string" calcext:value-type="string">
            <text:p>y</text:p>
          </table:table-cell>
          <table:table-cell office:value-type="float" office:value="0.5108642578125" calcext:value-type="float">
            <text:p>0.5108642578125</text:p>
          </table:table-cell>
          <table:table-cell office:value-type="string" calcext:value-type="string">
            <text:p>degrees</text:p>
          </table:table-cell>
          <table:table-cell office:value-type="float" office:value="-3.3192968252023" calcext:value-type="float">
            <text:p>-3.3192968252023</text:p>
          </table:table-cell>
          <table:table-cell office:value-type="string" calcext:value-type="string">
            <text:p>velocityMetersPerSec</text:p>
          </table:table-cell>
          <table:table-cell office:value-type="float" office:value="0.63876302861323" calcext:value-type="float">
            <text:p>0.63876302861323</text:p>
          </table:table-cell>
          <table:table-cell table:number-columns-repeated="16370"/>
        </table:table-row>
        <table:table-row table:style-name="ro1">
          <table:table-cell table:style-name="ce21" table:formula="of:=([.B617]-[.$B$1])*24*3600" office:value-type="float" office:value="3.329000249" calcext:value-type="float">
            <text:p>3.329</text:p>
          </table:table-cell>
          <table:table-cell office:value-type="date" office:date-value="2024-10-27T13:37:38.03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14908494949702" calcext:value-type="float">
            <text:p>1.14908494949702</text:p>
          </table:table-cell>
          <table:table-cell office:value-type="string" calcext:value-type="string">
            <text:p>x</text:p>
          </table:table-cell>
          <table:table-cell office:value-type="float" office:value="0.95675013737384" calcext:value-type="float">
            <text:p>0.95675013737384</text:p>
          </table:table-cell>
          <table:table-cell office:value-type="string" calcext:value-type="string">
            <text:p>y</text:p>
          </table:table-cell>
          <table:table-cell office:value-type="float" office:value="0.509582138061524" calcext:value-type="float">
            <text:p>0.509582138061524</text:p>
          </table:table-cell>
          <table:table-cell office:value-type="string" calcext:value-type="string">
            <text:p>degrees</text:p>
          </table:table-cell>
          <table:table-cell office:value-type="float" office:value="-6.96528763468242" calcext:value-type="float">
            <text:p>-6.96528763468242</text:p>
          </table:table-cell>
          <table:table-cell office:value-type="string" calcext:value-type="string">
            <text:p>velocityMetersPerSec</text:p>
          </table:table-cell>
          <table:table-cell office:value-type="float" office:value="0.632878556567455" calcext:value-type="float">
            <text:p>0.632878556567455</text:p>
          </table:table-cell>
          <table:table-cell table:number-columns-repeated="16370"/>
        </table:table-row>
        <table:table-row table:style-name="ro1">
          <table:table-cell table:style-name="ce21" table:formula="of:=([.B618]-[.$B$1])*24*3600" office:value-type="float" office:value="3.329000249" calcext:value-type="float">
            <text:p>3.329</text:p>
          </table:table-cell>
          <table:table-cell office:value-type="date" office:date-value="2024-10-27T13:37:38.03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17197474993127" calcext:value-type="float">
            <text:p>1.17197474993127</text:p>
          </table:table-cell>
          <table:table-cell office:value-type="string" calcext:value-type="string">
            <text:p>x</text:p>
          </table:table-cell>
          <table:table-cell office:value-type="float" office:value="0.97107709422445" calcext:value-type="float">
            <text:p>0.97107709422445</text:p>
          </table:table-cell>
          <table:table-cell office:value-type="string" calcext:value-type="string">
            <text:p>y</text:p>
          </table:table-cell>
          <table:table-cell office:value-type="float" office:value="0.507363891601562" calcext:value-type="float">
            <text:p>0.507363891601562</text:p>
          </table:table-cell>
          <table:table-cell office:value-type="string" calcext:value-type="string">
            <text:p>degrees</text:p>
          </table:table-cell>
          <table:table-cell office:value-type="float" office:value="-10.627006703137" calcext:value-type="float">
            <text:p>-10.627006703137</text:p>
          </table:table-cell>
          <table:table-cell office:value-type="string" calcext:value-type="string">
            <text:p>velocityMetersPerSec</text:p>
          </table:table-cell>
          <table:table-cell office:value-type="float" office:value="0.6338573168459" calcext:value-type="float">
            <text:p>0.6338573168459</text:p>
          </table:table-cell>
          <table:table-cell table:number-columns-repeated="16370"/>
        </table:table-row>
        <table:table-row table:style-name="ro1">
          <table:table-cell table:style-name="ce21" table:formula="of:=([.B619]-[.$B$1])*24*3600" office:value-type="float" office:value="3.329000249" calcext:value-type="float">
            <text:p>3.329</text:p>
          </table:table-cell>
          <table:table-cell office:value-type="date" office:date-value="2024-10-27T13:37:38.03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19512419380974" calcext:value-type="float">
            <text:p>1.19512419380974</text:p>
          </table:table-cell>
          <table:table-cell office:value-type="string" calcext:value-type="string">
            <text:p>x</text:p>
          </table:table-cell>
          <table:table-cell office:value-type="float" office:value="0.985491629889958" calcext:value-type="float">
            <text:p>0.985491629889958</text:p>
          </table:table-cell>
          <table:table-cell office:value-type="string" calcext:value-type="string">
            <text:p>y</text:p>
          </table:table-cell>
          <table:table-cell office:value-type="float" office:value="0.504179763793945" calcext:value-type="float">
            <text:p>0.504179763793945</text:p>
          </table:table-cell>
          <table:table-cell office:value-type="string" calcext:value-type="string">
            <text:p>degrees</text:p>
          </table:table-cell>
          <table:table-cell office:value-type="float" office:value="-14.2667869694598" calcext:value-type="float">
            <text:p>-14.2667869694598</text:p>
          </table:table-cell>
          <table:table-cell office:value-type="string" calcext:value-type="string">
            <text:p>velocityMetersPerSec</text:p>
          </table:table-cell>
          <table:table-cell office:value-type="float" office:value="0.641510623183951" calcext:value-type="float">
            <text:p>0.641510623183951</text:p>
          </table:table-cell>
          <table:table-cell table:number-columns-repeated="16370"/>
        </table:table-row>
        <table:table-row table:style-name="ro1">
          <table:table-cell table:style-name="ce21" table:formula="of:=([.B620]-[.$B$1])*24*3600" office:value-type="float" office:value="3.329000249" calcext:value-type="float">
            <text:p>3.329</text:p>
          </table:table-cell>
          <table:table-cell office:value-type="date" office:date-value="2024-10-27T13:37:38.03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21840439997955" calcext:value-type="float">
            <text:p>1.21840439997955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degrees</text:p>
          </table:table-cell>
          <table:table-cell office:value-type="float" office:value="-17.8486514163197" calcext:value-type="float">
            <text:p>-17.8486514163197</text:p>
          </table:table-cell>
          <table:table-cell office:value-type="string" calcext:value-type="string">
            <text:p>velocityMetersPerSec</text:p>
          </table:table-cell>
          <table:table-cell office:value-type="float" office:value="0.655595690166888" calcext:value-type="float">
            <text:p>0.655595690166888</text:p>
          </table:table-cell>
          <table:table-cell table:number-columns-repeated="16370"/>
        </table:table-row>
        <table:table-row table:style-name="ro1">
          <table:table-cell table:style-name="ce21" table:formula="of:=([.B621]-[.$B$1])*24*3600" office:value-type="float" office:value="3.329000249" calcext:value-type="float">
            <text:p>3.329</text:p>
          </table:table-cell>
          <table:table-cell office:value-type="date" office:date-value="2024-10-27T13:37:38.03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24128534264143" calcext:value-type="float">
            <text:p>1.24128534264143</text:p>
          </table:table-cell>
          <table:table-cell office:value-type="string" calcext:value-type="string">
            <text:p>x</text:p>
          </table:table-cell>
          <table:table-cell office:value-type="float" office:value="1.0146068962768" calcext:value-type="float">
            <text:p>1.0146068962768</text:p>
          </table:table-cell>
          <table:table-cell office:value-type="string" calcext:value-type="string">
            <text:p>y</text:p>
          </table:table-cell>
          <table:table-cell office:value-type="float" office:value="0.494805145263672" calcext:value-type="float">
            <text:p>0.494805145263672</text:p>
          </table:table-cell>
          <table:table-cell office:value-type="string" calcext:value-type="string">
            <text:p>degrees</text:p>
          </table:table-cell>
          <table:table-cell office:value-type="float" office:value="-21.2415152776035" calcext:value-type="float">
            <text:p>-21.2415152776035</text:p>
          </table:table-cell>
          <table:table-cell office:value-type="string" calcext:value-type="string">
            <text:p>velocityMetersPerSec</text:p>
          </table:table-cell>
          <table:table-cell office:value-type="float" office:value="0.6995197075664" calcext:value-type="float">
            <text:p>0.6995197075664</text:p>
          </table:table-cell>
          <table:table-cell table:number-columns-repeated="16370"/>
        </table:table-row>
        <table:table-row table:style-name="ro1">
          <table:table-cell table:style-name="ce21" table:formula="of:=([.B622]-[.$B$1])*24*3600" office:value-type="float" office:value="3.329000249" calcext:value-type="float">
            <text:p>3.329</text:p>
          </table:table-cell>
          <table:table-cell office:value-type="date" office:date-value="2024-10-27T13:37:38.03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26334182986584" calcext:value-type="float">
            <text:p>1.26334182986584</text:p>
          </table:table-cell>
          <table:table-cell office:value-type="string" calcext:value-type="string">
            <text:p>x</text:p>
          </table:table-cell>
          <table:table-cell office:value-type="float" office:value="1.02931075481296" calcext:value-type="float">
            <text:p>1.02931075481296</text:p>
          </table:table-cell>
          <table:table-cell office:value-type="string" calcext:value-type="string">
            <text:p>y</text:p>
          </table:table-cell>
          <table:table-cell office:value-type="float" office:value="0.488616943359375" calcext:value-type="float">
            <text:p>0.488616943359375</text:p>
          </table:table-cell>
          <table:table-cell office:value-type="string" calcext:value-type="string">
            <text:p>degrees</text:p>
          </table:table-cell>
          <table:table-cell office:value-type="float" office:value="-24.3442771253929" calcext:value-type="float">
            <text:p>-24.3442771253929</text:p>
          </table:table-cell>
          <table:table-cell office:value-type="string" calcext:value-type="string">
            <text:p>velocityMetersPerSec</text:p>
          </table:table-cell>
          <table:table-cell office:value-type="float" office:value="0.7470362472161" calcext:value-type="float">
            <text:p>0.7470362472161</text:p>
          </table:table-cell>
          <table:table-cell table:number-columns-repeated="16370"/>
        </table:table-row>
        <table:table-row table:style-name="ro1">
          <table:table-cell table:style-name="ce21" table:formula="of:=([.B623]-[.$B$1])*24*3600" office:value-type="float" office:value="3.329000249" calcext:value-type="float">
            <text:p>3.329</text:p>
          </table:table-cell>
          <table:table-cell office:value-type="date" office:date-value="2024-10-27T13:37:38.03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28462755749922" calcext:value-type="float">
            <text:p>1.28462755749922</text:p>
          </table:table-cell>
          <table:table-cell office:value-type="string" calcext:value-type="string">
            <text:p>x</text:p>
          </table:table-cell>
          <table:table-cell office:value-type="float" office:value="1.04410844779365" calcext:value-type="float">
            <text:p>1.04410844779365</text:p>
          </table:table-cell>
          <table:table-cell office:value-type="string" calcext:value-type="string">
            <text:p>y</text:p>
          </table:table-cell>
          <table:table-cell office:value-type="float" office:value="0.481467437744141" calcext:value-type="float">
            <text:p>0.481467437744141</text:p>
          </table:table-cell>
          <table:table-cell office:value-type="string" calcext:value-type="string">
            <text:p>degrees</text:p>
          </table:table-cell>
          <table:table-cell office:value-type="float" office:value="-27.1722638118643" calcext:value-type="float">
            <text:p>-27.1722638118643</text:p>
          </table:table-cell>
          <table:table-cell office:value-type="string" calcext:value-type="string">
            <text:p>velocityMetersPerSec</text:p>
          </table:table-cell>
          <table:table-cell office:value-type="float" office:value="0.797127863712233" calcext:value-type="float">
            <text:p>0.797127863712233</text:p>
          </table:table-cell>
          <table:table-cell table:number-columns-repeated="16370"/>
        </table:table-row>
        <table:table-row table:style-name="ro1">
          <table:table-cell table:style-name="ce21" table:formula="of:=([.B624]-[.$B$1])*24*3600" office:value-type="float" office:value="3.329000249" calcext:value-type="float">
            <text:p>3.329</text:p>
          </table:table-cell>
          <table:table-cell office:value-type="date" office:date-value="2024-10-27T13:37:38.03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30521025984709" calcext:value-type="float">
            <text:p>1.30521025984709</text:p>
          </table:table-cell>
          <table:table-cell office:value-type="string" calcext:value-type="string">
            <text:p>x</text:p>
          </table:table-cell>
          <table:table-cell office:value-type="float" office:value="1.05899684740405" calcext:value-type="float">
            <text:p>1.05899684740405</text:p>
          </table:table-cell>
          <table:table-cell office:value-type="string" calcext:value-type="string">
            <text:p>y</text:p>
          </table:table-cell>
          <table:table-cell office:value-type="float" office:value="0.473388671875" calcext:value-type="float">
            <text:p>0.473388671875</text:p>
          </table:table-cell>
          <table:table-cell office:value-type="string" calcext:value-type="string">
            <text:p>degrees</text:p>
          </table:table-cell>
          <table:table-cell office:value-type="float" office:value="-29.7441220732038" calcext:value-type="float">
            <text:p>-29.7441220732038</text:p>
          </table:table-cell>
          <table:table-cell office:value-type="string" calcext:value-type="string">
            <text:p>velocityMetersPerSec</text:p>
          </table:table-cell>
          <table:table-cell office:value-type="float" office:value="0.848820714117748" calcext:value-type="float">
            <text:p>0.848820714117748</text:p>
          </table:table-cell>
          <table:table-cell table:number-columns-repeated="16370"/>
        </table:table-row>
        <table:table-row table:style-name="ro1">
          <table:table-cell table:style-name="ce21" table:formula="of:=([.B625]-[.$B$1])*24*3600" office:value-type="float" office:value="3.329000249" calcext:value-type="float">
            <text:p>3.329</text:p>
          </table:table-cell>
          <table:table-cell office:value-type="date" office:date-value="2024-10-27T13:37:38.03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34454141586185" calcext:value-type="float">
            <text:p>1.34454141586185</text:p>
          </table:table-cell>
          <table:table-cell office:value-type="string" calcext:value-type="string">
            <text:p>x</text:p>
          </table:table-cell>
          <table:table-cell office:value-type="float" office:value="1.08903325525474" calcext:value-type="float">
            <text:p>1.08903325525474</text:p>
          </table:table-cell>
          <table:table-cell office:value-type="string" calcext:value-type="string">
            <text:p>y</text:p>
          </table:table-cell>
          <table:table-cell office:value-type="float" office:value="0.454571533203125" calcext:value-type="float">
            <text:p>0.454571533203125</text:p>
          </table:table-cell>
          <table:table-cell office:value-type="string" calcext:value-type="string">
            <text:p>degrees</text:p>
          </table:table-cell>
          <table:table-cell office:value-type="float" office:value="-34.2000425334543" calcext:value-type="float">
            <text:p>-34.2000425334543</text:p>
          </table:table-cell>
          <table:table-cell office:value-type="string" calcext:value-type="string">
            <text:p>velocityMetersPerSec</text:p>
          </table:table-cell>
          <table:table-cell office:value-type="float" office:value="0.953511586298578" calcext:value-type="float">
            <text:p>0.953511586298578</text:p>
          </table:table-cell>
          <table:table-cell table:number-columns-repeated="16370"/>
        </table:table-row>
        <table:table-row table:style-name="ro1">
          <table:table-cell table:style-name="ce21" table:formula="of:=([.B626]-[.$B$1])*24*3600" office:value-type="float" office:value="3.329000249" calcext:value-type="float">
            <text:p>3.329</text:p>
          </table:table-cell>
          <table:table-cell office:value-type="date" office:date-value="2024-10-27T13:37:38.03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38196086403208" calcext:value-type="float">
            <text:p>1.38196086403208</text:p>
          </table:table-cell>
          <table:table-cell office:value-type="string" calcext:value-type="string">
            <text:p>x</text:p>
          </table:table-cell>
          <table:table-cell office:value-type="float" office:value="1.11939495584649" calcext:value-type="float">
            <text:p>1.11939495584649</text:p>
          </table:table-cell>
          <table:table-cell office:value-type="string" calcext:value-type="string">
            <text:p>y</text:p>
          </table:table-cell>
          <table:table-cell office:value-type="float" office:value="0.432421875" calcext:value-type="float">
            <text:p>0.432421875</text:p>
          </table:table-cell>
          <table:table-cell office:value-type="string" calcext:value-type="string">
            <text:p>degrees</text:p>
          </table:table-cell>
          <table:table-cell office:value-type="float" office:value="-37.8700667463947" calcext:value-type="float">
            <text:p>-37.8700667463947</text:p>
          </table:table-cell>
          <table:table-cell office:value-type="string" calcext:value-type="string">
            <text:p>velocityMetersPerSec</text:p>
          </table:table-cell>
          <table:table-cell office:value-type="float" office:value="1.05520032645072" calcext:value-type="float">
            <text:p>1.05520032645072</text:p>
          </table:table-cell>
          <table:table-cell table:number-columns-repeated="16370"/>
        </table:table-row>
        <table:table-row table:style-name="ro1">
          <table:table-cell table:style-name="ce21" table:formula="of:=([.B627]-[.$B$1])*24*3600" office:value-type="float" office:value="3.329000249" calcext:value-type="float">
            <text:p>3.329</text:p>
          </table:table-cell>
          <table:table-cell office:value-type="date" office:date-value="2024-10-27T13:37:38.03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41797277446461" calcext:value-type="float">
            <text:p>1.41797277446461</text:p>
          </table:table-cell>
          <table:table-cell office:value-type="string" calcext:value-type="string">
            <text:p>x</text:p>
          </table:table-cell>
          <table:table-cell office:value-type="float" office:value="1.15005692666074" calcext:value-type="float">
            <text:p>1.15005692666074</text:p>
          </table:table-cell>
          <table:table-cell office:value-type="string" calcext:value-type="string">
            <text:p>y</text:p>
          </table:table-cell>
          <table:table-cell office:value-type="float" office:value="0.407196044921875" calcext:value-type="float">
            <text:p>0.407196044921875</text:p>
          </table:table-cell>
          <table:table-cell office:value-type="string" calcext:value-type="string">
            <text:p>degrees</text:p>
          </table:table-cell>
          <table:table-cell office:value-type="float" office:value="-40.8951203888539" calcext:value-type="float">
            <text:p>-40.8951203888539</text:p>
          </table:table-cell>
          <table:table-cell office:value-type="string" calcext:value-type="string">
            <text:p>velocityMetersPerSec</text:p>
          </table:table-cell>
          <table:table-cell office:value-type="float" office:value="1.14991180369307" calcext:value-type="float">
            <text:p>1.14991180369307</text:p>
          </table:table-cell>
          <table:table-cell table:number-columns-repeated="16370"/>
        </table:table-row>
        <table:table-row table:style-name="ro1">
          <table:table-cell table:style-name="ce21" table:formula="of:=([.B628]-[.$B$1])*24*3600" office:value-type="float" office:value="3.329999791" calcext:value-type="float">
            <text:p>3.330</text:p>
          </table:table-cell>
          <table:table-cell office:value-type="date" office:date-value="2024-10-27T13:37:38.031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45298291744703" calcext:value-type="float">
            <text:p>1.45298291744703</text:p>
          </table:table-cell>
          <table:table-cell office:value-type="string" calcext:value-type="string">
            <text:p>x</text:p>
          </table:table-cell>
          <table:table-cell office:value-type="float" office:value="1.18099414517896" calcext:value-type="float">
            <text:p>1.18099414517896</text:p>
          </table:table-cell>
          <table:table-cell office:value-type="string" calcext:value-type="string">
            <text:p>y</text:p>
          </table:table-cell>
          <table:table-cell office:value-type="float" office:value="0.379150390625" calcext:value-type="float">
            <text:p>0.379150390625</text:p>
          </table:table-cell>
          <table:table-cell office:value-type="string" calcext:value-type="string">
            <text:p>degrees</text:p>
          </table:table-cell>
          <table:table-cell office:value-type="float" office:value="-43.3921974468046" calcext:value-type="float">
            <text:p>-43.3921974468046</text:p>
          </table:table-cell>
          <table:table-cell office:value-type="string" calcext:value-type="string">
            <text:p>velocityMetersPerSec</text:p>
          </table:table-cell>
          <table:table-cell office:value-type="float" office:value="1.23552703359907" calcext:value-type="float">
            <text:p>1.23552703359907</text:p>
          </table:table-cell>
          <table:table-cell table:number-columns-repeated="16370"/>
        </table:table-row>
        <table:table-row table:style-name="ro1">
          <table:table-cell table:style-name="ce21" table:formula="of:=([.B629]-[.$B$1])*24*3600" office:value-type="float" office:value="3.329999791" calcext:value-type="float">
            <text:p>3.330</text:p>
          </table:table-cell>
          <table:table-cell office:value-type="date" office:date-value="2024-10-27T13:37:38.031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52123573051592" calcext:value-type="float">
            <text:p>1.52123573051592</text:p>
          </table:table-cell>
          <table:table-cell office:value-type="string" calcext:value-type="string">
            <text:p>x</text:p>
          </table:table-cell>
          <table:table-cell office:value-type="float" office:value="1.24359423525313" calcext:value-type="float">
            <text:p>1.24359423525313</text:p>
          </table:table-cell>
          <table:table-cell office:value-type="string" calcext:value-type="string">
            <text:p>y</text:p>
          </table:table-cell>
          <table:table-cell office:value-type="float" office:value="0.315625" calcext:value-type="float">
            <text:p>0.315625</text:p>
          </table:table-cell>
          <table:table-cell office:value-type="string" calcext:value-type="string">
            <text:p>degrees</text:p>
          </table:table-cell>
          <table:table-cell office:value-type="float" office:value="-47.1573424098272" calcext:value-type="float">
            <text:p>-47.1573424098272</text:p>
          </table:table-cell>
          <table:table-cell office:value-type="string" calcext:value-type="string">
            <text:p>velocityMetersPerSec</text:p>
          </table:table-cell>
          <table:table-cell office:value-type="float" office:value="1.37789148138002" calcext:value-type="float">
            <text:p>1.37789148138002</text:p>
          </table:table-cell>
          <table:table-cell table:number-columns-repeated="16370"/>
        </table:table-row>
        <table:table-row table:style-name="ro1">
          <table:table-cell table:style-name="ce21" table:formula="of:=([.B630]-[.$B$1])*24*3600" office:value-type="float" office:value="3.329999791" calcext:value-type="float">
            <text:p>3.330</text:p>
          </table:table-cell>
          <table:table-cell office:value-type="date" office:date-value="2024-10-27T13:37:38.031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58807283830514" calcext:value-type="float">
            <text:p>1.58807283830514</text:p>
          </table:table-cell>
          <table:table-cell office:value-type="string" calcext:value-type="string">
            <text:p>x</text:p>
          </table:table-cell>
          <table:table-cell office:value-type="float" office:value="1.30699504592066" calcext:value-type="float">
            <text:p>1.30699504592066</text:p>
          </table:table-cell>
          <table:table-cell office:value-type="string" calcext:value-type="string">
            <text:p>y</text:p>
          </table:table-cell>
          <table:table-cell office:value-type="float" office:value="0.243896484375" calcext:value-type="float">
            <text:p>0.243896484375</text:p>
          </table:table-cell>
          <table:table-cell office:value-type="string" calcext:value-type="string">
            <text:p>degrees</text:p>
          </table:table-cell>
          <table:table-cell office:value-type="float" office:value="-49.6975205293677" calcext:value-type="float">
            <text:p>-49.6975205293677</text:p>
          </table:table-cell>
          <table:table-cell office:value-type="string" calcext:value-type="string">
            <text:p>velocityMetersPerSec</text:p>
          </table:table-cell>
          <table:table-cell office:value-type="float" office:value="1.48674894916234" calcext:value-type="float">
            <text:p>1.48674894916234</text:p>
          </table:table-cell>
          <table:table-cell table:number-columns-repeated="16370"/>
        </table:table-row>
        <table:table-row table:style-name="ro1">
          <table:table-cell table:style-name="ce21" table:formula="of:=([.B631]-[.$B$1])*24*3600" office:value-type="float" office:value="3.329999791" calcext:value-type="float">
            <text:p>3.330</text:p>
          </table:table-cell>
          <table:table-cell office:value-type="date" office:date-value="2024-10-27T13:37:38.031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65398854897152" calcext:value-type="float">
            <text:p>1.65398854897152</text:p>
          </table:table-cell>
          <table:table-cell office:value-type="string" calcext:value-type="string">
            <text:p>x</text:p>
          </table:table-cell>
          <table:table-cell office:value-type="float" office:value="1.3709963970332" calcext:value-type="float">
            <text:p>1.3709963970332</text:p>
          </table:table-cell>
          <table:table-cell office:value-type="string" calcext:value-type="string">
            <text:p>y</text:p>
          </table:table-cell>
          <table:table-cell office:value-type="float" office:value="0.166015625" calcext:value-type="float">
            <text:p>0.166015625</text:p>
          </table:table-cell>
          <table:table-cell office:value-type="string" calcext:value-type="string">
            <text:p>degrees</text:p>
          </table:table-cell>
          <table:table-cell office:value-type="float" office:value="-51.333166005248" calcext:value-type="float">
            <text:p>-51.333166005248</text:p>
          </table:table-cell>
          <table:table-cell office:value-type="string" calcext:value-type="string">
            <text:p>velocityMetersPerSec</text:p>
          </table:table-cell>
          <table:table-cell office:value-type="float" office:value="1.57184714974476" calcext:value-type="float">
            <text:p>1.57184714974476</text:p>
          </table:table-cell>
          <table:table-cell table:number-columns-repeated="16370"/>
        </table:table-row>
        <table:table-row table:style-name="ro1">
          <table:table-cell table:style-name="ce21" table:formula="of:=([.B632]-[.$B$1])*24*3600" office:value-type="float" office:value="3.329999791" calcext:value-type="float">
            <text:p>3.330</text:p>
          </table:table-cell>
          <table:table-cell office:value-type="date" office:date-value="2024-10-27T13:37:38.031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71884279534841" calcext:value-type="float">
            <text:p>1.71884279534841</text:p>
          </table:table-cell>
          <table:table-cell office:value-type="string" calcext:value-type="string">
            <text:p>x</text:p>
          </table:table-cell>
          <table:table-cell office:value-type="float" office:value="1.43539810844243" calcext:value-type="float">
            <text:p>1.43539810844243</text:p>
          </table:table-cell>
          <table:table-cell office:value-type="string" calcext:value-type="string">
            <text:p>y</text:p>
          </table:table-cell>
          <table:table-cell office:value-type="float" office:value="0.084033203125" calcext:value-type="float">
            <text:p>0.084033203125</text:p>
          </table:table-cell>
          <table:table-cell office:value-type="string" calcext:value-type="string">
            <text:p>degrees</text:p>
          </table:table-cell>
          <table:table-cell office:value-type="float" office:value="-52.25042893807" calcext:value-type="float">
            <text:p>-52.25042893807</text:p>
          </table:table-cell>
          <table:table-cell office:value-type="string" calcext:value-type="string">
            <text:p>velocityMetersPerSec</text:p>
          </table:table-cell>
          <table:table-cell office:value-type="float" office:value="1.64314811734556" calcext:value-type="float">
            <text:p>1.64314811734556</text:p>
          </table:table-cell>
          <table:table-cell table:number-columns-repeated="16370"/>
        </table:table-row>
        <table:table-row table:style-name="ro1">
          <table:table-cell table:style-name="ce21" table:formula="of:=([.B633]-[.$B$1])*24*3600" office:value-type="float" office:value="3.329999791" calcext:value-type="float">
            <text:p>3.330</text:p>
          </table:table-cell>
          <table:table-cell office:value-type="date" office:date-value="2024-10-27T13:37:38.031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78206410376556" calcext:value-type="float">
            <text:p>1.78206410376556</text:p>
          </table:table-cell>
          <table:table-cell office:value-type="string" calcext:value-type="string">
            <text:p>x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grees</text:p>
          </table:table-cell>
          <table:table-cell office:value-type="float" office:value="-52.5461713073114" calcext:value-type="float">
            <text:p>-52.5461713073114</text:p>
          </table:table-cell>
          <table:table-cell office:value-type="string" calcext:value-type="string">
            <text:p>velocityMetersPerSec</text:p>
          </table:table-cell>
          <table:table-cell office:value-type="float" office:value="1.71" calcext:value-type="float">
            <text:p>1.71</text:p>
          </table:table-cell>
          <table:table-cell table:number-columns-repeated="16370"/>
        </table:table-row>
        <table:table-row table:style-name="ro1">
          <table:table-cell table:style-name="ce21" table:formula="of:=([.B634]-[.$B$1])*24*3600" office:value-type="float" office:value="3.329999791" calcext:value-type="float">
            <text:p>3.330</text:p>
          </table:table-cell>
          <table:table-cell office:value-type="date" office:date-value="2024-10-27T13:37:38.031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8452854121827" calcext:value-type="float">
            <text:p>1.8452854121827</text:p>
          </table:table-cell>
          <table:table-cell office:value-type="string" calcext:value-type="string">
            <text:p>x</text:p>
          </table:table-cell>
          <table:table-cell office:value-type="float" office:value="1.56460189155757" calcext:value-type="float">
            <text:p>1.56460189155757</text:p>
          </table:table-cell>
          <table:table-cell office:value-type="string" calcext:value-type="string">
            <text:p>y</text:p>
          </table:table-cell>
          <table:table-cell office:value-type="float" office:value="-0.084033203125" calcext:value-type="float">
            <text:p>-0.084033203125</text:p>
          </table:table-cell>
          <table:table-cell office:value-type="string" calcext:value-type="string">
            <text:p>degrees</text:p>
          </table:table-cell>
          <table:table-cell office:value-type="float" office:value="-52.25042893807" calcext:value-type="float">
            <text:p>-52.25042893807</text:p>
          </table:table-cell>
          <table:table-cell office:value-type="string" calcext:value-type="string">
            <text:p>velocityMetersPerSec</text:p>
          </table:table-cell>
          <table:table-cell office:value-type="float" office:value="1.64314811734556" calcext:value-type="float">
            <text:p>1.64314811734556</text:p>
          </table:table-cell>
          <table:table-cell table:number-columns-repeated="16370"/>
        </table:table-row>
        <table:table-row table:style-name="ro1">
          <table:table-cell table:style-name="ce21" table:formula="of:=([.B635]-[.$B$1])*24*3600" office:value-type="float" office:value="3.329999791" calcext:value-type="float">
            <text:p>3.330</text:p>
          </table:table-cell>
          <table:table-cell office:value-type="date" office:date-value="2024-10-27T13:37:38.031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91013965855959" calcext:value-type="float">
            <text:p>1.91013965855959</text:p>
          </table:table-cell>
          <table:table-cell office:value-type="string" calcext:value-type="string">
            <text:p>x</text:p>
          </table:table-cell>
          <table:table-cell office:value-type="float" office:value="1.6290036029668" calcext:value-type="float">
            <text:p>1.6290036029668</text:p>
          </table:table-cell>
          <table:table-cell office:value-type="string" calcext:value-type="string">
            <text:p>y</text:p>
          </table:table-cell>
          <table:table-cell office:value-type="float" office:value="-0.166015625" calcext:value-type="float">
            <text:p>-0.166015625</text:p>
          </table:table-cell>
          <table:table-cell office:value-type="string" calcext:value-type="string">
            <text:p>degrees</text:p>
          </table:table-cell>
          <table:table-cell office:value-type="float" office:value="-51.333166005248" calcext:value-type="float">
            <text:p>-51.333166005248</text:p>
          </table:table-cell>
          <table:table-cell office:value-type="string" calcext:value-type="string">
            <text:p>velocityMetersPerSec</text:p>
          </table:table-cell>
          <table:table-cell office:value-type="float" office:value="1.57184714974476" calcext:value-type="float">
            <text:p>1.57184714974476</text:p>
          </table:table-cell>
          <table:table-cell table:number-columns-repeated="16370"/>
        </table:table-row>
        <table:table-row table:style-name="ro1">
          <table:table-cell table:style-name="ce21" table:formula="of:=([.B636]-[.$B$1])*24*3600" office:value-type="float" office:value="3.329999791" calcext:value-type="float">
            <text:p>3.330</text:p>
          </table:table-cell>
          <table:table-cell office:value-type="date" office:date-value="2024-10-27T13:37:38.031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97605536922597" calcext:value-type="float">
            <text:p>1.97605536922597</text:p>
          </table:table-cell>
          <table:table-cell office:value-type="string" calcext:value-type="string">
            <text:p>x</text:p>
          </table:table-cell>
          <table:table-cell office:value-type="float" office:value="1.69300495407934" calcext:value-type="float">
            <text:p>1.69300495407934</text:p>
          </table:table-cell>
          <table:table-cell office:value-type="string" calcext:value-type="string">
            <text:p>y</text:p>
          </table:table-cell>
          <table:table-cell office:value-type="float" office:value="-0.243896484375" calcext:value-type="float">
            <text:p>-0.243896484375</text:p>
          </table:table-cell>
          <table:table-cell office:value-type="string" calcext:value-type="string">
            <text:p>degrees</text:p>
          </table:table-cell>
          <table:table-cell office:value-type="float" office:value="-49.6975205293677" calcext:value-type="float">
            <text:p>-49.6975205293677</text:p>
          </table:table-cell>
          <table:table-cell office:value-type="string" calcext:value-type="string">
            <text:p>velocityMetersPerSec</text:p>
          </table:table-cell>
          <table:table-cell office:value-type="float" office:value="1.48674894916234" calcext:value-type="float">
            <text:p>1.48674894916234</text:p>
          </table:table-cell>
          <table:table-cell table:number-columns-repeated="16370"/>
        </table:table-row>
        <table:table-row table:style-name="ro1">
          <table:table-cell table:style-name="ce21" table:formula="of:=([.B637]-[.$B$1])*24*3600" office:value-type="float" office:value="3.329999791" calcext:value-type="float">
            <text:p>3.330</text:p>
          </table:table-cell>
          <table:table-cell office:value-type="date" office:date-value="2024-10-27T13:37:38.031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04289247701519" calcext:value-type="float">
            <text:p>2.04289247701519</text:p>
          </table:table-cell>
          <table:table-cell office:value-type="string" calcext:value-type="string">
            <text:p>x</text:p>
          </table:table-cell>
          <table:table-cell office:value-type="float" office:value="1.75640576474687" calcext:value-type="float">
            <text:p>1.75640576474687</text:p>
          </table:table-cell>
          <table:table-cell office:value-type="string" calcext:value-type="string">
            <text:p>y</text:p>
          </table:table-cell>
          <table:table-cell office:value-type="float" office:value="-0.315625" calcext:value-type="float">
            <text:p>-0.315625</text:p>
          </table:table-cell>
          <table:table-cell office:value-type="string" calcext:value-type="string">
            <text:p>degrees</text:p>
          </table:table-cell>
          <table:table-cell office:value-type="float" office:value="-47.1573424098272" calcext:value-type="float">
            <text:p>-47.1573424098272</text:p>
          </table:table-cell>
          <table:table-cell office:value-type="string" calcext:value-type="string">
            <text:p>velocityMetersPerSec</text:p>
          </table:table-cell>
          <table:table-cell office:value-type="float" office:value="1.37789148138002" calcext:value-type="float">
            <text:p>1.37789148138002</text:p>
          </table:table-cell>
          <table:table-cell table:number-columns-repeated="16370"/>
        </table:table-row>
        <table:table-row table:style-name="ro1">
          <table:table-cell table:style-name="ce21" table:formula="of:=([.B638]-[.$B$1])*24*3600" office:value-type="float" office:value="3.329999791" calcext:value-type="float">
            <text:p>3.330</text:p>
          </table:table-cell>
          <table:table-cell office:value-type="date" office:date-value="2024-10-27T13:37:38.031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11114529008408" calcext:value-type="float">
            <text:p>2.11114529008408</text:p>
          </table:table-cell>
          <table:table-cell office:value-type="string" calcext:value-type="string">
            <text:p>x</text:p>
          </table:table-cell>
          <table:table-cell office:value-type="float" office:value="1.81900585482104" calcext:value-type="float">
            <text:p>1.81900585482104</text:p>
          </table:table-cell>
          <table:table-cell office:value-type="string" calcext:value-type="string">
            <text:p>y</text:p>
          </table:table-cell>
          <table:table-cell office:value-type="float" office:value="-0.379150390625" calcext:value-type="float">
            <text:p>-0.379150390625</text:p>
          </table:table-cell>
          <table:table-cell office:value-type="string" calcext:value-type="string">
            <text:p>degrees</text:p>
          </table:table-cell>
          <table:table-cell office:value-type="float" office:value="-43.3921974468046" calcext:value-type="float">
            <text:p>-43.3921974468046</text:p>
          </table:table-cell>
          <table:table-cell office:value-type="string" calcext:value-type="string">
            <text:p>velocityMetersPerSec</text:p>
          </table:table-cell>
          <table:table-cell office:value-type="float" office:value="1.23552703359907" calcext:value-type="float">
            <text:p>1.23552703359907</text:p>
          </table:table-cell>
          <table:table-cell table:number-columns-repeated="16370"/>
        </table:table-row>
        <table:table-row table:style-name="ro1">
          <table:table-cell table:style-name="ce21" table:formula="of:=([.B639]-[.$B$1])*24*3600" office:value-type="float" office:value="3.329999791" calcext:value-type="float">
            <text:p>3.330</text:p>
          </table:table-cell>
          <table:table-cell office:value-type="date" office:date-value="2024-10-27T13:37:38.031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1461554330665" calcext:value-type="float">
            <text:p>2.1461554330665</text:p>
          </table:table-cell>
          <table:table-cell office:value-type="string" calcext:value-type="string">
            <text:p>x</text:p>
          </table:table-cell>
          <table:table-cell office:value-type="float" office:value="1.84994307333926" calcext:value-type="float">
            <text:p>1.84994307333926</text:p>
          </table:table-cell>
          <table:table-cell office:value-type="string" calcext:value-type="string">
            <text:p>y</text:p>
          </table:table-cell>
          <table:table-cell office:value-type="float" office:value="-0.407196044921875" calcext:value-type="float">
            <text:p>-0.407196044921875</text:p>
          </table:table-cell>
          <table:table-cell office:value-type="string" calcext:value-type="string">
            <text:p>degrees</text:p>
          </table:table-cell>
          <table:table-cell office:value-type="float" office:value="-40.8951203888539" calcext:value-type="float">
            <text:p>-40.8951203888539</text:p>
          </table:table-cell>
          <table:table-cell office:value-type="string" calcext:value-type="string">
            <text:p>velocityMetersPerSec</text:p>
          </table:table-cell>
          <table:table-cell office:value-type="float" office:value="1.14991180369307" calcext:value-type="float">
            <text:p>1.14991180369307</text:p>
          </table:table-cell>
          <table:table-cell table:number-columns-repeated="16370"/>
        </table:table-row>
        <table:table-row table:style-name="ro1">
          <table:table-cell table:style-name="ce21" table:formula="of:=([.B640]-[.$B$1])*24*3600" office:value-type="float" office:value="3.329999791" calcext:value-type="float">
            <text:p>3.330</text:p>
          </table:table-cell>
          <table:table-cell office:value-type="date" office:date-value="2024-10-27T13:37:38.031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18216734349903" calcext:value-type="float">
            <text:p>2.18216734349903</text:p>
          </table:table-cell>
          <table:table-cell office:value-type="string" calcext:value-type="string">
            <text:p>x</text:p>
          </table:table-cell>
          <table:table-cell office:value-type="float" office:value="1.88060504415351" calcext:value-type="float">
            <text:p>1.88060504415351</text:p>
          </table:table-cell>
          <table:table-cell office:value-type="string" calcext:value-type="string">
            <text:p>y</text:p>
          </table:table-cell>
          <table:table-cell office:value-type="float" office:value="-0.432421875" calcext:value-type="float">
            <text:p>-0.432421875</text:p>
          </table:table-cell>
          <table:table-cell office:value-type="string" calcext:value-type="string">
            <text:p>degrees</text:p>
          </table:table-cell>
          <table:table-cell office:value-type="float" office:value="-37.8700667463947" calcext:value-type="float">
            <text:p>-37.8700667463947</text:p>
          </table:table-cell>
          <table:table-cell office:value-type="string" calcext:value-type="string">
            <text:p>velocityMetersPerSec</text:p>
          </table:table-cell>
          <table:table-cell office:value-type="float" office:value="1.05520032645072" calcext:value-type="float">
            <text:p>1.05520032645072</text:p>
          </table:table-cell>
          <table:table-cell table:number-columns-repeated="16370"/>
        </table:table-row>
        <table:table-row table:style-name="ro1">
          <table:table-cell table:style-name="ce21" table:formula="of:=([.B641]-[.$B$1])*24*3600" office:value-type="float" office:value="3.329999791" calcext:value-type="float">
            <text:p>3.330</text:p>
          </table:table-cell>
          <table:table-cell office:value-type="date" office:date-value="2024-10-27T13:37:38.031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21958679166926" calcext:value-type="float">
            <text:p>2.21958679166926</text:p>
          </table:table-cell>
          <table:table-cell office:value-type="string" calcext:value-type="string">
            <text:p>x</text:p>
          </table:table-cell>
          <table:table-cell office:value-type="float" office:value="1.91096674474526" calcext:value-type="float">
            <text:p>1.91096674474526</text:p>
          </table:table-cell>
          <table:table-cell office:value-type="string" calcext:value-type="string">
            <text:p>y</text:p>
          </table:table-cell>
          <table:table-cell office:value-type="float" office:value="-0.454571533203125" calcext:value-type="float">
            <text:p>-0.454571533203125</text:p>
          </table:table-cell>
          <table:table-cell office:value-type="string" calcext:value-type="string">
            <text:p>degrees</text:p>
          </table:table-cell>
          <table:table-cell office:value-type="float" office:value="-34.2000425334543" calcext:value-type="float">
            <text:p>-34.2000425334543</text:p>
          </table:table-cell>
          <table:table-cell office:value-type="string" calcext:value-type="string">
            <text:p>velocityMetersPerSec</text:p>
          </table:table-cell>
          <table:table-cell office:value-type="float" office:value="0.953511586298579" calcext:value-type="float">
            <text:p>0.953511586298579</text:p>
          </table:table-cell>
          <table:table-cell table:number-columns-repeated="16370"/>
        </table:table-row>
        <table:table-row table:style-name="ro1">
          <table:table-cell table:style-name="ce21" table:formula="of:=([.B642]-[.$B$1])*24*3600" office:value-type="float" office:value="3.329999791" calcext:value-type="float">
            <text:p>3.330</text:p>
          </table:table-cell>
          <table:table-cell office:value-type="date" office:date-value="2024-10-27T13:37:38.031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25891794768402" calcext:value-type="float">
            <text:p>2.25891794768402</text:p>
          </table:table-cell>
          <table:table-cell office:value-type="string" calcext:value-type="string">
            <text:p>x</text:p>
          </table:table-cell>
          <table:table-cell office:value-type="float" office:value="1.94100315259595" calcext:value-type="float">
            <text:p>1.94100315259595</text:p>
          </table:table-cell>
          <table:table-cell office:value-type="string" calcext:value-type="string">
            <text:p>y</text:p>
          </table:table-cell>
          <table:table-cell office:value-type="float" office:value="-0.473388671875" calcext:value-type="float">
            <text:p>-0.473388671875</text:p>
          </table:table-cell>
          <table:table-cell office:value-type="string" calcext:value-type="string">
            <text:p>degrees</text:p>
          </table:table-cell>
          <table:table-cell office:value-type="float" office:value="-29.7441220732038" calcext:value-type="float">
            <text:p>-29.7441220732038</text:p>
          </table:table-cell>
          <table:table-cell office:value-type="string" calcext:value-type="string">
            <text:p>velocityMetersPerSec</text:p>
          </table:table-cell>
          <table:table-cell office:value-type="float" office:value="0.848820714117749" calcext:value-type="float">
            <text:p>0.848820714117749</text:p>
          </table:table-cell>
          <table:table-cell table:number-columns-repeated="16370"/>
        </table:table-row>
        <table:table-row table:style-name="ro1">
          <table:table-cell table:style-name="ce21" table:formula="of:=([.B643]-[.$B$1])*24*3600" office:value-type="float" office:value="3.329999791" calcext:value-type="float">
            <text:p>3.330</text:p>
          </table:table-cell>
          <table:table-cell office:value-type="date" office:date-value="2024-10-27T13:37:38.031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2795006500319" calcext:value-type="float">
            <text:p>2.2795006500319</text:p>
          </table:table-cell>
          <table:table-cell office:value-type="string" calcext:value-type="string">
            <text:p>x</text:p>
          </table:table-cell>
          <table:table-cell office:value-type="float" office:value="1.95589155220635" calcext:value-type="float">
            <text:p>1.95589155220635</text:p>
          </table:table-cell>
          <table:table-cell office:value-type="string" calcext:value-type="string">
            <text:p>y</text:p>
          </table:table-cell>
          <table:table-cell office:value-type="float" office:value="-0.481467437744141" calcext:value-type="float">
            <text:p>-0.481467437744141</text:p>
          </table:table-cell>
          <table:table-cell office:value-type="string" calcext:value-type="string">
            <text:p>degrees</text:p>
          </table:table-cell>
          <table:table-cell office:value-type="float" office:value="-27.1722638118643" calcext:value-type="float">
            <text:p>-27.1722638118643</text:p>
          </table:table-cell>
          <table:table-cell office:value-type="string" calcext:value-type="string">
            <text:p>velocityMetersPerSec</text:p>
          </table:table-cell>
          <table:table-cell office:value-type="float" office:value="0.797127863712234" calcext:value-type="float">
            <text:p>0.797127863712234</text:p>
          </table:table-cell>
          <table:table-cell table:number-columns-repeated="16370"/>
        </table:table-row>
        <table:table-row table:style-name="ro1">
          <table:table-cell table:style-name="ce21" table:formula="of:=([.B644]-[.$B$1])*24*3600" office:value-type="float" office:value="3.329999791" calcext:value-type="float">
            <text:p>3.330</text:p>
          </table:table-cell>
          <table:table-cell office:value-type="date" office:date-value="2024-10-27T13:37:38.031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30078637766527" calcext:value-type="float">
            <text:p>2.30078637766527</text:p>
          </table:table-cell>
          <table:table-cell office:value-type="string" calcext:value-type="string">
            <text:p>x</text:p>
          </table:table-cell>
          <table:table-cell office:value-type="float" office:value="1.97068924518704" calcext:value-type="float">
            <text:p>1.97068924518704</text:p>
          </table:table-cell>
          <table:table-cell office:value-type="string" calcext:value-type="string">
            <text:p>y</text:p>
          </table:table-cell>
          <table:table-cell office:value-type="float" office:value="-0.488616943359375" calcext:value-type="float">
            <text:p>-0.488616943359375</text:p>
          </table:table-cell>
          <table:table-cell office:value-type="string" calcext:value-type="string">
            <text:p>degrees</text:p>
          </table:table-cell>
          <table:table-cell office:value-type="float" office:value="-24.3442771253929" calcext:value-type="float">
            <text:p>-24.3442771253929</text:p>
          </table:table-cell>
          <table:table-cell office:value-type="string" calcext:value-type="string">
            <text:p>velocityMetersPerSec</text:p>
          </table:table-cell>
          <table:table-cell office:value-type="float" office:value="0.747036247216101" calcext:value-type="float">
            <text:p>0.747036247216101</text:p>
          </table:table-cell>
          <table:table-cell table:number-columns-repeated="16370"/>
        </table:table-row>
        <table:table-row table:style-name="ro1">
          <table:table-cell table:style-name="ce21" table:formula="of:=([.B645]-[.$B$1])*24*3600" office:value-type="float" office:value="3.329999791" calcext:value-type="float">
            <text:p>3.330</text:p>
          </table:table-cell>
          <table:table-cell office:value-type="date" office:date-value="2024-10-27T13:37:38.031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32284286488968" calcext:value-type="float">
            <text:p>2.32284286488968</text:p>
          </table:table-cell>
          <table:table-cell office:value-type="string" calcext:value-type="string">
            <text:p>x</text:p>
          </table:table-cell>
          <table:table-cell office:value-type="float" office:value="1.9853931037232" calcext:value-type="float">
            <text:p>1.9853931037232</text:p>
          </table:table-cell>
          <table:table-cell office:value-type="string" calcext:value-type="string">
            <text:p>y</text:p>
          </table:table-cell>
          <table:table-cell office:value-type="float" office:value="-0.494805145263672" calcext:value-type="float">
            <text:p>-0.494805145263672</text:p>
          </table:table-cell>
          <table:table-cell office:value-type="string" calcext:value-type="string">
            <text:p>degrees</text:p>
          </table:table-cell>
          <table:table-cell office:value-type="float" office:value="-21.2415152776035" calcext:value-type="float">
            <text:p>-21.2415152776035</text:p>
          </table:table-cell>
          <table:table-cell office:value-type="string" calcext:value-type="string">
            <text:p>velocityMetersPerSec</text:p>
          </table:table-cell>
          <table:table-cell office:value-type="float" office:value="0.6995197075664" calcext:value-type="float">
            <text:p>0.6995197075664</text:p>
          </table:table-cell>
          <table:table-cell table:number-columns-repeated="16370"/>
        </table:table-row>
        <table:table-row table:style-name="ro1">
          <table:table-cell table:style-name="ce21" table:formula="of:=([.B646]-[.$B$1])*24*3600" office:value-type="float" office:value="3.329999791" calcext:value-type="float">
            <text:p>3.330</text:p>
          </table:table-cell>
          <table:table-cell office:value-type="date" office:date-value="2024-10-27T13:37:38.031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34572380755156" calcext:value-type="float">
            <text:p>2.34572380755156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degrees</text:p>
          </table:table-cell>
          <table:table-cell office:value-type="float" office:value="-17.8486514163197" calcext:value-type="float">
            <text:p>-17.8486514163197</text:p>
          </table:table-cell>
          <table:table-cell office:value-type="string" calcext:value-type="string">
            <text:p>velocityMetersPerSec</text:p>
          </table:table-cell>
          <table:table-cell office:value-type="float" office:value="0.655595690166889" calcext:value-type="float">
            <text:p>0.655595690166889</text:p>
          </table:table-cell>
          <table:table-cell table:number-columns-repeated="16370"/>
        </table:table-row>
        <table:table-row table:style-name="ro1">
          <table:table-cell table:style-name="ce21" table:formula="of:=([.B647]-[.$B$1])*24*3600" office:value-type="float" office:value="3.329999791" calcext:value-type="float">
            <text:p>3.330</text:p>
          </table:table-cell>
          <table:table-cell office:value-type="date" office:date-value="2024-10-27T13:37:38.031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36900401372137" calcext:value-type="float">
            <text:p>2.36900401372137</text:p>
          </table:table-cell>
          <table:table-cell office:value-type="string" calcext:value-type="string">
            <text:p>x</text:p>
          </table:table-cell>
          <table:table-cell office:value-type="float" office:value="2.01450837011004" calcext:value-type="float">
            <text:p>2.01450837011004</text:p>
          </table:table-cell>
          <table:table-cell office:value-type="string" calcext:value-type="string">
            <text:p>y</text:p>
          </table:table-cell>
          <table:table-cell office:value-type="float" office:value="-0.504179763793945" calcext:value-type="float">
            <text:p>-0.504179763793945</text:p>
          </table:table-cell>
          <table:table-cell office:value-type="string" calcext:value-type="string">
            <text:p>degrees</text:p>
          </table:table-cell>
          <table:table-cell office:value-type="float" office:value="-14.2667869694597" calcext:value-type="float">
            <text:p>-14.2667869694597</text:p>
          </table:table-cell>
          <table:table-cell office:value-type="string" calcext:value-type="string">
            <text:p>velocityMetersPerSec</text:p>
          </table:table-cell>
          <table:table-cell office:value-type="float" office:value="0.641510623183951" calcext:value-type="float">
            <text:p>0.641510623183951</text:p>
          </table:table-cell>
          <table:table-cell table:number-columns-repeated="16370"/>
        </table:table-row>
        <table:table-row table:style-name="ro1">
          <table:table-cell table:style-name="ce21" table:formula="of:=([.B648]-[.$B$1])*24*3600" office:value-type="float" office:value="3.329999791" calcext:value-type="float">
            <text:p>3.330</text:p>
          </table:table-cell>
          <table:table-cell office:value-type="date" office:date-value="2024-10-27T13:37:38.031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39215345759985" calcext:value-type="float">
            <text:p>2.39215345759985</text:p>
          </table:table-cell>
          <table:table-cell office:value-type="string" calcext:value-type="string">
            <text:p>x</text:p>
          </table:table-cell>
          <table:table-cell office:value-type="float" office:value="2.02892290577555" calcext:value-type="float">
            <text:p>2.02892290577555</text:p>
          </table:table-cell>
          <table:table-cell office:value-type="string" calcext:value-type="string">
            <text:p>y</text:p>
          </table:table-cell>
          <table:table-cell office:value-type="float" office:value="-0.507363891601563" calcext:value-type="float">
            <text:p>-0.507363891601563</text:p>
          </table:table-cell>
          <table:table-cell office:value-type="string" calcext:value-type="string">
            <text:p>degrees</text:p>
          </table:table-cell>
          <table:table-cell office:value-type="float" office:value="-10.6270067031369" calcext:value-type="float">
            <text:p>-10.6270067031369</text:p>
          </table:table-cell>
          <table:table-cell office:value-type="string" calcext:value-type="string">
            <text:p>velocityMetersPerSec</text:p>
          </table:table-cell>
          <table:table-cell office:value-type="float" office:value="0.6338573168459" calcext:value-type="float">
            <text:p>0.6338573168459</text:p>
          </table:table-cell>
          <table:table-cell table:number-columns-repeated="16370"/>
        </table:table-row>
        <table:table-row table:style-name="ro1">
          <table:table-cell table:style-name="ce21" table:formula="of:=([.B649]-[.$B$1])*24*3600" office:value-type="float" office:value="3.329999791" calcext:value-type="float">
            <text:p>3.330</text:p>
          </table:table-cell>
          <table:table-cell office:value-type="date" office:date-value="2024-10-27T13:37:38.031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41504325803409" calcext:value-type="float">
            <text:p>2.41504325803409</text:p>
          </table:table-cell>
          <table:table-cell office:value-type="string" calcext:value-type="string">
            <text:p>x</text:p>
          </table:table-cell>
          <table:table-cell office:value-type="float" office:value="2.04324986262616" calcext:value-type="float">
            <text:p>2.04324986262616</text:p>
          </table:table-cell>
          <table:table-cell office:value-type="string" calcext:value-type="string">
            <text:p>y</text:p>
          </table:table-cell>
          <table:table-cell office:value-type="float" office:value="-0.509582138061523" calcext:value-type="float">
            <text:p>-0.509582138061523</text:p>
          </table:table-cell>
          <table:table-cell office:value-type="string" calcext:value-type="string">
            <text:p>degrees</text:p>
          </table:table-cell>
          <table:table-cell office:value-type="float" office:value="-6.96528763468242" calcext:value-type="float">
            <text:p>-6.96528763468242</text:p>
          </table:table-cell>
          <table:table-cell office:value-type="string" calcext:value-type="string">
            <text:p>velocityMetersPerSec</text:p>
          </table:table-cell>
          <table:table-cell office:value-type="float" office:value="0.632878556567455" calcext:value-type="float">
            <text:p>0.632878556567455</text:p>
          </table:table-cell>
          <table:table-cell table:number-columns-repeated="16370"/>
        </table:table-row>
        <table:table-row table:style-name="ro1">
          <table:table-cell table:style-name="ce21" table:formula="of:=([.B650]-[.$B$1])*24*3600" office:value-type="float" office:value="3.329999791" calcext:value-type="float">
            <text:p>3.330</text:p>
          </table:table-cell>
          <table:table-cell office:value-type="date" office:date-value="2024-10-27T13:37:38.031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43753892572451" calcext:value-type="float">
            <text:p>2.43753892572451</text:p>
          </table:table-cell>
          <table:table-cell office:value-type="string" calcext:value-type="string">
            <text:p>x</text:p>
          </table:table-cell>
          <table:table-cell office:value-type="float" office:value="2.05749549629151" calcext:value-type="float">
            <text:p>2.05749549629151</text:p>
          </table:table-cell>
          <table:table-cell office:value-type="string" calcext:value-type="string">
            <text:p>y</text:p>
          </table:table-cell>
          <table:table-cell office:value-type="float" office:value="-0.5108642578125" calcext:value-type="float">
            <text:p>-0.5108642578125</text:p>
          </table:table-cell>
          <table:table-cell office:value-type="string" calcext:value-type="string">
            <text:p>degrees</text:p>
          </table:table-cell>
          <table:table-cell office:value-type="float" office:value="-3.31929682520227" calcext:value-type="float">
            <text:p>-3.31929682520227</text:p>
          </table:table-cell>
          <table:table-cell office:value-type="string" calcext:value-type="string">
            <text:p>velocityMetersPerSec</text:p>
          </table:table-cell>
          <table:table-cell office:value-type="float" office:value="0.638763028613229" calcext:value-type="float">
            <text:p>0.638763028613229</text:p>
          </table:table-cell>
          <table:table-cell table:number-columns-repeated="16370"/>
        </table:table-row>
        <table:table-row table:style-name="ro1">
          <table:table-cell table:style-name="ce21" table:formula="of:=([.B651]-[.$B$1])*24*3600" office:value-type="float" office:value="3.329999791" calcext:value-type="float">
            <text:p>3.330</text:p>
          </table:table-cell>
          <table:table-cell office:value-type="date" office:date-value="2024-10-27T13:37:38.031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45952927803866" calcext:value-type="float">
            <text:p>2.45952927803866</text:p>
          </table:table-cell>
          <table:table-cell office:value-type="string" calcext:value-type="string">
            <text:p>x</text:p>
          </table:table-cell>
          <table:table-cell office:value-type="float" office:value="2.07166606240122" calcext:value-type="float">
            <text:p>2.07166606240122</text:p>
          </table:table-cell>
          <table:table-cell office:value-type="string" calcext:value-type="string">
            <text:p>y</text:p>
          </table:table-cell>
          <table:table-cell office:value-type="float" office:value="-0.511240005493164" calcext:value-type="float">
            <text:p>-0.511240005493164</text:p>
          </table:table-cell>
          <table:table-cell office:value-type="string" calcext:value-type="string">
            <text:p>degrees</text:p>
          </table:table-cell>
          <table:table-cell office:value-type="float" office:value="0.273686420420969" calcext:value-type="float">
            <text:p>0.273686420420969</text:p>
          </table:table-cell>
          <table:table-cell office:value-type="string" calcext:value-type="string">
            <text:p>velocityMetersPerSec</text:p>
          </table:table-cell>
          <table:table-cell office:value-type="float" office:value="0.650488431045129" calcext:value-type="float">
            <text:p>0.650488431045129</text:p>
          </table:table-cell>
          <table:table-cell table:number-columns-repeated="16370"/>
        </table:table-row>
        <table:table-row table:style-name="ro1">
          <table:table-cell table:style-name="ce21" table:formula="of:=([.B652]-[.$B$1])*24*3600" office:value-type="float" office:value="3.329999791" calcext:value-type="float">
            <text:p>3.330</text:p>
          </table:table-cell>
          <table:table-cell office:value-type="date" office:date-value="2024-10-27T13:37:38.031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48114451831413" calcext:value-type="float">
            <text:p>2.48114451831413</text:p>
          </table:table-cell>
          <table:table-cell office:value-type="string" calcext:value-type="string">
            <text:p>x</text:p>
          </table:table-cell>
          <table:table-cell office:value-type="float" office:value="2.08576781658495" calcext:value-type="float">
            <text:p>2.08576781658495</text:p>
          </table:table-cell>
          <table:table-cell office:value-type="string" calcext:value-type="string">
            <text:p>y</text:p>
          </table:table-cell>
          <table:table-cell office:value-type="float" office:value="-0.510739135742188" calcext:value-type="float">
            <text:p>-0.510739135742188</text:p>
          </table:table-cell>
          <table:table-cell office:value-type="string" calcext:value-type="string">
            <text:p>degrees</text:p>
          </table:table-cell>
          <table:table-cell office:value-type="float" office:value="3.77879263104121" calcext:value-type="float">
            <text:p>3.77879263104121</text:p>
          </table:table-cell>
          <table:table-cell office:value-type="string" calcext:value-type="string">
            <text:p>velocityMetersPerSec</text:p>
          </table:table-cell>
          <table:table-cell office:value-type="float" office:value="0.65513169724908" calcext:value-type="float">
            <text:p>0.65513169724908</text:p>
          </table:table-cell>
          <table:table-cell table:number-columns-repeated="16370"/>
        </table:table-row>
        <table:table-row table:style-name="ro1">
          <table:table-cell table:style-name="ce21" table:formula="of:=([.B653]-[.$B$1])*24*3600" office:value-type="float" office:value="3.329999791" calcext:value-type="float">
            <text:p>3.330</text:p>
          </table:table-cell>
          <table:table-cell office:value-type="date" office:date-value="2024-10-27T13:37:38.031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50249368672723" calcext:value-type="float">
            <text:p>2.50249368672723</text:p>
          </table:table-cell>
          <table:table-cell office:value-type="string" calcext:value-type="string">
            <text:p>x</text:p>
          </table:table-cell>
          <table:table-cell office:value-type="float" office:value="2.09980701447232" calcext:value-type="float">
            <text:p>2.09980701447232</text:p>
          </table:table-cell>
          <table:table-cell office:value-type="string" calcext:value-type="string">
            <text:p>y</text:p>
          </table:table-cell>
          <table:table-cell office:value-type="float" office:value="-0.509391403198242" calcext:value-type="float">
            <text:p>-0.509391403198242</text:p>
          </table:table-cell>
          <table:table-cell office:value-type="string" calcext:value-type="string">
            <text:p>degrees</text:p>
          </table:table-cell>
          <table:table-cell office:value-type="float" office:value="7.16526026991876" calcext:value-type="float">
            <text:p>7.16526026991876</text:p>
          </table:table-cell>
          <table:table-cell office:value-type="string" calcext:value-type="string">
            <text:p>velocityMetersPerSec</text:p>
          </table:table-cell>
          <table:table-cell office:value-type="float" office:value="0.666113136210044" calcext:value-type="float">
            <text:p>0.666113136210044</text:p>
          </table:table-cell>
          <table:table-cell table:number-columns-repeated="16370"/>
        </table:table-row>
        <table:table-row table:style-name="ro1">
          <table:table-cell table:style-name="ce21" table:formula="of:=([.B654]-[.$B$1])*24*3600" office:value-type="float" office:value="3.329999791" calcext:value-type="float">
            <text:p>3.330</text:p>
          </table:table-cell>
          <table:table-cell office:value-type="date" office:date-value="2024-10-27T13:37:38.031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52347069999181" calcext:value-type="float">
            <text:p>2.52347069999181</text:p>
          </table:table-cell>
          <table:table-cell office:value-type="string" calcext:value-type="string">
            <text:p>x</text:p>
          </table:table-cell>
          <table:table-cell office:value-type="float" office:value="2.11378991169297" calcext:value-type="float">
            <text:p>2.11378991169297</text:p>
          </table:table-cell>
          <table:table-cell office:value-type="string" calcext:value-type="string">
            <text:p>y</text:p>
          </table:table-cell>
          <table:table-cell office:value-type="float" office:value="-0.5072265625" calcext:value-type="float">
            <text:p>-0.5072265625</text:p>
          </table:table-cell>
          <table:table-cell office:value-type="string" calcext:value-type="string">
            <text:p>degrees</text:p>
          </table:table-cell>
          <table:table-cell office:value-type="float" office:value="10.4076191381923" calcext:value-type="float">
            <text:p>10.4076191381923</text:p>
          </table:table-cell>
          <table:table-cell office:value-type="string" calcext:value-type="string">
            <text:p>velocityMetersPerSec</text:p>
          </table:table-cell>
          <table:table-cell office:value-type="float" office:value="0.682933620401117" calcext:value-type="float">
            <text:p>0.682933620401117</text:p>
          </table:table-cell>
          <table:table-cell table:number-columns-repeated="16370"/>
        </table:table-row>
        <table:table-row table:style-name="ro1">
          <table:table-cell table:style-name="ce21" table:formula="of:=([.B655]-[.$B$1])*24*3600" office:value-type="float" office:value="3.330999962" calcext:value-type="float">
            <text:p>3.331</text:p>
          </table:table-cell>
          <table:table-cell office:value-type="date" office:date-value="2024-10-27T13:37:38.032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54399224850274" calcext:value-type="float">
            <text:p>2.54399224850274</text:p>
          </table:table-cell>
          <table:table-cell office:value-type="string" calcext:value-type="string">
            <text:p>x</text:p>
          </table:table-cell>
          <table:table-cell office:value-type="float" office:value="2.12772276387654" calcext:value-type="float">
            <text:p>2.12772276387654</text:p>
          </table:table-cell>
          <table:table-cell office:value-type="string" calcext:value-type="string">
            <text:p>y</text:p>
          </table:table-cell>
          <table:table-cell office:value-type="float" office:value="-0.504274368286133" calcext:value-type="float">
            <text:p>-0.504274368286133</text:p>
          </table:table-cell>
          <table:table-cell office:value-type="string" calcext:value-type="string">
            <text:p>degrees</text:p>
          </table:table-cell>
          <table:table-cell office:value-type="float" office:value="13.486281146203" calcext:value-type="float">
            <text:p>13.486281146203</text:p>
          </table:table-cell>
          <table:table-cell office:value-type="string" calcext:value-type="string">
            <text:p>velocityMetersPerSec</text:p>
          </table:table-cell>
          <table:table-cell office:value-type="float" office:value="0.705088783319748" calcext:value-type="float">
            <text:p>0.705088783319748</text:p>
          </table:table-cell>
          <table:table-cell table:number-columns-repeated="16370"/>
        </table:table-row>
        <table:table-row table:style-name="ro1">
          <table:table-cell table:style-name="ce21" table:formula="of:=([.B656]-[.$B$1])*24*3600" office:value-type="float" office:value="3.330999962" calcext:value-type="float">
            <text:p>3.331</text:p>
          </table:table-cell>
          <table:table-cell office:value-type="date" office:date-value="2024-10-27T13:37:38.032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56399839711429" calcext:value-type="float">
            <text:p>2.56399839711429</text:p>
          </table:table-cell>
          <table:table-cell office:value-type="string" calcext:value-type="string">
            <text:p>x</text:p>
          </table:table-cell>
          <table:table-cell office:value-type="float" office:value="2.14161182665265" calcext:value-type="float">
            <text:p>2.14161182665265</text:p>
          </table:table-cell>
          <table:table-cell office:value-type="string" calcext:value-type="string">
            <text:p>y</text:p>
          </table:table-cell>
          <table:table-cell office:value-type="float" office:value="-0.500564575195313" calcext:value-type="float">
            <text:p>-0.500564575195313</text:p>
          </table:table-cell>
          <table:table-cell office:value-type="string" calcext:value-type="string">
            <text:p>degrees</text:p>
          </table:table-cell>
          <table:table-cell office:value-type="float" office:value="16.3875714256067" calcext:value-type="float">
            <text:p>16.3875714256067</text:p>
          </table:table-cell>
          <table:table-cell office:value-type="string" calcext:value-type="string">
            <text:p>velocityMetersPerSec</text:p>
          </table:table-cell>
          <table:table-cell office:value-type="float" office:value="0.732066795030071" calcext:value-type="float">
            <text:p>0.732066795030071</text:p>
          </table:table-cell>
          <table:table-cell table:number-columns-repeated="16370"/>
        </table:table-row>
        <table:table-row table:style-name="ro1">
          <table:table-cell table:style-name="ce21" table:formula="of:=([.B657]-[.$B$1])*24*3600" office:value-type="float" office:value="3.330999962" calcext:value-type="float">
            <text:p>3.331</text:p>
          </table:table-cell>
          <table:table-cell office:value-type="date" office:date-value="2024-10-27T13:37:38.032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5834512130791" calcext:value-type="float">
            <text:p>2.5834512130791</text:p>
          </table:table-cell>
          <table:table-cell office:value-type="string" calcext:value-type="string">
            <text:p>x</text:p>
          </table:table-cell>
          <table:table-cell office:value-type="float" office:value="2.15546335565096" calcext:value-type="float">
            <text:p>2.15546335565096</text:p>
          </table:table-cell>
          <table:table-cell office:value-type="string" calcext:value-type="string">
            <text:p>y</text:p>
          </table:table-cell>
          <table:table-cell office:value-type="float" office:value="-0.496126937866211" calcext:value-type="float">
            <text:p>-0.496126937866211</text:p>
          </table:table-cell>
          <table:table-cell office:value-type="string" calcext:value-type="string">
            <text:p>degrees</text:p>
          </table:table-cell>
          <table:table-cell office:value-type="float" office:value="19.1033126458178" calcext:value-type="float">
            <text:p>19.1033126458178</text:p>
          </table:table-cell>
          <table:table-cell office:value-type="string" calcext:value-type="string">
            <text:p>velocityMetersPerSec</text:p>
          </table:table-cell>
          <table:table-cell office:value-type="float" office:value="0.763348129981484" calcext:value-type="float">
            <text:p>0.763348129981484</text:p>
          </table:table-cell>
          <table:table-cell table:number-columns-repeated="16370"/>
        </table:table-row>
        <table:table-row table:style-name="ro1">
          <table:table-cell table:style-name="ce21" table:formula="of:=([.B658]-[.$B$1])*24*3600" office:value-type="float" office:value="3.330999962" calcext:value-type="float">
            <text:p>3.331</text:p>
          </table:table-cell>
          <table:table-cell office:value-type="date" office:date-value="2024-10-27T13:37:38.032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60233206396476" calcext:value-type="float">
            <text:p>2.60233206396476</text:p>
          </table:table-cell>
          <table:table-cell office:value-type="string" calcext:value-type="string">
            <text:p>x</text:p>
          </table:table-cell>
          <table:table-cell office:value-type="float" office:value="2.16928360650108" calcext:value-type="float">
            <text:p>2.16928360650108</text:p>
          </table:table-cell>
          <table:table-cell office:value-type="string" calcext:value-type="string">
            <text:p>y</text:p>
          </table:table-cell>
          <table:table-cell office:value-type="float" office:value="-0.4909912109375" calcext:value-type="float">
            <text:p>-0.4909912109375</text:p>
          </table:table-cell>
          <table:table-cell office:value-type="string" calcext:value-type="string">
            <text:p>degrees</text:p>
          </table:table-cell>
          <table:table-cell office:value-type="float" office:value="21.6301123428844" calcext:value-type="float">
            <text:p>21.6301123428844</text:p>
          </table:table-cell>
          <table:table-cell office:value-type="string" calcext:value-type="string">
            <text:p>velocityMetersPerSec</text:p>
          </table:table-cell>
          <table:table-cell office:value-type="float" office:value="0.798408130148552" calcext:value-type="float">
            <text:p>0.798408130148552</text:p>
          </table:table-cell>
          <table:table-cell table:number-columns-repeated="16370"/>
        </table:table-row>
        <table:table-row table:style-name="ro1">
          <table:table-cell table:style-name="ce21" table:formula="of:=([.B659]-[.$B$1])*24*3600" office:value-type="float" office:value="3.330999962" calcext:value-type="float">
            <text:p>3.331</text:p>
          </table:table-cell>
          <table:table-cell office:value-type="date" office:date-value="2024-10-27T13:37:38.032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63832955655189" calcext:value-type="float">
            <text:p>2.63832955655189</text:p>
          </table:table-cell>
          <table:table-cell office:value-type="string" calcext:value-type="string">
            <text:p>x</text:p>
          </table:table-cell>
          <table:table-cell office:value-type="float" office:value="2.19685529627534" calcext:value-type="float">
            <text:p>2.19685529627534</text:p>
          </table:table-cell>
          <table:table-cell office:value-type="string" calcext:value-type="string">
            <text:p>y</text:p>
          </table:table-cell>
          <table:table-cell office:value-type="float" office:value="-0.478744506835938" calcext:value-type="float">
            <text:p>-0.478744506835938</text:p>
          </table:table-cell>
          <table:table-cell office:value-type="string" calcext:value-type="string">
            <text:p>degrees</text:p>
          </table:table-cell>
          <table:table-cell office:value-type="float" office:value="26.1220457389467" calcext:value-type="float">
            <text:p>26.1220457389467</text:p>
          </table:table-cell>
          <table:table-cell office:value-type="string" calcext:value-type="string">
            <text:p>velocityMetersPerSec</text:p>
          </table:table-cell>
          <table:table-cell office:value-type="float" office:value="0.877774555603492" calcext:value-type="float">
            <text:p>0.877774555603492</text:p>
          </table:table-cell>
          <table:table-cell table:number-columns-repeated="16370"/>
        </table:table-row>
        <table:table-row table:style-name="ro1">
          <table:table-cell table:style-name="ce21" table:formula="of:=([.B660]-[.$B$1])*24*3600" office:value-type="float" office:value="3.330999962" calcext:value-type="float">
            <text:p>3.331</text:p>
          </table:table-cell>
          <table:table-cell office:value-type="date" office:date-value="2024-10-27T13:37:38.032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67216331299787" calcext:value-type="float">
            <text:p>2.67216331299787</text:p>
          </table:table-cell>
          <table:table-cell office:value-type="string" calcext:value-type="string">
            <text:p>x</text:p>
          </table:table-cell>
          <table:table-cell office:value-type="float" office:value="2.22437694101251" calcext:value-type="float">
            <text:p>2.22437694101251</text:p>
          </table:table-cell>
          <table:table-cell office:value-type="string" calcext:value-type="string">
            <text:p>y</text:p>
          </table:table-cell>
          <table:table-cell office:value-type="float" office:value="-0.4640625" calcext:value-type="float">
            <text:p>-0.4640625</text:p>
          </table:table-cell>
          <table:table-cell office:value-type="string" calcext:value-type="string">
            <text:p>degrees</text:p>
          </table:table-cell>
          <table:table-cell office:value-type="float" office:value="29.8991565613456" calcext:value-type="float">
            <text:p>29.8991565613456</text:p>
          </table:table-cell>
          <table:table-cell office:value-type="string" calcext:value-type="string">
            <text:p>velocityMetersPerSec</text:p>
          </table:table-cell>
          <table:table-cell office:value-type="float" office:value="0.966122624244859" calcext:value-type="float">
            <text:p>0.966122624244859</text:p>
          </table:table-cell>
          <table:table-cell table:number-columns-repeated="16370"/>
        </table:table-row>
        <table:table-row table:style-name="ro1">
          <table:table-cell table:style-name="ce21" table:formula="of:=([.B661]-[.$B$1])*24*3600" office:value-type="float" office:value="3.330999962" calcext:value-type="float">
            <text:p>3.331</text:p>
          </table:table-cell>
          <table:table-cell office:value-type="date" office:date-value="2024-10-27T13:37:38.032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70403508538557" calcext:value-type="float">
            <text:p>2.70403508538557</text:p>
          </table:table-cell>
          <table:table-cell office:value-type="string" calcext:value-type="string">
            <text:p>x</text:p>
          </table:table-cell>
          <table:table-cell office:value-type="float" office:value="2.25189858574968" calcext:value-type="float">
            <text:p>2.25189858574968</text:p>
          </table:table-cell>
          <table:table-cell office:value-type="string" calcext:value-type="string">
            <text:p>y</text:p>
          </table:table-cell>
          <table:table-cell office:value-type="float" office:value="-0.447183227539063" calcext:value-type="float">
            <text:p>-0.447183227539063</text:p>
          </table:table-cell>
          <table:table-cell office:value-type="string" calcext:value-type="string">
            <text:p>degrees</text:p>
          </table:table-cell>
          <table:table-cell office:value-type="float" office:value="33.0218891653146" calcext:value-type="float">
            <text:p>33.0218891653146</text:p>
          </table:table-cell>
          <table:table-cell office:value-type="string" calcext:value-type="string">
            <text:p>velocityMetersPerSec</text:p>
          </table:table-cell>
          <table:table-cell office:value-type="float" office:value="1.05983671909851" calcext:value-type="float">
            <text:p>1.05983671909851</text:p>
          </table:table-cell>
          <table:table-cell table:number-columns-repeated="16370"/>
        </table:table-row>
        <table:table-row table:style-name="ro1">
          <table:table-cell table:style-name="ce21" table:formula="of:=([.B662]-[.$B$1])*24*3600" office:value-type="float" office:value="3.330999962" calcext:value-type="float">
            <text:p>3.331</text:p>
          </table:table-cell>
          <table:table-cell office:value-type="date" office:date-value="2024-10-27T13:37:38.032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73417533540614" calcext:value-type="float">
            <text:p>2.73417533540614</text:p>
          </table:table-cell>
          <table:table-cell office:value-type="string" calcext:value-type="string">
            <text:p>x</text:p>
          </table:table-cell>
          <table:table-cell office:value-type="float" office:value="2.27947027552394" calcext:value-type="float">
            <text:p>2.27947027552394</text:p>
          </table:table-cell>
          <table:table-cell office:value-type="string" calcext:value-type="string">
            <text:p>y</text:p>
          </table:table-cell>
          <table:table-cell office:value-type="float" office:value="-0.4283447265625" calcext:value-type="float">
            <text:p>-0.4283447265625</text:p>
          </table:table-cell>
          <table:table-cell office:value-type="string" calcext:value-type="string">
            <text:p>degrees</text:p>
          </table:table-cell>
          <table:table-cell office:value-type="float" office:value="35.5581671723416" calcext:value-type="float">
            <text:p>35.5581671723416</text:p>
          </table:table-cell>
          <table:table-cell office:value-type="string" calcext:value-type="string">
            <text:p>velocityMetersPerSec</text:p>
          </table:table-cell>
          <table:table-cell office:value-type="float" office:value="1.15599900380952" calcext:value-type="float">
            <text:p>1.15599900380952</text:p>
          </table:table-cell>
          <table:table-cell table:number-columns-repeated="16370"/>
        </table:table-row>
        <table:table-row table:style-name="ro1">
          <table:table-cell table:style-name="ce21" table:formula="of:=([.B663]-[.$B$1])*24*3600" office:value-type="float" office:value="3.330999962" calcext:value-type="float">
            <text:p>3.331</text:p>
          </table:table-cell>
          <table:table-cell office:value-type="date" office:date-value="2024-10-27T13:37:38.032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79004540652472" calcext:value-type="float">
            <text:p>2.79004540652472</text:p>
          </table:table-cell>
          <table:table-cell office:value-type="string" calcext:value-type="string">
            <text:p>x</text:p>
          </table:table-cell>
          <table:table-cell office:value-type="float" office:value="2.33496397033205" calcext:value-type="float">
            <text:p>2.33496397033205</text:p>
          </table:table-cell>
          <table:table-cell office:value-type="string" calcext:value-type="string">
            <text:p>y</text:p>
          </table:table-cell>
          <table:table-cell office:value-type="float" office:value="-0.3857421875" calcext:value-type="float">
            <text:p>-0.3857421875</text:p>
          </table:table-cell>
          <table:table-cell office:value-type="string" calcext:value-type="string">
            <text:p>degrees</text:p>
          </table:table-cell>
          <table:table-cell office:value-type="float" office:value="39.1250343239104" calcext:value-type="float">
            <text:p>39.1250343239104</text:p>
          </table:table-cell>
          <table:table-cell office:value-type="string" calcext:value-type="string">
            <text:p>velocityMetersPerSec</text:p>
          </table:table-cell>
          <table:table-cell office:value-type="float" office:value="1.34841494206375" calcext:value-type="float">
            <text:p>1.34841494206375</text:p>
          </table:table-cell>
          <table:table-cell table:number-columns-repeated="16370"/>
        </table:table-row>
        <table:table-row table:style-name="ro1">
          <table:table-cell table:style-name="ce21" table:formula="of:=([.B664]-[.$B$1])*24*3600" office:value-type="float" office:value="3.330999962" calcext:value-type="float">
            <text:p>3.331</text:p>
          </table:table-cell>
          <table:table-cell office:value-type="date" office:date-value="2024-10-27T13:37:38.032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84121463200392" calcext:value-type="float">
            <text:p>2.84121463200392</text:p>
          </table:table-cell>
          <table:table-cell office:value-type="string" calcext:value-type="string">
            <text:p>x</text:p>
          </table:table-cell>
          <table:table-cell office:value-type="float" office:value="2.39125838573351" calcext:value-type="float">
            <text:p>2.39125838573351</text:p>
          </table:table-cell>
          <table:table-cell office:value-type="string" calcext:value-type="string">
            <text:p>y</text:p>
          </table:table-cell>
          <table:table-cell office:value-type="float" office:value="-0.3381591796875" calcext:value-type="float">
            <text:p>-0.3381591796875</text:p>
          </table:table-cell>
          <table:table-cell office:value-type="string" calcext:value-type="string">
            <text:p>degrees</text:p>
          </table:table-cell>
          <table:table-cell office:value-type="float" office:value="41.0220737633967" calcext:value-type="float">
            <text:p>41.0220737633967</text:p>
          </table:table-cell>
          <table:table-cell office:value-type="string" calcext:value-type="string">
            <text:p>velocityMetersPerSec</text:p>
          </table:table-cell>
          <table:table-cell office:value-type="float" office:value="1.53262415378889" calcext:value-type="float">
            <text:p>1.53262415378889</text:p>
          </table:table-cell>
          <table:table-cell table:number-columns-repeated="16370"/>
        </table:table-row>
        <table:table-row table:style-name="ro1">
          <table:table-cell table:style-name="ce21" table:formula="of:=([.B665]-[.$B$1])*24*3600" office:value-type="float" office:value="3.330999962" calcext:value-type="float">
            <text:p>3.331</text:p>
          </table:table-cell>
          <table:table-cell office:value-type="date" office:date-value="2024-10-27T13:37:38.032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88879143713957" calcext:value-type="float">
            <text:p>2.88879143713957</text:p>
          </table:table-cell>
          <table:table-cell office:value-type="string" calcext:value-type="string">
            <text:p>x</text:p>
          </table:table-cell>
          <table:table-cell office:value-type="float" office:value="2.44875388202502" calcext:value-type="float">
            <text:p>2.44875388202502</text:p>
          </table:table-cell>
          <table:table-cell office:value-type="string" calcext:value-type="string">
            <text:p>y</text:p>
          </table:table-cell>
          <table:table-cell office:value-type="float" office:value="-0.2875" calcext:value-type="float">
            <text:p>-0.2875</text:p>
          </table:table-cell>
          <table:table-cell office:value-type="string" calcext:value-type="string">
            <text:p>degrees</text:p>
          </table:table-cell>
          <table:table-cell office:value-type="float" office:value="41.5250477822538" calcext:value-type="float">
            <text:p>41.5250477822538</text:p>
          </table:table-cell>
          <table:table-cell office:value-type="string" calcext:value-type="string">
            <text:p>velocityMetersPerSec</text:p>
          </table:table-cell>
          <table:table-cell office:value-type="float" office:value="1.68867361536268" calcext:value-type="float">
            <text:p>1.68867361536268</text:p>
          </table:table-cell>
          <table:table-cell table:number-columns-repeated="16370"/>
        </table:table-row>
        <table:table-row table:style-name="ro1">
          <table:table-cell table:style-name="ce21" table:formula="of:=([.B666]-[.$B$1])*24*3600" office:value-type="float" office:value="3.330999962" calcext:value-type="float">
            <text:p>3.331</text:p>
          </table:table-cell>
          <table:table-cell office:value-type="date" office:date-value="2024-10-27T13:37:38.032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93774033051406" calcext:value-type="float">
            <text:p>2.93774033051406</text:p>
          </table:table-cell>
          <table:table-cell office:value-type="string" calcext:value-type="string">
            <text:p>x</text:p>
          </table:table-cell>
          <table:table-cell office:value-type="float" office:value="2.50785081950324" calcext:value-type="float">
            <text:p>2.50785081950324</text:p>
          </table:table-cell>
          <table:table-cell office:value-type="string" calcext:value-type="string">
            <text:p>y</text:p>
          </table:table-cell>
          <table:table-cell office:value-type="float" office:value="-0.2356689453125" calcext:value-type="float">
            <text:p>-0.2356689453125</text:p>
          </table:table-cell>
          <table:table-cell office:value-type="string" calcext:value-type="string">
            <text:p>degrees</text:p>
          </table:table-cell>
          <table:table-cell office:value-type="float" office:value="40.780721175809" calcext:value-type="float">
            <text:p>40.780721175809</text:p>
          </table:table-cell>
          <table:table-cell office:value-type="string" calcext:value-type="string">
            <text:p>velocityMetersPerSec</text:p>
          </table:table-cell>
          <table:table-cell office:value-type="float" office:value="1.52308517010693" calcext:value-type="float">
            <text:p>1.52308517010693</text:p>
          </table:table-cell>
          <table:table-cell table:number-columns-repeated="16370"/>
        </table:table-row>
        <table:table-row table:style-name="ro1">
          <table:table-cell table:style-name="ce21" table:formula="of:=([.B667]-[.$B$1])*24*3600" office:value-type="float" office:value="3.330999962" calcext:value-type="float">
            <text:p>3.331</text:p>
          </table:table-cell>
          <table:table-cell office:value-type="date" office:date-value="2024-10-27T13:37:38.032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9924310376847" calcext:value-type="float">
            <text:p>2.9924310376847</text:p>
          </table:table-cell>
          <table:table-cell office:value-type="string" calcext:value-type="string">
            <text:p>x</text:p>
          </table:table-cell>
          <table:table-cell office:value-type="float" office:value="2.56894955846486" calcext:value-type="float">
            <text:p>2.56894955846486</text:p>
          </table:table-cell>
          <table:table-cell office:value-type="string" calcext:value-type="string">
            <text:p>y</text:p>
          </table:table-cell>
          <table:table-cell office:value-type="float" office:value="-0.1845703125" calcext:value-type="float">
            <text:p>-0.1845703125</text:p>
          </table:table-cell>
          <table:table-cell office:value-type="string" calcext:value-type="string">
            <text:p>degrees</text:p>
          </table:table-cell>
          <table:table-cell office:value-type="float" office:value="38.834074046241" calcext:value-type="float">
            <text:p>38.834074046241</text:p>
          </table:table-cell>
          <table:table-cell office:value-type="string" calcext:value-type="string">
            <text:p>velocityMetersPerSec</text:p>
          </table:table-cell>
          <table:table-cell office:value-type="float" office:value="1.38965914091608" calcext:value-type="float">
            <text:p>1.38965914091608</text:p>
          </table:table-cell>
          <table:table-cell table:number-columns-repeated="16370"/>
        </table:table-row>
        <table:table-row table:style-name="ro1">
          <table:table-cell table:style-name="ce21" table:formula="of:=([.B668]-[.$B$1])*24*3600" office:value-type="float" office:value="3.330999962" calcext:value-type="float">
            <text:p>3.331</text:p>
          </table:table-cell>
          <table:table-cell office:value-type="date" office:date-value="2024-10-27T13:37:38.032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3.05244169600515" calcext:value-type="float">
            <text:p>3.05244169600515</text:p>
          </table:table-cell>
          <table:table-cell office:value-type="string" calcext:value-type="string">
            <text:p>x</text:p>
          </table:table-cell>
          <table:table-cell office:value-type="float" office:value="2.63245045920656" calcext:value-type="float">
            <text:p>2.63245045920656</text:p>
          </table:table-cell>
          <table:table-cell office:value-type="string" calcext:value-type="string">
            <text:p>y</text:p>
          </table:table-cell>
          <table:table-cell office:value-type="float" office:value="-0.1361083984375" calcext:value-type="float">
            <text:p>-0.1361083984375</text:p>
          </table:table-cell>
          <table:table-cell office:value-type="string" calcext:value-type="string">
            <text:p>degrees</text:p>
          </table:table-cell>
          <table:table-cell office:value-type="float" office:value="35.6532344972423" calcext:value-type="float">
            <text:p>35.6532344972423</text:p>
          </table:table-cell>
          <table:table-cell office:value-type="string" calcext:value-type="string">
            <text:p>velocityMetersPerSec</text:p>
          </table:table-cell>
          <table:table-cell office:value-type="float" office:value="1.27255696114168" calcext:value-type="float">
            <text:p>1.27255696114168</text:p>
          </table:table-cell>
          <table:table-cell table:number-columns-repeated="16370"/>
        </table:table-row>
        <table:table-row table:style-name="ro1">
          <table:table-cell table:style-name="ce21" table:formula="of:=([.B669]-[.$B$1])*24*3600" office:value-type="float" office:value="3.330999962" calcext:value-type="float">
            <text:p>3.331</text:p>
          </table:table-cell>
          <table:table-cell office:value-type="date" office:date-value="2024-10-27T13:37:38.032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3.11762709821893" calcext:value-type="float">
            <text:p>3.11762709821893</text:p>
          </table:table-cell>
          <table:table-cell office:value-type="string" calcext:value-type="string">
            <text:p>x</text:p>
          </table:table-cell>
          <table:table-cell office:value-type="float" office:value="2.69875388202502" calcext:value-type="float">
            <text:p>2.69875388202502</text:p>
          </table:table-cell>
          <table:table-cell office:value-type="string" calcext:value-type="string">
            <text:p>y</text:p>
          </table:table-cell>
          <table:table-cell office:value-type="float" office:value="-0.0921874999999999" calcext:value-type="float">
            <text:p>-0.0921874999999999</text:p>
          </table:table-cell>
          <table:table-cell office:value-type="string" calcext:value-type="string">
            <text:p>degrees</text:p>
          </table:table-cell>
          <table:table-cell office:value-type="float" office:value="31.1575828858329" calcext:value-type="float">
            <text:p>31.1575828858329</text:p>
          </table:table-cell>
          <table:table-cell office:value-type="string" calcext:value-type="string">
            <text:p>velocityMetersPerSec</text:p>
          </table:table-cell>
          <table:table-cell office:value-type="float" office:value="1.16759237795623" calcext:value-type="float">
            <text:p>1.16759237795623</text:p>
          </table:table-cell>
          <table:table-cell table:number-columns-repeated="16370"/>
        </table:table-row>
        <table:table-row table:style-name="ro1">
          <table:table-cell table:style-name="ce21" table:formula="of:=([.B670]-[.$B$1])*24*3600" office:value-type="float" office:value="3.330999962" calcext:value-type="float">
            <text:p>3.331</text:p>
          </table:table-cell>
          <table:table-cell office:value-type="date" office:date-value="2024-10-27T13:37:38.032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3.15220580262616" calcext:value-type="float">
            <text:p>3.15220580262616</text:p>
          </table:table-cell>
          <table:table-cell office:value-type="string" calcext:value-type="string">
            <text:p>x</text:p>
          </table:table-cell>
          <table:table-cell office:value-type="float" office:value="2.73308165180574" calcext:value-type="float">
            <text:p>2.73308165180574</text:p>
          </table:table-cell>
          <table:table-cell office:value-type="string" calcext:value-type="string">
            <text:p>y</text:p>
          </table:table-cell>
          <table:table-cell office:value-type="float" office:value="-0.0725250244140625" calcext:value-type="float">
            <text:p>-0.0725250244140625</text:p>
          </table:table-cell>
          <table:table-cell office:value-type="string" calcext:value-type="string">
            <text:p>degrees</text:p>
          </table:table-cell>
          <table:table-cell office:value-type="float" office:value="28.3885354014053" calcext:value-type="float">
            <text:p>28.3885354014053</text:p>
          </table:table-cell>
          <table:table-cell office:value-type="string" calcext:value-type="string">
            <text:p>velocityMetersPerSec</text:p>
          </table:table-cell>
          <table:table-cell office:value-type="float" office:value="1.12053216771413" calcext:value-type="float">
            <text:p>1.12053216771413</text:p>
          </table:table-cell>
          <table:table-cell table:number-columns-repeated="16370"/>
        </table:table-row>
        <table:table-row table:style-name="ro1">
          <table:table-cell table:style-name="ce21" table:formula="of:=([.B671]-[.$B$1])*24*3600" office:value-type="float" office:value="3.330999962" calcext:value-type="float">
            <text:p>3.331</text:p>
          </table:table-cell>
          <table:table-cell office:value-type="date" office:date-value="2024-10-27T13:37:38.032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3.188070972387" calcext:value-type="float">
            <text:p>3.188070972387</text:p>
          </table:table-cell>
          <table:table-cell office:value-type="string" calcext:value-type="string">
            <text:p>x</text:p>
          </table:table-cell>
          <table:table-cell office:value-type="float" office:value="2.76826018721691" calcext:value-type="float">
            <text:p>2.76826018721691</text:p>
          </table:table-cell>
          <table:table-cell office:value-type="string" calcext:value-type="string">
            <text:p>y</text:p>
          </table:table-cell>
          <table:table-cell office:value-type="float" office:value="-0.0547119140624999" calcext:value-type="float">
            <text:p>-0.0547119140624999</text:p>
          </table:table-cell>
          <table:table-cell office:value-type="string" calcext:value-type="string">
            <text:p>degrees</text:p>
          </table:table-cell>
          <table:table-cell office:value-type="float" office:value="25.2622575146094" calcext:value-type="float">
            <text:p>25.2622575146094</text:p>
          </table:table-cell>
          <table:table-cell office:value-type="string" calcext:value-type="string">
            <text:p>velocityMetersPerSec</text:p>
          </table:table-cell>
          <table:table-cell office:value-type="float" office:value="1.07833722480388" calcext:value-type="float">
            <text:p>1.07833722480388</text:p>
          </table:table-cell>
          <table:table-cell table:number-columns-repeated="16370"/>
        </table:table-row>
        <table:table-row table:style-name="ro1">
          <table:table-cell table:style-name="ce21" table:formula="of:=([.B672]-[.$B$1])*24*3600" office:value-type="float" office:value="3.330999962" calcext:value-type="float">
            <text:p>3.331</text:p>
          </table:table-cell>
          <table:table-cell office:value-type="date" office:date-value="2024-10-27T13:37:38.032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3.22518905559219" calcext:value-type="float">
            <text:p>3.22518905559219</text:p>
          </table:table-cell>
          <table:table-cell office:value-type="string" calcext:value-type="string">
            <text:p>x</text:p>
          </table:table-cell>
          <table:table-cell office:value-type="float" office:value="2.80433953329561" calcext:value-type="float">
            <text:p>2.80433953329561</text:p>
          </table:table-cell>
          <table:table-cell office:value-type="string" calcext:value-type="string">
            <text:p>y</text:p>
          </table:table-cell>
          <table:table-cell office:value-type="float" office:value="-0.0389862060546874" calcext:value-type="float">
            <text:p>-0.0389862060546874</text:p>
          </table:table-cell>
          <table:table-cell office:value-type="string" calcext:value-type="string">
            <text:p>degrees</text:p>
          </table:table-cell>
          <table:table-cell office:value-type="float" office:value="21.779900871785" calcext:value-type="float">
            <text:p>21.779900871785</text:p>
          </table:table-cell>
          <table:table-cell office:value-type="string" calcext:value-type="string">
            <text:p>velocityMetersPerSec</text:p>
          </table:table-cell>
          <table:table-cell office:value-type="float" office:value="1.04233018166232" calcext:value-type="float">
            <text:p>1.04233018166232</text:p>
          </table:table-cell>
          <table:table-cell table:number-columns-repeated="16370"/>
        </table:table-row>
        <table:table-row table:style-name="ro1">
          <table:table-cell table:style-name="ce21" table:formula="of:=([.B673]-[.$B$1])*24*3600" office:value-type="float" office:value="3.330999962" calcext:value-type="float">
            <text:p>3.331</text:p>
          </table:table-cell>
          <table:table-cell office:value-type="date" office:date-value="2024-10-27T13:37:38.032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3.26348961081568" calcext:value-type="float">
            <text:p>3.26348961081568</text:p>
          </table:table-cell>
          <table:table-cell office:value-type="string" calcext:value-type="string">
            <text:p>x</text:p>
          </table:table-cell>
          <table:table-cell office:value-type="float" office:value="2.84136973507892" calcext:value-type="float">
            <text:p>2.84136973507892</text:p>
          </table:table-cell>
          <table:table-cell office:value-type="string" calcext:value-type="string">
            <text:p>y</text:p>
          </table:table-cell>
          <table:table-cell office:value-type="float" office:value="-0.0255859375" calcext:value-type="float">
            <text:p>-0.0255859375</text:p>
          </table:table-cell>
          <table:table-cell office:value-type="string" calcext:value-type="string">
            <text:p>degrees</text:p>
          </table:table-cell>
          <table:table-cell office:value-type="float" office:value="17.9536706388203" calcext:value-type="float">
            <text:p>17.9536706388203</text:p>
          </table:table-cell>
          <table:table-cell office:value-type="string" calcext:value-type="string">
            <text:p>velocityMetersPerSec</text:p>
          </table:table-cell>
          <table:table-cell office:value-type="float" office:value="1.01404923405482" calcext:value-type="float">
            <text:p>1.01404923405482</text:p>
          </table:table-cell>
          <table:table-cell table:number-columns-repeated="16370"/>
        </table:table-row>
        <table:table-row table:style-name="ro1">
          <table:table-cell table:style-name="ce21" table:formula="of:=([.B674]-[.$B$1])*24*3600" office:value-type="float" office:value="3.330999962" calcext:value-type="float">
            <text:p>3.331</text:p>
          </table:table-cell>
          <table:table-cell office:value-type="date" office:date-value="2024-10-27T13:37:38.032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3.3040409482805" calcext:value-type="float">
            <text:p>3.3040409482805</text:p>
          </table:table-cell>
          <table:table-cell office:value-type="string" calcext:value-type="string">
            <text:p>x</text:p>
          </table:table-cell>
          <table:table-cell office:value-type="float" office:value="2.87940083760393" calcext:value-type="float">
            <text:p>2.87940083760393</text:p>
          </table:table-cell>
          <table:table-cell office:value-type="string" calcext:value-type="string">
            <text:p>y</text:p>
          </table:table-cell>
          <table:table-cell office:value-type="float" office:value="-0.0147491455078124" calcext:value-type="float">
            <text:p>-0.0147491455078124</text:p>
          </table:table-cell>
          <table:table-cell office:value-type="string" calcext:value-type="string">
            <text:p>degrees</text:p>
          </table:table-cell>
          <table:table-cell office:value-type="float" office:value="13.8103074013684" calcext:value-type="float">
            <text:p>13.8103074013684</text:p>
          </table:table-cell>
          <table:table-cell office:value-type="string" calcext:value-type="string">
            <text:p>velocityMetersPerSec</text:p>
          </table:table-cell>
          <table:table-cell office:value-type="float" office:value="0.936314133302195" calcext:value-type="float">
            <text:p>0.936314133302195</text:p>
          </table:table-cell>
          <table:table-cell table:number-columns-repeated="16370"/>
        </table:table-row>
        <table:table-row table:style-name="ro1">
          <table:table-cell table:style-name="ce21" table:formula="of:=([.B675]-[.$B$1])*24*3600" office:value-type="float" office:value="3.330999962" calcext:value-type="float">
            <text:p>3.331</text:p>
          </table:table-cell>
          <table:table-cell office:value-type="date" office:date-value="2024-10-27T13:37:38.032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3.35087019728051" calcext:value-type="float">
            <text:p>3.35087019728051</text:p>
          </table:table-cell>
          <table:table-cell office:value-type="string" calcext:value-type="string">
            <text:p>x</text:p>
          </table:table-cell>
          <table:table-cell office:value-type="float" office:value="2.91848288590772" calcext:value-type="float">
            <text:p>2.91848288590772</text:p>
          </table:table-cell>
          <table:table-cell office:value-type="string" calcext:value-type="string">
            <text:p>y</text:p>
          </table:table-cell>
          <table:table-cell office:value-type="float" office:value="-0.0067138671875" calcext:value-type="float">
            <text:p>-0.0067138671875</text:p>
          </table:table-cell>
          <table:table-cell office:value-type="string" calcext:value-type="string">
            <text:p>degrees</text:p>
          </table:table-cell>
          <table:table-cell office:value-type="float" office:value="9.39357018725604" calcext:value-type="float">
            <text:p>9.39357018725604</text:p>
          </table:table-cell>
          <table:table-cell office:value-type="string" calcext:value-type="string">
            <text:p>velocityMetersPerSec</text:p>
          </table:table-cell>
          <table:table-cell office:value-type="float" office:value="0.767728836902177" calcext:value-type="float">
            <text:p>0.767728836902177</text:p>
          </table:table-cell>
          <table:table-cell table:number-columns-repeated="16370"/>
        </table:table-row>
        <table:table-row table:style-name="ro1">
          <table:table-cell table:style-name="ce21" table:formula="of:=([.B676]-[.$B$1])*24*3600" office:value-type="float" office:value="3.330999962" calcext:value-type="float">
            <text:p>3.331</text:p>
          </table:table-cell>
          <table:table-cell office:value-type="date" office:date-value="2024-10-27T13:37:38.032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3.41252608088884" calcext:value-type="float">
            <text:p>3.41252608088884</text:p>
          </table:table-cell>
          <table:table-cell office:value-type="string" calcext:value-type="string">
            <text:p>x</text:p>
          </table:table-cell>
          <table:table-cell office:value-type="float" office:value="2.95866592502738" calcext:value-type="float">
            <text:p>2.95866592502738</text:p>
          </table:table-cell>
          <table:table-cell office:value-type="string" calcext:value-type="string">
            <text:p>y</text:p>
          </table:table-cell>
          <table:table-cell office:value-type="float" office:value="-0.00171813964843742" calcext:value-type="float">
            <text:p>-0.00171813964843742</text:p>
          </table:table-cell>
          <table:table-cell office:value-type="string" calcext:value-type="string">
            <text:p>degrees</text:p>
          </table:table-cell>
          <table:table-cell office:value-type="float" office:value="4.76469604847864" calcext:value-type="float">
            <text:p>4.76469604847864</text:p>
          </table:table-cell>
          <table:table-cell office:value-type="string" calcext:value-type="string">
            <text:p>velocityMetersPerSec</text:p>
          </table:table-cell>
          <table:table-cell office:value-type="float" office:value="0.545767655912174" calcext:value-type="float">
            <text:p>0.545767655912174</text:p>
          </table:table-cell>
          <table:table-cell table:number-columns-repeated="16370"/>
        </table:table-row>
        <table:table-row table:style-name="ro1">
          <table:table-cell table:style-name="ce21" table:formula="of:=([.B677]-[.$B$1])*24*3600" office:value-type="float" office:value="3.330999962" calcext:value-type="float">
            <text:p>3.331</text:p>
          </table:table-cell>
          <table:table-cell office:value-type="date" office:date-value="2024-10-27T13:37:38.032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3.56412820753111" calcext:value-type="float">
            <text:p>3.56412820753111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grees</text:p>
          </table:table-cell>
          <table:table-cell office:value-type="float" office:value="-7.11193647390761E-015" calcext:value-type="float">
            <text:p>-7.11193647390761E-15</text:p>
          </table:table-cell>
          <table:table-cell office:value-type="string" calcext:value-type="string">
            <text:p>velocityMetersPerSec</text:p>
          </table:table-cell>
          <table:table-cell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style-name="ce21" table:formula="of:=([.B678]-[.$B$1])*24*3600" office:value-type="float" office:value="3.332000132" calcext:value-type="float">
            <text:p>3.332</text:p>
          </table:table-cell>
          <table:table-cell office:value-type="date" office:date-value="2024-10-27T13:37:38.033" calcext:value-type="date">
            <text:p>10/27/24 13:37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S-Fwd</text:p>
          </table:table-cell>
          <table:table-cell office:value-type="string" calcext:value-type="string">
            <text:p>SUCCESS</text:p>
          </table:table-cell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 table:visibility="filter">
          <table:table-cell table:style-name="ce21" table:formula="of:=([.B679]-[.$B$1])*24*3600" office:value-type="float" office:value="3.418999887" calcext:value-type="float">
            <text:p>3.419</text:p>
          </table:table-cell>
          <table:table-cell office:value-type="date" office:date-value="2024-10-27T13:37:38.12" calcext:value-type="date">
            <text:p>10/27/24 13:37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Robot disabled</text:p>
          </table:table-cell>
          <table:table-cell table:number-columns-repeated="16380"/>
        </table:table-row>
        <table:table-row table:style-name="ro1" table:number-rows-repeated="1047896">
          <table:table-cell table:number-columns-repeated="16384"/>
        </table:table-row>
        <table:table-row table:style-name="ro1">
          <table:table-cell table:number-columns-repeated="16384"/>
        </table:table-row>
        <table:named-expressions>
          <table:named-range table:name="_xlnm._FilterDatabase" table:base-cell-address="$Data.$A$1" table:cell-range-address="$Data.$A$2:.$B$2"/>
        </table:named-expressions>
      </table:table>
      <table:table table:name="Plot 1" table:style-name="ta3">
        <office:forms form:automatic-focus="false" form:apply-design-mode="false"/>
        <table:shapes>
          <draw:frame draw:z-index="1" draw:style-name="gr2" draw:text-style-name="P2" svg:width="6.2988in" svg:height="3.5429in" svg:x="10.1358in" svg:y="0.6933in">
            <draw:object draw:notify-on-update-of-ranges="'Plot 1'.C31:'Plot 1'.C492 'Plot 1'.D31:'Plot 1'.D49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9" table:default-cell-style-name="ce28"/>
        <table:table-column table:style-name="co10" table:number-columns-repeated="1023" table:default-cell-style-name="Default"/>
        <table:table-row table:style-name="ro1">
          <table:table-cell>
            <draw:frame table:end-cell-address="'Plot 1'.O29" table:end-x="0.2445in" table:end-y="0.1173in" draw:z-index="0" draw:name="DataPlot_0" draw:style-name="gr3" draw:text-style-name="P3" svg:width="9.8213in" svg:height="5.4307in" svg:x="0.0626in" svg:y="0.0531in">
              <draw:object draw:notify-on-update-of-ranges="'Plot 1'.B31:'Plot 1'.B492 'Plot 1'.B31:'Plot 1'.B492 'Plot 1'.C30:'Plot 1'.C30 'Plot 1'.C31:'Plot 1'.C492 'Plot 1'.B31:'Plot 1'.B492 'Plot 1'.D30:'Plot 1'.D30 'Plot 1'.D31:'Plot 1'.D492 'Plot 1'.B31:'Plot 1'.B492 'Plot 1'.E30:'Plot 1'.E30 'Plot 1'.E31:'Plot 1'.E492 'Plot 1'.B31:'Plot 1'.B492 'Plot 1'.F30:'Plot 1'.F30 'Plot 1'.F31:'Plot 1'.F492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9"/>
          <table:table-cell table:style-name="ce3" table:number-columns-repeated="1023"/>
        </table:table-row>
        <table:table-row table:style-name="ro1" table:number-rows-repeated="25">
          <table:table-cell table:number-columns-repeated="1024"/>
        </table:table-row>
        <table:table-row table:style-name="ro4">
          <table:table-cell table:style-name="ce30" office:value-type="string" calcext:value-type="string">
            <text:p>Elapsed Time</text:p>
          </table:table-cell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degrees</text:p>
          </table:table-cell>
          <table:table-cell table:style-name="ce4" office:value-type="string" calcext:value-type="string">
            <text:p>velocityMetersPerSec</text:p>
          </table:table-cell>
          <table:table-cell table:style-name="ce4" table:number-columns-repeated="1018"/>
        </table:table-row>
        <table:table-row table:style-name="ro1">
          <table:table-cell table:style-name="ce34" office:value-type="float" office:value="2.934000128" calcext:value-type="float">
            <text:p>2.934</text:p>
          </table:table-cell>
          <table:table-cell office:value-type="float" office:value="0" calcext:value-type="float">
            <text:p>0</text:p>
          </table:table-cell>
          <table:table-cell office:value-type="float" office:value="1.14300228600457" calcext:value-type="float">
            <text:p>1.14300228600457</text:p>
          </table:table-cell>
          <table:table-cell office:value-type="float" office:value="2.28600457200914" calcext:value-type="float">
            <text:p>2.286004572009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4" office:value-type="float" office:value="2.934000128" calcext:value-type="float">
            <text:p>2.934</text:p>
          </table:table-cell>
          <table:table-cell office:value-type="float" office:value="0.237093061444073" calcext:value-type="float">
            <text:p>0.237093061444073</text:p>
          </table:table-cell>
          <table:table-cell office:value-type="float" office:value="1.24417244430382" calcext:value-type="float">
            <text:p>1.24417244430382</text:p>
          </table:table-cell>
          <table:table-cell office:value-type="float" office:value="2.28765476539059" calcext:value-type="float">
            <text:p>2.28765476539059</text:p>
          </table:table-cell>
          <table:table-cell office:value-type="float" office:value="1.8591135088431" calcext:value-type="float">
            <text:p>1.8591135088431</text:p>
          </table:table-cell>
          <table:table-cell office:value-type="float" office:value="0.853535021198663" calcext:value-type="float">
            <text:p>0.853535021198663</text:p>
          </table:table-cell>
          <table:table-cell table:number-columns-repeated="1018"/>
        </table:table-row>
        <table:table-row table:style-name="ro1">
          <table:table-cell table:style-name="ce34" office:value-type="float" office:value="2.934000128" calcext:value-type="float">
            <text:p>2.934</text:p>
          </table:table-cell>
          <table:table-cell office:value-type="float" office:value="0.334328494236682" calcext:value-type="float">
            <text:p>0.334328494236682</text:p>
          </table:table-cell>
          <table:table-cell office:value-type="float" office:value="1.34406947224901" calcext:value-type="float">
            <text:p>1.34406947224901</text:p>
          </table:table-cell>
          <table:table-cell office:value-type="float" office:value="2.29245642958146" calcext:value-type="float">
            <text:p>2.29245642958146</text:p>
          </table:table-cell>
          <table:table-cell office:value-type="float" office:value="3.63319770479061" calcext:value-type="float">
            <text:p>3.63319770479061</text:p>
          </table:table-cell>
          <table:table-cell office:value-type="float" office:value="1.20358257925206" calcext:value-type="float">
            <text:p>1.20358257925206</text:p>
          </table:table-cell>
          <table:table-cell table:number-columns-repeated="1018"/>
        </table:table-row>
        <table:table-row table:style-name="ro1">
          <table:table-cell table:style-name="ce21" office:value-type="float" office:value="2.93499967" calcext:value-type="float">
            <text:p>2.935</text:p>
          </table:table-cell>
          <table:table-cell office:value-type="float" office:value="0.408339858033393" calcext:value-type="float">
            <text:p>0.408339858033393</text:p>
          </table:table-cell>
          <table:table-cell office:value-type="float" office:value="1.44270567486515" calcext:value-type="float">
            <text:p>1.44270567486515</text:p>
          </table:table-cell>
          <table:table-cell office:value-type="float" office:value="2.30018619065158" calcext:value-type="float">
            <text:p>2.30018619065158</text:p>
          </table:table-cell>
          <table:table-cell office:value-type="float" office:value="5.31579309693001" calcext:value-type="float">
            <text:p>5.31579309693001</text:p>
          </table:table-cell>
          <table:table-cell office:value-type="float" office:value="1.47002348892022" calcext:value-type="float">
            <text:p>1.47002348892022</text:p>
          </table:table-cell>
          <table:table-cell table:number-columns-repeated="1018"/>
        </table:table-row>
        <table:table-row table:style-name="ro1">
          <table:table-cell table:style-name="ce21" office:value-type="float" office:value="2.93499967" calcext:value-type="float">
            <text:p>2.935</text:p>
          </table:table-cell>
          <table:table-cell office:value-type="float" office:value="0.472866282012789" calcext:value-type="float">
            <text:p>0.472866282012789</text:p>
          </table:table-cell>
          <table:table-cell office:value-type="float" office:value="1.54009335717725" calcext:value-type="float">
            <text:p>1.54009335717725</text:p>
          </table:table-cell>
          <table:table-cell office:value-type="float" office:value="2.31062067467078" calcext:value-type="float">
            <text:p>2.31062067467078</text:p>
          </table:table-cell>
          <table:table-cell office:value-type="float" office:value="6.90130157191206" calcext:value-type="float">
            <text:p>6.90130157191206</text:p>
          </table:table-cell>
          <table:table-cell office:value-type="float" office:value="1.56578962879871" calcext:value-type="float">
            <text:p>1.56578962879871</text:p>
          </table:table-cell>
          <table:table-cell table:number-columns-repeated="1018"/>
        </table:table-row>
        <table:table-row table:style-name="ro1">
          <table:table-cell table:style-name="ce21" office:value-type="float" office:value="2.93499967" calcext:value-type="float">
            <text:p>2.935</text:p>
          </table:table-cell>
          <table:table-cell office:value-type="float" office:value="0.534711732964643" calcext:value-type="float">
            <text:p>0.534711732964643</text:p>
          </table:table-cell>
          <table:table-cell office:value-type="float" office:value="1.63624482421032" calcext:value-type="float">
            <text:p>1.63624482421032</text:p>
          </table:table-cell>
          <table:table-cell office:value-type="float" office:value="2.32353650770888" calcext:value-type="float">
            <text:p>2.32353650770888</text:p>
          </table:table-cell>
          <table:table-cell office:value-type="float" office:value="8.38491828384983" calcext:value-type="float">
            <text:p>8.38491828384983</text:p>
          </table:table-cell>
          <table:table-cell office:value-type="float" office:value="1.5715492111736" calcext:value-type="float">
            <text:p>1.5715492111736</text:p>
          </table:table-cell>
          <table:table-cell table:number-columns-repeated="1018"/>
        </table:table-row>
        <table:table-row table:style-name="ro1">
          <table:table-cell table:style-name="ce21" office:value-type="float" office:value="2.93499967" calcext:value-type="float">
            <text:p>2.935</text:p>
          </table:table-cell>
          <table:table-cell office:value-type="float" office:value="0.59574978419753" calcext:value-type="float">
            <text:p>0.59574978419753</text:p>
          </table:table-cell>
          <table:table-cell office:value-type="float" office:value="1.73117238098936" calcext:value-type="float">
            <text:p>1.73117238098936</text:p>
          </table:table-cell>
          <table:table-cell office:value-type="float" office:value="2.3387103158357" calcext:value-type="float">
            <text:p>2.3387103158357</text:p>
          </table:table-cell>
          <table:table-cell office:value-type="float" office:value="9.76253703044511" calcext:value-type="float">
            <text:p>9.76253703044511</text:p>
          </table:table-cell>
          <table:table-cell office:value-type="float" office:value="1.57837590410305" calcext:value-type="float">
            <text:p>1.57837590410305</text:p>
          </table:table-cell>
          <table:table-cell table:number-columns-repeated="1018"/>
        </table:table-row>
        <table:table-row table:style-name="ro1">
          <table:table-cell table:style-name="ce21" office:value-type="float" office:value="2.93499967" calcext:value-type="float">
            <text:p>2.935</text:p>
          </table:table-cell>
          <table:table-cell office:value-type="float" office:value="0.655968064455003" calcext:value-type="float">
            <text:p>0.655968064455003</text:p>
          </table:table-cell>
          <table:table-cell office:value-type="float" office:value="1.8248883325394" calcext:value-type="float">
            <text:p>1.8248883325394</text:p>
          </table:table-cell>
          <table:table-cell office:value-type="float" office:value="2.35591872512106" calcext:value-type="float">
            <text:p>2.35591872512106</text:p>
          </table:table-cell>
          <table:table-cell office:value-type="float" office:value="11.0306362437717" calcext:value-type="float">
            <text:p>11.0306362437717</text:p>
          </table:table-cell>
          <table:table-cell office:value-type="float" office:value="1.58620413981476" calcext:value-type="float">
            <text:p>1.58620413981476</text:p>
          </table:table-cell>
          <table:table-cell table:number-columns-repeated="1018"/>
        </table:table-row>
        <table:table-row table:style-name="ro1">
          <table:table-cell table:style-name="ce21" office:value-type="float" office:value="2.93499967" calcext:value-type="float">
            <text:p>2.935</text:p>
          </table:table-cell>
          <table:table-cell office:value-type="float" office:value="0.71534937462085" calcext:value-type="float">
            <text:p>0.71534937462085</text:p>
          </table:table-cell>
          <table:table-cell office:value-type="float" office:value="1.91740498388544" calcext:value-type="float">
            <text:p>1.91740498388544</text:p>
          </table:table-cell>
          <table:table-cell office:value-type="float" office:value="2.37493836163478" calcext:value-type="float">
            <text:p>2.37493836163478</text:p>
          </table:table-cell>
          <table:table-cell office:value-type="float" office:value="12.186152154678" calcext:value-type="float">
            <text:p>12.186152154678</text:p>
          </table:table-cell>
          <table:table-cell office:value-type="float" office:value="1.59498046943208" calcext:value-type="float">
            <text:p>1.59498046943208</text:p>
          </table:table-cell>
          <table:table-cell table:number-columns-repeated="1018"/>
        </table:table-row>
        <table:table-row table:style-name="ro1">
          <table:table-cell table:style-name="ce21" office:value-type="float" office:value="2.93499967" calcext:value-type="float">
            <text:p>2.935</text:p>
          </table:table-cell>
          <table:table-cell office:value-type="float" office:value="0.773871890590105" calcext:value-type="float">
            <text:p>0.773871890590105</text:p>
          </table:table-cell>
          <table:table-cell office:value-type="float" office:value="2.00873464005248" calcext:value-type="float">
            <text:p>2.00873464005248</text:p>
          </table:table-cell>
          <table:table-cell office:value-type="float" office:value="2.39554585144669" calcext:value-type="float">
            <text:p>2.39554585144669</text:p>
          </table:table-cell>
          <table:table-cell office:value-type="float" office:value="13.2263447202534" calcext:value-type="float">
            <text:p>13.2263447202534</text:p>
          </table:table-cell>
          <table:table-cell office:value-type="float" office:value="1.60466720936474" calcext:value-type="float">
            <text:p>1.60466720936474</text:p>
          </table:table-cell>
          <table:table-cell table:number-columns-repeated="1018"/>
        </table:table-row>
        <table:table-row table:style-name="ro1">
          <table:table-cell table:style-name="ce21" office:value-type="float" office:value="2.93499967" calcext:value-type="float">
            <text:p>2.935</text:p>
          </table:table-cell>
          <table:table-cell office:value-type="float" office:value="0.831509341435596" calcext:value-type="float">
            <text:p>0.831509341435596</text:p>
          </table:table-cell>
          <table:table-cell office:value-type="float" office:value="2.09888960606554" calcext:value-type="float">
            <text:p>2.09888960606554</text:p>
          </table:table-cell>
          <table:table-cell office:value-type="float" office:value="2.41751782062661" calcext:value-type="float">
            <text:p>2.41751782062661</text:p>
          </table:table-cell>
          <table:table-cell office:value-type="float" office:value="14.14866074015" calcext:value-type="float">
            <text:p>14.14866074015</text:p>
          </table:table-cell>
          <table:table-cell office:value-type="float" office:value="1.61524543870839" calcext:value-type="float">
            <text:p>1.61524543870839</text:p>
          </table:table-cell>
          <table:table-cell table:number-columns-repeated="1018"/>
        </table:table-row>
        <table:table-row table:style-name="ro1">
          <table:table-cell table:style-name="ce21" office:value-type="float" office:value="2.93499967" calcext:value-type="float">
            <text:p>2.935</text:p>
          </table:table-cell>
          <table:table-cell office:value-type="float" office:value="0.888231185863964" calcext:value-type="float">
            <text:p>0.888231185863964</text:p>
          </table:table-cell>
          <table:table-cell office:value-type="float" office:value="2.18788218694963" calcext:value-type="float">
            <text:p>2.18788218694963</text:p>
          </table:table-cell>
          <table:table-cell office:value-type="float" office:value="2.44063089524436" calcext:value-type="float">
            <text:p>2.44063089524436</text:p>
          </table:table-cell>
          <table:table-cell office:value-type="float" office:value="14.9505974019478" calcext:value-type="float">
            <text:p>14.9505974019478</text:p>
          </table:table-cell>
          <table:table-cell office:value-type="float" office:value="1.62671747058143" calcext:value-type="float">
            <text:p>1.62671747058143</text:p>
          </table:table-cell>
          <table:table-cell table:number-columns-repeated="1018"/>
        </table:table-row>
        <table:table-row table:style-name="ro1">
          <table:table-cell table:style-name="ce21" office:value-type="float" office:value="2.93499967" calcext:value-type="float">
            <text:p>2.935</text:p>
          </table:table-cell>
          <table:table-cell office:value-type="float" office:value="0.944002808107261" calcext:value-type="float">
            <text:p>0.944002808107261</text:p>
          </table:table-cell>
          <table:table-cell office:value-type="float" office:value="2.27572468772976" calcext:value-type="float">
            <text:p>2.27572468772976</text:p>
          </table:table-cell>
          <table:table-cell office:value-type="float" office:value="2.46466170136976" calcext:value-type="float">
            <text:p>2.46466170136976</text:p>
          </table:table-cell>
          <table:table-cell office:value-type="float" office:value="15.6295684178226" calcext:value-type="float">
            <text:p>15.6295684178226</text:p>
          </table:table-cell>
          <table:table-cell office:value-type="float" office:value="1.63910892018342" calcext:value-type="float">
            <text:p>1.63910892018342</text:p>
          </table:table-cell>
          <table:table-cell table:number-columns-repeated="1018"/>
        </table:table-row>
        <table:table-row table:style-name="ro1">
          <table:table-cell table:style-name="ce21" office:value-type="float" office:value="2.93499967" calcext:value-type="float">
            <text:p>2.935</text:p>
          </table:table-cell>
          <table:table-cell office:value-type="float" office:value="0.998785753322943" calcext:value-type="float">
            <text:p>0.998785753322943</text:p>
          </table:table-cell>
          <table:table-cell office:value-type="float" office:value="2.36242941343093" calcext:value-type="float">
            <text:p>2.36242941343093</text:p>
          </table:table-cell>
          <table:table-cell office:value-type="float" office:value="2.48938686507264" calcext:value-type="float">
            <text:p>2.48938686507264</text:p>
          </table:table-cell>
          <table:table-cell office:value-type="float" office:value="16.1827740340233" calcext:value-type="float">
            <text:p>16.1827740340233</text:p>
          </table:table-cell>
          <table:table-cell office:value-type="float" office:value="1.65247046695407" calcext:value-type="float">
            <text:p>1.65247046695407</text:p>
          </table:table-cell>
          <table:table-cell table:number-columns-repeated="1018"/>
        </table:table-row>
        <table:table-row table:style-name="ro1">
          <table:table-cell table:style-name="ce21" office:value-type="float" office:value="2.93499967" calcext:value-type="float">
            <text:p>2.935</text:p>
          </table:table-cell>
          <table:table-cell office:value-type="float" office:value="1.05253802290843" calcext:value-type="float">
            <text:p>1.05253802290843</text:p>
          </table:table-cell>
          <table:table-cell office:value-type="float" office:value="2.44800866907816" calcext:value-type="float">
            <text:p>2.44800866907816</text:p>
          </table:table-cell>
          <table:table-cell office:value-type="float" office:value="2.51458301242282" calcext:value-type="float">
            <text:p>2.51458301242282</text:p>
          </table:table-cell>
          <table:table-cell office:value-type="float" office:value="16.6070755700108" calcext:value-type="float">
            <text:p>16.6070755700108</text:p>
          </table:table-cell>
          <table:table-cell office:value-type="float" office:value="1.66687935438117" calcext:value-type="float">
            <text:p>1.66687935438117</text:p>
          </table:table-cell>
          <table:table-cell table:number-columns-repeated="1018"/>
        </table:table-row>
        <table:table-row table:style-name="ro1">
          <table:table-cell table:style-name="ce21" office:value-type="float" office:value="2.93499967" calcext:value-type="float">
            <text:p>2.935</text:p>
          </table:table-cell>
          <table:table-cell office:value-type="float" office:value="1.10521445244101" calcext:value-type="float">
            <text:p>1.10521445244101</text:p>
          </table:table-cell>
          <table:table-cell office:value-type="float" office:value="2.53247475969646" calcext:value-type="float">
            <text:p>2.53247475969646</text:p>
          </table:table-cell>
          <table:table-cell office:value-type="float" office:value="2.54002676949011" calcext:value-type="float">
            <text:p>2.54002676949011</text:p>
          </table:table-cell>
          <table:table-cell office:value-type="float" office:value="16.8988748169317" calcext:value-type="float">
            <text:p>16.8988748169317</text:p>
          </table:table-cell>
          <table:table-cell office:value-type="float" office:value="1.68244058047502" calcext:value-type="float">
            <text:p>1.68244058047502</text:p>
          </table:table-cell>
          <table:table-cell table:number-columns-repeated="1018"/>
        </table:table-row>
        <table:table-row table:style-name="ro1">
          <table:table-cell table:style-name="ce21" office:value-type="float" office:value="2.93499967" calcext:value-type="float">
            <text:p>2.935</text:p>
          </table:table-cell>
          <table:table-cell office:value-type="float" office:value="1.15676719979533" calcext:value-type="float">
            <text:p>1.15676719979533</text:p>
          </table:table-cell>
          <table:table-cell office:value-type="float" office:value="2.61583999031084" calcext:value-type="float">
            <text:p>2.61583999031084</text:p>
          </table:table-cell>
          <table:table-cell office:value-type="float" office:value="2.56549476234435" calcext:value-type="float">
            <text:p>2.56549476234435</text:p>
          </table:table-cell>
          <table:table-cell office:value-type="float" office:value="17.0539986332789" calcext:value-type="float">
            <text:p>17.0539986332789</text:p>
          </table:table-cell>
          <table:table-cell office:value-type="float" office:value="1.69928758866542" calcext:value-type="float">
            <text:p>1.69928758866542</text:p>
          </table:table-cell>
          <table:table-cell table:number-columns-repeated="1018"/>
        </table:table-row>
        <table:table-row table:style-name="ro1">
          <table:table-cell table:style-name="ce21" office:value-type="float" office:value="2.93499967" calcext:value-type="float">
            <text:p>2.935</text:p>
          </table:table-cell>
          <table:table-cell office:value-type="float" office:value="1.20737010572361" calcext:value-type="float">
            <text:p>1.20737010572361</text:p>
          </table:table-cell>
          <table:table-cell office:value-type="float" office:value="2.6981166659463" calcext:value-type="float">
            <text:p>2.6981166659463</text:p>
          </table:table-cell>
          <table:table-cell office:value-type="float" office:value="2.59076361705535" calcext:value-type="float">
            <text:p>2.59076361705535</text:p>
          </table:table-cell>
          <table:table-cell office:value-type="float" office:value="17.067589467013" calcext:value-type="float">
            <text:p>17.067589467013</text:p>
          </table:table-cell>
          <table:table-cell office:value-type="float" office:value="1.70247530353377" calcext:value-type="float">
            <text:p>1.70247530353377</text:p>
          </table:table-cell>
          <table:table-cell table:number-columns-repeated="1018"/>
        </table:table-row>
        <table:table-row table:style-name="ro1">
          <table:table-cell table:style-name="ce21" office:value-type="float" office:value="2.93499967" calcext:value-type="float">
            <text:p>2.935</text:p>
          </table:table-cell>
          <table:table-cell office:value-type="float" office:value="1.25753205985408" calcext:value-type="float">
            <text:p>1.25753205985408</text:p>
          </table:table-cell>
          <table:table-cell office:value-type="float" office:value="2.77931709162786" calcext:value-type="float">
            <text:p>2.77931709162786</text:p>
          </table:table-cell>
          <table:table-cell office:value-type="float" office:value="2.61560995969294" calcext:value-type="float">
            <text:p>2.61560995969294</text:p>
          </table:table-cell>
          <table:table-cell office:value-type="float" office:value="16.9340033782741" calcext:value-type="float">
            <text:p>16.9340033782741</text:p>
          </table:table-cell>
          <table:table-cell office:value-type="float" office:value="1.68322705349952" calcext:value-type="float">
            <text:p>1.68322705349952</text:p>
          </table:table-cell>
          <table:table-cell table:number-columns-repeated="1018"/>
        </table:table-row>
        <table:table-row table:style-name="ro1">
          <table:table-cell table:style-name="ce21" office:value-type="float" office:value="2.93499967" calcext:value-type="float">
            <text:p>2.935</text:p>
          </table:table-cell>
          <table:table-cell office:value-type="float" office:value="1.30756468183209" calcext:value-type="float">
            <text:p>1.30756468183209</text:p>
          </table:table-cell>
          <table:table-cell office:value-type="float" office:value="2.85945357238052" calcext:value-type="float">
            <text:p>2.85945357238052</text:p>
          </table:table-cell>
          <table:table-cell office:value-type="float" office:value="2.63981041632693" calcext:value-type="float">
            <text:p>2.63981041632693</text:p>
          </table:table-cell>
          <table:table-cell office:value-type="float" office:value="16.6467185377281" calcext:value-type="float">
            <text:p>16.6467185377281</text:p>
          </table:table-cell>
          <table:table-cell office:value-type="float" office:value="1.66302640403734" calcext:value-type="float">
            <text:p>1.66302640403734</text:p>
          </table:table-cell>
          <table:table-cell table:number-columns-repeated="1018"/>
        </table:table-row>
        <table:table-row table:style-name="ro1">
          <table:table-cell table:style-name="ce21" office:value-type="float" office:value="2.93499967" calcext:value-type="float">
            <text:p>2.935</text:p>
          </table:table-cell>
          <table:table-cell office:value-type="float" office:value="1.35746385778651" calcext:value-type="float">
            <text:p>1.35746385778651</text:p>
          </table:table-cell>
          <table:table-cell office:value-type="float" office:value="2.9385384132293" calcext:value-type="float">
            <text:p>2.9385384132293</text:p>
          </table:table-cell>
          <table:table-cell office:value-type="float" office:value="2.66314161302716" calcext:value-type="float">
            <text:p>2.66314161302716</text:p>
          </table:table-cell>
          <table:table-cell office:value-type="float" office:value="16.1982592742342" calcext:value-type="float">
            <text:p>16.1982592742342</text:p>
          </table:table-cell>
          <table:table-cell office:value-type="float" office:value="1.64182072147775" calcext:value-type="float">
            <text:p>1.64182072147775</text:p>
          </table:table-cell>
          <table:table-cell table:number-columns-repeated="1018"/>
        </table:table-row>
        <table:table-row table:style-name="ro1">
          <table:table-cell table:style-name="ce21" office:value-type="float" office:value="2.93499967" calcext:value-type="float">
            <text:p>2.935</text:p>
          </table:table-cell>
          <table:table-cell office:value-type="float" office:value="1.40722911124724" calcext:value-type="float">
            <text:p>1.40722911124724</text:p>
          </table:table-cell>
          <table:table-cell office:value-type="float" office:value="3.01658391919921" calcext:value-type="float">
            <text:p>3.01658391919921</text:p>
          </table:table-cell>
          <table:table-cell office:value-type="float" office:value="2.68538017586344" calcext:value-type="float">
            <text:p>2.68538017586344</text:p>
          </table:table-cell>
          <table:table-cell office:value-type="float" office:value="15.5801437217956" calcext:value-type="float">
            <text:p>15.5801437217956</text:p>
          </table:table-cell>
          <table:table-cell office:value-type="float" office:value="1.61957316397508" calcext:value-type="float">
            <text:p>1.61957316397508</text:p>
          </table:table-cell>
          <table:table-cell table:number-columns-repeated="1018"/>
        </table:table-row>
        <table:table-row table:style-name="ro1">
          <table:table-cell table:style-name="ce21" office:value-type="float" office:value="2.935999841" calcext:value-type="float">
            <text:p>2.936</text:p>
          </table:table-cell>
          <table:table-cell office:value-type="float" office:value="1.45686438158115" calcext:value-type="float">
            <text:p>1.45686438158115</text:p>
          </table:table-cell>
          <table:table-cell office:value-type="float" office:value="3.09360239531525" calcext:value-type="float">
            <text:p>3.09360239531525</text:p>
          </table:table-cell>
          <table:table-cell office:value-type="float" office:value="2.7063027309056" calcext:value-type="float">
            <text:p>2.7063027309056</text:p>
          </table:table-cell>
          <table:table-cell office:value-type="float" office:value="14.782867172402" calcext:value-type="float">
            <text:p>14.782867172402</text:p>
          </table:table-cell>
          <table:table-cell office:value-type="float" office:value="1.59627584278527" calcext:value-type="float">
            <text:p>1.59627584278527</text:p>
          </table:table-cell>
          <table:table-cell table:number-columns-repeated="1018"/>
        </table:table-row>
        <table:table-row table:style-name="ro1">
          <table:table-cell table:style-name="ce21" office:value-type="float" office:value="2.935999841" calcext:value-type="float">
            <text:p>2.936</text:p>
          </table:table-cell>
          <table:table-cell office:value-type="float" office:value="1.50637856687339" calcext:value-type="float">
            <text:p>1.50637856687339</text:p>
          </table:table-cell>
          <table:table-cell office:value-type="float" office:value="3.16960614660243" calcext:value-type="float">
            <text:p>3.16960614660243</text:p>
          </table:table-cell>
          <table:table-cell office:value-type="float" office:value="2.72568590422345" calcext:value-type="float">
            <text:p>2.72568590422345</text:p>
          </table:table-cell>
          <table:table-cell office:value-type="float" office:value="13.7959385604075" calcext:value-type="float">
            <text:p>13.7959385604075</text:p>
          </table:table-cell>
          <table:table-cell office:value-type="float" office:value="1.57196596343634" calcext:value-type="float">
            <text:p>1.57196596343634</text:p>
          </table:table-cell>
          <table:table-cell table:number-columns-repeated="1018"/>
        </table:table-row>
        <table:table-row table:style-name="ro1">
          <table:table-cell table:style-name="ce21" office:value-type="float" office:value="2.935999841" calcext:value-type="float">
            <text:p>2.936</text:p>
          </table:table-cell>
          <table:table-cell office:value-type="float" office:value="1.55578574444195" calcext:value-type="float">
            <text:p>1.55578574444195</text:p>
          </table:table-cell>
          <table:table-cell office:value-type="float" office:value="3.24460747808577" calcext:value-type="float">
            <text:p>3.24460747808577</text:p>
          </table:table-cell>
          <table:table-cell office:value-type="float" office:value="2.74330632188682" calcext:value-type="float">
            <text:p>2.74330632188682</text:p>
          </table:table-cell>
          <table:table-cell office:value-type="float" office:value="12.6079941532845" calcext:value-type="float">
            <text:p>12.6079941532845</text:p>
          </table:table-cell>
          <table:table-cell office:value-type="float" office:value="1.54674515080353" calcext:value-type="float">
            <text:p>1.54674515080353</text:p>
          </table:table-cell>
          <table:table-cell table:number-columns-repeated="1018"/>
        </table:table-row>
        <table:table-row table:style-name="ro1">
          <table:table-cell table:style-name="ce21" office:value-type="float" office:value="2.935999841" calcext:value-type="float">
            <text:p>2.936</text:p>
          </table:table-cell>
          <table:table-cell office:value-type="float" office:value="1.60510496065919" calcext:value-type="float">
            <text:p>1.60510496065919</text:p>
          </table:table-cell>
          <table:table-cell office:value-type="float" office:value="3.31861869479028" calcext:value-type="float">
            <text:p>3.31861869479028</text:p>
          </table:table-cell>
          <table:table-cell office:value-type="float" office:value="2.75894060996554" calcext:value-type="float">
            <text:p>2.75894060996554</text:p>
          </table:table-cell>
          <table:table-cell office:value-type="float" office:value="11.2070202812108" calcext:value-type="float">
            <text:p>11.2070202812108</text:p>
          </table:table-cell>
          <table:table-cell office:value-type="float" office:value="1.520801779902" calcext:value-type="float">
            <text:p>1.520801779902</text:p>
          </table:table-cell>
          <table:table-cell table:number-columns-repeated="1018"/>
        </table:table-row>
        <table:table-row table:style-name="ro1">
          <table:table-cell table:style-name="ce21" office:value-type="float" office:value="2.935999841" calcext:value-type="float">
            <text:p>2.936</text:p>
          </table:table-cell>
          <table:table-cell office:value-type="float" office:value="1.6543594647415" calcext:value-type="float">
            <text:p>1.6543594647415</text:p>
          </table:table-cell>
          <table:table-cell office:value-type="float" office:value="3.39165210174096" calcext:value-type="float">
            <text:p>3.39165210174096</text:p>
          </table:table-cell>
          <table:table-cell office:value-type="float" office:value="2.77236539452941" calcext:value-type="float">
            <text:p>2.77236539452941</text:p>
          </table:table-cell>
          <table:table-cell office:value-type="float" office:value="9.58072499833493" calcext:value-type="float">
            <text:p>9.58072499833493</text:p>
          </table:table-cell>
          <table:table-cell office:value-type="float" office:value="1.49443551820125" calcext:value-type="float">
            <text:p>1.49443551820125</text:p>
          </table:table-cell>
          <table:table-cell table:number-columns-repeated="1018"/>
        </table:table-row>
        <table:table-row table:style-name="ro1">
          <table:table-cell table:style-name="ce21" office:value-type="float" office:value="2.935999841" calcext:value-type="float">
            <text:p>2.936</text:p>
          </table:table-cell>
          <table:table-cell office:value-type="float" office:value="1.70357525766697" calcext:value-type="float">
            <text:p>1.70357525766697</text:p>
          </table:table-cell>
          <table:table-cell office:value-type="float" office:value="3.46372000396282" calcext:value-type="float">
            <text:p>3.46372000396282</text:p>
          </table:table-cell>
          <table:table-cell office:value-type="float" office:value="2.78335730164828" calcext:value-type="float">
            <text:p>2.78335730164828</text:p>
          </table:table-cell>
          <table:table-cell office:value-type="float" office:value="7.7171051035785" calcext:value-type="float">
            <text:p>7.7171051035785</text:p>
          </table:table-cell>
          <table:table-cell office:value-type="float" office:value="1.46808240686122" calcext:value-type="float">
            <text:p>1.46808240686122</text:p>
          </table:table-cell>
          <table:table-cell table:number-columns-repeated="1018"/>
        </table:table-row>
        <table:table-row table:style-name="ro1">
          <table:table-cell table:style-name="ce21" office:value-type="float" office:value="2.935999841" calcext:value-type="float">
            <text:p>2.936</text:p>
          </table:table-cell>
          <table:table-cell office:value-type="float" office:value="1.75277885197512" calcext:value-type="float">
            <text:p>1.75277885197512</text:p>
          </table:table-cell>
          <table:table-cell office:value-type="float" office:value="3.53483470648088" calcext:value-type="float">
            <text:p>3.53483470648088</text:p>
          </table:table-cell>
          <table:table-cell office:value-type="float" office:value="2.79169295739195" calcext:value-type="float">
            <text:p>2.79169295739195</text:p>
          </table:table-cell>
          <table:table-cell office:value-type="float" office:value="5.60525655843968" calcext:value-type="float">
            <text:p>5.60525655843968</text:p>
          </table:table-cell>
          <table:table-cell office:value-type="float" office:value="1.44233768462462" calcext:value-type="float">
            <text:p>1.44233768462462</text:p>
          </table:table-cell>
          <table:table-cell table:number-columns-repeated="1018"/>
        </table:table-row>
        <table:table-row table:style-name="ro1">
          <table:table-cell table:style-name="ce21" office:value-type="float" office:value="2.935999841" calcext:value-type="float">
            <text:p>2.936</text:p>
          </table:table-cell>
          <table:table-cell office:value-type="float" office:value="1.8019942118915" calcext:value-type="float">
            <text:p>1.8019942118915</text:p>
          </table:table-cell>
          <table:table-cell office:value-type="float" office:value="3.60500851432014" calcext:value-type="float">
            <text:p>3.60500851432014</text:p>
          </table:table-cell>
          <table:table-cell office:value-type="float" office:value="2.79714898783026" calcext:value-type="float">
            <text:p>2.79714898783026</text:p>
          </table:table-cell>
          <table:table-cell office:value-type="float" office:value="3.23646757492888" calcext:value-type="float">
            <text:p>3.23646757492888</text:p>
          </table:table-cell>
          <table:table-cell office:value-type="float" office:value="1.41797227618078" calcext:value-type="float">
            <text:p>1.41797227618078</text:p>
          </table:table-cell>
          <table:table-cell table:number-columns-repeated="1018"/>
        </table:table-row>
        <table:table-row table:style-name="ro1">
          <table:table-cell table:style-name="ce21" office:value-type="float" office:value="2.935999841" calcext:value-type="float">
            <text:p>2.936</text:p>
          </table:table-cell>
          <table:table-cell office:value-type="float" office:value="1.85123899170802" calcext:value-type="float">
            <text:p>1.85123899170802</text:p>
          </table:table-cell>
          <table:table-cell office:value-type="float" office:value="3.67425373250561" calcext:value-type="float">
            <text:p>3.67425373250561</text:p>
          </table:table-cell>
          <table:table-cell office:value-type="float" office:value="2.79950201903301" calcext:value-type="float">
            <text:p>2.79950201903301</text:p>
          </table:table-cell>
          <table:table-cell office:value-type="float" office:value="0.605607074259524" calcext:value-type="float">
            <text:p>0.605607074259524</text:p>
          </table:table-cell>
          <table:table-cell office:value-type="float" office:value="1.39593759390786" calcext:value-type="float">
            <text:p>1.39593759390786</text:p>
          </table:table-cell>
          <table:table-cell table:number-columns-repeated="1018"/>
        </table:table-row>
        <table:table-row table:style-name="ro1">
          <table:table-cell table:style-name="ce21" office:value-type="float" office:value="2.935999841" calcext:value-type="float">
            <text:p>2.936</text:p>
          </table:table-cell>
          <table:table-cell office:value-type="float" office:value="1.9008060199876" calcext:value-type="float">
            <text:p>1.9008060199876</text:p>
          </table:table-cell>
          <table:table-cell office:value-type="float" office:value="3.74258266606231" calcext:value-type="float">
            <text:p>3.74258266606231</text:p>
          </table:table-cell>
          <table:table-cell office:value-type="float" office:value="2.79852867707005" calcext:value-type="float">
            <text:p>2.79852867707005</text:p>
          </table:table-cell>
          <table:table-cell office:value-type="float" office:value="-2.28723112761651" calcext:value-type="float">
            <text:p>-2.28723112761651</text:p>
          </table:table-cell>
          <table:table-cell office:value-type="float" office:value="1.36137379548623" calcext:value-type="float">
            <text:p>1.36137379548623</text:p>
          </table:table-cell>
          <table:table-cell table:number-columns-repeated="1018"/>
        </table:table-row>
        <table:table-row table:style-name="ro1">
          <table:table-cell table:style-name="ce21" office:value-type="float" office:value="2.935999841" calcext:value-type="float">
            <text:p>2.936</text:p>
          </table:table-cell>
          <table:table-cell office:value-type="float" office:value="1.95112949173759" calcext:value-type="float">
            <text:p>1.95112949173759</text:p>
          </table:table-cell>
          <table:table-cell office:value-type="float" office:value="3.81000762001524" calcext:value-type="float">
            <text:p>3.81000762001524</text:p>
          </table:table-cell>
          <table:table-cell office:value-type="float" office:value="2.79400558801118" calcext:value-type="float">
            <text:p>2.79400558801118</text:p>
          </table:table-cell>
          <table:table-cell office:value-type="float" office:value="-5.43495072277054" calcext:value-type="float">
            <text:p>-5.43495072277054</text:p>
          </table:table-cell>
          <table:table-cell office:value-type="float" office:value="1.32431116206459" calcext:value-type="float">
            <text:p>1.32431116206459</text:p>
          </table:table-cell>
          <table:table-cell table:number-columns-repeated="1018"/>
        </table:table-row>
        <table:table-row table:style-name="ro1">
          <table:table-cell table:style-name="ce21" office:value-type="float" office:value="2.937000012" calcext:value-type="float">
            <text:p>2.937</text:p>
          </table:table-cell>
          <table:table-cell office:value-type="float" office:value="2.00181578179259" calcext:value-type="float">
            <text:p>2.00181578179259</text:p>
          </table:table-cell>
          <table:table-cell office:value-type="float" office:value="3.87652613107809" calcext:value-type="float">
            <text:p>3.87652613107809</text:p>
          </table:table-cell>
          <table:table-cell office:value-type="float" office:value="2.78577302759586" calcext:value-type="float">
            <text:p>2.78577302759586</text:p>
          </table:table-cell>
          <table:table-cell office:value-type="float" office:value="-8.66577883211303" calcext:value-type="float">
            <text:p>-8.66577883211303</text:p>
          </table:table-cell>
          <table:table-cell office:value-type="float" office:value="1.32042847016045" calcext:value-type="float">
            <text:p>1.32042847016045</text:p>
          </table:table-cell>
          <table:table-cell table:number-columns-repeated="1018"/>
        </table:table-row>
        <table:table-row table:style-name="ro1">
          <table:table-cell table:style-name="ce21" office:value-type="float" office:value="2.937000012" calcext:value-type="float">
            <text:p>2.937</text:p>
          </table:table-cell>
          <table:table-cell office:value-type="float" office:value="2.05228896580038" calcext:value-type="float">
            <text:p>2.05228896580038</text:p>
          </table:table-cell>
          <table:table-cell office:value-type="float" office:value="3.94207666271927" calcext:value-type="float">
            <text:p>3.94207666271927</text:p>
          </table:table-cell>
          <table:table-cell office:value-type="float" office:value="2.77392587024212" calcext:value-type="float">
            <text:p>2.77392587024212</text:p>
          </table:table-cell>
          <table:table-cell office:value-type="float" office:value="-11.8116640515098" calcext:value-type="float">
            <text:p>-11.8116640515098</text:p>
          </table:table-cell>
          <table:table-cell office:value-type="float" office:value="1.31909260105519" calcext:value-type="float">
            <text:p>1.31909260105519</text:p>
          </table:table-cell>
          <table:table-cell table:number-columns-repeated="1018"/>
        </table:table-row>
        <table:table-row table:style-name="ro1">
          <table:table-cell table:style-name="ce21" office:value-type="float" office:value="2.937000012" calcext:value-type="float">
            <text:p>2.937</text:p>
          </table:table-cell>
          <table:table-cell office:value-type="float" office:value="2.10253281074887" calcext:value-type="float">
            <text:p>2.10253281074887</text:p>
          </table:table-cell>
          <table:table-cell office:value-type="float" office:value="4.00658291009587" calcext:value-type="float">
            <text:p>4.00658291009587</text:p>
          </table:table-cell>
          <table:table-cell office:value-type="float" office:value="2.7586226400376" calcext:value-type="float">
            <text:p>2.7586226400376</text:p>
          </table:table-cell>
          <table:table-cell office:value-type="float" office:value="-14.8668146264153" calcext:value-type="float">
            <text:p>-14.8668146264153</text:p>
          </table:table-cell>
          <table:table-cell office:value-type="float" office:value="1.31990298365326" calcext:value-type="float">
            <text:p>1.31990298365326</text:p>
          </table:table-cell>
          <table:table-cell table:number-columns-repeated="1018"/>
        </table:table-row>
        <table:table-row table:style-name="ro1">
          <table:table-cell table:style-name="ce21" office:value-type="float" office:value="2.937000012" calcext:value-type="float">
            <text:p>2.937</text:p>
          </table:table-cell>
          <table:table-cell office:value-type="float" office:value="2.15253258832931" calcext:value-type="float">
            <text:p>2.15253258832931</text:p>
          </table:table-cell>
          <table:table-cell office:value-type="float" office:value="4.06996856836496" calcext:value-type="float">
            <text:p>4.06996856836496</text:p>
          </table:table-cell>
          <table:table-cell office:value-type="float" office:value="2.74002186106995" calcext:value-type="float">
            <text:p>2.74002186106995</text:p>
          </table:table-cell>
          <table:table-cell office:value-type="float" office:value="-17.8280015994246" calcext:value-type="float">
            <text:p>-17.8280015994246</text:p>
          </table:table-cell>
          <table:table-cell office:value-type="float" office:value="1.32245035406097" calcext:value-type="float">
            <text:p>1.32245035406097</text:p>
          </table:table-cell>
          <table:table-cell table:number-columns-repeated="1018"/>
        </table:table-row>
        <table:table-row table:style-name="ro1">
          <table:table-cell table:style-name="ce21" office:value-type="float" office:value="2.937000012" calcext:value-type="float">
            <text:p>2.937</text:p>
          </table:table-cell>
          <table:table-cell office:value-type="float" office:value="2.20227551940248" calcext:value-type="float">
            <text:p>2.20227551940248</text:p>
          </table:table-cell>
          <table:table-cell office:value-type="float" office:value="4.13215733268364" calcext:value-type="float">
            <text:p>4.13215733268364</text:p>
          </table:table-cell>
          <table:table-cell office:value-type="float" office:value="2.71828205742682" calcext:value-type="float">
            <text:p>2.71828205742682</text:p>
          </table:table-cell>
          <table:table-cell office:value-type="float" office:value="-20.6943350916212" calcext:value-type="float">
            <text:p>-20.6943350916212</text:p>
          </table:table-cell>
          <table:table-cell office:value-type="float" office:value="1.3263337639599" calcext:value-type="float">
            <text:p>1.3263337639599</text:p>
          </table:table-cell>
          <table:table-cell table:number-columns-repeated="1018"/>
        </table:table-row>
        <table:table-row table:style-name="ro1">
          <table:table-cell table:style-name="ce21" office:value-type="float" office:value="2.937000012" calcext:value-type="float">
            <text:p>2.937</text:p>
          </table:table-cell>
          <table:table-cell office:value-type="float" office:value="2.25175076509717" calcext:value-type="float">
            <text:p>2.25175076509717</text:p>
          </table:table-cell>
          <table:table-cell office:value-type="float" office:value="4.19307289820898" calcext:value-type="float">
            <text:p>4.19307289820898</text:p>
          </table:table-cell>
          <table:table-cell office:value-type="float" office:value="2.69356175319586" calcext:value-type="float">
            <text:p>2.69356175319586</text:p>
          </table:table-cell>
          <table:table-cell office:value-type="float" office:value="-23.4669891982275" calcext:value-type="float">
            <text:p>-23.4669891982275</text:p>
          </table:table-cell>
          <table:table-cell office:value-type="float" office:value="1.33117280537522" calcext:value-type="float">
            <text:p>1.33117280537522</text:p>
          </table:table-cell>
          <table:table-cell table:number-columns-repeated="1018"/>
        </table:table-row>
        <table:table-row table:style-name="ro1">
          <table:table-cell table:style-name="ce21" office:value-type="float" office:value="2.937000012" calcext:value-type="float">
            <text:p>2.937</text:p>
          </table:table-cell>
          <table:table-cell office:value-type="float" office:value="2.3009491198699" calcext:value-type="float">
            <text:p>2.3009491198699</text:p>
          </table:table-cell>
          <table:table-cell office:value-type="float" office:value="4.25263896009808" calcext:value-type="float">
            <text:p>4.25263896009808</text:p>
          </table:table-cell>
          <table:table-cell office:value-type="float" office:value="2.66601947246473" calcext:value-type="float">
            <text:p>2.66601947246473</text:p>
          </table:table-cell>
          <table:table-cell office:value-type="float" office:value="-26.1489073780362" calcext:value-type="float">
            <text:p>-26.1489073780362</text:p>
          </table:table-cell>
          <table:table-cell office:value-type="float" office:value="1.33661553920663" calcext:value-type="float">
            <text:p>1.33661553920663</text:p>
          </table:table-cell>
          <table:table-cell table:number-columns-repeated="1018"/>
        </table:table-row>
        <table:table-row table:style-name="ro1">
          <table:table-cell table:style-name="ce21" office:value-type="float" office:value="2.937000012" calcext:value-type="float">
            <text:p>2.937</text:p>
          </table:table-cell>
          <table:table-cell office:value-type="float" office:value="2.34986254385576" calcext:value-type="float">
            <text:p>2.34986254385576</text:p>
          </table:table-cell>
          <table:table-cell office:value-type="float" office:value="4.31077921350802" calcext:value-type="float">
            <text:p>4.31077921350802</text:p>
          </table:table-cell>
          <table:table-cell office:value-type="float" office:value="2.63581373932107" calcext:value-type="float">
            <text:p>2.63581373932107</text:p>
          </table:table-cell>
          <table:table-cell office:value-type="float" office:value="-28.7445136103758" calcext:value-type="float">
            <text:p>-28.7445136103758</text:p>
          </table:table-cell>
          <table:table-cell office:value-type="float" office:value="1.34234276738106" calcext:value-type="float">
            <text:p>1.34234276738106</text:p>
          </table:table-cell>
          <table:table-cell table:number-columns-repeated="1018"/>
        </table:table-row>
        <table:table-row table:style-name="ro1">
          <table:table-cell table:style-name="ce21" office:value-type="float" office:value="2.937000012" calcext:value-type="float">
            <text:p>2.937</text:p>
          </table:table-cell>
          <table:table-cell office:value-type="float" office:value="2.39848364486222" calcext:value-type="float">
            <text:p>2.39848364486222</text:p>
          </table:table-cell>
          <table:table-cell office:value-type="float" office:value="4.36741735359589" calcext:value-type="float">
            <text:p>4.36741735359589</text:p>
          </table:table-cell>
          <table:table-cell office:value-type="float" office:value="2.60310307785253" calcext:value-type="float">
            <text:p>2.60310307785253</text:p>
          </table:table-cell>
          <table:table-cell office:value-type="float" office:value="-31.2594473705879" calcext:value-type="float">
            <text:p>-31.2594473705879</text:p>
          </table:table-cell>
          <table:table-cell office:value-type="float" office:value="1.34806934446896" calcext:value-type="float">
            <text:p>1.34806934446896</text:p>
          </table:table-cell>
          <table:table-cell table:number-columns-repeated="1018"/>
        </table:table-row>
        <table:table-row table:style-name="ro1">
          <table:table-cell table:style-name="ce21" office:value-type="float" office:value="2.938000182" calcext:value-type="float">
            <text:p>2.938</text:p>
          </table:table-cell>
          <table:table-cell office:value-type="float" office:value="2.44680519127457" calcext:value-type="float">
            <text:p>2.44680519127457</text:p>
          </table:table-cell>
          <table:table-cell office:value-type="float" office:value="4.42247707551876" calcext:value-type="float">
            <text:p>4.42247707551876</text:p>
          </table:table-cell>
          <table:table-cell office:value-type="float" office:value="2.56804601214676" calcext:value-type="float">
            <text:p>2.56804601214676</text:p>
          </table:table-cell>
          <table:table-cell office:value-type="float" office:value="-33.7003338222199" calcext:value-type="float">
            <text:p>-33.7003338222199</text:p>
          </table:table-cell>
          <table:table-cell office:value-type="float" office:value="1.35354321325291" calcext:value-type="float">
            <text:p>1.35354321325291</text:p>
          </table:table-cell>
          <table:table-cell table:number-columns-repeated="1018"/>
        </table:table-row>
        <table:table-row table:style-name="ro1">
          <table:table-cell table:style-name="ce21" office:value-type="float" office:value="2.938000182" calcext:value-type="float">
            <text:p>2.938</text:p>
          </table:table-cell>
          <table:table-cell office:value-type="float" office:value="2.4948197104173" calcext:value-type="float">
            <text:p>2.4948197104173</text:p>
          </table:table-cell>
          <table:table-cell office:value-type="float" office:value="4.47588207443373" calcext:value-type="float">
            <text:p>4.47588207443373</text:p>
          </table:table-cell>
          <table:table-cell office:value-type="float" office:value="2.53080106629142" calcext:value-type="float">
            <text:p>2.53080106629142</text:p>
          </table:table-cell>
          <table:table-cell office:value-type="float" office:value="-36.0745951885359" calcext:value-type="float">
            <text:p>-36.0745951885359</text:p>
          </table:table-cell>
          <table:table-cell office:value-type="float" office:value="1.35854279301784" calcext:value-type="float">
            <text:p>1.35854279301784</text:p>
          </table:table-cell>
          <table:table-cell table:number-columns-repeated="1018"/>
        </table:table-row>
        <table:table-row table:style-name="ro1">
          <table:table-cell table:style-name="ce21" office:value-type="float" office:value="2.938000182" calcext:value-type="float">
            <text:p>2.938</text:p>
          </table:table-cell>
          <table:table-cell office:value-type="float" office:value="2.54251920485928" calcext:value-type="float">
            <text:p>2.54251920485928</text:p>
          </table:table-cell>
          <table:table-cell office:value-type="float" office:value="4.52755604549788" calcext:value-type="float">
            <text:p>4.52755604549788</text:p>
          </table:table-cell>
          <table:table-cell office:value-type="float" office:value="2.49152676437415" calcext:value-type="float">
            <text:p>2.49152676437415</text:p>
          </table:table-cell>
          <table:table-cell office:value-type="float" office:value="-38.3903052622543" calcext:value-type="float">
            <text:p>-38.3903052622543</text:p>
          </table:table-cell>
          <table:table-cell office:value-type="float" office:value="1.36287326793645" calcext:value-type="float">
            <text:p>1.36287326793645</text:p>
          </table:table-cell>
          <table:table-cell table:number-columns-repeated="1018"/>
        </table:table-row>
        <table:table-row table:style-name="ro1">
          <table:table-cell table:style-name="ce21" office:value-type="float" office:value="2.938000182" calcext:value-type="float">
            <text:p>2.938</text:p>
          </table:table-cell>
          <table:table-cell office:value-type="float" office:value="2.58989500248035" calcext:value-type="float">
            <text:p>2.58989500248035</text:p>
          </table:table-cell>
          <table:table-cell office:value-type="float" office:value="4.5774226838683" calcext:value-type="float">
            <text:p>4.5774226838683</text:p>
          </table:table-cell>
          <table:table-cell office:value-type="float" office:value="2.45038163048261" calcext:value-type="float">
            <text:p>2.45038163048261</text:p>
          </table:table-cell>
          <table:table-cell office:value-type="float" office:value="-40.6560863707437" calcext:value-type="float">
            <text:p>-40.6560863707437</text:p>
          </table:table-cell>
          <table:table-cell office:value-type="float" office:value="1.36636223118495" calcext:value-type="float">
            <text:p>1.36636223118495</text:p>
          </table:table-cell>
          <table:table-cell table:number-columns-repeated="1018"/>
        </table:table-row>
        <table:table-row table:style-name="ro1">
          <table:table-cell table:style-name="ce21" office:value-type="float" office:value="2.938000182" calcext:value-type="float">
            <text:p>2.938</text:p>
          </table:table-cell>
          <table:table-cell office:value-type="float" office:value="2.63693774453943" calcext:value-type="float">
            <text:p>2.63693774453943</text:p>
          </table:table-cell>
          <table:table-cell office:value-type="float" office:value="4.62540568470207" calcext:value-type="float">
            <text:p>4.62540568470207</text:p>
          </table:table-cell>
          <table:table-cell office:value-type="float" office:value="2.40752418870444" calcext:value-type="float">
            <text:p>2.40752418870444</text:p>
          </table:table-cell>
          <table:table-cell office:value-type="float" office:value="-42.8810466145746" calcext:value-type="float">
            <text:p>-42.8810466145746</text:p>
          </table:table-cell>
          <table:table-cell office:value-type="float" office:value="1.36885505063259" calcext:value-type="float">
            <text:p>1.36885505063259</text:p>
          </table:table-cell>
          <table:table-cell table:number-columns-repeated="1018"/>
        </table:table-row>
        <table:table-row table:style-name="ro1">
          <table:table-cell table:style-name="ce21" office:value-type="float" office:value="2.938000182" calcext:value-type="float">
            <text:p>2.938</text:p>
          </table:table-cell>
          <table:table-cell office:value-type="float" office:value="2.68363750867987" calcext:value-type="float">
            <text:p>2.68363750867987</text:p>
          </table:table-cell>
          <table:table-cell office:value-type="float" office:value="4.67142874315628" calcext:value-type="float">
            <text:p>4.67142874315628</text:p>
          </table:table-cell>
          <table:table-cell office:value-type="float" office:value="2.3631129631273" calcext:value-type="float">
            <text:p>2.3631129631273</text:p>
          </table:table-cell>
          <table:table-cell office:value-type="float" office:value="-45.0747545692448" calcext:value-type="float">
            <text:p>-45.0747545692448</text:p>
          </table:table-cell>
          <table:table-cell office:value-type="float" office:value="1.37021024352613" calcext:value-type="float">
            <text:p>1.37021024352613</text:p>
          </table:table-cell>
          <table:table-cell table:number-columns-repeated="1018"/>
        </table:table-row>
        <table:table-row table:style-name="ro1">
          <table:table-cell table:style-name="ce21" office:value-type="float" office:value="2.938000182" calcext:value-type="float">
            <text:p>2.938</text:p>
          </table:table-cell>
          <table:table-cell office:value-type="float" office:value="2.72998405976168" calcext:value-type="float">
            <text:p>2.72998405976168</text:p>
          </table:table-cell>
          <table:table-cell office:value-type="float" office:value="4.71541555438801" calcext:value-type="float">
            <text:p>4.71541555438801</text:p>
          </table:table-cell>
          <table:table-cell office:value-type="float" office:value="2.31730647783884" calcext:value-type="float">
            <text:p>2.31730647783884</text:p>
          </table:table-cell>
          <table:table-cell office:value-type="float" office:value="-47.247248619689" calcext:value-type="float">
            <text:p>-47.247248619689</text:p>
          </table:table-cell>
          <table:table-cell office:value-type="float" office:value="1.37029508743289" calcext:value-type="float">
            <text:p>1.37029508743289</text:p>
          </table:table-cell>
          <table:table-cell table:number-columns-repeated="1018"/>
        </table:table-row>
        <table:table-row table:style-name="ro1">
          <table:table-cell table:style-name="ce21" office:value-type="float" office:value="2.938000182" calcext:value-type="float">
            <text:p>2.938</text:p>
          </table:table-cell>
          <table:table-cell office:value-type="float" office:value="2.82158685877077" calcext:value-type="float">
            <text:p>2.82158685877077</text:p>
          </table:table-cell>
          <table:table-cell office:value-type="float" office:value="4.79697521581237" calcext:value-type="float">
            <text:p>4.79697521581237</text:p>
          </table:table-cell>
          <table:table-cell office:value-type="float" office:value="2.22214182447854" calcext:value-type="float">
            <text:p>2.22214182447854</text:p>
          </table:table-cell>
          <table:table-cell office:value-type="float" office:value="-51.5713768059449" calcext:value-type="float">
            <text:p>-51.5713768059449</text:p>
          </table:table-cell>
          <table:table-cell office:value-type="float" office:value="1.36614347209249" calcext:value-type="float">
            <text:p>1.36614347209249</text:p>
          </table:table-cell>
          <table:table-cell table:number-columns-repeated="1018"/>
        </table:table-row>
        <table:table-row table:style-name="ro1">
          <table:table-cell table:style-name="ce21" office:value-type="float" office:value="2.938000182" calcext:value-type="float">
            <text:p>2.938</text:p>
          </table:table-cell>
          <table:table-cell office:value-type="float" office:value="2.91166956711849" calcext:value-type="float">
            <text:p>2.91166956711849</text:p>
          </table:table-cell>
          <table:table-cell office:value-type="float" office:value="4.86947423023185" calcext:value-type="float">
            <text:p>4.86947423023185</text:p>
          </table:table-cell>
          <table:table-cell office:value-type="float" office:value="2.12329842132475" calcext:value-type="float">
            <text:p>2.12329842132475</text:p>
          </table:table-cell>
          <table:table-cell office:value-type="float" office:value="-55.9454568479013" calcext:value-type="float">
            <text:p>-55.9454568479013</text:p>
          </table:table-cell>
          <table:table-cell office:value-type="float" office:value="1.35537988448524" calcext:value-type="float">
            <text:p>1.35537988448524</text:p>
          </table:table-cell>
          <table:table-cell table:number-columns-repeated="1018"/>
        </table:table-row>
        <table:table-row table:style-name="ro1">
          <table:table-cell table:style-name="ce21" office:value-type="float" office:value="2.938999724" calcext:value-type="float">
            <text:p>2.939</text:p>
          </table:table-cell>
          <table:table-cell office:value-type="float" office:value="3.00018946087112" calcext:value-type="float">
            <text:p>3.00018946087112</text:p>
          </table:table-cell>
          <table:table-cell office:value-type="float" office:value="4.93230215890313" calcext:value-type="float">
            <text:p>4.93230215890313</text:p>
          </table:table-cell>
          <table:table-cell office:value-type="float" office:value="2.02204446107867" calcext:value-type="float">
            <text:p>2.02204446107867</text:p>
          </table:table-cell>
          <table:table-cell office:value-type="float" office:value="-60.4747279264779" calcext:value-type="float">
            <text:p>-60.4747279264779</text:p>
          </table:table-cell>
          <table:table-cell office:value-type="float" office:value="1.3369538714344" calcext:value-type="float">
            <text:p>1.3369538714344</text:p>
          </table:table-cell>
          <table:table-cell table:number-columns-repeated="1018"/>
        </table:table-row>
        <table:table-row table:style-name="ro1">
          <table:table-cell table:style-name="ce21" office:value-type="float" office:value="2.938999724" calcext:value-type="float">
            <text:p>2.939</text:p>
          </table:table-cell>
          <table:table-cell office:value-type="float" office:value="3.08715706152432" calcext:value-type="float">
            <text:p>3.08715706152432</text:p>
          </table:table-cell>
          <table:table-cell office:value-type="float" office:value="4.98484856308288" calcext:value-type="float">
            <text:p>4.98484856308288</text:p>
          </table:table-cell>
          <table:table-cell office:value-type="float" office:value="1.91964813644151" calcext:value-type="float">
            <text:p>1.91964813644151</text:p>
          </table:table-cell>
          <table:table-cell office:value-type="float" office:value="-65.2830148230498" calcext:value-type="float">
            <text:p>-65.2830148230498</text:p>
          </table:table-cell>
          <table:table-cell office:value-type="float" office:value="1.30982125519557" calcext:value-type="float">
            <text:p>1.30982125519557</text:p>
          </table:table-cell>
          <table:table-cell table:number-columns-repeated="1018"/>
        </table:table-row>
        <table:table-row table:style-name="ro1">
          <table:table-cell table:style-name="ce21" office:value-type="float" office:value="2.938999724" calcext:value-type="float">
            <text:p>2.939</text:p>
          </table:table-cell>
          <table:table-cell office:value-type="float" office:value="3.13007231458255" calcext:value-type="float">
            <text:p>3.13007231458255</text:p>
          </table:table-cell>
          <table:table-cell office:value-type="float" office:value="5.00707543138115" calcext:value-type="float">
            <text:p>5.00707543138115</text:p>
          </table:table-cell>
          <table:table-cell office:value-type="float" office:value="1.8684178976954" calcext:value-type="float">
            <text:p>1.8684178976954</text:p>
          </table:table-cell>
          <table:table-cell office:value-type="float" office:value="-67.8372127513836" calcext:value-type="float">
            <text:p>-67.8372127513836</text:p>
          </table:table-cell>
          <table:table-cell office:value-type="float" office:value="1.29271110585765" calcext:value-type="float">
            <text:p>1.29271110585765</text:p>
          </table:table-cell>
          <table:table-cell table:number-columns-repeated="1018"/>
        </table:table-row>
        <table:table-row table:style-name="ro1">
          <table:table-cell table:style-name="ce21" office:value-type="float" office:value="2.938999724" calcext:value-type="float">
            <text:p>2.939</text:p>
          </table:table-cell>
          <table:table-cell office:value-type="float" office:value="3.17264093738179" calcext:value-type="float">
            <text:p>3.17264093738179</text:p>
          </table:table-cell>
          <table:table-cell office:value-type="float" office:value="5.0265030040278" calcext:value-type="float">
            <text:p>5.0265030040278</text:p>
          </table:table-cell>
          <table:table-cell office:value-type="float" office:value="1.81737764011447" calcext:value-type="float">
            <text:p>1.81737764011447</text:p>
          </table:table-cell>
          <table:table-cell office:value-type="float" office:value="-70.5194728758976" calcext:value-type="float">
            <text:p>-70.5194728758976</text:p>
          </table:table-cell>
          <table:table-cell office:value-type="float" office:value="1.27315165068837" calcext:value-type="float">
            <text:p>1.27315165068837</text:p>
          </table:table-cell>
          <table:table-cell table:number-columns-repeated="1018"/>
        </table:table-row>
        <table:table-row table:style-name="ro1">
          <table:table-cell table:style-name="ce21" office:value-type="float" office:value="2.939999895" calcext:value-type="float">
            <text:p>2.940</text:p>
          </table:table-cell>
          <table:table-cell office:value-type="float" office:value="3.21489066285512" calcext:value-type="float">
            <text:p>3.21489066285512</text:p>
          </table:table-cell>
          <table:table-cell office:value-type="float" office:value="5.0430549761799" calcext:value-type="float">
            <text:p>5.0430549761799</text:p>
          </table:table-cell>
          <table:table-cell office:value-type="float" office:value="1.76668588778637" calcext:value-type="float">
            <text:p>1.76668588778637</text:p>
          </table:table-cell>
          <table:table-cell office:value-type="float" office:value="-73.3535393091298" calcext:value-type="float">
            <text:p>-73.3535393091298</text:p>
          </table:table-cell>
          <table:table-cell office:value-type="float" office:value="1.25115436139695" calcext:value-type="float">
            <text:p>1.25115436139695</text:p>
          </table:table-cell>
          <table:table-cell table:number-columns-repeated="1018"/>
        </table:table-row>
        <table:table-row table:style-name="ro1">
          <table:table-cell table:style-name="ce21" office:value-type="float" office:value="2.939999895" calcext:value-type="float">
            <text:p>2.940</text:p>
          </table:table-cell>
          <table:table-cell office:value-type="float" office:value="3.25685611878493" calcext:value-type="float">
            <text:p>3.25685611878493</text:p>
          </table:table-cell>
          <table:table-cell office:value-type="float" office:value="5.05665504299455" calcext:value-type="float">
            <text:p>5.05665504299455</text:p>
          </table:table-cell>
          <table:table-cell office:value-type="float" office:value="1.71650116479875" calcext:value-type="float">
            <text:p>1.71650116479875</text:p>
          </table:table-cell>
          <table:table-cell office:value-type="float" office:value="-76.3654607862684" calcext:value-type="float">
            <text:p>-76.3654607862684</text:p>
          </table:table-cell>
          <table:table-cell office:value-type="float" office:value="1.22683071023937" calcext:value-type="float">
            <text:p>1.22683071023937</text:p>
          </table:table-cell>
          <table:table-cell table:number-columns-repeated="1018"/>
        </table:table-row>
        <table:table-row table:style-name="ro1">
          <table:table-cell table:style-name="ce21" office:value-type="float" office:value="2.939999895" calcext:value-type="float">
            <text:p>2.940</text:p>
          </table:table-cell>
          <table:table-cell office:value-type="float" office:value="3.2985780228982" calcext:value-type="float">
            <text:p>3.2985780228982</text:p>
          </table:table-cell>
          <table:table-cell office:value-type="float" office:value="5.06722689962883" calcext:value-type="float">
            <text:p>5.06722689962883</text:p>
          </table:table-cell>
          <table:table-cell office:value-type="float" office:value="1.66698199523926" calcext:value-type="float">
            <text:p>1.66698199523926</text:p>
          </table:table-cell>
          <table:table-cell office:value-type="float" office:value="-79.5835049799561" calcext:value-type="float">
            <text:p>-79.5835049799561</text:p>
          </table:table-cell>
          <table:table-cell office:value-type="float" office:value="1.20043577017462" calcext:value-type="float">
            <text:p>1.20043577017462</text:p>
          </table:table-cell>
          <table:table-cell table:number-columns-repeated="1018"/>
        </table:table-row>
        <table:table-row table:style-name="ro1">
          <table:table-cell table:style-name="ce21" office:value-type="float" office:value="2.939999895" calcext:value-type="float">
            <text:p>2.940</text:p>
          </table:table-cell>
          <table:table-cell office:value-type="float" office:value="3.34010121705945" calcext:value-type="float">
            <text:p>3.34010121705945</text:p>
          </table:table-cell>
          <table:table-cell office:value-type="float" office:value="5.07469424123983" calcext:value-type="float">
            <text:p>5.07469424123983</text:p>
          </table:table-cell>
          <table:table-cell office:value-type="float" office:value="1.61828690319556" calcext:value-type="float">
            <text:p>1.61828690319556</text:p>
          </table:table-cell>
          <table:table-cell office:value-type="float" office:value="-83.0377766056533" calcext:value-type="float">
            <text:p>-83.0377766056533</text:p>
          </table:table-cell>
          <table:table-cell office:value-type="float" office:value="1.17242212462593" calcext:value-type="float">
            <text:p>1.17242212462593</text:p>
          </table:table-cell>
          <table:table-cell table:number-columns-repeated="1018"/>
        </table:table-row>
        <table:table-row table:style-name="ro1">
          <table:table-cell table:style-name="ce21" office:value-type="float" office:value="2.939999895" calcext:value-type="float">
            <text:p>2.940</text:p>
          </table:table-cell>
          <table:table-cell office:value-type="float" office:value="3.38147099147063" calcext:value-type="float">
            <text:p>3.38147099147063</text:p>
          </table:table-cell>
          <table:table-cell office:value-type="float" office:value="5.07898076298463" calcext:value-type="float">
            <text:p>5.07898076298463</text:p>
          </table:table-cell>
          <table:table-cell office:value-type="float" office:value="1.57057441275528" calcext:value-type="float">
            <text:p>1.57057441275528</text:p>
          </table:table-cell>
          <table:table-cell office:value-type="float" office:value="-86.7593669333169" calcext:value-type="float">
            <text:p>-86.7593669333169</text:p>
          </table:table-cell>
          <table:table-cell office:value-type="float" office:value="1.1435032639141" calcext:value-type="float">
            <text:p>1.1435032639141</text:p>
          </table:table-cell>
          <table:table-cell table:number-columns-repeated="1018"/>
        </table:table-row>
        <table:table-row table:style-name="ro1">
          <table:table-cell table:style-name="ce21" office:value-type="float" office:value="2.939999895" calcext:value-type="float">
            <text:p>2.940</text:p>
          </table:table-cell>
          <table:table-cell office:value-type="float" office:value="3.42283604237643" calcext:value-type="float">
            <text:p>3.42283604237643</text:p>
          </table:table-cell>
          <table:table-cell office:value-type="float" office:value="5.08001016002032" calcext:value-type="float">
            <text:p>5.08001016002032</text:p>
          </table:table-cell>
          <table:table-cell office:value-type="float" office:value="1.5240030480061" calcext:value-type="float">
            <text:p>1.5240030480061</text:p>
          </table:table-cell>
          <table:table-cell office:value-type="float" office:value="-90.7788105207002" calcext:value-type="float">
            <text:p>-90.7788105207002</text:p>
          </table:table-cell>
          <table:table-cell office:value-type="float" office:value="1.10877198074544" calcext:value-type="float">
            <text:p>1.10877198074544</text:p>
          </table:table-cell>
          <table:table-cell table:number-columns-repeated="1018"/>
        </table:table-row>
        <table:table-row table:style-name="ro1">
          <table:table-cell table:style-name="ce21" office:value-type="float" office:value="2.939999895" calcext:value-type="float">
            <text:p>2.940</text:p>
          </table:table-cell>
          <table:table-cell office:value-type="float" office:value="3.46442008853316" calcext:value-type="float">
            <text:p>3.46442008853316</text:p>
          </table:table-cell>
          <table:table-cell office:value-type="float" office:value="5.07773278237402" calcext:value-type="float">
            <text:p>5.07773278237402</text:p>
          </table:table-cell>
          <table:table-cell office:value-type="float" office:value="1.47870622194075" calcext:value-type="float">
            <text:p>1.47870622194075</text:p>
          </table:table-cell>
          <table:table-cell office:value-type="float" office:value="-95.0131694996556" calcext:value-type="float">
            <text:p>-95.0131694996556</text:p>
          </table:table-cell>
          <table:table-cell office:value-type="float" office:value="1.07254723703246" calcext:value-type="float">
            <text:p>1.07254723703246</text:p>
          </table:table-cell>
          <table:table-cell table:number-columns-repeated="1018"/>
        </table:table-row>
        <table:table-row table:style-name="ro1">
          <table:table-cell table:style-name="ce21" office:value-type="float" office:value="2.939999895" calcext:value-type="float">
            <text:p>2.940</text:p>
          </table:table-cell>
          <table:table-cell office:value-type="float" office:value="3.50631888980229" calcext:value-type="float">
            <text:p>3.50631888980229</text:p>
          </table:table-cell>
          <table:table-cell office:value-type="float" office:value="5.07220559955297" calcext:value-type="float">
            <text:p>5.07220559955297</text:p>
          </table:table-cell>
          <table:table-cell office:value-type="float" office:value="1.43471690317243" calcext:value-type="float">
            <text:p>1.43471690317243</text:p>
          </table:table-cell>
          <table:table-cell office:value-type="float" office:value="-99.3362686718506" calcext:value-type="float">
            <text:p>-99.3362686718506</text:p>
          </table:table-cell>
          <table:table-cell office:value-type="float" office:value="1.04375194898672" calcext:value-type="float">
            <text:p>1.04375194898672</text:p>
          </table:table-cell>
          <table:table-cell table:number-columns-repeated="1018"/>
        </table:table-row>
        <table:table-row table:style-name="ro1">
          <table:table-cell table:style-name="ce21" office:value-type="float" office:value="2.939999895" calcext:value-type="float">
            <text:p>2.940</text:p>
          </table:table-cell>
          <table:table-cell office:value-type="float" office:value="3.54846563500068" calcext:value-type="float">
            <text:p>3.54846563500068</text:p>
          </table:table-cell>
          <table:table-cell office:value-type="float" office:value="5.06351223593447" calcext:value-type="float">
            <text:p>5.06351223593447</text:p>
          </table:table-cell>
          <table:table-cell office:value-type="float" office:value="1.39204294921945" calcext:value-type="float">
            <text:p>1.39204294921945</text:p>
          </table:table-cell>
          <table:table-cell office:value-type="float" office:value="-103.708694730823" calcext:value-type="float">
            <text:p>-103.708694730823</text:p>
          </table:table-cell>
          <table:table-cell office:value-type="float" office:value="1.02285798069274" calcext:value-type="float">
            <text:p>1.02285798069274</text:p>
          </table:table-cell>
          <table:table-cell table:number-columns-repeated="1018"/>
        </table:table-row>
        <table:table-row table:style-name="ro1">
          <table:table-cell table:style-name="ce21" office:value-type="float" office:value="2.939999895" calcext:value-type="float">
            <text:p>2.940</text:p>
          </table:table-cell>
          <table:table-cell office:value-type="float" office:value="3.59076599602391" calcext:value-type="float">
            <text:p>3.59076599602391</text:p>
          </table:table-cell>
          <table:table-cell office:value-type="float" office:value="5.05173631589581" calcext:value-type="float">
            <text:p>5.05173631589581</text:p>
          </table:table-cell>
          <table:table-cell office:value-type="float" office:value="1.35069221760009" calcext:value-type="float">
            <text:p>1.35069221760009</text:p>
          </table:table-cell>
          <table:table-cell office:value-type="float" office:value="-108.088453062282" calcext:value-type="float">
            <text:p>-108.088453062282</text:p>
          </table:table-cell>
          <table:table-cell office:value-type="float" office:value="1.00997709201132" calcext:value-type="float">
            <text:p>1.00997709201132</text:p>
          </table:table-cell>
          <table:table-cell table:number-columns-repeated="1018"/>
        </table:table-row>
        <table:table-row table:style-name="ro1">
          <table:table-cell table:style-name="ce21" office:value-type="float" office:value="2.939999895" calcext:value-type="float">
            <text:p>2.940</text:p>
          </table:table-cell>
          <table:table-cell office:value-type="float" office:value="3.6331107499464" calcext:value-type="float">
            <text:p>3.6331107499464</text:p>
          </table:table-cell>
          <table:table-cell office:value-type="float" office:value="5.03696146381427" calcext:value-type="float">
            <text:p>5.03696146381427</text:p>
          </table:table-cell>
          <table:table-cell office:value-type="float" office:value="1.31067256583266" calcext:value-type="float">
            <text:p>1.31067256583266</text:p>
          </table:table-cell>
          <table:table-cell office:value-type="float" office:value="-112.433506209057" calcext:value-type="float">
            <text:p>-112.433506209057</text:p>
          </table:table-cell>
          <table:table-cell office:value-type="float" office:value="1.0049086320911" calcext:value-type="float">
            <text:p>1.0049086320911</text:p>
          </table:table-cell>
          <table:table-cell table:number-columns-repeated="1018"/>
        </table:table-row>
        <table:table-row table:style-name="ro1">
          <table:table-cell table:style-name="ce21" office:value-type="float" office:value="2.939999895" calcext:value-type="float">
            <text:p>2.940</text:p>
          </table:table-cell>
          <table:table-cell office:value-type="float" office:value="3.67538888045362" calcext:value-type="float">
            <text:p>3.67538888045362</text:p>
          </table:table-cell>
          <table:table-cell office:value-type="float" office:value="5.01927130406715" calcext:value-type="float">
            <text:p>5.01927130406715</text:p>
          </table:table-cell>
          <table:table-cell office:value-type="float" office:value="1.27199185143546" calcext:value-type="float">
            <text:p>1.27199185143546</text:p>
          </table:table-cell>
          <table:table-cell office:value-type="float" office:value="-116.704320394475" calcext:value-type="float">
            <text:p>-116.704320394475</text:p>
          </table:table-cell>
          <table:table-cell office:value-type="float" office:value="1.00719450779866" calcext:value-type="float">
            <text:p>1.00719450779866</text:p>
          </table:table-cell>
          <table:table-cell table:number-columns-repeated="1018"/>
        </table:table-row>
        <table:table-row table:style-name="ro1">
          <table:table-cell table:style-name="ce21" office:value-type="float" office:value="2.939999895" calcext:value-type="float">
            <text:p>2.940</text:p>
          </table:table-cell>
          <table:table-cell office:value-type="float" office:value="3.71749927036639" calcext:value-type="float">
            <text:p>3.71749927036639</text:p>
          </table:table-cell>
          <table:table-cell office:value-type="float" office:value="4.99874946103172" calcext:value-type="float">
            <text:p>4.99874946103172</text:p>
          </table:table-cell>
          <table:table-cell office:value-type="float" office:value="1.23465793192678" calcext:value-type="float">
            <text:p>1.23465793192678</text:p>
          </table:table-cell>
          <table:table-cell office:value-type="float" office:value="-120.866048469588" calcext:value-type="float">
            <text:p>-120.866048469588</text:p>
          </table:table-cell>
          <table:table-cell office:value-type="float" office:value="1.01617485501213" calcext:value-type="float">
            <text:p>1.01617485501213</text:p>
          </table:table-cell>
          <table:table-cell table:number-columns-repeated="1018"/>
        </table:table-row>
        <table:table-row table:style-name="ro1">
          <table:table-cell table:style-name="ce21" office:value-type="float" office:value="2.939999895" calcext:value-type="float">
            <text:p>2.940</text:p>
          </table:table-cell>
          <table:table-cell office:value-type="float" office:value="3.75935954606066" calcext:value-type="float">
            <text:p>3.75935954606066</text:p>
          </table:table-cell>
          <table:table-cell office:value-type="float" office:value="4.97547955908528" calcext:value-type="float">
            <text:p>4.97547955908528</text:p>
          </table:table-cell>
          <table:table-cell office:value-type="float" office:value="1.19867866482492" calcext:value-type="float">
            <text:p>1.19867866482492</text:p>
          </table:table-cell>
          <table:table-cell office:value-type="float" office:value="-124.890072866963" calcext:value-type="float">
            <text:p>-124.890072866963</text:p>
          </table:table-cell>
          <table:table-cell office:value-type="float" office:value="1.03104166034543" calcext:value-type="float">
            <text:p>1.03104166034543</text:p>
          </table:table-cell>
          <table:table-cell table:number-columns-repeated="1018"/>
        </table:table-row>
        <table:table-row table:style-name="ro1">
          <table:table-cell table:style-name="ce21" office:value-type="float" office:value="2.939999895" calcext:value-type="float">
            <text:p>2.940</text:p>
          </table:table-cell>
          <table:table-cell office:value-type="float" office:value="3.80091136181904" calcext:value-type="float">
            <text:p>3.80091136181904</text:p>
          </table:table-cell>
          <table:table-cell office:value-type="float" office:value="4.94954522260512" calcext:value-type="float">
            <text:p>4.94954522260512</text:p>
          </table:table-cell>
          <table:table-cell office:value-type="float" office:value="1.16406190764818" calcext:value-type="float">
            <text:p>1.16406190764818</text:p>
          </table:table-cell>
          <table:table-cell office:value-type="float" office:value="-128.754786491153" calcext:value-type="float">
            <text:p>-128.754786491153</text:p>
          </table:table-cell>
          <table:table-cell office:value-type="float" office:value="1.05088966980052" calcext:value-type="float">
            <text:p>1.05088966980052</text:p>
          </table:table-cell>
          <table:table-cell table:number-columns-repeated="1018"/>
        </table:table-row>
        <table:table-row table:style-name="ro1">
          <table:table-cell table:style-name="ce21" office:value-type="float" office:value="2.939999895" calcext:value-type="float">
            <text:p>2.940</text:p>
          </table:table-cell>
          <table:table-cell office:value-type="float" office:value="3.84212216324623" calcext:value-type="float">
            <text:p>3.84212216324623</text:p>
          </table:table-cell>
          <table:table-cell office:value-type="float" office:value="4.92103007596852" calcext:value-type="float">
            <text:p>4.92103007596852</text:p>
          </table:table-cell>
          <table:table-cell office:value-type="float" office:value="1.13081551791487" calcext:value-type="float">
            <text:p>1.13081551791487</text:p>
          </table:table-cell>
          <table:table-cell office:value-type="float" office:value="-132.445646939934" calcext:value-type="float">
            <text:p>-132.445646939934</text:p>
          </table:table-cell>
          <table:table-cell office:value-type="float" office:value="1.07476443187039" calcext:value-type="float">
            <text:p>1.07476443187039</text:p>
          </table:table-cell>
          <table:table-cell table:number-columns-repeated="1018"/>
        </table:table-row>
        <table:table-row table:style-name="ro1">
          <table:table-cell table:style-name="ce21" office:value-type="float" office:value="2.939999895" calcext:value-type="float">
            <text:p>2.940</text:p>
          </table:table-cell>
          <table:table-cell office:value-type="float" office:value="3.88298403335954" calcext:value-type="float">
            <text:p>3.88298403335954</text:p>
          </table:table-cell>
          <table:table-cell office:value-type="float" office:value="4.89001774355277" calcext:value-type="float">
            <text:p>4.89001774355277</text:p>
          </table:table-cell>
          <table:table-cell office:value-type="float" office:value="1.09894735314327" calcext:value-type="float">
            <text:p>1.09894735314327</text:p>
          </table:table-cell>
          <table:table-cell office:value-type="float" office:value="-135.954653963825" calcext:value-type="float">
            <text:p>-135.954653963825</text:p>
          </table:table-cell>
          <table:table-cell office:value-type="float" office:value="1.10170688170239" calcext:value-type="float">
            <text:p>1.10170688170239</text:p>
          </table:table-cell>
          <table:table-cell table:number-columns-repeated="1018"/>
        </table:table-row>
        <table:table-row table:style-name="ro1">
          <table:table-cell table:style-name="ce21" office:value-type="float" office:value="2.941000065" calcext:value-type="float">
            <text:p>2.941</text:p>
          </table:table-cell>
          <table:table-cell office:value-type="float" office:value="3.92351050948003" calcext:value-type="float">
            <text:p>3.92351050948003</text:p>
          </table:table-cell>
          <table:table-cell office:value-type="float" office:value="4.85659184973515" calcext:value-type="float">
            <text:p>4.85659184973515</text:p>
          </table:table-cell>
          <table:table-cell office:value-type="float" office:value="1.06846527085169" calcext:value-type="float">
            <text:p>1.06846527085169</text:p>
          </table:table-cell>
          <table:table-cell office:value-type="float" office:value="-139.279452128888" calcext:value-type="float">
            <text:p>-139.279452128888</text:p>
          </table:table-cell>
          <table:table-cell office:value-type="float" office:value="1.13079318363758" calcext:value-type="float">
            <text:p>1.13079318363758</text:p>
          </table:table-cell>
          <table:table-cell table:number-columns-repeated="1018"/>
        </table:table-row>
        <table:table-row table:style-name="ro1">
          <table:table-cell table:style-name="ce21" office:value-type="float" office:value="2.941000065" calcext:value-type="float">
            <text:p>2.941</text:p>
          </table:table-cell>
          <table:table-cell office:value-type="float" office:value="3.96373228558207" calcext:value-type="float">
            <text:p>3.96373228558207</text:p>
          </table:table-cell>
          <table:table-cell office:value-type="float" office:value="4.82083601889297" calcext:value-type="float">
            <text:p>4.82083601889297</text:p>
          </table:table-cell>
          <table:table-cell office:value-type="float" office:value="1.03937712855842" calcext:value-type="float">
            <text:p>1.03937712855842</text:p>
          </table:table-cell>
          <table:table-cell office:value-type="float" office:value="-142.42225670682" calcext:value-type="float">
            <text:p>-142.42225670682</text:p>
          </table:table-cell>
          <table:table-cell office:value-type="float" office:value="1.1611681416151" calcext:value-type="float">
            <text:p>1.1611681416151</text:p>
          </table:table-cell>
          <table:table-cell table:number-columns-repeated="1018"/>
        </table:table-row>
        <table:table-row table:style-name="ro1">
          <table:table-cell table:style-name="ce21" office:value-type="float" office:value="2.941000065" calcext:value-type="float">
            <text:p>2.941</text:p>
          </table:table-cell>
          <table:table-cell office:value-type="float" office:value="4.00369257049221" calcext:value-type="float">
            <text:p>4.00369257049221</text:p>
          </table:table-cell>
          <table:table-cell office:value-type="float" office:value="4.7828338754035" calcext:value-type="float">
            <text:p>4.7828338754035</text:p>
          </table:table-cell>
          <table:table-cell office:value-type="float" office:value="1.01169078378176" calcext:value-type="float">
            <text:p>1.01169078378176</text:p>
          </table:table-cell>
          <table:table-cell office:value-type="float" office:value="-145.388761624892" calcext:value-type="float">
            <text:p>-145.388761624892</text:p>
          </table:table-cell>
          <table:table-cell office:value-type="float" office:value="1.1920706075354" calcext:value-type="float">
            <text:p>1.1920706075354</text:p>
          </table:table-cell>
          <table:table-cell table:number-columns-repeated="1018"/>
        </table:table-row>
        <table:table-row table:style-name="ro1">
          <table:table-cell table:style-name="ce21" office:value-type="float" office:value="2.941000065" calcext:value-type="float">
            <text:p>2.941</text:p>
          </table:table-cell>
          <table:table-cell office:value-type="float" office:value="4.04344265434578" calcext:value-type="float">
            <text:p>4.04344265434578</text:p>
          </table:table-cell>
          <table:table-cell office:value-type="float" office:value="4.74266904364403" calcext:value-type="float">
            <text:p>4.74266904364403</text:p>
          </table:table-cell>
          <table:table-cell office:value-type="float" office:value="0.98541409404002" calcext:value-type="float">
            <text:p>0.98541409404002</text:p>
          </table:table-cell>
          <table:table-cell office:value-type="float" office:value="-148.18713613223" calcext:value-type="float">
            <text:p>-148.18713613223</text:p>
          </table:table-cell>
          <table:table-cell office:value-type="float" office:value="1.22284993901744" calcext:value-type="float">
            <text:p>1.22284993901744</text:p>
          </table:table-cell>
          <table:table-cell table:number-columns-repeated="1018"/>
        </table:table-row>
        <table:table-row table:style-name="ro1">
          <table:table-cell table:style-name="ce21" office:value-type="float" office:value="2.941000065" calcext:value-type="float">
            <text:p>2.941</text:p>
          </table:table-cell>
          <table:table-cell office:value-type="float" office:value="4.0830380171072" calcext:value-type="float">
            <text:p>4.0830380171072</text:p>
          </table:table-cell>
          <table:table-cell office:value-type="float" office:value="4.70042514799185" calcext:value-type="float">
            <text:p>4.70042514799185</text:p>
          </table:table-cell>
          <table:table-cell office:value-type="float" office:value="0.960554916851486" calcext:value-type="float">
            <text:p>0.960554916851486</text:p>
          </table:table-cell>
          <table:table-cell office:value-type="float" office:value="-150.827167780347" calcext:value-type="float">
            <text:p>-150.827167780347</text:p>
          </table:table-cell>
          <table:table-cell office:value-type="float" office:value="1.25297346665359" calcext:value-type="float">
            <text:p>1.25297346665359</text:p>
          </table:table-cell>
          <table:table-cell table:number-columns-repeated="1018"/>
        </table:table-row>
        <table:table-row table:style-name="ro1">
          <table:table-cell table:style-name="ce21" office:value-type="float" office:value="2.941000065" calcext:value-type="float">
            <text:p>2.941</text:p>
          </table:table-cell>
          <table:table-cell office:value-type="float" office:value="4.16199207464913" calcext:value-type="float">
            <text:p>4.16199207464913</text:p>
          </table:table-cell>
          <table:table-cell office:value-type="float" office:value="4.61003466251851" calcext:value-type="float">
            <text:p>4.61003466251851</text:p>
          </table:table-cell>
          <table:table-cell office:value-type="float" office:value="0.915120530207244" calcext:value-type="float">
            <text:p>0.915120530207244</text:p>
          </table:table-cell>
          <table:table-cell office:value-type="float" office:value="-155.675459403065" calcext:value-type="float">
            <text:p>-155.675459403065</text:p>
          </table:table-cell>
          <table:table-cell office:value-type="float" office:value="1.30970190928647" calcext:value-type="float">
            <text:p>1.30970190928647</text:p>
          </table:table-cell>
          <table:table-cell table:number-columns-repeated="1018"/>
        </table:table-row>
        <table:table-row table:style-name="ro1">
          <table:table-cell table:style-name="ce21" office:value-type="float" office:value="2.941000065" calcext:value-type="float">
            <text:p>2.941</text:p>
          </table:table-cell>
          <table:table-cell office:value-type="float" office:value="4.24098404310662" calcext:value-type="float">
            <text:p>4.24098404310662</text:p>
          </table:table-cell>
          <table:table-cell office:value-type="float" office:value="4.51233141400178" calcext:value-type="float">
            <text:p>4.51233141400178</text:p>
          </table:table-cell>
          <table:table-cell office:value-type="float" office:value="0.875450483995423" calcext:value-type="float">
            <text:p>0.875450483995423</text:p>
          </table:table-cell>
          <table:table-cell office:value-type="float" office:value="-160.021914392425" calcext:value-type="float">
            <text:p>-160.021914392425</text:p>
          </table:table-cell>
          <table:table-cell office:value-type="float" office:value="1.36018195571152" calcext:value-type="float">
            <text:p>1.36018195571152</text:p>
          </table:table-cell>
          <table:table-cell table:number-columns-repeated="1018"/>
        </table:table-row>
        <table:table-row table:style-name="ro1">
          <table:table-cell table:style-name="ce21" office:value-type="float" office:value="2.941000065" calcext:value-type="float">
            <text:p>2.941</text:p>
          </table:table-cell>
          <table:table-cell office:value-type="float" office:value="4.32036433091115" calcext:value-type="float">
            <text:p>4.32036433091115</text:p>
          </table:table-cell>
          <table:table-cell office:value-type="float" office:value="4.40798439745997" calcext:value-type="float">
            <text:p>4.40798439745997</text:p>
          </table:table-cell>
          <table:table-cell office:value-type="float" office:value="0.841607638362411" calcext:value-type="float">
            <text:p>0.841607638362411</text:p>
          </table:table-cell>
          <table:table-cell office:value-type="float" office:value="-163.951390779164" calcext:value-type="float">
            <text:p>-163.951390779164</text:p>
          </table:table-cell>
          <table:table-cell office:value-type="float" office:value="1.40367650668143" calcext:value-type="float">
            <text:p>1.40367650668143</text:p>
          </table:table-cell>
          <table:table-cell table:number-columns-repeated="1018"/>
        </table:table-row>
        <table:table-row table:style-name="ro1">
          <table:table-cell table:style-name="ce21" office:value-type="float" office:value="2.941000065" calcext:value-type="float">
            <text:p>2.941</text:p>
          </table:table-cell>
          <table:table-cell office:value-type="float" office:value="4.4003981265063" calcext:value-type="float">
            <text:p>4.4003981265063</text:p>
          </table:table-cell>
          <table:table-cell office:value-type="float" office:value="4.29766260791138" calcext:value-type="float">
            <text:p>4.29766260791138</text:p>
          </table:table-cell>
          <table:table-cell office:value-type="float" office:value="0.813654853454595" calcext:value-type="float">
            <text:p>0.813654853454595</text:p>
          </table:table-cell>
          <table:table-cell office:value-type="float" office:value="-167.540475527601" calcext:value-type="float">
            <text:p>-167.540475527601</text:p>
          </table:table-cell>
          <table:table-cell office:value-type="float" office:value="1.44032146429274" calcext:value-type="float">
            <text:p>1.44032146429274</text:p>
          </table:table-cell>
          <table:table-cell table:number-columns-repeated="1018"/>
        </table:table-row>
        <table:table-row table:style-name="ro1">
          <table:table-cell table:style-name="ce21" office:value-type="float" office:value="2.941000065" calcext:value-type="float">
            <text:p>2.941</text:p>
          </table:table-cell>
          <table:table-cell office:value-type="float" office:value="4.48126369953396" calcext:value-type="float">
            <text:p>4.48126369953396</text:p>
          </table:table-cell>
          <table:table-cell office:value-type="float" office:value="4.18203504037431" calcext:value-type="float">
            <text:p>4.18203504037431</text:p>
          </table:table-cell>
          <table:table-cell office:value-type="float" office:value="0.791654989418363" calcext:value-type="float">
            <text:p>0.791654989418363</text:p>
          </table:table-cell>
          <table:table-cell office:value-type="float" office:value="-170.856137149266" calcext:value-type="float">
            <text:p>-170.856137149266</text:p>
          </table:table-cell>
          <table:table-cell office:value-type="float" office:value="1.47072851425888" calcext:value-type="float">
            <text:p>1.47072851425888</text:p>
          </table:table-cell>
          <table:table-cell table:number-columns-repeated="1018"/>
        </table:table-row>
        <table:table-row table:style-name="ro1">
          <table:table-cell table:style-name="ce21" office:value-type="float" office:value="2.941000065" calcext:value-type="float">
            <text:p>2.941</text:p>
          </table:table-cell>
          <table:table-cell office:value-type="float" office:value="4.56306014978618" calcext:value-type="float">
            <text:p>4.56306014978618</text:p>
          </table:table-cell>
          <table:table-cell office:value-type="float" office:value="4.06177068986706" calcext:value-type="float">
            <text:p>4.06177068986706</text:p>
          </table:table-cell>
          <table:table-cell office:value-type="float" office:value="0.775670906400103" calcext:value-type="float">
            <text:p>0.775670906400103</text:p>
          </table:table-cell>
          <table:table-cell office:value-type="float" office:value="-173.956138646331" calcext:value-type="float">
            <text:p>-173.956138646331</text:p>
          </table:table-cell>
          <table:table-cell office:value-type="float" office:value="1.49570598943905" calcext:value-type="float">
            <text:p>1.49570598943905</text:p>
          </table:table-cell>
          <table:table-cell table:number-columns-repeated="1018"/>
        </table:table-row>
        <table:table-row table:style-name="ro1">
          <table:table-cell table:style-name="ce21" office:value-type="float" office:value="2.941000065" calcext:value-type="float">
            <text:p>2.941</text:p>
          </table:table-cell>
          <table:table-cell office:value-type="float" office:value="4.64581898637865" calcext:value-type="float">
            <text:p>4.64581898637865</text:p>
          </table:table-cell>
          <table:table-cell office:value-type="float" office:value="3.93753855140794" calcext:value-type="float">
            <text:p>3.93753855140794</text:p>
          </table:table-cell>
          <table:table-cell office:value-type="float" office:value="0.765765464546202" calcext:value-type="float">
            <text:p>0.765765464546202</text:p>
          </table:table-cell>
          <table:table-cell office:value-type="float" office:value="-176.890192957851" calcext:value-type="float">
            <text:p>-176.890192957851</text:p>
          </table:table-cell>
          <table:table-cell office:value-type="float" office:value="1.51609105533473" calcext:value-type="float">
            <text:p>1.51609105533473</text:p>
          </table:table-cell>
          <table:table-cell table:number-columns-repeated="1018"/>
        </table:table-row>
        <table:table-row table:style-name="ro1">
          <table:table-cell table:style-name="ce21" office:value-type="float" office:value="2.941000065" calcext:value-type="float">
            <text:p>2.941</text:p>
          </table:table-cell>
          <table:table-cell office:value-type="float" office:value="4.68755034681243" calcext:value-type="float">
            <text:p>4.68755034681243</text:p>
          </table:table-cell>
          <table:table-cell office:value-type="float" office:value="3.87414362263964" calcext:value-type="float">
            <text:p>3.87414362263964</text:p>
          </table:table-cell>
          <table:table-cell office:value-type="float" office:value="0.763111877851633" calcext:value-type="float">
            <text:p>0.763111877851633</text:p>
          </table:table-cell>
          <table:table-cell office:value-type="float" office:value="-178.308660194075" calcext:value-type="float">
            <text:p>-178.308660194075</text:p>
          </table:table-cell>
          <table:table-cell office:value-type="float" office:value="1.5248086784119" calcext:value-type="float">
            <text:p>1.5248086784119</text:p>
          </table:table-cell>
          <table:table-cell table:number-columns-repeated="1018"/>
        </table:table-row>
        <table:table-row table:style-name="ro1">
          <table:table-cell table:style-name="ce21" office:value-type="float" office:value="2.941000065" calcext:value-type="float">
            <text:p>2.941</text:p>
          </table:table-cell>
          <table:table-cell office:value-type="float" office:value="4.72951023875032" calcext:value-type="float">
            <text:p>4.72951023875032</text:p>
          </table:table-cell>
          <table:table-cell office:value-type="float" office:value="3.81000762001524" calcext:value-type="float">
            <text:p>3.81000762001524</text:p>
          </table:table-cell>
          <table:table-cell office:value-type="float" office:value="0.762001524003048" calcext:value-type="float">
            <text:p>0.762001524003048</text:p>
          </table:table-cell>
          <table:table-cell office:value-type="float" office:value="-179.701327827756" calcext:value-type="float">
            <text:p>-179.701327827756</text:p>
          </table:table-cell>
          <table:table-cell office:value-type="float" office:value="1.53266408599545" calcext:value-type="float">
            <text:p>1.53266408599545</text:p>
          </table:table-cell>
          <table:table-cell table:number-columns-repeated="1018"/>
        </table:table-row>
        <table:table-row table:style-name="ro1">
          <table:table-cell table:style-name="ce21" office:value-type="float" office:value="2.941000065" calcext:value-type="float">
            <text:p>2.941</text:p>
          </table:table-cell>
          <table:table-cell office:value-type="float" office:value="4.77173666219482" calcext:value-type="float">
            <text:p>4.77173666219482</text:p>
          </table:table-cell>
          <table:table-cell office:value-type="float" office:value="3.74522696172789" calcext:value-type="float">
            <text:p>3.74522696172789</text:p>
          </table:table-cell>
          <table:table-cell office:value-type="float" office:value="0.762440297826944" calcext:value-type="float">
            <text:p>0.762440297826944</text:p>
          </table:table-cell>
          <table:table-cell office:value-type="float" office:value="178.931804200617" calcext:value-type="float">
            <text:p>178.931804200617</text:p>
          </table:table-cell>
          <table:table-cell office:value-type="float" office:value="1.53565849225279" calcext:value-type="float">
            <text:p>1.53565849225279</text:p>
          </table:table-cell>
          <table:table-cell table:number-columns-repeated="1018"/>
        </table:table-row>
        <table:table-row table:style-name="ro1">
          <table:table-cell table:style-name="ce21" office:value-type="float" office:value="2.941000065" calcext:value-type="float">
            <text:p>2.941</text:p>
          </table:table-cell>
          <table:table-cell office:value-type="float" office:value="4.81425901351062" calcext:value-type="float">
            <text:p>4.81425901351062</text:p>
          </table:table-cell>
          <table:table-cell office:value-type="float" office:value="3.67994924123421" calcext:value-type="float">
            <text:p>3.67994924123421</text:p>
          </table:table-cell>
          <table:table-cell office:value-type="float" office:value="0.764426243382599" calcext:value-type="float">
            <text:p>0.764426243382599</text:p>
          </table:table-cell>
          <table:table-cell office:value-type="float" office:value="177.587680712162" calcext:value-type="float">
            <text:p>177.587680712162</text:p>
          </table:table-cell>
          <table:table-cell office:value-type="float" office:value="1.53604007186835" calcext:value-type="float">
            <text:p>1.53604007186835</text:p>
          </table:table-cell>
          <table:table-cell table:number-columns-repeated="1018"/>
        </table:table-row>
        <table:table-row table:style-name="ro1">
          <table:table-cell table:style-name="ce21" office:value-type="float" office:value="2.941000065" calcext:value-type="float">
            <text:p>2.941</text:p>
          </table:table-cell>
          <table:table-cell office:value-type="float" office:value="4.85704867407496" calcext:value-type="float">
            <text:p>4.85704867407496</text:p>
          </table:table-cell>
          <table:table-cell office:value-type="float" office:value="3.61433484580668" calcext:value-type="float">
            <text:p>3.61433484580668</text:p>
          </table:table-cell>
          <table:table-cell office:value-type="float" office:value="0.767955442037493" calcext:value-type="float">
            <text:p>0.767955442037493</text:p>
          </table:table-cell>
          <table:table-cell office:value-type="float" office:value="176.257468901946" calcext:value-type="float">
            <text:p>176.257468901946</text:p>
          </table:table-cell>
          <table:table-cell office:value-type="float" office:value="1.53522707265218" calcext:value-type="float">
            <text:p>1.53522707265218</text:p>
          </table:table-cell>
          <table:table-cell table:number-columns-repeated="1018"/>
        </table:table-row>
        <table:table-row table:style-name="ro1">
          <table:table-cell table:style-name="ce21" office:value-type="float" office:value="2.941000065" calcext:value-type="float">
            <text:p>2.941</text:p>
          </table:table-cell>
          <table:table-cell office:value-type="float" office:value="4.90005799013102" calcext:value-type="float">
            <text:p>4.90005799013102</text:p>
          </table:table-cell>
          <table:table-cell office:value-type="float" office:value="3.54854416271779" calcext:value-type="float">
            <text:p>3.54854416271779</text:p>
          </table:table-cell>
          <table:table-cell office:value-type="float" office:value="0.7730239751591" calcext:value-type="float">
            <text:p>0.7730239751591</text:p>
          </table:table-cell>
          <table:table-cell office:value-type="float" office:value="174.932698092261" calcext:value-type="float">
            <text:p>174.932698092261</text:p>
          </table:table-cell>
          <table:table-cell office:value-type="float" office:value="1.53320743976076" calcext:value-type="float">
            <text:p>1.53320743976076</text:p>
          </table:table-cell>
          <table:table-cell table:number-columns-repeated="1018"/>
        </table:table-row>
        <table:table-row table:style-name="ro1">
          <table:table-cell table:style-name="ce21" office:value-type="float" office:value="2.941000065" calcext:value-type="float">
            <text:p>2.941</text:p>
          </table:table-cell>
          <table:table-cell office:value-type="float" office:value="4.94324031237173" calcext:value-type="float">
            <text:p>4.94324031237173</text:p>
          </table:table-cell>
          <table:table-cell office:value-type="float" office:value="3.48273757924003" calcext:value-type="float">
            <text:p>3.48273757924003</text:p>
          </table:table-cell>
          <table:table-cell office:value-type="float" office:value="0.779627924114898" calcext:value-type="float">
            <text:p>0.779627924114898</text:p>
          </table:table-cell>
          <table:table-cell office:value-type="float" office:value="173.605107092719" calcext:value-type="float">
            <text:p>173.605107092719</text:p>
          </table:table-cell>
          <table:table-cell office:value-type="float" office:value="1.52994970561229" calcext:value-type="float">
            <text:p>1.52994970561229</text:p>
          </table:table-cell>
          <table:table-cell table:number-columns-repeated="1018"/>
        </table:table-row>
        <table:table-row table:style-name="ro1">
          <table:table-cell table:style-name="ce21" office:value-type="float" office:value="2.941000065" calcext:value-type="float">
            <text:p>2.941</text:p>
          </table:table-cell>
          <table:table-cell office:value-type="float" office:value="4.98655064510496" calcext:value-type="float">
            <text:p>4.98655064510496</text:p>
          </table:table-cell>
          <table:table-cell office:value-type="float" office:value="3.41707548264588" calcext:value-type="float">
            <text:p>3.41707548264588</text:p>
          </table:table-cell>
          <table:table-cell office:value-type="float" office:value="0.787763370272364" calcext:value-type="float">
            <text:p>0.787763370272364</text:p>
          </table:table-cell>
          <table:table-cell office:value-type="float" office:value="172.266500733211" calcext:value-type="float">
            <text:p>172.266500733211</text:p>
          </table:table-cell>
          <table:table-cell office:value-type="float" office:value="1.5254026054996" calcext:value-type="float">
            <text:p>1.5254026054996</text:p>
          </table:table-cell>
          <table:table-cell table:number-columns-repeated="1018"/>
        </table:table-row>
        <table:table-row table:style-name="ro1">
          <table:table-cell table:style-name="ce21" office:value-type="float" office:value="2.942000236" calcext:value-type="float">
            <text:p>2.942</text:p>
          </table:table-cell>
          <table:table-cell office:value-type="float" office:value="5.02994632860475" calcext:value-type="float">
            <text:p>5.02994632860475</text:p>
          </table:table-cell>
          <table:table-cell office:value-type="float" office:value="3.35171826020782" calcext:value-type="float">
            <text:p>3.35171826020782</text:p>
          </table:table-cell>
          <table:table-cell office:value-type="float" office:value="0.797426394998975" calcext:value-type="float">
            <text:p>0.797426394998975</text:p>
          </table:table-cell>
          <table:table-cell office:value-type="float" office:value="170.908611683253" calcext:value-type="float">
            <text:p>170.908611683253</text:p>
          </table:table-cell>
          <table:table-cell office:value-type="float" office:value="1.51949456199406" calcext:value-type="float">
            <text:p>1.51949456199406</text:p>
          </table:table-cell>
          <table:table-cell table:number-columns-repeated="1018"/>
        </table:table-row>
        <table:table-row table:style-name="ro1">
          <table:table-cell table:style-name="ce21" office:value-type="float" office:value="2.942000236" calcext:value-type="float">
            <text:p>2.942</text:p>
          </table:table-cell>
          <table:table-cell office:value-type="float" office:value="5.07338776748387" calcext:value-type="float">
            <text:p>5.07338776748387</text:p>
          </table:table-cell>
          <table:table-cell office:value-type="float" office:value="3.28682629919835" calcext:value-type="float">
            <text:p>3.28682629919835</text:p>
          </table:table-cell>
          <table:table-cell office:value-type="float" office:value="0.808613079662207" calcext:value-type="float">
            <text:p>0.808613079662207</text:p>
          </table:table-cell>
          <table:table-cell office:value-type="float" office:value="169.522964070487" calcext:value-type="float">
            <text:p>169.522964070487</text:p>
          </table:table-cell>
          <table:table-cell office:value-type="float" office:value="1.51213312907235" calcext:value-type="float">
            <text:p>1.51213312907235</text:p>
          </table:table-cell>
          <table:table-cell table:number-columns-repeated="1018"/>
        </table:table-row>
        <table:table-row table:style-name="ro1">
          <table:table-cell table:style-name="ce21" office:value-type="float" office:value="2.942000236" calcext:value-type="float">
            <text:p>2.942</text:p>
          </table:table-cell>
          <table:table-cell office:value-type="float" office:value="5.11683921759913" calcext:value-type="float">
            <text:p>5.11683921759913</text:p>
          </table:table-cell>
          <table:table-cell office:value-type="float" office:value="3.22255998688995" calcext:value-type="float">
            <text:p>3.22255998688995</text:p>
          </table:table-cell>
          <table:table-cell office:value-type="float" office:value="0.821319505629538" calcext:value-type="float">
            <text:p>0.821319505629538</text:p>
          </table:table-cell>
          <table:table-cell office:value-type="float" office:value="168.100735781987" calcext:value-type="float">
            <text:p>168.100735781987</text:p>
          </table:table-cell>
          <table:table-cell office:value-type="float" office:value="1.50320454818033" calcext:value-type="float">
            <text:p>1.50320454818033</text:p>
          </table:table-cell>
          <table:table-cell table:number-columns-repeated="1018"/>
        </table:table-row>
        <table:table-row table:style-name="ro1">
          <table:table-cell table:style-name="ce21" office:value-type="float" office:value="2.942000236" calcext:value-type="float">
            <text:p>2.942</text:p>
          </table:table-cell>
          <table:table-cell office:value-type="float" office:value="5.16026964312687" calcext:value-type="float">
            <text:p>5.16026964312687</text:p>
          </table:table-cell>
          <table:table-cell office:value-type="float" office:value="3.15907971055511" calcext:value-type="float">
            <text:p>3.15907971055511</text:p>
          </table:table-cell>
          <table:table-cell office:value-type="float" office:value="0.835541754268445" calcext:value-type="float">
            <text:p>0.835541754268445</text:p>
          </table:table-cell>
          <table:table-cell office:value-type="float" office:value="166.632616723939" calcext:value-type="float">
            <text:p>166.632616723939</text:p>
          </table:table-cell>
          <table:table-cell office:value-type="float" office:value="1.49257365085606" calcext:value-type="float">
            <text:p>1.49257365085606</text:p>
          </table:table-cell>
          <table:table-cell table:number-columns-repeated="1018"/>
        </table:table-row>
        <table:table-row table:style-name="ro1">
          <table:table-cell table:style-name="ce21" office:value-type="float" office:value="2.942000236" calcext:value-type="float">
            <text:p>2.942</text:p>
          </table:table-cell>
          <table:table-cell office:value-type="float" office:value="5.2036536535733" calcext:value-type="float">
            <text:p>5.2036536535733</text:p>
          </table:table-cell>
          <table:table-cell office:value-type="float" office:value="3.0965458574663" calcext:value-type="float">
            <text:p>3.0965458574663</text:p>
          </table:table-cell>
          <table:table-cell office:value-type="float" office:value="0.851275906946403" calcext:value-type="float">
            <text:p>0.851275906946403</text:p>
          </table:table-cell>
          <table:table-cell office:value-type="float" office:value="165.108660803685" calcext:value-type="float">
            <text:p>165.108660803685</text:p>
          </table:table-cell>
          <table:table-cell office:value-type="float" office:value="1.48008445328977" calcext:value-type="float">
            <text:p>1.48008445328977</text:p>
          </table:table-cell>
          <table:table-cell table:number-columns-repeated="1018"/>
        </table:table-row>
        <table:table-row table:style-name="ro1">
          <table:table-cell table:style-name="ce21" office:value-type="float" office:value="2.942000236" calcext:value-type="float">
            <text:p>2.942</text:p>
          </table:table-cell>
          <table:table-cell office:value-type="float" office:value="5.24697252694221" calcext:value-type="float">
            <text:p>5.24697252694221</text:p>
          </table:table-cell>
          <table:table-cell office:value-type="float" office:value="3.03511881489602" calcext:value-type="float">
            <text:p>3.03511881489602</text:p>
          </table:table-cell>
          <table:table-cell office:value-type="float" office:value="0.86851804503089" calcext:value-type="float">
            <text:p>0.86851804503089</text:p>
          </table:table-cell>
          <table:table-cell office:value-type="float" office:value="163.518130096527" calcext:value-type="float">
            <text:p>163.518130096527</text:p>
          </table:table-cell>
          <table:table-cell office:value-type="float" office:value="1.46556193339934" calcext:value-type="float">
            <text:p>1.46556193339934</text:p>
          </table:table-cell>
          <table:table-cell table:number-columns-repeated="1018"/>
        </table:table-row>
        <table:table-row table:style-name="ro1">
          <table:table-cell table:style-name="ce21" office:value-type="float" office:value="2.942000236" calcext:value-type="float">
            <text:p>2.942</text:p>
          </table:table-cell>
          <table:table-cell office:value-type="float" office:value="5.33340703731177" calcext:value-type="float">
            <text:p>5.33340703731177</text:p>
          </table:table-cell>
          <table:table-cell office:value-type="float" office:value="2.91622671040099" calcext:value-type="float">
            <text:p>2.91622671040099</text:p>
          </table:table-cell>
          <table:table-cell office:value-type="float" office:value="0.907510602889359" calcext:value-type="float">
            <text:p>0.907510602889359</text:p>
          </table:table-cell>
          <table:table-cell office:value-type="float" office:value="160.089441777237" calcext:value-type="float">
            <text:p>160.089441777237</text:p>
          </table:table-cell>
          <table:table-cell office:value-type="float" office:value="1.42964618009001" calcext:value-type="float">
            <text:p>1.42964618009001</text:p>
          </table:table-cell>
          <table:table-cell table:number-columns-repeated="1018"/>
        </table:table-row>
        <table:table-row table:style-name="ro1">
          <table:table-cell table:style-name="ce21" office:value-type="float" office:value="2.942000236" calcext:value-type="float">
            <text:p>2.942</text:p>
          </table:table-cell>
          <table:table-cell office:value-type="float" office:value="5.41957780607504" calcext:value-type="float">
            <text:p>5.41957780607504</text:p>
          </table:table-cell>
          <table:table-cell office:value-type="float" office:value="2.80368649524989" calcext:value-type="float">
            <text:p>2.80368649524989</text:p>
          </table:table-cell>
          <table:table-cell office:value-type="float" office:value="0.952488078783667" calcext:value-type="float">
            <text:p>0.952488078783667</text:p>
          </table:table-cell>
          <table:table-cell office:value-type="float" office:value="156.238435584658" calcext:value-type="float">
            <text:p>156.238435584658</text:p>
          </table:table-cell>
          <table:table-cell office:value-type="float" office:value="1.38326099920946" calcext:value-type="float">
            <text:p>1.38326099920946</text:p>
          </table:table-cell>
          <table:table-cell table:number-columns-repeated="1018"/>
        </table:table-row>
        <table:table-row table:style-name="ro1">
          <table:table-cell table:style-name="ce21" office:value-type="float" office:value="2.942000236" calcext:value-type="float">
            <text:p>2.942</text:p>
          </table:table-cell>
          <table:table-cell office:value-type="float" office:value="5.50569086901217" calcext:value-type="float">
            <text:p>5.50569086901217</text:p>
          </table:table-cell>
          <table:table-cell office:value-type="float" office:value="2.69878126762261" calcext:value-type="float">
            <text:p>2.69878126762261</text:p>
          </table:table-cell>
          <table:table-cell office:value-type="float" office:value="1.00341912365363" calcext:value-type="float">
            <text:p>1.00341912365363</text:p>
          </table:table-cell>
          <table:table-cell office:value-type="float" office:value="151.833635181154" calcext:value-type="float">
            <text:p>151.833635181154</text:p>
          </table:table-cell>
          <table:table-cell office:value-type="float" office:value="1.32515701086782" calcext:value-type="float">
            <text:p>1.32515701086782</text:p>
          </table:table-cell>
          <table:table-cell table:number-columns-repeated="1018"/>
        </table:table-row>
        <table:table-row table:style-name="ro1">
          <table:table-cell table:style-name="ce21" office:value-type="float" office:value="2.942000236" calcext:value-type="float">
            <text:p>2.942</text:p>
          </table:table-cell>
          <table:table-cell office:value-type="float" office:value="5.54883282080609" calcext:value-type="float">
            <text:p>5.54883282080609</text:p>
          </table:table-cell>
          <table:table-cell office:value-type="float" office:value="2.64959274231162" calcext:value-type="float">
            <text:p>2.64959274231162</text:p>
          </table:table-cell>
          <table:table-cell office:value-type="float" office:value="1.03110743787317" calcext:value-type="float">
            <text:p>1.03110743787317</text:p>
          </table:table-cell>
          <table:table-cell office:value-type="float" office:value="149.375115246844" calcext:value-type="float">
            <text:p>149.375115246844</text:p>
          </table:table-cell>
          <table:table-cell office:value-type="float" office:value="1.29160105887456" calcext:value-type="float">
            <text:p>1.29160105887456</text:p>
          </table:table-cell>
          <table:table-cell table:number-columns-repeated="1018"/>
        </table:table-row>
        <table:table-row table:style-name="ro1">
          <table:table-cell table:style-name="ce21" office:value-type="float" office:value="2.942000236" calcext:value-type="float">
            <text:p>2.942</text:p>
          </table:table-cell>
          <table:table-cell office:value-type="float" office:value="5.59213569450018" calcext:value-type="float">
            <text:p>5.59213569450018</text:p>
          </table:table-cell>
          <table:table-cell office:value-type="float" office:value="2.60279412569904" calcext:value-type="float">
            <text:p>2.60279412569904</text:p>
          </table:table-cell>
          <table:table-cell office:value-type="float" office:value="1.06027238843906" calcext:value-type="float">
            <text:p>1.06027238843906</text:p>
          </table:table-cell>
          <table:table-cell office:value-type="float" office:value="146.71663379939" calcext:value-type="float">
            <text:p>146.71663379939</text:p>
          </table:table-cell>
          <table:table-cell office:value-type="float" office:value="1.25523160643346" calcext:value-type="float">
            <text:p>1.25523160643346</text:p>
          </table:table-cell>
          <table:table-cell table:number-columns-repeated="1018"/>
        </table:table-row>
        <table:table-row table:style-name="ro1">
          <table:table-cell table:style-name="ce21" office:value-type="float" office:value="2.942000236" calcext:value-type="float">
            <text:p>2.942</text:p>
          </table:table-cell>
          <table:table-cell office:value-type="float" office:value="5.63568531168226" calcext:value-type="float">
            <text:p>5.63568531168226</text:p>
          </table:table-cell>
          <table:table-cell office:value-type="float" office:value="2.55854580505736" calcext:value-type="float">
            <text:p>2.55854580505736</text:p>
          </table:table-cell>
          <table:table-cell office:value-type="float" office:value="1.09091005671876" calcext:value-type="float">
            <text:p>1.09091005671876</text:p>
          </table:table-cell>
          <table:table-cell office:value-type="float" office:value="143.834577273355" calcext:value-type="float">
            <text:p>143.834577273355</text:p>
          </table:table-cell>
          <table:table-cell office:value-type="float" office:value="1.21642687563415" calcext:value-type="float">
            <text:p>1.21642687563415</text:p>
          </table:table-cell>
          <table:table-cell table:number-columns-repeated="1018"/>
        </table:table-row>
        <table:table-row table:style-name="ro1">
          <table:table-cell table:style-name="ce21" office:value-type="float" office:value="2.942000236" calcext:value-type="float">
            <text:p>2.942</text:p>
          </table:table-cell>
          <table:table-cell office:value-type="float" office:value="5.67957685062294" calcext:value-type="float">
            <text:p>5.67957685062294</text:p>
          </table:table-cell>
          <table:table-cell office:value-type="float" office:value="2.51700816765907" calcext:value-type="float">
            <text:p>2.51700816765907</text:p>
          </table:table-cell>
          <table:table-cell office:value-type="float" office:value="1.12301652407977" calcext:value-type="float">
            <text:p>1.12301652407977</text:p>
          </table:table-cell>
          <table:table-cell office:value-type="float" office:value="140.704710394247" calcext:value-type="float">
            <text:p>140.704710394247</text:p>
          </table:table-cell>
          <table:table-cell office:value-type="float" office:value="1.17581228821509" calcext:value-type="float">
            <text:p>1.17581228821509</text:p>
          </table:table-cell>
          <table:table-cell table:number-columns-repeated="1018"/>
        </table:table-row>
        <table:table-row table:style-name="ro1">
          <table:table-cell table:style-name="ce21" office:value-type="float" office:value="2.942000236" calcext:value-type="float">
            <text:p>2.942</text:p>
          </table:table-cell>
          <table:table-cell office:value-type="float" office:value="5.72390960522848" calcext:value-type="float">
            <text:p>5.72390960522848</text:p>
          </table:table-cell>
          <table:table-cell office:value-type="float" office:value="2.47834160077665" calcext:value-type="float">
            <text:p>2.47834160077665</text:p>
          </table:table-cell>
          <table:table-cell office:value-type="float" office:value="1.15658787188955" calcext:value-type="float">
            <text:p>1.15658787188955</text:p>
          </table:table-cell>
          <table:table-cell office:value-type="float" office:value="137.303322690228" calcext:value-type="float">
            <text:p>137.303322690228</text:p>
          </table:table-cell>
          <table:table-cell office:value-type="float" office:value="1.13430013790449" calcext:value-type="float">
            <text:p>1.13430013790449</text:p>
          </table:table-cell>
          <table:table-cell table:number-columns-repeated="1018"/>
        </table:table-row>
        <table:table-row table:style-name="ro1">
          <table:table-cell table:style-name="ce21" office:value-type="float" office:value="2.942000236" calcext:value-type="float">
            <text:p>2.942</text:p>
          </table:table-cell>
          <table:table-cell office:value-type="float" office:value="5.76877893625169" calcext:value-type="float">
            <text:p>5.76877893625169</text:p>
          </table:table-cell>
          <table:table-cell office:value-type="float" office:value="2.44270649168258" calcext:value-type="float">
            <text:p>2.44270649168258</text:p>
          </table:table-cell>
          <table:table-cell office:value-type="float" office:value="1.19162018151558" calcext:value-type="float">
            <text:p>1.19162018151558</text:p>
          </table:table-cell>
          <table:table-cell office:value-type="float" office:value="133.60900281243" calcext:value-type="float">
            <text:p>133.60900281243</text:p>
          </table:table-cell>
          <table:table-cell office:value-type="float" office:value="1.09311122578127" calcext:value-type="float">
            <text:p>1.09311122578127</text:p>
          </table:table-cell>
          <table:table-cell table:number-columns-repeated="1018"/>
        </table:table-row>
        <table:table-row table:style-name="ro1">
          <table:table-cell table:style-name="ce21" office:value-type="float" office:value="2.942000236" calcext:value-type="float">
            <text:p>2.942</text:p>
          </table:table-cell>
          <table:table-cell office:value-type="float" office:value="5.81426503801128" calcext:value-type="float">
            <text:p>5.81426503801128</text:p>
          </table:table-cell>
          <table:table-cell office:value-type="float" office:value="2.41026322764935" calcext:value-type="float">
            <text:p>2.41026322764935</text:p>
          </table:table-cell>
          <table:table-cell office:value-type="float" office:value="1.22810953432534" calcext:value-type="float">
            <text:p>1.22810953432534</text:p>
          </table:table-cell>
          <table:table-cell office:value-type="float" office:value="129.605169466191" calcext:value-type="float">
            <text:p>129.605169466191</text:p>
          </table:table-cell>
          <table:table-cell office:value-type="float" office:value="1.05376934932904" calcext:value-type="float">
            <text:p>1.05376934932904</text:p>
          </table:table-cell>
          <table:table-cell table:number-columns-repeated="1018"/>
        </table:table-row>
        <table:table-row table:style-name="ro1">
          <table:table-cell table:style-name="ce21" office:value-type="float" office:value="2.942000236" calcext:value-type="float">
            <text:p>2.942</text:p>
          </table:table-cell>
          <table:table-cell office:value-type="float" office:value="5.86041868082122" calcext:value-type="float">
            <text:p>5.86041868082122</text:p>
          </table:table-cell>
          <table:table-cell office:value-type="float" office:value="2.38117219594945" calcext:value-type="float">
            <text:p>2.38117219594945</text:p>
          </table:table-cell>
          <table:table-cell office:value-type="float" office:value="1.2660520116863" calcext:value-type="float">
            <text:p>1.2660520116863</text:p>
          </table:table-cell>
          <table:table-cell office:value-type="float" office:value="125.283387727544" calcext:value-type="float">
            <text:p>125.283387727544</text:p>
          </table:table-cell>
          <table:table-cell office:value-type="float" office:value="1.01806246419793" calcext:value-type="float">
            <text:p>1.01806246419793</text:p>
          </table:table-cell>
          <table:table-cell table:number-columns-repeated="1018"/>
        </table:table-row>
        <table:table-row table:style-name="ro1">
          <table:table-cell table:style-name="ce21" office:value-type="float" office:value="2.942000236" calcext:value-type="float">
            <text:p>2.942</text:p>
          </table:table-cell>
          <table:table-cell office:value-type="float" office:value="5.90724510122935" calcext:value-type="float">
            <text:p>5.90724510122935</text:p>
          </table:table-cell>
          <table:table-cell office:value-type="float" office:value="2.35559378385537" calcext:value-type="float">
            <text:p>2.35559378385537</text:p>
          </table:table-cell>
          <table:table-cell office:value-type="float" office:value="1.30544369496595" calcext:value-type="float">
            <text:p>1.30544369496595</text:p>
          </table:table-cell>
          <table:table-cell office:value-type="float" office:value="120.647285028434" calcext:value-type="float">
            <text:p>120.647285028434</text:p>
          </table:table-cell>
          <table:table-cell office:value-type="float" office:value="0.987969460510567" calcext:value-type="float">
            <text:p>0.987969460510567</text:p>
          </table:table-cell>
          <table:table-cell table:number-columns-repeated="1018"/>
        </table:table-row>
        <table:table-row table:style-name="ro1">
          <table:table-cell table:style-name="ce21" office:value-type="float" office:value="2.942000236" calcext:value-type="float">
            <text:p>2.942</text:p>
          </table:table-cell>
          <table:table-cell office:value-type="float" office:value="5.95468871849112" calcext:value-type="float">
            <text:p>5.95468871849112</text:p>
          </table:table-cell>
          <table:table-cell office:value-type="float" office:value="2.33368837863958" calcext:value-type="float">
            <text:p>2.33368837863958</text:p>
          </table:table-cell>
          <table:table-cell office:value-type="float" office:value="1.34628066553175" calcext:value-type="float">
            <text:p>1.34628066553175</text:p>
          </table:table-cell>
          <table:table-cell office:value-type="float" office:value="115.716538522479" calcext:value-type="float">
            <text:p>115.716538522479</text:p>
          </table:table-cell>
          <table:table-cell office:value-type="float" office:value="0.965556954488954" calcext:value-type="float">
            <text:p>0.965556954488954</text:p>
          </table:table-cell>
          <table:table-cell table:number-columns-repeated="1018"/>
        </table:table-row>
        <table:table-row table:style-name="ro1">
          <table:table-cell table:style-name="ce21" office:value-type="float" office:value="2.942000236" calcext:value-type="float">
            <text:p>2.942</text:p>
          </table:table-cell>
          <table:table-cell office:value-type="float" office:value="5.97862739632845" calcext:value-type="float">
            <text:p>5.97862739632845</text:p>
          </table:table-cell>
          <table:table-cell office:value-type="float" office:value="2.3241631746337" calcext:value-type="float">
            <text:p>2.3241631746337</text:p>
          </table:table-cell>
          <table:table-cell office:value-type="float" office:value="1.3672399089743" calcext:value-type="float">
            <text:p>1.3672399089743</text:p>
          </table:table-cell>
          <table:table-cell office:value-type="float" office:value="113.152017314603" calcext:value-type="float">
            <text:p>113.152017314603</text:p>
          </table:table-cell>
          <table:table-cell office:value-type="float" office:value="0.957870086533132" calcext:value-type="float">
            <text:p>0.957870086533132</text:p>
          </table:table-cell>
          <table:table-cell table:number-columns-repeated="1018"/>
        </table:table-row>
        <table:table-row table:style-name="ro1">
          <table:table-cell table:style-name="ce21" office:value-type="float" office:value="2.942000236" calcext:value-type="float">
            <text:p>2.942</text:p>
          </table:table-cell>
          <table:table-cell office:value-type="float" office:value="6.00266906874327" calcext:value-type="float">
            <text:p>6.00266906874327</text:p>
          </table:table-cell>
          <table:table-cell office:value-type="float" office:value="2.31561636757458" calcext:value-type="float">
            <text:p>2.31561636757458</text:p>
          </table:table-cell>
          <table:table-cell office:value-type="float" office:value="1.38855900475119" calcext:value-type="float">
            <text:p>1.38855900475119</text:p>
          </table:table-cell>
          <table:table-cell office:value-type="float" office:value="110.529997730545" calcext:value-type="float">
            <text:p>110.529997730545</text:p>
          </table:table-cell>
          <table:table-cell office:value-type="float" office:value="0.952853464904621" calcext:value-type="float">
            <text:p>0.952853464904621</text:p>
          </table:table-cell>
          <table:table-cell table:number-columns-repeated="1018"/>
        </table:table-row>
        <table:table-row table:style-name="ro1">
          <table:table-cell table:style-name="ce21" office:value-type="float" office:value="2.942000236" calcext:value-type="float">
            <text:p>2.942</text:p>
          </table:table-cell>
          <table:table-cell office:value-type="float" office:value="6.02678675344153" calcext:value-type="float">
            <text:p>6.02678675344153</text:p>
          </table:table-cell>
          <table:table-cell office:value-type="float" office:value="2.30806800587127" calcext:value-type="float">
            <text:p>2.30806800587127</text:p>
          </table:table-cell>
          <table:table-cell office:value-type="float" office:value="1.41023746303336" calcext:value-type="float">
            <text:p>1.41023746303336</text:p>
          </table:table-cell>
          <table:table-cell office:value-type="float" office:value="107.858504277208" calcext:value-type="float">
            <text:p>107.858504277208</text:p>
          </table:table-cell>
          <table:table-cell office:value-type="float" office:value="0.950731265445596" calcext:value-type="float">
            <text:p>0.950731265445596</text:p>
          </table:table-cell>
          <table:table-cell table:number-columns-repeated="1018"/>
        </table:table-row>
        <table:table-row table:style-name="ro1">
          <table:table-cell table:style-name="ce21" office:value-type="float" office:value="2.942000236" calcext:value-type="float">
            <text:p>2.942</text:p>
          </table:table-cell>
          <table:table-cell office:value-type="float" office:value="6.05094986791359" calcext:value-type="float">
            <text:p>6.05094986791359</text:p>
          </table:table-cell>
          <table:table-cell office:value-type="float" office:value="2.30153813793285" calcext:value-type="float">
            <text:p>2.30153813793285</text:p>
          </table:table-cell>
          <table:table-cell office:value-type="float" office:value="1.43227479399175" calcext:value-type="float">
            <text:p>1.43227479399175</text:p>
          </table:table-cell>
          <table:table-cell office:value-type="float" office:value="105.146718666907" calcext:value-type="float">
            <text:p>105.146718666907</text:p>
          </table:table-cell>
          <table:table-cell office:value-type="float" office:value="0.951706488263828" calcext:value-type="float">
            <text:p>0.951706488263828</text:p>
          </table:table-cell>
          <table:table-cell table:number-columns-repeated="1018"/>
        </table:table-row>
        <table:table-row table:style-name="ro1">
          <table:table-cell table:style-name="ce21" office:value-type="float" office:value="2.942000236" calcext:value-type="float">
            <text:p>2.942</text:p>
          </table:table-cell>
          <table:table-cell office:value-type="float" office:value="6.07512512909873" calcext:value-type="float">
            <text:p>6.07512512909873</text:p>
          </table:table-cell>
          <table:table-cell office:value-type="float" office:value="2.29604681216836" calcext:value-type="float">
            <text:p>2.29604681216836</text:p>
          </table:table-cell>
          <table:table-cell office:value-type="float" office:value="1.45467050779728" calcext:value-type="float">
            <text:p>1.45467050779728</text:p>
          </table:table-cell>
          <table:table-cell office:value-type="float" office:value="102.40482488203" calcext:value-type="float">
            <text:p>102.40482488203</text:p>
          </table:table-cell>
          <table:table-cell office:value-type="float" office:value="0.955955400034335" calcext:value-type="float">
            <text:p>0.955955400034335</text:p>
          </table:table-cell>
          <table:table-cell table:number-columns-repeated="1018"/>
        </table:table-row>
        <table:table-row table:style-name="ro1">
          <table:table-cell table:style-name="ce21" office:value-type="float" office:value="2.942000236" calcext:value-type="float">
            <text:p>2.942</text:p>
          </table:table-cell>
          <table:table-cell office:value-type="float" office:value="6.09927770872335" calcext:value-type="float">
            <text:p>6.09927770872335</text:p>
          </table:table-cell>
          <table:table-cell office:value-type="float" office:value="2.29161407698687" calcext:value-type="float">
            <text:p>2.29161407698687</text:p>
          </table:table-cell>
          <table:table-cell office:value-type="float" office:value="1.47742411462089" calcext:value-type="float">
            <text:p>1.47742411462089</text:p>
          </table:table-cell>
          <table:table-cell office:value-type="float" office:value="99.6437976467891" calcext:value-type="float">
            <text:p>99.6437976467891</text:p>
          </table:table-cell>
          <table:table-cell office:value-type="float" office:value="0.963621482949609" calcext:value-type="float">
            <text:p>0.963621482949609</text:p>
          </table:table-cell>
          <table:table-cell table:number-columns-repeated="1018"/>
        </table:table-row>
        <table:table-row table:style-name="ro1">
          <table:table-cell table:style-name="ce21" office:value-type="float" office:value="2.942000236" calcext:value-type="float">
            <text:p>2.942</text:p>
          </table:table-cell>
          <table:table-cell office:value-type="float" office:value="6.12337259751411" calcext:value-type="float">
            <text:p>6.12337259751411</text:p>
          </table:table-cell>
          <table:table-cell office:value-type="float" office:value="2.28825998079745" calcext:value-type="float">
            <text:p>2.28825998079745</text:p>
          </table:table-cell>
          <table:table-cell office:value-type="float" office:value="1.50053512463352" calcext:value-type="float">
            <text:p>1.50053512463352</text:p>
          </table:table-cell>
          <table:table-cell office:value-type="float" office:value="96.875143359296" calcext:value-type="float">
            <text:p>96.875143359296</text:p>
          </table:table-cell>
          <table:table-cell office:value-type="float" office:value="0.974808827190168" calcext:value-type="float">
            <text:p>0.974808827190168</text:p>
          </table:table-cell>
          <table:table-cell table:number-columns-repeated="1018"/>
        </table:table-row>
        <table:table-row table:style-name="ro1">
          <table:table-cell table:style-name="ce21" office:value-type="float" office:value="2.942000236" calcext:value-type="float">
            <text:p>2.942</text:p>
          </table:table-cell>
          <table:table-cell office:value-type="float" office:value="6.14737610784111" calcext:value-type="float">
            <text:p>6.14737610784111</text:p>
          </table:table-cell>
          <table:table-cell office:value-type="float" office:value="2.28600457200914" calcext:value-type="float">
            <text:p>2.28600457200914</text:p>
          </table:table-cell>
          <table:table-cell office:value-type="float" office:value="1.5240030480061" calcext:value-type="float">
            <text:p>1.5240030480061</text:p>
          </table:table-cell>
          <table:table-cell office:value-type="float" office:value="94.1106076860583" calcext:value-type="float">
            <text:p>94.1106076860583</text:p>
          </table:table-cell>
          <table:table-cell office:value-type="float" office:value="0.989574975652414" calcext:value-type="float">
            <text:p>0.989574975652414</text:p>
          </table:table-cell>
          <table:table-cell table:number-columns-repeated="1018"/>
        </table:table-row>
        <table:table-row table:style-name="ro1">
          <table:table-cell table:style-name="ce21" office:value-type="float" office:value="2.942000236" calcext:value-type="float">
            <text:p>2.942</text:p>
          </table:table-cell>
          <table:table-cell office:value-type="float" office:value="6.17109409528595" calcext:value-type="float">
            <text:p>6.17109409528595</text:p>
          </table:table-cell>
          <table:table-cell office:value-type="float" office:value="2.28486204600451" calcext:value-type="float">
            <text:p>2.28486204600451</text:p>
          </table:table-cell>
          <table:table-cell office:value-type="float" office:value="1.54782376366198" calcext:value-type="float">
            <text:p>1.54782376366198</text:p>
          </table:table-cell>
          <table:table-cell office:value-type="float" office:value="91.40439560777" calcext:value-type="float">
            <text:p>91.40439560777</text:p>
          </table:table-cell>
          <table:table-cell office:value-type="float" office:value="1.0213966357234" calcext:value-type="float">
            <text:p>1.0213966357234</text:p>
          </table:table-cell>
          <table:table-cell table:number-columns-repeated="1018"/>
        </table:table-row>
        <table:table-row table:style-name="ro1">
          <table:table-cell table:style-name="ce21" office:value-type="float" office:value="2.942000236" calcext:value-type="float">
            <text:p>2.942</text:p>
          </table:table-cell>
          <table:table-cell office:value-type="float" office:value="6.19446274272012" calcext:value-type="float">
            <text:p>6.19446274272012</text:p>
          </table:table-cell>
          <table:table-cell office:value-type="float" office:value="2.28482318606003" calcext:value-type="float">
            <text:p>2.28482318606003</text:p>
          </table:table-cell>
          <table:table-cell office:value-type="float" office:value="1.57197862553418" calcext:value-type="float">
            <text:p>1.57197862553418</text:p>
          </table:table-cell>
          <table:table-cell office:value-type="float" office:value="88.8032187358626" calcext:value-type="float">
            <text:p>88.8032187358626</text:p>
          </table:table-cell>
          <table:table-cell office:value-type="float" office:value="1.0458940107589" calcext:value-type="float">
            <text:p>1.0458940107589</text:p>
          </table:table-cell>
          <table:table-cell table:number-columns-repeated="1018"/>
        </table:table-row>
        <table:table-row table:style-name="ro1">
          <table:table-cell table:style-name="ce21" office:value-type="float" office:value="2.942000236" calcext:value-type="float">
            <text:p>2.942</text:p>
          </table:table-cell>
          <table:table-cell office:value-type="float" office:value="6.24091057917552" calcext:value-type="float">
            <text:p>6.24091057917552</text:p>
          </table:table-cell>
          <table:table-cell office:value-type="float" office:value="2.28799618535146" calcext:value-type="float">
            <text:p>2.28799618535146</text:p>
          </table:table-cell>
          <table:table-cell office:value-type="float" office:value="1.62120167866928" calcext:value-type="float">
            <text:p>1.62120167866928</text:p>
          </table:table-cell>
          <table:table-cell office:value-type="float" office:value="83.9122097092783" calcext:value-type="float">
            <text:p>83.9122097092783</text:p>
          </table:table-cell>
          <table:table-cell office:value-type="float" office:value="1.07800321535359" calcext:value-type="float">
            <text:p>1.07800321535359</text:p>
          </table:table-cell>
          <table:table-cell table:number-columns-repeated="1018"/>
        </table:table-row>
        <table:table-row table:style-name="ro1">
          <table:table-cell table:style-name="ce21" office:value-type="float" office:value="2.942000236" calcext:value-type="float">
            <text:p>2.942</text:p>
          </table:table-cell>
          <table:table-cell office:value-type="float" office:value="6.28731743701002" calcext:value-type="float">
            <text:p>6.28731743701002</text:p>
          </table:table-cell>
          <table:table-cell office:value-type="float" office:value="2.29540301188323" calcext:value-type="float">
            <text:p>2.29540301188323</text:p>
          </table:table-cell>
          <table:table-cell office:value-type="float" office:value="1.67149398889487" calcext:value-type="float">
            <text:p>1.67149398889487</text:p>
          </table:table-cell>
          <table:table-cell office:value-type="float" office:value="79.4188992764953" calcext:value-type="float">
            <text:p>79.4188992764953</text:p>
          </table:table-cell>
          <table:table-cell office:value-type="float" office:value="1.11282843431948" calcext:value-type="float">
            <text:p>1.11282843431948</text:p>
          </table:table-cell>
          <table:table-cell table:number-columns-repeated="1018"/>
        </table:table-row>
        <table:table-row table:style-name="ro1">
          <table:table-cell table:style-name="ce21" office:value-type="float" office:value="2.942000236" calcext:value-type="float">
            <text:p>2.942</text:p>
          </table:table-cell>
          <table:table-cell office:value-type="float" office:value="6.33372236302791" calcext:value-type="float">
            <text:p>6.33372236302791</text:p>
          </table:table-cell>
          <table:table-cell office:value-type="float" office:value="2.30692310765518" calcext:value-type="float">
            <text:p>2.30692310765518</text:p>
          </table:table-cell>
          <table:table-cell office:value-type="float" office:value="1.72267733769442" calcext:value-type="float">
            <text:p>1.72267733769442</text:p>
          </table:table-cell>
          <table:table-cell office:value-type="float" office:value="75.2921527807332" calcext:value-type="float">
            <text:p>75.2921527807332</text:p>
          </table:table-cell>
          <table:table-cell office:value-type="float" office:value="1.148301173481" calcext:value-type="float">
            <text:p>1.148301173481</text:p>
          </table:table-cell>
          <table:table-cell table:number-columns-repeated="1018"/>
        </table:table-row>
        <table:table-row table:style-name="ro1">
          <table:table-cell table:style-name="ce21" office:value-type="float" office:value="2.942000236" calcext:value-type="float">
            <text:p>2.942</text:p>
          </table:table-cell>
          <table:table-cell office:value-type="float" office:value="6.38019180466358" calcext:value-type="float">
            <text:p>6.38019180466358</text:p>
          </table:table-cell>
          <table:table-cell office:value-type="float" office:value="2.3224359146671" calcext:value-type="float">
            <text:p>2.3224359146671</text:p>
          </table:table-cell>
          <table:table-cell office:value-type="float" office:value="1.77457350655141" calcext:value-type="float">
            <text:p>1.77457350655141</text:p>
          </table:table-cell>
          <table:table-cell office:value-type="float" office:value="71.4946835578207" calcext:value-type="float">
            <text:p>71.4946835578207</text:p>
          </table:table-cell>
          <table:table-cell office:value-type="float" office:value="1.18291313083262" calcext:value-type="float">
            <text:p>1.18291313083262</text:p>
          </table:table-cell>
          <table:table-cell table:number-columns-repeated="1018"/>
        </table:table-row>
        <table:table-row table:style-name="ro1">
          <table:table-cell table:style-name="ce21" office:value-type="float" office:value="2.942000236" calcext:value-type="float">
            <text:p>2.942</text:p>
          </table:table-cell>
          <table:table-cell office:value-type="float" office:value="6.42680296702681" calcext:value-type="float">
            <text:p>6.42680296702681</text:p>
          </table:table-cell>
          <table:table-cell office:value-type="float" office:value="2.34182087491881" calcext:value-type="float">
            <text:p>2.34182087491881</text:p>
          </table:table-cell>
          <table:table-cell office:value-type="float" office:value="1.82700427694931" calcext:value-type="float">
            <text:p>1.82700427694931</text:p>
          </table:table-cell>
          <table:table-cell office:value-type="float" office:value="67.9874158412738" calcext:value-type="float">
            <text:p>67.9874158412738</text:p>
          </table:table-cell>
          <table:table-cell office:value-type="float" office:value="1.21563567687663" calcext:value-type="float">
            <text:p>1.21563567687663</text:p>
          </table:table-cell>
          <table:table-cell table:number-columns-repeated="1018"/>
        </table:table-row>
        <table:table-row table:style-name="ro1">
          <table:table-cell table:style-name="ce21" office:value-type="float" office:value="2.942000236" calcext:value-type="float">
            <text:p>2.942</text:p>
          </table:table-cell>
          <table:table-cell office:value-type="float" office:value="6.47363277354349" calcext:value-type="float">
            <text:p>6.47363277354349</text:p>
          </table:table-cell>
          <table:table-cell office:value-type="float" office:value="2.36495743041013" calcext:value-type="float">
            <text:p>2.36495743041013</text:p>
          </table:table-cell>
          <table:table-cell office:value-type="float" office:value="1.87979143037158" calcext:value-type="float">
            <text:p>1.87979143037158</text:p>
          </table:table-cell>
          <table:table-cell office:value-type="float" office:value="64.7321899743238" calcext:value-type="float">
            <text:p>64.7321899743238</text:p>
          </table:table-cell>
          <table:table-cell office:value-type="float" office:value="1.2458273199279" calcext:value-type="float">
            <text:p>1.2458273199279</text:p>
          </table:table-cell>
          <table:table-cell table:number-columns-repeated="1018"/>
        </table:table-row>
        <table:table-row table:style-name="ro1">
          <table:table-cell table:style-name="ce21" office:value-type="float" office:value="2.942999778" calcext:value-type="float">
            <text:p>2.943</text:p>
          </table:table-cell>
          <table:table-cell office:value-type="float" office:value="6.52075124515937" calcext:value-type="float">
            <text:p>6.52075124515937</text:p>
          </table:table-cell>
          <table:table-cell office:value-type="float" office:value="2.39172502314086" calcext:value-type="float">
            <text:p>2.39172502314086</text:p>
          </table:table-cell>
          <table:table-cell office:value-type="float" office:value="1.93275674830171" calcext:value-type="float">
            <text:p>1.93275674830171</text:p>
          </table:table-cell>
          <table:table-cell office:value-type="float" office:value="61.693244020089" calcext:value-type="float">
            <text:p>61.693244020089</text:p>
          </table:table-cell>
          <table:table-cell office:value-type="float" office:value="1.27314229492524" calcext:value-type="float">
            <text:p>1.27314229492524</text:p>
          </table:table-cell>
          <table:table-cell table:number-columns-repeated="1018"/>
        </table:table-row>
        <table:table-row table:style-name="ro1">
          <table:table-cell table:style-name="ce21" office:value-type="float" office:value="2.942999778" calcext:value-type="float">
            <text:p>2.943</text:p>
          </table:table-cell>
          <table:table-cell office:value-type="float" office:value="6.56821803630821" calcext:value-type="float">
            <text:p>6.56821803630821</text:p>
          </table:table-cell>
          <table:table-cell office:value-type="float" office:value="2.42200309511082" calcext:value-type="float">
            <text:p>2.42200309511082</text:p>
          </table:table-cell>
          <table:table-cell office:value-type="float" office:value="1.98572201222317" calcext:value-type="float">
            <text:p>1.98572201222317</text:p>
          </table:table-cell>
          <table:table-cell office:value-type="float" office:value="58.8378775020173" calcext:value-type="float">
            <text:p>58.8378775020173</text:p>
          </table:table-cell>
          <table:table-cell office:value-type="float" office:value="1.29744893727222" calcext:value-type="float">
            <text:p>1.29744893727222</text:p>
          </table:table-cell>
          <table:table-cell table:number-columns-repeated="1018"/>
        </table:table-row>
        <table:table-row table:style-name="ro1">
          <table:table-cell table:style-name="ce21" office:value-type="float" office:value="2.942999778" calcext:value-type="float">
            <text:p>2.943</text:p>
          </table:table-cell>
          <table:table-cell office:value-type="float" office:value="6.61608107481381" calcext:value-type="float">
            <text:p>6.61608107481381</text:p>
          </table:table-cell>
          <table:table-cell office:value-type="float" office:value="2.45567108831982" calcext:value-type="float">
            <text:p>2.45567108831982</text:p>
          </table:table-cell>
          <table:table-cell office:value-type="float" office:value="2.03850900361943" calcext:value-type="float">
            <text:p>2.03850900361943</text:p>
          </table:table-cell>
          <table:table-cell office:value-type="float" office:value="56.1366110404417" calcext:value-type="float">
            <text:p>56.1366110404417</text:p>
          </table:table-cell>
          <table:table-cell office:value-type="float" office:value="1.31876211579729" calcext:value-type="float">
            <text:p>1.31876211579729</text:p>
          </table:table-cell>
          <table:table-cell table:number-columns-repeated="1018"/>
        </table:table-row>
        <table:table-row table:style-name="ro1">
          <table:table-cell table:style-name="ce21" office:value-type="float" office:value="2.942999778" calcext:value-type="float">
            <text:p>2.943</text:p>
          </table:table-cell>
          <table:table-cell office:value-type="float" office:value="6.66437652257541" calcext:value-type="float">
            <text:p>6.66437652257541</text:p>
          </table:table-cell>
          <table:table-cell office:value-type="float" office:value="2.49260844476767" calcext:value-type="float">
            <text:p>2.49260844476767</text:p>
          </table:table-cell>
          <table:table-cell office:value-type="float" office:value="2.09093950397397" calcext:value-type="float">
            <text:p>2.09093950397397</text:p>
          </table:table-cell>
          <table:table-cell office:value-type="float" office:value="53.5630600665126" calcext:value-type="float">
            <text:p>53.5630600665126</text:p>
          </table:table-cell>
          <table:table-cell office:value-type="float" office:value="1.33719064685159" calcext:value-type="float">
            <text:p>1.33719064685159</text:p>
          </table:table-cell>
          <table:table-cell table:number-columns-repeated="1018"/>
        </table:table-row>
        <table:table-row table:style-name="ro1">
          <table:table-cell table:style-name="ce21" office:value-type="float" office:value="2.942999778" calcext:value-type="float">
            <text:p>2.943</text:p>
          </table:table-cell>
          <table:table-cell office:value-type="float" office:value="6.71312951267409" calcext:value-type="float">
            <text:p>6.71312951267409</text:p>
          </table:table-cell>
          <table:table-cell office:value-type="float" office:value="2.53269460645418" calcext:value-type="float">
            <text:p>2.53269460645418</text:p>
          </table:table-cell>
          <table:table-cell office:value-type="float" office:value="2.14283529477025" calcext:value-type="float">
            <text:p>2.14283529477025</text:p>
          </table:table-cell>
          <table:table-cell office:value-type="float" office:value="51.0936637706723" calcext:value-type="float">
            <text:p>51.0936637706723</text:p>
          </table:table-cell>
          <table:table-cell office:value-type="float" office:value="1.35289852485842" calcext:value-type="float">
            <text:p>1.35289852485842</text:p>
          </table:table-cell>
          <table:table-cell table:number-columns-repeated="1018"/>
        </table:table-row>
        <table:table-row table:style-name="ro1">
          <table:table-cell table:style-name="ce21" office:value-type="float" office:value="2.942999778" calcext:value-type="float">
            <text:p>2.943</text:p>
          </table:table-cell>
          <table:table-cell office:value-type="float" office:value="6.76235530177953" calcext:value-type="float">
            <text:p>6.76235530177953</text:p>
          </table:table-cell>
          <table:table-cell office:value-type="float" office:value="2.57580901537918" calcext:value-type="float">
            <text:p>2.57580901537918</text:p>
          </table:table-cell>
          <table:table-cell office:value-type="float" office:value="2.19401815749175" calcext:value-type="float">
            <text:p>2.19401815749175</text:p>
          </table:table-cell>
          <table:table-cell office:value-type="float" office:value="48.7073555047121" calcext:value-type="float">
            <text:p>48.7073555047121</text:p>
          </table:table-cell>
          <table:table-cell office:value-type="float" office:value="1.36607779852664" calcext:value-type="float">
            <text:p>1.36607779852664</text:p>
          </table:table-cell>
          <table:table-cell table:number-columns-repeated="1018"/>
        </table:table-row>
        <table:table-row table:style-name="ro1">
          <table:table-cell table:style-name="ce21" office:value-type="float" office:value="2.942999778" calcext:value-type="float">
            <text:p>2.943</text:p>
          </table:table-cell>
          <table:table-cell office:value-type="float" office:value="6.81206060711122" calcext:value-type="float">
            <text:p>6.81206060711122</text:p>
          </table:table-cell>
          <table:table-cell office:value-type="float" office:value="2.62183111354246" calcext:value-type="float">
            <text:p>2.62183111354246</text:p>
          </table:table-cell>
          <table:table-cell office:value-type="float" office:value="2.24430987362194" calcext:value-type="float">
            <text:p>2.24430987362194</text:p>
          </table:table-cell>
          <table:table-cell office:value-type="float" office:value="46.3852244899706" calcext:value-type="float">
            <text:p>46.3852244899706</text:p>
          </table:table-cell>
          <table:table-cell office:value-type="float" office:value="1.37693066472683" calcext:value-type="float">
            <text:p>1.37693066472683</text:p>
          </table:table-cell>
          <table:table-cell table:number-columns-repeated="1018"/>
        </table:table-row>
        <table:table-row table:style-name="ro1">
          <table:table-cell table:style-name="ce21" office:value-type="float" office:value="2.942999778" calcext:value-type="float">
            <text:p>2.943</text:p>
          </table:table-cell>
          <table:table-cell office:value-type="float" office:value="6.86224498561721" calcext:value-type="float">
            <text:p>6.86224498561721</text:p>
          </table:table-cell>
          <table:table-cell office:value-type="float" office:value="2.67064034294384" calcext:value-type="float">
            <text:p>2.67064034294384</text:p>
          </table:table-cell>
          <table:table-cell office:value-type="float" office:value="2.2935322246443" calcext:value-type="float">
            <text:p>2.2935322246443</text:p>
          </table:table-cell>
          <table:table-cell office:value-type="float" office:value="44.110195883758" calcext:value-type="float">
            <text:p>44.110195883758</text:p>
          </table:table-cell>
          <table:table-cell office:value-type="float" office:value="1.38565852628454" calcext:value-type="float">
            <text:p>1.38565852628454</text:p>
          </table:table-cell>
          <table:table-cell table:number-columns-repeated="1018"/>
        </table:table-row>
        <table:table-row table:style-name="ro1">
          <table:table-cell table:style-name="ce21" office:value-type="float" office:value="2.942999778" calcext:value-type="float">
            <text:p>2.943</text:p>
          </table:table-cell>
          <table:table-cell office:value-type="float" office:value="6.91290217082856" calcext:value-type="float">
            <text:p>6.91290217082856</text:p>
          </table:table-cell>
          <table:table-cell office:value-type="float" office:value="2.72211614558314" calcext:value-type="float">
            <text:p>2.72211614558314</text:p>
          </table:table-cell>
          <table:table-cell office:value-type="float" office:value="2.3415069920423" calcext:value-type="float">
            <text:p>2.3415069920423</text:p>
          </table:table-cell>
          <table:table-cell office:value-type="float" office:value="41.8667426308821" calcext:value-type="float">
            <text:p>41.8667426308821</text:p>
          </table:table-cell>
          <table:table-cell office:value-type="float" office:value="1.39245612857473" calcext:value-type="float">
            <text:p>1.39245612857473</text:p>
          </table:table-cell>
          <table:table-cell table:number-columns-repeated="1018"/>
        </table:table-row>
        <table:table-row table:style-name="ro1">
          <table:table-cell table:style-name="ce21" office:value-type="float" office:value="2.942999778" calcext:value-type="float">
            <text:p>2.943</text:p>
          </table:table-cell>
          <table:table-cell office:value-type="float" office:value="6.96402131935804" calcext:value-type="float">
            <text:p>6.96402131935804</text:p>
          </table:table-cell>
          <table:table-cell office:value-type="float" office:value="2.77613796346017" calcext:value-type="float">
            <text:p>2.77613796346017</text:p>
          </table:table-cell>
          <table:table-cell office:value-type="float" office:value="2.3880559572994" calcext:value-type="float">
            <text:p>2.3880559572994</text:p>
          </table:table-cell>
          <table:table-cell office:value-type="float" office:value="39.6406348130042" calcext:value-type="float">
            <text:p>39.6406348130042</text:p>
          </table:table-cell>
          <table:table-cell office:value-type="float" office:value="1.39750930351426" calcext:value-type="float">
            <text:p>1.39750930351426</text:p>
          </table:table-cell>
          <table:table-cell table:number-columns-repeated="1018"/>
        </table:table-row>
        <table:table-row table:style-name="ro1">
          <table:table-cell table:style-name="ce21" office:value-type="float" office:value="2.942999778" calcext:value-type="float">
            <text:p>2.943</text:p>
          </table:table-cell>
          <table:table-cell office:value-type="float" office:value="7.01558814118389" calcext:value-type="float">
            <text:p>7.01558814118389</text:p>
          </table:table-cell>
          <table:table-cell office:value-type="float" office:value="2.83258523857474" calcext:value-type="float">
            <text:p>2.83258523857474</text:p>
          </table:table-cell>
          <table:table-cell office:value-type="float" office:value="2.4330009018991" calcext:value-type="float">
            <text:p>2.4330009018991</text:p>
          </table:table-cell>
          <table:table-cell office:value-type="float" office:value="37.4187281742739" calcext:value-type="float">
            <text:p>37.4187281742739</text:p>
          </table:table-cell>
          <table:table-cell office:value-type="float" office:value="1.40099522862672" calcext:value-type="float">
            <text:p>1.40099522862672</text:p>
          </table:table-cell>
          <table:table-cell table:number-columns-repeated="1018"/>
        </table:table-row>
        <table:table-row table:style-name="ro1">
          <table:table-cell table:style-name="ce21" office:value-type="float" office:value="2.942999778" calcext:value-type="float">
            <text:p>2.943</text:p>
          </table:table-cell>
          <table:table-cell office:value-type="float" office:value="7.06758590063099" calcext:value-type="float">
            <text:p>7.06758590063099</text:p>
          </table:table-cell>
          <table:table-cell office:value-type="float" office:value="2.89133741292665" calcext:value-type="float">
            <text:p>2.89133741292665</text:p>
          </table:table-cell>
          <table:table-cell office:value-type="float" office:value="2.47616360732485" calcext:value-type="float">
            <text:p>2.47616360732485</text:p>
          </table:table-cell>
          <table:table-cell office:value-type="float" office:value="35.1887916956043" calcext:value-type="float">
            <text:p>35.1887916956043</text:p>
          </table:table-cell>
          <table:table-cell office:value-type="float" office:value="1.40308441951619" calcext:value-type="float">
            <text:p>1.40308441951619</text:p>
          </table:table-cell>
          <table:table-cell table:number-columns-repeated="1018"/>
        </table:table-row>
        <table:table-row table:style-name="ro1">
          <table:table-cell table:style-name="ce21" office:value-type="float" office:value="2.942999778" calcext:value-type="float">
            <text:p>2.943</text:p>
          </table:table-cell>
          <table:table-cell office:value-type="float" office:value="7.11999628176614" calcext:value-type="float">
            <text:p>7.11999628176614</text:p>
          </table:table-cell>
          <table:table-cell office:value-type="float" office:value="2.95227392851574" calcext:value-type="float">
            <text:p>2.95227392851574</text:p>
          </table:table-cell>
          <table:table-cell office:value-type="float" office:value="2.51736585506014" calcext:value-type="float">
            <text:p>2.51736585506014</text:p>
          </table:table-cell>
          <table:table-cell office:value-type="float" office:value="32.9393735943627" calcext:value-type="float">
            <text:p>32.9393735943627</text:p>
          </table:table-cell>
          <table:table-cell office:value-type="float" office:value="1.4039439086567" calcext:value-type="float">
            <text:p>1.4039439086567</text:p>
          </table:table-cell>
          <table:table-cell table:number-columns-repeated="1018"/>
        </table:table-row>
        <table:table-row table:style-name="ro1">
          <table:table-cell table:style-name="ce21" office:value-type="float" office:value="2.942999778" calcext:value-type="float">
            <text:p>2.943</text:p>
          </table:table-cell>
          <table:table-cell office:value-type="float" office:value="7.17280011515883" calcext:value-type="float">
            <text:p>7.17280011515883</text:p>
          </table:table-cell>
          <table:table-cell office:value-type="float" office:value="3.01527422734179" calcext:value-type="float">
            <text:p>3.01527422734179</text:p>
          </table:table-cell>
          <table:table-cell office:value-type="float" office:value="2.55642942658843" calcext:value-type="float">
            <text:p>2.55642942658843</text:p>
          </table:table-cell>
          <table:table-cell office:value-type="float" office:value="30.6597053664137" calcext:value-type="float">
            <text:p>30.6597053664137</text:p>
          </table:table-cell>
          <table:table-cell office:value-type="float" office:value="1.40374122667168" calcext:value-type="float">
            <text:p>1.40374122667168</text:p>
          </table:table-cell>
          <table:table-cell table:number-columns-repeated="1018"/>
        </table:table-row>
        <table:table-row table:style-name="ro1">
          <table:table-cell table:style-name="ce21" office:value-type="float" office:value="2.942999778" calcext:value-type="float">
            <text:p>2.943</text:p>
          </table:table-cell>
          <table:table-cell office:value-type="float" office:value="7.2259779643505" calcext:value-type="float">
            <text:p>7.2259779643505</text:p>
          </table:table-cell>
          <table:table-cell office:value-type="float" office:value="3.08021775140464" calcext:value-type="float">
            <text:p>3.08021775140464</text:p>
          </table:table-cell>
          <table:table-cell office:value-type="float" office:value="2.59317610339319" calcext:value-type="float">
            <text:p>2.59317610339319</text:p>
          </table:table-cell>
          <table:table-cell office:value-type="float" office:value="28.3396440952425" calcext:value-type="float">
            <text:p>28.3396440952425</text:p>
          </table:table-cell>
          <table:table-cell office:value-type="float" office:value="1.40264890341316" calcext:value-type="float">
            <text:p>1.40264890341316</text:p>
          </table:table-cell>
          <table:table-cell table:number-columns-repeated="1018"/>
        </table:table-row>
        <table:table-row table:style-name="ro1">
          <table:table-cell table:style-name="ce21" office:value-type="float" office:value="2.942999778" calcext:value-type="float">
            <text:p>2.943</text:p>
          </table:table-cell>
          <table:table-cell office:value-type="float" office:value="7.2795105712568" calcext:value-type="float">
            <text:p>7.2795105712568</text:p>
          </table:table-cell>
          <table:table-cell office:value-type="float" office:value="3.14698394270409" calcext:value-type="float">
            <text:p>3.14698394270409</text:p>
          </table:table-cell>
          <table:table-cell office:value-type="float" office:value="2.62742766695791" calcext:value-type="float">
            <text:p>2.62742766695791</text:p>
          </table:table-cell>
          <table:table-cell office:value-type="float" office:value="25.9696539733018" calcext:value-type="float">
            <text:p>25.9696539733018</text:p>
          </table:table-cell>
          <table:table-cell office:value-type="float" office:value="1.4008492545987" calcext:value-type="float">
            <text:p>1.4008492545987</text:p>
          </table:table-cell>
          <table:table-cell table:number-columns-repeated="1018"/>
        </table:table-row>
        <table:table-row table:style-name="ro1">
          <table:table-cell table:style-name="ce21" office:value-type="float" office:value="2.942999778" calcext:value-type="float">
            <text:p>2.943</text:p>
          </table:table-cell>
          <table:table-cell office:value-type="float" office:value="7.33337916122871" calcext:value-type="float">
            <text:p>7.33337916122871</text:p>
          </table:table-cell>
          <table:table-cell office:value-type="float" office:value="3.21545224323995" calcext:value-type="float">
            <text:p>3.21545224323995</text:p>
          </table:table-cell>
          <table:table-cell office:value-type="float" office:value="2.65900589876605" calcext:value-type="float">
            <text:p>2.65900589876605</text:p>
          </table:table-cell>
          <table:table-cell office:value-type="float" office:value="23.5408286081106" calcext:value-type="float">
            <text:p>23.5408286081106</text:p>
          </table:table-cell>
          <table:table-cell office:value-type="float" office:value="1.39853922368472" calcext:value-type="float">
            <text:p>1.39853922368472</text:p>
          </table:table-cell>
          <table:table-cell table:number-columns-repeated="1018"/>
        </table:table-row>
        <table:table-row table:style-name="ro1">
          <table:table-cell table:style-name="ce21" office:value-type="float" office:value="2.942999778" calcext:value-type="float">
            <text:p>2.943</text:p>
          </table:table-cell>
          <table:table-cell office:value-type="float" office:value="7.3875656116774" calcext:value-type="float">
            <text:p>7.3875656116774</text:p>
          </table:table-cell>
          <table:table-cell office:value-type="float" office:value="3.28550209501204" calcext:value-type="float">
            <text:p>3.28550209501204</text:p>
          </table:table-cell>
          <table:table-cell office:value-type="float" office:value="2.68773258030108" calcext:value-type="float">
            <text:p>2.68773258030108</text:p>
          </table:table-cell>
          <table:table-cell office:value-type="float" office:value="21.0449560209135" calcext:value-type="float">
            <text:p>21.0449560209135</text:p>
          </table:table-cell>
          <table:table-cell office:value-type="float" office:value="1.39593501485719" calcext:value-type="float">
            <text:p>1.39593501485719</text:p>
          </table:table-cell>
          <table:table-cell table:number-columns-repeated="1018"/>
        </table:table-row>
        <table:table-row table:style-name="ro1">
          <table:table-cell table:style-name="ce21" office:value-type="float" office:value="2.942999778" calcext:value-type="float">
            <text:p>2.943</text:p>
          </table:table-cell>
          <table:table-cell office:value-type="float" office:value="7.44205249405754" calcext:value-type="float">
            <text:p>7.44205249405754</text:p>
          </table:table-cell>
          <table:table-cell office:value-type="float" office:value="3.35701294002017" calcext:value-type="float">
            <text:p>3.35701294002017</text:p>
          </table:table-cell>
          <table:table-cell office:value-type="float" office:value="2.71342949304649" calcext:value-type="float">
            <text:p>2.71342949304649</text:p>
          </table:table-cell>
          <table:table-cell office:value-type="float" office:value="18.4746280700035" calcext:value-type="float">
            <text:p>18.4746280700035</text:p>
          </table:table-cell>
          <table:table-cell office:value-type="float" office:value="1.39327618773648" calcext:value-type="float">
            <text:p>1.39327618773648</text:p>
          </table:table-cell>
          <table:table-cell table:number-columns-repeated="1018"/>
        </table:table-row>
        <table:table-row table:style-name="ro1">
          <table:table-cell table:style-name="ce21" office:value-type="float" office:value="2.942999778" calcext:value-type="float">
            <text:p>2.943</text:p>
          </table:table-cell>
          <table:table-cell office:value-type="float" office:value="7.49682300859127" calcext:value-type="float">
            <text:p>7.49682300859127</text:p>
          </table:table-cell>
          <table:table-cell office:value-type="float" office:value="3.42986422026415" calcext:value-type="float">
            <text:p>3.42986422026415</text:p>
          </table:table-cell>
          <table:table-cell office:value-type="float" office:value="2.73591841848574" calcext:value-type="float">
            <text:p>2.73591841848574</text:p>
          </table:table-cell>
          <table:table-cell office:value-type="float" office:value="15.8233950957881" calcext:value-type="float">
            <text:p>15.8233950957881</text:p>
          </table:table-cell>
          <table:table-cell office:value-type="float" office:value="1.39082879449538" calcext:value-type="float">
            <text:p>1.39082879449538</text:p>
          </table:table-cell>
          <table:table-cell table:number-columns-repeated="1018"/>
        </table:table-row>
        <table:table-row table:style-name="ro1">
          <table:table-cell table:style-name="ce21" office:value-type="float" office:value="2.942999778" calcext:value-type="float">
            <text:p>2.943</text:p>
          </table:table-cell>
          <table:table-cell office:value-type="float" office:value="7.55186084520046" calcext:value-type="float">
            <text:p>7.55186084520046</text:p>
          </table:table-cell>
          <table:table-cell office:value-type="float" office:value="3.50393537774379" calcext:value-type="float">
            <text:p>3.50393537774379</text:p>
          </table:table-cell>
          <table:table-cell office:value-type="float" office:value="2.7550211381023" calcext:value-type="float">
            <text:p>2.7550211381023</text:p>
          </table:table-cell>
          <table:table-cell office:value-type="float" office:value="13.0859646242214" calcext:value-type="float">
            <text:p>13.0859646242214</text:p>
          </table:table-cell>
          <table:table-cell office:value-type="float" office:value="1.38888703453777" calcext:value-type="float">
            <text:p>1.38888703453777</text:p>
          </table:table-cell>
          <table:table-cell table:number-columns-repeated="1018"/>
        </table:table-row>
        <table:table-row table:style-name="ro1">
          <table:table-cell table:style-name="ce21" office:value-type="float" office:value="2.942999778" calcext:value-type="float">
            <text:p>2.943</text:p>
          </table:table-cell>
          <table:table-cell office:value-type="float" office:value="7.60715002305113" calcext:value-type="float">
            <text:p>7.60715002305113</text:p>
          </table:table-cell>
          <table:table-cell office:value-type="float" office:value="3.57910585445891" calcext:value-type="float">
            <text:p>3.57910585445891</text:p>
          </table:table-cell>
          <table:table-cell office:value-type="float" office:value="2.77055943337965" calcext:value-type="float">
            <text:p>2.77055943337965</text:p>
          </table:table-cell>
          <table:table-cell office:value-type="float" office:value="10.2584397360547" calcext:value-type="float">
            <text:p>10.2584397360547</text:p>
          </table:table-cell>
          <table:table-cell office:value-type="float" office:value="1.38777279328043" calcext:value-type="float">
            <text:p>1.38777279328043</text:p>
          </table:table-cell>
          <table:table-cell table:number-columns-repeated="1018"/>
        </table:table-row>
        <table:table-row table:style-name="ro1">
          <table:table-cell table:style-name="ce21" office:value-type="float" office:value="2.942999778" calcext:value-type="float">
            <text:p>2.943</text:p>
          </table:table-cell>
          <table:table-cell office:value-type="float" office:value="7.66267478439233" calcext:value-type="float">
            <text:p>7.66267478439233</text:p>
          </table:table-cell>
          <table:table-cell office:value-type="float" office:value="3.65525509240931" calcext:value-type="float">
            <text:p>3.65525509240931</text:p>
          </table:table-cell>
          <table:table-cell office:value-type="float" office:value="2.78235508580127" calcext:value-type="float">
            <text:p>2.78235508580127</text:p>
          </table:table-cell>
          <table:table-cell office:value-type="float" office:value="7.33858806833488" calcext:value-type="float">
            <text:p>7.33858806833488</text:p>
          </table:table-cell>
          <table:table-cell office:value-type="float" office:value="1.38783233779987" calcext:value-type="float">
            <text:p>1.38783233779987</text:p>
          </table:table-cell>
          <table:table-cell table:number-columns-repeated="1018"/>
        </table:table-row>
        <table:table-row table:style-name="ro1">
          <table:table-cell table:style-name="ce21" office:value-type="float" office:value="2.942999778" calcext:value-type="float">
            <text:p>2.943</text:p>
          </table:table-cell>
          <table:table-cell office:value-type="float" office:value="7.71841964408944" calcext:value-type="float">
            <text:p>7.71841964408944</text:p>
          </table:table-cell>
          <table:table-cell office:value-type="float" office:value="3.73226253359482" calcext:value-type="float">
            <text:p>3.73226253359482</text:p>
          </table:table-cell>
          <table:table-cell office:value-type="float" office:value="2.79022987685062" calcext:value-type="float">
            <text:p>2.79022987685062</text:p>
          </table:table-cell>
          <table:table-cell office:value-type="float" office:value="4.32612643494607" calcext:value-type="float">
            <text:p>4.32612643494607</text:p>
          </table:table-cell>
          <table:table-cell office:value-type="float" office:value="1.38942938807287" calcext:value-type="float">
            <text:p>1.38942938807287</text:p>
          </table:table-cell>
          <table:table-cell table:number-columns-repeated="1018"/>
        </table:table-row>
        <table:table-row table:style-name="ro1">
          <table:table-cell table:style-name="ce21" office:value-type="float" office:value="2.942999778" calcext:value-type="float">
            <text:p>2.943</text:p>
          </table:table-cell>
          <table:table-cell office:value-type="float" office:value="7.77436972056592" calcext:value-type="float">
            <text:p>7.77436972056592</text:p>
          </table:table-cell>
          <table:table-cell office:value-type="float" office:value="3.81000762001524" calcext:value-type="float">
            <text:p>3.81000762001524</text:p>
          </table:table-cell>
          <table:table-cell office:value-type="float" office:value="2.79400558801118" calcext:value-type="float">
            <text:p>2.79400558801118</text:p>
          </table:table-cell>
          <table:table-cell office:value-type="float" office:value="1.22299916630807" calcext:value-type="float">
            <text:p>1.22299916630807</text:p>
          </table:table-cell>
          <table:table-cell office:value-type="float" office:value="1.39293380217825" calcext:value-type="float">
            <text:p>1.39293380217825</text:p>
          </table:table-cell>
          <table:table-cell table:number-columns-repeated="1018"/>
        </table:table-row>
        <table:table-row table:style-name="ro1">
          <table:table-cell table:style-name="ce21" office:value-type="float" office:value="2.942999778" calcext:value-type="float">
            <text:p>2.943</text:p>
          </table:table-cell>
          <table:table-cell office:value-type="float" office:value="7.83025411728997" calcext:value-type="float">
            <text:p>7.83025411728997</text:p>
          </table:table-cell>
          <table:table-cell office:value-type="float" office:value="3.88837376413534" calcext:value-type="float">
            <text:p>3.88837376413534</text:p>
          </table:table-cell>
          <table:table-cell office:value-type="float" office:value="2.79357177875863" calcext:value-type="float">
            <text:p>2.79357177875863</text:p>
          </table:table-cell>
          <table:table-cell office:value-type="float" office:value="-1.81810147384434" calcext:value-type="float">
            <text:p>-1.81810147384434</text:p>
          </table:table-cell>
          <table:table-cell office:value-type="float" office:value="1.41168964971935" calcext:value-type="float">
            <text:p>1.41168964971935</text:p>
          </table:table-cell>
          <table:table-cell table:number-columns-repeated="1018"/>
        </table:table-row>
        <table:table-row table:style-name="ro1">
          <table:table-cell table:style-name="ce21" office:value-type="float" office:value="2.942999778" calcext:value-type="float">
            <text:p>2.943</text:p>
          </table:table-cell>
          <table:table-cell office:value-type="float" office:value="7.88597109153323" calcext:value-type="float">
            <text:p>7.88597109153323</text:p>
          </table:table-cell>
          <table:table-cell office:value-type="float" office:value="3.96726026027971" calcext:value-type="float">
            <text:p>3.96726026027971</text:p>
          </table:table-cell>
          <table:table-cell office:value-type="float" office:value="2.78908912053756" calcext:value-type="float">
            <text:p>2.78908912053756</text:p>
          </table:table-cell>
          <table:table-cell office:value-type="float" office:value="-4.64715457283383" calcext:value-type="float">
            <text:p>-4.64715457283383</text:p>
          </table:table-cell>
          <table:table-cell office:value-type="float" office:value="1.42456469453812" calcext:value-type="float">
            <text:p>1.42456469453812</text:p>
          </table:table-cell>
          <table:table-cell table:number-columns-repeated="1018"/>
        </table:table-row>
        <table:table-row table:style-name="ro1">
          <table:table-cell table:style-name="ce21" office:value-type="float" office:value="2.942999778" calcext:value-type="float">
            <text:p>2.943</text:p>
          </table:table-cell>
          <table:table-cell office:value-type="float" office:value="7.94166584493001" calcext:value-type="float">
            <text:p>7.94166584493001</text:p>
          </table:table-cell>
          <table:table-cell office:value-type="float" office:value="4.04657037323789" calcext:value-type="float">
            <text:p>4.04657037323789</text:p>
          </table:table-cell>
          <table:table-cell office:value-type="float" office:value="2.78078606278474" calcext:value-type="float">
            <text:p>2.78078606278474</text:p>
          </table:table-cell>
          <table:table-cell office:value-type="float" office:value="-7.26755036930873" calcext:value-type="float">
            <text:p>-7.26755036930873</text:p>
          </table:table-cell>
          <table:table-cell office:value-type="float" office:value="1.43902842779371" calcext:value-type="float">
            <text:p>1.43902842779371</text:p>
          </table:table-cell>
          <table:table-cell table:number-columns-repeated="1018"/>
        </table:table-row>
        <table:table-row table:style-name="ro1">
          <table:table-cell table:style-name="ce21" office:value-type="float" office:value="2.943999948" calcext:value-type="float">
            <text:p>2.944</text:p>
          </table:table-cell>
          <table:table-cell office:value-type="float" office:value="7.99732225217537" calcext:value-type="float">
            <text:p>7.99732225217537</text:p>
          </table:table-cell>
          <table:table-cell office:value-type="float" office:value="4.12620736779942" calcext:value-type="float">
            <text:p>4.12620736779942</text:p>
          </table:table-cell>
          <table:table-cell office:value-type="float" office:value="2.76889105493697" calcext:value-type="float">
            <text:p>2.76889105493697</text:p>
          </table:table-cell>
          <table:table-cell office:value-type="float" office:value="-9.68590669473895" calcext:value-type="float">
            <text:p>-9.68590669473895</text:p>
          </table:table-cell>
          <table:table-cell office:value-type="float" office:value="1.45445497528626" calcext:value-type="float">
            <text:p>1.45445497528626</text:p>
          </table:table-cell>
          <table:table-cell table:number-columns-repeated="1018"/>
        </table:table-row>
        <table:table-row table:style-name="ro1">
          <table:table-cell table:style-name="ce21" office:value-type="float" office:value="2.945000119" calcext:value-type="float">
            <text:p>2.945</text:p>
          </table:table-cell>
          <table:table-cell office:value-type="float" office:value="8.0529237713993" calcext:value-type="float">
            <text:p>8.0529237713993</text:p>
          </table:table-cell>
          <table:table-cell office:value-type="float" office:value="4.20607450875384" calcext:value-type="float">
            <text:p>4.20607450875384</text:p>
          </table:table-cell>
          <table:table-cell office:value-type="float" office:value="2.75363254643104" calcext:value-type="float">
            <text:p>2.75363254643104</text:p>
          </table:table-cell>
          <table:table-cell office:value-type="float" office:value="-11.9109838122869" calcext:value-type="float">
            <text:p>-11.9109838122869</text:p>
          </table:table-cell>
          <table:table-cell office:value-type="float" office:value="1.47034413012515" calcext:value-type="float">
            <text:p>1.47034413012515</text:p>
          </table:table-cell>
          <table:table-cell table:number-columns-repeated="1018"/>
        </table:table-row>
        <table:table-row table:style-name="ro1">
          <table:table-cell table:style-name="ce21" office:value-type="float" office:value="2.945000119" calcext:value-type="float">
            <text:p>2.945</text:p>
          </table:table-cell>
          <table:table-cell office:value-type="float" office:value="8.1084512276669" calcext:value-type="float">
            <text:p>8.1084512276669</text:p>
          </table:table-cell>
          <table:table-cell office:value-type="float" office:value="4.2860750608907" calcext:value-type="float">
            <text:p>4.2860750608907</text:p>
          </table:table-cell>
          <table:table-cell office:value-type="float" office:value="2.73523898670372" calcext:value-type="float">
            <text:p>2.73523898670372</text:p>
          </table:table-cell>
          <table:table-cell office:value-type="float" office:value="-13.9527881525721" calcext:value-type="float">
            <text:p>-13.9527881525721</text:p>
          </table:table-cell>
          <table:table-cell office:value-type="float" office:value="1.48631308998658" calcext:value-type="float">
            <text:p>1.48631308998658</text:p>
          </table:table-cell>
          <table:table-cell table:number-columns-repeated="1018"/>
        </table:table-row>
        <table:table-row table:style-name="ro1">
          <table:table-cell table:style-name="ce21" office:value-type="float" office:value="2.945000119" calcext:value-type="float">
            <text:p>2.945</text:p>
          </table:table-cell>
          <table:table-cell office:value-type="float" office:value="8.16388097943377" calcext:value-type="float">
            <text:p>8.16388097943377</text:p>
          </table:table-cell>
          <table:table-cell office:value-type="float" office:value="4.36611228899954" calcext:value-type="float">
            <text:p>4.36611228899954</text:p>
          </table:table-cell>
          <table:table-cell office:value-type="float" office:value="2.71393882519182" calcext:value-type="float">
            <text:p>2.71393882519182</text:p>
          </table:table-cell>
          <table:table-cell office:value-type="float" office:value="-15.8218704251622" calcext:value-type="float">
            <text:p>-15.8218704251622</text:p>
          </table:table-cell>
          <table:table-cell office:value-type="float" office:value="1.50208321956013" calcext:value-type="float">
            <text:p>1.50208321956013</text:p>
          </table:table-cell>
          <table:table-cell table:number-columns-repeated="1018"/>
        </table:table-row>
        <table:table-row table:style-name="ro1">
          <table:table-cell table:style-name="ce21" office:value-type="float" office:value="2.945000119" calcext:value-type="float">
            <text:p>2.945</text:p>
          </table:table-cell>
          <table:table-cell office:value-type="float" office:value="8.21918353033981" calcext:value-type="float">
            <text:p>8.21918353033981</text:p>
          </table:table-cell>
          <table:table-cell office:value-type="float" office:value="4.44608945786991" calcext:value-type="float">
            <text:p>4.44608945786991</text:p>
          </table:table-cell>
          <table:table-cell office:value-type="float" office:value="2.68996051133211" calcext:value-type="float">
            <text:p>2.68996051133211</text:p>
          </table:table-cell>
          <table:table-cell office:value-type="float" office:value="-17.5288005653822" calcext:value-type="float">
            <text:p>-17.5288005653822</text:p>
          </table:table-cell>
          <table:table-cell office:value-type="float" office:value="1.51746478284164" calcext:value-type="float">
            <text:p>1.51746478284164</text:p>
          </table:table-cell>
          <table:table-cell table:number-columns-repeated="1018"/>
        </table:table-row>
        <table:table-row table:style-name="ro1">
          <table:table-cell table:style-name="ce21" office:value-type="float" office:value="2.945000119" calcext:value-type="float">
            <text:p>2.945</text:p>
          </table:table-cell>
          <table:table-cell office:value-type="float" office:value="8.27432256987104" calcext:value-type="float">
            <text:p>8.27432256987104</text:p>
          </table:table-cell>
          <table:table-cell office:value-type="float" office:value="4.52590983229133" calcext:value-type="float">
            <text:p>4.52590983229133</text:p>
          </table:table-cell>
          <table:table-cell office:value-type="float" office:value="2.66353249456139" calcext:value-type="float">
            <text:p>2.66353249456139</text:p>
          </table:table-cell>
          <table:table-cell office:value-type="float" office:value="-19.0837911971666" calcext:value-type="float">
            <text:p>-19.0837911971666</text:p>
          </table:table-cell>
          <table:table-cell office:value-type="float" office:value="1.5323416891765" calcext:value-type="float">
            <text:p>1.5323416891765</text:p>
          </table:table-cell>
          <table:table-cell table:number-columns-repeated="1018"/>
        </table:table-row>
        <table:table-row table:style-name="ro1">
          <table:table-cell table:style-name="ce21" office:value-type="float" office:value="2.945000119" calcext:value-type="float">
            <text:p>2.945</text:p>
          </table:table-cell>
          <table:table-cell office:value-type="float" office:value="8.32925438499906" calcext:value-type="float">
            <text:p>8.32925438499906</text:p>
          </table:table-cell>
          <table:table-cell office:value-type="float" office:value="4.60547667705336" calcext:value-type="float">
            <text:p>4.60547667705336</text:p>
          </table:table-cell>
          <table:table-cell office:value-type="float" office:value="2.63488322431644" calcext:value-type="float">
            <text:p>2.63488322431644</text:p>
          </table:table-cell>
          <table:table-cell office:value-type="float" office:value="-20.4964385861483" calcext:value-type="float">
            <text:p>-20.4964385861483</text:p>
          </table:table-cell>
          <table:table-cell office:value-type="float" office:value="1.54665754532004" calcext:value-type="float">
            <text:p>1.54665754532004</text:p>
          </table:table-cell>
          <table:table-cell table:number-columns-repeated="1018"/>
        </table:table-row>
        <table:table-row table:style-name="ro1">
          <table:table-cell table:style-name="ce21" office:value-type="float" office:value="2.945000119" calcext:value-type="float">
            <text:p>2.945</text:p>
          </table:table-cell>
          <table:table-cell office:value-type="float" office:value="8.38392756865377" calcext:value-type="float">
            <text:p>8.38392756865377</text:p>
          </table:table-cell>
          <table:table-cell office:value-type="float" office:value="4.68469325694553" calcext:value-type="float">
            <text:p>4.68469325694553</text:p>
          </table:table-cell>
          <table:table-cell office:value-type="float" office:value="2.60424115003405" calcext:value-type="float">
            <text:p>2.60424115003405</text:p>
          </table:table-cell>
          <table:table-cell office:value-type="float" office:value="-21.7755519142041" calcext:value-type="float">
            <text:p>-21.7755519142041</text:p>
          </table:table-cell>
          <table:table-cell office:value-type="float" office:value="1.56040373265636" calcext:value-type="float">
            <text:p>1.56040373265636</text:p>
          </table:table-cell>
          <table:table-cell table:number-columns-repeated="1018"/>
        </table:table-row>
        <table:table-row table:style-name="ro1">
          <table:table-cell table:style-name="ce21" office:value-type="float" office:value="2.945000119" calcext:value-type="float">
            <text:p>2.945</text:p>
          </table:table-cell>
          <table:table-cell office:value-type="float" office:value="8.43828294970077" calcext:value-type="float">
            <text:p>8.43828294970077</text:p>
          </table:table-cell>
          <table:table-cell office:value-type="float" office:value="4.7634628367574" calcext:value-type="float">
            <text:p>4.7634628367574</text:p>
          </table:table-cell>
          <table:table-cell office:value-type="float" office:value="2.57183472115102" calcext:value-type="float">
            <text:p>2.57183472115102</text:p>
          </table:table-cell>
          <table:table-cell office:value-type="float" office:value="-22.9290456409054" calcext:value-type="float">
            <text:p>-22.9290456409054</text:p>
          </table:table-cell>
          <table:table-cell office:value-type="float" office:value="1.57360983096852" calcext:value-type="float">
            <text:p>1.57360983096852</text:p>
          </table:table-cell>
          <table:table-cell table:number-columns-repeated="1018"/>
        </table:table-row>
        <table:table-row table:style-name="ro1">
          <table:table-cell table:style-name="ce21" office:value-type="float" office:value="2.945000119" calcext:value-type="float">
            <text:p>2.945</text:p>
          </table:table-cell>
          <table:table-cell office:value-type="float" office:value="8.49225367572395" calcext:value-type="float">
            <text:p>8.49225367572395</text:p>
          </table:table-cell>
          <table:table-cell office:value-type="float" office:value="4.84168868127849" calcext:value-type="float">
            <text:p>4.84168868127849</text:p>
          </table:table-cell>
          <table:table-cell office:value-type="float" office:value="2.53789238710412" calcext:value-type="float">
            <text:p>2.53789238710412</text:p>
          </table:table-cell>
          <table:table-cell office:value-type="float" office:value="-23.9638741808928" calcext:value-type="float">
            <text:p>-23.9638741808928</text:p>
          </table:table-cell>
          <table:table-cell office:value-type="float" office:value="1.58633646575898" calcext:value-type="float">
            <text:p>1.58633646575898</text:p>
          </table:table-cell>
          <table:table-cell table:number-columns-repeated="1018"/>
        </table:table-row>
        <table:table-row table:style-name="ro1">
          <table:table-cell table:style-name="ce21" office:value-type="float" office:value="2.945000119" calcext:value-type="float">
            <text:p>2.945</text:p>
          </table:table-cell>
          <table:table-cell office:value-type="float" office:value="8.54576538962912" calcext:value-type="float">
            <text:p>8.54576538962912</text:p>
          </table:table-cell>
          <table:table-cell office:value-type="float" office:value="4.91927405529836" calcext:value-type="float">
            <text:p>4.91927405529836</text:p>
          </table:table-cell>
          <table:table-cell office:value-type="float" office:value="2.50264259733015" calcext:value-type="float">
            <text:p>2.50264259733015</text:p>
          </table:table-cell>
          <table:table-cell office:value-type="float" office:value="-24.88599226957" calcext:value-type="float">
            <text:p>-24.88599226957</text:p>
          </table:table-cell>
          <table:table-cell office:value-type="float" office:value="1.59867053606677" calcext:value-type="float">
            <text:p>1.59867053606677</text:p>
          </table:table-cell>
          <table:table-cell table:number-columns-repeated="1018"/>
        </table:table-row>
        <table:table-row table:style-name="ro1">
          <table:table-cell table:style-name="ce21" office:value-type="float" office:value="2.945000119" calcext:value-type="float">
            <text:p>2.945</text:p>
          </table:table-cell>
          <table:table-cell office:value-type="float" office:value="8.5987364510671" calcext:value-type="float">
            <text:p>8.5987364510671</text:p>
          </table:table-cell>
          <table:table-cell office:value-type="float" office:value="4.99612222360655" calcext:value-type="float">
            <text:p>4.99612222360655</text:p>
          </table:table-cell>
          <table:table-cell office:value-type="float" office:value="2.4663138012659" calcext:value-type="float">
            <text:p>2.4663138012659</text:p>
          </table:table-cell>
          <table:table-cell office:value-type="float" office:value="-25.7003278162106" calcext:value-type="float">
            <text:p>-25.7003278162106</text:p>
          </table:table-cell>
          <table:table-cell office:value-type="float" office:value="1.61072275669881" calcext:value-type="float">
            <text:p>1.61072275669881</text:p>
          </table:table-cell>
          <table:table-cell table:number-columns-repeated="1018"/>
        </table:table-row>
        <table:table-row table:style-name="ro1">
          <table:table-cell table:style-name="ce21" office:value-type="float" office:value="2.945000119" calcext:value-type="float">
            <text:p>2.945</text:p>
          </table:table-cell>
          <table:table-cell office:value-type="float" office:value="8.65107816239332" calcext:value-type="float">
            <text:p>8.65107816239332</text:p>
          </table:table-cell>
          <table:table-cell office:value-type="float" office:value="5.07213645099259" calcext:value-type="float">
            <text:p>5.07213645099259</text:p>
          </table:table-cell>
          <table:table-cell office:value-type="float" office:value="2.42913444834814" calcext:value-type="float">
            <text:p>2.42913444834814</text:p>
          </table:table-cell>
          <table:table-cell office:value-type="float" office:value="-26.4107566168082" calcext:value-type="float">
            <text:p>-26.4107566168082</text:p>
          </table:table-cell>
          <table:table-cell office:value-type="float" office:value="1.62262750268217" calcext:value-type="float">
            <text:p>1.62262750268217</text:p>
          </table:table-cell>
          <table:table-cell table:number-columns-repeated="1018"/>
        </table:table-row>
        <table:table-row table:style-name="ro1">
          <table:table-cell table:style-name="ce21" office:value-type="float" office:value="2.945000119" calcext:value-type="float">
            <text:p>2.945</text:p>
          </table:table-cell>
          <table:table-cell office:value-type="float" office:value="8.70269496559847" calcext:value-type="float">
            <text:p>8.70269496559847</text:p>
          </table:table-cell>
          <table:table-cell office:value-type="float" office:value="5.14722000224604" calcext:value-type="float">
            <text:p>5.14722000224604</text:p>
          </table:table-cell>
          <table:table-cell office:value-type="float" office:value="2.39133298801368" calcext:value-type="float">
            <text:p>2.39133298801368</text:p>
          </table:table-cell>
          <table:table-cell office:value-type="float" office:value="-27.0200700080285" calcext:value-type="float">
            <text:p>-27.0200700080285</text:p>
          </table:table-cell>
          <table:table-cell office:value-type="float" office:value="1.6345450650111" calcext:value-type="float">
            <text:p>1.6345450650111</text:p>
          </table:table-cell>
          <table:table-cell table:number-columns-repeated="1018"/>
        </table:table-row>
        <table:table-row table:style-name="ro1">
          <table:table-cell table:style-name="ce21" office:value-type="float" office:value="2.945000119" calcext:value-type="float">
            <text:p>2.945</text:p>
          </table:table-cell>
          <table:table-cell office:value-type="float" office:value="8.75348458106456" calcext:value-type="float">
            <text:p>8.75348458106456</text:p>
          </table:table-cell>
          <table:table-cell office:value-type="float" office:value="5.22127614215642" calcext:value-type="float">
            <text:p>5.22127614215642</text:p>
          </table:table-cell>
          <table:table-cell office:value-type="float" office:value="2.3531378696993" calcext:value-type="float">
            <text:p>2.3531378696993</text:p>
          </table:table-cell>
          <table:table-cell office:value-type="float" office:value="-27.5299274183952" calcext:value-type="float">
            <text:p>-27.5299274183952</text:p>
          </table:table-cell>
          <table:table-cell office:value-type="float" office:value="1.64666661910549" calcext:value-type="float">
            <text:p>1.64666661910549</text:p>
          </table:table-cell>
          <table:table-cell table:number-columns-repeated="1018"/>
        </table:table-row>
        <table:table-row table:style-name="ro1">
          <table:table-cell table:style-name="ce21" office:value-type="float" office:value="2.945000119" calcext:value-type="float">
            <text:p>2.945</text:p>
          </table:table-cell>
          <table:table-cell office:value-type="float" office:value="8.803338061027" calcext:value-type="float">
            <text:p>8.803338061027</text:p>
          </table:table-cell>
          <table:table-cell office:value-type="float" office:value="5.2942081355133" calcext:value-type="float">
            <text:p>5.2942081355133</text:p>
          </table:table-cell>
          <table:table-cell office:value-type="float" office:value="2.31477754284179" calcext:value-type="float">
            <text:p>2.31477754284179</text:p>
          </table:table-cell>
          <table:table-cell office:value-type="float" office:value="-27.9407858310438" calcext:value-type="float">
            <text:p>-27.9407858310438</text:p>
          </table:table-cell>
          <table:table-cell office:value-type="float" office:value="1.65922249146743" calcext:value-type="float">
            <text:p>1.65922249146743</text:p>
          </table:table-cell>
          <table:table-cell table:number-columns-repeated="1018"/>
        </table:table-row>
        <table:table-row table:style-name="ro1">
          <table:table-cell table:style-name="ce21" office:value-type="float" office:value="2.945000119" calcext:value-type="float">
            <text:p>2.945</text:p>
          </table:table-cell>
          <table:table-cell office:value-type="float" office:value="8.85213973022626" calcext:value-type="float">
            <text:p>8.85213973022626</text:p>
          </table:table-cell>
          <table:table-cell office:value-type="float" office:value="5.36591924710619" calcext:value-type="float">
            <text:p>5.36591924710619</text:p>
          </table:table-cell>
          <table:table-cell office:value-type="float" office:value="2.27648045687793" calcext:value-type="float">
            <text:p>2.27648045687793</text:p>
          </table:table-cell>
          <table:table-cell office:value-type="float" office:value="-28.2517973844617" calcext:value-type="float">
            <text:p>-28.2517973844617</text:p>
          </table:table-cell>
          <table:table-cell office:value-type="float" office:value="1.67249473034652" calcext:value-type="float">
            <text:p>1.67249473034652</text:p>
          </table:table-cell>
          <table:table-cell table:number-columns-repeated="1018"/>
        </table:table-row>
        <table:table-row table:style-name="ro1">
          <table:table-cell table:style-name="ce21" office:value-type="float" office:value="2.945000119" calcext:value-type="float">
            <text:p>2.945</text:p>
          </table:table-cell>
          <table:table-cell office:value-type="float" office:value="8.89976698337216" calcext:value-type="float">
            <text:p>8.89976698337216</text:p>
          </table:table-cell>
          <table:table-cell office:value-type="float" office:value="5.43631274172466" calcext:value-type="float">
            <text:p>5.43631274172466</text:p>
          </table:table-cell>
          <table:table-cell office:value-type="float" office:value="2.23847506124451" calcext:value-type="float">
            <text:p>2.23847506124451</text:p>
          </table:table-cell>
          <table:table-cell office:value-type="float" office:value="-28.4606645985674" calcext:value-type="float">
            <text:p>-28.4606645985674</text:p>
          </table:table-cell>
          <table:table-cell office:value-type="float" office:value="1.68683562457945" calcext:value-type="float">
            <text:p>1.68683562457945</text:p>
          </table:table-cell>
          <table:table-cell table:number-columns-repeated="1018"/>
        </table:table-row>
        <table:table-row table:style-name="ro1">
          <table:table-cell table:style-name="ce21" office:value-type="float" office:value="2.945000119" calcext:value-type="float">
            <text:p>2.945</text:p>
          </table:table-cell>
          <table:table-cell office:value-type="float" office:value="8.94608990368616" calcext:value-type="float">
            <text:p>8.94608990368616</text:p>
          </table:table-cell>
          <table:table-cell office:value-type="float" office:value="5.50529188415824" calcext:value-type="float">
            <text:p>5.50529188415824</text:p>
          </table:table-cell>
          <table:table-cell office:value-type="float" office:value="2.20098980537833" calcext:value-type="float">
            <text:p>2.20098980537833</text:p>
          </table:table-cell>
          <table:table-cell office:value-type="float" office:value="-28.5634398118766" calcext:value-type="float">
            <text:p>-28.5634398118766</text:p>
          </table:table-cell>
          <table:table-cell office:value-type="float" office:value="1.70269481572288" calcext:value-type="float">
            <text:p>1.70269481572288</text:p>
          </table:table-cell>
          <table:table-cell table:number-columns-repeated="1018"/>
        </table:table-row>
        <table:table-row table:style-name="ro1">
          <table:table-cell table:style-name="ce21" office:value-type="float" office:value="2.945000119" calcext:value-type="float">
            <text:p>2.945</text:p>
          </table:table-cell>
          <table:table-cell office:value-type="float" office:value="8.99125023276768" calcext:value-type="float">
            <text:p>8.99125023276768</text:p>
          </table:table-cell>
          <table:table-cell office:value-type="float" office:value="5.57275993919647" calcext:value-type="float">
            <text:p>5.57275993919647</text:p>
          </table:table-cell>
          <table:table-cell office:value-type="float" office:value="2.16425313871616" calcext:value-type="float">
            <text:p>2.16425313871616</text:p>
          </table:table-cell>
          <table:table-cell office:value-type="float" office:value="-28.5542509920221" calcext:value-type="float">
            <text:p>-28.5542509920221</text:p>
          </table:table-cell>
          <table:table-cell office:value-type="float" office:value="1.69946633338479" calcext:value-type="float">
            <text:p>1.69946633338479</text:p>
          </table:table-cell>
          <table:table-cell table:number-columns-repeated="1018"/>
        </table:table-row>
        <table:table-row table:style-name="ro1">
          <table:table-cell table:style-name="ce21" office:value-type="float" office:value="2.945000119" calcext:value-type="float">
            <text:p>2.945</text:p>
          </table:table-cell>
          <table:table-cell office:value-type="float" office:value="9.03560747035837" calcext:value-type="float">
            <text:p>9.03560747035837</text:p>
          </table:table-cell>
          <table:table-cell office:value-type="float" office:value="5.63862017162889" calcext:value-type="float">
            <text:p>5.63862017162889</text:p>
          </table:table-cell>
          <table:table-cell office:value-type="float" office:value="2.12849351069481" calcext:value-type="float">
            <text:p>2.12849351069481</text:p>
          </table:table-cell>
          <table:table-cell office:value-type="float" office:value="-28.4249295684229" calcext:value-type="float">
            <text:p>-28.4249295684229</text:p>
          </table:table-cell>
          <table:table-cell office:value-type="float" office:value="1.67955919440188" calcext:value-type="float">
            <text:p>1.67955919440188</text:p>
          </table:table-cell>
          <table:table-cell table:number-columns-repeated="1018"/>
        </table:table-row>
        <table:table-row table:style-name="ro1">
          <table:table-cell table:style-name="ce21" office:value-type="float" office:value="2.945000119" calcext:value-type="float">
            <text:p>2.945</text:p>
          </table:table-cell>
          <table:table-cell office:value-type="float" office:value="9.0792867587298" calcext:value-type="float">
            <text:p>9.0792867587298</text:p>
          </table:table-cell>
          <table:table-cell office:value-type="float" office:value="5.70277584624505" calcext:value-type="float">
            <text:p>5.70277584624505</text:p>
          </table:table-cell>
          <table:table-cell office:value-type="float" office:value="2.09393937075105" calcext:value-type="float">
            <text:p>2.09393937075105</text:p>
          </table:table-cell>
          <table:table-cell office:value-type="float" office:value="-28.1645064665082" calcext:value-type="float">
            <text:p>-28.1645064665082</text:p>
          </table:table-cell>
          <table:table-cell office:value-type="float" office:value="1.65700292254897" calcext:value-type="float">
            <text:p>1.65700292254897</text:p>
          </table:table-cell>
          <table:table-cell table:number-columns-repeated="1018"/>
        </table:table-row>
        <table:table-row table:style-name="ro1">
          <table:table-cell table:style-name="ce21" office:value-type="float" office:value="2.945000119" calcext:value-type="float">
            <text:p>2.945</text:p>
          </table:table-cell>
          <table:table-cell office:value-type="float" office:value="9.12223350150048" calcext:value-type="float">
            <text:p>9.12223350150048</text:p>
          </table:table-cell>
          <table:table-cell office:value-type="float" office:value="5.7651302278345" calcext:value-type="float">
            <text:p>5.7651302278345</text:p>
          </table:table-cell>
          <table:table-cell office:value-type="float" office:value="2.06081916832167" calcext:value-type="float">
            <text:p>2.06081916832167</text:p>
          </table:table-cell>
          <table:table-cell office:value-type="float" office:value="-27.7585288087678" calcext:value-type="float">
            <text:p>-27.7585288087678</text:p>
          </table:table-cell>
          <table:table-cell office:value-type="float" office:value="1.63100665532496" calcext:value-type="float">
            <text:p>1.63100665532496</text:p>
          </table:table-cell>
          <table:table-cell table:number-columns-repeated="1018"/>
        </table:table-row>
        <table:table-row table:style-name="ro1">
          <table:table-cell table:style-name="ce21" office:value-type="float" office:value="2.945000119" calcext:value-type="float">
            <text:p>2.945</text:p>
          </table:table-cell>
          <table:table-cell office:value-type="float" office:value="9.164411418328" calcext:value-type="float">
            <text:p>9.164411418328</text:p>
          </table:table-cell>
          <table:table-cell office:value-type="float" office:value="5.82558658118676" calcext:value-type="float">
            <text:p>5.82558658118676</text:p>
          </table:table-cell>
          <table:table-cell office:value-type="float" office:value="2.02936135284347" calcext:value-type="float">
            <text:p>2.02936135284347</text:p>
          </table:table-cell>
          <table:table-cell office:value-type="float" office:value="-27.1881299183099" calcext:value-type="float">
            <text:p>-27.1881299183099</text:p>
          </table:table-cell>
          <table:table-cell office:value-type="float" office:value="1.60059173791027" calcext:value-type="float">
            <text:p>1.60059173791027</text:p>
          </table:table-cell>
          <table:table-cell table:number-columns-repeated="1018"/>
        </table:table-row>
        <table:table-row table:style-name="ro1">
          <table:table-cell table:style-name="ce21" office:value-type="float" office:value="2.945000119" calcext:value-type="float">
            <text:p>2.945</text:p>
          </table:table-cell>
          <table:table-cell office:value-type="float" office:value="9.20580801703988" calcext:value-type="float">
            <text:p>9.20580801703988</text:p>
          </table:table-cell>
          <table:table-cell office:value-type="float" office:value="5.88404817109139" calcext:value-type="float">
            <text:p>5.88404817109139</text:p>
          </table:table-cell>
          <table:table-cell office:value-type="float" office:value="1.99979437375323" calcext:value-type="float">
            <text:p>1.99979437375323</text:p>
          </table:table-cell>
          <table:table-cell office:value-type="float" office:value="-26.4287567088593" calcext:value-type="float">
            <text:p>-26.4287567088593</text:p>
          </table:table-cell>
          <table:table-cell office:value-type="float" office:value="1.56455142690386" calcext:value-type="float">
            <text:p>1.56455142690386</text:p>
          </table:table-cell>
          <table:table-cell table:number-columns-repeated="1018"/>
        </table:table-row>
        <table:table-row table:style-name="ro1">
          <table:table-cell table:style-name="ce21" office:value-type="float" office:value="2.945000119" calcext:value-type="float">
            <text:p>2.945</text:p>
          </table:table-cell>
          <table:table-cell office:value-type="float" office:value="9.28649706845006" calcext:value-type="float">
            <text:p>9.28649706845006</text:p>
          </table:table-cell>
          <table:table-cell office:value-type="float" office:value="5.99460011971591" calcext:value-type="float">
            <text:p>5.99460011971591</text:p>
          </table:table-cell>
          <table:table-cell office:value-type="float" office:value="1.94724672248377" calcext:value-type="float">
            <text:p>1.94724672248377</text:p>
          </table:table-cell>
          <table:table-cell office:value-type="float" office:value="-24.2052606962532" calcext:value-type="float">
            <text:p>-24.2052606962532</text:p>
          </table:table-cell>
          <table:table-cell office:value-type="float" office:value="1.4694418640562" calcext:value-type="float">
            <text:p>1.4694418640562</text:p>
          </table:table-cell>
          <table:table-cell table:number-columns-repeated="1018"/>
        </table:table-row>
        <table:table-row table:style-name="ro1">
          <table:table-cell table:style-name="ce21" office:value-type="float" office:value="2.945000119" calcext:value-type="float">
            <text:p>2.945</text:p>
          </table:table-cell>
          <table:table-cell office:value-type="float" office:value="9.36495456781463" calcext:value-type="float">
            <text:p>9.36495456781463</text:p>
          </table:table-cell>
          <table:table-cell office:value-type="float" office:value="6.09601219202439" calcext:value-type="float">
            <text:p>6.09601219202439</text:p>
          </table:table-cell>
          <table:table-cell office:value-type="float" office:value="1.90500381000762" calcext:value-type="float">
            <text:p>1.90500381000762</text:p>
          </table:table-cell>
          <table:table-cell office:value-type="float" office:value="-20.692330742073" calcext:value-type="float">
            <text:p>-20.692330742073</text:p>
          </table:table-cell>
          <table:table-cell office:value-type="float" office:value="1.33101492230185" calcext:value-type="float">
            <text:p>1.33101492230185</text:p>
          </table:table-cell>
          <table:table-cell table:number-columns-repeated="1018"/>
        </table:table-row>
        <table:table-row table:style-name="ro1">
          <table:table-cell table:style-name="ce21" office:value-type="float" office:value="2.945000119" calcext:value-type="float">
            <text:p>2.945</text:p>
          </table:table-cell>
          <table:table-cell office:value-type="float" office:value="9.44030769485599" calcext:value-type="float">
            <text:p>9.44030769485599</text:p>
          </table:table-cell>
          <table:table-cell office:value-type="float" office:value="6.1877580451515" calcext:value-type="float">
            <text:p>6.1877580451515</text:p>
          </table:table-cell>
          <table:table-cell office:value-type="float" office:value="1.87444502013996" calcext:value-type="float">
            <text:p>1.87444502013996</text:p>
          </table:table-cell>
          <table:table-cell office:value-type="float" office:value="-15.8937965559586" calcext:value-type="float">
            <text:p>-15.8937965559586</text:p>
          </table:table-cell>
          <table:table-cell office:value-type="float" office:value="1.23560182400455" calcext:value-type="float">
            <text:p>1.23560182400455</text:p>
          </table:table-cell>
          <table:table-cell table:number-columns-repeated="1018"/>
        </table:table-row>
        <table:table-row table:style-name="ro1">
          <table:table-cell table:style-name="ce21" office:value-type="float" office:value="2.945000119" calcext:value-type="float">
            <text:p>2.945</text:p>
          </table:table-cell>
          <table:table-cell office:value-type="float" office:value="9.47648838845513" calcext:value-type="float">
            <text:p>9.47648838845513</text:p>
          </table:table-cell>
          <table:table-cell office:value-type="float" office:value="6.23013560972341" calcext:value-type="float">
            <text:p>6.23013560972341</text:p>
          </table:table-cell>
          <table:table-cell office:value-type="float" office:value="1.86344597725763" calcext:value-type="float">
            <text:p>1.86344597725763</text:p>
          </table:table-cell>
          <table:table-cell office:value-type="float" office:value="-13.133367391616" calcext:value-type="float">
            <text:p>-13.133367391616</text:p>
          </table:table-cell>
          <table:table-cell office:value-type="float" office:value="1.18456715888227" calcext:value-type="float">
            <text:p>1.18456715888227</text:p>
          </table:table-cell>
          <table:table-cell table:number-columns-repeated="1018"/>
        </table:table-row>
        <table:table-row table:style-name="ro1">
          <table:table-cell table:style-name="ce21" office:value-type="float" office:value="2.945000119" calcext:value-type="float">
            <text:p>2.945</text:p>
          </table:table-cell>
          <table:table-cell office:value-type="float" office:value="9.51188242900134" calcext:value-type="float">
            <text:p>9.51188242900134</text:p>
          </table:table-cell>
          <table:table-cell office:value-type="float" office:value="6.27030149150529" calcext:value-type="float">
            <text:p>6.27030149150529</text:p>
          </table:table-cell>
          <table:table-cell office:value-type="float" office:value="1.85515688997958" calcext:value-type="float">
            <text:p>1.85515688997958</text:p>
          </table:table-cell>
          <table:table-cell office:value-type="float" office:value="-10.1100581530118" calcext:value-type="float">
            <text:p>-10.1100581530118</text:p>
          </table:table-cell>
          <table:table-cell office:value-type="float" office:value="1.13290088647958" calcext:value-type="float">
            <text:p>1.13290088647958</text:p>
          </table:table-cell>
          <table:table-cell table:number-columns-repeated="1018"/>
        </table:table-row>
        <table:table-row table:style-name="ro1">
          <table:table-cell table:style-name="ce21" office:value-type="float" office:value="2.945000119" calcext:value-type="float">
            <text:p>2.945</text:p>
          </table:table-cell>
          <table:table-cell office:value-type="float" office:value="9.54661269487334" calcext:value-type="float">
            <text:p>9.54661269487334</text:p>
          </table:table-cell>
          <table:table-cell office:value-type="float" office:value="6.30834460940043" calcext:value-type="float">
            <text:p>6.30834460940043</text:p>
          </table:table-cell>
          <table:table-cell office:value-type="float" office:value="1.84947004898325" calcext:value-type="float">
            <text:p>1.84947004898325</text:p>
          </table:table-cell>
          <table:table-cell office:value-type="float" office:value="-6.8126403664591" calcext:value-type="float">
            <text:p>-6.8126403664591</text:p>
          </table:table-cell>
          <table:table-cell office:value-type="float" office:value="1.0822169517084" calcext:value-type="float">
            <text:p>1.0822169517084</text:p>
          </table:table-cell>
          <table:table-cell table:number-columns-repeated="1018"/>
        </table:table-row>
        <table:table-row table:style-name="ro1">
          <table:table-cell table:style-name="ce21" office:value-type="float" office:value="2.945000119" calcext:value-type="float">
            <text:p>2.945</text:p>
          </table:table-cell>
          <table:table-cell office:value-type="float" office:value="9.58077123464906" calcext:value-type="float">
            <text:p>9.58077123464906</text:p>
          </table:table-cell>
          <table:table-cell office:value-type="float" office:value="6.34435388231212" calcext:value-type="float">
            <text:p>6.34435388231212</text:p>
          </table:table-cell>
          <table:table-cell office:value-type="float" office:value="1.84627774494612" calcext:value-type="float">
            <text:p>1.84627774494612</text:p>
          </table:table-cell>
          <table:table-cell office:value-type="float" office:value="-3.23735503143889" calcext:value-type="float">
            <text:p>-3.23735503143889</text:p>
          </table:table-cell>
          <table:table-cell office:value-type="float" office:value="1.03441325099325" calcext:value-type="float">
            <text:p>1.03441325099325</text:p>
          </table:table-cell>
          <table:table-cell table:number-columns-repeated="1018"/>
        </table:table-row>
        <table:table-row table:style-name="ro1">
          <table:table-cell table:style-name="ce21" office:value-type="float" office:value="2.945999661" calcext:value-type="float">
            <text:p>2.946</text:p>
          </table:table-cell>
          <table:table-cell office:value-type="float" office:value="9.61447997355498" calcext:value-type="float">
            <text:p>9.61447997355498</text:p>
          </table:table-cell>
          <table:table-cell office:value-type="float" office:value="6.37841822914367" calcext:value-type="float">
            <text:p>6.37841822914367</text:p>
          </table:table-cell>
          <table:table-cell office:value-type="float" office:value="1.84547226854564" calcext:value-type="float">
            <text:p>1.84547226854564</text:p>
          </table:table-cell>
          <table:table-cell office:value-type="float" office:value="0.608949066253814" calcext:value-type="float">
            <text:p>0.608949066253814</text:p>
          </table:table-cell>
          <table:table-cell office:value-type="float" office:value="0.987250545760335" calcext:value-type="float">
            <text:p>0.987250545760335</text:p>
          </table:table-cell>
          <table:table-cell table:number-columns-repeated="1018"/>
        </table:table-row>
        <table:table-row table:style-name="ro1">
          <table:table-cell table:style-name="ce21" office:value-type="float" office:value="2.945999661" calcext:value-type="float">
            <text:p>2.946</text:p>
          </table:table-cell>
          <table:table-cell office:value-type="float" office:value="9.64822080441394" calcext:value-type="float">
            <text:p>9.64822080441394</text:p>
          </table:table-cell>
          <table:table-cell office:value-type="float" office:value="6.41062656879837" calcext:value-type="float">
            <text:p>6.41062656879837</text:p>
          </table:table-cell>
          <table:table-cell office:value-type="float" office:value="1.84694591045926" calcext:value-type="float">
            <text:p>1.84694591045926</text:p>
          </table:table-cell>
          <table:table-cell office:value-type="float" office:value="4.70572448167427" calcext:value-type="float">
            <text:p>4.70572448167427</text:p>
          </table:table-cell>
          <table:table-cell office:value-type="float" office:value="0.923907732983535" calcext:value-type="float">
            <text:p>0.923907732983535</text:p>
          </table:table-cell>
          <table:table-cell table:number-columns-repeated="1018"/>
        </table:table-row>
        <table:table-row table:style-name="ro1">
          <table:table-cell table:style-name="ce21" office:value-type="float" office:value="2.945999661" calcext:value-type="float">
            <text:p>2.946</text:p>
          </table:table-cell>
          <table:table-cell office:value-type="float" office:value="9.68238743399517" calcext:value-type="float">
            <text:p>9.68238743399517</text:p>
          </table:table-cell>
          <table:table-cell office:value-type="float" office:value="6.44106782017952" calcext:value-type="float">
            <text:p>6.44106782017952</text:p>
          </table:table-cell>
          <table:table-cell office:value-type="float" office:value="1.85059096136445" calcext:value-type="float">
            <text:p>1.85059096136445</text:p>
          </table:table-cell>
          <table:table-cell office:value-type="float" office:value="9.01639087864307" calcext:value-type="float">
            <text:p>9.01639087864307</text:p>
          </table:table-cell>
          <table:table-cell office:value-type="float" office:value="0.870750107378339" calcext:value-type="float">
            <text:p>0.870750107378339</text:p>
          </table:table-cell>
          <table:table-cell table:number-columns-repeated="1018"/>
        </table:table-row>
        <table:table-row table:style-name="ro1">
          <table:table-cell table:style-name="ce21" office:value-type="float" office:value="2.945999661" calcext:value-type="float">
            <text:p>2.946</text:p>
          </table:table-cell>
          <table:table-cell office:value-type="float" office:value="9.71688431787258" calcext:value-type="float">
            <text:p>9.71688431787258</text:p>
          </table:table-cell>
          <table:table-cell office:value-type="float" office:value="6.46983090219041" calcext:value-type="float">
            <text:p>6.46983090219041</text:p>
          </table:table-cell>
          <table:table-cell office:value-type="float" office:value="1.85629971193867" calcext:value-type="float">
            <text:p>1.85629971193867</text:p>
          </table:table-cell>
          <table:table-cell office:value-type="float" office:value="13.4876405838403" calcext:value-type="float">
            <text:p>13.4876405838403</text:p>
          </table:table-cell>
          <table:table-cell office:value-type="float" office:value="0.829353133478975" calcext:value-type="float">
            <text:p>0.829353133478975</text:p>
          </table:table-cell>
          <table:table-cell table:number-columns-repeated="1018"/>
        </table:table-row>
        <table:table-row table:style-name="ro1">
          <table:table-cell table:style-name="ce21" office:value-type="float" office:value="2.945999661" calcext:value-type="float">
            <text:p>2.946</text:p>
          </table:table-cell>
          <table:table-cell office:value-type="float" office:value="9.75152941399672" calcext:value-type="float">
            <text:p>9.75152941399672</text:p>
          </table:table-cell>
          <table:table-cell office:value-type="float" office:value="6.49700473373434" calcext:value-type="float">
            <text:p>6.49700473373434</text:p>
          </table:table-cell>
          <table:table-cell office:value-type="float" office:value="1.86396445285936" calcext:value-type="float">
            <text:p>1.86396445285936</text:p>
          </table:table-cell>
          <table:table-cell office:value-type="float" office:value="18.0511619468506" calcext:value-type="float">
            <text:p>18.0511619468506</text:p>
          </table:table-cell>
          <table:table-cell office:value-type="float" office:value="0.80055241508858" calcext:value-type="float">
            <text:p>0.80055241508858</text:p>
          </table:table-cell>
          <table:table-cell table:number-columns-repeated="1018"/>
        </table:table-row>
        <table:table-row table:style-name="ro1">
          <table:table-cell table:style-name="ce21" office:value-type="float" office:value="2.945999661" calcext:value-type="float">
            <text:p>2.946</text:p>
          </table:table-cell>
          <table:table-cell office:value-type="float" office:value="9.786074606444" calcext:value-type="float">
            <text:p>9.786074606444</text:p>
          </table:table-cell>
          <table:table-cell office:value-type="float" office:value="6.5226782337146" calcext:value-type="float">
            <text:p>6.5226782337146</text:p>
          </table:table-cell>
          <table:table-cell office:value-type="float" office:value="1.87347747480399" calcext:value-type="float">
            <text:p>1.87347747480399</text:p>
          </table:table-cell>
          <table:table-cell office:value-type="float" office:value="22.6280560959048" calcext:value-type="float">
            <text:p>22.6280560959048</text:p>
          </table:table-cell>
          <table:table-cell office:value-type="float" office:value="0.784577105889773" calcext:value-type="float">
            <text:p>0.784577105889773</text:p>
          </table:table-cell>
          <table:table-cell table:number-columns-repeated="1018"/>
        </table:table-row>
        <table:table-row table:style-name="ro1">
          <table:table-cell table:style-name="ce21" office:value-type="float" office:value="2.945999661" calcext:value-type="float">
            <text:p>2.946</text:p>
          </table:table-cell>
          <table:table-cell office:value-type="float" office:value="9.82023644922208" calcext:value-type="float">
            <text:p>9.82023644922208</text:p>
          </table:table-cell>
          <table:table-cell office:value-type="float" office:value="6.54694032103451" calcext:value-type="float">
            <text:p>6.54694032103451</text:p>
          </table:table-cell>
          <table:table-cell office:value-type="float" office:value="1.88473106845002" calcext:value-type="float">
            <text:p>1.88473106845002</text:p>
          </table:table-cell>
          <table:table-cell office:value-type="float" office:value="27.135410543949" calcext:value-type="float">
            <text:p>27.135410543949</text:p>
          </table:table-cell>
          <table:table-cell office:value-type="float" office:value="0.781201901689594" calcext:value-type="float">
            <text:p>0.781201901689594</text:p>
          </table:table-cell>
          <table:table-cell table:number-columns-repeated="1018"/>
        </table:table-row>
        <table:table-row table:style-name="ro1">
          <table:table-cell table:style-name="ce21" office:value-type="float" office:value="2.945999661" calcext:value-type="float">
            <text:p>2.946</text:p>
          </table:table-cell>
          <table:table-cell office:value-type="float" office:value="9.8537310133967" calcext:value-type="float">
            <text:p>9.8537310133967</text:p>
          </table:table-cell>
          <table:table-cell office:value-type="float" office:value="6.56987991459734" calcext:value-type="float">
            <text:p>6.56987991459734</text:p>
          </table:table-cell>
          <table:table-cell office:value-type="float" office:value="1.89761752447491" calcext:value-type="float">
            <text:p>1.89761752447491</text:p>
          </table:table-cell>
          <table:table-cell office:value-type="float" office:value="31.4937117542932" calcext:value-type="float">
            <text:p>31.4937117542932</text:p>
          </table:table-cell>
          <table:table-cell office:value-type="float" office:value="0.789878262426108" calcext:value-type="float">
            <text:p>0.789878262426108</text:p>
          </table:table-cell>
          <table:table-cell table:number-columns-repeated="1018"/>
        </table:table-row>
        <table:table-row table:style-name="ro1">
          <table:table-cell table:style-name="ce21" office:value-type="float" office:value="2.945999661" calcext:value-type="float">
            <text:p>2.946</text:p>
          </table:table-cell>
          <table:table-cell office:value-type="float" office:value="9.88630525415068" calcext:value-type="float">
            <text:p>9.88630525415068</text:p>
          </table:table-cell>
          <table:table-cell office:value-type="float" office:value="6.5915859333064" calcext:value-type="float">
            <text:p>6.5915859333064</text:p>
          </table:table-cell>
          <table:table-cell office:value-type="float" office:value="1.9120291335561" calcext:value-type="float">
            <text:p>1.9120291335561</text:p>
          </table:table-cell>
          <table:table-cell office:value-type="float" office:value="35.6334484658355" calcext:value-type="float">
            <text:p>35.6334484658355</text:p>
          </table:table-cell>
          <table:table-cell office:value-type="float" office:value="0.809831655308685" calcext:value-type="float">
            <text:p>0.809831655308685</text:p>
          </table:table-cell>
          <table:table-cell table:number-columns-repeated="1018"/>
        </table:table-row>
        <table:table-row table:style-name="ro1">
          <table:table-cell table:style-name="ce21" office:value-type="float" office:value="2.945999661" calcext:value-type="float">
            <text:p>2.946</text:p>
          </table:table-cell>
          <table:table-cell office:value-type="float" office:value="9.91775880950301" calcext:value-type="float">
            <text:p>9.91775880950301</text:p>
          </table:table-cell>
          <table:table-cell office:value-type="float" office:value="6.61214729606498" calcext:value-type="float">
            <text:p>6.61214729606498</text:p>
          </table:table-cell>
          <table:table-cell office:value-type="float" office:value="1.92785818637107" calcext:value-type="float">
            <text:p>1.92785818637107</text:p>
          </table:table-cell>
          <table:table-cell office:value-type="float" office:value="39.4995737226125" calcext:value-type="float">
            <text:p>39.4995737226125</text:p>
          </table:table-cell>
          <table:table-cell office:value-type="float" office:value="0.840129682530477" calcext:value-type="float">
            <text:p>0.840129682530477</text:p>
          </table:table-cell>
          <table:table-cell table:number-columns-repeated="1018"/>
        </table:table-row>
        <table:table-row table:style-name="ro1">
          <table:table-cell table:style-name="ce21" office:value-type="float" office:value="2.945999661" calcext:value-type="float">
            <text:p>2.946</text:p>
          </table:table-cell>
          <table:table-cell office:value-type="float" office:value="9.94795364820316" calcext:value-type="float">
            <text:p>9.94795364820316</text:p>
          </table:table-cell>
          <table:table-cell office:value-type="float" office:value="6.63165292177638" calcext:value-type="float">
            <text:p>6.63165292177638</text:p>
          </table:table-cell>
          <table:table-cell office:value-type="float" office:value="1.94499697359727" calcext:value-type="float">
            <text:p>1.94499697359727</text:p>
          </table:table-cell>
          <table:table-cell office:value-type="float" office:value="43.0532688620761" calcext:value-type="float">
            <text:p>43.0532688620761</text:p>
          </table:table-cell>
          <table:table-cell office:value-type="float" office:value="0.879734131966705" calcext:value-type="float">
            <text:p>0.879734131966705</text:p>
          </table:table-cell>
          <table:table-cell table:number-columns-repeated="1018"/>
        </table:table-row>
        <table:table-row table:style-name="ro1">
          <table:table-cell table:style-name="ce21" office:value-type="float" office:value="2.945999661" calcext:value-type="float">
            <text:p>2.946</text:p>
          </table:table-cell>
          <table:table-cell office:value-type="float" office:value="9.97681264157721" calcext:value-type="float">
            <text:p>9.97681264157721</text:p>
          </table:table-cell>
          <table:table-cell office:value-type="float" office:value="6.6501917293439" calcext:value-type="float">
            <text:p>6.6501917293439</text:p>
          </table:table-cell>
          <table:table-cell office:value-type="float" office:value="1.96333778591215" calcext:value-type="float">
            <text:p>1.96333778591215</text:p>
          </table:table-cell>
          <table:table-cell office:value-type="float" office:value="46.2712686763674" calcext:value-type="float">
            <text:p>46.2712686763674</text:p>
          </table:table-cell>
          <table:table-cell office:value-type="float" office:value="0.92755032762502" calcext:value-type="float">
            <text:p>0.92755032762502</text:p>
          </table:table-cell>
          <table:table-cell table:number-columns-repeated="1018"/>
        </table:table-row>
        <table:table-row table:style-name="ro1">
          <table:table-cell table:style-name="ce21" office:value-type="float" office:value="2.945999661" calcext:value-type="float">
            <text:p>2.946</text:p>
          </table:table-cell>
          <table:table-cell office:value-type="float" office:value="10.0043104278792" calcext:value-type="float">
            <text:p>10.0043104278792</text:p>
          </table:table-cell>
          <table:table-cell office:value-type="float" office:value="6.66785263767083" calcext:value-type="float">
            <text:p>6.66785263767083</text:p>
          </table:table-cell>
          <table:table-cell office:value-type="float" office:value="1.98277291399318" calcext:value-type="float">
            <text:p>1.98277291399318</text:p>
          </table:table-cell>
          <table:table-cell office:value-type="float" office:value="49.1435184251174" calcext:value-type="float">
            <text:p>49.1435184251174</text:p>
          </table:table-cell>
          <table:table-cell office:value-type="float" office:value="0.982482933116896" calcext:value-type="float">
            <text:p>0.982482933116896</text:p>
          </table:table-cell>
          <table:table-cell table:number-columns-repeated="1018"/>
        </table:table-row>
        <table:table-row table:style-name="ro1">
          <table:table-cell table:style-name="ce21" office:value-type="float" office:value="2.945999661" calcext:value-type="float">
            <text:p>2.946</text:p>
          </table:table-cell>
          <table:table-cell office:value-type="float" office:value="10.0304604726279" calcext:value-type="float">
            <text:p>10.0304604726279</text:p>
          </table:table-cell>
          <table:table-cell office:value-type="float" office:value="6.68472456566047" calcext:value-type="float">
            <text:p>6.68472456566047</text:p>
          </table:table-cell>
          <table:table-cell office:value-type="float" office:value="2.00319464851781" calcext:value-type="float">
            <text:p>2.00319464851781</text:p>
          </table:table-cell>
          <table:table-cell office:value-type="float" office:value="51.6700467654994" calcext:value-type="float">
            <text:p>51.6700467654994</text:p>
          </table:table-cell>
          <table:table-cell office:value-type="float" office:value="1.043501681668" calcext:value-type="float">
            <text:p>1.043501681668</text:p>
          </table:table-cell>
          <table:table-cell table:number-columns-repeated="1018"/>
        </table:table-row>
        <table:table-row table:style-name="ro1">
          <table:table-cell table:style-name="ce21" office:value-type="float" office:value="2.945999661" calcext:value-type="float">
            <text:p>2.946</text:p>
          </table:table-cell>
          <table:table-cell office:value-type="float" office:value="10.0787899650532" calcext:value-type="float">
            <text:p>10.0787899650532</text:p>
          </table:table-cell>
          <table:table-cell office:value-type="float" office:value="6.71645715624106" calcext:value-type="float">
            <text:p>6.71645715624106</text:p>
          </table:table-cell>
          <table:table-cell office:value-type="float" office:value="2.04656709960772" calcext:value-type="float">
            <text:p>2.04656709960772</text:p>
          </table:table-cell>
          <table:table-cell office:value-type="float" office:value="55.7176604756526" calcext:value-type="float">
            <text:p>55.7176604756526</text:p>
          </table:table-cell>
          <table:table-cell office:value-type="float" office:value="1.18045278523444" calcext:value-type="float">
            <text:p>1.18045278523444</text:p>
          </table:table-cell>
          <table:table-cell table:number-columns-repeated="1018"/>
        </table:table-row>
        <table:table-row table:style-name="ro1">
          <table:table-cell table:style-name="ce21" office:value-type="float" office:value="2.945999661" calcext:value-type="float">
            <text:p>2.946</text:p>
          </table:table-cell>
          <table:table-cell office:value-type="float" office:value="10.1223287333566" calcext:value-type="float">
            <text:p>10.1223287333566</text:p>
          </table:table-cell>
          <table:table-cell office:value-type="float" office:value="6.74610085231205" calcext:value-type="float">
            <text:p>6.74610085231205</text:p>
          </table:table-cell>
          <table:table-cell office:value-type="float" office:value="2.09259346460153" calcext:value-type="float">
            <text:p>2.09259346460153</text:p>
          </table:table-cell>
          <table:table-cell office:value-type="float" office:value="58.5051116267222" calcext:value-type="float">
            <text:p>58.5051116267222</text:p>
          </table:table-cell>
          <table:table-cell office:value-type="float" office:value="1.33438459426152" calcext:value-type="float">
            <text:p>1.33438459426152</text:p>
          </table:table-cell>
          <table:table-cell table:number-columns-repeated="1018"/>
        </table:table-row>
        <table:table-row table:style-name="ro1">
          <table:table-cell table:style-name="ce21" office:value-type="float" office:value="2.945999661" calcext:value-type="float">
            <text:p>2.946</text:p>
          </table:table-cell>
          <table:table-cell office:value-type="float" office:value="10.1981752323809" calcext:value-type="float">
            <text:p>10.1981752323809</text:p>
          </table:table-cell>
          <table:table-cell office:value-type="float" office:value="6.80196696583072" calcext:value-type="float">
            <text:p>6.80196696583072</text:p>
          </table:table-cell>
          <table:table-cell office:value-type="float" office:value="2.18916123797954" calcext:value-type="float">
            <text:p>2.18916123797954</text:p>
          </table:table-cell>
          <table:table-cell office:value-type="float" office:value="60.6578903896088" calcext:value-type="float">
            <text:p>60.6578903896088</text:p>
          </table:table-cell>
          <table:table-cell office:value-type="float" office:value="1.60743199074885" calcext:value-type="float">
            <text:p>1.60743199074885</text:p>
          </table:table-cell>
          <table:table-cell table:number-columns-repeated="1018"/>
        </table:table-row>
        <table:table-row table:style-name="ro1">
          <table:table-cell table:style-name="ce21" office:value-type="float" office:value="2.945999661" calcext:value-type="float">
            <text:p>2.946</text:p>
          </table:table-cell>
          <table:table-cell office:value-type="float" office:value="10.2741738483346" calcext:value-type="float">
            <text:p>10.2741738483346</text:p>
          </table:table-cell>
          <table:table-cell office:value-type="float" office:value="6.85801371602744" calcext:value-type="float">
            <text:p>6.85801371602744</text:p>
          </table:table-cell>
          <table:table-cell office:value-type="float" office:value="2.28600457200914" calcext:value-type="float">
            <text:p>2.28600457200914</text:p>
          </table:table-cell>
          <table:table-cell office:value-type="float" office:value="58.4947234629434" calcext:value-type="float">
            <text:p>58.4947234629434</text:p>
          </table:table-cell>
          <table:table-cell office:value-type="float" office:value="1.3371538160307" calcext:value-type="float">
            <text:p>1.3371538160307</text:p>
          </table:table-cell>
          <table:table-cell table:number-columns-repeated="1018"/>
        </table:table-row>
        <table:table-row table:style-name="ro1">
          <table:table-cell table:style-name="ce21" office:value-type="float" office:value="2.945999661" calcext:value-type="float">
            <text:p>2.946</text:p>
          </table:table-cell>
          <table:table-cell office:value-type="float" office:value="10.3506492905874" calcext:value-type="float">
            <text:p>10.3506492905874</text:p>
          </table:table-cell>
          <table:table-cell office:value-type="float" office:value="6.91820579241768" calcext:value-type="float">
            <text:p>6.91820579241768</text:p>
          </table:table-cell>
          <table:table-cell office:value-type="float" office:value="2.37780144165983" calcext:value-type="float">
            <text:p>2.37780144165983</text:p>
          </table:table-cell>
          <table:table-cell office:value-type="float" office:value="55.4235346240091" calcext:value-type="float">
            <text:p>55.4235346240091</text:p>
          </table:table-cell>
          <table:table-cell office:value-type="float" office:value="1.53360720570201" calcext:value-type="float">
            <text:p>1.53360720570201</text:p>
          </table:table-cell>
          <table:table-cell table:number-columns-repeated="1018"/>
        </table:table-row>
        <table:table-row table:style-name="ro1">
          <table:table-cell table:style-name="ce21" office:value-type="float" office:value="2.945999661" calcext:value-type="float">
            <text:p>2.946</text:p>
          </table:table-cell>
          <table:table-cell office:value-type="float" office:value="10.4193446086429" calcext:value-type="float">
            <text:p>10.4193446086429</text:p>
          </table:table-cell>
          <table:table-cell office:value-type="float" office:value="6.9796034033349" calcext:value-type="float">
            <text:p>6.9796034033349</text:p>
          </table:table-cell>
          <table:table-cell office:value-type="float" office:value="2.46551530834976" calcext:value-type="float">
            <text:p>2.46551530834976</text:p>
          </table:table-cell>
          <table:table-cell office:value-type="float" office:value="55.0600336579563" calcext:value-type="float">
            <text:p>55.0600336579563</text:p>
          </table:table-cell>
          <table:table-cell office:value-type="float" office:value="1.58355479030665" calcext:value-type="float">
            <text:p>1.58355479030665</text:p>
          </table:table-cell>
          <table:table-cell table:number-columns-repeated="1018"/>
        </table:table-row>
        <table:table-row table:style-name="ro1">
          <table:table-cell table:style-name="ce21" office:value-type="float" office:value="2.945999661" calcext:value-type="float">
            <text:p>2.946</text:p>
          </table:table-cell>
          <table:table-cell office:value-type="float" office:value="10.4907018794501" calcext:value-type="float">
            <text:p>10.4907018794501</text:p>
          </table:table-cell>
          <table:table-cell office:value-type="float" office:value="7.03754063681701" calcext:value-type="float">
            <text:p>7.03754063681701</text:p>
          </table:table-cell>
          <table:table-cell office:value-type="float" office:value="2.55168100510927" calcext:value-type="float">
            <text:p>2.55168100510927</text:p>
          </table:table-cell>
          <table:table-cell office:value-type="float" office:value="57.6358416745681" calcext:value-type="float">
            <text:p>57.6358416745681</text:p>
          </table:table-cell>
          <table:table-cell office:value-type="float" office:value="1.32666861540094" calcext:value-type="float">
            <text:p>1.32666861540094</text:p>
          </table:table-cell>
          <table:table-cell table:number-columns-repeated="1018"/>
        </table:table-row>
        <table:table-row table:style-name="ro1">
          <table:table-cell table:style-name="ce21" office:value-type="float" office:value="2.945999661" calcext:value-type="float">
            <text:p>2.946</text:p>
          </table:table-cell>
          <table:table-cell office:value-type="float" office:value="10.5305576321617" calcext:value-type="float">
            <text:p>10.5305576321617</text:p>
          </table:table-cell>
          <table:table-cell office:value-type="float" office:value="7.06375351453175" calcext:value-type="float">
            <text:p>7.06375351453175</text:p>
          </table:table-cell>
          <table:table-cell office:value-type="float" office:value="2.59497542508709" calcext:value-type="float">
            <text:p>2.59497542508709</text:p>
          </table:table-cell>
          <table:table-cell office:value-type="float" office:value="60.1241151971236" calcext:value-type="float">
            <text:p>60.1241151971236</text:p>
          </table:table-cell>
          <table:table-cell office:value-type="float" office:value="1.21306405000771" calcext:value-type="float">
            <text:p>1.21306405000771</text:p>
          </table:table-cell>
          <table:table-cell table:number-columns-repeated="1018"/>
        </table:table-row>
        <table:table-row table:style-name="ro1">
          <table:table-cell table:style-name="ce21" office:value-type="float" office:value="2.945999661" calcext:value-type="float">
            <text:p>2.946</text:p>
          </table:table-cell>
          <table:table-cell office:value-type="float" office:value="10.5733486284419" calcext:value-type="float">
            <text:p>10.5733486284419</text:p>
          </table:table-cell>
          <table:table-cell office:value-type="float" office:value="7.08735158090194" calcext:value-type="float">
            <text:p>7.08735158090194</text:p>
          </table:table-cell>
          <table:table-cell office:value-type="float" office:value="2.63883336496869" calcext:value-type="float">
            <text:p>2.63883336496869</text:p>
          </table:table-cell>
          <table:table-cell office:value-type="float" office:value="63.4623164880129" calcext:value-type="float">
            <text:p>63.4623164880129</text:p>
          </table:table-cell>
          <table:table-cell office:value-type="float" office:value="1.11469152657297" calcext:value-type="float">
            <text:p>1.11469152657297</text:p>
          </table:table-cell>
          <table:table-cell table:number-columns-repeated="1018"/>
        </table:table-row>
        <table:table-row table:style-name="ro1">
          <table:table-cell table:style-name="ce21" office:value-type="float" office:value="2.945999661" calcext:value-type="float">
            <text:p>2.946</text:p>
          </table:table-cell>
          <table:table-cell office:value-type="float" office:value="10.619106228683" calcext:value-type="float">
            <text:p>10.619106228683</text:p>
          </table:table-cell>
          <table:table-cell office:value-type="float" office:value="7.10775159693232" calcext:value-type="float">
            <text:p>7.10775159693232</text:p>
          </table:table-cell>
          <table:table-cell office:value-type="float" office:value="2.68357167888285" calcext:value-type="float">
            <text:p>2.68357167888285</text:p>
          </table:table-cell>
          <table:table-cell office:value-type="float" office:value="67.6629610391025" calcext:value-type="float">
            <text:p>67.6629610391025</text:p>
          </table:table-cell>
          <table:table-cell office:value-type="float" office:value="1.03445452376024" calcext:value-type="float">
            <text:p>1.03445452376024</text:p>
          </table:table-cell>
          <table:table-cell table:number-columns-repeated="1018"/>
        </table:table-row>
        <table:table-row table:style-name="ro1">
          <table:table-cell table:style-name="ce21" office:value-type="float" office:value="2.945999661" calcext:value-type="float">
            <text:p>2.946</text:p>
          </table:table-cell>
          <table:table-cell office:value-type="float" office:value="10.6431091210533" calcext:value-type="float">
            <text:p>10.6431091210533</text:p>
          </table:table-cell>
          <table:table-cell office:value-type="float" office:value="7.11657007388406" calcext:value-type="float">
            <text:p>7.11657007388406</text:p>
          </table:table-cell>
          <table:table-cell office:value-type="float" office:value="2.70636999301739" calcext:value-type="float">
            <text:p>2.70636999301739</text:p>
          </table:table-cell>
          <table:table-cell office:value-type="float" office:value="70.0786318388151" calcext:value-type="float">
            <text:p>70.0786318388151</text:p>
          </table:table-cell>
          <table:table-cell office:value-type="float" office:value="1.00233329708594" calcext:value-type="float">
            <text:p>1.00233329708594</text:p>
          </table:table-cell>
          <table:table-cell table:number-columns-repeated="1018"/>
        </table:table-row>
        <table:table-row table:style-name="ro1">
          <table:table-cell table:style-name="ce21" office:value-type="float" office:value="2.945999661" calcext:value-type="float">
            <text:p>2.946</text:p>
          </table:table-cell>
          <table:table-cell office:value-type="float" office:value="10.6677900479516" calcext:value-type="float">
            <text:p>10.6677900479516</text:p>
          </table:table-cell>
          <table:table-cell office:value-type="float" office:value="7.12437032362762" calcext:value-type="float">
            <text:p>7.12437032362762</text:p>
          </table:table-cell>
          <table:table-cell office:value-type="float" office:value="2.72950722095836" calcext:value-type="float">
            <text:p>2.72950722095836</text:p>
          </table:table-cell>
          <table:table-cell office:value-type="float" office:value="72.6921647994912" calcext:value-type="float">
            <text:p>72.6921647994912</text:p>
          </table:table-cell>
          <table:table-cell office:value-type="float" office:value="0.976255235463784" calcext:value-type="float">
            <text:p>0.976255235463784</text:p>
          </table:table-cell>
          <table:table-cell table:number-columns-repeated="1018"/>
        </table:table-row>
        <table:table-row table:style-name="ro1">
          <table:table-cell table:style-name="ce21" office:value-type="float" office:value="2.945999661" calcext:value-type="float">
            <text:p>2.946</text:p>
          </table:table-cell>
          <table:table-cell office:value-type="float" office:value="10.6930914908651" calcext:value-type="float">
            <text:p>10.6930914908651</text:p>
          </table:table-cell>
          <table:table-cell office:value-type="float" office:value="7.1310794412886" calcext:value-type="float">
            <text:p>7.1310794412886</text:p>
          </table:table-cell>
          <table:table-cell office:value-type="float" office:value="2.75302296947187" calcext:value-type="float">
            <text:p>2.75302296947187</text:p>
          </table:table-cell>
          <table:table-cell office:value-type="float" office:value="75.4879921093037" calcext:value-type="float">
            <text:p>75.4879921093037</text:p>
          </table:table-cell>
          <table:table-cell office:value-type="float" office:value="0.956764439644246" calcext:value-type="float">
            <text:p>0.956764439644246</text:p>
          </table:table-cell>
          <table:table-cell table:number-columns-repeated="1018"/>
        </table:table-row>
        <table:table-row table:style-name="ro1">
          <table:table-cell table:style-name="ce21" office:value-type="float" office:value="2.945999661" calcext:value-type="float">
            <text:p>2.946</text:p>
          </table:table-cell>
          <table:table-cell office:value-type="float" office:value="10.7189367075623" calcext:value-type="float">
            <text:p>10.7189367075623</text:p>
          </table:table-cell>
          <table:table-cell office:value-type="float" office:value="7.1366245219926" calcext:value-type="float">
            <text:p>7.1366245219926</text:p>
          </table:table-cell>
          <table:table-cell office:value-type="float" office:value="2.77695684532402" calcext:value-type="float">
            <text:p>2.77695684532402</text:p>
          </table:table-cell>
          <table:table-cell office:value-type="float" office:value="78.4450336309815" calcext:value-type="float">
            <text:p>78.4450336309815</text:p>
          </table:table-cell>
          <table:table-cell office:value-type="float" office:value="0.944386675319918" calcext:value-type="float">
            <text:p>0.944386675319918</text:p>
          </table:table-cell>
          <table:table-cell table:number-columns-repeated="1018"/>
        </table:table-row>
        <table:table-row table:style-name="ro1">
          <table:table-cell table:style-name="ce21" office:value-type="float" office:value="2.945999661" calcext:value-type="float">
            <text:p>2.946</text:p>
          </table:table-cell>
          <table:table-cell office:value-type="float" office:value="10.7452310477045" calcext:value-type="float">
            <text:p>10.7452310477045</text:p>
          </table:table-cell>
          <table:table-cell office:value-type="float" office:value="7.14093266086519" calcext:value-type="float">
            <text:p>7.14093266086519</text:p>
          </table:table-cell>
          <table:table-cell office:value-type="float" office:value="2.8013484552809" calcext:value-type="float">
            <text:p>2.8013484552809</text:p>
          </table:table-cell>
          <table:table-cell office:value-type="float" office:value="81.5367729546369" calcext:value-type="float">
            <text:p>81.5367729546369</text:p>
          </table:table-cell>
          <table:table-cell office:value-type="float" office:value="0.93960417218812" calcext:value-type="float">
            <text:p>0.93960417218812</text:p>
          </table:table-cell>
          <table:table-cell table:number-columns-repeated="1018"/>
        </table:table-row>
        <table:table-row table:style-name="ro1">
          <table:table-cell table:style-name="ce21" office:value-type="float" office:value="2.945999661" calcext:value-type="float">
            <text:p>2.946</text:p>
          </table:table-cell>
          <table:table-cell office:value-type="float" office:value="10.7718656637569" calcext:value-type="float">
            <text:p>10.7718656637569</text:p>
          </table:table-cell>
          <table:table-cell office:value-type="float" office:value="7.14393095303198" calcext:value-type="float">
            <text:p>7.14393095303198</text:p>
          </table:table-cell>
          <table:table-cell office:value-type="float" office:value="2.82623740610861" calcext:value-type="float">
            <text:p>2.82623740610861</text:p>
          </table:table-cell>
          <table:table-cell office:value-type="float" office:value="84.7318580172326" calcext:value-type="float">
            <text:p>84.7318580172326</text:p>
          </table:table-cell>
          <table:table-cell office:value-type="float" office:value="0.942825640009247" calcext:value-type="float">
            <text:p>0.942825640009247</text:p>
          </table:table-cell>
          <table:table-cell table:number-columns-repeated="1018"/>
        </table:table-row>
        <table:table-row table:style-name="ro1">
          <table:table-cell table:style-name="ce21" office:value-type="float" office:value="2.946999832" calcext:value-type="float">
            <text:p>2.947</text:p>
          </table:table-cell>
          <table:table-cell office:value-type="float" office:value="10.7987236780089" calcext:value-type="float">
            <text:p>10.7987236780089</text:p>
          </table:table-cell>
          <table:table-cell office:value-type="float" office:value="7.14554649361856" calcext:value-type="float">
            <text:p>7.14554649361856</text:p>
          </table:table-cell>
          <table:table-cell office:value-type="float" office:value="2.85166330457326" calcext:value-type="float">
            <text:p>2.85166330457326</text:p>
          </table:table-cell>
          <table:table-cell office:value-type="float" office:value="87.9952476777255" calcext:value-type="float">
            <text:p>87.9952476777255</text:p>
          </table:table-cell>
          <table:table-cell office:value-type="float" office:value="0.954349004725394" calcext:value-type="float">
            <text:p>0.954349004725394</text:p>
          </table:table-cell>
          <table:table-cell table:number-columns-repeated="1018"/>
        </table:table-row>
        <table:table-row table:style-name="ro1">
          <table:table-cell table:style-name="ce21" office:value-type="float" office:value="2.946999832" calcext:value-type="float">
            <text:p>2.947</text:p>
          </table:table-cell>
          <table:table-cell office:value-type="float" office:value="10.8258150914418" calcext:value-type="float">
            <text:p>10.8258150914418</text:p>
          </table:table-cell>
          <table:table-cell office:value-type="float" office:value="7.14570637775052" calcext:value-type="float">
            <text:p>7.14570637775052</text:p>
          </table:table-cell>
          <table:table-cell office:value-type="float" office:value="2.87766575744093" calcext:value-type="float">
            <text:p>2.87766575744093</text:p>
          </table:table-cell>
          <table:table-cell office:value-type="float" office:value="91.2898241759859" calcext:value-type="float">
            <text:p>91.2898241759859</text:p>
          </table:table-cell>
          <table:table-cell office:value-type="float" office:value="0.965295717832489" calcext:value-type="float">
            <text:p>0.965295717832489</text:p>
          </table:table-cell>
          <table:table-cell table:number-columns-repeated="1018"/>
        </table:table-row>
        <table:table-row table:style-name="ro1">
          <table:table-cell table:style-name="ce21" office:value-type="float" office:value="2.946999832" calcext:value-type="float">
            <text:p>2.947</text:p>
          </table:table-cell>
          <table:table-cell office:value-type="float" office:value="10.8533579233461" calcext:value-type="float">
            <text:p>10.8533579233461</text:p>
          </table:table-cell>
          <table:table-cell office:value-type="float" office:value="7.14433770055345" calcext:value-type="float">
            <text:p>7.14433770055345</text:p>
          </table:table-cell>
          <table:table-cell office:value-type="float" office:value="2.90428437147774" calcext:value-type="float">
            <text:p>2.90428437147774</text:p>
          </table:table-cell>
          <table:table-cell office:value-type="float" office:value="94.5782909291488" calcext:value-type="float">
            <text:p>94.5782909291488</text:p>
          </table:table-cell>
          <table:table-cell office:value-type="float" office:value="0.970146378926512" calcext:value-type="float">
            <text:p>0.970146378926512</text:p>
          </table:table-cell>
          <table:table-cell table:number-columns-repeated="1018"/>
        </table:table-row>
        <table:table-row table:style-name="ro1">
          <table:table-cell table:style-name="ce21" office:value-type="float" office:value="2.946999832" calcext:value-type="float">
            <text:p>2.947</text:p>
          </table:table-cell>
          <table:table-cell office:value-type="float" office:value="10.881462064735" calcext:value-type="float">
            <text:p>10.881462064735</text:p>
          </table:table-cell>
          <table:table-cell office:value-type="float" office:value="7.14136755715295" calcext:value-type="float">
            <text:p>7.14136755715295</text:p>
          </table:table-cell>
          <table:table-cell office:value-type="float" office:value="2.93155875344978" calcext:value-type="float">
            <text:p>2.93155875344978</text:p>
          </table:table-cell>
          <table:table-cell office:value-type="float" office:value="97.8251082857564" calcext:value-type="float">
            <text:p>97.8251082857564</text:p>
          </table:table-cell>
          <table:table-cell office:value-type="float" office:value="0.982279582523788" calcext:value-type="float">
            <text:p>0.982279582523788</text:p>
          </table:table-cell>
          <table:table-cell table:number-columns-repeated="1018"/>
        </table:table-row>
        <table:table-row table:style-name="ro1">
          <table:table-cell table:style-name="ce21" office:value-type="float" office:value="2.946999832" calcext:value-type="float">
            <text:p>2.947</text:p>
          </table:table-cell>
          <table:table-cell office:value-type="float" office:value="10.9100536244881" calcext:value-type="float">
            <text:p>10.9100536244881</text:p>
          </table:table-cell>
          <table:table-cell office:value-type="float" office:value="7.1367230426746" calcext:value-type="float">
            <text:p>7.1367230426746</text:p>
          </table:table-cell>
          <table:table-cell office:value-type="float" office:value="2.95952851012314" calcext:value-type="float">
            <text:p>2.95952851012314</text:p>
          </table:table-cell>
          <table:table-cell office:value-type="float" office:value="100.998210751137" calcext:value-type="float">
            <text:p>100.998210751137</text:p>
          </table:table-cell>
          <table:table-cell office:value-type="float" office:value="1.00101596198789" calcext:value-type="float">
            <text:p>1.00101596198789</text:p>
          </table:table-cell>
          <table:table-cell table:number-columns-repeated="1018"/>
        </table:table-row>
        <table:table-row table:style-name="ro1">
          <table:table-cell table:style-name="ce21" office:value-type="float" office:value="2.946999832" calcext:value-type="float">
            <text:p>2.947</text:p>
          </table:table-cell>
          <table:table-cell office:value-type="float" office:value="10.9390759078453" calcext:value-type="float">
            <text:p>10.9390759078453</text:p>
          </table:table-cell>
          <table:table-cell office:value-type="float" office:value="7.13033125224401" calcext:value-type="float">
            <text:p>7.13033125224401</text:p>
          </table:table-cell>
          <table:table-cell office:value-type="float" office:value="2.98823324826393" calcext:value-type="float">
            <text:p>2.98823324826393</text:p>
          </table:table-cell>
          <table:table-cell office:value-type="float" office:value="104.070301215146" calcext:value-type="float">
            <text:p>104.070301215146</text:p>
          </table:table-cell>
          <table:table-cell office:value-type="float" office:value="1.0255489586787" calcext:value-type="float">
            <text:p>1.0255489586787</text:p>
          </table:table-cell>
          <table:table-cell table:number-columns-repeated="1018"/>
        </table:table-row>
        <table:table-row table:style-name="ro1">
          <table:table-cell table:style-name="ce21" office:value-type="float" office:value="2.946999832" calcext:value-type="float">
            <text:p>2.947</text:p>
          </table:table-cell>
          <table:table-cell office:value-type="float" office:value="10.9684933144405" calcext:value-type="float">
            <text:p>10.9684933144405</text:p>
          </table:table-cell>
          <table:table-cell office:value-type="float" office:value="7.12211928098676" calcext:value-type="float">
            <text:p>7.12211928098676</text:p>
          </table:table-cell>
          <table:table-cell office:value-type="float" office:value="3.01771257463825" calcext:value-type="float">
            <text:p>3.01771257463825</text:p>
          </table:table-cell>
          <table:table-cell office:value-type="float" office:value="107.019611783904" calcext:value-type="float">
            <text:p>107.019611783904</text:p>
          </table:table-cell>
          <table:table-cell office:value-type="float" office:value="1.05497100532784" calcext:value-type="float">
            <text:p>1.05497100532784</text:p>
          </table:table-cell>
          <table:table-cell table:number-columns-repeated="1018"/>
        </table:table-row>
        <table:table-row table:style-name="ro1">
          <table:table-cell table:style-name="ce21" office:value-type="float" office:value="2.946999832" calcext:value-type="float">
            <text:p>2.947</text:p>
          </table:table-cell>
          <table:table-cell office:value-type="float" office:value="10.9982929699701" calcext:value-type="float">
            <text:p>10.9982929699701</text:p>
          </table:table-cell>
          <table:table-cell office:value-type="float" office:value="7.11201422402845" calcext:value-type="float">
            <text:p>7.11201422402845</text:p>
          </table:table-cell>
          <table:table-cell office:value-type="float" office:value="3.04800609601219" calcext:value-type="float">
            <text:p>3.04800609601219</text:p>
          </table:table-cell>
          <table:table-cell office:value-type="float" office:value="109.830125176217" calcext:value-type="float">
            <text:p>109.830125176217</text:p>
          </table:table-cell>
          <table:table-cell office:value-type="float" office:value="1.08830599035316" calcext:value-type="float">
            <text:p>1.08830599035316</text:p>
          </table:table-cell>
          <table:table-cell table:number-columns-repeated="1018"/>
        </table:table-row>
        <table:table-row table:style-name="ro1">
          <table:table-cell table:style-name="ce21" office:value-type="float" office:value="2.946999832" calcext:value-type="float">
            <text:p>2.947</text:p>
          </table:table-cell>
          <table:table-cell office:value-type="float" office:value="11.0582645695115" calcext:value-type="float">
            <text:p>11.0582645695115</text:p>
          </table:table-cell>
          <table:table-cell office:value-type="float" office:value="7.086014671941" calcext:value-type="float">
            <text:p>7.086014671941</text:p>
          </table:table-cell>
          <table:table-cell office:value-type="float" office:value="3.11099310275047" calcext:value-type="float">
            <text:p>3.11099310275047</text:p>
          </table:table-cell>
          <table:table-cell office:value-type="float" office:value="114.805098896799" calcext:value-type="float">
            <text:p>114.805098896799</text:p>
          </table:table-cell>
          <table:table-cell office:value-type="float" office:value="1.18417151608336" calcext:value-type="float">
            <text:p>1.18417151608336</text:p>
          </table:table-cell>
          <table:table-cell table:number-columns-repeated="1018"/>
        </table:table-row>
        <table:table-row table:style-name="ro1">
          <table:table-cell table:style-name="ce21" office:value-type="float" office:value="2.946999832" calcext:value-type="float">
            <text:p>2.947</text:p>
          </table:table-cell>
          <table:table-cell office:value-type="float" office:value="11.1185557144256" calcext:value-type="float">
            <text:p>11.1185557144256</text:p>
          </table:table-cell>
          <table:table-cell office:value-type="float" office:value="7.05265654913641" calcext:value-type="float">
            <text:p>7.05265654913641</text:p>
          </table:table-cell>
          <table:table-cell office:value-type="float" office:value="3.17650588224318" calcext:value-type="float">
            <text:p>3.17650588224318</text:p>
          </table:table-cell>
          <table:table-cell office:value-type="float" office:value="119.012478024647" calcext:value-type="float">
            <text:p>119.012478024647</text:p>
          </table:table-cell>
          <table:table-cell office:value-type="float" office:value="1.25454772135524" calcext:value-type="float">
            <text:p>1.25454772135524</text:p>
          </table:table-cell>
          <table:table-cell table:number-columns-repeated="1018"/>
        </table:table-row>
        <table:table-row table:style-name="ro1">
          <table:table-cell table:style-name="ce21" office:value-type="float" office:value="2.946999832" calcext:value-type="float">
            <text:p>2.947</text:p>
          </table:table-cell>
          <table:table-cell office:value-type="float" office:value="11.1797383292362" calcext:value-type="float">
            <text:p>11.1797383292362</text:p>
          </table:table-cell>
          <table:table-cell office:value-type="float" office:value="7.0124452471994" calcext:value-type="float">
            <text:p>7.0124452471994</text:p>
          </table:table-cell>
          <table:table-cell office:value-type="float" office:value="3.24365500018186" calcext:value-type="float">
            <text:p>3.24365500018186</text:p>
          </table:table-cell>
          <table:table-cell office:value-type="float" office:value="122.715310621029" calcext:value-type="float">
            <text:p>122.715310621029</text:p>
          </table:table-cell>
          <table:table-cell office:value-type="float" office:value="1.30397210363706" calcext:value-type="float">
            <text:p>1.30397210363706</text:p>
          </table:table-cell>
          <table:table-cell table:number-columns-repeated="1018"/>
        </table:table-row>
        <table:table-row table:style-name="ro1">
          <table:table-cell table:style-name="ce21" office:value-type="float" office:value="2.946999832" calcext:value-type="float">
            <text:p>2.947</text:p>
          </table:table-cell>
          <table:table-cell office:value-type="float" office:value="11.2420903005251" calcext:value-type="float">
            <text:p>11.2420903005251</text:p>
          </table:table-cell>
          <table:table-cell office:value-type="float" office:value="6.96588615771472" calcext:value-type="float">
            <text:p>6.96588615771472</text:p>
          </table:table-cell>
          <table:table-cell office:value-type="float" office:value="3.31155102225803" calcext:value-type="float">
            <text:p>3.31155102225803</text:p>
          </table:table-cell>
          <table:table-cell office:value-type="float" office:value="126.098766293807" calcext:value-type="float">
            <text:p>126.098766293807</text:p>
          </table:table-cell>
          <table:table-cell office:value-type="float" office:value="1.33672367408694" calcext:value-type="float">
            <text:p>1.33672367408694</text:p>
          </table:table-cell>
          <table:table-cell table:number-columns-repeated="1018"/>
        </table:table-row>
        <table:table-row table:style-name="ro1">
          <table:table-cell table:style-name="ce21" office:value-type="float" office:value="2.946999832" calcext:value-type="float">
            <text:p>2.947</text:p>
          </table:table-cell>
          <table:table-cell office:value-type="float" office:value="11.3057047376097" calcext:value-type="float">
            <text:p>11.3057047376097</text:p>
          </table:table-cell>
          <table:table-cell office:value-type="float" office:value="6.91348467226711" calcext:value-type="float">
            <text:p>6.91348467226711</text:p>
          </table:table-cell>
          <table:table-cell office:value-type="float" office:value="3.37930451416324" calcext:value-type="float">
            <text:p>3.37930451416324</text:p>
          </table:table-cell>
          <table:table-cell office:value-type="float" office:value="129.299808209509" calcext:value-type="float">
            <text:p>129.299808209509</text:p>
          </table:table-cell>
          <table:table-cell office:value-type="float" office:value="1.35615835394387" calcext:value-type="float">
            <text:p>1.35615835394387</text:p>
          </table:table-cell>
          <table:table-cell table:number-columns-repeated="1018"/>
        </table:table-row>
        <table:table-row table:style-name="ro1">
          <table:table-cell table:style-name="ce21" office:value-type="float" office:value="2.946999832" calcext:value-type="float">
            <text:p>2.947</text:p>
          </table:table-cell>
          <table:table-cell office:value-type="float" office:value="11.3705639086496" calcext:value-type="float">
            <text:p>11.3705639086496</text:p>
          </table:table-cell>
          <table:table-cell office:value-type="float" office:value="6.85574618244129" calcext:value-type="float">
            <text:p>6.85574618244129</text:p>
          </table:table-cell>
          <table:table-cell office:value-type="float" office:value="3.44602604158901" calcext:value-type="float">
            <text:p>3.44602604158901</text:p>
          </table:table-cell>
          <table:table-cell office:value-type="float" office:value="132.426194468906" calcext:value-type="float">
            <text:p>132.426194468906</text:p>
          </table:table-cell>
          <table:table-cell office:value-type="float" office:value="1.36467366031773" calcext:value-type="float">
            <text:p>1.36467366031773</text:p>
          </table:table-cell>
          <table:table-cell table:number-columns-repeated="1018"/>
        </table:table-row>
        <table:table-row table:style-name="ro1">
          <table:table-cell table:style-name="ce21" office:value-type="float" office:value="2.946999832" calcext:value-type="float">
            <text:p>2.947</text:p>
          </table:table-cell>
          <table:table-cell office:value-type="float" office:value="11.4365902433746" calcext:value-type="float">
            <text:p>11.4365902433746</text:p>
          </table:table-cell>
          <table:table-cell office:value-type="float" office:value="6.79317607982202" calcext:value-type="float">
            <text:p>6.79317607982202</text:p>
          </table:table-cell>
          <table:table-cell office:value-type="float" office:value="3.51082617022688" calcext:value-type="float">
            <text:p>3.51082617022688</text:p>
          </table:table-cell>
          <table:table-cell office:value-type="float" office:value="135.568872725164" calcext:value-type="float">
            <text:p>135.568872725164</text:p>
          </table:table-cell>
          <table:table-cell office:value-type="float" office:value="1.36387874603781" calcext:value-type="float">
            <text:p>1.36387874603781</text:p>
          </table:table-cell>
          <table:table-cell table:number-columns-repeated="1018"/>
        </table:table-row>
        <table:table-row table:style-name="ro1">
          <table:table-cell table:style-name="ce21" office:value-type="float" office:value="2.946999832" calcext:value-type="float">
            <text:p>2.947</text:p>
          </table:table-cell>
          <table:table-cell office:value-type="float" office:value="11.5036828942449" calcext:value-type="float">
            <text:p>11.5036828942449</text:p>
          </table:table-cell>
          <table:table-cell office:value-type="float" office:value="6.72627975599402" calcext:value-type="float">
            <text:p>6.72627975599402</text:p>
          </table:table-cell>
          <table:table-cell office:value-type="float" office:value="3.57281546576839" calcext:value-type="float">
            <text:p>3.57281546576839</text:p>
          </table:table-cell>
          <table:table-cell office:value-type="float" office:value="138.810400121068" calcext:value-type="float">
            <text:p>138.810400121068</text:p>
          </table:table-cell>
          <table:table-cell office:value-type="float" office:value="1.35480720866498" calcext:value-type="float">
            <text:p>1.35480720866498</text:p>
          </table:table-cell>
          <table:table-cell table:number-columns-repeated="1018"/>
        </table:table-row>
        <table:table-row table:style-name="ro1">
          <table:table-cell table:style-name="ce21" office:value-type="float" office:value="2.946999832" calcext:value-type="float">
            <text:p>2.947</text:p>
          </table:table-cell>
          <table:table-cell office:value-type="float" office:value="11.5717449509823" calcext:value-type="float">
            <text:p>11.5717449509823</text:p>
          </table:table-cell>
          <table:table-cell office:value-type="float" office:value="6.65556260254203" calcext:value-type="float">
            <text:p>6.65556260254203</text:p>
          </table:table-cell>
          <table:table-cell office:value-type="float" office:value="3.63110449390507" calcext:value-type="float">
            <text:p>3.63110449390507</text:p>
          </table:table-cell>
          <table:table-cell office:value-type="float" office:value="142.230930938535" calcext:value-type="float">
            <text:p>142.230930938535</text:p>
          </table:table-cell>
          <table:table-cell office:value-type="float" office:value="1.33813155481251" calcext:value-type="float">
            <text:p>1.33813155481251</text:p>
          </table:table-cell>
          <table:table-cell table:number-columns-repeated="1018"/>
        </table:table-row>
        <table:table-row table:style-name="ro1">
          <table:table-cell table:style-name="ce21" office:value-type="float" office:value="2.946999832" calcext:value-type="float">
            <text:p>2.947</text:p>
          </table:table-cell>
          <table:table-cell office:value-type="float" office:value="11.6407037871124" calcext:value-type="float">
            <text:p>11.6407037871124</text:p>
          </table:table-cell>
          <table:table-cell office:value-type="float" office:value="6.58153001105079" calcext:value-type="float">
            <text:p>6.58153001105079</text:p>
          </table:table-cell>
          <table:table-cell office:value-type="float" office:value="3.68480382032846" calcext:value-type="float">
            <text:p>3.68480382032846</text:p>
          </table:table-cell>
          <table:table-cell office:value-type="float" office:value="145.912557909532" calcext:value-type="float">
            <text:p>145.912557909532</text:p>
          </table:table-cell>
          <table:table-cell office:value-type="float" office:value="1.31438783041991" calcext:value-type="float">
            <text:p>1.31438783041991</text:p>
          </table:table-cell>
          <table:table-cell table:number-columns-repeated="1018"/>
        </table:table-row>
        <table:table-row table:style-name="ro1">
          <table:table-cell table:style-name="ce21" office:value-type="float" office:value="2.946999832" calcext:value-type="float">
            <text:p>2.947</text:p>
          </table:table-cell>
          <table:table-cell office:value-type="float" office:value="11.7105247533231" calcext:value-type="float">
            <text:p>11.7105247533231</text:p>
          </table:table-cell>
          <table:table-cell office:value-type="float" office:value="6.50468737310504" calcext:value-type="float">
            <text:p>6.50468737310504</text:p>
          </table:table-cell>
          <table:table-cell office:value-type="float" office:value="3.73302401073008" calcext:value-type="float">
            <text:p>3.73302401073008</text:p>
          </table:table-cell>
          <table:table-cell office:value-type="float" office:value="149.942191366579" calcext:value-type="float">
            <text:p>149.942191366579</text:p>
          </table:table-cell>
          <table:table-cell office:value-type="float" office:value="1.28423633181874" calcext:value-type="float">
            <text:p>1.28423633181874</text:p>
          </table:table-cell>
          <table:table-cell table:number-columns-repeated="1018"/>
        </table:table-row>
        <table:table-row table:style-name="ro1">
          <table:table-cell table:style-name="ce21" office:value-type="float" office:value="2.946999832" calcext:value-type="float">
            <text:p>2.947</text:p>
          </table:table-cell>
          <table:table-cell office:value-type="float" office:value="11.7812160798199" calcext:value-type="float">
            <text:p>11.7812160798199</text:p>
          </table:table-cell>
          <table:table-cell office:value-type="float" office:value="6.42554008028951" calcext:value-type="float">
            <text:p>6.42554008028951</text:p>
          </table:table-cell>
          <table:table-cell office:value-type="float" office:value="3.77487563080147" calcext:value-type="float">
            <text:p>3.77487563080147</text:p>
          </table:table-cell>
          <table:table-cell office:value-type="float" office:value="154.412539430012" calcext:value-type="float">
            <text:p>154.412539430012</text:p>
          </table:table-cell>
          <table:table-cell office:value-type="float" office:value="1.24878420708397" calcext:value-type="float">
            <text:p>1.24878420708397</text:p>
          </table:table-cell>
          <table:table-cell table:number-columns-repeated="1018"/>
        </table:table-row>
        <table:table-row table:style-name="ro1">
          <table:table-cell table:style-name="ce21" office:value-type="float" office:value="2.946999832" calcext:value-type="float">
            <text:p>2.947</text:p>
          </table:table-cell>
          <table:table-cell office:value-type="float" office:value="11.8169045187715" calcext:value-type="float">
            <text:p>11.8169045187715</text:p>
          </table:table-cell>
          <table:table-cell office:value-type="float" office:value="6.38526012317582" calcext:value-type="float">
            <text:p>6.38526012317582</text:p>
          </table:table-cell>
          <table:table-cell office:value-type="float" office:value="3.79313527874193" calcext:value-type="float">
            <text:p>3.79313527874193</text:p>
          </table:table-cell>
          <table:table-cell office:value-type="float" office:value="156.843109830689" calcext:value-type="float">
            <text:p>156.843109830689</text:p>
          </table:table-cell>
          <table:table-cell office:value-type="float" office:value="1.22963417916138" calcext:value-type="float">
            <text:p>1.22963417916138</text:p>
          </table:table-cell>
          <table:table-cell table:number-columns-repeated="1018"/>
        </table:table-row>
        <table:table-row table:style-name="ro1">
          <table:table-cell table:style-name="ce21" office:value-type="float" office:value="2.946999832" calcext:value-type="float">
            <text:p>2.947</text:p>
          </table:table-cell>
          <table:table-cell office:value-type="float" office:value="11.8528317937147" calcext:value-type="float">
            <text:p>11.8528317937147</text:p>
          </table:table-cell>
          <table:table-cell office:value-type="float" office:value="6.34459352418895" calcext:value-type="float">
            <text:p>6.34459352418895</text:p>
          </table:table-cell>
          <table:table-cell office:value-type="float" office:value="3.80946924623417" calcext:value-type="float">
            <text:p>3.80946924623417</text:p>
          </table:table-cell>
          <table:table-cell office:value-type="float" office:value="159.419980527511" calcext:value-type="float">
            <text:p>159.419980527511</text:p>
          </table:table-cell>
          <table:table-cell office:value-type="float" office:value="1.20997846307271" calcext:value-type="float">
            <text:p>1.20997846307271</text:p>
          </table:table-cell>
          <table:table-cell table:number-columns-repeated="1018"/>
        </table:table-row>
        <table:table-row table:style-name="ro1">
          <table:table-cell table:style-name="ce21" office:value-type="float" office:value="2.946999832" calcext:value-type="float">
            <text:p>2.947</text:p>
          </table:table-cell>
          <table:table-cell office:value-type="float" office:value="11.8890047366258" calcext:value-type="float">
            <text:p>11.8890047366258</text:p>
          </table:table-cell>
          <table:table-cell office:value-type="float" office:value="6.303603457277" calcext:value-type="float">
            <text:p>6.303603457277</text:p>
          </table:table-cell>
          <table:table-cell office:value-type="float" office:value="3.82376635398961" calcext:value-type="float">
            <text:p>3.82376635398961</text:p>
          </table:table-cell>
          <table:table-cell office:value-type="float" office:value="162.154573011829" calcext:value-type="float">
            <text:p>162.154573011829</text:p>
          </table:table-cell>
          <table:table-cell office:value-type="float" office:value="1.19026295297935" calcext:value-type="float">
            <text:p>1.19026295297935</text:p>
          </table:table-cell>
          <table:table-cell table:number-columns-repeated="1018"/>
        </table:table-row>
        <table:table-row table:style-name="ro1">
          <table:table-cell table:style-name="ce21" office:value-type="float" office:value="2.946999832" calcext:value-type="float">
            <text:p>2.947</text:p>
          </table:table-cell>
          <table:table-cell office:value-type="float" office:value="11.9254272244412" calcext:value-type="float">
            <text:p>11.9254272244412</text:p>
          </table:table-cell>
          <table:table-cell office:value-type="float" office:value="6.26235309638808" calcext:value-type="float">
            <text:p>6.26235309638808</text:p>
          </table:table-cell>
          <table:table-cell office:value-type="float" office:value="3.83591542271971" calcext:value-type="float">
            <text:p>3.83591542271971</text:p>
          </table:table-cell>
          <table:table-cell office:value-type="float" office:value="165.05719837434" calcext:value-type="float">
            <text:p>165.05719837434</text:p>
          </table:table-cell>
          <table:table-cell office:value-type="float" office:value="1.17103836163226" calcext:value-type="float">
            <text:p>1.17103836163226</text:p>
          </table:table-cell>
          <table:table-cell table:number-columns-repeated="1018"/>
        </table:table-row>
        <table:table-row table:style-name="ro1">
          <table:table-cell table:style-name="ce21" office:value-type="float" office:value="2.946999832" calcext:value-type="float">
            <text:p>2.947</text:p>
          </table:table-cell>
          <table:table-cell office:value-type="float" office:value="11.962097565771" calcext:value-type="float">
            <text:p>11.962097565771</text:p>
          </table:table-cell>
          <table:table-cell office:value-type="float" office:value="6.22090561547026" calcext:value-type="float">
            <text:p>6.22090561547026</text:p>
          </table:table-cell>
          <table:table-cell office:value-type="float" office:value="3.8458052731359" calcext:value-type="float">
            <text:p>3.8458052731359</text:p>
          </table:table-cell>
          <table:table-cell office:value-type="float" office:value="168.136342195088" calcext:value-type="float">
            <text:p>168.136342195088</text:p>
          </table:table-cell>
          <table:table-cell office:value-type="float" office:value="1.15296861128829" calcext:value-type="float">
            <text:p>1.15296861128829</text:p>
          </table:table-cell>
          <table:table-cell table:number-columns-repeated="1018"/>
        </table:table-row>
        <table:table-row table:style-name="ro1">
          <table:table-cell table:style-name="ce21" office:value-type="float" office:value="2.946999832" calcext:value-type="float">
            <text:p>2.947</text:p>
          </table:table-cell>
          <table:table-cell office:value-type="float" office:value="11.9990054177743" calcext:value-type="float">
            <text:p>11.9990054177743</text:p>
          </table:table-cell>
          <table:table-cell office:value-type="float" office:value="6.17932418847165" calcext:value-type="float">
            <text:p>6.17932418847165</text:p>
          </table:table-cell>
          <table:table-cell office:value-type="float" office:value="3.85332472594962" calcext:value-type="float">
            <text:p>3.85332472594962</text:p>
          </table:table-cell>
          <table:table-cell office:value-type="float" office:value="171.397778844006" calcext:value-type="float">
            <text:p>171.397778844006</text:p>
          </table:table-cell>
          <table:table-cell office:value-type="float" office:value="1.13683435659532" calcext:value-type="float">
            <text:p>1.13683435659532</text:p>
          </table:table-cell>
          <table:table-cell table:number-columns-repeated="1018"/>
        </table:table-row>
        <table:table-row table:style-name="ro1">
          <table:table-cell table:style-name="ce21" office:value-type="float" office:value="2.946999832" calcext:value-type="float">
            <text:p>2.947</text:p>
          </table:table-cell>
          <table:table-cell office:value-type="float" office:value="12.0361284276187" calcext:value-type="float">
            <text:p>12.0361284276187</text:p>
          </table:table-cell>
          <table:table-cell office:value-type="float" office:value="6.13767198934032" calcext:value-type="float">
            <text:p>6.13767198934032</text:p>
          </table:table-cell>
          <table:table-cell office:value-type="float" office:value="3.85836260187232" calcext:value-type="float">
            <text:p>3.85836260187232</text:p>
          </table:table-cell>
          <table:table-cell office:value-type="float" office:value="174.843540268665" calcext:value-type="float">
            <text:p>174.843540268665</text:p>
          </table:table-cell>
          <table:table-cell office:value-type="float" office:value="1.12352983465789" calcext:value-type="float">
            <text:p>1.12352983465789</text:p>
          </table:table-cell>
          <table:table-cell table:number-columns-repeated="1018"/>
        </table:table-row>
        <table:table-row table:style-name="ro1">
          <table:table-cell table:style-name="ce21" office:value-type="float" office:value="2.946999832" calcext:value-type="float">
            <text:p>2.947</text:p>
          </table:table-cell>
          <table:table-cell office:value-type="float" office:value="12.0734289690606" calcext:value-type="float">
            <text:p>12.0734289690606</text:p>
          </table:table-cell>
          <table:table-cell office:value-type="float" office:value="6.09601219202438" calcext:value-type="float">
            <text:p>6.09601219202438</text:p>
          </table:table-cell>
          <table:table-cell office:value-type="float" office:value="3.86080772161544" calcext:value-type="float">
            <text:p>3.86080772161544</text:p>
          </table:table-cell>
          <table:table-cell office:value-type="float" office:value="178.470805135162" calcext:value-type="float">
            <text:p>178.470805135162</text:p>
          </table:table-cell>
          <table:table-cell office:value-type="float" office:value="1.11405113171744" calcext:value-type="float">
            <text:p>1.11405113171744</text:p>
          </table:table-cell>
          <table:table-cell table:number-columns-repeated="1018"/>
        </table:table-row>
        <table:table-row table:style-name="ro1">
          <table:table-cell table:style-name="ce21" office:value-type="float" office:value="2.946999832" calcext:value-type="float">
            <text:p>2.947</text:p>
          </table:table-cell>
          <table:table-cell office:value-type="float" office:value="12.1105929501335" calcext:value-type="float">
            <text:p>12.1105929501335</text:p>
          </table:table-cell>
          <table:table-cell office:value-type="float" office:value="6.05441010946949" calcext:value-type="float">
            <text:p>6.05441010946949</text:p>
          </table:table-cell>
          <table:table-cell office:value-type="float" office:value="3.86058379439959" calcext:value-type="float">
            <text:p>3.86058379439959</text:p>
          </table:table-cell>
          <table:table-cell office:value-type="float" office:value="-177.872944378739" calcext:value-type="float">
            <text:p>-177.872944378739</text:p>
          </table:table-cell>
          <table:table-cell office:value-type="float" office:value="1.12482016271075" calcext:value-type="float">
            <text:p>1.12482016271075</text:p>
          </table:table-cell>
          <table:table-cell table:number-columns-repeated="1018"/>
        </table:table-row>
        <table:table-row table:style-name="ro1">
          <table:table-cell table:style-name="ce21" office:value-type="float" office:value="2.946999832" calcext:value-type="float">
            <text:p>2.947</text:p>
          </table:table-cell>
          <table:table-cell office:value-type="float" office:value="12.1475006921405" calcext:value-type="float">
            <text:p>12.1475006921405</text:p>
          </table:table-cell>
          <table:table-cell office:value-type="float" office:value="6.01293961061155" calcext:value-type="float">
            <text:p>6.01293961061155</text:p>
          </table:table-cell>
          <table:table-cell office:value-type="float" office:value="3.85775408348199" calcext:value-type="float">
            <text:p>3.85775408348199</text:p>
          </table:table-cell>
          <table:table-cell office:value-type="float" office:value="-174.341577916083" calcext:value-type="float">
            <text:p>-174.341577916083</text:p>
          </table:table-cell>
          <table:table-cell office:value-type="float" office:value="1.1276572944956" calcext:value-type="float">
            <text:p>1.1276572944956</text:p>
          </table:table-cell>
          <table:table-cell table:number-columns-repeated="1018"/>
        </table:table-row>
        <table:table-row table:style-name="ro1">
          <table:table-cell table:style-name="ce21" office:value-type="float" office:value="2.946999832" calcext:value-type="float">
            <text:p>2.947</text:p>
          </table:table-cell>
          <table:table-cell office:value-type="float" office:value="12.1843020914478" calcext:value-type="float">
            <text:p>12.1843020914478</text:p>
          </table:table-cell>
          <table:table-cell office:value-type="float" office:value="5.97167670338405" calcext:value-type="float">
            <text:p>5.97167670338405</text:p>
          </table:table-cell>
          <table:table-cell office:value-type="float" office:value="3.85241674062907" calcext:value-type="float">
            <text:p>3.85241674062907</text:p>
          </table:table-cell>
          <table:table-cell office:value-type="float" office:value="-170.940912196269" calcext:value-type="float">
            <text:p>-170.940912196269</text:p>
          </table:table-cell>
          <table:table-cell office:value-type="float" office:value="1.1334886301784" calcext:value-type="float">
            <text:p>1.1334886301784</text:p>
          </table:table-cell>
          <table:table-cell table:number-columns-repeated="1018"/>
        </table:table-row>
        <table:table-row table:style-name="ro1">
          <table:table-cell table:style-name="ce21" office:value-type="float" office:value="2.946999832" calcext:value-type="float">
            <text:p>2.947</text:p>
          </table:table-cell>
          <table:table-cell office:value-type="float" office:value="12.2209649547569" calcext:value-type="float">
            <text:p>12.2209649547569</text:p>
          </table:table-cell>
          <table:table-cell office:value-type="float" office:value="5.93069739572047" calcext:value-type="float">
            <text:p>5.93069739572047</text:p>
          </table:table-cell>
          <table:table-cell office:value-type="float" office:value="3.84466991760722" calcext:value-type="float">
            <text:p>3.84466991760722</text:p>
          </table:table-cell>
          <table:table-cell office:value-type="float" office:value="-167.672725754752" calcext:value-type="float">
            <text:p>-167.672725754752</text:p>
          </table:table-cell>
          <table:table-cell office:value-type="float" office:value="1.14157201204665" calcext:value-type="float">
            <text:p>1.14157201204665</text:p>
          </table:table-cell>
          <table:table-cell table:number-columns-repeated="1018"/>
        </table:table-row>
        <table:table-row table:style-name="ro1">
          <table:table-cell table:style-name="ce21" office:value-type="float" office:value="2.948000002" calcext:value-type="float">
            <text:p>2.948</text:p>
          </table:table-cell>
          <table:table-cell office:value-type="float" office:value="12.257467431495" calcext:value-type="float">
            <text:p>12.257467431495</text:p>
          </table:table-cell>
          <table:table-cell office:value-type="float" office:value="5.89007769555428" calcext:value-type="float">
            <text:p>5.89007769555428</text:p>
          </table:table-cell>
          <table:table-cell office:value-type="float" office:value="3.83461176618284" calcext:value-type="float">
            <text:p>3.83461176618284</text:p>
          </table:table-cell>
          <table:table-cell office:value-type="float" office:value="-164.535354393518" calcext:value-type="float">
            <text:p>-164.535354393518</text:p>
          </table:table-cell>
          <table:table-cell office:value-type="float" office:value="1.15122927558114" calcext:value-type="float">
            <text:p>1.15122927558114</text:p>
          </table:table-cell>
          <table:table-cell table:number-columns-repeated="1018"/>
        </table:table-row>
        <table:table-row table:style-name="ro1">
          <table:table-cell table:style-name="ce21" office:value-type="float" office:value="2.948000002" calcext:value-type="float">
            <text:p>2.948</text:p>
          </table:table-cell>
          <table:table-cell office:value-type="float" office:value="12.2937964459125" calcext:value-type="float">
            <text:p>12.2937964459125</text:p>
          </table:table-cell>
          <table:table-cell office:value-type="float" office:value="5.84989361081898" calcext:value-type="float">
            <text:p>5.84989361081898</text:p>
          </table:table-cell>
          <table:table-cell office:value-type="float" office:value="3.82234043812235" calcext:value-type="float">
            <text:p>3.82234043812235</text:p>
          </table:table-cell>
          <table:table-cell office:value-type="float" office:value="-161.524325130027" calcext:value-type="float">
            <text:p>-161.524325130027</text:p>
          </table:table-cell>
          <table:table-cell office:value-type="float" office:value="1.16185426453283" calcext:value-type="float">
            <text:p>1.16185426453283</text:p>
          </table:table-cell>
          <table:table-cell table:number-columns-repeated="1018"/>
        </table:table-row>
        <table:table-row table:style-name="ro1">
          <table:table-cell table:style-name="ce21" office:value-type="float" office:value="2.948000002" calcext:value-type="float">
            <text:p>2.948</text:p>
          </table:table-cell>
          <table:table-cell office:value-type="float" office:value="12.3299459383177" calcext:value-type="float">
            <text:p>12.3299459383177</text:p>
          </table:table-cell>
          <table:table-cell office:value-type="float" office:value="5.81022114944803" calcext:value-type="float">
            <text:p>5.81022114944803</text:p>
          </table:table-cell>
          <table:table-cell office:value-type="float" office:value="3.80795408519215" calcext:value-type="float">
            <text:p>3.80795408519215</text:p>
          </table:table-cell>
          <table:table-cell office:value-type="float" office:value="-158.632965467839" calcext:value-type="float">
            <text:p>-158.632965467839</text:p>
          </table:table-cell>
          <table:table-cell office:value-type="float" office:value="1.17291552279376" calcext:value-type="float">
            <text:p>1.17291552279376</text:p>
          </table:table-cell>
          <table:table-cell table:number-columns-repeated="1018"/>
        </table:table-row>
        <table:table-row table:style-name="ro1">
          <table:table-cell table:style-name="ce21" office:value-type="float" office:value="2.948000002" calcext:value-type="float">
            <text:p>2.948</text:p>
          </table:table-cell>
          <table:table-cell office:value-type="float" office:value="12.3659151430273" calcext:value-type="float">
            <text:p>12.3659151430273</text:p>
          </table:table-cell>
          <table:table-cell office:value-type="float" office:value="5.77113631937493" calcext:value-type="float">
            <text:p>5.77113631937493</text:p>
          </table:table-cell>
          <table:table-cell office:value-type="float" office:value="3.79155085915863" calcext:value-type="float">
            <text:p>3.79155085915863</text:p>
          </table:table-cell>
          <table:table-cell office:value-type="float" office:value="-155.852947497639" calcext:value-type="float">
            <text:p>-155.852947497639</text:p>
          </table:table-cell>
          <table:table-cell office:value-type="float" office:value="1.18395490462326" calcext:value-type="float">
            <text:p>1.18395490462326</text:p>
          </table:table-cell>
          <table:table-cell table:number-columns-repeated="1018"/>
        </table:table-row>
        <table:table-row table:style-name="ro1">
          <table:table-cell table:style-name="ce21" office:value-type="float" office:value="2.948000002" calcext:value-type="float">
            <text:p>2.948</text:p>
          </table:table-cell>
          <table:table-cell office:value-type="float" office:value="12.4017070465296" calcext:value-type="float">
            <text:p>12.4017070465296</text:p>
          </table:table-cell>
          <table:table-cell office:value-type="float" office:value="5.73271512853314" calcext:value-type="float">
            <text:p>5.73271512853314</text:p>
          </table:table-cell>
          <table:table-cell office:value-type="float" office:value="3.77322891178821" calcext:value-type="float">
            <text:p>3.77322891178821</text:p>
          </table:table-cell>
          <table:table-cell office:value-type="float" office:value="-153.174745907294" calcext:value-type="float">
            <text:p>-153.174745907294</text:p>
          </table:table-cell>
          <table:table-cell office:value-type="float" office:value="1.19458320643525" calcext:value-type="float">
            <text:p>1.19458320643525</text:p>
          </table:table-cell>
          <table:table-cell table:number-columns-repeated="1018"/>
        </table:table-row>
        <table:table-row table:style-name="ro1">
          <table:table-cell table:style-name="ce21" office:value-type="float" office:value="2.948000002" calcext:value-type="float">
            <text:p>2.948</text:p>
          </table:table-cell>
          <table:table-cell office:value-type="float" office:value="12.4373271017393" calcext:value-type="float">
            <text:p>12.4373271017393</text:p>
          </table:table-cell>
          <table:table-cell office:value-type="float" office:value="5.69503358485615" calcext:value-type="float">
            <text:p>5.69503358485615</text:p>
          </table:table-cell>
          <table:table-cell office:value-type="float" office:value="3.75308639484729" calcext:value-type="float">
            <text:p>3.75308639484729</text:p>
          </table:table-cell>
          <table:table-cell office:value-type="float" office:value="-150.588003630184" calcext:value-type="float">
            <text:p>-150.588003630184</text:p>
          </table:table-cell>
          <table:table-cell office:value-type="float" office:value="1.20447379467346" calcext:value-type="float">
            <text:p>1.20447379467346</text:p>
          </table:table-cell>
          <table:table-cell table:number-columns-repeated="1018"/>
        </table:table-row>
        <table:table-row table:style-name="ro1">
          <table:table-cell table:style-name="ce21" office:value-type="float" office:value="2.948000002" calcext:value-type="float">
            <text:p>2.948</text:p>
          </table:table-cell>
          <table:table-cell office:value-type="float" office:value="12.5080810898712" calcext:value-type="float">
            <text:p>12.5080810898712</text:p>
          </table:table-cell>
          <table:table-cell office:value-type="float" office:value="5.6221934707305" calcext:value-type="float">
            <text:p>5.6221934707305</text:p>
          </table:table-cell>
          <table:table-cell office:value-type="float" office:value="3.70773225931956" calcext:value-type="float">
            <text:p>3.70773225931956</text:p>
          </table:table-cell>
          <table:table-cell office:value-type="float" office:value="-145.644889623138" calcext:value-type="float">
            <text:p>-145.644889623138</text:p>
          </table:table-cell>
          <table:table-cell office:value-type="float" office:value="1.22100247027772" calcext:value-type="float">
            <text:p>1.22100247027772</text:p>
          </table:table-cell>
          <table:table-cell table:number-columns-repeated="1018"/>
        </table:table-row>
        <table:table-row table:style-name="ro1">
          <table:table-cell table:style-name="ce21" office:value-type="float" office:value="2.948000002" calcext:value-type="float">
            <text:p>2.948</text:p>
          </table:table-cell>
          <table:table-cell office:value-type="float" office:value="12.5782440667028" calcext:value-type="float">
            <text:p>12.5782440667028</text:p>
          </table:table-cell>
          <table:table-cell office:value-type="float" office:value="5.5532240404658" calcext:value-type="float">
            <text:p>5.5532240404658</text:p>
          </table:table-cell>
          <table:table-cell office:value-type="float" office:value="3.65627366670667" calcext:value-type="float">
            <text:p>3.65627366670667</text:p>
          </table:table-cell>
          <table:table-cell office:value-type="float" office:value="-140.932709889318" calcext:value-type="float">
            <text:p>-140.932709889318</text:p>
          </table:table-cell>
          <table:table-cell office:value-type="float" office:value="1.23188569716949" calcext:value-type="float">
            <text:p>1.23188569716949</text:p>
          </table:table-cell>
          <table:table-cell table:number-columns-repeated="1018"/>
        </table:table-row>
        <table:table-row table:style-name="ro1">
          <table:table-cell table:style-name="ce21" office:value-type="float" office:value="2.948000002" calcext:value-type="float">
            <text:p>2.948</text:p>
          </table:table-cell>
          <table:table-cell office:value-type="float" office:value="12.647877465493" calcext:value-type="float">
            <text:p>12.647877465493</text:p>
          </table:table-cell>
          <table:table-cell office:value-type="float" office:value="5.48873335752992" calcext:value-type="float">
            <text:p>5.48873335752992</text:p>
          </table:table-cell>
          <table:table-cell office:value-type="float" office:value="3.59949583113986" calcext:value-type="float">
            <text:p>3.59949583113986</text:p>
          </table:table-cell>
          <table:table-cell office:value-type="float" office:value="-136.35760176932" calcext:value-type="float">
            <text:p>-136.35760176932</text:p>
          </table:table-cell>
          <table:table-cell office:value-type="float" office:value="1.23598325934359" calcext:value-type="float">
            <text:p>1.23598325934359</text:p>
          </table:table-cell>
          <table:table-cell table:number-columns-repeated="1018"/>
        </table:table-row>
        <table:table-row table:style-name="ro1">
          <table:table-cell table:style-name="ce21" office:value-type="float" office:value="2.948000002" calcext:value-type="float">
            <text:p>2.948</text:p>
          </table:table-cell>
          <table:table-cell office:value-type="float" office:value="12.7170455874114" calcext:value-type="float">
            <text:p>12.7170455874114</text:p>
          </table:table-cell>
          <table:table-cell office:value-type="float" office:value="5.42932948539067" calcext:value-type="float">
            <text:p>5.42932948539067</text:p>
          </table:table-cell>
          <table:table-cell office:value-type="float" office:value="3.53818396675036" calcext:value-type="float">
            <text:p>3.53818396675036</text:p>
          </table:table-cell>
          <table:table-cell office:value-type="float" office:value="-131.822984313473" calcext:value-type="float">
            <text:p>-131.822984313473</text:p>
          </table:table-cell>
          <table:table-cell office:value-type="float" office:value="1.23248270447393" calcext:value-type="float">
            <text:p>1.23248270447393</text:p>
          </table:table-cell>
          <table:table-cell table:number-columns-repeated="1018"/>
        </table:table-row>
        <table:table-row table:style-name="ro1">
          <table:table-cell table:style-name="ce21" office:value-type="float" office:value="2.948000002" calcext:value-type="float">
            <text:p>2.948</text:p>
          </table:table-cell>
          <table:table-cell office:value-type="float" office:value="12.7858234574859" calcext:value-type="float">
            <text:p>12.7858234574859</text:p>
          </table:table-cell>
          <table:table-cell office:value-type="float" office:value="5.37562048751592" calcext:value-type="float">
            <text:p>5.37562048751592</text:p>
          </table:table-cell>
          <table:table-cell office:value-type="float" office:value="3.4731232876694" calcext:value-type="float">
            <text:p>3.4731232876694</text:p>
          </table:table-cell>
          <table:table-cell office:value-type="float" office:value="-127.227821772309" calcext:value-type="float">
            <text:p>-127.227821772309</text:p>
          </table:table-cell>
          <table:table-cell office:value-type="float" office:value="1.22079373643761" calcext:value-type="float">
            <text:p>1.22079373643761</text:p>
          </table:table-cell>
          <table:table-cell table:number-columns-repeated="1018"/>
        </table:table-row>
        <table:table-row table:style-name="ro1">
          <table:table-cell table:style-name="ce21" office:value-type="float" office:value="2.948000002" calcext:value-type="float">
            <text:p>2.948</text:p>
          </table:table-cell>
          <table:table-cell office:value-type="float" office:value="12.8543089778985" calcext:value-type="float">
            <text:p>12.8543089778985</text:p>
          </table:table-cell>
          <table:table-cell office:value-type="float" office:value="5.3282144273735" calcext:value-type="float">
            <text:p>5.3282144273735</text:p>
          </table:table-cell>
          <table:table-cell office:value-type="float" office:value="3.40509900802823" calcext:value-type="float">
            <text:p>3.40509900802823</text:p>
          </table:table-cell>
          <table:table-cell office:value-type="float" office:value="-122.463725178529" calcext:value-type="float">
            <text:p>-122.463725178529</text:p>
          </table:table-cell>
          <table:table-cell office:value-type="float" office:value="1.20054821194968" calcext:value-type="float">
            <text:p>1.20054821194968</text:p>
          </table:table-cell>
          <table:table-cell table:number-columns-repeated="1018"/>
        </table:table-row>
        <table:table-row table:style-name="ro1">
          <table:table-cell table:style-name="ce21" office:value-type="float" office:value="2.948000002" calcext:value-type="float">
            <text:p>2.948</text:p>
          </table:table-cell>
          <table:table-cell office:value-type="float" office:value="12.8884747228546" calcext:value-type="float">
            <text:p>12.8884747228546</text:p>
          </table:table-cell>
          <table:table-cell office:value-type="float" office:value="5.30706501878561" calcext:value-type="float">
            <text:p>5.30706501878561</text:p>
          </table:table-cell>
          <table:table-cell office:value-type="float" office:value="3.37022089741356" calcext:value-type="float">
            <text:p>3.37022089741356</text:p>
          </table:table-cell>
          <table:table-cell office:value-type="float" office:value="-119.981628023221" calcext:value-type="float">
            <text:p>-119.981628023221</text:p>
          </table:table-cell>
          <table:table-cell office:value-type="float" office:value="1.18719193542563" calcext:value-type="float">
            <text:p>1.18719193542563</text:p>
          </table:table-cell>
          <table:table-cell table:number-columns-repeated="1018"/>
        </table:table-row>
        <table:table-row table:style-name="ro1">
          <table:table-cell table:style-name="ce21" office:value-type="float" office:value="2.948000002" calcext:value-type="float">
            <text:p>2.948</text:p>
          </table:table-cell>
          <table:table-cell office:value-type="float" office:value="12.9226216598359" calcext:value-type="float">
            <text:p>12.9226216598359</text:p>
          </table:table-cell>
          <table:table-cell office:value-type="float" office:value="5.28771936843125" calcext:value-type="float">
            <text:p>5.28771936843125</text:p>
          </table:table-cell>
          <table:table-cell office:value-type="float" office:value="3.33489634195806" calcext:value-type="float">
            <text:p>3.33489634195806</text:p>
          </table:table-cell>
          <table:table-cell office:value-type="float" office:value="-117.411667596112" calcext:value-type="float">
            <text:p>-117.411667596112</text:p>
          </table:table-cell>
          <table:table-cell office:value-type="float" office:value="1.17173323225293" calcext:value-type="float">
            <text:p>1.17173323225293</text:p>
          </table:table-cell>
          <table:table-cell table:number-columns-repeated="1018"/>
        </table:table-row>
        <table:table-row table:style-name="ro1">
          <table:table-cell table:style-name="ce21" office:value-type="float" office:value="2.948000002" calcext:value-type="float">
            <text:p>2.948</text:p>
          </table:table-cell>
          <table:table-cell office:value-type="float" office:value="12.9567738431453" calcext:value-type="float">
            <text:p>12.9567738431453</text:p>
          </table:table-cell>
          <table:table-cell office:value-type="float" office:value="5.27025348424389" calcext:value-type="float">
            <text:p>5.27025348424389</text:p>
          </table:table-cell>
          <table:table-cell office:value-type="float" office:value="3.29922349342812" calcext:value-type="float">
            <text:p>3.29922349342812</text:p>
          </table:table-cell>
          <table:table-cell office:value-type="float" office:value="-114.736879742256" calcext:value-type="float">
            <text:p>-114.736879742256</text:p>
          </table:table-cell>
          <table:table-cell office:value-type="float" office:value="1.15427497310141" calcext:value-type="float">
            <text:p>1.15427497310141</text:p>
          </table:table-cell>
          <table:table-cell table:number-columns-repeated="1018"/>
        </table:table-row>
        <table:table-row table:style-name="ro1">
          <table:table-cell table:style-name="ce21" office:value-type="float" office:value="2.948000002" calcext:value-type="float">
            <text:p>2.948</text:p>
          </table:table-cell>
          <table:table-cell office:value-type="float" office:value="12.9909580121568" calcext:value-type="float">
            <text:p>12.9909580121568</text:p>
          </table:table-cell>
          <table:table-cell office:value-type="float" office:value="5.25474337415702" calcext:value-type="float">
            <text:p>5.25474337415702</text:p>
          </table:table-cell>
          <table:table-cell office:value-type="float" office:value="3.26330050359014" calcext:value-type="float">
            <text:p>3.26330050359014</text:p>
          </table:table-cell>
          <table:table-cell office:value-type="float" office:value="-111.939448406686" calcext:value-type="float">
            <text:p>-111.939448406686</text:p>
          </table:table-cell>
          <table:table-cell office:value-type="float" office:value="1.13499003058017" calcext:value-type="float">
            <text:p>1.13499003058017</text:p>
          </table:table-cell>
          <table:table-cell table:number-columns-repeated="1018"/>
        </table:table-row>
        <table:table-row table:style-name="ro1">
          <table:table-cell table:style-name="ce21" office:value-type="float" office:value="2.948000002" calcext:value-type="float">
            <text:p>2.948</text:p>
          </table:table-cell>
          <table:table-cell office:value-type="float" office:value="13.0252029159901" calcext:value-type="float">
            <text:p>13.0252029159901</text:p>
          </table:table-cell>
          <table:table-cell office:value-type="float" office:value="5.24126504610411" calcext:value-type="float">
            <text:p>5.24126504610411</text:p>
          </table:table-cell>
          <table:table-cell office:value-type="float" office:value="3.22722552421053" calcext:value-type="float">
            <text:p>3.22722552421053</text:p>
          </table:table-cell>
          <table:table-cell office:value-type="float" office:value="-109.000833703481" calcext:value-type="float">
            <text:p>-109.000833703481</text:p>
          </table:table-cell>
          <table:table-cell office:value-type="float" office:value="1.11414117509787" calcext:value-type="float">
            <text:p>1.11414117509787</text:p>
          </table:table-cell>
          <table:table-cell table:number-columns-repeated="1018"/>
        </table:table-row>
        <table:table-row table:style-name="ro1">
          <table:table-cell table:style-name="ce21" office:value-type="float" office:value="2.948000002" calcext:value-type="float">
            <text:p>2.948</text:p>
          </table:table-cell>
          <table:table-cell office:value-type="float" office:value="13.0595380544938" calcext:value-type="float">
            <text:p>13.0595380544938</text:p>
          </table:table-cell>
          <table:table-cell office:value-type="float" office:value="5.22989450801864" calcext:value-type="float">
            <text:p>5.22989450801864</text:p>
          </table:table-cell>
          <table:table-cell office:value-type="float" office:value="3.1910967070557" calcext:value-type="float">
            <text:p>3.1910967070557</text:p>
          </table:table-cell>
          <table:table-cell office:value-type="float" office:value="-105.902045887109" calcext:value-type="float">
            <text:p>-105.902045887109</text:p>
          </table:table-cell>
          <table:table-cell office:value-type="float" office:value="1.09210344423193" calcext:value-type="float">
            <text:p>1.09210344423193</text:p>
          </table:table-cell>
          <table:table-cell table:number-columns-repeated="1018"/>
        </table:table-row>
        <table:table-row table:style-name="ro1">
          <table:table-cell table:style-name="ce21" office:value-type="float" office:value="2.948000002" calcext:value-type="float">
            <text:p>2.948</text:p>
          </table:table-cell>
          <table:table-cell office:value-type="float" office:value="13.0939916428458" calcext:value-type="float">
            <text:p>13.0939916428458</text:p>
          </table:table-cell>
          <table:table-cell office:value-type="float" office:value="5.2207077678341" calcext:value-type="float">
            <text:p>5.2207077678341</text:p>
          </table:table-cell>
          <table:table-cell office:value-type="float" office:value="3.15501220389205" calcext:value-type="float">
            <text:p>3.15501220389205</text:p>
          </table:table-cell>
          <table:table-cell office:value-type="float" office:value="-102.62412329907" calcext:value-type="float">
            <text:p>-102.62412329907</text:p>
          </table:table-cell>
          <table:table-cell office:value-type="float" office:value="1.06938801784764" calcext:value-type="float">
            <text:p>1.06938801784764</text:p>
          </table:table-cell>
          <table:table-cell table:number-columns-repeated="1018"/>
        </table:table-row>
        <table:table-row table:style-name="ro1">
          <table:table-cell table:style-name="ce21" office:value-type="float" office:value="2.948000002" calcext:value-type="float">
            <text:p>2.948</text:p>
          </table:table-cell>
          <table:table-cell office:value-type="float" office:value="13.1285875903175" calcext:value-type="float">
            <text:p>13.1285875903175</text:p>
          </table:table-cell>
          <table:table-cell office:value-type="float" office:value="5.21378083348396" calcext:value-type="float">
            <text:p>5.21378083348396</text:p>
          </table:table-cell>
          <table:table-cell office:value-type="float" office:value="3.11907016648597" calcext:value-type="float">
            <text:p>3.11907016648597</text:p>
          </table:table-cell>
          <table:table-cell office:value-type="float" office:value="-99.1488817816325" calcext:value-type="float">
            <text:p>-99.1488817816325</text:p>
          </table:table-cell>
          <table:table-cell office:value-type="float" office:value="1.04666612079116" calcext:value-type="float">
            <text:p>1.04666612079116</text:p>
          </table:table-cell>
          <table:table-cell table:number-columns-repeated="1018"/>
        </table:table-row>
        <table:table-row table:style-name="ro1">
          <table:table-cell table:style-name="ce21" office:value-type="float" office:value="2.948000002" calcext:value-type="float">
            <text:p>2.948</text:p>
          </table:table-cell>
          <table:table-cell office:value-type="float" office:value="13.1633413035211" calcext:value-type="float">
            <text:p>13.1633413035211</text:p>
          </table:table-cell>
          <table:table-cell office:value-type="float" office:value="5.20918971290171" calcext:value-type="float">
            <text:p>5.20918971290171</text:p>
          </table:table-cell>
          <table:table-cell office:value-type="float" office:value="3.08336874660389" calcext:value-type="float">
            <text:p>3.08336874660389</text:p>
          </table:table-cell>
          <table:table-cell office:value-type="float" office:value="-95.4600041342742" calcext:value-type="float">
            <text:p>-95.4600041342742</text:p>
          </table:table-cell>
          <table:table-cell office:value-type="float" office:value="1.0247909903616" calcext:value-type="float">
            <text:p>1.0247909903616</text:p>
          </table:table-cell>
          <table:table-cell table:number-columns-repeated="1018"/>
        </table:table-row>
        <table:table-row table:style-name="ro1">
          <table:table-cell table:style-name="ce21" office:value-type="float" office:value="2.948000002" calcext:value-type="float">
            <text:p>2.948</text:p>
          </table:table-cell>
          <table:table-cell office:value-type="float" office:value="13.1982542161032" calcext:value-type="float">
            <text:p>13.1982542161032</text:p>
          </table:table-cell>
          <table:table-cell office:value-type="float" office:value="5.20701041402083" calcext:value-type="float">
            <text:p>5.20701041402083</text:p>
          </table:table-cell>
          <table:table-cell office:value-type="float" office:value="3.04800609601219" calcext:value-type="float">
            <text:p>3.04800609601219</text:p>
          </table:table-cell>
          <table:table-cell office:value-type="float" office:value="-91.5445214923643" calcext:value-type="float">
            <text:p>-91.5445214923643</text:p>
          </table:table-cell>
          <table:table-cell office:value-type="float" office:value="1.0048156111687" calcext:value-type="float">
            <text:p>1.0048156111687</text:p>
          </table:table-cell>
          <table:table-cell table:number-columns-repeated="1018"/>
        </table:table-row>
        <table:table-row table:style-name="ro1">
          <table:table-cell table:style-name="ce21" office:value-type="float" office:value="2.948000002" calcext:value-type="float">
            <text:p>2.948</text:p>
          </table:table-cell>
          <table:table-cell office:value-type="float" office:value="13.2331499910557" calcext:value-type="float">
            <text:p>13.2331499910557</text:p>
          </table:table-cell>
          <table:table-cell office:value-type="float" office:value="5.20729546046113" calcext:value-type="float">
            <text:p>5.20729546046113</text:p>
          </table:table-cell>
          <table:table-cell office:value-type="float" office:value="3.01305663576982" calcext:value-type="float">
            <text:p>3.01305663576982</text:p>
          </table:table-cell>
          <table:table-cell office:value-type="float" office:value="-87.515970556755" calcext:value-type="float">
            <text:p>-87.515970556755</text:p>
          </table:table-cell>
          <table:table-cell office:value-type="float" office:value="0.998327903167176" calcext:value-type="float">
            <text:p>0.998327903167176</text:p>
          </table:table-cell>
          <table:table-cell table:number-columns-repeated="1018"/>
        </table:table-row>
        <table:table-row table:style-name="ro1">
          <table:table-cell table:style-name="ce21" office:value-type="float" office:value="2.948000002" calcext:value-type="float">
            <text:p>2.948</text:p>
          </table:table-cell>
          <table:table-cell office:value-type="float" office:value="13.2679948274367" calcext:value-type="float">
            <text:p>13.2679948274367</text:p>
          </table:table-cell>
          <table:table-cell office:value-type="float" office:value="5.21000343858778" calcext:value-type="float">
            <text:p>5.21000343858778</text:p>
          </table:table-cell>
          <table:table-cell office:value-type="float" office:value="2.97849986410579" calcext:value-type="float">
            <text:p>2.97849986410579</text:p>
          </table:table-cell>
          <table:table-cell office:value-type="float" office:value="-83.5308448579605" calcext:value-type="float">
            <text:p>-83.5308448579605</text:p>
          </table:table-cell>
          <table:table-cell office:value-type="float" office:value="0.991218655057565" calcext:value-type="float">
            <text:p>0.991218655057565</text:p>
          </table:table-cell>
          <table:table-cell table:number-columns-repeated="1018"/>
        </table:table-row>
        <table:table-row table:style-name="ro1">
          <table:table-cell table:style-name="ce21" office:value-type="float" office:value="2.948000002" calcext:value-type="float">
            <text:p>2.948</text:p>
          </table:table-cell>
          <table:table-cell office:value-type="float" office:value="13.3028316711652" calcext:value-type="float">
            <text:p>13.3028316711652</text:p>
          </table:table-cell>
          <table:table-cell office:value-type="float" office:value="5.2150694504523" calcext:value-type="float">
            <text:p>5.2150694504523</text:p>
          </table:table-cell>
          <table:table-cell office:value-type="float" office:value="2.94429154854165" calcext:value-type="float">
            <text:p>2.94429154854165</text:p>
          </table:table-cell>
          <table:table-cell office:value-type="float" office:value="-79.6418983034734" calcext:value-type="float">
            <text:p>-79.6418983034734</text:p>
          </table:table-cell>
          <table:table-cell office:value-type="float" office:value="0.994116283606517" calcext:value-type="float">
            <text:p>0.994116283606517</text:p>
          </table:table-cell>
          <table:table-cell table:number-columns-repeated="1018"/>
        </table:table-row>
        <table:table-row table:style-name="ro1">
          <table:table-cell table:style-name="ce21" office:value-type="float" office:value="2.948000002" calcext:value-type="float">
            <text:p>2.948</text:p>
          </table:table-cell>
          <table:table-cell office:value-type="float" office:value="13.3375200127219" calcext:value-type="float">
            <text:p>13.3375200127219</text:p>
          </table:table-cell>
          <table:table-cell office:value-type="float" office:value="5.22242859810619" calcext:value-type="float">
            <text:p>5.22242859810619</text:p>
          </table:table-cell>
          <table:table-cell office:value-type="float" office:value="2.91038745659897" calcext:value-type="float">
            <text:p>2.91038745659897</text:p>
          </table:table-cell>
          <table:table-cell office:value-type="float" office:value="-75.8960608728945" calcext:value-type="float">
            <text:p>-75.8960608728945</text:p>
          </table:table-cell>
          <table:table-cell office:value-type="float" office:value="1.00618575493777" calcext:value-type="float">
            <text:p>1.00618575493777</text:p>
          </table:table-cell>
          <table:table-cell table:number-columns-repeated="1018"/>
        </table:table-row>
        <table:table-row table:style-name="ro1">
          <table:table-cell table:style-name="ce21" office:value-type="float" office:value="2.948000002" calcext:value-type="float">
            <text:p>2.948</text:p>
          </table:table-cell>
          <table:table-cell office:value-type="float" office:value="13.3719430008318" calcext:value-type="float">
            <text:p>13.3719430008318</text:p>
          </table:table-cell>
          <table:table-cell office:value-type="float" office:value="5.23201598360096" calcext:value-type="float">
            <text:p>5.23201598360096</text:p>
          </table:table-cell>
          <table:table-cell office:value-type="float" office:value="2.87674335579928" calcext:value-type="float">
            <text:p>2.87674335579928</text:p>
          </table:table-cell>
          <table:table-cell office:value-type="float" office:value="-72.3318749275633" calcext:value-type="float">
            <text:p>-72.3318749275633</text:p>
          </table:table-cell>
          <table:table-cell office:value-type="float" office:value="1.02637889411653" calcext:value-type="float">
            <text:p>1.02637889411653</text:p>
          </table:table-cell>
          <table:table-cell table:number-columns-repeated="1018"/>
        </table:table-row>
        <table:table-row table:style-name="ro1">
          <table:table-cell table:style-name="ce21" office:value-type="float" office:value="2.948000002" calcext:value-type="float">
            <text:p>2.948</text:p>
          </table:table-cell>
          <table:table-cell office:value-type="float" office:value="13.4060156067648" calcext:value-type="float">
            <text:p>13.4060156067648</text:p>
          </table:table-cell>
          <table:table-cell office:value-type="float" office:value="5.24376670898811" calcext:value-type="float">
            <text:p>5.24376670898811</text:p>
          </table:table-cell>
          <table:table-cell office:value-type="float" office:value="2.84331501366414" calcext:value-type="float">
            <text:p>2.84331501366414</text:p>
          </table:table-cell>
          <table:table-cell office:value-type="float" office:value="-68.9781683401763" calcext:value-type="float">
            <text:p>-68.9781683401763</text:p>
          </table:table-cell>
          <table:table-cell office:value-type="float" office:value="1.05350367807925" calcext:value-type="float">
            <text:p>1.05350367807925</text:p>
          </table:table-cell>
          <table:table-cell table:number-columns-repeated="1018"/>
        </table:table-row>
        <table:table-row table:style-name="ro1">
          <table:table-cell table:style-name="ce21" office:value-type="float" office:value="2.948000002" calcext:value-type="float">
            <text:p>2.948</text:p>
          </table:table-cell>
          <table:table-cell office:value-type="float" office:value="13.439687313045" calcext:value-type="float">
            <text:p>13.439687313045</text:p>
          </table:table-cell>
          <table:table-cell office:value-type="float" office:value="5.25761587631917" calcext:value-type="float">
            <text:p>5.25761587631917</text:p>
          </table:table-cell>
          <table:table-cell office:value-type="float" office:value="2.8100581977151" calcext:value-type="float">
            <text:p>2.8100581977151</text:p>
          </table:table-cell>
          <table:table-cell office:value-type="float" office:value="-65.8539349080479" calcext:value-type="float">
            <text:p>-65.8539349080479</text:p>
          </table:table-cell>
          <table:table-cell office:value-type="float" office:value="1.0862870758694" calcext:value-type="float">
            <text:p>1.0862870758694</text:p>
          </table:table-cell>
          <table:table-cell table:number-columns-repeated="1018"/>
        </table:table-row>
        <table:table-row table:style-name="ro1">
          <table:table-cell table:style-name="ce21" office:value-type="float" office:value="2.948000002" calcext:value-type="float">
            <text:p>2.948</text:p>
          </table:table-cell>
          <table:table-cell office:value-type="float" office:value="13.4729403538794" calcext:value-type="float">
            <text:p>13.4729403538794</text:p>
          </table:table-cell>
          <table:table-cell office:value-type="float" office:value="5.27349858764563" calcext:value-type="float">
            <text:p>5.27349858764563</text:p>
          </table:table-cell>
          <table:table-cell office:value-type="float" office:value="2.77692867547371" calcext:value-type="float">
            <text:p>2.77692867547371</text:p>
          </table:table-cell>
          <table:table-cell office:value-type="float" office:value="-62.9691623347843" calcext:value-type="float">
            <text:p>-62.9691623347843</text:p>
          </table:table-cell>
          <table:table-cell office:value-type="float" office:value="1.12343414530835" calcext:value-type="float">
            <text:p>1.12343414530835</text:p>
          </table:table-cell>
          <table:table-cell table:number-columns-repeated="1018"/>
        </table:table-row>
        <table:table-row table:style-name="ro1">
          <table:table-cell table:style-name="ce21" office:value-type="float" office:value="2.949000173" calcext:value-type="float">
            <text:p>2.949</text:p>
          </table:table-cell>
          <table:table-cell office:value-type="float" office:value="13.5057850281798" calcext:value-type="float">
            <text:p>13.5057850281798</text:p>
          </table:table-cell>
          <table:table-cell office:value-type="float" office:value="5.291349945019" calcext:value-type="float">
            <text:p>5.291349945019</text:p>
          </table:table-cell>
          <table:table-cell office:value-type="float" office:value="2.74388221446152" calcext:value-type="float">
            <text:p>2.74388221446152</text:p>
          </table:table-cell>
          <table:table-cell office:value-type="float" office:value="-60.326246880191" calcext:value-type="float">
            <text:p>-60.326246880191</text:p>
          </table:table-cell>
          <table:table-cell office:value-type="float" office:value="1.16368324620993" calcext:value-type="float">
            <text:p>1.16368324620993</text:p>
          </table:table-cell>
          <table:table-cell table:number-columns-repeated="1018"/>
        </table:table-row>
        <table:table-row table:style-name="ro1">
          <table:table-cell table:style-name="ce21" office:value-type="float" office:value="2.949000173" calcext:value-type="float">
            <text:p>2.949</text:p>
          </table:table-cell>
          <table:table-cell office:value-type="float" office:value="13.5382535919751" calcext:value-type="float">
            <text:p>13.5382535919751</text:p>
          </table:table-cell>
          <table:table-cell office:value-type="float" office:value="5.3111050504908" calcext:value-type="float">
            <text:p>5.3111050504908</text:p>
          </table:table-cell>
          <table:table-cell office:value-type="float" office:value="2.71087458220009" calcext:value-type="float">
            <text:p>2.71087458220009</text:p>
          </table:table-cell>
          <table:table-cell office:value-type="float" office:value="-57.9216480645032" calcext:value-type="float">
            <text:p>-57.9216480645032</text:p>
          </table:table-cell>
          <table:table-cell office:value-type="float" office:value="1.20585503749759" calcext:value-type="float">
            <text:p>1.20585503749759</text:p>
          </table:table-cell>
          <table:table-cell table:number-columns-repeated="1018"/>
        </table:table-row>
        <table:table-row table:style-name="ro1">
          <table:table-cell table:style-name="ce21" office:value-type="float" office:value="2.949000173" calcext:value-type="float">
            <text:p>2.949</text:p>
          </table:table-cell>
          <table:table-cell office:value-type="float" office:value="13.6022492144017" calcext:value-type="float">
            <text:p>13.6022492144017</text:p>
          </table:table-cell>
          <table:table-cell office:value-type="float" office:value="5.35606691393569" calcext:value-type="float">
            <text:p>5.35606691393569</text:p>
          </table:table-cell>
          <table:table-cell office:value-type="float" office:value="2.64479887401568" calcext:value-type="float">
            <text:p>2.64479887401568</text:p>
          </table:table-cell>
          <table:table-cell office:value-type="float" office:value="-53.7931499351603" calcext:value-type="float">
            <text:p>-53.7931499351603</text:p>
          </table:table-cell>
          <table:table-cell office:value-type="float" office:value="1.29188657529431" calcext:value-type="float">
            <text:p>1.29188657529431</text:p>
          </table:table-cell>
          <table:table-cell table:number-columns-repeated="1018"/>
        </table:table-row>
        <table:table-row table:style-name="ro1">
          <table:table-cell table:style-name="ce21" office:value-type="float" office:value="2.949000173" calcext:value-type="float">
            <text:p>2.949</text:p>
          </table:table-cell>
          <table:table-cell office:value-type="float" office:value="13.6654362487262" calcext:value-type="float">
            <text:p>13.6654362487262</text:p>
          </table:table-cell>
          <table:table-cell office:value-type="float" office:value="5.40786499439237" calcext:value-type="float">
            <text:p>5.40786499439237</text:p>
          </table:table-cell>
          <table:table-cell office:value-type="float" office:value="2.57834769109288" calcext:value-type="float">
            <text:p>2.57834769109288</text:p>
          </table:table-cell>
          <table:table-cell office:value-type="float" office:value="-50.4933533351324" calcext:value-type="float">
            <text:p>-50.4933533351324</text:p>
          </table:table-cell>
          <table:table-cell office:value-type="float" office:value="1.3749384368575" calcext:value-type="float">
            <text:p>1.3749384368575</text:p>
          </table:table-cell>
          <table:table-cell table:number-columns-repeated="1018"/>
        </table:table-row>
        <table:table-row table:style-name="ro1">
          <table:table-cell table:style-name="ce21" office:value-type="float" office:value="2.949000173" calcext:value-type="float">
            <text:p>2.949</text:p>
          </table:table-cell>
          <table:table-cell office:value-type="float" office:value="13.728303323028" calcext:value-type="float">
            <text:p>13.728303323028</text:p>
          </table:table-cell>
          <table:table-cell office:value-type="float" office:value="5.46598010827292" calcext:value-type="float">
            <text:p>5.46598010827292</text:p>
          </table:table-cell>
          <table:table-cell office:value-type="float" office:value="2.51116717360411" calcext:value-type="float">
            <text:p>2.51116717360411</text:p>
          </table:table-cell>
          <table:table-cell office:value-type="float" office:value="-47.9176111550552" calcext:value-type="float">
            <text:p>-47.9176111550552</text:p>
          </table:table-cell>
          <table:table-cell office:value-type="float" office:value="1.45099182780613" calcext:value-type="float">
            <text:p>1.45099182780613</text:p>
          </table:table-cell>
          <table:table-cell table:number-columns-repeated="1018"/>
        </table:table-row>
        <table:table-row table:style-name="ro1">
          <table:table-cell table:style-name="ce21" office:value-type="float" office:value="2.949000173" calcext:value-type="float">
            <text:p>2.949</text:p>
          </table:table-cell>
          <table:table-cell office:value-type="float" office:value="13.7912916165523" calcext:value-type="float">
            <text:p>13.7912916165523</text:p>
          </table:table-cell>
          <table:table-cell office:value-type="float" office:value="5.52989307198939" calcext:value-type="float">
            <text:p>5.52989307198939</text:p>
          </table:table-cell>
          <table:table-cell office:value-type="float" office:value="2.44290346172178" calcext:value-type="float">
            <text:p>2.44290346172178</text:p>
          </table:table-cell>
          <table:table-cell office:value-type="float" office:value="-45.9654328277668" calcext:value-type="float">
            <text:p>-45.9654328277668</text:p>
          </table:table-cell>
          <table:table-cell office:value-type="float" office:value="1.51824696371586" calcext:value-type="float">
            <text:p>1.51824696371586</text:p>
          </table:table-cell>
          <table:table-cell table:number-columns-repeated="1018"/>
        </table:table-row>
        <table:table-row table:style-name="ro1">
          <table:table-cell table:style-name="ce21" office:value-type="float" office:value="2.949000173" calcext:value-type="float">
            <text:p>2.949</text:p>
          </table:table-cell>
          <table:table-cell office:value-type="float" office:value="13.8547626673008" calcext:value-type="float">
            <text:p>13.8547626673008</text:p>
          </table:table-cell>
          <table:table-cell office:value-type="float" office:value="5.59908470195386" calcext:value-type="float">
            <text:p>5.59908470195386</text:p>
          </table:table-cell>
          <table:table-cell office:value-type="float" office:value="2.37320269561828" calcext:value-type="float">
            <text:p>2.37320269561828</text:p>
          </table:table-cell>
          <table:table-cell office:value-type="float" office:value="-44.548455089661" calcext:value-type="float">
            <text:p>-44.548455089661</text:p>
          </table:table-cell>
          <table:table-cell office:value-type="float" office:value="1.57646830578621" calcext:value-type="float">
            <text:p>1.57646830578621</text:p>
          </table:table-cell>
          <table:table-cell table:number-columns-repeated="1018"/>
        </table:table-row>
        <table:table-row table:style-name="ro1">
          <table:table-cell table:style-name="ce21" office:value-type="float" office:value="2.949000173" calcext:value-type="float">
            <text:p>2.949</text:p>
          </table:table-cell>
          <table:table-cell office:value-type="float" office:value="13.9189929553766" calcext:value-type="float">
            <text:p>13.9189929553766</text:p>
          </table:table-cell>
          <table:table-cell office:value-type="float" office:value="5.67303581457839" calcext:value-type="float">
            <text:p>5.67303581457839</text:p>
          </table:table-cell>
          <table:table-cell office:value-type="float" office:value="2.30171101546602" calcext:value-type="float">
            <text:p>2.30171101546602</text:p>
          </table:table-cell>
          <table:table-cell office:value-type="float" office:value="-43.5925045884907" calcext:value-type="float">
            <text:p>-43.5925045884907</text:p>
          </table:table-cell>
          <table:table-cell office:value-type="float" office:value="1.62632872283989" calcext:value-type="float">
            <text:p>1.62632872283989</text:p>
          </table:table-cell>
          <table:table-cell table:number-columns-repeated="1018"/>
        </table:table-row>
        <table:table-row table:style-name="ro1">
          <table:table-cell table:style-name="ce21" office:value-type="float" office:value="2.949000173" calcext:value-type="float">
            <text:p>2.949</text:p>
          </table:table-cell>
          <table:table-cell office:value-type="float" office:value="13.9841820934387" calcext:value-type="float">
            <text:p>13.9841820934387</text:p>
          </table:table-cell>
          <table:table-cell office:value-type="float" office:value="5.75122722627505" calcext:value-type="float">
            <text:p>5.75122722627505</text:p>
          </table:table-cell>
          <table:table-cell office:value-type="float" office:value="2.22807456143741" calcext:value-type="float">
            <text:p>2.22807456143741</text:p>
          </table:table-cell>
          <table:table-cell office:value-type="float" office:value="-43.0368557951276" calcext:value-type="float">
            <text:p>-43.0368557951276</text:p>
          </table:table-cell>
          <table:table-cell office:value-type="float" office:value="1.66890786615727" calcext:value-type="float">
            <text:p>1.66890786615727</text:p>
          </table:table-cell>
          <table:table-cell table:number-columns-repeated="1018"/>
        </table:table-row>
        <table:table-row table:style-name="ro1">
          <table:table-cell table:style-name="ce21" office:value-type="float" office:value="2.949000173" calcext:value-type="float">
            <text:p>2.949</text:p>
          </table:table-cell>
          <table:table-cell office:value-type="float" office:value="14.0504665613281" calcext:value-type="float">
            <text:p>14.0504665613281</text:p>
          </table:table-cell>
          <table:table-cell office:value-type="float" office:value="5.83313975345592" calcext:value-type="float">
            <text:p>5.83313975345592</text:p>
          </table:table-cell>
          <table:table-cell office:value-type="float" office:value="2.15193947370486" calcext:value-type="float">
            <text:p>2.15193947370486</text:p>
          </table:table-cell>
          <table:table-cell office:value-type="float" office:value="-42.8324105242315" calcext:value-type="float">
            <text:p>-42.8324105242315</text:p>
          </table:table-cell>
          <table:table-cell office:value-type="float" office:value="1.70537233745986" calcext:value-type="float">
            <text:p>1.70537233745986</text:p>
          </table:table-cell>
          <table:table-cell table:number-columns-repeated="1018"/>
        </table:table-row>
        <table:table-row table:style-name="ro1">
          <table:table-cell table:style-name="ce21" office:value-type="float" office:value="2.949000173" calcext:value-type="float">
            <text:p>2.949</text:p>
          </table:table-cell>
          <table:table-cell office:value-type="float" office:value="14.1189854934884" calcext:value-type="float">
            <text:p>14.1189854934884</text:p>
          </table:table-cell>
          <table:table-cell office:value-type="float" office:value="5.91825421253305" calcext:value-type="float">
            <text:p>5.91825421253305</text:p>
          </table:table-cell>
          <table:table-cell office:value-type="float" office:value="2.07295189244078" calcext:value-type="float">
            <text:p>2.07295189244078</text:p>
          </table:table-cell>
          <table:table-cell office:value-type="float" office:value="-42.9396419744918" calcext:value-type="float">
            <text:p>-42.9396419744918</text:p>
          </table:table-cell>
          <table:table-cell office:value-type="float" office:value="1.68401245500259" calcext:value-type="float">
            <text:p>1.68401245500259</text:p>
          </table:table-cell>
          <table:table-cell table:number-columns-repeated="1018"/>
        </table:table-row>
        <table:table-row table:style-name="ro1">
          <table:table-cell table:style-name="ce21" office:value-type="float" office:value="2.949000173" calcext:value-type="float">
            <text:p>2.949</text:p>
          </table:table-cell>
          <table:table-cell office:value-type="float" office:value="14.1909345163206" calcext:value-type="float">
            <text:p>14.1909345163206</text:p>
          </table:table-cell>
          <table:table-cell office:value-type="float" office:value="6.00605141991851" calcext:value-type="float">
            <text:p>6.00605141991851</text:p>
          </table:table-cell>
          <table:table-cell office:value-type="float" office:value="1.99075795781756" calcext:value-type="float">
            <text:p>1.99075795781756</text:p>
          </table:table-cell>
          <table:table-cell office:value-type="float" office:value="-43.3266627475662" calcext:value-type="float">
            <text:p>-43.3266627475662</text:p>
          </table:table-cell>
          <table:table-cell office:value-type="float" office:value="1.65910929017602" calcext:value-type="float">
            <text:p>1.65910929017602</text:p>
          </table:table-cell>
          <table:table-cell table:number-columns-repeated="1018"/>
        </table:table-row>
        <table:table-row table:style-name="ro1">
          <table:table-cell table:style-name="ce21" office:value-type="float" office:value="2.949000173" calcext:value-type="float">
            <text:p>2.949</text:p>
          </table:table-cell>
          <table:table-cell office:value-type="float" office:value="14.2663132401468" calcext:value-type="float">
            <text:p>14.2663132401468</text:p>
          </table:table-cell>
          <table:table-cell office:value-type="float" office:value="6.09601219202438" calcext:value-type="float">
            <text:p>6.09601219202438</text:p>
          </table:table-cell>
          <table:table-cell office:value-type="float" office:value="1.90500381000762" calcext:value-type="float">
            <text:p>1.90500381000762</text:p>
          </table:table-cell>
          <table:table-cell office:value-type="float" office:value="-43.9675376602323" calcext:value-type="float">
            <text:p>-43.9675376602323</text:p>
          </table:table-cell>
          <table:table-cell office:value-type="float" office:value="1.63850057243185" calcext:value-type="float">
            <text:p>1.63850057243185</text:p>
          </table:table-cell>
          <table:table-cell table:number-columns-repeated="1018"/>
        </table:table-row>
        <table:table-row table:style-name="ro1">
          <table:table-cell table:style-name="ce21" office:value-type="float" office:value="2.949000173" calcext:value-type="float">
            <text:p>2.949</text:p>
          </table:table-cell>
          <table:table-cell office:value-type="float" office:value="14.3049513257802" calcext:value-type="float">
            <text:p>14.3049513257802</text:p>
          </table:table-cell>
          <table:table-cell office:value-type="float" office:value="6.14164820194951" calcext:value-type="float">
            <text:p>6.14164820194951</text:p>
          </table:table-cell>
          <table:table-cell office:value-type="float" office:value="1.86071010336086" calcext:value-type="float">
            <text:p>1.86071010336086</text:p>
          </table:table-cell>
          <table:table-cell office:value-type="float" office:value="-44.308395128945" calcext:value-type="float">
            <text:p>-44.308395128945</text:p>
          </table:table-cell>
          <table:table-cell office:value-type="float" office:value="1.65343248096222" calcext:value-type="float">
            <text:p>1.65343248096222</text:p>
          </table:table-cell>
          <table:table-cell table:number-columns-repeated="1018"/>
        </table:table-row>
        <table:table-row table:style-name="ro1">
          <table:table-cell table:style-name="ce21" office:value-type="float" office:value="2.949000173" calcext:value-type="float">
            <text:p>2.949</text:p>
          </table:table-cell>
          <table:table-cell office:value-type="float" office:value="14.3437773306041" calcext:value-type="float">
            <text:p>14.3437773306041</text:p>
          </table:table-cell>
          <table:table-cell office:value-type="float" office:value="6.18766960104888" calcext:value-type="float">
            <text:p>6.18766960104888</text:p>
          </table:table-cell>
          <table:table-cell office:value-type="float" office:value="1.8155678163782" calcext:value-type="float">
            <text:p>1.8155678163782</text:p>
          </table:table-cell>
          <table:table-cell office:value-type="float" office:value="-44.5738532582947" calcext:value-type="float">
            <text:p>-44.5738532582947</text:p>
          </table:table-cell>
          <table:table-cell office:value-type="float" office:value="1.66730361280981" calcext:value-type="float">
            <text:p>1.66730361280981</text:p>
          </table:table-cell>
          <table:table-cell table:number-columns-repeated="1018"/>
        </table:table-row>
        <table:table-row table:style-name="ro1">
          <table:table-cell table:style-name="ce21" office:value-type="float" office:value="2.949000173" calcext:value-type="float">
            <text:p>2.949</text:p>
          </table:table-cell>
          <table:table-cell office:value-type="float" office:value="14.3827456062147" calcext:value-type="float">
            <text:p>14.3827456062147</text:p>
          </table:table-cell>
          <table:table-cell office:value-type="float" office:value="6.23405068321362" calcext:value-type="float">
            <text:p>6.23405068321362</text:p>
          </table:table-cell>
          <table:table-cell office:value-type="float" office:value="1.76970688697733" calcext:value-type="float">
            <text:p>1.76970688697733</text:p>
          </table:table-cell>
          <table:table-cell office:value-type="float" office:value="-44.768037770918" calcext:value-type="float">
            <text:p>-44.768037770918</text:p>
          </table:table-cell>
          <table:table-cell office:value-type="float" office:value="1.68034202356054" calcext:value-type="float">
            <text:p>1.68034202356054</text:p>
          </table:table-cell>
          <table:table-cell table:number-columns-repeated="1018"/>
        </table:table-row>
        <table:table-row table:style-name="ro1">
          <table:table-cell table:style-name="ce21" office:value-type="float" office:value="2.949000173" calcext:value-type="float">
            <text:p>2.949</text:p>
          </table:table-cell>
          <table:table-cell office:value-type="float" office:value="14.4218062409413" calcext:value-type="float">
            <text:p>14.4218062409413</text:p>
          </table:table-cell>
          <table:table-cell office:value-type="float" office:value="6.28076574233485" calcext:value-type="float">
            <text:p>6.28076574233485</text:p>
          </table:table-cell>
          <table:table-cell office:value-type="float" office:value="1.72325725307591" calcext:value-type="float">
            <text:p>1.72325725307591</text:p>
          </table:table-cell>
          <table:table-cell office:value-type="float" office:value="-44.8941907816039" calcext:value-type="float">
            <text:p>-44.8941907816039</text:p>
          </table:table-cell>
          <table:table-cell office:value-type="float" office:value="1.69275490734041" calcext:value-type="float">
            <text:p>1.69275490734041</text:p>
          </table:table-cell>
          <table:table-cell table:number-columns-repeated="1018"/>
        </table:table-row>
        <table:table-row table:style-name="ro1">
          <table:table-cell table:style-name="ce21" office:value-type="float" office:value="2.949000173" calcext:value-type="float">
            <text:p>2.949</text:p>
          </table:table-cell>
          <table:table-cell office:value-type="float" office:value="14.4609056010652" calcext:value-type="float">
            <text:p>14.4609056010652</text:p>
          </table:table-cell>
          <table:table-cell office:value-type="float" office:value="6.32778907230369" calcext:value-type="float">
            <text:p>6.32778907230369</text:p>
          </table:table-cell>
          <table:table-cell office:value-type="float" office:value="1.67634885259165" calcext:value-type="float">
            <text:p>1.67634885259165</text:p>
          </table:table-cell>
          <table:table-cell office:value-type="float" office:value="-44.9547621806866" calcext:value-type="float">
            <text:p>-44.9547621806866</text:p>
          </table:table-cell>
          <table:table-cell office:value-type="float" office:value="1.70473359777221" calcext:value-type="float">
            <text:p>1.70473359777221</text:p>
          </table:table-cell>
          <table:table-cell table:number-columns-repeated="1018"/>
        </table:table-row>
        <table:table-row table:style-name="ro1">
          <table:table-cell table:style-name="ce21" office:value-type="float" office:value="2.949000173" calcext:value-type="float">
            <text:p>2.949</text:p>
          </table:table-cell>
          <table:table-cell office:value-type="float" office:value="14.5001343297883" calcext:value-type="float">
            <text:p>14.5001343297883</text:p>
          </table:table-cell>
          <table:table-cell office:value-type="float" office:value="6.37509496701128" calcext:value-type="float">
            <text:p>6.37509496701128</text:p>
          </table:table-cell>
          <table:table-cell office:value-type="float" office:value="1.6291116234422" calcext:value-type="float">
            <text:p>1.6291116234422</text:p>
          </table:table-cell>
          <table:table-cell office:value-type="float" office:value="-44.9514798403241" calcext:value-type="float">
            <text:p>-44.9514798403241</text:p>
          </table:table-cell>
          <table:table-cell office:value-type="float" office:value="1.70359003656533" calcext:value-type="float">
            <text:p>1.70359003656533</text:p>
          </table:table-cell>
          <table:table-cell table:number-columns-repeated="1018"/>
        </table:table-row>
        <table:table-row table:style-name="ro1">
          <table:table-cell table:style-name="ce21" office:value-type="float" office:value="2.949000173" calcext:value-type="float">
            <text:p>2.949</text:p>
          </table:table-cell>
          <table:table-cell office:value-type="float" office:value="14.5396968343891" calcext:value-type="float">
            <text:p>14.5396968343891</text:p>
          </table:table-cell>
          <table:table-cell office:value-type="float" office:value="6.42265772034873" calcext:value-type="float">
            <text:p>6.42265772034873</text:p>
          </table:table-cell>
          <table:table-cell office:value-type="float" office:value="1.58167550354526" calcext:value-type="float">
            <text:p>1.58167550354526</text:p>
          </table:table-cell>
          <table:table-cell office:value-type="float" office:value="-44.8854016196755" calcext:value-type="float">
            <text:p>-44.8854016196755</text:p>
          </table:table-cell>
          <table:table-cell office:value-type="float" office:value="1.69227217324152" calcext:value-type="float">
            <text:p>1.69227217324152</text:p>
          </table:table-cell>
          <table:table-cell table:number-columns-repeated="1018"/>
        </table:table-row>
        <table:table-row table:style-name="ro1">
          <table:table-cell table:style-name="ce21" office:value-type="float" office:value="2.949000173" calcext:value-type="float">
            <text:p>2.949</text:p>
          </table:table-cell>
          <table:table-cell office:value-type="float" office:value="14.5796482772904" calcext:value-type="float">
            <text:p>14.5796482772904</text:p>
          </table:table-cell>
          <table:table-cell office:value-type="float" office:value="6.47045162620717" calcext:value-type="float">
            <text:p>6.47045162620717</text:p>
          </table:table-cell>
          <table:table-cell office:value-type="float" office:value="1.53417043081851" calcext:value-type="float">
            <text:p>1.53417043081851</text:p>
          </table:table-cell>
          <table:table-cell office:value-type="float" office:value="-44.7569514376821" calcext:value-type="float">
            <text:p>-44.7569514376821</text:p>
          </table:table-cell>
          <table:table-cell office:value-type="float" office:value="1.68116611101176" calcext:value-type="float">
            <text:p>1.68116611101176</text:p>
          </table:table-cell>
          <table:table-cell table:number-columns-repeated="1018"/>
        </table:table-row>
        <table:table-row table:style-name="ro1">
          <table:table-cell table:style-name="ce21" office:value-type="float" office:value="2.949000173" calcext:value-type="float">
            <text:p>2.949</text:p>
          </table:table-cell>
          <table:table-cell office:value-type="float" office:value="14.6199254082731" calcext:value-type="float">
            <text:p>14.6199254082731</text:p>
          </table:table-cell>
          <table:table-cell office:value-type="float" office:value="6.51845097847772" calcext:value-type="float">
            <text:p>6.51845097847772</text:p>
          </table:table-cell>
          <table:table-cell office:value-type="float" office:value="1.48672634317963" calcext:value-type="float">
            <text:p>1.48672634317963</text:p>
          </table:table-cell>
          <table:table-cell office:value-type="float" office:value="-44.5659410897268" calcext:value-type="float">
            <text:p>-44.5659410897268</text:p>
          </table:table-cell>
          <table:table-cell office:value-type="float" office:value="1.67010762850229" calcext:value-type="float">
            <text:p>1.67010762850229</text:p>
          </table:table-cell>
          <table:table-cell table:number-columns-repeated="1018"/>
        </table:table-row>
        <table:table-row table:style-name="ro1">
          <table:table-cell table:style-name="ce21" office:value-type="float" office:value="2.949000173" calcext:value-type="float">
            <text:p>2.949</text:p>
          </table:table-cell>
          <table:table-cell office:value-type="float" office:value="14.6604678881363" calcext:value-type="float">
            <text:p>14.6604678881363</text:p>
          </table:table-cell>
          <table:table-cell office:value-type="float" office:value="6.56663007105151" calcext:value-type="float">
            <text:p>6.56663007105151</text:p>
          </table:table-cell>
          <table:table-cell office:value-type="float" office:value="1.4394731785463" calcext:value-type="float">
            <text:p>1.4394731785463</text:p>
          </table:table-cell>
          <table:table-cell office:value-type="float" office:value="-44.3115789858692" calcext:value-type="float">
            <text:p>-44.3115789858692</text:p>
          </table:table-cell>
          <table:table-cell office:value-type="float" office:value="1.65894242539357" calcext:value-type="float">
            <text:p>1.65894242539357</text:p>
          </table:table-cell>
          <table:table-cell table:number-columns-repeated="1018"/>
        </table:table-row>
        <table:table-row table:style-name="ro1">
          <table:table-cell table:style-name="ce21" office:value-type="float" office:value="2.949000173" calcext:value-type="float">
            <text:p>2.949</text:p>
          </table:table-cell>
          <table:table-cell office:value-type="float" office:value="14.7012184352875" calcext:value-type="float">
            <text:p>14.7012184352875</text:p>
          </table:table-cell>
          <table:table-cell office:value-type="float" office:value="6.61496319781967" calcext:value-type="float">
            <text:p>6.61496319781967</text:p>
          </table:table-cell>
          <table:table-cell office:value-type="float" office:value="1.39254087483619" calcext:value-type="float">
            <text:p>1.39254087483619</text:p>
          </table:table-cell>
          <table:table-cell office:value-type="float" office:value="-43.992466566236" calcext:value-type="float">
            <text:p>-43.992466566236</text:p>
          </table:table-cell>
          <table:table-cell office:value-type="float" office:value="1.6475218464424" calcext:value-type="float">
            <text:p>1.6475218464424</text:p>
          </table:table-cell>
          <table:table-cell table:number-columns-repeated="1018"/>
        </table:table-row>
        <table:table-row table:style-name="ro1">
          <table:table-cell table:style-name="ce21" office:value-type="float" office:value="2.949000173" calcext:value-type="float">
            <text:p>2.949</text:p>
          </table:table-cell>
          <table:table-cell office:value-type="float" office:value="14.742123024973" calcext:value-type="float">
            <text:p>14.742123024973</text:p>
          </table:table-cell>
          <table:table-cell office:value-type="float" office:value="6.66342465267331" calcext:value-type="float">
            <text:p>6.66342465267331</text:p>
          </table:table-cell>
          <table:table-cell office:value-type="float" office:value="1.346059369967" calcext:value-type="float">
            <text:p>1.346059369967</text:p>
          </table:table-cell>
          <table:table-cell office:value-type="float" office:value="-43.6065827907906" calcext:value-type="float">
            <text:p>-43.6065827907906</text:p>
          </table:table-cell>
          <table:table-cell office:value-type="float" office:value="1.63569931878269" calcext:value-type="float">
            <text:p>1.63569931878269</text:p>
          </table:table-cell>
          <table:table-cell table:number-columns-repeated="1018"/>
        </table:table-row>
        <table:table-row table:style-name="ro1">
          <table:table-cell table:style-name="ce21" office:value-type="float" office:value="2.949000173" calcext:value-type="float">
            <text:p>2.949</text:p>
          </table:table-cell>
          <table:table-cell office:value-type="float" office:value="14.7831311425628" calcext:value-type="float">
            <text:p>14.7831311425628</text:p>
          </table:table-cell>
          <table:table-cell office:value-type="float" office:value="6.71198872950357" calcext:value-type="float">
            <text:p>6.71198872950357</text:p>
          </table:table-cell>
          <table:table-cell office:value-type="float" office:value="1.30015860185639" calcext:value-type="float">
            <text:p>1.30015860185639</text:p>
          </table:table-cell>
          <table:table-cell office:value-type="float" office:value="-43.1512567991315" calcext:value-type="float">
            <text:p>-43.1512567991315</text:p>
          </table:table-cell>
          <table:table-cell office:value-type="float" office:value="1.62332737403183" calcext:value-type="float">
            <text:p>1.62332737403183</text:p>
          </table:table-cell>
          <table:table-cell table:number-columns-repeated="1018"/>
        </table:table-row>
        <table:table-row table:style-name="ro1">
          <table:table-cell table:style-name="ce21" office:value-type="float" office:value="2.949000173" calcext:value-type="float">
            <text:p>2.949</text:p>
          </table:table-cell>
          <table:table-cell office:value-type="float" office:value="14.8241960929025" calcext:value-type="float">
            <text:p>14.8241960929025</text:p>
          </table:table-cell>
          <table:table-cell office:value-type="float" office:value="6.76062972220157" calcext:value-type="float">
            <text:p>6.76062972220157</text:p>
          </table:table-cell>
          <table:table-cell office:value-type="float" office:value="1.25496850842206" calcext:value-type="float">
            <text:p>1.25496850842206</text:p>
          </table:table-cell>
          <table:table-cell office:value-type="float" office:value="-42.623128591215" calcext:value-type="float">
            <text:p>-42.623128591215</text:p>
          </table:table-cell>
          <table:table-cell office:value-type="float" office:value="1.61025519743623" calcext:value-type="float">
            <text:p>1.61025519743623</text:p>
          </table:table-cell>
          <table:table-cell table:number-columns-repeated="1018"/>
        </table:table-row>
        <table:table-row table:style-name="ro1">
          <table:table-cell table:style-name="ce21" office:value-type="float" office:value="2.949000173" calcext:value-type="float">
            <text:p>2.949</text:p>
          </table:table-cell>
          <table:table-cell office:value-type="float" office:value="14.8652753680099" calcext:value-type="float">
            <text:p>14.8652753680099</text:p>
          </table:table-cell>
          <table:table-cell office:value-type="float" office:value="6.80932192465842" calcext:value-type="float">
            <text:p>6.80932192465842</text:p>
          </table:table-cell>
          <table:table-cell office:value-type="float" office:value="1.21061902758168" calcext:value-type="float">
            <text:p>1.21061902758168</text:p>
          </table:table-cell>
          <table:table-cell office:value-type="float" office:value="-42.0180974012314" calcext:value-type="float">
            <text:p>-42.0180974012314</text:p>
          </table:table-cell>
          <table:table-cell office:value-type="float" office:value="1.59632671497764" calcext:value-type="float">
            <text:p>1.59632671497764</text:p>
          </table:table-cell>
          <table:table-cell table:number-columns-repeated="1018"/>
        </table:table-row>
        <table:table-row table:style-name="ro1">
          <table:table-cell table:style-name="ce21" office:value-type="float" office:value="2.949000173" calcext:value-type="float">
            <text:p>2.949</text:p>
          </table:table-cell>
          <table:table-cell office:value-type="float" office:value="14.9063310751663" calcext:value-type="float">
            <text:p>14.9063310751663</text:p>
          </table:table-cell>
          <table:table-cell office:value-type="float" office:value="6.85803963076526" calcext:value-type="float">
            <text:p>6.85803963076526</text:p>
          </table:table-cell>
          <table:table-cell office:value-type="float" office:value="1.16724009725294" calcext:value-type="float">
            <text:p>1.16724009725294</text:p>
          </table:table-cell>
          <table:table-cell office:value-type="float" office:value="-41.3312573462335" calcext:value-type="float">
            <text:p>-41.3312573462335</text:p>
          </table:table-cell>
          <table:table-cell office:value-type="float" office:value="1.58137930273566" calcext:value-type="float">
            <text:p>1.58137930273566</text:p>
          </table:table-cell>
          <table:table-cell table:number-columns-repeated="1018"/>
        </table:table-row>
        <table:table-row table:style-name="ro1">
          <table:table-cell table:style-name="ce21" office:value-type="float" office:value="2.949000173" calcext:value-type="float">
            <text:p>2.949</text:p>
          </table:table-cell>
          <table:table-cell office:value-type="float" office:value="14.9473304265123" calcext:value-type="float">
            <text:p>14.9473304265123</text:p>
          </table:table-cell>
          <table:table-cell office:value-type="float" office:value="6.90675713441322" calcext:value-type="float">
            <text:p>6.90675713441322</text:p>
          </table:table-cell>
          <table:table-cell office:value-type="float" office:value="1.12496165535351" calcext:value-type="float">
            <text:p>1.12496165535351</text:p>
          </table:table-cell>
          <table:table-cell office:value-type="float" office:value="-40.5568199685894" calcext:value-type="float">
            <text:p>-40.5568199685894</text:p>
          </table:table-cell>
          <table:table-cell office:value-type="float" office:value="1.56524328664203" calcext:value-type="float">
            <text:p>1.56524328664203</text:p>
          </table:table-cell>
          <table:table-cell table:number-columns-repeated="1018"/>
        </table:table-row>
        <table:table-row table:style-name="ro1">
          <table:table-cell table:style-name="ce21" office:value-type="float" office:value="2.949000173" calcext:value-type="float">
            <text:p>2.949</text:p>
          </table:table-cell>
          <table:table-cell office:value-type="float" office:value="14.9882462892472" calcext:value-type="float">
            <text:p>14.9882462892472</text:p>
          </table:table-cell>
          <table:table-cell office:value-type="float" office:value="6.9554487294934" calcext:value-type="float">
            <text:p>6.9554487294934</text:p>
          </table:table-cell>
          <table:table-cell office:value-type="float" office:value="1.08391363980108" calcext:value-type="float">
            <text:p>1.08391363980108</text:p>
          </table:table-cell>
          <table:table-cell office:value-type="float" office:value="-39.6880235232126" calcext:value-type="float">
            <text:p>-39.6880235232126</text:p>
          </table:table-cell>
          <table:table-cell office:value-type="float" office:value="1.54774249974108" calcext:value-type="float">
            <text:p>1.54774249974108</text:p>
          </table:table-cell>
          <table:table-cell table:number-columns-repeated="1018"/>
        </table:table-row>
        <table:table-row table:style-name="ro1">
          <table:table-cell table:style-name="ce21" office:value-type="float" office:value="2.949999715" calcext:value-type="float">
            <text:p>2.950</text:p>
          </table:table-cell>
          <table:table-cell office:value-type="float" office:value="15.0697715106132" calcext:value-type="float">
            <text:p>15.0697715106132</text:p>
          </table:table-cell>
          <table:table-cell office:value-type="float" office:value="7.05265136951498" calcext:value-type="float">
            <text:p>7.05265136951498</text:p>
          </table:table-cell>
          <table:table-cell office:value-type="float" office:value="1.00602863940792" calcext:value-type="float">
            <text:p>1.00602863940792</text:p>
          </table:table-cell>
          <table:table-cell office:value-type="float" office:value="-37.634806991616" calcext:value-type="float">
            <text:p>-37.634806991616</text:p>
          </table:table-cell>
          <table:table-cell office:value-type="float" office:value="1.50792343258977" calcext:value-type="float">
            <text:p>1.50792343258977</text:p>
          </table:table-cell>
          <table:table-cell table:number-columns-repeated="1018"/>
        </table:table-row>
        <table:table-row table:style-name="ro1">
          <table:table-cell table:style-name="ce21" office:value-type="float" office:value="2.949999715" calcext:value-type="float">
            <text:p>2.950</text:p>
          </table:table-cell>
          <table:table-cell office:value-type="float" office:value="15.1508098638376" calcext:value-type="float">
            <text:p>15.1508098638376</text:p>
          </table:table-cell>
          <table:table-cell office:value-type="float" office:value="7.149441901959" calcext:value-type="float">
            <text:p>7.149441901959</text:p>
          </table:table-cell>
          <table:table-cell office:value-type="float" office:value="0.934624599414915" calcext:value-type="float">
            <text:p>0.934624599414915</text:p>
          </table:table-cell>
          <table:table-cell office:value-type="float" office:value="-35.0938513691277" calcext:value-type="float">
            <text:p>-35.0938513691277</text:p>
          </table:table-cell>
          <table:table-cell office:value-type="float" office:value="1.46051325261753" calcext:value-type="float">
            <text:p>1.46051325261753</text:p>
          </table:table-cell>
          <table:table-cell table:number-columns-repeated="1018"/>
        </table:table-row>
        <table:table-row table:style-name="ro1">
          <table:table-cell table:style-name="ce21" office:value-type="float" office:value="2.949999715" calcext:value-type="float">
            <text:p>2.950</text:p>
          </table:table-cell>
          <table:table-cell office:value-type="float" office:value="15.2314107142551" calcext:value-type="float">
            <text:p>15.2314107142551</text:p>
          </table:table-cell>
          <table:table-cell office:value-type="float" office:value="7.24561467795445" calcext:value-type="float">
            <text:p>7.24561467795445</text:p>
          </table:table-cell>
          <table:table-cell office:value-type="float" office:value="0.870741023163512" calcext:value-type="float">
            <text:p>0.870741023163512</text:p>
          </table:table-cell>
          <table:table-cell office:value-type="float" office:value="-31.9643982841502" calcext:value-type="float">
            <text:p>-31.9643982841502</text:p>
          </table:table-cell>
          <table:table-cell office:value-type="float" office:value="1.40439398059833" calcext:value-type="float">
            <text:p>1.40439398059833</text:p>
          </table:table-cell>
          <table:table-cell table:number-columns-repeated="1018"/>
        </table:table-row>
        <table:table-row table:style-name="ro1">
          <table:table-cell table:style-name="ce21" office:value-type="float" office:value="2.949999715" calcext:value-type="float">
            <text:p>2.950</text:p>
          </table:table-cell>
          <table:table-cell office:value-type="float" office:value="15.311767650716" calcext:value-type="float">
            <text:p>15.311767650716</text:p>
          </table:table-cell>
          <table:table-cell office:value-type="float" office:value="7.34096404863032" calcext:value-type="float">
            <text:p>7.34096404863032</text:p>
          </table:table-cell>
          <table:table-cell office:value-type="float" office:value="0.815417413995156" calcext:value-type="float">
            <text:p>0.815417413995156</text:p>
          </table:table-cell>
          <table:table-cell office:value-type="float" office:value="-28.1196091234171" calcext:value-type="float">
            <text:p>-28.1196091234171</text:p>
          </table:table-cell>
          <table:table-cell office:value-type="float" office:value="1.33929041978963" calcext:value-type="float">
            <text:p>1.33929041978963</text:p>
          </table:table-cell>
          <table:table-cell table:number-columns-repeated="1018"/>
        </table:table-row>
        <table:table-row table:style-name="ro1">
          <table:table-cell table:style-name="ce21" office:value-type="float" office:value="2.949999715" calcext:value-type="float">
            <text:p>2.950</text:p>
          </table:table-cell>
          <table:table-cell office:value-type="float" office:value="15.3922131119147" calcext:value-type="float">
            <text:p>15.3922131119147</text:p>
          </table:table-cell>
          <table:table-cell office:value-type="float" office:value="7.43528436511562" calcext:value-type="float">
            <text:p>7.43528436511562</text:p>
          </table:table-cell>
          <table:table-cell office:value-type="float" office:value="0.769693275251295" calcext:value-type="float">
            <text:p>0.769693275251295</text:p>
          </table:table-cell>
          <table:table-cell office:value-type="float" office:value="-23.4072981090581" calcext:value-type="float">
            <text:p>-23.4072981090581</text:p>
          </table:table-cell>
          <table:table-cell office:value-type="float" office:value="1.2666734303599" calcext:value-type="float">
            <text:p>1.2666734303599</text:p>
          </table:table-cell>
          <table:table-cell table:number-columns-repeated="1018"/>
        </table:table-row>
        <table:table-row table:style-name="ro1">
          <table:table-cell table:style-name="ce21" office:value-type="float" office:value="2.949999715" calcext:value-type="float">
            <text:p>2.950</text:p>
          </table:table-cell>
          <table:table-cell office:value-type="float" office:value="15.4326089237427" calcext:value-type="float">
            <text:p>15.4326089237427</text:p>
          </table:table-cell>
          <table:table-cell office:value-type="float" office:value="7.48199436276462" calcext:value-type="float">
            <text:p>7.48199436276462</text:p>
          </table:table-cell>
          <table:table-cell office:value-type="float" office:value="0.750755852082752" calcext:value-type="float">
            <text:p>0.750755852082752</text:p>
          </table:table-cell>
          <table:table-cell office:value-type="float" office:value="-20.673669206591" calcext:value-type="float">
            <text:p>-20.673669206591</text:p>
          </table:table-cell>
          <table:table-cell office:value-type="float" office:value="1.22877713232808" calcext:value-type="float">
            <text:p>1.22877713232808</text:p>
          </table:table-cell>
          <table:table-cell table:number-columns-repeated="1018"/>
        </table:table-row>
        <table:table-row table:style-name="ro1">
          <table:table-cell table:style-name="ce21" office:value-type="float" office:value="2.949999715" calcext:value-type="float">
            <text:p>2.950</text:p>
          </table:table-cell>
          <table:table-cell office:value-type="float" office:value="15.4731972943118" calcext:value-type="float">
            <text:p>15.4731972943118</text:p>
          </table:table-cell>
          <table:table-cell office:value-type="float" office:value="7.52836997853934" calcext:value-type="float">
            <text:p>7.52836997853934</text:p>
          </table:table-cell>
          <table:table-cell office:value-type="float" office:value="0.734608110273375" calcext:value-type="float">
            <text:p>0.734608110273375</text:p>
          </table:table-cell>
          <table:table-cell office:value-type="float" office:value="-17.6609732926253" calcext:value-type="float">
            <text:p>-17.6609732926253</text:p>
          </table:table-cell>
          <table:table-cell office:value-type="float" office:value="1.19095486185441" calcext:value-type="float">
            <text:p>1.19095486185441</text:p>
          </table:table-cell>
          <table:table-cell table:number-columns-repeated="1018"/>
        </table:table-row>
        <table:table-row table:style-name="ro1">
          <table:table-cell table:style-name="ce21" office:value-type="float" office:value="2.949999715" calcext:value-type="float">
            <text:p>2.950</text:p>
          </table:table-cell>
          <table:table-cell office:value-type="float" office:value="15.5140260989623" calcext:value-type="float">
            <text:p>15.5140260989623</text:p>
          </table:table-cell>
          <table:table-cell office:value-type="float" office:value="7.57438550633092" calcext:value-type="float">
            <text:p>7.57438550633092</text:p>
          </table:table-cell>
          <table:table-cell office:value-type="float" office:value="0.721379987740846" calcext:value-type="float">
            <text:p>0.721379987740846</text:p>
          </table:table-cell>
          <table:table-cell office:value-type="float" office:value="-14.3514864318204" calcext:value-type="float">
            <text:p>-14.3514864318204</text:p>
          </table:table-cell>
          <table:table-cell office:value-type="float" office:value="1.1544059766397" calcext:value-type="float">
            <text:p>1.1544059766397</text:p>
          </table:table-cell>
          <table:table-cell table:number-columns-repeated="1018"/>
        </table:table-row>
        <table:table-row table:style-name="ro1">
          <table:table-cell table:style-name="ce21" office:value-type="float" office:value="2.949999715" calcext:value-type="float">
            <text:p>2.950</text:p>
          </table:table-cell>
          <table:table-cell office:value-type="float" office:value="15.5551255788686" calcext:value-type="float">
            <text:p>15.5551255788686</text:p>
          </table:table-cell>
          <table:table-cell office:value-type="float" office:value="7.62001524003048" calcext:value-type="float">
            <text:p>7.62001524003048</text:p>
          </table:table-cell>
          <table:table-cell office:value-type="float" office:value="0.711201422402845" calcext:value-type="float">
            <text:p>0.711201422402845</text:p>
          </table:table-cell>
          <table:table-cell office:value-type="float" office:value="-10.732527424869" calcext:value-type="float">
            <text:p>-10.732527424869</text:p>
          </table:table-cell>
          <table:table-cell office:value-type="float" office:value="1.12062094569271" calcext:value-type="float">
            <text:p>1.12062094569271</text:p>
          </table:table-cell>
          <table:table-cell table:number-columns-repeated="1018"/>
        </table:table-row>
        <table:table-row table:style-name="ro1">
          <table:table-cell table:style-name="ce21" office:value-type="float" office:value="2.949999715" calcext:value-type="float">
            <text:p>2.950</text:p>
          </table:table-cell>
          <table:table-cell office:value-type="float" office:value="15.5959344897598" calcext:value-type="float">
            <text:p>15.5959344897598</text:p>
          </table:table-cell>
          <table:table-cell office:value-type="float" office:value="7.66522695420955" calcext:value-type="float">
            <text:p>7.66522695420955</text:p>
          </table:table-cell>
          <table:table-cell office:value-type="float" office:value="0.704164229649535" calcext:value-type="float">
            <text:p>0.704164229649535</text:p>
          </table:table-cell>
          <table:table-cell office:value-type="float" office:value="-6.94603023390059" calcext:value-type="float">
            <text:p>-6.94603023390059</text:p>
          </table:table-cell>
          <table:table-cell office:value-type="float" office:value="1.12183563523716" calcext:value-type="float">
            <text:p>1.12183563523716</text:p>
          </table:table-cell>
          <table:table-cell table:number-columns-repeated="1018"/>
        </table:table-row>
        <table:table-row table:style-name="ro1">
          <table:table-cell table:style-name="ce21" office:value-type="float" office:value="2.949999715" calcext:value-type="float">
            <text:p>2.950</text:p>
          </table:table-cell>
          <table:table-cell office:value-type="float" office:value="15.6358636542052" calcext:value-type="float">
            <text:p>15.6358636542052</text:p>
          </table:table-cell>
          <table:table-cell office:value-type="float" office:value="7.70996234616132" calcext:value-type="float">
            <text:p>7.70996234616132</text:p>
          </table:table-cell>
          <table:table-cell office:value-type="float" office:value="0.70020773476101" calcext:value-type="float">
            <text:p>0.70020773476101</text:p>
          </table:table-cell>
          <table:table-cell office:value-type="float" office:value="-3.15184525298567" calcext:value-type="float">
            <text:p>-3.15184525298567</text:p>
          </table:table-cell>
          <table:table-cell office:value-type="float" office:value="1.12764853288237" calcext:value-type="float">
            <text:p>1.12764853288237</text:p>
          </table:table-cell>
          <table:table-cell table:number-columns-repeated="1018"/>
        </table:table-row>
        <table:table-row table:style-name="ro1">
          <table:table-cell table:style-name="ce21" office:value-type="float" office:value="2.949999715" calcext:value-type="float">
            <text:p>2.950</text:p>
          </table:table-cell>
          <table:table-cell office:value-type="float" office:value="15.674969444798" calcext:value-type="float">
            <text:p>15.674969444798</text:p>
          </table:table-cell>
          <table:table-cell office:value-type="float" office:value="7.75415659385938" calcext:value-type="float">
            <text:p>7.75415659385938</text:p>
          </table:table-cell>
          <table:table-cell office:value-type="float" office:value="0.699233140489845" calcext:value-type="float">
            <text:p>0.699233140489845</text:p>
          </table:table-cell>
          <table:table-cell office:value-type="float" office:value="0.63088175484356" calcext:value-type="float">
            <text:p>0.63088175484356</text:p>
          </table:table-cell>
          <table:table-cell office:value-type="float" office:value="1.13314158790371" calcext:value-type="float">
            <text:p>1.13314158790371</text:p>
          </table:table-cell>
          <table:table-cell table:number-columns-repeated="1018"/>
        </table:table-row>
        <table:table-row table:style-name="ro1">
          <table:table-cell table:style-name="ce21" office:value-type="float" office:value="2.949999715" calcext:value-type="float">
            <text:p>2.950</text:p>
          </table:table-cell>
          <table:table-cell office:value-type="float" office:value="15.713715933743" calcext:value-type="float">
            <text:p>15.713715933743</text:p>
          </table:table-cell>
          <table:table-cell office:value-type="float" office:value="7.79774487527732" calcext:value-type="float">
            <text:p>7.79774487527732</text:p>
          </table:table-cell>
          <table:table-cell office:value-type="float" office:value="0.701141649588617" calcext:value-type="float">
            <text:p>0.701141649588617</text:p>
          </table:table-cell>
          <table:table-cell office:value-type="float" office:value="4.38442335088186" calcext:value-type="float">
            <text:p>4.38442335088186</text:p>
          </table:table-cell>
          <table:table-cell office:value-type="float" office:value="1.11893567390679" calcext:value-type="float">
            <text:p>1.11893567390679</text:p>
          </table:table-cell>
          <table:table-cell table:number-columns-repeated="1018"/>
        </table:table-row>
        <table:table-row table:style-name="ro1">
          <table:table-cell table:style-name="ce21" office:value-type="float" office:value="2.949999715" calcext:value-type="float">
            <text:p>2.950</text:p>
          </table:table-cell>
          <table:table-cell office:value-type="float" office:value="15.7524731268032" calcext:value-type="float">
            <text:p>15.7524731268032</text:p>
          </table:table-cell>
          <table:table-cell office:value-type="float" office:value="7.84066236838872" calcext:value-type="float">
            <text:p>7.84066236838872</text:p>
          </table:table-cell>
          <table:table-cell office:value-type="float" office:value="0.705834464809901" calcext:value-type="float">
            <text:p>0.705834464809901</text:p>
          </table:table-cell>
          <table:table-cell office:value-type="float" office:value="8.09311333858575" calcext:value-type="float">
            <text:p>8.09311333858575</text:p>
          </table:table-cell>
          <table:table-cell office:value-type="float" office:value="1.1089500626855" calcext:value-type="float">
            <text:p>1.1089500626855</text:p>
          </table:table-cell>
          <table:table-cell table:number-columns-repeated="1018"/>
        </table:table-row>
        <table:table-row table:style-name="ro1">
          <table:table-cell table:style-name="ce21" office:value-type="float" office:value="2.949999715" calcext:value-type="float">
            <text:p>2.950</text:p>
          </table:table-cell>
          <table:table-cell office:value-type="float" office:value="15.791196685806" calcext:value-type="float">
            <text:p>15.791196685806</text:p>
          </table:table-cell>
          <table:table-cell office:value-type="float" office:value="7.88284425116719" calcext:value-type="float">
            <text:p>7.88284425116719</text:p>
          </table:table-cell>
          <table:table-cell office:value-type="float" office:value="0.713212788906273" calcext:value-type="float">
            <text:p>0.713212788906273</text:p>
          </table:table-cell>
          <table:table-cell office:value-type="float" office:value="11.743823302355" calcext:value-type="float">
            <text:p>11.743823302355</text:p>
          </table:table-cell>
          <table:table-cell office:value-type="float" office:value="1.10274322668393" calcext:value-type="float">
            <text:p>1.10274322668393</text:p>
          </table:table-cell>
          <table:table-cell table:number-columns-repeated="1018"/>
        </table:table-row>
        <table:table-row table:style-name="ro1">
          <table:table-cell table:style-name="ce21" office:value-type="float" office:value="2.949999715" calcext:value-type="float">
            <text:p>2.950</text:p>
          </table:table-cell>
          <table:table-cell office:value-type="float" office:value="15.8298464070064" calcext:value-type="float">
            <text:p>15.8298464070064</text:p>
          </table:table-cell>
          <table:table-cell office:value-type="float" office:value="7.92422570158632" calcext:value-type="float">
            <text:p>7.92422570158632</text:p>
          </table:table-cell>
          <table:table-cell office:value-type="float" office:value="0.723177824630309" calcext:value-type="float">
            <text:p>0.723177824630309</text:p>
          </table:table-cell>
          <table:table-cell office:value-type="float" office:value="15.3262508187051" calcext:value-type="float">
            <text:p>15.3262508187051</text:p>
          </table:table-cell>
          <table:table-cell office:value-type="float" office:value="1.09982785881299" calcext:value-type="float">
            <text:p>1.09982785881299</text:p>
          </table:table-cell>
          <table:table-cell table:number-columns-repeated="1018"/>
        </table:table-row>
        <table:table-row table:style-name="ro1">
          <table:table-cell table:style-name="ce21" office:value-type="float" office:value="2.949999715" calcext:value-type="float">
            <text:p>2.950</text:p>
          </table:table-cell>
          <table:table-cell office:value-type="float" office:value="15.868388159708" calcext:value-type="float">
            <text:p>15.868388159708</text:p>
          </table:table-cell>
          <table:table-cell office:value-type="float" office:value="7.96474189761969" calcext:value-type="float">
            <text:p>7.96474189761969</text:p>
          </table:table-cell>
          <table:table-cell office:value-type="float" office:value="0.735630774734584" calcext:value-type="float">
            <text:p>0.735630774734584</text:p>
          </table:table-cell>
          <table:table-cell office:value-type="float" office:value="18.8330224988362" calcext:value-type="float">
            <text:p>18.8330224988362</text:p>
          </table:table-cell>
          <table:table-cell office:value-type="float" office:value="1.0996968175533" calcext:value-type="float">
            <text:p>1.0996968175533</text:p>
          </table:table-cell>
          <table:table-cell table:number-columns-repeated="1018"/>
        </table:table-row>
        <table:table-row table:style-name="ro1">
          <table:table-cell table:style-name="ce21" office:value-type="float" office:value="2.949999715" calcext:value-type="float">
            <text:p>2.950</text:p>
          </table:table-cell>
          <table:table-cell office:value-type="float" office:value="15.90679493058" calcext:value-type="float">
            <text:p>15.90679493058</text:p>
          </table:table-cell>
          <table:table-cell office:value-type="float" office:value="8.00432801724091" calcext:value-type="float">
            <text:p>8.00432801724091</text:p>
          </table:table-cell>
          <table:table-cell office:value-type="float" office:value="0.750472841971674" calcext:value-type="float">
            <text:p>0.750472841971674</text:p>
          </table:table-cell>
          <table:table-cell office:value-type="float" office:value="22.2596351788651" calcext:value-type="float">
            <text:p>22.2596351788651</text:p>
          </table:table-cell>
          <table:table-cell office:value-type="float" office:value="1.10184398756499" calcext:value-type="float">
            <text:p>1.10184398756499</text:p>
          </table:table-cell>
          <table:table-cell table:number-columns-repeated="1018"/>
        </table:table-row>
        <table:table-row table:style-name="ro1">
          <table:table-cell table:style-name="ce21" office:value-type="float" office:value="2.949999715" calcext:value-type="float">
            <text:p>2.950</text:p>
          </table:table-cell>
          <table:table-cell office:value-type="float" office:value="15.9450471139674" calcext:value-type="float">
            <text:p>15.9450471139674</text:p>
          </table:table-cell>
          <table:table-cell office:value-type="float" office:value="8.04291923842355" calcext:value-type="float">
            <text:p>8.04291923842355</text:p>
          </table:table-cell>
          <table:table-cell office:value-type="float" office:value="0.767605229094156" calcext:value-type="float">
            <text:p>0.767605229094156</text:p>
          </table:table-cell>
          <table:table-cell office:value-type="float" office:value="25.6042711494932" calcext:value-type="float">
            <text:p>25.6042711494932</text:p>
          </table:table-cell>
          <table:table-cell office:value-type="float" office:value="1.10578051642087" calcext:value-type="float">
            <text:p>1.10578051642087</text:p>
          </table:table-cell>
          <table:table-cell table:number-columns-repeated="1018"/>
        </table:table-row>
        <table:table-row table:style-name="ro1">
          <table:table-cell table:style-name="ce21" office:value-type="float" office:value="2.949999715" calcext:value-type="float">
            <text:p>2.950</text:p>
          </table:table-cell>
          <table:table-cell office:value-type="float" office:value="15.9831322265581" calcext:value-type="float">
            <text:p>15.9831322265581</text:p>
          </table:table-cell>
          <table:table-cell office:value-type="float" office:value="8.08045073914122" calcext:value-type="float">
            <text:p>8.08045073914122</text:p>
          </table:table-cell>
          <table:table-cell office:value-type="float" office:value="0.786929138854604" calcext:value-type="float">
            <text:p>0.786929138854604</text:p>
          </table:table-cell>
          <table:table-cell office:value-type="float" office:value="28.8675279867435" calcext:value-type="float">
            <text:p>28.8675279867435</text:p>
          </table:table-cell>
          <table:table-cell office:value-type="float" office:value="1.11104696161075" calcext:value-type="float">
            <text:p>1.11104696161075</text:p>
          </table:table-cell>
          <table:table-cell table:number-columns-repeated="1018"/>
        </table:table-row>
        <table:table-row table:style-name="ro1">
          <table:table-cell table:style-name="ce21" office:value-type="float" office:value="2.949999715" calcext:value-type="float">
            <text:p>2.950</text:p>
          </table:table-cell>
          <table:table-cell office:value-type="float" office:value="16.0210442298113" calcext:value-type="float">
            <text:p>16.0210442298113</text:p>
          </table:table-cell>
          <table:table-cell office:value-type="float" office:value="8.1168576973675" calcext:value-type="float">
            <text:p>8.1168576973675</text:p>
          </table:table-cell>
          <table:table-cell office:value-type="float" office:value="0.808345774005595" calcext:value-type="float">
            <text:p>0.808345774005595</text:p>
          </table:table-cell>
          <table:table-cell office:value-type="float" office:value="32.0521017109924" calcext:value-type="float">
            <text:p>32.0521017109924</text:p>
          </table:table-cell>
          <table:table-cell office:value-type="float" office:value="1.11722189314191" calcext:value-type="float">
            <text:p>1.11722189314191</text:p>
          </table:table-cell>
          <table:table-cell table:number-columns-repeated="1018"/>
        </table:table-row>
        <table:table-row table:style-name="ro1">
          <table:table-cell table:style-name="ce21" office:value-type="float" office:value="2.949999715" calcext:value-type="float">
            <text:p>2.950</text:p>
          </table:table-cell>
          <table:table-cell office:value-type="float" office:value="16.0587826253311" calcext:value-type="float">
            <text:p>16.0587826253311</text:p>
          </table:table-cell>
          <table:table-cell office:value-type="float" office:value="8.15207529107599" calcext:value-type="float">
            <text:p>8.15207529107599</text:p>
          </table:table-cell>
          <table:table-cell office:value-type="float" office:value="0.831756337299704" calcext:value-type="float">
            <text:p>0.831756337299704</text:p>
          </table:table-cell>
          <table:table-cell office:value-type="float" office:value="35.1624558985345" calcext:value-type="float">
            <text:p>35.1624558985345</text:p>
          </table:table-cell>
          <table:table-cell office:value-type="float" office:value="1.12392749040346" calcext:value-type="float">
            <text:p>1.12392749040346</text:p>
          </table:table-cell>
          <table:table-cell table:number-columns-repeated="1018"/>
        </table:table-row>
        <table:table-row table:style-name="ro1">
          <table:table-cell table:style-name="ce21" office:value-type="float" office:value="2.949999715" calcext:value-type="float">
            <text:p>2.950</text:p>
          </table:table-cell>
          <table:table-cell office:value-type="float" office:value="16.0963514572444" calcext:value-type="float">
            <text:p>16.0963514572444</text:p>
          </table:table-cell>
          <table:table-cell office:value-type="float" office:value="8.18603869824028" calcext:value-type="float">
            <text:p>8.18603869824028</text:p>
          </table:table-cell>
          <table:table-cell office:value-type="float" office:value="0.857062031489508" calcext:value-type="float">
            <text:p>0.857062031489508</text:p>
          </table:table-cell>
          <table:table-cell office:value-type="float" office:value="38.2045012667864" calcext:value-type="float">
            <text:p>38.2045012667864</text:p>
          </table:table-cell>
          <table:table-cell office:value-type="float" office:value="1.13083266307858" calcext:value-type="float">
            <text:p>1.13083266307858</text:p>
          </table:table-cell>
          <table:table-cell table:number-columns-repeated="1018"/>
        </table:table-row>
        <table:table-row table:style-name="ro1">
          <table:table-cell table:style-name="ce21" office:value-type="float" office:value="2.949999715" calcext:value-type="float">
            <text:p>2.950</text:p>
          </table:table-cell>
          <table:table-cell office:value-type="float" office:value="16.1337583202363" calcext:value-type="float">
            <text:p>16.1337583202363</text:p>
          </table:table-cell>
          <table:table-cell office:value-type="float" office:value="8.21868309683396" calcext:value-type="float">
            <text:p>8.21868309683396</text:p>
          </table:table-cell>
          <table:table-cell office:value-type="float" office:value="0.884164059327582" calcext:value-type="float">
            <text:p>0.884164059327582</text:p>
          </table:table-cell>
          <table:table-cell office:value-type="float" office:value="41.1853019499066" calcext:value-type="float">
            <text:p>41.1853019499066</text:p>
          </table:table-cell>
          <table:table-cell office:value-type="float" office:value="1.13765421508629" calcext:value-type="float">
            <text:p>1.13765421508629</text:p>
          </table:table-cell>
          <table:table-cell table:number-columns-repeated="1018"/>
        </table:table-row>
        <table:table-row table:style-name="ro1">
          <table:table-cell table:style-name="ce21" office:value-type="float" office:value="2.949999715" calcext:value-type="float">
            <text:p>2.950</text:p>
          </table:table-cell>
          <table:table-cell office:value-type="float" office:value="16.1710134381434" calcext:value-type="float">
            <text:p>16.1710134381434</text:p>
          </table:table-cell>
          <table:table-cell office:value-type="float" office:value="8.24994366483063" calcext:value-type="float">
            <text:p>8.24994366483063</text:p>
          </table:table-cell>
          <table:table-cell office:value-type="float" office:value="0.912963623566502" calcext:value-type="float">
            <text:p>0.912963623566502</text:p>
          </table:table-cell>
          <table:table-cell office:value-type="float" office:value="44.1128173226361" calcext:value-type="float">
            <text:p>44.1128173226361</text:p>
          </table:table-cell>
          <table:table-cell office:value-type="float" office:value="1.14415655281417" calcext:value-type="float">
            <text:p>1.14415655281417</text:p>
          </table:table-cell>
          <table:table-cell table:number-columns-repeated="1018"/>
        </table:table-row>
        <table:table-row table:style-name="ro1">
          <table:table-cell table:style-name="ce21" office:value-type="float" office:value="2.949999715" calcext:value-type="float">
            <text:p>2.950</text:p>
          </table:table-cell>
          <table:table-cell office:value-type="float" office:value="16.2081288492191" calcext:value-type="float">
            <text:p>16.2081288492191</text:p>
          </table:table-cell>
          <table:table-cell office:value-type="float" office:value="8.27975558020387" calcext:value-type="float">
            <text:p>8.27975558020387</text:p>
          </table:table-cell>
          <table:table-cell office:value-type="float" office:value="0.943361926958843" calcext:value-type="float">
            <text:p>0.943361926958843</text:p>
          </table:table-cell>
          <table:table-cell office:value-type="float" office:value="46.9956823567469" calcext:value-type="float">
            <text:p>46.9956823567469</text:p>
          </table:table-cell>
          <table:table-cell office:value-type="float" office:value="1.15015040975078" calcext:value-type="float">
            <text:p>1.15015040975078</text:p>
          </table:table-cell>
          <table:table-cell table:number-columns-repeated="1018"/>
        </table:table-row>
        <table:table-row table:style-name="ro1">
          <table:table-cell table:style-name="ce21" office:value-type="float" office:value="2.949999715" calcext:value-type="float">
            <text:p>2.950</text:p>
          </table:table-cell>
          <table:table-cell office:value-type="float" office:value="16.2451177115915" calcext:value-type="float">
            <text:p>16.2451177115915</text:p>
          </table:table-cell>
          <table:table-cell office:value-type="float" office:value="8.30805402092727" calcext:value-type="float">
            <text:p>8.30805402092727</text:p>
          </table:table-cell>
          <table:table-cell office:value-type="float" office:value="0.975260172257182" calcext:value-type="float">
            <text:p>0.975260172257182</text:p>
          </table:table-cell>
          <table:table-cell office:value-type="float" office:value="49.8430251986394" calcext:value-type="float">
            <text:p>49.8430251986394</text:p>
          </table:table-cell>
          <table:table-cell office:value-type="float" office:value="1.15549101736512" calcext:value-type="float">
            <text:p>1.15549101736512</text:p>
          </table:table-cell>
          <table:table-cell table:number-columns-repeated="1018"/>
        </table:table-row>
        <table:table-row table:style-name="ro1">
          <table:table-cell table:style-name="ce21" office:value-type="float" office:value="2.949999715" calcext:value-type="float">
            <text:p>2.950</text:p>
          </table:table-cell>
          <table:table-cell office:value-type="float" office:value="16.2819937259307" calcext:value-type="float">
            <text:p>16.2819937259307</text:p>
          </table:table-cell>
          <table:table-cell office:value-type="float" office:value="8.33477416497444" calcext:value-type="float">
            <text:p>8.33477416497444</text:p>
          </table:table-cell>
          <table:table-cell office:value-type="float" office:value="1.00855956221409" calcext:value-type="float">
            <text:p>1.00855956221409</text:p>
          </table:table-cell>
          <table:table-cell office:value-type="float" office:value="52.6643177611235" calcext:value-type="float">
            <text:p>52.6643177611235</text:p>
          </table:table-cell>
          <table:table-cell office:value-type="float" office:value="1.16007609796436" calcext:value-type="float">
            <text:p>1.16007609796436</text:p>
          </table:table-cell>
          <table:table-cell table:number-columns-repeated="1018"/>
        </table:table-row>
        <table:table-row table:style-name="ro1">
          <table:table-cell table:style-name="ce21" office:value-type="float" office:value="2.949999715" calcext:value-type="float">
            <text:p>2.950</text:p>
          </table:table-cell>
          <table:table-cell office:value-type="float" office:value="16.3187706611008" calcext:value-type="float">
            <text:p>16.3187706611008</text:p>
          </table:table-cell>
          <table:table-cell office:value-type="float" office:value="8.35985119031896" calcext:value-type="float">
            <text:p>8.35985119031896</text:p>
          </table:table-cell>
          <table:table-cell office:value-type="float" office:value="1.04316129958215" calcext:value-type="float">
            <text:p>1.04316129958215</text:p>
          </table:table-cell>
          <table:table-cell office:value-type="float" office:value="55.4692533297192" calcext:value-type="float">
            <text:p>55.4692533297192</text:p>
          </table:table-cell>
          <table:table-cell office:value-type="float" office:value="1.16384399244031" calcext:value-type="float">
            <text:p>1.16384399244031</text:p>
          </table:table-cell>
          <table:table-cell table:number-columns-repeated="1018"/>
        </table:table-row>
        <table:table-row table:style-name="ro1">
          <table:table-cell table:style-name="ce21" office:value-type="float" office:value="2.949999715" calcext:value-type="float">
            <text:p>2.950</text:p>
          </table:table-cell>
          <table:table-cell office:value-type="float" office:value="16.3554619615162" calcext:value-type="float">
            <text:p>16.3554619615162</text:p>
          </table:table-cell>
          <table:table-cell office:value-type="float" office:value="8.38322027493442" calcext:value-type="float">
            <text:p>8.38322027493442</text:p>
          </table:table-cell>
          <table:table-cell office:value-type="float" office:value="1.07896658711394" calcext:value-type="float">
            <text:p>1.07896658711394</text:p>
          </table:table-cell>
          <table:table-cell office:value-type="float" office:value="58.2676441782988" calcext:value-type="float">
            <text:p>58.2676441782988</text:p>
          </table:table-cell>
          <table:table-cell office:value-type="float" office:value="1.16677216802381" calcext:value-type="float">
            <text:p>1.16677216802381</text:p>
          </table:table-cell>
          <table:table-cell table:number-columns-repeated="1018"/>
        </table:table-row>
        <table:table-row table:style-name="ro1">
          <table:table-cell table:style-name="ce21" office:value-type="float" office:value="2.949999715" calcext:value-type="float">
            <text:p>2.950</text:p>
          </table:table-cell>
          <table:table-cell office:value-type="float" office:value="16.3920804110148" calcext:value-type="float">
            <text:p>16.3920804110148</text:p>
          </table:table-cell>
          <table:table-cell office:value-type="float" office:value="8.40481659679441" calcext:value-type="float">
            <text:p>8.40481659679441</text:p>
          </table:table-cell>
          <table:table-cell office:value-type="float" office:value="1.11587662756203" calcext:value-type="float">
            <text:p>1.11587662756203</text:p>
          </table:table-cell>
          <table:table-cell office:value-type="float" office:value="61.0693316959568" calcext:value-type="float">
            <text:p>61.0693316959568</text:p>
          </table:table-cell>
          <table:table-cell office:value-type="float" office:value="1.16887628163016" calcext:value-type="float">
            <text:p>1.16887628163016</text:p>
          </table:table-cell>
          <table:table-cell table:number-columns-repeated="1018"/>
        </table:table-row>
        <table:table-row table:style-name="ro1">
          <table:table-cell table:style-name="ce21" office:value-type="float" office:value="2.949999715" calcext:value-type="float">
            <text:p>2.950</text:p>
          </table:table-cell>
          <table:table-cell office:value-type="float" office:value="16.4286378264868" calcext:value-type="float">
            <text:p>16.4286378264868</text:p>
          </table:table-cell>
          <table:table-cell office:value-type="float" office:value="8.42457533387254" calcext:value-type="float">
            <text:p>8.42457533387254</text:p>
          </table:table-cell>
          <table:table-cell office:value-type="float" office:value="1.15379262367899" calcext:value-type="float">
            <text:p>1.15379262367899</text:p>
          </table:table-cell>
          <table:table-cell office:value-type="float" office:value="63.8841013411168" calcext:value-type="float">
            <text:p>63.8841013411168</text:p>
          </table:table-cell>
          <table:table-cell office:value-type="float" office:value="1.17020990517056" calcext:value-type="float">
            <text:p>1.17020990517056</text:p>
          </table:table-cell>
          <table:table-cell table:number-columns-repeated="1018"/>
        </table:table-row>
        <table:table-row table:style-name="ro1">
          <table:table-cell table:style-name="ce21" office:value-type="float" office:value="2.949999715" calcext:value-type="float">
            <text:p>2.950</text:p>
          </table:table-cell>
          <table:table-cell office:value-type="float" office:value="16.4651447546971" calcext:value-type="float">
            <text:p>16.4651447546971</text:p>
          </table:table-cell>
          <table:table-cell office:value-type="float" office:value="8.44243166414238" calcext:value-type="float">
            <text:p>8.44243166414238</text:p>
          </table:table-cell>
          <table:table-cell office:value-type="float" office:value="1.1926157782174" calcext:value-type="float">
            <text:p>1.1926157782174</text:p>
          </table:table-cell>
          <table:table-cell office:value-type="float" office:value="66.721594733201" calcext:value-type="float">
            <text:p>66.721594733201</text:p>
          </table:table-cell>
          <table:table-cell office:value-type="float" office:value="1.17086495103908" calcext:value-type="float">
            <text:p>1.17086495103908</text:p>
          </table:table-cell>
          <table:table-cell table:number-columns-repeated="1018"/>
        </table:table-row>
        <table:table-row table:style-name="ro1">
          <table:table-cell table:style-name="ce21" office:value-type="float" office:value="2.949999715" calcext:value-type="float">
            <text:p>2.950</text:p>
          </table:table-cell>
          <table:table-cell office:value-type="float" office:value="16.5016101474814" calcext:value-type="float">
            <text:p>16.5016101474814</text:p>
          </table:table-cell>
          <table:table-cell office:value-type="float" office:value="8.45832076557753" calcext:value-type="float">
            <text:p>8.45832076557753</text:p>
          </table:table-cell>
          <table:table-cell office:value-type="float" office:value="1.23224729392985" calcext:value-type="float">
            <text:p>1.23224729392985</text:p>
          </table:table-cell>
          <table:table-cell office:value-type="float" office:value="69.5912113195778" calcext:value-type="float">
            <text:p>69.5912113195778</text:p>
          </table:table-cell>
          <table:table-cell office:value-type="float" office:value="1.17097276836345" calcext:value-type="float">
            <text:p>1.17097276836345</text:p>
          </table:table-cell>
          <table:table-cell table:number-columns-repeated="1018"/>
        </table:table-row>
        <table:table-row table:style-name="ro1">
          <table:table-cell table:style-name="ce21" office:value-type="float" office:value="2.949999715" calcext:value-type="float">
            <text:p>2.950</text:p>
          </table:table-cell>
          <table:table-cell office:value-type="float" office:value="16.5380409938441" calcext:value-type="float">
            <text:p>16.5380409938441</text:p>
          </table:table-cell>
          <table:table-cell office:value-type="float" office:value="8.47217781615159" calcext:value-type="float">
            <text:p>8.47217781615159</text:p>
          </table:table-cell>
          <table:table-cell office:value-type="float" office:value="1.27258837356889" calcext:value-type="float">
            <text:p>1.27258837356889</text:p>
          </table:table-cell>
          <table:table-cell office:value-type="float" office:value="72.5019923471145" calcext:value-type="float">
            <text:p>72.5019923471145</text:p>
          </table:table-cell>
          <table:table-cell office:value-type="float" office:value="1.17070581214731" calcext:value-type="float">
            <text:p>1.17070581214731</text:p>
          </table:table-cell>
          <table:table-cell table:number-columns-repeated="1018"/>
        </table:table-row>
        <table:table-row table:style-name="ro1">
          <table:table-cell table:style-name="ce21" office:value-type="float" office:value="2.949999715" calcext:value-type="float">
            <text:p>2.950</text:p>
          </table:table-cell>
          <table:table-cell office:value-type="float" office:value="16.5744418927824" calcext:value-type="float">
            <text:p>16.5744418927824</text:p>
          </table:table-cell>
          <table:table-cell office:value-type="float" office:value="8.48393799383814" calcext:value-type="float">
            <text:p>8.48393799383814</text:p>
          </table:table-cell>
          <table:table-cell office:value-type="float" office:value="1.31354021988712" calcext:value-type="float">
            <text:p>1.31354021988712</text:p>
          </table:table-cell>
          <table:table-cell office:value-type="float" office:value="75.4624804310792" calcext:value-type="float">
            <text:p>75.4624804310792</text:p>
          </table:table-cell>
          <table:table-cell office:value-type="float" office:value="1.17027971624244" calcext:value-type="float">
            <text:p>1.17027971624244</text:p>
          </table:table-cell>
          <table:table-cell table:number-columns-repeated="1018"/>
        </table:table-row>
        <table:table-row table:style-name="ro1">
          <table:table-cell table:style-name="ce21" office:value-type="float" office:value="2.949999715" calcext:value-type="float">
            <text:p>2.950</text:p>
          </table:table-cell>
          <table:table-cell office:value-type="float" office:value="16.6108145585173" calcext:value-type="float">
            <text:p>16.6108145585173</text:p>
          </table:table-cell>
          <table:table-cell office:value-type="float" office:value="8.49353647661078" calcext:value-type="float">
            <text:p>8.49353647661078</text:p>
          </table:table-cell>
          <table:table-cell office:value-type="float" office:value="1.3550040356371" calcext:value-type="float">
            <text:p>1.3550040356371</text:p>
          </table:table-cell>
          <table:table-cell office:value-type="float" office:value="78.4805490296104" calcext:value-type="float">
            <text:p>78.4805490296104</text:p>
          </table:table-cell>
          <table:table-cell office:value-type="float" office:value="1.16995552505799" calcext:value-type="float">
            <text:p>1.16995552505799</text:p>
          </table:table-cell>
          <table:table-cell table:number-columns-repeated="1018"/>
        </table:table-row>
        <table:table-row table:style-name="ro1">
          <table:table-cell table:style-name="ce21" office:value-type="float" office:value="2.949999715" calcext:value-type="float">
            <text:p>2.950</text:p>
          </table:table-cell>
          <table:table-cell office:value-type="float" office:value="16.6471572609934" calcext:value-type="float">
            <text:p>16.6471572609934</text:p>
          </table:table-cell>
          <table:table-cell office:value-type="float" office:value="8.50090844244309" calcext:value-type="float">
            <text:p>8.50090844244309</text:p>
          </table:table-cell>
          <table:table-cell office:value-type="float" office:value="1.39688102357141" calcext:value-type="float">
            <text:p>1.39688102357141</text:p>
          </table:table-cell>
          <table:table-cell office:value-type="float" office:value="81.5631978417086" calcext:value-type="float">
            <text:p>81.5631978417086</text:p>
          </table:table-cell>
          <table:table-cell office:value-type="float" office:value="1.17004175579587" calcext:value-type="float">
            <text:p>1.17004175579587</text:p>
          </table:table-cell>
          <table:table-cell table:number-columns-repeated="1018"/>
        </table:table-row>
        <table:table-row table:style-name="ro1">
          <table:table-cell table:style-name="ce21" office:value-type="float" office:value="2.949999715" calcext:value-type="float">
            <text:p>2.950</text:p>
          </table:table-cell>
          <table:table-cell office:value-type="float" office:value="16.6834642198238" calcext:value-type="float">
            <text:p>16.6834642198238</text:p>
          </table:table-cell>
          <table:table-cell office:value-type="float" office:value="8.50598906930868" calcext:value-type="float">
            <text:p>8.50598906930868</text:p>
          </table:table-cell>
          <table:table-cell office:value-type="float" office:value="1.43907238644263" calcext:value-type="float">
            <text:p>1.43907238644263</text:p>
          </table:table-cell>
          <table:table-cell office:value-type="float" office:value="84.7163128287063" calcext:value-type="float">
            <text:p>84.7163128287063</text:p>
          </table:table-cell>
          <table:table-cell office:value-type="float" office:value="1.17089587024065" calcext:value-type="float">
            <text:p>1.17089587024065</text:p>
          </table:table-cell>
          <table:table-cell table:number-columns-repeated="1018"/>
        </table:table-row>
        <table:table-row table:style-name="ro1">
          <table:table-cell table:style-name="ce21" office:value-type="float" office:value="2.949999715" calcext:value-type="float">
            <text:p>2.950</text:p>
          </table:table-cell>
          <table:table-cell office:value-type="float" office:value="16.7197249899015" calcext:value-type="float">
            <text:p>16.7197249899015</text:p>
          </table:table-cell>
          <table:table-cell office:value-type="float" office:value="8.50871353518113" calcext:value-type="float">
            <text:p>8.50871353518113</text:p>
          </table:table-cell>
          <table:table-cell office:value-type="float" office:value="1.48147932700334" calcext:value-type="float">
            <text:p>1.48147932700334</text:p>
          </table:table-cell>
          <table:table-cell office:value-type="float" office:value="87.9443934749332" calcext:value-type="float">
            <text:p>87.9443934749332</text:p>
          </table:table-cell>
          <table:table-cell office:value-type="float" office:value="1.17292462943519" calcext:value-type="float">
            <text:p>1.17292462943519</text:p>
          </table:table-cell>
          <table:table-cell table:number-columns-repeated="1018"/>
        </table:table-row>
        <table:table-row table:style-name="ro1">
          <table:table-cell table:style-name="ce21" office:value-type="float" office:value="2.949999715" calcext:value-type="float">
            <text:p>2.950</text:p>
          </table:table-cell>
          <table:table-cell office:value-type="float" office:value="16.7560735066444" calcext:value-type="float">
            <text:p>16.7560735066444</text:p>
          </table:table-cell>
          <table:table-cell office:value-type="float" office:value="8.50901701803404" calcext:value-type="float">
            <text:p>8.50901701803404</text:p>
          </table:table-cell>
          <table:table-cell office:value-type="float" office:value="1.5240030480061" calcext:value-type="float">
            <text:p>1.5240030480061</text:p>
          </table:table-cell>
          <table:table-cell office:value-type="float" office:value="91.2502552093485" calcext:value-type="float">
            <text:p>91.2502552093485</text:p>
          </table:table-cell>
          <table:table-cell office:value-type="float" office:value="1.16691246688617" calcext:value-type="float">
            <text:p>1.16691246688617</text:p>
          </table:table-cell>
          <table:table-cell table:number-columns-repeated="1018"/>
        </table:table-row>
        <table:table-row table:style-name="ro1">
          <table:table-cell table:style-name="ce21" office:value-type="float" office:value="2.950999885" calcext:value-type="float">
            <text:p>2.951</text:p>
          </table:table-cell>
          <table:table-cell office:value-type="float" office:value="16.7925391397565" calcext:value-type="float">
            <text:p>16.7925391397565</text:p>
          </table:table-cell>
          <table:table-cell office:value-type="float" office:value="8.50685811688625" calcext:value-type="float">
            <text:p>8.50685811688625</text:p>
          </table:table-cell>
          <table:table-cell office:value-type="float" office:value="1.56654651567276" calcext:value-type="float">
            <text:p>1.56654651567276</text:p>
          </table:table-cell>
          <table:table-cell office:value-type="float" office:value="94.5400800616849" calcext:value-type="float">
            <text:p>94.5400800616849</text:p>
          </table:table-cell>
          <table:table-cell office:value-type="float" office:value="1.16943583507607" calcext:value-type="float">
            <text:p>1.16943583507607</text:p>
          </table:table-cell>
          <table:table-cell table:number-columns-repeated="1018"/>
        </table:table-row>
        <table:table-row table:style-name="ro1">
          <table:table-cell table:style-name="ce21" office:value-type="float" office:value="2.950999885" calcext:value-type="float">
            <text:p>2.951</text:p>
          </table:table-cell>
          <table:table-cell office:value-type="float" office:value="16.8290002507101" calcext:value-type="float">
            <text:p>16.8290002507101</text:p>
          </table:table-cell>
          <table:table-cell office:value-type="float" office:value="8.50228911493765" calcext:value-type="float">
            <text:p>8.50228911493765</text:p>
          </table:table-cell>
          <table:table-cell office:value-type="float" office:value="1.60901975010227" calcext:value-type="float">
            <text:p>1.60901975010227</text:p>
          </table:table-cell>
          <table:table-cell office:value-type="float" office:value="97.7198142289245" calcext:value-type="float">
            <text:p>97.7198142289245</text:p>
          </table:table-cell>
          <table:table-cell office:value-type="float" office:value="1.17378841655255" calcext:value-type="float">
            <text:p>1.17378841655255</text:p>
          </table:table-cell>
          <table:table-cell table:number-columns-repeated="1018"/>
        </table:table-row>
        <table:table-row table:style-name="ro1">
          <table:table-cell table:style-name="ce21" office:value-type="float" office:value="2.950999885" calcext:value-type="float">
            <text:p>2.951</text:p>
          </table:table-cell>
          <table:table-cell office:value-type="float" office:value="16.8654391941586" calcext:value-type="float">
            <text:p>16.8654391941586</text:p>
          </table:table-cell>
          <table:table-cell office:value-type="float" office:value="8.4953857164334" calcext:value-type="float">
            <text:p>8.4953857164334</text:p>
          </table:table-cell>
          <table:table-cell office:value-type="float" office:value="1.65133453486282" calcext:value-type="float">
            <text:p>1.65133453486282</text:p>
          </table:table-cell>
          <table:table-cell office:value-type="float" office:value="100.79228143852" calcext:value-type="float">
            <text:p>100.79228143852</text:p>
          </table:table-cell>
          <table:table-cell office:value-type="float" office:value="1.17941979286916" calcext:value-type="float">
            <text:p>1.17941979286916</text:p>
          </table:table-cell>
          <table:table-cell table:number-columns-repeated="1018"/>
        </table:table-row>
        <table:table-row table:style-name="ro1">
          <table:table-cell table:style-name="ce21" office:value-type="float" office:value="2.950999885" calcext:value-type="float">
            <text:p>2.951</text:p>
          </table:table-cell>
          <table:table-cell office:value-type="float" office:value="16.9018446897044" calcext:value-type="float">
            <text:p>16.9018446897044</text:p>
          </table:table-cell>
          <table:table-cell office:value-type="float" office:value="8.48622362561863" calcext:value-type="float">
            <text:p>8.48622362561863</text:p>
          </table:table-cell>
          <table:table-cell office:value-type="float" office:value="1.69340265352263" calcext:value-type="float">
            <text:p>1.69340265352263</text:p>
          </table:table-cell>
          <table:table-cell office:value-type="float" office:value="103.762347019601" calcext:value-type="float">
            <text:p>103.762347019601</text:p>
          </table:table-cell>
          <table:table-cell office:value-type="float" office:value="1.18584256239925" calcext:value-type="float">
            <text:p>1.18584256239925</text:p>
          </table:table-cell>
          <table:table-cell table:number-columns-repeated="1018"/>
        </table:table-row>
        <table:table-row table:style-name="ro1">
          <table:table-cell table:style-name="ce21" office:value-type="float" office:value="2.950999885" calcext:value-type="float">
            <text:p>2.951</text:p>
          </table:table-cell>
          <table:table-cell office:value-type="float" office:value="16.9382106967204" calcext:value-type="float">
            <text:p>16.9382106967204</text:p>
          </table:table-cell>
          <table:table-cell office:value-type="float" office:value="8.47487854673849" calcext:value-type="float">
            <text:p>8.47487854673849</text:p>
          </table:table-cell>
          <table:table-cell office:value-type="float" office:value="1.73513588964989" calcext:value-type="float">
            <text:p>1.73513588964989</text:p>
          </table:table-cell>
          <table:table-cell office:value-type="float" office:value="106.636481100329" calcext:value-type="float">
            <text:p>106.636481100329</text:p>
          </table:table-cell>
          <table:table-cell office:value-type="float" office:value="1.19263240005672" calcext:value-type="float">
            <text:p>1.19263240005672</text:p>
          </table:table-cell>
          <table:table-cell table:number-columns-repeated="1018"/>
        </table:table-row>
        <table:table-row table:style-name="ro1">
          <table:table-cell table:style-name="ce21" office:value-type="float" office:value="2.950999885" calcext:value-type="float">
            <text:p>2.951</text:p>
          </table:table-cell>
          <table:table-cell office:value-type="float" office:value="16.9745353118779" calcext:value-type="float">
            <text:p>16.9745353118779</text:p>
          </table:table-cell>
          <table:table-cell office:value-type="float" office:value="8.46142618403814" calcext:value-type="float">
            <text:p>8.46142618403814</text:p>
          </table:table-cell>
          <table:table-cell office:value-type="float" office:value="1.77644602681282" calcext:value-type="float">
            <text:p>1.77644602681282</text:p>
          </table:table-cell>
          <table:table-cell office:value-type="float" office:value="109.422372631115" calcext:value-type="float">
            <text:p>109.422372631115</text:p>
          </table:table-cell>
          <table:table-cell office:value-type="float" office:value="1.19942559895252" calcext:value-type="float">
            <text:p>1.19942559895252</text:p>
          </table:table-cell>
          <table:table-cell table:number-columns-repeated="1018"/>
        </table:table-row>
        <table:table-row table:style-name="ro1">
          <table:table-cell table:style-name="ce21" office:value-type="float" office:value="2.950999885" calcext:value-type="float">
            <text:p>2.951</text:p>
          </table:table-cell>
          <table:table-cell office:value-type="float" office:value="17.0108197740199" calcext:value-type="float">
            <text:p>17.0108197740199</text:p>
          </table:table-cell>
          <table:table-cell office:value-type="float" office:value="8.4459422417627" calcext:value-type="float">
            <text:p>8.4459422417627</text:p>
          </table:table-cell>
          <table:table-cell office:value-type="float" office:value="1.81724484857962" calcext:value-type="float">
            <text:p>1.81724484857962</text:p>
          </table:table-cell>
          <table:table-cell office:value-type="float" office:value="112.128604441445" calcext:value-type="float">
            <text:p>112.128604441445</text:p>
          </table:table-cell>
          <table:table-cell office:value-type="float" office:value="1.20591493910043" calcext:value-type="float">
            <text:p>1.20591493910043</text:p>
          </table:table-cell>
          <table:table-cell table:number-columns-repeated="1018"/>
        </table:table-row>
        <table:table-row table:style-name="ro1">
          <table:table-cell table:style-name="ce21" office:value-type="float" office:value="2.950999885" calcext:value-type="float">
            <text:p>2.951</text:p>
          </table:table-cell>
          <table:table-cell office:value-type="float" office:value="17.0470676219163" calcext:value-type="float">
            <text:p>17.0470676219163</text:p>
          </table:table-cell>
          <table:table-cell office:value-type="float" office:value="8.42850242415734" calcext:value-type="float">
            <text:p>8.42850242415734</text:p>
          </table:table-cell>
          <table:table-cell office:value-type="float" office:value="1.85744413851849" calcext:value-type="float">
            <text:p>1.85744413851849</text:p>
          </table:table-cell>
          <table:table-cell office:value-type="float" office:value="114.764391276073" calcext:value-type="float">
            <text:p>114.764391276073</text:p>
          </table:table-cell>
          <table:table-cell office:value-type="float" office:value="1.2118445827274" calcext:value-type="float">
            <text:p>1.2118445827274</text:p>
          </table:table-cell>
          <table:table-cell table:number-columns-repeated="1018"/>
        </table:table-row>
        <table:table-row table:style-name="ro1">
          <table:table-cell table:style-name="ce21" office:value-type="float" office:value="2.950999885" calcext:value-type="float">
            <text:p>2.951</text:p>
          </table:table-cell>
          <table:table-cell office:value-type="float" office:value="17.0832840217949" calcext:value-type="float">
            <text:p>17.0832840217949</text:p>
          </table:table-cell>
          <table:table-cell office:value-type="float" office:value="8.4091824354672" calcext:value-type="float">
            <text:p>8.4091824354672</text:p>
          </table:table-cell>
          <table:table-cell office:value-type="float" office:value="1.89695568019764" calcext:value-type="float">
            <text:p>1.89695568019764</text:p>
          </table:table-cell>
          <table:table-cell office:value-type="float" office:value="117.339377323697" calcext:value-type="float">
            <text:p>117.339377323697</text:p>
          </table:table-cell>
          <table:table-cell office:value-type="float" office:value="1.21700456554449" calcext:value-type="float">
            <text:p>1.21700456554449</text:p>
          </table:table-cell>
          <table:table-cell table:number-columns-repeated="1018"/>
        </table:table-row>
        <table:table-row table:style-name="ro1">
          <table:table-cell table:style-name="ce21" office:value-type="float" office:value="2.950999885" calcext:value-type="float">
            <text:p>2.951</text:p>
          </table:table-cell>
          <table:table-cell office:value-type="float" office:value="17.1194752621709" calcext:value-type="float">
            <text:p>17.1194752621709</text:p>
          </table:table-cell>
          <table:table-cell office:value-type="float" office:value="8.38805797993742" calcext:value-type="float">
            <text:p>8.38805797993742</text:p>
          </table:table-cell>
          <table:table-cell office:value-type="float" office:value="1.93569125718529" calcext:value-type="float">
            <text:p>1.93569125718529</text:p>
          </table:table-cell>
          <table:table-cell office:value-type="float" office:value="119.863486631722" calcext:value-type="float">
            <text:p>119.863486631722</text:p>
          </table:table-cell>
          <table:table-cell office:value-type="float" office:value="1.22122533627012" calcext:value-type="float">
            <text:p>1.22122533627012</text:p>
          </table:table-cell>
          <table:table-cell table:number-columns-repeated="1018"/>
        </table:table-row>
        <table:table-row table:style-name="ro1">
          <table:table-cell table:style-name="ce21" office:value-type="float" office:value="2.950999885" calcext:value-type="float">
            <text:p>2.951</text:p>
          </table:table-cell>
          <table:table-cell office:value-type="float" office:value="17.1918116566165" calcext:value-type="float">
            <text:p>17.1918116566165</text:p>
          </table:table-cell>
          <table:table-cell office:value-type="float" office:value="8.34069848533953" calcext:value-type="float">
            <text:p>8.34069848533953</text:p>
          </table:table-cell>
          <table:table-cell office:value-type="float" office:value="2.01048165135886" calcext:value-type="float">
            <text:p>2.01048165135886</text:p>
          </table:table-cell>
          <table:table-cell office:value-type="float" office:value="124.799578523481" calcext:value-type="float">
            <text:p>124.799578523481</text:p>
          </table:table-cell>
          <table:table-cell office:value-type="float" office:value="1.22634338029122" calcext:value-type="float">
            <text:p>1.22634338029122</text:p>
          </table:table-cell>
          <table:table-cell table:number-columns-repeated="1018"/>
        </table:table-row>
        <table:table-row table:style-name="ro1">
          <table:table-cell table:style-name="ce21" office:value-type="float" office:value="2.950999885" calcext:value-type="float">
            <text:p>2.951</text:p>
          </table:table-cell>
          <table:table-cell office:value-type="float" office:value="17.2641410362116" calcext:value-type="float">
            <text:p>17.2641410362116</text:p>
          </table:table-cell>
          <table:table-cell office:value-type="float" office:value="8.28702957432486" calcext:value-type="float">
            <text:p>8.28702957432486</text:p>
          </table:table-cell>
          <table:table-cell office:value-type="float" office:value="2.08110958958485" calcext:value-type="float">
            <text:p>2.08110958958485</text:p>
          </table:table-cell>
          <table:table-cell office:value-type="float" office:value="129.654523557721" calcext:value-type="float">
            <text:p>129.654523557721</text:p>
          </table:table-cell>
          <table:table-cell office:value-type="float" office:value="1.2264760701204" calcext:value-type="float">
            <text:p>1.2264760701204</text:p>
          </table:table-cell>
          <table:table-cell table:number-columns-repeated="1018"/>
        </table:table-row>
        <table:table-row table:style-name="ro1">
          <table:table-cell table:style-name="ce21" office:value-type="float" office:value="2.950999885" calcext:value-type="float">
            <text:p>2.951</text:p>
          </table:table-cell>
          <table:table-cell office:value-type="float" office:value="17.3365307981694" calcext:value-type="float">
            <text:p>17.3365307981694</text:p>
          </table:table-cell>
          <table:table-cell office:value-type="float" office:value="8.22765688085457" calcext:value-type="float">
            <text:p>8.22765688085457</text:p>
          </table:table-cell>
          <table:table-cell office:value-type="float" office:value="2.14686934040892" calcext:value-type="float">
            <text:p>2.14686934040892</text:p>
          </table:table-cell>
          <table:table-cell office:value-type="float" office:value="134.511053704338" calcext:value-type="float">
            <text:p>134.511053704338</text:p>
          </table:table-cell>
          <table:table-cell office:value-type="float" office:value="1.2213061765172" calcext:value-type="float">
            <text:p>1.2213061765172</text:p>
          </table:table-cell>
          <table:table-cell table:number-columns-repeated="1018"/>
        </table:table-row>
        <table:table-row table:style-name="ro1">
          <table:table-cell table:style-name="ce21" office:value-type="float" office:value="2.950999885" calcext:value-type="float">
            <text:p>2.951</text:p>
          </table:table-cell>
          <table:table-cell office:value-type="float" office:value="17.4090558410022" calcext:value-type="float">
            <text:p>17.4090558410022</text:p>
          </table:table-cell>
          <table:table-cell office:value-type="float" office:value="8.16318603888983" calcext:value-type="float">
            <text:p>8.16318603888983</text:p>
          </table:table-cell>
          <table:table-cell office:value-type="float" office:value="2.2070551723767" calcext:value-type="float">
            <text:p>2.2070551723767</text:p>
          </table:table-cell>
          <table:table-cell office:value-type="float" office:value="139.452617277614" calcext:value-type="float">
            <text:p>139.452617277614</text:p>
          </table:table-cell>
          <table:table-cell office:value-type="float" office:value="1.21089206292628" calcext:value-type="float">
            <text:p>1.21089206292628</text:p>
          </table:table-cell>
          <table:table-cell table:number-columns-repeated="1018"/>
        </table:table-row>
        <table:table-row table:style-name="ro1">
          <table:table-cell table:style-name="ce21" office:value-type="float" office:value="2.950999885" calcext:value-type="float">
            <text:p>2.951</text:p>
          </table:table-cell>
          <table:table-cell office:value-type="float" office:value="17.4453949251524" calcext:value-type="float">
            <text:p>17.4453949251524</text:p>
          </table:table-cell>
          <table:table-cell office:value-type="float" office:value="8.12922807283491" calcext:value-type="float">
            <text:p>8.12922807283491</text:p>
          </table:table-cell>
          <table:table-cell office:value-type="float" office:value="2.23483732771" calcext:value-type="float">
            <text:p>2.23483732771</text:p>
          </table:table-cell>
          <table:table-cell office:value-type="float" office:value="141.981545972736" calcext:value-type="float">
            <text:p>141.981545972736</text:p>
          </table:table-cell>
          <table:table-cell office:value-type="float" office:value="1.20384828568276" calcext:value-type="float">
            <text:p>1.20384828568276</text:p>
          </table:table-cell>
          <table:table-cell table:number-columns-repeated="1018"/>
        </table:table-row>
        <table:table-row table:style-name="ro1">
          <table:table-cell table:style-name="ce21" office:value-type="float" office:value="2.950999885" calcext:value-type="float">
            <text:p>2.951</text:p>
          </table:table-cell>
          <table:table-cell office:value-type="float" office:value="17.481800670833" calcext:value-type="float">
            <text:p>17.481800670833</text:p>
          </table:table-cell>
          <table:table-cell office:value-type="float" office:value="8.09422268239182" calcext:value-type="float">
            <text:p>8.09422268239182</text:p>
          </table:table-cell>
          <table:table-cell office:value-type="float" office:value="2.26096135403385" calcext:value-type="float">
            <text:p>2.26096135403385</text:p>
          </table:table-cell>
          <table:table-cell office:value-type="float" office:value="144.563269745901" calcext:value-type="float">
            <text:p>144.563269745901</text:p>
          </table:table-cell>
          <table:table-cell office:value-type="float" office:value="1.1957098706799" calcext:value-type="float">
            <text:p>1.1957098706799</text:p>
          </table:table-cell>
          <table:table-cell table:number-columns-repeated="1018"/>
        </table:table-row>
        <table:table-row table:style-name="ro1">
          <table:table-cell table:style-name="ce21" office:value-type="float" office:value="2.950999885" calcext:value-type="float">
            <text:p>2.951</text:p>
          </table:table-cell>
          <table:table-cell office:value-type="float" office:value="17.5182845362181" calcext:value-type="float">
            <text:p>17.5182845362181</text:p>
          </table:table-cell>
          <table:table-cell office:value-type="float" office:value="8.0582455718057" calcext:value-type="float">
            <text:p>8.0582455718057</text:p>
          </table:table-cell>
          <table:table-cell office:value-type="float" office:value="2.28533903491645" calcext:value-type="float">
            <text:p>2.28533903491645</text:p>
          </table:table-cell>
          <table:table-cell office:value-type="float" office:value="147.208239615233" calcext:value-type="float">
            <text:p>147.208239615233</text:p>
          </table:table-cell>
          <table:table-cell office:value-type="float" office:value="1.18661991944738" calcext:value-type="float">
            <text:p>1.18661991944738</text:p>
          </table:table-cell>
          <table:table-cell table:number-columns-repeated="1018"/>
        </table:table-row>
        <table:table-row table:style-name="ro1">
          <table:table-cell table:style-name="ce21" office:value-type="float" office:value="2.950999885" calcext:value-type="float">
            <text:p>2.951</text:p>
          </table:table-cell>
          <table:table-cell office:value-type="float" office:value="17.5548577440491" calcext:value-type="float">
            <text:p>17.5548577440491</text:p>
          </table:table-cell>
          <table:table-cell office:value-type="float" office:value="8.0213724453217" calcext:value-type="float">
            <text:p>8.0213724453217</text:p>
          </table:table-cell>
          <table:table-cell office:value-type="float" office:value="2.30788215392601" calcext:value-type="float">
            <text:p>2.30788215392601</text:p>
          </table:table-cell>
          <table:table-cell office:value-type="float" office:value="149.926734923032" calcext:value-type="float">
            <text:p>149.926734923032</text:p>
          </table:table-cell>
          <table:table-cell office:value-type="float" office:value="1.1767647508857" calcext:value-type="float">
            <text:p>1.1767647508857</text:p>
          </table:table-cell>
          <table:table-cell table:number-columns-repeated="1018"/>
        </table:table-row>
        <table:table-row table:style-name="ro1">
          <table:table-cell table:style-name="ce21" office:value-type="float" office:value="2.950999885" calcext:value-type="float">
            <text:p>2.951</text:p>
          </table:table-cell>
          <table:table-cell office:value-type="float" office:value="17.5915307065598" calcext:value-type="float">
            <text:p>17.5915307065598</text:p>
          </table:table-cell>
          <table:table-cell office:value-type="float" office:value="7.98367900718497" calcext:value-type="float">
            <text:p>7.98367900718497</text:p>
          </table:table-cell>
          <table:table-cell office:value-type="float" office:value="2.32850249463073" calcext:value-type="float">
            <text:p>2.32850249463073</text:p>
          </table:table-cell>
          <table:table-cell office:value-type="float" office:value="152.728714081468" calcext:value-type="float">
            <text:p>152.728714081468</text:p>
          </table:table-cell>
          <table:table-cell office:value-type="float" office:value="1.16637996405356" calcext:value-type="float">
            <text:p>1.16637996405356</text:p>
          </table:table-cell>
          <table:table-cell table:number-columns-repeated="1018"/>
        </table:table-row>
        <table:table-row table:style-name="ro1">
          <table:table-cell table:style-name="ce21" office:value-type="float" office:value="2.950999885" calcext:value-type="float">
            <text:p>2.951</text:p>
          </table:table-cell>
          <table:table-cell office:value-type="float" office:value="17.6283122373706" calcext:value-type="float">
            <text:p>17.6283122373706</text:p>
          </table:table-cell>
          <table:table-cell office:value-type="float" office:value="7.94524096164064" calcext:value-type="float">
            <text:p>7.94524096164064</text:p>
          </table:table-cell>
          <table:table-cell office:value-type="float" office:value="2.34711184059883" calcext:value-type="float">
            <text:p>2.34711184059883</text:p>
          </table:table-cell>
          <table:table-cell office:value-type="float" office:value="155.623607230824" calcext:value-type="float">
            <text:p>155.623607230824</text:p>
          </table:table-cell>
          <table:table-cell office:value-type="float" office:value="1.15575651954128" calcext:value-type="float">
            <text:p>1.15575651954128</text:p>
          </table:table-cell>
          <table:table-cell table:number-columns-repeated="1018"/>
        </table:table-row>
        <table:table-row table:style-name="ro1">
          <table:table-cell table:style-name="ce21" office:value-type="float" office:value="2.950999885" calcext:value-type="float">
            <text:p>2.951</text:p>
          </table:table-cell>
          <table:table-cell office:value-type="float" office:value="17.6652085324293" calcext:value-type="float">
            <text:p>17.6652085324293</text:p>
          </table:table-cell>
          <table:table-cell office:value-type="float" office:value="7.90613401293388" calcext:value-type="float">
            <text:p>7.90613401293388</text:p>
          </table:table-cell>
          <table:table-cell office:value-type="float" office:value="2.3636219753985" calcext:value-type="float">
            <text:p>2.3636219753985</text:p>
          </table:table-cell>
          <table:table-cell office:value-type="float" office:value="158.62004139818" calcext:value-type="float">
            <text:p>158.62004139818</text:p>
          </table:table-cell>
          <table:table-cell office:value-type="float" office:value="1.14524633562307" calcext:value-type="float">
            <text:p>1.14524633562307</text:p>
          </table:table-cell>
          <table:table-cell table:number-columns-repeated="1018"/>
        </table:table-row>
        <table:table-row table:style-name="ro1">
          <table:table-cell table:style-name="ce21" office:value-type="float" office:value="2.950999885" calcext:value-type="float">
            <text:p>2.951</text:p>
          </table:table-cell>
          <table:table-cell office:value-type="float" office:value="17.7022219207198" calcext:value-type="float">
            <text:p>17.7022219207198</text:p>
          </table:table-cell>
          <table:table-cell office:value-type="float" office:value="7.86643386530982" calcext:value-type="float">
            <text:p>7.86643386530982</text:p>
          </table:table-cell>
          <table:table-cell office:value-type="float" office:value="2.37794468259795" calcext:value-type="float">
            <text:p>2.37794468259795</text:p>
          </table:table-cell>
          <table:table-cell office:value-type="float" office:value="161.725491430592" calcext:value-type="float">
            <text:p>161.725491430592</text:p>
          </table:table-cell>
          <table:table-cell office:value-type="float" office:value="1.13526678246752" calcext:value-type="float">
            <text:p>1.13526678246752</text:p>
          </table:table-cell>
          <table:table-cell table:number-columns-repeated="1018"/>
        </table:table-row>
        <table:table-row table:style-name="ro1">
          <table:table-cell table:style-name="ce21" office:value-type="float" office:value="2.950999885" calcext:value-type="float">
            <text:p>2.951</text:p>
          </table:table-cell>
          <table:table-cell office:value-type="float" office:value="17.7393494155192" calcext:value-type="float">
            <text:p>17.7393494155192</text:p>
          </table:table-cell>
          <table:table-cell office:value-type="float" office:value="7.82621622301362" calcext:value-type="float">
            <text:p>7.82621622301362</text:p>
          </table:table-cell>
          <table:table-cell office:value-type="float" office:value="2.3899917457654" calcext:value-type="float">
            <text:p>2.3899917457654</text:p>
          </table:table-cell>
          <table:table-cell office:value-type="float" office:value="164.945855314286" calcext:value-type="float">
            <text:p>164.945855314286</text:p>
          </table:table-cell>
          <table:table-cell office:value-type="float" office:value="1.12630335078319" calcext:value-type="float">
            <text:p>1.12630335078319</text:p>
          </table:table-cell>
          <table:table-cell table:number-columns-repeated="1018"/>
        </table:table-row>
        <table:table-row table:style-name="ro1">
          <table:table-cell table:style-name="ce21" office:value-type="float" office:value="2.950999885" calcext:value-type="float">
            <text:p>2.951</text:p>
          </table:table-cell>
          <table:table-cell office:value-type="float" office:value="17.7765811409183" calcext:value-type="float">
            <text:p>17.7765811409183</text:p>
          </table:table-cell>
          <table:table-cell office:value-type="float" office:value="7.78555679029041" calcext:value-type="float">
            <text:p>7.78555679029041</text:p>
          </table:table-cell>
          <table:table-cell office:value-type="float" office:value="2.39967494846903" calcext:value-type="float">
            <text:p>2.39967494846903</text:p>
          </table:table-cell>
          <table:table-cell office:value-type="float" office:value="168.284961298754" calcext:value-type="float">
            <text:p>168.284961298754</text:p>
          </table:table-cell>
          <table:table-cell office:value-type="float" office:value="1.11890967500681" calcext:value-type="float">
            <text:p>1.11890967500681</text:p>
          </table:table-cell>
          <table:table-cell table:number-columns-repeated="1018"/>
        </table:table-row>
        <table:table-row table:style-name="ro1">
          <table:table-cell table:style-name="ce21" office:value-type="float" office:value="2.950999885" calcext:value-type="float">
            <text:p>2.951</text:p>
          </table:table-cell>
          <table:table-cell office:value-type="float" office:value="17.813898766813" calcext:value-type="float">
            <text:p>17.813898766813</text:p>
          </table:table-cell>
          <table:table-cell office:value-type="float" office:value="7.74453127138535" calcext:value-type="float">
            <text:p>7.74453127138535</text:p>
          </table:table-cell>
          <table:table-cell office:value-type="float" office:value="2.40690607427707" calcext:value-type="float">
            <text:p>2.40690607427707</text:p>
          </table:table-cell>
          <table:table-cell office:value-type="float" office:value="171.74402700971" calcext:value-type="float">
            <text:p>171.74402700971</text:p>
          </table:table-cell>
          <table:table-cell office:value-type="float" office:value="1.11370400280657" calcext:value-type="float">
            <text:p>1.11370400280657</text:p>
          </table:table-cell>
          <table:table-cell table:number-columns-repeated="1018"/>
        </table:table-row>
        <table:table-row table:style-name="ro1">
          <table:table-cell table:style-name="ce21" office:value-type="float" office:value="2.950999885" calcext:value-type="float">
            <text:p>2.951</text:p>
          </table:table-cell>
          <table:table-cell office:value-type="float" office:value="17.8512741556131" calcext:value-type="float">
            <text:p>17.8512741556131</text:p>
          </table:table-cell>
          <table:table-cell office:value-type="float" office:value="7.70321537054357" calcext:value-type="float">
            <text:p>7.70321537054357</text:p>
          </table:table-cell>
          <table:table-cell office:value-type="float" office:value="2.41159690675772" calcext:value-type="float">
            <text:p>2.41159690675772</text:p>
          </table:table-cell>
          <table:table-cell office:value-type="float" office:value="175.321107139225" calcext:value-type="float">
            <text:p>175.321107139225</text:p>
          </table:table-cell>
          <table:table-cell office:value-type="float" office:value="1.11136110847894" calcext:value-type="float">
            <text:p>1.11136110847894</text:p>
          </table:table-cell>
          <table:table-cell table:number-columns-repeated="1018"/>
        </table:table-row>
        <table:table-row table:style-name="ro1">
          <table:table-cell table:style-name="ce21" office:value-type="float" office:value="2.950999885" calcext:value-type="float">
            <text:p>2.951</text:p>
          </table:table-cell>
          <table:table-cell office:value-type="float" office:value="17.8886684965592" calcext:value-type="float">
            <text:p>17.8886684965592</text:p>
          </table:table-cell>
          <table:table-cell office:value-type="float" office:value="7.66168479201024" calcext:value-type="float">
            <text:p>7.66168479201024</text:p>
          </table:table-cell>
          <table:table-cell office:value-type="float" office:value="2.41365922947918" calcext:value-type="float">
            <text:p>2.41365922947918</text:p>
          </table:table-cell>
          <table:table-cell office:value-type="float" office:value="179.010584640678" calcext:value-type="float">
            <text:p>179.010584640678</text:p>
          </table:table-cell>
          <table:table-cell office:value-type="float" office:value="1.11259852262384" calcext:value-type="float">
            <text:p>1.11259852262384</text:p>
          </table:table-cell>
          <table:table-cell table:number-columns-repeated="1018"/>
        </table:table-row>
        <table:table-row table:style-name="ro1">
          <table:table-cell table:style-name="ce21" office:value-type="float" office:value="2.950999885" calcext:value-type="float">
            <text:p>2.951</text:p>
          </table:table-cell>
          <table:table-cell office:value-type="float" office:value="17.9263940918898" calcext:value-type="float">
            <text:p>17.9263940918898</text:p>
          </table:table-cell>
          <table:table-cell office:value-type="float" office:value="7.62001524003048" calcext:value-type="float">
            <text:p>7.62001524003048</text:p>
          </table:table-cell>
          <table:table-cell office:value-type="float" office:value="2.41300482600965" calcext:value-type="float">
            <text:p>2.41300482600965</text:p>
          </table:table-cell>
          <table:table-cell office:value-type="float" office:value="-177.19722292946" calcext:value-type="float">
            <text:p>-177.19722292946</text:p>
          </table:table-cell>
          <table:table-cell office:value-type="float" office:value="1.09676039504029" calcext:value-type="float">
            <text:p>1.09676039504029</text:p>
          </table:table-cell>
          <table:table-cell table:number-columns-repeated="1018"/>
        </table:table-row>
        <table:table-row table:style-name="ro1">
          <table:table-cell table:style-name="ce21" office:value-type="float" office:value="2.950999885" calcext:value-type="float">
            <text:p>2.951</text:p>
          </table:table-cell>
          <table:table-cell office:value-type="float" office:value="17.9641613413916" calcext:value-type="float">
            <text:p>17.9641613413916</text:p>
          </table:table-cell>
          <table:table-cell office:value-type="float" office:value="7.57826501731113" calcext:value-type="float">
            <text:p>7.57826501731113</text:p>
          </table:table-cell>
          <table:table-cell office:value-type="float" office:value="2.40959050123241" calcext:value-type="float">
            <text:p>2.40959050123241</text:p>
          </table:table-cell>
          <table:table-cell office:value-type="float" office:value="-173.507271468795" calcext:value-type="float">
            <text:p>-173.507271468795</text:p>
          </table:table-cell>
          <table:table-cell office:value-type="float" office:value="1.1215426064436" calcext:value-type="float">
            <text:p>1.1215426064436</text:p>
          </table:table-cell>
          <table:table-cell table:number-columns-repeated="1018"/>
        </table:table-row>
        <table:table-row table:style-name="ro1">
          <table:table-cell table:style-name="ce21" office:value-type="float" office:value="2.950999885" calcext:value-type="float">
            <text:p>2.951</text:p>
          </table:table-cell>
          <table:table-cell office:value-type="float" office:value="18.0013147750084" calcext:value-type="float">
            <text:p>18.0013147750084</text:p>
          </table:table-cell>
          <table:table-cell office:value-type="float" office:value="7.53642282040569" calcext:value-type="float">
            <text:p>7.53642282040569</text:p>
          </table:table-cell>
          <table:table-cell office:value-type="float" office:value="2.40355314529092" calcext:value-type="float">
            <text:p>2.40355314529092</text:p>
          </table:table-cell>
          <table:table-cell office:value-type="float" office:value="-170.131978029522" calcext:value-type="float">
            <text:p>-170.131978029522</text:p>
          </table:table-cell>
          <table:table-cell office:value-type="float" office:value="1.15418322432655" calcext:value-type="float">
            <text:p>1.15418322432655</text:p>
          </table:table-cell>
          <table:table-cell table:number-columns-repeated="1018"/>
        </table:table-row>
        <table:table-row table:style-name="ro1">
          <table:table-cell table:style-name="ce21" office:value-type="float" office:value="2.950999885" calcext:value-type="float">
            <text:p>2.951</text:p>
          </table:table-cell>
          <table:table-cell office:value-type="float" office:value="18.0377953108088" calcext:value-type="float">
            <text:p>18.0377953108088</text:p>
          </table:table-cell>
          <table:table-cell office:value-type="float" office:value="7.49445994432935" calcext:value-type="float">
            <text:p>7.49445994432935</text:p>
          </table:table-cell>
          <table:table-cell office:value-type="float" office:value="2.39507466964373" calcext:value-type="float">
            <text:p>2.39507466964373</text:p>
          </table:table-cell>
          <table:table-cell office:value-type="float" office:value="-167.084969411605" calcext:value-type="float">
            <text:p>-167.084969411605</text:p>
          </table:table-cell>
          <table:table-cell office:value-type="float" office:value="1.19286750719104" calcext:value-type="float">
            <text:p>1.19286750719104</text:p>
          </table:table-cell>
          <table:table-cell table:number-columns-repeated="1018"/>
        </table:table-row>
        <table:table-row table:style-name="ro1">
          <table:table-cell table:style-name="ce21" office:value-type="float" office:value="2.950999885" calcext:value-type="float">
            <text:p>2.951</text:p>
          </table:table-cell>
          <table:table-cell office:value-type="float" office:value="18.0735822970915" calcext:value-type="float">
            <text:p>18.0735822970915</text:p>
          </table:table-cell>
          <table:table-cell office:value-type="float" office:value="7.45234768409729" calcext:value-type="float">
            <text:p>7.45234768409729</text:p>
          </table:table-cell>
          <table:table-cell office:value-type="float" office:value="2.38433698574937" calcext:value-type="float">
            <text:p>2.38433698574937</text:p>
          </table:table-cell>
          <table:table-cell office:value-type="float" office:value="-164.368299082756" calcext:value-type="float">
            <text:p>-164.368299082756</text:p>
          </table:table-cell>
          <table:table-cell office:value-type="float" office:value="1.23592824290081" calcext:value-type="float">
            <text:p>1.23592824290081</text:p>
          </table:table-cell>
          <table:table-cell table:number-columns-repeated="1018"/>
        </table:table-row>
        <table:table-row table:style-name="ro1">
          <table:table-cell table:style-name="ce21" office:value-type="float" office:value="2.950999885" calcext:value-type="float">
            <text:p>2.951</text:p>
          </table:table-cell>
          <table:table-cell office:value-type="float" office:value="18.1430755409558" calcext:value-type="float">
            <text:p>18.1430755409558</text:p>
          </table:table-cell>
          <table:table-cell office:value-type="float" office:value="7.36756019122675" calcext:value-type="float">
            <text:p>7.36756019122675</text:p>
          </table:table-cell>
          <table:table-cell office:value-type="float" office:value="2.35681163905327" calcext:value-type="float">
            <text:p>2.35681163905327</text:p>
          </table:table-cell>
          <table:table-cell office:value-type="float" office:value="-159.894858362356" calcext:value-type="float">
            <text:p>-159.894858362356</text:p>
          </table:table-cell>
          <table:table-cell office:value-type="float" office:value="1.32960173992488" calcext:value-type="float">
            <text:p>1.32960173992488</text:p>
          </table:table-cell>
          <table:table-cell table:number-columns-repeated="1018"/>
        </table:table-row>
        <table:table-row table:style-name="ro1">
          <table:table-cell table:style-name="ce21" office:value-type="float" office:value="2.952000056" calcext:value-type="float">
            <text:p>2.952</text:p>
          </table:table-cell>
          <table:table-cell office:value-type="float" office:value="18.2100998702881" calcext:value-type="float">
            <text:p>18.2100998702881</text:p>
          </table:table-cell>
          <table:table-cell office:value-type="float" office:value="7.28183070191554" calcext:value-type="float">
            <text:p>7.28183070191554</text:p>
          </table:table-cell>
          <table:table-cell office:value-type="float" office:value="2.32243239687091" calcext:value-type="float">
            <text:p>2.32243239687091</text:p>
          </table:table-cell>
          <table:table-cell office:value-type="float" office:value="-156.60800691665" calcext:value-type="float">
            <text:p>-156.60800691665</text:p>
          </table:table-cell>
          <table:table-cell office:value-type="float" office:value="1.42659139646835" calcext:value-type="float">
            <text:p>1.42659139646835</text:p>
          </table:table-cell>
          <table:table-cell table:number-columns-repeated="1018"/>
        </table:table-row>
        <table:table-row table:style-name="ro1">
          <table:table-cell table:style-name="ce21" office:value-type="float" office:value="2.952000056" calcext:value-type="float">
            <text:p>2.952</text:p>
          </table:table-cell>
          <table:table-cell office:value-type="float" office:value="18.2749202116109" calcext:value-type="float">
            <text:p>18.2749202116109</text:p>
          </table:table-cell>
          <table:table-cell office:value-type="float" office:value="7.19492957628513" calcext:value-type="float">
            <text:p>7.19492957628513</text:p>
          </table:table-cell>
          <table:table-cell office:value-type="float" office:value="2.28265455087057" calcext:value-type="float">
            <text:p>2.28265455087057</text:p>
          </table:table-cell>
          <table:table-cell office:value-type="float" office:value="-154.379432167236" calcext:value-type="float">
            <text:p>-154.379432167236</text:p>
          </table:table-cell>
          <table:table-cell office:value-type="float" office:value="1.52224821025188" calcext:value-type="float">
            <text:p>1.52224821025188</text:p>
          </table:table-cell>
          <table:table-cell table:number-columns-repeated="1018"/>
        </table:table-row>
        <table:table-row table:style-name="ro1">
          <table:table-cell table:style-name="ce21" office:value-type="float" office:value="2.952000056" calcext:value-type="float">
            <text:p>2.952</text:p>
          </table:table-cell>
          <table:table-cell office:value-type="float" office:value="18.3377327128187" calcext:value-type="float">
            <text:p>18.3377327128187</text:p>
          </table:table-cell>
          <table:table-cell office:value-type="float" office:value="7.106627174457" calcext:value-type="float">
            <text:p>7.106627174457</text:p>
          </table:table-cell>
          <table:table-cell office:value-type="float" office:value="2.23893339272051" calcext:value-type="float">
            <text:p>2.23893339272051</text:p>
          </table:table-cell>
          <table:table-cell office:value-type="float" office:value="-153.092295045983" calcext:value-type="float">
            <text:p>-153.092295045983</text:p>
          </table:table-cell>
          <table:table-cell office:value-type="float" office:value="1.61513732372382" calcext:value-type="float">
            <text:p>1.61513732372382</text:p>
          </table:table-cell>
          <table:table-cell table:number-columns-repeated="1018"/>
        </table:table-row>
        <table:table-row table:style-name="ro1">
          <table:table-cell table:style-name="ce21" office:value-type="float" office:value="2.952000056" calcext:value-type="float">
            <text:p>2.952</text:p>
          </table:table-cell>
          <table:table-cell office:value-type="float" office:value="18.3986225515751" calcext:value-type="float">
            <text:p>18.3986225515751</text:p>
          </table:table-cell>
          <table:table-cell office:value-type="float" office:value="7.01669385655261" calcext:value-type="float">
            <text:p>7.01669385655261</text:p>
          </table:table-cell>
          <table:table-cell office:value-type="float" office:value="2.19272421408904" calcext:value-type="float">
            <text:p>2.19272421408904</text:p>
          </table:table-cell>
          <table:table-cell office:value-type="float" office:value="-152.655361840941" calcext:value-type="float">
            <text:p>-152.655361840941</text:p>
          </table:table-cell>
          <table:table-cell office:value-type="float" office:value="1.70595163593244" calcext:value-type="float">
            <text:p>1.70595163593244</text:p>
          </table:table-cell>
          <table:table-cell table:number-columns-repeated="1018"/>
        </table:table-row>
        <table:table-row table:style-name="ro1">
          <table:table-cell table:style-name="ce21" office:value-type="float" office:value="2.952000056" calcext:value-type="float">
            <text:p>2.952</text:p>
          </table:table-cell>
          <table:table-cell office:value-type="float" office:value="18.4604956323178" calcext:value-type="float">
            <text:p>18.4604956323178</text:p>
          </table:table-cell>
          <table:table-cell office:value-type="float" office:value="6.92489998269344" calcext:value-type="float">
            <text:p>6.92489998269344</text:p>
          </table:table-cell>
          <table:table-cell office:value-type="float" office:value="2.14548230664441" calcext:value-type="float">
            <text:p>2.14548230664441</text:p>
          </table:table-cell>
          <table:table-cell office:value-type="float" office:value="-153.005462043801" calcext:value-type="float">
            <text:p>-153.005462043801</text:p>
          </table:table-cell>
          <table:table-cell office:value-type="float" office:value="1.63111087737031" calcext:value-type="float">
            <text:p>1.63111087737031</text:p>
          </table:table-cell>
          <table:table-cell table:number-columns-repeated="1018"/>
        </table:table-row>
        <table:table-row table:style-name="ro1">
          <table:table-cell table:style-name="ce21" office:value-type="float" office:value="2.952000056" calcext:value-type="float">
            <text:p>2.952</text:p>
          </table:table-cell>
          <table:table-cell office:value-type="float" office:value="18.5262301141909" calcext:value-type="float">
            <text:p>18.5262301141909</text:p>
          </table:table-cell>
          <table:table-cell office:value-type="float" office:value="6.83101591300095" calcext:value-type="float">
            <text:p>6.83101591300095</text:p>
          </table:table-cell>
          <table:table-cell office:value-type="float" office:value="2.09866296205492" calcext:value-type="float">
            <text:p>2.09866296205492</text:p>
          </table:table-cell>
          <table:table-cell office:value-type="float" office:value="-154.10455344715" calcext:value-type="float">
            <text:p>-154.10455344715</text:p>
          </table:table-cell>
          <table:table-cell office:value-type="float" office:value="1.56084459474303" calcext:value-type="float">
            <text:p>1.56084459474303</text:p>
          </table:table-cell>
          <table:table-cell table:number-columns-repeated="1018"/>
        </table:table-row>
        <table:table-row table:style-name="ro1">
          <table:table-cell table:style-name="ce21" office:value-type="float" office:value="2.952000056" calcext:value-type="float">
            <text:p>2.952</text:p>
          </table:table-cell>
          <table:table-cell office:value-type="float" office:value="18.5956203582587" calcext:value-type="float">
            <text:p>18.5956203582587</text:p>
          </table:table-cell>
          <table:table-cell office:value-type="float" office:value="6.73481200759663" calcext:value-type="float">
            <text:p>6.73481200759663</text:p>
          </table:table-cell>
          <table:table-cell office:value-type="float" office:value="2.05372147198883" calcext:value-type="float">
            <text:p>2.05372147198883</text:p>
          </table:table-cell>
          <table:table-cell office:value-type="float" office:value="-155.934168804867" calcext:value-type="float">
            <text:p>-155.934168804867</text:p>
          </table:table-cell>
          <table:table-cell office:value-type="float" office:value="1.49962794707116" calcext:value-type="float">
            <text:p>1.49962794707116</text:p>
          </table:table-cell>
          <table:table-cell table:number-columns-repeated="1018"/>
        </table:table-row>
        <table:table-row table:style-name="ro1">
          <table:table-cell table:style-name="ce21" office:value-type="float" office:value="2.952000056" calcext:value-type="float">
            <text:p>2.952</text:p>
          </table:table-cell>
          <table:table-cell office:value-type="float" office:value="18.6683818045398" calcext:value-type="float">
            <text:p>18.6683818045398</text:p>
          </table:table-cell>
          <table:table-cell office:value-type="float" office:value="6.63605862660193" calcext:value-type="float">
            <text:p>6.63605862660193</text:p>
          </table:table-cell>
          <table:table-cell office:value-type="float" office:value="2.01211312811444" calcext:value-type="float">
            <text:p>2.01211312811444</text:p>
          </table:table-cell>
          <table:table-cell office:value-type="float" office:value="-158.487912740752" calcext:value-type="float">
            <text:p>-158.487912740752</text:p>
          </table:table-cell>
          <table:table-cell office:value-type="float" office:value="1.44591607435023" calcext:value-type="float">
            <text:p>1.44591607435023</text:p>
          </table:table-cell>
          <table:table-cell table:number-columns-repeated="1018"/>
        </table:table-row>
        <table:table-row table:style-name="ro1">
          <table:table-cell table:style-name="ce21" office:value-type="float" office:value="2.952000056" calcext:value-type="float">
            <text:p>2.952</text:p>
          </table:table-cell>
          <table:table-cell office:value-type="float" office:value="18.7442846132527" calcext:value-type="float">
            <text:p>18.7442846132527</text:p>
          </table:table-cell>
          <table:table-cell office:value-type="float" office:value="6.53452613013833" calcext:value-type="float">
            <text:p>6.53452613013833</text:p>
          </table:table-cell>
          <table:table-cell office:value-type="float" office:value="1.97529322210002" calcext:value-type="float">
            <text:p>1.97529322210002</text:p>
          </table:table-cell>
          <table:table-cell office:value-type="float" office:value="-161.761668392505" calcext:value-type="float">
            <text:p>-161.761668392505</text:p>
          </table:table-cell>
          <table:table-cell office:value-type="float" office:value="1.39989591743575" calcext:value-type="float">
            <text:p>1.39989591743575</text:p>
          </table:table-cell>
          <table:table-cell table:number-columns-repeated="1018"/>
        </table:table-row>
        <table:table-row table:style-name="ro1">
          <table:table-cell table:style-name="ce21" office:value-type="float" office:value="2.952000056" calcext:value-type="float">
            <text:p>2.952</text:p>
          </table:table-cell>
          <table:table-cell office:value-type="float" office:value="18.8231245099189" calcext:value-type="float">
            <text:p>18.8231245099189</text:p>
          </table:table-cell>
          <table:table-cell office:value-type="float" office:value="6.42998487832731" calcext:value-type="float">
            <text:p>6.42998487832731</text:p>
          </table:table-cell>
          <table:table-cell office:value-type="float" office:value="1.94471704561385" calcext:value-type="float">
            <text:p>1.94471704561385</text:p>
          </table:table-cell>
          <table:table-cell office:value-type="float" office:value="-165.741066097353" calcext:value-type="float">
            <text:p>-165.741066097353</text:p>
          </table:table-cell>
          <table:table-cell office:value-type="float" office:value="1.36319653475528" calcext:value-type="float">
            <text:p>1.36319653475528</text:p>
          </table:table-cell>
          <table:table-cell table:number-columns-repeated="1018"/>
        </table:table-row>
        <table:table-row table:style-name="ro1">
          <table:table-cell table:style-name="ce21" office:value-type="float" office:value="2.952000056" calcext:value-type="float">
            <text:p>2.952</text:p>
          </table:table-cell>
          <table:table-cell office:value-type="float" office:value="18.9046882211668" calcext:value-type="float">
            <text:p>18.9046882211668</text:p>
          </table:table-cell>
          <table:table-cell office:value-type="float" office:value="6.32220523129033" calcext:value-type="float">
            <text:p>6.32220523129033</text:p>
          </table:table-cell>
          <table:table-cell office:value-type="float" office:value="1.9218398903242" calcext:value-type="float">
            <text:p>1.9218398903242</text:p>
          </table:table-cell>
          <table:table-cell office:value-type="float" office:value="-170.38668442169" calcext:value-type="float">
            <text:p>-170.38668442169</text:p>
          </table:table-cell>
          <table:table-cell office:value-type="float" office:value="1.33851563569413" calcext:value-type="float">
            <text:p>1.33851563569413</text:p>
          </table:table-cell>
          <table:table-cell table:number-columns-repeated="1018"/>
        </table:table-row>
        <table:table-row table:style-name="ro1">
          <table:table-cell table:style-name="ce21" office:value-type="float" office:value="2.952000056" calcext:value-type="float">
            <text:p>2.952</text:p>
          </table:table-cell>
          <table:table-cell office:value-type="float" office:value="18.9464581813103" calcext:value-type="float">
            <text:p>18.9464581813103</text:p>
          </table:table-cell>
          <table:table-cell office:value-type="float" office:value="6.26702924710007" calcext:value-type="float">
            <text:p>6.26702924710007</text:p>
          </table:table-cell>
          <table:table-cell office:value-type="float" office:value="1.91374322427442" calcext:value-type="float">
            <text:p>1.91374322427442</text:p>
          </table:table-cell>
          <table:table-cell office:value-type="float" office:value="-172.936501279622" calcext:value-type="float">
            <text:p>-172.936501279622</text:p>
          </table:table-cell>
          <table:table-cell office:value-type="float" office:value="1.33167522612703" calcext:value-type="float">
            <text:p>1.33167522612703</text:p>
          </table:table-cell>
          <table:table-cell table:number-columns-repeated="1018"/>
        </table:table-row>
        <table:table-row table:style-name="ro1">
          <table:table-cell table:style-name="ce21" office:value-type="float" office:value="2.952000056" calcext:value-type="float">
            <text:p>2.952</text:p>
          </table:table-cell>
          <table:table-cell office:value-type="float" office:value="18.9888180445771" calcext:value-type="float">
            <text:p>18.9888180445771</text:p>
          </table:table-cell>
          <table:table-cell office:value-type="float" office:value="6.21095754914886" calcext:value-type="float">
            <text:p>6.21095754914886</text:p>
          </table:table-cell>
          <table:table-cell office:value-type="float" office:value="1.90811704789937" calcext:value-type="float">
            <text:p>1.90811704789937</text:p>
          </table:table-cell>
          <table:table-cell office:value-type="float" office:value="-175.619532353403" calcext:value-type="float">
            <text:p>-175.619532353403</text:p>
          </table:table-cell>
          <table:table-cell office:value-type="float" office:value="1.32901577144686" calcext:value-type="float">
            <text:p>1.32901577144686</text:p>
          </table:table-cell>
          <table:table-cell table:number-columns-repeated="1018"/>
        </table:table-row>
        <table:table-row table:style-name="ro1">
          <table:table-cell table:style-name="ce21" office:value-type="float" office:value="2.952000056" calcext:value-type="float">
            <text:p>2.952</text:p>
          </table:table-cell>
          <table:table-cell office:value-type="float" office:value="19.0317326649628" calcext:value-type="float">
            <text:p>19.0317326649628</text:p>
          </table:table-cell>
          <table:table-cell office:value-type="float" office:value="6.15396143245191" calcext:value-type="float">
            <text:p>6.15396143245191</text:p>
          </table:table-cell>
          <table:table-cell office:value-type="float" office:value="1.90514327265759" calcext:value-type="float">
            <text:p>1.90514327265759</text:p>
          </table:table-cell>
          <table:table-cell office:value-type="float" office:value="-178.418217297082" calcext:value-type="float">
            <text:p>-178.418217297082</text:p>
          </table:table-cell>
          <table:table-cell office:value-type="float" office:value="1.33085361083795" calcext:value-type="float">
            <text:p>1.33085361083795</text:p>
          </table:table-cell>
          <table:table-cell table:number-columns-repeated="1018"/>
        </table:table-row>
        <table:table-row table:style-name="ro1">
          <table:table-cell table:style-name="ce21" office:value-type="float" office:value="2.952000056" calcext:value-type="float">
            <text:p>2.952</text:p>
          </table:table-cell>
          <table:table-cell office:value-type="float" office:value="19.0753245777572" calcext:value-type="float">
            <text:p>19.0753245777572</text:p>
          </table:table-cell>
          <table:table-cell office:value-type="float" office:value="6.09601219202438" calcext:value-type="float">
            <text:p>6.09601219202438</text:p>
          </table:table-cell>
          <table:table-cell office:value-type="float" office:value="1.90500381000762" calcext:value-type="float">
            <text:p>1.90500381000762</text:p>
          </table:table-cell>
          <table:table-cell office:value-type="float" office:value="178.68799833901" calcext:value-type="float">
            <text:p>178.68799833901</text:p>
          </table:table-cell>
          <table:table-cell office:value-type="float" office:value="1.32786928202511" calcext:value-type="float">
            <text:p>1.32786928202511</text:p>
          </table:table-cell>
          <table:table-cell table:number-columns-repeated="1018"/>
        </table:table-row>
        <table:table-row table:style-name="ro1">
          <table:table-cell table:style-name="ce21" office:value-type="float" office:value="2.952000056" calcext:value-type="float">
            <text:p>2.952</text:p>
          </table:table-cell>
          <table:table-cell office:value-type="float" office:value="19.1193108582039" calcext:value-type="float">
            <text:p>19.1193108582039</text:p>
          </table:table-cell>
          <table:table-cell office:value-type="float" office:value="6.03708855058779" calcext:value-type="float">
            <text:p>6.03708855058779</text:p>
          </table:table-cell>
          <table:table-cell office:value-type="float" office:value="1.90782119606798" calcext:value-type="float">
            <text:p>1.90782119606798</text:p>
          </table:table-cell>
          <table:table-cell office:value-type="float" office:value="175.891484356602" calcext:value-type="float">
            <text:p>175.891484356602</text:p>
          </table:table-cell>
          <table:table-cell office:value-type="float" office:value="1.3543742674447" calcext:value-type="float">
            <text:p>1.3543742674447</text:p>
          </table:table-cell>
          <table:table-cell table:number-columns-repeated="1018"/>
        </table:table-row>
        <table:table-row table:style-name="ro1">
          <table:table-cell table:style-name="ce21" office:value-type="float" office:value="2.952000056" calcext:value-type="float">
            <text:p>2.952</text:p>
          </table:table-cell>
          <table:table-cell office:value-type="float" office:value="19.1632663393936" calcext:value-type="float">
            <text:p>19.1632663393936</text:p>
          </table:table-cell>
          <table:table-cell office:value-type="float" office:value="5.97719894168889" calcext:value-type="float">
            <text:p>5.97719894168889</text:p>
          </table:table-cell>
          <table:table-cell office:value-type="float" office:value="1.91348046559713" calcext:value-type="float">
            <text:p>1.91348046559713</text:p>
          </table:table-cell>
          <table:table-cell office:value-type="float" office:value="173.36500977477" calcext:value-type="float">
            <text:p>173.36500977477</text:p>
          </table:table-cell>
          <table:table-cell office:value-type="float" office:value="1.38277702328942" calcext:value-type="float">
            <text:p>1.38277702328942</text:p>
          </table:table-cell>
          <table:table-cell table:number-columns-repeated="1018"/>
        </table:table-row>
        <table:table-row table:style-name="ro1">
          <table:table-cell table:style-name="ce21" office:value-type="float" office:value="2.952000056" calcext:value-type="float">
            <text:p>2.952</text:p>
          </table:table-cell>
          <table:table-cell office:value-type="float" office:value="19.2511476025543" calcext:value-type="float">
            <text:p>19.2511476025543</text:p>
          </table:table-cell>
          <table:table-cell office:value-type="float" office:value="5.85458526651647" calcext:value-type="float">
            <text:p>5.85458526651647</text:p>
          </table:table-cell>
          <table:table-cell office:value-type="float" office:value="1.93262729273567" calcext:value-type="float">
            <text:p>1.93262729273567</text:p>
          </table:table-cell>
          <table:table-cell office:value-type="float" office:value="169.078894380812" calcext:value-type="float">
            <text:p>169.078894380812</text:p>
          </table:table-cell>
          <table:table-cell office:value-type="float" office:value="1.44147948090038" calcext:value-type="float">
            <text:p>1.44147948090038</text:p>
          </table:table-cell>
          <table:table-cell table:number-columns-repeated="1018"/>
        </table:table-row>
        <table:table-row table:style-name="ro1">
          <table:table-cell table:style-name="ce21" office:value-type="float" office:value="2.952000056" calcext:value-type="float">
            <text:p>2.952</text:p>
          </table:table-cell>
          <table:table-cell office:value-type="float" office:value="19.2951425367824" calcext:value-type="float">
            <text:p>19.2951425367824</text:p>
          </table:table-cell>
          <table:table-cell office:value-type="float" office:value="5.79189292274911" calcext:value-type="float">
            <text:p>5.79189292274911</text:p>
          </table:table-cell>
          <table:table-cell office:value-type="float" office:value="1.94576616918197" calcext:value-type="float">
            <text:p>1.94576616918197</text:p>
          </table:table-cell>
          <table:table-cell office:value-type="float" office:value="167.29173482213" calcext:value-type="float">
            <text:p>167.29173482213</text:p>
          </table:table-cell>
          <table:table-cell office:value-type="float" office:value="1.4704172348125" calcext:value-type="float">
            <text:p>1.4704172348125</text:p>
          </table:table-cell>
          <table:table-cell table:number-columns-repeated="1018"/>
        </table:table-row>
        <table:table-row table:style-name="ro1">
          <table:table-cell table:style-name="ce21" office:value-type="float" office:value="2.952000056" calcext:value-type="float">
            <text:p>2.952</text:p>
          </table:table-cell>
          <table:table-cell office:value-type="float" office:value="19.3392029904452" calcext:value-type="float">
            <text:p>19.3392029904452</text:p>
          </table:table-cell>
          <table:table-cell office:value-type="float" office:value="5.72829805653176" calcext:value-type="float">
            <text:p>5.72829805653176</text:p>
          </table:table-cell>
          <table:table-cell office:value-type="float" office:value="1.96104956677089" calcext:value-type="float">
            <text:p>1.96104956677089</text:p>
          </table:table-cell>
          <table:table-cell office:value-type="float" office:value="165.722063744041" calcext:value-type="float">
            <text:p>165.722063744041</text:p>
          </table:table-cell>
          <table:table-cell office:value-type="float" office:value="1.49848433742024" calcext:value-type="float">
            <text:p>1.49848433742024</text:p>
          </table:table-cell>
          <table:table-cell table:number-columns-repeated="1018"/>
        </table:table-row>
        <table:table-row table:style-name="ro1">
          <table:table-cell table:style-name="ce21" office:value-type="float" office:value="2.952000056" calcext:value-type="float">
            <text:p>2.952</text:p>
          </table:table-cell>
          <table:table-cell office:value-type="float" office:value="19.3833510806495" calcext:value-type="float">
            <text:p>19.3833510806495</text:p>
          </table:table-cell>
          <table:table-cell office:value-type="float" office:value="5.66381652911748" calcext:value-type="float">
            <text:p>5.66381652911748</text:p>
          </table:table-cell>
          <table:table-cell office:value-type="float" office:value="1.9783031449209" calcext:value-type="float">
            <text:p>1.9783031449209</text:p>
          </table:table-cell>
          <table:table-cell office:value-type="float" office:value="164.355236949562" calcext:value-type="float">
            <text:p>164.355236949562</text:p>
          </table:table-cell>
          <table:table-cell office:value-type="float" office:value="1.52542591789371" calcext:value-type="float">
            <text:p>1.52542591789371</text:p>
          </table:table-cell>
          <table:table-cell table:number-columns-repeated="1018"/>
        </table:table-row>
        <table:table-row table:style-name="ro1">
          <table:table-cell table:style-name="ce21" office:value-type="float" office:value="2.952000056" calcext:value-type="float">
            <text:p>2.952</text:p>
          </table:table-cell>
          <table:table-cell office:value-type="float" office:value="19.4276035783188" calcext:value-type="float">
            <text:p>19.4276035783188</text:p>
          </table:table-cell>
          <table:table-cell office:value-type="float" office:value="5.59846420175937" calcext:value-type="float">
            <text:p>5.59846420175937</text:p>
          </table:table-cell>
          <table:table-cell office:value-type="float" office:value="1.99735256305044" calcext:value-type="float">
            <text:p>1.99735256305044</text:p>
          </table:table-cell>
          <table:table-cell office:value-type="float" office:value="163.177384987628" calcext:value-type="float">
            <text:p>163.177384987628</text:p>
          </table:table-cell>
          <table:table-cell office:value-type="float" office:value="1.5511042599867" calcext:value-type="float">
            <text:p>1.5511042599867</text:p>
          </table:table-cell>
          <table:table-cell table:number-columns-repeated="1018"/>
        </table:table-row>
        <table:table-row table:style-name="ro1">
          <table:table-cell table:style-name="ce21" office:value-type="float" office:value="2.952000056" calcext:value-type="float">
            <text:p>2.952</text:p>
          </table:table-cell>
          <table:table-cell office:value-type="float" office:value="19.4719710517722" calcext:value-type="float">
            <text:p>19.4719710517722</text:p>
          </table:table-cell>
          <table:table-cell office:value-type="float" office:value="5.5322569357105" calcext:value-type="float">
            <text:p>5.5322569357105</text:p>
          </table:table-cell>
          <table:table-cell office:value-type="float" office:value="2.01802348057799" calcext:value-type="float">
            <text:p>2.01802348057799</text:p>
          </table:table-cell>
          <table:table-cell office:value-type="float" office:value="162.175698122356" calcext:value-type="float">
            <text:p>162.175698122356</text:p>
          </table:table-cell>
          <table:table-cell office:value-type="float" office:value="1.57547133981643" calcext:value-type="float">
            <text:p>1.57547133981643</text:p>
          </table:table-cell>
          <table:table-cell table:number-columns-repeated="1018"/>
        </table:table-row>
        <table:table-row table:style-name="ro1">
          <table:table-cell table:style-name="ce21" office:value-type="float" office:value="2.952000056" calcext:value-type="float">
            <text:p>2.952</text:p>
          </table:table-cell>
          <table:table-cell office:value-type="float" office:value="19.5164575485169" calcext:value-type="float">
            <text:p>19.5164575485169</text:p>
          </table:table-cell>
          <table:table-cell office:value-type="float" office:value="5.46521059222394" calcext:value-type="float">
            <text:p>5.46521059222394</text:p>
          </table:table-cell>
          <table:table-cell office:value-type="float" office:value="2.04014155692199" calcext:value-type="float">
            <text:p>2.04014155692199</text:p>
          </table:table-cell>
          <table:table-cell office:value-type="float" office:value="161.338574096258" calcext:value-type="float">
            <text:p>161.338574096258</text:p>
          </table:table-cell>
          <table:table-cell office:value-type="float" office:value="1.59854507180436" calcext:value-type="float">
            <text:p>1.59854507180436</text:p>
          </table:table-cell>
          <table:table-cell table:number-columns-repeated="1018"/>
        </table:table-row>
        <table:table-row table:style-name="ro1">
          <table:table-cell table:style-name="ce21" office:value-type="float" office:value="2.952000056" calcext:value-type="float">
            <text:p>2.952</text:p>
          </table:table-cell>
          <table:table-cell office:value-type="float" office:value="19.561060666205" calcext:value-type="float">
            <text:p>19.561060666205</text:p>
          </table:table-cell>
          <table:table-cell office:value-type="float" office:value="5.39734103255277" calcext:value-type="float">
            <text:p>5.39734103255277</text:p>
          </table:table-cell>
          <table:table-cell office:value-type="float" office:value="2.0635324515009" calcext:value-type="float">
            <text:p>2.0635324515009</text:p>
          </table:table-cell>
          <table:table-cell office:value-type="float" office:value="160.655672210219" calcext:value-type="float">
            <text:p>160.655672210219</text:p>
          </table:table-cell>
          <table:table-cell office:value-type="float" office:value="1.62038967417198" calcext:value-type="float">
            <text:p>1.62038967417198</text:p>
          </table:table-cell>
          <table:table-cell table:number-columns-repeated="1018"/>
        </table:table-row>
        <table:table-row table:style-name="ro1">
          <table:table-cell table:style-name="ce21" office:value-type="float" office:value="2.952000056" calcext:value-type="float">
            <text:p>2.952</text:p>
          </table:table-cell>
          <table:table-cell office:value-type="float" office:value="19.6057718943537" calcext:value-type="float">
            <text:p>19.6057718943537</text:p>
          </table:table-cell>
          <table:table-cell office:value-type="float" office:value="5.32866411795008" calcext:value-type="float">
            <text:p>5.32866411795008</text:p>
          </table:table-cell>
          <table:table-cell office:value-type="float" office:value="2.08802182373318" calcext:value-type="float">
            <text:p>2.08802182373318</text:p>
          </table:table-cell>
          <table:table-cell office:value-type="float" office:value="160.117906314458" calcext:value-type="float">
            <text:p>160.117906314458</text:p>
          </table:table-cell>
          <table:table-cell office:value-type="float" office:value="1.64110001904225" calcext:value-type="float">
            <text:p>1.64110001904225</text:p>
          </table:table-cell>
          <table:table-cell table:number-columns-repeated="1018"/>
        </table:table-row>
        <table:table-row table:style-name="ro1">
          <table:table-cell table:style-name="ce21" office:value-type="float" office:value="2.952000056" calcext:value-type="float">
            <text:p>2.952</text:p>
          </table:table-cell>
          <table:table-cell office:value-type="float" office:value="19.6505771377531" calcext:value-type="float">
            <text:p>19.6505771377531</text:p>
          </table:table-cell>
          <table:table-cell office:value-type="float" office:value="5.25919570966893" calcext:value-type="float">
            <text:p>5.25919570966893</text:p>
          </table:table-cell>
          <table:table-cell office:value-type="float" office:value="2.11343533303729" calcext:value-type="float">
            <text:p>2.11343533303729</text:p>
          </table:table-cell>
          <table:table-cell office:value-type="float" office:value="159.717400096626" calcext:value-type="float">
            <text:p>159.717400096626</text:p>
          </table:table-cell>
          <table:table-cell office:value-type="float" office:value="1.66078951731775" calcext:value-type="float">
            <text:p>1.66078951731775</text:p>
          </table:table-cell>
          <table:table-cell table:number-columns-repeated="1018"/>
        </table:table-row>
        <table:table-row table:style-name="ro1">
          <table:table-cell table:style-name="ce21" office:value-type="float" office:value="2.952000056" calcext:value-type="float">
            <text:p>2.952</text:p>
          </table:table-cell>
          <table:table-cell office:value-type="float" office:value="19.6954573577323" calcext:value-type="float">
            <text:p>19.6954573577323</text:p>
          </table:table-cell>
          <table:table-cell office:value-type="float" office:value="5.18895166896241" calcext:value-type="float">
            <text:p>5.18895166896241</text:p>
          </table:table-cell>
          <table:table-cell office:value-type="float" office:value="2.13959863883168" calcext:value-type="float">
            <text:p>2.13959863883168</text:p>
          </table:table-cell>
          <table:table-cell office:value-type="float" office:value="159.447420820293" calcext:value-type="float">
            <text:p>159.447420820293</text:p>
          </table:table-cell>
          <table:table-cell office:value-type="float" office:value="1.67958094419567" calcext:value-type="float">
            <text:p>1.67958094419567</text:p>
          </table:table-cell>
          <table:table-cell table:number-columns-repeated="1018"/>
        </table:table-row>
        <table:table-row table:style-name="ro1">
          <table:table-cell table:style-name="ce21" office:value-type="float" office:value="2.953000226" calcext:value-type="float">
            <text:p>2.953</text:p>
          </table:table-cell>
          <table:table-cell office:value-type="float" office:value="19.7403892879033" calcext:value-type="float">
            <text:p>19.7403892879033</text:p>
          </table:table-cell>
          <table:table-cell office:value-type="float" office:value="5.1179478570836" calcext:value-type="float">
            <text:p>5.1179478570836</text:p>
          </table:table-cell>
          <table:table-cell office:value-type="float" office:value="2.16633740053481" calcext:value-type="float">
            <text:p>2.16633740053481</text:p>
          </table:table-cell>
          <table:table-cell office:value-type="float" office:value="159.302302238752" calcext:value-type="float">
            <text:p>159.302302238752</text:p>
          </table:table-cell>
          <table:table-cell office:value-type="float" office:value="1.69759957886753" calcext:value-type="float">
            <text:p>1.69759957886753</text:p>
          </table:table-cell>
          <table:table-cell table:number-columns-repeated="1018"/>
        </table:table-row>
        <table:table-row table:style-name="ro1">
          <table:table-cell table:style-name="ce21" office:value-type="float" office:value="2.953000226" calcext:value-type="float">
            <text:p>2.953</text:p>
          </table:table-cell>
          <table:table-cell office:value-type="float" office:value="19.7854771351658" calcext:value-type="float">
            <text:p>19.7854771351658</text:p>
          </table:table-cell>
          <table:table-cell office:value-type="float" office:value="5.04620013528557" calcext:value-type="float">
            <text:p>5.04620013528557</text:p>
          </table:table-cell>
          <table:table-cell office:value-type="float" office:value="2.19347727756514" calcext:value-type="float">
            <text:p>2.19347727756514</text:p>
          </table:table-cell>
          <table:table-cell office:value-type="float" office:value="159.277363460114" calcext:value-type="float">
            <text:p>159.277363460114</text:p>
          </table:table-cell>
          <table:table-cell office:value-type="float" office:value="1.705057732207" calcext:value-type="float">
            <text:p>1.705057732207</text:p>
          </table:table-cell>
          <table:table-cell table:number-columns-repeated="1018"/>
        </table:table-row>
        <table:table-row table:style-name="ro1">
          <table:table-cell table:style-name="ce21" office:value-type="float" office:value="2.953000226" calcext:value-type="float">
            <text:p>2.953</text:p>
          </table:table-cell>
          <table:table-cell office:value-type="float" office:value="19.8311320072549" calcext:value-type="float">
            <text:p>19.8311320072549</text:p>
          </table:table-cell>
          <table:table-cell office:value-type="float" office:value="4.97372436482141" calcext:value-type="float">
            <text:p>4.97372436482141</text:p>
          </table:table-cell>
          <table:table-cell office:value-type="float" office:value="2.22084392934112" calcext:value-type="float">
            <text:p>2.22084392934112</text:p>
          </table:table-cell>
          <table:table-cell office:value-type="float" office:value="159.368827727465" calcext:value-type="float">
            <text:p>159.368827727465</text:p>
          </table:table-cell>
          <table:table-cell office:value-type="float" office:value="1.68868529935256" calcext:value-type="float">
            <text:p>1.68868529935256</text:p>
          </table:table-cell>
          <table:table-cell table:number-columns-repeated="1018"/>
        </table:table-row>
        <table:table-row table:style-name="ro1">
          <table:table-cell table:style-name="ce21" office:value-type="float" office:value="2.953000226" calcext:value-type="float">
            <text:p>2.953</text:p>
          </table:table-cell>
          <table:table-cell office:value-type="float" office:value="19.877626210009" calcext:value-type="float">
            <text:p>19.877626210009</text:p>
          </table:table-cell>
          <table:table-cell office:value-type="float" office:value="4.90053640694418" calcext:value-type="float">
            <text:p>4.90053640694418</text:p>
          </table:table-cell>
          <table:table-cell office:value-type="float" office:value="2.24826301528121" calcext:value-type="float">
            <text:p>2.24826301528121</text:p>
          </table:table-cell>
          <table:table-cell office:value-type="float" office:value="159.573743101305" calcext:value-type="float">
            <text:p>159.573743101305</text:p>
          </table:table-cell>
          <table:table-cell office:value-type="float" office:value="1.67326107273803" calcext:value-type="float">
            <text:p>1.67326107273803</text:p>
          </table:table-cell>
          <table:table-cell table:number-columns-repeated="1018"/>
        </table:table-row>
        <table:table-row table:style-name="ro1">
          <table:table-cell table:style-name="ce21" office:value-type="float" office:value="2.953000226" calcext:value-type="float">
            <text:p>2.953</text:p>
          </table:table-cell>
          <table:table-cell office:value-type="float" office:value="19.9249060589993" calcext:value-type="float">
            <text:p>19.9249060589993</text:p>
          </table:table-cell>
          <table:table-cell office:value-type="float" office:value="4.82665212290697" calcext:value-type="float">
            <text:p>4.82665212290697</text:p>
          </table:table-cell>
          <table:table-cell office:value-type="float" office:value="2.27556019480387" calcext:value-type="float">
            <text:p>2.27556019480387</text:p>
          </table:table-cell>
          <table:table-cell office:value-type="float" office:value="159.889905649164" calcext:value-type="float">
            <text:p>159.889905649164</text:p>
          </table:table-cell>
          <table:table-cell office:value-type="float" office:value="1.65862873371988" calcext:value-type="float">
            <text:p>1.65862873371988</text:p>
          </table:table-cell>
          <table:table-cell table:number-columns-repeated="1018"/>
        </table:table-row>
        <table:table-row table:style-name="ro1">
          <table:table-cell table:style-name="ce21" office:value-type="float" office:value="2.953000226" calcext:value-type="float">
            <text:p>2.953</text:p>
          </table:table-cell>
          <table:table-cell office:value-type="float" office:value="19.972920589893" calcext:value-type="float">
            <text:p>19.972920589893</text:p>
          </table:table-cell>
          <table:table-cell office:value-type="float" office:value="4.75208737396285" calcext:value-type="float">
            <text:p>4.75208737396285</text:p>
          </table:table-cell>
          <table:table-cell office:value-type="float" office:value="2.30256112732756" calcext:value-type="float">
            <text:p>2.30256112732756</text:p>
          </table:table-cell>
          <table:table-cell office:value-type="float" office:value="160.315784776421" calcext:value-type="float">
            <text:p>160.315784776421</text:p>
          </table:table-cell>
          <table:table-cell office:value-type="float" office:value="1.64465934827897" calcext:value-type="float">
            <text:p>1.64465934827897</text:p>
          </table:table-cell>
          <table:table-cell table:number-columns-repeated="1018"/>
        </table:table-row>
        <table:table-row table:style-name="ro1">
          <table:table-cell table:style-name="ce21" office:value-type="float" office:value="2.953000226" calcext:value-type="float">
            <text:p>2.953</text:p>
          </table:table-cell>
          <table:table-cell office:value-type="float" office:value="20.0216218122518" calcext:value-type="float">
            <text:p>20.0216218122518</text:p>
          </table:table-cell>
          <table:table-cell office:value-type="float" office:value="4.67685802136491" calcext:value-type="float">
            <text:p>4.67685802136491</text:p>
          </table:table-cell>
          <table:table-cell office:value-type="float" office:value="2.32909147227073" calcext:value-type="float">
            <text:p>2.32909147227073</text:p>
          </table:table-cell>
          <table:table-cell office:value-type="float" office:value="160.850449641045" calcext:value-type="float">
            <text:p>160.850449641045</text:p>
          </table:table-cell>
          <table:table-cell office:value-type="float" office:value="1.63124969336527" calcext:value-type="float">
            <text:p>1.63124969336527</text:p>
          </table:table-cell>
          <table:table-cell table:number-columns-repeated="1018"/>
        </table:table-row>
        <table:table-row table:style-name="ro1">
          <table:table-cell table:style-name="ce21" office:value-type="float" office:value="2.953000226" calcext:value-type="float">
            <text:p>2.953</text:p>
          </table:table-cell>
          <table:table-cell office:value-type="float" office:value="20.070964908892" calcext:value-type="float">
            <text:p>20.070964908892</text:p>
          </table:table-cell>
          <table:table-cell office:value-type="float" office:value="4.60097992636622" calcext:value-type="float">
            <text:p>4.60097992636622</text:p>
          </table:table-cell>
          <table:table-cell office:value-type="float" office:value="2.35497688905184" calcext:value-type="float">
            <text:p>2.35497688905184</text:p>
          </table:table-cell>
          <table:table-cell office:value-type="float" office:value="161.493495092642" calcext:value-type="float">
            <text:p>161.493495092642</text:p>
          </table:table-cell>
          <table:table-cell office:value-type="float" office:value="1.61832101974335" calcext:value-type="float">
            <text:p>1.61832101974335</text:p>
          </table:table-cell>
          <table:table-cell table:number-columns-repeated="1018"/>
        </table:table-row>
        <table:table-row table:style-name="ro1">
          <table:table-cell table:style-name="ce21" office:value-type="float" office:value="2.953000226" calcext:value-type="float">
            <text:p>2.953</text:p>
          </table:table-cell>
          <table:table-cell office:value-type="float" office:value="20.120908388042" calcext:value-type="float">
            <text:p>20.120908388042</text:p>
          </table:table-cell>
          <table:table-cell office:value-type="float" office:value="4.52446895021985" calcext:value-type="float">
            <text:p>4.52446895021985</text:p>
          </table:table-cell>
          <table:table-cell office:value-type="float" office:value="2.38004303708935" calcext:value-type="float">
            <text:p>2.38004303708935</text:p>
          </table:table-cell>
          <table:table-cell office:value-type="float" office:value="162.244965205947" calcext:value-type="float">
            <text:p>162.244965205947</text:p>
          </table:table-cell>
          <table:table-cell office:value-type="float" office:value="1.60581828421262" calcext:value-type="float">
            <text:p>1.60581828421262</text:p>
          </table:table-cell>
          <table:table-cell table:number-columns-repeated="1018"/>
        </table:table-row>
        <table:table-row table:style-name="ro1">
          <table:table-cell table:style-name="ce21" office:value-type="float" office:value="2.953000226" calcext:value-type="float">
            <text:p>2.953</text:p>
          </table:table-cell>
          <table:table-cell office:value-type="float" office:value="20.1714141917399" calcext:value-type="float">
            <text:p>20.1714141917399</text:p>
          </table:table-cell>
          <table:table-cell office:value-type="float" office:value="4.4473409541789" calcext:value-type="float">
            <text:p>4.4473409541789</text:p>
          </table:table-cell>
          <table:table-cell office:value-type="float" office:value="2.40411557580171" calcext:value-type="float">
            <text:p>2.40411557580171</text:p>
          </table:table-cell>
          <table:table-cell office:value-type="float" office:value="163.105272211383" calcext:value-type="float">
            <text:p>163.105272211383</text:p>
          </table:table-cell>
          <table:table-cell office:value-type="float" office:value="1.59370982665674" calcext:value-type="float">
            <text:p>1.59370982665674</text:p>
          </table:table-cell>
          <table:table-cell table:number-columns-repeated="1018"/>
        </table:table-row>
        <table:table-row table:style-name="ro1">
          <table:table-cell table:style-name="ce21" office:value-type="float" office:value="2.953000226" calcext:value-type="float">
            <text:p>2.953</text:p>
          </table:table-cell>
          <table:table-cell office:value-type="float" office:value="20.2224477615074" calcext:value-type="float">
            <text:p>20.2224477615074</text:p>
          </table:table-cell>
          <table:table-cell office:value-type="float" office:value="4.36961179949642" calcext:value-type="float">
            <text:p>4.36961179949642</text:p>
          </table:table-cell>
          <table:table-cell office:value-type="float" office:value="2.42702016460738" calcext:value-type="float">
            <text:p>2.42702016460738</text:p>
          </table:table-cell>
          <table:table-cell office:value-type="float" office:value="164.075108455206" calcext:value-type="float">
            <text:p>164.075108455206</text:p>
          </table:table-cell>
          <table:table-cell office:value-type="float" office:value="1.58198742516129" calcext:value-type="float">
            <text:p>1.58198742516129</text:p>
          </table:table-cell>
          <table:table-cell table:number-columns-repeated="1018"/>
        </table:table-row>
        <table:table-row table:style-name="ro1">
          <table:table-cell table:style-name="ce21" office:value-type="float" office:value="2.953000226" calcext:value-type="float">
            <text:p>2.953</text:p>
          </table:table-cell>
          <table:table-cell office:value-type="float" office:value="20.2739780611927" calcext:value-type="float">
            <text:p>20.2739780611927</text:p>
          </table:table-cell>
          <table:table-cell office:value-type="float" office:value="4.29129734742551" calcext:value-type="float">
            <text:p>4.29129734742551</text:p>
          </table:table-cell>
          <table:table-cell office:value-type="float" office:value="2.44858246292481" calcext:value-type="float">
            <text:p>2.44858246292481</text:p>
          </table:table-cell>
          <table:table-cell office:value-type="float" office:value="165.155348965506" calcext:value-type="float">
            <text:p>165.155348965506</text:p>
          </table:table-cell>
          <table:table-cell office:value-type="float" office:value="1.57066662580786" calcext:value-type="float">
            <text:p>1.57066662580786</text:p>
          </table:table-cell>
          <table:table-cell table:number-columns-repeated="1018"/>
        </table:table-row>
        <table:table-row table:style-name="ro1">
          <table:table-cell table:style-name="ce21" office:value-type="float" office:value="2.953000226" calcext:value-type="float">
            <text:p>2.953</text:p>
          </table:table-cell>
          <table:table-cell office:value-type="float" office:value="20.3259775570257" calcext:value-type="float">
            <text:p>20.3259775570257</text:p>
          </table:table-cell>
          <table:table-cell office:value-type="float" office:value="4.21241345921925" calcext:value-type="float">
            <text:p>4.21241345921925</text:p>
          </table:table-cell>
          <table:table-cell office:value-type="float" office:value="2.46862813017248" calcext:value-type="float">
            <text:p>2.46862813017248</text:p>
          </table:table-cell>
          <table:table-cell office:value-type="float" office:value="166.346942295009" calcext:value-type="float">
            <text:p>166.346942295009</text:p>
          </table:table-cell>
          <table:table-cell office:value-type="float" office:value="1.55978720721785" calcext:value-type="float">
            <text:p>1.55978720721785</text:p>
          </table:table-cell>
          <table:table-cell table:number-columns-repeated="1018"/>
        </table:table-row>
        <table:table-row table:style-name="ro1">
          <table:table-cell table:style-name="ce21" office:value-type="float" office:value="2.953000226" calcext:value-type="float">
            <text:p>2.953</text:p>
          </table:table-cell>
          <table:table-cell office:value-type="float" office:value="20.3784221564857" calcext:value-type="float">
            <text:p>20.3784221564857</text:p>
          </table:table-cell>
          <table:table-cell office:value-type="float" office:value="4.1329759961307" calcext:value-type="float">
            <text:p>4.1329759961307</text:p>
          </table:table-cell>
          <table:table-cell office:value-type="float" office:value="2.48698282576882" calcext:value-type="float">
            <text:p>2.48698282576882</text:p>
          </table:table-cell>
          <table:table-cell office:value-type="float" office:value="167.650787613251" calcext:value-type="float">
            <text:p>167.650787613251</text:p>
          </table:table-cell>
          <table:table-cell office:value-type="float" office:value="1.54941360093843" calcext:value-type="float">
            <text:p>1.54941360093843</text:p>
          </table:table-cell>
          <table:table-cell table:number-columns-repeated="1018"/>
        </table:table-row>
        <table:table-row table:style-name="ro1">
          <table:table-cell table:style-name="ce21" office:value-type="float" office:value="2.953000226" calcext:value-type="float">
            <text:p>2.953</text:p>
          </table:table-cell>
          <table:table-cell office:value-type="float" office:value="20.431291110714" calcext:value-type="float">
            <text:p>20.431291110714</text:p>
          </table:table-cell>
          <table:table-cell office:value-type="float" office:value="4.05300081941294" calcext:value-type="float">
            <text:p>4.05300081941294</text:p>
          </table:table-cell>
          <table:table-cell office:value-type="float" office:value="2.50347220913231" calcext:value-type="float">
            <text:p>2.50347220913231</text:p>
          </table:table-cell>
          <table:table-cell office:value-type="float" office:value="169.067596600954" calcext:value-type="float">
            <text:p>169.067596600954</text:p>
          </table:table-cell>
          <table:table-cell office:value-type="float" office:value="1.53963504721888" calcext:value-type="float">
            <text:p>1.53963504721888</text:p>
          </table:table-cell>
          <table:table-cell table:number-columns-repeated="1018"/>
        </table:table-row>
        <table:table-row table:style-name="ro1">
          <table:table-cell table:style-name="ce21" office:value-type="float" office:value="2.953000226" calcext:value-type="float">
            <text:p>2.953</text:p>
          </table:table-cell>
          <table:table-cell office:value-type="float" office:value="20.4845668900678" calcext:value-type="float">
            <text:p>20.4845668900678</text:p>
          </table:table-cell>
          <table:table-cell office:value-type="float" office:value="3.97250379031906" calcext:value-type="float">
            <text:p>3.97250379031906</text:p>
          </table:table-cell>
          <table:table-cell office:value-type="float" office:value="2.51792193968139" calcext:value-type="float">
            <text:p>2.51792193968139</text:p>
          </table:table-cell>
          <table:table-cell office:value-type="float" office:value="170.597739638582" calcext:value-type="float">
            <text:p>170.597739638582</text:p>
          </table:table-cell>
          <table:table-cell office:value-type="float" office:value="1.53056522378597" calcext:value-type="float">
            <text:p>1.53056522378597</text:p>
          </table:table-cell>
          <table:table-cell table:number-columns-repeated="1018"/>
        </table:table-row>
        <table:table-row table:style-name="ro1">
          <table:table-cell table:style-name="ce21" office:value-type="float" office:value="2.953000226" calcext:value-type="float">
            <text:p>2.953</text:p>
          </table:table-cell>
          <table:table-cell office:value-type="float" office:value="20.5382350490702" calcext:value-type="float">
            <text:p>20.5382350490702</text:p>
          </table:table-cell>
          <table:table-cell office:value-type="float" office:value="3.89150077010214" calcext:value-type="float">
            <text:p>3.89150077010214</text:p>
          </table:table-cell>
          <table:table-cell office:value-type="float" office:value="2.53015767683452" calcext:value-type="float">
            <text:p>2.53015767683452</text:p>
          </table:table-cell>
          <table:table-cell office:value-type="float" office:value="172.241077154795" calcext:value-type="float">
            <text:p>172.241077154795</text:p>
          </table:table-cell>
          <table:table-cell office:value-type="float" office:value="1.52234104741772" calcext:value-type="float">
            <text:p>1.52234104741772</text:p>
          </table:table-cell>
          <table:table-cell table:number-columns-repeated="1018"/>
        </table:table-row>
        <table:table-row table:style-name="ro1">
          <table:table-cell table:style-name="ce21" office:value-type="float" office:value="2.953000226" calcext:value-type="float">
            <text:p>2.953</text:p>
          </table:table-cell>
          <table:table-cell office:value-type="float" office:value="20.5922841053198" calcext:value-type="float">
            <text:p>20.5922841053198</text:p>
          </table:table-cell>
          <table:table-cell office:value-type="float" office:value="3.81000762001524" calcext:value-type="float">
            <text:p>3.81000762001524</text:p>
          </table:table-cell>
          <table:table-cell office:value-type="float" office:value="2.54000508001016" calcext:value-type="float">
            <text:p>2.54000508001016</text:p>
          </table:table-cell>
          <table:table-cell office:value-type="float" office:value="173.996778859448" calcext:value-type="float">
            <text:p>173.996778859448</text:p>
          </table:table-cell>
          <table:table-cell office:value-type="float" office:value="1.5151203214266" calcext:value-type="float">
            <text:p>1.5151203214266</text:p>
          </table:table-cell>
          <table:table-cell table:number-columns-repeated="1018"/>
        </table:table-row>
        <table:table-row table:style-name="ro1">
          <table:table-cell table:style-name="ce21" office:value-type="float" office:value="2.953000226" calcext:value-type="float">
            <text:p>2.953</text:p>
          </table:table-cell>
          <table:table-cell office:value-type="float" office:value="20.6463402517349" calcext:value-type="float">
            <text:p>20.6463402517349</text:p>
          </table:table-cell>
          <table:table-cell office:value-type="float" office:value="3.72803176776469" calcext:value-type="float">
            <text:p>3.72803176776469</text:p>
          </table:table-cell>
          <table:table-cell office:value-type="float" office:value="2.54734276202553" calcext:value-type="float">
            <text:p>2.54734276202553</text:p>
          </table:table-cell>
          <table:table-cell office:value-type="float" office:value="175.754298515143" calcext:value-type="float">
            <text:p>175.754298515143</text:p>
          </table:table-cell>
          <table:table-cell office:value-type="float" office:value="1.52999486156861" calcext:value-type="float">
            <text:p>1.52999486156861</text:p>
          </table:table-cell>
          <table:table-cell table:number-columns-repeated="1018"/>
        </table:table-row>
        <table:table-row table:style-name="ro1">
          <table:table-cell table:style-name="ce21" office:value-type="float" office:value="2.953000226" calcext:value-type="float">
            <text:p>2.953</text:p>
          </table:table-cell>
          <table:table-cell office:value-type="float" office:value="20.7000813826056" calcext:value-type="float">
            <text:p>20.7000813826056</text:p>
          </table:table-cell>
          <table:table-cell office:value-type="float" office:value="3.64554690686975" calcext:value-type="float">
            <text:p>3.64554690686975</text:p>
          </table:table-cell>
          <table:table-cell office:value-type="float" office:value="2.55226114929285" calcext:value-type="float">
            <text:p>2.55226114929285</text:p>
          </table:table-cell>
          <table:table-cell office:value-type="float" office:value="177.400805159895" calcext:value-type="float">
            <text:p>177.400805159895</text:p>
          </table:table-cell>
          <table:table-cell office:value-type="float" office:value="1.54516807781813" calcext:value-type="float">
            <text:p>1.54516807781813</text:p>
          </table:table-cell>
          <table:table-cell table:number-columns-repeated="1018"/>
        </table:table-row>
        <table:table-row table:style-name="ro1">
          <table:table-cell table:style-name="ce21" office:value-type="float" office:value="2.953000226" calcext:value-type="float">
            <text:p>2.953</text:p>
          </table:table-cell>
          <table:table-cell office:value-type="float" office:value="20.7535799660383" calcext:value-type="float">
            <text:p>20.7535799660383</text:p>
          </table:table-cell>
          <table:table-cell office:value-type="float" office:value="3.56251829730293" calcext:value-type="float">
            <text:p>3.56251829730293</text:p>
          </table:table-cell>
          <table:table-cell office:value-type="float" office:value="2.55490362162314" calcext:value-type="float">
            <text:p>2.55490362162314</text:p>
          </table:table-cell>
          <table:table-cell office:value-type="float" office:value="178.932562584868" calcext:value-type="float">
            <text:p>178.932562584868</text:p>
          </table:table-cell>
          <table:table-cell office:value-type="float" office:value="1.56035895922226" calcext:value-type="float">
            <text:p>1.56035895922226</text:p>
          </table:table-cell>
          <table:table-cell table:number-columns-repeated="1018"/>
        </table:table-row>
        <table:table-row table:style-name="ro1">
          <table:table-cell table:style-name="ce21" office:value-type="float" office:value="2.953000226" calcext:value-type="float">
            <text:p>2.953</text:p>
          </table:table-cell>
          <table:table-cell office:value-type="float" office:value="20.8069299612219" calcext:value-type="float">
            <text:p>20.8069299612219</text:p>
          </table:table-cell>
          <table:table-cell office:value-type="float" office:value="3.47891119903673" calcext:value-type="float">
            <text:p>3.47891119903673</text:p>
          </table:table-cell>
          <table:table-cell office:value-type="float" office:value="2.55541355882737" calcext:value-type="float">
            <text:p>2.55541355882737</text:p>
          </table:table-cell>
          <table:table-cell office:value-type="float" office:value="-179.652754218656" calcext:value-type="float">
            <text:p>-179.652754218656</text:p>
          </table:table-cell>
          <table:table-cell office:value-type="float" office:value="1.57398634187934" calcext:value-type="float">
            <text:p>1.57398634187934</text:p>
          </table:table-cell>
          <table:table-cell table:number-columns-repeated="1018"/>
        </table:table-row>
        <table:table-row table:style-name="ro1">
          <table:table-cell table:style-name="ce21" office:value-type="float" office:value="2.953000226" calcext:value-type="float">
            <text:p>2.953</text:p>
          </table:table-cell>
          <table:table-cell office:value-type="float" office:value="20.8602762588753" calcext:value-type="float">
            <text:p>20.8602762588753</text:p>
          </table:table-cell>
          <table:table-cell office:value-type="float" office:value="3.39469087204366" calcext:value-type="float">
            <text:p>3.39469087204366</text:p>
          </table:table-cell>
          <table:table-cell office:value-type="float" office:value="2.55393434071655" calcext:value-type="float">
            <text:p>2.55393434071655</text:p>
          </table:table-cell>
          <table:table-cell office:value-type="float" office:value="-178.356233767038" calcext:value-type="float">
            <text:p>-178.356233767038</text:p>
          </table:table-cell>
          <table:table-cell office:value-type="float" office:value="1.5839953718171" calcext:value-type="float">
            <text:p>1.5839953718171</text:p>
          </table:table-cell>
          <table:table-cell table:number-columns-repeated="1018"/>
        </table:table-row>
        <table:table-row table:style-name="ro1">
          <table:table-cell table:style-name="ce21" office:value-type="float" office:value="2.953000226" calcext:value-type="float">
            <text:p>2.953</text:p>
          </table:table-cell>
          <table:table-cell office:value-type="float" office:value="20.9137172616846" calcext:value-type="float">
            <text:p>20.9137172616846</text:p>
          </table:table-cell>
          <table:table-cell office:value-type="float" office:value="3.30982257629622" calcext:value-type="float">
            <text:p>3.30982257629622</text:p>
          </table:table-cell>
          <table:table-cell office:value-type="float" office:value="2.55060934710168" calcext:value-type="float">
            <text:p>2.55060934710168</text:p>
          </table:table-cell>
          <table:table-cell office:value-type="float" office:value="-177.177913252952" calcext:value-type="float">
            <text:p>-177.177913252952</text:p>
          </table:table-cell>
          <table:table-cell office:value-type="float" office:value="1.59459036080314" calcext:value-type="float">
            <text:p>1.59459036080314</text:p>
          </table:table-cell>
          <table:table-cell table:number-columns-repeated="1018"/>
        </table:table-row>
        <table:table-row table:style-name="ro1">
          <table:table-cell table:style-name="ce21" office:value-type="float" office:value="2.953000226" calcext:value-type="float">
            <text:p>2.953</text:p>
          </table:table-cell>
          <table:table-cell office:value-type="float" office:value="20.9672758631904" calcext:value-type="float">
            <text:p>20.9672758631904</text:p>
          </table:table-cell>
          <table:table-cell office:value-type="float" office:value="3.22427157176691" calcext:value-type="float">
            <text:p>3.22427157176691</text:p>
          </table:table-cell>
          <table:table-cell office:value-type="float" office:value="2.54558195779374" calcext:value-type="float">
            <text:p>2.54558195779374</text:p>
          </table:table-cell>
          <table:table-cell office:value-type="float" office:value="-176.116962154025" calcext:value-type="float">
            <text:p>-176.116962154025</text:p>
          </table:table-cell>
          <table:table-cell office:value-type="float" office:value="1.60559006301727" calcext:value-type="float">
            <text:p>1.60559006301727</text:p>
          </table:table-cell>
          <table:table-cell table:number-columns-repeated="1018"/>
        </table:table-row>
        <table:table-row table:style-name="ro1">
          <table:table-cell table:style-name="ce21" office:value-type="float" office:value="2.953999768" calcext:value-type="float">
            <text:p>2.954</text:p>
          </table:table-cell>
          <table:table-cell office:value-type="float" office:value="21.0209742614358" calcext:value-type="float">
            <text:p>21.0209742614358</text:p>
          </table:table-cell>
          <table:table-cell office:value-type="float" office:value="3.13800311842824" calcext:value-type="float">
            <text:p>3.13800311842824</text:p>
          </table:table-cell>
          <table:table-cell office:value-type="float" office:value="2.53899555260373" calcext:value-type="float">
            <text:p>2.53899555260373</text:p>
          </table:table-cell>
          <table:table-cell office:value-type="float" office:value="-175.17185546621" calcext:value-type="float">
            <text:p>-175.17185546621</text:p>
          </table:table-cell>
          <table:table-cell office:value-type="float" office:value="1.61683442466078" calcext:value-type="float">
            <text:p>1.61683442466078</text:p>
          </table:table-cell>
          <table:table-cell table:number-columns-repeated="1018"/>
        </table:table-row>
        <table:table-row table:style-name="ro1">
          <table:table-cell table:style-name="ce21" office:value-type="float" office:value="2.953999768" calcext:value-type="float">
            <text:p>2.954</text:p>
          </table:table-cell>
          <table:table-cell office:value-type="float" office:value="21.0748339006915" calcext:value-type="float">
            <text:p>21.0748339006915</text:p>
          </table:table-cell>
          <table:table-cell office:value-type="float" office:value="3.05098247625271" calcext:value-type="float">
            <text:p>3.05098247625271</text:p>
          </table:table-cell>
          <table:table-cell office:value-type="float" office:value="2.53099351134264" calcext:value-type="float">
            <text:p>2.53099351134264</text:p>
          </table:table-cell>
          <table:table-cell office:value-type="float" office:value="-174.340530754633" calcext:value-type="float">
            <text:p>-174.340530754633</text:p>
          </table:table-cell>
          <table:table-cell office:value-type="float" office:value="1.62818486684724" calcext:value-type="float">
            <text:p>1.62818486684724</text:p>
          </table:table-cell>
          <table:table-cell table:number-columns-repeated="1018"/>
        </table:table-row>
        <table:table-row table:style-name="ro1">
          <table:table-cell table:style-name="ce21" office:value-type="float" office:value="2.953999768" calcext:value-type="float">
            <text:p>2.954</text:p>
          </table:table-cell>
          <table:table-cell office:value-type="float" office:value="21.1288754379466" calcext:value-type="float">
            <text:p>21.1288754379466</text:p>
          </table:table-cell>
          <table:table-cell office:value-type="float" office:value="2.96317490521283" calcext:value-type="float">
            <text:p>2.96317490521283</text:p>
          </table:table-cell>
          <table:table-cell office:value-type="float" office:value="2.52171921382147" calcext:value-type="float">
            <text:p>2.52171921382147</text:p>
          </table:table-cell>
          <table:table-cell office:value-type="float" office:value="-173.620525774592" calcext:value-type="float">
            <text:p>-173.620525774592</text:p>
          </table:table-cell>
          <table:table-cell office:value-type="float" office:value="1.63952349415336" calcext:value-type="float">
            <text:p>1.63952349415336</text:p>
          </table:table-cell>
          <table:table-cell table:number-columns-repeated="1018"/>
        </table:table-row>
        <table:table-row table:style-name="ro1">
          <table:table-cell table:style-name="ce21" office:value-type="float" office:value="2.953999768" calcext:value-type="float">
            <text:p>2.954</text:p>
          </table:table-cell>
          <table:table-cell office:value-type="float" office:value="21.1831187488116" calcext:value-type="float">
            <text:p>21.1831187488116</text:p>
          </table:table-cell>
          <table:table-cell office:value-type="float" office:value="2.8745456652811" calcext:value-type="float">
            <text:p>2.8745456652811</text:p>
          </table:table-cell>
          <table:table-cell office:value-type="float" office:value="2.51131603985122" calcext:value-type="float">
            <text:p>2.51131603985122</text:p>
          </table:table-cell>
          <table:table-cell office:value-type="float" office:value="-173.009095424327" calcext:value-type="float">
            <text:p>-173.009095424327</text:p>
          </table:table-cell>
          <table:table-cell office:value-type="float" office:value="1.65075155471368" calcext:value-type="float">
            <text:p>1.65075155471368</text:p>
          </table:table-cell>
          <table:table-cell table:number-columns-repeated="1018"/>
        </table:table-row>
        <table:table-row table:style-name="ro1">
          <table:table-cell table:style-name="ce21" office:value-type="float" office:value="2.953999768" calcext:value-type="float">
            <text:p>2.954</text:p>
          </table:table-cell>
          <table:table-cell office:value-type="float" office:value="21.2375829803682" calcext:value-type="float">
            <text:p>21.2375829803682</text:p>
          </table:table-cell>
          <table:table-cell office:value-type="float" office:value="2.78506001643003" calcext:value-type="float">
            <text:p>2.78506001643003</text:p>
          </table:table-cell>
          <table:table-cell office:value-type="float" office:value="2.49992736924288" calcext:value-type="float">
            <text:p>2.49992736924288</text:p>
          </table:table-cell>
          <table:table-cell office:value-type="float" office:value="-172.503308250134" calcext:value-type="float">
            <text:p>-172.503308250134</text:p>
          </table:table-cell>
          <table:table-cell office:value-type="float" office:value="1.6617874315655" calcext:value-type="float">
            <text:p>1.6617874315655</text:p>
          </table:table-cell>
          <table:table-cell table:number-columns-repeated="1018"/>
        </table:table-row>
        <table:table-row table:style-name="ro1">
          <table:table-cell table:style-name="ce21" office:value-type="float" office:value="2.953999768" calcext:value-type="float">
            <text:p>2.954</text:p>
          </table:table-cell>
          <table:table-cell office:value-type="float" office:value="21.2922866531081" calcext:value-type="float">
            <text:p>21.2922866531081</text:p>
          </table:table-cell>
          <table:table-cell office:value-type="float" office:value="2.69468321863212" calcext:value-type="float">
            <text:p>2.69468321863212</text:p>
          </table:table-cell>
          <table:table-cell office:value-type="float" office:value="2.48769658180745" calcext:value-type="float">
            <text:p>2.48769658180745</text:p>
          </table:table-cell>
          <table:table-cell office:value-type="float" office:value="-172.100123696699" calcext:value-type="float">
            <text:p>-172.100123696699</text:p>
          </table:table-cell>
          <table:table-cell office:value-type="float" office:value="1.67256439318144" calcext:value-type="float">
            <text:p>1.67256439318144</text:p>
          </table:table-cell>
          <table:table-cell table:number-columns-repeated="1018"/>
        </table:table-row>
        <table:table-row table:style-name="ro1">
          <table:table-cell table:style-name="ce21" office:value-type="float" office:value="2.953999768" calcext:value-type="float">
            <text:p>2.954</text:p>
          </table:table-cell>
          <table:table-cell office:value-type="float" office:value="21.3472478102657" calcext:value-type="float">
            <text:p>21.3472478102657</text:p>
          </table:table-cell>
          <table:table-cell office:value-type="float" office:value="2.60338053185987" calcext:value-type="float">
            <text:p>2.60338053185987</text:p>
          </table:table-cell>
          <table:table-cell office:value-type="float" office:value="2.47476705735591" calcext:value-type="float">
            <text:p>2.47476705735591</text:p>
          </table:table-cell>
          <table:table-cell office:value-type="float" office:value="-171.796451872678" calcext:value-type="float">
            <text:p>-171.796451872678</text:p>
          </table:table-cell>
          <table:table-cell office:value-type="float" office:value="1.68302828014883" calcext:value-type="float">
            <text:p>1.68302828014883</text:p>
          </table:table-cell>
          <table:table-cell table:number-columns-repeated="1018"/>
        </table:table-row>
        <table:table-row table:style-name="ro1">
          <table:table-cell table:style-name="ce21" office:value-type="float" office:value="2.953999768" calcext:value-type="float">
            <text:p>2.954</text:p>
          </table:table-cell>
          <table:table-cell office:value-type="float" office:value="21.4024842103199" calcext:value-type="float">
            <text:p>21.4024842103199</text:p>
          </table:table-cell>
          <table:table-cell office:value-type="float" office:value="2.51111721608579" calcext:value-type="float">
            <text:p>2.51111721608579</text:p>
          </table:table-cell>
          <table:table-cell office:value-type="float" office:value="2.46128217569927" calcext:value-type="float">
            <text:p>2.46128217569927</text:p>
          </table:table-cell>
          <table:table-cell office:value-type="float" office:value="-171.589197880511" calcext:value-type="float">
            <text:p>-171.589197880511</text:p>
          </table:table-cell>
          <table:table-cell office:value-type="float" office:value="1.69313525881864" calcext:value-type="float">
            <text:p>1.69313525881864</text:p>
          </table:table-cell>
          <table:table-cell table:number-columns-repeated="1018"/>
        </table:table-row>
        <table:table-row table:style-name="ro1">
          <table:table-cell table:style-name="ce21" office:value-type="float" office:value="2.953999768" calcext:value-type="float">
            <text:p>2.954</text:p>
          </table:table-cell>
          <table:table-cell office:value-type="float" office:value="21.4580135569112" calcext:value-type="float">
            <text:p>21.4580135569112</text:p>
          </table:table-cell>
          <table:table-cell office:value-type="float" office:value="2.41785853128239" calcext:value-type="float">
            <text:p>2.41785853128239</text:p>
          </table:table-cell>
          <table:table-cell office:value-type="float" office:value="2.44738531664852" calcext:value-type="float">
            <text:p>2.44738531664852</text:p>
          </table:table-cell>
          <table:table-cell office:value-type="float" office:value="-171.47529282868" calcext:value-type="float">
            <text:p>-171.47529282868</text:p>
          </table:table-cell>
          <table:table-cell office:value-type="float" office:value="1.70284973358408" calcext:value-type="float">
            <text:p>1.70284973358408</text:p>
          </table:table-cell>
          <table:table-cell table:number-columns-repeated="1018"/>
        </table:table-row>
        <table:table-row table:style-name="ro1">
          <table:table-cell table:style-name="ce21" office:value-type="float" office:value="2.953999768" calcext:value-type="float">
            <text:p>2.954</text:p>
          </table:table-cell>
          <table:table-cell office:value-type="float" office:value="21.5139238491741" calcext:value-type="float">
            <text:p>21.5139238491741</text:p>
          </table:table-cell>
          <table:table-cell office:value-type="float" office:value="2.32356973742216" calcext:value-type="float">
            <text:p>2.32356973742216</text:p>
          </table:table-cell>
          <table:table-cell office:value-type="float" office:value="2.43321986001465" calcext:value-type="float">
            <text:p>2.43321986001465</text:p>
          </table:table-cell>
          <table:table-cell office:value-type="float" office:value="-171.451713577657" calcext:value-type="float">
            <text:p>-171.451713577657</text:p>
          </table:table-cell>
          <table:table-cell office:value-type="float" office:value="1.70786141900458" calcext:value-type="float">
            <text:p>1.70786141900458</text:p>
          </table:table-cell>
          <table:table-cell table:number-columns-repeated="1018"/>
        </table:table-row>
        <table:table-row table:style-name="ro1">
          <table:table-cell table:style-name="ce21" office:value-type="float" office:value="2.953999768" calcext:value-type="float">
            <text:p>2.954</text:p>
          </table:table-cell>
          <table:table-cell office:value-type="float" office:value="21.5705245572838" calcext:value-type="float">
            <text:p>21.5705245572838</text:p>
          </table:table-cell>
          <table:table-cell office:value-type="float" office:value="2.22821609447761" calcext:value-type="float">
            <text:p>2.22821609447761</text:p>
          </table:table-cell>
          <table:table-cell office:value-type="float" office:value="2.41892918560866" calcext:value-type="float">
            <text:p>2.41892918560866</text:p>
          </table:table-cell>
          <table:table-cell office:value-type="float" office:value="-171.515493124767" calcext:value-type="float">
            <text:p>-171.515493124767</text:p>
          </table:table-cell>
          <table:table-cell office:value-type="float" office:value="1.69911255700485" calcext:value-type="float">
            <text:p>1.69911255700485</text:p>
          </table:table-cell>
          <table:table-cell table:number-columns-repeated="1018"/>
        </table:table-row>
        <table:table-row table:style-name="ro1">
          <table:table-cell table:style-name="ce21" office:value-type="float" office:value="2.953999768" calcext:value-type="float">
            <text:p>2.954</text:p>
          </table:table-cell>
          <table:table-cell office:value-type="float" office:value="21.6280477847313" calcext:value-type="float">
            <text:p>21.6280477847313</text:p>
          </table:table-cell>
          <table:table-cell office:value-type="float" office:value="2.13176286242126" calcext:value-type="float">
            <text:p>2.13176286242126</text:p>
          </table:table-cell>
          <table:table-cell office:value-type="float" office:value="2.40465667324154" calcext:value-type="float">
            <text:p>2.40465667324154</text:p>
          </table:table-cell>
          <table:table-cell office:value-type="float" office:value="-171.663723349576" calcext:value-type="float">
            <text:p>-171.663723349576</text:p>
          </table:table-cell>
          <table:table-cell office:value-type="float" office:value="1.69094375364414" calcext:value-type="float">
            <text:p>1.69094375364414</text:p>
          </table:table-cell>
          <table:table-cell table:number-columns-repeated="1018"/>
        </table:table-row>
        <table:table-row table:style-name="ro1">
          <table:table-cell table:style-name="ce21" office:value-type="float" office:value="2.953999768" calcext:value-type="float">
            <text:p>2.954</text:p>
          </table:table-cell>
          <table:table-cell office:value-type="float" office:value="21.686491144609" calcext:value-type="float">
            <text:p>21.686491144609</text:p>
          </table:table-cell>
          <table:table-cell office:value-type="float" office:value="2.03417530122559" calcext:value-type="float">
            <text:p>2.03417530122559</text:p>
          </table:table-cell>
          <table:table-cell office:value-type="float" office:value="2.39054570272429" calcext:value-type="float">
            <text:p>2.39054570272429</text:p>
          </table:table-cell>
          <table:table-cell office:value-type="float" office:value="-171.893551648844" calcext:value-type="float">
            <text:p>-171.893551648844</text:p>
          </table:table-cell>
          <table:table-cell office:value-type="float" office:value="1.68334865596615" calcext:value-type="float">
            <text:p>1.68334865596615</text:p>
          </table:table-cell>
          <table:table-cell table:number-columns-repeated="1018"/>
        </table:table-row>
        <table:table-row table:style-name="ro1">
          <table:table-cell table:style-name="ce21" office:value-type="float" office:value="2.953999768" calcext:value-type="float">
            <text:p>2.954</text:p>
          </table:table-cell>
          <table:table-cell office:value-type="float" office:value="21.7458523584285" calcext:value-type="float">
            <text:p>21.7458523584285</text:p>
          </table:table-cell>
          <table:table-cell office:value-type="float" office:value="1.93541867086312" calcext:value-type="float">
            <text:p>1.93541867086312</text:p>
          </table:table-cell>
          <table:table-cell office:value-type="float" office:value="2.37673965386791" calcext:value-type="float">
            <text:p>2.37673965386791</text:p>
          </table:table-cell>
          <table:table-cell office:value-type="float" office:value="-172.202172806515" calcext:value-type="float">
            <text:p>-172.202172806515</text:p>
          </table:table-cell>
          <table:table-cell office:value-type="float" office:value="1.67631966115694" calcext:value-type="float">
            <text:p>1.67631966115694</text:p>
          </table:table-cell>
          <table:table-cell table:number-columns-repeated="1018"/>
        </table:table-row>
        <table:table-row table:style-name="ro1">
          <table:table-cell table:style-name="ce21" office:value-type="float" office:value="2.953999768" calcext:value-type="float">
            <text:p>2.954</text:p>
          </table:table-cell>
          <table:table-cell office:value-type="float" office:value="21.8061296504604" calcext:value-type="float">
            <text:p>21.8061296504604</text:p>
          </table:table-cell>
          <table:table-cell office:value-type="float" office:value="1.83545823130634" calcext:value-type="float">
            <text:p>1.83545823130634</text:p>
          </table:table-cell>
          <table:table-cell office:value-type="float" office:value="2.36338190648338" calcext:value-type="float">
            <text:p>2.36338190648338</text:p>
          </table:table-cell>
          <table:table-cell office:value-type="float" office:value="-172.586817279987" calcext:value-type="float">
            <text:p>-172.586817279987</text:p>
          </table:table-cell>
          <table:table-cell office:value-type="float" office:value="1.66984892517813" calcext:value-type="float">
            <text:p>1.66984892517813</text:p>
          </table:table-cell>
          <table:table-cell table:number-columns-repeated="1018"/>
        </table:table-row>
        <table:table-row table:style-name="ro1">
          <table:table-cell table:style-name="ce21" office:value-type="float" office:value="2.953999768" calcext:value-type="float">
            <text:p>2.954</text:p>
          </table:table-cell>
          <table:table-cell office:value-type="float" office:value="21.8673220997507" calcext:value-type="float">
            <text:p>21.8673220997507</text:p>
          </table:table-cell>
          <table:table-cell office:value-type="float" office:value="1.73425924252778" calcext:value-type="float">
            <text:p>1.73425924252778</text:p>
          </table:table-cell>
          <table:table-cell office:value-type="float" office:value="2.35061584038171" calcext:value-type="float">
            <text:p>2.35061584038171</text:p>
          </table:table-cell>
          <table:table-cell office:value-type="float" office:value="-173.044736943558" calcext:value-type="float">
            <text:p>-173.044736943558</text:p>
          </table:table-cell>
          <table:table-cell office:value-type="float" office:value="1.66392900577741" calcext:value-type="float">
            <text:p>1.66392900577741</text:p>
          </table:table-cell>
          <table:table-cell table:number-columns-repeated="1018"/>
        </table:table-row>
        <table:table-row table:style-name="ro1">
          <table:table-cell table:style-name="ce21" office:value-type="float" office:value="2.953999768" calcext:value-type="float">
            <text:p>2.954</text:p>
          </table:table-cell>
          <table:table-cell office:value-type="float" office:value="21.9294299568997" calcext:value-type="float">
            <text:p>21.9294299568997</text:p>
          </table:table-cell>
          <table:table-cell office:value-type="float" office:value="1.63178696449991" calcext:value-type="float">
            <text:p>1.63178696449991</text:p>
          </table:table-cell>
          <table:table-cell office:value-type="float" office:value="2.33858483537388" calcext:value-type="float">
            <text:p>2.33858483537388</text:p>
          </table:table-cell>
          <table:table-cell office:value-type="float" office:value="-173.573189214032" calcext:value-type="float">
            <text:p>-173.573189214032</text:p>
          </table:table-cell>
          <table:table-cell office:value-type="float" office:value="1.65855320832696" calcext:value-type="float">
            <text:p>1.65855320832696</text:p>
          </table:table-cell>
          <table:table-cell table:number-columns-repeated="1018"/>
        </table:table-row>
        <table:table-row table:style-name="ro1">
          <table:table-cell table:style-name="ce21" office:value-type="float" office:value="2.953999768" calcext:value-type="float">
            <text:p>2.954</text:p>
          </table:table-cell>
          <table:table-cell office:value-type="float" office:value="21.9924549318828" calcext:value-type="float">
            <text:p>21.9924549318828</text:p>
          </table:table-cell>
          <table:table-cell office:value-type="float" office:value="1.52800665719527" calcext:value-type="float">
            <text:p>1.52800665719527</text:p>
          </table:table-cell>
          <table:table-cell office:value-type="float" office:value="2.32743227127089" calcext:value-type="float">
            <text:p>2.32743227127089</text:p>
          </table:table-cell>
          <table:table-cell office:value-type="float" office:value="-174.169420389853" calcext:value-type="float">
            <text:p>-174.169420389853</text:p>
          </table:table-cell>
          <table:table-cell office:value-type="float" office:value="1.65371569150463" calcext:value-type="float">
            <text:p>1.65371569150463</text:p>
          </table:table-cell>
          <table:table-cell table:number-columns-repeated="1018"/>
        </table:table-row>
        <table:table-row table:style-name="ro1">
          <table:table-cell table:style-name="ce21" office:value-type="float" office:value="2.953999768" calcext:value-type="float">
            <text:p>2.954</text:p>
          </table:table-cell>
          <table:table-cell office:value-type="float" office:value="22.0564004584015" calcext:value-type="float">
            <text:p>22.0564004584015</text:p>
          </table:table-cell>
          <table:table-cell office:value-type="float" office:value="1.42288358058634" calcext:value-type="float">
            <text:p>1.42288358058634</text:p>
          </table:table-cell>
          <table:table-cell office:value-type="float" office:value="2.31730152788374" calcext:value-type="float">
            <text:p>2.31730152788374</text:p>
          </table:table-cell>
          <table:table-cell office:value-type="float" office:value="-174.830648959892" calcext:value-type="float">
            <text:p>-174.830648959892</text:p>
          </table:table-cell>
          <table:table-cell office:value-type="float" office:value="1.64941138032089" calcext:value-type="float">
            <text:p>1.64941138032089</text:p>
          </table:table-cell>
          <table:table-cell table:number-columns-repeated="1018"/>
        </table:table-row>
        <table:table-row table:style-name="ro1">
          <table:table-cell table:style-name="ce21" office:value-type="float" office:value="2.953999768" calcext:value-type="float">
            <text:p>2.954</text:p>
          </table:table-cell>
          <table:table-cell office:value-type="float" office:value="22.1212719394799" calcext:value-type="float">
            <text:p>22.1212719394799</text:p>
          </table:table-cell>
          <table:table-cell office:value-type="float" office:value="1.31638299464563" calcext:value-type="float">
            <text:p>1.31638299464563</text:p>
          </table:table-cell>
          <table:table-cell office:value-type="float" office:value="2.30833598502343" calcext:value-type="float">
            <text:p>2.30833598502343</text:p>
          </table:table-cell>
          <table:table-cell office:value-type="float" office:value="-175.554049576145" calcext:value-type="float">
            <text:p>-175.554049576145</text:p>
          </table:table-cell>
          <table:table-cell office:value-type="float" office:value="1.64563572663284" calcext:value-type="float">
            <text:p>1.64563572663284</text:p>
          </table:table-cell>
          <table:table-cell table:number-columns-repeated="1018"/>
        </table:table-row>
        <table:table-row table:style-name="ro1">
          <table:table-cell table:style-name="ce21" office:value-type="float" office:value="2.953999768" calcext:value-type="float">
            <text:p>2.954</text:p>
          </table:table-cell>
          <table:table-cell office:value-type="float" office:value="22.1870769782592" calcext:value-type="float">
            <text:p>22.1870769782592</text:p>
          </table:table-cell>
          <table:table-cell office:value-type="float" office:value="1.20847015934564" calcext:value-type="float">
            <text:p>1.20847015934564</text:p>
          </table:table-cell>
          <table:table-cell office:value-type="float" office:value="2.30067902250094" calcext:value-type="float">
            <text:p>2.30067902250094</text:p>
          </table:table-cell>
          <table:table-cell office:value-type="float" office:value="-176.336738330478" calcext:value-type="float">
            <text:p>-176.336738330478</text:p>
          </table:table-cell>
          <table:table-cell office:value-type="float" office:value="1.64238435199934" calcext:value-type="float">
            <text:p>1.64238435199934</text:p>
          </table:table-cell>
          <table:table-cell table:number-columns-repeated="1018"/>
        </table:table-row>
        <table:table-row table:style-name="ro1">
          <table:table-cell table:style-name="ce21" office:value-type="float" office:value="2.953999768" calcext:value-type="float">
            <text:p>2.954</text:p>
          </table:table-cell>
          <table:table-cell office:value-type="float" office:value="22.2555230603004" calcext:value-type="float">
            <text:p>22.2555230603004</text:p>
          </table:table-cell>
          <table:table-cell office:value-type="float" office:value="1.09911033465889" calcext:value-type="float">
            <text:p>1.09911033465889</text:p>
          </table:table-cell>
          <table:table-cell office:value-type="float" office:value="2.29447402012727" calcext:value-type="float">
            <text:p>2.29447402012727</text:p>
          </table:table-cell>
          <table:table-cell office:value-type="float" office:value="-177.175759923561" calcext:value-type="float">
            <text:p>-177.175759923561</text:p>
          </table:table-cell>
          <table:table-cell office:value-type="float" office:value="1.55825807441409" calcext:value-type="float">
            <text:p>1.55825807441409</text:p>
          </table:table-cell>
          <table:table-cell table:number-columns-repeated="1018"/>
        </table:table-row>
        <table:table-row table:style-name="ro1">
          <table:table-cell table:style-name="ce21" office:value-type="float" office:value="2.953999768" calcext:value-type="float">
            <text:p>2.954</text:p>
          </table:table-cell>
          <table:table-cell office:value-type="float" office:value="22.3337927887828" calcext:value-type="float">
            <text:p>22.3337927887828</text:p>
          </table:table-cell>
          <table:table-cell office:value-type="float" office:value="0.988268780557867" calcext:value-type="float">
            <text:p>0.988268780557867</text:p>
          </table:table-cell>
          <table:table-cell office:value-type="float" office:value="2.28986435771342" calcext:value-type="float">
            <text:p>2.28986435771342</text:p>
          </table:table-cell>
          <table:table-cell office:value-type="float" office:value="-178.06807725879" calcext:value-type="float">
            <text:p>-178.06807725879</text:p>
          </table:table-cell>
          <table:table-cell office:value-type="float" office:value="1.27648705187734" calcext:value-type="float">
            <text:p>1.27648705187734</text:p>
          </table:table-cell>
          <table:table-cell table:number-columns-repeated="1018"/>
        </table:table-row>
        <table:table-row table:style-name="ro1">
          <table:table-cell table:style-name="ce21" office:value-type="float" office:value="2.954999939" calcext:value-type="float">
            <text:p>2.955</text:p>
          </table:table-cell>
          <table:table-cell office:value-type="float" office:value="22.4368068448031" calcext:value-type="float">
            <text:p>22.4368068448031</text:p>
          </table:table-cell>
          <table:table-cell office:value-type="float" office:value="0.875910757015086" calcext:value-type="float">
            <text:p>0.875910757015086</text:p>
          </table:table-cell>
          <table:table-cell office:value-type="float" office:value="2.28699341507038" calcext:value-type="float">
            <text:p>2.28699341507038</text:p>
          </table:table-cell>
          <table:table-cell office:value-type="float" office:value="-179.010563930453" calcext:value-type="float">
            <text:p>-179.010563930453</text:p>
          </table:table-cell>
          <table:table-cell office:value-type="float" office:value="0.905636450204411" calcext:value-type="float">
            <text:p>0.905636450204411</text:p>
          </table:table-cell>
          <table:table-cell table:number-columns-repeated="1018"/>
        </table:table-row>
        <table:table-row table:style-name="ro1">
          <table:table-cell table:style-name="ce21" office:value-type="float" office:value="2.954999939" calcext:value-type="float">
            <text:p>2.955</text:p>
          </table:table-cell>
          <table:table-cell office:value-type="float" office:value="22.6883725254154" calcext:value-type="float">
            <text:p>22.6883725254154</text:p>
          </table:table-cell>
          <table:table-cell office:value-type="float" office:value="0.762001524003047" calcext:value-type="float">
            <text:p>0.762001524003047</text:p>
          </table:table-cell>
          <table:table-cell office:value-type="float" office:value="2.28600457200914" calcext:value-type="float">
            <text:p>2.28600457200914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104808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'Plot 1'.$A$1" table:cell-range-address="$'Plot 1'.$A$4:.$D$23"/>
        </table:named-expressions>
      </table:table>
      <table:table table:name="Plot Template" table:style-name="ta4">
        <table:table-column table:style-name="co9" table:default-cell-style-name="ce28"/>
        <table:table-column table:style-name="co10" table:number-columns-repeated="1023" table:default-cell-style-name="Default"/>
        <table:table-row table:style-name="ro1">
          <table:table-cell>
            <draw:frame table:end-cell-address="'Plot Template'.O29" table:end-x="0.2445in" table:end-y="0.1173in" draw:z-index="0" draw:name="DataPlot_0" draw:style-name="gr3" draw:text-style-name="P3" svg:width="9.8213in" svg:height="5.4307in" svg:x="0.0626in" svg:y="0.0531in">
              <draw:object draw:notify-on-update-of-ranges="'Plot Template'.A31:'Plot Template'.A33 'Plot Template'.A31:'Plot Template'.A33 'Plot Template'.B30:'Plot Template'.B30 'Plot Template'.B31:'Plot Template'.B33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9"/>
          <table:table-cell table:style-name="ce3" table:number-columns-repeated="1023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 table:style-name="ce30" office:value-type="string" calcext:value-type="string">
            <text:p>Elapsed Time</text:p>
          </table:table-cell>
          <table:table-cell table:style-name="ce4" office:value-type="string" calcext:value-type="string">
            <text:p>angT</text:p>
          </table:table-cell>
          <table:table-cell table:style-name="ce4" table:number-columns-repeated="1022"/>
        </table:table-row>
        <table:table-row table:style-name="ro1">
          <table:table-cell table:style-name="ce31" office:value-type="float" office:value="0.06" calcext:value-type="float">
            <text:p>0.060</text:p>
          </table:table-cell>
          <table:table-cell office:value-type="float" office:value="-179.997726440429" calcext:value-type="float">
            <text:p>-179.997726440429</text:p>
          </table:table-cell>
          <table:table-cell table:number-columns-repeated="1022"/>
        </table:table-row>
        <table:table-row table:style-name="ro1">
          <table:table-cell table:style-name="ce31" office:value-type="float" office:value="0.072" calcext:value-type="float">
            <text:p>0.072</text:p>
          </table:table-cell>
          <table:table-cell office:value-type="float" office:value="-179.997726440429" calcext:value-type="float">
            <text:p>-179.997726440429</text:p>
          </table:table-cell>
          <table:table-cell table:number-columns-repeated="1022"/>
        </table:table-row>
        <table:table-row table:style-name="ro1">
          <table:table-cell table:style-name="ce31" office:value-type="float" office:value="0.083" calcext:value-type="float">
            <text:p>0.083</text:p>
          </table:table-cell>
          <table:table-cell office:value-type="float" office:value="-179.997726440429" calcext:value-type="float">
            <text:p>-179.997726440429</text:p>
          </table:table-cell>
          <table:table-cell table:number-columns-repeated="1022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'Plot Template'.$A$1" table:cell-range-address="$'Plot Template'.$A$4:.$D$23"/>
        </table:named-expressions>
      </table:table>
      <table:named-expressions/>
      <table:database-ranges>
        <table:database-range table:name="__Anonymous_Sheet_DB__1" table:target-range-address="Data.A3:Data.N679" table:display-filter-buttons="true">
          <table:filter>
            <table:filter-and>
              <table:filter-condition table:value="TrajectoryGeneration" table:operator="=" table:field-number="2"/>
            </table:filter-and>
          </table:filter>
        </table:database-range>
        <table:database-range table:name="__Anonymous_Sheet_DB__2" table:target-range-address="'Plot 1'.A4:'Plot 1'.D23" table:orientation="column"/>
        <table:database-range table:name="__Anonymous_Sheet_DB__3" table:target-range-address="'Plot Template'.A4:'Plot Template'.D23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3" number:title="User-defined">
      <number:month/>
      <number:text>/</number:text>
      <number:day/>
      <number:text>/</number:text>
      <number:year/>
      <number:text> </number:text>
      <number:hours/>
      <number:text>:</number:text>
      <number:minutes number:style="long"/>
    </number:date-style>
    <number:time-style style:name="N134" number:title="User-defined">
      <number:hours/>
      <number:text>:</number:text>
      <number:minutes number:style="long"/>
      <number:text>:</number:text>
      <number:seconds number:style="long" number:decimal-places="3"/>
    </number:time-style>
    <number:date-style style:name="N135" number:title="User-defined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6" number:title="User-defined" number:truncate-on-overflow="false">
      <number:hours number:style="long"/>
      <number:text>:</number:text>
      <number:minutes number:style="long"/>
      <number:text>:</number:text>
      <number:seconds number:style="long" number:decimal-places="3"/>
    </number:time-style>
    <number:time-style style:name="N137">
      <number:minutes number:style="long"/>
      <number:text>:</number:text>
      <number:seconds number:style="long" number:decimal-places="3"/>
    </number:time-style>
    <number:currency-style style:name="N13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9P0"/>
    </number:currency-style>
    <number:currency-style style:name="N14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0P0"/>
    </number:currency-style>
    <number:currency-style style:name="N14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2P0"/>
    </number:currency-style>
    <number:currency-style style:name="N14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3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3P0"/>
    </number:currency-style>
    <number:date-style style:name="N144">
      <number:month/>
      <number:text>/</number:text>
      <number:day/>
      <number:text>/</number:text>
      <number:year number:style="long"/>
    </number:date-style>
    <number:date-style style:name="N145">
      <number:day/>
      <number:text>-</number:text>
      <number:month number:textual="true"/>
      <number:text>-</number:text>
      <number:year/>
    </number:date-style>
    <number:date-style style:name="N146">
      <number:day/>
      <number:text>-</number:text>
      <number:month number:textual="true"/>
    </number:date-style>
    <number:date-style style:name="N147">
      <number:month number:textual="true"/>
      <number:text>-</number:text>
      <number:year/>
    </number:date-style>
    <number:time-style style:name="N148">
      <number:hours/>
      <number:text>:</number:text>
      <number:minutes number:style="long"/>
      <number:text> </number:text>
      <number:am-pm/>
    </number:time-style>
    <number:time-style style:name="N14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0">
      <number:hours/>
      <number:text>:</number:text>
      <number:minutes number:style="long"/>
    </number:time-style>
    <number:time-style style:name="N151">
      <number:hours/>
      <number:text>:</number:text>
      <number:minutes number:style="long"/>
      <number:text>:</number:text>
      <number:seconds number:style="long"/>
    </number:time-style>
    <number:number-style style:name="N153P0" style:volatile="true">
      <number:number number:decimal-places="0" number:min-decimal-places="0" number:min-integer-digits="1" number:grouping="true"/>
      <number:text> </number:text>
    </number:number-style>
    <number:number-style style:name="N153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3P0"/>
    </number:number-style>
    <number:number-style style:name="N155P0" style:volatile="true">
      <number:number number:decimal-places="2" number:min-decimal-places="2" number:min-integer-digits="1" number:grouping="true"/>
      <number:text> </number:text>
    </number:number-style>
    <number:number-style style:name="N15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5P0"/>
    </number:number-style>
    <number:number-style style:name="N15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71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71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1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" number:title="User-defined">
      <number:number number:decimal-places="3" number:min-decimal-places="3" number:min-integer-digits="1"/>
    </number:number-style>
    <number:number-style style:name="N173">
      <number:number number:decimal-places="3" number:min-decimal-places="3" number:min-integer-digits="1" number:grouping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date-style style:name="N10164" number:language="en" number:country="US">
      <number:month/>
      <number:text>/</number:text>
      <number:day/>
      <number:text>/</number:text>
      <number:year/>
      <number:text> </number:text>
      <number:hours/>
      <number:text>:</number:text>
      <number:minutes number:style="long"/>
    </number:date-style>
    <number:date-style style:name="N10165" number:language="en" number:country="US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7">00/00/0000</text:date>, <text:time style:data-style-name="N2" text:time-value="14:08:11.12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ata" style:display-name="PageStyle_Dat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lot_20_Template" style:display-name="PageStyle_Plot Template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Team294</meta:initial-creator>
    <meta:creation-date>2018-11-29T07:04:46</meta:creation-date>
    <dc:date>2024-10-27T14:10:46.551000000</dc:date>
    <meta:generator>LibreOffice/7.6.4.1$Windows_X86_64 LibreOffice_project/e19e193f88cd6c0525a17fb7a176ed8e6a3e2aa1</meta:generator>
    <meta:editing-duration>P1DT1H20M46S</meta:editing-duration>
    <meta:editing-cycles>162</meta:editing-cycles>
    <meta:document-statistic meta:table-count="4" meta:cell-count="12147" meta:object-count="5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</script:module>
</file>

<file path=Basic/Standard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heet1"/>
  <library:element library:name="Sheet2"/>
</library:library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Attribute VBA_ModuleType=VBAModule

Sub LoadLogFile()
'
' LoadLogFile Macro
'

' NOTE:  In LibreOffice, cell row/column values in the BASIC code start at 0,
'  even though the spreadsheet starts at row 1 and column A.  Also, cell
'  references use ColRow (ex: B6), and BASIC methods use (x, y) = (col, row) order.
'  For example, cell B6 = (1, 5) in BASIC.

    Dim oFilePicker as Object
    Dim filename As String	' CSV file name to read
    Dim Prop(1) as New com.sun.star.beans.PropertyValue
    Dim oDocCSV as Object	' CSV file after opening in Calc
    Dim oShCSV as Object	' Sheet with CSV data
    Dim oCursorCSV as Object		' Cursor with range of source CSV data
    
    dim oDoc as Object		' The plotting macro file
    dim oShRaw as Object	' Raw data sheet in this macro file
    dim oCursorRaw as Object ' Cursor on raw data sheet
    dim oRngRaw as Object		' Range on raw data sheet
    dim oCellRaw as Object		' Cell on raw data sheet
    
	dim oSearch as Object 	' Search Descriptor
	dim o as object			' Temp variable for copy/paste

	' Save reference to this file and raw data sheet
	oDoc = ThisComponent
	oShRaw = oDoc.Sheets.getByName("Data")

	' Build dialog to get the logfile name
    oFilePicker = CreateUnoService("com.sun.star.ui.dialogs.FilePicker")
    oFilePicker.DisplayDirectory = ConvertToUrl("C:\Users\Team294\Desktop")
    oFilePicker.appendFilter("CSV files", "*.csv")
    oFilePicker.CurrentFilter = "CSV files"
    oFilePicker.Title = "Select a Log File"
    
    ' Show dialog and get selected file name
    If oFilePicker.execute = _
     		com.sun.star.ui.dialogs.ExecutableDialogResults.OK Then
    	FileName = oFilePicker.Files(0)
    Else
    	' User cancelled the dialog box
    	Exit Sub
    End If
'	msgbox FileName		' Show filename (for debugging)

	' Open the logfile
	Prop(0).name="FilterName"
	Prop(0).value="Text - txt - csv (StarCalc)"
	Prop(1).name="FilterOptions"
	Prop(1).value="44,34,0,1,1/1"
'    On Error Resume Next
	oDocCSV = StarDesktop.LoadComponentFromURL( FileName, "_blank", 0, Prop() )
'    If Err.Number &lt;&gt; 0 Then
'    	' Couldn't open file, so exit sub
'        MsgBox "Error " &amp; Err.Number &amp; ":" &amp; Chr(13) &amp; _
'            Err.Description &amp; Chr(13) &amp; _
'            "Filename:" &amp; Chr(13) &amp; _
'            filename
'        Exit Sub
'    End If
'    On Error GoTo 0
    
    ' Get references to the CSV sheet and its data range
    oShCSV = oDocCSV.Sheets(0)
   	oCursorCSV = oShCSV.createCursorByRange(oShCSV.getCellRangeByName("A1"))
	oCursorCSV.gotoEndOfUsedArea(True) 

	' We have a valid log file, so clean up Data sheet before copying in the data

    ' Turn off autofilter
	oDoc.getCurrentController().Select(oShRaw.getCellRangeByName("B3"))
	Call HideAutoFilter()
    
    ' Get data range to clear old raw data, starting at row 4:4
    oCursorRaw = oShRaw.createCursorByRange(oShRaw.getCellRangeByName("A4"))
	oCursorRaw.gotoEndOfUsedArea(True)
	'MsgBoxCursorRange(oCursorRaw)			' Show cursor coordinates (for debugging)
	
	' Only clear data if there is any data on row 4 or below
	if oCursorRaw.RangeAddress.StartRow &gt;= 3 then
		oCursorRaw.Rows.removeByIndex(0, oCursorRaw.Rows.Count)
	end if
	
    ' Get data range to clear old data headers, starting at column E
    oCursorRaw = oShRaw.createCursorByRange(oShRaw.getCellRangeByName("E3"))
	oCursorRaw.gotoEndOfUsedArea(True)
	'MsgBoxCursorRange(oCursorRaw)			' Show cursor coordinates (for debugging)
	
	' Only clear data if there is any data on row 4 or below
	if oCursorRaw.RangeAddress.StartColumn &gt;= 4 then
		oCursorRaw.Columns.removeByIndex(0, oCursorRaw.Columns.Count)
	end if
	
    ' Copy raw data from CSV file to this sheet
	oShRaw.getCellRangeByPosition(1, 3, oCursorCSV.Columns.Count, 2 + oCursorCSV.Rows.Count ).DataArray = oCursorCSV.DataArray

	' Close source CSV logfile
	oDocCSV.Close(true)

	' Scroll to top
	oDoc.getCurrentController().Select(oShRaw.getCellRangeByName("A4"))
	
	' Format date/time in column B:B
	oShRaw.getCellRangeByName("B:B").NumberFormat = FindCreateNumberFormatStyle("M/D/YY H:MM", oDoc)

    ' Find starting time for the match (or for teleop mode if no match)
	oRngRaw = oShRaw.getCellRangeByName("D:D")
	oSearch = oRngRaw.createSearchDescriptor()
	oSearch.SearchString = "mode init"
	oCellRaw = oRngRaw.FindFirst(oSearch)
	
	' If starting time is found, then save the start time in cell B1 and calculate time-since-start in column A
	if not IsNull(oCellRaw) then
		' From "mode init", go 2 cells to the left and copy value to cell B1
		oCellRaw = oShRaw.getCellByPosition(oCellRaw.CellAddress.Column-2, oCellRaw.CellAddress.Row)
	else
		' "mode init" not found, so just start at row 5
		oCellRaw = oShRaw.getCellRangeByName("B5")
	end if
	oShRaw.getCellRangeByName("B1").Value = oCellRaw.Value
		
	' Calculate relative timestamp in column A 
	oCellRaw = oShRaw.getCellRangeByName("B5")    ' (start at row 5 instead of the "mode init" row)
       oCellRaw =  oShRaw.getCellByPosition(oCellRaw.CellAddress.Column-1, oCellRaw.CellAddress.Row)	' Select cell to the left
	oCellRaw.Formula = "=(B" &amp; (oCellRaw.getCellAddress.Row+1) &amp; "-$B$1)*24*3600"
	oDoc.CurrentController.select(oCellRaw)
	' oCellRaw.NumberFormat = FindCreateNumberFormatStyle("MM:SS.000", oDoc)
	oCellRaw.NumberFormat = FindCreateNumberFormatStyle("0.000", oDoc)

	' Fill formula down to bottom of column A
	oCursorRaw.gotoEndOfUsedArea(False)
	oRngRaw = oShRaw.getCellRangeByPosition(0, oCellRaw.CellAddress.Row, 0, oCursorRaw.RangeAddress.EndRow)
	oRngRaw.fillAuto(com.sun.star.sheet.FillDirection.TO_BOTTOM, 1)

    ' Add headers
    oShRaw.getCellRangeByName("A3").String = "Elapsed Time"
    oShRaw.getCellRangeByName("B3").String = "Time"
    oShRaw.getCellRangeByName("C3").String = "Subsytem"
    oShRaw.getCellRangeByName("D3").String = "Action"
    oShRaw.getCellRangeByName("E3").Formula = "=""C"" &amp; COLUMN()"
    
    ' Copy formula from E3 column header
	oDoc.CurrentController.select(oShRaw.getCellRangeByName("E3"))
	o = oDoc.CurrentController.getTransferable()

	' Paste formula across row 3
	oCursorRaw.gotoEndOfUsedArea(False)
	if oCursorRaw.RangeAddress.EndColumn &gt;= 5 then
		oRngRaw = oShRaw.getCellRangeByPosition(5, 2, oCursorRaw.RangeAddress.EndColumn, 2)
		oDoc.CurrentController.select(oRngRaw)
		oDoc.CurrentController.insertTransferable(o)
	end if 
	
	' Make column headings bold
    oShRaw.getCellRangeByName("3:3").CharWeight = com.sun.star.awt.FontWeight.BOLD 
	    
    ' Turn on autofilter
	oCursorRaw = oShRaw.createCursorByRange(oShRaw.getCellRangeByName("A3"))
	oCursorRaw.gotoEndOfUsedArea(True)
	oDoc.getCurrentController().Select(oCursorRaw)
	Call ToggleAutoFilter()	

	' Scroll to starting row (with "mode init")
	oDoc.CurrentController.select(oCellRaw)
End Sub

Sub PlotData()
    dim oDoc as Object		' The plotting macro file
    dim oShData as Object	' Raw data sheet in this macro file
	Dim oChart as Object		' Chart container in the spreadsheet

	Dim oSelected as Object
	Dim o as object			' Temp variable for copy/paste
	Dim oShPlot as Object	' Plot worksheet
	Dim rStart as Integer	' Starting row for data table
	Dim maxCol as Integer	' Last column (0-based) in output table
    Dim i As Integer, row As Integer, col As Integer
	Dim s as String	
	
	rStart = 29
	
	oDoc = ThisComponent
	oShRaw = oDoc.Sheets.getByName("Data")

	oSelected = oDoc.currentSelection
	
	' Exit if only 1 row was selected
    If not oSelected.supportsService("com.sun.star.sheet.SheetCellRanges") Then
    	' Multiple ranges not selected
    	If oSelected.supportsService("com.sun.star.sheet.SheetCellRange") Then
    		' A single range was selected
    		If oSelected.Rows.Count &lt; 2 Then
    			' A range was selected, but only a single row
        		MsgBox ("Select rows to plot, then click 'Plot Selected Data'.")
        		Exit Sub
        	End If
        Else
        	' Selection is not a range
        	MsgBox ("Select rows to plot, then click 'Plot Selected Data'.")
        	Exit Sub
        End If
	End If
	
    ' Create new plot worksheet
    i = 1
    Do While oDoc.Sheets.hasByName("Plot " &amp; Format(i, "###0"))
    	i = i + 1
    Loop
    s = "Plot " &amp; Format(i, "###0")
	oDoc.Sheets.copyByName("Plot Template", s, 2)
	oShPlot = oDoc.Sheets.getByName(s)
	
	' Copy data from Data sheet to Plot sheet
	row = rStart
	maxCol = 0
	Call CopySelectedRows(oDoc, oSelected, oShPlot, row, maxCol)
	
	' Activate plot sheet
	oDoc.CurrentController.select(oShPlot.getCellRangeByPosition(0, rStart, 0, rStart))
	
	' Add data to existing plot
	oChart = oShPlot.Charts(0)
	if oShPlot.getCellRangeByName("B30").String = "Time" then
		' Use Time column from data for X-axis
		oChart.setRanges( Array(oShPlot.getCellRangeByPosition(1, rStart, maxCol, row).getRangeAddress() ) )
	else
		' No Time column from data, so use Elapsed Time for X-axis
		oChart.setRanges( Array(oShPlot.getCellRangeByPosition(0, rStart, maxCol, row).getRangeAddress() ) )
	end if
	
	' NOTE:  In X-Y ScatterPlots, the plots can be very slow if points are shown.  Only show lines.

	' Create new plot using the data on this sheet
'	s = s &amp; " Chart"
'	oRect = createObject("com.sun.star.awt.Rectangle")
'	oRect.X = 125
'	oRect.Y = 125
'	oRect.width = 25000
'	oRect.Height= 13800
'	oShPlot.Charts.addNewByName(s, oRect,  _
'		Array(oShPlot.getCellRangeByPosition(0, rStart, maxCol, row).getRangeAddress() ), _
'		True, True )
'	oChart = oShPlot.Charts.getByName( s )
	
	' Format the plot
	Call FormatChart(oChart.getEmbeddedObject())
End Sub


Sub FormatChart(oChart as Object)
	' Formats a chart for easy viewing
	' oChart = the embedded chart object
	Dim oDiagram as Object		' Diagram in the plot
	Dim oSize as new com.sun.star.awt.Size	' Symbol size
	Dim i as Integer

	' For debugging, uncomment when running this macro directly
	' oChart = ThisComponent.Sheets.getByName("Plot 2").Charts(0).getEmbeddedObject()

	' Change chart type to X-Y chart
	'oDiagram = oChart.createInstance( "com.sun.star.chart.XYDiagram" )
	'oChart.setDiagram( oDiagram )

	' Format legend
'	oChart.HasLegend = True 
'	With oChart.Legend
'		.Alignment = com.sun.star.chart.ChartLegendPosition.TOP
'		.FillStyle = com.sun.star.drawing.FillStyle.NONE
'		.FillColor = RGB(250, 250, 250)
'		.LineStyle = com.sun.star.drawing.LineStyle.SOLID
'		.LineColor = RGB(0, 0, 0)
'		.CharHeight = 9
'		.CharFontName = "Calibri"
'	End With

	' Create object with symbol sizes
'	with oSize
'  		.Height = 150
'  		.Width = 150
' 	end with
	
	' Format plot area
	oDiagram = oChart.Diagram
	With oDiagram
'		.Lines = True
'		.SymbolSize = oSize
'		.YAxis.Min = 0 
'		.YAxis.Max = 100
	End With

	' Format individual data series
	For i = 0 to UBound(oChart.Data.ColumnDescriptions)+1
		With oDiagram.getDataRowProperties(i)
			.LineWidth = 50
'			.SymbolType = 1
		End With
	Next i
End Sub


Sub CopySelectedRows(oDoc as Object, oSelected as Object, oShPlot as Object, row as Integer, maxCol as Integer)
	' Copies the data in the entire row from oSelected
	' and pastes the data in oShPlot sheet starting at row.
	' Updates row to point to first blank row after the data before returning.
	' oDoc = current Calc document
	' oSelected = selection on Data sheet.  Selection can be a single range or multiple 
	'		non-continguous ranges.  The entire row containing the selections will be
	'		copied, regardless if one or more columns are selected.
	' oShPlot = destination sheet to paste the data
	' row = row number (0-based) to start pasting the data.  Returns last row number in table
	' maxCol returns the last column (0-based) in the output data table

	dim oShData as Object	' Spreadsheet with source data
	dim oRng as Object		' Temp variable for range
	dim oRngEnum as Object	' Range enumerator
    dim oRowEnum as Object 	' Row Enumerator 
	dim oRow as Object		' Row
	dim o as Object			' Temp variable for copy/paste
	dim t as Variant		' Data Table to copy/paste
	dim rowCount as Integer	' Number of rows in output table
	dim i as Integer
	
	' Get first range, so we can get the number of columns and the column headers
	If oSelected.supportsService("com.sun.star.sheet.SheetCellRange") Then
		' A single range was selected
		oRng = oSelected
	ElseIf oSelected.supportsService("com.sun.star.sheet.SheetCellRanges") Then
		' Multiple ranges were selected
		oRng = oSelected(0)
	Else
		Exit Sub
	End If

	' Get source spreadsheet object
	oShData = oRng.Spreadsheet
	
	' In the first row, find the last column used
	c = oRng.RangeAddress.StartColumn
	r = oRng.RangeAddress.StartRow
	Do While c&lt;100 and oShData.getCellByPosition(c, r).Type &lt;&gt; com.sun.star.table.CellContentType.EMPTY
		c = c + 1
	Loop
	maxCol = (c - 4)/2

	' Get the column headers from the first row		
	Dim aTitles(0, maxCol) as Variant
	aTitles(0,0) = "Elapsed Time"
	For i = 1 to maxCol
		aTitles(0,i) = oShData.getCellByPosition(2*i + 2, r).String
	Next i
	
	' Paste the column headers into the plot sheet
	With oShPlot.getCellRangeByPosition(0, row, maxCol, row)
		.DataArray = aTitles		' DataArray sets/returns an Array of Variants(rows, cols) [0-based indexes]
		.CharWeight = com.sun.star.awt.FontWeight.BOLD
	End With
	row = row + 1
	
	' Allocate array to store data from first selected range
	Dim aData(oRng.Rows.Count-1, maxCol) as Variant
	rowCount = 0

	' Copy all data to the data array
	If oSelected.supportsService("com.sun.star.sheet.SheetCellRange") Then
		' A single range was selected
		Call CopyDataFromRange(oSelected, aData, rowCount)
	Else
		' Multiple ranges were selected
		oRngEnum = oSelected.CreateEnumeration
		Do While oRngEnum.hasMoreElements
			Call CopyDataFromRange(oRngEnum.NextElement, aData, rowCount)
		Loop
	End If
	
	' Remove extra rows
	ReDim Preserve aData(rowCount-1, maxCol) as Variant
	
	' Paste data on Plot tab
	oShPlot.getCellRangeByPosition(0, row, maxCol, row + rowCount - 1).DataArray = aData
	oShPlot.getCellRangeByPosition(0, row, 0, row + rowCount - 1).NumberFormat = FindCreateNumberFormatStyle("0.000", oDoc)
	
	' Update last row to return to caller
	row = row + rowCount - 1
End Sub


Sub CopyDataFromRange(oRng as Object, aData as Variant, rowCount as Integer)
	' Add data from oRng to the bottom of aData array (add more empty rows to aData array if needed)
	' rowCount = # of rows with data in aData.  When calling, has the number of
	'	rows already in aData.  When returning, has the new number of rows in aData
	
	Dim oShData as Object	' Spreadsheet with source data
	Dim rngRStart as Integer	' Start row in the range
	Dim rngRows as Integer 		' rows in the range
	Dim colCount as Integer		' cols in the output array
	Dim r as Integer, i as Integer
	
	' Get source spreadsheet object
	oShData = oRng.Spreadsheet
	
	' Get dimensions
	rngRStart = oRng.RangeAddress.StartRow
	rngRows = oRng.RangeAddress.EndRow - rngRStart + 1
	colCount = UBound(aData, 2)
	
	' Grow output array if needed
	If UBound(aData, 1) &lt; rowCount + rngRows - 1 Then
		ReDim Preserve aData(rowCount + rngRows + 200, colCount) as Variant
	End If
	
	' Loop through the range and copy data to the array
	For r = 0 to rngRows-1
		aData(rowCount, 0) = oShData.getCellByPosition(0, rngRStart + r).Value
		For i = 1 to colCount
			aData(rowCount, i) = oShData.getCellByPosition(2*i + 3, rngRStart + r).Value
		Next i
		rowCount = rowCount + 1
	Next r
End Sub

</script:module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Tools.xml><?xml version="1.0" encoding="utf-8"?>
<!DOCTYPE module  PUBLIC '-//OpenOffice.org//DTD OfficeDocument 1.0//EN'  'module.dtd'>
<script:module xmlns:script="http://openoffice.org/2000/script" script:name="Tools" script:language="StarBasic" script:moduleType="normal">REM  *****  BASIC  *****

Sub MsgBoxCursorRange(oCursor as Object)
	' Show a message box that displays the cursor coordinates
	msgbox  oCursor.RangeAddress.StartRow &amp; ", " &amp; oCursor.RangeAddress.StartColumn &amp; _
		 " to " &amp; oCursor.RangeAddress.EndRow &amp; ", " &amp; oCursor.RangeAddress.EndColumn
end sub

Function FindCreateNumberFormatStyle(sFormat As String, Optional oDoc, Optional locale)
	' sFormat – Format to find / create.
	' oDoc - Document to use. If omitted, the current document is used.
	' locale - Locale to use. If omitted, the default locale is used.
	'    Example locale:
	'		locale.Language = "en"
	'		locale.Country = "us"

	Dim oDocument As Object
	Dim aLocale as new com.sun.star.lang.Locale
	Dim oFormats As Object
	Dim formatNum As Long
	
	sFormat = UCase(sFormat)

	oDocument = IIf(IsMissing(oDoc), ThisComponent, oDoc)
	oFormats = oDocument.getNumberFormats()

	'I could set the locale from values stored at
	'http://www.ics.uci.edu/pub/ietf/http/related/iso639.txt
	'http://www.chemie.fu-berlin.de/diverse/doc/ISO_3166.html
	'I use a NULL locale and let it use what ever it likes.
	'First, see if the number format exists
	If ( Not IsMissing(locale)) Then
		aLocale = locale
	End If
	
	formatNum = oFormats.queryKey(sFormat, aLocale, TRUE)
	'MsgBox "Current Format number is" &amp; formatNum
	
	'If the number format does not exist then add it
	If (formatNum = -1) Then
		formatNum = oFormats.addNew(sFormat, aLocale)
		If (formatNum = -1) Then formatNum = 0
		'MsgBox "new Format number is " &amp; formatNum
	End If
	
	' Return the format number
	FindCreateNumberFormatStyle = formatNum
End Function

' Select a cell before calling this sub to turn on/off the autofilter
sub ToggleAutoFilter
	rem ----------------------------------------------------------------------
	rem define variables
	dim document   as object
	dim dispatcher as object
	rem ----------------------------------------------------------------------
	
	rem get access to the document
	document   = ThisComponent.CurrentController.Frame
	dispatcher = createUnoService("com.sun.star.frame.DispatchHelper")

	rem ----------------------------------------------------------------------
	dispatcher.executeDispatch(document, ".uno:DataFilterAutoFilter", "", 0, Array())
end sub

' Select a cell before calling this sub to hide the filter
sub HideAutoFilter
	rem ----------------------------------------------------------------------
	rem define variables
	dim document   as object
	dim dispatcher as object
	rem ----------------------------------------------------------------------
	
	rem get access to the document
	document   = ThisComponent.CurrentController.Frame
	dispatcher = createUnoService("com.sun.star.frame.DispatchHelper")

	rem ----------------------------------------------------------------------
	dispatcher.executeDispatch(document, ".uno:DataFilterHideAutoFilter", "", 0, Array())
end sub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Module1"/>
  <library:element library:name="ThisWorkbook"/>
  <library:element library:name="Sheet1"/>
  <library:element library:name="Sheet2"/>
  <library:element library:name="Too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72" number:title="User-defined">
      <number:number number:decimal-places="3" number:min-decimal-places="3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3" style:family="chart">
      <style:chart-properties chart:include-hidden-cells="false" chart:treat-empty-cells="ignore"/>
    </style:style>
    <style:style style:name="ch4" style:family="chart" style:data-style-name="N172">
      <style:chart-properties chart:display-label="true" chart:tick-marks-major-inner="false" chart:tick-marks-major-outer="false" chart:logarithmic="false" chart:interval-major="1" chart:interval-minor-divisor="10" chart:reverse-direction="false" text:line-break="false" loext:try-staggering-first="false" chart:link-data-style-to-source="false" chart:axis-position="0" chart:axis-label-position="outside-start" chart:tick-mark-position="at-axis" style:rotation-angle="90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font-family="Calibri" style:font-style-name="Regular" fo:font-size="10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>
      <style:graphic-properties svg:stroke-width="0.026cm" svg:stroke-color="#f2f2f2"/>
    </style:style>
    <style:style style:name="ch8" style:family="chart" style:data-style-name="N0">
      <style:chart-properties chart:display-label="true" chart:tick-marks-major-inner="false" chart:tick-marks-major-outer="false" chart:logarithmic="false" chart:origin="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9" style:family="chart">
      <style:chart-properties style:rotation-angle="90"/>
      <style:text-properties fo:color="#595959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5b9bd5" draw:fill-color="#5b9bd5"/>
      <style:text-properties fo:color="#000000" style:text-position="0% 100%" fo:font-family="Calibri"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4.947cm" svg:height="13.795cm" xlink:href=".." xlink:type="simple" chart:class="chart:scatter" chart:style-name="ch1">
        <chart:legend chart:legend-position="bottom" svg:x="4.67cm" svg:y="0cm" style:legend-expansion="custom" svg:width="16.949cm" svg:height="1.6cm" style:legend-expansion-aspect-ratio="10.593125" chart:style-name="ch2"/>
        <chart:plot-area chart:style-name="ch3" table:cell-range-address="'Plot Template'.A30:'Plot Template'.B33" chart:data-source-has-labels="both" svg:x="0.747cm" svg:y="0.524cm" svg:width="23.963cm" svg:height="12.146cm">
          <chart:coordinate-region svg:x="1.43cm" svg:y="0.684cm" svg:width="23.121cm" svg:height="11.022cm"/>
          <chart:axis chart:dimension="x" chart:name="primary-x" chart:style-name="ch4" chartooo:axis-type="auto">
            <chart:title svg:x="12.333cm" svg:y="12.945cm" chart:style-name="ch5">
              <text:p>Time</text:p>
            </chart:title>
            <chart:categories table:cell-range-address="'Plot Template'.A31:'Plot Template'.A33"/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cm" svg:y="6.51cm" chart:style-name="ch9">
              <text:p>Data</text:p>
            </chart:title>
            <chart:grid chart:style-name="ch6" chart:class="major"/>
            <chart:grid chart:style-name="ch7" chart:class="minor"/>
          </chart:axis>
          <chart:series chart:style-name="ch10" chart:values-cell-range-address="'Plot Template'.B31:'Plot Template'.B33" chart:label-cell-address="'Plot Template'.B30:'Plot Template'.B30" chart:class="chart:scatter">
            <chart:domain table:cell-range-address="'Plot Template'.A31:'Plot Template'.A33"/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ngT</text:p>
                <draw:g>
                  <svg:desc>'Plot Template'.B30:'Plot Template'.B30</svg:desc>
                </draw:g>
              </table:table-cell>
            </table:table-row>
          </table:table-header-rows>
          <table:table-rows>
            <table:table-row>
              <table:table-cell office:value-type="float" office:value="0.06">
                <text:p>0.06</text:p>
                <draw:g>
                  <svg:desc>'Plot Template'.A31:'Plot Template'.A33</svg:desc>
                </draw:g>
              </table:table-cell>
              <table:table-cell office:value-type="float" office:value="0.06">
                <text:p>0.06</text:p>
                <draw:g>
                  <svg:desc>'Plot Template'.A31:'Plot Template'.A33</svg:desc>
                </draw:g>
              </table:table-cell>
              <table:table-cell office:value-type="float" office:value="-179.997726440429">
                <text:p>-179.997726440429</text:p>
                <draw:g>
                  <svg:desc>'Plot Template'.B31:'Plot Template'.B33</svg:desc>
                </draw:g>
              </table:table-cell>
            </table:table-row>
            <table:table-row>
              <table:table-cell office:value-type="float" office:value="0.072">
                <text:p>0.072</text:p>
              </table:table-cell>
              <table:table-cell office:value-type="float" office:value="0.072">
                <text:p>0.072</text:p>
              </table:table-cell>
              <table:table-cell office:value-type="float" office:value="-179.997726440429">
                <text:p>-179.997726440429</text:p>
              </table:table-cell>
            </table:table-row>
            <table:table-row>
              <table:table-cell office:value-type="float" office:value="0.083">
                <text:p>0.083</text:p>
              </table:table-cell>
              <table:table-cell office:value-type="float" office:value="0.083">
                <text:p>0.083</text:p>
              </table:table-cell>
              <table:table-cell office:value-type="float" office:value="-179.997726440429">
                <text:p>-179.9977264404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4.1$Windows_X86_64 LibreOffice_project/e19e193f88cd6c0525a17fb7a176ed8e6a3e2aa1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72" number:title="User-defined">
      <number:number number:decimal-places="3" number:min-decimal-places="3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3" style:family="chart">
      <style:chart-properties chart:include-hidden-cells="false" chart:treat-empty-cells="ignore"/>
    </style:style>
    <style:style style:name="ch4" style:family="chart" style:data-style-name="N172">
      <style:chart-properties chart:display-label="true" chart:tick-marks-major-inner="false" chart:tick-marks-major-outer="false" chart:logarithmic="false" chart:interval-major="1" chart:interval-minor-divisor="10" chart:reverse-direction="false" text:line-break="false" loext:try-staggering-first="false" chart:link-data-style-to-source="false" chart:axis-position="0" chart:axis-label-position="outside-start" chart:tick-mark-position="at-axis" style:rotation-angle="90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font-family="Calibri" style:font-style-name="Regular" fo:font-size="10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>
      <style:graphic-properties svg:stroke-width="0.026cm" svg:stroke-color="#f2f2f2"/>
    </style:style>
    <style:style style:name="ch8" style:family="chart" style:data-style-name="N0">
      <style:chart-properties chart:display-label="true" chart:tick-marks-major-inner="false" chart:tick-marks-major-outer="false" chart:logarithmic="false" chart:origin="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9" style:family="chart">
      <style:chart-properties style:rotation-angle="90"/>
      <style:text-properties fo:color="#595959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cm" svg:stroke-color="#5b9bd5" draw:fill-color="#5b9bd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5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5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24.947cm" svg:height="13.795cm" xlink:href=".." xlink:type="simple" chart:class="chart:scatter" chart:column-mapping="0 1 2 3" chart:style-name="ch1">
        <chart:legend chart:legend-position="bottom" svg:x="4.67cm" svg:y="0cm" style:legend-expansion="custom" svg:width="16.949cm" svg:height="1.6cm" style:legend-expansion-aspect-ratio="10.593125" chart:style-name="ch2"/>
        <chart:plot-area chart:style-name="ch3" table:cell-range-address="'Plot 1'.B31:'Plot 1'.F492 'Plot 1'.C30:'Plot 1'.F30" chart:data-source-has-labels="both" svg:x="0.747cm" svg:y="0.524cm" svg:width="23.963cm" svg:height="12.305cm">
          <chart:coordinate-region svg:x="1.43cm" svg:y="0.684cm" svg:width="23.121cm" svg:height="11.022cm"/>
          <chart:axis chart:dimension="x" chart:name="primary-x" chart:style-name="ch4" chartooo:axis-type="auto">
            <chart:title svg:x="12.333cm" svg:y="13.104cm" chart:style-name="ch5">
              <text:p>Time</text:p>
            </chart:title>
            <chart:categories table:cell-range-address="'Plot 1'.B31:'Plot 1'.B492"/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cm" svg:y="6.51cm" chart:style-name="ch9">
              <text:p>Data</text:p>
            </chart:title>
            <chart:grid chart:style-name="ch6" chart:class="major"/>
            <chart:grid chart:style-name="ch7" chart:class="minor"/>
          </chart:axis>
          <chart:series chart:style-name="ch10" chart:values-cell-range-address="'Plot 1'.C31:'Plot 1'.C492" chart:label-cell-address="'Plot 1'.C30:'Plot 1'.C30" chart:class="chart:scatter">
            <chart:domain table:cell-range-address="'Plot 1'.B31:'Plot 1'.B492"/>
            <chart:data-point chart:repeated="462"/>
          </chart:series>
          <chart:series chart:style-name="ch11" chart:values-cell-range-address="'Plot 1'.D31:'Plot 1'.D492" chart:label-cell-address="'Plot 1'.D30:'Plot 1'.D30" chart:class="chart:scatter">
            <chart:data-point chart:repeated="462"/>
          </chart:series>
          <chart:series chart:style-name="ch12" chart:values-cell-range-address="'Plot 1'.E31:'Plot 1'.E492" chart:label-cell-address="'Plot 1'.E30:'Plot 1'.E30" chart:class="chart:scatter">
            <chart:data-point chart:repeated="462"/>
          </chart:series>
          <chart:series chart:style-name="ch13" chart:values-cell-range-address="'Plot 1'.F31:'Plot 1'.F492" chart:label-cell-address="'Plot 1'.F30:'Plot 1'.F30" chart:class="chart:scatter">
            <chart:data-point chart:repeated="46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x</text:p>
                <draw:g>
                  <svg:desc>'Plot 1'.C30:'Plot 1'.C30</svg:desc>
                </draw:g>
              </table:table-cell>
              <table:table-cell office:value-type="string">
                <text:p>y</text:p>
                <draw:g>
                  <svg:desc>'Plot 1'.D30:'Plot 1'.D30</svg:desc>
                </draw:g>
              </table:table-cell>
              <table:table-cell office:value-type="string">
                <text:p>degrees</text:p>
                <draw:g>
                  <svg:desc>'Plot 1'.E30:'Plot 1'.E30</svg:desc>
                </draw:g>
              </table:table-cell>
              <table:table-cell office:value-type="string">
                <text:p>velocityMetersPerSec</text:p>
                <draw:g>
                  <svg:desc>'Plot 1'.F30:'Plot 1'.F30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Plot 1'.B31:'Plot 1'.B492</svg:desc>
                </draw:g>
              </table:table-cell>
              <table:table-cell office:value-type="float" office:value="0">
                <text:p>0</text:p>
                <draw:g>
                  <svg:desc>'Plot 1'.B31:'Plot 1'.B492</svg:desc>
                </draw:g>
              </table:table-cell>
              <table:table-cell office:value-type="float" office:value="1.14300228600457">
                <text:p>1.14300228600457</text:p>
                <draw:g>
                  <svg:desc>'Plot 1'.C31:'Plot 1'.C492</svg:desc>
                </draw:g>
              </table:table-cell>
              <table:table-cell office:value-type="float" office:value="2.28600457200914">
                <text:p>2.28600457200914</text:p>
                <draw:g>
                  <svg:desc>'Plot 1'.D31:'Plot 1'.D492</svg:desc>
                </draw:g>
              </table:table-cell>
              <table:table-cell office:value-type="float" office:value="0">
                <text:p>0</text:p>
                <draw:g>
                  <svg:desc>'Plot 1'.E31:'Plot 1'.E492</svg:desc>
                </draw:g>
              </table:table-cell>
              <table:table-cell office:value-type="float" office:value="0">
                <text:p>0</text:p>
                <draw:g>
                  <svg:desc>'Plot 1'.F31:'Plot 1'.F492</svg:desc>
                </draw:g>
              </table:table-cell>
            </table:table-row>
            <table:table-row>
              <table:table-cell office:value-type="float" office:value="0.237093061444073">
                <text:p>0.237093061444073</text:p>
              </table:table-cell>
              <table:table-cell office:value-type="float" office:value="0.237093061444073">
                <text:p>0.237093061444073</text:p>
              </table:table-cell>
              <table:table-cell office:value-type="float" office:value="1.24417244430382">
                <text:p>1.24417244430382</text:p>
              </table:table-cell>
              <table:table-cell office:value-type="float" office:value="2.28765476539059">
                <text:p>2.28765476539059</text:p>
              </table:table-cell>
              <table:table-cell office:value-type="float" office:value="1.8591135088431">
                <text:p>1.8591135088431</text:p>
              </table:table-cell>
              <table:table-cell office:value-type="float" office:value="0.853535021198663">
                <text:p>0.853535021198663</text:p>
              </table:table-cell>
            </table:table-row>
            <table:table-row>
              <table:table-cell office:value-type="float" office:value="0.334328494236682">
                <text:p>0.334328494236682</text:p>
              </table:table-cell>
              <table:table-cell office:value-type="float" office:value="0.334328494236682">
                <text:p>0.334328494236682</text:p>
              </table:table-cell>
              <table:table-cell office:value-type="float" office:value="1.34406947224901">
                <text:p>1.34406947224901</text:p>
              </table:table-cell>
              <table:table-cell office:value-type="float" office:value="2.29245642958146">
                <text:p>2.29245642958146</text:p>
              </table:table-cell>
              <table:table-cell office:value-type="float" office:value="3.63319770479061">
                <text:p>3.63319770479061</text:p>
              </table:table-cell>
              <table:table-cell office:value-type="float" office:value="1.20358257925206">
                <text:p>1.20358257925206</text:p>
              </table:table-cell>
            </table:table-row>
            <table:table-row>
              <table:table-cell office:value-type="float" office:value="0.408339858033393">
                <text:p>0.408339858033393</text:p>
              </table:table-cell>
              <table:table-cell office:value-type="float" office:value="0.408339858033393">
                <text:p>0.408339858033393</text:p>
              </table:table-cell>
              <table:table-cell office:value-type="float" office:value="1.44270567486515">
                <text:p>1.44270567486515</text:p>
              </table:table-cell>
              <table:table-cell office:value-type="float" office:value="2.30018619065158">
                <text:p>2.30018619065158</text:p>
              </table:table-cell>
              <table:table-cell office:value-type="float" office:value="5.31579309693001">
                <text:p>5.31579309693001</text:p>
              </table:table-cell>
              <table:table-cell office:value-type="float" office:value="1.47002348892022">
                <text:p>1.47002348892022</text:p>
              </table:table-cell>
            </table:table-row>
            <table:table-row>
              <table:table-cell office:value-type="float" office:value="0.472866282012789">
                <text:p>0.472866282012789</text:p>
              </table:table-cell>
              <table:table-cell office:value-type="float" office:value="0.472866282012789">
                <text:p>0.472866282012789</text:p>
              </table:table-cell>
              <table:table-cell office:value-type="float" office:value="1.54009335717725">
                <text:p>1.54009335717725</text:p>
              </table:table-cell>
              <table:table-cell office:value-type="float" office:value="2.31062067467078">
                <text:p>2.31062067467078</text:p>
              </table:table-cell>
              <table:table-cell office:value-type="float" office:value="6.90130157191206">
                <text:p>6.90130157191206</text:p>
              </table:table-cell>
              <table:table-cell office:value-type="float" office:value="1.56578962879871">
                <text:p>1.56578962879871</text:p>
              </table:table-cell>
            </table:table-row>
            <table:table-row>
              <table:table-cell office:value-type="float" office:value="0.534711732964643">
                <text:p>0.534711732964643</text:p>
              </table:table-cell>
              <table:table-cell office:value-type="float" office:value="0.534711732964643">
                <text:p>0.534711732964643</text:p>
              </table:table-cell>
              <table:table-cell office:value-type="float" office:value="1.63624482421032">
                <text:p>1.63624482421032</text:p>
              </table:table-cell>
              <table:table-cell office:value-type="float" office:value="2.32353650770888">
                <text:p>2.32353650770888</text:p>
              </table:table-cell>
              <table:table-cell office:value-type="float" office:value="8.38491828384983">
                <text:p>8.38491828384983</text:p>
              </table:table-cell>
              <table:table-cell office:value-type="float" office:value="1.5715492111736">
                <text:p>1.5715492111736</text:p>
              </table:table-cell>
            </table:table-row>
            <table:table-row>
              <table:table-cell office:value-type="float" office:value="0.59574978419753">
                <text:p>0.59574978419753</text:p>
              </table:table-cell>
              <table:table-cell office:value-type="float" office:value="0.59574978419753">
                <text:p>0.59574978419753</text:p>
              </table:table-cell>
              <table:table-cell office:value-type="float" office:value="1.73117238098936">
                <text:p>1.73117238098936</text:p>
              </table:table-cell>
              <table:table-cell office:value-type="float" office:value="2.3387103158357">
                <text:p>2.3387103158357</text:p>
              </table:table-cell>
              <table:table-cell office:value-type="float" office:value="9.76253703044511">
                <text:p>9.76253703044511</text:p>
              </table:table-cell>
              <table:table-cell office:value-type="float" office:value="1.57837590410305">
                <text:p>1.57837590410305</text:p>
              </table:table-cell>
            </table:table-row>
            <table:table-row>
              <table:table-cell office:value-type="float" office:value="0.655968064455003">
                <text:p>0.655968064455003</text:p>
              </table:table-cell>
              <table:table-cell office:value-type="float" office:value="0.655968064455003">
                <text:p>0.655968064455003</text:p>
              </table:table-cell>
              <table:table-cell office:value-type="float" office:value="1.8248883325394">
                <text:p>1.8248883325394</text:p>
              </table:table-cell>
              <table:table-cell office:value-type="float" office:value="2.35591872512106">
                <text:p>2.35591872512106</text:p>
              </table:table-cell>
              <table:table-cell office:value-type="float" office:value="11.0306362437717">
                <text:p>11.0306362437717</text:p>
              </table:table-cell>
              <table:table-cell office:value-type="float" office:value="1.58620413981476">
                <text:p>1.58620413981476</text:p>
              </table:table-cell>
            </table:table-row>
            <table:table-row>
              <table:table-cell office:value-type="float" office:value="0.71534937462085">
                <text:p>0.71534937462085</text:p>
              </table:table-cell>
              <table:table-cell office:value-type="float" office:value="0.71534937462085">
                <text:p>0.71534937462085</text:p>
              </table:table-cell>
              <table:table-cell office:value-type="float" office:value="1.91740498388544">
                <text:p>1.91740498388544</text:p>
              </table:table-cell>
              <table:table-cell office:value-type="float" office:value="2.37493836163478">
                <text:p>2.37493836163478</text:p>
              </table:table-cell>
              <table:table-cell office:value-type="float" office:value="12.186152154678">
                <text:p>12.186152154678</text:p>
              </table:table-cell>
              <table:table-cell office:value-type="float" office:value="1.59498046943208">
                <text:p>1.59498046943208</text:p>
              </table:table-cell>
            </table:table-row>
            <table:table-row>
              <table:table-cell office:value-type="float" office:value="0.773871890590105">
                <text:p>0.773871890590105</text:p>
              </table:table-cell>
              <table:table-cell office:value-type="float" office:value="0.773871890590105">
                <text:p>0.773871890590105</text:p>
              </table:table-cell>
              <table:table-cell office:value-type="float" office:value="2.00873464005248">
                <text:p>2.00873464005248</text:p>
              </table:table-cell>
              <table:table-cell office:value-type="float" office:value="2.39554585144669">
                <text:p>2.39554585144669</text:p>
              </table:table-cell>
              <table:table-cell office:value-type="float" office:value="13.2263447202534">
                <text:p>13.2263447202534</text:p>
              </table:table-cell>
              <table:table-cell office:value-type="float" office:value="1.60466720936474">
                <text:p>1.60466720936474</text:p>
              </table:table-cell>
            </table:table-row>
            <table:table-row>
              <table:table-cell office:value-type="float" office:value="0.831509341435596">
                <text:p>0.831509341435596</text:p>
              </table:table-cell>
              <table:table-cell office:value-type="float" office:value="0.831509341435596">
                <text:p>0.831509341435596</text:p>
              </table:table-cell>
              <table:table-cell office:value-type="float" office:value="2.09888960606554">
                <text:p>2.09888960606554</text:p>
              </table:table-cell>
              <table:table-cell office:value-type="float" office:value="2.41751782062661">
                <text:p>2.41751782062661</text:p>
              </table:table-cell>
              <table:table-cell office:value-type="float" office:value="14.14866074015">
                <text:p>14.14866074015</text:p>
              </table:table-cell>
              <table:table-cell office:value-type="float" office:value="1.61524543870839">
                <text:p>1.61524543870839</text:p>
              </table:table-cell>
            </table:table-row>
            <table:table-row>
              <table:table-cell office:value-type="float" office:value="0.888231185863964">
                <text:p>0.888231185863964</text:p>
              </table:table-cell>
              <table:table-cell office:value-type="float" office:value="0.888231185863964">
                <text:p>0.888231185863964</text:p>
              </table:table-cell>
              <table:table-cell office:value-type="float" office:value="2.18788218694963">
                <text:p>2.18788218694963</text:p>
              </table:table-cell>
              <table:table-cell office:value-type="float" office:value="2.44063089524436">
                <text:p>2.44063089524436</text:p>
              </table:table-cell>
              <table:table-cell office:value-type="float" office:value="14.9505974019478">
                <text:p>14.9505974019478</text:p>
              </table:table-cell>
              <table:table-cell office:value-type="float" office:value="1.62671747058143">
                <text:p>1.62671747058143</text:p>
              </table:table-cell>
            </table:table-row>
            <table:table-row>
              <table:table-cell office:value-type="float" office:value="0.944002808107261">
                <text:p>0.944002808107261</text:p>
              </table:table-cell>
              <table:table-cell office:value-type="float" office:value="0.944002808107261">
                <text:p>0.944002808107261</text:p>
              </table:table-cell>
              <table:table-cell office:value-type="float" office:value="2.27572468772976">
                <text:p>2.27572468772976</text:p>
              </table:table-cell>
              <table:table-cell office:value-type="float" office:value="2.46466170136976">
                <text:p>2.46466170136976</text:p>
              </table:table-cell>
              <table:table-cell office:value-type="float" office:value="15.6295684178226">
                <text:p>15.6295684178226</text:p>
              </table:table-cell>
              <table:table-cell office:value-type="float" office:value="1.63910892018342">
                <text:p>1.63910892018342</text:p>
              </table:table-cell>
            </table:table-row>
            <table:table-row>
              <table:table-cell office:value-type="float" office:value="0.998785753322943">
                <text:p>0.998785753322943</text:p>
              </table:table-cell>
              <table:table-cell office:value-type="float" office:value="0.998785753322943">
                <text:p>0.998785753322943</text:p>
              </table:table-cell>
              <table:table-cell office:value-type="float" office:value="2.36242941343093">
                <text:p>2.36242941343093</text:p>
              </table:table-cell>
              <table:table-cell office:value-type="float" office:value="2.48938686507264">
                <text:p>2.48938686507264</text:p>
              </table:table-cell>
              <table:table-cell office:value-type="float" office:value="16.1827740340233">
                <text:p>16.1827740340233</text:p>
              </table:table-cell>
              <table:table-cell office:value-type="float" office:value="1.65247046695407">
                <text:p>1.65247046695407</text:p>
              </table:table-cell>
            </table:table-row>
            <table:table-row>
              <table:table-cell office:value-type="float" office:value="1.05253802290843">
                <text:p>1.05253802290843</text:p>
              </table:table-cell>
              <table:table-cell office:value-type="float" office:value="1.05253802290843">
                <text:p>1.05253802290843</text:p>
              </table:table-cell>
              <table:table-cell office:value-type="float" office:value="2.44800866907816">
                <text:p>2.44800866907816</text:p>
              </table:table-cell>
              <table:table-cell office:value-type="float" office:value="2.51458301242282">
                <text:p>2.51458301242282</text:p>
              </table:table-cell>
              <table:table-cell office:value-type="float" office:value="16.6070755700108">
                <text:p>16.6070755700108</text:p>
              </table:table-cell>
              <table:table-cell office:value-type="float" office:value="1.66687935438117">
                <text:p>1.66687935438117</text:p>
              </table:table-cell>
            </table:table-row>
            <table:table-row>
              <table:table-cell office:value-type="float" office:value="1.10521445244101">
                <text:p>1.10521445244101</text:p>
              </table:table-cell>
              <table:table-cell office:value-type="float" office:value="1.10521445244101">
                <text:p>1.10521445244101</text:p>
              </table:table-cell>
              <table:table-cell office:value-type="float" office:value="2.53247475969646">
                <text:p>2.53247475969646</text:p>
              </table:table-cell>
              <table:table-cell office:value-type="float" office:value="2.54002676949011">
                <text:p>2.54002676949011</text:p>
              </table:table-cell>
              <table:table-cell office:value-type="float" office:value="16.8988748169317">
                <text:p>16.8988748169317</text:p>
              </table:table-cell>
              <table:table-cell office:value-type="float" office:value="1.68244058047502">
                <text:p>1.68244058047502</text:p>
              </table:table-cell>
            </table:table-row>
            <table:table-row>
              <table:table-cell office:value-type="float" office:value="1.15676719979533">
                <text:p>1.15676719979533</text:p>
              </table:table-cell>
              <table:table-cell office:value-type="float" office:value="1.15676719979533">
                <text:p>1.15676719979533</text:p>
              </table:table-cell>
              <table:table-cell office:value-type="float" office:value="2.61583999031084">
                <text:p>2.61583999031084</text:p>
              </table:table-cell>
              <table:table-cell office:value-type="float" office:value="2.56549476234435">
                <text:p>2.56549476234435</text:p>
              </table:table-cell>
              <table:table-cell office:value-type="float" office:value="17.0539986332789">
                <text:p>17.0539986332789</text:p>
              </table:table-cell>
              <table:table-cell office:value-type="float" office:value="1.69928758866542">
                <text:p>1.69928758866542</text:p>
              </table:table-cell>
            </table:table-row>
            <table:table-row>
              <table:table-cell office:value-type="float" office:value="1.20737010572361">
                <text:p>1.20737010572361</text:p>
              </table:table-cell>
              <table:table-cell office:value-type="float" office:value="1.20737010572361">
                <text:p>1.20737010572361</text:p>
              </table:table-cell>
              <table:table-cell office:value-type="float" office:value="2.6981166659463">
                <text:p>2.6981166659463</text:p>
              </table:table-cell>
              <table:table-cell office:value-type="float" office:value="2.59076361705535">
                <text:p>2.59076361705535</text:p>
              </table:table-cell>
              <table:table-cell office:value-type="float" office:value="17.067589467013">
                <text:p>17.067589467013</text:p>
              </table:table-cell>
              <table:table-cell office:value-type="float" office:value="1.70247530353377">
                <text:p>1.70247530353377</text:p>
              </table:table-cell>
            </table:table-row>
            <table:table-row>
              <table:table-cell office:value-type="float" office:value="1.25753205985408">
                <text:p>1.25753205985408</text:p>
              </table:table-cell>
              <table:table-cell office:value-type="float" office:value="1.25753205985408">
                <text:p>1.25753205985408</text:p>
              </table:table-cell>
              <table:table-cell office:value-type="float" office:value="2.77931709162786">
                <text:p>2.77931709162786</text:p>
              </table:table-cell>
              <table:table-cell office:value-type="float" office:value="2.61560995969294">
                <text:p>2.61560995969294</text:p>
              </table:table-cell>
              <table:table-cell office:value-type="float" office:value="16.9340033782741">
                <text:p>16.9340033782741</text:p>
              </table:table-cell>
              <table:table-cell office:value-type="float" office:value="1.68322705349952">
                <text:p>1.68322705349952</text:p>
              </table:table-cell>
            </table:table-row>
            <table:table-row>
              <table:table-cell office:value-type="float" office:value="1.30756468183209">
                <text:p>1.30756468183209</text:p>
              </table:table-cell>
              <table:table-cell office:value-type="float" office:value="1.30756468183209">
                <text:p>1.30756468183209</text:p>
              </table:table-cell>
              <table:table-cell office:value-type="float" office:value="2.85945357238052">
                <text:p>2.85945357238052</text:p>
              </table:table-cell>
              <table:table-cell office:value-type="float" office:value="2.63981041632693">
                <text:p>2.63981041632693</text:p>
              </table:table-cell>
              <table:table-cell office:value-type="float" office:value="16.6467185377281">
                <text:p>16.6467185377281</text:p>
              </table:table-cell>
              <table:table-cell office:value-type="float" office:value="1.66302640403734">
                <text:p>1.66302640403734</text:p>
              </table:table-cell>
            </table:table-row>
            <table:table-row>
              <table:table-cell office:value-type="float" office:value="1.35746385778651">
                <text:p>1.35746385778651</text:p>
              </table:table-cell>
              <table:table-cell office:value-type="float" office:value="1.35746385778651">
                <text:p>1.35746385778651</text:p>
              </table:table-cell>
              <table:table-cell office:value-type="float" office:value="2.9385384132293">
                <text:p>2.9385384132293</text:p>
              </table:table-cell>
              <table:table-cell office:value-type="float" office:value="2.66314161302716">
                <text:p>2.66314161302716</text:p>
              </table:table-cell>
              <table:table-cell office:value-type="float" office:value="16.1982592742342">
                <text:p>16.1982592742342</text:p>
              </table:table-cell>
              <table:table-cell office:value-type="float" office:value="1.64182072147775">
                <text:p>1.64182072147775</text:p>
              </table:table-cell>
            </table:table-row>
            <table:table-row>
              <table:table-cell office:value-type="float" office:value="1.40722911124724">
                <text:p>1.40722911124724</text:p>
              </table:table-cell>
              <table:table-cell office:value-type="float" office:value="1.40722911124724">
                <text:p>1.40722911124724</text:p>
              </table:table-cell>
              <table:table-cell office:value-type="float" office:value="3.01658391919921">
                <text:p>3.01658391919921</text:p>
              </table:table-cell>
              <table:table-cell office:value-type="float" office:value="2.68538017586344">
                <text:p>2.68538017586344</text:p>
              </table:table-cell>
              <table:table-cell office:value-type="float" office:value="15.5801437217956">
                <text:p>15.5801437217956</text:p>
              </table:table-cell>
              <table:table-cell office:value-type="float" office:value="1.61957316397508">
                <text:p>1.61957316397508</text:p>
              </table:table-cell>
            </table:table-row>
            <table:table-row>
              <table:table-cell office:value-type="float" office:value="1.45686438158115">
                <text:p>1.45686438158115</text:p>
              </table:table-cell>
              <table:table-cell office:value-type="float" office:value="1.45686438158115">
                <text:p>1.45686438158115</text:p>
              </table:table-cell>
              <table:table-cell office:value-type="float" office:value="3.09360239531525">
                <text:p>3.09360239531525</text:p>
              </table:table-cell>
              <table:table-cell office:value-type="float" office:value="2.7063027309056">
                <text:p>2.7063027309056</text:p>
              </table:table-cell>
              <table:table-cell office:value-type="float" office:value="14.782867172402">
                <text:p>14.782867172402</text:p>
              </table:table-cell>
              <table:table-cell office:value-type="float" office:value="1.59627584278527">
                <text:p>1.59627584278527</text:p>
              </table:table-cell>
            </table:table-row>
            <table:table-row>
              <table:table-cell office:value-type="float" office:value="1.50637856687339">
                <text:p>1.50637856687339</text:p>
              </table:table-cell>
              <table:table-cell office:value-type="float" office:value="1.50637856687339">
                <text:p>1.50637856687339</text:p>
              </table:table-cell>
              <table:table-cell office:value-type="float" office:value="3.16960614660243">
                <text:p>3.16960614660243</text:p>
              </table:table-cell>
              <table:table-cell office:value-type="float" office:value="2.72568590422345">
                <text:p>2.72568590422345</text:p>
              </table:table-cell>
              <table:table-cell office:value-type="float" office:value="13.7959385604075">
                <text:p>13.7959385604075</text:p>
              </table:table-cell>
              <table:table-cell office:value-type="float" office:value="1.57196596343634">
                <text:p>1.57196596343634</text:p>
              </table:table-cell>
            </table:table-row>
            <table:table-row>
              <table:table-cell office:value-type="float" office:value="1.55578574444195">
                <text:p>1.55578574444195</text:p>
              </table:table-cell>
              <table:table-cell office:value-type="float" office:value="1.55578574444195">
                <text:p>1.55578574444195</text:p>
              </table:table-cell>
              <table:table-cell office:value-type="float" office:value="3.24460747808577">
                <text:p>3.24460747808577</text:p>
              </table:table-cell>
              <table:table-cell office:value-type="float" office:value="2.74330632188682">
                <text:p>2.74330632188682</text:p>
              </table:table-cell>
              <table:table-cell office:value-type="float" office:value="12.6079941532845">
                <text:p>12.6079941532845</text:p>
              </table:table-cell>
              <table:table-cell office:value-type="float" office:value="1.54674515080353">
                <text:p>1.54674515080353</text:p>
              </table:table-cell>
            </table:table-row>
            <table:table-row>
              <table:table-cell office:value-type="float" office:value="1.60510496065919">
                <text:p>1.60510496065919</text:p>
              </table:table-cell>
              <table:table-cell office:value-type="float" office:value="1.60510496065919">
                <text:p>1.60510496065919</text:p>
              </table:table-cell>
              <table:table-cell office:value-type="float" office:value="3.31861869479028">
                <text:p>3.31861869479028</text:p>
              </table:table-cell>
              <table:table-cell office:value-type="float" office:value="2.75894060996554">
                <text:p>2.75894060996554</text:p>
              </table:table-cell>
              <table:table-cell office:value-type="float" office:value="11.2070202812108">
                <text:p>11.2070202812108</text:p>
              </table:table-cell>
              <table:table-cell office:value-type="float" office:value="1.520801779902">
                <text:p>1.520801779902</text:p>
              </table:table-cell>
            </table:table-row>
            <table:table-row>
              <table:table-cell office:value-type="float" office:value="1.6543594647415">
                <text:p>1.6543594647415</text:p>
              </table:table-cell>
              <table:table-cell office:value-type="float" office:value="1.6543594647415">
                <text:p>1.6543594647415</text:p>
              </table:table-cell>
              <table:table-cell office:value-type="float" office:value="3.39165210174096">
                <text:p>3.39165210174096</text:p>
              </table:table-cell>
              <table:table-cell office:value-type="float" office:value="2.77236539452941">
                <text:p>2.77236539452941</text:p>
              </table:table-cell>
              <table:table-cell office:value-type="float" office:value="9.58072499833493">
                <text:p>9.58072499833493</text:p>
              </table:table-cell>
              <table:table-cell office:value-type="float" office:value="1.49443551820125">
                <text:p>1.49443551820125</text:p>
              </table:table-cell>
            </table:table-row>
            <table:table-row>
              <table:table-cell office:value-type="float" office:value="1.70357525766697">
                <text:p>1.70357525766697</text:p>
              </table:table-cell>
              <table:table-cell office:value-type="float" office:value="1.70357525766697">
                <text:p>1.70357525766697</text:p>
              </table:table-cell>
              <table:table-cell office:value-type="float" office:value="3.46372000396282">
                <text:p>3.46372000396282</text:p>
              </table:table-cell>
              <table:table-cell office:value-type="float" office:value="2.78335730164828">
                <text:p>2.78335730164828</text:p>
              </table:table-cell>
              <table:table-cell office:value-type="float" office:value="7.7171051035785">
                <text:p>7.7171051035785</text:p>
              </table:table-cell>
              <table:table-cell office:value-type="float" office:value="1.46808240686122">
                <text:p>1.46808240686122</text:p>
              </table:table-cell>
            </table:table-row>
            <table:table-row>
              <table:table-cell office:value-type="float" office:value="1.75277885197512">
                <text:p>1.75277885197512</text:p>
              </table:table-cell>
              <table:table-cell office:value-type="float" office:value="1.75277885197512">
                <text:p>1.75277885197512</text:p>
              </table:table-cell>
              <table:table-cell office:value-type="float" office:value="3.53483470648088">
                <text:p>3.53483470648088</text:p>
              </table:table-cell>
              <table:table-cell office:value-type="float" office:value="2.79169295739195">
                <text:p>2.79169295739195</text:p>
              </table:table-cell>
              <table:table-cell office:value-type="float" office:value="5.60525655843968">
                <text:p>5.60525655843968</text:p>
              </table:table-cell>
              <table:table-cell office:value-type="float" office:value="1.44233768462462">
                <text:p>1.44233768462462</text:p>
              </table:table-cell>
            </table:table-row>
            <table:table-row>
              <table:table-cell office:value-type="float" office:value="1.8019942118915">
                <text:p>1.8019942118915</text:p>
              </table:table-cell>
              <table:table-cell office:value-type="float" office:value="1.8019942118915">
                <text:p>1.8019942118915</text:p>
              </table:table-cell>
              <table:table-cell office:value-type="float" office:value="3.60500851432014">
                <text:p>3.60500851432014</text:p>
              </table:table-cell>
              <table:table-cell office:value-type="float" office:value="2.79714898783026">
                <text:p>2.79714898783026</text:p>
              </table:table-cell>
              <table:table-cell office:value-type="float" office:value="3.23646757492888">
                <text:p>3.23646757492888</text:p>
              </table:table-cell>
              <table:table-cell office:value-type="float" office:value="1.41797227618078">
                <text:p>1.41797227618078</text:p>
              </table:table-cell>
            </table:table-row>
            <table:table-row>
              <table:table-cell office:value-type="float" office:value="1.85123899170802">
                <text:p>1.85123899170802</text:p>
              </table:table-cell>
              <table:table-cell office:value-type="float" office:value="1.85123899170802">
                <text:p>1.85123899170802</text:p>
              </table:table-cell>
              <table:table-cell office:value-type="float" office:value="3.67425373250561">
                <text:p>3.67425373250561</text:p>
              </table:table-cell>
              <table:table-cell office:value-type="float" office:value="2.79950201903301">
                <text:p>2.79950201903301</text:p>
              </table:table-cell>
              <table:table-cell office:value-type="float" office:value="0.605607074259524">
                <text:p>0.605607074259524</text:p>
              </table:table-cell>
              <table:table-cell office:value-type="float" office:value="1.39593759390786">
                <text:p>1.39593759390786</text:p>
              </table:table-cell>
            </table:table-row>
            <table:table-row>
              <table:table-cell office:value-type="float" office:value="1.9008060199876">
                <text:p>1.9008060199876</text:p>
              </table:table-cell>
              <table:table-cell office:value-type="float" office:value="1.9008060199876">
                <text:p>1.9008060199876</text:p>
              </table:table-cell>
              <table:table-cell office:value-type="float" office:value="3.74258266606231">
                <text:p>3.74258266606231</text:p>
              </table:table-cell>
              <table:table-cell office:value-type="float" office:value="2.79852867707005">
                <text:p>2.79852867707005</text:p>
              </table:table-cell>
              <table:table-cell office:value-type="float" office:value="-2.28723112761651">
                <text:p>-2.28723112761651</text:p>
              </table:table-cell>
              <table:table-cell office:value-type="float" office:value="1.36137379548623">
                <text:p>1.36137379548623</text:p>
              </table:table-cell>
            </table:table-row>
            <table:table-row>
              <table:table-cell office:value-type="float" office:value="1.95112949173759">
                <text:p>1.95112949173759</text:p>
              </table:table-cell>
              <table:table-cell office:value-type="float" office:value="1.95112949173759">
                <text:p>1.95112949173759</text:p>
              </table:table-cell>
              <table:table-cell office:value-type="float" office:value="3.81000762001524">
                <text:p>3.81000762001524</text:p>
              </table:table-cell>
              <table:table-cell office:value-type="float" office:value="2.79400558801118">
                <text:p>2.79400558801118</text:p>
              </table:table-cell>
              <table:table-cell office:value-type="float" office:value="-5.43495072277054">
                <text:p>-5.43495072277054</text:p>
              </table:table-cell>
              <table:table-cell office:value-type="float" office:value="1.32431116206459">
                <text:p>1.32431116206459</text:p>
              </table:table-cell>
            </table:table-row>
            <table:table-row>
              <table:table-cell office:value-type="float" office:value="2.00181578179259">
                <text:p>2.00181578179259</text:p>
              </table:table-cell>
              <table:table-cell office:value-type="float" office:value="2.00181578179259">
                <text:p>2.00181578179259</text:p>
              </table:table-cell>
              <table:table-cell office:value-type="float" office:value="3.87652613107809">
                <text:p>3.87652613107809</text:p>
              </table:table-cell>
              <table:table-cell office:value-type="float" office:value="2.78577302759586">
                <text:p>2.78577302759586</text:p>
              </table:table-cell>
              <table:table-cell office:value-type="float" office:value="-8.66577883211303">
                <text:p>-8.66577883211303</text:p>
              </table:table-cell>
              <table:table-cell office:value-type="float" office:value="1.32042847016045">
                <text:p>1.32042847016045</text:p>
              </table:table-cell>
            </table:table-row>
            <table:table-row>
              <table:table-cell office:value-type="float" office:value="2.05228896580038">
                <text:p>2.05228896580038</text:p>
              </table:table-cell>
              <table:table-cell office:value-type="float" office:value="2.05228896580038">
                <text:p>2.05228896580038</text:p>
              </table:table-cell>
              <table:table-cell office:value-type="float" office:value="3.94207666271927">
                <text:p>3.94207666271927</text:p>
              </table:table-cell>
              <table:table-cell office:value-type="float" office:value="2.77392587024212">
                <text:p>2.77392587024212</text:p>
              </table:table-cell>
              <table:table-cell office:value-type="float" office:value="-11.8116640515098">
                <text:p>-11.8116640515098</text:p>
              </table:table-cell>
              <table:table-cell office:value-type="float" office:value="1.31909260105519">
                <text:p>1.31909260105519</text:p>
              </table:table-cell>
            </table:table-row>
            <table:table-row>
              <table:table-cell office:value-type="float" office:value="2.10253281074887">
                <text:p>2.10253281074887</text:p>
              </table:table-cell>
              <table:table-cell office:value-type="float" office:value="2.10253281074887">
                <text:p>2.10253281074887</text:p>
              </table:table-cell>
              <table:table-cell office:value-type="float" office:value="4.00658291009587">
                <text:p>4.00658291009587</text:p>
              </table:table-cell>
              <table:table-cell office:value-type="float" office:value="2.7586226400376">
                <text:p>2.7586226400376</text:p>
              </table:table-cell>
              <table:table-cell office:value-type="float" office:value="-14.8668146264153">
                <text:p>-14.8668146264153</text:p>
              </table:table-cell>
              <table:table-cell office:value-type="float" office:value="1.31990298365326">
                <text:p>1.31990298365326</text:p>
              </table:table-cell>
            </table:table-row>
            <table:table-row>
              <table:table-cell office:value-type="float" office:value="2.15253258832931">
                <text:p>2.15253258832931</text:p>
              </table:table-cell>
              <table:table-cell office:value-type="float" office:value="2.15253258832931">
                <text:p>2.15253258832931</text:p>
              </table:table-cell>
              <table:table-cell office:value-type="float" office:value="4.06996856836496">
                <text:p>4.06996856836496</text:p>
              </table:table-cell>
              <table:table-cell office:value-type="float" office:value="2.74002186106995">
                <text:p>2.74002186106995</text:p>
              </table:table-cell>
              <table:table-cell office:value-type="float" office:value="-17.8280015994246">
                <text:p>-17.8280015994246</text:p>
              </table:table-cell>
              <table:table-cell office:value-type="float" office:value="1.32245035406097">
                <text:p>1.32245035406097</text:p>
              </table:table-cell>
            </table:table-row>
            <table:table-row>
              <table:table-cell office:value-type="float" office:value="2.20227551940248">
                <text:p>2.20227551940248</text:p>
              </table:table-cell>
              <table:table-cell office:value-type="float" office:value="2.20227551940248">
                <text:p>2.20227551940248</text:p>
              </table:table-cell>
              <table:table-cell office:value-type="float" office:value="4.13215733268364">
                <text:p>4.13215733268364</text:p>
              </table:table-cell>
              <table:table-cell office:value-type="float" office:value="2.71828205742682">
                <text:p>2.71828205742682</text:p>
              </table:table-cell>
              <table:table-cell office:value-type="float" office:value="-20.6943350916212">
                <text:p>-20.6943350916212</text:p>
              </table:table-cell>
              <table:table-cell office:value-type="float" office:value="1.3263337639599">
                <text:p>1.3263337639599</text:p>
              </table:table-cell>
            </table:table-row>
            <table:table-row>
              <table:table-cell office:value-type="float" office:value="2.25175076509717">
                <text:p>2.25175076509717</text:p>
              </table:table-cell>
              <table:table-cell office:value-type="float" office:value="2.25175076509717">
                <text:p>2.25175076509717</text:p>
              </table:table-cell>
              <table:table-cell office:value-type="float" office:value="4.19307289820898">
                <text:p>4.19307289820898</text:p>
              </table:table-cell>
              <table:table-cell office:value-type="float" office:value="2.69356175319586">
                <text:p>2.69356175319586</text:p>
              </table:table-cell>
              <table:table-cell office:value-type="float" office:value="-23.4669891982275">
                <text:p>-23.4669891982275</text:p>
              </table:table-cell>
              <table:table-cell office:value-type="float" office:value="1.33117280537522">
                <text:p>1.33117280537522</text:p>
              </table:table-cell>
            </table:table-row>
            <table:table-row>
              <table:table-cell office:value-type="float" office:value="2.3009491198699">
                <text:p>2.3009491198699</text:p>
              </table:table-cell>
              <table:table-cell office:value-type="float" office:value="2.3009491198699">
                <text:p>2.3009491198699</text:p>
              </table:table-cell>
              <table:table-cell office:value-type="float" office:value="4.25263896009808">
                <text:p>4.25263896009808</text:p>
              </table:table-cell>
              <table:table-cell office:value-type="float" office:value="2.66601947246473">
                <text:p>2.66601947246473</text:p>
              </table:table-cell>
              <table:table-cell office:value-type="float" office:value="-26.1489073780362">
                <text:p>-26.1489073780362</text:p>
              </table:table-cell>
              <table:table-cell office:value-type="float" office:value="1.33661553920663">
                <text:p>1.33661553920663</text:p>
              </table:table-cell>
            </table:table-row>
            <table:table-row>
              <table:table-cell office:value-type="float" office:value="2.34986254385576">
                <text:p>2.34986254385576</text:p>
              </table:table-cell>
              <table:table-cell office:value-type="float" office:value="2.34986254385576">
                <text:p>2.34986254385576</text:p>
              </table:table-cell>
              <table:table-cell office:value-type="float" office:value="4.31077921350802">
                <text:p>4.31077921350802</text:p>
              </table:table-cell>
              <table:table-cell office:value-type="float" office:value="2.63581373932107">
                <text:p>2.63581373932107</text:p>
              </table:table-cell>
              <table:table-cell office:value-type="float" office:value="-28.7445136103758">
                <text:p>-28.7445136103758</text:p>
              </table:table-cell>
              <table:table-cell office:value-type="float" office:value="1.34234276738106">
                <text:p>1.34234276738106</text:p>
              </table:table-cell>
            </table:table-row>
            <table:table-row>
              <table:table-cell office:value-type="float" office:value="2.39848364486222">
                <text:p>2.39848364486222</text:p>
              </table:table-cell>
              <table:table-cell office:value-type="float" office:value="2.39848364486222">
                <text:p>2.39848364486222</text:p>
              </table:table-cell>
              <table:table-cell office:value-type="float" office:value="4.36741735359589">
                <text:p>4.36741735359589</text:p>
              </table:table-cell>
              <table:table-cell office:value-type="float" office:value="2.60310307785253">
                <text:p>2.60310307785253</text:p>
              </table:table-cell>
              <table:table-cell office:value-type="float" office:value="-31.2594473705879">
                <text:p>-31.2594473705879</text:p>
              </table:table-cell>
              <table:table-cell office:value-type="float" office:value="1.34806934446896">
                <text:p>1.34806934446896</text:p>
              </table:table-cell>
            </table:table-row>
            <table:table-row>
              <table:table-cell office:value-type="float" office:value="2.44680519127457">
                <text:p>2.44680519127457</text:p>
              </table:table-cell>
              <table:table-cell office:value-type="float" office:value="2.44680519127457">
                <text:p>2.44680519127457</text:p>
              </table:table-cell>
              <table:table-cell office:value-type="float" office:value="4.42247707551876">
                <text:p>4.42247707551876</text:p>
              </table:table-cell>
              <table:table-cell office:value-type="float" office:value="2.56804601214676">
                <text:p>2.56804601214676</text:p>
              </table:table-cell>
              <table:table-cell office:value-type="float" office:value="-33.7003338222199">
                <text:p>-33.7003338222199</text:p>
              </table:table-cell>
              <table:table-cell office:value-type="float" office:value="1.35354321325291">
                <text:p>1.35354321325291</text:p>
              </table:table-cell>
            </table:table-row>
            <table:table-row>
              <table:table-cell office:value-type="float" office:value="2.4948197104173">
                <text:p>2.4948197104173</text:p>
              </table:table-cell>
              <table:table-cell office:value-type="float" office:value="2.4948197104173">
                <text:p>2.4948197104173</text:p>
              </table:table-cell>
              <table:table-cell office:value-type="float" office:value="4.47588207443373">
                <text:p>4.47588207443373</text:p>
              </table:table-cell>
              <table:table-cell office:value-type="float" office:value="2.53080106629142">
                <text:p>2.53080106629142</text:p>
              </table:table-cell>
              <table:table-cell office:value-type="float" office:value="-36.0745951885359">
                <text:p>-36.0745951885359</text:p>
              </table:table-cell>
              <table:table-cell office:value-type="float" office:value="1.35854279301784">
                <text:p>1.35854279301784</text:p>
              </table:table-cell>
            </table:table-row>
            <table:table-row>
              <table:table-cell office:value-type="float" office:value="2.54251920485928">
                <text:p>2.54251920485928</text:p>
              </table:table-cell>
              <table:table-cell office:value-type="float" office:value="2.54251920485928">
                <text:p>2.54251920485928</text:p>
              </table:table-cell>
              <table:table-cell office:value-type="float" office:value="4.52755604549788">
                <text:p>4.52755604549788</text:p>
              </table:table-cell>
              <table:table-cell office:value-type="float" office:value="2.49152676437415">
                <text:p>2.49152676437415</text:p>
              </table:table-cell>
              <table:table-cell office:value-type="float" office:value="-38.3903052622543">
                <text:p>-38.3903052622543</text:p>
              </table:table-cell>
              <table:table-cell office:value-type="float" office:value="1.36287326793645">
                <text:p>1.36287326793645</text:p>
              </table:table-cell>
            </table:table-row>
            <table:table-row>
              <table:table-cell office:value-type="float" office:value="2.58989500248035">
                <text:p>2.58989500248035</text:p>
              </table:table-cell>
              <table:table-cell office:value-type="float" office:value="2.58989500248035">
                <text:p>2.58989500248035</text:p>
              </table:table-cell>
              <table:table-cell office:value-type="float" office:value="4.5774226838683">
                <text:p>4.5774226838683</text:p>
              </table:table-cell>
              <table:table-cell office:value-type="float" office:value="2.45038163048261">
                <text:p>2.45038163048261</text:p>
              </table:table-cell>
              <table:table-cell office:value-type="float" office:value="-40.6560863707437">
                <text:p>-40.6560863707437</text:p>
              </table:table-cell>
              <table:table-cell office:value-type="float" office:value="1.36636223118495">
                <text:p>1.36636223118495</text:p>
              </table:table-cell>
            </table:table-row>
            <table:table-row>
              <table:table-cell office:value-type="float" office:value="2.63693774453943">
                <text:p>2.63693774453943</text:p>
              </table:table-cell>
              <table:table-cell office:value-type="float" office:value="2.63693774453943">
                <text:p>2.63693774453943</text:p>
              </table:table-cell>
              <table:table-cell office:value-type="float" office:value="4.62540568470207">
                <text:p>4.62540568470207</text:p>
              </table:table-cell>
              <table:table-cell office:value-type="float" office:value="2.40752418870444">
                <text:p>2.40752418870444</text:p>
              </table:table-cell>
              <table:table-cell office:value-type="float" office:value="-42.8810466145746">
                <text:p>-42.8810466145746</text:p>
              </table:table-cell>
              <table:table-cell office:value-type="float" office:value="1.36885505063259">
                <text:p>1.36885505063259</text:p>
              </table:table-cell>
            </table:table-row>
            <table:table-row>
              <table:table-cell office:value-type="float" office:value="2.68363750867987">
                <text:p>2.68363750867987</text:p>
              </table:table-cell>
              <table:table-cell office:value-type="float" office:value="2.68363750867987">
                <text:p>2.68363750867987</text:p>
              </table:table-cell>
              <table:table-cell office:value-type="float" office:value="4.67142874315628">
                <text:p>4.67142874315628</text:p>
              </table:table-cell>
              <table:table-cell office:value-type="float" office:value="2.3631129631273">
                <text:p>2.3631129631273</text:p>
              </table:table-cell>
              <table:table-cell office:value-type="float" office:value="-45.0747545692448">
                <text:p>-45.0747545692448</text:p>
              </table:table-cell>
              <table:table-cell office:value-type="float" office:value="1.37021024352613">
                <text:p>1.37021024352613</text:p>
              </table:table-cell>
            </table:table-row>
            <table:table-row>
              <table:table-cell office:value-type="float" office:value="2.72998405976168">
                <text:p>2.72998405976168</text:p>
              </table:table-cell>
              <table:table-cell office:value-type="float" office:value="2.72998405976168">
                <text:p>2.72998405976168</text:p>
              </table:table-cell>
              <table:table-cell office:value-type="float" office:value="4.71541555438801">
                <text:p>4.71541555438801</text:p>
              </table:table-cell>
              <table:table-cell office:value-type="float" office:value="2.31730647783884">
                <text:p>2.31730647783884</text:p>
              </table:table-cell>
              <table:table-cell office:value-type="float" office:value="-47.247248619689">
                <text:p>-47.247248619689</text:p>
              </table:table-cell>
              <table:table-cell office:value-type="float" office:value="1.37029508743289">
                <text:p>1.37029508743289</text:p>
              </table:table-cell>
            </table:table-row>
            <table:table-row>
              <table:table-cell office:value-type="float" office:value="2.82158685877077">
                <text:p>2.82158685877077</text:p>
              </table:table-cell>
              <table:table-cell office:value-type="float" office:value="2.82158685877077">
                <text:p>2.82158685877077</text:p>
              </table:table-cell>
              <table:table-cell office:value-type="float" office:value="4.79697521581237">
                <text:p>4.79697521581237</text:p>
              </table:table-cell>
              <table:table-cell office:value-type="float" office:value="2.22214182447854">
                <text:p>2.22214182447854</text:p>
              </table:table-cell>
              <table:table-cell office:value-type="float" office:value="-51.5713768059449">
                <text:p>-51.5713768059449</text:p>
              </table:table-cell>
              <table:table-cell office:value-type="float" office:value="1.36614347209249">
                <text:p>1.36614347209249</text:p>
              </table:table-cell>
            </table:table-row>
            <table:table-row>
              <table:table-cell office:value-type="float" office:value="2.91166956711849">
                <text:p>2.91166956711849</text:p>
              </table:table-cell>
              <table:table-cell office:value-type="float" office:value="2.91166956711849">
                <text:p>2.91166956711849</text:p>
              </table:table-cell>
              <table:table-cell office:value-type="float" office:value="4.86947423023185">
                <text:p>4.86947423023185</text:p>
              </table:table-cell>
              <table:table-cell office:value-type="float" office:value="2.12329842132475">
                <text:p>2.12329842132475</text:p>
              </table:table-cell>
              <table:table-cell office:value-type="float" office:value="-55.9454568479013">
                <text:p>-55.9454568479013</text:p>
              </table:table-cell>
              <table:table-cell office:value-type="float" office:value="1.35537988448524">
                <text:p>1.35537988448524</text:p>
              </table:table-cell>
            </table:table-row>
            <table:table-row>
              <table:table-cell office:value-type="float" office:value="3.00018946087112">
                <text:p>3.00018946087112</text:p>
              </table:table-cell>
              <table:table-cell office:value-type="float" office:value="3.00018946087112">
                <text:p>3.00018946087112</text:p>
              </table:table-cell>
              <table:table-cell office:value-type="float" office:value="4.93230215890313">
                <text:p>4.93230215890313</text:p>
              </table:table-cell>
              <table:table-cell office:value-type="float" office:value="2.02204446107867">
                <text:p>2.02204446107867</text:p>
              </table:table-cell>
              <table:table-cell office:value-type="float" office:value="-60.4747279264779">
                <text:p>-60.4747279264779</text:p>
              </table:table-cell>
              <table:table-cell office:value-type="float" office:value="1.3369538714344">
                <text:p>1.3369538714344</text:p>
              </table:table-cell>
            </table:table-row>
            <table:table-row>
              <table:table-cell office:value-type="float" office:value="3.08715706152432">
                <text:p>3.08715706152432</text:p>
              </table:table-cell>
              <table:table-cell office:value-type="float" office:value="3.08715706152432">
                <text:p>3.08715706152432</text:p>
              </table:table-cell>
              <table:table-cell office:value-type="float" office:value="4.98484856308288">
                <text:p>4.98484856308288</text:p>
              </table:table-cell>
              <table:table-cell office:value-type="float" office:value="1.91964813644151">
                <text:p>1.91964813644151</text:p>
              </table:table-cell>
              <table:table-cell office:value-type="float" office:value="-65.2830148230498">
                <text:p>-65.2830148230498</text:p>
              </table:table-cell>
              <table:table-cell office:value-type="float" office:value="1.30982125519557">
                <text:p>1.30982125519557</text:p>
              </table:table-cell>
            </table:table-row>
            <table:table-row>
              <table:table-cell office:value-type="float" office:value="3.13007231458255">
                <text:p>3.13007231458255</text:p>
              </table:table-cell>
              <table:table-cell office:value-type="float" office:value="3.13007231458255">
                <text:p>3.13007231458255</text:p>
              </table:table-cell>
              <table:table-cell office:value-type="float" office:value="5.00707543138115">
                <text:p>5.00707543138115</text:p>
              </table:table-cell>
              <table:table-cell office:value-type="float" office:value="1.8684178976954">
                <text:p>1.8684178976954</text:p>
              </table:table-cell>
              <table:table-cell office:value-type="float" office:value="-67.8372127513836">
                <text:p>-67.8372127513836</text:p>
              </table:table-cell>
              <table:table-cell office:value-type="float" office:value="1.29271110585765">
                <text:p>1.29271110585765</text:p>
              </table:table-cell>
            </table:table-row>
            <table:table-row>
              <table:table-cell office:value-type="float" office:value="3.17264093738179">
                <text:p>3.17264093738179</text:p>
              </table:table-cell>
              <table:table-cell office:value-type="float" office:value="3.17264093738179">
                <text:p>3.17264093738179</text:p>
              </table:table-cell>
              <table:table-cell office:value-type="float" office:value="5.0265030040278">
                <text:p>5.0265030040278</text:p>
              </table:table-cell>
              <table:table-cell office:value-type="float" office:value="1.81737764011447">
                <text:p>1.81737764011447</text:p>
              </table:table-cell>
              <table:table-cell office:value-type="float" office:value="-70.5194728758976">
                <text:p>-70.5194728758976</text:p>
              </table:table-cell>
              <table:table-cell office:value-type="float" office:value="1.27315165068837">
                <text:p>1.27315165068837</text:p>
              </table:table-cell>
            </table:table-row>
            <table:table-row>
              <table:table-cell office:value-type="float" office:value="3.21489066285512">
                <text:p>3.21489066285512</text:p>
              </table:table-cell>
              <table:table-cell office:value-type="float" office:value="3.21489066285512">
                <text:p>3.21489066285512</text:p>
              </table:table-cell>
              <table:table-cell office:value-type="float" office:value="5.0430549761799">
                <text:p>5.0430549761799</text:p>
              </table:table-cell>
              <table:table-cell office:value-type="float" office:value="1.76668588778637">
                <text:p>1.76668588778637</text:p>
              </table:table-cell>
              <table:table-cell office:value-type="float" office:value="-73.3535393091298">
                <text:p>-73.3535393091298</text:p>
              </table:table-cell>
              <table:table-cell office:value-type="float" office:value="1.25115436139695">
                <text:p>1.25115436139695</text:p>
              </table:table-cell>
            </table:table-row>
            <table:table-row>
              <table:table-cell office:value-type="float" office:value="3.25685611878493">
                <text:p>3.25685611878493</text:p>
              </table:table-cell>
              <table:table-cell office:value-type="float" office:value="3.25685611878493">
                <text:p>3.25685611878493</text:p>
              </table:table-cell>
              <table:table-cell office:value-type="float" office:value="5.05665504299455">
                <text:p>5.05665504299455</text:p>
              </table:table-cell>
              <table:table-cell office:value-type="float" office:value="1.71650116479875">
                <text:p>1.71650116479875</text:p>
              </table:table-cell>
              <table:table-cell office:value-type="float" office:value="-76.3654607862684">
                <text:p>-76.3654607862684</text:p>
              </table:table-cell>
              <table:table-cell office:value-type="float" office:value="1.22683071023937">
                <text:p>1.22683071023937</text:p>
              </table:table-cell>
            </table:table-row>
            <table:table-row>
              <table:table-cell office:value-type="float" office:value="3.2985780228982">
                <text:p>3.2985780228982</text:p>
              </table:table-cell>
              <table:table-cell office:value-type="float" office:value="3.2985780228982">
                <text:p>3.2985780228982</text:p>
              </table:table-cell>
              <table:table-cell office:value-type="float" office:value="5.06722689962883">
                <text:p>5.06722689962883</text:p>
              </table:table-cell>
              <table:table-cell office:value-type="float" office:value="1.66698199523926">
                <text:p>1.66698199523926</text:p>
              </table:table-cell>
              <table:table-cell office:value-type="float" office:value="-79.5835049799561">
                <text:p>-79.5835049799561</text:p>
              </table:table-cell>
              <table:table-cell office:value-type="float" office:value="1.20043577017462">
                <text:p>1.20043577017462</text:p>
              </table:table-cell>
            </table:table-row>
            <table:table-row>
              <table:table-cell office:value-type="float" office:value="3.34010121705945">
                <text:p>3.34010121705945</text:p>
              </table:table-cell>
              <table:table-cell office:value-type="float" office:value="3.34010121705945">
                <text:p>3.34010121705945</text:p>
              </table:table-cell>
              <table:table-cell office:value-type="float" office:value="5.07469424123983">
                <text:p>5.07469424123983</text:p>
              </table:table-cell>
              <table:table-cell office:value-type="float" office:value="1.61828690319556">
                <text:p>1.61828690319556</text:p>
              </table:table-cell>
              <table:table-cell office:value-type="float" office:value="-83.0377766056533">
                <text:p>-83.0377766056533</text:p>
              </table:table-cell>
              <table:table-cell office:value-type="float" office:value="1.17242212462593">
                <text:p>1.17242212462593</text:p>
              </table:table-cell>
            </table:table-row>
            <table:table-row>
              <table:table-cell office:value-type="float" office:value="3.38147099147063">
                <text:p>3.38147099147063</text:p>
              </table:table-cell>
              <table:table-cell office:value-type="float" office:value="3.38147099147063">
                <text:p>3.38147099147063</text:p>
              </table:table-cell>
              <table:table-cell office:value-type="float" office:value="5.07898076298463">
                <text:p>5.07898076298463</text:p>
              </table:table-cell>
              <table:table-cell office:value-type="float" office:value="1.57057441275528">
                <text:p>1.57057441275528</text:p>
              </table:table-cell>
              <table:table-cell office:value-type="float" office:value="-86.7593669333169">
                <text:p>-86.7593669333169</text:p>
              </table:table-cell>
              <table:table-cell office:value-type="float" office:value="1.1435032639141">
                <text:p>1.1435032639141</text:p>
              </table:table-cell>
            </table:table-row>
            <table:table-row>
              <table:table-cell office:value-type="float" office:value="3.42283604237643">
                <text:p>3.42283604237643</text:p>
              </table:table-cell>
              <table:table-cell office:value-type="float" office:value="3.42283604237643">
                <text:p>3.42283604237643</text:p>
              </table:table-cell>
              <table:table-cell office:value-type="float" office:value="5.08001016002032">
                <text:p>5.08001016002032</text:p>
              </table:table-cell>
              <table:table-cell office:value-type="float" office:value="1.5240030480061">
                <text:p>1.5240030480061</text:p>
              </table:table-cell>
              <table:table-cell office:value-type="float" office:value="-90.7788105207002">
                <text:p>-90.7788105207002</text:p>
              </table:table-cell>
              <table:table-cell office:value-type="float" office:value="1.10877198074544">
                <text:p>1.10877198074544</text:p>
              </table:table-cell>
            </table:table-row>
            <table:table-row>
              <table:table-cell office:value-type="float" office:value="3.46442008853316">
                <text:p>3.46442008853316</text:p>
              </table:table-cell>
              <table:table-cell office:value-type="float" office:value="3.46442008853316">
                <text:p>3.46442008853316</text:p>
              </table:table-cell>
              <table:table-cell office:value-type="float" office:value="5.07773278237402">
                <text:p>5.07773278237402</text:p>
              </table:table-cell>
              <table:table-cell office:value-type="float" office:value="1.47870622194075">
                <text:p>1.47870622194075</text:p>
              </table:table-cell>
              <table:table-cell office:value-type="float" office:value="-95.0131694996556">
                <text:p>-95.0131694996556</text:p>
              </table:table-cell>
              <table:table-cell office:value-type="float" office:value="1.07254723703246">
                <text:p>1.07254723703246</text:p>
              </table:table-cell>
            </table:table-row>
            <table:table-row>
              <table:table-cell office:value-type="float" office:value="3.50631888980229">
                <text:p>3.50631888980229</text:p>
              </table:table-cell>
              <table:table-cell office:value-type="float" office:value="3.50631888980229">
                <text:p>3.50631888980229</text:p>
              </table:table-cell>
              <table:table-cell office:value-type="float" office:value="5.07220559955297">
                <text:p>5.07220559955297</text:p>
              </table:table-cell>
              <table:table-cell office:value-type="float" office:value="1.43471690317243">
                <text:p>1.43471690317243</text:p>
              </table:table-cell>
              <table:table-cell office:value-type="float" office:value="-99.3362686718506">
                <text:p>-99.3362686718506</text:p>
              </table:table-cell>
              <table:table-cell office:value-type="float" office:value="1.04375194898672">
                <text:p>1.04375194898672</text:p>
              </table:table-cell>
            </table:table-row>
            <table:table-row>
              <table:table-cell office:value-type="float" office:value="3.54846563500068">
                <text:p>3.54846563500068</text:p>
              </table:table-cell>
              <table:table-cell office:value-type="float" office:value="3.54846563500068">
                <text:p>3.54846563500068</text:p>
              </table:table-cell>
              <table:table-cell office:value-type="float" office:value="5.06351223593447">
                <text:p>5.06351223593447</text:p>
              </table:table-cell>
              <table:table-cell office:value-type="float" office:value="1.39204294921945">
                <text:p>1.39204294921945</text:p>
              </table:table-cell>
              <table:table-cell office:value-type="float" office:value="-103.708694730823">
                <text:p>-103.708694730823</text:p>
              </table:table-cell>
              <table:table-cell office:value-type="float" office:value="1.02285798069274">
                <text:p>1.02285798069274</text:p>
              </table:table-cell>
            </table:table-row>
            <table:table-row>
              <table:table-cell office:value-type="float" office:value="3.59076599602391">
                <text:p>3.59076599602391</text:p>
              </table:table-cell>
              <table:table-cell office:value-type="float" office:value="3.59076599602391">
                <text:p>3.59076599602391</text:p>
              </table:table-cell>
              <table:table-cell office:value-type="float" office:value="5.05173631589581">
                <text:p>5.05173631589581</text:p>
              </table:table-cell>
              <table:table-cell office:value-type="float" office:value="1.35069221760009">
                <text:p>1.35069221760009</text:p>
              </table:table-cell>
              <table:table-cell office:value-type="float" office:value="-108.088453062282">
                <text:p>-108.088453062282</text:p>
              </table:table-cell>
              <table:table-cell office:value-type="float" office:value="1.00997709201132">
                <text:p>1.00997709201132</text:p>
              </table:table-cell>
            </table:table-row>
            <table:table-row>
              <table:table-cell office:value-type="float" office:value="3.6331107499464">
                <text:p>3.6331107499464</text:p>
              </table:table-cell>
              <table:table-cell office:value-type="float" office:value="3.6331107499464">
                <text:p>3.6331107499464</text:p>
              </table:table-cell>
              <table:table-cell office:value-type="float" office:value="5.03696146381427">
                <text:p>5.03696146381427</text:p>
              </table:table-cell>
              <table:table-cell office:value-type="float" office:value="1.31067256583266">
                <text:p>1.31067256583266</text:p>
              </table:table-cell>
              <table:table-cell office:value-type="float" office:value="-112.433506209057">
                <text:p>-112.433506209057</text:p>
              </table:table-cell>
              <table:table-cell office:value-type="float" office:value="1.0049086320911">
                <text:p>1.0049086320911</text:p>
              </table:table-cell>
            </table:table-row>
            <table:table-row>
              <table:table-cell office:value-type="float" office:value="3.67538888045362">
                <text:p>3.67538888045362</text:p>
              </table:table-cell>
              <table:table-cell office:value-type="float" office:value="3.67538888045362">
                <text:p>3.67538888045362</text:p>
              </table:table-cell>
              <table:table-cell office:value-type="float" office:value="5.01927130406715">
                <text:p>5.01927130406715</text:p>
              </table:table-cell>
              <table:table-cell office:value-type="float" office:value="1.27199185143546">
                <text:p>1.27199185143546</text:p>
              </table:table-cell>
              <table:table-cell office:value-type="float" office:value="-116.704320394475">
                <text:p>-116.704320394475</text:p>
              </table:table-cell>
              <table:table-cell office:value-type="float" office:value="1.00719450779866">
                <text:p>1.00719450779866</text:p>
              </table:table-cell>
            </table:table-row>
            <table:table-row>
              <table:table-cell office:value-type="float" office:value="3.71749927036639">
                <text:p>3.71749927036639</text:p>
              </table:table-cell>
              <table:table-cell office:value-type="float" office:value="3.71749927036639">
                <text:p>3.71749927036639</text:p>
              </table:table-cell>
              <table:table-cell office:value-type="float" office:value="4.99874946103172">
                <text:p>4.99874946103172</text:p>
              </table:table-cell>
              <table:table-cell office:value-type="float" office:value="1.23465793192678">
                <text:p>1.23465793192678</text:p>
              </table:table-cell>
              <table:table-cell office:value-type="float" office:value="-120.866048469588">
                <text:p>-120.866048469588</text:p>
              </table:table-cell>
              <table:table-cell office:value-type="float" office:value="1.01617485501213">
                <text:p>1.01617485501213</text:p>
              </table:table-cell>
            </table:table-row>
            <table:table-row>
              <table:table-cell office:value-type="float" office:value="3.75935954606066">
                <text:p>3.75935954606066</text:p>
              </table:table-cell>
              <table:table-cell office:value-type="float" office:value="3.75935954606066">
                <text:p>3.75935954606066</text:p>
              </table:table-cell>
              <table:table-cell office:value-type="float" office:value="4.97547955908528">
                <text:p>4.97547955908528</text:p>
              </table:table-cell>
              <table:table-cell office:value-type="float" office:value="1.19867866482492">
                <text:p>1.19867866482492</text:p>
              </table:table-cell>
              <table:table-cell office:value-type="float" office:value="-124.890072866963">
                <text:p>-124.890072866963</text:p>
              </table:table-cell>
              <table:table-cell office:value-type="float" office:value="1.03104166034543">
                <text:p>1.03104166034543</text:p>
              </table:table-cell>
            </table:table-row>
            <table:table-row>
              <table:table-cell office:value-type="float" office:value="3.80091136181904">
                <text:p>3.80091136181904</text:p>
              </table:table-cell>
              <table:table-cell office:value-type="float" office:value="3.80091136181904">
                <text:p>3.80091136181904</text:p>
              </table:table-cell>
              <table:table-cell office:value-type="float" office:value="4.94954522260512">
                <text:p>4.94954522260512</text:p>
              </table:table-cell>
              <table:table-cell office:value-type="float" office:value="1.16406190764818">
                <text:p>1.16406190764818</text:p>
              </table:table-cell>
              <table:table-cell office:value-type="float" office:value="-128.754786491153">
                <text:p>-128.754786491153</text:p>
              </table:table-cell>
              <table:table-cell office:value-type="float" office:value="1.05088966980052">
                <text:p>1.05088966980052</text:p>
              </table:table-cell>
            </table:table-row>
            <table:table-row>
              <table:table-cell office:value-type="float" office:value="3.84212216324623">
                <text:p>3.84212216324623</text:p>
              </table:table-cell>
              <table:table-cell office:value-type="float" office:value="3.84212216324623">
                <text:p>3.84212216324623</text:p>
              </table:table-cell>
              <table:table-cell office:value-type="float" office:value="4.92103007596852">
                <text:p>4.92103007596852</text:p>
              </table:table-cell>
              <table:table-cell office:value-type="float" office:value="1.13081551791487">
                <text:p>1.13081551791487</text:p>
              </table:table-cell>
              <table:table-cell office:value-type="float" office:value="-132.445646939934">
                <text:p>-132.445646939934</text:p>
              </table:table-cell>
              <table:table-cell office:value-type="float" office:value="1.07476443187039">
                <text:p>1.07476443187039</text:p>
              </table:table-cell>
            </table:table-row>
            <table:table-row>
              <table:table-cell office:value-type="float" office:value="3.88298403335954">
                <text:p>3.88298403335954</text:p>
              </table:table-cell>
              <table:table-cell office:value-type="float" office:value="3.88298403335954">
                <text:p>3.88298403335954</text:p>
              </table:table-cell>
              <table:table-cell office:value-type="float" office:value="4.89001774355277">
                <text:p>4.89001774355277</text:p>
              </table:table-cell>
              <table:table-cell office:value-type="float" office:value="1.09894735314327">
                <text:p>1.09894735314327</text:p>
              </table:table-cell>
              <table:table-cell office:value-type="float" office:value="-135.954653963825">
                <text:p>-135.954653963825</text:p>
              </table:table-cell>
              <table:table-cell office:value-type="float" office:value="1.10170688170239">
                <text:p>1.10170688170239</text:p>
              </table:table-cell>
            </table:table-row>
            <table:table-row>
              <table:table-cell office:value-type="float" office:value="3.92351050948003">
                <text:p>3.92351050948003</text:p>
              </table:table-cell>
              <table:table-cell office:value-type="float" office:value="3.92351050948003">
                <text:p>3.92351050948003</text:p>
              </table:table-cell>
              <table:table-cell office:value-type="float" office:value="4.85659184973515">
                <text:p>4.85659184973515</text:p>
              </table:table-cell>
              <table:table-cell office:value-type="float" office:value="1.06846527085169">
                <text:p>1.06846527085169</text:p>
              </table:table-cell>
              <table:table-cell office:value-type="float" office:value="-139.279452128888">
                <text:p>-139.279452128888</text:p>
              </table:table-cell>
              <table:table-cell office:value-type="float" office:value="1.13079318363758">
                <text:p>1.13079318363758</text:p>
              </table:table-cell>
            </table:table-row>
            <table:table-row>
              <table:table-cell office:value-type="float" office:value="3.96373228558207">
                <text:p>3.96373228558207</text:p>
              </table:table-cell>
              <table:table-cell office:value-type="float" office:value="3.96373228558207">
                <text:p>3.96373228558207</text:p>
              </table:table-cell>
              <table:table-cell office:value-type="float" office:value="4.82083601889297">
                <text:p>4.82083601889297</text:p>
              </table:table-cell>
              <table:table-cell office:value-type="float" office:value="1.03937712855842">
                <text:p>1.03937712855842</text:p>
              </table:table-cell>
              <table:table-cell office:value-type="float" office:value="-142.42225670682">
                <text:p>-142.42225670682</text:p>
              </table:table-cell>
              <table:table-cell office:value-type="float" office:value="1.1611681416151">
                <text:p>1.1611681416151</text:p>
              </table:table-cell>
            </table:table-row>
            <table:table-row>
              <table:table-cell office:value-type="float" office:value="4.00369257049221">
                <text:p>4.00369257049221</text:p>
              </table:table-cell>
              <table:table-cell office:value-type="float" office:value="4.00369257049221">
                <text:p>4.00369257049221</text:p>
              </table:table-cell>
              <table:table-cell office:value-type="float" office:value="4.7828338754035">
                <text:p>4.7828338754035</text:p>
              </table:table-cell>
              <table:table-cell office:value-type="float" office:value="1.01169078378176">
                <text:p>1.01169078378176</text:p>
              </table:table-cell>
              <table:table-cell office:value-type="float" office:value="-145.388761624892">
                <text:p>-145.388761624892</text:p>
              </table:table-cell>
              <table:table-cell office:value-type="float" office:value="1.1920706075354">
                <text:p>1.1920706075354</text:p>
              </table:table-cell>
            </table:table-row>
            <table:table-row>
              <table:table-cell office:value-type="float" office:value="4.04344265434578">
                <text:p>4.04344265434578</text:p>
              </table:table-cell>
              <table:table-cell office:value-type="float" office:value="4.04344265434578">
                <text:p>4.04344265434578</text:p>
              </table:table-cell>
              <table:table-cell office:value-type="float" office:value="4.74266904364403">
                <text:p>4.74266904364403</text:p>
              </table:table-cell>
              <table:table-cell office:value-type="float" office:value="0.98541409404002">
                <text:p>0.98541409404002</text:p>
              </table:table-cell>
              <table:table-cell office:value-type="float" office:value="-148.18713613223">
                <text:p>-148.18713613223</text:p>
              </table:table-cell>
              <table:table-cell office:value-type="float" office:value="1.22284993901744">
                <text:p>1.22284993901744</text:p>
              </table:table-cell>
            </table:table-row>
            <table:table-row>
              <table:table-cell office:value-type="float" office:value="4.0830380171072">
                <text:p>4.0830380171072</text:p>
              </table:table-cell>
              <table:table-cell office:value-type="float" office:value="4.0830380171072">
                <text:p>4.0830380171072</text:p>
              </table:table-cell>
              <table:table-cell office:value-type="float" office:value="4.70042514799185">
                <text:p>4.70042514799185</text:p>
              </table:table-cell>
              <table:table-cell office:value-type="float" office:value="0.960554916851486">
                <text:p>0.960554916851486</text:p>
              </table:table-cell>
              <table:table-cell office:value-type="float" office:value="-150.827167780347">
                <text:p>-150.827167780347</text:p>
              </table:table-cell>
              <table:table-cell office:value-type="float" office:value="1.25297346665359">
                <text:p>1.25297346665359</text:p>
              </table:table-cell>
            </table:table-row>
            <table:table-row>
              <table:table-cell office:value-type="float" office:value="4.16199207464913">
                <text:p>4.16199207464913</text:p>
              </table:table-cell>
              <table:table-cell office:value-type="float" office:value="4.16199207464913">
                <text:p>4.16199207464913</text:p>
              </table:table-cell>
              <table:table-cell office:value-type="float" office:value="4.61003466251851">
                <text:p>4.61003466251851</text:p>
              </table:table-cell>
              <table:table-cell office:value-type="float" office:value="0.915120530207244">
                <text:p>0.915120530207244</text:p>
              </table:table-cell>
              <table:table-cell office:value-type="float" office:value="-155.675459403065">
                <text:p>-155.675459403065</text:p>
              </table:table-cell>
              <table:table-cell office:value-type="float" office:value="1.30970190928647">
                <text:p>1.30970190928647</text:p>
              </table:table-cell>
            </table:table-row>
            <table:table-row>
              <table:table-cell office:value-type="float" office:value="4.24098404310662">
                <text:p>4.24098404310662</text:p>
              </table:table-cell>
              <table:table-cell office:value-type="float" office:value="4.24098404310662">
                <text:p>4.24098404310662</text:p>
              </table:table-cell>
              <table:table-cell office:value-type="float" office:value="4.51233141400178">
                <text:p>4.51233141400178</text:p>
              </table:table-cell>
              <table:table-cell office:value-type="float" office:value="0.875450483995423">
                <text:p>0.875450483995423</text:p>
              </table:table-cell>
              <table:table-cell office:value-type="float" office:value="-160.021914392425">
                <text:p>-160.021914392425</text:p>
              </table:table-cell>
              <table:table-cell office:value-type="float" office:value="1.36018195571152">
                <text:p>1.36018195571152</text:p>
              </table:table-cell>
            </table:table-row>
            <table:table-row>
              <table:table-cell office:value-type="float" office:value="4.32036433091115">
                <text:p>4.32036433091115</text:p>
              </table:table-cell>
              <table:table-cell office:value-type="float" office:value="4.32036433091115">
                <text:p>4.32036433091115</text:p>
              </table:table-cell>
              <table:table-cell office:value-type="float" office:value="4.40798439745997">
                <text:p>4.40798439745997</text:p>
              </table:table-cell>
              <table:table-cell office:value-type="float" office:value="0.841607638362411">
                <text:p>0.841607638362411</text:p>
              </table:table-cell>
              <table:table-cell office:value-type="float" office:value="-163.951390779164">
                <text:p>-163.951390779164</text:p>
              </table:table-cell>
              <table:table-cell office:value-type="float" office:value="1.40367650668143">
                <text:p>1.40367650668143</text:p>
              </table:table-cell>
            </table:table-row>
            <table:table-row>
              <table:table-cell office:value-type="float" office:value="4.4003981265063">
                <text:p>4.4003981265063</text:p>
              </table:table-cell>
              <table:table-cell office:value-type="float" office:value="4.4003981265063">
                <text:p>4.4003981265063</text:p>
              </table:table-cell>
              <table:table-cell office:value-type="float" office:value="4.29766260791138">
                <text:p>4.29766260791138</text:p>
              </table:table-cell>
              <table:table-cell office:value-type="float" office:value="0.813654853454595">
                <text:p>0.813654853454595</text:p>
              </table:table-cell>
              <table:table-cell office:value-type="float" office:value="-167.540475527601">
                <text:p>-167.540475527601</text:p>
              </table:table-cell>
              <table:table-cell office:value-type="float" office:value="1.44032146429274">
                <text:p>1.44032146429274</text:p>
              </table:table-cell>
            </table:table-row>
            <table:table-row>
              <table:table-cell office:value-type="float" office:value="4.48126369953396">
                <text:p>4.48126369953396</text:p>
              </table:table-cell>
              <table:table-cell office:value-type="float" office:value="4.48126369953396">
                <text:p>4.48126369953396</text:p>
              </table:table-cell>
              <table:table-cell office:value-type="float" office:value="4.18203504037431">
                <text:p>4.18203504037431</text:p>
              </table:table-cell>
              <table:table-cell office:value-type="float" office:value="0.791654989418363">
                <text:p>0.791654989418363</text:p>
              </table:table-cell>
              <table:table-cell office:value-type="float" office:value="-170.856137149266">
                <text:p>-170.856137149266</text:p>
              </table:table-cell>
              <table:table-cell office:value-type="float" office:value="1.47072851425888">
                <text:p>1.47072851425888</text:p>
              </table:table-cell>
            </table:table-row>
            <table:table-row>
              <table:table-cell office:value-type="float" office:value="4.56306014978618">
                <text:p>4.56306014978618</text:p>
              </table:table-cell>
              <table:table-cell office:value-type="float" office:value="4.56306014978618">
                <text:p>4.56306014978618</text:p>
              </table:table-cell>
              <table:table-cell office:value-type="float" office:value="4.06177068986706">
                <text:p>4.06177068986706</text:p>
              </table:table-cell>
              <table:table-cell office:value-type="float" office:value="0.775670906400103">
                <text:p>0.775670906400103</text:p>
              </table:table-cell>
              <table:table-cell office:value-type="float" office:value="-173.956138646331">
                <text:p>-173.956138646331</text:p>
              </table:table-cell>
              <table:table-cell office:value-type="float" office:value="1.49570598943905">
                <text:p>1.49570598943905</text:p>
              </table:table-cell>
            </table:table-row>
            <table:table-row>
              <table:table-cell office:value-type="float" office:value="4.64581898637865">
                <text:p>4.64581898637865</text:p>
              </table:table-cell>
              <table:table-cell office:value-type="float" office:value="4.64581898637865">
                <text:p>4.64581898637865</text:p>
              </table:table-cell>
              <table:table-cell office:value-type="float" office:value="3.93753855140794">
                <text:p>3.93753855140794</text:p>
              </table:table-cell>
              <table:table-cell office:value-type="float" office:value="0.765765464546202">
                <text:p>0.765765464546202</text:p>
              </table:table-cell>
              <table:table-cell office:value-type="float" office:value="-176.890192957851">
                <text:p>-176.890192957851</text:p>
              </table:table-cell>
              <table:table-cell office:value-type="float" office:value="1.51609105533473">
                <text:p>1.51609105533473</text:p>
              </table:table-cell>
            </table:table-row>
            <table:table-row>
              <table:table-cell office:value-type="float" office:value="4.68755034681243">
                <text:p>4.68755034681243</text:p>
              </table:table-cell>
              <table:table-cell office:value-type="float" office:value="4.68755034681243">
                <text:p>4.68755034681243</text:p>
              </table:table-cell>
              <table:table-cell office:value-type="float" office:value="3.87414362263964">
                <text:p>3.87414362263964</text:p>
              </table:table-cell>
              <table:table-cell office:value-type="float" office:value="0.763111877851633">
                <text:p>0.763111877851633</text:p>
              </table:table-cell>
              <table:table-cell office:value-type="float" office:value="-178.308660194075">
                <text:p>-178.308660194075</text:p>
              </table:table-cell>
              <table:table-cell office:value-type="float" office:value="1.5248086784119">
                <text:p>1.5248086784119</text:p>
              </table:table-cell>
            </table:table-row>
            <table:table-row>
              <table:table-cell office:value-type="float" office:value="4.72951023875032">
                <text:p>4.72951023875032</text:p>
              </table:table-cell>
              <table:table-cell office:value-type="float" office:value="4.72951023875032">
                <text:p>4.72951023875032</text:p>
              </table:table-cell>
              <table:table-cell office:value-type="float" office:value="3.81000762001524">
                <text:p>3.81000762001524</text:p>
              </table:table-cell>
              <table:table-cell office:value-type="float" office:value="0.762001524003048">
                <text:p>0.762001524003048</text:p>
              </table:table-cell>
              <table:table-cell office:value-type="float" office:value="-179.701327827756">
                <text:p>-179.701327827756</text:p>
              </table:table-cell>
              <table:table-cell office:value-type="float" office:value="1.53266408599545">
                <text:p>1.53266408599545</text:p>
              </table:table-cell>
            </table:table-row>
            <table:table-row>
              <table:table-cell office:value-type="float" office:value="4.77173666219482">
                <text:p>4.77173666219482</text:p>
              </table:table-cell>
              <table:table-cell office:value-type="float" office:value="4.77173666219482">
                <text:p>4.77173666219482</text:p>
              </table:table-cell>
              <table:table-cell office:value-type="float" office:value="3.74522696172789">
                <text:p>3.74522696172789</text:p>
              </table:table-cell>
              <table:table-cell office:value-type="float" office:value="0.762440297826944">
                <text:p>0.762440297826944</text:p>
              </table:table-cell>
              <table:table-cell office:value-type="float" office:value="178.931804200617">
                <text:p>178.931804200617</text:p>
              </table:table-cell>
              <table:table-cell office:value-type="float" office:value="1.53565849225279">
                <text:p>1.53565849225279</text:p>
              </table:table-cell>
            </table:table-row>
            <table:table-row>
              <table:table-cell office:value-type="float" office:value="4.81425901351062">
                <text:p>4.81425901351062</text:p>
              </table:table-cell>
              <table:table-cell office:value-type="float" office:value="4.81425901351062">
                <text:p>4.81425901351062</text:p>
              </table:table-cell>
              <table:table-cell office:value-type="float" office:value="3.67994924123421">
                <text:p>3.67994924123421</text:p>
              </table:table-cell>
              <table:table-cell office:value-type="float" office:value="0.764426243382599">
                <text:p>0.764426243382599</text:p>
              </table:table-cell>
              <table:table-cell office:value-type="float" office:value="177.587680712162">
                <text:p>177.587680712162</text:p>
              </table:table-cell>
              <table:table-cell office:value-type="float" office:value="1.53604007186835">
                <text:p>1.53604007186835</text:p>
              </table:table-cell>
            </table:table-row>
            <table:table-row>
              <table:table-cell office:value-type="float" office:value="4.85704867407496">
                <text:p>4.85704867407496</text:p>
              </table:table-cell>
              <table:table-cell office:value-type="float" office:value="4.85704867407496">
                <text:p>4.85704867407496</text:p>
              </table:table-cell>
              <table:table-cell office:value-type="float" office:value="3.61433484580668">
                <text:p>3.61433484580668</text:p>
              </table:table-cell>
              <table:table-cell office:value-type="float" office:value="0.767955442037493">
                <text:p>0.767955442037493</text:p>
              </table:table-cell>
              <table:table-cell office:value-type="float" office:value="176.257468901946">
                <text:p>176.257468901946</text:p>
              </table:table-cell>
              <table:table-cell office:value-type="float" office:value="1.53522707265218">
                <text:p>1.53522707265218</text:p>
              </table:table-cell>
            </table:table-row>
            <table:table-row>
              <table:table-cell office:value-type="float" office:value="4.90005799013102">
                <text:p>4.90005799013102</text:p>
              </table:table-cell>
              <table:table-cell office:value-type="float" office:value="4.90005799013102">
                <text:p>4.90005799013102</text:p>
              </table:table-cell>
              <table:table-cell office:value-type="float" office:value="3.54854416271779">
                <text:p>3.54854416271779</text:p>
              </table:table-cell>
              <table:table-cell office:value-type="float" office:value="0.7730239751591">
                <text:p>0.7730239751591</text:p>
              </table:table-cell>
              <table:table-cell office:value-type="float" office:value="174.932698092261">
                <text:p>174.932698092261</text:p>
              </table:table-cell>
              <table:table-cell office:value-type="float" office:value="1.53320743976076">
                <text:p>1.53320743976076</text:p>
              </table:table-cell>
            </table:table-row>
            <table:table-row>
              <table:table-cell office:value-type="float" office:value="4.94324031237173">
                <text:p>4.94324031237173</text:p>
              </table:table-cell>
              <table:table-cell office:value-type="float" office:value="4.94324031237173">
                <text:p>4.94324031237173</text:p>
              </table:table-cell>
              <table:table-cell office:value-type="float" office:value="3.48273757924003">
                <text:p>3.48273757924003</text:p>
              </table:table-cell>
              <table:table-cell office:value-type="float" office:value="0.779627924114898">
                <text:p>0.779627924114898</text:p>
              </table:table-cell>
              <table:table-cell office:value-type="float" office:value="173.605107092719">
                <text:p>173.605107092719</text:p>
              </table:table-cell>
              <table:table-cell office:value-type="float" office:value="1.52994970561229">
                <text:p>1.52994970561229</text:p>
              </table:table-cell>
            </table:table-row>
            <table:table-row>
              <table:table-cell office:value-type="float" office:value="4.98655064510496">
                <text:p>4.98655064510496</text:p>
              </table:table-cell>
              <table:table-cell office:value-type="float" office:value="4.98655064510496">
                <text:p>4.98655064510496</text:p>
              </table:table-cell>
              <table:table-cell office:value-type="float" office:value="3.41707548264588">
                <text:p>3.41707548264588</text:p>
              </table:table-cell>
              <table:table-cell office:value-type="float" office:value="0.787763370272364">
                <text:p>0.787763370272364</text:p>
              </table:table-cell>
              <table:table-cell office:value-type="float" office:value="172.266500733211">
                <text:p>172.266500733211</text:p>
              </table:table-cell>
              <table:table-cell office:value-type="float" office:value="1.5254026054996">
                <text:p>1.5254026054996</text:p>
              </table:table-cell>
            </table:table-row>
            <table:table-row>
              <table:table-cell office:value-type="float" office:value="5.02994632860475">
                <text:p>5.02994632860475</text:p>
              </table:table-cell>
              <table:table-cell office:value-type="float" office:value="5.02994632860475">
                <text:p>5.02994632860475</text:p>
              </table:table-cell>
              <table:table-cell office:value-type="float" office:value="3.35171826020782">
                <text:p>3.35171826020782</text:p>
              </table:table-cell>
              <table:table-cell office:value-type="float" office:value="0.797426394998975">
                <text:p>0.797426394998975</text:p>
              </table:table-cell>
              <table:table-cell office:value-type="float" office:value="170.908611683253">
                <text:p>170.908611683253</text:p>
              </table:table-cell>
              <table:table-cell office:value-type="float" office:value="1.51949456199406">
                <text:p>1.51949456199406</text:p>
              </table:table-cell>
            </table:table-row>
            <table:table-row>
              <table:table-cell office:value-type="float" office:value="5.07338776748387">
                <text:p>5.07338776748387</text:p>
              </table:table-cell>
              <table:table-cell office:value-type="float" office:value="5.07338776748387">
                <text:p>5.07338776748387</text:p>
              </table:table-cell>
              <table:table-cell office:value-type="float" office:value="3.28682629919835">
                <text:p>3.28682629919835</text:p>
              </table:table-cell>
              <table:table-cell office:value-type="float" office:value="0.808613079662207">
                <text:p>0.808613079662207</text:p>
              </table:table-cell>
              <table:table-cell office:value-type="float" office:value="169.522964070487">
                <text:p>169.522964070487</text:p>
              </table:table-cell>
              <table:table-cell office:value-type="float" office:value="1.51213312907235">
                <text:p>1.51213312907235</text:p>
              </table:table-cell>
            </table:table-row>
            <table:table-row>
              <table:table-cell office:value-type="float" office:value="5.11683921759913">
                <text:p>5.11683921759913</text:p>
              </table:table-cell>
              <table:table-cell office:value-type="float" office:value="5.11683921759913">
                <text:p>5.11683921759913</text:p>
              </table:table-cell>
              <table:table-cell office:value-type="float" office:value="3.22255998688995">
                <text:p>3.22255998688995</text:p>
              </table:table-cell>
              <table:table-cell office:value-type="float" office:value="0.821319505629538">
                <text:p>0.821319505629538</text:p>
              </table:table-cell>
              <table:table-cell office:value-type="float" office:value="168.100735781987">
                <text:p>168.100735781987</text:p>
              </table:table-cell>
              <table:table-cell office:value-type="float" office:value="1.50320454818033">
                <text:p>1.50320454818033</text:p>
              </table:table-cell>
            </table:table-row>
            <table:table-row>
              <table:table-cell office:value-type="float" office:value="5.16026964312687">
                <text:p>5.16026964312687</text:p>
              </table:table-cell>
              <table:table-cell office:value-type="float" office:value="5.16026964312687">
                <text:p>5.16026964312687</text:p>
              </table:table-cell>
              <table:table-cell office:value-type="float" office:value="3.15907971055511">
                <text:p>3.15907971055511</text:p>
              </table:table-cell>
              <table:table-cell office:value-type="float" office:value="0.835541754268445">
                <text:p>0.835541754268445</text:p>
              </table:table-cell>
              <table:table-cell office:value-type="float" office:value="166.632616723939">
                <text:p>166.632616723939</text:p>
              </table:table-cell>
              <table:table-cell office:value-type="float" office:value="1.49257365085606">
                <text:p>1.49257365085606</text:p>
              </table:table-cell>
            </table:table-row>
            <table:table-row>
              <table:table-cell office:value-type="float" office:value="5.2036536535733">
                <text:p>5.2036536535733</text:p>
              </table:table-cell>
              <table:table-cell office:value-type="float" office:value="5.2036536535733">
                <text:p>5.2036536535733</text:p>
              </table:table-cell>
              <table:table-cell office:value-type="float" office:value="3.0965458574663">
                <text:p>3.0965458574663</text:p>
              </table:table-cell>
              <table:table-cell office:value-type="float" office:value="0.851275906946403">
                <text:p>0.851275906946403</text:p>
              </table:table-cell>
              <table:table-cell office:value-type="float" office:value="165.108660803685">
                <text:p>165.108660803685</text:p>
              </table:table-cell>
              <table:table-cell office:value-type="float" office:value="1.48008445328977">
                <text:p>1.48008445328977</text:p>
              </table:table-cell>
            </table:table-row>
            <table:table-row>
              <table:table-cell office:value-type="float" office:value="5.24697252694221">
                <text:p>5.24697252694221</text:p>
              </table:table-cell>
              <table:table-cell office:value-type="float" office:value="5.24697252694221">
                <text:p>5.24697252694221</text:p>
              </table:table-cell>
              <table:table-cell office:value-type="float" office:value="3.03511881489602">
                <text:p>3.03511881489602</text:p>
              </table:table-cell>
              <table:table-cell office:value-type="float" office:value="0.86851804503089">
                <text:p>0.86851804503089</text:p>
              </table:table-cell>
              <table:table-cell office:value-type="float" office:value="163.518130096527">
                <text:p>163.518130096527</text:p>
              </table:table-cell>
              <table:table-cell office:value-type="float" office:value="1.46556193339934">
                <text:p>1.46556193339934</text:p>
              </table:table-cell>
            </table:table-row>
            <table:table-row>
              <table:table-cell office:value-type="float" office:value="5.33340703731177">
                <text:p>5.33340703731177</text:p>
              </table:table-cell>
              <table:table-cell office:value-type="float" office:value="5.33340703731177">
                <text:p>5.33340703731177</text:p>
              </table:table-cell>
              <table:table-cell office:value-type="float" office:value="2.91622671040099">
                <text:p>2.91622671040099</text:p>
              </table:table-cell>
              <table:table-cell office:value-type="float" office:value="0.907510602889359">
                <text:p>0.907510602889359</text:p>
              </table:table-cell>
              <table:table-cell office:value-type="float" office:value="160.089441777237">
                <text:p>160.089441777237</text:p>
              </table:table-cell>
              <table:table-cell office:value-type="float" office:value="1.42964618009001">
                <text:p>1.42964618009001</text:p>
              </table:table-cell>
            </table:table-row>
            <table:table-row>
              <table:table-cell office:value-type="float" office:value="5.41957780607504">
                <text:p>5.41957780607504</text:p>
              </table:table-cell>
              <table:table-cell office:value-type="float" office:value="5.41957780607504">
                <text:p>5.41957780607504</text:p>
              </table:table-cell>
              <table:table-cell office:value-type="float" office:value="2.80368649524989">
                <text:p>2.80368649524989</text:p>
              </table:table-cell>
              <table:table-cell office:value-type="float" office:value="0.952488078783667">
                <text:p>0.952488078783667</text:p>
              </table:table-cell>
              <table:table-cell office:value-type="float" office:value="156.238435584658">
                <text:p>156.238435584658</text:p>
              </table:table-cell>
              <table:table-cell office:value-type="float" office:value="1.38326099920946">
                <text:p>1.38326099920946</text:p>
              </table:table-cell>
            </table:table-row>
            <table:table-row>
              <table:table-cell office:value-type="float" office:value="5.50569086901217">
                <text:p>5.50569086901217</text:p>
              </table:table-cell>
              <table:table-cell office:value-type="float" office:value="5.50569086901217">
                <text:p>5.50569086901217</text:p>
              </table:table-cell>
              <table:table-cell office:value-type="float" office:value="2.69878126762261">
                <text:p>2.69878126762261</text:p>
              </table:table-cell>
              <table:table-cell office:value-type="float" office:value="1.00341912365363">
                <text:p>1.00341912365363</text:p>
              </table:table-cell>
              <table:table-cell office:value-type="float" office:value="151.833635181154">
                <text:p>151.833635181154</text:p>
              </table:table-cell>
              <table:table-cell office:value-type="float" office:value="1.32515701086782">
                <text:p>1.32515701086782</text:p>
              </table:table-cell>
            </table:table-row>
            <table:table-row>
              <table:table-cell office:value-type="float" office:value="5.54883282080609">
                <text:p>5.54883282080609</text:p>
              </table:table-cell>
              <table:table-cell office:value-type="float" office:value="5.54883282080609">
                <text:p>5.54883282080609</text:p>
              </table:table-cell>
              <table:table-cell office:value-type="float" office:value="2.64959274231162">
                <text:p>2.64959274231162</text:p>
              </table:table-cell>
              <table:table-cell office:value-type="float" office:value="1.03110743787317">
                <text:p>1.03110743787317</text:p>
              </table:table-cell>
              <table:table-cell office:value-type="float" office:value="149.375115246844">
                <text:p>149.375115246844</text:p>
              </table:table-cell>
              <table:table-cell office:value-type="float" office:value="1.29160105887456">
                <text:p>1.29160105887456</text:p>
              </table:table-cell>
            </table:table-row>
            <table:table-row>
              <table:table-cell office:value-type="float" office:value="5.59213569450018">
                <text:p>5.59213569450018</text:p>
              </table:table-cell>
              <table:table-cell office:value-type="float" office:value="5.59213569450018">
                <text:p>5.59213569450018</text:p>
              </table:table-cell>
              <table:table-cell office:value-type="float" office:value="2.60279412569904">
                <text:p>2.60279412569904</text:p>
              </table:table-cell>
              <table:table-cell office:value-type="float" office:value="1.06027238843906">
                <text:p>1.06027238843906</text:p>
              </table:table-cell>
              <table:table-cell office:value-type="float" office:value="146.71663379939">
                <text:p>146.71663379939</text:p>
              </table:table-cell>
              <table:table-cell office:value-type="float" office:value="1.25523160643346">
                <text:p>1.25523160643346</text:p>
              </table:table-cell>
            </table:table-row>
            <table:table-row>
              <table:table-cell office:value-type="float" office:value="5.63568531168226">
                <text:p>5.63568531168226</text:p>
              </table:table-cell>
              <table:table-cell office:value-type="float" office:value="5.63568531168226">
                <text:p>5.63568531168226</text:p>
              </table:table-cell>
              <table:table-cell office:value-type="float" office:value="2.55854580505736">
                <text:p>2.55854580505736</text:p>
              </table:table-cell>
              <table:table-cell office:value-type="float" office:value="1.09091005671876">
                <text:p>1.09091005671876</text:p>
              </table:table-cell>
              <table:table-cell office:value-type="float" office:value="143.834577273355">
                <text:p>143.834577273355</text:p>
              </table:table-cell>
              <table:table-cell office:value-type="float" office:value="1.21642687563415">
                <text:p>1.21642687563415</text:p>
              </table:table-cell>
            </table:table-row>
            <table:table-row>
              <table:table-cell office:value-type="float" office:value="5.67957685062294">
                <text:p>5.67957685062294</text:p>
              </table:table-cell>
              <table:table-cell office:value-type="float" office:value="5.67957685062294">
                <text:p>5.67957685062294</text:p>
              </table:table-cell>
              <table:table-cell office:value-type="float" office:value="2.51700816765907">
                <text:p>2.51700816765907</text:p>
              </table:table-cell>
              <table:table-cell office:value-type="float" office:value="1.12301652407977">
                <text:p>1.12301652407977</text:p>
              </table:table-cell>
              <table:table-cell office:value-type="float" office:value="140.704710394247">
                <text:p>140.704710394247</text:p>
              </table:table-cell>
              <table:table-cell office:value-type="float" office:value="1.17581228821509">
                <text:p>1.17581228821509</text:p>
              </table:table-cell>
            </table:table-row>
            <table:table-row>
              <table:table-cell office:value-type="float" office:value="5.72390960522848">
                <text:p>5.72390960522848</text:p>
              </table:table-cell>
              <table:table-cell office:value-type="float" office:value="5.72390960522848">
                <text:p>5.72390960522848</text:p>
              </table:table-cell>
              <table:table-cell office:value-type="float" office:value="2.47834160077665">
                <text:p>2.47834160077665</text:p>
              </table:table-cell>
              <table:table-cell office:value-type="float" office:value="1.15658787188955">
                <text:p>1.15658787188955</text:p>
              </table:table-cell>
              <table:table-cell office:value-type="float" office:value="137.303322690228">
                <text:p>137.303322690228</text:p>
              </table:table-cell>
              <table:table-cell office:value-type="float" office:value="1.13430013790449">
                <text:p>1.13430013790449</text:p>
              </table:table-cell>
            </table:table-row>
            <table:table-row>
              <table:table-cell office:value-type="float" office:value="5.76877893625169">
                <text:p>5.76877893625169</text:p>
              </table:table-cell>
              <table:table-cell office:value-type="float" office:value="5.76877893625169">
                <text:p>5.76877893625169</text:p>
              </table:table-cell>
              <table:table-cell office:value-type="float" office:value="2.44270649168258">
                <text:p>2.44270649168258</text:p>
              </table:table-cell>
              <table:table-cell office:value-type="float" office:value="1.19162018151558">
                <text:p>1.19162018151558</text:p>
              </table:table-cell>
              <table:table-cell office:value-type="float" office:value="133.60900281243">
                <text:p>133.60900281243</text:p>
              </table:table-cell>
              <table:table-cell office:value-type="float" office:value="1.09311122578127">
                <text:p>1.09311122578127</text:p>
              </table:table-cell>
            </table:table-row>
            <table:table-row>
              <table:table-cell office:value-type="float" office:value="5.81426503801128">
                <text:p>5.81426503801128</text:p>
              </table:table-cell>
              <table:table-cell office:value-type="float" office:value="5.81426503801128">
                <text:p>5.81426503801128</text:p>
              </table:table-cell>
              <table:table-cell office:value-type="float" office:value="2.41026322764935">
                <text:p>2.41026322764935</text:p>
              </table:table-cell>
              <table:table-cell office:value-type="float" office:value="1.22810953432534">
                <text:p>1.22810953432534</text:p>
              </table:table-cell>
              <table:table-cell office:value-type="float" office:value="129.605169466191">
                <text:p>129.605169466191</text:p>
              </table:table-cell>
              <table:table-cell office:value-type="float" office:value="1.05376934932904">
                <text:p>1.05376934932904</text:p>
              </table:table-cell>
            </table:table-row>
            <table:table-row>
              <table:table-cell office:value-type="float" office:value="5.86041868082122">
                <text:p>5.86041868082122</text:p>
              </table:table-cell>
              <table:table-cell office:value-type="float" office:value="5.86041868082122">
                <text:p>5.86041868082122</text:p>
              </table:table-cell>
              <table:table-cell office:value-type="float" office:value="2.38117219594945">
                <text:p>2.38117219594945</text:p>
              </table:table-cell>
              <table:table-cell office:value-type="float" office:value="1.2660520116863">
                <text:p>1.2660520116863</text:p>
              </table:table-cell>
              <table:table-cell office:value-type="float" office:value="125.283387727544">
                <text:p>125.283387727544</text:p>
              </table:table-cell>
              <table:table-cell office:value-type="float" office:value="1.01806246419793">
                <text:p>1.01806246419793</text:p>
              </table:table-cell>
            </table:table-row>
            <table:table-row>
              <table:table-cell office:value-type="float" office:value="5.90724510122935">
                <text:p>5.90724510122935</text:p>
              </table:table-cell>
              <table:table-cell office:value-type="float" office:value="5.90724510122935">
                <text:p>5.90724510122935</text:p>
              </table:table-cell>
              <table:table-cell office:value-type="float" office:value="2.35559378385537">
                <text:p>2.35559378385537</text:p>
              </table:table-cell>
              <table:table-cell office:value-type="float" office:value="1.30544369496595">
                <text:p>1.30544369496595</text:p>
              </table:table-cell>
              <table:table-cell office:value-type="float" office:value="120.647285028434">
                <text:p>120.647285028434</text:p>
              </table:table-cell>
              <table:table-cell office:value-type="float" office:value="0.987969460510567">
                <text:p>0.987969460510567</text:p>
              </table:table-cell>
            </table:table-row>
            <table:table-row>
              <table:table-cell office:value-type="float" office:value="5.95468871849112">
                <text:p>5.95468871849112</text:p>
              </table:table-cell>
              <table:table-cell office:value-type="float" office:value="5.95468871849112">
                <text:p>5.95468871849112</text:p>
              </table:table-cell>
              <table:table-cell office:value-type="float" office:value="2.33368837863958">
                <text:p>2.33368837863958</text:p>
              </table:table-cell>
              <table:table-cell office:value-type="float" office:value="1.34628066553175">
                <text:p>1.34628066553175</text:p>
              </table:table-cell>
              <table:table-cell office:value-type="float" office:value="115.716538522479">
                <text:p>115.716538522479</text:p>
              </table:table-cell>
              <table:table-cell office:value-type="float" office:value="0.965556954488954">
                <text:p>0.965556954488954</text:p>
              </table:table-cell>
            </table:table-row>
            <table:table-row>
              <table:table-cell office:value-type="float" office:value="5.97862739632845">
                <text:p>5.97862739632845</text:p>
              </table:table-cell>
              <table:table-cell office:value-type="float" office:value="5.97862739632845">
                <text:p>5.97862739632845</text:p>
              </table:table-cell>
              <table:table-cell office:value-type="float" office:value="2.3241631746337">
                <text:p>2.3241631746337</text:p>
              </table:table-cell>
              <table:table-cell office:value-type="float" office:value="1.3672399089743">
                <text:p>1.3672399089743</text:p>
              </table:table-cell>
              <table:table-cell office:value-type="float" office:value="113.152017314603">
                <text:p>113.152017314603</text:p>
              </table:table-cell>
              <table:table-cell office:value-type="float" office:value="0.957870086533132">
                <text:p>0.957870086533132</text:p>
              </table:table-cell>
            </table:table-row>
            <table:table-row>
              <table:table-cell office:value-type="float" office:value="6.00266906874327">
                <text:p>6.00266906874327</text:p>
              </table:table-cell>
              <table:table-cell office:value-type="float" office:value="6.00266906874327">
                <text:p>6.00266906874327</text:p>
              </table:table-cell>
              <table:table-cell office:value-type="float" office:value="2.31561636757458">
                <text:p>2.31561636757458</text:p>
              </table:table-cell>
              <table:table-cell office:value-type="float" office:value="1.38855900475119">
                <text:p>1.38855900475119</text:p>
              </table:table-cell>
              <table:table-cell office:value-type="float" office:value="110.529997730545">
                <text:p>110.529997730545</text:p>
              </table:table-cell>
              <table:table-cell office:value-type="float" office:value="0.952853464904621">
                <text:p>0.952853464904621</text:p>
              </table:table-cell>
            </table:table-row>
            <table:table-row>
              <table:table-cell office:value-type="float" office:value="6.02678675344153">
                <text:p>6.02678675344153</text:p>
              </table:table-cell>
              <table:table-cell office:value-type="float" office:value="6.02678675344153">
                <text:p>6.02678675344153</text:p>
              </table:table-cell>
              <table:table-cell office:value-type="float" office:value="2.30806800587127">
                <text:p>2.30806800587127</text:p>
              </table:table-cell>
              <table:table-cell office:value-type="float" office:value="1.41023746303336">
                <text:p>1.41023746303336</text:p>
              </table:table-cell>
              <table:table-cell office:value-type="float" office:value="107.858504277208">
                <text:p>107.858504277208</text:p>
              </table:table-cell>
              <table:table-cell office:value-type="float" office:value="0.950731265445596">
                <text:p>0.950731265445596</text:p>
              </table:table-cell>
            </table:table-row>
            <table:table-row>
              <table:table-cell office:value-type="float" office:value="6.05094986791359">
                <text:p>6.05094986791359</text:p>
              </table:table-cell>
              <table:table-cell office:value-type="float" office:value="6.05094986791359">
                <text:p>6.05094986791359</text:p>
              </table:table-cell>
              <table:table-cell office:value-type="float" office:value="2.30153813793285">
                <text:p>2.30153813793285</text:p>
              </table:table-cell>
              <table:table-cell office:value-type="float" office:value="1.43227479399175">
                <text:p>1.43227479399175</text:p>
              </table:table-cell>
              <table:table-cell office:value-type="float" office:value="105.146718666907">
                <text:p>105.146718666907</text:p>
              </table:table-cell>
              <table:table-cell office:value-type="float" office:value="0.951706488263828">
                <text:p>0.951706488263828</text:p>
              </table:table-cell>
            </table:table-row>
            <table:table-row>
              <table:table-cell office:value-type="float" office:value="6.07512512909873">
                <text:p>6.07512512909873</text:p>
              </table:table-cell>
              <table:table-cell office:value-type="float" office:value="6.07512512909873">
                <text:p>6.07512512909873</text:p>
              </table:table-cell>
              <table:table-cell office:value-type="float" office:value="2.29604681216836">
                <text:p>2.29604681216836</text:p>
              </table:table-cell>
              <table:table-cell office:value-type="float" office:value="1.45467050779728">
                <text:p>1.45467050779728</text:p>
              </table:table-cell>
              <table:table-cell office:value-type="float" office:value="102.40482488203">
                <text:p>102.40482488203</text:p>
              </table:table-cell>
              <table:table-cell office:value-type="float" office:value="0.955955400034335">
                <text:p>0.955955400034335</text:p>
              </table:table-cell>
            </table:table-row>
            <table:table-row>
              <table:table-cell office:value-type="float" office:value="6.09927770872335">
                <text:p>6.09927770872335</text:p>
              </table:table-cell>
              <table:table-cell office:value-type="float" office:value="6.09927770872335">
                <text:p>6.09927770872335</text:p>
              </table:table-cell>
              <table:table-cell office:value-type="float" office:value="2.29161407698687">
                <text:p>2.29161407698687</text:p>
              </table:table-cell>
              <table:table-cell office:value-type="float" office:value="1.47742411462089">
                <text:p>1.47742411462089</text:p>
              </table:table-cell>
              <table:table-cell office:value-type="float" office:value="99.6437976467891">
                <text:p>99.6437976467891</text:p>
              </table:table-cell>
              <table:table-cell office:value-type="float" office:value="0.963621482949609">
                <text:p>0.963621482949609</text:p>
              </table:table-cell>
            </table:table-row>
            <table:table-row>
              <table:table-cell office:value-type="float" office:value="6.12337259751411">
                <text:p>6.12337259751411</text:p>
              </table:table-cell>
              <table:table-cell office:value-type="float" office:value="6.12337259751411">
                <text:p>6.12337259751411</text:p>
              </table:table-cell>
              <table:table-cell office:value-type="float" office:value="2.28825998079745">
                <text:p>2.28825998079745</text:p>
              </table:table-cell>
              <table:table-cell office:value-type="float" office:value="1.50053512463352">
                <text:p>1.50053512463352</text:p>
              </table:table-cell>
              <table:table-cell office:value-type="float" office:value="96.875143359296">
                <text:p>96.875143359296</text:p>
              </table:table-cell>
              <table:table-cell office:value-type="float" office:value="0.974808827190168">
                <text:p>0.974808827190168</text:p>
              </table:table-cell>
            </table:table-row>
            <table:table-row>
              <table:table-cell office:value-type="float" office:value="6.14737610784111">
                <text:p>6.14737610784111</text:p>
              </table:table-cell>
              <table:table-cell office:value-type="float" office:value="6.14737610784111">
                <text:p>6.14737610784111</text:p>
              </table:table-cell>
              <table:table-cell office:value-type="float" office:value="2.28600457200914">
                <text:p>2.28600457200914</text:p>
              </table:table-cell>
              <table:table-cell office:value-type="float" office:value="1.5240030480061">
                <text:p>1.5240030480061</text:p>
              </table:table-cell>
              <table:table-cell office:value-type="float" office:value="94.1106076860583">
                <text:p>94.1106076860583</text:p>
              </table:table-cell>
              <table:table-cell office:value-type="float" office:value="0.989574975652414">
                <text:p>0.989574975652414</text:p>
              </table:table-cell>
            </table:table-row>
            <table:table-row>
              <table:table-cell office:value-type="float" office:value="6.17109409528595">
                <text:p>6.17109409528595</text:p>
              </table:table-cell>
              <table:table-cell office:value-type="float" office:value="6.17109409528595">
                <text:p>6.17109409528595</text:p>
              </table:table-cell>
              <table:table-cell office:value-type="float" office:value="2.28486204600451">
                <text:p>2.28486204600451</text:p>
              </table:table-cell>
              <table:table-cell office:value-type="float" office:value="1.54782376366198">
                <text:p>1.54782376366198</text:p>
              </table:table-cell>
              <table:table-cell office:value-type="float" office:value="91.40439560777">
                <text:p>91.40439560777</text:p>
              </table:table-cell>
              <table:table-cell office:value-type="float" office:value="1.0213966357234">
                <text:p>1.0213966357234</text:p>
              </table:table-cell>
            </table:table-row>
            <table:table-row>
              <table:table-cell office:value-type="float" office:value="6.19446274272012">
                <text:p>6.19446274272012</text:p>
              </table:table-cell>
              <table:table-cell office:value-type="float" office:value="6.19446274272012">
                <text:p>6.19446274272012</text:p>
              </table:table-cell>
              <table:table-cell office:value-type="float" office:value="2.28482318606003">
                <text:p>2.28482318606003</text:p>
              </table:table-cell>
              <table:table-cell office:value-type="float" office:value="1.57197862553418">
                <text:p>1.57197862553418</text:p>
              </table:table-cell>
              <table:table-cell office:value-type="float" office:value="88.8032187358626">
                <text:p>88.8032187358626</text:p>
              </table:table-cell>
              <table:table-cell office:value-type="float" office:value="1.0458940107589">
                <text:p>1.0458940107589</text:p>
              </table:table-cell>
            </table:table-row>
            <table:table-row>
              <table:table-cell office:value-type="float" office:value="6.24091057917552">
                <text:p>6.24091057917552</text:p>
              </table:table-cell>
              <table:table-cell office:value-type="float" office:value="6.24091057917552">
                <text:p>6.24091057917552</text:p>
              </table:table-cell>
              <table:table-cell office:value-type="float" office:value="2.28799618535146">
                <text:p>2.28799618535146</text:p>
              </table:table-cell>
              <table:table-cell office:value-type="float" office:value="1.62120167866928">
                <text:p>1.62120167866928</text:p>
              </table:table-cell>
              <table:table-cell office:value-type="float" office:value="83.9122097092783">
                <text:p>83.9122097092783</text:p>
              </table:table-cell>
              <table:table-cell office:value-type="float" office:value="1.07800321535359">
                <text:p>1.07800321535359</text:p>
              </table:table-cell>
            </table:table-row>
            <table:table-row>
              <table:table-cell office:value-type="float" office:value="6.28731743701002">
                <text:p>6.28731743701002</text:p>
              </table:table-cell>
              <table:table-cell office:value-type="float" office:value="6.28731743701002">
                <text:p>6.28731743701002</text:p>
              </table:table-cell>
              <table:table-cell office:value-type="float" office:value="2.29540301188323">
                <text:p>2.29540301188323</text:p>
              </table:table-cell>
              <table:table-cell office:value-type="float" office:value="1.67149398889487">
                <text:p>1.67149398889487</text:p>
              </table:table-cell>
              <table:table-cell office:value-type="float" office:value="79.4188992764953">
                <text:p>79.4188992764953</text:p>
              </table:table-cell>
              <table:table-cell office:value-type="float" office:value="1.11282843431948">
                <text:p>1.11282843431948</text:p>
              </table:table-cell>
            </table:table-row>
            <table:table-row>
              <table:table-cell office:value-type="float" office:value="6.33372236302791">
                <text:p>6.33372236302791</text:p>
              </table:table-cell>
              <table:table-cell office:value-type="float" office:value="6.33372236302791">
                <text:p>6.33372236302791</text:p>
              </table:table-cell>
              <table:table-cell office:value-type="float" office:value="2.30692310765518">
                <text:p>2.30692310765518</text:p>
              </table:table-cell>
              <table:table-cell office:value-type="float" office:value="1.72267733769442">
                <text:p>1.72267733769442</text:p>
              </table:table-cell>
              <table:table-cell office:value-type="float" office:value="75.2921527807332">
                <text:p>75.2921527807332</text:p>
              </table:table-cell>
              <table:table-cell office:value-type="float" office:value="1.148301173481">
                <text:p>1.148301173481</text:p>
              </table:table-cell>
            </table:table-row>
            <table:table-row>
              <table:table-cell office:value-type="float" office:value="6.38019180466358">
                <text:p>6.38019180466358</text:p>
              </table:table-cell>
              <table:table-cell office:value-type="float" office:value="6.38019180466358">
                <text:p>6.38019180466358</text:p>
              </table:table-cell>
              <table:table-cell office:value-type="float" office:value="2.3224359146671">
                <text:p>2.3224359146671</text:p>
              </table:table-cell>
              <table:table-cell office:value-type="float" office:value="1.77457350655141">
                <text:p>1.77457350655141</text:p>
              </table:table-cell>
              <table:table-cell office:value-type="float" office:value="71.4946835578207">
                <text:p>71.4946835578207</text:p>
              </table:table-cell>
              <table:table-cell office:value-type="float" office:value="1.18291313083262">
                <text:p>1.18291313083262</text:p>
              </table:table-cell>
            </table:table-row>
            <table:table-row>
              <table:table-cell office:value-type="float" office:value="6.42680296702681">
                <text:p>6.42680296702681</text:p>
              </table:table-cell>
              <table:table-cell office:value-type="float" office:value="6.42680296702681">
                <text:p>6.42680296702681</text:p>
              </table:table-cell>
              <table:table-cell office:value-type="float" office:value="2.34182087491881">
                <text:p>2.34182087491881</text:p>
              </table:table-cell>
              <table:table-cell office:value-type="float" office:value="1.82700427694931">
                <text:p>1.82700427694931</text:p>
              </table:table-cell>
              <table:table-cell office:value-type="float" office:value="67.9874158412738">
                <text:p>67.9874158412738</text:p>
              </table:table-cell>
              <table:table-cell office:value-type="float" office:value="1.21563567687663">
                <text:p>1.21563567687663</text:p>
              </table:table-cell>
            </table:table-row>
            <table:table-row>
              <table:table-cell office:value-type="float" office:value="6.47363277354349">
                <text:p>6.47363277354349</text:p>
              </table:table-cell>
              <table:table-cell office:value-type="float" office:value="6.47363277354349">
                <text:p>6.47363277354349</text:p>
              </table:table-cell>
              <table:table-cell office:value-type="float" office:value="2.36495743041013">
                <text:p>2.36495743041013</text:p>
              </table:table-cell>
              <table:table-cell office:value-type="float" office:value="1.87979143037158">
                <text:p>1.87979143037158</text:p>
              </table:table-cell>
              <table:table-cell office:value-type="float" office:value="64.7321899743238">
                <text:p>64.7321899743238</text:p>
              </table:table-cell>
              <table:table-cell office:value-type="float" office:value="1.2458273199279">
                <text:p>1.2458273199279</text:p>
              </table:table-cell>
            </table:table-row>
            <table:table-row>
              <table:table-cell office:value-type="float" office:value="6.52075124515937">
                <text:p>6.52075124515937</text:p>
              </table:table-cell>
              <table:table-cell office:value-type="float" office:value="6.52075124515937">
                <text:p>6.52075124515937</text:p>
              </table:table-cell>
              <table:table-cell office:value-type="float" office:value="2.39172502314086">
                <text:p>2.39172502314086</text:p>
              </table:table-cell>
              <table:table-cell office:value-type="float" office:value="1.93275674830171">
                <text:p>1.93275674830171</text:p>
              </table:table-cell>
              <table:table-cell office:value-type="float" office:value="61.693244020089">
                <text:p>61.693244020089</text:p>
              </table:table-cell>
              <table:table-cell office:value-type="float" office:value="1.27314229492524">
                <text:p>1.27314229492524</text:p>
              </table:table-cell>
            </table:table-row>
            <table:table-row>
              <table:table-cell office:value-type="float" office:value="6.56821803630821">
                <text:p>6.56821803630821</text:p>
              </table:table-cell>
              <table:table-cell office:value-type="float" office:value="6.56821803630821">
                <text:p>6.56821803630821</text:p>
              </table:table-cell>
              <table:table-cell office:value-type="float" office:value="2.42200309511082">
                <text:p>2.42200309511082</text:p>
              </table:table-cell>
              <table:table-cell office:value-type="float" office:value="1.98572201222317">
                <text:p>1.98572201222317</text:p>
              </table:table-cell>
              <table:table-cell office:value-type="float" office:value="58.8378775020173">
                <text:p>58.8378775020173</text:p>
              </table:table-cell>
              <table:table-cell office:value-type="float" office:value="1.29744893727222">
                <text:p>1.29744893727222</text:p>
              </table:table-cell>
            </table:table-row>
            <table:table-row>
              <table:table-cell office:value-type="float" office:value="6.61608107481381">
                <text:p>6.61608107481381</text:p>
              </table:table-cell>
              <table:table-cell office:value-type="float" office:value="6.61608107481381">
                <text:p>6.61608107481381</text:p>
              </table:table-cell>
              <table:table-cell office:value-type="float" office:value="2.45567108831982">
                <text:p>2.45567108831982</text:p>
              </table:table-cell>
              <table:table-cell office:value-type="float" office:value="2.03850900361943">
                <text:p>2.03850900361943</text:p>
              </table:table-cell>
              <table:table-cell office:value-type="float" office:value="56.1366110404417">
                <text:p>56.1366110404417</text:p>
              </table:table-cell>
              <table:table-cell office:value-type="float" office:value="1.31876211579729">
                <text:p>1.31876211579729</text:p>
              </table:table-cell>
            </table:table-row>
            <table:table-row>
              <table:table-cell office:value-type="float" office:value="6.66437652257541">
                <text:p>6.66437652257541</text:p>
              </table:table-cell>
              <table:table-cell office:value-type="float" office:value="6.66437652257541">
                <text:p>6.66437652257541</text:p>
              </table:table-cell>
              <table:table-cell office:value-type="float" office:value="2.49260844476767">
                <text:p>2.49260844476767</text:p>
              </table:table-cell>
              <table:table-cell office:value-type="float" office:value="2.09093950397397">
                <text:p>2.09093950397397</text:p>
              </table:table-cell>
              <table:table-cell office:value-type="float" office:value="53.5630600665126">
                <text:p>53.5630600665126</text:p>
              </table:table-cell>
              <table:table-cell office:value-type="float" office:value="1.33719064685159">
                <text:p>1.33719064685159</text:p>
              </table:table-cell>
            </table:table-row>
            <table:table-row>
              <table:table-cell office:value-type="float" office:value="6.71312951267409">
                <text:p>6.71312951267409</text:p>
              </table:table-cell>
              <table:table-cell office:value-type="float" office:value="6.71312951267409">
                <text:p>6.71312951267409</text:p>
              </table:table-cell>
              <table:table-cell office:value-type="float" office:value="2.53269460645418">
                <text:p>2.53269460645418</text:p>
              </table:table-cell>
              <table:table-cell office:value-type="float" office:value="2.14283529477025">
                <text:p>2.14283529477025</text:p>
              </table:table-cell>
              <table:table-cell office:value-type="float" office:value="51.0936637706723">
                <text:p>51.0936637706723</text:p>
              </table:table-cell>
              <table:table-cell office:value-type="float" office:value="1.35289852485842">
                <text:p>1.35289852485842</text:p>
              </table:table-cell>
            </table:table-row>
            <table:table-row>
              <table:table-cell office:value-type="float" office:value="6.76235530177953">
                <text:p>6.76235530177953</text:p>
              </table:table-cell>
              <table:table-cell office:value-type="float" office:value="6.76235530177953">
                <text:p>6.76235530177953</text:p>
              </table:table-cell>
              <table:table-cell office:value-type="float" office:value="2.57580901537918">
                <text:p>2.57580901537918</text:p>
              </table:table-cell>
              <table:table-cell office:value-type="float" office:value="2.19401815749175">
                <text:p>2.19401815749175</text:p>
              </table:table-cell>
              <table:table-cell office:value-type="float" office:value="48.7073555047121">
                <text:p>48.7073555047121</text:p>
              </table:table-cell>
              <table:table-cell office:value-type="float" office:value="1.36607779852664">
                <text:p>1.36607779852664</text:p>
              </table:table-cell>
            </table:table-row>
            <table:table-row>
              <table:table-cell office:value-type="float" office:value="6.81206060711122">
                <text:p>6.81206060711122</text:p>
              </table:table-cell>
              <table:table-cell office:value-type="float" office:value="6.81206060711122">
                <text:p>6.81206060711122</text:p>
              </table:table-cell>
              <table:table-cell office:value-type="float" office:value="2.62183111354246">
                <text:p>2.62183111354246</text:p>
              </table:table-cell>
              <table:table-cell office:value-type="float" office:value="2.24430987362194">
                <text:p>2.24430987362194</text:p>
              </table:table-cell>
              <table:table-cell office:value-type="float" office:value="46.3852244899706">
                <text:p>46.3852244899706</text:p>
              </table:table-cell>
              <table:table-cell office:value-type="float" office:value="1.37693066472683">
                <text:p>1.37693066472683</text:p>
              </table:table-cell>
            </table:table-row>
            <table:table-row>
              <table:table-cell office:value-type="float" office:value="6.86224498561721">
                <text:p>6.86224498561721</text:p>
              </table:table-cell>
              <table:table-cell office:value-type="float" office:value="6.86224498561721">
                <text:p>6.86224498561721</text:p>
              </table:table-cell>
              <table:table-cell office:value-type="float" office:value="2.67064034294384">
                <text:p>2.67064034294384</text:p>
              </table:table-cell>
              <table:table-cell office:value-type="float" office:value="2.2935322246443">
                <text:p>2.2935322246443</text:p>
              </table:table-cell>
              <table:table-cell office:value-type="float" office:value="44.110195883758">
                <text:p>44.110195883758</text:p>
              </table:table-cell>
              <table:table-cell office:value-type="float" office:value="1.38565852628454">
                <text:p>1.38565852628454</text:p>
              </table:table-cell>
            </table:table-row>
            <table:table-row>
              <table:table-cell office:value-type="float" office:value="6.91290217082856">
                <text:p>6.91290217082856</text:p>
              </table:table-cell>
              <table:table-cell office:value-type="float" office:value="6.91290217082856">
                <text:p>6.91290217082856</text:p>
              </table:table-cell>
              <table:table-cell office:value-type="float" office:value="2.72211614558314">
                <text:p>2.72211614558314</text:p>
              </table:table-cell>
              <table:table-cell office:value-type="float" office:value="2.3415069920423">
                <text:p>2.3415069920423</text:p>
              </table:table-cell>
              <table:table-cell office:value-type="float" office:value="41.8667426308821">
                <text:p>41.8667426308821</text:p>
              </table:table-cell>
              <table:table-cell office:value-type="float" office:value="1.39245612857473">
                <text:p>1.39245612857473</text:p>
              </table:table-cell>
            </table:table-row>
            <table:table-row>
              <table:table-cell office:value-type="float" office:value="6.96402131935804">
                <text:p>6.96402131935804</text:p>
              </table:table-cell>
              <table:table-cell office:value-type="float" office:value="6.96402131935804">
                <text:p>6.96402131935804</text:p>
              </table:table-cell>
              <table:table-cell office:value-type="float" office:value="2.77613796346017">
                <text:p>2.77613796346017</text:p>
              </table:table-cell>
              <table:table-cell office:value-type="float" office:value="2.3880559572994">
                <text:p>2.3880559572994</text:p>
              </table:table-cell>
              <table:table-cell office:value-type="float" office:value="39.6406348130042">
                <text:p>39.6406348130042</text:p>
              </table:table-cell>
              <table:table-cell office:value-type="float" office:value="1.39750930351426">
                <text:p>1.39750930351426</text:p>
              </table:table-cell>
            </table:table-row>
            <table:table-row>
              <table:table-cell office:value-type="float" office:value="7.01558814118389">
                <text:p>7.01558814118389</text:p>
              </table:table-cell>
              <table:table-cell office:value-type="float" office:value="7.01558814118389">
                <text:p>7.01558814118389</text:p>
              </table:table-cell>
              <table:table-cell office:value-type="float" office:value="2.83258523857474">
                <text:p>2.83258523857474</text:p>
              </table:table-cell>
              <table:table-cell office:value-type="float" office:value="2.4330009018991">
                <text:p>2.4330009018991</text:p>
              </table:table-cell>
              <table:table-cell office:value-type="float" office:value="37.4187281742739">
                <text:p>37.4187281742739</text:p>
              </table:table-cell>
              <table:table-cell office:value-type="float" office:value="1.40099522862672">
                <text:p>1.40099522862672</text:p>
              </table:table-cell>
            </table:table-row>
            <table:table-row>
              <table:table-cell office:value-type="float" office:value="7.06758590063099">
                <text:p>7.06758590063099</text:p>
              </table:table-cell>
              <table:table-cell office:value-type="float" office:value="7.06758590063099">
                <text:p>7.06758590063099</text:p>
              </table:table-cell>
              <table:table-cell office:value-type="float" office:value="2.89133741292665">
                <text:p>2.89133741292665</text:p>
              </table:table-cell>
              <table:table-cell office:value-type="float" office:value="2.47616360732485">
                <text:p>2.47616360732485</text:p>
              </table:table-cell>
              <table:table-cell office:value-type="float" office:value="35.1887916956043">
                <text:p>35.1887916956043</text:p>
              </table:table-cell>
              <table:table-cell office:value-type="float" office:value="1.40308441951619">
                <text:p>1.40308441951619</text:p>
              </table:table-cell>
            </table:table-row>
            <table:table-row>
              <table:table-cell office:value-type="float" office:value="7.11999628176614">
                <text:p>7.11999628176614</text:p>
              </table:table-cell>
              <table:table-cell office:value-type="float" office:value="7.11999628176614">
                <text:p>7.11999628176614</text:p>
              </table:table-cell>
              <table:table-cell office:value-type="float" office:value="2.95227392851574">
                <text:p>2.95227392851574</text:p>
              </table:table-cell>
              <table:table-cell office:value-type="float" office:value="2.51736585506014">
                <text:p>2.51736585506014</text:p>
              </table:table-cell>
              <table:table-cell office:value-type="float" office:value="32.9393735943627">
                <text:p>32.9393735943627</text:p>
              </table:table-cell>
              <table:table-cell office:value-type="float" office:value="1.4039439086567">
                <text:p>1.4039439086567</text:p>
              </table:table-cell>
            </table:table-row>
            <table:table-row>
              <table:table-cell office:value-type="float" office:value="7.17280011515883">
                <text:p>7.17280011515883</text:p>
              </table:table-cell>
              <table:table-cell office:value-type="float" office:value="7.17280011515883">
                <text:p>7.17280011515883</text:p>
              </table:table-cell>
              <table:table-cell office:value-type="float" office:value="3.01527422734179">
                <text:p>3.01527422734179</text:p>
              </table:table-cell>
              <table:table-cell office:value-type="float" office:value="2.55642942658843">
                <text:p>2.55642942658843</text:p>
              </table:table-cell>
              <table:table-cell office:value-type="float" office:value="30.6597053664137">
                <text:p>30.6597053664137</text:p>
              </table:table-cell>
              <table:table-cell office:value-type="float" office:value="1.40374122667168">
                <text:p>1.40374122667168</text:p>
              </table:table-cell>
            </table:table-row>
            <table:table-row>
              <table:table-cell office:value-type="float" office:value="7.2259779643505">
                <text:p>7.2259779643505</text:p>
              </table:table-cell>
              <table:table-cell office:value-type="float" office:value="7.2259779643505">
                <text:p>7.2259779643505</text:p>
              </table:table-cell>
              <table:table-cell office:value-type="float" office:value="3.08021775140464">
                <text:p>3.08021775140464</text:p>
              </table:table-cell>
              <table:table-cell office:value-type="float" office:value="2.59317610339319">
                <text:p>2.59317610339319</text:p>
              </table:table-cell>
              <table:table-cell office:value-type="float" office:value="28.3396440952425">
                <text:p>28.3396440952425</text:p>
              </table:table-cell>
              <table:table-cell office:value-type="float" office:value="1.40264890341316">
                <text:p>1.40264890341316</text:p>
              </table:table-cell>
            </table:table-row>
            <table:table-row>
              <table:table-cell office:value-type="float" office:value="7.2795105712568">
                <text:p>7.2795105712568</text:p>
              </table:table-cell>
              <table:table-cell office:value-type="float" office:value="7.2795105712568">
                <text:p>7.2795105712568</text:p>
              </table:table-cell>
              <table:table-cell office:value-type="float" office:value="3.14698394270409">
                <text:p>3.14698394270409</text:p>
              </table:table-cell>
              <table:table-cell office:value-type="float" office:value="2.62742766695791">
                <text:p>2.62742766695791</text:p>
              </table:table-cell>
              <table:table-cell office:value-type="float" office:value="25.9696539733018">
                <text:p>25.9696539733018</text:p>
              </table:table-cell>
              <table:table-cell office:value-type="float" office:value="1.4008492545987">
                <text:p>1.4008492545987</text:p>
              </table:table-cell>
            </table:table-row>
            <table:table-row>
              <table:table-cell office:value-type="float" office:value="7.33337916122871">
                <text:p>7.33337916122871</text:p>
              </table:table-cell>
              <table:table-cell office:value-type="float" office:value="7.33337916122871">
                <text:p>7.33337916122871</text:p>
              </table:table-cell>
              <table:table-cell office:value-type="float" office:value="3.21545224323995">
                <text:p>3.21545224323995</text:p>
              </table:table-cell>
              <table:table-cell office:value-type="float" office:value="2.65900589876605">
                <text:p>2.65900589876605</text:p>
              </table:table-cell>
              <table:table-cell office:value-type="float" office:value="23.5408286081106">
                <text:p>23.5408286081106</text:p>
              </table:table-cell>
              <table:table-cell office:value-type="float" office:value="1.39853922368472">
                <text:p>1.39853922368472</text:p>
              </table:table-cell>
            </table:table-row>
            <table:table-row>
              <table:table-cell office:value-type="float" office:value="7.3875656116774">
                <text:p>7.3875656116774</text:p>
              </table:table-cell>
              <table:table-cell office:value-type="float" office:value="7.3875656116774">
                <text:p>7.3875656116774</text:p>
              </table:table-cell>
              <table:table-cell office:value-type="float" office:value="3.28550209501204">
                <text:p>3.28550209501204</text:p>
              </table:table-cell>
              <table:table-cell office:value-type="float" office:value="2.68773258030108">
                <text:p>2.68773258030108</text:p>
              </table:table-cell>
              <table:table-cell office:value-type="float" office:value="21.0449560209135">
                <text:p>21.0449560209135</text:p>
              </table:table-cell>
              <table:table-cell office:value-type="float" office:value="1.39593501485719">
                <text:p>1.39593501485719</text:p>
              </table:table-cell>
            </table:table-row>
            <table:table-row>
              <table:table-cell office:value-type="float" office:value="7.44205249405754">
                <text:p>7.44205249405754</text:p>
              </table:table-cell>
              <table:table-cell office:value-type="float" office:value="7.44205249405754">
                <text:p>7.44205249405754</text:p>
              </table:table-cell>
              <table:table-cell office:value-type="float" office:value="3.35701294002017">
                <text:p>3.35701294002017</text:p>
              </table:table-cell>
              <table:table-cell office:value-type="float" office:value="2.71342949304649">
                <text:p>2.71342949304649</text:p>
              </table:table-cell>
              <table:table-cell office:value-type="float" office:value="18.4746280700035">
                <text:p>18.4746280700035</text:p>
              </table:table-cell>
              <table:table-cell office:value-type="float" office:value="1.39327618773648">
                <text:p>1.39327618773648</text:p>
              </table:table-cell>
            </table:table-row>
            <table:table-row>
              <table:table-cell office:value-type="float" office:value="7.49682300859127">
                <text:p>7.49682300859127</text:p>
              </table:table-cell>
              <table:table-cell office:value-type="float" office:value="7.49682300859127">
                <text:p>7.49682300859127</text:p>
              </table:table-cell>
              <table:table-cell office:value-type="float" office:value="3.42986422026415">
                <text:p>3.42986422026415</text:p>
              </table:table-cell>
              <table:table-cell office:value-type="float" office:value="2.73591841848574">
                <text:p>2.73591841848574</text:p>
              </table:table-cell>
              <table:table-cell office:value-type="float" office:value="15.8233950957881">
                <text:p>15.8233950957881</text:p>
              </table:table-cell>
              <table:table-cell office:value-type="float" office:value="1.39082879449538">
                <text:p>1.39082879449538</text:p>
              </table:table-cell>
            </table:table-row>
            <table:table-row>
              <table:table-cell office:value-type="float" office:value="7.55186084520046">
                <text:p>7.55186084520046</text:p>
              </table:table-cell>
              <table:table-cell office:value-type="float" office:value="7.55186084520046">
                <text:p>7.55186084520046</text:p>
              </table:table-cell>
              <table:table-cell office:value-type="float" office:value="3.50393537774379">
                <text:p>3.50393537774379</text:p>
              </table:table-cell>
              <table:table-cell office:value-type="float" office:value="2.7550211381023">
                <text:p>2.7550211381023</text:p>
              </table:table-cell>
              <table:table-cell office:value-type="float" office:value="13.0859646242214">
                <text:p>13.0859646242214</text:p>
              </table:table-cell>
              <table:table-cell office:value-type="float" office:value="1.38888703453777">
                <text:p>1.38888703453777</text:p>
              </table:table-cell>
            </table:table-row>
            <table:table-row>
              <table:table-cell office:value-type="float" office:value="7.60715002305113">
                <text:p>7.60715002305113</text:p>
              </table:table-cell>
              <table:table-cell office:value-type="float" office:value="7.60715002305113">
                <text:p>7.60715002305113</text:p>
              </table:table-cell>
              <table:table-cell office:value-type="float" office:value="3.57910585445891">
                <text:p>3.57910585445891</text:p>
              </table:table-cell>
              <table:table-cell office:value-type="float" office:value="2.77055943337965">
                <text:p>2.77055943337965</text:p>
              </table:table-cell>
              <table:table-cell office:value-type="float" office:value="10.2584397360547">
                <text:p>10.2584397360547</text:p>
              </table:table-cell>
              <table:table-cell office:value-type="float" office:value="1.38777279328043">
                <text:p>1.38777279328043</text:p>
              </table:table-cell>
            </table:table-row>
            <table:table-row>
              <table:table-cell office:value-type="float" office:value="7.66267478439233">
                <text:p>7.66267478439233</text:p>
              </table:table-cell>
              <table:table-cell office:value-type="float" office:value="7.66267478439233">
                <text:p>7.66267478439233</text:p>
              </table:table-cell>
              <table:table-cell office:value-type="float" office:value="3.65525509240931">
                <text:p>3.65525509240931</text:p>
              </table:table-cell>
              <table:table-cell office:value-type="float" office:value="2.78235508580127">
                <text:p>2.78235508580127</text:p>
              </table:table-cell>
              <table:table-cell office:value-type="float" office:value="7.33858806833488">
                <text:p>7.33858806833488</text:p>
              </table:table-cell>
              <table:table-cell office:value-type="float" office:value="1.38783233779987">
                <text:p>1.38783233779987</text:p>
              </table:table-cell>
            </table:table-row>
            <table:table-row>
              <table:table-cell office:value-type="float" office:value="7.71841964408944">
                <text:p>7.71841964408944</text:p>
              </table:table-cell>
              <table:table-cell office:value-type="float" office:value="7.71841964408944">
                <text:p>7.71841964408944</text:p>
              </table:table-cell>
              <table:table-cell office:value-type="float" office:value="3.73226253359482">
                <text:p>3.73226253359482</text:p>
              </table:table-cell>
              <table:table-cell office:value-type="float" office:value="2.79022987685062">
                <text:p>2.79022987685062</text:p>
              </table:table-cell>
              <table:table-cell office:value-type="float" office:value="4.32612643494607">
                <text:p>4.32612643494607</text:p>
              </table:table-cell>
              <table:table-cell office:value-type="float" office:value="1.38942938807287">
                <text:p>1.38942938807287</text:p>
              </table:table-cell>
            </table:table-row>
            <table:table-row>
              <table:table-cell office:value-type="float" office:value="7.77436972056592">
                <text:p>7.77436972056592</text:p>
              </table:table-cell>
              <table:table-cell office:value-type="float" office:value="7.77436972056592">
                <text:p>7.77436972056592</text:p>
              </table:table-cell>
              <table:table-cell office:value-type="float" office:value="3.81000762001524">
                <text:p>3.81000762001524</text:p>
              </table:table-cell>
              <table:table-cell office:value-type="float" office:value="2.79400558801118">
                <text:p>2.79400558801118</text:p>
              </table:table-cell>
              <table:table-cell office:value-type="float" office:value="1.22299916630807">
                <text:p>1.22299916630807</text:p>
              </table:table-cell>
              <table:table-cell office:value-type="float" office:value="1.39293380217825">
                <text:p>1.39293380217825</text:p>
              </table:table-cell>
            </table:table-row>
            <table:table-row>
              <table:table-cell office:value-type="float" office:value="7.83025411728997">
                <text:p>7.83025411728997</text:p>
              </table:table-cell>
              <table:table-cell office:value-type="float" office:value="7.83025411728997">
                <text:p>7.83025411728997</text:p>
              </table:table-cell>
              <table:table-cell office:value-type="float" office:value="3.88837376413534">
                <text:p>3.88837376413534</text:p>
              </table:table-cell>
              <table:table-cell office:value-type="float" office:value="2.79357177875863">
                <text:p>2.79357177875863</text:p>
              </table:table-cell>
              <table:table-cell office:value-type="float" office:value="-1.81810147384434">
                <text:p>-1.81810147384434</text:p>
              </table:table-cell>
              <table:table-cell office:value-type="float" office:value="1.41168964971935">
                <text:p>1.41168964971935</text:p>
              </table:table-cell>
            </table:table-row>
            <table:table-row>
              <table:table-cell office:value-type="float" office:value="7.88597109153323">
                <text:p>7.88597109153323</text:p>
              </table:table-cell>
              <table:table-cell office:value-type="float" office:value="7.88597109153323">
                <text:p>7.88597109153323</text:p>
              </table:table-cell>
              <table:table-cell office:value-type="float" office:value="3.96726026027971">
                <text:p>3.96726026027971</text:p>
              </table:table-cell>
              <table:table-cell office:value-type="float" office:value="2.78908912053756">
                <text:p>2.78908912053756</text:p>
              </table:table-cell>
              <table:table-cell office:value-type="float" office:value="-4.64715457283383">
                <text:p>-4.64715457283383</text:p>
              </table:table-cell>
              <table:table-cell office:value-type="float" office:value="1.42456469453812">
                <text:p>1.42456469453812</text:p>
              </table:table-cell>
            </table:table-row>
            <table:table-row>
              <table:table-cell office:value-type="float" office:value="7.94166584493001">
                <text:p>7.94166584493001</text:p>
              </table:table-cell>
              <table:table-cell office:value-type="float" office:value="7.94166584493001">
                <text:p>7.94166584493001</text:p>
              </table:table-cell>
              <table:table-cell office:value-type="float" office:value="4.04657037323789">
                <text:p>4.04657037323789</text:p>
              </table:table-cell>
              <table:table-cell office:value-type="float" office:value="2.78078606278474">
                <text:p>2.78078606278474</text:p>
              </table:table-cell>
              <table:table-cell office:value-type="float" office:value="-7.26755036930873">
                <text:p>-7.26755036930873</text:p>
              </table:table-cell>
              <table:table-cell office:value-type="float" office:value="1.43902842779371">
                <text:p>1.43902842779371</text:p>
              </table:table-cell>
            </table:table-row>
            <table:table-row>
              <table:table-cell office:value-type="float" office:value="7.99732225217537">
                <text:p>7.99732225217537</text:p>
              </table:table-cell>
              <table:table-cell office:value-type="float" office:value="7.99732225217537">
                <text:p>7.99732225217537</text:p>
              </table:table-cell>
              <table:table-cell office:value-type="float" office:value="4.12620736779942">
                <text:p>4.12620736779942</text:p>
              </table:table-cell>
              <table:table-cell office:value-type="float" office:value="2.76889105493697">
                <text:p>2.76889105493697</text:p>
              </table:table-cell>
              <table:table-cell office:value-type="float" office:value="-9.68590669473895">
                <text:p>-9.68590669473895</text:p>
              </table:table-cell>
              <table:table-cell office:value-type="float" office:value="1.45445497528626">
                <text:p>1.45445497528626</text:p>
              </table:table-cell>
            </table:table-row>
            <table:table-row>
              <table:table-cell office:value-type="float" office:value="8.0529237713993">
                <text:p>8.0529237713993</text:p>
              </table:table-cell>
              <table:table-cell office:value-type="float" office:value="8.0529237713993">
                <text:p>8.0529237713993</text:p>
              </table:table-cell>
              <table:table-cell office:value-type="float" office:value="4.20607450875384">
                <text:p>4.20607450875384</text:p>
              </table:table-cell>
              <table:table-cell office:value-type="float" office:value="2.75363254643104">
                <text:p>2.75363254643104</text:p>
              </table:table-cell>
              <table:table-cell office:value-type="float" office:value="-11.9109838122869">
                <text:p>-11.9109838122869</text:p>
              </table:table-cell>
              <table:table-cell office:value-type="float" office:value="1.47034413012515">
                <text:p>1.47034413012515</text:p>
              </table:table-cell>
            </table:table-row>
            <table:table-row>
              <table:table-cell office:value-type="float" office:value="8.1084512276669">
                <text:p>8.1084512276669</text:p>
              </table:table-cell>
              <table:table-cell office:value-type="float" office:value="8.1084512276669">
                <text:p>8.1084512276669</text:p>
              </table:table-cell>
              <table:table-cell office:value-type="float" office:value="4.2860750608907">
                <text:p>4.2860750608907</text:p>
              </table:table-cell>
              <table:table-cell office:value-type="float" office:value="2.73523898670372">
                <text:p>2.73523898670372</text:p>
              </table:table-cell>
              <table:table-cell office:value-type="float" office:value="-13.9527881525721">
                <text:p>-13.9527881525721</text:p>
              </table:table-cell>
              <table:table-cell office:value-type="float" office:value="1.48631308998658">
                <text:p>1.48631308998658</text:p>
              </table:table-cell>
            </table:table-row>
            <table:table-row>
              <table:table-cell office:value-type="float" office:value="8.16388097943377">
                <text:p>8.16388097943377</text:p>
              </table:table-cell>
              <table:table-cell office:value-type="float" office:value="8.16388097943377">
                <text:p>8.16388097943377</text:p>
              </table:table-cell>
              <table:table-cell office:value-type="float" office:value="4.36611228899954">
                <text:p>4.36611228899954</text:p>
              </table:table-cell>
              <table:table-cell office:value-type="float" office:value="2.71393882519182">
                <text:p>2.71393882519182</text:p>
              </table:table-cell>
              <table:table-cell office:value-type="float" office:value="-15.8218704251622">
                <text:p>-15.8218704251622</text:p>
              </table:table-cell>
              <table:table-cell office:value-type="float" office:value="1.50208321956013">
                <text:p>1.50208321956013</text:p>
              </table:table-cell>
            </table:table-row>
            <table:table-row>
              <table:table-cell office:value-type="float" office:value="8.21918353033981">
                <text:p>8.21918353033981</text:p>
              </table:table-cell>
              <table:table-cell office:value-type="float" office:value="8.21918353033981">
                <text:p>8.21918353033981</text:p>
              </table:table-cell>
              <table:table-cell office:value-type="float" office:value="4.44608945786991">
                <text:p>4.44608945786991</text:p>
              </table:table-cell>
              <table:table-cell office:value-type="float" office:value="2.68996051133211">
                <text:p>2.68996051133211</text:p>
              </table:table-cell>
              <table:table-cell office:value-type="float" office:value="-17.5288005653822">
                <text:p>-17.5288005653822</text:p>
              </table:table-cell>
              <table:table-cell office:value-type="float" office:value="1.51746478284164">
                <text:p>1.51746478284164</text:p>
              </table:table-cell>
            </table:table-row>
            <table:table-row>
              <table:table-cell office:value-type="float" office:value="8.27432256987104">
                <text:p>8.27432256987104</text:p>
              </table:table-cell>
              <table:table-cell office:value-type="float" office:value="8.27432256987104">
                <text:p>8.27432256987104</text:p>
              </table:table-cell>
              <table:table-cell office:value-type="float" office:value="4.52590983229133">
                <text:p>4.52590983229133</text:p>
              </table:table-cell>
              <table:table-cell office:value-type="float" office:value="2.66353249456139">
                <text:p>2.66353249456139</text:p>
              </table:table-cell>
              <table:table-cell office:value-type="float" office:value="-19.0837911971666">
                <text:p>-19.0837911971666</text:p>
              </table:table-cell>
              <table:table-cell office:value-type="float" office:value="1.5323416891765">
                <text:p>1.5323416891765</text:p>
              </table:table-cell>
            </table:table-row>
            <table:table-row>
              <table:table-cell office:value-type="float" office:value="8.32925438499906">
                <text:p>8.32925438499906</text:p>
              </table:table-cell>
              <table:table-cell office:value-type="float" office:value="8.32925438499906">
                <text:p>8.32925438499906</text:p>
              </table:table-cell>
              <table:table-cell office:value-type="float" office:value="4.60547667705336">
                <text:p>4.60547667705336</text:p>
              </table:table-cell>
              <table:table-cell office:value-type="float" office:value="2.63488322431644">
                <text:p>2.63488322431644</text:p>
              </table:table-cell>
              <table:table-cell office:value-type="float" office:value="-20.4964385861483">
                <text:p>-20.4964385861483</text:p>
              </table:table-cell>
              <table:table-cell office:value-type="float" office:value="1.54665754532004">
                <text:p>1.54665754532004</text:p>
              </table:table-cell>
            </table:table-row>
            <table:table-row>
              <table:table-cell office:value-type="float" office:value="8.38392756865377">
                <text:p>8.38392756865377</text:p>
              </table:table-cell>
              <table:table-cell office:value-type="float" office:value="8.38392756865377">
                <text:p>8.38392756865377</text:p>
              </table:table-cell>
              <table:table-cell office:value-type="float" office:value="4.68469325694553">
                <text:p>4.68469325694553</text:p>
              </table:table-cell>
              <table:table-cell office:value-type="float" office:value="2.60424115003405">
                <text:p>2.60424115003405</text:p>
              </table:table-cell>
              <table:table-cell office:value-type="float" office:value="-21.7755519142041">
                <text:p>-21.7755519142041</text:p>
              </table:table-cell>
              <table:table-cell office:value-type="float" office:value="1.56040373265636">
                <text:p>1.56040373265636</text:p>
              </table:table-cell>
            </table:table-row>
            <table:table-row>
              <table:table-cell office:value-type="float" office:value="8.43828294970077">
                <text:p>8.43828294970077</text:p>
              </table:table-cell>
              <table:table-cell office:value-type="float" office:value="8.43828294970077">
                <text:p>8.43828294970077</text:p>
              </table:table-cell>
              <table:table-cell office:value-type="float" office:value="4.7634628367574">
                <text:p>4.7634628367574</text:p>
              </table:table-cell>
              <table:table-cell office:value-type="float" office:value="2.57183472115102">
                <text:p>2.57183472115102</text:p>
              </table:table-cell>
              <table:table-cell office:value-type="float" office:value="-22.9290456409054">
                <text:p>-22.9290456409054</text:p>
              </table:table-cell>
              <table:table-cell office:value-type="float" office:value="1.57360983096852">
                <text:p>1.57360983096852</text:p>
              </table:table-cell>
            </table:table-row>
            <table:table-row>
              <table:table-cell office:value-type="float" office:value="8.49225367572395">
                <text:p>8.49225367572395</text:p>
              </table:table-cell>
              <table:table-cell office:value-type="float" office:value="8.49225367572395">
                <text:p>8.49225367572395</text:p>
              </table:table-cell>
              <table:table-cell office:value-type="float" office:value="4.84168868127849">
                <text:p>4.84168868127849</text:p>
              </table:table-cell>
              <table:table-cell office:value-type="float" office:value="2.53789238710412">
                <text:p>2.53789238710412</text:p>
              </table:table-cell>
              <table:table-cell office:value-type="float" office:value="-23.9638741808928">
                <text:p>-23.9638741808928</text:p>
              </table:table-cell>
              <table:table-cell office:value-type="float" office:value="1.58633646575898">
                <text:p>1.58633646575898</text:p>
              </table:table-cell>
            </table:table-row>
            <table:table-row>
              <table:table-cell office:value-type="float" office:value="8.54576538962912">
                <text:p>8.54576538962912</text:p>
              </table:table-cell>
              <table:table-cell office:value-type="float" office:value="8.54576538962912">
                <text:p>8.54576538962912</text:p>
              </table:table-cell>
              <table:table-cell office:value-type="float" office:value="4.91927405529836">
                <text:p>4.91927405529836</text:p>
              </table:table-cell>
              <table:table-cell office:value-type="float" office:value="2.50264259733015">
                <text:p>2.50264259733015</text:p>
              </table:table-cell>
              <table:table-cell office:value-type="float" office:value="-24.88599226957">
                <text:p>-24.88599226957</text:p>
              </table:table-cell>
              <table:table-cell office:value-type="float" office:value="1.59867053606677">
                <text:p>1.59867053606677</text:p>
              </table:table-cell>
            </table:table-row>
            <table:table-row>
              <table:table-cell office:value-type="float" office:value="8.5987364510671">
                <text:p>8.5987364510671</text:p>
              </table:table-cell>
              <table:table-cell office:value-type="float" office:value="8.5987364510671">
                <text:p>8.5987364510671</text:p>
              </table:table-cell>
              <table:table-cell office:value-type="float" office:value="4.99612222360655">
                <text:p>4.99612222360655</text:p>
              </table:table-cell>
              <table:table-cell office:value-type="float" office:value="2.4663138012659">
                <text:p>2.4663138012659</text:p>
              </table:table-cell>
              <table:table-cell office:value-type="float" office:value="-25.7003278162106">
                <text:p>-25.7003278162106</text:p>
              </table:table-cell>
              <table:table-cell office:value-type="float" office:value="1.61072275669881">
                <text:p>1.61072275669881</text:p>
              </table:table-cell>
            </table:table-row>
            <table:table-row>
              <table:table-cell office:value-type="float" office:value="8.65107816239332">
                <text:p>8.65107816239332</text:p>
              </table:table-cell>
              <table:table-cell office:value-type="float" office:value="8.65107816239332">
                <text:p>8.65107816239332</text:p>
              </table:table-cell>
              <table:table-cell office:value-type="float" office:value="5.07213645099259">
                <text:p>5.07213645099259</text:p>
              </table:table-cell>
              <table:table-cell office:value-type="float" office:value="2.42913444834814">
                <text:p>2.42913444834814</text:p>
              </table:table-cell>
              <table:table-cell office:value-type="float" office:value="-26.4107566168082">
                <text:p>-26.4107566168082</text:p>
              </table:table-cell>
              <table:table-cell office:value-type="float" office:value="1.62262750268217">
                <text:p>1.62262750268217</text:p>
              </table:table-cell>
            </table:table-row>
            <table:table-row>
              <table:table-cell office:value-type="float" office:value="8.70269496559847">
                <text:p>8.70269496559847</text:p>
              </table:table-cell>
              <table:table-cell office:value-type="float" office:value="8.70269496559847">
                <text:p>8.70269496559847</text:p>
              </table:table-cell>
              <table:table-cell office:value-type="float" office:value="5.14722000224604">
                <text:p>5.14722000224604</text:p>
              </table:table-cell>
              <table:table-cell office:value-type="float" office:value="2.39133298801368">
                <text:p>2.39133298801368</text:p>
              </table:table-cell>
              <table:table-cell office:value-type="float" office:value="-27.0200700080285">
                <text:p>-27.0200700080285</text:p>
              </table:table-cell>
              <table:table-cell office:value-type="float" office:value="1.6345450650111">
                <text:p>1.6345450650111</text:p>
              </table:table-cell>
            </table:table-row>
            <table:table-row>
              <table:table-cell office:value-type="float" office:value="8.75348458106456">
                <text:p>8.75348458106456</text:p>
              </table:table-cell>
              <table:table-cell office:value-type="float" office:value="8.75348458106456">
                <text:p>8.75348458106456</text:p>
              </table:table-cell>
              <table:table-cell office:value-type="float" office:value="5.22127614215642">
                <text:p>5.22127614215642</text:p>
              </table:table-cell>
              <table:table-cell office:value-type="float" office:value="2.3531378696993">
                <text:p>2.3531378696993</text:p>
              </table:table-cell>
              <table:table-cell office:value-type="float" office:value="-27.5299274183952">
                <text:p>-27.5299274183952</text:p>
              </table:table-cell>
              <table:table-cell office:value-type="float" office:value="1.64666661910549">
                <text:p>1.64666661910549</text:p>
              </table:table-cell>
            </table:table-row>
            <table:table-row>
              <table:table-cell office:value-type="float" office:value="8.803338061027">
                <text:p>8.803338061027</text:p>
              </table:table-cell>
              <table:table-cell office:value-type="float" office:value="8.803338061027">
                <text:p>8.803338061027</text:p>
              </table:table-cell>
              <table:table-cell office:value-type="float" office:value="5.2942081355133">
                <text:p>5.2942081355133</text:p>
              </table:table-cell>
              <table:table-cell office:value-type="float" office:value="2.31477754284179">
                <text:p>2.31477754284179</text:p>
              </table:table-cell>
              <table:table-cell office:value-type="float" office:value="-27.9407858310438">
                <text:p>-27.9407858310438</text:p>
              </table:table-cell>
              <table:table-cell office:value-type="float" office:value="1.65922249146743">
                <text:p>1.65922249146743</text:p>
              </table:table-cell>
            </table:table-row>
            <table:table-row>
              <table:table-cell office:value-type="float" office:value="8.85213973022626">
                <text:p>8.85213973022626</text:p>
              </table:table-cell>
              <table:table-cell office:value-type="float" office:value="8.85213973022626">
                <text:p>8.85213973022626</text:p>
              </table:table-cell>
              <table:table-cell office:value-type="float" office:value="5.36591924710619">
                <text:p>5.36591924710619</text:p>
              </table:table-cell>
              <table:table-cell office:value-type="float" office:value="2.27648045687793">
                <text:p>2.27648045687793</text:p>
              </table:table-cell>
              <table:table-cell office:value-type="float" office:value="-28.2517973844617">
                <text:p>-28.2517973844617</text:p>
              </table:table-cell>
              <table:table-cell office:value-type="float" office:value="1.67249473034652">
                <text:p>1.67249473034652</text:p>
              </table:table-cell>
            </table:table-row>
            <table:table-row>
              <table:table-cell office:value-type="float" office:value="8.89976698337216">
                <text:p>8.89976698337216</text:p>
              </table:table-cell>
              <table:table-cell office:value-type="float" office:value="8.89976698337216">
                <text:p>8.89976698337216</text:p>
              </table:table-cell>
              <table:table-cell office:value-type="float" office:value="5.43631274172466">
                <text:p>5.43631274172466</text:p>
              </table:table-cell>
              <table:table-cell office:value-type="float" office:value="2.23847506124451">
                <text:p>2.23847506124451</text:p>
              </table:table-cell>
              <table:table-cell office:value-type="float" office:value="-28.4606645985674">
                <text:p>-28.4606645985674</text:p>
              </table:table-cell>
              <table:table-cell office:value-type="float" office:value="1.68683562457945">
                <text:p>1.68683562457945</text:p>
              </table:table-cell>
            </table:table-row>
            <table:table-row>
              <table:table-cell office:value-type="float" office:value="8.94608990368616">
                <text:p>8.94608990368616</text:p>
              </table:table-cell>
              <table:table-cell office:value-type="float" office:value="8.94608990368616">
                <text:p>8.94608990368616</text:p>
              </table:table-cell>
              <table:table-cell office:value-type="float" office:value="5.50529188415824">
                <text:p>5.50529188415824</text:p>
              </table:table-cell>
              <table:table-cell office:value-type="float" office:value="2.20098980537833">
                <text:p>2.20098980537833</text:p>
              </table:table-cell>
              <table:table-cell office:value-type="float" office:value="-28.5634398118766">
                <text:p>-28.5634398118766</text:p>
              </table:table-cell>
              <table:table-cell office:value-type="float" office:value="1.70269481572288">
                <text:p>1.70269481572288</text:p>
              </table:table-cell>
            </table:table-row>
            <table:table-row>
              <table:table-cell office:value-type="float" office:value="8.99125023276768">
                <text:p>8.99125023276768</text:p>
              </table:table-cell>
              <table:table-cell office:value-type="float" office:value="8.99125023276768">
                <text:p>8.99125023276768</text:p>
              </table:table-cell>
              <table:table-cell office:value-type="float" office:value="5.57275993919647">
                <text:p>5.57275993919647</text:p>
              </table:table-cell>
              <table:table-cell office:value-type="float" office:value="2.16425313871616">
                <text:p>2.16425313871616</text:p>
              </table:table-cell>
              <table:table-cell office:value-type="float" office:value="-28.5542509920221">
                <text:p>-28.5542509920221</text:p>
              </table:table-cell>
              <table:table-cell office:value-type="float" office:value="1.69946633338479">
                <text:p>1.69946633338479</text:p>
              </table:table-cell>
            </table:table-row>
            <table:table-row>
              <table:table-cell office:value-type="float" office:value="9.03560747035837">
                <text:p>9.03560747035837</text:p>
              </table:table-cell>
              <table:table-cell office:value-type="float" office:value="9.03560747035837">
                <text:p>9.03560747035837</text:p>
              </table:table-cell>
              <table:table-cell office:value-type="float" office:value="5.63862017162889">
                <text:p>5.63862017162889</text:p>
              </table:table-cell>
              <table:table-cell office:value-type="float" office:value="2.12849351069481">
                <text:p>2.12849351069481</text:p>
              </table:table-cell>
              <table:table-cell office:value-type="float" office:value="-28.4249295684229">
                <text:p>-28.4249295684229</text:p>
              </table:table-cell>
              <table:table-cell office:value-type="float" office:value="1.67955919440188">
                <text:p>1.67955919440188</text:p>
              </table:table-cell>
            </table:table-row>
            <table:table-row>
              <table:table-cell office:value-type="float" office:value="9.0792867587298">
                <text:p>9.0792867587298</text:p>
              </table:table-cell>
              <table:table-cell office:value-type="float" office:value="9.0792867587298">
                <text:p>9.0792867587298</text:p>
              </table:table-cell>
              <table:table-cell office:value-type="float" office:value="5.70277584624505">
                <text:p>5.70277584624505</text:p>
              </table:table-cell>
              <table:table-cell office:value-type="float" office:value="2.09393937075105">
                <text:p>2.09393937075105</text:p>
              </table:table-cell>
              <table:table-cell office:value-type="float" office:value="-28.1645064665082">
                <text:p>-28.1645064665082</text:p>
              </table:table-cell>
              <table:table-cell office:value-type="float" office:value="1.65700292254897">
                <text:p>1.65700292254897</text:p>
              </table:table-cell>
            </table:table-row>
            <table:table-row>
              <table:table-cell office:value-type="float" office:value="9.12223350150048">
                <text:p>9.12223350150048</text:p>
              </table:table-cell>
              <table:table-cell office:value-type="float" office:value="9.12223350150048">
                <text:p>9.12223350150048</text:p>
              </table:table-cell>
              <table:table-cell office:value-type="float" office:value="5.7651302278345">
                <text:p>5.7651302278345</text:p>
              </table:table-cell>
              <table:table-cell office:value-type="float" office:value="2.06081916832167">
                <text:p>2.06081916832167</text:p>
              </table:table-cell>
              <table:table-cell office:value-type="float" office:value="-27.7585288087678">
                <text:p>-27.7585288087678</text:p>
              </table:table-cell>
              <table:table-cell office:value-type="float" office:value="1.63100665532496">
                <text:p>1.63100665532496</text:p>
              </table:table-cell>
            </table:table-row>
            <table:table-row>
              <table:table-cell office:value-type="float" office:value="9.164411418328">
                <text:p>9.164411418328</text:p>
              </table:table-cell>
              <table:table-cell office:value-type="float" office:value="9.164411418328">
                <text:p>9.164411418328</text:p>
              </table:table-cell>
              <table:table-cell office:value-type="float" office:value="5.82558658118676">
                <text:p>5.82558658118676</text:p>
              </table:table-cell>
              <table:table-cell office:value-type="float" office:value="2.02936135284347">
                <text:p>2.02936135284347</text:p>
              </table:table-cell>
              <table:table-cell office:value-type="float" office:value="-27.1881299183099">
                <text:p>-27.1881299183099</text:p>
              </table:table-cell>
              <table:table-cell office:value-type="float" office:value="1.60059173791027">
                <text:p>1.60059173791027</text:p>
              </table:table-cell>
            </table:table-row>
            <table:table-row>
              <table:table-cell office:value-type="float" office:value="9.20580801703988">
                <text:p>9.20580801703988</text:p>
              </table:table-cell>
              <table:table-cell office:value-type="float" office:value="9.20580801703988">
                <text:p>9.20580801703988</text:p>
              </table:table-cell>
              <table:table-cell office:value-type="float" office:value="5.88404817109139">
                <text:p>5.88404817109139</text:p>
              </table:table-cell>
              <table:table-cell office:value-type="float" office:value="1.99979437375323">
                <text:p>1.99979437375323</text:p>
              </table:table-cell>
              <table:table-cell office:value-type="float" office:value="-26.4287567088593">
                <text:p>-26.4287567088593</text:p>
              </table:table-cell>
              <table:table-cell office:value-type="float" office:value="1.56455142690386">
                <text:p>1.56455142690386</text:p>
              </table:table-cell>
            </table:table-row>
            <table:table-row>
              <table:table-cell office:value-type="float" office:value="9.28649706845006">
                <text:p>9.28649706845006</text:p>
              </table:table-cell>
              <table:table-cell office:value-type="float" office:value="9.28649706845006">
                <text:p>9.28649706845006</text:p>
              </table:table-cell>
              <table:table-cell office:value-type="float" office:value="5.99460011971591">
                <text:p>5.99460011971591</text:p>
              </table:table-cell>
              <table:table-cell office:value-type="float" office:value="1.94724672248377">
                <text:p>1.94724672248377</text:p>
              </table:table-cell>
              <table:table-cell office:value-type="float" office:value="-24.2052606962532">
                <text:p>-24.2052606962532</text:p>
              </table:table-cell>
              <table:table-cell office:value-type="float" office:value="1.4694418640562">
                <text:p>1.4694418640562</text:p>
              </table:table-cell>
            </table:table-row>
            <table:table-row>
              <table:table-cell office:value-type="float" office:value="9.36495456781463">
                <text:p>9.36495456781463</text:p>
              </table:table-cell>
              <table:table-cell office:value-type="float" office:value="9.36495456781463">
                <text:p>9.36495456781463</text:p>
              </table:table-cell>
              <table:table-cell office:value-type="float" office:value="6.09601219202439">
                <text:p>6.09601219202439</text:p>
              </table:table-cell>
              <table:table-cell office:value-type="float" office:value="1.90500381000762">
                <text:p>1.90500381000762</text:p>
              </table:table-cell>
              <table:table-cell office:value-type="float" office:value="-20.692330742073">
                <text:p>-20.692330742073</text:p>
              </table:table-cell>
              <table:table-cell office:value-type="float" office:value="1.33101492230185">
                <text:p>1.33101492230185</text:p>
              </table:table-cell>
            </table:table-row>
            <table:table-row>
              <table:table-cell office:value-type="float" office:value="9.44030769485599">
                <text:p>9.44030769485599</text:p>
              </table:table-cell>
              <table:table-cell office:value-type="float" office:value="9.44030769485599">
                <text:p>9.44030769485599</text:p>
              </table:table-cell>
              <table:table-cell office:value-type="float" office:value="6.1877580451515">
                <text:p>6.1877580451515</text:p>
              </table:table-cell>
              <table:table-cell office:value-type="float" office:value="1.87444502013996">
                <text:p>1.87444502013996</text:p>
              </table:table-cell>
              <table:table-cell office:value-type="float" office:value="-15.8937965559586">
                <text:p>-15.8937965559586</text:p>
              </table:table-cell>
              <table:table-cell office:value-type="float" office:value="1.23560182400455">
                <text:p>1.23560182400455</text:p>
              </table:table-cell>
            </table:table-row>
            <table:table-row>
              <table:table-cell office:value-type="float" office:value="9.47648838845513">
                <text:p>9.47648838845513</text:p>
              </table:table-cell>
              <table:table-cell office:value-type="float" office:value="9.47648838845513">
                <text:p>9.47648838845513</text:p>
              </table:table-cell>
              <table:table-cell office:value-type="float" office:value="6.23013560972341">
                <text:p>6.23013560972341</text:p>
              </table:table-cell>
              <table:table-cell office:value-type="float" office:value="1.86344597725763">
                <text:p>1.86344597725763</text:p>
              </table:table-cell>
              <table:table-cell office:value-type="float" office:value="-13.133367391616">
                <text:p>-13.133367391616</text:p>
              </table:table-cell>
              <table:table-cell office:value-type="float" office:value="1.18456715888227">
                <text:p>1.18456715888227</text:p>
              </table:table-cell>
            </table:table-row>
            <table:table-row>
              <table:table-cell office:value-type="float" office:value="9.51188242900134">
                <text:p>9.51188242900134</text:p>
              </table:table-cell>
              <table:table-cell office:value-type="float" office:value="9.51188242900134">
                <text:p>9.51188242900134</text:p>
              </table:table-cell>
              <table:table-cell office:value-type="float" office:value="6.27030149150529">
                <text:p>6.27030149150529</text:p>
              </table:table-cell>
              <table:table-cell office:value-type="float" office:value="1.85515688997958">
                <text:p>1.85515688997958</text:p>
              </table:table-cell>
              <table:table-cell office:value-type="float" office:value="-10.1100581530118">
                <text:p>-10.1100581530118</text:p>
              </table:table-cell>
              <table:table-cell office:value-type="float" office:value="1.13290088647958">
                <text:p>1.13290088647958</text:p>
              </table:table-cell>
            </table:table-row>
            <table:table-row>
              <table:table-cell office:value-type="float" office:value="9.54661269487334">
                <text:p>9.54661269487334</text:p>
              </table:table-cell>
              <table:table-cell office:value-type="float" office:value="9.54661269487334">
                <text:p>9.54661269487334</text:p>
              </table:table-cell>
              <table:table-cell office:value-type="float" office:value="6.30834460940043">
                <text:p>6.30834460940043</text:p>
              </table:table-cell>
              <table:table-cell office:value-type="float" office:value="1.84947004898325">
                <text:p>1.84947004898325</text:p>
              </table:table-cell>
              <table:table-cell office:value-type="float" office:value="-6.8126403664591">
                <text:p>-6.8126403664591</text:p>
              </table:table-cell>
              <table:table-cell office:value-type="float" office:value="1.0822169517084">
                <text:p>1.0822169517084</text:p>
              </table:table-cell>
            </table:table-row>
            <table:table-row>
              <table:table-cell office:value-type="float" office:value="9.58077123464906">
                <text:p>9.58077123464906</text:p>
              </table:table-cell>
              <table:table-cell office:value-type="float" office:value="9.58077123464906">
                <text:p>9.58077123464906</text:p>
              </table:table-cell>
              <table:table-cell office:value-type="float" office:value="6.34435388231212">
                <text:p>6.34435388231212</text:p>
              </table:table-cell>
              <table:table-cell office:value-type="float" office:value="1.84627774494612">
                <text:p>1.84627774494612</text:p>
              </table:table-cell>
              <table:table-cell office:value-type="float" office:value="-3.23735503143889">
                <text:p>-3.23735503143889</text:p>
              </table:table-cell>
              <table:table-cell office:value-type="float" office:value="1.03441325099325">
                <text:p>1.03441325099325</text:p>
              </table:table-cell>
            </table:table-row>
            <table:table-row>
              <table:table-cell office:value-type="float" office:value="9.61447997355498">
                <text:p>9.61447997355498</text:p>
              </table:table-cell>
              <table:table-cell office:value-type="float" office:value="9.61447997355498">
                <text:p>9.61447997355498</text:p>
              </table:table-cell>
              <table:table-cell office:value-type="float" office:value="6.37841822914367">
                <text:p>6.37841822914367</text:p>
              </table:table-cell>
              <table:table-cell office:value-type="float" office:value="1.84547226854564">
                <text:p>1.84547226854564</text:p>
              </table:table-cell>
              <table:table-cell office:value-type="float" office:value="0.608949066253814">
                <text:p>0.608949066253814</text:p>
              </table:table-cell>
              <table:table-cell office:value-type="float" office:value="0.987250545760335">
                <text:p>0.987250545760335</text:p>
              </table:table-cell>
            </table:table-row>
            <table:table-row>
              <table:table-cell office:value-type="float" office:value="9.64822080441394">
                <text:p>9.64822080441394</text:p>
              </table:table-cell>
              <table:table-cell office:value-type="float" office:value="9.64822080441394">
                <text:p>9.64822080441394</text:p>
              </table:table-cell>
              <table:table-cell office:value-type="float" office:value="6.41062656879837">
                <text:p>6.41062656879837</text:p>
              </table:table-cell>
              <table:table-cell office:value-type="float" office:value="1.84694591045926">
                <text:p>1.84694591045926</text:p>
              </table:table-cell>
              <table:table-cell office:value-type="float" office:value="4.70572448167427">
                <text:p>4.70572448167427</text:p>
              </table:table-cell>
              <table:table-cell office:value-type="float" office:value="0.923907732983535">
                <text:p>0.923907732983535</text:p>
              </table:table-cell>
            </table:table-row>
            <table:table-row>
              <table:table-cell office:value-type="float" office:value="9.68238743399517">
                <text:p>9.68238743399517</text:p>
              </table:table-cell>
              <table:table-cell office:value-type="float" office:value="9.68238743399517">
                <text:p>9.68238743399517</text:p>
              </table:table-cell>
              <table:table-cell office:value-type="float" office:value="6.44106782017952">
                <text:p>6.44106782017952</text:p>
              </table:table-cell>
              <table:table-cell office:value-type="float" office:value="1.85059096136445">
                <text:p>1.85059096136445</text:p>
              </table:table-cell>
              <table:table-cell office:value-type="float" office:value="9.01639087864307">
                <text:p>9.01639087864307</text:p>
              </table:table-cell>
              <table:table-cell office:value-type="float" office:value="0.870750107378339">
                <text:p>0.870750107378339</text:p>
              </table:table-cell>
            </table:table-row>
            <table:table-row>
              <table:table-cell office:value-type="float" office:value="9.71688431787258">
                <text:p>9.71688431787258</text:p>
              </table:table-cell>
              <table:table-cell office:value-type="float" office:value="9.71688431787258">
                <text:p>9.71688431787258</text:p>
              </table:table-cell>
              <table:table-cell office:value-type="float" office:value="6.46983090219041">
                <text:p>6.46983090219041</text:p>
              </table:table-cell>
              <table:table-cell office:value-type="float" office:value="1.85629971193867">
                <text:p>1.85629971193867</text:p>
              </table:table-cell>
              <table:table-cell office:value-type="float" office:value="13.4876405838403">
                <text:p>13.4876405838403</text:p>
              </table:table-cell>
              <table:table-cell office:value-type="float" office:value="0.829353133478975">
                <text:p>0.829353133478975</text:p>
              </table:table-cell>
            </table:table-row>
            <table:table-row>
              <table:table-cell office:value-type="float" office:value="9.75152941399672">
                <text:p>9.75152941399672</text:p>
              </table:table-cell>
              <table:table-cell office:value-type="float" office:value="9.75152941399672">
                <text:p>9.75152941399672</text:p>
              </table:table-cell>
              <table:table-cell office:value-type="float" office:value="6.49700473373434">
                <text:p>6.49700473373434</text:p>
              </table:table-cell>
              <table:table-cell office:value-type="float" office:value="1.86396445285936">
                <text:p>1.86396445285936</text:p>
              </table:table-cell>
              <table:table-cell office:value-type="float" office:value="18.0511619468506">
                <text:p>18.0511619468506</text:p>
              </table:table-cell>
              <table:table-cell office:value-type="float" office:value="0.80055241508858">
                <text:p>0.80055241508858</text:p>
              </table:table-cell>
            </table:table-row>
            <table:table-row>
              <table:table-cell office:value-type="float" office:value="9.786074606444">
                <text:p>9.786074606444</text:p>
              </table:table-cell>
              <table:table-cell office:value-type="float" office:value="9.786074606444">
                <text:p>9.786074606444</text:p>
              </table:table-cell>
              <table:table-cell office:value-type="float" office:value="6.5226782337146">
                <text:p>6.5226782337146</text:p>
              </table:table-cell>
              <table:table-cell office:value-type="float" office:value="1.87347747480399">
                <text:p>1.87347747480399</text:p>
              </table:table-cell>
              <table:table-cell office:value-type="float" office:value="22.6280560959048">
                <text:p>22.6280560959048</text:p>
              </table:table-cell>
              <table:table-cell office:value-type="float" office:value="0.784577105889773">
                <text:p>0.784577105889773</text:p>
              </table:table-cell>
            </table:table-row>
            <table:table-row>
              <table:table-cell office:value-type="float" office:value="9.82023644922208">
                <text:p>9.82023644922208</text:p>
              </table:table-cell>
              <table:table-cell office:value-type="float" office:value="9.82023644922208">
                <text:p>9.82023644922208</text:p>
              </table:table-cell>
              <table:table-cell office:value-type="float" office:value="6.54694032103451">
                <text:p>6.54694032103451</text:p>
              </table:table-cell>
              <table:table-cell office:value-type="float" office:value="1.88473106845002">
                <text:p>1.88473106845002</text:p>
              </table:table-cell>
              <table:table-cell office:value-type="float" office:value="27.135410543949">
                <text:p>27.135410543949</text:p>
              </table:table-cell>
              <table:table-cell office:value-type="float" office:value="0.781201901689594">
                <text:p>0.781201901689594</text:p>
              </table:table-cell>
            </table:table-row>
            <table:table-row>
              <table:table-cell office:value-type="float" office:value="9.8537310133967">
                <text:p>9.8537310133967</text:p>
              </table:table-cell>
              <table:table-cell office:value-type="float" office:value="9.8537310133967">
                <text:p>9.8537310133967</text:p>
              </table:table-cell>
              <table:table-cell office:value-type="float" office:value="6.56987991459734">
                <text:p>6.56987991459734</text:p>
              </table:table-cell>
              <table:table-cell office:value-type="float" office:value="1.89761752447491">
                <text:p>1.89761752447491</text:p>
              </table:table-cell>
              <table:table-cell office:value-type="float" office:value="31.4937117542932">
                <text:p>31.4937117542932</text:p>
              </table:table-cell>
              <table:table-cell office:value-type="float" office:value="0.789878262426108">
                <text:p>0.789878262426108</text:p>
              </table:table-cell>
            </table:table-row>
            <table:table-row>
              <table:table-cell office:value-type="float" office:value="9.88630525415068">
                <text:p>9.88630525415068</text:p>
              </table:table-cell>
              <table:table-cell office:value-type="float" office:value="9.88630525415068">
                <text:p>9.88630525415068</text:p>
              </table:table-cell>
              <table:table-cell office:value-type="float" office:value="6.5915859333064">
                <text:p>6.5915859333064</text:p>
              </table:table-cell>
              <table:table-cell office:value-type="float" office:value="1.9120291335561">
                <text:p>1.9120291335561</text:p>
              </table:table-cell>
              <table:table-cell office:value-type="float" office:value="35.6334484658355">
                <text:p>35.6334484658355</text:p>
              </table:table-cell>
              <table:table-cell office:value-type="float" office:value="0.809831655308685">
                <text:p>0.809831655308685</text:p>
              </table:table-cell>
            </table:table-row>
            <table:table-row>
              <table:table-cell office:value-type="float" office:value="9.91775880950301">
                <text:p>9.91775880950301</text:p>
              </table:table-cell>
              <table:table-cell office:value-type="float" office:value="9.91775880950301">
                <text:p>9.91775880950301</text:p>
              </table:table-cell>
              <table:table-cell office:value-type="float" office:value="6.61214729606498">
                <text:p>6.61214729606498</text:p>
              </table:table-cell>
              <table:table-cell office:value-type="float" office:value="1.92785818637107">
                <text:p>1.92785818637107</text:p>
              </table:table-cell>
              <table:table-cell office:value-type="float" office:value="39.4995737226125">
                <text:p>39.4995737226125</text:p>
              </table:table-cell>
              <table:table-cell office:value-type="float" office:value="0.840129682530477">
                <text:p>0.840129682530477</text:p>
              </table:table-cell>
            </table:table-row>
            <table:table-row>
              <table:table-cell office:value-type="float" office:value="9.94795364820316">
                <text:p>9.94795364820316</text:p>
              </table:table-cell>
              <table:table-cell office:value-type="float" office:value="9.94795364820316">
                <text:p>9.94795364820316</text:p>
              </table:table-cell>
              <table:table-cell office:value-type="float" office:value="6.63165292177638">
                <text:p>6.63165292177638</text:p>
              </table:table-cell>
              <table:table-cell office:value-type="float" office:value="1.94499697359727">
                <text:p>1.94499697359727</text:p>
              </table:table-cell>
              <table:table-cell office:value-type="float" office:value="43.0532688620761">
                <text:p>43.0532688620761</text:p>
              </table:table-cell>
              <table:table-cell office:value-type="float" office:value="0.879734131966705">
                <text:p>0.879734131966705</text:p>
              </table:table-cell>
            </table:table-row>
            <table:table-row>
              <table:table-cell office:value-type="float" office:value="9.97681264157721">
                <text:p>9.97681264157721</text:p>
              </table:table-cell>
              <table:table-cell office:value-type="float" office:value="9.97681264157721">
                <text:p>9.97681264157721</text:p>
              </table:table-cell>
              <table:table-cell office:value-type="float" office:value="6.6501917293439">
                <text:p>6.6501917293439</text:p>
              </table:table-cell>
              <table:table-cell office:value-type="float" office:value="1.96333778591215">
                <text:p>1.96333778591215</text:p>
              </table:table-cell>
              <table:table-cell office:value-type="float" office:value="46.2712686763674">
                <text:p>46.2712686763674</text:p>
              </table:table-cell>
              <table:table-cell office:value-type="float" office:value="0.92755032762502">
                <text:p>0.92755032762502</text:p>
              </table:table-cell>
            </table:table-row>
            <table:table-row>
              <table:table-cell office:value-type="float" office:value="10.0043104278792">
                <text:p>10.0043104278792</text:p>
              </table:table-cell>
              <table:table-cell office:value-type="float" office:value="10.0043104278792">
                <text:p>10.0043104278792</text:p>
              </table:table-cell>
              <table:table-cell office:value-type="float" office:value="6.66785263767083">
                <text:p>6.66785263767083</text:p>
              </table:table-cell>
              <table:table-cell office:value-type="float" office:value="1.98277291399318">
                <text:p>1.98277291399318</text:p>
              </table:table-cell>
              <table:table-cell office:value-type="float" office:value="49.1435184251174">
                <text:p>49.1435184251174</text:p>
              </table:table-cell>
              <table:table-cell office:value-type="float" office:value="0.982482933116896">
                <text:p>0.982482933116896</text:p>
              </table:table-cell>
            </table:table-row>
            <table:table-row>
              <table:table-cell office:value-type="float" office:value="10.0304604726279">
                <text:p>10.0304604726279</text:p>
              </table:table-cell>
              <table:table-cell office:value-type="float" office:value="10.0304604726279">
                <text:p>10.0304604726279</text:p>
              </table:table-cell>
              <table:table-cell office:value-type="float" office:value="6.68472456566047">
                <text:p>6.68472456566047</text:p>
              </table:table-cell>
              <table:table-cell office:value-type="float" office:value="2.00319464851781">
                <text:p>2.00319464851781</text:p>
              </table:table-cell>
              <table:table-cell office:value-type="float" office:value="51.6700467654994">
                <text:p>51.6700467654994</text:p>
              </table:table-cell>
              <table:table-cell office:value-type="float" office:value="1.043501681668">
                <text:p>1.043501681668</text:p>
              </table:table-cell>
            </table:table-row>
            <table:table-row>
              <table:table-cell office:value-type="float" office:value="10.0787899650532">
                <text:p>10.0787899650532</text:p>
              </table:table-cell>
              <table:table-cell office:value-type="float" office:value="10.0787899650532">
                <text:p>10.0787899650532</text:p>
              </table:table-cell>
              <table:table-cell office:value-type="float" office:value="6.71645715624106">
                <text:p>6.71645715624106</text:p>
              </table:table-cell>
              <table:table-cell office:value-type="float" office:value="2.04656709960772">
                <text:p>2.04656709960772</text:p>
              </table:table-cell>
              <table:table-cell office:value-type="float" office:value="55.7176604756526">
                <text:p>55.7176604756526</text:p>
              </table:table-cell>
              <table:table-cell office:value-type="float" office:value="1.18045278523444">
                <text:p>1.18045278523444</text:p>
              </table:table-cell>
            </table:table-row>
            <table:table-row>
              <table:table-cell office:value-type="float" office:value="10.1223287333566">
                <text:p>10.1223287333566</text:p>
              </table:table-cell>
              <table:table-cell office:value-type="float" office:value="10.1223287333566">
                <text:p>10.1223287333566</text:p>
              </table:table-cell>
              <table:table-cell office:value-type="float" office:value="6.74610085231205">
                <text:p>6.74610085231205</text:p>
              </table:table-cell>
              <table:table-cell office:value-type="float" office:value="2.09259346460153">
                <text:p>2.09259346460153</text:p>
              </table:table-cell>
              <table:table-cell office:value-type="float" office:value="58.5051116267222">
                <text:p>58.5051116267222</text:p>
              </table:table-cell>
              <table:table-cell office:value-type="float" office:value="1.33438459426152">
                <text:p>1.33438459426152</text:p>
              </table:table-cell>
            </table:table-row>
            <table:table-row>
              <table:table-cell office:value-type="float" office:value="10.1981752323809">
                <text:p>10.1981752323809</text:p>
              </table:table-cell>
              <table:table-cell office:value-type="float" office:value="10.1981752323809">
                <text:p>10.1981752323809</text:p>
              </table:table-cell>
              <table:table-cell office:value-type="float" office:value="6.80196696583072">
                <text:p>6.80196696583072</text:p>
              </table:table-cell>
              <table:table-cell office:value-type="float" office:value="2.18916123797954">
                <text:p>2.18916123797954</text:p>
              </table:table-cell>
              <table:table-cell office:value-type="float" office:value="60.6578903896088">
                <text:p>60.6578903896088</text:p>
              </table:table-cell>
              <table:table-cell office:value-type="float" office:value="1.60743199074885">
                <text:p>1.60743199074885</text:p>
              </table:table-cell>
            </table:table-row>
            <table:table-row>
              <table:table-cell office:value-type="float" office:value="10.2741738483346">
                <text:p>10.2741738483346</text:p>
              </table:table-cell>
              <table:table-cell office:value-type="float" office:value="10.2741738483346">
                <text:p>10.2741738483346</text:p>
              </table:table-cell>
              <table:table-cell office:value-type="float" office:value="6.85801371602744">
                <text:p>6.85801371602744</text:p>
              </table:table-cell>
              <table:table-cell office:value-type="float" office:value="2.28600457200914">
                <text:p>2.28600457200914</text:p>
              </table:table-cell>
              <table:table-cell office:value-type="float" office:value="58.4947234629434">
                <text:p>58.4947234629434</text:p>
              </table:table-cell>
              <table:table-cell office:value-type="float" office:value="1.3371538160307">
                <text:p>1.3371538160307</text:p>
              </table:table-cell>
            </table:table-row>
            <table:table-row>
              <table:table-cell office:value-type="float" office:value="10.3506492905874">
                <text:p>10.3506492905874</text:p>
              </table:table-cell>
              <table:table-cell office:value-type="float" office:value="10.3506492905874">
                <text:p>10.3506492905874</text:p>
              </table:table-cell>
              <table:table-cell office:value-type="float" office:value="6.91820579241768">
                <text:p>6.91820579241768</text:p>
              </table:table-cell>
              <table:table-cell office:value-type="float" office:value="2.37780144165983">
                <text:p>2.37780144165983</text:p>
              </table:table-cell>
              <table:table-cell office:value-type="float" office:value="55.4235346240091">
                <text:p>55.4235346240091</text:p>
              </table:table-cell>
              <table:table-cell office:value-type="float" office:value="1.53360720570201">
                <text:p>1.53360720570201</text:p>
              </table:table-cell>
            </table:table-row>
            <table:table-row>
              <table:table-cell office:value-type="float" office:value="10.4193446086429">
                <text:p>10.4193446086429</text:p>
              </table:table-cell>
              <table:table-cell office:value-type="float" office:value="10.4193446086429">
                <text:p>10.4193446086429</text:p>
              </table:table-cell>
              <table:table-cell office:value-type="float" office:value="6.9796034033349">
                <text:p>6.9796034033349</text:p>
              </table:table-cell>
              <table:table-cell office:value-type="float" office:value="2.46551530834976">
                <text:p>2.46551530834976</text:p>
              </table:table-cell>
              <table:table-cell office:value-type="float" office:value="55.0600336579563">
                <text:p>55.0600336579563</text:p>
              </table:table-cell>
              <table:table-cell office:value-type="float" office:value="1.58355479030665">
                <text:p>1.58355479030665</text:p>
              </table:table-cell>
            </table:table-row>
            <table:table-row>
              <table:table-cell office:value-type="float" office:value="10.4907018794501">
                <text:p>10.4907018794501</text:p>
              </table:table-cell>
              <table:table-cell office:value-type="float" office:value="10.4907018794501">
                <text:p>10.4907018794501</text:p>
              </table:table-cell>
              <table:table-cell office:value-type="float" office:value="7.03754063681701">
                <text:p>7.03754063681701</text:p>
              </table:table-cell>
              <table:table-cell office:value-type="float" office:value="2.55168100510927">
                <text:p>2.55168100510927</text:p>
              </table:table-cell>
              <table:table-cell office:value-type="float" office:value="57.6358416745681">
                <text:p>57.6358416745681</text:p>
              </table:table-cell>
              <table:table-cell office:value-type="float" office:value="1.32666861540094">
                <text:p>1.32666861540094</text:p>
              </table:table-cell>
            </table:table-row>
            <table:table-row>
              <table:table-cell office:value-type="float" office:value="10.5305576321617">
                <text:p>10.5305576321617</text:p>
              </table:table-cell>
              <table:table-cell office:value-type="float" office:value="10.5305576321617">
                <text:p>10.5305576321617</text:p>
              </table:table-cell>
              <table:table-cell office:value-type="float" office:value="7.06375351453175">
                <text:p>7.06375351453175</text:p>
              </table:table-cell>
              <table:table-cell office:value-type="float" office:value="2.59497542508709">
                <text:p>2.59497542508709</text:p>
              </table:table-cell>
              <table:table-cell office:value-type="float" office:value="60.1241151971236">
                <text:p>60.1241151971236</text:p>
              </table:table-cell>
              <table:table-cell office:value-type="float" office:value="1.21306405000771">
                <text:p>1.21306405000771</text:p>
              </table:table-cell>
            </table:table-row>
            <table:table-row>
              <table:table-cell office:value-type="float" office:value="10.5733486284419">
                <text:p>10.5733486284419</text:p>
              </table:table-cell>
              <table:table-cell office:value-type="float" office:value="10.5733486284419">
                <text:p>10.5733486284419</text:p>
              </table:table-cell>
              <table:table-cell office:value-type="float" office:value="7.08735158090194">
                <text:p>7.08735158090194</text:p>
              </table:table-cell>
              <table:table-cell office:value-type="float" office:value="2.63883336496869">
                <text:p>2.63883336496869</text:p>
              </table:table-cell>
              <table:table-cell office:value-type="float" office:value="63.4623164880129">
                <text:p>63.4623164880129</text:p>
              </table:table-cell>
              <table:table-cell office:value-type="float" office:value="1.11469152657297">
                <text:p>1.11469152657297</text:p>
              </table:table-cell>
            </table:table-row>
            <table:table-row>
              <table:table-cell office:value-type="float" office:value="10.619106228683">
                <text:p>10.619106228683</text:p>
              </table:table-cell>
              <table:table-cell office:value-type="float" office:value="10.619106228683">
                <text:p>10.619106228683</text:p>
              </table:table-cell>
              <table:table-cell office:value-type="float" office:value="7.10775159693232">
                <text:p>7.10775159693232</text:p>
              </table:table-cell>
              <table:table-cell office:value-type="float" office:value="2.68357167888285">
                <text:p>2.68357167888285</text:p>
              </table:table-cell>
              <table:table-cell office:value-type="float" office:value="67.6629610391025">
                <text:p>67.6629610391025</text:p>
              </table:table-cell>
              <table:table-cell office:value-type="float" office:value="1.03445452376024">
                <text:p>1.03445452376024</text:p>
              </table:table-cell>
            </table:table-row>
            <table:table-row>
              <table:table-cell office:value-type="float" office:value="10.6431091210533">
                <text:p>10.6431091210533</text:p>
              </table:table-cell>
              <table:table-cell office:value-type="float" office:value="10.6431091210533">
                <text:p>10.6431091210533</text:p>
              </table:table-cell>
              <table:table-cell office:value-type="float" office:value="7.11657007388406">
                <text:p>7.11657007388406</text:p>
              </table:table-cell>
              <table:table-cell office:value-type="float" office:value="2.70636999301739">
                <text:p>2.70636999301739</text:p>
              </table:table-cell>
              <table:table-cell office:value-type="float" office:value="70.0786318388151">
                <text:p>70.0786318388151</text:p>
              </table:table-cell>
              <table:table-cell office:value-type="float" office:value="1.00233329708594">
                <text:p>1.00233329708594</text:p>
              </table:table-cell>
            </table:table-row>
            <table:table-row>
              <table:table-cell office:value-type="float" office:value="10.6677900479516">
                <text:p>10.6677900479516</text:p>
              </table:table-cell>
              <table:table-cell office:value-type="float" office:value="10.6677900479516">
                <text:p>10.6677900479516</text:p>
              </table:table-cell>
              <table:table-cell office:value-type="float" office:value="7.12437032362762">
                <text:p>7.12437032362762</text:p>
              </table:table-cell>
              <table:table-cell office:value-type="float" office:value="2.72950722095836">
                <text:p>2.72950722095836</text:p>
              </table:table-cell>
              <table:table-cell office:value-type="float" office:value="72.6921647994912">
                <text:p>72.6921647994912</text:p>
              </table:table-cell>
              <table:table-cell office:value-type="float" office:value="0.976255235463784">
                <text:p>0.976255235463784</text:p>
              </table:table-cell>
            </table:table-row>
            <table:table-row>
              <table:table-cell office:value-type="float" office:value="10.6930914908651">
                <text:p>10.6930914908651</text:p>
              </table:table-cell>
              <table:table-cell office:value-type="float" office:value="10.6930914908651">
                <text:p>10.6930914908651</text:p>
              </table:table-cell>
              <table:table-cell office:value-type="float" office:value="7.1310794412886">
                <text:p>7.1310794412886</text:p>
              </table:table-cell>
              <table:table-cell office:value-type="float" office:value="2.75302296947187">
                <text:p>2.75302296947187</text:p>
              </table:table-cell>
              <table:table-cell office:value-type="float" office:value="75.4879921093037">
                <text:p>75.4879921093037</text:p>
              </table:table-cell>
              <table:table-cell office:value-type="float" office:value="0.956764439644246">
                <text:p>0.956764439644246</text:p>
              </table:table-cell>
            </table:table-row>
            <table:table-row>
              <table:table-cell office:value-type="float" office:value="10.7189367075623">
                <text:p>10.7189367075623</text:p>
              </table:table-cell>
              <table:table-cell office:value-type="float" office:value="10.7189367075623">
                <text:p>10.7189367075623</text:p>
              </table:table-cell>
              <table:table-cell office:value-type="float" office:value="7.1366245219926">
                <text:p>7.1366245219926</text:p>
              </table:table-cell>
              <table:table-cell office:value-type="float" office:value="2.77695684532402">
                <text:p>2.77695684532402</text:p>
              </table:table-cell>
              <table:table-cell office:value-type="float" office:value="78.4450336309815">
                <text:p>78.4450336309815</text:p>
              </table:table-cell>
              <table:table-cell office:value-type="float" office:value="0.944386675319918">
                <text:p>0.944386675319918</text:p>
              </table:table-cell>
            </table:table-row>
            <table:table-row>
              <table:table-cell office:value-type="float" office:value="10.7452310477045">
                <text:p>10.7452310477045</text:p>
              </table:table-cell>
              <table:table-cell office:value-type="float" office:value="10.7452310477045">
                <text:p>10.7452310477045</text:p>
              </table:table-cell>
              <table:table-cell office:value-type="float" office:value="7.14093266086519">
                <text:p>7.14093266086519</text:p>
              </table:table-cell>
              <table:table-cell office:value-type="float" office:value="2.8013484552809">
                <text:p>2.8013484552809</text:p>
              </table:table-cell>
              <table:table-cell office:value-type="float" office:value="81.5367729546369">
                <text:p>81.5367729546369</text:p>
              </table:table-cell>
              <table:table-cell office:value-type="float" office:value="0.93960417218812">
                <text:p>0.93960417218812</text:p>
              </table:table-cell>
            </table:table-row>
            <table:table-row>
              <table:table-cell office:value-type="float" office:value="10.7718656637569">
                <text:p>10.7718656637569</text:p>
              </table:table-cell>
              <table:table-cell office:value-type="float" office:value="10.7718656637569">
                <text:p>10.7718656637569</text:p>
              </table:table-cell>
              <table:table-cell office:value-type="float" office:value="7.14393095303198">
                <text:p>7.14393095303198</text:p>
              </table:table-cell>
              <table:table-cell office:value-type="float" office:value="2.82623740610861">
                <text:p>2.82623740610861</text:p>
              </table:table-cell>
              <table:table-cell office:value-type="float" office:value="84.7318580172326">
                <text:p>84.7318580172326</text:p>
              </table:table-cell>
              <table:table-cell office:value-type="float" office:value="0.942825640009247">
                <text:p>0.942825640009247</text:p>
              </table:table-cell>
            </table:table-row>
            <table:table-row>
              <table:table-cell office:value-type="float" office:value="10.7987236780089">
                <text:p>10.7987236780089</text:p>
              </table:table-cell>
              <table:table-cell office:value-type="float" office:value="10.7987236780089">
                <text:p>10.7987236780089</text:p>
              </table:table-cell>
              <table:table-cell office:value-type="float" office:value="7.14554649361856">
                <text:p>7.14554649361856</text:p>
              </table:table-cell>
              <table:table-cell office:value-type="float" office:value="2.85166330457326">
                <text:p>2.85166330457326</text:p>
              </table:table-cell>
              <table:table-cell office:value-type="float" office:value="87.9952476777255">
                <text:p>87.9952476777255</text:p>
              </table:table-cell>
              <table:table-cell office:value-type="float" office:value="0.954349004725394">
                <text:p>0.954349004725394</text:p>
              </table:table-cell>
            </table:table-row>
            <table:table-row>
              <table:table-cell office:value-type="float" office:value="10.8258150914418">
                <text:p>10.8258150914418</text:p>
              </table:table-cell>
              <table:table-cell office:value-type="float" office:value="10.8258150914418">
                <text:p>10.8258150914418</text:p>
              </table:table-cell>
              <table:table-cell office:value-type="float" office:value="7.14570637775052">
                <text:p>7.14570637775052</text:p>
              </table:table-cell>
              <table:table-cell office:value-type="float" office:value="2.87766575744093">
                <text:p>2.87766575744093</text:p>
              </table:table-cell>
              <table:table-cell office:value-type="float" office:value="91.2898241759859">
                <text:p>91.2898241759859</text:p>
              </table:table-cell>
              <table:table-cell office:value-type="float" office:value="0.965295717832489">
                <text:p>0.965295717832489</text:p>
              </table:table-cell>
            </table:table-row>
            <table:table-row>
              <table:table-cell office:value-type="float" office:value="10.8533579233461">
                <text:p>10.8533579233461</text:p>
              </table:table-cell>
              <table:table-cell office:value-type="float" office:value="10.8533579233461">
                <text:p>10.8533579233461</text:p>
              </table:table-cell>
              <table:table-cell office:value-type="float" office:value="7.14433770055345">
                <text:p>7.14433770055345</text:p>
              </table:table-cell>
              <table:table-cell office:value-type="float" office:value="2.90428437147774">
                <text:p>2.90428437147774</text:p>
              </table:table-cell>
              <table:table-cell office:value-type="float" office:value="94.5782909291488">
                <text:p>94.5782909291488</text:p>
              </table:table-cell>
              <table:table-cell office:value-type="float" office:value="0.970146378926512">
                <text:p>0.970146378926512</text:p>
              </table:table-cell>
            </table:table-row>
            <table:table-row>
              <table:table-cell office:value-type="float" office:value="10.881462064735">
                <text:p>10.881462064735</text:p>
              </table:table-cell>
              <table:table-cell office:value-type="float" office:value="10.881462064735">
                <text:p>10.881462064735</text:p>
              </table:table-cell>
              <table:table-cell office:value-type="float" office:value="7.14136755715295">
                <text:p>7.14136755715295</text:p>
              </table:table-cell>
              <table:table-cell office:value-type="float" office:value="2.93155875344978">
                <text:p>2.93155875344978</text:p>
              </table:table-cell>
              <table:table-cell office:value-type="float" office:value="97.8251082857564">
                <text:p>97.8251082857564</text:p>
              </table:table-cell>
              <table:table-cell office:value-type="float" office:value="0.982279582523788">
                <text:p>0.982279582523788</text:p>
              </table:table-cell>
            </table:table-row>
            <table:table-row>
              <table:table-cell office:value-type="float" office:value="10.9100536244881">
                <text:p>10.9100536244881</text:p>
              </table:table-cell>
              <table:table-cell office:value-type="float" office:value="10.9100536244881">
                <text:p>10.9100536244881</text:p>
              </table:table-cell>
              <table:table-cell office:value-type="float" office:value="7.1367230426746">
                <text:p>7.1367230426746</text:p>
              </table:table-cell>
              <table:table-cell office:value-type="float" office:value="2.95952851012314">
                <text:p>2.95952851012314</text:p>
              </table:table-cell>
              <table:table-cell office:value-type="float" office:value="100.998210751137">
                <text:p>100.998210751137</text:p>
              </table:table-cell>
              <table:table-cell office:value-type="float" office:value="1.00101596198789">
                <text:p>1.00101596198789</text:p>
              </table:table-cell>
            </table:table-row>
            <table:table-row>
              <table:table-cell office:value-type="float" office:value="10.9390759078453">
                <text:p>10.9390759078453</text:p>
              </table:table-cell>
              <table:table-cell office:value-type="float" office:value="10.9390759078453">
                <text:p>10.9390759078453</text:p>
              </table:table-cell>
              <table:table-cell office:value-type="float" office:value="7.13033125224401">
                <text:p>7.13033125224401</text:p>
              </table:table-cell>
              <table:table-cell office:value-type="float" office:value="2.98823324826393">
                <text:p>2.98823324826393</text:p>
              </table:table-cell>
              <table:table-cell office:value-type="float" office:value="104.070301215146">
                <text:p>104.070301215146</text:p>
              </table:table-cell>
              <table:table-cell office:value-type="float" office:value="1.0255489586787">
                <text:p>1.0255489586787</text:p>
              </table:table-cell>
            </table:table-row>
            <table:table-row>
              <table:table-cell office:value-type="float" office:value="10.9684933144405">
                <text:p>10.9684933144405</text:p>
              </table:table-cell>
              <table:table-cell office:value-type="float" office:value="10.9684933144405">
                <text:p>10.9684933144405</text:p>
              </table:table-cell>
              <table:table-cell office:value-type="float" office:value="7.12211928098676">
                <text:p>7.12211928098676</text:p>
              </table:table-cell>
              <table:table-cell office:value-type="float" office:value="3.01771257463825">
                <text:p>3.01771257463825</text:p>
              </table:table-cell>
              <table:table-cell office:value-type="float" office:value="107.019611783904">
                <text:p>107.019611783904</text:p>
              </table:table-cell>
              <table:table-cell office:value-type="float" office:value="1.05497100532784">
                <text:p>1.05497100532784</text:p>
              </table:table-cell>
            </table:table-row>
            <table:table-row>
              <table:table-cell office:value-type="float" office:value="10.9982929699701">
                <text:p>10.9982929699701</text:p>
              </table:table-cell>
              <table:table-cell office:value-type="float" office:value="10.9982929699701">
                <text:p>10.9982929699701</text:p>
              </table:table-cell>
              <table:table-cell office:value-type="float" office:value="7.11201422402845">
                <text:p>7.11201422402845</text:p>
              </table:table-cell>
              <table:table-cell office:value-type="float" office:value="3.04800609601219">
                <text:p>3.04800609601219</text:p>
              </table:table-cell>
              <table:table-cell office:value-type="float" office:value="109.830125176217">
                <text:p>109.830125176217</text:p>
              </table:table-cell>
              <table:table-cell office:value-type="float" office:value="1.08830599035316">
                <text:p>1.08830599035316</text:p>
              </table:table-cell>
            </table:table-row>
            <table:table-row>
              <table:table-cell office:value-type="float" office:value="11.0582645695115">
                <text:p>11.0582645695115</text:p>
              </table:table-cell>
              <table:table-cell office:value-type="float" office:value="11.0582645695115">
                <text:p>11.0582645695115</text:p>
              </table:table-cell>
              <table:table-cell office:value-type="float" office:value="7.086014671941">
                <text:p>7.086014671941</text:p>
              </table:table-cell>
              <table:table-cell office:value-type="float" office:value="3.11099310275047">
                <text:p>3.11099310275047</text:p>
              </table:table-cell>
              <table:table-cell office:value-type="float" office:value="114.805098896799">
                <text:p>114.805098896799</text:p>
              </table:table-cell>
              <table:table-cell office:value-type="float" office:value="1.18417151608336">
                <text:p>1.18417151608336</text:p>
              </table:table-cell>
            </table:table-row>
            <table:table-row>
              <table:table-cell office:value-type="float" office:value="11.1185557144256">
                <text:p>11.1185557144256</text:p>
              </table:table-cell>
              <table:table-cell office:value-type="float" office:value="11.1185557144256">
                <text:p>11.1185557144256</text:p>
              </table:table-cell>
              <table:table-cell office:value-type="float" office:value="7.05265654913641">
                <text:p>7.05265654913641</text:p>
              </table:table-cell>
              <table:table-cell office:value-type="float" office:value="3.17650588224318">
                <text:p>3.17650588224318</text:p>
              </table:table-cell>
              <table:table-cell office:value-type="float" office:value="119.012478024647">
                <text:p>119.012478024647</text:p>
              </table:table-cell>
              <table:table-cell office:value-type="float" office:value="1.25454772135524">
                <text:p>1.25454772135524</text:p>
              </table:table-cell>
            </table:table-row>
            <table:table-row>
              <table:table-cell office:value-type="float" office:value="11.1797383292362">
                <text:p>11.1797383292362</text:p>
              </table:table-cell>
              <table:table-cell office:value-type="float" office:value="11.1797383292362">
                <text:p>11.1797383292362</text:p>
              </table:table-cell>
              <table:table-cell office:value-type="float" office:value="7.0124452471994">
                <text:p>7.0124452471994</text:p>
              </table:table-cell>
              <table:table-cell office:value-type="float" office:value="3.24365500018186">
                <text:p>3.24365500018186</text:p>
              </table:table-cell>
              <table:table-cell office:value-type="float" office:value="122.715310621029">
                <text:p>122.715310621029</text:p>
              </table:table-cell>
              <table:table-cell office:value-type="float" office:value="1.30397210363706">
                <text:p>1.30397210363706</text:p>
              </table:table-cell>
            </table:table-row>
            <table:table-row>
              <table:table-cell office:value-type="float" office:value="11.2420903005251">
                <text:p>11.2420903005251</text:p>
              </table:table-cell>
              <table:table-cell office:value-type="float" office:value="11.2420903005251">
                <text:p>11.2420903005251</text:p>
              </table:table-cell>
              <table:table-cell office:value-type="float" office:value="6.96588615771472">
                <text:p>6.96588615771472</text:p>
              </table:table-cell>
              <table:table-cell office:value-type="float" office:value="3.31155102225803">
                <text:p>3.31155102225803</text:p>
              </table:table-cell>
              <table:table-cell office:value-type="float" office:value="126.098766293807">
                <text:p>126.098766293807</text:p>
              </table:table-cell>
              <table:table-cell office:value-type="float" office:value="1.33672367408694">
                <text:p>1.33672367408694</text:p>
              </table:table-cell>
            </table:table-row>
            <table:table-row>
              <table:table-cell office:value-type="float" office:value="11.3057047376097">
                <text:p>11.3057047376097</text:p>
              </table:table-cell>
              <table:table-cell office:value-type="float" office:value="11.3057047376097">
                <text:p>11.3057047376097</text:p>
              </table:table-cell>
              <table:table-cell office:value-type="float" office:value="6.91348467226711">
                <text:p>6.91348467226711</text:p>
              </table:table-cell>
              <table:table-cell office:value-type="float" office:value="3.37930451416324">
                <text:p>3.37930451416324</text:p>
              </table:table-cell>
              <table:table-cell office:value-type="float" office:value="129.299808209509">
                <text:p>129.299808209509</text:p>
              </table:table-cell>
              <table:table-cell office:value-type="float" office:value="1.35615835394387">
                <text:p>1.35615835394387</text:p>
              </table:table-cell>
            </table:table-row>
            <table:table-row>
              <table:table-cell office:value-type="float" office:value="11.3705639086496">
                <text:p>11.3705639086496</text:p>
              </table:table-cell>
              <table:table-cell office:value-type="float" office:value="11.3705639086496">
                <text:p>11.3705639086496</text:p>
              </table:table-cell>
              <table:table-cell office:value-type="float" office:value="6.85574618244129">
                <text:p>6.85574618244129</text:p>
              </table:table-cell>
              <table:table-cell office:value-type="float" office:value="3.44602604158901">
                <text:p>3.44602604158901</text:p>
              </table:table-cell>
              <table:table-cell office:value-type="float" office:value="132.426194468906">
                <text:p>132.426194468906</text:p>
              </table:table-cell>
              <table:table-cell office:value-type="float" office:value="1.36467366031773">
                <text:p>1.36467366031773</text:p>
              </table:table-cell>
            </table:table-row>
            <table:table-row>
              <table:table-cell office:value-type="float" office:value="11.4365902433746">
                <text:p>11.4365902433746</text:p>
              </table:table-cell>
              <table:table-cell office:value-type="float" office:value="11.4365902433746">
                <text:p>11.4365902433746</text:p>
              </table:table-cell>
              <table:table-cell office:value-type="float" office:value="6.79317607982202">
                <text:p>6.79317607982202</text:p>
              </table:table-cell>
              <table:table-cell office:value-type="float" office:value="3.51082617022688">
                <text:p>3.51082617022688</text:p>
              </table:table-cell>
              <table:table-cell office:value-type="float" office:value="135.568872725164">
                <text:p>135.568872725164</text:p>
              </table:table-cell>
              <table:table-cell office:value-type="float" office:value="1.36387874603781">
                <text:p>1.36387874603781</text:p>
              </table:table-cell>
            </table:table-row>
            <table:table-row>
              <table:table-cell office:value-type="float" office:value="11.5036828942449">
                <text:p>11.5036828942449</text:p>
              </table:table-cell>
              <table:table-cell office:value-type="float" office:value="11.5036828942449">
                <text:p>11.5036828942449</text:p>
              </table:table-cell>
              <table:table-cell office:value-type="float" office:value="6.72627975599402">
                <text:p>6.72627975599402</text:p>
              </table:table-cell>
              <table:table-cell office:value-type="float" office:value="3.57281546576839">
                <text:p>3.57281546576839</text:p>
              </table:table-cell>
              <table:table-cell office:value-type="float" office:value="138.810400121068">
                <text:p>138.810400121068</text:p>
              </table:table-cell>
              <table:table-cell office:value-type="float" office:value="1.35480720866498">
                <text:p>1.35480720866498</text:p>
              </table:table-cell>
            </table:table-row>
            <table:table-row>
              <table:table-cell office:value-type="float" office:value="11.5717449509823">
                <text:p>11.5717449509823</text:p>
              </table:table-cell>
              <table:table-cell office:value-type="float" office:value="11.5717449509823">
                <text:p>11.5717449509823</text:p>
              </table:table-cell>
              <table:table-cell office:value-type="float" office:value="6.65556260254203">
                <text:p>6.65556260254203</text:p>
              </table:table-cell>
              <table:table-cell office:value-type="float" office:value="3.63110449390507">
                <text:p>3.63110449390507</text:p>
              </table:table-cell>
              <table:table-cell office:value-type="float" office:value="142.230930938535">
                <text:p>142.230930938535</text:p>
              </table:table-cell>
              <table:table-cell office:value-type="float" office:value="1.33813155481251">
                <text:p>1.33813155481251</text:p>
              </table:table-cell>
            </table:table-row>
            <table:table-row>
              <table:table-cell office:value-type="float" office:value="11.6407037871124">
                <text:p>11.6407037871124</text:p>
              </table:table-cell>
              <table:table-cell office:value-type="float" office:value="11.6407037871124">
                <text:p>11.6407037871124</text:p>
              </table:table-cell>
              <table:table-cell office:value-type="float" office:value="6.58153001105079">
                <text:p>6.58153001105079</text:p>
              </table:table-cell>
              <table:table-cell office:value-type="float" office:value="3.68480382032846">
                <text:p>3.68480382032846</text:p>
              </table:table-cell>
              <table:table-cell office:value-type="float" office:value="145.912557909532">
                <text:p>145.912557909532</text:p>
              </table:table-cell>
              <table:table-cell office:value-type="float" office:value="1.31438783041991">
                <text:p>1.31438783041991</text:p>
              </table:table-cell>
            </table:table-row>
            <table:table-row>
              <table:table-cell office:value-type="float" office:value="11.7105247533231">
                <text:p>11.7105247533231</text:p>
              </table:table-cell>
              <table:table-cell office:value-type="float" office:value="11.7105247533231">
                <text:p>11.7105247533231</text:p>
              </table:table-cell>
              <table:table-cell office:value-type="float" office:value="6.50468737310504">
                <text:p>6.50468737310504</text:p>
              </table:table-cell>
              <table:table-cell office:value-type="float" office:value="3.73302401073008">
                <text:p>3.73302401073008</text:p>
              </table:table-cell>
              <table:table-cell office:value-type="float" office:value="149.942191366579">
                <text:p>149.942191366579</text:p>
              </table:table-cell>
              <table:table-cell office:value-type="float" office:value="1.28423633181874">
                <text:p>1.28423633181874</text:p>
              </table:table-cell>
            </table:table-row>
            <table:table-row>
              <table:table-cell office:value-type="float" office:value="11.7812160798199">
                <text:p>11.7812160798199</text:p>
              </table:table-cell>
              <table:table-cell office:value-type="float" office:value="11.7812160798199">
                <text:p>11.7812160798199</text:p>
              </table:table-cell>
              <table:table-cell office:value-type="float" office:value="6.42554008028951">
                <text:p>6.42554008028951</text:p>
              </table:table-cell>
              <table:table-cell office:value-type="float" office:value="3.77487563080147">
                <text:p>3.77487563080147</text:p>
              </table:table-cell>
              <table:table-cell office:value-type="float" office:value="154.412539430012">
                <text:p>154.412539430012</text:p>
              </table:table-cell>
              <table:table-cell office:value-type="float" office:value="1.24878420708397">
                <text:p>1.24878420708397</text:p>
              </table:table-cell>
            </table:table-row>
            <table:table-row>
              <table:table-cell office:value-type="float" office:value="11.8169045187715">
                <text:p>11.8169045187715</text:p>
              </table:table-cell>
              <table:table-cell office:value-type="float" office:value="11.8169045187715">
                <text:p>11.8169045187715</text:p>
              </table:table-cell>
              <table:table-cell office:value-type="float" office:value="6.38526012317582">
                <text:p>6.38526012317582</text:p>
              </table:table-cell>
              <table:table-cell office:value-type="float" office:value="3.79313527874193">
                <text:p>3.79313527874193</text:p>
              </table:table-cell>
              <table:table-cell office:value-type="float" office:value="156.843109830689">
                <text:p>156.843109830689</text:p>
              </table:table-cell>
              <table:table-cell office:value-type="float" office:value="1.22963417916138">
                <text:p>1.22963417916138</text:p>
              </table:table-cell>
            </table:table-row>
            <table:table-row>
              <table:table-cell office:value-type="float" office:value="11.8528317937147">
                <text:p>11.8528317937147</text:p>
              </table:table-cell>
              <table:table-cell office:value-type="float" office:value="11.8528317937147">
                <text:p>11.8528317937147</text:p>
              </table:table-cell>
              <table:table-cell office:value-type="float" office:value="6.34459352418895">
                <text:p>6.34459352418895</text:p>
              </table:table-cell>
              <table:table-cell office:value-type="float" office:value="3.80946924623417">
                <text:p>3.80946924623417</text:p>
              </table:table-cell>
              <table:table-cell office:value-type="float" office:value="159.419980527511">
                <text:p>159.419980527511</text:p>
              </table:table-cell>
              <table:table-cell office:value-type="float" office:value="1.20997846307271">
                <text:p>1.20997846307271</text:p>
              </table:table-cell>
            </table:table-row>
            <table:table-row>
              <table:table-cell office:value-type="float" office:value="11.8890047366258">
                <text:p>11.8890047366258</text:p>
              </table:table-cell>
              <table:table-cell office:value-type="float" office:value="11.8890047366258">
                <text:p>11.8890047366258</text:p>
              </table:table-cell>
              <table:table-cell office:value-type="float" office:value="6.303603457277">
                <text:p>6.303603457277</text:p>
              </table:table-cell>
              <table:table-cell office:value-type="float" office:value="3.82376635398961">
                <text:p>3.82376635398961</text:p>
              </table:table-cell>
              <table:table-cell office:value-type="float" office:value="162.154573011829">
                <text:p>162.154573011829</text:p>
              </table:table-cell>
              <table:table-cell office:value-type="float" office:value="1.19026295297935">
                <text:p>1.19026295297935</text:p>
              </table:table-cell>
            </table:table-row>
            <table:table-row>
              <table:table-cell office:value-type="float" office:value="11.9254272244412">
                <text:p>11.9254272244412</text:p>
              </table:table-cell>
              <table:table-cell office:value-type="float" office:value="11.9254272244412">
                <text:p>11.9254272244412</text:p>
              </table:table-cell>
              <table:table-cell office:value-type="float" office:value="6.26235309638808">
                <text:p>6.26235309638808</text:p>
              </table:table-cell>
              <table:table-cell office:value-type="float" office:value="3.83591542271971">
                <text:p>3.83591542271971</text:p>
              </table:table-cell>
              <table:table-cell office:value-type="float" office:value="165.05719837434">
                <text:p>165.05719837434</text:p>
              </table:table-cell>
              <table:table-cell office:value-type="float" office:value="1.17103836163226">
                <text:p>1.17103836163226</text:p>
              </table:table-cell>
            </table:table-row>
            <table:table-row>
              <table:table-cell office:value-type="float" office:value="11.962097565771">
                <text:p>11.962097565771</text:p>
              </table:table-cell>
              <table:table-cell office:value-type="float" office:value="11.962097565771">
                <text:p>11.962097565771</text:p>
              </table:table-cell>
              <table:table-cell office:value-type="float" office:value="6.22090561547026">
                <text:p>6.22090561547026</text:p>
              </table:table-cell>
              <table:table-cell office:value-type="float" office:value="3.8458052731359">
                <text:p>3.8458052731359</text:p>
              </table:table-cell>
              <table:table-cell office:value-type="float" office:value="168.136342195088">
                <text:p>168.136342195088</text:p>
              </table:table-cell>
              <table:table-cell office:value-type="float" office:value="1.15296861128829">
                <text:p>1.15296861128829</text:p>
              </table:table-cell>
            </table:table-row>
            <table:table-row>
              <table:table-cell office:value-type="float" office:value="11.9990054177743">
                <text:p>11.9990054177743</text:p>
              </table:table-cell>
              <table:table-cell office:value-type="float" office:value="11.9990054177743">
                <text:p>11.9990054177743</text:p>
              </table:table-cell>
              <table:table-cell office:value-type="float" office:value="6.17932418847165">
                <text:p>6.17932418847165</text:p>
              </table:table-cell>
              <table:table-cell office:value-type="float" office:value="3.85332472594962">
                <text:p>3.85332472594962</text:p>
              </table:table-cell>
              <table:table-cell office:value-type="float" office:value="171.397778844006">
                <text:p>171.397778844006</text:p>
              </table:table-cell>
              <table:table-cell office:value-type="float" office:value="1.13683435659532">
                <text:p>1.13683435659532</text:p>
              </table:table-cell>
            </table:table-row>
            <table:table-row>
              <table:table-cell office:value-type="float" office:value="12.0361284276187">
                <text:p>12.0361284276187</text:p>
              </table:table-cell>
              <table:table-cell office:value-type="float" office:value="12.0361284276187">
                <text:p>12.0361284276187</text:p>
              </table:table-cell>
              <table:table-cell office:value-type="float" office:value="6.13767198934032">
                <text:p>6.13767198934032</text:p>
              </table:table-cell>
              <table:table-cell office:value-type="float" office:value="3.85836260187232">
                <text:p>3.85836260187232</text:p>
              </table:table-cell>
              <table:table-cell office:value-type="float" office:value="174.843540268665">
                <text:p>174.843540268665</text:p>
              </table:table-cell>
              <table:table-cell office:value-type="float" office:value="1.12352983465789">
                <text:p>1.12352983465789</text:p>
              </table:table-cell>
            </table:table-row>
            <table:table-row>
              <table:table-cell office:value-type="float" office:value="12.0734289690606">
                <text:p>12.0734289690606</text:p>
              </table:table-cell>
              <table:table-cell office:value-type="float" office:value="12.0734289690606">
                <text:p>12.0734289690606</text:p>
              </table:table-cell>
              <table:table-cell office:value-type="float" office:value="6.09601219202438">
                <text:p>6.09601219202438</text:p>
              </table:table-cell>
              <table:table-cell office:value-type="float" office:value="3.86080772161544">
                <text:p>3.86080772161544</text:p>
              </table:table-cell>
              <table:table-cell office:value-type="float" office:value="178.470805135162">
                <text:p>178.470805135162</text:p>
              </table:table-cell>
              <table:table-cell office:value-type="float" office:value="1.11405113171744">
                <text:p>1.11405113171744</text:p>
              </table:table-cell>
            </table:table-row>
            <table:table-row>
              <table:table-cell office:value-type="float" office:value="12.1105929501335">
                <text:p>12.1105929501335</text:p>
              </table:table-cell>
              <table:table-cell office:value-type="float" office:value="12.1105929501335">
                <text:p>12.1105929501335</text:p>
              </table:table-cell>
              <table:table-cell office:value-type="float" office:value="6.05441010946949">
                <text:p>6.05441010946949</text:p>
              </table:table-cell>
              <table:table-cell office:value-type="float" office:value="3.86058379439959">
                <text:p>3.86058379439959</text:p>
              </table:table-cell>
              <table:table-cell office:value-type="float" office:value="-177.872944378739">
                <text:p>-177.872944378739</text:p>
              </table:table-cell>
              <table:table-cell office:value-type="float" office:value="1.12482016271075">
                <text:p>1.12482016271075</text:p>
              </table:table-cell>
            </table:table-row>
            <table:table-row>
              <table:table-cell office:value-type="float" office:value="12.1475006921405">
                <text:p>12.1475006921405</text:p>
              </table:table-cell>
              <table:table-cell office:value-type="float" office:value="12.1475006921405">
                <text:p>12.1475006921405</text:p>
              </table:table-cell>
              <table:table-cell office:value-type="float" office:value="6.01293961061155">
                <text:p>6.01293961061155</text:p>
              </table:table-cell>
              <table:table-cell office:value-type="float" office:value="3.85775408348199">
                <text:p>3.85775408348199</text:p>
              </table:table-cell>
              <table:table-cell office:value-type="float" office:value="-174.341577916083">
                <text:p>-174.341577916083</text:p>
              </table:table-cell>
              <table:table-cell office:value-type="float" office:value="1.1276572944956">
                <text:p>1.1276572944956</text:p>
              </table:table-cell>
            </table:table-row>
            <table:table-row>
              <table:table-cell office:value-type="float" office:value="12.1843020914478">
                <text:p>12.1843020914478</text:p>
              </table:table-cell>
              <table:table-cell office:value-type="float" office:value="12.1843020914478">
                <text:p>12.1843020914478</text:p>
              </table:table-cell>
              <table:table-cell office:value-type="float" office:value="5.97167670338405">
                <text:p>5.97167670338405</text:p>
              </table:table-cell>
              <table:table-cell office:value-type="float" office:value="3.85241674062907">
                <text:p>3.85241674062907</text:p>
              </table:table-cell>
              <table:table-cell office:value-type="float" office:value="-170.940912196269">
                <text:p>-170.940912196269</text:p>
              </table:table-cell>
              <table:table-cell office:value-type="float" office:value="1.1334886301784">
                <text:p>1.1334886301784</text:p>
              </table:table-cell>
            </table:table-row>
            <table:table-row>
              <table:table-cell office:value-type="float" office:value="12.2209649547569">
                <text:p>12.2209649547569</text:p>
              </table:table-cell>
              <table:table-cell office:value-type="float" office:value="12.2209649547569">
                <text:p>12.2209649547569</text:p>
              </table:table-cell>
              <table:table-cell office:value-type="float" office:value="5.93069739572047">
                <text:p>5.93069739572047</text:p>
              </table:table-cell>
              <table:table-cell office:value-type="float" office:value="3.84466991760722">
                <text:p>3.84466991760722</text:p>
              </table:table-cell>
              <table:table-cell office:value-type="float" office:value="-167.672725754752">
                <text:p>-167.672725754752</text:p>
              </table:table-cell>
              <table:table-cell office:value-type="float" office:value="1.14157201204665">
                <text:p>1.14157201204665</text:p>
              </table:table-cell>
            </table:table-row>
            <table:table-row>
              <table:table-cell office:value-type="float" office:value="12.257467431495">
                <text:p>12.257467431495</text:p>
              </table:table-cell>
              <table:table-cell office:value-type="float" office:value="12.257467431495">
                <text:p>12.257467431495</text:p>
              </table:table-cell>
              <table:table-cell office:value-type="float" office:value="5.89007769555428">
                <text:p>5.89007769555428</text:p>
              </table:table-cell>
              <table:table-cell office:value-type="float" office:value="3.83461176618284">
                <text:p>3.83461176618284</text:p>
              </table:table-cell>
              <table:table-cell office:value-type="float" office:value="-164.535354393518">
                <text:p>-164.535354393518</text:p>
              </table:table-cell>
              <table:table-cell office:value-type="float" office:value="1.15122927558114">
                <text:p>1.15122927558114</text:p>
              </table:table-cell>
            </table:table-row>
            <table:table-row>
              <table:table-cell office:value-type="float" office:value="12.2937964459125">
                <text:p>12.2937964459125</text:p>
              </table:table-cell>
              <table:table-cell office:value-type="float" office:value="12.2937964459125">
                <text:p>12.2937964459125</text:p>
              </table:table-cell>
              <table:table-cell office:value-type="float" office:value="5.84989361081898">
                <text:p>5.84989361081898</text:p>
              </table:table-cell>
              <table:table-cell office:value-type="float" office:value="3.82234043812235">
                <text:p>3.82234043812235</text:p>
              </table:table-cell>
              <table:table-cell office:value-type="float" office:value="-161.524325130027">
                <text:p>-161.524325130027</text:p>
              </table:table-cell>
              <table:table-cell office:value-type="float" office:value="1.16185426453283">
                <text:p>1.16185426453283</text:p>
              </table:table-cell>
            </table:table-row>
            <table:table-row>
              <table:table-cell office:value-type="float" office:value="12.3299459383177">
                <text:p>12.3299459383177</text:p>
              </table:table-cell>
              <table:table-cell office:value-type="float" office:value="12.3299459383177">
                <text:p>12.3299459383177</text:p>
              </table:table-cell>
              <table:table-cell office:value-type="float" office:value="5.81022114944803">
                <text:p>5.81022114944803</text:p>
              </table:table-cell>
              <table:table-cell office:value-type="float" office:value="3.80795408519215">
                <text:p>3.80795408519215</text:p>
              </table:table-cell>
              <table:table-cell office:value-type="float" office:value="-158.632965467839">
                <text:p>-158.632965467839</text:p>
              </table:table-cell>
              <table:table-cell office:value-type="float" office:value="1.17291552279376">
                <text:p>1.17291552279376</text:p>
              </table:table-cell>
            </table:table-row>
            <table:table-row>
              <table:table-cell office:value-type="float" office:value="12.3659151430273">
                <text:p>12.3659151430273</text:p>
              </table:table-cell>
              <table:table-cell office:value-type="float" office:value="12.3659151430273">
                <text:p>12.3659151430273</text:p>
              </table:table-cell>
              <table:table-cell office:value-type="float" office:value="5.77113631937493">
                <text:p>5.77113631937493</text:p>
              </table:table-cell>
              <table:table-cell office:value-type="float" office:value="3.79155085915863">
                <text:p>3.79155085915863</text:p>
              </table:table-cell>
              <table:table-cell office:value-type="float" office:value="-155.852947497639">
                <text:p>-155.852947497639</text:p>
              </table:table-cell>
              <table:table-cell office:value-type="float" office:value="1.18395490462326">
                <text:p>1.18395490462326</text:p>
              </table:table-cell>
            </table:table-row>
            <table:table-row>
              <table:table-cell office:value-type="float" office:value="12.4017070465296">
                <text:p>12.4017070465296</text:p>
              </table:table-cell>
              <table:table-cell office:value-type="float" office:value="12.4017070465296">
                <text:p>12.4017070465296</text:p>
              </table:table-cell>
              <table:table-cell office:value-type="float" office:value="5.73271512853314">
                <text:p>5.73271512853314</text:p>
              </table:table-cell>
              <table:table-cell office:value-type="float" office:value="3.77322891178821">
                <text:p>3.77322891178821</text:p>
              </table:table-cell>
              <table:table-cell office:value-type="float" office:value="-153.174745907294">
                <text:p>-153.174745907294</text:p>
              </table:table-cell>
              <table:table-cell office:value-type="float" office:value="1.19458320643525">
                <text:p>1.19458320643525</text:p>
              </table:table-cell>
            </table:table-row>
            <table:table-row>
              <table:table-cell office:value-type="float" office:value="12.4373271017393">
                <text:p>12.4373271017393</text:p>
              </table:table-cell>
              <table:table-cell office:value-type="float" office:value="12.4373271017393">
                <text:p>12.4373271017393</text:p>
              </table:table-cell>
              <table:table-cell office:value-type="float" office:value="5.69503358485615">
                <text:p>5.69503358485615</text:p>
              </table:table-cell>
              <table:table-cell office:value-type="float" office:value="3.75308639484729">
                <text:p>3.75308639484729</text:p>
              </table:table-cell>
              <table:table-cell office:value-type="float" office:value="-150.588003630184">
                <text:p>-150.588003630184</text:p>
              </table:table-cell>
              <table:table-cell office:value-type="float" office:value="1.20447379467346">
                <text:p>1.20447379467346</text:p>
              </table:table-cell>
            </table:table-row>
            <table:table-row>
              <table:table-cell office:value-type="float" office:value="12.5080810898712">
                <text:p>12.5080810898712</text:p>
              </table:table-cell>
              <table:table-cell office:value-type="float" office:value="12.5080810898712">
                <text:p>12.5080810898712</text:p>
              </table:table-cell>
              <table:table-cell office:value-type="float" office:value="5.6221934707305">
                <text:p>5.6221934707305</text:p>
              </table:table-cell>
              <table:table-cell office:value-type="float" office:value="3.70773225931956">
                <text:p>3.70773225931956</text:p>
              </table:table-cell>
              <table:table-cell office:value-type="float" office:value="-145.644889623138">
                <text:p>-145.644889623138</text:p>
              </table:table-cell>
              <table:table-cell office:value-type="float" office:value="1.22100247027772">
                <text:p>1.22100247027772</text:p>
              </table:table-cell>
            </table:table-row>
            <table:table-row>
              <table:table-cell office:value-type="float" office:value="12.5782440667028">
                <text:p>12.5782440667028</text:p>
              </table:table-cell>
              <table:table-cell office:value-type="float" office:value="12.5782440667028">
                <text:p>12.5782440667028</text:p>
              </table:table-cell>
              <table:table-cell office:value-type="float" office:value="5.5532240404658">
                <text:p>5.5532240404658</text:p>
              </table:table-cell>
              <table:table-cell office:value-type="float" office:value="3.65627366670667">
                <text:p>3.65627366670667</text:p>
              </table:table-cell>
              <table:table-cell office:value-type="float" office:value="-140.932709889318">
                <text:p>-140.932709889318</text:p>
              </table:table-cell>
              <table:table-cell office:value-type="float" office:value="1.23188569716949">
                <text:p>1.23188569716949</text:p>
              </table:table-cell>
            </table:table-row>
            <table:table-row>
              <table:table-cell office:value-type="float" office:value="12.647877465493">
                <text:p>12.647877465493</text:p>
              </table:table-cell>
              <table:table-cell office:value-type="float" office:value="12.647877465493">
                <text:p>12.647877465493</text:p>
              </table:table-cell>
              <table:table-cell office:value-type="float" office:value="5.48873335752992">
                <text:p>5.48873335752992</text:p>
              </table:table-cell>
              <table:table-cell office:value-type="float" office:value="3.59949583113986">
                <text:p>3.59949583113986</text:p>
              </table:table-cell>
              <table:table-cell office:value-type="float" office:value="-136.35760176932">
                <text:p>-136.35760176932</text:p>
              </table:table-cell>
              <table:table-cell office:value-type="float" office:value="1.23598325934359">
                <text:p>1.23598325934359</text:p>
              </table:table-cell>
            </table:table-row>
            <table:table-row>
              <table:table-cell office:value-type="float" office:value="12.7170455874114">
                <text:p>12.7170455874114</text:p>
              </table:table-cell>
              <table:table-cell office:value-type="float" office:value="12.7170455874114">
                <text:p>12.7170455874114</text:p>
              </table:table-cell>
              <table:table-cell office:value-type="float" office:value="5.42932948539067">
                <text:p>5.42932948539067</text:p>
              </table:table-cell>
              <table:table-cell office:value-type="float" office:value="3.53818396675036">
                <text:p>3.53818396675036</text:p>
              </table:table-cell>
              <table:table-cell office:value-type="float" office:value="-131.822984313473">
                <text:p>-131.822984313473</text:p>
              </table:table-cell>
              <table:table-cell office:value-type="float" office:value="1.23248270447393">
                <text:p>1.23248270447393</text:p>
              </table:table-cell>
            </table:table-row>
            <table:table-row>
              <table:table-cell office:value-type="float" office:value="12.7858234574859">
                <text:p>12.7858234574859</text:p>
              </table:table-cell>
              <table:table-cell office:value-type="float" office:value="12.7858234574859">
                <text:p>12.7858234574859</text:p>
              </table:table-cell>
              <table:table-cell office:value-type="float" office:value="5.37562048751592">
                <text:p>5.37562048751592</text:p>
              </table:table-cell>
              <table:table-cell office:value-type="float" office:value="3.4731232876694">
                <text:p>3.4731232876694</text:p>
              </table:table-cell>
              <table:table-cell office:value-type="float" office:value="-127.227821772309">
                <text:p>-127.227821772309</text:p>
              </table:table-cell>
              <table:table-cell office:value-type="float" office:value="1.22079373643761">
                <text:p>1.22079373643761</text:p>
              </table:table-cell>
            </table:table-row>
            <table:table-row>
              <table:table-cell office:value-type="float" office:value="12.8543089778985">
                <text:p>12.8543089778985</text:p>
              </table:table-cell>
              <table:table-cell office:value-type="float" office:value="12.8543089778985">
                <text:p>12.8543089778985</text:p>
              </table:table-cell>
              <table:table-cell office:value-type="float" office:value="5.3282144273735">
                <text:p>5.3282144273735</text:p>
              </table:table-cell>
              <table:table-cell office:value-type="float" office:value="3.40509900802823">
                <text:p>3.40509900802823</text:p>
              </table:table-cell>
              <table:table-cell office:value-type="float" office:value="-122.463725178529">
                <text:p>-122.463725178529</text:p>
              </table:table-cell>
              <table:table-cell office:value-type="float" office:value="1.20054821194968">
                <text:p>1.20054821194968</text:p>
              </table:table-cell>
            </table:table-row>
            <table:table-row>
              <table:table-cell office:value-type="float" office:value="12.8884747228546">
                <text:p>12.8884747228546</text:p>
              </table:table-cell>
              <table:table-cell office:value-type="float" office:value="12.8884747228546">
                <text:p>12.8884747228546</text:p>
              </table:table-cell>
              <table:table-cell office:value-type="float" office:value="5.30706501878561">
                <text:p>5.30706501878561</text:p>
              </table:table-cell>
              <table:table-cell office:value-type="float" office:value="3.37022089741356">
                <text:p>3.37022089741356</text:p>
              </table:table-cell>
              <table:table-cell office:value-type="float" office:value="-119.981628023221">
                <text:p>-119.981628023221</text:p>
              </table:table-cell>
              <table:table-cell office:value-type="float" office:value="1.18719193542563">
                <text:p>1.18719193542563</text:p>
              </table:table-cell>
            </table:table-row>
            <table:table-row>
              <table:table-cell office:value-type="float" office:value="12.9226216598359">
                <text:p>12.9226216598359</text:p>
              </table:table-cell>
              <table:table-cell office:value-type="float" office:value="12.9226216598359">
                <text:p>12.9226216598359</text:p>
              </table:table-cell>
              <table:table-cell office:value-type="float" office:value="5.28771936843125">
                <text:p>5.28771936843125</text:p>
              </table:table-cell>
              <table:table-cell office:value-type="float" office:value="3.33489634195806">
                <text:p>3.33489634195806</text:p>
              </table:table-cell>
              <table:table-cell office:value-type="float" office:value="-117.411667596112">
                <text:p>-117.411667596112</text:p>
              </table:table-cell>
              <table:table-cell office:value-type="float" office:value="1.17173323225293">
                <text:p>1.17173323225293</text:p>
              </table:table-cell>
            </table:table-row>
            <table:table-row>
              <table:table-cell office:value-type="float" office:value="12.9567738431453">
                <text:p>12.9567738431453</text:p>
              </table:table-cell>
              <table:table-cell office:value-type="float" office:value="12.9567738431453">
                <text:p>12.9567738431453</text:p>
              </table:table-cell>
              <table:table-cell office:value-type="float" office:value="5.27025348424389">
                <text:p>5.27025348424389</text:p>
              </table:table-cell>
              <table:table-cell office:value-type="float" office:value="3.29922349342812">
                <text:p>3.29922349342812</text:p>
              </table:table-cell>
              <table:table-cell office:value-type="float" office:value="-114.736879742256">
                <text:p>-114.736879742256</text:p>
              </table:table-cell>
              <table:table-cell office:value-type="float" office:value="1.15427497310141">
                <text:p>1.15427497310141</text:p>
              </table:table-cell>
            </table:table-row>
            <table:table-row>
              <table:table-cell office:value-type="float" office:value="12.9909580121568">
                <text:p>12.9909580121568</text:p>
              </table:table-cell>
              <table:table-cell office:value-type="float" office:value="12.9909580121568">
                <text:p>12.9909580121568</text:p>
              </table:table-cell>
              <table:table-cell office:value-type="float" office:value="5.25474337415702">
                <text:p>5.25474337415702</text:p>
              </table:table-cell>
              <table:table-cell office:value-type="float" office:value="3.26330050359014">
                <text:p>3.26330050359014</text:p>
              </table:table-cell>
              <table:table-cell office:value-type="float" office:value="-111.939448406686">
                <text:p>-111.939448406686</text:p>
              </table:table-cell>
              <table:table-cell office:value-type="float" office:value="1.13499003058017">
                <text:p>1.13499003058017</text:p>
              </table:table-cell>
            </table:table-row>
            <table:table-row>
              <table:table-cell office:value-type="float" office:value="13.0252029159901">
                <text:p>13.0252029159901</text:p>
              </table:table-cell>
              <table:table-cell office:value-type="float" office:value="13.0252029159901">
                <text:p>13.0252029159901</text:p>
              </table:table-cell>
              <table:table-cell office:value-type="float" office:value="5.24126504610411">
                <text:p>5.24126504610411</text:p>
              </table:table-cell>
              <table:table-cell office:value-type="float" office:value="3.22722552421053">
                <text:p>3.22722552421053</text:p>
              </table:table-cell>
              <table:table-cell office:value-type="float" office:value="-109.000833703481">
                <text:p>-109.000833703481</text:p>
              </table:table-cell>
              <table:table-cell office:value-type="float" office:value="1.11414117509787">
                <text:p>1.11414117509787</text:p>
              </table:table-cell>
            </table:table-row>
            <table:table-row>
              <table:table-cell office:value-type="float" office:value="13.0595380544938">
                <text:p>13.0595380544938</text:p>
              </table:table-cell>
              <table:table-cell office:value-type="float" office:value="13.0595380544938">
                <text:p>13.0595380544938</text:p>
              </table:table-cell>
              <table:table-cell office:value-type="float" office:value="5.22989450801864">
                <text:p>5.22989450801864</text:p>
              </table:table-cell>
              <table:table-cell office:value-type="float" office:value="3.1910967070557">
                <text:p>3.1910967070557</text:p>
              </table:table-cell>
              <table:table-cell office:value-type="float" office:value="-105.902045887109">
                <text:p>-105.902045887109</text:p>
              </table:table-cell>
              <table:table-cell office:value-type="float" office:value="1.09210344423193">
                <text:p>1.09210344423193</text:p>
              </table:table-cell>
            </table:table-row>
            <table:table-row>
              <table:table-cell office:value-type="float" office:value="13.0939916428458">
                <text:p>13.0939916428458</text:p>
              </table:table-cell>
              <table:table-cell office:value-type="float" office:value="13.0939916428458">
                <text:p>13.0939916428458</text:p>
              </table:table-cell>
              <table:table-cell office:value-type="float" office:value="5.2207077678341">
                <text:p>5.2207077678341</text:p>
              </table:table-cell>
              <table:table-cell office:value-type="float" office:value="3.15501220389205">
                <text:p>3.15501220389205</text:p>
              </table:table-cell>
              <table:table-cell office:value-type="float" office:value="-102.62412329907">
                <text:p>-102.62412329907</text:p>
              </table:table-cell>
              <table:table-cell office:value-type="float" office:value="1.06938801784764">
                <text:p>1.06938801784764</text:p>
              </table:table-cell>
            </table:table-row>
            <table:table-row>
              <table:table-cell office:value-type="float" office:value="13.1285875903175">
                <text:p>13.1285875903175</text:p>
              </table:table-cell>
              <table:table-cell office:value-type="float" office:value="13.1285875903175">
                <text:p>13.1285875903175</text:p>
              </table:table-cell>
              <table:table-cell office:value-type="float" office:value="5.21378083348396">
                <text:p>5.21378083348396</text:p>
              </table:table-cell>
              <table:table-cell office:value-type="float" office:value="3.11907016648597">
                <text:p>3.11907016648597</text:p>
              </table:table-cell>
              <table:table-cell office:value-type="float" office:value="-99.1488817816325">
                <text:p>-99.1488817816325</text:p>
              </table:table-cell>
              <table:table-cell office:value-type="float" office:value="1.04666612079116">
                <text:p>1.04666612079116</text:p>
              </table:table-cell>
            </table:table-row>
            <table:table-row>
              <table:table-cell office:value-type="float" office:value="13.1633413035211">
                <text:p>13.1633413035211</text:p>
              </table:table-cell>
              <table:table-cell office:value-type="float" office:value="13.1633413035211">
                <text:p>13.1633413035211</text:p>
              </table:table-cell>
              <table:table-cell office:value-type="float" office:value="5.20918971290171">
                <text:p>5.20918971290171</text:p>
              </table:table-cell>
              <table:table-cell office:value-type="float" office:value="3.08336874660389">
                <text:p>3.08336874660389</text:p>
              </table:table-cell>
              <table:table-cell office:value-type="float" office:value="-95.4600041342742">
                <text:p>-95.4600041342742</text:p>
              </table:table-cell>
              <table:table-cell office:value-type="float" office:value="1.0247909903616">
                <text:p>1.0247909903616</text:p>
              </table:table-cell>
            </table:table-row>
            <table:table-row>
              <table:table-cell office:value-type="float" office:value="13.1982542161032">
                <text:p>13.1982542161032</text:p>
              </table:table-cell>
              <table:table-cell office:value-type="float" office:value="13.1982542161032">
                <text:p>13.1982542161032</text:p>
              </table:table-cell>
              <table:table-cell office:value-type="float" office:value="5.20701041402083">
                <text:p>5.20701041402083</text:p>
              </table:table-cell>
              <table:table-cell office:value-type="float" office:value="3.04800609601219">
                <text:p>3.04800609601219</text:p>
              </table:table-cell>
              <table:table-cell office:value-type="float" office:value="-91.5445214923643">
                <text:p>-91.5445214923643</text:p>
              </table:table-cell>
              <table:table-cell office:value-type="float" office:value="1.0048156111687">
                <text:p>1.0048156111687</text:p>
              </table:table-cell>
            </table:table-row>
            <table:table-row>
              <table:table-cell office:value-type="float" office:value="13.2331499910557">
                <text:p>13.2331499910557</text:p>
              </table:table-cell>
              <table:table-cell office:value-type="float" office:value="13.2331499910557">
                <text:p>13.2331499910557</text:p>
              </table:table-cell>
              <table:table-cell office:value-type="float" office:value="5.20729546046113">
                <text:p>5.20729546046113</text:p>
              </table:table-cell>
              <table:table-cell office:value-type="float" office:value="3.01305663576982">
                <text:p>3.01305663576982</text:p>
              </table:table-cell>
              <table:table-cell office:value-type="float" office:value="-87.515970556755">
                <text:p>-87.515970556755</text:p>
              </table:table-cell>
              <table:table-cell office:value-type="float" office:value="0.998327903167176">
                <text:p>0.998327903167176</text:p>
              </table:table-cell>
            </table:table-row>
            <table:table-row>
              <table:table-cell office:value-type="float" office:value="13.2679948274367">
                <text:p>13.2679948274367</text:p>
              </table:table-cell>
              <table:table-cell office:value-type="float" office:value="13.2679948274367">
                <text:p>13.2679948274367</text:p>
              </table:table-cell>
              <table:table-cell office:value-type="float" office:value="5.21000343858778">
                <text:p>5.21000343858778</text:p>
              </table:table-cell>
              <table:table-cell office:value-type="float" office:value="2.97849986410579">
                <text:p>2.97849986410579</text:p>
              </table:table-cell>
              <table:table-cell office:value-type="float" office:value="-83.5308448579605">
                <text:p>-83.5308448579605</text:p>
              </table:table-cell>
              <table:table-cell office:value-type="float" office:value="0.991218655057565">
                <text:p>0.991218655057565</text:p>
              </table:table-cell>
            </table:table-row>
            <table:table-row>
              <table:table-cell office:value-type="float" office:value="13.3028316711652">
                <text:p>13.3028316711652</text:p>
              </table:table-cell>
              <table:table-cell office:value-type="float" office:value="13.3028316711652">
                <text:p>13.3028316711652</text:p>
              </table:table-cell>
              <table:table-cell office:value-type="float" office:value="5.2150694504523">
                <text:p>5.2150694504523</text:p>
              </table:table-cell>
              <table:table-cell office:value-type="float" office:value="2.94429154854165">
                <text:p>2.94429154854165</text:p>
              </table:table-cell>
              <table:table-cell office:value-type="float" office:value="-79.6418983034734">
                <text:p>-79.6418983034734</text:p>
              </table:table-cell>
              <table:table-cell office:value-type="float" office:value="0.994116283606517">
                <text:p>0.994116283606517</text:p>
              </table:table-cell>
            </table:table-row>
            <table:table-row>
              <table:table-cell office:value-type="float" office:value="13.3375200127219">
                <text:p>13.3375200127219</text:p>
              </table:table-cell>
              <table:table-cell office:value-type="float" office:value="13.3375200127219">
                <text:p>13.3375200127219</text:p>
              </table:table-cell>
              <table:table-cell office:value-type="float" office:value="5.22242859810619">
                <text:p>5.22242859810619</text:p>
              </table:table-cell>
              <table:table-cell office:value-type="float" office:value="2.91038745659897">
                <text:p>2.91038745659897</text:p>
              </table:table-cell>
              <table:table-cell office:value-type="float" office:value="-75.8960608728945">
                <text:p>-75.8960608728945</text:p>
              </table:table-cell>
              <table:table-cell office:value-type="float" office:value="1.00618575493777">
                <text:p>1.00618575493777</text:p>
              </table:table-cell>
            </table:table-row>
            <table:table-row>
              <table:table-cell office:value-type="float" office:value="13.3719430008318">
                <text:p>13.3719430008318</text:p>
              </table:table-cell>
              <table:table-cell office:value-type="float" office:value="13.3719430008318">
                <text:p>13.3719430008318</text:p>
              </table:table-cell>
              <table:table-cell office:value-type="float" office:value="5.23201598360096">
                <text:p>5.23201598360096</text:p>
              </table:table-cell>
              <table:table-cell office:value-type="float" office:value="2.87674335579928">
                <text:p>2.87674335579928</text:p>
              </table:table-cell>
              <table:table-cell office:value-type="float" office:value="-72.3318749275633">
                <text:p>-72.3318749275633</text:p>
              </table:table-cell>
              <table:table-cell office:value-type="float" office:value="1.02637889411653">
                <text:p>1.02637889411653</text:p>
              </table:table-cell>
            </table:table-row>
            <table:table-row>
              <table:table-cell office:value-type="float" office:value="13.4060156067648">
                <text:p>13.4060156067648</text:p>
              </table:table-cell>
              <table:table-cell office:value-type="float" office:value="13.4060156067648">
                <text:p>13.4060156067648</text:p>
              </table:table-cell>
              <table:table-cell office:value-type="float" office:value="5.24376670898811">
                <text:p>5.24376670898811</text:p>
              </table:table-cell>
              <table:table-cell office:value-type="float" office:value="2.84331501366414">
                <text:p>2.84331501366414</text:p>
              </table:table-cell>
              <table:table-cell office:value-type="float" office:value="-68.9781683401763">
                <text:p>-68.9781683401763</text:p>
              </table:table-cell>
              <table:table-cell office:value-type="float" office:value="1.05350367807925">
                <text:p>1.05350367807925</text:p>
              </table:table-cell>
            </table:table-row>
            <table:table-row>
              <table:table-cell office:value-type="float" office:value="13.439687313045">
                <text:p>13.439687313045</text:p>
              </table:table-cell>
              <table:table-cell office:value-type="float" office:value="13.439687313045">
                <text:p>13.439687313045</text:p>
              </table:table-cell>
              <table:table-cell office:value-type="float" office:value="5.25761587631917">
                <text:p>5.25761587631917</text:p>
              </table:table-cell>
              <table:table-cell office:value-type="float" office:value="2.8100581977151">
                <text:p>2.8100581977151</text:p>
              </table:table-cell>
              <table:table-cell office:value-type="float" office:value="-65.8539349080479">
                <text:p>-65.8539349080479</text:p>
              </table:table-cell>
              <table:table-cell office:value-type="float" office:value="1.0862870758694">
                <text:p>1.0862870758694</text:p>
              </table:table-cell>
            </table:table-row>
            <table:table-row>
              <table:table-cell office:value-type="float" office:value="13.4729403538794">
                <text:p>13.4729403538794</text:p>
              </table:table-cell>
              <table:table-cell office:value-type="float" office:value="13.4729403538794">
                <text:p>13.4729403538794</text:p>
              </table:table-cell>
              <table:table-cell office:value-type="float" office:value="5.27349858764563">
                <text:p>5.27349858764563</text:p>
              </table:table-cell>
              <table:table-cell office:value-type="float" office:value="2.77692867547371">
                <text:p>2.77692867547371</text:p>
              </table:table-cell>
              <table:table-cell office:value-type="float" office:value="-62.9691623347843">
                <text:p>-62.9691623347843</text:p>
              </table:table-cell>
              <table:table-cell office:value-type="float" office:value="1.12343414530835">
                <text:p>1.12343414530835</text:p>
              </table:table-cell>
            </table:table-row>
            <table:table-row>
              <table:table-cell office:value-type="float" office:value="13.5057850281798">
                <text:p>13.5057850281798</text:p>
              </table:table-cell>
              <table:table-cell office:value-type="float" office:value="13.5057850281798">
                <text:p>13.5057850281798</text:p>
              </table:table-cell>
              <table:table-cell office:value-type="float" office:value="5.291349945019">
                <text:p>5.291349945019</text:p>
              </table:table-cell>
              <table:table-cell office:value-type="float" office:value="2.74388221446152">
                <text:p>2.74388221446152</text:p>
              </table:table-cell>
              <table:table-cell office:value-type="float" office:value="-60.326246880191">
                <text:p>-60.326246880191</text:p>
              </table:table-cell>
              <table:table-cell office:value-type="float" office:value="1.16368324620993">
                <text:p>1.16368324620993</text:p>
              </table:table-cell>
            </table:table-row>
            <table:table-row>
              <table:table-cell office:value-type="float" office:value="13.5382535919751">
                <text:p>13.5382535919751</text:p>
              </table:table-cell>
              <table:table-cell office:value-type="float" office:value="13.5382535919751">
                <text:p>13.5382535919751</text:p>
              </table:table-cell>
              <table:table-cell office:value-type="float" office:value="5.3111050504908">
                <text:p>5.3111050504908</text:p>
              </table:table-cell>
              <table:table-cell office:value-type="float" office:value="2.71087458220009">
                <text:p>2.71087458220009</text:p>
              </table:table-cell>
              <table:table-cell office:value-type="float" office:value="-57.9216480645032">
                <text:p>-57.9216480645032</text:p>
              </table:table-cell>
              <table:table-cell office:value-type="float" office:value="1.20585503749759">
                <text:p>1.20585503749759</text:p>
              </table:table-cell>
            </table:table-row>
            <table:table-row>
              <table:table-cell office:value-type="float" office:value="13.6022492144017">
                <text:p>13.6022492144017</text:p>
              </table:table-cell>
              <table:table-cell office:value-type="float" office:value="13.6022492144017">
                <text:p>13.6022492144017</text:p>
              </table:table-cell>
              <table:table-cell office:value-type="float" office:value="5.35606691393569">
                <text:p>5.35606691393569</text:p>
              </table:table-cell>
              <table:table-cell office:value-type="float" office:value="2.64479887401568">
                <text:p>2.64479887401568</text:p>
              </table:table-cell>
              <table:table-cell office:value-type="float" office:value="-53.7931499351603">
                <text:p>-53.7931499351603</text:p>
              </table:table-cell>
              <table:table-cell office:value-type="float" office:value="1.29188657529431">
                <text:p>1.29188657529431</text:p>
              </table:table-cell>
            </table:table-row>
            <table:table-row>
              <table:table-cell office:value-type="float" office:value="13.6654362487262">
                <text:p>13.6654362487262</text:p>
              </table:table-cell>
              <table:table-cell office:value-type="float" office:value="13.6654362487262">
                <text:p>13.6654362487262</text:p>
              </table:table-cell>
              <table:table-cell office:value-type="float" office:value="5.40786499439237">
                <text:p>5.40786499439237</text:p>
              </table:table-cell>
              <table:table-cell office:value-type="float" office:value="2.57834769109288">
                <text:p>2.57834769109288</text:p>
              </table:table-cell>
              <table:table-cell office:value-type="float" office:value="-50.4933533351324">
                <text:p>-50.4933533351324</text:p>
              </table:table-cell>
              <table:table-cell office:value-type="float" office:value="1.3749384368575">
                <text:p>1.3749384368575</text:p>
              </table:table-cell>
            </table:table-row>
            <table:table-row>
              <table:table-cell office:value-type="float" office:value="13.728303323028">
                <text:p>13.728303323028</text:p>
              </table:table-cell>
              <table:table-cell office:value-type="float" office:value="13.728303323028">
                <text:p>13.728303323028</text:p>
              </table:table-cell>
              <table:table-cell office:value-type="float" office:value="5.46598010827292">
                <text:p>5.46598010827292</text:p>
              </table:table-cell>
              <table:table-cell office:value-type="float" office:value="2.51116717360411">
                <text:p>2.51116717360411</text:p>
              </table:table-cell>
              <table:table-cell office:value-type="float" office:value="-47.9176111550552">
                <text:p>-47.9176111550552</text:p>
              </table:table-cell>
              <table:table-cell office:value-type="float" office:value="1.45099182780613">
                <text:p>1.45099182780613</text:p>
              </table:table-cell>
            </table:table-row>
            <table:table-row>
              <table:table-cell office:value-type="float" office:value="13.7912916165523">
                <text:p>13.7912916165523</text:p>
              </table:table-cell>
              <table:table-cell office:value-type="float" office:value="13.7912916165523">
                <text:p>13.7912916165523</text:p>
              </table:table-cell>
              <table:table-cell office:value-type="float" office:value="5.52989307198939">
                <text:p>5.52989307198939</text:p>
              </table:table-cell>
              <table:table-cell office:value-type="float" office:value="2.44290346172178">
                <text:p>2.44290346172178</text:p>
              </table:table-cell>
              <table:table-cell office:value-type="float" office:value="-45.9654328277668">
                <text:p>-45.9654328277668</text:p>
              </table:table-cell>
              <table:table-cell office:value-type="float" office:value="1.51824696371586">
                <text:p>1.51824696371586</text:p>
              </table:table-cell>
            </table:table-row>
            <table:table-row>
              <table:table-cell office:value-type="float" office:value="13.8547626673008">
                <text:p>13.8547626673008</text:p>
              </table:table-cell>
              <table:table-cell office:value-type="float" office:value="13.8547626673008">
                <text:p>13.8547626673008</text:p>
              </table:table-cell>
              <table:table-cell office:value-type="float" office:value="5.59908470195386">
                <text:p>5.59908470195386</text:p>
              </table:table-cell>
              <table:table-cell office:value-type="float" office:value="2.37320269561828">
                <text:p>2.37320269561828</text:p>
              </table:table-cell>
              <table:table-cell office:value-type="float" office:value="-44.548455089661">
                <text:p>-44.548455089661</text:p>
              </table:table-cell>
              <table:table-cell office:value-type="float" office:value="1.57646830578621">
                <text:p>1.57646830578621</text:p>
              </table:table-cell>
            </table:table-row>
            <table:table-row>
              <table:table-cell office:value-type="float" office:value="13.9189929553766">
                <text:p>13.9189929553766</text:p>
              </table:table-cell>
              <table:table-cell office:value-type="float" office:value="13.9189929553766">
                <text:p>13.9189929553766</text:p>
              </table:table-cell>
              <table:table-cell office:value-type="float" office:value="5.67303581457839">
                <text:p>5.67303581457839</text:p>
              </table:table-cell>
              <table:table-cell office:value-type="float" office:value="2.30171101546602">
                <text:p>2.30171101546602</text:p>
              </table:table-cell>
              <table:table-cell office:value-type="float" office:value="-43.5925045884907">
                <text:p>-43.5925045884907</text:p>
              </table:table-cell>
              <table:table-cell office:value-type="float" office:value="1.62632872283989">
                <text:p>1.62632872283989</text:p>
              </table:table-cell>
            </table:table-row>
            <table:table-row>
              <table:table-cell office:value-type="float" office:value="13.9841820934387">
                <text:p>13.9841820934387</text:p>
              </table:table-cell>
              <table:table-cell office:value-type="float" office:value="13.9841820934387">
                <text:p>13.9841820934387</text:p>
              </table:table-cell>
              <table:table-cell office:value-type="float" office:value="5.75122722627505">
                <text:p>5.75122722627505</text:p>
              </table:table-cell>
              <table:table-cell office:value-type="float" office:value="2.22807456143741">
                <text:p>2.22807456143741</text:p>
              </table:table-cell>
              <table:table-cell office:value-type="float" office:value="-43.0368557951276">
                <text:p>-43.0368557951276</text:p>
              </table:table-cell>
              <table:table-cell office:value-type="float" office:value="1.66890786615727">
                <text:p>1.66890786615727</text:p>
              </table:table-cell>
            </table:table-row>
            <table:table-row>
              <table:table-cell office:value-type="float" office:value="14.0504665613281">
                <text:p>14.0504665613281</text:p>
              </table:table-cell>
              <table:table-cell office:value-type="float" office:value="14.0504665613281">
                <text:p>14.0504665613281</text:p>
              </table:table-cell>
              <table:table-cell office:value-type="float" office:value="5.83313975345592">
                <text:p>5.83313975345592</text:p>
              </table:table-cell>
              <table:table-cell office:value-type="float" office:value="2.15193947370486">
                <text:p>2.15193947370486</text:p>
              </table:table-cell>
              <table:table-cell office:value-type="float" office:value="-42.8324105242315">
                <text:p>-42.8324105242315</text:p>
              </table:table-cell>
              <table:table-cell office:value-type="float" office:value="1.70537233745986">
                <text:p>1.70537233745986</text:p>
              </table:table-cell>
            </table:table-row>
            <table:table-row>
              <table:table-cell office:value-type="float" office:value="14.1189854934884">
                <text:p>14.1189854934884</text:p>
              </table:table-cell>
              <table:table-cell office:value-type="float" office:value="14.1189854934884">
                <text:p>14.1189854934884</text:p>
              </table:table-cell>
              <table:table-cell office:value-type="float" office:value="5.91825421253305">
                <text:p>5.91825421253305</text:p>
              </table:table-cell>
              <table:table-cell office:value-type="float" office:value="2.07295189244078">
                <text:p>2.07295189244078</text:p>
              </table:table-cell>
              <table:table-cell office:value-type="float" office:value="-42.9396419744918">
                <text:p>-42.9396419744918</text:p>
              </table:table-cell>
              <table:table-cell office:value-type="float" office:value="1.68401245500259">
                <text:p>1.68401245500259</text:p>
              </table:table-cell>
            </table:table-row>
            <table:table-row>
              <table:table-cell office:value-type="float" office:value="14.1909345163206">
                <text:p>14.1909345163206</text:p>
              </table:table-cell>
              <table:table-cell office:value-type="float" office:value="14.1909345163206">
                <text:p>14.1909345163206</text:p>
              </table:table-cell>
              <table:table-cell office:value-type="float" office:value="6.00605141991851">
                <text:p>6.00605141991851</text:p>
              </table:table-cell>
              <table:table-cell office:value-type="float" office:value="1.99075795781756">
                <text:p>1.99075795781756</text:p>
              </table:table-cell>
              <table:table-cell office:value-type="float" office:value="-43.3266627475662">
                <text:p>-43.3266627475662</text:p>
              </table:table-cell>
              <table:table-cell office:value-type="float" office:value="1.65910929017602">
                <text:p>1.65910929017602</text:p>
              </table:table-cell>
            </table:table-row>
            <table:table-row>
              <table:table-cell office:value-type="float" office:value="14.2663132401468">
                <text:p>14.2663132401468</text:p>
              </table:table-cell>
              <table:table-cell office:value-type="float" office:value="14.2663132401468">
                <text:p>14.2663132401468</text:p>
              </table:table-cell>
              <table:table-cell office:value-type="float" office:value="6.09601219202438">
                <text:p>6.09601219202438</text:p>
              </table:table-cell>
              <table:table-cell office:value-type="float" office:value="1.90500381000762">
                <text:p>1.90500381000762</text:p>
              </table:table-cell>
              <table:table-cell office:value-type="float" office:value="-43.9675376602323">
                <text:p>-43.9675376602323</text:p>
              </table:table-cell>
              <table:table-cell office:value-type="float" office:value="1.63850057243185">
                <text:p>1.63850057243185</text:p>
              </table:table-cell>
            </table:table-row>
            <table:table-row>
              <table:table-cell office:value-type="float" office:value="14.3049513257802">
                <text:p>14.3049513257802</text:p>
              </table:table-cell>
              <table:table-cell office:value-type="float" office:value="14.3049513257802">
                <text:p>14.3049513257802</text:p>
              </table:table-cell>
              <table:table-cell office:value-type="float" office:value="6.14164820194951">
                <text:p>6.14164820194951</text:p>
              </table:table-cell>
              <table:table-cell office:value-type="float" office:value="1.86071010336086">
                <text:p>1.86071010336086</text:p>
              </table:table-cell>
              <table:table-cell office:value-type="float" office:value="-44.308395128945">
                <text:p>-44.308395128945</text:p>
              </table:table-cell>
              <table:table-cell office:value-type="float" office:value="1.65343248096222">
                <text:p>1.65343248096222</text:p>
              </table:table-cell>
            </table:table-row>
            <table:table-row>
              <table:table-cell office:value-type="float" office:value="14.3437773306041">
                <text:p>14.3437773306041</text:p>
              </table:table-cell>
              <table:table-cell office:value-type="float" office:value="14.3437773306041">
                <text:p>14.3437773306041</text:p>
              </table:table-cell>
              <table:table-cell office:value-type="float" office:value="6.18766960104888">
                <text:p>6.18766960104888</text:p>
              </table:table-cell>
              <table:table-cell office:value-type="float" office:value="1.8155678163782">
                <text:p>1.8155678163782</text:p>
              </table:table-cell>
              <table:table-cell office:value-type="float" office:value="-44.5738532582947">
                <text:p>-44.5738532582947</text:p>
              </table:table-cell>
              <table:table-cell office:value-type="float" office:value="1.66730361280981">
                <text:p>1.66730361280981</text:p>
              </table:table-cell>
            </table:table-row>
            <table:table-row>
              <table:table-cell office:value-type="float" office:value="14.3827456062147">
                <text:p>14.3827456062147</text:p>
              </table:table-cell>
              <table:table-cell office:value-type="float" office:value="14.3827456062147">
                <text:p>14.3827456062147</text:p>
              </table:table-cell>
              <table:table-cell office:value-type="float" office:value="6.23405068321362">
                <text:p>6.23405068321362</text:p>
              </table:table-cell>
              <table:table-cell office:value-type="float" office:value="1.76970688697733">
                <text:p>1.76970688697733</text:p>
              </table:table-cell>
              <table:table-cell office:value-type="float" office:value="-44.768037770918">
                <text:p>-44.768037770918</text:p>
              </table:table-cell>
              <table:table-cell office:value-type="float" office:value="1.68034202356054">
                <text:p>1.68034202356054</text:p>
              </table:table-cell>
            </table:table-row>
            <table:table-row>
              <table:table-cell office:value-type="float" office:value="14.4218062409413">
                <text:p>14.4218062409413</text:p>
              </table:table-cell>
              <table:table-cell office:value-type="float" office:value="14.4218062409413">
                <text:p>14.4218062409413</text:p>
              </table:table-cell>
              <table:table-cell office:value-type="float" office:value="6.28076574233485">
                <text:p>6.28076574233485</text:p>
              </table:table-cell>
              <table:table-cell office:value-type="float" office:value="1.72325725307591">
                <text:p>1.72325725307591</text:p>
              </table:table-cell>
              <table:table-cell office:value-type="float" office:value="-44.8941907816039">
                <text:p>-44.8941907816039</text:p>
              </table:table-cell>
              <table:table-cell office:value-type="float" office:value="1.69275490734041">
                <text:p>1.69275490734041</text:p>
              </table:table-cell>
            </table:table-row>
            <table:table-row>
              <table:table-cell office:value-type="float" office:value="14.4609056010652">
                <text:p>14.4609056010652</text:p>
              </table:table-cell>
              <table:table-cell office:value-type="float" office:value="14.4609056010652">
                <text:p>14.4609056010652</text:p>
              </table:table-cell>
              <table:table-cell office:value-type="float" office:value="6.32778907230369">
                <text:p>6.32778907230369</text:p>
              </table:table-cell>
              <table:table-cell office:value-type="float" office:value="1.67634885259165">
                <text:p>1.67634885259165</text:p>
              </table:table-cell>
              <table:table-cell office:value-type="float" office:value="-44.9547621806866">
                <text:p>-44.9547621806866</text:p>
              </table:table-cell>
              <table:table-cell office:value-type="float" office:value="1.70473359777221">
                <text:p>1.70473359777221</text:p>
              </table:table-cell>
            </table:table-row>
            <table:table-row>
              <table:table-cell office:value-type="float" office:value="14.5001343297883">
                <text:p>14.5001343297883</text:p>
              </table:table-cell>
              <table:table-cell office:value-type="float" office:value="14.5001343297883">
                <text:p>14.5001343297883</text:p>
              </table:table-cell>
              <table:table-cell office:value-type="float" office:value="6.37509496701128">
                <text:p>6.37509496701128</text:p>
              </table:table-cell>
              <table:table-cell office:value-type="float" office:value="1.6291116234422">
                <text:p>1.6291116234422</text:p>
              </table:table-cell>
              <table:table-cell office:value-type="float" office:value="-44.9514798403241">
                <text:p>-44.9514798403241</text:p>
              </table:table-cell>
              <table:table-cell office:value-type="float" office:value="1.70359003656533">
                <text:p>1.70359003656533</text:p>
              </table:table-cell>
            </table:table-row>
            <table:table-row>
              <table:table-cell office:value-type="float" office:value="14.5396968343891">
                <text:p>14.5396968343891</text:p>
              </table:table-cell>
              <table:table-cell office:value-type="float" office:value="14.5396968343891">
                <text:p>14.5396968343891</text:p>
              </table:table-cell>
              <table:table-cell office:value-type="float" office:value="6.42265772034873">
                <text:p>6.42265772034873</text:p>
              </table:table-cell>
              <table:table-cell office:value-type="float" office:value="1.58167550354526">
                <text:p>1.58167550354526</text:p>
              </table:table-cell>
              <table:table-cell office:value-type="float" office:value="-44.8854016196755">
                <text:p>-44.8854016196755</text:p>
              </table:table-cell>
              <table:table-cell office:value-type="float" office:value="1.69227217324152">
                <text:p>1.69227217324152</text:p>
              </table:table-cell>
            </table:table-row>
            <table:table-row>
              <table:table-cell office:value-type="float" office:value="14.5796482772904">
                <text:p>14.5796482772904</text:p>
              </table:table-cell>
              <table:table-cell office:value-type="float" office:value="14.5796482772904">
                <text:p>14.5796482772904</text:p>
              </table:table-cell>
              <table:table-cell office:value-type="float" office:value="6.47045162620717">
                <text:p>6.47045162620717</text:p>
              </table:table-cell>
              <table:table-cell office:value-type="float" office:value="1.53417043081851">
                <text:p>1.53417043081851</text:p>
              </table:table-cell>
              <table:table-cell office:value-type="float" office:value="-44.7569514376821">
                <text:p>-44.7569514376821</text:p>
              </table:table-cell>
              <table:table-cell office:value-type="float" office:value="1.68116611101176">
                <text:p>1.68116611101176</text:p>
              </table:table-cell>
            </table:table-row>
            <table:table-row>
              <table:table-cell office:value-type="float" office:value="14.6199254082731">
                <text:p>14.6199254082731</text:p>
              </table:table-cell>
              <table:table-cell office:value-type="float" office:value="14.6199254082731">
                <text:p>14.6199254082731</text:p>
              </table:table-cell>
              <table:table-cell office:value-type="float" office:value="6.51845097847772">
                <text:p>6.51845097847772</text:p>
              </table:table-cell>
              <table:table-cell office:value-type="float" office:value="1.48672634317963">
                <text:p>1.48672634317963</text:p>
              </table:table-cell>
              <table:table-cell office:value-type="float" office:value="-44.5659410897268">
                <text:p>-44.5659410897268</text:p>
              </table:table-cell>
              <table:table-cell office:value-type="float" office:value="1.67010762850229">
                <text:p>1.67010762850229</text:p>
              </table:table-cell>
            </table:table-row>
            <table:table-row>
              <table:table-cell office:value-type="float" office:value="14.6604678881363">
                <text:p>14.6604678881363</text:p>
              </table:table-cell>
              <table:table-cell office:value-type="float" office:value="14.6604678881363">
                <text:p>14.6604678881363</text:p>
              </table:table-cell>
              <table:table-cell office:value-type="float" office:value="6.56663007105151">
                <text:p>6.56663007105151</text:p>
              </table:table-cell>
              <table:table-cell office:value-type="float" office:value="1.4394731785463">
                <text:p>1.4394731785463</text:p>
              </table:table-cell>
              <table:table-cell office:value-type="float" office:value="-44.3115789858692">
                <text:p>-44.3115789858692</text:p>
              </table:table-cell>
              <table:table-cell office:value-type="float" office:value="1.65894242539357">
                <text:p>1.65894242539357</text:p>
              </table:table-cell>
            </table:table-row>
            <table:table-row>
              <table:table-cell office:value-type="float" office:value="14.7012184352875">
                <text:p>14.7012184352875</text:p>
              </table:table-cell>
              <table:table-cell office:value-type="float" office:value="14.7012184352875">
                <text:p>14.7012184352875</text:p>
              </table:table-cell>
              <table:table-cell office:value-type="float" office:value="6.61496319781967">
                <text:p>6.61496319781967</text:p>
              </table:table-cell>
              <table:table-cell office:value-type="float" office:value="1.39254087483619">
                <text:p>1.39254087483619</text:p>
              </table:table-cell>
              <table:table-cell office:value-type="float" office:value="-43.992466566236">
                <text:p>-43.992466566236</text:p>
              </table:table-cell>
              <table:table-cell office:value-type="float" office:value="1.6475218464424">
                <text:p>1.6475218464424</text:p>
              </table:table-cell>
            </table:table-row>
            <table:table-row>
              <table:table-cell office:value-type="float" office:value="14.742123024973">
                <text:p>14.742123024973</text:p>
              </table:table-cell>
              <table:table-cell office:value-type="float" office:value="14.742123024973">
                <text:p>14.742123024973</text:p>
              </table:table-cell>
              <table:table-cell office:value-type="float" office:value="6.66342465267331">
                <text:p>6.66342465267331</text:p>
              </table:table-cell>
              <table:table-cell office:value-type="float" office:value="1.346059369967">
                <text:p>1.346059369967</text:p>
              </table:table-cell>
              <table:table-cell office:value-type="float" office:value="-43.6065827907906">
                <text:p>-43.6065827907906</text:p>
              </table:table-cell>
              <table:table-cell office:value-type="float" office:value="1.63569931878269">
                <text:p>1.63569931878269</text:p>
              </table:table-cell>
            </table:table-row>
            <table:table-row>
              <table:table-cell office:value-type="float" office:value="14.7831311425628">
                <text:p>14.7831311425628</text:p>
              </table:table-cell>
              <table:table-cell office:value-type="float" office:value="14.7831311425628">
                <text:p>14.7831311425628</text:p>
              </table:table-cell>
              <table:table-cell office:value-type="float" office:value="6.71198872950357">
                <text:p>6.71198872950357</text:p>
              </table:table-cell>
              <table:table-cell office:value-type="float" office:value="1.30015860185639">
                <text:p>1.30015860185639</text:p>
              </table:table-cell>
              <table:table-cell office:value-type="float" office:value="-43.1512567991315">
                <text:p>-43.1512567991315</text:p>
              </table:table-cell>
              <table:table-cell office:value-type="float" office:value="1.62332737403183">
                <text:p>1.62332737403183</text:p>
              </table:table-cell>
            </table:table-row>
            <table:table-row>
              <table:table-cell office:value-type="float" office:value="14.8241960929025">
                <text:p>14.8241960929025</text:p>
              </table:table-cell>
              <table:table-cell office:value-type="float" office:value="14.8241960929025">
                <text:p>14.8241960929025</text:p>
              </table:table-cell>
              <table:table-cell office:value-type="float" office:value="6.76062972220157">
                <text:p>6.76062972220157</text:p>
              </table:table-cell>
              <table:table-cell office:value-type="float" office:value="1.25496850842206">
                <text:p>1.25496850842206</text:p>
              </table:table-cell>
              <table:table-cell office:value-type="float" office:value="-42.623128591215">
                <text:p>-42.623128591215</text:p>
              </table:table-cell>
              <table:table-cell office:value-type="float" office:value="1.61025519743623">
                <text:p>1.61025519743623</text:p>
              </table:table-cell>
            </table:table-row>
            <table:table-row>
              <table:table-cell office:value-type="float" office:value="14.8652753680099">
                <text:p>14.8652753680099</text:p>
              </table:table-cell>
              <table:table-cell office:value-type="float" office:value="14.8652753680099">
                <text:p>14.8652753680099</text:p>
              </table:table-cell>
              <table:table-cell office:value-type="float" office:value="6.80932192465842">
                <text:p>6.80932192465842</text:p>
              </table:table-cell>
              <table:table-cell office:value-type="float" office:value="1.21061902758168">
                <text:p>1.21061902758168</text:p>
              </table:table-cell>
              <table:table-cell office:value-type="float" office:value="-42.0180974012314">
                <text:p>-42.0180974012314</text:p>
              </table:table-cell>
              <table:table-cell office:value-type="float" office:value="1.59632671497764">
                <text:p>1.59632671497764</text:p>
              </table:table-cell>
            </table:table-row>
            <table:table-row>
              <table:table-cell office:value-type="float" office:value="14.9063310751663">
                <text:p>14.9063310751663</text:p>
              </table:table-cell>
              <table:table-cell office:value-type="float" office:value="14.9063310751663">
                <text:p>14.9063310751663</text:p>
              </table:table-cell>
              <table:table-cell office:value-type="float" office:value="6.85803963076526">
                <text:p>6.85803963076526</text:p>
              </table:table-cell>
              <table:table-cell office:value-type="float" office:value="1.16724009725294">
                <text:p>1.16724009725294</text:p>
              </table:table-cell>
              <table:table-cell office:value-type="float" office:value="-41.3312573462335">
                <text:p>-41.3312573462335</text:p>
              </table:table-cell>
              <table:table-cell office:value-type="float" office:value="1.58137930273566">
                <text:p>1.58137930273566</text:p>
              </table:table-cell>
            </table:table-row>
            <table:table-row>
              <table:table-cell office:value-type="float" office:value="14.9473304265123">
                <text:p>14.9473304265123</text:p>
              </table:table-cell>
              <table:table-cell office:value-type="float" office:value="14.9473304265123">
                <text:p>14.9473304265123</text:p>
              </table:table-cell>
              <table:table-cell office:value-type="float" office:value="6.90675713441322">
                <text:p>6.90675713441322</text:p>
              </table:table-cell>
              <table:table-cell office:value-type="float" office:value="1.12496165535351">
                <text:p>1.12496165535351</text:p>
              </table:table-cell>
              <table:table-cell office:value-type="float" office:value="-40.5568199685894">
                <text:p>-40.5568199685894</text:p>
              </table:table-cell>
              <table:table-cell office:value-type="float" office:value="1.56524328664203">
                <text:p>1.56524328664203</text:p>
              </table:table-cell>
            </table:table-row>
            <table:table-row>
              <table:table-cell office:value-type="float" office:value="14.9882462892472">
                <text:p>14.9882462892472</text:p>
              </table:table-cell>
              <table:table-cell office:value-type="float" office:value="14.9882462892472">
                <text:p>14.9882462892472</text:p>
              </table:table-cell>
              <table:table-cell office:value-type="float" office:value="6.9554487294934">
                <text:p>6.9554487294934</text:p>
              </table:table-cell>
              <table:table-cell office:value-type="float" office:value="1.08391363980108">
                <text:p>1.08391363980108</text:p>
              </table:table-cell>
              <table:table-cell office:value-type="float" office:value="-39.6880235232126">
                <text:p>-39.6880235232126</text:p>
              </table:table-cell>
              <table:table-cell office:value-type="float" office:value="1.54774249974108">
                <text:p>1.54774249974108</text:p>
              </table:table-cell>
            </table:table-row>
            <table:table-row>
              <table:table-cell office:value-type="float" office:value="15.0697715106132">
                <text:p>15.0697715106132</text:p>
              </table:table-cell>
              <table:table-cell office:value-type="float" office:value="15.0697715106132">
                <text:p>15.0697715106132</text:p>
              </table:table-cell>
              <table:table-cell office:value-type="float" office:value="7.05265136951498">
                <text:p>7.05265136951498</text:p>
              </table:table-cell>
              <table:table-cell office:value-type="float" office:value="1.00602863940792">
                <text:p>1.00602863940792</text:p>
              </table:table-cell>
              <table:table-cell office:value-type="float" office:value="-37.634806991616">
                <text:p>-37.634806991616</text:p>
              </table:table-cell>
              <table:table-cell office:value-type="float" office:value="1.50792343258977">
                <text:p>1.50792343258977</text:p>
              </table:table-cell>
            </table:table-row>
            <table:table-row>
              <table:table-cell office:value-type="float" office:value="15.1508098638376">
                <text:p>15.1508098638376</text:p>
              </table:table-cell>
              <table:table-cell office:value-type="float" office:value="15.1508098638376">
                <text:p>15.1508098638376</text:p>
              </table:table-cell>
              <table:table-cell office:value-type="float" office:value="7.149441901959">
                <text:p>7.149441901959</text:p>
              </table:table-cell>
              <table:table-cell office:value-type="float" office:value="0.934624599414915">
                <text:p>0.934624599414915</text:p>
              </table:table-cell>
              <table:table-cell office:value-type="float" office:value="-35.0938513691277">
                <text:p>-35.0938513691277</text:p>
              </table:table-cell>
              <table:table-cell office:value-type="float" office:value="1.46051325261753">
                <text:p>1.46051325261753</text:p>
              </table:table-cell>
            </table:table-row>
            <table:table-row>
              <table:table-cell office:value-type="float" office:value="15.2314107142551">
                <text:p>15.2314107142551</text:p>
              </table:table-cell>
              <table:table-cell office:value-type="float" office:value="15.2314107142551">
                <text:p>15.2314107142551</text:p>
              </table:table-cell>
              <table:table-cell office:value-type="float" office:value="7.24561467795445">
                <text:p>7.24561467795445</text:p>
              </table:table-cell>
              <table:table-cell office:value-type="float" office:value="0.870741023163512">
                <text:p>0.870741023163512</text:p>
              </table:table-cell>
              <table:table-cell office:value-type="float" office:value="-31.9643982841502">
                <text:p>-31.9643982841502</text:p>
              </table:table-cell>
              <table:table-cell office:value-type="float" office:value="1.40439398059833">
                <text:p>1.40439398059833</text:p>
              </table:table-cell>
            </table:table-row>
            <table:table-row>
              <table:table-cell office:value-type="float" office:value="15.311767650716">
                <text:p>15.311767650716</text:p>
              </table:table-cell>
              <table:table-cell office:value-type="float" office:value="15.311767650716">
                <text:p>15.311767650716</text:p>
              </table:table-cell>
              <table:table-cell office:value-type="float" office:value="7.34096404863032">
                <text:p>7.34096404863032</text:p>
              </table:table-cell>
              <table:table-cell office:value-type="float" office:value="0.815417413995156">
                <text:p>0.815417413995156</text:p>
              </table:table-cell>
              <table:table-cell office:value-type="float" office:value="-28.1196091234171">
                <text:p>-28.1196091234171</text:p>
              </table:table-cell>
              <table:table-cell office:value-type="float" office:value="1.33929041978963">
                <text:p>1.33929041978963</text:p>
              </table:table-cell>
            </table:table-row>
            <table:table-row>
              <table:table-cell office:value-type="float" office:value="15.3922131119147">
                <text:p>15.3922131119147</text:p>
              </table:table-cell>
              <table:table-cell office:value-type="float" office:value="15.3922131119147">
                <text:p>15.3922131119147</text:p>
              </table:table-cell>
              <table:table-cell office:value-type="float" office:value="7.43528436511562">
                <text:p>7.43528436511562</text:p>
              </table:table-cell>
              <table:table-cell office:value-type="float" office:value="0.769693275251295">
                <text:p>0.769693275251295</text:p>
              </table:table-cell>
              <table:table-cell office:value-type="float" office:value="-23.4072981090581">
                <text:p>-23.4072981090581</text:p>
              </table:table-cell>
              <table:table-cell office:value-type="float" office:value="1.2666734303599">
                <text:p>1.2666734303599</text:p>
              </table:table-cell>
            </table:table-row>
            <table:table-row>
              <table:table-cell office:value-type="float" office:value="15.4326089237427">
                <text:p>15.4326089237427</text:p>
              </table:table-cell>
              <table:table-cell office:value-type="float" office:value="15.4326089237427">
                <text:p>15.4326089237427</text:p>
              </table:table-cell>
              <table:table-cell office:value-type="float" office:value="7.48199436276462">
                <text:p>7.48199436276462</text:p>
              </table:table-cell>
              <table:table-cell office:value-type="float" office:value="0.750755852082752">
                <text:p>0.750755852082752</text:p>
              </table:table-cell>
              <table:table-cell office:value-type="float" office:value="-20.673669206591">
                <text:p>-20.673669206591</text:p>
              </table:table-cell>
              <table:table-cell office:value-type="float" office:value="1.22877713232808">
                <text:p>1.22877713232808</text:p>
              </table:table-cell>
            </table:table-row>
            <table:table-row>
              <table:table-cell office:value-type="float" office:value="15.4731972943118">
                <text:p>15.4731972943118</text:p>
              </table:table-cell>
              <table:table-cell office:value-type="float" office:value="15.4731972943118">
                <text:p>15.4731972943118</text:p>
              </table:table-cell>
              <table:table-cell office:value-type="float" office:value="7.52836997853934">
                <text:p>7.52836997853934</text:p>
              </table:table-cell>
              <table:table-cell office:value-type="float" office:value="0.734608110273375">
                <text:p>0.734608110273375</text:p>
              </table:table-cell>
              <table:table-cell office:value-type="float" office:value="-17.6609732926253">
                <text:p>-17.6609732926253</text:p>
              </table:table-cell>
              <table:table-cell office:value-type="float" office:value="1.19095486185441">
                <text:p>1.19095486185441</text:p>
              </table:table-cell>
            </table:table-row>
            <table:table-row>
              <table:table-cell office:value-type="float" office:value="15.5140260989623">
                <text:p>15.5140260989623</text:p>
              </table:table-cell>
              <table:table-cell office:value-type="float" office:value="15.5140260989623">
                <text:p>15.5140260989623</text:p>
              </table:table-cell>
              <table:table-cell office:value-type="float" office:value="7.57438550633092">
                <text:p>7.57438550633092</text:p>
              </table:table-cell>
              <table:table-cell office:value-type="float" office:value="0.721379987740846">
                <text:p>0.721379987740846</text:p>
              </table:table-cell>
              <table:table-cell office:value-type="float" office:value="-14.3514864318204">
                <text:p>-14.3514864318204</text:p>
              </table:table-cell>
              <table:table-cell office:value-type="float" office:value="1.1544059766397">
                <text:p>1.1544059766397</text:p>
              </table:table-cell>
            </table:table-row>
            <table:table-row>
              <table:table-cell office:value-type="float" office:value="15.5551255788686">
                <text:p>15.5551255788686</text:p>
              </table:table-cell>
              <table:table-cell office:value-type="float" office:value="15.5551255788686">
                <text:p>15.5551255788686</text:p>
              </table:table-cell>
              <table:table-cell office:value-type="float" office:value="7.62001524003048">
                <text:p>7.62001524003048</text:p>
              </table:table-cell>
              <table:table-cell office:value-type="float" office:value="0.711201422402845">
                <text:p>0.711201422402845</text:p>
              </table:table-cell>
              <table:table-cell office:value-type="float" office:value="-10.732527424869">
                <text:p>-10.732527424869</text:p>
              </table:table-cell>
              <table:table-cell office:value-type="float" office:value="1.12062094569271">
                <text:p>1.12062094569271</text:p>
              </table:table-cell>
            </table:table-row>
            <table:table-row>
              <table:table-cell office:value-type="float" office:value="15.5959344897598">
                <text:p>15.5959344897598</text:p>
              </table:table-cell>
              <table:table-cell office:value-type="float" office:value="15.5959344897598">
                <text:p>15.5959344897598</text:p>
              </table:table-cell>
              <table:table-cell office:value-type="float" office:value="7.66522695420955">
                <text:p>7.66522695420955</text:p>
              </table:table-cell>
              <table:table-cell office:value-type="float" office:value="0.704164229649535">
                <text:p>0.704164229649535</text:p>
              </table:table-cell>
              <table:table-cell office:value-type="float" office:value="-6.94603023390059">
                <text:p>-6.94603023390059</text:p>
              </table:table-cell>
              <table:table-cell office:value-type="float" office:value="1.12183563523716">
                <text:p>1.12183563523716</text:p>
              </table:table-cell>
            </table:table-row>
            <table:table-row>
              <table:table-cell office:value-type="float" office:value="15.6358636542052">
                <text:p>15.6358636542052</text:p>
              </table:table-cell>
              <table:table-cell office:value-type="float" office:value="15.6358636542052">
                <text:p>15.6358636542052</text:p>
              </table:table-cell>
              <table:table-cell office:value-type="float" office:value="7.70996234616132">
                <text:p>7.70996234616132</text:p>
              </table:table-cell>
              <table:table-cell office:value-type="float" office:value="0.70020773476101">
                <text:p>0.70020773476101</text:p>
              </table:table-cell>
              <table:table-cell office:value-type="float" office:value="-3.15184525298567">
                <text:p>-3.15184525298567</text:p>
              </table:table-cell>
              <table:table-cell office:value-type="float" office:value="1.12764853288237">
                <text:p>1.12764853288237</text:p>
              </table:table-cell>
            </table:table-row>
            <table:table-row>
              <table:table-cell office:value-type="float" office:value="15.674969444798">
                <text:p>15.674969444798</text:p>
              </table:table-cell>
              <table:table-cell office:value-type="float" office:value="15.674969444798">
                <text:p>15.674969444798</text:p>
              </table:table-cell>
              <table:table-cell office:value-type="float" office:value="7.75415659385938">
                <text:p>7.75415659385938</text:p>
              </table:table-cell>
              <table:table-cell office:value-type="float" office:value="0.699233140489845">
                <text:p>0.699233140489845</text:p>
              </table:table-cell>
              <table:table-cell office:value-type="float" office:value="0.63088175484356">
                <text:p>0.63088175484356</text:p>
              </table:table-cell>
              <table:table-cell office:value-type="float" office:value="1.13314158790371">
                <text:p>1.13314158790371</text:p>
              </table:table-cell>
            </table:table-row>
            <table:table-row>
              <table:table-cell office:value-type="float" office:value="15.713715933743">
                <text:p>15.713715933743</text:p>
              </table:table-cell>
              <table:table-cell office:value-type="float" office:value="15.713715933743">
                <text:p>15.713715933743</text:p>
              </table:table-cell>
              <table:table-cell office:value-type="float" office:value="7.79774487527732">
                <text:p>7.79774487527732</text:p>
              </table:table-cell>
              <table:table-cell office:value-type="float" office:value="0.701141649588617">
                <text:p>0.701141649588617</text:p>
              </table:table-cell>
              <table:table-cell office:value-type="float" office:value="4.38442335088186">
                <text:p>4.38442335088186</text:p>
              </table:table-cell>
              <table:table-cell office:value-type="float" office:value="1.11893567390679">
                <text:p>1.11893567390679</text:p>
              </table:table-cell>
            </table:table-row>
            <table:table-row>
              <table:table-cell office:value-type="float" office:value="15.7524731268032">
                <text:p>15.7524731268032</text:p>
              </table:table-cell>
              <table:table-cell office:value-type="float" office:value="15.7524731268032">
                <text:p>15.7524731268032</text:p>
              </table:table-cell>
              <table:table-cell office:value-type="float" office:value="7.84066236838872">
                <text:p>7.84066236838872</text:p>
              </table:table-cell>
              <table:table-cell office:value-type="float" office:value="0.705834464809901">
                <text:p>0.705834464809901</text:p>
              </table:table-cell>
              <table:table-cell office:value-type="float" office:value="8.09311333858575">
                <text:p>8.09311333858575</text:p>
              </table:table-cell>
              <table:table-cell office:value-type="float" office:value="1.1089500626855">
                <text:p>1.1089500626855</text:p>
              </table:table-cell>
            </table:table-row>
            <table:table-row>
              <table:table-cell office:value-type="float" office:value="15.791196685806">
                <text:p>15.791196685806</text:p>
              </table:table-cell>
              <table:table-cell office:value-type="float" office:value="15.791196685806">
                <text:p>15.791196685806</text:p>
              </table:table-cell>
              <table:table-cell office:value-type="float" office:value="7.88284425116719">
                <text:p>7.88284425116719</text:p>
              </table:table-cell>
              <table:table-cell office:value-type="float" office:value="0.713212788906273">
                <text:p>0.713212788906273</text:p>
              </table:table-cell>
              <table:table-cell office:value-type="float" office:value="11.743823302355">
                <text:p>11.743823302355</text:p>
              </table:table-cell>
              <table:table-cell office:value-type="float" office:value="1.10274322668393">
                <text:p>1.10274322668393</text:p>
              </table:table-cell>
            </table:table-row>
            <table:table-row>
              <table:table-cell office:value-type="float" office:value="15.8298464070064">
                <text:p>15.8298464070064</text:p>
              </table:table-cell>
              <table:table-cell office:value-type="float" office:value="15.8298464070064">
                <text:p>15.8298464070064</text:p>
              </table:table-cell>
              <table:table-cell office:value-type="float" office:value="7.92422570158632">
                <text:p>7.92422570158632</text:p>
              </table:table-cell>
              <table:table-cell office:value-type="float" office:value="0.723177824630309">
                <text:p>0.723177824630309</text:p>
              </table:table-cell>
              <table:table-cell office:value-type="float" office:value="15.3262508187051">
                <text:p>15.3262508187051</text:p>
              </table:table-cell>
              <table:table-cell office:value-type="float" office:value="1.09982785881299">
                <text:p>1.09982785881299</text:p>
              </table:table-cell>
            </table:table-row>
            <table:table-row>
              <table:table-cell office:value-type="float" office:value="15.868388159708">
                <text:p>15.868388159708</text:p>
              </table:table-cell>
              <table:table-cell office:value-type="float" office:value="15.868388159708">
                <text:p>15.868388159708</text:p>
              </table:table-cell>
              <table:table-cell office:value-type="float" office:value="7.96474189761969">
                <text:p>7.96474189761969</text:p>
              </table:table-cell>
              <table:table-cell office:value-type="float" office:value="0.735630774734584">
                <text:p>0.735630774734584</text:p>
              </table:table-cell>
              <table:table-cell office:value-type="float" office:value="18.8330224988362">
                <text:p>18.8330224988362</text:p>
              </table:table-cell>
              <table:table-cell office:value-type="float" office:value="1.0996968175533">
                <text:p>1.0996968175533</text:p>
              </table:table-cell>
            </table:table-row>
            <table:table-row>
              <table:table-cell office:value-type="float" office:value="15.90679493058">
                <text:p>15.90679493058</text:p>
              </table:table-cell>
              <table:table-cell office:value-type="float" office:value="15.90679493058">
                <text:p>15.90679493058</text:p>
              </table:table-cell>
              <table:table-cell office:value-type="float" office:value="8.00432801724091">
                <text:p>8.00432801724091</text:p>
              </table:table-cell>
              <table:table-cell office:value-type="float" office:value="0.750472841971674">
                <text:p>0.750472841971674</text:p>
              </table:table-cell>
              <table:table-cell office:value-type="float" office:value="22.2596351788651">
                <text:p>22.2596351788651</text:p>
              </table:table-cell>
              <table:table-cell office:value-type="float" office:value="1.10184398756499">
                <text:p>1.10184398756499</text:p>
              </table:table-cell>
            </table:table-row>
            <table:table-row>
              <table:table-cell office:value-type="float" office:value="15.9450471139674">
                <text:p>15.9450471139674</text:p>
              </table:table-cell>
              <table:table-cell office:value-type="float" office:value="15.9450471139674">
                <text:p>15.9450471139674</text:p>
              </table:table-cell>
              <table:table-cell office:value-type="float" office:value="8.04291923842355">
                <text:p>8.04291923842355</text:p>
              </table:table-cell>
              <table:table-cell office:value-type="float" office:value="0.767605229094156">
                <text:p>0.767605229094156</text:p>
              </table:table-cell>
              <table:table-cell office:value-type="float" office:value="25.6042711494932">
                <text:p>25.6042711494932</text:p>
              </table:table-cell>
              <table:table-cell office:value-type="float" office:value="1.10578051642087">
                <text:p>1.10578051642087</text:p>
              </table:table-cell>
            </table:table-row>
            <table:table-row>
              <table:table-cell office:value-type="float" office:value="15.9831322265581">
                <text:p>15.9831322265581</text:p>
              </table:table-cell>
              <table:table-cell office:value-type="float" office:value="15.9831322265581">
                <text:p>15.9831322265581</text:p>
              </table:table-cell>
              <table:table-cell office:value-type="float" office:value="8.08045073914122">
                <text:p>8.08045073914122</text:p>
              </table:table-cell>
              <table:table-cell office:value-type="float" office:value="0.786929138854604">
                <text:p>0.786929138854604</text:p>
              </table:table-cell>
              <table:table-cell office:value-type="float" office:value="28.8675279867435">
                <text:p>28.8675279867435</text:p>
              </table:table-cell>
              <table:table-cell office:value-type="float" office:value="1.11104696161075">
                <text:p>1.11104696161075</text:p>
              </table:table-cell>
            </table:table-row>
            <table:table-row>
              <table:table-cell office:value-type="float" office:value="16.0210442298113">
                <text:p>16.0210442298113</text:p>
              </table:table-cell>
              <table:table-cell office:value-type="float" office:value="16.0210442298113">
                <text:p>16.0210442298113</text:p>
              </table:table-cell>
              <table:table-cell office:value-type="float" office:value="8.1168576973675">
                <text:p>8.1168576973675</text:p>
              </table:table-cell>
              <table:table-cell office:value-type="float" office:value="0.808345774005595">
                <text:p>0.808345774005595</text:p>
              </table:table-cell>
              <table:table-cell office:value-type="float" office:value="32.0521017109924">
                <text:p>32.0521017109924</text:p>
              </table:table-cell>
              <table:table-cell office:value-type="float" office:value="1.11722189314191">
                <text:p>1.11722189314191</text:p>
              </table:table-cell>
            </table:table-row>
            <table:table-row>
              <table:table-cell office:value-type="float" office:value="16.0587826253311">
                <text:p>16.0587826253311</text:p>
              </table:table-cell>
              <table:table-cell office:value-type="float" office:value="16.0587826253311">
                <text:p>16.0587826253311</text:p>
              </table:table-cell>
              <table:table-cell office:value-type="float" office:value="8.15207529107599">
                <text:p>8.15207529107599</text:p>
              </table:table-cell>
              <table:table-cell office:value-type="float" office:value="0.831756337299704">
                <text:p>0.831756337299704</text:p>
              </table:table-cell>
              <table:table-cell office:value-type="float" office:value="35.1624558985345">
                <text:p>35.1624558985345</text:p>
              </table:table-cell>
              <table:table-cell office:value-type="float" office:value="1.12392749040346">
                <text:p>1.12392749040346</text:p>
              </table:table-cell>
            </table:table-row>
            <table:table-row>
              <table:table-cell office:value-type="float" office:value="16.0963514572444">
                <text:p>16.0963514572444</text:p>
              </table:table-cell>
              <table:table-cell office:value-type="float" office:value="16.0963514572444">
                <text:p>16.0963514572444</text:p>
              </table:table-cell>
              <table:table-cell office:value-type="float" office:value="8.18603869824028">
                <text:p>8.18603869824028</text:p>
              </table:table-cell>
              <table:table-cell office:value-type="float" office:value="0.857062031489508">
                <text:p>0.857062031489508</text:p>
              </table:table-cell>
              <table:table-cell office:value-type="float" office:value="38.2045012667864">
                <text:p>38.2045012667864</text:p>
              </table:table-cell>
              <table:table-cell office:value-type="float" office:value="1.13083266307858">
                <text:p>1.13083266307858</text:p>
              </table:table-cell>
            </table:table-row>
            <table:table-row>
              <table:table-cell office:value-type="float" office:value="16.1337583202363">
                <text:p>16.1337583202363</text:p>
              </table:table-cell>
              <table:table-cell office:value-type="float" office:value="16.1337583202363">
                <text:p>16.1337583202363</text:p>
              </table:table-cell>
              <table:table-cell office:value-type="float" office:value="8.21868309683396">
                <text:p>8.21868309683396</text:p>
              </table:table-cell>
              <table:table-cell office:value-type="float" office:value="0.884164059327582">
                <text:p>0.884164059327582</text:p>
              </table:table-cell>
              <table:table-cell office:value-type="float" office:value="41.1853019499066">
                <text:p>41.1853019499066</text:p>
              </table:table-cell>
              <table:table-cell office:value-type="float" office:value="1.13765421508629">
                <text:p>1.13765421508629</text:p>
              </table:table-cell>
            </table:table-row>
            <table:table-row>
              <table:table-cell office:value-type="float" office:value="16.1710134381434">
                <text:p>16.1710134381434</text:p>
              </table:table-cell>
              <table:table-cell office:value-type="float" office:value="16.1710134381434">
                <text:p>16.1710134381434</text:p>
              </table:table-cell>
              <table:table-cell office:value-type="float" office:value="8.24994366483063">
                <text:p>8.24994366483063</text:p>
              </table:table-cell>
              <table:table-cell office:value-type="float" office:value="0.912963623566502">
                <text:p>0.912963623566502</text:p>
              </table:table-cell>
              <table:table-cell office:value-type="float" office:value="44.1128173226361">
                <text:p>44.1128173226361</text:p>
              </table:table-cell>
              <table:table-cell office:value-type="float" office:value="1.14415655281417">
                <text:p>1.14415655281417</text:p>
              </table:table-cell>
            </table:table-row>
            <table:table-row>
              <table:table-cell office:value-type="float" office:value="16.2081288492191">
                <text:p>16.2081288492191</text:p>
              </table:table-cell>
              <table:table-cell office:value-type="float" office:value="16.2081288492191">
                <text:p>16.2081288492191</text:p>
              </table:table-cell>
              <table:table-cell office:value-type="float" office:value="8.27975558020387">
                <text:p>8.27975558020387</text:p>
              </table:table-cell>
              <table:table-cell office:value-type="float" office:value="0.943361926958843">
                <text:p>0.943361926958843</text:p>
              </table:table-cell>
              <table:table-cell office:value-type="float" office:value="46.9956823567469">
                <text:p>46.9956823567469</text:p>
              </table:table-cell>
              <table:table-cell office:value-type="float" office:value="1.15015040975078">
                <text:p>1.15015040975078</text:p>
              </table:table-cell>
            </table:table-row>
            <table:table-row>
              <table:table-cell office:value-type="float" office:value="16.2451177115915">
                <text:p>16.2451177115915</text:p>
              </table:table-cell>
              <table:table-cell office:value-type="float" office:value="16.2451177115915">
                <text:p>16.2451177115915</text:p>
              </table:table-cell>
              <table:table-cell office:value-type="float" office:value="8.30805402092727">
                <text:p>8.30805402092727</text:p>
              </table:table-cell>
              <table:table-cell office:value-type="float" office:value="0.975260172257182">
                <text:p>0.975260172257182</text:p>
              </table:table-cell>
              <table:table-cell office:value-type="float" office:value="49.8430251986394">
                <text:p>49.8430251986394</text:p>
              </table:table-cell>
              <table:table-cell office:value-type="float" office:value="1.15549101736512">
                <text:p>1.15549101736512</text:p>
              </table:table-cell>
            </table:table-row>
            <table:table-row>
              <table:table-cell office:value-type="float" office:value="16.2819937259307">
                <text:p>16.2819937259307</text:p>
              </table:table-cell>
              <table:table-cell office:value-type="float" office:value="16.2819937259307">
                <text:p>16.2819937259307</text:p>
              </table:table-cell>
              <table:table-cell office:value-type="float" office:value="8.33477416497444">
                <text:p>8.33477416497444</text:p>
              </table:table-cell>
              <table:table-cell office:value-type="float" office:value="1.00855956221409">
                <text:p>1.00855956221409</text:p>
              </table:table-cell>
              <table:table-cell office:value-type="float" office:value="52.6643177611235">
                <text:p>52.6643177611235</text:p>
              </table:table-cell>
              <table:table-cell office:value-type="float" office:value="1.16007609796436">
                <text:p>1.16007609796436</text:p>
              </table:table-cell>
            </table:table-row>
            <table:table-row>
              <table:table-cell office:value-type="float" office:value="16.3187706611008">
                <text:p>16.3187706611008</text:p>
              </table:table-cell>
              <table:table-cell office:value-type="float" office:value="16.3187706611008">
                <text:p>16.3187706611008</text:p>
              </table:table-cell>
              <table:table-cell office:value-type="float" office:value="8.35985119031896">
                <text:p>8.35985119031896</text:p>
              </table:table-cell>
              <table:table-cell office:value-type="float" office:value="1.04316129958215">
                <text:p>1.04316129958215</text:p>
              </table:table-cell>
              <table:table-cell office:value-type="float" office:value="55.4692533297192">
                <text:p>55.4692533297192</text:p>
              </table:table-cell>
              <table:table-cell office:value-type="float" office:value="1.16384399244031">
                <text:p>1.16384399244031</text:p>
              </table:table-cell>
            </table:table-row>
            <table:table-row>
              <table:table-cell office:value-type="float" office:value="16.3554619615162">
                <text:p>16.3554619615162</text:p>
              </table:table-cell>
              <table:table-cell office:value-type="float" office:value="16.3554619615162">
                <text:p>16.3554619615162</text:p>
              </table:table-cell>
              <table:table-cell office:value-type="float" office:value="8.38322027493442">
                <text:p>8.38322027493442</text:p>
              </table:table-cell>
              <table:table-cell office:value-type="float" office:value="1.07896658711394">
                <text:p>1.07896658711394</text:p>
              </table:table-cell>
              <table:table-cell office:value-type="float" office:value="58.2676441782988">
                <text:p>58.2676441782988</text:p>
              </table:table-cell>
              <table:table-cell office:value-type="float" office:value="1.16677216802381">
                <text:p>1.16677216802381</text:p>
              </table:table-cell>
            </table:table-row>
            <table:table-row>
              <table:table-cell office:value-type="float" office:value="16.3920804110148">
                <text:p>16.3920804110148</text:p>
              </table:table-cell>
              <table:table-cell office:value-type="float" office:value="16.3920804110148">
                <text:p>16.3920804110148</text:p>
              </table:table-cell>
              <table:table-cell office:value-type="float" office:value="8.40481659679441">
                <text:p>8.40481659679441</text:p>
              </table:table-cell>
              <table:table-cell office:value-type="float" office:value="1.11587662756203">
                <text:p>1.11587662756203</text:p>
              </table:table-cell>
              <table:table-cell office:value-type="float" office:value="61.0693316959568">
                <text:p>61.0693316959568</text:p>
              </table:table-cell>
              <table:table-cell office:value-type="float" office:value="1.16887628163016">
                <text:p>1.16887628163016</text:p>
              </table:table-cell>
            </table:table-row>
            <table:table-row>
              <table:table-cell office:value-type="float" office:value="16.4286378264868">
                <text:p>16.4286378264868</text:p>
              </table:table-cell>
              <table:table-cell office:value-type="float" office:value="16.4286378264868">
                <text:p>16.4286378264868</text:p>
              </table:table-cell>
              <table:table-cell office:value-type="float" office:value="8.42457533387254">
                <text:p>8.42457533387254</text:p>
              </table:table-cell>
              <table:table-cell office:value-type="float" office:value="1.15379262367899">
                <text:p>1.15379262367899</text:p>
              </table:table-cell>
              <table:table-cell office:value-type="float" office:value="63.8841013411168">
                <text:p>63.8841013411168</text:p>
              </table:table-cell>
              <table:table-cell office:value-type="float" office:value="1.17020990517056">
                <text:p>1.17020990517056</text:p>
              </table:table-cell>
            </table:table-row>
            <table:table-row>
              <table:table-cell office:value-type="float" office:value="16.4651447546971">
                <text:p>16.4651447546971</text:p>
              </table:table-cell>
              <table:table-cell office:value-type="float" office:value="16.4651447546971">
                <text:p>16.4651447546971</text:p>
              </table:table-cell>
              <table:table-cell office:value-type="float" office:value="8.44243166414238">
                <text:p>8.44243166414238</text:p>
              </table:table-cell>
              <table:table-cell office:value-type="float" office:value="1.1926157782174">
                <text:p>1.1926157782174</text:p>
              </table:table-cell>
              <table:table-cell office:value-type="float" office:value="66.721594733201">
                <text:p>66.721594733201</text:p>
              </table:table-cell>
              <table:table-cell office:value-type="float" office:value="1.17086495103908">
                <text:p>1.17086495103908</text:p>
              </table:table-cell>
            </table:table-row>
            <table:table-row>
              <table:table-cell office:value-type="float" office:value="16.5016101474814">
                <text:p>16.5016101474814</text:p>
              </table:table-cell>
              <table:table-cell office:value-type="float" office:value="16.5016101474814">
                <text:p>16.5016101474814</text:p>
              </table:table-cell>
              <table:table-cell office:value-type="float" office:value="8.45832076557753">
                <text:p>8.45832076557753</text:p>
              </table:table-cell>
              <table:table-cell office:value-type="float" office:value="1.23224729392985">
                <text:p>1.23224729392985</text:p>
              </table:table-cell>
              <table:table-cell office:value-type="float" office:value="69.5912113195778">
                <text:p>69.5912113195778</text:p>
              </table:table-cell>
              <table:table-cell office:value-type="float" office:value="1.17097276836345">
                <text:p>1.17097276836345</text:p>
              </table:table-cell>
            </table:table-row>
            <table:table-row>
              <table:table-cell office:value-type="float" office:value="16.5380409938441">
                <text:p>16.5380409938441</text:p>
              </table:table-cell>
              <table:table-cell office:value-type="float" office:value="16.5380409938441">
                <text:p>16.5380409938441</text:p>
              </table:table-cell>
              <table:table-cell office:value-type="float" office:value="8.47217781615159">
                <text:p>8.47217781615159</text:p>
              </table:table-cell>
              <table:table-cell office:value-type="float" office:value="1.27258837356889">
                <text:p>1.27258837356889</text:p>
              </table:table-cell>
              <table:table-cell office:value-type="float" office:value="72.5019923471145">
                <text:p>72.5019923471145</text:p>
              </table:table-cell>
              <table:table-cell office:value-type="float" office:value="1.17070581214731">
                <text:p>1.17070581214731</text:p>
              </table:table-cell>
            </table:table-row>
            <table:table-row>
              <table:table-cell office:value-type="float" office:value="16.5744418927824">
                <text:p>16.5744418927824</text:p>
              </table:table-cell>
              <table:table-cell office:value-type="float" office:value="16.5744418927824">
                <text:p>16.5744418927824</text:p>
              </table:table-cell>
              <table:table-cell office:value-type="float" office:value="8.48393799383814">
                <text:p>8.48393799383814</text:p>
              </table:table-cell>
              <table:table-cell office:value-type="float" office:value="1.31354021988712">
                <text:p>1.31354021988712</text:p>
              </table:table-cell>
              <table:table-cell office:value-type="float" office:value="75.4624804310792">
                <text:p>75.4624804310792</text:p>
              </table:table-cell>
              <table:table-cell office:value-type="float" office:value="1.17027971624244">
                <text:p>1.17027971624244</text:p>
              </table:table-cell>
            </table:table-row>
            <table:table-row>
              <table:table-cell office:value-type="float" office:value="16.6108145585173">
                <text:p>16.6108145585173</text:p>
              </table:table-cell>
              <table:table-cell office:value-type="float" office:value="16.6108145585173">
                <text:p>16.6108145585173</text:p>
              </table:table-cell>
              <table:table-cell office:value-type="float" office:value="8.49353647661078">
                <text:p>8.49353647661078</text:p>
              </table:table-cell>
              <table:table-cell office:value-type="float" office:value="1.3550040356371">
                <text:p>1.3550040356371</text:p>
              </table:table-cell>
              <table:table-cell office:value-type="float" office:value="78.4805490296104">
                <text:p>78.4805490296104</text:p>
              </table:table-cell>
              <table:table-cell office:value-type="float" office:value="1.16995552505799">
                <text:p>1.16995552505799</text:p>
              </table:table-cell>
            </table:table-row>
            <table:table-row>
              <table:table-cell office:value-type="float" office:value="16.6471572609934">
                <text:p>16.6471572609934</text:p>
              </table:table-cell>
              <table:table-cell office:value-type="float" office:value="16.6471572609934">
                <text:p>16.6471572609934</text:p>
              </table:table-cell>
              <table:table-cell office:value-type="float" office:value="8.50090844244309">
                <text:p>8.50090844244309</text:p>
              </table:table-cell>
              <table:table-cell office:value-type="float" office:value="1.39688102357141">
                <text:p>1.39688102357141</text:p>
              </table:table-cell>
              <table:table-cell office:value-type="float" office:value="81.5631978417086">
                <text:p>81.5631978417086</text:p>
              </table:table-cell>
              <table:table-cell office:value-type="float" office:value="1.17004175579587">
                <text:p>1.17004175579587</text:p>
              </table:table-cell>
            </table:table-row>
            <table:table-row>
              <table:table-cell office:value-type="float" office:value="16.6834642198238">
                <text:p>16.6834642198238</text:p>
              </table:table-cell>
              <table:table-cell office:value-type="float" office:value="16.6834642198238">
                <text:p>16.6834642198238</text:p>
              </table:table-cell>
              <table:table-cell office:value-type="float" office:value="8.50598906930868">
                <text:p>8.50598906930868</text:p>
              </table:table-cell>
              <table:table-cell office:value-type="float" office:value="1.43907238644263">
                <text:p>1.43907238644263</text:p>
              </table:table-cell>
              <table:table-cell office:value-type="float" office:value="84.7163128287063">
                <text:p>84.7163128287063</text:p>
              </table:table-cell>
              <table:table-cell office:value-type="float" office:value="1.17089587024065">
                <text:p>1.17089587024065</text:p>
              </table:table-cell>
            </table:table-row>
            <table:table-row>
              <table:table-cell office:value-type="float" office:value="16.7197249899015">
                <text:p>16.7197249899015</text:p>
              </table:table-cell>
              <table:table-cell office:value-type="float" office:value="16.7197249899015">
                <text:p>16.7197249899015</text:p>
              </table:table-cell>
              <table:table-cell office:value-type="float" office:value="8.50871353518113">
                <text:p>8.50871353518113</text:p>
              </table:table-cell>
              <table:table-cell office:value-type="float" office:value="1.48147932700334">
                <text:p>1.48147932700334</text:p>
              </table:table-cell>
              <table:table-cell office:value-type="float" office:value="87.9443934749332">
                <text:p>87.9443934749332</text:p>
              </table:table-cell>
              <table:table-cell office:value-type="float" office:value="1.17292462943519">
                <text:p>1.17292462943519</text:p>
              </table:table-cell>
            </table:table-row>
            <table:table-row>
              <table:table-cell office:value-type="float" office:value="16.7560735066444">
                <text:p>16.7560735066444</text:p>
              </table:table-cell>
              <table:table-cell office:value-type="float" office:value="16.7560735066444">
                <text:p>16.7560735066444</text:p>
              </table:table-cell>
              <table:table-cell office:value-type="float" office:value="8.50901701803404">
                <text:p>8.50901701803404</text:p>
              </table:table-cell>
              <table:table-cell office:value-type="float" office:value="1.5240030480061">
                <text:p>1.5240030480061</text:p>
              </table:table-cell>
              <table:table-cell office:value-type="float" office:value="91.2502552093485">
                <text:p>91.2502552093485</text:p>
              </table:table-cell>
              <table:table-cell office:value-type="float" office:value="1.16691246688617">
                <text:p>1.16691246688617</text:p>
              </table:table-cell>
            </table:table-row>
            <table:table-row>
              <table:table-cell office:value-type="float" office:value="16.7925391397565">
                <text:p>16.7925391397565</text:p>
              </table:table-cell>
              <table:table-cell office:value-type="float" office:value="16.7925391397565">
                <text:p>16.7925391397565</text:p>
              </table:table-cell>
              <table:table-cell office:value-type="float" office:value="8.50685811688625">
                <text:p>8.50685811688625</text:p>
              </table:table-cell>
              <table:table-cell office:value-type="float" office:value="1.56654651567276">
                <text:p>1.56654651567276</text:p>
              </table:table-cell>
              <table:table-cell office:value-type="float" office:value="94.5400800616849">
                <text:p>94.5400800616849</text:p>
              </table:table-cell>
              <table:table-cell office:value-type="float" office:value="1.16943583507607">
                <text:p>1.16943583507607</text:p>
              </table:table-cell>
            </table:table-row>
            <table:table-row>
              <table:table-cell office:value-type="float" office:value="16.8290002507101">
                <text:p>16.8290002507101</text:p>
              </table:table-cell>
              <table:table-cell office:value-type="float" office:value="16.8290002507101">
                <text:p>16.8290002507101</text:p>
              </table:table-cell>
              <table:table-cell office:value-type="float" office:value="8.50228911493765">
                <text:p>8.50228911493765</text:p>
              </table:table-cell>
              <table:table-cell office:value-type="float" office:value="1.60901975010227">
                <text:p>1.60901975010227</text:p>
              </table:table-cell>
              <table:table-cell office:value-type="float" office:value="97.7198142289245">
                <text:p>97.7198142289245</text:p>
              </table:table-cell>
              <table:table-cell office:value-type="float" office:value="1.17378841655255">
                <text:p>1.17378841655255</text:p>
              </table:table-cell>
            </table:table-row>
            <table:table-row>
              <table:table-cell office:value-type="float" office:value="16.8654391941586">
                <text:p>16.8654391941586</text:p>
              </table:table-cell>
              <table:table-cell office:value-type="float" office:value="16.8654391941586">
                <text:p>16.8654391941586</text:p>
              </table:table-cell>
              <table:table-cell office:value-type="float" office:value="8.4953857164334">
                <text:p>8.4953857164334</text:p>
              </table:table-cell>
              <table:table-cell office:value-type="float" office:value="1.65133453486282">
                <text:p>1.65133453486282</text:p>
              </table:table-cell>
              <table:table-cell office:value-type="float" office:value="100.79228143852">
                <text:p>100.79228143852</text:p>
              </table:table-cell>
              <table:table-cell office:value-type="float" office:value="1.17941979286916">
                <text:p>1.17941979286916</text:p>
              </table:table-cell>
            </table:table-row>
            <table:table-row>
              <table:table-cell office:value-type="float" office:value="16.9018446897044">
                <text:p>16.9018446897044</text:p>
              </table:table-cell>
              <table:table-cell office:value-type="float" office:value="16.9018446897044">
                <text:p>16.9018446897044</text:p>
              </table:table-cell>
              <table:table-cell office:value-type="float" office:value="8.48622362561863">
                <text:p>8.48622362561863</text:p>
              </table:table-cell>
              <table:table-cell office:value-type="float" office:value="1.69340265352263">
                <text:p>1.69340265352263</text:p>
              </table:table-cell>
              <table:table-cell office:value-type="float" office:value="103.762347019601">
                <text:p>103.762347019601</text:p>
              </table:table-cell>
              <table:table-cell office:value-type="float" office:value="1.18584256239925">
                <text:p>1.18584256239925</text:p>
              </table:table-cell>
            </table:table-row>
            <table:table-row>
              <table:table-cell office:value-type="float" office:value="16.9382106967204">
                <text:p>16.9382106967204</text:p>
              </table:table-cell>
              <table:table-cell office:value-type="float" office:value="16.9382106967204">
                <text:p>16.9382106967204</text:p>
              </table:table-cell>
              <table:table-cell office:value-type="float" office:value="8.47487854673849">
                <text:p>8.47487854673849</text:p>
              </table:table-cell>
              <table:table-cell office:value-type="float" office:value="1.73513588964989">
                <text:p>1.73513588964989</text:p>
              </table:table-cell>
              <table:table-cell office:value-type="float" office:value="106.636481100329">
                <text:p>106.636481100329</text:p>
              </table:table-cell>
              <table:table-cell office:value-type="float" office:value="1.19263240005672">
                <text:p>1.19263240005672</text:p>
              </table:table-cell>
            </table:table-row>
            <table:table-row>
              <table:table-cell office:value-type="float" office:value="16.9745353118779">
                <text:p>16.9745353118779</text:p>
              </table:table-cell>
              <table:table-cell office:value-type="float" office:value="16.9745353118779">
                <text:p>16.9745353118779</text:p>
              </table:table-cell>
              <table:table-cell office:value-type="float" office:value="8.46142618403814">
                <text:p>8.46142618403814</text:p>
              </table:table-cell>
              <table:table-cell office:value-type="float" office:value="1.77644602681282">
                <text:p>1.77644602681282</text:p>
              </table:table-cell>
              <table:table-cell office:value-type="float" office:value="109.422372631115">
                <text:p>109.422372631115</text:p>
              </table:table-cell>
              <table:table-cell office:value-type="float" office:value="1.19942559895252">
                <text:p>1.19942559895252</text:p>
              </table:table-cell>
            </table:table-row>
            <table:table-row>
              <table:table-cell office:value-type="float" office:value="17.0108197740199">
                <text:p>17.0108197740199</text:p>
              </table:table-cell>
              <table:table-cell office:value-type="float" office:value="17.0108197740199">
                <text:p>17.0108197740199</text:p>
              </table:table-cell>
              <table:table-cell office:value-type="float" office:value="8.4459422417627">
                <text:p>8.4459422417627</text:p>
              </table:table-cell>
              <table:table-cell office:value-type="float" office:value="1.81724484857962">
                <text:p>1.81724484857962</text:p>
              </table:table-cell>
              <table:table-cell office:value-type="float" office:value="112.128604441445">
                <text:p>112.128604441445</text:p>
              </table:table-cell>
              <table:table-cell office:value-type="float" office:value="1.20591493910043">
                <text:p>1.20591493910043</text:p>
              </table:table-cell>
            </table:table-row>
            <table:table-row>
              <table:table-cell office:value-type="float" office:value="17.0470676219163">
                <text:p>17.0470676219163</text:p>
              </table:table-cell>
              <table:table-cell office:value-type="float" office:value="17.0470676219163">
                <text:p>17.0470676219163</text:p>
              </table:table-cell>
              <table:table-cell office:value-type="float" office:value="8.42850242415734">
                <text:p>8.42850242415734</text:p>
              </table:table-cell>
              <table:table-cell office:value-type="float" office:value="1.85744413851849">
                <text:p>1.85744413851849</text:p>
              </table:table-cell>
              <table:table-cell office:value-type="float" office:value="114.764391276073">
                <text:p>114.764391276073</text:p>
              </table:table-cell>
              <table:table-cell office:value-type="float" office:value="1.2118445827274">
                <text:p>1.2118445827274</text:p>
              </table:table-cell>
            </table:table-row>
            <table:table-row>
              <table:table-cell office:value-type="float" office:value="17.0832840217949">
                <text:p>17.0832840217949</text:p>
              </table:table-cell>
              <table:table-cell office:value-type="float" office:value="17.0832840217949">
                <text:p>17.0832840217949</text:p>
              </table:table-cell>
              <table:table-cell office:value-type="float" office:value="8.4091824354672">
                <text:p>8.4091824354672</text:p>
              </table:table-cell>
              <table:table-cell office:value-type="float" office:value="1.89695568019764">
                <text:p>1.89695568019764</text:p>
              </table:table-cell>
              <table:table-cell office:value-type="float" office:value="117.339377323697">
                <text:p>117.339377323697</text:p>
              </table:table-cell>
              <table:table-cell office:value-type="float" office:value="1.21700456554449">
                <text:p>1.21700456554449</text:p>
              </table:table-cell>
            </table:table-row>
            <table:table-row>
              <table:table-cell office:value-type="float" office:value="17.1194752621709">
                <text:p>17.1194752621709</text:p>
              </table:table-cell>
              <table:table-cell office:value-type="float" office:value="17.1194752621709">
                <text:p>17.1194752621709</text:p>
              </table:table-cell>
              <table:table-cell office:value-type="float" office:value="8.38805797993742">
                <text:p>8.38805797993742</text:p>
              </table:table-cell>
              <table:table-cell office:value-type="float" office:value="1.93569125718529">
                <text:p>1.93569125718529</text:p>
              </table:table-cell>
              <table:table-cell office:value-type="float" office:value="119.863486631722">
                <text:p>119.863486631722</text:p>
              </table:table-cell>
              <table:table-cell office:value-type="float" office:value="1.22122533627012">
                <text:p>1.22122533627012</text:p>
              </table:table-cell>
            </table:table-row>
            <table:table-row>
              <table:table-cell office:value-type="float" office:value="17.1918116566165">
                <text:p>17.1918116566165</text:p>
              </table:table-cell>
              <table:table-cell office:value-type="float" office:value="17.1918116566165">
                <text:p>17.1918116566165</text:p>
              </table:table-cell>
              <table:table-cell office:value-type="float" office:value="8.34069848533953">
                <text:p>8.34069848533953</text:p>
              </table:table-cell>
              <table:table-cell office:value-type="float" office:value="2.01048165135886">
                <text:p>2.01048165135886</text:p>
              </table:table-cell>
              <table:table-cell office:value-type="float" office:value="124.799578523481">
                <text:p>124.799578523481</text:p>
              </table:table-cell>
              <table:table-cell office:value-type="float" office:value="1.22634338029122">
                <text:p>1.22634338029122</text:p>
              </table:table-cell>
            </table:table-row>
            <table:table-row>
              <table:table-cell office:value-type="float" office:value="17.2641410362116">
                <text:p>17.2641410362116</text:p>
              </table:table-cell>
              <table:table-cell office:value-type="float" office:value="17.2641410362116">
                <text:p>17.2641410362116</text:p>
              </table:table-cell>
              <table:table-cell office:value-type="float" office:value="8.28702957432486">
                <text:p>8.28702957432486</text:p>
              </table:table-cell>
              <table:table-cell office:value-type="float" office:value="2.08110958958485">
                <text:p>2.08110958958485</text:p>
              </table:table-cell>
              <table:table-cell office:value-type="float" office:value="129.654523557721">
                <text:p>129.654523557721</text:p>
              </table:table-cell>
              <table:table-cell office:value-type="float" office:value="1.2264760701204">
                <text:p>1.2264760701204</text:p>
              </table:table-cell>
            </table:table-row>
            <table:table-row>
              <table:table-cell office:value-type="float" office:value="17.3365307981694">
                <text:p>17.3365307981694</text:p>
              </table:table-cell>
              <table:table-cell office:value-type="float" office:value="17.3365307981694">
                <text:p>17.3365307981694</text:p>
              </table:table-cell>
              <table:table-cell office:value-type="float" office:value="8.22765688085457">
                <text:p>8.22765688085457</text:p>
              </table:table-cell>
              <table:table-cell office:value-type="float" office:value="2.14686934040892">
                <text:p>2.14686934040892</text:p>
              </table:table-cell>
              <table:table-cell office:value-type="float" office:value="134.511053704338">
                <text:p>134.511053704338</text:p>
              </table:table-cell>
              <table:table-cell office:value-type="float" office:value="1.2213061765172">
                <text:p>1.2213061765172</text:p>
              </table:table-cell>
            </table:table-row>
            <table:table-row>
              <table:table-cell office:value-type="float" office:value="17.4090558410022">
                <text:p>17.4090558410022</text:p>
              </table:table-cell>
              <table:table-cell office:value-type="float" office:value="17.4090558410022">
                <text:p>17.4090558410022</text:p>
              </table:table-cell>
              <table:table-cell office:value-type="float" office:value="8.16318603888983">
                <text:p>8.16318603888983</text:p>
              </table:table-cell>
              <table:table-cell office:value-type="float" office:value="2.2070551723767">
                <text:p>2.2070551723767</text:p>
              </table:table-cell>
              <table:table-cell office:value-type="float" office:value="139.452617277614">
                <text:p>139.452617277614</text:p>
              </table:table-cell>
              <table:table-cell office:value-type="float" office:value="1.21089206292628">
                <text:p>1.21089206292628</text:p>
              </table:table-cell>
            </table:table-row>
            <table:table-row>
              <table:table-cell office:value-type="float" office:value="17.4453949251524">
                <text:p>17.4453949251524</text:p>
              </table:table-cell>
              <table:table-cell office:value-type="float" office:value="17.4453949251524">
                <text:p>17.4453949251524</text:p>
              </table:table-cell>
              <table:table-cell office:value-type="float" office:value="8.12922807283491">
                <text:p>8.12922807283491</text:p>
              </table:table-cell>
              <table:table-cell office:value-type="float" office:value="2.23483732771">
                <text:p>2.23483732771</text:p>
              </table:table-cell>
              <table:table-cell office:value-type="float" office:value="141.981545972736">
                <text:p>141.981545972736</text:p>
              </table:table-cell>
              <table:table-cell office:value-type="float" office:value="1.20384828568276">
                <text:p>1.20384828568276</text:p>
              </table:table-cell>
            </table:table-row>
            <table:table-row>
              <table:table-cell office:value-type="float" office:value="17.481800670833">
                <text:p>17.481800670833</text:p>
              </table:table-cell>
              <table:table-cell office:value-type="float" office:value="17.481800670833">
                <text:p>17.481800670833</text:p>
              </table:table-cell>
              <table:table-cell office:value-type="float" office:value="8.09422268239182">
                <text:p>8.09422268239182</text:p>
              </table:table-cell>
              <table:table-cell office:value-type="float" office:value="2.26096135403385">
                <text:p>2.26096135403385</text:p>
              </table:table-cell>
              <table:table-cell office:value-type="float" office:value="144.563269745901">
                <text:p>144.563269745901</text:p>
              </table:table-cell>
              <table:table-cell office:value-type="float" office:value="1.1957098706799">
                <text:p>1.1957098706799</text:p>
              </table:table-cell>
            </table:table-row>
            <table:table-row>
              <table:table-cell office:value-type="float" office:value="17.5182845362181">
                <text:p>17.5182845362181</text:p>
              </table:table-cell>
              <table:table-cell office:value-type="float" office:value="17.5182845362181">
                <text:p>17.5182845362181</text:p>
              </table:table-cell>
              <table:table-cell office:value-type="float" office:value="8.0582455718057">
                <text:p>8.0582455718057</text:p>
              </table:table-cell>
              <table:table-cell office:value-type="float" office:value="2.28533903491645">
                <text:p>2.28533903491645</text:p>
              </table:table-cell>
              <table:table-cell office:value-type="float" office:value="147.208239615233">
                <text:p>147.208239615233</text:p>
              </table:table-cell>
              <table:table-cell office:value-type="float" office:value="1.18661991944738">
                <text:p>1.18661991944738</text:p>
              </table:table-cell>
            </table:table-row>
            <table:table-row>
              <table:table-cell office:value-type="float" office:value="17.5548577440491">
                <text:p>17.5548577440491</text:p>
              </table:table-cell>
              <table:table-cell office:value-type="float" office:value="17.5548577440491">
                <text:p>17.5548577440491</text:p>
              </table:table-cell>
              <table:table-cell office:value-type="float" office:value="8.0213724453217">
                <text:p>8.0213724453217</text:p>
              </table:table-cell>
              <table:table-cell office:value-type="float" office:value="2.30788215392601">
                <text:p>2.30788215392601</text:p>
              </table:table-cell>
              <table:table-cell office:value-type="float" office:value="149.926734923032">
                <text:p>149.926734923032</text:p>
              </table:table-cell>
              <table:table-cell office:value-type="float" office:value="1.1767647508857">
                <text:p>1.1767647508857</text:p>
              </table:table-cell>
            </table:table-row>
            <table:table-row>
              <table:table-cell office:value-type="float" office:value="17.5915307065598">
                <text:p>17.5915307065598</text:p>
              </table:table-cell>
              <table:table-cell office:value-type="float" office:value="17.5915307065598">
                <text:p>17.5915307065598</text:p>
              </table:table-cell>
              <table:table-cell office:value-type="float" office:value="7.98367900718497">
                <text:p>7.98367900718497</text:p>
              </table:table-cell>
              <table:table-cell office:value-type="float" office:value="2.32850249463073">
                <text:p>2.32850249463073</text:p>
              </table:table-cell>
              <table:table-cell office:value-type="float" office:value="152.728714081468">
                <text:p>152.728714081468</text:p>
              </table:table-cell>
              <table:table-cell office:value-type="float" office:value="1.16637996405356">
                <text:p>1.16637996405356</text:p>
              </table:table-cell>
            </table:table-row>
            <table:table-row>
              <table:table-cell office:value-type="float" office:value="17.6283122373706">
                <text:p>17.6283122373706</text:p>
              </table:table-cell>
              <table:table-cell office:value-type="float" office:value="17.6283122373706">
                <text:p>17.6283122373706</text:p>
              </table:table-cell>
              <table:table-cell office:value-type="float" office:value="7.94524096164064">
                <text:p>7.94524096164064</text:p>
              </table:table-cell>
              <table:table-cell office:value-type="float" office:value="2.34711184059883">
                <text:p>2.34711184059883</text:p>
              </table:table-cell>
              <table:table-cell office:value-type="float" office:value="155.623607230824">
                <text:p>155.623607230824</text:p>
              </table:table-cell>
              <table:table-cell office:value-type="float" office:value="1.15575651954128">
                <text:p>1.15575651954128</text:p>
              </table:table-cell>
            </table:table-row>
            <table:table-row>
              <table:table-cell office:value-type="float" office:value="17.6652085324293">
                <text:p>17.6652085324293</text:p>
              </table:table-cell>
              <table:table-cell office:value-type="float" office:value="17.6652085324293">
                <text:p>17.6652085324293</text:p>
              </table:table-cell>
              <table:table-cell office:value-type="float" office:value="7.90613401293388">
                <text:p>7.90613401293388</text:p>
              </table:table-cell>
              <table:table-cell office:value-type="float" office:value="2.3636219753985">
                <text:p>2.3636219753985</text:p>
              </table:table-cell>
              <table:table-cell office:value-type="float" office:value="158.62004139818">
                <text:p>158.62004139818</text:p>
              </table:table-cell>
              <table:table-cell office:value-type="float" office:value="1.14524633562307">
                <text:p>1.14524633562307</text:p>
              </table:table-cell>
            </table:table-row>
            <table:table-row>
              <table:table-cell office:value-type="float" office:value="17.7022219207198">
                <text:p>17.7022219207198</text:p>
              </table:table-cell>
              <table:table-cell office:value-type="float" office:value="17.7022219207198">
                <text:p>17.7022219207198</text:p>
              </table:table-cell>
              <table:table-cell office:value-type="float" office:value="7.86643386530982">
                <text:p>7.86643386530982</text:p>
              </table:table-cell>
              <table:table-cell office:value-type="float" office:value="2.37794468259795">
                <text:p>2.37794468259795</text:p>
              </table:table-cell>
              <table:table-cell office:value-type="float" office:value="161.725491430592">
                <text:p>161.725491430592</text:p>
              </table:table-cell>
              <table:table-cell office:value-type="float" office:value="1.13526678246752">
                <text:p>1.13526678246752</text:p>
              </table:table-cell>
            </table:table-row>
            <table:table-row>
              <table:table-cell office:value-type="float" office:value="17.7393494155192">
                <text:p>17.7393494155192</text:p>
              </table:table-cell>
              <table:table-cell office:value-type="float" office:value="17.7393494155192">
                <text:p>17.7393494155192</text:p>
              </table:table-cell>
              <table:table-cell office:value-type="float" office:value="7.82621622301362">
                <text:p>7.82621622301362</text:p>
              </table:table-cell>
              <table:table-cell office:value-type="float" office:value="2.3899917457654">
                <text:p>2.3899917457654</text:p>
              </table:table-cell>
              <table:table-cell office:value-type="float" office:value="164.945855314286">
                <text:p>164.945855314286</text:p>
              </table:table-cell>
              <table:table-cell office:value-type="float" office:value="1.12630335078319">
                <text:p>1.12630335078319</text:p>
              </table:table-cell>
            </table:table-row>
            <table:table-row>
              <table:table-cell office:value-type="float" office:value="17.7765811409183">
                <text:p>17.7765811409183</text:p>
              </table:table-cell>
              <table:table-cell office:value-type="float" office:value="17.7765811409183">
                <text:p>17.7765811409183</text:p>
              </table:table-cell>
              <table:table-cell office:value-type="float" office:value="7.78555679029041">
                <text:p>7.78555679029041</text:p>
              </table:table-cell>
              <table:table-cell office:value-type="float" office:value="2.39967494846903">
                <text:p>2.39967494846903</text:p>
              </table:table-cell>
              <table:table-cell office:value-type="float" office:value="168.284961298754">
                <text:p>168.284961298754</text:p>
              </table:table-cell>
              <table:table-cell office:value-type="float" office:value="1.11890967500681">
                <text:p>1.11890967500681</text:p>
              </table:table-cell>
            </table:table-row>
            <table:table-row>
              <table:table-cell office:value-type="float" office:value="17.813898766813">
                <text:p>17.813898766813</text:p>
              </table:table-cell>
              <table:table-cell office:value-type="float" office:value="17.813898766813">
                <text:p>17.813898766813</text:p>
              </table:table-cell>
              <table:table-cell office:value-type="float" office:value="7.74453127138535">
                <text:p>7.74453127138535</text:p>
              </table:table-cell>
              <table:table-cell office:value-type="float" office:value="2.40690607427707">
                <text:p>2.40690607427707</text:p>
              </table:table-cell>
              <table:table-cell office:value-type="float" office:value="171.74402700971">
                <text:p>171.74402700971</text:p>
              </table:table-cell>
              <table:table-cell office:value-type="float" office:value="1.11370400280657">
                <text:p>1.11370400280657</text:p>
              </table:table-cell>
            </table:table-row>
            <table:table-row>
              <table:table-cell office:value-type="float" office:value="17.8512741556131">
                <text:p>17.8512741556131</text:p>
              </table:table-cell>
              <table:table-cell office:value-type="float" office:value="17.8512741556131">
                <text:p>17.8512741556131</text:p>
              </table:table-cell>
              <table:table-cell office:value-type="float" office:value="7.70321537054357">
                <text:p>7.70321537054357</text:p>
              </table:table-cell>
              <table:table-cell office:value-type="float" office:value="2.41159690675772">
                <text:p>2.41159690675772</text:p>
              </table:table-cell>
              <table:table-cell office:value-type="float" office:value="175.321107139225">
                <text:p>175.321107139225</text:p>
              </table:table-cell>
              <table:table-cell office:value-type="float" office:value="1.11136110847894">
                <text:p>1.11136110847894</text:p>
              </table:table-cell>
            </table:table-row>
            <table:table-row>
              <table:table-cell office:value-type="float" office:value="17.8886684965592">
                <text:p>17.8886684965592</text:p>
              </table:table-cell>
              <table:table-cell office:value-type="float" office:value="17.8886684965592">
                <text:p>17.8886684965592</text:p>
              </table:table-cell>
              <table:table-cell office:value-type="float" office:value="7.66168479201024">
                <text:p>7.66168479201024</text:p>
              </table:table-cell>
              <table:table-cell office:value-type="float" office:value="2.41365922947918">
                <text:p>2.41365922947918</text:p>
              </table:table-cell>
              <table:table-cell office:value-type="float" office:value="179.010584640678">
                <text:p>179.010584640678</text:p>
              </table:table-cell>
              <table:table-cell office:value-type="float" office:value="1.11259852262384">
                <text:p>1.11259852262384</text:p>
              </table:table-cell>
            </table:table-row>
            <table:table-row>
              <table:table-cell office:value-type="float" office:value="17.9263940918898">
                <text:p>17.9263940918898</text:p>
              </table:table-cell>
              <table:table-cell office:value-type="float" office:value="17.9263940918898">
                <text:p>17.9263940918898</text:p>
              </table:table-cell>
              <table:table-cell office:value-type="float" office:value="7.62001524003048">
                <text:p>7.62001524003048</text:p>
              </table:table-cell>
              <table:table-cell office:value-type="float" office:value="2.41300482600965">
                <text:p>2.41300482600965</text:p>
              </table:table-cell>
              <table:table-cell office:value-type="float" office:value="-177.19722292946">
                <text:p>-177.19722292946</text:p>
              </table:table-cell>
              <table:table-cell office:value-type="float" office:value="1.09676039504029">
                <text:p>1.09676039504029</text:p>
              </table:table-cell>
            </table:table-row>
            <table:table-row>
              <table:table-cell office:value-type="float" office:value="17.9641613413916">
                <text:p>17.9641613413916</text:p>
              </table:table-cell>
              <table:table-cell office:value-type="float" office:value="17.9641613413916">
                <text:p>17.9641613413916</text:p>
              </table:table-cell>
              <table:table-cell office:value-type="float" office:value="7.57826501731113">
                <text:p>7.57826501731113</text:p>
              </table:table-cell>
              <table:table-cell office:value-type="float" office:value="2.40959050123241">
                <text:p>2.40959050123241</text:p>
              </table:table-cell>
              <table:table-cell office:value-type="float" office:value="-173.507271468795">
                <text:p>-173.507271468795</text:p>
              </table:table-cell>
              <table:table-cell office:value-type="float" office:value="1.1215426064436">
                <text:p>1.1215426064436</text:p>
              </table:table-cell>
            </table:table-row>
            <table:table-row>
              <table:table-cell office:value-type="float" office:value="18.0013147750084">
                <text:p>18.0013147750084</text:p>
              </table:table-cell>
              <table:table-cell office:value-type="float" office:value="18.0013147750084">
                <text:p>18.0013147750084</text:p>
              </table:table-cell>
              <table:table-cell office:value-type="float" office:value="7.53642282040569">
                <text:p>7.53642282040569</text:p>
              </table:table-cell>
              <table:table-cell office:value-type="float" office:value="2.40355314529092">
                <text:p>2.40355314529092</text:p>
              </table:table-cell>
              <table:table-cell office:value-type="float" office:value="-170.131978029522">
                <text:p>-170.131978029522</text:p>
              </table:table-cell>
              <table:table-cell office:value-type="float" office:value="1.15418322432655">
                <text:p>1.15418322432655</text:p>
              </table:table-cell>
            </table:table-row>
            <table:table-row>
              <table:table-cell office:value-type="float" office:value="18.0377953108088">
                <text:p>18.0377953108088</text:p>
              </table:table-cell>
              <table:table-cell office:value-type="float" office:value="18.0377953108088">
                <text:p>18.0377953108088</text:p>
              </table:table-cell>
              <table:table-cell office:value-type="float" office:value="7.49445994432935">
                <text:p>7.49445994432935</text:p>
              </table:table-cell>
              <table:table-cell office:value-type="float" office:value="2.39507466964373">
                <text:p>2.39507466964373</text:p>
              </table:table-cell>
              <table:table-cell office:value-type="float" office:value="-167.084969411605">
                <text:p>-167.084969411605</text:p>
              </table:table-cell>
              <table:table-cell office:value-type="float" office:value="1.19286750719104">
                <text:p>1.19286750719104</text:p>
              </table:table-cell>
            </table:table-row>
            <table:table-row>
              <table:table-cell office:value-type="float" office:value="18.0735822970915">
                <text:p>18.0735822970915</text:p>
              </table:table-cell>
              <table:table-cell office:value-type="float" office:value="18.0735822970915">
                <text:p>18.0735822970915</text:p>
              </table:table-cell>
              <table:table-cell office:value-type="float" office:value="7.45234768409729">
                <text:p>7.45234768409729</text:p>
              </table:table-cell>
              <table:table-cell office:value-type="float" office:value="2.38433698574937">
                <text:p>2.38433698574937</text:p>
              </table:table-cell>
              <table:table-cell office:value-type="float" office:value="-164.368299082756">
                <text:p>-164.368299082756</text:p>
              </table:table-cell>
              <table:table-cell office:value-type="float" office:value="1.23592824290081">
                <text:p>1.23592824290081</text:p>
              </table:table-cell>
            </table:table-row>
            <table:table-row>
              <table:table-cell office:value-type="float" office:value="18.1430755409558">
                <text:p>18.1430755409558</text:p>
              </table:table-cell>
              <table:table-cell office:value-type="float" office:value="18.1430755409558">
                <text:p>18.1430755409558</text:p>
              </table:table-cell>
              <table:table-cell office:value-type="float" office:value="7.36756019122675">
                <text:p>7.36756019122675</text:p>
              </table:table-cell>
              <table:table-cell office:value-type="float" office:value="2.35681163905327">
                <text:p>2.35681163905327</text:p>
              </table:table-cell>
              <table:table-cell office:value-type="float" office:value="-159.894858362356">
                <text:p>-159.894858362356</text:p>
              </table:table-cell>
              <table:table-cell office:value-type="float" office:value="1.32960173992488">
                <text:p>1.32960173992488</text:p>
              </table:table-cell>
            </table:table-row>
            <table:table-row>
              <table:table-cell office:value-type="float" office:value="18.2100998702881">
                <text:p>18.2100998702881</text:p>
              </table:table-cell>
              <table:table-cell office:value-type="float" office:value="18.2100998702881">
                <text:p>18.2100998702881</text:p>
              </table:table-cell>
              <table:table-cell office:value-type="float" office:value="7.28183070191554">
                <text:p>7.28183070191554</text:p>
              </table:table-cell>
              <table:table-cell office:value-type="float" office:value="2.32243239687091">
                <text:p>2.32243239687091</text:p>
              </table:table-cell>
              <table:table-cell office:value-type="float" office:value="-156.60800691665">
                <text:p>-156.60800691665</text:p>
              </table:table-cell>
              <table:table-cell office:value-type="float" office:value="1.42659139646835">
                <text:p>1.42659139646835</text:p>
              </table:table-cell>
            </table:table-row>
            <table:table-row>
              <table:table-cell office:value-type="float" office:value="18.2749202116109">
                <text:p>18.2749202116109</text:p>
              </table:table-cell>
              <table:table-cell office:value-type="float" office:value="18.2749202116109">
                <text:p>18.2749202116109</text:p>
              </table:table-cell>
              <table:table-cell office:value-type="float" office:value="7.19492957628513">
                <text:p>7.19492957628513</text:p>
              </table:table-cell>
              <table:table-cell office:value-type="float" office:value="2.28265455087057">
                <text:p>2.28265455087057</text:p>
              </table:table-cell>
              <table:table-cell office:value-type="float" office:value="-154.379432167236">
                <text:p>-154.379432167236</text:p>
              </table:table-cell>
              <table:table-cell office:value-type="float" office:value="1.52224821025188">
                <text:p>1.52224821025188</text:p>
              </table:table-cell>
            </table:table-row>
            <table:table-row>
              <table:table-cell office:value-type="float" office:value="18.3377327128187">
                <text:p>18.3377327128187</text:p>
              </table:table-cell>
              <table:table-cell office:value-type="float" office:value="18.3377327128187">
                <text:p>18.3377327128187</text:p>
              </table:table-cell>
              <table:table-cell office:value-type="float" office:value="7.106627174457">
                <text:p>7.106627174457</text:p>
              </table:table-cell>
              <table:table-cell office:value-type="float" office:value="2.23893339272051">
                <text:p>2.23893339272051</text:p>
              </table:table-cell>
              <table:table-cell office:value-type="float" office:value="-153.092295045983">
                <text:p>-153.092295045983</text:p>
              </table:table-cell>
              <table:table-cell office:value-type="float" office:value="1.61513732372382">
                <text:p>1.61513732372382</text:p>
              </table:table-cell>
            </table:table-row>
            <table:table-row>
              <table:table-cell office:value-type="float" office:value="18.3986225515751">
                <text:p>18.3986225515751</text:p>
              </table:table-cell>
              <table:table-cell office:value-type="float" office:value="18.3986225515751">
                <text:p>18.3986225515751</text:p>
              </table:table-cell>
              <table:table-cell office:value-type="float" office:value="7.01669385655261">
                <text:p>7.01669385655261</text:p>
              </table:table-cell>
              <table:table-cell office:value-type="float" office:value="2.19272421408904">
                <text:p>2.19272421408904</text:p>
              </table:table-cell>
              <table:table-cell office:value-type="float" office:value="-152.655361840941">
                <text:p>-152.655361840941</text:p>
              </table:table-cell>
              <table:table-cell office:value-type="float" office:value="1.70595163593244">
                <text:p>1.70595163593244</text:p>
              </table:table-cell>
            </table:table-row>
            <table:table-row>
              <table:table-cell office:value-type="float" office:value="18.4604956323178">
                <text:p>18.4604956323178</text:p>
              </table:table-cell>
              <table:table-cell office:value-type="float" office:value="18.4604956323178">
                <text:p>18.4604956323178</text:p>
              </table:table-cell>
              <table:table-cell office:value-type="float" office:value="6.92489998269344">
                <text:p>6.92489998269344</text:p>
              </table:table-cell>
              <table:table-cell office:value-type="float" office:value="2.14548230664441">
                <text:p>2.14548230664441</text:p>
              </table:table-cell>
              <table:table-cell office:value-type="float" office:value="-153.005462043801">
                <text:p>-153.005462043801</text:p>
              </table:table-cell>
              <table:table-cell office:value-type="float" office:value="1.63111087737031">
                <text:p>1.63111087737031</text:p>
              </table:table-cell>
            </table:table-row>
            <table:table-row>
              <table:table-cell office:value-type="float" office:value="18.5262301141909">
                <text:p>18.5262301141909</text:p>
              </table:table-cell>
              <table:table-cell office:value-type="float" office:value="18.5262301141909">
                <text:p>18.5262301141909</text:p>
              </table:table-cell>
              <table:table-cell office:value-type="float" office:value="6.83101591300095">
                <text:p>6.83101591300095</text:p>
              </table:table-cell>
              <table:table-cell office:value-type="float" office:value="2.09866296205492">
                <text:p>2.09866296205492</text:p>
              </table:table-cell>
              <table:table-cell office:value-type="float" office:value="-154.10455344715">
                <text:p>-154.10455344715</text:p>
              </table:table-cell>
              <table:table-cell office:value-type="float" office:value="1.56084459474303">
                <text:p>1.56084459474303</text:p>
              </table:table-cell>
            </table:table-row>
            <table:table-row>
              <table:table-cell office:value-type="float" office:value="18.5956203582587">
                <text:p>18.5956203582587</text:p>
              </table:table-cell>
              <table:table-cell office:value-type="float" office:value="18.5956203582587">
                <text:p>18.5956203582587</text:p>
              </table:table-cell>
              <table:table-cell office:value-type="float" office:value="6.73481200759663">
                <text:p>6.73481200759663</text:p>
              </table:table-cell>
              <table:table-cell office:value-type="float" office:value="2.05372147198883">
                <text:p>2.05372147198883</text:p>
              </table:table-cell>
              <table:table-cell office:value-type="float" office:value="-155.934168804867">
                <text:p>-155.934168804867</text:p>
              </table:table-cell>
              <table:table-cell office:value-type="float" office:value="1.49962794707116">
                <text:p>1.49962794707116</text:p>
              </table:table-cell>
            </table:table-row>
            <table:table-row>
              <table:table-cell office:value-type="float" office:value="18.6683818045398">
                <text:p>18.6683818045398</text:p>
              </table:table-cell>
              <table:table-cell office:value-type="float" office:value="18.6683818045398">
                <text:p>18.6683818045398</text:p>
              </table:table-cell>
              <table:table-cell office:value-type="float" office:value="6.63605862660193">
                <text:p>6.63605862660193</text:p>
              </table:table-cell>
              <table:table-cell office:value-type="float" office:value="2.01211312811444">
                <text:p>2.01211312811444</text:p>
              </table:table-cell>
              <table:table-cell office:value-type="float" office:value="-158.487912740752">
                <text:p>-158.487912740752</text:p>
              </table:table-cell>
              <table:table-cell office:value-type="float" office:value="1.44591607435023">
                <text:p>1.44591607435023</text:p>
              </table:table-cell>
            </table:table-row>
            <table:table-row>
              <table:table-cell office:value-type="float" office:value="18.7442846132527">
                <text:p>18.7442846132527</text:p>
              </table:table-cell>
              <table:table-cell office:value-type="float" office:value="18.7442846132527">
                <text:p>18.7442846132527</text:p>
              </table:table-cell>
              <table:table-cell office:value-type="float" office:value="6.53452613013833">
                <text:p>6.53452613013833</text:p>
              </table:table-cell>
              <table:table-cell office:value-type="float" office:value="1.97529322210002">
                <text:p>1.97529322210002</text:p>
              </table:table-cell>
              <table:table-cell office:value-type="float" office:value="-161.761668392505">
                <text:p>-161.761668392505</text:p>
              </table:table-cell>
              <table:table-cell office:value-type="float" office:value="1.39989591743575">
                <text:p>1.39989591743575</text:p>
              </table:table-cell>
            </table:table-row>
            <table:table-row>
              <table:table-cell office:value-type="float" office:value="18.8231245099189">
                <text:p>18.8231245099189</text:p>
              </table:table-cell>
              <table:table-cell office:value-type="float" office:value="18.8231245099189">
                <text:p>18.8231245099189</text:p>
              </table:table-cell>
              <table:table-cell office:value-type="float" office:value="6.42998487832731">
                <text:p>6.42998487832731</text:p>
              </table:table-cell>
              <table:table-cell office:value-type="float" office:value="1.94471704561385">
                <text:p>1.94471704561385</text:p>
              </table:table-cell>
              <table:table-cell office:value-type="float" office:value="-165.741066097353">
                <text:p>-165.741066097353</text:p>
              </table:table-cell>
              <table:table-cell office:value-type="float" office:value="1.36319653475528">
                <text:p>1.36319653475528</text:p>
              </table:table-cell>
            </table:table-row>
            <table:table-row>
              <table:table-cell office:value-type="float" office:value="18.9046882211668">
                <text:p>18.9046882211668</text:p>
              </table:table-cell>
              <table:table-cell office:value-type="float" office:value="18.9046882211668">
                <text:p>18.9046882211668</text:p>
              </table:table-cell>
              <table:table-cell office:value-type="float" office:value="6.32220523129033">
                <text:p>6.32220523129033</text:p>
              </table:table-cell>
              <table:table-cell office:value-type="float" office:value="1.9218398903242">
                <text:p>1.9218398903242</text:p>
              </table:table-cell>
              <table:table-cell office:value-type="float" office:value="-170.38668442169">
                <text:p>-170.38668442169</text:p>
              </table:table-cell>
              <table:table-cell office:value-type="float" office:value="1.33851563569413">
                <text:p>1.33851563569413</text:p>
              </table:table-cell>
            </table:table-row>
            <table:table-row>
              <table:table-cell office:value-type="float" office:value="18.9464581813103">
                <text:p>18.9464581813103</text:p>
              </table:table-cell>
              <table:table-cell office:value-type="float" office:value="18.9464581813103">
                <text:p>18.9464581813103</text:p>
              </table:table-cell>
              <table:table-cell office:value-type="float" office:value="6.26702924710007">
                <text:p>6.26702924710007</text:p>
              </table:table-cell>
              <table:table-cell office:value-type="float" office:value="1.91374322427442">
                <text:p>1.91374322427442</text:p>
              </table:table-cell>
              <table:table-cell office:value-type="float" office:value="-172.936501279622">
                <text:p>-172.936501279622</text:p>
              </table:table-cell>
              <table:table-cell office:value-type="float" office:value="1.33167522612703">
                <text:p>1.33167522612703</text:p>
              </table:table-cell>
            </table:table-row>
            <table:table-row>
              <table:table-cell office:value-type="float" office:value="18.9888180445771">
                <text:p>18.9888180445771</text:p>
              </table:table-cell>
              <table:table-cell office:value-type="float" office:value="18.9888180445771">
                <text:p>18.9888180445771</text:p>
              </table:table-cell>
              <table:table-cell office:value-type="float" office:value="6.21095754914886">
                <text:p>6.21095754914886</text:p>
              </table:table-cell>
              <table:table-cell office:value-type="float" office:value="1.90811704789937">
                <text:p>1.90811704789937</text:p>
              </table:table-cell>
              <table:table-cell office:value-type="float" office:value="-175.619532353403">
                <text:p>-175.619532353403</text:p>
              </table:table-cell>
              <table:table-cell office:value-type="float" office:value="1.32901577144686">
                <text:p>1.32901577144686</text:p>
              </table:table-cell>
            </table:table-row>
            <table:table-row>
              <table:table-cell office:value-type="float" office:value="19.0317326649628">
                <text:p>19.0317326649628</text:p>
              </table:table-cell>
              <table:table-cell office:value-type="float" office:value="19.0317326649628">
                <text:p>19.0317326649628</text:p>
              </table:table-cell>
              <table:table-cell office:value-type="float" office:value="6.15396143245191">
                <text:p>6.15396143245191</text:p>
              </table:table-cell>
              <table:table-cell office:value-type="float" office:value="1.90514327265759">
                <text:p>1.90514327265759</text:p>
              </table:table-cell>
              <table:table-cell office:value-type="float" office:value="-178.418217297082">
                <text:p>-178.418217297082</text:p>
              </table:table-cell>
              <table:table-cell office:value-type="float" office:value="1.33085361083795">
                <text:p>1.33085361083795</text:p>
              </table:table-cell>
            </table:table-row>
            <table:table-row>
              <table:table-cell office:value-type="float" office:value="19.0753245777572">
                <text:p>19.0753245777572</text:p>
              </table:table-cell>
              <table:table-cell office:value-type="float" office:value="19.0753245777572">
                <text:p>19.0753245777572</text:p>
              </table:table-cell>
              <table:table-cell office:value-type="float" office:value="6.09601219202438">
                <text:p>6.09601219202438</text:p>
              </table:table-cell>
              <table:table-cell office:value-type="float" office:value="1.90500381000762">
                <text:p>1.90500381000762</text:p>
              </table:table-cell>
              <table:table-cell office:value-type="float" office:value="178.68799833901">
                <text:p>178.68799833901</text:p>
              </table:table-cell>
              <table:table-cell office:value-type="float" office:value="1.32786928202511">
                <text:p>1.32786928202511</text:p>
              </table:table-cell>
            </table:table-row>
            <table:table-row>
              <table:table-cell office:value-type="float" office:value="19.1193108582039">
                <text:p>19.1193108582039</text:p>
              </table:table-cell>
              <table:table-cell office:value-type="float" office:value="19.1193108582039">
                <text:p>19.1193108582039</text:p>
              </table:table-cell>
              <table:table-cell office:value-type="float" office:value="6.03708855058779">
                <text:p>6.03708855058779</text:p>
              </table:table-cell>
              <table:table-cell office:value-type="float" office:value="1.90782119606798">
                <text:p>1.90782119606798</text:p>
              </table:table-cell>
              <table:table-cell office:value-type="float" office:value="175.891484356602">
                <text:p>175.891484356602</text:p>
              </table:table-cell>
              <table:table-cell office:value-type="float" office:value="1.3543742674447">
                <text:p>1.3543742674447</text:p>
              </table:table-cell>
            </table:table-row>
            <table:table-row>
              <table:table-cell office:value-type="float" office:value="19.1632663393936">
                <text:p>19.1632663393936</text:p>
              </table:table-cell>
              <table:table-cell office:value-type="float" office:value="19.1632663393936">
                <text:p>19.1632663393936</text:p>
              </table:table-cell>
              <table:table-cell office:value-type="float" office:value="5.97719894168889">
                <text:p>5.97719894168889</text:p>
              </table:table-cell>
              <table:table-cell office:value-type="float" office:value="1.91348046559713">
                <text:p>1.91348046559713</text:p>
              </table:table-cell>
              <table:table-cell office:value-type="float" office:value="173.36500977477">
                <text:p>173.36500977477</text:p>
              </table:table-cell>
              <table:table-cell office:value-type="float" office:value="1.38277702328942">
                <text:p>1.38277702328942</text:p>
              </table:table-cell>
            </table:table-row>
            <table:table-row>
              <table:table-cell office:value-type="float" office:value="19.2511476025543">
                <text:p>19.2511476025543</text:p>
              </table:table-cell>
              <table:table-cell office:value-type="float" office:value="19.2511476025543">
                <text:p>19.2511476025543</text:p>
              </table:table-cell>
              <table:table-cell office:value-type="float" office:value="5.85458526651647">
                <text:p>5.85458526651647</text:p>
              </table:table-cell>
              <table:table-cell office:value-type="float" office:value="1.93262729273567">
                <text:p>1.93262729273567</text:p>
              </table:table-cell>
              <table:table-cell office:value-type="float" office:value="169.078894380812">
                <text:p>169.078894380812</text:p>
              </table:table-cell>
              <table:table-cell office:value-type="float" office:value="1.44147948090038">
                <text:p>1.44147948090038</text:p>
              </table:table-cell>
            </table:table-row>
            <table:table-row>
              <table:table-cell office:value-type="float" office:value="19.2951425367824">
                <text:p>19.2951425367824</text:p>
              </table:table-cell>
              <table:table-cell office:value-type="float" office:value="19.2951425367824">
                <text:p>19.2951425367824</text:p>
              </table:table-cell>
              <table:table-cell office:value-type="float" office:value="5.79189292274911">
                <text:p>5.79189292274911</text:p>
              </table:table-cell>
              <table:table-cell office:value-type="float" office:value="1.94576616918197">
                <text:p>1.94576616918197</text:p>
              </table:table-cell>
              <table:table-cell office:value-type="float" office:value="167.29173482213">
                <text:p>167.29173482213</text:p>
              </table:table-cell>
              <table:table-cell office:value-type="float" office:value="1.4704172348125">
                <text:p>1.4704172348125</text:p>
              </table:table-cell>
            </table:table-row>
            <table:table-row>
              <table:table-cell office:value-type="float" office:value="19.3392029904452">
                <text:p>19.3392029904452</text:p>
              </table:table-cell>
              <table:table-cell office:value-type="float" office:value="19.3392029904452">
                <text:p>19.3392029904452</text:p>
              </table:table-cell>
              <table:table-cell office:value-type="float" office:value="5.72829805653176">
                <text:p>5.72829805653176</text:p>
              </table:table-cell>
              <table:table-cell office:value-type="float" office:value="1.96104956677089">
                <text:p>1.96104956677089</text:p>
              </table:table-cell>
              <table:table-cell office:value-type="float" office:value="165.722063744041">
                <text:p>165.722063744041</text:p>
              </table:table-cell>
              <table:table-cell office:value-type="float" office:value="1.49848433742024">
                <text:p>1.49848433742024</text:p>
              </table:table-cell>
            </table:table-row>
            <table:table-row>
              <table:table-cell office:value-type="float" office:value="19.3833510806495">
                <text:p>19.3833510806495</text:p>
              </table:table-cell>
              <table:table-cell office:value-type="float" office:value="19.3833510806495">
                <text:p>19.3833510806495</text:p>
              </table:table-cell>
              <table:table-cell office:value-type="float" office:value="5.66381652911748">
                <text:p>5.66381652911748</text:p>
              </table:table-cell>
              <table:table-cell office:value-type="float" office:value="1.9783031449209">
                <text:p>1.9783031449209</text:p>
              </table:table-cell>
              <table:table-cell office:value-type="float" office:value="164.355236949562">
                <text:p>164.355236949562</text:p>
              </table:table-cell>
              <table:table-cell office:value-type="float" office:value="1.52542591789371">
                <text:p>1.52542591789371</text:p>
              </table:table-cell>
            </table:table-row>
            <table:table-row>
              <table:table-cell office:value-type="float" office:value="19.4276035783188">
                <text:p>19.4276035783188</text:p>
              </table:table-cell>
              <table:table-cell office:value-type="float" office:value="19.4276035783188">
                <text:p>19.4276035783188</text:p>
              </table:table-cell>
              <table:table-cell office:value-type="float" office:value="5.59846420175937">
                <text:p>5.59846420175937</text:p>
              </table:table-cell>
              <table:table-cell office:value-type="float" office:value="1.99735256305044">
                <text:p>1.99735256305044</text:p>
              </table:table-cell>
              <table:table-cell office:value-type="float" office:value="163.177384987628">
                <text:p>163.177384987628</text:p>
              </table:table-cell>
              <table:table-cell office:value-type="float" office:value="1.5511042599867">
                <text:p>1.5511042599867</text:p>
              </table:table-cell>
            </table:table-row>
            <table:table-row>
              <table:table-cell office:value-type="float" office:value="19.4719710517722">
                <text:p>19.4719710517722</text:p>
              </table:table-cell>
              <table:table-cell office:value-type="float" office:value="19.4719710517722">
                <text:p>19.4719710517722</text:p>
              </table:table-cell>
              <table:table-cell office:value-type="float" office:value="5.5322569357105">
                <text:p>5.5322569357105</text:p>
              </table:table-cell>
              <table:table-cell office:value-type="float" office:value="2.01802348057799">
                <text:p>2.01802348057799</text:p>
              </table:table-cell>
              <table:table-cell office:value-type="float" office:value="162.175698122356">
                <text:p>162.175698122356</text:p>
              </table:table-cell>
              <table:table-cell office:value-type="float" office:value="1.57547133981643">
                <text:p>1.57547133981643</text:p>
              </table:table-cell>
            </table:table-row>
            <table:table-row>
              <table:table-cell office:value-type="float" office:value="19.5164575485169">
                <text:p>19.5164575485169</text:p>
              </table:table-cell>
              <table:table-cell office:value-type="float" office:value="19.5164575485169">
                <text:p>19.5164575485169</text:p>
              </table:table-cell>
              <table:table-cell office:value-type="float" office:value="5.46521059222394">
                <text:p>5.46521059222394</text:p>
              </table:table-cell>
              <table:table-cell office:value-type="float" office:value="2.04014155692199">
                <text:p>2.04014155692199</text:p>
              </table:table-cell>
              <table:table-cell office:value-type="float" office:value="161.338574096258">
                <text:p>161.338574096258</text:p>
              </table:table-cell>
              <table:table-cell office:value-type="float" office:value="1.59854507180436">
                <text:p>1.59854507180436</text:p>
              </table:table-cell>
            </table:table-row>
            <table:table-row>
              <table:table-cell office:value-type="float" office:value="19.561060666205">
                <text:p>19.561060666205</text:p>
              </table:table-cell>
              <table:table-cell office:value-type="float" office:value="19.561060666205">
                <text:p>19.561060666205</text:p>
              </table:table-cell>
              <table:table-cell office:value-type="float" office:value="5.39734103255277">
                <text:p>5.39734103255277</text:p>
              </table:table-cell>
              <table:table-cell office:value-type="float" office:value="2.0635324515009">
                <text:p>2.0635324515009</text:p>
              </table:table-cell>
              <table:table-cell office:value-type="float" office:value="160.655672210219">
                <text:p>160.655672210219</text:p>
              </table:table-cell>
              <table:table-cell office:value-type="float" office:value="1.62038967417198">
                <text:p>1.62038967417198</text:p>
              </table:table-cell>
            </table:table-row>
            <table:table-row>
              <table:table-cell office:value-type="float" office:value="19.6057718943537">
                <text:p>19.6057718943537</text:p>
              </table:table-cell>
              <table:table-cell office:value-type="float" office:value="19.6057718943537">
                <text:p>19.6057718943537</text:p>
              </table:table-cell>
              <table:table-cell office:value-type="float" office:value="5.32866411795008">
                <text:p>5.32866411795008</text:p>
              </table:table-cell>
              <table:table-cell office:value-type="float" office:value="2.08802182373318">
                <text:p>2.08802182373318</text:p>
              </table:table-cell>
              <table:table-cell office:value-type="float" office:value="160.117906314458">
                <text:p>160.117906314458</text:p>
              </table:table-cell>
              <table:table-cell office:value-type="float" office:value="1.64110001904225">
                <text:p>1.64110001904225</text:p>
              </table:table-cell>
            </table:table-row>
            <table:table-row>
              <table:table-cell office:value-type="float" office:value="19.6505771377531">
                <text:p>19.6505771377531</text:p>
              </table:table-cell>
              <table:table-cell office:value-type="float" office:value="19.6505771377531">
                <text:p>19.6505771377531</text:p>
              </table:table-cell>
              <table:table-cell office:value-type="float" office:value="5.25919570966893">
                <text:p>5.25919570966893</text:p>
              </table:table-cell>
              <table:table-cell office:value-type="float" office:value="2.11343533303729">
                <text:p>2.11343533303729</text:p>
              </table:table-cell>
              <table:table-cell office:value-type="float" office:value="159.717400096626">
                <text:p>159.717400096626</text:p>
              </table:table-cell>
              <table:table-cell office:value-type="float" office:value="1.66078951731775">
                <text:p>1.66078951731775</text:p>
              </table:table-cell>
            </table:table-row>
            <table:table-row>
              <table:table-cell office:value-type="float" office:value="19.6954573577323">
                <text:p>19.6954573577323</text:p>
              </table:table-cell>
              <table:table-cell office:value-type="float" office:value="19.6954573577323">
                <text:p>19.6954573577323</text:p>
              </table:table-cell>
              <table:table-cell office:value-type="float" office:value="5.18895166896241">
                <text:p>5.18895166896241</text:p>
              </table:table-cell>
              <table:table-cell office:value-type="float" office:value="2.13959863883168">
                <text:p>2.13959863883168</text:p>
              </table:table-cell>
              <table:table-cell office:value-type="float" office:value="159.447420820293">
                <text:p>159.447420820293</text:p>
              </table:table-cell>
              <table:table-cell office:value-type="float" office:value="1.67958094419567">
                <text:p>1.67958094419567</text:p>
              </table:table-cell>
            </table:table-row>
            <table:table-row>
              <table:table-cell office:value-type="float" office:value="19.7403892879033">
                <text:p>19.7403892879033</text:p>
              </table:table-cell>
              <table:table-cell office:value-type="float" office:value="19.7403892879033">
                <text:p>19.7403892879033</text:p>
              </table:table-cell>
              <table:table-cell office:value-type="float" office:value="5.1179478570836">
                <text:p>5.1179478570836</text:p>
              </table:table-cell>
              <table:table-cell office:value-type="float" office:value="2.16633740053481">
                <text:p>2.16633740053481</text:p>
              </table:table-cell>
              <table:table-cell office:value-type="float" office:value="159.302302238752">
                <text:p>159.302302238752</text:p>
              </table:table-cell>
              <table:table-cell office:value-type="float" office:value="1.69759957886753">
                <text:p>1.69759957886753</text:p>
              </table:table-cell>
            </table:table-row>
            <table:table-row>
              <table:table-cell office:value-type="float" office:value="19.7854771351658">
                <text:p>19.7854771351658</text:p>
              </table:table-cell>
              <table:table-cell office:value-type="float" office:value="19.7854771351658">
                <text:p>19.7854771351658</text:p>
              </table:table-cell>
              <table:table-cell office:value-type="float" office:value="5.04620013528557">
                <text:p>5.04620013528557</text:p>
              </table:table-cell>
              <table:table-cell office:value-type="float" office:value="2.19347727756514">
                <text:p>2.19347727756514</text:p>
              </table:table-cell>
              <table:table-cell office:value-type="float" office:value="159.277363460114">
                <text:p>159.277363460114</text:p>
              </table:table-cell>
              <table:table-cell office:value-type="float" office:value="1.705057732207">
                <text:p>1.705057732207</text:p>
              </table:table-cell>
            </table:table-row>
            <table:table-row>
              <table:table-cell office:value-type="float" office:value="19.8311320072549">
                <text:p>19.8311320072549</text:p>
              </table:table-cell>
              <table:table-cell office:value-type="float" office:value="19.8311320072549">
                <text:p>19.8311320072549</text:p>
              </table:table-cell>
              <table:table-cell office:value-type="float" office:value="4.97372436482141">
                <text:p>4.97372436482141</text:p>
              </table:table-cell>
              <table:table-cell office:value-type="float" office:value="2.22084392934112">
                <text:p>2.22084392934112</text:p>
              </table:table-cell>
              <table:table-cell office:value-type="float" office:value="159.368827727465">
                <text:p>159.368827727465</text:p>
              </table:table-cell>
              <table:table-cell office:value-type="float" office:value="1.68868529935256">
                <text:p>1.68868529935256</text:p>
              </table:table-cell>
            </table:table-row>
            <table:table-row>
              <table:table-cell office:value-type="float" office:value="19.877626210009">
                <text:p>19.877626210009</text:p>
              </table:table-cell>
              <table:table-cell office:value-type="float" office:value="19.877626210009">
                <text:p>19.877626210009</text:p>
              </table:table-cell>
              <table:table-cell office:value-type="float" office:value="4.90053640694418">
                <text:p>4.90053640694418</text:p>
              </table:table-cell>
              <table:table-cell office:value-type="float" office:value="2.24826301528121">
                <text:p>2.24826301528121</text:p>
              </table:table-cell>
              <table:table-cell office:value-type="float" office:value="159.573743101305">
                <text:p>159.573743101305</text:p>
              </table:table-cell>
              <table:table-cell office:value-type="float" office:value="1.67326107273803">
                <text:p>1.67326107273803</text:p>
              </table:table-cell>
            </table:table-row>
            <table:table-row>
              <table:table-cell office:value-type="float" office:value="19.9249060589993">
                <text:p>19.9249060589993</text:p>
              </table:table-cell>
              <table:table-cell office:value-type="float" office:value="19.9249060589993">
                <text:p>19.9249060589993</text:p>
              </table:table-cell>
              <table:table-cell office:value-type="float" office:value="4.82665212290697">
                <text:p>4.82665212290697</text:p>
              </table:table-cell>
              <table:table-cell office:value-type="float" office:value="2.27556019480387">
                <text:p>2.27556019480387</text:p>
              </table:table-cell>
              <table:table-cell office:value-type="float" office:value="159.889905649164">
                <text:p>159.889905649164</text:p>
              </table:table-cell>
              <table:table-cell office:value-type="float" office:value="1.65862873371988">
                <text:p>1.65862873371988</text:p>
              </table:table-cell>
            </table:table-row>
            <table:table-row>
              <table:table-cell office:value-type="float" office:value="19.972920589893">
                <text:p>19.972920589893</text:p>
              </table:table-cell>
              <table:table-cell office:value-type="float" office:value="19.972920589893">
                <text:p>19.972920589893</text:p>
              </table:table-cell>
              <table:table-cell office:value-type="float" office:value="4.75208737396285">
                <text:p>4.75208737396285</text:p>
              </table:table-cell>
              <table:table-cell office:value-type="float" office:value="2.30256112732756">
                <text:p>2.30256112732756</text:p>
              </table:table-cell>
              <table:table-cell office:value-type="float" office:value="160.315784776421">
                <text:p>160.315784776421</text:p>
              </table:table-cell>
              <table:table-cell office:value-type="float" office:value="1.64465934827897">
                <text:p>1.64465934827897</text:p>
              </table:table-cell>
            </table:table-row>
            <table:table-row>
              <table:table-cell office:value-type="float" office:value="20.0216218122518">
                <text:p>20.0216218122518</text:p>
              </table:table-cell>
              <table:table-cell office:value-type="float" office:value="20.0216218122518">
                <text:p>20.0216218122518</text:p>
              </table:table-cell>
              <table:table-cell office:value-type="float" office:value="4.67685802136491">
                <text:p>4.67685802136491</text:p>
              </table:table-cell>
              <table:table-cell office:value-type="float" office:value="2.32909147227073">
                <text:p>2.32909147227073</text:p>
              </table:table-cell>
              <table:table-cell office:value-type="float" office:value="160.850449641045">
                <text:p>160.850449641045</text:p>
              </table:table-cell>
              <table:table-cell office:value-type="float" office:value="1.63124969336527">
                <text:p>1.63124969336527</text:p>
              </table:table-cell>
            </table:table-row>
            <table:table-row>
              <table:table-cell office:value-type="float" office:value="20.070964908892">
                <text:p>20.070964908892</text:p>
              </table:table-cell>
              <table:table-cell office:value-type="float" office:value="20.070964908892">
                <text:p>20.070964908892</text:p>
              </table:table-cell>
              <table:table-cell office:value-type="float" office:value="4.60097992636622">
                <text:p>4.60097992636622</text:p>
              </table:table-cell>
              <table:table-cell office:value-type="float" office:value="2.35497688905184">
                <text:p>2.35497688905184</text:p>
              </table:table-cell>
              <table:table-cell office:value-type="float" office:value="161.493495092642">
                <text:p>161.493495092642</text:p>
              </table:table-cell>
              <table:table-cell office:value-type="float" office:value="1.61832101974335">
                <text:p>1.61832101974335</text:p>
              </table:table-cell>
            </table:table-row>
            <table:table-row>
              <table:table-cell office:value-type="float" office:value="20.120908388042">
                <text:p>20.120908388042</text:p>
              </table:table-cell>
              <table:table-cell office:value-type="float" office:value="20.120908388042">
                <text:p>20.120908388042</text:p>
              </table:table-cell>
              <table:table-cell office:value-type="float" office:value="4.52446895021985">
                <text:p>4.52446895021985</text:p>
              </table:table-cell>
              <table:table-cell office:value-type="float" office:value="2.38004303708935">
                <text:p>2.38004303708935</text:p>
              </table:table-cell>
              <table:table-cell office:value-type="float" office:value="162.244965205947">
                <text:p>162.244965205947</text:p>
              </table:table-cell>
              <table:table-cell office:value-type="float" office:value="1.60581828421262">
                <text:p>1.60581828421262</text:p>
              </table:table-cell>
            </table:table-row>
            <table:table-row>
              <table:table-cell office:value-type="float" office:value="20.1714141917399">
                <text:p>20.1714141917399</text:p>
              </table:table-cell>
              <table:table-cell office:value-type="float" office:value="20.1714141917399">
                <text:p>20.1714141917399</text:p>
              </table:table-cell>
              <table:table-cell office:value-type="float" office:value="4.4473409541789">
                <text:p>4.4473409541789</text:p>
              </table:table-cell>
              <table:table-cell office:value-type="float" office:value="2.40411557580171">
                <text:p>2.40411557580171</text:p>
              </table:table-cell>
              <table:table-cell office:value-type="float" office:value="163.105272211383">
                <text:p>163.105272211383</text:p>
              </table:table-cell>
              <table:table-cell office:value-type="float" office:value="1.59370982665674">
                <text:p>1.59370982665674</text:p>
              </table:table-cell>
            </table:table-row>
            <table:table-row>
              <table:table-cell office:value-type="float" office:value="20.2224477615074">
                <text:p>20.2224477615074</text:p>
              </table:table-cell>
              <table:table-cell office:value-type="float" office:value="20.2224477615074">
                <text:p>20.2224477615074</text:p>
              </table:table-cell>
              <table:table-cell office:value-type="float" office:value="4.36961179949642">
                <text:p>4.36961179949642</text:p>
              </table:table-cell>
              <table:table-cell office:value-type="float" office:value="2.42702016460738">
                <text:p>2.42702016460738</text:p>
              </table:table-cell>
              <table:table-cell office:value-type="float" office:value="164.075108455206">
                <text:p>164.075108455206</text:p>
              </table:table-cell>
              <table:table-cell office:value-type="float" office:value="1.58198742516129">
                <text:p>1.58198742516129</text:p>
              </table:table-cell>
            </table:table-row>
            <table:table-row>
              <table:table-cell office:value-type="float" office:value="20.2739780611927">
                <text:p>20.2739780611927</text:p>
              </table:table-cell>
              <table:table-cell office:value-type="float" office:value="20.2739780611927">
                <text:p>20.2739780611927</text:p>
              </table:table-cell>
              <table:table-cell office:value-type="float" office:value="4.29129734742551">
                <text:p>4.29129734742551</text:p>
              </table:table-cell>
              <table:table-cell office:value-type="float" office:value="2.44858246292481">
                <text:p>2.44858246292481</text:p>
              </table:table-cell>
              <table:table-cell office:value-type="float" office:value="165.155348965506">
                <text:p>165.155348965506</text:p>
              </table:table-cell>
              <table:table-cell office:value-type="float" office:value="1.57066662580786">
                <text:p>1.57066662580786</text:p>
              </table:table-cell>
            </table:table-row>
            <table:table-row>
              <table:table-cell office:value-type="float" office:value="20.3259775570257">
                <text:p>20.3259775570257</text:p>
              </table:table-cell>
              <table:table-cell office:value-type="float" office:value="20.3259775570257">
                <text:p>20.3259775570257</text:p>
              </table:table-cell>
              <table:table-cell office:value-type="float" office:value="4.21241345921925">
                <text:p>4.21241345921925</text:p>
              </table:table-cell>
              <table:table-cell office:value-type="float" office:value="2.46862813017248">
                <text:p>2.46862813017248</text:p>
              </table:table-cell>
              <table:table-cell office:value-type="float" office:value="166.346942295009">
                <text:p>166.346942295009</text:p>
              </table:table-cell>
              <table:table-cell office:value-type="float" office:value="1.55978720721785">
                <text:p>1.55978720721785</text:p>
              </table:table-cell>
            </table:table-row>
            <table:table-row>
              <table:table-cell office:value-type="float" office:value="20.3784221564857">
                <text:p>20.3784221564857</text:p>
              </table:table-cell>
              <table:table-cell office:value-type="float" office:value="20.3784221564857">
                <text:p>20.3784221564857</text:p>
              </table:table-cell>
              <table:table-cell office:value-type="float" office:value="4.1329759961307">
                <text:p>4.1329759961307</text:p>
              </table:table-cell>
              <table:table-cell office:value-type="float" office:value="2.48698282576882">
                <text:p>2.48698282576882</text:p>
              </table:table-cell>
              <table:table-cell office:value-type="float" office:value="167.650787613251">
                <text:p>167.650787613251</text:p>
              </table:table-cell>
              <table:table-cell office:value-type="float" office:value="1.54941360093843">
                <text:p>1.54941360093843</text:p>
              </table:table-cell>
            </table:table-row>
            <table:table-row>
              <table:table-cell office:value-type="float" office:value="20.431291110714">
                <text:p>20.431291110714</text:p>
              </table:table-cell>
              <table:table-cell office:value-type="float" office:value="20.431291110714">
                <text:p>20.431291110714</text:p>
              </table:table-cell>
              <table:table-cell office:value-type="float" office:value="4.05300081941294">
                <text:p>4.05300081941294</text:p>
              </table:table-cell>
              <table:table-cell office:value-type="float" office:value="2.50347220913231">
                <text:p>2.50347220913231</text:p>
              </table:table-cell>
              <table:table-cell office:value-type="float" office:value="169.067596600954">
                <text:p>169.067596600954</text:p>
              </table:table-cell>
              <table:table-cell office:value-type="float" office:value="1.53963504721888">
                <text:p>1.53963504721888</text:p>
              </table:table-cell>
            </table:table-row>
            <table:table-row>
              <table:table-cell office:value-type="float" office:value="20.4845668900678">
                <text:p>20.4845668900678</text:p>
              </table:table-cell>
              <table:table-cell office:value-type="float" office:value="20.4845668900678">
                <text:p>20.4845668900678</text:p>
              </table:table-cell>
              <table:table-cell office:value-type="float" office:value="3.97250379031906">
                <text:p>3.97250379031906</text:p>
              </table:table-cell>
              <table:table-cell office:value-type="float" office:value="2.51792193968139">
                <text:p>2.51792193968139</text:p>
              </table:table-cell>
              <table:table-cell office:value-type="float" office:value="170.597739638582">
                <text:p>170.597739638582</text:p>
              </table:table-cell>
              <table:table-cell office:value-type="float" office:value="1.53056522378597">
                <text:p>1.53056522378597</text:p>
              </table:table-cell>
            </table:table-row>
            <table:table-row>
              <table:table-cell office:value-type="float" office:value="20.5382350490702">
                <text:p>20.5382350490702</text:p>
              </table:table-cell>
              <table:table-cell office:value-type="float" office:value="20.5382350490702">
                <text:p>20.5382350490702</text:p>
              </table:table-cell>
              <table:table-cell office:value-type="float" office:value="3.89150077010214">
                <text:p>3.89150077010214</text:p>
              </table:table-cell>
              <table:table-cell office:value-type="float" office:value="2.53015767683452">
                <text:p>2.53015767683452</text:p>
              </table:table-cell>
              <table:table-cell office:value-type="float" office:value="172.241077154795">
                <text:p>172.241077154795</text:p>
              </table:table-cell>
              <table:table-cell office:value-type="float" office:value="1.52234104741772">
                <text:p>1.52234104741772</text:p>
              </table:table-cell>
            </table:table-row>
            <table:table-row>
              <table:table-cell office:value-type="float" office:value="20.5922841053198">
                <text:p>20.5922841053198</text:p>
              </table:table-cell>
              <table:table-cell office:value-type="float" office:value="20.5922841053198">
                <text:p>20.5922841053198</text:p>
              </table:table-cell>
              <table:table-cell office:value-type="float" office:value="3.81000762001524">
                <text:p>3.81000762001524</text:p>
              </table:table-cell>
              <table:table-cell office:value-type="float" office:value="2.54000508001016">
                <text:p>2.54000508001016</text:p>
              </table:table-cell>
              <table:table-cell office:value-type="float" office:value="173.996778859448">
                <text:p>173.996778859448</text:p>
              </table:table-cell>
              <table:table-cell office:value-type="float" office:value="1.5151203214266">
                <text:p>1.5151203214266</text:p>
              </table:table-cell>
            </table:table-row>
            <table:table-row>
              <table:table-cell office:value-type="float" office:value="20.6463402517349">
                <text:p>20.6463402517349</text:p>
              </table:table-cell>
              <table:table-cell office:value-type="float" office:value="20.6463402517349">
                <text:p>20.6463402517349</text:p>
              </table:table-cell>
              <table:table-cell office:value-type="float" office:value="3.72803176776469">
                <text:p>3.72803176776469</text:p>
              </table:table-cell>
              <table:table-cell office:value-type="float" office:value="2.54734276202553">
                <text:p>2.54734276202553</text:p>
              </table:table-cell>
              <table:table-cell office:value-type="float" office:value="175.754298515143">
                <text:p>175.754298515143</text:p>
              </table:table-cell>
              <table:table-cell office:value-type="float" office:value="1.52999486156861">
                <text:p>1.52999486156861</text:p>
              </table:table-cell>
            </table:table-row>
            <table:table-row>
              <table:table-cell office:value-type="float" office:value="20.7000813826056">
                <text:p>20.7000813826056</text:p>
              </table:table-cell>
              <table:table-cell office:value-type="float" office:value="20.7000813826056">
                <text:p>20.7000813826056</text:p>
              </table:table-cell>
              <table:table-cell office:value-type="float" office:value="3.64554690686975">
                <text:p>3.64554690686975</text:p>
              </table:table-cell>
              <table:table-cell office:value-type="float" office:value="2.55226114929285">
                <text:p>2.55226114929285</text:p>
              </table:table-cell>
              <table:table-cell office:value-type="float" office:value="177.400805159895">
                <text:p>177.400805159895</text:p>
              </table:table-cell>
              <table:table-cell office:value-type="float" office:value="1.54516807781813">
                <text:p>1.54516807781813</text:p>
              </table:table-cell>
            </table:table-row>
            <table:table-row>
              <table:table-cell office:value-type="float" office:value="20.7535799660383">
                <text:p>20.7535799660383</text:p>
              </table:table-cell>
              <table:table-cell office:value-type="float" office:value="20.7535799660383">
                <text:p>20.7535799660383</text:p>
              </table:table-cell>
              <table:table-cell office:value-type="float" office:value="3.56251829730293">
                <text:p>3.56251829730293</text:p>
              </table:table-cell>
              <table:table-cell office:value-type="float" office:value="2.55490362162314">
                <text:p>2.55490362162314</text:p>
              </table:table-cell>
              <table:table-cell office:value-type="float" office:value="178.932562584868">
                <text:p>178.932562584868</text:p>
              </table:table-cell>
              <table:table-cell office:value-type="float" office:value="1.56035895922226">
                <text:p>1.56035895922226</text:p>
              </table:table-cell>
            </table:table-row>
            <table:table-row>
              <table:table-cell office:value-type="float" office:value="20.8069299612219">
                <text:p>20.8069299612219</text:p>
              </table:table-cell>
              <table:table-cell office:value-type="float" office:value="20.8069299612219">
                <text:p>20.8069299612219</text:p>
              </table:table-cell>
              <table:table-cell office:value-type="float" office:value="3.47891119903673">
                <text:p>3.47891119903673</text:p>
              </table:table-cell>
              <table:table-cell office:value-type="float" office:value="2.55541355882737">
                <text:p>2.55541355882737</text:p>
              </table:table-cell>
              <table:table-cell office:value-type="float" office:value="-179.652754218656">
                <text:p>-179.652754218656</text:p>
              </table:table-cell>
              <table:table-cell office:value-type="float" office:value="1.57398634187934">
                <text:p>1.57398634187934</text:p>
              </table:table-cell>
            </table:table-row>
            <table:table-row>
              <table:table-cell office:value-type="float" office:value="20.8602762588753">
                <text:p>20.8602762588753</text:p>
              </table:table-cell>
              <table:table-cell office:value-type="float" office:value="20.8602762588753">
                <text:p>20.8602762588753</text:p>
              </table:table-cell>
              <table:table-cell office:value-type="float" office:value="3.39469087204366">
                <text:p>3.39469087204366</text:p>
              </table:table-cell>
              <table:table-cell office:value-type="float" office:value="2.55393434071655">
                <text:p>2.55393434071655</text:p>
              </table:table-cell>
              <table:table-cell office:value-type="float" office:value="-178.356233767038">
                <text:p>-178.356233767038</text:p>
              </table:table-cell>
              <table:table-cell office:value-type="float" office:value="1.5839953718171">
                <text:p>1.5839953718171</text:p>
              </table:table-cell>
            </table:table-row>
            <table:table-row>
              <table:table-cell office:value-type="float" office:value="20.9137172616846">
                <text:p>20.9137172616846</text:p>
              </table:table-cell>
              <table:table-cell office:value-type="float" office:value="20.9137172616846">
                <text:p>20.9137172616846</text:p>
              </table:table-cell>
              <table:table-cell office:value-type="float" office:value="3.30982257629622">
                <text:p>3.30982257629622</text:p>
              </table:table-cell>
              <table:table-cell office:value-type="float" office:value="2.55060934710168">
                <text:p>2.55060934710168</text:p>
              </table:table-cell>
              <table:table-cell office:value-type="float" office:value="-177.177913252952">
                <text:p>-177.177913252952</text:p>
              </table:table-cell>
              <table:table-cell office:value-type="float" office:value="1.59459036080314">
                <text:p>1.59459036080314</text:p>
              </table:table-cell>
            </table:table-row>
            <table:table-row>
              <table:table-cell office:value-type="float" office:value="20.9672758631904">
                <text:p>20.9672758631904</text:p>
              </table:table-cell>
              <table:table-cell office:value-type="float" office:value="20.9672758631904">
                <text:p>20.9672758631904</text:p>
              </table:table-cell>
              <table:table-cell office:value-type="float" office:value="3.22427157176691">
                <text:p>3.22427157176691</text:p>
              </table:table-cell>
              <table:table-cell office:value-type="float" office:value="2.54558195779374">
                <text:p>2.54558195779374</text:p>
              </table:table-cell>
              <table:table-cell office:value-type="float" office:value="-176.116962154025">
                <text:p>-176.116962154025</text:p>
              </table:table-cell>
              <table:table-cell office:value-type="float" office:value="1.60559006301727">
                <text:p>1.60559006301727</text:p>
              </table:table-cell>
            </table:table-row>
            <table:table-row>
              <table:table-cell office:value-type="float" office:value="21.0209742614358">
                <text:p>21.0209742614358</text:p>
              </table:table-cell>
              <table:table-cell office:value-type="float" office:value="21.0209742614358">
                <text:p>21.0209742614358</text:p>
              </table:table-cell>
              <table:table-cell office:value-type="float" office:value="3.13800311842824">
                <text:p>3.13800311842824</text:p>
              </table:table-cell>
              <table:table-cell office:value-type="float" office:value="2.53899555260373">
                <text:p>2.53899555260373</text:p>
              </table:table-cell>
              <table:table-cell office:value-type="float" office:value="-175.17185546621">
                <text:p>-175.17185546621</text:p>
              </table:table-cell>
              <table:table-cell office:value-type="float" office:value="1.61683442466078">
                <text:p>1.61683442466078</text:p>
              </table:table-cell>
            </table:table-row>
            <table:table-row>
              <table:table-cell office:value-type="float" office:value="21.0748339006915">
                <text:p>21.0748339006915</text:p>
              </table:table-cell>
              <table:table-cell office:value-type="float" office:value="21.0748339006915">
                <text:p>21.0748339006915</text:p>
              </table:table-cell>
              <table:table-cell office:value-type="float" office:value="3.05098247625271">
                <text:p>3.05098247625271</text:p>
              </table:table-cell>
              <table:table-cell office:value-type="float" office:value="2.53099351134264">
                <text:p>2.53099351134264</text:p>
              </table:table-cell>
              <table:table-cell office:value-type="float" office:value="-174.340530754633">
                <text:p>-174.340530754633</text:p>
              </table:table-cell>
              <table:table-cell office:value-type="float" office:value="1.62818486684724">
                <text:p>1.62818486684724</text:p>
              </table:table-cell>
            </table:table-row>
            <table:table-row>
              <table:table-cell office:value-type="float" office:value="21.1288754379466">
                <text:p>21.1288754379466</text:p>
              </table:table-cell>
              <table:table-cell office:value-type="float" office:value="21.1288754379466">
                <text:p>21.1288754379466</text:p>
              </table:table-cell>
              <table:table-cell office:value-type="float" office:value="2.96317490521283">
                <text:p>2.96317490521283</text:p>
              </table:table-cell>
              <table:table-cell office:value-type="float" office:value="2.52171921382147">
                <text:p>2.52171921382147</text:p>
              </table:table-cell>
              <table:table-cell office:value-type="float" office:value="-173.620525774592">
                <text:p>-173.620525774592</text:p>
              </table:table-cell>
              <table:table-cell office:value-type="float" office:value="1.63952349415336">
                <text:p>1.63952349415336</text:p>
              </table:table-cell>
            </table:table-row>
            <table:table-row>
              <table:table-cell office:value-type="float" office:value="21.1831187488116">
                <text:p>21.1831187488116</text:p>
              </table:table-cell>
              <table:table-cell office:value-type="float" office:value="21.1831187488116">
                <text:p>21.1831187488116</text:p>
              </table:table-cell>
              <table:table-cell office:value-type="float" office:value="2.8745456652811">
                <text:p>2.8745456652811</text:p>
              </table:table-cell>
              <table:table-cell office:value-type="float" office:value="2.51131603985122">
                <text:p>2.51131603985122</text:p>
              </table:table-cell>
              <table:table-cell office:value-type="float" office:value="-173.009095424327">
                <text:p>-173.009095424327</text:p>
              </table:table-cell>
              <table:table-cell office:value-type="float" office:value="1.65075155471368">
                <text:p>1.65075155471368</text:p>
              </table:table-cell>
            </table:table-row>
            <table:table-row>
              <table:table-cell office:value-type="float" office:value="21.2375829803682">
                <text:p>21.2375829803682</text:p>
              </table:table-cell>
              <table:table-cell office:value-type="float" office:value="21.2375829803682">
                <text:p>21.2375829803682</text:p>
              </table:table-cell>
              <table:table-cell office:value-type="float" office:value="2.78506001643003">
                <text:p>2.78506001643003</text:p>
              </table:table-cell>
              <table:table-cell office:value-type="float" office:value="2.49992736924288">
                <text:p>2.49992736924288</text:p>
              </table:table-cell>
              <table:table-cell office:value-type="float" office:value="-172.503308250134">
                <text:p>-172.503308250134</text:p>
              </table:table-cell>
              <table:table-cell office:value-type="float" office:value="1.6617874315655">
                <text:p>1.6617874315655</text:p>
              </table:table-cell>
            </table:table-row>
            <table:table-row>
              <table:table-cell office:value-type="float" office:value="21.2922866531081">
                <text:p>21.2922866531081</text:p>
              </table:table-cell>
              <table:table-cell office:value-type="float" office:value="21.2922866531081">
                <text:p>21.2922866531081</text:p>
              </table:table-cell>
              <table:table-cell office:value-type="float" office:value="2.69468321863212">
                <text:p>2.69468321863212</text:p>
              </table:table-cell>
              <table:table-cell office:value-type="float" office:value="2.48769658180745">
                <text:p>2.48769658180745</text:p>
              </table:table-cell>
              <table:table-cell office:value-type="float" office:value="-172.100123696699">
                <text:p>-172.100123696699</text:p>
              </table:table-cell>
              <table:table-cell office:value-type="float" office:value="1.67256439318144">
                <text:p>1.67256439318144</text:p>
              </table:table-cell>
            </table:table-row>
            <table:table-row>
              <table:table-cell office:value-type="float" office:value="21.3472478102657">
                <text:p>21.3472478102657</text:p>
              </table:table-cell>
              <table:table-cell office:value-type="float" office:value="21.3472478102657">
                <text:p>21.3472478102657</text:p>
              </table:table-cell>
              <table:table-cell office:value-type="float" office:value="2.60338053185987">
                <text:p>2.60338053185987</text:p>
              </table:table-cell>
              <table:table-cell office:value-type="float" office:value="2.47476705735591">
                <text:p>2.47476705735591</text:p>
              </table:table-cell>
              <table:table-cell office:value-type="float" office:value="-171.796451872678">
                <text:p>-171.796451872678</text:p>
              </table:table-cell>
              <table:table-cell office:value-type="float" office:value="1.68302828014883">
                <text:p>1.68302828014883</text:p>
              </table:table-cell>
            </table:table-row>
            <table:table-row>
              <table:table-cell office:value-type="float" office:value="21.4024842103199">
                <text:p>21.4024842103199</text:p>
              </table:table-cell>
              <table:table-cell office:value-type="float" office:value="21.4024842103199">
                <text:p>21.4024842103199</text:p>
              </table:table-cell>
              <table:table-cell office:value-type="float" office:value="2.51111721608579">
                <text:p>2.51111721608579</text:p>
              </table:table-cell>
              <table:table-cell office:value-type="float" office:value="2.46128217569927">
                <text:p>2.46128217569927</text:p>
              </table:table-cell>
              <table:table-cell office:value-type="float" office:value="-171.589197880511">
                <text:p>-171.589197880511</text:p>
              </table:table-cell>
              <table:table-cell office:value-type="float" office:value="1.69313525881864">
                <text:p>1.69313525881864</text:p>
              </table:table-cell>
            </table:table-row>
            <table:table-row>
              <table:table-cell office:value-type="float" office:value="21.4580135569112">
                <text:p>21.4580135569112</text:p>
              </table:table-cell>
              <table:table-cell office:value-type="float" office:value="21.4580135569112">
                <text:p>21.4580135569112</text:p>
              </table:table-cell>
              <table:table-cell office:value-type="float" office:value="2.41785853128239">
                <text:p>2.41785853128239</text:p>
              </table:table-cell>
              <table:table-cell office:value-type="float" office:value="2.44738531664852">
                <text:p>2.44738531664852</text:p>
              </table:table-cell>
              <table:table-cell office:value-type="float" office:value="-171.47529282868">
                <text:p>-171.47529282868</text:p>
              </table:table-cell>
              <table:table-cell office:value-type="float" office:value="1.70284973358408">
                <text:p>1.70284973358408</text:p>
              </table:table-cell>
            </table:table-row>
            <table:table-row>
              <table:table-cell office:value-type="float" office:value="21.5139238491741">
                <text:p>21.5139238491741</text:p>
              </table:table-cell>
              <table:table-cell office:value-type="float" office:value="21.5139238491741">
                <text:p>21.5139238491741</text:p>
              </table:table-cell>
              <table:table-cell office:value-type="float" office:value="2.32356973742216">
                <text:p>2.32356973742216</text:p>
              </table:table-cell>
              <table:table-cell office:value-type="float" office:value="2.43321986001465">
                <text:p>2.43321986001465</text:p>
              </table:table-cell>
              <table:table-cell office:value-type="float" office:value="-171.451713577657">
                <text:p>-171.451713577657</text:p>
              </table:table-cell>
              <table:table-cell office:value-type="float" office:value="1.70786141900458">
                <text:p>1.70786141900458</text:p>
              </table:table-cell>
            </table:table-row>
            <table:table-row>
              <table:table-cell office:value-type="float" office:value="21.5705245572838">
                <text:p>21.5705245572838</text:p>
              </table:table-cell>
              <table:table-cell office:value-type="float" office:value="21.5705245572838">
                <text:p>21.5705245572838</text:p>
              </table:table-cell>
              <table:table-cell office:value-type="float" office:value="2.22821609447761">
                <text:p>2.22821609447761</text:p>
              </table:table-cell>
              <table:table-cell office:value-type="float" office:value="2.41892918560866">
                <text:p>2.41892918560866</text:p>
              </table:table-cell>
              <table:table-cell office:value-type="float" office:value="-171.515493124767">
                <text:p>-171.515493124767</text:p>
              </table:table-cell>
              <table:table-cell office:value-type="float" office:value="1.69911255700485">
                <text:p>1.69911255700485</text:p>
              </table:table-cell>
            </table:table-row>
            <table:table-row>
              <table:table-cell office:value-type="float" office:value="21.6280477847313">
                <text:p>21.6280477847313</text:p>
              </table:table-cell>
              <table:table-cell office:value-type="float" office:value="21.6280477847313">
                <text:p>21.6280477847313</text:p>
              </table:table-cell>
              <table:table-cell office:value-type="float" office:value="2.13176286242126">
                <text:p>2.13176286242126</text:p>
              </table:table-cell>
              <table:table-cell office:value-type="float" office:value="2.40465667324154">
                <text:p>2.40465667324154</text:p>
              </table:table-cell>
              <table:table-cell office:value-type="float" office:value="-171.663723349576">
                <text:p>-171.663723349576</text:p>
              </table:table-cell>
              <table:table-cell office:value-type="float" office:value="1.69094375364414">
                <text:p>1.69094375364414</text:p>
              </table:table-cell>
            </table:table-row>
            <table:table-row>
              <table:table-cell office:value-type="float" office:value="21.686491144609">
                <text:p>21.686491144609</text:p>
              </table:table-cell>
              <table:table-cell office:value-type="float" office:value="21.686491144609">
                <text:p>21.686491144609</text:p>
              </table:table-cell>
              <table:table-cell office:value-type="float" office:value="2.03417530122559">
                <text:p>2.03417530122559</text:p>
              </table:table-cell>
              <table:table-cell office:value-type="float" office:value="2.39054570272429">
                <text:p>2.39054570272429</text:p>
              </table:table-cell>
              <table:table-cell office:value-type="float" office:value="-171.893551648844">
                <text:p>-171.893551648844</text:p>
              </table:table-cell>
              <table:table-cell office:value-type="float" office:value="1.68334865596615">
                <text:p>1.68334865596615</text:p>
              </table:table-cell>
            </table:table-row>
            <table:table-row>
              <table:table-cell office:value-type="float" office:value="21.7458523584285">
                <text:p>21.7458523584285</text:p>
              </table:table-cell>
              <table:table-cell office:value-type="float" office:value="21.7458523584285">
                <text:p>21.7458523584285</text:p>
              </table:table-cell>
              <table:table-cell office:value-type="float" office:value="1.93541867086312">
                <text:p>1.93541867086312</text:p>
              </table:table-cell>
              <table:table-cell office:value-type="float" office:value="2.37673965386791">
                <text:p>2.37673965386791</text:p>
              </table:table-cell>
              <table:table-cell office:value-type="float" office:value="-172.202172806515">
                <text:p>-172.202172806515</text:p>
              </table:table-cell>
              <table:table-cell office:value-type="float" office:value="1.67631966115694">
                <text:p>1.67631966115694</text:p>
              </table:table-cell>
            </table:table-row>
            <table:table-row>
              <table:table-cell office:value-type="float" office:value="21.8061296504604">
                <text:p>21.8061296504604</text:p>
              </table:table-cell>
              <table:table-cell office:value-type="float" office:value="21.8061296504604">
                <text:p>21.8061296504604</text:p>
              </table:table-cell>
              <table:table-cell office:value-type="float" office:value="1.83545823130634">
                <text:p>1.83545823130634</text:p>
              </table:table-cell>
              <table:table-cell office:value-type="float" office:value="2.36338190648338">
                <text:p>2.36338190648338</text:p>
              </table:table-cell>
              <table:table-cell office:value-type="float" office:value="-172.586817279987">
                <text:p>-172.586817279987</text:p>
              </table:table-cell>
              <table:table-cell office:value-type="float" office:value="1.66984892517813">
                <text:p>1.66984892517813</text:p>
              </table:table-cell>
            </table:table-row>
            <table:table-row>
              <table:table-cell office:value-type="float" office:value="21.8673220997507">
                <text:p>21.8673220997507</text:p>
              </table:table-cell>
              <table:table-cell office:value-type="float" office:value="21.8673220997507">
                <text:p>21.8673220997507</text:p>
              </table:table-cell>
              <table:table-cell office:value-type="float" office:value="1.73425924252778">
                <text:p>1.73425924252778</text:p>
              </table:table-cell>
              <table:table-cell office:value-type="float" office:value="2.35061584038171">
                <text:p>2.35061584038171</text:p>
              </table:table-cell>
              <table:table-cell office:value-type="float" office:value="-173.044736943558">
                <text:p>-173.044736943558</text:p>
              </table:table-cell>
              <table:table-cell office:value-type="float" office:value="1.66392900577741">
                <text:p>1.66392900577741</text:p>
              </table:table-cell>
            </table:table-row>
            <table:table-row>
              <table:table-cell office:value-type="float" office:value="21.9294299568997">
                <text:p>21.9294299568997</text:p>
              </table:table-cell>
              <table:table-cell office:value-type="float" office:value="21.9294299568997">
                <text:p>21.9294299568997</text:p>
              </table:table-cell>
              <table:table-cell office:value-type="float" office:value="1.63178696449991">
                <text:p>1.63178696449991</text:p>
              </table:table-cell>
              <table:table-cell office:value-type="float" office:value="2.33858483537388">
                <text:p>2.33858483537388</text:p>
              </table:table-cell>
              <table:table-cell office:value-type="float" office:value="-173.573189214032">
                <text:p>-173.573189214032</text:p>
              </table:table-cell>
              <table:table-cell office:value-type="float" office:value="1.65855320832696">
                <text:p>1.65855320832696</text:p>
              </table:table-cell>
            </table:table-row>
            <table:table-row>
              <table:table-cell office:value-type="float" office:value="21.9924549318828">
                <text:p>21.9924549318828</text:p>
              </table:table-cell>
              <table:table-cell office:value-type="float" office:value="21.9924549318828">
                <text:p>21.9924549318828</text:p>
              </table:table-cell>
              <table:table-cell office:value-type="float" office:value="1.52800665719527">
                <text:p>1.52800665719527</text:p>
              </table:table-cell>
              <table:table-cell office:value-type="float" office:value="2.32743227127089">
                <text:p>2.32743227127089</text:p>
              </table:table-cell>
              <table:table-cell office:value-type="float" office:value="-174.169420389853">
                <text:p>-174.169420389853</text:p>
              </table:table-cell>
              <table:table-cell office:value-type="float" office:value="1.65371569150463">
                <text:p>1.65371569150463</text:p>
              </table:table-cell>
            </table:table-row>
            <table:table-row>
              <table:table-cell office:value-type="float" office:value="22.0564004584015">
                <text:p>22.0564004584015</text:p>
              </table:table-cell>
              <table:table-cell office:value-type="float" office:value="22.0564004584015">
                <text:p>22.0564004584015</text:p>
              </table:table-cell>
              <table:table-cell office:value-type="float" office:value="1.42288358058634">
                <text:p>1.42288358058634</text:p>
              </table:table-cell>
              <table:table-cell office:value-type="float" office:value="2.31730152788374">
                <text:p>2.31730152788374</text:p>
              </table:table-cell>
              <table:table-cell office:value-type="float" office:value="-174.830648959892">
                <text:p>-174.830648959892</text:p>
              </table:table-cell>
              <table:table-cell office:value-type="float" office:value="1.64941138032089">
                <text:p>1.64941138032089</text:p>
              </table:table-cell>
            </table:table-row>
            <table:table-row>
              <table:table-cell office:value-type="float" office:value="22.1212719394799">
                <text:p>22.1212719394799</text:p>
              </table:table-cell>
              <table:table-cell office:value-type="float" office:value="22.1212719394799">
                <text:p>22.1212719394799</text:p>
              </table:table-cell>
              <table:table-cell office:value-type="float" office:value="1.31638299464563">
                <text:p>1.31638299464563</text:p>
              </table:table-cell>
              <table:table-cell office:value-type="float" office:value="2.30833598502343">
                <text:p>2.30833598502343</text:p>
              </table:table-cell>
              <table:table-cell office:value-type="float" office:value="-175.554049576145">
                <text:p>-175.554049576145</text:p>
              </table:table-cell>
              <table:table-cell office:value-type="float" office:value="1.64563572663284">
                <text:p>1.64563572663284</text:p>
              </table:table-cell>
            </table:table-row>
            <table:table-row>
              <table:table-cell office:value-type="float" office:value="22.1870769782592">
                <text:p>22.1870769782592</text:p>
              </table:table-cell>
              <table:table-cell office:value-type="float" office:value="22.1870769782592">
                <text:p>22.1870769782592</text:p>
              </table:table-cell>
              <table:table-cell office:value-type="float" office:value="1.20847015934564">
                <text:p>1.20847015934564</text:p>
              </table:table-cell>
              <table:table-cell office:value-type="float" office:value="2.30067902250094">
                <text:p>2.30067902250094</text:p>
              </table:table-cell>
              <table:table-cell office:value-type="float" office:value="-176.336738330478">
                <text:p>-176.336738330478</text:p>
              </table:table-cell>
              <table:table-cell office:value-type="float" office:value="1.64238435199934">
                <text:p>1.64238435199934</text:p>
              </table:table-cell>
            </table:table-row>
            <table:table-row>
              <table:table-cell office:value-type="float" office:value="22.2555230603004">
                <text:p>22.2555230603004</text:p>
              </table:table-cell>
              <table:table-cell office:value-type="float" office:value="22.2555230603004">
                <text:p>22.2555230603004</text:p>
              </table:table-cell>
              <table:table-cell office:value-type="float" office:value="1.09911033465889">
                <text:p>1.09911033465889</text:p>
              </table:table-cell>
              <table:table-cell office:value-type="float" office:value="2.29447402012727">
                <text:p>2.29447402012727</text:p>
              </table:table-cell>
              <table:table-cell office:value-type="float" office:value="-177.175759923561">
                <text:p>-177.175759923561</text:p>
              </table:table-cell>
              <table:table-cell office:value-type="float" office:value="1.55825807441409">
                <text:p>1.55825807441409</text:p>
              </table:table-cell>
            </table:table-row>
            <table:table-row>
              <table:table-cell office:value-type="float" office:value="22.3337927887828">
                <text:p>22.3337927887828</text:p>
              </table:table-cell>
              <table:table-cell office:value-type="float" office:value="22.3337927887828">
                <text:p>22.3337927887828</text:p>
              </table:table-cell>
              <table:table-cell office:value-type="float" office:value="0.988268780557867">
                <text:p>0.988268780557867</text:p>
              </table:table-cell>
              <table:table-cell office:value-type="float" office:value="2.28986435771342">
                <text:p>2.28986435771342</text:p>
              </table:table-cell>
              <table:table-cell office:value-type="float" office:value="-178.06807725879">
                <text:p>-178.06807725879</text:p>
              </table:table-cell>
              <table:table-cell office:value-type="float" office:value="1.27648705187734">
                <text:p>1.27648705187734</text:p>
              </table:table-cell>
            </table:table-row>
            <table:table-row>
              <table:table-cell office:value-type="float" office:value="22.4368068448031">
                <text:p>22.4368068448031</text:p>
              </table:table-cell>
              <table:table-cell office:value-type="float" office:value="22.4368068448031">
                <text:p>22.4368068448031</text:p>
              </table:table-cell>
              <table:table-cell office:value-type="float" office:value="0.875910757015086">
                <text:p>0.875910757015086</text:p>
              </table:table-cell>
              <table:table-cell office:value-type="float" office:value="2.28699341507038">
                <text:p>2.28699341507038</text:p>
              </table:table-cell>
              <table:table-cell office:value-type="float" office:value="-179.010563930453">
                <text:p>-179.010563930453</text:p>
              </table:table-cell>
              <table:table-cell office:value-type="float" office:value="0.905636450204411">
                <text:p>0.905636450204411</text:p>
              </table:table-cell>
            </table:table-row>
            <table:table-row>
              <table:table-cell office:value-type="float" office:value="22.6883725254154">
                <text:p>22.6883725254154</text:p>
              </table:table-cell>
              <table:table-cell office:value-type="float" office:value="22.6883725254154">
                <text:p>22.6883725254154</text:p>
              </table:table-cell>
              <table:table-cell office:value-type="float" office:value="0.762001524003047">
                <text:p>0.762001524003047</text:p>
              </table:table-cell>
              <table:table-cell office:value-type="float" office:value="2.28600457200914">
                <text:p>2.28600457200914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4.1$Windows_X86_64 LibreOffice_project/e19e193f88cd6c0525a17fb7a176ed8e6a3e2aa1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bitmap" draw:fill-image-name="ChartBitmap_20_1" draw:fill-image-width="100%" draw:fill-image-height="100%" draw:fill-image-ref-point="center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fals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fals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'Plot 1'.C31:'Plot 1'.D492" svg:x="-0.001cm" svg:y="-0.001cm" svg:width="15.997cm" svg:height="8.997cm">
          <chart:coordinate-region svg:x="-0.001cm" svg:y="-0.001cm" svg:width="15.997cm" svg:height="8.997cm"/>
          <chart:axis chart:dimension="x" chart:name="primary-x" chart:style-name="ch4"/>
          <chart:axis chart:dimension="y" chart:name="primary-y" chart:style-name="ch5"/>
          <chart:series chart:style-name="ch6" chart:values-cell-range-address="'Plot 1'.D31:'Plot 1'.D492" chart:class="chart:scatter">
            <chart:domain table:cell-range-address="'Plot 1'.C31:'Plot 1'.C492"/>
            <chart:data-point chart:repeated="46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14300228600457">
                <text:p>1.14300228600457</text:p>
                <draw:g>
                  <svg:desc>'Plot 1'.C31:'Plot 1'.C492</svg:desc>
                </draw:g>
              </table:table-cell>
              <table:table-cell office:value-type="float" office:value="2.28600457200914">
                <text:p>2.28600457200914</text:p>
                <draw:g>
                  <svg:desc>'Plot 1'.D31:'Plot 1'.D4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4417244430382">
                <text:p>1.24417244430382</text:p>
              </table:table-cell>
              <table:table-cell office:value-type="float" office:value="2.28765476539059">
                <text:p>2.287654765390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34406947224901">
                <text:p>1.34406947224901</text:p>
              </table:table-cell>
              <table:table-cell office:value-type="float" office:value="2.29245642958146">
                <text:p>2.292456429581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44270567486515">
                <text:p>1.44270567486515</text:p>
              </table:table-cell>
              <table:table-cell office:value-type="float" office:value="2.30018619065158">
                <text:p>2.300186190651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4009335717725">
                <text:p>1.54009335717725</text:p>
              </table:table-cell>
              <table:table-cell office:value-type="float" office:value="2.31062067467078">
                <text:p>2.310620674670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63624482421032">
                <text:p>1.63624482421032</text:p>
              </table:table-cell>
              <table:table-cell office:value-type="float" office:value="2.32353650770888">
                <text:p>2.323536507708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73117238098936">
                <text:p>1.73117238098936</text:p>
              </table:table-cell>
              <table:table-cell office:value-type="float" office:value="2.3387103158357">
                <text:p>2.33871031583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8248883325394">
                <text:p>1.8248883325394</text:p>
              </table:table-cell>
              <table:table-cell office:value-type="float" office:value="2.35591872512106">
                <text:p>2.355918725121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91740498388544">
                <text:p>1.91740498388544</text:p>
              </table:table-cell>
              <table:table-cell office:value-type="float" office:value="2.37493836163478">
                <text:p>2.374938361634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00873464005248">
                <text:p>2.00873464005248</text:p>
              </table:table-cell>
              <table:table-cell office:value-type="float" office:value="2.39554585144669">
                <text:p>2.395545851446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09888960606554">
                <text:p>2.09888960606554</text:p>
              </table:table-cell>
              <table:table-cell office:value-type="float" office:value="2.41751782062661">
                <text:p>2.417517820626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18788218694963">
                <text:p>2.18788218694963</text:p>
              </table:table-cell>
              <table:table-cell office:value-type="float" office:value="2.44063089524436">
                <text:p>2.440630895244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27572468772976">
                <text:p>2.27572468772976</text:p>
              </table:table-cell>
              <table:table-cell office:value-type="float" office:value="2.46466170136976">
                <text:p>2.464661701369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36242941343093">
                <text:p>2.36242941343093</text:p>
              </table:table-cell>
              <table:table-cell office:value-type="float" office:value="2.48938686507264">
                <text:p>2.489386865072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44800866907816">
                <text:p>2.44800866907816</text:p>
              </table:table-cell>
              <table:table-cell office:value-type="float" office:value="2.51458301242282">
                <text:p>2.514583012422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53247475969646">
                <text:p>2.53247475969646</text:p>
              </table:table-cell>
              <table:table-cell office:value-type="float" office:value="2.54002676949011">
                <text:p>2.540026769490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61583999031084">
                <text:p>2.61583999031084</text:p>
              </table:table-cell>
              <table:table-cell office:value-type="float" office:value="2.56549476234435">
                <text:p>2.565494762344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6981166659463">
                <text:p>2.6981166659463</text:p>
              </table:table-cell>
              <table:table-cell office:value-type="float" office:value="2.59076361705535">
                <text:p>2.590763617055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77931709162786">
                <text:p>2.77931709162786</text:p>
              </table:table-cell>
              <table:table-cell office:value-type="float" office:value="2.61560995969294">
                <text:p>2.615609959692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85945357238052">
                <text:p>2.85945357238052</text:p>
              </table:table-cell>
              <table:table-cell office:value-type="float" office:value="2.63981041632693">
                <text:p>2.639810416326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9385384132293">
                <text:p>2.9385384132293</text:p>
              </table:table-cell>
              <table:table-cell office:value-type="float" office:value="2.66314161302716">
                <text:p>2.663141613027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01658391919921">
                <text:p>3.01658391919921</text:p>
              </table:table-cell>
              <table:table-cell office:value-type="float" office:value="2.68538017586344">
                <text:p>2.685380175863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09360239531525">
                <text:p>3.09360239531525</text:p>
              </table:table-cell>
              <table:table-cell office:value-type="float" office:value="2.7063027309056">
                <text:p>2.70630273090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16960614660243">
                <text:p>3.16960614660243</text:p>
              </table:table-cell>
              <table:table-cell office:value-type="float" office:value="2.72568590422345">
                <text:p>2.725685904223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24460747808577">
                <text:p>3.24460747808577</text:p>
              </table:table-cell>
              <table:table-cell office:value-type="float" office:value="2.74330632188682">
                <text:p>2.743306321886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31861869479028">
                <text:p>3.31861869479028</text:p>
              </table:table-cell>
              <table:table-cell office:value-type="float" office:value="2.75894060996554">
                <text:p>2.758940609965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39165210174096">
                <text:p>3.39165210174096</text:p>
              </table:table-cell>
              <table:table-cell office:value-type="float" office:value="2.77236539452941">
                <text:p>2.772365394529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46372000396282">
                <text:p>3.46372000396282</text:p>
              </table:table-cell>
              <table:table-cell office:value-type="float" office:value="2.78335730164828">
                <text:p>2.783357301648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53483470648088">
                <text:p>3.53483470648088</text:p>
              </table:table-cell>
              <table:table-cell office:value-type="float" office:value="2.79169295739195">
                <text:p>2.791692957391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60500851432014">
                <text:p>3.60500851432014</text:p>
              </table:table-cell>
              <table:table-cell office:value-type="float" office:value="2.79714898783026">
                <text:p>2.797148987830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67425373250561">
                <text:p>3.67425373250561</text:p>
              </table:table-cell>
              <table:table-cell office:value-type="float" office:value="2.79950201903301">
                <text:p>2.799502019033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74258266606231">
                <text:p>3.74258266606231</text:p>
              </table:table-cell>
              <table:table-cell office:value-type="float" office:value="2.79852867707005">
                <text:p>2.798528677070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81000762001524">
                <text:p>3.81000762001524</text:p>
              </table:table-cell>
              <table:table-cell office:value-type="float" office:value="2.79400558801118">
                <text:p>2.794005588011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87652613107809">
                <text:p>3.87652613107809</text:p>
              </table:table-cell>
              <table:table-cell office:value-type="float" office:value="2.78577302759586">
                <text:p>2.7857730275958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94207666271927">
                <text:p>3.94207666271927</text:p>
              </table:table-cell>
              <table:table-cell office:value-type="float" office:value="2.77392587024212">
                <text:p>2.773925870242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00658291009587">
                <text:p>4.00658291009587</text:p>
              </table:table-cell>
              <table:table-cell office:value-type="float" office:value="2.7586226400376">
                <text:p>2.75862264003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06996856836496">
                <text:p>4.06996856836496</text:p>
              </table:table-cell>
              <table:table-cell office:value-type="float" office:value="2.74002186106995">
                <text:p>2.740021861069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13215733268364">
                <text:p>4.13215733268364</text:p>
              </table:table-cell>
              <table:table-cell office:value-type="float" office:value="2.71828205742682">
                <text:p>2.7182820574268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19307289820898">
                <text:p>4.19307289820898</text:p>
              </table:table-cell>
              <table:table-cell office:value-type="float" office:value="2.69356175319586">
                <text:p>2.693561753195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25263896009808">
                <text:p>4.25263896009808</text:p>
              </table:table-cell>
              <table:table-cell office:value-type="float" office:value="2.66601947246473">
                <text:p>2.6660194724647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31077921350802">
                <text:p>4.31077921350802</text:p>
              </table:table-cell>
              <table:table-cell office:value-type="float" office:value="2.63581373932107">
                <text:p>2.635813739321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36741735359589">
                <text:p>4.36741735359589</text:p>
              </table:table-cell>
              <table:table-cell office:value-type="float" office:value="2.60310307785253">
                <text:p>2.6031030778525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42247707551876">
                <text:p>4.42247707551876</text:p>
              </table:table-cell>
              <table:table-cell office:value-type="float" office:value="2.56804601214676">
                <text:p>2.568046012146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47588207443373">
                <text:p>4.47588207443373</text:p>
              </table:table-cell>
              <table:table-cell office:value-type="float" office:value="2.53080106629142">
                <text:p>2.5308010662914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52755604549788">
                <text:p>4.52755604549788</text:p>
              </table:table-cell>
              <table:table-cell office:value-type="float" office:value="2.49152676437415">
                <text:p>2.491526764374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5774226838683">
                <text:p>4.5774226838683</text:p>
              </table:table-cell>
              <table:table-cell office:value-type="float" office:value="2.45038163048261">
                <text:p>2.450381630482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62540568470207">
                <text:p>4.62540568470207</text:p>
              </table:table-cell>
              <table:table-cell office:value-type="float" office:value="2.40752418870444">
                <text:p>2.407524188704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67142874315628">
                <text:p>4.67142874315628</text:p>
              </table:table-cell>
              <table:table-cell office:value-type="float" office:value="2.3631129631273">
                <text:p>2.363112963127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71541555438801">
                <text:p>4.71541555438801</text:p>
              </table:table-cell>
              <table:table-cell office:value-type="float" office:value="2.31730647783884">
                <text:p>2.3173064778388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79697521581237">
                <text:p>4.79697521581237</text:p>
              </table:table-cell>
              <table:table-cell office:value-type="float" office:value="2.22214182447854">
                <text:p>2.2221418244785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86947423023185">
                <text:p>4.86947423023185</text:p>
              </table:table-cell>
              <table:table-cell office:value-type="float" office:value="2.12329842132475">
                <text:p>2.123298421324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93230215890313">
                <text:p>4.93230215890313</text:p>
              </table:table-cell>
              <table:table-cell office:value-type="float" office:value="2.02204446107867">
                <text:p>2.022044461078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98484856308288">
                <text:p>4.98484856308288</text:p>
              </table:table-cell>
              <table:table-cell office:value-type="float" office:value="1.91964813644151">
                <text:p>1.9196481364415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00707543138115">
                <text:p>5.00707543138115</text:p>
              </table:table-cell>
              <table:table-cell office:value-type="float" office:value="1.8684178976954">
                <text:p>1.868417897695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0265030040278">
                <text:p>5.0265030040278</text:p>
              </table:table-cell>
              <table:table-cell office:value-type="float" office:value="1.81737764011447">
                <text:p>1.8173776401144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0430549761799">
                <text:p>5.0430549761799</text:p>
              </table:table-cell>
              <table:table-cell office:value-type="float" office:value="1.76668588778637">
                <text:p>1.7666858877863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05665504299455">
                <text:p>5.05665504299455</text:p>
              </table:table-cell>
              <table:table-cell office:value-type="float" office:value="1.71650116479875">
                <text:p>1.716501164798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06722689962883">
                <text:p>5.06722689962883</text:p>
              </table:table-cell>
              <table:table-cell office:value-type="float" office:value="1.66698199523926">
                <text:p>1.6669819952392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07469424123983">
                <text:p>5.07469424123983</text:p>
              </table:table-cell>
              <table:table-cell office:value-type="float" office:value="1.61828690319556">
                <text:p>1.618286903195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07898076298463">
                <text:p>5.07898076298463</text:p>
              </table:table-cell>
              <table:table-cell office:value-type="float" office:value="1.57057441275528">
                <text:p>1.5705744127552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.08001016002032">
                <text:p>5.08001016002032</text:p>
              </table:table-cell>
              <table:table-cell office:value-type="float" office:value="1.5240030480061">
                <text:p>1.524003048006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.07773278237402">
                <text:p>5.07773278237402</text:p>
              </table:table-cell>
              <table:table-cell office:value-type="float" office:value="1.47870622194075">
                <text:p>1.478706221940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.07220559955297">
                <text:p>5.07220559955297</text:p>
              </table:table-cell>
              <table:table-cell office:value-type="float" office:value="1.43471690317243">
                <text:p>1.4347169031724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.06351223593447">
                <text:p>5.06351223593447</text:p>
              </table:table-cell>
              <table:table-cell office:value-type="float" office:value="1.39204294921945">
                <text:p>1.3920429492194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.05173631589581">
                <text:p>5.05173631589581</text:p>
              </table:table-cell>
              <table:table-cell office:value-type="float" office:value="1.35069221760009">
                <text:p>1.3506922176000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.03696146381427">
                <text:p>5.03696146381427</text:p>
              </table:table-cell>
              <table:table-cell office:value-type="float" office:value="1.31067256583266">
                <text:p>1.310672565832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.01927130406715">
                <text:p>5.01927130406715</text:p>
              </table:table-cell>
              <table:table-cell office:value-type="float" office:value="1.27199185143546">
                <text:p>1.2719918514354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.99874946103172">
                <text:p>4.99874946103172</text:p>
              </table:table-cell>
              <table:table-cell office:value-type="float" office:value="1.23465793192678">
                <text:p>1.2346579319267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.97547955908528">
                <text:p>4.97547955908528</text:p>
              </table:table-cell>
              <table:table-cell office:value-type="float" office:value="1.19867866482492">
                <text:p>1.1986786648249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94954522260512">
                <text:p>4.94954522260512</text:p>
              </table:table-cell>
              <table:table-cell office:value-type="float" office:value="1.16406190764818">
                <text:p>1.1640619076481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.92103007596852">
                <text:p>4.92103007596852</text:p>
              </table:table-cell>
              <table:table-cell office:value-type="float" office:value="1.13081551791487">
                <text:p>1.1308155179148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.89001774355277">
                <text:p>4.89001774355277</text:p>
              </table:table-cell>
              <table:table-cell office:value-type="float" office:value="1.09894735314327">
                <text:p>1.0989473531432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.85659184973515">
                <text:p>4.85659184973515</text:p>
              </table:table-cell>
              <table:table-cell office:value-type="float" office:value="1.06846527085169">
                <text:p>1.0684652708516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.82083601889297">
                <text:p>4.82083601889297</text:p>
              </table:table-cell>
              <table:table-cell office:value-type="float" office:value="1.03937712855842">
                <text:p>1.0393771285584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.7828338754035">
                <text:p>4.7828338754035</text:p>
              </table:table-cell>
              <table:table-cell office:value-type="float" office:value="1.01169078378176">
                <text:p>1.011690783781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.74266904364403">
                <text:p>4.74266904364403</text:p>
              </table:table-cell>
              <table:table-cell office:value-type="float" office:value="0.98541409404002">
                <text:p>0.9854140940400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70042514799185">
                <text:p>4.70042514799185</text:p>
              </table:table-cell>
              <table:table-cell office:value-type="float" office:value="0.960554916851486">
                <text:p>0.96055491685148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.61003466251851">
                <text:p>4.61003466251851</text:p>
              </table:table-cell>
              <table:table-cell office:value-type="float" office:value="0.915120530207244">
                <text:p>0.91512053020724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51233141400178">
                <text:p>4.51233141400178</text:p>
              </table:table-cell>
              <table:table-cell office:value-type="float" office:value="0.875450483995423">
                <text:p>0.87545048399542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.40798439745997">
                <text:p>4.40798439745997</text:p>
              </table:table-cell>
              <table:table-cell office:value-type="float" office:value="0.841607638362411">
                <text:p>0.84160763836241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.29766260791138">
                <text:p>4.29766260791138</text:p>
              </table:table-cell>
              <table:table-cell office:value-type="float" office:value="0.813654853454595">
                <text:p>0.81365485345459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18203504037431">
                <text:p>4.18203504037431</text:p>
              </table:table-cell>
              <table:table-cell office:value-type="float" office:value="0.791654989418363">
                <text:p>0.79165498941836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06177068986706">
                <text:p>4.06177068986706</text:p>
              </table:table-cell>
              <table:table-cell office:value-type="float" office:value="0.775670906400103">
                <text:p>0.7756709064001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93753855140794">
                <text:p>3.93753855140794</text:p>
              </table:table-cell>
              <table:table-cell office:value-type="float" office:value="0.765765464546202">
                <text:p>0.76576546454620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87414362263964">
                <text:p>3.87414362263964</text:p>
              </table:table-cell>
              <table:table-cell office:value-type="float" office:value="0.763111877851633">
                <text:p>0.7631118778516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81000762001524">
                <text:p>3.81000762001524</text:p>
              </table:table-cell>
              <table:table-cell office:value-type="float" office:value="0.762001524003048">
                <text:p>0.76200152400304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74522696172789">
                <text:p>3.74522696172789</text:p>
              </table:table-cell>
              <table:table-cell office:value-type="float" office:value="0.762440297826944">
                <text:p>0.7624402978269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67994924123421">
                <text:p>3.67994924123421</text:p>
              </table:table-cell>
              <table:table-cell office:value-type="float" office:value="0.764426243382599">
                <text:p>0.76442624338259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61433484580668">
                <text:p>3.61433484580668</text:p>
              </table:table-cell>
              <table:table-cell office:value-type="float" office:value="0.767955442037493">
                <text:p>0.76795544203749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54854416271779">
                <text:p>3.54854416271779</text:p>
              </table:table-cell>
              <table:table-cell office:value-type="float" office:value="0.7730239751591">
                <text:p>0.773023975159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48273757924003">
                <text:p>3.48273757924003</text:p>
              </table:table-cell>
              <table:table-cell office:value-type="float" office:value="0.779627924114898">
                <text:p>0.77962792411489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41707548264588">
                <text:p>3.41707548264588</text:p>
              </table:table-cell>
              <table:table-cell office:value-type="float" office:value="0.787763370272364">
                <text:p>0.78776337027236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35171826020782">
                <text:p>3.35171826020782</text:p>
              </table:table-cell>
              <table:table-cell office:value-type="float" office:value="0.797426394998975">
                <text:p>0.7974263949989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28682629919835">
                <text:p>3.28682629919835</text:p>
              </table:table-cell>
              <table:table-cell office:value-type="float" office:value="0.808613079662207">
                <text:p>0.80861307966220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22255998688995">
                <text:p>3.22255998688995</text:p>
              </table:table-cell>
              <table:table-cell office:value-type="float" office:value="0.821319505629538">
                <text:p>0.82131950562953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15907971055511">
                <text:p>3.15907971055511</text:p>
              </table:table-cell>
              <table:table-cell office:value-type="float" office:value="0.835541754268445">
                <text:p>0.83554175426844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0965458574663">
                <text:p>3.0965458574663</text:p>
              </table:table-cell>
              <table:table-cell office:value-type="float" office:value="0.851275906946403">
                <text:p>0.85127590694640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03511881489602">
                <text:p>3.03511881489602</text:p>
              </table:table-cell>
              <table:table-cell office:value-type="float" office:value="0.86851804503089">
                <text:p>0.8685180450308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91622671040099">
                <text:p>2.91622671040099</text:p>
              </table:table-cell>
              <table:table-cell office:value-type="float" office:value="0.907510602889359">
                <text:p>0.90751060288935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80368649524989">
                <text:p>2.80368649524989</text:p>
              </table:table-cell>
              <table:table-cell office:value-type="float" office:value="0.952488078783667">
                <text:p>0.95248807878366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69878126762261">
                <text:p>2.69878126762261</text:p>
              </table:table-cell>
              <table:table-cell office:value-type="float" office:value="1.00341912365363">
                <text:p>1.0034191236536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64959274231162">
                <text:p>2.64959274231162</text:p>
              </table:table-cell>
              <table:table-cell office:value-type="float" office:value="1.03110743787317">
                <text:p>1.0311074378731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60279412569904">
                <text:p>2.60279412569904</text:p>
              </table:table-cell>
              <table:table-cell office:value-type="float" office:value="1.06027238843906">
                <text:p>1.0602723884390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55854580505736">
                <text:p>2.55854580505736</text:p>
              </table:table-cell>
              <table:table-cell office:value-type="float" office:value="1.09091005671876">
                <text:p>1.0909100567187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51700816765907">
                <text:p>2.51700816765907</text:p>
              </table:table-cell>
              <table:table-cell office:value-type="float" office:value="1.12301652407977">
                <text:p>1.1230165240797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47834160077665">
                <text:p>2.47834160077665</text:p>
              </table:table-cell>
              <table:table-cell office:value-type="float" office:value="1.15658787188955">
                <text:p>1.1565878718895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44270649168258">
                <text:p>2.44270649168258</text:p>
              </table:table-cell>
              <table:table-cell office:value-type="float" office:value="1.19162018151558">
                <text:p>1.1916201815155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41026322764935">
                <text:p>2.41026322764935</text:p>
              </table:table-cell>
              <table:table-cell office:value-type="float" office:value="1.22810953432534">
                <text:p>1.2281095343253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38117219594945">
                <text:p>2.38117219594945</text:p>
              </table:table-cell>
              <table:table-cell office:value-type="float" office:value="1.2660520116863">
                <text:p>1.266052011686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35559378385537">
                <text:p>2.35559378385537</text:p>
              </table:table-cell>
              <table:table-cell office:value-type="float" office:value="1.30544369496595">
                <text:p>1.3054436949659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33368837863958">
                <text:p>2.33368837863958</text:p>
              </table:table-cell>
              <table:table-cell office:value-type="float" office:value="1.34628066553175">
                <text:p>1.3462806655317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3241631746337">
                <text:p>2.3241631746337</text:p>
              </table:table-cell>
              <table:table-cell office:value-type="float" office:value="1.3672399089743">
                <text:p>1.367239908974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31561636757458">
                <text:p>2.31561636757458</text:p>
              </table:table-cell>
              <table:table-cell office:value-type="float" office:value="1.38855900475119">
                <text:p>1.3885590047511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30806800587127">
                <text:p>2.30806800587127</text:p>
              </table:table-cell>
              <table:table-cell office:value-type="float" office:value="1.41023746303336">
                <text:p>1.4102374630333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30153813793285">
                <text:p>2.30153813793285</text:p>
              </table:table-cell>
              <table:table-cell office:value-type="float" office:value="1.43227479399175">
                <text:p>1.4322747939917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29604681216836">
                <text:p>2.29604681216836</text:p>
              </table:table-cell>
              <table:table-cell office:value-type="float" office:value="1.45467050779728">
                <text:p>1.4546705077972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29161407698687">
                <text:p>2.29161407698687</text:p>
              </table:table-cell>
              <table:table-cell office:value-type="float" office:value="1.47742411462089">
                <text:p>1.4774241146208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28825998079745">
                <text:p>2.28825998079745</text:p>
              </table:table-cell>
              <table:table-cell office:value-type="float" office:value="1.50053512463352">
                <text:p>1.5005351246335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28600457200914">
                <text:p>2.28600457200914</text:p>
              </table:table-cell>
              <table:table-cell office:value-type="float" office:value="1.5240030480061">
                <text:p>1.524003048006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28486204600451">
                <text:p>2.28486204600451</text:p>
              </table:table-cell>
              <table:table-cell office:value-type="float" office:value="1.54782376366198">
                <text:p>1.5478237636619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28482318606003">
                <text:p>2.28482318606003</text:p>
              </table:table-cell>
              <table:table-cell office:value-type="float" office:value="1.57197862553418">
                <text:p>1.5719786255341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28799618535146">
                <text:p>2.28799618535146</text:p>
              </table:table-cell>
              <table:table-cell office:value-type="float" office:value="1.62120167866928">
                <text:p>1.6212016786692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29540301188323">
                <text:p>2.29540301188323</text:p>
              </table:table-cell>
              <table:table-cell office:value-type="float" office:value="1.67149398889487">
                <text:p>1.6714939888948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30692310765518">
                <text:p>2.30692310765518</text:p>
              </table:table-cell>
              <table:table-cell office:value-type="float" office:value="1.72267733769442">
                <text:p>1.7226773376944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3224359146671">
                <text:p>2.3224359146671</text:p>
              </table:table-cell>
              <table:table-cell office:value-type="float" office:value="1.77457350655141">
                <text:p>1.7745735065514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34182087491881">
                <text:p>2.34182087491881</text:p>
              </table:table-cell>
              <table:table-cell office:value-type="float" office:value="1.82700427694931">
                <text:p>1.8270042769493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36495743041013">
                <text:p>2.36495743041013</text:p>
              </table:table-cell>
              <table:table-cell office:value-type="float" office:value="1.87979143037158">
                <text:p>1.8797914303715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39172502314086">
                <text:p>2.39172502314086</text:p>
              </table:table-cell>
              <table:table-cell office:value-type="float" office:value="1.93275674830171">
                <text:p>1.9327567483017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42200309511082">
                <text:p>2.42200309511082</text:p>
              </table:table-cell>
              <table:table-cell office:value-type="float" office:value="1.98572201222317">
                <text:p>1.9857220122231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45567108831982">
                <text:p>2.45567108831982</text:p>
              </table:table-cell>
              <table:table-cell office:value-type="float" office:value="2.03850900361943">
                <text:p>2.0385090036194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49260844476767">
                <text:p>2.49260844476767</text:p>
              </table:table-cell>
              <table:table-cell office:value-type="float" office:value="2.09093950397397">
                <text:p>2.0909395039739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53269460645418">
                <text:p>2.53269460645418</text:p>
              </table:table-cell>
              <table:table-cell office:value-type="float" office:value="2.14283529477025">
                <text:p>2.1428352947702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57580901537918">
                <text:p>2.57580901537918</text:p>
              </table:table-cell>
              <table:table-cell office:value-type="float" office:value="2.19401815749175">
                <text:p>2.1940181574917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2183111354246">
                <text:p>2.62183111354246</text:p>
              </table:table-cell>
              <table:table-cell office:value-type="float" office:value="2.24430987362194">
                <text:p>2.2443098736219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7064034294384">
                <text:p>2.67064034294384</text:p>
              </table:table-cell>
              <table:table-cell office:value-type="float" office:value="2.2935322246443">
                <text:p>2.293532224644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2211614558314">
                <text:p>2.72211614558314</text:p>
              </table:table-cell>
              <table:table-cell office:value-type="float" office:value="2.3415069920423">
                <text:p>2.341506992042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7613796346017">
                <text:p>2.77613796346017</text:p>
              </table:table-cell>
              <table:table-cell office:value-type="float" office:value="2.3880559572994">
                <text:p>2.388055957299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83258523857474">
                <text:p>2.83258523857474</text:p>
              </table:table-cell>
              <table:table-cell office:value-type="float" office:value="2.4330009018991">
                <text:p>2.433000901899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89133741292665">
                <text:p>2.89133741292665</text:p>
              </table:table-cell>
              <table:table-cell office:value-type="float" office:value="2.47616360732485">
                <text:p>2.4761636073248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95227392851574">
                <text:p>2.95227392851574</text:p>
              </table:table-cell>
              <table:table-cell office:value-type="float" office:value="2.51736585506014">
                <text:p>2.5173658550601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.01527422734179">
                <text:p>3.01527422734179</text:p>
              </table:table-cell>
              <table:table-cell office:value-type="float" office:value="2.55642942658843">
                <text:p>2.5564294265884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.08021775140464">
                <text:p>3.08021775140464</text:p>
              </table:table-cell>
              <table:table-cell office:value-type="float" office:value="2.59317610339319">
                <text:p>2.5931761033931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.14698394270409">
                <text:p>3.14698394270409</text:p>
              </table:table-cell>
              <table:table-cell office:value-type="float" office:value="2.62742766695791">
                <text:p>2.6274276669579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.21545224323995">
                <text:p>3.21545224323995</text:p>
              </table:table-cell>
              <table:table-cell office:value-type="float" office:value="2.65900589876605">
                <text:p>2.6590058987660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.28550209501204">
                <text:p>3.28550209501204</text:p>
              </table:table-cell>
              <table:table-cell office:value-type="float" office:value="2.68773258030108">
                <text:p>2.6877325803010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.35701294002017">
                <text:p>3.35701294002017</text:p>
              </table:table-cell>
              <table:table-cell office:value-type="float" office:value="2.71342949304649">
                <text:p>2.7134294930464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.42986422026415">
                <text:p>3.42986422026415</text:p>
              </table:table-cell>
              <table:table-cell office:value-type="float" office:value="2.73591841848574">
                <text:p>2.7359184184857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.50393537774379">
                <text:p>3.50393537774379</text:p>
              </table:table-cell>
              <table:table-cell office:value-type="float" office:value="2.7550211381023">
                <text:p>2.755021138102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.57910585445891">
                <text:p>3.57910585445891</text:p>
              </table:table-cell>
              <table:table-cell office:value-type="float" office:value="2.77055943337965">
                <text:p>2.7705594333796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.65525509240931">
                <text:p>3.65525509240931</text:p>
              </table:table-cell>
              <table:table-cell office:value-type="float" office:value="2.78235508580127">
                <text:p>2.7823550858012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.73226253359482">
                <text:p>3.73226253359482</text:p>
              </table:table-cell>
              <table:table-cell office:value-type="float" office:value="2.79022987685062">
                <text:p>2.7902298768506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81000762001524">
                <text:p>3.81000762001524</text:p>
              </table:table-cell>
              <table:table-cell office:value-type="float" office:value="2.79400558801118">
                <text:p>2.7940055880111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88837376413534">
                <text:p>3.88837376413534</text:p>
              </table:table-cell>
              <table:table-cell office:value-type="float" office:value="2.79357177875863">
                <text:p>2.7935717787586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96726026027971">
                <text:p>3.96726026027971</text:p>
              </table:table-cell>
              <table:table-cell office:value-type="float" office:value="2.78908912053756">
                <text:p>2.7890891205375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.04657037323789">
                <text:p>4.04657037323789</text:p>
              </table:table-cell>
              <table:table-cell office:value-type="float" office:value="2.78078606278474">
                <text:p>2.7807860627847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.12620736779942">
                <text:p>4.12620736779942</text:p>
              </table:table-cell>
              <table:table-cell office:value-type="float" office:value="2.76889105493697">
                <text:p>2.7688910549369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.20607450875384">
                <text:p>4.20607450875384</text:p>
              </table:table-cell>
              <table:table-cell office:value-type="float" office:value="2.75363254643104">
                <text:p>2.7536325464310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.2860750608907">
                <text:p>4.2860750608907</text:p>
              </table:table-cell>
              <table:table-cell office:value-type="float" office:value="2.73523898670372">
                <text:p>2.7352389867037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.36611228899954">
                <text:p>4.36611228899954</text:p>
              </table:table-cell>
              <table:table-cell office:value-type="float" office:value="2.71393882519182">
                <text:p>2.7139388251918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.44608945786991">
                <text:p>4.44608945786991</text:p>
              </table:table-cell>
              <table:table-cell office:value-type="float" office:value="2.68996051133211">
                <text:p>2.6899605113321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.52590983229133">
                <text:p>4.52590983229133</text:p>
              </table:table-cell>
              <table:table-cell office:value-type="float" office:value="2.66353249456139">
                <text:p>2.6635324945613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.60547667705336">
                <text:p>4.60547667705336</text:p>
              </table:table-cell>
              <table:table-cell office:value-type="float" office:value="2.63488322431644">
                <text:p>2.6348832243164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.68469325694553">
                <text:p>4.68469325694553</text:p>
              </table:table-cell>
              <table:table-cell office:value-type="float" office:value="2.60424115003405">
                <text:p>2.6042411500340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.7634628367574">
                <text:p>4.7634628367574</text:p>
              </table:table-cell>
              <table:table-cell office:value-type="float" office:value="2.57183472115102">
                <text:p>2.5718347211510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.84168868127849">
                <text:p>4.84168868127849</text:p>
              </table:table-cell>
              <table:table-cell office:value-type="float" office:value="2.53789238710412">
                <text:p>2.5378923871041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.91927405529836">
                <text:p>4.91927405529836</text:p>
              </table:table-cell>
              <table:table-cell office:value-type="float" office:value="2.50264259733015">
                <text:p>2.5026425973301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.99612222360655">
                <text:p>4.99612222360655</text:p>
              </table:table-cell>
              <table:table-cell office:value-type="float" office:value="2.4663138012659">
                <text:p>2.466313801265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.07213645099259">
                <text:p>5.07213645099259</text:p>
              </table:table-cell>
              <table:table-cell office:value-type="float" office:value="2.42913444834814">
                <text:p>2.4291344483481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.14722000224604">
                <text:p>5.14722000224604</text:p>
              </table:table-cell>
              <table:table-cell office:value-type="float" office:value="2.39133298801368">
                <text:p>2.3913329880136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.22127614215642">
                <text:p>5.22127614215642</text:p>
              </table:table-cell>
              <table:table-cell office:value-type="float" office:value="2.3531378696993">
                <text:p>2.353137869699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.2942081355133">
                <text:p>5.2942081355133</text:p>
              </table:table-cell>
              <table:table-cell office:value-type="float" office:value="2.31477754284179">
                <text:p>2.3147775428417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.36591924710619">
                <text:p>5.36591924710619</text:p>
              </table:table-cell>
              <table:table-cell office:value-type="float" office:value="2.27648045687793">
                <text:p>2.2764804568779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.43631274172466">
                <text:p>5.43631274172466</text:p>
              </table:table-cell>
              <table:table-cell office:value-type="float" office:value="2.23847506124451">
                <text:p>2.2384750612445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.50529188415824">
                <text:p>5.50529188415824</text:p>
              </table:table-cell>
              <table:table-cell office:value-type="float" office:value="2.20098980537833">
                <text:p>2.2009898053783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.57275993919647">
                <text:p>5.57275993919647</text:p>
              </table:table-cell>
              <table:table-cell office:value-type="float" office:value="2.16425313871616">
                <text:p>2.1642531387161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.63862017162889">
                <text:p>5.63862017162889</text:p>
              </table:table-cell>
              <table:table-cell office:value-type="float" office:value="2.12849351069481">
                <text:p>2.1284935106948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.70277584624505">
                <text:p>5.70277584624505</text:p>
              </table:table-cell>
              <table:table-cell office:value-type="float" office:value="2.09393937075105">
                <text:p>2.0939393707510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.7651302278345">
                <text:p>5.7651302278345</text:p>
              </table:table-cell>
              <table:table-cell office:value-type="float" office:value="2.06081916832167">
                <text:p>2.0608191683216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.82558658118676">
                <text:p>5.82558658118676</text:p>
              </table:table-cell>
              <table:table-cell office:value-type="float" office:value="2.02936135284347">
                <text:p>2.0293613528434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.88404817109139">
                <text:p>5.88404817109139</text:p>
              </table:table-cell>
              <table:table-cell office:value-type="float" office:value="1.99979437375323">
                <text:p>1.9997943737532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.99460011971591">
                <text:p>5.99460011971591</text:p>
              </table:table-cell>
              <table:table-cell office:value-type="float" office:value="1.94724672248377">
                <text:p>1.9472467224837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.09601219202439">
                <text:p>6.09601219202439</text:p>
              </table:table-cell>
              <table:table-cell office:value-type="float" office:value="1.90500381000762">
                <text:p>1.9050038100076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.1877580451515">
                <text:p>6.1877580451515</text:p>
              </table:table-cell>
              <table:table-cell office:value-type="float" office:value="1.87444502013996">
                <text:p>1.8744450201399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.23013560972341">
                <text:p>6.23013560972341</text:p>
              </table:table-cell>
              <table:table-cell office:value-type="float" office:value="1.86344597725763">
                <text:p>1.8634459772576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.27030149150529">
                <text:p>6.27030149150529</text:p>
              </table:table-cell>
              <table:table-cell office:value-type="float" office:value="1.85515688997958">
                <text:p>1.8551568899795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.30834460940043">
                <text:p>6.30834460940043</text:p>
              </table:table-cell>
              <table:table-cell office:value-type="float" office:value="1.84947004898325">
                <text:p>1.8494700489832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.34435388231212">
                <text:p>6.34435388231212</text:p>
              </table:table-cell>
              <table:table-cell office:value-type="float" office:value="1.84627774494612">
                <text:p>1.8462777449461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.37841822914367">
                <text:p>6.37841822914367</text:p>
              </table:table-cell>
              <table:table-cell office:value-type="float" office:value="1.84547226854564">
                <text:p>1.8454722685456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.41062656879837">
                <text:p>6.41062656879837</text:p>
              </table:table-cell>
              <table:table-cell office:value-type="float" office:value="1.84694591045926">
                <text:p>1.8469459104592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.44106782017952">
                <text:p>6.44106782017952</text:p>
              </table:table-cell>
              <table:table-cell office:value-type="float" office:value="1.85059096136445">
                <text:p>1.8505909613644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.46983090219041">
                <text:p>6.46983090219041</text:p>
              </table:table-cell>
              <table:table-cell office:value-type="float" office:value="1.85629971193867">
                <text:p>1.8562997119386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.49700473373434">
                <text:p>6.49700473373434</text:p>
              </table:table-cell>
              <table:table-cell office:value-type="float" office:value="1.86396445285936">
                <text:p>1.8639644528593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.5226782337146">
                <text:p>6.5226782337146</text:p>
              </table:table-cell>
              <table:table-cell office:value-type="float" office:value="1.87347747480399">
                <text:p>1.8734774748039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.54694032103451">
                <text:p>6.54694032103451</text:p>
              </table:table-cell>
              <table:table-cell office:value-type="float" office:value="1.88473106845002">
                <text:p>1.8847310684500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.56987991459734">
                <text:p>6.56987991459734</text:p>
              </table:table-cell>
              <table:table-cell office:value-type="float" office:value="1.89761752447491">
                <text:p>1.8976175244749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.5915859333064">
                <text:p>6.5915859333064</text:p>
              </table:table-cell>
              <table:table-cell office:value-type="float" office:value="1.9120291335561">
                <text:p>1.912029133556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.61214729606498">
                <text:p>6.61214729606498</text:p>
              </table:table-cell>
              <table:table-cell office:value-type="float" office:value="1.92785818637107">
                <text:p>1.9278581863710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.63165292177638">
                <text:p>6.63165292177638</text:p>
              </table:table-cell>
              <table:table-cell office:value-type="float" office:value="1.94499697359727">
                <text:p>1.9449969735972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.6501917293439">
                <text:p>6.6501917293439</text:p>
              </table:table-cell>
              <table:table-cell office:value-type="float" office:value="1.96333778591215">
                <text:p>1.9633377859121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.66785263767083">
                <text:p>6.66785263767083</text:p>
              </table:table-cell>
              <table:table-cell office:value-type="float" office:value="1.98277291399318">
                <text:p>1.9827729139931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.68472456566047">
                <text:p>6.68472456566047</text:p>
              </table:table-cell>
              <table:table-cell office:value-type="float" office:value="2.00319464851781">
                <text:p>2.0031946485178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.71645715624106">
                <text:p>6.71645715624106</text:p>
              </table:table-cell>
              <table:table-cell office:value-type="float" office:value="2.04656709960772">
                <text:p>2.0465670996077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6.74610085231205">
                <text:p>6.74610085231205</text:p>
              </table:table-cell>
              <table:table-cell office:value-type="float" office:value="2.09259346460153">
                <text:p>2.0925934646015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.80196696583072">
                <text:p>6.80196696583072</text:p>
              </table:table-cell>
              <table:table-cell office:value-type="float" office:value="2.18916123797954">
                <text:p>2.1891612379795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.85801371602744">
                <text:p>6.85801371602744</text:p>
              </table:table-cell>
              <table:table-cell office:value-type="float" office:value="2.28600457200914">
                <text:p>2.2860045720091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.91820579241768">
                <text:p>6.91820579241768</text:p>
              </table:table-cell>
              <table:table-cell office:value-type="float" office:value="2.37780144165983">
                <text:p>2.3778014416598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.9796034033349">
                <text:p>6.9796034033349</text:p>
              </table:table-cell>
              <table:table-cell office:value-type="float" office:value="2.46551530834976">
                <text:p>2.4655153083497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.03754063681701">
                <text:p>7.03754063681701</text:p>
              </table:table-cell>
              <table:table-cell office:value-type="float" office:value="2.55168100510927">
                <text:p>2.5516810051092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.06375351453175">
                <text:p>7.06375351453175</text:p>
              </table:table-cell>
              <table:table-cell office:value-type="float" office:value="2.59497542508709">
                <text:p>2.5949754250870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.08735158090194">
                <text:p>7.08735158090194</text:p>
              </table:table-cell>
              <table:table-cell office:value-type="float" office:value="2.63883336496869">
                <text:p>2.6388333649686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.10775159693232">
                <text:p>7.10775159693232</text:p>
              </table:table-cell>
              <table:table-cell office:value-type="float" office:value="2.68357167888285">
                <text:p>2.6835716788828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.11657007388406">
                <text:p>7.11657007388406</text:p>
              </table:table-cell>
              <table:table-cell office:value-type="float" office:value="2.70636999301739">
                <text:p>2.7063699930173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.12437032362762">
                <text:p>7.12437032362762</text:p>
              </table:table-cell>
              <table:table-cell office:value-type="float" office:value="2.72950722095836">
                <text:p>2.7295072209583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.1310794412886">
                <text:p>7.1310794412886</text:p>
              </table:table-cell>
              <table:table-cell office:value-type="float" office:value="2.75302296947187">
                <text:p>2.7530229694718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.1366245219926">
                <text:p>7.1366245219926</text:p>
              </table:table-cell>
              <table:table-cell office:value-type="float" office:value="2.77695684532402">
                <text:p>2.7769568453240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.14093266086519">
                <text:p>7.14093266086519</text:p>
              </table:table-cell>
              <table:table-cell office:value-type="float" office:value="2.8013484552809">
                <text:p>2.801348455280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.14393095303198">
                <text:p>7.14393095303198</text:p>
              </table:table-cell>
              <table:table-cell office:value-type="float" office:value="2.82623740610861">
                <text:p>2.8262374061086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.14554649361856">
                <text:p>7.14554649361856</text:p>
              </table:table-cell>
              <table:table-cell office:value-type="float" office:value="2.85166330457326">
                <text:p>2.8516633045732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.14570637775052">
                <text:p>7.14570637775052</text:p>
              </table:table-cell>
              <table:table-cell office:value-type="float" office:value="2.87766575744093">
                <text:p>2.8776657574409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.14433770055345">
                <text:p>7.14433770055345</text:p>
              </table:table-cell>
              <table:table-cell office:value-type="float" office:value="2.90428437147774">
                <text:p>2.9042843714777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.14136755715295">
                <text:p>7.14136755715295</text:p>
              </table:table-cell>
              <table:table-cell office:value-type="float" office:value="2.93155875344978">
                <text:p>2.9315587534497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.1367230426746">
                <text:p>7.1367230426746</text:p>
              </table:table-cell>
              <table:table-cell office:value-type="float" office:value="2.95952851012314">
                <text:p>2.9595285101231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.13033125224401">
                <text:p>7.13033125224401</text:p>
              </table:table-cell>
              <table:table-cell office:value-type="float" office:value="2.98823324826393">
                <text:p>2.9882332482639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.12211928098676">
                <text:p>7.12211928098676</text:p>
              </table:table-cell>
              <table:table-cell office:value-type="float" office:value="3.01771257463825">
                <text:p>3.0177125746382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.11201422402845">
                <text:p>7.11201422402845</text:p>
              </table:table-cell>
              <table:table-cell office:value-type="float" office:value="3.04800609601219">
                <text:p>3.0480060960121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.086014671941">
                <text:p>7.086014671941</text:p>
              </table:table-cell>
              <table:table-cell office:value-type="float" office:value="3.11099310275047">
                <text:p>3.1109931027504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.05265654913641">
                <text:p>7.05265654913641</text:p>
              </table:table-cell>
              <table:table-cell office:value-type="float" office:value="3.17650588224318">
                <text:p>3.1765058822431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.0124452471994">
                <text:p>7.0124452471994</text:p>
              </table:table-cell>
              <table:table-cell office:value-type="float" office:value="3.24365500018186">
                <text:p>3.2436550001818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.96588615771472">
                <text:p>6.96588615771472</text:p>
              </table:table-cell>
              <table:table-cell office:value-type="float" office:value="3.31155102225803">
                <text:p>3.3115510222580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.91348467226711">
                <text:p>6.91348467226711</text:p>
              </table:table-cell>
              <table:table-cell office:value-type="float" office:value="3.37930451416324">
                <text:p>3.3793045141632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.85574618244129">
                <text:p>6.85574618244129</text:p>
              </table:table-cell>
              <table:table-cell office:value-type="float" office:value="3.44602604158901">
                <text:p>3.4460260415890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.79317607982202">
                <text:p>6.79317607982202</text:p>
              </table:table-cell>
              <table:table-cell office:value-type="float" office:value="3.51082617022688">
                <text:p>3.5108261702268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.72627975599402">
                <text:p>6.72627975599402</text:p>
              </table:table-cell>
              <table:table-cell office:value-type="float" office:value="3.57281546576839">
                <text:p>3.5728154657683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.65556260254203">
                <text:p>6.65556260254203</text:p>
              </table:table-cell>
              <table:table-cell office:value-type="float" office:value="3.63110449390507">
                <text:p>3.6311044939050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.58153001105079">
                <text:p>6.58153001105079</text:p>
              </table:table-cell>
              <table:table-cell office:value-type="float" office:value="3.68480382032846">
                <text:p>3.6848038203284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.50468737310504">
                <text:p>6.50468737310504</text:p>
              </table:table-cell>
              <table:table-cell office:value-type="float" office:value="3.73302401073008">
                <text:p>3.7330240107300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.42554008028951">
                <text:p>6.42554008028951</text:p>
              </table:table-cell>
              <table:table-cell office:value-type="float" office:value="3.77487563080147">
                <text:p>3.7748756308014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.38526012317582">
                <text:p>6.38526012317582</text:p>
              </table:table-cell>
              <table:table-cell office:value-type="float" office:value="3.79313527874193">
                <text:p>3.7931352787419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.34459352418895">
                <text:p>6.34459352418895</text:p>
              </table:table-cell>
              <table:table-cell office:value-type="float" office:value="3.80946924623417">
                <text:p>3.8094692462341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.303603457277">
                <text:p>6.303603457277</text:p>
              </table:table-cell>
              <table:table-cell office:value-type="float" office:value="3.82376635398961">
                <text:p>3.8237663539896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.26235309638808">
                <text:p>6.26235309638808</text:p>
              </table:table-cell>
              <table:table-cell office:value-type="float" office:value="3.83591542271971">
                <text:p>3.8359154227197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.22090561547026">
                <text:p>6.22090561547026</text:p>
              </table:table-cell>
              <table:table-cell office:value-type="float" office:value="3.8458052731359">
                <text:p>3.845805273135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.17932418847165">
                <text:p>6.17932418847165</text:p>
              </table:table-cell>
              <table:table-cell office:value-type="float" office:value="3.85332472594962">
                <text:p>3.8533247259496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.13767198934032">
                <text:p>6.13767198934032</text:p>
              </table:table-cell>
              <table:table-cell office:value-type="float" office:value="3.85836260187232">
                <text:p>3.8583626018723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.09601219202438">
                <text:p>6.09601219202438</text:p>
              </table:table-cell>
              <table:table-cell office:value-type="float" office:value="3.86080772161544">
                <text:p>3.8608077216154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.05441010946949">
                <text:p>6.05441010946949</text:p>
              </table:table-cell>
              <table:table-cell office:value-type="float" office:value="3.86058379439959">
                <text:p>3.8605837943995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.01293961061155">
                <text:p>6.01293961061155</text:p>
              </table:table-cell>
              <table:table-cell office:value-type="float" office:value="3.85775408348199">
                <text:p>3.8577540834819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.97167670338405">
                <text:p>5.97167670338405</text:p>
              </table:table-cell>
              <table:table-cell office:value-type="float" office:value="3.85241674062907">
                <text:p>3.8524167406290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.93069739572047">
                <text:p>5.93069739572047</text:p>
              </table:table-cell>
              <table:table-cell office:value-type="float" office:value="3.84466991760722">
                <text:p>3.8446699176072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.89007769555428">
                <text:p>5.89007769555428</text:p>
              </table:table-cell>
              <table:table-cell office:value-type="float" office:value="3.83461176618284">
                <text:p>3.8346117661828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.84989361081898">
                <text:p>5.84989361081898</text:p>
              </table:table-cell>
              <table:table-cell office:value-type="float" office:value="3.82234043812235">
                <text:p>3.8223404381223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.81022114944803">
                <text:p>5.81022114944803</text:p>
              </table:table-cell>
              <table:table-cell office:value-type="float" office:value="3.80795408519215">
                <text:p>3.8079540851921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.77113631937493">
                <text:p>5.77113631937493</text:p>
              </table:table-cell>
              <table:table-cell office:value-type="float" office:value="3.79155085915863">
                <text:p>3.7915508591586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.73271512853314">
                <text:p>5.73271512853314</text:p>
              </table:table-cell>
              <table:table-cell office:value-type="float" office:value="3.77322891178821">
                <text:p>3.7732289117882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.69503358485615">
                <text:p>5.69503358485615</text:p>
              </table:table-cell>
              <table:table-cell office:value-type="float" office:value="3.75308639484729">
                <text:p>3.7530863948472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.6221934707305">
                <text:p>5.6221934707305</text:p>
              </table:table-cell>
              <table:table-cell office:value-type="float" office:value="3.70773225931956">
                <text:p>3.7077322593195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.5532240404658">
                <text:p>5.5532240404658</text:p>
              </table:table-cell>
              <table:table-cell office:value-type="float" office:value="3.65627366670667">
                <text:p>3.6562736667066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.48873335752992">
                <text:p>5.48873335752992</text:p>
              </table:table-cell>
              <table:table-cell office:value-type="float" office:value="3.59949583113986">
                <text:p>3.5994958311398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.42932948539067">
                <text:p>5.42932948539067</text:p>
              </table:table-cell>
              <table:table-cell office:value-type="float" office:value="3.53818396675036">
                <text:p>3.5381839667503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.37562048751592">
                <text:p>5.37562048751592</text:p>
              </table:table-cell>
              <table:table-cell office:value-type="float" office:value="3.4731232876694">
                <text:p>3.473123287669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.3282144273735">
                <text:p>5.3282144273735</text:p>
              </table:table-cell>
              <table:table-cell office:value-type="float" office:value="3.40509900802823">
                <text:p>3.4050990080282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.30706501878561">
                <text:p>5.30706501878561</text:p>
              </table:table-cell>
              <table:table-cell office:value-type="float" office:value="3.37022089741356">
                <text:p>3.3702208974135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.28771936843125">
                <text:p>5.28771936843125</text:p>
              </table:table-cell>
              <table:table-cell office:value-type="float" office:value="3.33489634195806">
                <text:p>3.3348963419580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.27025348424389">
                <text:p>5.27025348424389</text:p>
              </table:table-cell>
              <table:table-cell office:value-type="float" office:value="3.29922349342812">
                <text:p>3.2992234934281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.25474337415702">
                <text:p>5.25474337415702</text:p>
              </table:table-cell>
              <table:table-cell office:value-type="float" office:value="3.26330050359014">
                <text:p>3.2633005035901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.24126504610411">
                <text:p>5.24126504610411</text:p>
              </table:table-cell>
              <table:table-cell office:value-type="float" office:value="3.22722552421053">
                <text:p>3.2272255242105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.22989450801864">
                <text:p>5.22989450801864</text:p>
              </table:table-cell>
              <table:table-cell office:value-type="float" office:value="3.1910967070557">
                <text:p>3.191096707055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.2207077678341">
                <text:p>5.2207077678341</text:p>
              </table:table-cell>
              <table:table-cell office:value-type="float" office:value="3.15501220389205">
                <text:p>3.1550122038920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.21378083348396">
                <text:p>5.21378083348396</text:p>
              </table:table-cell>
              <table:table-cell office:value-type="float" office:value="3.11907016648597">
                <text:p>3.1190701664859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.20918971290171">
                <text:p>5.20918971290171</text:p>
              </table:table-cell>
              <table:table-cell office:value-type="float" office:value="3.08336874660389">
                <text:p>3.0833687466038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.20701041402083">
                <text:p>5.20701041402083</text:p>
              </table:table-cell>
              <table:table-cell office:value-type="float" office:value="3.04800609601219">
                <text:p>3.0480060960121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.20729546046113">
                <text:p>5.20729546046113</text:p>
              </table:table-cell>
              <table:table-cell office:value-type="float" office:value="3.01305663576982">
                <text:p>3.0130566357698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.21000343858778">
                <text:p>5.21000343858778</text:p>
              </table:table-cell>
              <table:table-cell office:value-type="float" office:value="2.97849986410579">
                <text:p>2.9784998641057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.2150694504523">
                <text:p>5.2150694504523</text:p>
              </table:table-cell>
              <table:table-cell office:value-type="float" office:value="2.94429154854165">
                <text:p>2.9442915485416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.22242859810619">
                <text:p>5.22242859810619</text:p>
              </table:table-cell>
              <table:table-cell office:value-type="float" office:value="2.91038745659897">
                <text:p>2.9103874565989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.23201598360096">
                <text:p>5.23201598360096</text:p>
              </table:table-cell>
              <table:table-cell office:value-type="float" office:value="2.87674335579928">
                <text:p>2.8767433557992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.24376670898811">
                <text:p>5.24376670898811</text:p>
              </table:table-cell>
              <table:table-cell office:value-type="float" office:value="2.84331501366414">
                <text:p>2.8433150136641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.25761587631917">
                <text:p>5.25761587631917</text:p>
              </table:table-cell>
              <table:table-cell office:value-type="float" office:value="2.8100581977151">
                <text:p>2.810058197715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.27349858764563">
                <text:p>5.27349858764563</text:p>
              </table:table-cell>
              <table:table-cell office:value-type="float" office:value="2.77692867547371">
                <text:p>2.7769286754737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.291349945019">
                <text:p>5.291349945019</text:p>
              </table:table-cell>
              <table:table-cell office:value-type="float" office:value="2.74388221446152">
                <text:p>2.7438822144615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.3111050504908">
                <text:p>5.3111050504908</text:p>
              </table:table-cell>
              <table:table-cell office:value-type="float" office:value="2.71087458220009">
                <text:p>2.7108745822000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.35606691393569">
                <text:p>5.35606691393569</text:p>
              </table:table-cell>
              <table:table-cell office:value-type="float" office:value="2.64479887401568">
                <text:p>2.6447988740156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.40786499439237">
                <text:p>5.40786499439237</text:p>
              </table:table-cell>
              <table:table-cell office:value-type="float" office:value="2.57834769109288">
                <text:p>2.5783476910928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.46598010827292">
                <text:p>5.46598010827292</text:p>
              </table:table-cell>
              <table:table-cell office:value-type="float" office:value="2.51116717360411">
                <text:p>2.5111671736041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.52989307198939">
                <text:p>5.52989307198939</text:p>
              </table:table-cell>
              <table:table-cell office:value-type="float" office:value="2.44290346172178">
                <text:p>2.4429034617217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.59908470195386">
                <text:p>5.59908470195386</text:p>
              </table:table-cell>
              <table:table-cell office:value-type="float" office:value="2.37320269561828">
                <text:p>2.3732026956182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.67303581457839">
                <text:p>5.67303581457839</text:p>
              </table:table-cell>
              <table:table-cell office:value-type="float" office:value="2.30171101546602">
                <text:p>2.3017110154660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.75122722627505">
                <text:p>5.75122722627505</text:p>
              </table:table-cell>
              <table:table-cell office:value-type="float" office:value="2.22807456143741">
                <text:p>2.2280745614374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.83313975345592">
                <text:p>5.83313975345592</text:p>
              </table:table-cell>
              <table:table-cell office:value-type="float" office:value="2.15193947370486">
                <text:p>2.1519394737048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.91825421253305">
                <text:p>5.91825421253305</text:p>
              </table:table-cell>
              <table:table-cell office:value-type="float" office:value="2.07295189244078">
                <text:p>2.0729518924407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.00605141991851">
                <text:p>6.00605141991851</text:p>
              </table:table-cell>
              <table:table-cell office:value-type="float" office:value="1.99075795781756">
                <text:p>1.9907579578175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.09601219202438">
                <text:p>6.09601219202438</text:p>
              </table:table-cell>
              <table:table-cell office:value-type="float" office:value="1.90500381000762">
                <text:p>1.9050038100076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.14164820194951">
                <text:p>6.14164820194951</text:p>
              </table:table-cell>
              <table:table-cell office:value-type="float" office:value="1.86071010336086">
                <text:p>1.8607101033608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.18766960104888">
                <text:p>6.18766960104888</text:p>
              </table:table-cell>
              <table:table-cell office:value-type="float" office:value="1.8155678163782">
                <text:p>1.815567816378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.23405068321362">
                <text:p>6.23405068321362</text:p>
              </table:table-cell>
              <table:table-cell office:value-type="float" office:value="1.76970688697733">
                <text:p>1.7697068869773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.28076574233485">
                <text:p>6.28076574233485</text:p>
              </table:table-cell>
              <table:table-cell office:value-type="float" office:value="1.72325725307591">
                <text:p>1.7232572530759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.32778907230369">
                <text:p>6.32778907230369</text:p>
              </table:table-cell>
              <table:table-cell office:value-type="float" office:value="1.67634885259165">
                <text:p>1.6763488525916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6.37509496701128">
                <text:p>6.37509496701128</text:p>
              </table:table-cell>
              <table:table-cell office:value-type="float" office:value="1.6291116234422">
                <text:p>1.629111623442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6.42265772034873">
                <text:p>6.42265772034873</text:p>
              </table:table-cell>
              <table:table-cell office:value-type="float" office:value="1.58167550354526">
                <text:p>1.5816755035452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.47045162620717">
                <text:p>6.47045162620717</text:p>
              </table:table-cell>
              <table:table-cell office:value-type="float" office:value="1.53417043081851">
                <text:p>1.5341704308185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.51845097847772">
                <text:p>6.51845097847772</text:p>
              </table:table-cell>
              <table:table-cell office:value-type="float" office:value="1.48672634317963">
                <text:p>1.4867263431796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.56663007105151">
                <text:p>6.56663007105151</text:p>
              </table:table-cell>
              <table:table-cell office:value-type="float" office:value="1.4394731785463">
                <text:p>1.439473178546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.61496319781967">
                <text:p>6.61496319781967</text:p>
              </table:table-cell>
              <table:table-cell office:value-type="float" office:value="1.39254087483619">
                <text:p>1.3925408748361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.66342465267331">
                <text:p>6.66342465267331</text:p>
              </table:table-cell>
              <table:table-cell office:value-type="float" office:value="1.346059369967">
                <text:p>1.34605936996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.71198872950357">
                <text:p>6.71198872950357</text:p>
              </table:table-cell>
              <table:table-cell office:value-type="float" office:value="1.30015860185639">
                <text:p>1.3001586018563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.76062972220157">
                <text:p>6.76062972220157</text:p>
              </table:table-cell>
              <table:table-cell office:value-type="float" office:value="1.25496850842206">
                <text:p>1.2549685084220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.80932192465842">
                <text:p>6.80932192465842</text:p>
              </table:table-cell>
              <table:table-cell office:value-type="float" office:value="1.21061902758168">
                <text:p>1.2106190275816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.85803963076526">
                <text:p>6.85803963076526</text:p>
              </table:table-cell>
              <table:table-cell office:value-type="float" office:value="1.16724009725294">
                <text:p>1.1672400972529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.90675713441322">
                <text:p>6.90675713441322</text:p>
              </table:table-cell>
              <table:table-cell office:value-type="float" office:value="1.12496165535351">
                <text:p>1.1249616553535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.9554487294934">
                <text:p>6.9554487294934</text:p>
              </table:table-cell>
              <table:table-cell office:value-type="float" office:value="1.08391363980108">
                <text:p>1.0839136398010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.05265136951498">
                <text:p>7.05265136951498</text:p>
              </table:table-cell>
              <table:table-cell office:value-type="float" office:value="1.00602863940792">
                <text:p>1.0060286394079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.149441901959">
                <text:p>7.149441901959</text:p>
              </table:table-cell>
              <table:table-cell office:value-type="float" office:value="0.934624599414915">
                <text:p>0.93462459941491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.24561467795445">
                <text:p>7.24561467795445</text:p>
              </table:table-cell>
              <table:table-cell office:value-type="float" office:value="0.870741023163512">
                <text:p>0.87074102316351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.34096404863032">
                <text:p>7.34096404863032</text:p>
              </table:table-cell>
              <table:table-cell office:value-type="float" office:value="0.815417413995156">
                <text:p>0.81541741399515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.43528436511562">
                <text:p>7.43528436511562</text:p>
              </table:table-cell>
              <table:table-cell office:value-type="float" office:value="0.769693275251295">
                <text:p>0.76969327525129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.48199436276462">
                <text:p>7.48199436276462</text:p>
              </table:table-cell>
              <table:table-cell office:value-type="float" office:value="0.750755852082752">
                <text:p>0.75075585208275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.52836997853934">
                <text:p>7.52836997853934</text:p>
              </table:table-cell>
              <table:table-cell office:value-type="float" office:value="0.734608110273375">
                <text:p>0.73460811027337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.57438550633092">
                <text:p>7.57438550633092</text:p>
              </table:table-cell>
              <table:table-cell office:value-type="float" office:value="0.721379987740846">
                <text:p>0.72137998774084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.62001524003048">
                <text:p>7.62001524003048</text:p>
              </table:table-cell>
              <table:table-cell office:value-type="float" office:value="0.711201422402845">
                <text:p>0.71120142240284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7.66522695420955">
                <text:p>7.66522695420955</text:p>
              </table:table-cell>
              <table:table-cell office:value-type="float" office:value="0.704164229649535">
                <text:p>0.70416422964953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.70996234616132">
                <text:p>7.70996234616132</text:p>
              </table:table-cell>
              <table:table-cell office:value-type="float" office:value="0.70020773476101">
                <text:p>0.7002077347610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7.75415659385938">
                <text:p>7.75415659385938</text:p>
              </table:table-cell>
              <table:table-cell office:value-type="float" office:value="0.699233140489845">
                <text:p>0.69923314048984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.79774487527732">
                <text:p>7.79774487527732</text:p>
              </table:table-cell>
              <table:table-cell office:value-type="float" office:value="0.701141649588617">
                <text:p>0.70114164958861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.84066236838872">
                <text:p>7.84066236838872</text:p>
              </table:table-cell>
              <table:table-cell office:value-type="float" office:value="0.705834464809901">
                <text:p>0.70583446480990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7.88284425116719">
                <text:p>7.88284425116719</text:p>
              </table:table-cell>
              <table:table-cell office:value-type="float" office:value="0.713212788906273">
                <text:p>0.71321278890627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7.92422570158632">
                <text:p>7.92422570158632</text:p>
              </table:table-cell>
              <table:table-cell office:value-type="float" office:value="0.723177824630309">
                <text:p>0.72317782463030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7.96474189761969">
                <text:p>7.96474189761969</text:p>
              </table:table-cell>
              <table:table-cell office:value-type="float" office:value="0.735630774734584">
                <text:p>0.73563077473458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8.00432801724091">
                <text:p>8.00432801724091</text:p>
              </table:table-cell>
              <table:table-cell office:value-type="float" office:value="0.750472841971674">
                <text:p>0.75047284197167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8.04291923842355">
                <text:p>8.04291923842355</text:p>
              </table:table-cell>
              <table:table-cell office:value-type="float" office:value="0.767605229094156">
                <text:p>0.76760522909415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8.08045073914122">
                <text:p>8.08045073914122</text:p>
              </table:table-cell>
              <table:table-cell office:value-type="float" office:value="0.786929138854604">
                <text:p>0.78692913885460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8.1168576973675">
                <text:p>8.1168576973675</text:p>
              </table:table-cell>
              <table:table-cell office:value-type="float" office:value="0.808345774005595">
                <text:p>0.80834577400559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8.15207529107599">
                <text:p>8.15207529107599</text:p>
              </table:table-cell>
              <table:table-cell office:value-type="float" office:value="0.831756337299704">
                <text:p>0.83175633729970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8.18603869824028">
                <text:p>8.18603869824028</text:p>
              </table:table-cell>
              <table:table-cell office:value-type="float" office:value="0.857062031489508">
                <text:p>0.85706203148950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8.21868309683396">
                <text:p>8.21868309683396</text:p>
              </table:table-cell>
              <table:table-cell office:value-type="float" office:value="0.884164059327582">
                <text:p>0.88416405932758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8.24994366483063">
                <text:p>8.24994366483063</text:p>
              </table:table-cell>
              <table:table-cell office:value-type="float" office:value="0.912963623566502">
                <text:p>0.91296362356650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8.27975558020387">
                <text:p>8.27975558020387</text:p>
              </table:table-cell>
              <table:table-cell office:value-type="float" office:value="0.943361926958843">
                <text:p>0.94336192695884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8.30805402092727">
                <text:p>8.30805402092727</text:p>
              </table:table-cell>
              <table:table-cell office:value-type="float" office:value="0.975260172257182">
                <text:p>0.97526017225718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8.33477416497444">
                <text:p>8.33477416497444</text:p>
              </table:table-cell>
              <table:table-cell office:value-type="float" office:value="1.00855956221409">
                <text:p>1.0085595622140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8.35985119031896">
                <text:p>8.35985119031896</text:p>
              </table:table-cell>
              <table:table-cell office:value-type="float" office:value="1.04316129958215">
                <text:p>1.0431612995821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8.38322027493442">
                <text:p>8.38322027493442</text:p>
              </table:table-cell>
              <table:table-cell office:value-type="float" office:value="1.07896658711394">
                <text:p>1.0789665871139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8.40481659679441">
                <text:p>8.40481659679441</text:p>
              </table:table-cell>
              <table:table-cell office:value-type="float" office:value="1.11587662756203">
                <text:p>1.1158766275620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8.42457533387254">
                <text:p>8.42457533387254</text:p>
              </table:table-cell>
              <table:table-cell office:value-type="float" office:value="1.15379262367899">
                <text:p>1.1537926236789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8.44243166414238">
                <text:p>8.44243166414238</text:p>
              </table:table-cell>
              <table:table-cell office:value-type="float" office:value="1.1926157782174">
                <text:p>1.192615778217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8.45832076557753">
                <text:p>8.45832076557753</text:p>
              </table:table-cell>
              <table:table-cell office:value-type="float" office:value="1.23224729392985">
                <text:p>1.2322472939298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8.47217781615159">
                <text:p>8.47217781615159</text:p>
              </table:table-cell>
              <table:table-cell office:value-type="float" office:value="1.27258837356889">
                <text:p>1.2725883735688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.48393799383814">
                <text:p>8.48393799383814</text:p>
              </table:table-cell>
              <table:table-cell office:value-type="float" office:value="1.31354021988712">
                <text:p>1.3135402198871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8.49353647661078">
                <text:p>8.49353647661078</text:p>
              </table:table-cell>
              <table:table-cell office:value-type="float" office:value="1.3550040356371">
                <text:p>1.355004035637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8.50090844244309">
                <text:p>8.50090844244309</text:p>
              </table:table-cell>
              <table:table-cell office:value-type="float" office:value="1.39688102357141">
                <text:p>1.3968810235714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8.50598906930868">
                <text:p>8.50598906930868</text:p>
              </table:table-cell>
              <table:table-cell office:value-type="float" office:value="1.43907238644263">
                <text:p>1.4390723864426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8.50871353518113">
                <text:p>8.50871353518113</text:p>
              </table:table-cell>
              <table:table-cell office:value-type="float" office:value="1.48147932700334">
                <text:p>1.4814793270033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8.50901701803404">
                <text:p>8.50901701803404</text:p>
              </table:table-cell>
              <table:table-cell office:value-type="float" office:value="1.5240030480061">
                <text:p>1.524003048006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8.50685811688625">
                <text:p>8.50685811688625</text:p>
              </table:table-cell>
              <table:table-cell office:value-type="float" office:value="1.56654651567276">
                <text:p>1.5665465156727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8.50228911493765">
                <text:p>8.50228911493765</text:p>
              </table:table-cell>
              <table:table-cell office:value-type="float" office:value="1.60901975010227">
                <text:p>1.6090197501022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8.4953857164334">
                <text:p>8.4953857164334</text:p>
              </table:table-cell>
              <table:table-cell office:value-type="float" office:value="1.65133453486282">
                <text:p>1.6513345348628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8.48622362561863">
                <text:p>8.48622362561863</text:p>
              </table:table-cell>
              <table:table-cell office:value-type="float" office:value="1.69340265352263">
                <text:p>1.6934026535226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8.47487854673849">
                <text:p>8.47487854673849</text:p>
              </table:table-cell>
              <table:table-cell office:value-type="float" office:value="1.73513588964989">
                <text:p>1.7351358896498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8.46142618403814">
                <text:p>8.46142618403814</text:p>
              </table:table-cell>
              <table:table-cell office:value-type="float" office:value="1.77644602681282">
                <text:p>1.7764460268128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8.4459422417627">
                <text:p>8.4459422417627</text:p>
              </table:table-cell>
              <table:table-cell office:value-type="float" office:value="1.81724484857962">
                <text:p>1.8172448485796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8.42850242415734">
                <text:p>8.42850242415734</text:p>
              </table:table-cell>
              <table:table-cell office:value-type="float" office:value="1.85744413851849">
                <text:p>1.8574441385184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8.4091824354672">
                <text:p>8.4091824354672</text:p>
              </table:table-cell>
              <table:table-cell office:value-type="float" office:value="1.89695568019764">
                <text:p>1.8969556801976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8.38805797993742">
                <text:p>8.38805797993742</text:p>
              </table:table-cell>
              <table:table-cell office:value-type="float" office:value="1.93569125718529">
                <text:p>1.9356912571852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8.34069848533953">
                <text:p>8.34069848533953</text:p>
              </table:table-cell>
              <table:table-cell office:value-type="float" office:value="2.01048165135886">
                <text:p>2.0104816513588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8.28702957432486">
                <text:p>8.28702957432486</text:p>
              </table:table-cell>
              <table:table-cell office:value-type="float" office:value="2.08110958958485">
                <text:p>2.0811095895848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8.22765688085457">
                <text:p>8.22765688085457</text:p>
              </table:table-cell>
              <table:table-cell office:value-type="float" office:value="2.14686934040892">
                <text:p>2.1468693404089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8.16318603888983">
                <text:p>8.16318603888983</text:p>
              </table:table-cell>
              <table:table-cell office:value-type="float" office:value="2.2070551723767">
                <text:p>2.207055172376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8.12922807283491">
                <text:p>8.12922807283491</text:p>
              </table:table-cell>
              <table:table-cell office:value-type="float" office:value="2.23483732771">
                <text:p>2.2348373277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8.09422268239182">
                <text:p>8.09422268239182</text:p>
              </table:table-cell>
              <table:table-cell office:value-type="float" office:value="2.26096135403385">
                <text:p>2.2609613540338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8.0582455718057">
                <text:p>8.0582455718057</text:p>
              </table:table-cell>
              <table:table-cell office:value-type="float" office:value="2.28533903491645">
                <text:p>2.2853390349164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8.0213724453217">
                <text:p>8.0213724453217</text:p>
              </table:table-cell>
              <table:table-cell office:value-type="float" office:value="2.30788215392601">
                <text:p>2.3078821539260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.98367900718497">
                <text:p>7.98367900718497</text:p>
              </table:table-cell>
              <table:table-cell office:value-type="float" office:value="2.32850249463073">
                <text:p>2.3285024946307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.94524096164064">
                <text:p>7.94524096164064</text:p>
              </table:table-cell>
              <table:table-cell office:value-type="float" office:value="2.34711184059883">
                <text:p>2.3471118405988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.90613401293388">
                <text:p>7.90613401293388</text:p>
              </table:table-cell>
              <table:table-cell office:value-type="float" office:value="2.3636219753985">
                <text:p>2.363621975398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.86643386530982">
                <text:p>7.86643386530982</text:p>
              </table:table-cell>
              <table:table-cell office:value-type="float" office:value="2.37794468259795">
                <text:p>2.3779446825979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.82621622301362">
                <text:p>7.82621622301362</text:p>
              </table:table-cell>
              <table:table-cell office:value-type="float" office:value="2.3899917457654">
                <text:p>2.389991745765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.78555679029041">
                <text:p>7.78555679029041</text:p>
              </table:table-cell>
              <table:table-cell office:value-type="float" office:value="2.39967494846903">
                <text:p>2.3996749484690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.74453127138535">
                <text:p>7.74453127138535</text:p>
              </table:table-cell>
              <table:table-cell office:value-type="float" office:value="2.40690607427707">
                <text:p>2.4069060742770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.70321537054357">
                <text:p>7.70321537054357</text:p>
              </table:table-cell>
              <table:table-cell office:value-type="float" office:value="2.41159690675772">
                <text:p>2.4115969067577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.66168479201024">
                <text:p>7.66168479201024</text:p>
              </table:table-cell>
              <table:table-cell office:value-type="float" office:value="2.41365922947918">
                <text:p>2.4136592294791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.62001524003048">
                <text:p>7.62001524003048</text:p>
              </table:table-cell>
              <table:table-cell office:value-type="float" office:value="2.41300482600965">
                <text:p>2.4130048260096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.57826501731113">
                <text:p>7.57826501731113</text:p>
              </table:table-cell>
              <table:table-cell office:value-type="float" office:value="2.40959050123241">
                <text:p>2.4095905012324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.53642282040569">
                <text:p>7.53642282040569</text:p>
              </table:table-cell>
              <table:table-cell office:value-type="float" office:value="2.40355314529092">
                <text:p>2.4035531452909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.49445994432935">
                <text:p>7.49445994432935</text:p>
              </table:table-cell>
              <table:table-cell office:value-type="float" office:value="2.39507466964373">
                <text:p>2.3950746696437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.45234768409729">
                <text:p>7.45234768409729</text:p>
              </table:table-cell>
              <table:table-cell office:value-type="float" office:value="2.38433698574937">
                <text:p>2.3843369857493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.36756019122675">
                <text:p>7.36756019122675</text:p>
              </table:table-cell>
              <table:table-cell office:value-type="float" office:value="2.35681163905327">
                <text:p>2.3568116390532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.28183070191554">
                <text:p>7.28183070191554</text:p>
              </table:table-cell>
              <table:table-cell office:value-type="float" office:value="2.32243239687091">
                <text:p>2.3224323968709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.19492957628513">
                <text:p>7.19492957628513</text:p>
              </table:table-cell>
              <table:table-cell office:value-type="float" office:value="2.28265455087057">
                <text:p>2.2826545508705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.106627174457">
                <text:p>7.106627174457</text:p>
              </table:table-cell>
              <table:table-cell office:value-type="float" office:value="2.23893339272051">
                <text:p>2.2389333927205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.01669385655261">
                <text:p>7.01669385655261</text:p>
              </table:table-cell>
              <table:table-cell office:value-type="float" office:value="2.19272421408904">
                <text:p>2.1927242140890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6.92489998269344">
                <text:p>6.92489998269344</text:p>
              </table:table-cell>
              <table:table-cell office:value-type="float" office:value="2.14548230664441">
                <text:p>2.1454823066444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6.83101591300095">
                <text:p>6.83101591300095</text:p>
              </table:table-cell>
              <table:table-cell office:value-type="float" office:value="2.09866296205492">
                <text:p>2.0986629620549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.73481200759663">
                <text:p>6.73481200759663</text:p>
              </table:table-cell>
              <table:table-cell office:value-type="float" office:value="2.05372147198883">
                <text:p>2.0537214719888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6.63605862660193">
                <text:p>6.63605862660193</text:p>
              </table:table-cell>
              <table:table-cell office:value-type="float" office:value="2.01211312811444">
                <text:p>2.0121131281144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.53452613013833">
                <text:p>6.53452613013833</text:p>
              </table:table-cell>
              <table:table-cell office:value-type="float" office:value="1.97529322210002">
                <text:p>1.9752932221000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.42998487832731">
                <text:p>6.42998487832731</text:p>
              </table:table-cell>
              <table:table-cell office:value-type="float" office:value="1.94471704561385">
                <text:p>1.9447170456138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6.32220523129033">
                <text:p>6.32220523129033</text:p>
              </table:table-cell>
              <table:table-cell office:value-type="float" office:value="1.9218398903242">
                <text:p>1.921839890324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6.26702924710007">
                <text:p>6.26702924710007</text:p>
              </table:table-cell>
              <table:table-cell office:value-type="float" office:value="1.91374322427442">
                <text:p>1.9137432242744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6.21095754914886">
                <text:p>6.21095754914886</text:p>
              </table:table-cell>
              <table:table-cell office:value-type="float" office:value="1.90811704789937">
                <text:p>1.9081170478993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6.15396143245191">
                <text:p>6.15396143245191</text:p>
              </table:table-cell>
              <table:table-cell office:value-type="float" office:value="1.90514327265759">
                <text:p>1.9051432726575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6.09601219202438">
                <text:p>6.09601219202438</text:p>
              </table:table-cell>
              <table:table-cell office:value-type="float" office:value="1.90500381000762">
                <text:p>1.9050038100076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6.03708855058779">
                <text:p>6.03708855058779</text:p>
              </table:table-cell>
              <table:table-cell office:value-type="float" office:value="1.90782119606798">
                <text:p>1.9078211960679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5.97719894168889">
                <text:p>5.97719894168889</text:p>
              </table:table-cell>
              <table:table-cell office:value-type="float" office:value="1.91348046559713">
                <text:p>1.9134804655971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5.85458526651647">
                <text:p>5.85458526651647</text:p>
              </table:table-cell>
              <table:table-cell office:value-type="float" office:value="1.93262729273567">
                <text:p>1.9326272927356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5.79189292274911">
                <text:p>5.79189292274911</text:p>
              </table:table-cell>
              <table:table-cell office:value-type="float" office:value="1.94576616918197">
                <text:p>1.9457661691819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5.72829805653176">
                <text:p>5.72829805653176</text:p>
              </table:table-cell>
              <table:table-cell office:value-type="float" office:value="1.96104956677089">
                <text:p>1.9610495667708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5.66381652911748">
                <text:p>5.66381652911748</text:p>
              </table:table-cell>
              <table:table-cell office:value-type="float" office:value="1.9783031449209">
                <text:p>1.978303144920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5.59846420175937">
                <text:p>5.59846420175937</text:p>
              </table:table-cell>
              <table:table-cell office:value-type="float" office:value="1.99735256305044">
                <text:p>1.9973525630504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5.5322569357105">
                <text:p>5.5322569357105</text:p>
              </table:table-cell>
              <table:table-cell office:value-type="float" office:value="2.01802348057799">
                <text:p>2.0180234805779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5.46521059222394">
                <text:p>5.46521059222394</text:p>
              </table:table-cell>
              <table:table-cell office:value-type="float" office:value="2.04014155692199">
                <text:p>2.0401415569219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5.39734103255277">
                <text:p>5.39734103255277</text:p>
              </table:table-cell>
              <table:table-cell office:value-type="float" office:value="2.0635324515009">
                <text:p>2.063532451500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.32866411795008">
                <text:p>5.32866411795008</text:p>
              </table:table-cell>
              <table:table-cell office:value-type="float" office:value="2.08802182373318">
                <text:p>2.0880218237331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.25919570966893">
                <text:p>5.25919570966893</text:p>
              </table:table-cell>
              <table:table-cell office:value-type="float" office:value="2.11343533303729">
                <text:p>2.1134353330372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5.18895166896241">
                <text:p>5.18895166896241</text:p>
              </table:table-cell>
              <table:table-cell office:value-type="float" office:value="2.13959863883168">
                <text:p>2.1395986388316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.1179478570836">
                <text:p>5.1179478570836</text:p>
              </table:table-cell>
              <table:table-cell office:value-type="float" office:value="2.16633740053481">
                <text:p>2.1663374005348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.04620013528557">
                <text:p>5.04620013528557</text:p>
              </table:table-cell>
              <table:table-cell office:value-type="float" office:value="2.19347727756514">
                <text:p>2.1934772775651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.97372436482141">
                <text:p>4.97372436482141</text:p>
              </table:table-cell>
              <table:table-cell office:value-type="float" office:value="2.22084392934112">
                <text:p>2.2208439293411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.90053640694418">
                <text:p>4.90053640694418</text:p>
              </table:table-cell>
              <table:table-cell office:value-type="float" office:value="2.24826301528121">
                <text:p>2.2482630152812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.82665212290697">
                <text:p>4.82665212290697</text:p>
              </table:table-cell>
              <table:table-cell office:value-type="float" office:value="2.27556019480387">
                <text:p>2.2755601948038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.75208737396285">
                <text:p>4.75208737396285</text:p>
              </table:table-cell>
              <table:table-cell office:value-type="float" office:value="2.30256112732756">
                <text:p>2.3025611273275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.67685802136491">
                <text:p>4.67685802136491</text:p>
              </table:table-cell>
              <table:table-cell office:value-type="float" office:value="2.32909147227073">
                <text:p>2.3290914722707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.60097992636622">
                <text:p>4.60097992636622</text:p>
              </table:table-cell>
              <table:table-cell office:value-type="float" office:value="2.35497688905184">
                <text:p>2.3549768890518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.52446895021985">
                <text:p>4.52446895021985</text:p>
              </table:table-cell>
              <table:table-cell office:value-type="float" office:value="2.38004303708935">
                <text:p>2.3800430370893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.4473409541789">
                <text:p>4.4473409541789</text:p>
              </table:table-cell>
              <table:table-cell office:value-type="float" office:value="2.40411557580171">
                <text:p>2.4041155758017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.36961179949642">
                <text:p>4.36961179949642</text:p>
              </table:table-cell>
              <table:table-cell office:value-type="float" office:value="2.42702016460738">
                <text:p>2.4270201646073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.29129734742551">
                <text:p>4.29129734742551</text:p>
              </table:table-cell>
              <table:table-cell office:value-type="float" office:value="2.44858246292481">
                <text:p>2.4485824629248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.21241345921925">
                <text:p>4.21241345921925</text:p>
              </table:table-cell>
              <table:table-cell office:value-type="float" office:value="2.46862813017248">
                <text:p>2.4686281301724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.1329759961307">
                <text:p>4.1329759961307</text:p>
              </table:table-cell>
              <table:table-cell office:value-type="float" office:value="2.48698282576882">
                <text:p>2.4869828257688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.05300081941294">
                <text:p>4.05300081941294</text:p>
              </table:table-cell>
              <table:table-cell office:value-type="float" office:value="2.50347220913231">
                <text:p>2.5034722091323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.97250379031906">
                <text:p>3.97250379031906</text:p>
              </table:table-cell>
              <table:table-cell office:value-type="float" office:value="2.51792193968139">
                <text:p>2.5179219396813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.89150077010214">
                <text:p>3.89150077010214</text:p>
              </table:table-cell>
              <table:table-cell office:value-type="float" office:value="2.53015767683452">
                <text:p>2.5301576768345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.81000762001524">
                <text:p>3.81000762001524</text:p>
              </table:table-cell>
              <table:table-cell office:value-type="float" office:value="2.54000508001016">
                <text:p>2.5400050800101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.72803176776469">
                <text:p>3.72803176776469</text:p>
              </table:table-cell>
              <table:table-cell office:value-type="float" office:value="2.54734276202553">
                <text:p>2.5473427620255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.64554690686975">
                <text:p>3.64554690686975</text:p>
              </table:table-cell>
              <table:table-cell office:value-type="float" office:value="2.55226114929285">
                <text:p>2.5522611492928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.56251829730293">
                <text:p>3.56251829730293</text:p>
              </table:table-cell>
              <table:table-cell office:value-type="float" office:value="2.55490362162314">
                <text:p>2.5549036216231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.47891119903673">
                <text:p>3.47891119903673</text:p>
              </table:table-cell>
              <table:table-cell office:value-type="float" office:value="2.55541355882737">
                <text:p>2.5554135588273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.39469087204366">
                <text:p>3.39469087204366</text:p>
              </table:table-cell>
              <table:table-cell office:value-type="float" office:value="2.55393434071655">
                <text:p>2.5539343407165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.30982257629622">
                <text:p>3.30982257629622</text:p>
              </table:table-cell>
              <table:table-cell office:value-type="float" office:value="2.55060934710168">
                <text:p>2.5506093471016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.22427157176691">
                <text:p>3.22427157176691</text:p>
              </table:table-cell>
              <table:table-cell office:value-type="float" office:value="2.54558195779374">
                <text:p>2.5455819577937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.13800311842824">
                <text:p>3.13800311842824</text:p>
              </table:table-cell>
              <table:table-cell office:value-type="float" office:value="2.53899555260373">
                <text:p>2.5389955526037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.05098247625271">
                <text:p>3.05098247625271</text:p>
              </table:table-cell>
              <table:table-cell office:value-type="float" office:value="2.53099351134264">
                <text:p>2.5309935113426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.96317490521283">
                <text:p>2.96317490521283</text:p>
              </table:table-cell>
              <table:table-cell office:value-type="float" office:value="2.52171921382147">
                <text:p>2.5217192138214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.8745456652811">
                <text:p>2.8745456652811</text:p>
              </table:table-cell>
              <table:table-cell office:value-type="float" office:value="2.51131603985122">
                <text:p>2.5113160398512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.78506001643003">
                <text:p>2.78506001643003</text:p>
              </table:table-cell>
              <table:table-cell office:value-type="float" office:value="2.49992736924288">
                <text:p>2.4999273692428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.69468321863212">
                <text:p>2.69468321863212</text:p>
              </table:table-cell>
              <table:table-cell office:value-type="float" office:value="2.48769658180745">
                <text:p>2.4876965818074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.60338053185987">
                <text:p>2.60338053185987</text:p>
              </table:table-cell>
              <table:table-cell office:value-type="float" office:value="2.47476705735591">
                <text:p>2.4747670573559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.51111721608579">
                <text:p>2.51111721608579</text:p>
              </table:table-cell>
              <table:table-cell office:value-type="float" office:value="2.46128217569927">
                <text:p>2.4612821756992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.41785853128239">
                <text:p>2.41785853128239</text:p>
              </table:table-cell>
              <table:table-cell office:value-type="float" office:value="2.44738531664852">
                <text:p>2.4473853166485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.32356973742216">
                <text:p>2.32356973742216</text:p>
              </table:table-cell>
              <table:table-cell office:value-type="float" office:value="2.43321986001465">
                <text:p>2.4332198600146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.22821609447761">
                <text:p>2.22821609447761</text:p>
              </table:table-cell>
              <table:table-cell office:value-type="float" office:value="2.41892918560866">
                <text:p>2.4189291856086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.13176286242126">
                <text:p>2.13176286242126</text:p>
              </table:table-cell>
              <table:table-cell office:value-type="float" office:value="2.40465667324154">
                <text:p>2.4046566732415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.03417530122559">
                <text:p>2.03417530122559</text:p>
              </table:table-cell>
              <table:table-cell office:value-type="float" office:value="2.39054570272429">
                <text:p>2.3905457027242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.93541867086312">
                <text:p>1.93541867086312</text:p>
              </table:table-cell>
              <table:table-cell office:value-type="float" office:value="2.37673965386791">
                <text:p>2.3767396538679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.83545823130634">
                <text:p>1.83545823130634</text:p>
              </table:table-cell>
              <table:table-cell office:value-type="float" office:value="2.36338190648338">
                <text:p>2.3633819064833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.73425924252778">
                <text:p>1.73425924252778</text:p>
              </table:table-cell>
              <table:table-cell office:value-type="float" office:value="2.35061584038171">
                <text:p>2.3506158403817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.63178696449991">
                <text:p>1.63178696449991</text:p>
              </table:table-cell>
              <table:table-cell office:value-type="float" office:value="2.33858483537388">
                <text:p>2.3385848353738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.52800665719527">
                <text:p>1.52800665719527</text:p>
              </table:table-cell>
              <table:table-cell office:value-type="float" office:value="2.32743227127089">
                <text:p>2.3274322712708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.42288358058634">
                <text:p>1.42288358058634</text:p>
              </table:table-cell>
              <table:table-cell office:value-type="float" office:value="2.31730152788374">
                <text:p>2.3173015278837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.31638299464563">
                <text:p>1.31638299464563</text:p>
              </table:table-cell>
              <table:table-cell office:value-type="float" office:value="2.30833598502343">
                <text:p>2.3083359850234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.20847015934564">
                <text:p>1.20847015934564</text:p>
              </table:table-cell>
              <table:table-cell office:value-type="float" office:value="2.30067902250094">
                <text:p>2.3006790225009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.09911033465889">
                <text:p>1.09911033465889</text:p>
              </table:table-cell>
              <table:table-cell office:value-type="float" office:value="2.29447402012727">
                <text:p>2.2944740201272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988268780557867">
                <text:p>0.988268780557867</text:p>
              </table:table-cell>
              <table:table-cell office:value-type="float" office:value="2.28986435771342">
                <text:p>2.2898643577134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875910757015086">
                <text:p>0.875910757015086</text:p>
              </table:table-cell>
              <table:table-cell office:value-type="float" office:value="2.28699341507038">
                <text:p>2.2869934150703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762001524003047">
                <text:p>0.762001524003047</text:p>
              </table:table-cell>
              <table:table-cell office:value-type="float" office:value="2.28600457200914">
                <text:p>2.286004572009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4.1$Windows_X86_64 LibreOffice_project/e19e193f88cd6c0525a17fb7a176ed8e6a3e2aa1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fill-image draw:name="ChartBitmap_20_1" draw:display-name="ChartBitmap 1" xlink:href="Pictures/100000010000020600000102D1BF4897.png" xlink:type="simple" xlink:show="embed" xlink:actuate="onLoad"/>
  </office:styles>
</office:document-styles>
</file>